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1.2819in"/>
    </style:style>
    <style:style style:name="co7" style:family="table-column">
      <style:table-column-properties fo:break-before="auto" style:column-width="8.8575in"/>
    </style:style>
    <style:style style:name="co8" style:family="table-column">
      <style:table-column-properties fo:break-before="auto" style:column-width="0.8791in"/>
    </style:style>
    <style:style style:name="co9" style:family="table-column">
      <style:table-column-properties fo:break-before="auto" style:column-width="0.8925in"/>
    </style:style>
    <style:style style:name="co88" style:family="table-column">
      <style:table-column-properties fo:break-before="auto" style:column-width="1.1335in"/>
    </style:style>
    <style:style style:name="co36" style:family="table-column">
      <style:table-column-properties fo:break-before="auto" style:column-width="0.5929in"/>
    </style:style>
    <style:style style:name="co40" style:family="table-column">
      <style:table-column-properties fo:break-before="auto" style:column-width="1.6209in"/>
    </style:style>
    <style:style style:name="co77" style:family="table-column">
      <style:table-column-properties fo:break-before="auto" style:column-width="1.3563in"/>
    </style:style>
    <style:style style:name="co8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7126in"/>
    </style:style>
    <style:style style:name="co16" style:family="table-column">
      <style:table-column-properties fo:break-before="auto" style:column-width="2.8283in"/>
    </style:style>
    <style:style style:name="co17" style:family="table-column">
      <style:table-column-properties fo:break-before="auto" style:column-width="1.0854in"/>
    </style:style>
    <style:style style:name="co18" style:family="table-column">
      <style:table-column-properties fo:break-before="auto" style:column-width="2.1146in"/>
    </style:style>
    <style:style style:name="co19" style:family="table-column">
      <style:table-column-properties fo:break-before="auto" style:column-width="0.8047in"/>
    </style:style>
    <style:style style:name="co20" style:family="table-column">
      <style:table-column-properties fo:break-before="auto" style:column-width="1.2283in"/>
    </style:style>
    <style:style style:name="co21" style:family="table-column">
      <style:table-column-properties fo:break-before="auto" style:column-width="1.8752in"/>
    </style:style>
    <style:style style:name="co22" style:family="table-column">
      <style:table-column-properties fo:break-before="auto" style:column-width="1.7902in"/>
    </style:style>
    <style:style style:name="co23" style:family="table-column">
      <style:table-column-properties fo:break-before="auto" style:column-width="1.9071in"/>
    </style:style>
    <style:style style:name="co24" style:family="table-column">
      <style:table-column-properties fo:break-before="auto" style:column-width="2.5425in"/>
    </style:style>
    <style:style style:name="co25" style:family="table-column">
      <style:table-column-properties fo:break-before="auto" style:column-width="2.7228in"/>
    </style:style>
    <style:style style:name="co26" style:family="table-column">
      <style:table-column-properties fo:break-before="auto" style:column-width="0.9744in"/>
    </style:style>
    <style:style style:name="co27" style:family="table-column">
      <style:table-column-properties fo:break-before="auto" style:column-width="0.911in"/>
    </style:style>
    <style:style style:name="co28" style:family="table-column">
      <style:table-column-properties fo:break-before="auto" style:column-width="1.4299in"/>
    </style:style>
    <style:style style:name="co29" style:family="table-column">
      <style:table-column-properties fo:break-before="auto" style:column-width="1.2398in"/>
    </style:style>
    <style:style style:name="co30" style:family="table-column">
      <style:table-column-properties fo:break-before="auto" style:column-width="1.4516in"/>
    </style:style>
    <style:style style:name="co31" style:family="table-column">
      <style:table-column-properties fo:break-before="auto" style:column-width="2.0236in"/>
    </style:style>
    <style:style style:name="co32" style:family="table-column">
      <style:table-column-properties fo:break-before="auto" style:column-width="2.0339in"/>
    </style:style>
    <style:style style:name="co33" style:family="table-column">
      <style:table-column-properties fo:break-before="auto" style:column-width="2.1291in"/>
    </style:style>
    <style:style style:name="co34" style:family="table-column">
      <style:table-column-properties fo:break-before="auto" style:column-width="2.0764in"/>
    </style:style>
    <style:style style:name="co35" style:family="table-column">
      <style:table-column-properties fo:break-before="auto" style:column-width="0.5827in"/>
    </style:style>
    <style:style style:name="co37" style:family="table-column">
      <style:table-column-properties fo:break-before="auto" style:column-width="0.752in"/>
    </style:style>
    <style:style style:name="co38" style:family="table-column">
      <style:table-column-properties fo:break-before="auto" style:column-width="1.1756in"/>
    </style:style>
    <style:style style:name="co39" style:family="table-column">
      <style:table-column-properties fo:break-before="auto" style:column-width="0.9217in"/>
    </style:style>
    <style:style style:name="co41" style:family="table-column">
      <style:table-column-properties fo:break-before="auto" style:column-width="1.6311in"/>
    </style:style>
    <style:style style:name="co42" style:family="table-column">
      <style:table-column-properties fo:break-before="auto" style:column-width="1.7799in"/>
    </style:style>
    <style:style style:name="co43" style:family="table-column">
      <style:table-column-properties fo:break-before="auto" style:column-width="2.0445in"/>
    </style:style>
    <style:style style:name="co44" style:family="table-column">
      <style:table-column-properties fo:break-before="auto" style:column-width="1.8965in"/>
    </style:style>
    <style:style style:name="co45" style:family="table-column">
      <style:table-column-properties fo:break-before="auto" style:column-width="2.0866in"/>
    </style:style>
    <style:style style:name="co46" style:family="table-column">
      <style:table-column-properties fo:break-before="auto" style:column-width="0.8898in"/>
    </style:style>
    <style:style style:name="co47" style:family="table-column">
      <style:table-column-properties fo:break-before="auto" style:column-width="0.8689in"/>
    </style:style>
    <style:style style:name="co48" style:family="table-column">
      <style:table-column-properties fo:break-before="auto" style:column-width="1.5681in"/>
    </style:style>
    <style:style style:name="co49" style:family="table-column">
      <style:table-column-properties fo:break-before="auto" style:column-width="1.748in"/>
    </style:style>
    <style:style style:name="co50" style:family="table-column">
      <style:table-column-properties fo:break-before="auto" style:column-width="2.4472in"/>
    </style:style>
    <style:style style:name="co51" style:family="table-column">
      <style:table-column-properties fo:break-before="auto" style:column-width="2.3307in"/>
    </style:style>
    <style:style style:name="co52" style:family="table-column">
      <style:table-column-properties fo:break-before="auto" style:column-width="0.7839in"/>
    </style:style>
    <style:style style:name="co53" style:family="table-column">
      <style:table-column-properties fo:break-before="auto" style:column-width="0.6882in"/>
    </style:style>
    <style:style style:name="co54" style:family="table-column">
      <style:table-column-properties fo:break-before="auto" style:column-width="0.6673in"/>
    </style:style>
    <style:style style:name="co55" style:family="table-column">
      <style:table-column-properties fo:break-before="auto" style:column-width="0.7307in"/>
    </style:style>
    <style:style style:name="co56" style:family="table-column">
      <style:table-column-properties fo:break-before="auto" style:column-width="0.7201in"/>
    </style:style>
    <style:style style:name="co57" style:family="table-column">
      <style:table-column-properties fo:break-before="auto" style:column-width="1.2709in"/>
    </style:style>
    <style:style style:name="co58" style:family="table-column">
      <style:table-column-properties fo:break-before="auto" style:column-width="0.8264in"/>
    </style:style>
    <style:style style:name="co59" style:family="table-column">
      <style:table-column-properties fo:break-before="auto" style:column-width="1.3453in"/>
    </style:style>
    <style:style style:name="co60" style:family="table-column">
      <style:table-column-properties fo:break-before="auto" style:column-width="1.8327in"/>
    </style:style>
    <style:style style:name="co61" style:family="table-column">
      <style:table-column-properties fo:break-before="auto" style:column-width="1.8646in"/>
    </style:style>
    <style:style style:name="co62" style:family="table-column">
      <style:table-column-properties fo:break-before="auto" style:column-width="2.1083in"/>
    </style:style>
    <style:style style:name="co63" style:family="table-column">
      <style:table-column-properties fo:break-before="auto" style:column-width="1.9709in"/>
    </style:style>
    <style:style style:name="co64" style:family="table-column">
      <style:table-column-properties fo:break-before="auto" style:column-width="1.0165in"/>
    </style:style>
    <style:style style:name="co65" style:family="table-column">
      <style:table-column-properties fo:break-before="auto" style:column-width="1.1016in"/>
    </style:style>
    <style:style style:name="co66" style:family="table-column">
      <style:table-column-properties fo:break-before="auto" style:column-width="0.9319in"/>
    </style:style>
    <style:style style:name="co67" style:family="table-column">
      <style:table-column-properties fo:break-before="auto" style:column-width="1.3874in"/>
    </style:style>
    <style:style style:name="co68" style:family="table-column">
      <style:table-column-properties fo:break-before="auto" style:column-width="1.9283in"/>
    </style:style>
    <style:style style:name="co69" style:family="table-column">
      <style:table-column-properties fo:break-before="auto" style:column-width="2.2673in"/>
    </style:style>
    <style:style style:name="co70" style:family="table-column">
      <style:table-column-properties fo:break-before="auto" style:column-width="0.5717in"/>
    </style:style>
    <style:style style:name="co71" style:family="table-column">
      <style:table-column-properties fo:break-before="auto" style:column-width="0.7945in"/>
    </style:style>
    <style:style style:name="co72" style:family="table-column">
      <style:table-column-properties fo:break-before="auto" style:column-width="1.3346in"/>
    </style:style>
    <style:style style:name="co73" style:family="table-column">
      <style:table-column-properties fo:break-before="auto" style:column-width="1.822in"/>
    </style:style>
    <style:style style:name="co74" style:family="table-column">
      <style:table-column-properties fo:break-before="auto" style:column-width="1.7272in"/>
    </style:style>
    <style:style style:name="co75" style:family="table-column">
      <style:table-column-properties fo:break-before="auto" style:column-width="2.0555in"/>
    </style:style>
    <style:style style:name="co76" style:family="table-column">
      <style:table-column-properties fo:break-before="auto" style:column-width="0.6457in"/>
    </style:style>
    <style:style style:name="co78" style:family="table-column">
      <style:table-column-properties fo:break-before="auto" style:column-width="0.7098in"/>
    </style:style>
    <style:style style:name="co79" style:family="table-column">
      <style:table-column-properties fo:break-before="auto" style:column-width="1.4937in"/>
    </style:style>
    <style:style style:name="co80" style:family="table-column">
      <style:table-column-properties fo:break-before="auto" style:column-width="1.9811in"/>
    </style:style>
    <style:style style:name="co81" style:family="table-column">
      <style:table-column-properties fo:break-before="auto" style:column-width="1.939in"/>
    </style:style>
    <style:style style:name="co82" style:family="table-column">
      <style:table-column-properties fo:break-before="auto" style:column-width="2.0661in"/>
    </style:style>
    <style:style style:name="co83" style:family="table-column">
      <style:table-column-properties fo:break-before="auto" style:column-width="0.8154in"/>
    </style:style>
    <style:style style:name="co84" style:family="table-column">
      <style:table-column-properties fo:break-before="auto" style:column-width="0.498in"/>
    </style:style>
    <style:style style:name="co85" style:family="table-column">
      <style:table-column-properties fo:break-before="auto" style:column-width="1.3984in"/>
    </style:style>
    <style:style style:name="co86" style:family="table-column">
      <style:table-column-properties fo:break-before="auto" style:column-width="0.7417in"/>
    </style:style>
    <style:style style:name="co87" style:family="table-column">
      <style:table-column-properties fo:break-before="auto" style:column-width="1.6102in"/>
    </style:style>
    <style:style style:name="co90" style:family="table-column">
      <style:table-column-properties fo:break-before="auto" style:column-width="1.6634in"/>
    </style:style>
    <style:style style:name="co91" style:family="table-column">
      <style:table-column-properties fo:break-before="auto" style:column-width="2.5638in"/>
    </style:style>
    <style:style style:name="co92" style:family="table-column">
      <style:table-column-properties fo:break-before="auto" style:column-width="0.8575in"/>
    </style:style>
    <style:style style:name="co93" style:family="table-column">
      <style:table-column-properties fo:break-before="auto" style:column-width="1.6736in"/>
    </style:style>
    <style:style style:name="co94" style:family="table-column">
      <style:table-column-properties fo:break-before="auto" style:column-width="1.4193in"/>
    </style:style>
    <style:style style:name="co95" style:family="table-column">
      <style:table-column-properties fo:break-before="auto" style:column-width="2.1717in"/>
    </style:style>
    <style:style style:name="co96" style:family="table-column">
      <style:table-column-properties fo:break-before="auto" style:column-width="1.1126in"/>
    </style:style>
    <style:style style:name="co97" style:family="table-column">
      <style:table-column-properties fo:break-before="auto" style:column-width="1.4091in"/>
    </style:style>
    <style:style style:name="co98" style:family="table-column">
      <style:table-column-properties fo:break-before="auto" style:column-width="2.002in"/>
    </style:style>
    <style:style style:name="ro12" style:family="table-row">
      <style:table-row-properties style:row-height="0.6736in" fo:break-before="auto" style:use-optimal-row-height="false"/>
    </style:style>
    <style:style style:name="ro13" style:family="table-row">
      <style:table-row-properties style:row-height="0.2591in" fo:break-before="auto" style:use-optimal-row-height="false"/>
    </style:style>
    <style:style style:name="ro14" style:family="table-row">
      <style:table-row-properties style:row-height="0.228in" fo:break-before="auto" style:use-optimal-row-height="false"/>
    </style:style>
    <style:style style:name="ro15" style:family="table-row">
      <style:table-row-properties style:row-height="0.1862in" fo:break-before="auto" style:use-optimal-row-height="false"/>
    </style:style>
    <style:style style:name="ro1" style:family="table-row">
      <style:table-row-properties style:row-height="0.1846in" fo:break-before="auto" style:use-optimal-row-height="true"/>
    </style:style>
    <style:style style:name="ro4" style:family="table-row">
      <style:table-row-properties style:row-height="0.2173in" fo:break-before="auto" style:use-optimal-row-height="false"/>
    </style:style>
    <style:style style:name="ro16" style:family="table-row">
      <style:table-row-properties style:row-height="0.2071in" fo:break-before="auto" style:use-optimal-row-height="false"/>
    </style:style>
    <style:style style:name="ro17" style:family="table-row">
      <style:table-row-properties style:row-height="0.1965in" fo:break-before="auto" style:use-optimal-row-height="false"/>
    </style:style>
    <style:style style:name="ro18" style:family="table-row">
      <style:table-row-properties style:row-height="0.1846in" fo:break-before="auto" style:use-optimal-row-height="true"/>
    </style:style>
    <style:style style:name="ro42" style:family="table-row">
      <style:table-row-properties style:row-height="0.4972in" fo:break-before="auto" style:use-optimal-row-height="false"/>
    </style:style>
    <style:style style:name="ro48" style:family="table-row">
      <style:table-row-properties style:row-height="0.5283in" fo:break-before="auto" style:use-optimal-row-height="false"/>
    </style:style>
    <style:style style:name="ro106" style:family="table-row">
      <style:table-row-properties style:row-height="0.4866in" fo:break-before="auto" style:use-optimal-row-height="false"/>
    </style:style>
    <style:style style:name="ro5" style:family="table-row">
      <style:table-row-properties style:row-height="0.3311in" fo:break-before="auto" style:use-optimal-row-height="true"/>
    </style:style>
    <style:style style:name="ro9" style:family="table-row">
      <style:table-row-properties style:row-height="0.4866in" fo:break-before="auto" style:use-optimal-row-height="true"/>
    </style:style>
    <style:style style:name="ro8" style:family="table-row">
      <style:table-row-properties style:row-height="0.4866in" fo:break-before="auto" style:use-optimal-row-height="true"/>
    </style:style>
    <style:style style:name="ro107" style:family="table-row">
      <style:table-row-properties style:row-height="0.3937in" fo:break-before="auto" style:use-optimal-row-height="false"/>
    </style:style>
    <style:style style:name="ro108" style:family="table-row">
      <style:table-row-properties style:row-height="0.3102in" fo:break-before="auto" style:use-optimal-row-height="true"/>
    </style:style>
    <style:style style:name="ro109" style:family="table-row">
      <style:table-row-properties style:row-height="0.4555in" fo:break-before="auto" style:use-optimal-row-height="true"/>
    </style:style>
    <style:style style:name="ro110" style:family="table-row">
      <style:table-row-properties style:row-height="0.4555in" fo:break-before="auto" style:use-optimal-row-height="true"/>
    </style:style>
    <style:style style:name="ro111" style:family="table-row">
      <style:table-row-properties style:row-height="0.7252in" fo:break-before="auto" style:use-optimal-row-height="false"/>
    </style:style>
    <style:style style:name="ro28" style:family="table-row">
      <style:table-row-properties style:row-height="0.3016in" fo:break-before="auto" style:use-optimal-row-height="true"/>
    </style:style>
    <style:style style:name="ro29" style:family="table-row">
      <style:table-row-properties style:row-height="0.352in" fo:break-before="auto" style:use-optimal-row-height="false"/>
    </style:style>
    <style:style style:name="ro30" style:family="table-row">
      <style:table-row-properties style:row-height="0.5075in" fo:break-before="auto" style:use-optimal-row-height="false"/>
    </style:style>
    <style:style style:name="ro31" style:family="table-row">
      <style:table-row-properties style:row-height="0.5591in" fo:break-before="auto" style:use-optimal-row-height="false"/>
    </style:style>
    <style:style style:name="ro32" style:family="table-row">
      <style:table-row-properties style:row-height="0.6425in" fo:break-before="auto" style:use-optimal-row-height="true"/>
    </style:style>
    <style:style style:name="ro33" style:family="table-row">
      <style:table-row-properties style:row-height="0.539in" fo:break-before="auto" style:use-optimal-row-height="false"/>
    </style:style>
    <style:style style:name="ro34" style:family="table-row">
      <style:table-row-properties style:row-height="0.3728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2382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9535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798in" fo:break-before="auto" style:use-optimal-row-height="true"/>
    </style:style>
    <style:style style:name="ro43" style:family="table-row">
      <style:table-row-properties style:row-height="1.1602in" fo:break-before="auto" style:use-optimal-row-height="false"/>
    </style:style>
    <style:style style:name="ro44" style:family="table-row">
      <style:table-row-properties style:row-height="0.6634in" fo:break-before="auto" style:use-optimal-row-height="false"/>
    </style:style>
    <style:style style:name="ro45" style:family="table-row">
      <style:table-row-properties style:row-height="0.4453in" fo:break-before="auto" style:use-optimal-row-height="false"/>
    </style:style>
    <style:style style:name="ro46" style:family="table-row">
      <style:table-row-properties style:row-height="2.3217in" fo:break-before="auto" style:use-optimal-row-height="false"/>
    </style:style>
    <style:style style:name="ro47" style:family="table-row">
      <style:table-row-properties style:row-height="1.3472in" fo:break-before="auto" style:use-optimal-row-height="false"/>
    </style:style>
    <style:style style:name="ro49" style:family="table-row">
      <style:table-row-properties style:row-height="0.4146in" fo:break-before="auto" style:use-optimal-row-height="false"/>
    </style:style>
    <style:style style:name="ro50" style:family="table-row">
      <style:table-row-properties style:row-height="0.6319in" fo:break-before="auto" style:use-optimal-row-height="false"/>
    </style:style>
    <style:style style:name="ro51" style:family="table-row">
      <style:table-row-properties style:row-height="0.8807in" fo:break-before="auto" style:use-optimal-row-height="false"/>
    </style:style>
    <style:style style:name="ro52" style:family="table-row">
      <style:table-row-properties style:row-height="1.0465in" fo:break-before="auto" style:use-optimal-row-height="false"/>
    </style:style>
    <style:style style:name="ro53" style:family="table-row">
      <style:table-row-properties style:row-height="2.5598in" fo:break-before="auto" style:use-optimal-row-height="false"/>
    </style:style>
    <style:style style:name="ro54" style:family="table-row">
      <style:table-row-properties style:row-height="0.6425in" fo:break-before="auto" style:use-optimal-row-height="false"/>
    </style:style>
    <style:style style:name="ro55" style:family="table-row">
      <style:table-row-properties style:row-height="1.4193in" fo:break-before="auto" style:use-optimal-row-height="true"/>
    </style:style>
    <style:style style:name="ro56" style:family="table-row">
      <style:table-row-properties style:row-height="2.1972in" fo:break-before="auto" style:use-optimal-row-height="true"/>
    </style:style>
    <style:style style:name="ro57" style:family="table-row">
      <style:table-row-properties style:row-height="1.8862in" fo:break-before="auto" style:use-optimal-row-height="true"/>
    </style:style>
    <style:style style:name="ro58" style:family="table-row">
      <style:table-row-properties style:row-height="0.798in" fo:break-before="auto" style:use-optimal-row-height="false"/>
    </style:style>
    <style:style style:name="ro59" style:family="table-row">
      <style:table-row-properties style:row-height="2.0417in" fo:break-before="auto" style:use-optimal-row-height="true"/>
    </style:style>
    <style:style style:name="ro60" style:family="table-row">
      <style:table-row-properties style:row-height="0.5181in" fo:break-before="auto" style:use-optimal-row-height="false"/>
    </style:style>
    <style:style style:name="ro61" style:family="table-row">
      <style:table-row-properties style:row-height="0.7874in" fo:break-before="auto" style:use-optimal-row-height="false"/>
    </style:style>
    <style:style style:name="ro62" style:family="table-row">
      <style:table-row-properties style:row-height="0.8909in" fo:break-before="auto" style:use-optimal-row-height="false"/>
    </style:style>
    <style:style style:name="ro63" style:family="table-row">
      <style:table-row-properties style:row-height="0.5902in" fo:break-before="auto" style:use-optimal-row-height="false"/>
    </style:style>
    <style:style style:name="ro64" style:family="table-row">
      <style:table-row-properties style:row-height="0.611in" fo:break-before="auto" style:use-optimal-row-height="false"/>
    </style:style>
    <style:style style:name="ro65" style:family="table-row">
      <style:table-row-properties style:row-height="0.8701in" fo:break-before="auto" style:use-optimal-row-height="false"/>
    </style:style>
    <style:style style:name="ro66" style:family="table-row">
      <style:table-row-properties style:row-height="0.6217in" fo:break-before="auto" style:use-optimal-row-height="false"/>
    </style:style>
    <style:style style:name="ro67" style:family="table-row">
      <style:table-row-properties style:row-height="0.4764in" fo:break-before="auto" style:use-optimal-row-height="false"/>
    </style:style>
    <style:style style:name="ro68" style:family="table-row">
      <style:table-row-properties style:row-height="0.5693in" fo:break-before="auto" style:use-optimal-row-height="false"/>
    </style:style>
    <style:style style:name="ro69" style:family="table-row">
      <style:table-row-properties style:row-height="1.2228in" fo:break-before="auto" style:use-optimal-row-height="false"/>
    </style:style>
    <style:style style:name="ro70" style:family="table-row">
      <style:table-row-properties style:row-height="1.3681in" fo:break-before="auto" style:use-optimal-row-height="false"/>
    </style:style>
    <style:style style:name="ro71" style:family="table-row">
      <style:table-row-properties style:row-height="0.5492in" fo:break-before="auto" style:use-optimal-row-height="false"/>
    </style:style>
    <style:style style:name="ro72" style:family="table-row">
      <style:table-row-properties style:row-height="1.0256in" fo:break-before="auto" style:use-optimal-row-height="false"/>
    </style:style>
    <style:style style:name="ro73" style:family="table-row">
      <style:table-row-properties style:row-height="1.078in" fo:break-before="auto" style:use-optimal-row-height="false"/>
    </style:style>
    <style:style style:name="ro74" style:family="table-row">
      <style:table-row-properties style:row-height="1.3161in" fo:break-before="auto" style:use-optimal-row-height="false"/>
    </style:style>
    <style:style style:name="ro75" style:family="table-row">
      <style:table-row-properties style:row-height="0.9118in" fo:break-before="auto" style:use-optimal-row-height="false"/>
    </style:style>
    <style:style style:name="ro76" style:family="table-row">
      <style:table-row-properties style:row-height="0.9535in" fo:break-before="auto" style:use-optimal-row-height="false"/>
    </style:style>
    <style:style style:name="ro77" style:family="table-row">
      <style:table-row-properties style:row-height="0.7354in" fo:break-before="auto" style:use-optimal-row-height="false"/>
    </style:style>
    <style:style style:name="ro78" style:family="table-row">
      <style:table-row-properties style:row-height="0.6839in" fo:break-before="auto" style:use-optimal-row-height="false"/>
    </style:style>
    <style:style style:name="ro79" style:family="table-row">
      <style:table-row-properties style:row-height="1.202in" fo:break-before="auto" style:use-optimal-row-height="false"/>
    </style:style>
    <style:style style:name="ro80" style:family="table-row">
      <style:table-row-properties style:row-height="1.1811in" fo:break-before="auto" style:use-optimal-row-height="false"/>
    </style:style>
    <style:style style:name="ro81" style:family="table-row">
      <style:table-row-properties style:row-height="1.0571in" fo:break-before="auto" style:use-optimal-row-height="false"/>
    </style:style>
    <style:style style:name="ro82" style:family="table-row">
      <style:table-row-properties style:row-height="1.2744in" fo:break-before="auto" style:use-optimal-row-height="false"/>
    </style:style>
    <style:style style:name="ro83" style:family="table-row">
      <style:table-row-properties style:row-height="0.6528in" fo:break-before="auto" style:use-optimal-row-height="false"/>
    </style:style>
    <style:style style:name="ro84" style:family="table-row">
      <style:table-row-properties style:row-height="0.8189in" fo:break-before="auto" style:use-optimal-row-height="false"/>
    </style:style>
    <style:style style:name="ro85" style:family="table-row">
      <style:table-row-properties style:row-height="1.2437in" fo:break-before="auto" style:use-optimal-row-height="false"/>
    </style:style>
    <style:style style:name="ro86" style:family="table-row">
      <style:table-row-properties style:row-height="0.2484in" fo:break-before="auto" style:use-optimal-row-height="false"/>
    </style:style>
    <style:style style:name="ro87" style:family="table-row">
      <style:table-row-properties style:row-height="1.9791in" fo:break-before="auto" style:use-optimal-row-height="false"/>
    </style:style>
    <style:style style:name="ro88" style:family="table-row">
      <style:table-row-properties style:row-height="0.7146in" fo:break-before="auto" style:use-optimal-row-height="false"/>
    </style:style>
    <style:style style:name="ro89" style:family="table-row">
      <style:table-row-properties style:row-height="1.6681in" fo:break-before="auto" style:use-optimal-row-height="false"/>
    </style:style>
    <style:style style:name="ro90" style:family="table-row">
      <style:table-row-properties style:row-height="1.0154in" fo:break-before="auto" style:use-optimal-row-height="false"/>
    </style:style>
    <style:style style:name="ro91" style:family="table-row">
      <style:table-row-properties style:row-height="0.9327in" fo:break-before="auto" style:use-optimal-row-height="false"/>
    </style:style>
    <style:style style:name="ro92" style:family="table-row">
      <style:table-row-properties style:row-height="1.0984in" fo:break-before="auto" style:use-optimal-row-height="false"/>
    </style:style>
    <style:style style:name="ro93" style:family="table-row">
      <style:table-row-properties style:row-height="1.0673in" fo:break-before="auto" style:use-optimal-row-height="false"/>
    </style:style>
    <style:style style:name="ro94" style:family="table-row">
      <style:table-row-properties style:row-height="1.7307in" fo:break-before="auto" style:use-optimal-row-height="true"/>
    </style:style>
    <style:style style:name="ro95" style:family="table-row">
      <style:table-row-properties style:row-height="0.7457in" fo:break-before="auto" style:use-optimal-row-height="false"/>
    </style:style>
    <style:style style:name="ro96" style:family="table-row">
      <style:table-row-properties style:row-height="1.1709in" fo:break-before="auto" style:use-optimal-row-height="false"/>
    </style:style>
    <style:style style:name="ro97" style:family="table-row">
      <style:table-row-properties style:row-height="1.4717in" fo:break-before="auto" style:use-optimal-row-height="false"/>
    </style:style>
    <style:style style:name="ro98" style:family="table-row">
      <style:table-row-properties style:row-height="0.6937in" fo:break-before="auto" style:use-optimal-row-height="false"/>
    </style:style>
    <style:style style:name="ro99" style:family="table-row">
      <style:table-row-properties style:row-height="1.5437in" fo:break-before="auto" style:use-optimal-row-height="false"/>
    </style:style>
    <style:style style:name="ro100" style:family="table-row">
      <style:table-row-properties style:row-height="2.6634in" fo:break-before="auto" style:use-optimal-row-height="true"/>
    </style:style>
    <style:style style:name="ro101" style:family="table-row">
      <style:table-row-properties style:row-height="3.1299in" fo:break-before="auto" style:use-optimal-row-height="true"/>
    </style:style>
    <style:style style:name="ro102" style:family="table-row">
      <style:table-row-properties style:row-height="1.5752in" fo:break-before="auto" style:use-optimal-row-height="true"/>
    </style:style>
    <style:style style:name="ro103" style:family="table-row">
      <style:table-row-properties style:row-height="0.4555in" fo:break-before="auto" style:use-optimal-row-height="false"/>
    </style:style>
    <style:style style:name="ro104" style:family="table-row">
      <style:table-row-properties style:row-height="0.4244in" fo:break-before="auto" style:use-optimal-row-height="false"/>
    </style:style>
    <style:style style:name="ro105" style:family="table-row">
      <style:table-row-properties style:row-height="0.9736in" fo:break-before="auto" style:use-optimal-row-height="false"/>
    </style:style>
    <style:style style:name="ro112" style:family="table-row">
      <style:table-row-properties style:row-height="0.9638in" fo:break-before="auto" style:use-optimal-row-height="false"/>
    </style:style>
    <style:style style:name="ro113" style:family="table-row">
      <style:table-row-properties style:row-height="0.9945in" fo:break-before="auto" style:use-optimal-row-height="false"/>
    </style:style>
    <style:style style:name="ro114" style:family="table-row">
      <style:table-row-properties style:row-height="1.0362in" fo:break-before="auto" style:use-optimal-row-height="false"/>
    </style:style>
    <style:style style:name="ro115" style:family="table-row">
      <style:table-row-properties style:row-height="0.9839in" fo:break-before="auto" style:use-optimal-row-height="false"/>
    </style:style>
    <style:style style:name="ro116" style:family="table-row">
      <style:table-row-properties style:row-height="0.9016in" fo:break-before="auto" style:use-optimal-row-height="false"/>
    </style:style>
    <style:style style:name="ro117" style:family="table-row">
      <style:table-row-properties style:row-height="0.922in" fo:break-before="auto" style:use-optimal-row-height="false"/>
    </style:style>
    <style:style style:name="ro118" style:family="table-row">
      <style:table-row-properties style:row-height="0.8492in" fo:break-before="auto" style:use-optimal-row-height="false"/>
    </style:style>
    <style:style style:name="ro119" style:family="table-row">
      <style:table-row-properties style:row-height="0.7563in" fo:break-before="auto" style:use-optimal-row-height="false"/>
    </style:style>
    <style:style style:name="ro120" style:family="table-row">
      <style:table-row-properties style:row-height="0.9429in" fo:break-before="auto" style:use-optimal-row-height="false"/>
    </style:style>
    <style:style style:name="ro121" style:family="table-row">
      <style:table-row-properties style:row-height="0.8083in" fo:break-before="auto" style:use-optimal-row-height="false"/>
    </style:style>
    <style:style style:name="ro122" style:family="table-row">
      <style:table-row-properties style:row-height="0.7772in" fo:break-before="auto" style:use-optimal-row-height="false"/>
    </style:style>
    <style:style style:name="ro123" style:family="table-row">
      <style:table-row-properties style:row-height="1.3783in" fo:break-before="auto" style:use-optimal-row-height="false"/>
    </style:style>
    <style:style style:name="ro124" style:family="table-row">
      <style:table-row-properties style:row-height="1.2846in" fo:break-before="auto" style:use-optimal-row-height="false"/>
    </style:style>
    <style:style style:name="ro125"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fo:color="#ffffff"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style>
    <style:style style:name="ce6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6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6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4" style:family="table-cell" style:parent-style-name="Default">
      <style:table-cell-properties fo:background-color="#ffffff" style:text-align-source="fix" style:repeat-content="false"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6"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8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8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3" style:family="table-cell" style:parent-style-name="Default">
      <style:table-cell-properties style:text-align-source="fix" style:repeat-content="false" fo:border="0.0008in solid #000000"/>
      <style:paragraph-properties fo:text-align="center" fo:margin-left="0in"/>
      <style:text-properties fo:font-size="9pt"/>
    </style:style>
    <style:style style:name="ce84"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5"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6" style:family="table-cell" style:parent-style-name="Default">
      <style:table-cell-properties fo:wrap-option="wrap"/>
      <style:text-properties fo:font-size="10pt"/>
    </style:style>
    <style:style style:name="ce87" style:family="table-cell" style:parent-style-name="Default">
      <style:table-cell-properties fo:wrap-option="wrap"/>
    </style:style>
    <style:style style:name="ce26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4" style:family="table-cell" style:parent-style-name="Default">
      <style:table-cell-properties fo:background-color="#e6e6ff" fo:wrap-option="wrap" fo:border="0.0008in solid #000000" style:vertical-align="top"/>
      <style:text-properties fo:font-size="10pt" fo:font-weight="bold"/>
    </style:style>
    <style:style style:name="ce265"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66" style:family="table-cell" style:parent-style-name="Default">
      <style:table-cell-properties fo:wrap-option="wrap" style:vertical-align="top"/>
      <style:text-properties fo:font-size="10pt"/>
    </style:style>
    <style:style style:name="ce2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8" style:family="table-cell" style:parent-style-name="Default">
      <style:table-cell-properties fo:background-color="#e6e6ff" fo:wrap-option="wrap" fo:border="0.0008in solid #000000"/>
      <style:text-properties fo:font-size="10pt"/>
    </style:style>
    <style:style style:name="ce269"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70"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7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72" style:family="table-cell" style:parent-style-name="Default">
      <style:table-cell-properties fo:background-color="#e6e6ff" fo:wrap-option="wrap" fo:border="0.0008in solid #000000"/>
    </style:style>
    <style:style style:name="ce273"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75"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76" style:family="table-cell" style:parent-style-name="Default">
      <style:table-cell-properties fo:background-color="#e6e6ff" fo:wrap-option="wrap" fo:border="0.0008in solid #000000"/>
      <style:text-properties fo:font-size="9pt"/>
    </style:style>
    <style:style style:name="ce277" style:family="table-cell" style:parent-style-name="Default">
      <style:table-cell-properties fo:background-color="#000080" fo:wrap-option="wrap"/>
      <style:text-properties fo:color="#ffffff" fo:font-size="12pt" fo:font-weight="bold"/>
    </style:style>
    <style:style style:name="ce27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7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10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0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8"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0"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3"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text-align-source="fix" style:repeat-content="false"/>
      <style:paragraph-properties fo:text-align="start" fo:margin-left="0in"/>
      <style:text-properties style:font-name="Tahoma1" fo:font-size="10pt"/>
    </style:style>
    <style:style style:name="ce11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20" style:family="table-cell" style:parent-style-name="Default">
      <style:table-cell-properties style:text-align-source="fix" style:repeat-content="false"/>
      <style:paragraph-properties fo:text-align="center" fo:margin-left="0in"/>
    </style:style>
    <style:style style:name="ce12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0" style:family="table-cell" style:parent-style-name="Default">
      <style:table-cell-properties style:vertical-align="top"/>
    </style:style>
    <style:style style:name="ce13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3"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5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5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5"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56" style:family="table-cell" style:parent-style-name="Default">
      <style:table-cell-properties style:text-align-source="fix" style:repeat-content="false" fo:wrap-option="wrap" fo:border="0.0008in solid #000000" style:vertical-align="top"/>
      <style:paragraph-properties fo:text-align="start"/>
      <style:text-properties fo:color="#0000ff" fo:font-size="10pt" fo:font-weight="bold"/>
    </style:style>
    <style:style style:name="ce157"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58" style:family="table-cell" style:parent-style-name="Default">
      <style:table-cell-properties style:text-align-source="fix" style:repeat-content="false" fo:wrap-option="wrap" style:vertical-align="top"/>
      <style:paragraph-properties fo:text-align="start"/>
      <style:text-properties fo:font-weight="bold"/>
    </style:style>
    <style:style style:name="ce15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6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1" style:family="table-cell" style:parent-style-name="Default">
      <style:text-properties style:font-name="Arial2" fo:font-size="10pt" fo:font-weight="normal"/>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ff"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74"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bold" style:font-name-asian="Tahoma1" style:font-size-asian="10pt" style:font-weight-asian="bold" style:font-size-complex="10pt" style:font-weight-complex="bold"/>
    </style:style>
    <style:style style:name="ce1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weight-asian="bold" style:font-size-complex="10pt" style:font-weight-complex="bold"/>
    </style:style>
    <style:style style:name="ce1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size-complex="10pt"/>
    </style:style>
    <style:style style:name="ce179"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8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8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6" style:family="table-cell" style:parent-style-name="Default">
      <style:table-cell-properties style:text-align-source="fix" style:repeat-content="false" style:vertical-align="middle"/>
      <style:paragraph-properties fo:text-align="center"/>
    </style:style>
    <style:style style:name="ce187"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8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8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2"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4" style:family="table-cell" style:parent-style-name="Default">
      <style:table-cell-properties style:vertical-align="top"/>
      <style:text-properties style:font-name="Arial2" fo:font-size="10pt" fo:font-weight="normal" style:font-name-asian="Arial" style:font-size-asian="10pt"/>
    </style:style>
    <style:style style:name="ce195" style:family="table-cell" style:parent-style-name="Default">
      <style:text-properties style:font-name="Arial2" fo:font-size="10pt" fo:font-weight="bold" style:font-name-asian="Arial" style:font-size-asian="10pt"/>
    </style:style>
    <style:style style:name="ce196" style:family="table-cell" style:parent-style-name="Default">
      <style:text-properties fo:font-weight="bold"/>
    </style:style>
    <style:style style:name="ce197" style:family="table-cell" style:parent-style-name="Default">
      <style:table-cell-properties style:vertical-align="top"/>
      <style:text-properties style:font-name="Arial2" fo:font-size="10pt" fo:font-weight="bold"/>
    </style:style>
    <style:style style:name="ce198"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199" style:family="table-cell" style:parent-style-name="Default">
      <style:table-cell-properties style:vertical-align="top"/>
      <style:text-properties fo:font-weight="bold"/>
    </style:style>
    <style:style style:name="ce2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2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0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0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2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2" fo:font-size="10pt" fo:language="en" fo:country="GB" fo:font-weight="normal" style:font-name-asian="Tahoma1" style:font-size-asian="10pt" style:font-size-complex="10pt"/>
    </style:style>
    <style:style style:name="ce209"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0"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1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17"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18"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19" style:family="table-cell" style:parent-style-name="Default">
      <style:table-cell-properties style:text-align-source="fix" style:repeat-content="false" style:vertical-align="middle"/>
      <style:paragraph-properties fo:text-align="center"/>
      <style:text-properties fo:font-size="10pt"/>
    </style:style>
    <style:style style:name="ce220" style:family="table-cell" style:parent-style-name="Default">
      <style:text-properties fo:font-size="10pt"/>
    </style:style>
    <style:style style:name="ce221" style:family="table-cell" style:parent-style-name="Default">
      <style:text-properties style:font-name="Arial2" fo:font-size="10pt" fo:font-weight="normal" style:font-name-asian="Arial" style:font-size-asian="10pt"/>
    </style:style>
    <style:style style:name="ce22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23"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24"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6"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27" style:family="table-cell" style:parent-style-name="Default">
      <style:table-cell-properties style:text-align-source="fix" style:repeat-content="false" fo:wrap-option="wrap" style:vertical-align="top"/>
      <style:paragraph-properties fo:text-align="start"/>
      <style:text-properties fo:font-size="10pt"/>
    </style:style>
    <style:style style:name="ce228" style:family="table-cell" style:parent-style-name="Default">
      <style:table-cell-properties style:text-align-source="fix" style:repeat-content="false" fo:wrap-option="wrap" style:vertical-align="top"/>
      <style:paragraph-properties fo:text-align="start"/>
    </style:style>
    <style:style style:name="ce229" style:family="table-cell" style:parent-style-name="Default">
      <style:table-cell-properties style:vertical-align="top"/>
      <style:text-properties style:font-name="Arial2" fo:font-size="10pt" fo:font-weight="normal"/>
    </style:style>
    <style:style style:name="ce23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2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23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3" style:family="table-cell" style:parent-style-name="Default">
      <style:text-properties style:font-name="Arial2" fo:font-size="10pt" fo:font-weight="bold"/>
    </style:style>
    <style:style style:name="ce234"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3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3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3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38"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39"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41" style:family="table-cell" style:parent-style-name="Default">
      <style:table-cell-properties fo:wrap-option="wrap"/>
      <style:text-properties fo:hyphenate="false"/>
    </style:style>
    <style:style style:name="ce24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4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4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4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48" style:family="table-cell" style:parent-style-name="Default">
      <style:table-cell-properties fo:wrap-option="wrap" style:vertical-align="top"/>
      <style:text-properties style:font-name="Arial2" fo:font-size="10pt" fo:font-weight="normal" fo:hyphenate="false"/>
    </style:style>
    <style:style style:name="ce24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50"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25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5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53" style:family="table-cell" style:parent-style-name="Default">
      <style:table-cell-properties fo:wrap-option="wrap"/>
      <style:text-properties style:font-name="Arial2" fo:font-size="10pt" fo:font-weight="normal" fo:hyphenate="false"/>
    </style:style>
    <style:style style:name="ce2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5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5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60" style:family="table-cell" style:parent-style-name="Default">
      <style:table-cell-properties style:text-align-source="fix" style:repeat-content="false" fo:wrap-option="wrap" style:vertical-align="middle"/>
      <style:paragraph-properties fo:text-align="center"/>
      <style:text-properties fo:hyphenate="false"/>
    </style:style>
    <style:style style:name="ce261"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80"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81"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82"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83"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84" style:family="table-cell" style:parent-style-name="Default">
      <style:table-cell-properties fo:wrap-option="wrap"/>
      <style:text-properties style:font-name="Arial2" fo:font-size="10pt" fo:font-weight="normal" style:font-name-asian="Arial" style:font-size-asian="10pt" fo:hyphenate="false"/>
    </style:style>
    <style:style style:name="ce28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8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8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8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9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9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96"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97"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98" style:family="table-cell" style:parent-style-name="Default">
      <style:table-cell-properties fo:background-color="#000080"/>
      <style:text-properties style:font-name="Arial" fo:font-size="10pt" style:font-name-asian="Arial" style:font-size-asian="10pt"/>
    </style:style>
    <style:style style:name="ce299" style:family="table-cell" style:parent-style-name="Default">
      <style:text-properties style:font-name="Arial" fo:font-size="10pt" style:font-name-asian="Arial" style:font-size-asian="10pt"/>
    </style:style>
    <style:style style:name="ce300" style:family="table-cell" style:parent-style-name="Default">
      <style:table-cell-properties style:vertical-align="top"/>
      <style:text-properties style:font-name="Arial" fo:font-size="10pt" style:font-name-asian="Arial" style:font-size-asian="10pt"/>
    </style:style>
    <style:style style:name="ce301" style:family="table-cell" style:parent-style-name="Default">
      <style:table-cell-properties fo:wrap-option="wrap" style:vertical-align="top"/>
      <style:text-properties fo:hyphenate="false"/>
    </style:style>
    <style:style style:name="ce3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6" style:family="table-cell" style:parent-style-name="Default">
      <style:table-cell-properties fo:background-color="#ffffff" fo:wrap-option="wrap" style:vertical-align="top"/>
      <style:text-properties fo:font-weight="bold" fo:hyphenate="false"/>
    </style:style>
    <style:style style:name="ce3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8" style:family="table-cell" style:parent-style-name="Default">
      <style:table-cell-properties fo:background-color="#ffffff" fo:wrap-option="wrap" fo:border="0.0008in solid #000000" style:vertical-align="top"/>
      <style:text-properties fo:font-size="10pt" fo:font-weight="bold" fo:hyphenate="false"/>
    </style:style>
    <style:style style:name="ce309" style:family="table-cell" style:parent-style-name="Default">
      <style:table-cell-properties fo:background-color="#ffffff" fo:wrap-option="wrap" style:vertical-align="top"/>
      <style:text-properties fo:hyphenate="false"/>
    </style:style>
    <style:style style:name="ce31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4"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1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22"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2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24" style:family="table-cell" style:parent-style-name="Default">
      <style:table-cell-properties style:text-align-source="fix" style:repeat-content="false" fo:wrap-option="wrap" style:vertical-align="top"/>
      <style:paragraph-properties fo:text-align="center"/>
      <style:text-properties fo:hyphenate="false"/>
    </style:style>
    <style:style style:name="ce325"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26"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27"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28" style:family="table-cell" style:parent-style-name="Default">
      <style:table-cell-properties fo:wrap-option="wrap" style:vertical-align="top"/>
      <style:text-properties style:font-name="Arial" fo:font-size="10pt" style:font-size-asian="10pt" style:font-size-complex="10pt" fo:hyphenate="false"/>
    </style:style>
    <style:style style:name="ce329"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30" style:family="table-cell" style:parent-style-name="Default">
      <style:table-cell-properties fo:wrap-option="wrap" style:vertical-align="top"/>
      <style:text-properties style:font-name="Arial" fo:font-size="10pt" style:font-name-asian="Arial" style:font-size-asian="10pt" fo:hyphenate="false"/>
    </style:style>
    <style:style style:name="ce331"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32" style:family="table-cell" style:parent-style-name="Default">
      <style:table-cell-properties fo:wrap-option="wrap" style:vertical-align="top"/>
      <style:text-properties style:font-name="Arial" fo:font-size="10pt" style:font-size-asian="10pt" style:font-size-complex="10pt"/>
    </style:style>
    <style:style style:name="ce333"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3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35"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Tahoma1" fo:font-size="20pt"/>
    </style:style>
    <style:style style:name="T2" style:family="text">
      <style:text-properties style:font-name="Tahoma1" fo:font-size="12pt"/>
    </style:style>
    <style:style style:name="T3" style:family="text">
      <style:text-properties style:font-name="Arial2" fo:font-weight="bold" style:font-name-asian="Arial" style:font-size-asian="10pt" style:font-name-complex="Tahoma" style:font-size-complex="10pt"/>
    </style:style>
    <style:style style:name="T5" style:family="text">
      <style:text-properties fo:color="#000000"/>
    </style:style>
    <style:style style:name="T4" style:family="text">
      <style:text-properties fo:font-weight="bold"/>
    </style:style>
    <style:style style:name="T34" style:family="text">
      <style:text-properties fo:font-size="10pt" style:font-size-asian="10pt" style:font-size-complex="10pt"/>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color="#000000" style:text-line-through-style="none"/>
    </style:style>
    <style:style style:name="T10" style:family="text">
      <style:text-properties style:use-window-font-color="true"/>
    </style:style>
    <style:style style:name="T11" style:family="text">
      <style:text-properties style:use-window-font-color="true" style:text-line-through-style="none"/>
    </style:style>
    <style:style style:name="T12" style:family="text">
      <style:text-properties style:text-line-through-style="solid"/>
    </style:style>
    <style:style style:name="T13" style:family="text">
      <style:text-properties fo:color="#000000" style:text-line-through-style="none" style:font-name-asian="Tahoma1" style:font-name-complex="Arial1"/>
    </style:style>
    <style:style style:name="T14" style:family="text">
      <style:text-properties fo:color="#0000ff"/>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language="en" fo:country="GB"/>
    </style:style>
    <style:style style:name="T20" style:family="text">
      <style:text-properties style:font-name="Arial" style:font-name-asian="Tahoma1" style:font-size-asian="11pt" style:font-name-complex="Tahoma2" style:font-size-complex="11pt"/>
    </style:style>
    <style:style style:name="T21" style:family="text">
      <style:text-properties fo:color="#000000" style:font-name="Arial2" style:font-size-asian="9pt" style:font-name-complex="Tahoma" style:font-size-complex="9pt"/>
    </style:style>
    <style:style style:name="T22" style:family="text">
      <style:text-properties style:font-name="Arial" fo:language="en" fo:country="US" style:font-name-asian="Tahoma1" style:font-size-asian="11pt" style:font-name-complex="Tahoma2" style:font-size-complex="11pt"/>
    </style:style>
    <style:style style:name="T23" style:family="text">
      <style:text-properties fo:language="en" fo:country="US"/>
    </style:style>
    <style:style style:name="T24" style:family="text">
      <style:text-properties style:text-underline-style="none"/>
    </style:style>
    <style:style style:name="T25" style:family="text">
      <style:text-properties fo:font-style="italic" style:text-underline-style="none" fo:font-weight="normal"/>
    </style:style>
    <style:style style:name="T26" style:family="text">
      <style:text-properties style:text-underline-style="solid" style:text-underline-width="auto" style:text-underline-color="font-color" fo:font-weight="normal"/>
    </style:style>
    <style:style style:name="T27" style:family="text">
      <style:text-properties fo:font-size="18pt" style:text-underline-style="none" fo:font-weight="normal"/>
    </style:style>
    <style:style style:name="T28" style:family="text">
      <style:text-properties fo:color="#ff0000"/>
    </style:style>
    <style:style style:name="T29" style:family="text">
      <style:text-properties fo:color="#ff0000" fo:font-size="18pt"/>
    </style:style>
    <style:style style:name="T30" style:family="text">
      <style:text-properties fo:font-style="normal" style:text-underline-style="none" fo:font-weight="normal"/>
    </style:style>
    <style:style style:name="T31" style:family="text">
      <style:text-properties fo:color="#000000" fo:font-weight="bold" style:font-weight-asian="bold" style:font-weight-complex="bold"/>
    </style:style>
    <style:style style:name="T32" style:family="text">
      <style:text-properties fo:color="#000000" style:font-name="Arial"/>
    </style:style>
    <style:style style:name="T33" style:family="text">
      <style:text-properties fo:color="#000000" style:font-name="Arial" fo:font-weight="bold" style:font-weight-asian="bold" style:font-weight-complex="bold"/>
    </style:style>
    <style:style style:name="T35" style:family="text">
      <style:text-properties style:font-name="Arial"/>
    </style:style>
    <style:style style:name="T36" style:family="text">
      <style:text-properties style:font-name="Arial" fo:font-weight="bold" style:font-weight-asian="bold"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4" table:default-cell-style-name="ce101"/>
        <table:table-column table:style-name="co15" table:default-cell-style-name="ce101"/>
        <table:table-column table:style-name="co14" table:default-cell-style-name="ce121"/>
        <table:table-column table:style-name="co16" table:default-cell-style-name="ce125"/>
        <table:table-column table:style-name="co17" table:number-columns-repeated="2" table:default-cell-style-name="ce101"/>
        <table:table-column table:style-name="co18" table:default-cell-style-name="ce101"/>
        <table:table-column table:style-name="co14" table:number-columns-repeated="248" table:default-cell-style-name="ce101"/>
        <table:table-column table:style-name="co14" table:default-cell-style-name="Default"/>
        <table:table-row table:style-name="ro1">
          <table:table-cell office:value-type="string">
            <text:p><text:s/></text:p>
            <draw:frame table:end-cell-address="Cover.B6" table:end-x="2.2799in" table:end-y="0.1567in" draw:z-index="0" draw:name="Graphics 3" draw:style-name="gr1" draw:text-style-name="P1" svg:width="2.3114in" svg:height="1.0768in" svg:x="0.678in" svg:y="0in">
              <draw:image xlink:href="Pictures/100002010000013800000094EE36826F.png" xlink:type="simple" xlink:show="embed" xlink:actuate="onLoad">
                <text:p/>
              </draw:image>
            </draw:frame>
          </table:table-cell>
          <table:table-cell table:style-name="ce105"/>
          <table:table-cell table:style-name="ce112"/>
          <table:table-cell table:number-columns-repeated="253"/>
        </table:table-row>
        <table:table-row table:style-name="ro1" table:number-rows-repeated="4">
          <table:table-cell table:style-name="ce102"/>
          <table:table-cell table:style-name="Default" table:number-columns-repeated="2"/>
          <table:table-cell table:style-name="ce126"/>
          <table:table-cell table:style-name="ce102" table:number-columns-repeated="2"/>
          <table:table-cell table:number-columns-repeated="250"/>
        </table:table-row>
        <table:table-row table:style-name="ro28">
          <table:table-cell table:style-name="ce102"/>
          <table:table-cell table:style-name="ce106" office:value-type="string">
            <text:p>Answers TEST CASES</text:p>
          </table:table-cell>
          <table:table-cell table:style-name="ce113"/>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Version:</text:p>
          </table:table-cell>
          <table:table-cell table:style-name="ce114" office:value-type="string">
            <text:p>3.3</text:p>
          </table:table-cell>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Issue date:</text:p>
          </table:table-cell>
          <table:table-cell table:style-name="ce115" office:value-type="string">
            <text:p>31/03/2010</text:p>
          </table:table-cell>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Project Name:</text:p>
          </table:table-cell>
          <table:table-cell table:style-name="ce116" office:value-type="string" table:number-columns-spanned="2" table:number-rows-spanned="1">
            <text:p>Knowledge Suite</text:p>
          </table:table-cell>
          <table:covered-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Project Code:</text:p>
          </table:table-cell>
          <table:table-cell table:style-name="ce117" office:value-type="string">
            <text:p>KS</text:p>
          </table:table-cell>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Module</text:p>
          </table:table-cell>
          <table:table-cell table:style-name="ce117" office:value-type="string">
            <text:p>Answers</text:p>
          </table:table-cell>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Total Cases:</text:p>
          </table:table-cell>
          <table:table-cell table:style-name="ce118" table:formula="of:=[Summary_Report.F54]" office:value-type="float" office:value="275">
            <text:p>275</text:p>
          </table:table-cell>
          <table:table-cell table:style-name="ce126"/>
          <table:table-cell table:style-name="ce102" table:number-columns-repeated="2"/>
          <table:table-cell table:number-columns-repeated="250"/>
        </table:table-row>
        <table:table-row table:style-name="ro1">
          <table:table-cell table:style-name="ce102"/>
          <table:table-cell table:style-name="ce107" office:value-type="string">
            <text:p>Test Status</text:p>
          </table:table-cell>
          <table:table-cell table:style-name="ce119" office:value-type="string">
            <text:p>Passed</text:p>
          </table:table-cell>
          <table:table-cell table:style-name="ce127" office:value-type="string" table:number-columns-spanned="2" table:number-rows-spanned="1">
            <text:p><text:s/>Test is OK</text:p>
          </table:table-cell>
          <table:covered-table-cell table:style-name="ce102"/>
          <table:table-cell table:style-name="ce102"/>
          <table:table-cell table:number-columns-repeated="250"/>
        </table:table-row>
        <table:table-row table:style-name="ro1">
          <table:table-cell table:style-name="ce102"/>
          <table:table-cell table:style-name="ce107"/>
          <table:table-cell table:style-name="ce119" office:value-type="string">
            <text:p>Blocked</text:p>
          </table:table-cell>
          <table:table-cell table:style-name="ce128" office:value-type="string" table:number-columns-spanned="2" table:number-rows-spanned="1">
            <text:p>Could not run the test (another bug is blocking)</text:p>
          </table:table-cell>
          <table:covered-table-cell table:style-name="ce102"/>
          <table:table-cell table:style-name="ce102"/>
          <table:table-cell table:number-columns-repeated="250"/>
        </table:table-row>
        <table:table-row table:style-name="ro1">
          <table:table-cell table:style-name="ce102"/>
          <table:table-cell table:style-name="ce107"/>
          <table:table-cell table:style-name="ce119" office:value-type="string">
            <text:p>Failed</text:p>
          </table:table-cell>
          <table:table-cell table:style-name="ce129" office:value-type="string" table:number-columns-spanned="2" table:number-rows-spanned="1">
            <text:p>Test failed, a bug is entered on it (please add the bug ID)</text:p>
          </table:table-cell>
          <table:covered-table-cell table:style-name="ce102"/>
          <table:table-cell table:style-name="ce102"/>
          <table:table-cell table:number-columns-repeated="250"/>
        </table:table-row>
        <table:table-row table:style-name="ro1">
          <table:table-cell table:style-name="ce103"/>
          <table:table-cell table:style-name="ce107"/>
          <table:table-cell table:style-name="ce119" office:value-type="string">
            <text:p>N/A</text:p>
          </table:table-cell>
          <table:table-cell table:style-name="ce129" office:value-type="string">
            <text:p>Test is not possible to run on this version </text:p>
          </table:table-cell>
          <table:table-cell table:style-name="Default" table:number-columns-repeated="4"/>
          <table:table-cell table:style-name="ce103" table:number-columns-repeated="247"/>
          <table:table-cell/>
        </table:table-row>
        <table:table-row table:style-name="ro1" table:number-rows-repeated="2">
          <table:table-cell table:style-name="ce103"/>
          <table:table-cell table:style-name="Default"/>
          <table:table-cell table:style-name="ce120"/>
          <table:table-cell table:style-name="ce130"/>
          <table:table-cell table:style-name="Default" table:number-columns-repeated="4"/>
          <table:table-cell table:style-name="ce103" table:number-columns-repeated="247"/>
          <table:table-cell/>
        </table:table-row>
        <table:table-row table:style-name="ro1">
          <table:table-cell table:style-name="ce103"/>
          <table:table-cell table:style-name="ce108" office:value-type="string">
            <text:p>Record of change:</text:p>
          </table:table-cell>
          <table:table-cell table:number-columns-repeated="5"/>
          <table:table-cell table:style-name="Default"/>
          <table:table-cell table:style-name="ce103" table:number-columns-repeated="247"/>
          <table:table-cell/>
        </table:table-row>
        <table:table-row table:style-name="ro29">
          <table:table-cell table:style-name="ce104"/>
          <table:table-cell table:style-name="ce109" office:value-type="string">
            <text:p>Effective Date</text:p>
          </table:table-cell>
          <table:table-cell table:style-name="ce122" office:value-type="string">
            <text:p>Version</text:p>
          </table:table-cell>
          <table:table-cell table:style-name="ce131" office:value-type="string">
            <text:p>Change description</text:p>
          </table:table-cell>
          <table:table-cell table:style-name="ce122" office:value-type="string">
            <text:p>Originator</text:p>
          </table:table-cell>
          <table:table-cell table:style-name="ce141" office:value-type="string">
            <text:p>Reviewer/</text:p>
            <text:p>Approver</text:p>
          </table:table-cell>
          <table:table-cell table:style-name="ce142" office:value-type="string">
            <text:p>Reference</text:p>
          </table:table-cell>
          <table:table-cell table:style-name="Default"/>
          <table:table-cell table:style-name="ce104" table:number-columns-repeated="247"/>
          <table:table-cell/>
        </table:table-row>
        <table:table-row table:style-name="ro4">
          <table:table-cell table:style-name="ce104"/>
          <table:table-cell table:style-name="ce110" office:value-type="float" office:value="39584">
            <text:p>16-May-08</text:p>
          </table:table-cell>
          <table:table-cell table:style-name="ce123" office:value-type="string">
            <text:p>1.0</text:p>
          </table:table-cell>
          <table:table-cell table:style-name="ce132" office:value-type="string">
            <text:p>First creation for KS</text:p>
          </table:table-cell>
          <table:table-cell table:style-name="ce138" office:value-type="string">
            <text:p>Cong.nguyen</text:p>
          </table:table-cell>
          <table:table-cell table:style-name="ce139" office:value-type="string">
            <text:p>minh.nguyen</text:p>
          </table:table-cell>
          <table:table-cell table:style-name="ce143"/>
          <table:table-cell table:style-name="Default"/>
          <table:table-cell table:style-name="ce104" table:number-columns-repeated="247"/>
          <table:table-cell/>
        </table:table-row>
        <table:table-row table:style-name="ro1">
          <table:table-cell table:style-name="ce104"/>
          <table:table-cell table:style-name="ce111" office:value-type="date" office:date-value="2008-07-16">
            <text:p>16-Jul-2008</text:p>
          </table:table-cell>
          <table:table-cell table:style-name="ce123" office:value-type="string">
            <text:p>1.1</text:p>
          </table:table-cell>
          <table:table-cell table:style-name="ce132" office:value-type="string">
            <text:p>Second creation for KS</text:p>
          </table:table-cell>
          <table:table-cell table:style-name="ce139" office:value-type="string">
            <text:p>Cong.nguyen</text:p>
          </table:table-cell>
          <table:table-cell table:style-name="ce139" office:value-type="string">
            <text:p>minh.nguyen</text:p>
          </table:table-cell>
          <table:table-cell table:style-name="ce143"/>
          <table:table-cell/>
          <table:table-cell table:style-name="ce104" table:number-columns-repeated="247"/>
          <table:table-cell/>
        </table:table-row>
        <table:table-row table:style-name="ro1">
          <table:table-cell table:style-name="ce103"/>
          <table:table-cell table:style-name="ce110" office:value-type="float" office:value="39700">
            <text:p>9-Sep-08</text:p>
          </table:table-cell>
          <table:table-cell table:style-name="ce123" office:value-type="string">
            <text:p>1.2</text:p>
          </table:table-cell>
          <table:table-cell table:style-name="ce133" office:value-type="string">
            <text:p>Update eXo FAQ test case on SPFF</text:p>
          </table:table-cell>
          <table:table-cell table:style-name="ce139" office:value-type="string">
            <text:p>Cong.nguyen</text:p>
          </table:table-cell>
          <table:table-cell table:style-name="ce139" office:value-type="string">
            <text:p>minh.nguyen</text:p>
          </table:table-cell>
          <table:table-cell table:style-name="ce143"/>
          <table:table-cell table:style-name="ce103" table:number-columns-repeated="248"/>
          <table:table-cell/>
        </table:table-row>
        <table:table-row table:style-name="ro5">
          <table:table-cell table:style-name="ce103"/>
          <table:table-cell table:style-name="ce110" office:value-type="float" office:value="39721">
            <text:p>30-Sep-08</text:p>
          </table:table-cell>
          <table:table-cell table:style-name="ce123" office:value-type="string">
            <text:p>1.2</text:p>
          </table:table-cell>
          <table:table-cell table:style-name="ce134" office:value-type="string">
            <text:p>Update Status of eXo FAQ test case on exo-build-20081002</text:p>
          </table:table-cell>
          <table:table-cell table:style-name="ce139" office:value-type="string">
            <text:p>Cong.nguyen</text:p>
          </table:table-cell>
          <table:table-cell table:style-name="ce139" office:value-type="string">
            <text:p>minh.nguyen</text:p>
          </table:table-cell>
          <table:table-cell table:style-name="ce144"/>
          <table:table-cell table:style-name="ce103" table:number-columns-repeated="248"/>
          <table:table-cell/>
        </table:table-row>
        <table:table-row table:style-name="ro1">
          <table:table-cell table:style-name="ce103"/>
          <table:table-cell table:style-name="ce110" office:value-type="float" office:value="39737">
            <text:p>16-Oct-08</text:p>
          </table:table-cell>
          <table:table-cell table:style-name="ce123" office:value-type="string">
            <text:p>1.3</text:p>
          </table:table-cell>
          <table:table-cell table:style-name="ce135" office:value-type="string">
            <text:p>Update more cases.</text:p>
          </table:table-cell>
          <table:table-cell table:style-name="ce139" office:value-type="string">
            <text:p>Cong.nguyen</text:p>
          </table:table-cell>
          <table:table-cell table:style-name="ce139" office:value-type="string">
            <text:p>minh.nguyen</text:p>
          </table:table-cell>
          <table:table-cell table:style-name="ce144"/>
          <table:table-cell table:style-name="ce103" table:number-columns-repeated="248"/>
          <table:table-cell/>
        </table:table-row>
        <table:table-row table:style-name="ro1">
          <table:table-cell table:style-name="ce103"/>
          <table:table-cell table:style-name="ce110" office:value-type="float" office:value="39752">
            <text:p>31-Oct-08</text:p>
          </table:table-cell>
          <table:table-cell table:style-name="ce123" office:value-type="string">
            <text:p>1.4</text:p>
          </table:table-cell>
          <table:table-cell table:style-name="ce135" office:value-type="string">
            <text:p>Update FAQ based on KS1.0.RC4</text:p>
          </table:table-cell>
          <table:table-cell table:style-name="ce139" office:value-type="string">
            <text:p>Cong.nguyen</text:p>
          </table:table-cell>
          <table:table-cell table:style-name="ce139" office:value-type="string">
            <text:p>minh.nguyen</text:p>
          </table:table-cell>
          <table:table-cell table:style-name="ce144"/>
          <table:table-cell table:style-name="ce103" table:number-columns-repeated="248"/>
          <table:table-cell/>
        </table:table-row>
        <table:table-row table:style-name="ro1">
          <table:table-cell table:style-name="ce103"/>
          <table:table-cell table:style-name="ce110" office:value-type="float" office:value="39766">
            <text:p>14-Nov-08</text:p>
          </table:table-cell>
          <table:table-cell table:style-name="ce123" office:value-type="string">
            <text:p>1.5</text:p>
          </table:table-cell>
          <table:table-cell table:style-name="ce135" office:value-type="string">
            <text:p>Update FAQ based on KS1.0.RC4</text:p>
          </table:table-cell>
          <table:table-cell table:style-name="ce139" office:value-type="string">
            <text:p>Cong.nguyen</text:p>
          </table:table-cell>
          <table:table-cell table:style-name="ce139" office:value-type="string">
            <text:p>minh.nguyen</text:p>
          </table:table-cell>
          <table:table-cell table:style-name="ce145"/>
          <table:table-cell table:style-name="ce104"/>
          <table:table-cell table:style-name="ce103" table:number-columns-repeated="247"/>
          <table:table-cell/>
        </table:table-row>
        <table:table-row table:style-name="ro5">
          <table:table-cell table:style-name="ce103"/>
          <table:table-cell table:style-name="ce110" office:value-type="float" office:value="39778">
            <text:p>26-Nov-08</text:p>
          </table:table-cell>
          <table:table-cell table:style-name="ce123" office:value-type="string">
            <text:p>1.6</text:p>
          </table:table-cell>
          <table:table-cell table:style-name="ce134" office:value-type="string">
            <text:p>Update FAQ based on comment of SPF-935</text:p>
          </table:table-cell>
          <table:table-cell table:style-name="ce139" office:value-type="string">
            <text:p>Cong.nguyen</text:p>
          </table:table-cell>
          <table:table-cell table:style-name="ce139" office:value-type="string">
            <text:p>minh.nguyen</text:p>
          </table:table-cell>
          <table:table-cell table:style-name="ce144"/>
          <table:table-cell table:style-name="ce104"/>
          <table:table-cell table:style-name="ce103" table:number-columns-repeated="247"/>
          <table:table-cell/>
        </table:table-row>
        <table:table-row table:style-name="ro5">
          <table:table-cell table:style-name="ce103"/>
          <table:table-cell table:style-name="ce110" office:value-type="float" office:value="39783">
            <text:p>1-Dec-08</text:p>
          </table:table-cell>
          <table:table-cell table:style-name="ce123" office:value-type="string">
            <text:p>1.6</text:p>
          </table:table-cell>
          <table:table-cell table:style-name="ce134" office:value-type="string">
            <text:p>Update link to specific case for each Id in Check_List</text:p>
          </table:table-cell>
          <table:table-cell table:style-name="ce138" office:value-type="string">
            <text:p>Minh.nguyen</text:p>
          </table:table-cell>
          <table:table-cell table:style-name="ce138"/>
          <table:table-cell table:style-name="ce144"/>
          <table:table-cell table:style-name="ce103" table:number-columns-repeated="248"/>
          <table:table-cell/>
        </table:table-row>
        <table:table-row table:style-name="ro1">
          <table:table-cell/>
          <table:table-cell table:style-name="ce110" office:value-type="float" office:value="39790">
            <text:p>8-Dec-08</text:p>
          </table:table-cell>
          <table:table-cell table:style-name="ce123" office:value-type="string">
            <text:p>1.7</text:p>
          </table:table-cell>
          <table:table-cell table:style-name="ce134" office:value-type="string">
            <text:p>Update FAQ based on KS1.0.RC5</text:p>
          </table:table-cell>
          <table:table-cell table:style-name="ce138" office:value-type="string">
            <text:p>Cong.nguyen</text:p>
          </table:table-cell>
          <table:table-cell table:style-name="ce138"/>
          <table:table-cell table:style-name="ce144"/>
          <table:table-cell table:style-name="ce103"/>
          <table:table-cell table:number-columns-repeated="248"/>
        </table:table-row>
        <table:table-row table:style-name="ro1">
          <table:table-cell/>
          <table:table-cell table:style-name="ce110" office:value-type="float" office:value="39798">
            <text:p>16-Dec-08</text:p>
          </table:table-cell>
          <table:table-cell table:style-name="ce123" office:value-type="string">
            <text:p>1.8</text:p>
          </table:table-cell>
          <table:table-cell table:style-name="ce134" office:value-type="string">
            <text:p>Update FAQ based on Sprint 1</text:p>
          </table:table-cell>
          <table:table-cell table:style-name="ce138" office:value-type="string">
            <text:p>Cong.nguyen</text:p>
          </table:table-cell>
          <table:table-cell table:style-name="ce138"/>
          <table:table-cell table:style-name="ce144"/>
          <table:table-cell table:style-name="ce103"/>
          <table:table-cell table:number-columns-repeated="248"/>
        </table:table-row>
        <table:table-row table:style-name="ro1">
          <table:table-cell/>
          <table:table-cell table:style-name="ce110" office:value-type="float" office:value="39812">
            <text:p>30-Dec-08</text:p>
          </table:table-cell>
          <table:table-cell table:style-name="ce123" office:value-type="string">
            <text:p>1.9</text:p>
          </table:table-cell>
          <table:table-cell table:style-name="ce135" office:value-type="string">
            <text:p>Update FAQ based on Sprint 2</text:p>
          </table:table-cell>
          <table:table-cell table:style-name="ce138" office:value-type="string">
            <text:p>Cong.nguyen</text:p>
          </table:table-cell>
          <table:table-cell table:style-name="ce138"/>
          <table:table-cell table:style-name="ce144"/>
          <table:table-cell table:style-name="ce103"/>
          <table:table-cell table:number-columns-repeated="248"/>
        </table:table-row>
        <table:table-row table:style-name="ro1">
          <table:table-cell/>
          <table:table-cell table:style-name="ce110" office:value-type="float" office:value="39829">
            <text:p>16-Jan-09</text:p>
          </table:table-cell>
          <table:table-cell table:style-name="ce124" office:value-type="string">
            <text:p>2.0</text:p>
          </table:table-cell>
          <table:table-cell table:style-name="ce136" office:value-type="string">
            <text:p>Update FAQ based on Sprint 3</text:p>
          </table:table-cell>
          <table:table-cell table:style-name="ce140" office:value-type="string">
            <text:p>Cong.nguyen</text:p>
          </table:table-cell>
          <table:table-cell table:style-name="ce140"/>
          <table:table-cell table:style-name="ce146"/>
          <table:table-cell table:style-name="ce103"/>
          <table:table-cell table:number-columns-repeated="248"/>
        </table:table-row>
        <table:table-row table:style-name="ro1">
          <table:table-cell/>
          <table:table-cell table:style-name="ce110" office:value-type="float" office:value="39849">
            <text:p>5-Feb-09</text:p>
          </table:table-cell>
          <table:table-cell table:style-name="ce124" office:value-type="string">
            <text:p>2.1</text:p>
          </table:table-cell>
          <table:table-cell table:style-name="ce136" office:value-type="string">
            <text:p>Update FAQ based on Sprint 4</text:p>
          </table:table-cell>
          <table:table-cell table:style-name="ce140" office:value-type="string">
            <text:p>Cong.nguyen</text:p>
          </table:table-cell>
          <table:table-cell table:style-name="ce140"/>
          <table:table-cell table:style-name="ce146"/>
          <table:table-cell table:style-name="ce103"/>
          <table:table-cell table:number-columns-repeated="248"/>
        </table:table-row>
        <table:table-row table:style-name="ro1">
          <table:table-cell/>
          <table:table-cell table:style-name="ce110" office:value-type="float" office:value="39863">
            <text:p>19-Feb-09</text:p>
          </table:table-cell>
          <table:table-cell table:style-name="ce124" office:value-type="string">
            <text:p>2.2</text:p>
          </table:table-cell>
          <table:table-cell table:style-name="ce136" office:value-type="string">
            <text:p>Update FAQ based on Sprint 5</text:p>
          </table:table-cell>
          <table:table-cell table:style-name="ce140" office:value-type="string">
            <text:p>Cong.nguyen</text:p>
          </table:table-cell>
          <table:table-cell table:style-name="ce139" office:value-type="string">
            <text:p>minh.nguyen</text:p>
          </table:table-cell>
          <table:table-cell table:style-name="ce146"/>
          <table:table-cell table:style-name="ce103"/>
          <table:table-cell table:number-columns-repeated="248"/>
        </table:table-row>
        <table:table-row table:style-name="ro1">
          <table:table-cell/>
          <table:table-cell table:style-name="ce110" office:value-type="float" office:value="39876">
            <text:p>4-Mar-09</text:p>
          </table:table-cell>
          <table:table-cell table:style-name="ce124" office:value-type="string">
            <text:p>2.3</text:p>
          </table:table-cell>
          <table:table-cell table:style-name="ce136" office:value-type="string">
            <text:p>Update FAQ based on Sprint 6</text:p>
          </table:table-cell>
          <table:table-cell table:style-name="ce140" office:value-type="string">
            <text:p>Cong.nguyen</text:p>
          </table:table-cell>
          <table:table-cell table:style-name="ce139"/>
          <table:table-cell table:style-name="ce146"/>
          <table:table-cell table:style-name="ce103"/>
          <table:table-cell table:number-columns-repeated="248"/>
        </table:table-row>
        <table:table-row table:style-name="ro1">
          <table:table-cell/>
          <table:table-cell table:style-name="ce110" office:value-type="float" office:value="39889">
            <text:p>17-Mar-09</text:p>
          </table:table-cell>
          <table:table-cell table:style-name="ce124" office:value-type="string">
            <text:p>2.4</text:p>
          </table:table-cell>
          <table:table-cell table:style-name="ce136" office:value-type="string">
            <text:p>Update FAQ based on Sprint 7</text:p>
          </table:table-cell>
          <table:table-cell table:style-name="ce140" office:value-type="string">
            <text:p>Cong.nguyen</text:p>
          </table:table-cell>
          <table:table-cell table:style-name="ce139"/>
          <table:table-cell table:style-name="ce146"/>
          <table:table-cell table:style-name="ce103"/>
          <table:table-cell table:number-columns-repeated="248"/>
        </table:table-row>
        <table:table-row table:style-name="ro5">
          <table:table-cell/>
          <table:table-cell table:style-name="ce110" office:value-type="float" office:value="39899">
            <text:p>27-Mar-09</text:p>
          </table:table-cell>
          <table:table-cell table:style-name="ce124" office:value-type="string">
            <text:p>2.5</text:p>
          </table:table-cell>
          <table:table-cell table:style-name="ce137" office:value-type="string">
            <text:p>Update FAQ based on the comments of KS1.1RC2 Test Campaign</text:p>
          </table:table-cell>
          <table:table-cell table:style-name="ce140" office:value-type="string">
            <text:p>Cong.nguyen</text:p>
          </table:table-cell>
          <table:table-cell table:style-name="ce139"/>
          <table:table-cell table:style-name="ce146"/>
          <table:table-cell table:style-name="ce103"/>
          <table:table-cell table:number-columns-repeated="248"/>
        </table:table-row>
        <table:table-row table:style-name="ro1">
          <table:table-cell/>
          <table:table-cell table:style-name="ce110" office:value-type="float" office:value="39920">
            <text:p>17-Apr-09</text:p>
          </table:table-cell>
          <table:table-cell table:style-name="ce124" office:value-type="string">
            <text:p>2.6</text:p>
          </table:table-cell>
          <table:table-cell table:style-name="ce136" office:value-type="string">
            <text:p>Update FAQ based on Sprint 9</text:p>
          </table:table-cell>
          <table:table-cell table:style-name="ce140" office:value-type="string">
            <text:p>Hoa.Nguyen</text:p>
          </table:table-cell>
          <table:table-cell table:style-name="ce139"/>
          <table:table-cell table:style-name="ce146"/>
          <table:table-cell table:style-name="Default"/>
          <table:table-cell table:number-columns-repeated="248"/>
        </table:table-row>
        <table:table-row table:style-name="ro1">
          <table:table-cell/>
          <table:table-cell table:style-name="ce110" office:value-type="float" office:value="39937">
            <text:p>4-May-09</text:p>
          </table:table-cell>
          <table:table-cell table:style-name="ce124" office:value-type="string">
            <text:p>2.7</text:p>
          </table:table-cell>
          <table:table-cell table:style-name="ce136" office:value-type="string">
            <text:p>Update FAQ based on Sprint 10</text:p>
          </table:table-cell>
          <table:table-cell table:style-name="ce140" office:value-type="string">
            <text:p>Hoa.Nguyen</text:p>
          </table:table-cell>
          <table:table-cell table:style-name="ce139"/>
          <table:table-cell table:style-name="ce146"/>
          <table:table-cell table:style-name="Default"/>
          <table:table-cell table:number-columns-repeated="248"/>
        </table:table-row>
        <table:table-row table:style-name="ro30">
          <table:table-cell/>
          <table:table-cell table:style-name="ce110" office:value-type="float" office:value="39951">
            <text:p>18-May-09</text:p>
          </table:table-cell>
          <table:table-cell table:style-name="ce124" office:value-type="string">
            <text:p>2.8</text:p>
          </table:table-cell>
          <table:table-cell table:style-name="ce136" office:value-type="string">
            <text:p>Update FAQ based on Sprint 11</text:p>
            <text:p>- Add “FAQ_Porlet_Setting” sheet</text:p>
          </table:table-cell>
          <table:table-cell table:style-name="ce140" office:value-type="string">
            <text:p>Hoa.Nguyen</text:p>
          </table:table-cell>
          <table:table-cell table:style-name="ce139"/>
          <table:table-cell table:style-name="ce146"/>
          <table:table-cell table:style-name="ce103"/>
          <table:table-cell table:number-columns-repeated="248"/>
        </table:table-row>
        <table:table-row table:style-name="ro31">
          <table:table-cell/>
          <table:table-cell table:style-name="ce110" office:value-type="float" office:value="39960">
            <text:p>27-May-09</text:p>
          </table:table-cell>
          <table:table-cell table:style-name="ce124" office:value-type="string">
            <text:p>2.9</text:p>
          </table:table-cell>
          <table:table-cell table:style-name="ce137" office:value-type="string">
            <text:p>Update FAQ based on Sprint 12</text:p>
            <text:p>- Update case for “Add category” in category sheet</text:p>
          </table:table-cell>
          <table:table-cell table:style-name="ce140" office:value-type="string">
            <text:p>Hoa.Nguyen</text:p>
          </table:table-cell>
          <table:table-cell table:style-name="ce139"/>
          <table:table-cell table:style-name="ce146"/>
          <table:table-cell table:style-name="ce103"/>
          <table:table-cell table:number-columns-repeated="248"/>
        </table:table-row>
        <table:table-row table:style-name="ro32">
          <table:table-cell/>
          <table:table-cell table:style-name="ce110" office:value-type="float" office:value="40028">
            <text:p>3-Aug-09</text:p>
          </table:table-cell>
          <table:table-cell table:style-name="ce124" office:value-type="string">
            <text:p>3.0</text:p>
          </table:table-cell>
          <table:table-cell table:style-name="ce137" office:value-type="string">
            <text:p>Update FAQ based on Sprint 16</text:p>
            <text:p>- Update case for “Send mail” in Question sheet</text:p>
            <text:p>- Update case in User setting sheet</text:p>
          </table:table-cell>
          <table:table-cell table:style-name="ce140" office:value-type="string">
            <text:p>Hoa.Nguyen</text:p>
          </table:table-cell>
          <table:table-cell table:style-name="ce139"/>
          <table:table-cell table:style-name="ce146"/>
          <table:table-cell table:number-columns-repeated="249"/>
        </table:table-row>
        <table:table-row table:style-name="ro9">
          <table:table-cell/>
          <table:table-cell table:style-name="ce110" office:value-type="float" office:value="40038">
            <text:p>13-Aug-09</text:p>
          </table:table-cell>
          <table:table-cell table:style-name="ce124" office:value-type="string">
            <text:p>3.1</text:p>
          </table:table-cell>
          <table:table-cell table:style-name="ce137" office:value-type="string">
            <text:p>Update FAQ based on Sprint 18</text:p>
            <text:p>- Update case “Edit/comment/Vote question” in question sheet</text:p>
          </table:table-cell>
          <table:table-cell table:style-name="ce140" office:value-type="string">
            <text:p>Hoa.Nguyen</text:p>
          </table:table-cell>
          <table:table-cell table:style-name="ce139"/>
          <table:table-cell table:style-name="ce146"/>
          <table:table-cell table:number-columns-repeated="249"/>
        </table:table-row>
        <table:table-row table:style-name="ro33">
          <table:table-cell/>
          <table:table-cell table:style-name="ce110" office:value-type="float" office:value="40053">
            <text:p>28-Aug-09</text:p>
          </table:table-cell>
          <table:table-cell table:style-name="ce124" office:value-type="string">
            <text:p>3.2</text:p>
          </table:table-cell>
          <table:table-cell table:style-name="ce137" office:value-type="string">
            <text:p>Update Answers based on Sprint 19</text:p>
            <text:p>- Update case Search sheet</text:p>
            <text:p>- Add FAQ_porlet sheet</text:p>
          </table:table-cell>
          <table:table-cell table:style-name="ce140" office:value-type="string">
            <text:p>Hoa.Nguyen</text:p>
          </table:table-cell>
          <table:table-cell table:style-name="ce139"/>
          <table:table-cell table:style-name="ce146"/>
          <table:table-cell table:number-columns-repeated="249"/>
        </table:table-row>
        <table:table-row table:style-name="ro34">
          <table:table-cell/>
          <table:table-cell table:style-name="ce110" office:value-type="float" office:value="40081">
            <text:p>25-Sep-09</text:p>
          </table:table-cell>
          <table:table-cell table:style-name="ce124" office:value-type="string">
            <text:p>3.3</text:p>
          </table:table-cell>
          <table:table-cell table:style-name="ce137" office:value-type="string">
            <text:p>Update Answers based on Sprint 20</text:p>
            <text:p>- Update Answer_Porlet_Setting sheet</text:p>
          </table:table-cell>
          <table:table-cell table:style-name="ce140" office:value-type="string">
            <text:p>Hoa.Nguyen</text:p>
          </table:table-cell>
          <table:table-cell table:style-name="ce139"/>
          <table:table-cell table:style-name="ce146"/>
          <table:table-cell table:number-columns-repeated="249"/>
        </table:table-row>
        <table:table-row table:style-name="ro1">
          <table:table-cell/>
          <table:table-cell table:style-name="ce110"/>
          <table:table-cell table:style-name="ce124"/>
          <table:table-cell table:style-name="ce137"/>
          <table:table-cell table:style-name="ce140"/>
          <table:table-cell table:style-name="ce139"/>
          <table:table-cell table:style-name="ce146"/>
          <table:table-cell table:number-columns-repeated="249"/>
        </table:table-row>
        <table:table-row table:style-name="ro1" table:number-rows-repeated="65488">
          <table:table-cell table:number-columns-repeated="256"/>
        </table:table-row>
        <table:table-row table:style-name="ro1">
          <table:table-cell table:number-columns-repeated="256"/>
        </table:table-row>
      </table:table>
      <table:table table:name="Check_List" table:style-name="ta2" table:print="false">
        <table:table-column table:style-name="co6" table:default-cell-style-name="Default"/>
        <table:table-column table:style-name="co7" table:default-cell-style-name="Default"/>
        <table:table-column table:style-name="co8" table:default-cell-style-name="Default"/>
        <table:table-column table:style-name="co9" table:number-columns-repeated="253" table:default-cell-style-name="Default"/>
        <table:table-row table:style-name="ro12">
          <table:table-cell table:style-name="ce47" office:value-type="string" table:number-columns-spanned="2" table:number-rows-spanned="1">
            <text:p><text:span text:style-name="T1">Answers Check List</text:span></text:p>
            <text:p><text:span text:style-name="T2">Based on Product built version: KS 2.0.0-</text:span><text:span text:style-name="T2">Alpha03 Sprint 30</text:span></text:p>
          </table:table-cell>
          <table:covered-table-cell table:style-name="ce62"/>
          <table:table-cell table:style-name="ce62" table:number-columns-repeated="2"/>
          <table:table-cell table:number-columns-repeated="252"/>
        </table:table-row>
        <table:table-row table:style-name="ro13">
          <table:table-cell table:style-name="ce48" office:value-type="string">
            <text:p>Id</text:p>
          </table:table-cell>
          <table:table-cell table:style-name="ce62" office:value-type="string">
            <text:p>Main cases</text:p>
          </table:table-cell>
          <table:table-cell table:style-name="ce82" office:value-type="string">
            <text:p>Priority</text:p>
          </table:table-cell>
          <table:table-cell table:style-name="ce82" office:value-type="string">
            <text:p>Affect</text:p>
          </table:table-cell>
          <table:table-cell table:number-columns-repeated="252"/>
        </table:table-row>
        <table:table-row table:style-name="ro14">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2"/>
          <table:table-cell table:style-name="ce83"/>
          <table:table-cell table:number-columns-repeated="253"/>
        </table:table-row>
        <table:table-row table:style-name="ro15">
          <table:table-cell table:style-name="ce50" office:value-type="string">
            <text:p>ANS_01.001</text:p>
          </table:table-cell>
          <table:table-cell table:style-name="ce63" office:value-type="string">
            <text:p>Add new category by the main menu on the action bar</text:p>
          </table:table-cell>
          <table:table-cell table:style-name="ce83" office:value-type="string">
            <text:p>Medium</text:p>
          </table:table-cell>
          <table:table-cell table:number-columns-repeated="253"/>
        </table:table-row>
        <table:table-row table:style-name="ro15">
          <table:table-cell table:style-name="ce51" office:value-type="string">
            <text:p>ANS_01.002</text:p>
          </table:table-cell>
          <table:table-cell table:style-name="ce64" office:value-type="string">
            <text:p>Add new category by the right click menu</text:p>
          </table:table-cell>
          <table:table-cell table:style-name="ce83" office:value-type="string">
            <text:p>Medium</text:p>
          </table:table-cell>
          <table:table-cell table:number-columns-repeated="253"/>
        </table:table-row>
        <table:table-row table:style-name="ro15">
          <table:table-cell table:style-name="ce51" office:value-type="string">
            <text:p>ANS_01.003</text:p>
          </table:table-cell>
          <table:table-cell table:style-name="ce63" office:value-type="string">
            <text:p>Add new category in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01.004</text:p>
          </table:table-cell>
          <table:table-cell table:style-name="ce64" office:value-type="string">
            <text:p>Add new category in case duplication of category name</text:p>
          </table:table-cell>
          <table:table-cell table:style-name="ce83" office:value-type="string">
            <text:p>Medium</text:p>
          </table:table-cell>
          <table:table-cell table:number-columns-repeated="253"/>
        </table:table-row>
        <table:table-row table:style-name="ro1">
          <table:table-cell table:style-name="ce51" office:value-type="string">
            <text:p>ANS_01.005</text:p>
          </table:table-cell>
          <table:table-cell table:style-name="ce65" office:value-type="string">
            <text:p>Add new category in case valid data entry for Moderator field</text:p>
          </table:table-cell>
          <table:table-cell table:style-name="ce83" office:value-type="string">
            <text:p>High</text:p>
          </table:table-cell>
          <table:table-cell table:number-columns-repeated="253"/>
        </table:table-row>
        <table:table-row table:style-name="ro1">
          <table:table-cell table:style-name="ce51" office:value-type="string">
            <text:p>ANS_01.006</text:p>
          </table:table-cell>
          <table:table-cell table:style-name="ce65" office:value-type="string">
            <text:p>Add new category in case invalid data entry for Moderator field</text:p>
          </table:table-cell>
          <table:table-cell table:style-name="ce83" office:value-type="string">
            <text:p>High</text:p>
          </table:table-cell>
          <table:table-cell table:number-columns-repeated="253"/>
        </table:table-row>
        <table:table-row table:style-name="ro1">
          <table:table-cell table:style-name="ce51" office:value-type="string">
            <text:p>ANS_01.007</text:p>
          </table:table-cell>
          <table:table-cell table:style-name="ce65" office:value-type="string">
            <text:p>Add new category with Require approval on new questions option</text:p>
          </table:table-cell>
          <table:table-cell table:style-name="ce83" office:value-type="string">
            <text:p>High</text:p>
          </table:table-cell>
          <table:table-cell table:number-columns-repeated="253"/>
        </table:table-row>
        <table:table-row table:style-name="ro1">
          <table:table-cell table:style-name="ce51" office:value-type="string">
            <text:p>ANS_01.008</text:p>
          </table:table-cell>
          <table:table-cell table:style-name="ce65" office:value-type="string">
            <text:p>Add new category without Require approval on new questions option</text:p>
          </table:table-cell>
          <table:table-cell table:style-name="ce83" office:value-type="string">
            <text:p>High</text:p>
          </table:table-cell>
          <table:table-cell table:number-columns-repeated="253"/>
        </table:table-row>
        <table:table-row table:style-name="ro1">
          <table:table-cell table:style-name="ce51" office:value-type="string">
            <text:p>ANS_01.009</text:p>
          </table:table-cell>
          <table:table-cell table:style-name="ce65" office:value-type="string">
            <text:p>Add new sub-category into a category</text:p>
          </table:table-cell>
          <table:table-cell table:style-name="ce83" office:value-type="string">
            <text:p>Medium</text:p>
          </table:table-cell>
          <table:table-cell table:number-columns-repeated="253"/>
        </table:table-row>
        <table:table-row table:style-name="ro1">
          <table:table-cell table:style-name="ce51" office:value-type="string">
            <text:p>ANS_01.010</text:p>
          </table:table-cell>
          <table:table-cell table:style-name="ce63" office:value-type="string">
            <text:p>Add new category with Require approval on new answer option</text:p>
          </table:table-cell>
          <table:table-cell table:style-name="ce83" office:value-type="string">
            <text:p>Major</text:p>
          </table:table-cell>
          <table:table-cell table:number-columns-repeated="253"/>
        </table:table-row>
        <table:table-row table:style-name="ro1">
          <table:table-cell table:style-name="ce51" office:value-type="string">
            <text:p>ANS_01.011</text:p>
          </table:table-cell>
          <table:table-cell table:style-name="ce63" office:value-type="string">
            <text:p>Add new category without Require approval on new answer option</text:p>
          </table:table-cell>
          <table:table-cell table:style-name="ce83" office:value-type="string">
            <text:p>Major</text:p>
          </table:table-cell>
          <table:table-cell table:number-columns-repeated="253"/>
        </table:table-row>
        <table:table-row table:style-name="ro1">
          <table:table-cell table:style-name="ce51" office:value-type="string">
            <text:p>ANS_01.012</text:p>
          </table:table-cell>
          <table:table-cell table:style-name="ce63" office:value-type="string">
            <text:p>Add new category with View Author of Question option</text:p>
          </table:table-cell>
          <table:table-cell table:style-name="ce83" office:value-type="string">
            <text:p>Major</text:p>
          </table:table-cell>
          <table:table-cell table:number-columns-repeated="253"/>
        </table:table-row>
        <table:table-row table:style-name="ro1">
          <table:table-cell table:style-name="ce51" office:value-type="string">
            <text:p>ANS_01.013</text:p>
          </table:table-cell>
          <table:table-cell table:style-name="ce63" office:value-type="string">
            <text:p>Add new category without View Author of Question option</text:p>
          </table:table-cell>
          <table:table-cell table:style-name="ce83" office:value-type="string">
            <text:p>Major</text:p>
          </table:table-cell>
          <table:table-cell table:number-columns-repeated="253"/>
        </table:table-row>
        <table:table-row table:style-name="ro1">
          <table:table-cell table:style-name="ce51" office:value-type="string">
            <text:p>ANS_01.014</text:p>
          </table:table-cell>
          <table:table-cell table:style-name="ce63" office:value-type="string">
            <text:p>Add new category with specific order value</text:p>
          </table:table-cell>
          <table:table-cell table:style-name="ce83" office:value-type="string">
            <text:p>Medium</text:p>
          </table:table-cell>
          <table:table-cell table:number-columns-repeated="253"/>
        </table:table-row>
        <table:table-row table:style-name="ro1">
          <table:table-cell table:style-name="ce51" office:value-type="string">
            <text:p>ANS_01.015</text:p>
          </table:table-cell>
          <table:table-cell table:style-name="ce63" office:value-type="string">
            <text:p>Add new category with invalid order value</text:p>
          </table:table-cell>
          <table:table-cell table:style-name="ce83" office:value-type="string">
            <text:p>Medium</text:p>
          </table:table-cell>
          <table:table-cell table:number-columns-repeated="253"/>
        </table:table-row>
        <table:table-row table:style-name="ro1">
          <table:table-cell table:style-name="ce51" office:value-type="string">
            <text:p>ANS_01.016</text:p>
          </table:table-cell>
          <table:table-cell table:style-name="ce65" office:value-type="string">
            <text:p>Add new category in case Select user/role/group available from list for <text:s/>Restricted audience field</text:p>
          </table:table-cell>
          <table:table-cell table:style-name="ce83" office:value-type="string">
            <text:p>High</text:p>
          </table:table-cell>
          <table:table-cell table:number-columns-repeated="253"/>
        </table:table-row>
        <table:table-row table:style-name="ro1">
          <table:table-cell table:style-name="ce51" office:value-type="string">
            <text:p>ANS_01.017</text:p>
          </table:table-cell>
          <table:table-cell table:style-name="ce63" office:value-type="string">
            <text:p>Add new category in case input directly user/role/group into Restricted audience field</text:p>
          </table:table-cell>
          <table:table-cell table:style-name="ce83" office:value-type="string">
            <text:p>High</text:p>
          </table:table-cell>
          <table:table-cell table:number-columns-repeated="253"/>
        </table:table-row>
        <table:table-row table:style-name="ro1">
          <table:table-cell table:style-name="ce51" office:value-type="string">
            <text:p>ANS_01.018</text:p>
          </table:table-cell>
          <table:table-cell table:style-name="ce63" office:value-type="string">
            <text:p>Add new category in case input directly user/role/group unavailable into Restricted audience field</text:p>
          </table:table-cell>
          <table:table-cell table:style-name="ce83" office:value-type="string">
            <text:p>High</text:p>
          </table:table-cell>
          <table:table-cell table:number-columns-repeated="253"/>
        </table:table-row>
        <table:table-row table:style-name="ro1">
          <table:table-cell table:style-name="ce50" office:value-type="string">
            <text:p>ANS_02.001</text:p>
          </table:table-cell>
          <table:table-cell table:style-name="ce63" office:value-type="string">
            <text:p>Edit category by the main menu on the action bar</text:p>
          </table:table-cell>
          <table:table-cell table:style-name="ce83" office:value-type="string">
            <text:p>Medium</text:p>
          </table:table-cell>
          <table:table-cell table:number-columns-repeated="253"/>
        </table:table-row>
        <table:table-row table:style-name="ro1">
          <table:table-cell table:style-name="ce51" office:value-type="string">
            <text:p>ANS_02.002</text:p>
          </table:table-cell>
          <table:table-cell table:style-name="ce63" office:value-type="string">
            <text:p>Edit category by the right click menu</text:p>
          </table:table-cell>
          <table:table-cell table:style-name="ce83" office:value-type="string">
            <text:p>Medium</text:p>
          </table:table-cell>
          <table:table-cell table:number-columns-repeated="253"/>
        </table:table-row>
        <table:table-row table:style-name="ro1">
          <table:table-cell table:style-name="ce51" office:value-type="string">
            <text:p>ANS_02.003</text:p>
          </table:table-cell>
          <table:table-cell table:style-name="ce63" office:value-type="string">
            <text:p>Edit category in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02.004</text:p>
          </table:table-cell>
          <table:table-cell table:style-name="ce64" office:value-type="string">
            <text:p>Edit category in case duplication of category name</text:p>
          </table:table-cell>
          <table:table-cell table:style-name="ce83" office:value-type="string">
            <text:p>Medium</text:p>
          </table:table-cell>
          <table:table-cell table:number-columns-repeated="253"/>
        </table:table-row>
        <table:table-row table:style-name="ro1">
          <table:table-cell table:style-name="ce51" office:value-type="string">
            <text:p>ANS_02.005</text:p>
          </table:table-cell>
          <table:table-cell table:style-name="ce65" office:value-type="string">
            <text:p>Edit category in case valid data entry for Moderator field</text:p>
          </table:table-cell>
          <table:table-cell table:style-name="ce84" office:value-type="string">
            <text:p>High</text:p>
          </table:table-cell>
          <table:table-cell table:number-columns-repeated="253"/>
        </table:table-row>
        <table:table-row table:style-name="ro1">
          <table:table-cell table:style-name="ce51" office:value-type="string">
            <text:p>ANS_02.006</text:p>
          </table:table-cell>
          <table:table-cell table:style-name="ce65" office:value-type="string">
            <text:p>Edit category in case invalid data entry for Moderator field</text:p>
          </table:table-cell>
          <table:table-cell table:style-name="ce84" office:value-type="string">
            <text:p>High</text:p>
          </table:table-cell>
          <table:table-cell table:number-columns-repeated="253"/>
        </table:table-row>
        <table:table-row table:style-name="ro1">
          <table:table-cell table:style-name="ce51" office:value-type="string">
            <text:p>ANS_02.007</text:p>
          </table:table-cell>
          <table:table-cell table:style-name="ce65" office:value-type="string">
            <text:p>Edit category with Require approval on new questions option</text:p>
          </table:table-cell>
          <table:table-cell table:style-name="ce84" office:value-type="string">
            <text:p>High</text:p>
          </table:table-cell>
          <table:table-cell table:number-columns-repeated="253"/>
        </table:table-row>
        <table:table-row table:style-name="ro1">
          <table:table-cell table:style-name="ce51" office:value-type="string">
            <text:p>ANS_02.008</text:p>
          </table:table-cell>
          <table:table-cell table:style-name="ce65" office:value-type="string">
            <text:p>Edit category without Require approval on new questions option</text:p>
          </table:table-cell>
          <table:table-cell table:style-name="ce84" office:value-type="string">
            <text:p>High</text:p>
          </table:table-cell>
          <table:table-cell table:number-columns-repeated="253"/>
        </table:table-row>
        <table:table-row table:style-name="ro1">
          <table:table-cell table:style-name="ce51" office:value-type="string">
            <text:p>ANS_02.009</text:p>
          </table:table-cell>
          <table:table-cell table:style-name="ce65" office:value-type="string">
            <text:p>Edit sub-category into a category</text:p>
          </table:table-cell>
          <table:table-cell table:style-name="ce84" office:value-type="string">
            <text:p>Medium</text:p>
          </table:table-cell>
          <table:table-cell table:number-columns-repeated="253"/>
        </table:table-row>
        <table:table-row table:style-name="ro1">
          <table:table-cell table:style-name="ce51" office:value-type="string">
            <text:p>ANS_02.010</text:p>
          </table:table-cell>
          <table:table-cell table:style-name="ce63" office:value-type="string">
            <text:p>Edit category with Require approval on new answer option</text:p>
          </table:table-cell>
          <table:table-cell table:style-name="ce84" office:value-type="string">
            <text:p>High</text:p>
          </table:table-cell>
          <table:table-cell table:number-columns-repeated="253"/>
        </table:table-row>
        <table:table-row table:style-name="ro1">
          <table:table-cell table:style-name="ce51" office:value-type="string">
            <text:p>ANS_02.011</text:p>
          </table:table-cell>
          <table:table-cell table:style-name="ce63" office:value-type="string">
            <text:p>Edit category without Require approval on new answer option</text:p>
          </table:table-cell>
          <table:table-cell table:style-name="ce84" office:value-type="string">
            <text:p>High</text:p>
          </table:table-cell>
          <table:table-cell table:number-columns-repeated="253"/>
        </table:table-row>
        <table:table-row table:style-name="ro1">
          <table:table-cell table:style-name="ce51" office:value-type="string">
            <text:p>ANS_02.012</text:p>
          </table:table-cell>
          <table:table-cell table:style-name="ce63" office:value-type="string">
            <text:p>Edit category with View Author of Question option</text:p>
          </table:table-cell>
          <table:table-cell table:style-name="ce84" office:value-type="string">
            <text:p>High</text:p>
          </table:table-cell>
          <table:table-cell table:number-columns-repeated="253"/>
        </table:table-row>
        <table:table-row table:style-name="ro1">
          <table:table-cell table:style-name="ce51" office:value-type="string">
            <text:p>ANS_02.013</text:p>
          </table:table-cell>
          <table:table-cell table:style-name="ce63" office:value-type="string">
            <text:p>Edit category without View Author of Question option</text:p>
          </table:table-cell>
          <table:table-cell table:style-name="ce84" office:value-type="string">
            <text:p>High</text:p>
          </table:table-cell>
          <table:table-cell table:number-columns-repeated="253"/>
        </table:table-row>
        <table:table-row table:style-name="ro1">
          <table:table-cell table:style-name="ce51" office:value-type="string">
            <text:p>ANS_02.014</text:p>
          </table:table-cell>
          <table:table-cell table:style-name="ce63" office:value-type="string">
            <text:p>Edit category with specific order value</text:p>
          </table:table-cell>
          <table:table-cell table:style-name="ce84" office:value-type="string">
            <text:p>Medium</text:p>
          </table:table-cell>
          <table:table-cell table:number-columns-repeated="253"/>
        </table:table-row>
        <table:table-row table:style-name="ro1">
          <table:table-cell table:style-name="ce51" office:value-type="string">
            <text:p>ANS_02.015</text:p>
          </table:table-cell>
          <table:table-cell table:style-name="ce63" office:value-type="string">
            <text:p>Edit category with invalid order value</text:p>
          </table:table-cell>
          <table:table-cell table:style-name="ce84" office:value-type="string">
            <text:p>Medium</text:p>
          </table:table-cell>
          <table:table-cell table:number-columns-repeated="253"/>
        </table:table-row>
        <table:table-row table:style-name="ro1">
          <table:table-cell table:style-name="ce50" office:value-type="string">
            <text:p>ANS_03.001</text:p>
          </table:table-cell>
          <table:table-cell table:style-name="ce63" office:value-type="string">
            <text:p>Delete Category by the main menu on the action bar</text:p>
          </table:table-cell>
          <table:table-cell table:style-name="ce84" office:value-type="string">
            <text:p>Medium</text:p>
          </table:table-cell>
          <table:table-cell table:number-columns-repeated="253"/>
        </table:table-row>
        <table:table-row table:style-name="ro1">
          <table:table-cell table:style-name="ce51" office:value-type="string">
            <text:p>ANS_03.002</text:p>
          </table:table-cell>
          <table:table-cell table:style-name="ce63" office:value-type="string">
            <text:p>Delete Category by the right click menu</text:p>
          </table:table-cell>
          <table:table-cell table:style-name="ce84" office:value-type="string">
            <text:p>Medium</text:p>
          </table:table-cell>
          <table:table-cell table:number-columns-repeated="253"/>
        </table:table-row>
        <table:table-row table:style-name="ro1">
          <table:table-cell table:style-name="ce50" office:value-type="string">
            <text:p>ANS_04.001</text:p>
          </table:table-cell>
          <table:table-cell table:style-name="ce63" office:value-type="string">
            <text:p>Move category by administrator</text:p>
          </table:table-cell>
          <table:table-cell table:style-name="ce84" office:value-type="string">
            <text:p>Medium</text:p>
          </table:table-cell>
          <table:table-cell table:number-columns-repeated="253"/>
        </table:table-row>
        <table:table-row table:style-name="ro1">
          <table:table-cell table:style-name="ce51" office:value-type="string">
            <text:p>ANS_04.002</text:p>
          </table:table-cell>
          <table:table-cell table:style-name="ce63" office:value-type="string">
            <text:p>Move category by moderator</text:p>
          </table:table-cell>
          <table:table-cell table:style-name="ce84" office:value-type="string">
            <text:p>Medium</text:p>
          </table:table-cell>
          <table:table-cell table:number-columns-repeated="253"/>
        </table:table-row>
        <table:table-row table:style-name="ro4">
          <table:table-cell table:style-name="ce51" office:value-type="string">
            <text:p>ANS_04.003</text:p>
          </table:table-cell>
          <table:table-cell table:style-name="ce63" office:value-type="string">
            <text:p>Move category by drag and drop</text:p>
          </table:table-cell>
          <table:table-cell table:style-name="ce84" office:value-type="string">
            <text:p>Medium</text:p>
          </table:table-cell>
          <table:table-cell table:number-columns-repeated="253"/>
        </table:table-row>
        <table:table-row table:style-name="ro4">
          <table:table-cell table:style-name="ce50" office:value-type="string">
            <text:p>ANS_05_01.001</text:p>
          </table:table-cell>
          <table:table-cell table:style-name="ce63" office:value-type="string">
            <text:p>Add watch category</text:p>
          </table:table-cell>
          <table:table-cell table:style-name="ce84" office:value-type="string">
            <text:p>Medium</text:p>
          </table:table-cell>
          <table:table-cell table:number-columns-repeated="253"/>
        </table:table-row>
        <table:table-row table:style-name="ro1">
          <table:table-cell table:style-name="ce51" office:value-type="string">
            <text:p>ANS_05_01.002</text:p>
          </table:table-cell>
          <table:table-cell table:style-name="ce63" office:value-type="string">
            <text:p>Check my watch</text:p>
          </table:table-cell>
          <table:table-cell table:style-name="ce84" office:value-type="string">
            <text:p>Medium</text:p>
          </table:table-cell>
          <table:table-cell table:number-columns-repeated="253"/>
        </table:table-row>
        <table:table-row table:style-name="ro1">
          <table:table-cell table:style-name="ce51" office:value-type="string">
            <text:p>ANS_05_01.003</text:p>
          </table:table-cell>
          <table:table-cell table:style-name="ce63" office:value-type="string">
            <text:p>View specific category in my watch</text:p>
          </table:table-cell>
          <table:table-cell table:style-name="ce84" office:value-type="string">
            <text:p>Medium</text:p>
          </table:table-cell>
          <table:table-cell table:number-columns-repeated="253"/>
        </table:table-row>
        <table:table-row table:style-name="ro1">
          <table:table-cell table:style-name="ce51" office:value-type="string">
            <text:p>ANS_05_02.001</text:p>
          </table:table-cell>
          <table:table-cell table:style-name="ce65" office:value-type="string">
            <text:p>UnWatch category</text:p>
          </table:table-cell>
          <table:table-cell table:style-name="ce84" office:value-type="string">
            <text:p>Medium</text:p>
          </table:table-cell>
          <table:table-cell table:number-columns-repeated="253"/>
        </table:table-row>
        <table:table-row table:style-name="ro1">
          <table:table-cell table:style-name="ce51" office:value-type="string">
            <text:p>ANS_05_02.002</text:p>
          </table:table-cell>
          <table:table-cell table:style-name="ce65" office:value-type="string">
            <text:p>UnWatch specific category in my watch</text:p>
          </table:table-cell>
          <table:table-cell table:style-name="ce84" office:value-type="string">
            <text:p>Medium</text:p>
          </table:table-cell>
          <table:table-cell table:number-columns-repeated="253"/>
        </table:table-row>
        <table:table-row table:style-name="ro1">
          <table:table-cell table:style-name="ce51" office:value-type="string">
            <text:p>ANS_05_03.001</text:p>
          </table:table-cell>
          <table:table-cell table:style-name="ce63" office:value-type="string">
            <text:p>Check send email notification when add new question that no need to be approved on watched category </text:p>
          </table:table-cell>
          <table:table-cell table:style-name="ce84" office:value-type="string">
            <text:p>Medium</text:p>
          </table:table-cell>
          <table:table-cell table:number-columns-repeated="253"/>
        </table:table-row>
        <table:table-row table:style-name="ro1">
          <table:table-cell table:style-name="ce51" office:value-type="string">
            <text:p>ANS_05_03.002</text:p>
          </table:table-cell>
          <table:table-cell table:style-name="ce63" office:value-type="string">
            <text:p>Check send email notification when add new question that is waiting for being approved on watched category </text:p>
          </table:table-cell>
          <table:table-cell table:style-name="ce84" office:value-type="string">
            <text:p>Medium</text:p>
          </table:table-cell>
          <table:table-cell table:number-columns-repeated="253"/>
        </table:table-row>
        <table:table-row table:style-name="ro1">
          <table:table-cell table:style-name="ce51" office:value-type="string">
            <text:p>ANS_05_03.003</text:p>
          </table:table-cell>
          <table:table-cell table:style-name="ce63" office:value-type="string">
            <text:p>Check send email notification when edit question of watched category</text:p>
          </table:table-cell>
          <table:table-cell table:style-name="ce84" office:value-type="string">
            <text:p>Medium</text:p>
          </table:table-cell>
          <table:table-cell table:number-columns-repeated="253"/>
        </table:table-row>
        <table:table-row table:style-name="ro1">
          <table:table-cell table:style-name="ce51" office:value-type="string">
            <text:p>ANS_05_03.004</text:p>
          </table:table-cell>
          <table:table-cell table:style-name="ce66" office:value-type="string">
            <text:p>Check send email notification when respond question of watched category </text:p>
          </table:table-cell>
          <table:table-cell table:style-name="ce84" office:value-type="string">
            <text:p>Medium</text:p>
          </table:table-cell>
          <table:table-cell table:number-columns-repeated="253"/>
        </table:table-row>
        <table:table-row table:style-name="ro1">
          <table:table-cell table:style-name="ce50" office:value-type="string">
            <text:p>ANS_06_01.001</text:p>
          </table:table-cell>
          <table:table-cell table:style-name="ce67" office:value-type="string">
            <text:p>Check link to category from Watch Manager form</text:p>
          </table:table-cell>
          <table:table-cell table:style-name="ce84" office:value-type="string">
            <text:p>Medium</text:p>
          </table:table-cell>
          <table:table-cell table:number-columns-repeated="253"/>
        </table:table-row>
        <table:table-row table:style-name="ro1">
          <table:table-cell table:style-name="ce51" office:value-type="string">
            <text:p>ANS_06_02.001</text:p>
          </table:table-cell>
          <table:table-cell table:style-name="ce67" office:value-type="string">
            <text:p>Edit registered email when Edit watch</text:p>
          </table:table-cell>
          <table:table-cell table:style-name="ce84" office:value-type="string">
            <text:p>Medium</text:p>
          </table:table-cell>
          <table:table-cell table:number-columns-repeated="253"/>
        </table:table-row>
        <table:table-row table:style-name="ro1">
          <table:table-cell table:style-name="ce51" office:value-type="string">
            <text:p>ANS_06_03.001</text:p>
          </table:table-cell>
          <table:table-cell table:style-name="ce67" office:value-type="string">
            <text:p>Remove registered email when Edit watch</text:p>
          </table:table-cell>
          <table:table-cell table:style-name="ce84" office:value-type="string">
            <text:p>Medium</text:p>
          </table:table-cell>
          <table:table-cell table:number-columns-repeated="253"/>
        </table:table-row>
        <table:table-row table:style-name="ro1">
          <table:table-cell table:style-name="ce51" office:value-type="string">
            <text:p>ANS_06_03.002</text:p>
          </table:table-cell>
          <table:table-cell table:style-name="ce67" office:value-type="string">
            <text:p>Remove watch</text:p>
          </table:table-cell>
          <table:table-cell table:style-name="ce84" office:value-type="string">
            <text:p>Medium</text:p>
          </table:table-cell>
          <table:table-cell table:number-columns-repeated="253"/>
        </table:table-row>
        <table:table-row table:style-name="ro1">
          <table:table-cell table:style-name="ce50" office:value-type="string">
            <text:p>ANS_07.001</text:p>
          </table:table-cell>
          <table:table-cell table:style-name="ce63" office:value-type="string">
            <text:p>Check Print list inside a category</text:p>
          </table:table-cell>
          <table:table-cell table:style-name="ce84" office:value-type="string">
            <text:p>Medium</text:p>
          </table:table-cell>
          <table:table-cell table:number-columns-repeated="253"/>
        </table:table-row>
        <table:table-row table:style-name="ro1">
          <table:table-cell table:style-name="ce51" office:value-type="string">
            <text:p>ANS_07.002</text:p>
          </table:table-cell>
          <table:table-cell table:style-name="ce63" office:value-type="string">
            <text:p>Cancel Print list inside a category</text:p>
          </table:table-cell>
          <table:table-cell table:style-name="ce84"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8"/>
          <table:table-cell table:style-name="ce83"/>
          <table:table-cell table:number-columns-repeated="253"/>
        </table:table-row>
        <table:table-row table:style-name="ro1">
          <table:table-cell table:style-name="ce50" office:value-type="string">
            <text:p>ANS_08.001</text:p>
          </table:table-cell>
          <table:table-cell table:style-name="ce63" office:value-type="string">
            <text:p>Add new question by the main menu on the action bar</text:p>
          </table:table-cell>
          <table:table-cell table:style-name="ce83" office:value-type="string">
            <text:p>Medium</text:p>
          </table:table-cell>
          <table:table-cell table:number-columns-repeated="253"/>
        </table:table-row>
        <table:table-row table:style-name="ro1">
          <table:table-cell table:style-name="ce51" office:value-type="string">
            <text:p>ANS_08.002</text:p>
          </table:table-cell>
          <table:table-cell table:style-name="ce64" office:value-type="string">
            <text:p>Add new question by the right click menu</text:p>
          </table:table-cell>
          <table:table-cell table:style-name="ce83" office:value-type="string">
            <text:p>Medium</text:p>
          </table:table-cell>
          <table:table-cell table:number-columns-repeated="253"/>
        </table:table-row>
        <table:table-row table:style-name="ro1">
          <table:table-cell table:style-name="ce51" office:value-type="string">
            <text:p>ANS_08.003</text:p>
          </table:table-cell>
          <table:table-cell table:style-name="ce63" office:value-type="string">
            <text:p>Add new Question in case leaving blank at m<text:span text:style-name="T5">and</text:span>atory fields</text:p>
          </table:table-cell>
          <table:table-cell table:style-name="ce83" office:value-type="string">
            <text:p>Medium</text:p>
          </table:table-cell>
          <table:table-cell table:number-columns-repeated="253"/>
        </table:table-row>
        <table:table-row table:style-name="ro1">
          <table:table-cell table:style-name="ce51" office:value-type="string">
            <text:p>ANS_08.004</text:p>
          </table:table-cell>
          <table:table-cell table:style-name="ce63" office:value-type="string">
            <text:p>Add new Question in case invalid Email Address entry</text:p>
          </table:table-cell>
          <table:table-cell table:style-name="ce83" office:value-type="string">
            <text:p>Medium</text:p>
          </table:table-cell>
          <table:table-cell table:number-columns-repeated="253"/>
        </table:table-row>
        <table:table-row table:style-name="ro1">
          <table:table-cell table:style-name="ce51" office:value-type="string">
            <text:p>ANS_08.005</text:p>
          </table:table-cell>
          <table:table-cell table:style-name="ce69" office:value-type="string">
            <text:p>Add new question into the Category which requires approval on new questions</text:p>
          </table:table-cell>
          <table:table-cell table:style-name="ce83" office:value-type="string">
            <text:p>High</text:p>
          </table:table-cell>
          <table:table-cell table:number-columns-repeated="253"/>
        </table:table-row>
        <table:table-row table:style-name="ro1">
          <table:table-cell table:style-name="ce51" office:value-type="string">
            <text:p>ANS_08.006</text:p>
          </table:table-cell>
          <table:table-cell table:style-name="ce69" office:value-type="string">
            <text:p>Add new question into the Category which does not require approval on new questions</text:p>
          </table:table-cell>
          <table:table-cell table:style-name="ce83" office:value-type="string">
            <text:p>High</text:p>
          </table:table-cell>
          <table:table-cell table:number-columns-repeated="253"/>
        </table:table-row>
        <table:table-row table:style-name="ro1">
          <table:table-cell table:style-name="ce51" office:value-type="string">
            <text:p>ANS_08.007</text:p>
          </table:table-cell>
          <table:table-cell table:style-name="ce63" office:value-type="string">
            <text:p>Add multi-languages question</text:p>
          </table:table-cell>
          <table:table-cell table:style-name="ce83" office:value-type="string">
            <text:p>Medium</text:p>
          </table:table-cell>
          <table:table-cell table:number-columns-repeated="253"/>
        </table:table-row>
        <table:table-row table:style-name="ro1">
          <table:table-cell table:style-name="ce51" office:value-type="string">
            <text:p>ANS_08.008</text:p>
          </table:table-cell>
          <table:table-cell table:style-name="ce63" office:value-type="string">
            <text:p>Add new question with attachment</text:p>
          </table:table-cell>
          <table:table-cell table:style-name="ce83" office:value-type="string">
            <text:p>Medium</text:p>
          </table:table-cell>
          <table:table-cell table:number-columns-repeated="253"/>
        </table:table-row>
        <table:table-row table:style-name="ro1">
          <table:table-cell table:style-name="ce51" office:value-type="string">
            <text:p>ANS_08.009</text:p>
          </table:table-cell>
          <table:table-cell table:style-name="ce70" office:value-type="string">
            <text:p>Add new question with invalid size attached file</text:p>
          </table:table-cell>
          <table:table-cell table:style-name="ce83" office:value-type="string">
            <text:p>Medium</text:p>
          </table:table-cell>
          <table:table-cell table:number-columns-repeated="253"/>
        </table:table-row>
        <table:table-row table:style-name="ro1">
          <table:table-cell table:style-name="ce50" office:value-type="string">
            <text:p>ANS_09.001</text:p>
          </table:table-cell>
          <table:table-cell table:style-name="ce63" office:value-type="string">
            <text:p>View question</text:p>
          </table:table-cell>
          <table:table-cell table:style-name="ce83" office:value-type="string">
            <text:p>Medium</text:p>
          </table:table-cell>
          <table:table-cell table:number-columns-repeated="253"/>
        </table:table-row>
        <table:table-row table:style-name="ro1">
          <table:table-cell table:style-name="ce51" office:value-type="string">
            <text:p>ANS_09.002</text:p>
          </table:table-cell>
          <table:table-cell table:style-name="ce63" office:value-type="string">
            <text:p>View multi-languages question</text:p>
          </table:table-cell>
          <table:table-cell table:style-name="ce83" office:value-type="string">
            <text:p>Medium</text:p>
          </table:table-cell>
          <table:table-cell table:number-columns-repeated="253"/>
        </table:table-row>
        <table:table-row table:style-name="ro1">
          <table:table-cell table:style-name="ce51" office:value-type="string">
            <text:p>ANS_09.003</text:p>
          </table:table-cell>
          <table:table-cell table:style-name="ce63" office:value-type="string">
            <text:p>Download attached file of a question</text:p>
          </table:table-cell>
          <table:table-cell table:style-name="ce83" office:value-type="string">
            <text:p>Medium</text:p>
          </table:table-cell>
          <table:table-cell table:number-columns-repeated="253"/>
        </table:table-row>
        <table:table-row table:style-name="ro1">
          <table:table-cell table:style-name="ce51" office:value-type="string">
            <text:p>ANS_09.004</text:p>
          </table:table-cell>
          <table:table-cell table:style-name="ce63" office:value-type="string">
            <text:p>View attached image of a question</text:p>
          </table:table-cell>
          <table:table-cell table:style-name="ce83" office:value-type="string">
            <text:p>Medium</text:p>
          </table:table-cell>
          <table:table-cell table:number-columns-repeated="253"/>
        </table:table-row>
        <table:table-row table:style-name="ro1">
          <table:table-cell table:style-name="ce50" office:value-type="string">
            <text:p>ANS_10.001</text:p>
          </table:table-cell>
          <table:table-cell table:style-name="ce63" office:value-type="string">
            <text:p>Edit Question with valid entry</text:p>
          </table:table-cell>
          <table:table-cell table:style-name="ce83" office:value-type="string">
            <text:p>Medium</text:p>
          </table:table-cell>
          <table:table-cell table:number-columns-repeated="253"/>
        </table:table-row>
        <table:table-row table:style-name="ro1">
          <table:table-cell table:style-name="ce51" office:value-type="string">
            <text:p>ANS_10.002</text:p>
          </table:table-cell>
          <table:table-cell table:style-name="ce63" office:value-type="string">
            <text:p>Edit Question in case leaving blank at m<text:span text:style-name="T5">and</text:span>atory fields</text:p>
          </table:table-cell>
          <table:table-cell table:style-name="ce83" office:value-type="string">
            <text:p>Medium</text:p>
          </table:table-cell>
          <table:table-cell table:number-columns-repeated="253"/>
        </table:table-row>
        <table:table-row table:style-name="ro1">
          <table:table-cell table:style-name="ce51" office:value-type="string">
            <text:p>ANS_10.003</text:p>
          </table:table-cell>
          <table:table-cell table:style-name="ce63" office:value-type="string">
            <text:p>Edit Question in case invalid Email Address entry</text:p>
          </table:table-cell>
          <table:table-cell table:style-name="ce83" office:value-type="string">
            <text:p>Medium</text:p>
          </table:table-cell>
          <table:table-cell table:number-columns-repeated="253"/>
        </table:table-row>
        <table:table-row table:style-name="ro1">
          <table:table-cell table:style-name="ce51" office:value-type="string">
            <text:p>ANS_10.004</text:p>
          </table:table-cell>
          <table:table-cell table:style-name="ce69" office:value-type="string">
            <text:p>Edit question in the Category which requires approval on new questions</text:p>
          </table:table-cell>
          <table:table-cell table:style-name="ce83" office:value-type="string">
            <text:p>Medium</text:p>
          </table:table-cell>
          <table:table-cell table:number-columns-repeated="253"/>
        </table:table-row>
        <table:table-row table:style-name="ro1">
          <table:table-cell table:style-name="ce51" office:value-type="string">
            <text:p>ANS_10.005</text:p>
          </table:table-cell>
          <table:table-cell table:style-name="ce69" office:value-type="string">
            <text:p>Edit question in the Category which does not require approval on new questions</text:p>
          </table:table-cell>
          <table:table-cell table:style-name="ce83" office:value-type="string">
            <text:p>Medium</text:p>
          </table:table-cell>
          <table:table-cell table:number-columns-repeated="253"/>
        </table:table-row>
        <table:table-row table:style-name="ro1">
          <table:table-cell table:style-name="ce51" office:value-type="string">
            <text:p>ANS_10.006</text:p>
          </table:table-cell>
          <table:table-cell table:style-name="ce63" office:value-type="string">
            <text:p>Edit question with multi-languages</text:p>
          </table:table-cell>
          <table:table-cell table:style-name="ce83" office:value-type="string">
            <text:p>Medium</text:p>
          </table:table-cell>
          <table:table-cell table:number-columns-repeated="253"/>
        </table:table-row>
        <table:table-row table:style-name="ro1">
          <table:table-cell table:style-name="ce51" office:value-type="string">
            <text:p>ANS_10.007</text:p>
          </table:table-cell>
          <table:table-cell table:style-name="ce63" office:value-type="string">
            <text:p>Edit question with attachment</text:p>
          </table:table-cell>
          <table:table-cell table:style-name="ce83" office:value-type="string">
            <text:p>Medium</text:p>
          </table:table-cell>
          <table:table-cell table:number-columns-repeated="253"/>
        </table:table-row>
        <table:table-row table:style-name="ro1">
          <table:table-cell table:style-name="ce51" office:value-type="string">
            <text:p>ANS_10.008</text:p>
          </table:table-cell>
          <table:table-cell table:style-name="ce70" office:value-type="string">
            <text:p>Edit question with invalid size attached file</text:p>
          </table:table-cell>
          <table:table-cell table:style-name="ce83" office:value-type="string">
            <text:p>Medium</text:p>
          </table:table-cell>
          <table:table-cell table:number-columns-repeated="253"/>
        </table:table-row>
        <table:table-row table:style-name="ro1">
          <table:table-cell table:style-name="ce51" office:value-type="string">
            <text:p>ANS_10.009</text:p>
          </table:table-cell>
          <table:table-cell table:style-name="ce70" office:value-type="string">
            <text:p>Edit question by normal user</text:p>
          </table:table-cell>
          <table:table-cell table:style-name="ce83" office:value-type="string">
            <text:p>Medium</text:p>
          </table:table-cell>
          <table:table-cell table:number-columns-repeated="253"/>
        </table:table-row>
        <table:table-row table:style-name="ro1">
          <table:table-cell table:style-name="ce51" office:value-type="string">
            <text:p>ANS_10.010</text:p>
          </table:table-cell>
          <table:table-cell table:style-name="ce70" office:value-type="string">
            <text:p>Edit question by anonymous user</text:p>
          </table:table-cell>
          <table:table-cell table:style-name="ce83" office:value-type="string">
            <text:p>Medium</text:p>
          </table:table-cell>
          <table:table-cell table:number-columns-repeated="253"/>
        </table:table-row>
        <table:table-row table:style-name="ro1">
          <table:table-cell table:style-name="ce51" office:value-type="string">
            <text:p>ANS_10.011</text:p>
          </table:table-cell>
          <table:table-cell table:style-name="ce70" office:value-type="string">
            <text:p>Edit Question by normal user who is owner question</text:p>
          </table:table-cell>
          <table:table-cell table:style-name="ce83" office:value-type="string">
            <text:p>Medium</text:p>
          </table:table-cell>
          <table:table-cell table:number-columns-repeated="253"/>
        </table:table-row>
        <table:table-row table:style-name="ro1">
          <table:table-cell table:style-name="ce51" office:value-type="string">
            <text:p>ANS_10.012</text:p>
          </table:table-cell>
          <table:table-cell table:style-name="ce63" office:value-type="string">
            <text:p>Approve question while editing</text:p>
          </table:table-cell>
          <table:table-cell table:style-name="ce83" office:value-type="string">
            <text:p>Medium</text:p>
          </table:table-cell>
          <table:table-cell table:number-columns-repeated="253"/>
        </table:table-row>
        <table:table-row table:style-name="ro1">
          <table:table-cell table:style-name="ce51" office:value-type="string">
            <text:p>ANS_10.013</text:p>
          </table:table-cell>
          <table:table-cell table:style-name="ce65" office:value-type="string">
            <text:p>Disapprove question while editing</text:p>
          </table:table-cell>
          <table:table-cell table:style-name="ce83" office:value-type="string">
            <text:p>Medium</text:p>
          </table:table-cell>
          <table:table-cell table:number-columns-repeated="253"/>
        </table:table-row>
        <table:table-row table:style-name="ro1">
          <table:table-cell table:style-name="ce51" office:value-type="string">
            <text:p>ANS_10.014</text:p>
          </table:table-cell>
          <table:table-cell table:style-name="ce65" office:value-type="string">
            <text:p>Activate question while editing</text:p>
          </table:table-cell>
          <table:table-cell table:style-name="ce83" office:value-type="string">
            <text:p>Medium</text:p>
          </table:table-cell>
          <table:table-cell table:number-columns-repeated="253"/>
        </table:table-row>
        <table:table-row table:style-name="ro15">
          <table:table-cell table:style-name="ce51" office:value-type="string">
            <text:p>ANS_10.015</text:p>
          </table:table-cell>
          <table:table-cell table:style-name="ce65" office:value-type="string">
            <text:p>Hide question while editing</text:p>
            <text:p/>
          </table:table-cell>
          <table:table-cell table:style-name="ce83" office:value-type="string">
            <text:p>Medium</text:p>
          </table:table-cell>
          <table:table-cell table:number-columns-repeated="253"/>
        </table:table-row>
        <table:table-row table:style-name="ro1">
          <table:table-cell table:style-name="ce50" office:value-type="string">
            <text:p>ANS_11_01.001</text:p>
          </table:table-cell>
          <table:table-cell table:style-name="ce63" office:value-type="string">
            <text:p>Answer question with valid entry</text:p>
          </table:table-cell>
          <table:table-cell table:style-name="ce83" office:value-type="string">
            <text:p>High</text:p>
          </table:table-cell>
          <table:table-cell table:number-columns-repeated="253"/>
        </table:table-row>
        <table:table-row table:style-name="ro1">
          <table:table-cell table:style-name="ce51" office:value-type="string">
            <text:p>ANS_11_01.002</text:p>
          </table:table-cell>
          <table:table-cell table:style-name="ce63" office:value-type="string">
            <text:p>Answer question in case leaving blank at mandatory fields</text:p>
          </table:table-cell>
          <table:table-cell table:style-name="ce83" office:value-type="string">
            <text:p>High</text:p>
          </table:table-cell>
          <table:table-cell table:number-columns-repeated="253"/>
        </table:table-row>
        <table:table-row table:style-name="ro1">
          <table:table-cell table:style-name="ce51" office:value-type="string">
            <text:p>ANS_11_01.003</text:p>
          </table:table-cell>
          <table:table-cell table:style-name="ce63" office:value-type="string">
            <text:p>Approve question while answering</text:p>
          </table:table-cell>
          <table:table-cell table:style-name="ce83" office:value-type="string">
            <text:p>High</text:p>
          </table:table-cell>
          <table:table-cell table:number-columns-repeated="253"/>
        </table:table-row>
        <table:table-row table:style-name="ro1">
          <table:table-cell table:style-name="ce51" office:value-type="string">
            <text:p>ANS_11_01.004</text:p>
          </table:table-cell>
          <table:table-cell table:style-name="ce65" office:value-type="string">
            <text:p>Disapprove question while answering </text:p>
          </table:table-cell>
          <table:table-cell table:style-name="ce83" office:value-type="string">
            <text:p>High</text:p>
          </table:table-cell>
          <table:table-cell table:number-columns-repeated="253"/>
        </table:table-row>
        <table:table-row table:style-name="ro1">
          <table:table-cell table:style-name="ce51" office:value-type="string">
            <text:p>ANS_11_01.005</text:p>
          </table:table-cell>
          <table:table-cell table:style-name="ce65" office:value-type="string">
            <text:p>Activate question while answering</text:p>
          </table:table-cell>
          <table:table-cell table:style-name="ce83" office:value-type="string">
            <text:p>High</text:p>
          </table:table-cell>
          <table:table-cell table:number-columns-repeated="253"/>
        </table:table-row>
        <table:table-row table:style-name="ro4">
          <table:table-cell table:style-name="ce51" office:value-type="string">
            <text:p>ANS_11_01.006</text:p>
          </table:table-cell>
          <table:table-cell table:style-name="ce65" office:value-type="string">
            <text:p>Hide question while answering</text:p>
            <text:p/>
          </table:table-cell>
          <table:table-cell table:style-name="ce83" office:value-type="string">
            <text:p>High</text:p>
          </table:table-cell>
          <table:table-cell table:number-columns-repeated="253"/>
        </table:table-row>
        <table:table-row table:style-name="ro16">
          <table:table-cell table:style-name="ce51" office:value-type="string">
            <text:p>ANS_11_02.001</text:p>
          </table:table-cell>
          <table:table-cell table:style-name="ce65" office:value-type="string">
            <text:p>Add related question when answering</text:p>
          </table:table-cell>
          <table:table-cell table:style-name="ce83" office:value-type="string">
            <text:p>Low</text:p>
          </table:table-cell>
          <table:table-cell table:number-columns-repeated="253"/>
        </table:table-row>
        <table:table-row table:style-name="ro1">
          <table:table-cell table:style-name="ce51" office:value-type="string">
            <text:p>ANS_11_02.002</text:p>
          </table:table-cell>
          <table:table-cell table:style-name="ce71" office:value-type="string">
            <text:p>Add related inactivated question when answering</text:p>
          </table:table-cell>
          <table:table-cell table:style-name="ce83" office:value-type="string">
            <text:p>Low</text:p>
          </table:table-cell>
          <table:table-cell table:number-columns-repeated="253"/>
        </table:table-row>
        <table:table-row table:style-name="ro16">
          <table:table-cell table:style-name="ce51" office:value-type="string">
            <text:p>ANS_11_02.003</text:p>
          </table:table-cell>
          <table:table-cell table:style-name="ce71" office:value-type="string">
            <text:p>Add related unapproved question when answering in case unapproved question is allowed to be viewed</text:p>
          </table:table-cell>
          <table:table-cell table:style-name="ce83" office:value-type="string">
            <text:p>Low</text:p>
          </table:table-cell>
          <table:table-cell table:number-columns-repeated="253"/>
        </table:table-row>
        <table:table-row table:style-name="ro4">
          <table:table-cell table:style-name="ce51" office:value-type="string">
            <text:p>ANS_11_02.004</text:p>
          </table:table-cell>
          <table:table-cell table:style-name="ce71" office:value-type="string">
            <text:p>Add related unapproved question when answer in case unapproved question is not allowed to be viewed</text:p>
          </table:table-cell>
          <table:table-cell table:style-name="ce83" office:value-type="string">
            <text:p>Low</text:p>
          </table:table-cell>
          <table:table-cell table:number-columns-repeated="253"/>
        </table:table-row>
        <table:table-row table:style-name="ro1">
          <table:table-cell table:style-name="ce51" office:value-type="string">
            <text:p>ANS_11_02.005</text:p>
          </table:table-cell>
          <table:table-cell table:style-name="ce71" office:value-type="string">
            <text:p>Check relations list after one of related questions is deleted</text:p>
          </table:table-cell>
          <table:table-cell table:style-name="ce83" office:value-type="string">
            <text:p>Low</text:p>
          </table:table-cell>
          <table:table-cell table:number-columns-repeated="253"/>
        </table:table-row>
        <table:table-row table:style-name="ro16">
          <table:table-cell table:style-name="ce51" office:value-type="string">
            <text:p>ANS_11_02.006</text:p>
          </table:table-cell>
          <table:table-cell table:style-name="ce71" office:value-type="string">
            <text:p>View relation question by selecting from original question in case original question was moved to another place</text:p>
          </table:table-cell>
          <table:table-cell table:style-name="ce83" office:value-type="string">
            <text:p>Low</text:p>
          </table:table-cell>
          <table:table-cell table:number-columns-repeated="253"/>
        </table:table-row>
        <table:table-row table:style-name="ro4">
          <table:table-cell table:style-name="ce51" office:value-type="string">
            <text:p>ANS_11_02.007</text:p>
          </table:table-cell>
          <table:table-cell table:style-name="ce71" office:value-type="string">
            <text:p>View relation question by selecting from original question in case category contains original question was moved to another place</text:p>
          </table:table-cell>
          <table:table-cell table:style-name="ce83" office:value-type="string">
            <text:p>Low</text:p>
          </table:table-cell>
          <table:table-cell table:number-columns-repeated="253"/>
        </table:table-row>
        <table:table-row table:style-name="ro14">
          <table:table-cell table:style-name="ce51" office:value-type="string">
            <text:p>ANS_11_02.008</text:p>
          </table:table-cell>
          <table:table-cell table:style-name="ce71" office:value-type="string">
            <text:p>View relation question by selecting from original question in case related question was moved to another place</text:p>
          </table:table-cell>
          <table:table-cell table:style-name="ce83" office:value-type="string">
            <text:p>Low</text:p>
          </table:table-cell>
          <table:table-cell table:number-columns-repeated="253"/>
        </table:table-row>
        <table:table-row table:style-name="ro14">
          <table:table-cell table:style-name="ce51" office:value-type="string">
            <text:p>ANS_11_02.009</text:p>
          </table:table-cell>
          <table:table-cell table:style-name="ce71" office:value-type="string">
            <text:p>View relation question by selecting from original question in case category contains related question was moved to another place</text:p>
          </table:table-cell>
          <table:table-cell table:style-name="ce83" office:value-type="string">
            <text:p>Low</text:p>
          </table:table-cell>
          <table:table-cell table:number-columns-repeated="253"/>
        </table:table-row>
        <table:table-row table:style-name="ro1">
          <table:table-cell table:style-name="ce51" office:value-type="string">
            <text:p>ANS_11_02.010</text:p>
          </table:table-cell>
          <table:table-cell table:style-name="ce71" office:value-type="string">
            <text:p>Check Back function while viewing relation question</text:p>
          </table:table-cell>
          <table:table-cell table:style-name="ce83" office:value-type="string">
            <text:p>Low</text:p>
          </table:table-cell>
          <table:table-cell table:number-columns-repeated="253"/>
        </table:table-row>
        <table:table-row table:style-name="ro1">
          <table:table-cell table:style-name="ce51" office:value-type="string">
            <text:p>ANS_11_02.011</text:p>
          </table:table-cell>
          <table:table-cell table:style-name="ce71" office:value-type="string">
            <text:p>Check Back function while viewing relation question in case original question was deleted</text:p>
          </table:table-cell>
          <table:table-cell table:style-name="ce83" office:value-type="string">
            <text:p>Low</text:p>
          </table:table-cell>
          <table:table-cell table:number-columns-repeated="253"/>
        </table:table-row>
        <table:table-row table:style-name="ro17">
          <table:table-cell table:style-name="ce51" office:value-type="string">
            <text:p>ANS_11_02.012</text:p>
          </table:table-cell>
          <table:table-cell table:style-name="ce71" office:value-type="string">
            <text:p>Check Back function while viewing relation question in case original question was moved to another place</text:p>
          </table:table-cell>
          <table:table-cell table:style-name="ce83" office:value-type="string">
            <text:p>Low</text:p>
          </table:table-cell>
          <table:table-cell table:number-columns-repeated="253"/>
        </table:table-row>
        <table:table-row table:style-name="ro1">
          <table:table-cell table:style-name="ce51" office:value-type="string">
            <text:p>ANS_11_03.001</text:p>
          </table:table-cell>
          <table:table-cell table:style-name="ce63" office:value-type="string">
            <text:p>Edit answer with valid data</text:p>
          </table:table-cell>
          <table:table-cell table:style-name="ce83" office:value-type="string">
            <text:p>Medium</text:p>
          </table:table-cell>
          <table:table-cell table:number-columns-repeated="253"/>
        </table:table-row>
        <table:table-row table:style-name="ro1">
          <table:table-cell table:style-name="ce51" office:value-type="string">
            <text:p>ANS_11_03.002</text:p>
          </table:table-cell>
          <table:table-cell table:style-name="ce63" office:value-type="string">
            <text:p>Edit answer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11_03.003</text:p>
          </table:table-cell>
          <table:table-cell table:style-name="ce63" office:value-type="string">
            <text:p>Approve question while editing answer</text:p>
          </table:table-cell>
          <table:table-cell table:style-name="ce83" office:value-type="string">
            <text:p>Medium</text:p>
          </table:table-cell>
          <table:table-cell table:number-columns-repeated="253"/>
        </table:table-row>
        <table:table-row table:style-name="ro1">
          <table:table-cell table:style-name="ce51" office:value-type="string">
            <text:p>ANS_11_03.004</text:p>
          </table:table-cell>
          <table:table-cell table:style-name="ce65" office:value-type="string">
            <text:p>Disapprove question while editing answer</text:p>
          </table:table-cell>
          <table:table-cell table:style-name="ce83" office:value-type="string">
            <text:p>Medium</text:p>
          </table:table-cell>
          <table:table-cell table:number-columns-repeated="253"/>
        </table:table-row>
        <table:table-row table:style-name="ro1">
          <table:table-cell table:style-name="ce51" office:value-type="string">
            <text:p>ANS_11_03.005</text:p>
          </table:table-cell>
          <table:table-cell table:style-name="ce65" office:value-type="string">
            <text:p>Activate question while editing answer</text:p>
          </table:table-cell>
          <table:table-cell table:style-name="ce83" office:value-type="string">
            <text:p>Medium</text:p>
          </table:table-cell>
          <table:table-cell table:number-columns-repeated="253"/>
        </table:table-row>
        <table:table-row table:style-name="ro16">
          <table:table-cell table:style-name="ce51" office:value-type="string">
            <text:p>ANS_11_03.006</text:p>
          </table:table-cell>
          <table:table-cell table:style-name="ce65" office:value-type="string">
            <text:p>Hide question while editing answer</text:p>
            <text:p/>
          </table:table-cell>
          <table:table-cell table:style-name="ce83" office:value-type="string">
            <text:p>Medium</text:p>
          </table:table-cell>
          <table:table-cell table:number-columns-repeated="253"/>
        </table:table-row>
        <table:table-row table:style-name="ro1">
          <table:table-cell table:style-name="ce51" office:value-type="string">
            <text:p>ANS_11_04.001</text:p>
          </table:table-cell>
          <table:table-cell table:style-name="ce63" office:value-type="string">
            <text:p>Approve and disapprove a specific answer</text:p>
          </table:table-cell>
          <table:table-cell table:style-name="ce83" office:value-type="string">
            <text:p>Medium</text:p>
          </table:table-cell>
          <table:table-cell table:number-columns-repeated="253"/>
        </table:table-row>
        <table:table-row table:style-name="ro1">
          <table:table-cell table:style-name="ce51" office:value-type="string">
            <text:p>ANS_11_04.002</text:p>
          </table:table-cell>
          <table:table-cell table:style-name="ce63" office:value-type="string">
            <text:p>Activate and inactivate a specific answer</text:p>
          </table:table-cell>
          <table:table-cell table:style-name="ce83" office:value-type="string">
            <text:p>Medium</text:p>
          </table:table-cell>
          <table:table-cell table:number-columns-repeated="253"/>
        </table:table-row>
        <table:table-row table:style-name="ro1">
          <table:table-cell table:style-name="ce51" office:value-type="string">
            <text:p>ANS_11_04.003</text:p>
          </table:table-cell>
          <table:table-cell table:style-name="ce66" office:value-type="string">
            <text:p>Delete an answer of specific question</text:p>
          </table:table-cell>
          <table:table-cell table:style-name="ce83" office:value-type="string">
            <text:p>Medium</text:p>
          </table:table-cell>
          <table:table-cell table:number-columns-repeated="253"/>
        </table:table-row>
        <table:table-row table:style-name="ro1">
          <table:table-cell table:style-name="ce50" office:value-type="string">
            <text:p>ANS_12.001</text:p>
          </table:table-cell>
          <table:table-cell table:style-name="ce63" office:value-type="string">
            <text:p>Move question by administrator</text:p>
          </table:table-cell>
          <table:table-cell table:style-name="ce83" office:value-type="string">
            <text:p>Medium</text:p>
          </table:table-cell>
          <table:table-cell table:number-columns-repeated="253"/>
        </table:table-row>
        <table:table-row table:style-name="ro1">
          <table:table-cell table:style-name="ce51" office:value-type="string">
            <text:p>ANS_12.002</text:p>
          </table:table-cell>
          <table:table-cell table:style-name="ce63" office:value-type="string">
            <text:p>Move question by moderator</text:p>
          </table:table-cell>
          <table:table-cell table:style-name="ce83" office:value-type="string">
            <text:p>Medium</text:p>
          </table:table-cell>
          <table:table-cell table:number-columns-repeated="253"/>
        </table:table-row>
        <table:table-row table:style-name="ro1">
          <table:table-cell table:style-name="ce50" office:value-type="string">
            <text:p>ANS_13.001</text:p>
          </table:table-cell>
          <table:table-cell table:style-name="ce63" office:value-type="string">
            <text:p>Send question </text:p>
          </table:table-cell>
          <table:table-cell table:style-name="ce83" office:value-type="string">
            <text:p>Medium</text:p>
          </table:table-cell>
          <table:table-cell table:number-columns-repeated="253"/>
        </table:table-row>
        <table:table-row table:style-name="ro1">
          <table:table-cell table:style-name="ce51" office:value-type="string">
            <text:p>ANS_13.002</text:p>
          </table:table-cell>
          <table:table-cell table:style-name="ce66" office:value-type="string">
            <text:p>Send question in case input invalid format email address</text:p>
          </table:table-cell>
          <table:table-cell table:style-name="ce83" office:value-type="string">
            <text:p>Medium</text:p>
          </table:table-cell>
          <table:table-cell table:number-columns-repeated="253"/>
        </table:table-row>
        <table:table-row table:style-name="ro1">
          <table:table-cell table:style-name="ce51" office:value-type="string">
            <text:p>ANS_13.003</text:p>
          </table:table-cell>
          <table:table-cell table:style-name="ce63" office:value-type="string">
            <text:p>Check Send question in case no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3.004</text:p>
          </table:table-cell>
          <table:table-cell table:style-name="ce63" office:value-type="string">
            <text:p>Test search user in Email address form when send mail</text:p>
          </table:table-cell>
          <table:table-cell table:style-name="ce83" office:value-type="string">
            <text:p>Medium</text:p>
          </table:table-cell>
          <table:table-cell table:number-columns-repeated="253"/>
        </table:table-row>
        <table:table-row table:style-name="ro1">
          <table:table-cell table:style-name="ce51" office:value-type="string">
            <text:p>ANS_13.005</text:p>
          </table:table-cell>
          <table:table-cell table:style-name="ce63" office:value-type="string">
            <text:p>Test search user in Email address form In case keyword does not match any user</text:p>
          </table:table-cell>
          <table:table-cell table:style-name="ce83" office:value-type="string">
            <text:p>Medium</text:p>
          </table:table-cell>
          <table:table-cell table:number-columns-repeated="253"/>
        </table:table-row>
        <table:table-row table:style-name="ro1">
          <table:table-cell table:style-name="ce51" office:value-type="string">
            <text:p>ANS_13.006</text:p>
          </table:table-cell>
          <table:table-cell table:style-name="ce63" office:value-type="string">
            <text:p>Test filter user by group in Email address form when send mail</text:p>
          </table:table-cell>
          <table:table-cell table:style-name="ce83" office:value-type="string">
            <text:p>Medium</text:p>
          </table:table-cell>
          <table:table-cell table:number-columns-repeated="253"/>
        </table:table-row>
        <table:table-row table:style-name="ro1">
          <table:table-cell table:style-name="ce51" office:value-type="string">
            <text:p>ANS_13.007</text:p>
          </table:table-cell>
          <table:table-cell table:style-name="ce63" office:value-type="string">
            <text:p>Test add email address available into “To” field</text:p>
          </table:table-cell>
          <table:table-cell table:style-name="ce83" office:value-type="string">
            <text:p>Medium</text:p>
          </table:table-cell>
          <table:table-cell table:number-columns-repeated="253"/>
        </table:table-row>
        <table:table-row table:style-name="ro1">
          <table:table-cell table:style-name="ce51" office:value-type="string">
            <text:p>ANS_13.008</text:p>
          </table:table-cell>
          <table:table-cell table:style-name="ce63" office:value-type="string">
            <text:p>Test add email address available into “CC” field</text:p>
          </table:table-cell>
          <table:table-cell table:style-name="ce83" office:value-type="string">
            <text:p>Medium</text:p>
          </table:table-cell>
          <table:table-cell table:number-columns-repeated="253"/>
        </table:table-row>
        <table:table-row table:style-name="ro1">
          <table:table-cell table:style-name="ce51" office:value-type="string">
            <text:p>ANS_13.009</text:p>
          </table:table-cell>
          <table:table-cell table:style-name="ce63" office:value-type="string">
            <text:p>Test add email address available into “BCC” field</text:p>
          </table:table-cell>
          <table:table-cell table:style-name="ce83" office:value-type="string">
            <text:p>Medium</text:p>
          </table:table-cell>
          <table:table-cell table:number-columns-repeated="253"/>
        </table:table-row>
        <table:table-row table:style-name="ro1">
          <table:table-cell table:style-name="ce50" office:value-type="string">
            <text:p>ANS_14.001</text:p>
          </table:table-cell>
          <table:table-cell table:style-name="ce63" office:value-type="string">
            <text:p>Print question content</text:p>
          </table:table-cell>
          <table:table-cell table:style-name="ce83" office:value-type="string">
            <text:p>Medium</text:p>
          </table:table-cell>
          <table:table-cell table:number-columns-repeated="253"/>
        </table:table-row>
        <table:table-row table:style-name="ro1">
          <table:table-cell table:style-name="ce50" office:value-type="string">
            <text:p>ANS_15.001</text:p>
          </table:table-cell>
          <table:table-cell table:style-name="ce63" office:value-type="string">
            <text:p>Delete Question by right-click menu</text:p>
          </table:table-cell>
          <table:table-cell table:style-name="ce83" office:value-type="string">
            <text:p>Medium</text:p>
          </table:table-cell>
          <table:table-cell table:number-columns-repeated="253"/>
        </table:table-row>
        <table:table-row table:style-name="ro1">
          <table:table-cell table:style-name="ce50" office:value-type="string">
            <text:p>ANS_16_01.001</text:p>
          </table:table-cell>
          <table:table-cell table:style-name="ce72" office:value-type="string">
            <text:p>Comment question in case blank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1.002</text:p>
          </table:table-cell>
          <table:table-cell table:style-name="ce72" office:value-type="string">
            <text:p>Comment question in case valid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1.003</text:p>
          </table:table-cell>
          <table:table-cell table:style-name="ce72" office:value-type="string">
            <text:p>Comment question in case the question no longer exist</text:p>
          </table:table-cell>
          <table:table-cell table:style-name="ce83" office:value-type="string">
            <text:p>Medium</text:p>
          </table:table-cell>
          <table:table-cell table:number-columns-repeated="253"/>
        </table:table-row>
        <table:table-row table:style-name="ro1">
          <table:table-cell table:style-name="ce51" office:value-type="string">
            <text:p>ANS_16_01.004</text:p>
          </table:table-cell>
          <table:table-cell table:style-name="ce72" office:value-type="string">
            <text:p>Comment question by anonymous user</text:p>
          </table:table-cell>
          <table:table-cell table:style-name="ce83" office:value-type="string">
            <text:p>Medium</text:p>
          </table:table-cell>
          <table:table-cell table:number-columns-repeated="253"/>
        </table:table-row>
        <table:table-row table:style-name="ro1">
          <table:table-cell table:style-name="ce51" office:value-type="string">
            <text:p>ANS_16_01.005</text:p>
          </table:table-cell>
          <table:table-cell table:style-name="ce72" office:value-type="string">
            <text:p>Commnet question by normal user</text:p>
          </table:table-cell>
          <table:table-cell table:style-name="ce83" office:value-type="string">
            <text:p>Medium</text:p>
          </table:table-cell>
          <table:table-cell table:number-columns-repeated="253"/>
        </table:table-row>
        <table:table-row table:style-name="ro1">
          <table:table-cell table:style-name="ce51" office:value-type="string">
            <text:p>ANS_16_01.006</text:p>
          </table:table-cell>
          <table:table-cell table:style-name="ce72" office:value-type="string">
            <text:p>Comment question which pending for approve by normal user</text:p>
          </table:table-cell>
          <table:table-cell table:style-name="ce83" office:value-type="string">
            <text:p>Medium</text:p>
          </table:table-cell>
          <table:table-cell table:number-columns-repeated="253"/>
        </table:table-row>
        <table:table-row table:style-name="ro1">
          <table:table-cell table:style-name="ce50" office:value-type="string">
            <text:p>ANS_16_02.001</text:p>
          </table:table-cell>
          <table:table-cell table:style-name="ce72" office:value-type="string">
            <text:p>Edit comment with valid data</text:p>
          </table:table-cell>
          <table:table-cell table:style-name="ce83" office:value-type="string">
            <text:p>Medium</text:p>
          </table:table-cell>
          <table:table-cell table:number-columns-repeated="253"/>
        </table:table-row>
        <table:table-row table:style-name="ro1">
          <table:table-cell table:style-name="ce51" office:value-type="string">
            <text:p>ANS_16_02.002</text:p>
          </table:table-cell>
          <table:table-cell table:style-name="ce72" office:value-type="string">
            <text:p>Edit comment with blank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2.003</text:p>
          </table:table-cell>
          <table:table-cell table:style-name="ce72" office:value-type="string">
            <text:p>Edit comment in case the question no longer exist</text:p>
          </table:table-cell>
          <table:table-cell table:style-name="ce83" office:value-type="string">
            <text:p>Medium</text:p>
          </table:table-cell>
          <table:table-cell table:number-columns-repeated="253"/>
        </table:table-row>
        <table:table-row table:style-name="ro1">
          <table:table-cell table:style-name="ce51" office:value-type="string">
            <text:p>ANS_16_03.001</text:p>
          </table:table-cell>
          <table:table-cell table:style-name="ce72" office:value-type="string">
            <text:p>Delete comment</text:p>
          </table:table-cell>
          <table:table-cell table:style-name="ce83" office:value-type="string">
            <text:p>Medium</text:p>
          </table:table-cell>
          <table:table-cell table:number-columns-repeated="253"/>
        </table:table-row>
        <table:table-row table:style-name="ro1">
          <table:table-cell table:style-name="ce50" office:value-type="string">
            <text:p>ANS_17.001</text:p>
          </table:table-cell>
          <table:table-cell table:style-name="ce72" office:value-type="string">
            <text:p>Promote comment</text:p>
          </table:table-cell>
          <table:table-cell table:style-name="ce83" office:value-type="string">
            <text:p>Medium</text:p>
          </table:table-cell>
          <table:table-cell table:number-columns-repeated="253"/>
        </table:table-row>
        <table:table-row table:style-name="ro1">
          <table:table-cell table:style-name="ce50" office:value-type="string">
            <text:p>ANS_18.001</text:p>
          </table:table-cell>
          <table:table-cell table:style-name="ce68" office:value-type="string">
            <text:p>Vote question</text:p>
          </table:table-cell>
          <table:table-cell table:style-name="ce83" office:value-type="string">
            <text:p>Low</text:p>
          </table:table-cell>
          <table:table-cell table:number-columns-repeated="253"/>
        </table:table-row>
        <table:table-row table:style-name="ro1">
          <table:table-cell table:style-name="ce53" office:value-type="string">
            <text:p>ANS_18.002</text:p>
          </table:table-cell>
          <table:table-cell table:style-name="ce73" office:value-type="string">
            <text:p>Vote question which pending for approve by normal user</text:p>
          </table:table-cell>
          <table:table-cell table:style-name="ce83" office:value-type="string">
            <text:p>Low</text:p>
          </table:table-cell>
          <table:table-cell table:number-columns-repeated="253"/>
        </table:table-row>
        <table:table-row table:style-name="ro1">
          <table:table-cell table:style-name="ce53" office:value-type="string">
            <text:p>ANS_18.003</text:p>
          </table:table-cell>
          <table:table-cell table:style-name="ce68" office:value-type="string">
            <text:p>Remove question vote</text:p>
          </table:table-cell>
          <table:table-cell table:style-name="ce83" office:value-type="string">
            <text:p>Low</text:p>
          </table:table-cell>
          <table:table-cell table:number-columns-repeated="253"/>
        </table:table-row>
        <table:table-row table:style-name="ro1">
          <table:table-cell table:style-name="ce53" office:value-type="string">
            <text:p>ANS_18.004</text:p>
          </table:table-cell>
          <table:table-cell table:style-name="ce68" office:value-type="string">
            <text:p>Vote answer</text:p>
          </table:table-cell>
          <table:table-cell table:style-name="ce83" office:value-type="string">
            <text:p>Medium</text:p>
          </table:table-cell>
          <table:table-cell table:number-columns-repeated="253"/>
        </table:table-row>
        <table:table-row table:style-name="ro1">
          <table:table-cell table:style-name="ce50" office:value-type="string">
            <text:p>ANS_19.001</text:p>
          </table:table-cell>
          <table:table-cell table:style-name="ce68" office:value-type="string">
            <text:p>Rate up/down answer</text:p>
          </table:table-cell>
          <table:table-cell table:style-name="ce83"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3" office:value-type="string">
            <text:p>Delete Question by right-click menu</text:p>
          </table:covered-table-cell>
          <table:table-cell table:style-name="ce83"/>
          <table:table-cell table:number-columns-repeated="253"/>
        </table:table-row>
        <table:table-row table:style-name="ro1">
          <table:table-cell table:style-name="ce50" office:value-type="string">
            <text:p>ANS_20.001</text:p>
          </table:table-cell>
          <table:table-cell table:style-name="ce74" office:value-type="string">
            <text:p>Check all existing question list</text:p>
          </table:table-cell>
          <table:table-cell table:style-name="ce83" office:value-type="string">
            <text:p>High</text:p>
          </table:table-cell>
          <table:table-cell table:number-columns-repeated="253"/>
        </table:table-row>
        <table:table-row table:style-name="ro1">
          <table:table-cell table:style-name="ce51" office:value-type="string">
            <text:p>ANS_20.002</text:p>
          </table:table-cell>
          <table:table-cell table:style-name="ce71" office:value-type="string">
            <text:p>Check pending question list</text:p>
          </table:table-cell>
          <table:table-cell table:style-name="ce83" office:value-type="string">
            <text:p>High</text:p>
          </table:table-cell>
          <table:table-cell table:number-columns-repeated="253"/>
        </table:table-row>
        <table:table-row table:style-name="ro1">
          <table:table-cell table:style-name="ce50" office:value-type="string">
            <text:p>ANS_21.001</text:p>
          </table:table-cell>
          <table:table-cell table:style-name="ce71" office:value-type="string">
            <text:p>Check activate/inactivate question</text:p>
          </table:table-cell>
          <table:table-cell table:style-name="ce83" office:value-type="string">
            <text:p>High</text:p>
          </table:table-cell>
          <table:table-cell table:number-columns-repeated="253"/>
        </table:table-row>
        <table:table-row table:style-name="ro1">
          <table:table-cell table:style-name="ce51" office:value-type="string">
            <text:p>ANS_21.002</text:p>
          </table:table-cell>
          <table:table-cell table:style-name="ce71" office:value-type="string">
            <text:p>Check approved/disapprove question</text:p>
          </table:table-cell>
          <table:table-cell table:style-name="ce83" office:value-type="string">
            <text:p>High</text:p>
          </table:table-cell>
          <table:table-cell table:number-columns-repeated="253"/>
        </table:table-row>
        <table:table-row table:style-name="ro1">
          <table:table-cell table:style-name="ce51" office:value-type="string">
            <text:p>ANS_21.003</text:p>
          </table:table-cell>
          <table:table-cell table:style-name="ce63" office:value-type="string">
            <text:p>Edit Question in All questions tab of Manage questions form</text:p>
          </table:table-cell>
          <table:table-cell table:style-name="ce83" office:value-type="string">
            <text:p>High</text:p>
          </table:table-cell>
          <table:table-cell table:number-columns-repeated="253"/>
        </table:table-row>
        <table:table-row table:style-name="ro1">
          <table:table-cell table:style-name="ce51" office:value-type="string">
            <text:p>ANS_21.004</text:p>
          </table:table-cell>
          <table:table-cell table:style-name="ce63" office:value-type="string">
            <text:p>Edit Question in Pending questions tab of Manage questions form</text:p>
          </table:table-cell>
          <table:table-cell table:style-name="ce83" office:value-type="string">
            <text:p>High</text:p>
          </table:table-cell>
          <table:table-cell table:number-columns-repeated="253"/>
        </table:table-row>
        <table:table-row table:style-name="ro1">
          <table:table-cell table:style-name="ce50" office:value-type="string">
            <text:p>ANS_22.001</text:p>
          </table:table-cell>
          <table:table-cell table:style-name="ce63" office:value-type="string">
            <text:p>Answer question in Manage questions form by answer icon</text:p>
          </table:table-cell>
          <table:table-cell table:style-name="ce83" office:value-type="string">
            <text:p>High</text:p>
          </table:table-cell>
          <table:table-cell table:number-columns-repeated="253"/>
        </table:table-row>
        <table:table-row table:style-name="ro1">
          <table:table-cell table:style-name="ce51" office:value-type="string">
            <text:p>ANS_22.002</text:p>
          </table:table-cell>
          <table:table-cell table:style-name="ce63" office:value-type="string">
            <text:p>Answer question in Manage questions form by language link</text:p>
          </table:table-cell>
          <table:table-cell table:style-name="ce83" office:value-type="string">
            <text:p>High</text:p>
          </table:table-cell>
          <table:table-cell table:number-columns-repeated="253"/>
        </table:table-row>
        <table:table-row table:style-name="ro1">
          <table:table-cell table:style-name="ce51" office:value-type="string">
            <text:p>ANS_22.003</text:p>
          </table:table-cell>
          <table:table-cell table:style-name="ce63" office:value-type="string">
            <text:p>Delete Question in All questions tab of Manage questions form</text:p>
          </table:table-cell>
          <table:table-cell table:style-name="ce83" office:value-type="string">
            <text:p>High</text:p>
          </table:table-cell>
          <table:table-cell table:number-columns-repeated="253"/>
        </table:table-row>
        <table:table-row table:style-name="ro1">
          <table:table-cell table:style-name="ce51" office:value-type="string">
            <text:p>ANS_22.004</text:p>
          </table:table-cell>
          <table:table-cell table:style-name="ce63" office:value-type="string">
            <text:p>Delete Question in Pending questions tab of Manage questions form</text:p>
          </table:table-cell>
          <table:table-cell table:style-name="ce83"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8"/>
          <table:table-cell table:style-name="ce83"/>
          <table:table-cell table:number-columns-repeated="253"/>
        </table:table-row>
        <table:table-row table:style-name="ro1">
          <table:table-cell table:style-name="ce50" office:value-type="string">
            <text:p>ANS_24.001</text:p>
          </table:table-cell>
          <table:table-cell table:style-name="ce75" office:value-type="string">
            <text:p>Do Simple Search in case input no keywords searching</text:p>
          </table:table-cell>
          <table:table-cell table:style-name="ce83" office:value-type="string">
            <text:p>Low</text:p>
          </table:table-cell>
          <table:table-cell table:number-columns-repeated="253"/>
        </table:table-row>
        <table:table-row table:style-name="ro1">
          <table:table-cell table:style-name="ce51" office:value-type="string">
            <text:p>ANS_24.002</text:p>
          </table:table-cell>
          <table:table-cell table:style-name="ce68" office:value-type="string">
            <text:p>Do Simple Search in case search keyword does not match existing values</text:p>
          </table:table-cell>
          <table:table-cell table:style-name="ce83" office:value-type="string">
            <text:p>Low</text:p>
          </table:table-cell>
          <table:table-cell table:number-columns-repeated="253"/>
        </table:table-row>
        <table:table-row table:style-name="ro1">
          <table:table-cell table:style-name="ce51" office:value-type="string">
            <text:p>ANS_24.003</text:p>
          </table:table-cell>
          <table:table-cell table:style-name="ce75" office:value-type="string">
            <text:p>Do Simple Search in case input keyword matches existing value</text:p>
          </table:table-cell>
          <table:table-cell table:style-name="ce83" office:value-type="string">
            <text:p>Low</text:p>
          </table:table-cell>
          <table:table-cell table:number-columns-repeated="253"/>
        </table:table-row>
        <table:table-row table:style-name="ro1">
          <table:table-cell table:style-name="ce51" office:value-type="string">
            <text:p>ANS_24.004</text:p>
          </table:table-cell>
          <table:table-cell table:style-name="ce75" office:value-type="string">
            <text:p>Do Simple Search in case searching keyword contains special characters</text:p>
          </table:table-cell>
          <table:table-cell table:style-name="ce83" office:value-type="string">
            <text:p>Low</text:p>
          </table:table-cell>
          <table:table-cell table:number-columns-repeated="253"/>
        </table:table-row>
        <table:table-row table:style-name="ro1">
          <table:table-cell table:style-name="ce51" office:value-type="string">
            <text:p>ANS_24.005</text:p>
          </table:table-cell>
          <table:table-cell table:style-name="ce75" office:value-type="string">
            <text:p>Do Simple Search with Inactivate question by administrator</text:p>
          </table:table-cell>
          <table:table-cell table:style-name="ce83" office:value-type="string">
            <text:p>Low</text:p>
          </table:table-cell>
          <table:table-cell table:number-columns-repeated="253"/>
        </table:table-row>
        <table:table-row table:style-name="ro1">
          <table:table-cell table:style-name="ce51" office:value-type="string">
            <text:p>ANS_24.006</text:p>
          </table:table-cell>
          <table:table-cell table:style-name="ce75" office:value-type="string">
            <text:p>Do Simple Search with Inactivatequestion by moderator</text:p>
          </table:table-cell>
          <table:table-cell table:style-name="ce83" office:value-type="string">
            <text:p>Low</text:p>
          </table:table-cell>
          <table:table-cell table:number-columns-repeated="253"/>
        </table:table-row>
        <table:table-row table:style-name="ro1">
          <table:table-cell table:style-name="ce51" office:value-type="string">
            <text:p>ANS_24.007</text:p>
          </table:table-cell>
          <table:table-cell table:style-name="ce75" office:value-type="string">
            <text:p>Do Simple Search with Inactivate question by owner question</text:p>
          </table:table-cell>
          <table:table-cell table:style-name="ce83" office:value-type="string">
            <text:p>Low</text:p>
          </table:table-cell>
          <table:table-cell table:number-columns-repeated="253"/>
        </table:table-row>
        <table:table-row table:style-name="ro1">
          <table:table-cell table:style-name="ce51" office:value-type="string">
            <text:p>ANS_24.008</text:p>
          </table:table-cell>
          <table:table-cell table:style-name="ce75" office:value-type="string">
            <text:p>Do Simple Search with Inactivate question by normal user</text:p>
          </table:table-cell>
          <table:table-cell table:style-name="ce83" office:value-type="string">
            <text:p>Low</text:p>
          </table:table-cell>
          <table:table-cell table:number-columns-repeated="253"/>
        </table:table-row>
        <table:table-row table:style-name="ro1">
          <table:table-cell table:style-name="ce51" office:value-type="string">
            <text:p>ANS_24.009</text:p>
          </table:table-cell>
          <table:table-cell table:style-name="ce75" office:value-type="string">
            <text:p>Do Simple Search with Inactivate question by guest</text:p>
          </table:table-cell>
          <table:table-cell table:style-name="ce83" office:value-type="string">
            <text:p>Low</text:p>
          </table:table-cell>
          <table:table-cell table:number-columns-repeated="253"/>
        </table:table-row>
        <table:table-row table:style-name="ro1">
          <table:table-cell table:style-name="ce51" office:value-type="string">
            <text:p>ANS_24.010</text:p>
          </table:table-cell>
          <table:table-cell table:style-name="ce75" office:value-type="string">
            <text:p>Do Simple Search with Disapprove question by administrator</text:p>
          </table:table-cell>
          <table:table-cell table:style-name="ce83" office:value-type="string">
            <text:p>Low</text:p>
          </table:table-cell>
          <table:table-cell table:number-columns-repeated="253"/>
        </table:table-row>
        <table:table-row table:style-name="ro1">
          <table:table-cell table:style-name="ce51" office:value-type="string">
            <text:p>ANS_24.011</text:p>
          </table:table-cell>
          <table:table-cell table:style-name="ce75" office:value-type="string">
            <text:p>Do Simple Search with Disapprove question by moderator</text:p>
          </table:table-cell>
          <table:table-cell table:style-name="ce83" office:value-type="string">
            <text:p>Low</text:p>
          </table:table-cell>
          <table:table-cell table:number-columns-repeated="253"/>
        </table:table-row>
        <table:table-row table:style-name="ro1">
          <table:table-cell table:style-name="ce51" office:value-type="string">
            <text:p>ANS_24.012</text:p>
          </table:table-cell>
          <table:table-cell table:style-name="ce75" office:value-type="string">
            <text:p>Do Simple Search with Disapprove question by owner question</text:p>
          </table:table-cell>
          <table:table-cell table:style-name="ce83" office:value-type="string">
            <text:p>Low</text:p>
          </table:table-cell>
          <table:table-cell table:number-columns-repeated="253"/>
        </table:table-row>
        <table:table-row table:style-name="ro1">
          <table:table-cell table:style-name="ce51" office:value-type="string">
            <text:p>ANS_24.013</text:p>
          </table:table-cell>
          <table:table-cell table:style-name="ce75" office:value-type="string">
            <text:p>Do Simple Search with Disapprove question by normal user</text:p>
          </table:table-cell>
          <table:table-cell table:style-name="ce83" office:value-type="string">
            <text:p>Low</text:p>
          </table:table-cell>
          <table:table-cell table:number-columns-repeated="253"/>
        </table:table-row>
        <table:table-row table:style-name="ro1">
          <table:table-cell table:style-name="ce51" office:value-type="string">
            <text:p>ANS_24.014</text:p>
          </table:table-cell>
          <table:table-cell table:style-name="ce75" office:value-type="string">
            <text:p>Do Simple Search with Disapprove question by guest</text:p>
          </table:table-cell>
          <table:table-cell table:style-name="ce83" office:value-type="string">
            <text:p>Low</text:p>
          </table:table-cell>
          <table:table-cell table:number-columns-repeated="253"/>
        </table:table-row>
        <table:table-row table:style-name="ro1">
          <table:table-cell table:style-name="ce51" office:value-type="string">
            <text:p>ANS_24.015</text:p>
          </table:table-cell>
          <table:table-cell table:style-name="ce75" office:value-type="string">
            <text:p>Do Simple Search with name of attachment in question</text:p>
          </table:table-cell>
          <table:table-cell table:style-name="ce83" office:value-type="string">
            <text:p>Low</text:p>
          </table:table-cell>
          <table:table-cell table:number-columns-repeated="253"/>
        </table:table-row>
        <table:table-row table:style-name="ro1">
          <table:table-cell table:style-name="ce51" office:value-type="string">
            <text:p>ANS_24.016</text:p>
          </table:table-cell>
          <table:table-cell table:style-name="ce75" office:value-type="string">
            <text:p>Do Simple Search with content of attachment in question</text:p>
          </table:table-cell>
          <table:table-cell table:style-name="ce83" office:value-type="string">
            <text:p>Low</text:p>
          </table:table-cell>
          <table:table-cell table:number-columns-repeated="253"/>
        </table:table-row>
        <table:table-row table:style-name="ro1">
          <table:table-cell table:style-name="ce50" office:value-type="string">
            <text:p>ANS_25.001</text:p>
          </table:table-cell>
          <table:table-cell table:style-name="ce63" office:value-type="string">
            <text:p>Do Advanced Search in case blank keyword entry</text:p>
          </table:table-cell>
          <table:table-cell table:style-name="ce83" office:value-type="string">
            <text:p>Low</text:p>
          </table:table-cell>
          <table:table-cell table:number-columns-repeated="253"/>
        </table:table-row>
        <table:table-row table:style-name="ro1">
          <table:table-cell table:style-name="ce51" office:value-type="string">
            <text:p>ANS_25.002</text:p>
          </table:table-cell>
          <table:table-cell table:style-name="ce68" office:value-type="string">
            <text:p>Do Advanced Search in case search keyword does not match existing values</text:p>
          </table:table-cell>
          <table:table-cell table:style-name="ce83" office:value-type="string">
            <text:p>Low</text:p>
          </table:table-cell>
          <table:table-cell table:number-columns-repeated="253"/>
        </table:table-row>
        <table:table-row table:style-name="ro1">
          <table:table-cell table:style-name="ce51" office:value-type="string">
            <text:p>ANS_25.003</text:p>
          </table:table-cell>
          <table:table-cell table:style-name="ce75" office:value-type="string">
            <text:p>Do Advanced Search in case input keyword matches existing values</text:p>
          </table:table-cell>
          <table:table-cell table:style-name="ce83" office:value-type="string">
            <text:p>Low</text:p>
          </table:table-cell>
          <table:table-cell table:number-columns-repeated="253"/>
        </table:table-row>
        <table:table-row table:style-name="ro1">
          <table:table-cell table:style-name="ce51" office:value-type="string">
            <text:p>ANS_25.004</text:p>
          </table:table-cell>
          <table:table-cell table:style-name="ce75" office:value-type="string">
            <text:p>Do Advanced Search in case searching keyword contains special characters</text:p>
          </table:table-cell>
          <table:table-cell table:style-name="ce83" office:value-type="string">
            <text:p>Low</text:p>
          </table:table-cell>
          <table:table-cell table:number-columns-repeated="253"/>
        </table:table-row>
        <table:table-row table:style-name="ro1">
          <table:table-cell table:style-name="ce51" office:value-type="string">
            <text:p>ANS_25.005</text:p>
          </table:table-cell>
          <table:table-cell table:style-name="ce75" office:value-type="string">
            <text:p>Do Advanced Search with Term keywords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6</text:p>
          </table:table-cell>
          <table:table-cell table:style-name="ce75" office:value-type="string">
            <text:p>Do Advanced Search with Name keywords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7</text:p>
          </table:table-cell>
          <table:table-cell table:style-name="ce75" office:value-type="string">
            <text:p>Do Advanced Search with Approved option keyword searched in Categories </text:p>
          </table:table-cell>
          <table:table-cell table:style-name="ce83" office:value-type="string">
            <text:p>Low</text:p>
          </table:table-cell>
          <table:table-cell table:number-columns-repeated="253"/>
        </table:table-row>
        <table:table-row table:style-name="ro1">
          <table:table-cell table:style-name="ce51" office:value-type="string">
            <text:p>ANS_25.008</text:p>
          </table:table-cell>
          <table:table-cell table:style-name="ce75" office:value-type="string">
            <text:p>Do Advanced Search with Moderator keyword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9</text:p>
          </table:table-cell>
          <table:table-cell table:style-name="ce75" office:value-type="string">
            <text:p>Do Advanced Search with Created after date keyword searched in Categories </text:p>
          </table:table-cell>
          <table:table-cell table:style-name="ce83" office:value-type="string">
            <text:p>Low</text:p>
          </table:table-cell>
          <table:table-cell table:number-columns-repeated="253"/>
        </table:table-row>
        <table:table-row table:style-name="ro1">
          <table:table-cell table:style-name="ce51" office:value-type="string">
            <text:p>ANS_25.010</text:p>
          </table:table-cell>
          <table:table-cell table:style-name="ce75" office:value-type="string">
            <text:p>Do Advanced Search with Created before date keyword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1</text:p>
          </table:table-cell>
          <table:table-cell table:style-name="ce75" office:value-type="string">
            <text:p>Do Advanced Search with keywords combination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2</text:p>
          </table:table-cell>
          <table:table-cell table:style-name="ce75" office:value-type="string">
            <text:p>Do Advanced Search with full keywords combination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3</text:p>
          </table:table-cell>
          <table:table-cell table:style-name="ce75" office:value-type="string">
            <text:p>Do Advanced Search with Term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4</text:p>
          </table:table-cell>
          <table:table-cell table:style-name="ce75" office:value-type="string">
            <text:p>Do Advanced Search with Author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5</text:p>
          </table:table-cell>
          <table:table-cell table:style-name="ce75" office:value-type="string">
            <text:p>Do Advanced Search with Author email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6</text:p>
          </table:table-cell>
          <table:table-cell table:style-name="ce75" office:value-type="string">
            <text:p>Do Advanced Search with Language option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7</text:p>
          </table:table-cell>
          <table:table-cell table:style-name="ce75" office:value-type="string">
            <text:p>Do Advanced Search with Question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8</text:p>
          </table:table-cell>
          <table:table-cell table:style-name="ce75" office:value-type="string">
            <text:p>Do Advanced Search with Answer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9</text:p>
          </table:table-cell>
          <table:table-cell table:style-name="ce75" office:value-type="string">
            <text:p>Do Advanced Search with Created after date keyword searched in Entries </text:p>
          </table:table-cell>
          <table:table-cell table:style-name="ce83" office:value-type="string">
            <text:p>Low</text:p>
          </table:table-cell>
          <table:table-cell table:number-columns-repeated="253"/>
        </table:table-row>
        <table:table-row table:style-name="ro1">
          <table:table-cell table:style-name="ce51" office:value-type="string">
            <text:p>ANS_25.020</text:p>
          </table:table-cell>
          <table:table-cell table:style-name="ce75" office:value-type="string">
            <text:p>Do Advanced Search with Created before date keyword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1</text:p>
          </table:table-cell>
          <table:table-cell table:style-name="ce75" office:value-type="string">
            <text:p>Do Advanced Search with keywords combination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2</text:p>
          </table:table-cell>
          <table:table-cell table:style-name="ce76" office:value-type="string">
            <text:p>Do Advanced Search with full keywords combination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3</text:p>
          </table:table-cell>
          <table:table-cell table:style-name="ce75" office:value-type="string">
            <text:p>Do Advanced Search in case invalid duration keyword entry</text:p>
          </table:table-cell>
          <table:table-cell table:style-name="ce83" office:value-type="string">
            <text:p>Low</text:p>
          </table:table-cell>
          <table:table-cell table:number-columns-repeated="253"/>
        </table:table-row>
        <table:table-row table:style-name="ro1">
          <table:table-cell table:style-name="ce51" office:value-type="string">
            <text:p>ANS_25.024</text:p>
          </table:table-cell>
          <table:table-cell table:style-name="ce68" office:value-type="string">
            <text:p>Test Search Result in case administrato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5</text:p>
          </table:table-cell>
          <table:table-cell table:style-name="ce68" office:value-type="string">
            <text:p>Test Search Result in case moderato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6</text:p>
          </table:table-cell>
          <table:table-cell table:style-name="ce68" office:value-type="string">
            <text:p>Test Search Result in case normal use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7</text:p>
          </table:table-cell>
          <table:table-cell table:style-name="ce75" office:value-type="string">
            <text:p>Do Advanced Search with name of attachment in question</text:p>
          </table:table-cell>
          <table:table-cell table:style-name="ce83" office:value-type="string">
            <text:p>Low</text:p>
          </table:table-cell>
          <table:table-cell table:number-columns-repeated="253"/>
        </table:table-row>
        <table:table-row table:style-name="ro1">
          <table:table-cell table:style-name="ce51" office:value-type="string">
            <text:p>ANS_25.028</text:p>
          </table:table-cell>
          <table:table-cell table:style-name="ce75" office:value-type="string">
            <text:p>Do Simple Search with content of attachment in question</text:p>
          </table:table-cell>
          <table:table-cell table:style-name="ce83"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8"/>
          <table:table-cell table:style-name="ce83"/>
          <table:table-cell table:number-columns-repeated="253"/>
        </table:table-row>
        <table:table-row table:style-name="ro1">
          <table:table-cell table:style-name="ce50" office:value-type="string">
            <text:p>ANS_26.001</text:p>
          </table:table-cell>
          <table:table-cell table:style-name="ce72" office:value-type="string">
            <text:p>Set Answers porlet to display categories/questions by created date in a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2</text:p>
          </table:table-cell>
          <table:table-cell table:style-name="ce72" office:value-type="string">
            <text:p>Set Answers porlet <text:s/>to display categories/questions by created date in de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3</text:p>
          </table:table-cell>
          <table:table-cell table:style-name="ce72" office:value-type="string">
            <text:p>Set Answers porlet <text:s/>to display categories/ questions by alphabet in a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4</text:p>
          </table:table-cell>
          <table:table-cell table:style-name="ce72" office:value-type="string">
            <text:p>Set Answers porlet <text:s/>to display categories/ questions by alphabet in de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5</text:p>
          </table:table-cell>
          <table:table-cell table:style-name="ce72" office:value-type="string">
            <text:p>Change avatar in case invalid file uploaded</text:p>
          </table:table-cell>
          <table:table-cell table:style-name="ce83" office:value-type="string">
            <text:p>Low</text:p>
          </table:table-cell>
          <table:table-cell table:number-columns-repeated="253"/>
        </table:table-row>
        <table:table-row table:style-name="ro1">
          <table:table-cell table:style-name="ce51" office:value-type="string">
            <text:p>ANS_26.006</text:p>
          </table:table-cell>
          <table:table-cell table:style-name="ce72" office:value-type="string">
            <text:p>Change avatar in case valid file uploaded</text:p>
          </table:table-cell>
          <table:table-cell table:style-name="ce83" office:value-type="string">
            <text:p>Low</text:p>
          </table:table-cell>
          <table:table-cell table:number-columns-repeated="253"/>
        </table:table-row>
        <table:table-row table:style-name="ro1">
          <table:table-cell table:style-name="ce51" office:value-type="string">
            <text:p>ANS_26.007</text:p>
          </table:table-cell>
          <table:table-cell table:style-name="ce72" office:value-type="string">
            <text:p>Reset the uploaded avatar</text:p>
          </table:table-cell>
          <table:table-cell table:style-name="ce83"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8"/>
          <table:table-cell table:style-name="ce83"/>
          <table:table-cell table:number-columns-repeated="253"/>
        </table:table-row>
        <table:table-row table:style-name="ro1">
          <table:table-cell table:style-name="ce50" office:value-type="string">
            <text:p>ANS_27.001</text:p>
          </table:table-cell>
          <table:table-cell table:style-name="ce72" office:value-type="string">
            <text:p>Check permission in case administration login</text:p>
          </table:table-cell>
          <table:table-cell table:style-name="ce83" office:value-type="string">
            <text:p>Medium</text:p>
          </table:table-cell>
          <table:table-cell table:number-columns-repeated="253"/>
        </table:table-row>
        <table:table-row table:style-name="ro1">
          <table:table-cell table:style-name="ce51" office:value-type="string">
            <text:p>ANS_27.002</text:p>
          </table:table-cell>
          <table:table-cell table:style-name="ce72" office:value-type="string">
            <text:p>Check permission in case moderator login</text:p>
          </table:table-cell>
          <table:table-cell table:style-name="ce83" office:value-type="string">
            <text:p>Medium</text:p>
          </table:table-cell>
          <table:table-cell table:number-columns-repeated="253"/>
        </table:table-row>
        <table:table-row table:style-name="ro1">
          <table:table-cell table:style-name="ce51" office:value-type="string">
            <text:p>ANS_27.003</text:p>
          </table:table-cell>
          <table:table-cell table:style-name="ce72" office:value-type="string">
            <text:p>Check permission in case normal user login</text:p>
          </table:table-cell>
          <table:table-cell table:style-name="ce83" office:value-type="string">
            <text:p>Medium</text:p>
          </table:table-cell>
          <table:table-cell table:number-columns-repeated="253"/>
        </table:table-row>
        <table:table-row table:style-name="ro1">
          <table:table-cell table:style-name="ce51" office:value-type="string">
            <text:p>ANS_27.004</text:p>
          </table:table-cell>
          <table:table-cell table:style-name="ce72" office:value-type="string">
            <text:p>Check permission in case guest view</text:p>
          </table:table-cell>
          <table:table-cell table:style-name="ce83"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3"/>
          <table:table-cell table:number-columns-repeated="253"/>
        </table:table-row>
        <table:table-row table:style-name="ro1">
          <table:table-cell table:style-name="ce50" office:value-type="string">
            <text:p>ANS_28.001</text:p>
          </table:table-cell>
          <table:table-cell table:style-name="ce72" office:value-type="string">
            <text:p>Export category and question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8.002</text:p>
          </table:table-cell>
          <table:table-cell table:style-name="ce72" office:value-type="string">
            <text:p>Export category and question in case blank file name entry</text:p>
          </table:table-cell>
          <table:table-cell table:style-name="ce83" office:value-type="string">
            <text:p>Low</text:p>
          </table:table-cell>
          <table:table-cell table:number-columns-repeated="253"/>
        </table:table-row>
        <table:table-row table:style-name="ro1">
          <table:table-cell table:style-name="ce51" office:value-type="string">
            <text:p>ANS_28.003</text:p>
          </table:table-cell>
          <table:table-cell table:style-name="ce72" office:value-type="string">
            <text:p>Export category and question in case the category is no longer exists</text:p>
          </table:table-cell>
          <table:table-cell table:style-name="ce83" office:value-type="string">
            <text:p>Low</text:p>
          </table:table-cell>
          <table:table-cell table:number-columns-repeated="253"/>
        </table:table-row>
        <table:table-row table:style-name="ro1">
          <table:table-cell table:style-name="ce50" office:value-type="string">
            <text:p>ANS_29.001</text:p>
          </table:table-cell>
          <table:table-cell table:style-name="ce72" office:value-type="string">
            <text:p>Import category and question into home page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9.002</text:p>
          </table:table-cell>
          <table:table-cell table:style-name="ce72" office:value-type="string">
            <text:p>Import category and question into a category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9.003</text:p>
          </table:table-cell>
          <table:table-cell table:style-name="ce72" office:value-type="string">
            <text:p>Import category and question into a category which no longer exists</text:p>
          </table:table-cell>
          <table:table-cell table:style-name="ce83" office:value-type="string">
            <text:p>Low</text:p>
          </table:table-cell>
          <table:table-cell table:number-columns-repeated="253"/>
        </table:table-row>
        <table:table-row table:style-name="ro1">
          <table:table-cell table:style-name="ce51" office:value-type="string">
            <text:p>ANS_29.004</text:p>
          </table:table-cell>
          <table:table-cell table:style-name="ce72" office:value-type="string">
            <text:p>Import category and question in case invalid file selected to import</text:p>
          </table:table-cell>
          <table:table-cell table:style-name="ce83" office:value-type="string">
            <text:p>Low</text:p>
          </table:table-cell>
          <table:table-cell table:number-columns-repeated="253"/>
        </table:table-row>
        <table:table-row table:style-name="ro1">
          <table:table-cell table:style-name="ce51" office:value-type="string">
            <text:p>ANS_29.005</text:p>
          </table:table-cell>
          <table:table-cell table:style-name="ce72" office:value-type="string">
            <text:p>Import category and question in case no file uploaded to import</text:p>
          </table:table-cell>
          <table:table-cell table:style-name="ce83" office:value-type="string">
            <text:p>Low</text:p>
          </table:table-cell>
          <table:table-cell table:number-columns-repeated="253"/>
        </table:table-row>
        <table:table-row table:style-name="ro1">
          <table:table-cell table:style-name="ce51" office:value-type="string">
            <text:p>ANS_29.006</text:p>
          </table:table-cell>
          <table:table-cell table:style-name="ce72" office:value-type="string">
            <text:p>Import category and question in case duplication of imported file</text:p>
          </table:table-cell>
          <table:table-cell table:style-name="ce83"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2"/>
          <table:table-cell table:style-name="ce83"/>
          <table:table-cell table:number-columns-repeated="253"/>
        </table:table-row>
        <table:table-row table:style-name="ro1">
          <table:table-cell table:style-name="ce50" office:value-type="string">
            <text:p>ANS_30.001</text:p>
          </table:table-cell>
          <table:table-cell table:style-name="ce72" office:value-type="string">
            <text:p>Show and hide left panel</text:p>
          </table:table-cell>
          <table:table-cell table:style-name="ce83" office:value-type="string">
            <text:p>Medium</text:p>
          </table:table-cell>
          <table:table-cell table:number-columns-repeated="253"/>
        </table:table-row>
        <table:table-row table:style-name="ro1">
          <table:table-cell table:style-name="ce50" office:value-type="string">
            <text:p>ANS_31.001</text:p>
          </table:table-cell>
          <table:table-cell table:style-name="ce72" office:value-type="string">
            <text:p>Subcategorie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2</text:p>
          </table:table-cell>
          <table:table-cell table:style-name="ce72" office:value-type="string">
            <text:p>Total question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3</text:p>
          </table:table-cell>
          <table:table-cell table:style-name="ce72" office:value-type="string">
            <text:p>Total non-answered question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4</text:p>
          </table:table-cell>
          <table:table-cell table:style-name="ce72" office:value-type="string">
            <text:p>Total unapproved questions information inside one category</text:p>
          </table:table-cell>
          <table:table-cell table:style-name="ce83" office:value-type="string">
            <text:p>Medium</text:p>
          </table:table-cell>
          <table:table-cell table:number-columns-repeated="253"/>
        </table:table-row>
        <table:table-row table:style-name="ro1">
          <table:table-cell table:style-name="ce50" office:value-type="string">
            <text:p>ANS_32.001</text:p>
          </table:table-cell>
          <table:table-cell table:style-name="ce72" office:value-type="string">
            <text:p>Get RSS of specific category </text:p>
          </table:table-cell>
          <table:table-cell table:style-name="ce83" office:value-type="string">
            <text:p>Medium</text:p>
          </table:table-cell>
          <table:table-cell table:number-columns-repeated="253"/>
        </table:table-row>
        <table:table-row table:style-name="ro1">
          <table:table-cell table:style-name="ce50" office:value-type="string">
            <text:p>ANS_33.001</text:p>
          </table:table-cell>
          <table:table-cell table:style-name="ce72" office:value-type="string">
            <text:p>View user profile</text:p>
          </table:table-cell>
          <table:table-cell table:style-name="ce83" office:value-type="string">
            <text:p>Medium</text:p>
          </table:table-cell>
          <table:table-cell table:number-columns-repeated="253"/>
        </table:table-row>
        <table:table-row table:style-name="ro1">
          <table:table-cell table:style-name="ce50" office:value-type="string">
            <text:p>ANS_34.001</text:p>
          </table:table-cell>
          <table:table-cell table:style-name="ce72" office:value-type="string">
            <text:p>Discuss in case the question is disapproved or inactivated</text:p>
          </table:table-cell>
          <table:table-cell table:style-name="ce83" office:value-type="string">
            <text:p>Medium</text:p>
          </table:table-cell>
          <table:table-cell table:number-columns-repeated="253"/>
        </table:table-row>
        <table:table-row table:style-name="ro1">
          <table:table-cell table:style-name="ce51" office:value-type="string">
            <text:p>ANS_34.002</text:p>
          </table:table-cell>
          <table:table-cell table:style-name="ce72" office:value-type="string">
            <text:p>Discuss in case the answer of question is disapproved or inactivated</text:p>
          </table:table-cell>
          <table:table-cell table:style-name="ce83" office:value-type="string">
            <text:p>Medium</text:p>
          </table:table-cell>
          <table:table-cell table:number-columns-repeated="253"/>
        </table:table-row>
        <table:table-row table:style-name="ro1">
          <table:table-cell table:style-name="ce51" office:value-type="string">
            <text:p>ANS_34.003</text:p>
          </table:table-cell>
          <table:table-cell table:style-name="ce72" office:value-type="string">
            <text:p>Discuss in case the question and its answers are approved and activated</text:p>
          </table:table-cell>
          <table:table-cell table:style-name="ce83" office:value-type="string">
            <text:p>Medium</text:p>
          </table:table-cell>
          <table:table-cell table:number-columns-repeated="253"/>
        </table:table-row>
        <table:table-row table:style-name="ro1">
          <table:table-cell table:style-name="ce51" office:value-type="string">
            <text:p>ANS_34.004</text:p>
          </table:table-cell>
          <table:table-cell table:style-name="ce72" office:value-type="string">
            <text:p>Discuss in case the question having file attachment </text:p>
          </table:table-cell>
          <table:table-cell table:style-name="ce83" office:value-type="string">
            <text:p>Medium</text:p>
          </table:table-cell>
          <table:table-cell table:number-columns-repeated="253"/>
        </table:table-row>
        <table:table-row table:style-name="ro1">
          <table:table-cell table:style-name="ce51" office:value-type="string">
            <text:p>ANS_34.005</text:p>
          </table:table-cell>
          <table:table-cell table:style-name="ce72" office:value-type="string">
            <text:p>Discuss in case the question has comment</text:p>
          </table:table-cell>
          <table:table-cell table:style-name="ce83" office:value-type="string">
            <text:p>Medium</text:p>
          </table:table-cell>
          <table:table-cell table:number-columns-repeated="253"/>
        </table:table-row>
        <table:table-row table:style-name="ro1">
          <table:table-cell table:style-name="ce51" office:value-type="string">
            <text:p>ANS_34.006</text:p>
          </table:table-cell>
          <table:table-cell table:style-name="ce72" office:value-type="string">
            <text:p>Discuss in case the comment is edited</text:p>
          </table:table-cell>
          <table:table-cell table:style-name="ce83" office:value-type="string">
            <text:p>Medium</text:p>
          </table:table-cell>
          <table:table-cell table:number-columns-repeated="253"/>
        </table:table-row>
        <table:table-row table:style-name="ro1">
          <table:table-cell table:style-name="ce51" office:value-type="string">
            <text:p>ANS_34.007</text:p>
          </table:table-cell>
          <table:table-cell table:style-name="ce72" office:value-type="string">
            <text:p>Discuss in case the question or answer is edited</text:p>
          </table:table-cell>
          <table:table-cell table:style-name="ce83" office:value-type="string">
            <text:p>Medium</text:p>
          </table:table-cell>
          <table:table-cell table:number-columns-repeated="253"/>
        </table:table-row>
        <table:table-row table:style-name="ro1">
          <table:table-cell table:style-name="ce51" office:value-type="string">
            <text:p>ANS_34.008</text:p>
          </table:table-cell>
          <table:table-cell table:style-name="ce72" office:value-type="string">
            <text:p>Discuss in case the question or answer or comment is deleted</text:p>
          </table:table-cell>
          <table:table-cell table:style-name="ce83" office:value-type="string">
            <text:p>Medium</text:p>
          </table:table-cell>
          <table:table-cell table:number-columns-repeated="253"/>
        </table:table-row>
        <table:table-row table:style-name="ro1">
          <table:table-cell table:style-name="ce51" office:value-type="string">
            <text:p>ANS_34.009</text:p>
          </table:table-cell>
          <table:table-cell table:style-name="ce72" office:value-type="string">
            <text:p>Discuss in case the forum to discuss no longer exits</text:p>
          </table:table-cell>
          <table:table-cell table:style-name="ce83" office:value-type="string">
            <text:p>Medium</text:p>
          </table:table-cell>
          <table:table-cell table:number-columns-repeated="253"/>
        </table:table-row>
        <table:table-row table:style-name="ro1">
          <table:table-cell table:style-name="ce51" office:value-type="string">
            <text:p>ANS_34.010</text:p>
          </table:table-cell>
          <table:table-cell table:style-name="ce77" office:value-type="string">
            <text:p>Check permission to Discuss forum by guest</text:p>
          </table:table-cell>
          <table:table-cell table:style-name="ce83" office:value-type="string">
            <text:p>Medium</text:p>
          </table:table-cell>
          <table:table-cell table:number-columns-repeated="253"/>
        </table:table-row>
        <table:table-row table:style-name="ro1">
          <table:table-cell table:style-name="ce51" office:value-type="string">
            <text:p>ANS_34.011</text:p>
          </table:table-cell>
          <table:table-cell table:style-name="ce72" office:value-type="string">
            <text:p>Check permission to Discuss forum by member</text:p>
          </table:table-cell>
          <table:table-cell table:style-name="ce83" office:value-type="string">
            <text:p>Medium</text:p>
          </table:table-cell>
          <table:table-cell table:number-columns-repeated="253"/>
        </table:table-row>
        <table:table-row table:style-name="ro1">
          <table:table-cell table:style-name="ce51" office:value-type="string">
            <text:p>ANS_34.012</text:p>
          </table:table-cell>
          <table:table-cell table:style-name="ce72" office:value-type="string">
            <text:p>Check permission to Discuss forum by moderator</text:p>
          </table:table-cell>
          <table:table-cell table:style-name="ce83" office:value-type="string">
            <text:p>Medium</text:p>
          </table:table-cell>
          <table:table-cell table:number-columns-repeated="253"/>
        </table:table-row>
        <table:table-row table:style-name="ro1">
          <table:table-cell table:style-name="ce51" office:value-type="string">
            <text:p>ANS_34.013</text:p>
          </table:table-cell>
          <table:table-cell table:style-name="ce72" office:value-type="string">
            <text:p>Check permission to Discuss forum by administrator</text:p>
          </table:table-cell>
          <table:table-cell table:style-name="ce83"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8"/>
          <table:table-cell table:style-name="ce83"/>
          <table:table-cell table:number-columns-repeated="253"/>
        </table:table-row>
        <table:table-row table:style-name="ro1">
          <table:table-cell table:style-name="ce50" office:value-type="string">
            <text:p>ANS_35.001</text:p>
          </table:table-cell>
          <table:table-cell table:style-name="ce68" office:value-type="string">
            <text:p>Check Bold tag effect</text:p>
          </table:table-cell>
          <table:table-cell table:style-name="ce83" office:value-type="string">
            <text:p>High</text:p>
          </table:table-cell>
          <table:table-cell table:number-columns-repeated="253"/>
        </table:table-row>
        <table:table-row table:style-name="ro1">
          <table:table-cell table:style-name="ce51" office:value-type="string">
            <text:p>ANS_35.002</text:p>
          </table:table-cell>
          <table:table-cell table:style-name="ce68" office:value-type="string">
            <text:p>Check Italic tag effect</text:p>
          </table:table-cell>
          <table:table-cell table:style-name="ce83" office:value-type="string">
            <text:p>High</text:p>
          </table:table-cell>
          <table:table-cell table:number-columns-repeated="253"/>
        </table:table-row>
        <table:table-row table:style-name="ro1">
          <table:table-cell table:style-name="ce51" office:value-type="string">
            <text:p>ANS_35.003</text:p>
          </table:table-cell>
          <table:table-cell table:style-name="ce68" office:value-type="string">
            <text:p>Check Underline tag effect</text:p>
          </table:table-cell>
          <table:table-cell table:style-name="ce83" office:value-type="string">
            <text:p>High</text:p>
          </table:table-cell>
          <table:table-cell table:number-columns-repeated="253"/>
        </table:table-row>
        <table:table-row table:style-name="ro1">
          <table:table-cell table:style-name="ce51" office:value-type="string">
            <text:p>ANS_35.004</text:p>
          </table:table-cell>
          <table:table-cell table:style-name="ce68" office:value-type="string">
            <text:p>Check Size tag effect</text:p>
          </table:table-cell>
          <table:table-cell table:style-name="ce83" office:value-type="string">
            <text:p>High</text:p>
          </table:table-cell>
          <table:table-cell table:number-columns-repeated="253"/>
        </table:table-row>
        <table:table-row table:style-name="ro1">
          <table:table-cell table:style-name="ce51" office:value-type="string">
            <text:p>ANS_35.005</text:p>
          </table:table-cell>
          <table:table-cell table:style-name="ce68" office:value-type="string">
            <text:p>Check Color tag effect</text:p>
          </table:table-cell>
          <table:table-cell table:style-name="ce83" office:value-type="string">
            <text:p>High</text:p>
          </table:table-cell>
          <table:table-cell table:number-columns-repeated="253"/>
        </table:table-row>
        <table:table-row table:style-name="ro1">
          <table:table-cell table:style-name="ce51" office:value-type="string">
            <text:p>ANS_35.006</text:p>
          </table:table-cell>
          <table:table-cell table:style-name="ce68" office:value-type="string">
            <text:p>Check combined formatting tags</text:p>
          </table:table-cell>
          <table:table-cell table:style-name="ce83" office:value-type="string">
            <text:p>High</text:p>
          </table:table-cell>
          <table:table-cell table:number-columns-repeated="253"/>
        </table:table-row>
        <table:table-row table:style-name="ro1">
          <table:table-cell table:style-name="ce51" office:value-type="string">
            <text:p>ANS_35.007</text:p>
          </table:table-cell>
          <table:table-cell table:style-name="ce68" office:value-type="string">
            <text:p>Check Quote tag effect</text:p>
          </table:table-cell>
          <table:table-cell table:style-name="ce83" office:value-type="string">
            <text:p>High</text:p>
          </table:table-cell>
          <table:table-cell table:number-columns-repeated="253"/>
        </table:table-row>
        <table:table-row table:style-name="ro1">
          <table:table-cell table:style-name="ce51" office:value-type="string">
            <text:p>ANS_35.008</text:p>
          </table:table-cell>
          <table:table-cell table:style-name="ce68" office:value-type="string">
            <text:p>Check Code tag effect</text:p>
          </table:table-cell>
          <table:table-cell table:style-name="ce83" office:value-type="string">
            <text:p>High</text:p>
          </table:table-cell>
          <table:table-cell table:number-columns-repeated="253"/>
        </table:table-row>
        <table:table-row table:style-name="ro1">
          <table:table-cell table:style-name="ce51" office:value-type="string">
            <text:p>ANS_35.009</text:p>
          </table:table-cell>
          <table:table-cell table:style-name="ce68" office:value-type="string">
            <text:p>Check Unordered list effect</text:p>
          </table:table-cell>
          <table:table-cell table:style-name="ce83" office:value-type="string">
            <text:p>High</text:p>
          </table:table-cell>
          <table:table-cell table:number-columns-repeated="253"/>
        </table:table-row>
        <table:table-row table:style-name="ro1">
          <table:table-cell table:style-name="ce51" office:value-type="string">
            <text:p>ANS_35.010</text:p>
          </table:table-cell>
          <table:table-cell table:style-name="ce68" office:value-type="string">
            <text:p>Check Ordered list effect</text:p>
          </table:table-cell>
          <table:table-cell table:style-name="ce83" office:value-type="string">
            <text:p>High</text:p>
          </table:table-cell>
          <table:table-cell table:number-columns-repeated="253"/>
        </table:table-row>
        <table:table-row table:style-name="ro1">
          <table:table-cell table:style-name="ce51" office:value-type="string">
            <text:p>ANS_35.011</text:p>
          </table:table-cell>
          <table:table-cell table:style-name="ce68" office:value-type="string">
            <text:p>Check Link effect</text:p>
          </table:table-cell>
          <table:table-cell table:style-name="ce83" office:value-type="string">
            <text:p>High</text:p>
          </table:table-cell>
          <table:table-cell table:number-columns-repeated="253"/>
        </table:table-row>
        <table:table-row table:style-name="ro1">
          <table:table-cell table:style-name="ce51" office:value-type="string">
            <text:p>ANS_35.012</text:p>
          </table:table-cell>
          <table:table-cell table:style-name="ce68" office:value-type="string">
            <text:p>Check Email effect</text:p>
          </table:table-cell>
          <table:table-cell table:style-name="ce83" office:value-type="string">
            <text:p>High</text:p>
          </table:table-cell>
          <table:table-cell table:number-columns-repeated="253"/>
        </table:table-row>
        <table:table-row table:style-name="ro1">
          <table:table-cell table:style-name="ce51" office:value-type="string">
            <text:p>ANS_35.013</text:p>
          </table:table-cell>
          <table:table-cell table:style-name="ce68" office:value-type="string">
            <text:p>Check Adding image to a post</text:p>
          </table:table-cell>
          <table:table-cell table:style-name="ce83"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8">
          <table:table-cell table:style-name="ce56" office:value-type="string">
            <text:p>ANS_36.001</text:p>
          </table:table-cell>
          <table:table-cell table:style-name="ce78" office:value-type="string">
            <text:p>Setup to show all kinds of Ques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2</text:p>
          </table:table-cell>
          <table:table-cell table:style-name="ce78" office:value-type="string">
            <text:p>Setup to show only Approved Ques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3</text:p>
          </table:table-cell>
          <table:table-cell table:style-name="ce78" office:value-type="string">
            <text:p>Setting Answers to display categories and questions by created date in ascending order</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4</text:p>
          </table:table-cell>
          <table:table-cell table:style-name="ce79" office:value-type="string">
            <text:p>Setting Answers to display categories and questions by created date in descending order</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5</text:p>
          </table:table-cell>
          <table:table-cell table:style-name="ce79" office:value-type="string">
            <text:p>Setting Answers to display categories and questions by alphabet in ascending order</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6</text:p>
          </table:table-cell>
          <table:table-cell table:style-name="ce79" office:value-type="string">
            <text:p>Setting Answers to display categories and questions by alphabet in Descending order</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7</text:p>
          </table:table-cell>
          <table:table-cell table:style-name="ce79" office:value-type="string">
            <text:p>Enable vote and comment func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8</text:p>
          </table:table-cell>
          <table:table-cell table:style-name="ce80" office:value-type="string">
            <text:p>Disable vote and comment func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09</text:p>
          </table:table-cell>
          <table:table-cell table:style-name="ce79" office:value-type="string">
            <text:p>Enable automatic RSS feeds func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10</text:p>
          </table:table-cell>
          <table:table-cell table:style-name="ce79" office:value-type="string">
            <text:p>Disable automatic RSS feeds function</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11</text:p>
          </table:table-cell>
          <table:table-cell table:style-name="ce79" office:value-type="string">
            <text:p>Enable view avatar</text:p>
          </table:table-cell>
          <table:table-cell table:style-name="ce83" office:value-type="string">
            <text:p>Medium</text:p>
          </table:table-cell>
          <table:table-cell table:style-name="ce86" table:number-columns-repeated="253"/>
        </table:table-row>
        <table:table-row table:style-name="ro18">
          <table:table-cell table:style-name="ce57" office:value-type="string">
            <text:p>ANS_36.012</text:p>
          </table:table-cell>
          <table:table-cell table:style-name="ce79" office:value-type="string">
            <text:p>Disable view avatar</text:p>
          </table:table-cell>
          <table:table-cell table:style-name="ce83" office:value-type="string">
            <text:p>Medium</text:p>
          </table:table-cell>
          <table:table-cell table:style-name="ce86" table:number-columns-repeated="253"/>
        </table:table-row>
        <table:table-row table:style-name="ro1">
          <table:table-cell table:style-name="ce58" office:value-type="string">
            <text:p>ANS_37.001</text:p>
          </table:table-cell>
          <table:table-cell table:style-name="ce79" office:value-type="string">
            <text:p>Set content of Email notification for new question</text:p>
          </table:table-cell>
          <table:table-cell table:style-name="ce83" office:value-type="string">
            <text:p>Medium</text:p>
          </table:table-cell>
          <table:table-cell table:style-name="ce87" table:number-columns-repeated="253"/>
        </table:table-row>
        <table:table-row table:style-name="ro1">
          <table:table-cell table:style-name="ce59" office:value-type="string">
            <text:p>ANS_37.002</text:p>
          </table:table-cell>
          <table:table-cell table:style-name="ce79" office:value-type="string">
            <text:p>Set content of Email notification for Edit and Answer question</text:p>
          </table:table-cell>
          <table:table-cell table:style-name="ce83" office:value-type="string">
            <text:p>Medium</text:p>
          </table:table-cell>
          <table:table-cell table:number-columns-repeated="253"/>
        </table:table-row>
        <table:table-row table:style-name="ro1">
          <table:table-cell table:style-name="ce58" office:value-type="string">
            <text:p>ANS_38.001</text:p>
          </table:table-cell>
          <table:table-cell table:style-name="ce79" office:value-type="string">
            <text:p>Enable discussion function</text:p>
          </table:table-cell>
          <table:table-cell table:style-name="ce83" office:value-type="string">
            <text:p>Medium</text:p>
          </table:table-cell>
          <table:table-cell table:number-columns-repeated="253"/>
        </table:table-row>
        <table:table-row table:style-name="ro1">
          <table:table-cell table:style-name="ce60" office:value-type="string">
            <text:p>ANS_38.002</text:p>
          </table:table-cell>
          <table:table-cell table:style-name="ce79" office:value-type="string">
            <text:p>Disable discussion function</text:p>
          </table:table-cell>
          <table:table-cell table:style-name="ce83" office:value-type="string">
            <text:p>Medium</text:p>
          </table:table-cell>
          <table:table-cell table:number-columns-repeated="253"/>
        </table:table-row>
        <table:table-row table:style-name="ro1">
          <table:table-cell table:style-name="ce60" office:value-type="string">
            <text:p>ANS_38.003</text:p>
          </table:table-cell>
          <table:table-cell table:style-name="ce79" office:value-type="string">
            <text:p>Set default forum for discussions</text:p>
          </table:table-cell>
          <table:table-cell table:style-name="ce83" office:value-type="string">
            <text:p>Medium</text:p>
          </table:table-cell>
          <table:table-cell table:number-columns-repeated="253"/>
        </table:table-row>
        <table:table-row table:style-name="ro1">
          <table:table-cell table:style-name="ce58" office:value-type="string">
            <text:p>ANS_39.001</text:p>
          </table:table-cell>
          <table:table-cell table:style-name="ce80" office:value-type="string">
            <text:p>Hide Category in Answers porlet settings</text:p>
          </table:table-cell>
          <table:table-cell table:style-name="ce83" office:value-type="string">
            <text:p>High</text:p>
          </table:table-cell>
          <table:table-cell table:number-columns-repeated="253"/>
        </table:table-row>
        <table:table-row table:style-name="ro1">
          <table:table-cell table:style-name="ce59" office:value-type="string">
            <text:p>ANS_39.002</text:p>
          </table:table-cell>
          <table:table-cell table:style-name="ce80" office:value-type="string">
            <text:p>Show Category in Answers porlet settings</text:p>
          </table:table-cell>
          <table:table-cell table:style-name="ce83" office:value-type="string">
            <text:p>High</text:p>
          </table:table-cell>
          <table:table-cell table:number-columns-repeated="253"/>
        </table:table-row>
        <table:table-row table:style-name="ro1">
          <table:table-cell table:style-name="ce61" office:value-type="string">
            <text:p>FAQ_01</text:p>
          </table:table-cell>
          <table:table-cell table:style-name="ce78" office:value-type="string">
            <text:p>Browse single Category</text:p>
          </table:table-cell>
          <table:table-cell table:style-name="ce85" office:value-type="string">
            <text:p>High</text:p>
          </table:table-cell>
          <table:table-cell table:number-columns-repeated="253"/>
        </table:table-row>
        <table:table-row table:style-name="ro1">
          <table:table-cell office:value-type="string">
            <text:p>FAQ_02</text:p>
          </table:table-cell>
          <table:table-cell table:style-name="ce78" office:value-type="string">
            <text:p>Browse sub-Category</text:p>
          </table:table-cell>
          <table:table-cell table:style-name="ce85" office:value-type="string">
            <text:p>Low</text:p>
          </table:table-cell>
          <table:table-cell table:number-columns-repeated="253"/>
        </table:table-row>
        <table:table-row table:style-name="ro1">
          <table:table-cell office:value-type="string">
            <text:p>FAQ_03</text:p>
          </table:table-cell>
          <table:table-cell table:style-name="ce78" office:value-type="string">
            <text:p>Check view Question</text:p>
          </table:table-cell>
          <table:table-cell table:style-name="ce85" office:value-type="string">
            <text:p>High</text:p>
          </table:table-cell>
          <table:table-cell table:number-columns-repeated="253"/>
        </table:table-row>
        <table:table-row table:style-name="ro1">
          <table:table-cell office:value-type="string">
            <text:p>FAQ_04</text:p>
          </table:table-cell>
          <table:table-cell table:style-name="ce81" office:value-type="string">
            <text:p>Check Hide category</text:p>
          </table:table-cell>
          <table:table-cell table:style-name="ce85" office:value-type="string">
            <text:p>Medium</text:p>
          </table:table-cell>
          <table:table-cell table:number-columns-repeated="253"/>
        </table:table-row>
        <table:table-row table:style-name="ro1">
          <table:table-cell office:value-type="string">
            <text:p>FAQ_05</text:p>
          </table:table-cell>
          <table:table-cell table:style-name="ce81" office:value-type="string">
            <text:p>Check Show category which hiding</text:p>
          </table:table-cell>
          <table:table-cell table:style-name="ce85" office:value-type="string">
            <text:p>Medium</text:p>
          </table:table-cell>
          <table:table-cell table:number-columns-repeated="253"/>
        </table:table-row>
        <table:table-row table:style-name="ro1">
          <table:table-cell office:value-type="string">
            <text:p>FAQ_06</text:p>
          </table:table-cell>
          <table:table-cell table:style-name="ce81" office:value-type="string">
            <text:p>Check Edit template of FAQ porlet</text:p>
          </table:table-cell>
          <table:table-cell table:style-name="ce85" office:value-type="string">
            <text:p>High</text:p>
          </table:table-cell>
          <table:table-cell table:number-columns-repeated="253"/>
        </table:table-row>
        <table:table-row table:style-name="ro1" table:number-rows-repeated="65254">
          <table:table-cell table:number-columns-repeated="256"/>
        </table:table-row>
        <table:table-row table:style-name="ro1">
          <table:table-cell table:number-columns-repeated="256"/>
        </table:table-row>
      </table:table>
      <table:table table:name="Category" table:style-name="ta2" table:print="false">
        <office:forms form:automatic-focus="false" form:apply-design-mode="false"/>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ce186"/>
        <table:table-column table:style-name="co9" table:default-cell-style-name="ce186"/>
        <table:table-column table:style-name="co9" table:number-columns-repeated="199" table:default-cell-style-name="Default"/>
        <table:table-row table:style-name="ro35">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number-columns-repeated="2"/>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192"/>
          <table:table-cell table:number-columns-repeated="2"/>
        </table:table-row>
        <table:table-row table:style-name="ro35">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3"/>
          <table:table-cell table:style-name="ce194" table:number-columns-repeated="189"/>
          <table:table-cell table:number-columns-repeated="2"/>
        </table:table-row>
        <table:table-row table:style-name="ro36">
          <table:table-cell/>
          <table:table-cell table:style-name="ce152" office:value-type="string">
            <text:p>Function List<text:span text:style-name="T8">:</text:span></text:p>
          </table:table-cell>
          <table:table-cell table:style-name="ce160"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81"/>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3"/>
          <table:table-cell table:style-name="ce194" table:number-columns-repeated="189"/>
          <table:table-cell table:number-columns-repeated="2"/>
        </table:table-row>
        <table:table-row table:style-name="ro37">
          <table:table-cell/>
          <table:table-cell table:style-name="ce152" office:value-type="string">
            <text:p>Total main cases</text:p>
          </table:table-cell>
          <table:table-cell table:style-name="ce160" table:formula="of:=MAX([.A7:.A1053])" office:value-type="float" office:value="54" table:number-columns-spanned="3" table:number-rows-spanned="1">
            <text:p>54</text:p>
          </table:table-cell>
          <table:covered-table-cell table:style-name="ce166"/>
          <table:covered-table-cell table:style-name="ce160"/>
          <table:table-cell table:number-columns-repeated="2"/>
          <table:table-cell table:style-name="ce181"/>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3"/>
          <table:table-cell table:style-name="ce194" table:number-columns-repeated="189"/>
          <table:table-cell table:number-columns-repeated="2"/>
        </table:table-row>
        <table:table-row table:style-name="ro35">
          <table:table-cell/>
          <table:table-cell table:style-name="ce153"/>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3"/>
          <table:table-cell table:style-name="ce161" table:number-columns-repeated="189"/>
          <table:table-cell table:number-columns-repeated="2"/>
        </table:table-row>
        <table:table-row table:style-name="ro1">
          <table:table-cell table:style-name="ce147" office:value-type="string">
            <text:p>Case No</text:p>
          </table:table-cell>
          <table:table-cell table:style-name="ce154"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10"/>
          <table:table-cell table:style-name="ce195" table:number-columns-repeated="188"/>
          <table:table-cell table:style-name="ce196"/>
        </table:table-row>
        <table:table-row table:style-name="ro32">
          <table:table-cell table:style-name="ce148" office:value-type="float" office:value="1">
            <text:p>001</text:p>
          </table:table-cell>
          <table:table-cell table:style-name="ce155" office:value-type="string">
            <text:p>ANS_01</text:p>
          </table:table-cell>
          <table:table-cell table:style-name="ce163" office:value-type="float" office:value="1">
            <text:p>001</text:p>
          </table:table-cell>
          <table:table-cell table:style-name="ce167" office:value-type="string">
            <text:p>KS\Answers\Category\Add</text:p>
          </table:table-cell>
          <table:table-cell table:style-name="ce63" office:value-type="string">
            <text:p>Add new category by the main menu on the action bar</text:p>
          </table:table-cell>
          <table:table-cell table:style-name="ce167"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on the main action bar and select [Add Category]</text:span></text:p>
          </table:table-cell>
          <table:table-cell table:style-name="ce169" office:value-type="string">
            <text:p>- Add New Category form is displayed</text:p>
          </table:table-cell>
          <table:table-cell table:style-name="ce188" office:value-type="string">
            <text:p>Medium</text:p>
          </table:table-cell>
          <table:table-cell table:style-name="ce188"/>
          <table:table-cell table:style-name="ce161" table:number-columns-repeated="198"/>
          <table:table-cell/>
        </table:table-row>
        <table:table-row table:style-name="ro5">
          <table:table-cell table:style-name="ce149" table:formula="of:=IF(VALUE(MID([.F8];6;FIND(&quot;:&quot;;[.F8];1)-FIND(&quot; &quot;;[.F8];1)-1))&gt;VALUE(MID([.F7];6;FIND(&quot;:&quot;;[.F7];1)-FIND(&quot; &quot;;[.F7];1)-1));&quot;&quot;;MAX([.A$7:.A7])+1)">
            <text:p/>
          </table:table-cell>
          <table:table-cell table:style-name="ce155" office:value-type="string">
            <text:p>ANS_01</text:p>
          </table:table-cell>
          <table:table-cell table:style-name="ce164" table:formula="of:=IF(VALUE(MID([.F8];6;FIND(&quot;:&quot;;[.F8];1)-FIND(&quot; &quot;;[.F8];1)-1))&gt;VALUE(MID([.F7];6;FIND(&quot;:&quot;;[.F7];1)-FIND(&quot; &quot;;[.F7];1)-1));[.C7];[.C7]+1)" office:value-type="float" office:value="1">
            <text:p>001</text:p>
          </table:table-cell>
          <table:table-cell table:style-name="ce167" office:value-type="string">
            <text:p>KS\Answers\Category\Add</text:p>
          </table:table-cell>
          <table:table-cell table:style-name="ce170" office:value-type="string">
            <text:p>Add new category by the main menu on the action bar</text:p>
          </table:table-cell>
          <table:table-cell table:style-name="ce167" office:value-type="string">
            <text:p>Step 2: <text:span text:style-name="T9">Add new category with valid data in required fields</text:span></text:p>
          </table:table-cell>
          <table:table-cell table:style-name="ce169" office:value-type="string">
            <text:p>- Input valid data in required fields</text:p>
            <text:p>- Click [Save] button</text:p>
          </table:table-cell>
          <table:table-cell table:style-name="ce182" office:value-type="string">
            <text:p>- Add new Category successfully</text:p>
          </table:table-cell>
          <table:table-cell table:style-name="ce188" office:value-type="string">
            <text:p>Medium</text:p>
          </table:table-cell>
          <table:table-cell table:style-name="ce189"/>
          <table:table-cell table:style-name="ce161" table:number-columns-repeated="198"/>
          <table:table-cell/>
        </table:table-row>
        <table:table-row table:style-name="ro32">
          <table:table-cell table:style-name="ce149" table:formula="of:=IF(VALUE(MID([.F9];6;FIND(&quot;:&quot;;[.F9];1)-FIND(&quot; &quot;;[.F9];1)-1))&gt;VALUE(MID([.F8];6;FIND(&quot;:&quot;;[.F8];1)-FIND(&quot; &quot;;[.F8];1)-1));&quot;&quot;;MAX([.A$7:.A8])+1)" office:value-type="float" office:value="2">
            <text:p>002</text:p>
          </table:table-cell>
          <table:table-cell table:style-name="ce155" office:value-type="string">
            <text:p>ANS_01</text:p>
          </table:table-cell>
          <table:table-cell table:style-name="ce164" table:formula="of:=IF(VALUE(MID([.F9];6;FIND(&quot;:&quot;;[.F9];1)-FIND(&quot; &quot;;[.F9];1)-1))&gt;VALUE(MID([.F8];6;FIND(&quot;:&quot;;[.F8];1)-FIND(&quot; &quot;;[.F8];1)-1));[.C8];[.C8]+1)" office:value-type="float" office:value="2">
            <text:p>002</text:p>
          </table:table-cell>
          <table:table-cell table:style-name="ce167" office:value-type="string">
            <text:p>KS\Answers\Category\Add</text:p>
          </table:table-cell>
          <table:table-cell table:style-name="ce64" office:value-type="string">
            <text:p>Add new category by the right click menu</text:p>
          </table:table-cell>
          <table:table-cell table:style-name="ce167" office:value-type="string">
            <text:p>Step 1: Show Add new category form</text:p>
          </table:table-cell>
          <table:table-cell table:style-name="ce169" office:value-type="string">
            <text:p><text:span text:style-name="T9">- Login by user who has right to add new category</text:span></text:p>
            <text:p><text:span text:style-name="T9">- Right click on specific category and select [Add Category]</text:span></text:p>
          </table:table-cell>
          <table:table-cell table:style-name="ce169" office:value-type="string">
            <text:p>- Add New Category form is displayed</text:p>
          </table:table-cell>
          <table:table-cell table:style-name="ce188" office:value-type="string">
            <text:p>Medium</text:p>
          </table:table-cell>
          <table:table-cell table:style-name="ce189"/>
          <table:table-cell table:style-name="ce161" table:number-columns-repeated="198"/>
          <table:table-cell/>
        </table:table-row>
        <table:table-row table:style-name="ro5">
          <table:table-cell table:style-name="ce149" table:formula="of:=IF(VALUE(MID([.F10];6;FIND(&quot;:&quot;;[.F10];1)-FIND(&quot; &quot;;[.F10];1)-1))&gt;VALUE(MID([.F9];6;FIND(&quot;:&quot;;[.F9];1)-FIND(&quot; &quot;;[.F9];1)-1));&quot;&quot;;MAX([.A$7:.A9])+1)">
            <text:p/>
          </table:table-cell>
          <table:table-cell table:style-name="ce155" office:value-type="string">
            <text:p>ANS_01</text:p>
          </table:table-cell>
          <table:table-cell table:style-name="ce164" table:formula="of:=IF(VALUE(MID([.F10];6;FIND(&quot;:&quot;;[.F10];1)-FIND(&quot; &quot;;[.F10];1)-1))&gt;VALUE(MID([.F9];6;FIND(&quot;:&quot;;[.F9];1)-FIND(&quot; &quot;;[.F9];1)-1));[.C9];[.C9]+1)" office:value-type="float" office:value="2">
            <text:p>002</text:p>
          </table:table-cell>
          <table:table-cell table:style-name="ce167" office:value-type="string">
            <text:p>KS\Answers\Category\Add</text:p>
          </table:table-cell>
          <table:table-cell table:style-name="ce171" office:value-type="string">
            <text:p>Add new category by the right click menu</text:p>
          </table:table-cell>
          <table:table-cell table:style-name="ce167" office:value-type="string">
            <text:p>St<text:span text:style-name="T5">ep 2: </text:span><text:span text:style-name="T9">Add new category with valid data in required fields</text:span></text:p>
          </table:table-cell>
          <table:table-cell table:style-name="ce169" office:value-type="string">
            <text:p>- Input valid data in required fields</text:p>
            <text:p>- Click [Save] button</text:p>
          </table:table-cell>
          <table:table-cell table:style-name="ce182" office:value-type="string">
            <text:p>- Add new Category successfully</text:p>
          </table:table-cell>
          <table:table-cell table:style-name="ce188" office:value-type="string">
            <text:p>Medium</text:p>
          </table:table-cell>
          <table:table-cell table:style-name="ce189"/>
          <table:table-cell table:style-name="ce161" table:number-columns-repeated="198"/>
          <table:table-cell/>
        </table:table-row>
        <table:table-row table:style-name="ro38">
          <table:table-cell table:style-name="ce149" table:formula="of:=IF(VALUE(MID([.F11];6;FIND(&quot;:&quot;;[.F11];1)-FIND(&quot; &quot;;[.F11];1)-1))&gt;VALUE(MID([.F10];6;FIND(&quot;:&quot;;[.F10];1)-FIND(&quot; &quot;;[.F10];1)-1));&quot;&quot;;MAX([.A$7:.A10])+1)" office:value-type="float" office:value="3">
            <text:p>003</text:p>
          </table:table-cell>
          <table:table-cell table:style-name="ce155" office:value-type="string">
            <text:p>ANS_01</text:p>
          </table:table-cell>
          <table:table-cell table:style-name="ce164" table:formula="of:=IF(VALUE(MID([.F11];6;FIND(&quot;:&quot;;[.F11];1)-FIND(&quot; &quot;;[.F11];1)-1))&gt;VALUE(MID([.F10];6;FIND(&quot;:&quot;;[.F10];1)-FIND(&quot; &quot;;[.F10];1)-1));[.C10];[.C10]+1)" office:value-type="float" office:value="3">
            <text:p>003</text:p>
          </table:table-cell>
          <table:table-cell table:style-name="ce167" office:value-type="string">
            <text:p>KS\Answers\Category\Add</text:p>
          </table:table-cell>
          <table:table-cell table:style-name="ce63" office:value-type="string">
            <text:p>Add new category in case leaving blank at mandatory fields</text:p>
          </table:table-cell>
          <table:table-cell table:style-name="ce167"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Medium</text:p>
          </table:table-cell>
          <table:table-cell table:style-name="ce189"/>
          <table:table-cell table:style-name="ce161" table:number-columns-repeated="198"/>
          <table:table-cell/>
        </table:table-row>
        <table:table-row table:style-name="ro9">
          <table:table-cell table:style-name="ce149" table:formula="of:=IF(VALUE(MID([.F12];6;FIND(&quot;:&quot;;[.F12];1)-FIND(&quot; &quot;;[.F12];1)-1))&gt;VALUE(MID([.F11];6;FIND(&quot;:&quot;;[.F11];1)-FIND(&quot; &quot;;[.F11];1)-1));&quot;&quot;;MAX([.A$7:.A11])+1)">
            <text:p/>
          </table:table-cell>
          <table:table-cell table:style-name="ce155" office:value-type="string">
            <text:p>ANS_01</text:p>
          </table:table-cell>
          <table:table-cell table:style-name="ce164" table:formula="of:=IF(VALUE(MID([.F12];6;FIND(&quot;:&quot;;[.F12];1)-FIND(&quot; &quot;;[.F12];1)-1))&gt;VALUE(MID([.F11];6;FIND(&quot;:&quot;;[.F11];1)-FIND(&quot; &quot;;[.F11];1)-1));[.C11];[.C11]+1)" office:value-type="float" office:value="3">
            <text:p>003</text:p>
          </table:table-cell>
          <table:table-cell table:style-name="ce167" office:value-type="string">
            <text:p>KS\Answers\Category\Add</text:p>
          </table:table-cell>
          <table:table-cell table:style-name="ce171" office:value-type="string">
            <text:p>Add new category in case leaving blank at mandatory fields</text:p>
          </table:table-cell>
          <table:table-cell table:style-name="ce167" office:value-type="string">
            <text:p>St<text:span text:style-name="T5">ep 2: </text:span><text:span text:style-name="T9">Add new category with blank required fields</text:span></text:p>
          </table:table-cell>
          <table:table-cell table:style-name="ce169" office:value-type="string">
            <text:p>- Leave blank at mandatory fields</text:p>
            <text:p>- Click [Save] button</text:p>
          </table:table-cell>
          <table:table-cell table:style-name="ce182" office:value-type="string">
            <text:p>- Alert message is shown to notify that users must input data into required fields </text:p>
          </table:table-cell>
          <table:table-cell table:style-name="ce188" office:value-type="string">
            <text:p>Medium</text:p>
          </table:table-cell>
          <table:table-cell table:style-name="ce189"/>
          <table:table-cell table:style-name="ce161" table:number-columns-repeated="198"/>
          <table:table-cell/>
        </table:table-row>
        <table:table-row table:style-name="ro38">
          <table:table-cell table:style-name="ce149" table:formula="of:=IF(VALUE(MID([.F13];6;FIND(&quot;:&quot;;[.F13];1)-FIND(&quot; &quot;;[.F13];1)-1))&gt;VALUE(MID([.F12];6;FIND(&quot;:&quot;;[.F12];1)-FIND(&quot; &quot;;[.F12];1)-1));&quot;&quot;;MAX([.A$7:.A12])+1)" office:value-type="float" office:value="4">
            <text:p>004</text:p>
          </table:table-cell>
          <table:table-cell table:style-name="ce155" office:value-type="string">
            <text:p>ANS_01</text:p>
          </table:table-cell>
          <table:table-cell table:style-name="ce164" table:formula="of:=IF(VALUE(MID([.F13];6;FIND(&quot;:&quot;;[.F13];1)-FIND(&quot; &quot;;[.F13];1)-1))&gt;VALUE(MID([.F12];6;FIND(&quot;:&quot;;[.F12];1)-FIND(&quot; &quot;;[.F12];1)-1));[.C12];[.C12]+1)" office:value-type="float" office:value="4">
            <text:p>004</text:p>
          </table:table-cell>
          <table:table-cell table:style-name="ce167" office:value-type="string">
            <text:p>KS\Answers\Category\Add</text:p>
          </table:table-cell>
          <table:table-cell table:style-name="ce64" office:value-type="string">
            <text:p>Add new category in case duplication of category name</text:p>
          </table:table-cell>
          <table:table-cell table:style-name="ce167" office:value-type="string">
            <text:p>Step 1: Create the first <text:s/>category</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successfully</text:p>
          </table:table-cell>
          <table:table-cell table:style-name="ce188" office:value-type="string">
            <text:p>Medium</text:p>
          </table:table-cell>
          <table:table-cell table:style-name="ce188"/>
          <table:table-cell table:style-name="ce161" table:number-columns-repeated="198"/>
          <table:table-cell/>
        </table:table-row>
        <table:table-row table:style-name="ro9">
          <table:table-cell table:style-name="ce149" table:formula="of:=IF(VALUE(MID([.F14];6;FIND(&quot;:&quot;;[.F14];1)-FIND(&quot; &quot;;[.F14];1)-1))&gt;VALUE(MID([.F13];6;FIND(&quot;:&quot;;[.F13];1)-FIND(&quot; &quot;;[.F13];1)-1));&quot;&quot;;MAX([.A$7:.A13])+1)">
            <text:p/>
          </table:table-cell>
          <table:table-cell table:style-name="ce155" office:value-type="string">
            <text:p>ANS_01</text:p>
          </table:table-cell>
          <table:table-cell table:style-name="ce164" table:formula="of:=IF(VALUE(MID([.F14];6;FIND(&quot;:&quot;;[.F14];1)-FIND(&quot; &quot;;[.F14];1)-1))&gt;VALUE(MID([.F13];6;FIND(&quot;:&quot;;[.F13];1)-FIND(&quot; &quot;;[.F13];1)-1));[.C13];[.C13]+1)" office:value-type="float" office:value="4">
            <text:p>004</text:p>
          </table:table-cell>
          <table:table-cell table:style-name="ce167" office:value-type="string">
            <text:p>KS\Answers\Category\Add</text:p>
          </table:table-cell>
          <table:table-cell table:style-name="ce171" office:value-type="string">
            <text:p>Add new category in case duplication of category name</text:p>
          </table:table-cell>
          <table:table-cell table:style-name="ce167" office:value-type="string">
            <text:p>Step 2: Create same name category</text:p>
          </table:table-cell>
          <table:table-cell table:style-name="ce169" office:value-type="string">
            <text:p>- Add new category that is same name with category above</text:p>
            <text:p>- Click [Save] button</text:p>
          </table:table-cell>
          <table:table-cell table:style-name="ce182" office:value-type="string">
            <text:p>- Show message to alert that this category already exists, user must choose another</text:p>
          </table:table-cell>
          <table:table-cell table:style-name="ce188" office:value-type="string">
            <text:p>Medium</text:p>
          </table:table-cell>
          <table:table-cell table:style-name="ce189"/>
          <table:table-cell table:style-name="ce161" table:number-columns-repeated="198"/>
          <table:table-cell/>
        </table:table-row>
        <table:table-row table:style-name="ro38">
          <table:table-cell table:style-name="ce149" table:formula="of:=IF(VALUE(MID([.F15];6;FIND(&quot;:&quot;;[.F15];1)-FIND(&quot; &quot;;[.F15];1)-1))&gt;VALUE(MID([.F14];6;FIND(&quot;:&quot;;[.F14];1)-FIND(&quot; &quot;;[.F14];1)-1));&quot;&quot;;MAX([.A$7:.A14])+1)" office:value-type="float" office:value="5">
            <text:p>005</text:p>
          </table:table-cell>
          <table:table-cell table:style-name="ce155" office:value-type="string">
            <text:p>ANS_01</text:p>
          </table:table-cell>
          <table:table-cell table:style-name="ce164" table:formula="of:=IF(VALUE(MID([.F15];6;FIND(&quot;:&quot;;[.F15];1)-FIND(&quot; &quot;;[.F15];1)-1))&gt;VALUE(MID([.F14];6;FIND(&quot;:&quot;;[.F14];1)-FIND(&quot; &quot;;[.F14];1)-1));[.C14];[.C14]+1)" office:value-type="float" office:value="5">
            <text:p>005</text:p>
          </table:table-cell>
          <table:table-cell table:style-name="ce167" office:value-type="string">
            <text:p>KS\Answers\Category\Add</text:p>
          </table:table-cell>
          <table:table-cell table:style-name="ce65" office:value-type="string">
            <text:p>Add new category in case valid data entry for Moderator field</text:p>
          </table:table-cell>
          <table:table-cell table:style-name="ce167"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16];6;FIND(&quot;:&quot;;[.F16];1)-FIND(&quot; &quot;;[.F16];1)-1))&gt;VALUE(MID([.F15];6;FIND(&quot;:&quot;;[.F15];1)-FIND(&quot; &quot;;[.F15];1)-1));&quot;&quot;;MAX([.A$7:.A15])+1)">
            <text:p/>
          </table:table-cell>
          <table:table-cell table:style-name="ce155" office:value-type="string">
            <text:p>ANS_01</text:p>
          </table:table-cell>
          <table:table-cell table:style-name="ce164" table:formula="of:=IF(VALUE(MID([.F16];6;FIND(&quot;:&quot;;[.F16];1)-FIND(&quot; &quot;;[.F16];1)-1))&gt;VALUE(MID([.F15];6;FIND(&quot;:&quot;;[.F15];1)-FIND(&quot; &quot;;[.F15];1)-1));[.C15];[.C15]+1)" office:value-type="float" office:value="5">
            <text:p>005</text:p>
          </table:table-cell>
          <table:table-cell table:style-name="ce167" office:value-type="string">
            <text:p>KS\Answers\Category\Add</text:p>
          </table:table-cell>
          <table:table-cell table:style-name="ce172" office:value-type="string">
            <text:p>Add new category in case valid data entry for Moderator field</text:p>
          </table:table-cell>
          <table:table-cell table:style-name="ce167" office:value-type="string">
            <text:p>Step<text:span text:style-name="T5"> 2: Add new category in case valid data entry for Moderate by field</text:span></text:p>
          </table:table-cell>
          <table:table-cell table:style-name="ce169" office:value-type="string">
            <text:p>- Input valid data for Category name, description</text:p>
            <text:p>- Input/select user(s)/membership(s)/group(s) for Moderate field</text:p>
            <text:p>- Click [Save] button</text:p>
          </table:table-cell>
          <table:table-cell table:style-name="ce169" office:value-type="string">
            <text:p>- New category is created</text:p>
            <text:p>- Moderation roles are assigned to the user(s)/membership(s)/group(s) in Moderate field</text:p>
            <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17];6;FIND(&quot;:&quot;;[.F17];1)-FIND(&quot; &quot;;[.F17];1)-1))&gt;VALUE(MID([.F16];6;FIND(&quot;:&quot;;[.F16];1)-FIND(&quot; &quot;;[.F16];1)-1));&quot;&quot;;MAX([.A$7:.A16])+1)" office:value-type="float" office:value="6">
            <text:p>006</text:p>
          </table:table-cell>
          <table:table-cell table:style-name="ce155" office:value-type="string">
            <text:p>ANS_01</text:p>
          </table:table-cell>
          <table:table-cell table:style-name="ce164" table:formula="of:=IF(VALUE(MID([.F17];6;FIND(&quot;:&quot;;[.F17];1)-FIND(&quot; &quot;;[.F17];1)-1))&gt;VALUE(MID([.F16];6;FIND(&quot;:&quot;;[.F16];1)-FIND(&quot; &quot;;[.F16];1)-1));[.C16];[.C16]+1)" office:value-type="float" office:value="6">
            <text:p>006</text:p>
          </table:table-cell>
          <table:table-cell table:style-name="ce167" office:value-type="string">
            <text:p>KS\Answers\Category\Add</text:p>
          </table:table-cell>
          <table:table-cell table:style-name="ce65" office:value-type="string">
            <text:p>Add new category in case invalid data entry for Moderator field</text:p>
          </table:table-cell>
          <table:table-cell table:style-name="ce167"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18];6;FIND(&quot;:&quot;;[.F18];1)-FIND(&quot; &quot;;[.F18];1)-1))&gt;VALUE(MID([.F17];6;FIND(&quot;:&quot;;[.F17];1)-FIND(&quot; &quot;;[.F17];1)-1));&quot;&quot;;MAX([.A$7:.A17])+1)">
            <text:p/>
          </table:table-cell>
          <table:table-cell table:style-name="ce155" office:value-type="string">
            <text:p>ANS_01</text:p>
          </table:table-cell>
          <table:table-cell table:style-name="ce164" table:formula="of:=IF(VALUE(MID([.F18];6;FIND(&quot;:&quot;;[.F18];1)-FIND(&quot; &quot;;[.F18];1)-1))&gt;VALUE(MID([.F17];6;FIND(&quot;:&quot;;[.F17];1)-FIND(&quot; &quot;;[.F17];1)-1));[.C17];[.C17]+1)" office:value-type="float" office:value="6">
            <text:p>006</text:p>
          </table:table-cell>
          <table:table-cell table:style-name="ce167" office:value-type="string">
            <text:p>KS\Answers\Category\Add</text:p>
          </table:table-cell>
          <table:table-cell table:style-name="ce172" office:value-type="string">
            <text:p>Add new category in case invalid data entry for Moderator field</text:p>
          </table:table-cell>
          <table:table-cell table:style-name="ce167" office:value-type="string">
            <text:p>Step<text:span text:style-name="T5"> 2: Add new category in case invalid data entry for Moderate by field</text:span></text:p>
          </table:table-cell>
          <table:table-cell table:style-name="ce169" office:value-type="string">
            <text:p>- Input valid data for Category name, description</text:p>
            <text:p>- Input invalid user(s)/membership(s)/group(s) for Moderate field</text:p>
            <text:p>- Click [Save] button</text:p>
          </table:table-cell>
          <table:table-cell table:style-name="ce169" office:value-type="string">
            <text:p>- Alert message is shown to notify that user(s)/membership(s)/group(s) are invalid for Moderate field</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19];6;FIND(&quot;:&quot;;[.F19];1)-FIND(&quot; &quot;;[.F19];1)-1))&gt;VALUE(MID([.F18];6;FIND(&quot;:&quot;;[.F18];1)-FIND(&quot; &quot;;[.F18];1)-1));&quot;&quot;;MAX([.A$7:.A18])+1)" office:value-type="float" office:value="7">
            <text:p>007</text:p>
          </table:table-cell>
          <table:table-cell table:style-name="ce155" office:value-type="string">
            <text:p>ANS_01</text:p>
          </table:table-cell>
          <table:table-cell table:style-name="ce164" table:formula="of:=IF(VALUE(MID([.F19];6;FIND(&quot;:&quot;;[.F19];1)-FIND(&quot; &quot;;[.F19];1)-1))&gt;VALUE(MID([.F18];6;FIND(&quot;:&quot;;[.F18];1)-FIND(&quot; &quot;;[.F18];1)-1));[.C18];[.C18]+1)" office:value-type="float" office:value="7">
            <text:p>007</text:p>
          </table:table-cell>
          <table:table-cell table:style-name="ce167" office:value-type="string">
            <text:p>KS\Answers\Category\Add</text:p>
          </table:table-cell>
          <table:table-cell table:style-name="ce65" office:value-type="string">
            <text:p>Add new category with Require approval on new questions option</text:p>
          </table:table-cell>
          <table:table-cell table:style-name="ce167"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39">
          <table:table-cell table:style-name="ce149" table:formula="of:=IF(VALUE(MID([.F20];6;FIND(&quot;:&quot;;[.F20];1)-FIND(&quot; &quot;;[.F20];1)-1))&gt;VALUE(MID([.F19];6;FIND(&quot;:&quot;;[.F19];1)-FIND(&quot; &quot;;[.F19];1)-1));&quot;&quot;;MAX([.A$7:.A19])+1)">
            <text:p/>
          </table:table-cell>
          <table:table-cell table:style-name="ce155" office:value-type="string">
            <text:p>ANS_01</text:p>
          </table:table-cell>
          <table:table-cell table:style-name="ce164" table:formula="of:=IF(VALUE(MID([.F20];6;FIND(&quot;:&quot;;[.F20];1)-FIND(&quot; &quot;;[.F20];1)-1))&gt;VALUE(MID([.F19];6;FIND(&quot;:&quot;;[.F19];1)-FIND(&quot; &quot;;[.F19];1)-1));[.C19];[.C19]+1)" office:value-type="float" office:value="7">
            <text:p>007</text:p>
          </table:table-cell>
          <table:table-cell table:style-name="ce167" office:value-type="string">
            <text:p>KS\Answers\Category\Add</text:p>
          </table:table-cell>
          <table:table-cell table:style-name="ce172" office:value-type="string">
            <text:p>Add new category with Require approval on new questions option</text:p>
          </table:table-cell>
          <table:table-cell table:style-name="ce167" office:value-type="string">
            <text:p>Step<text:span text:style-name="T5"> 2: Add new category in case invalid data entry for Moderate by field</text:span></text:p>
          </table:table-cell>
          <table:table-cell table:style-name="ce169"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69"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21];6;FIND(&quot;:&quot;;[.F21];1)-FIND(&quot; &quot;;[.F21];1)-1))&gt;VALUE(MID([.F20];6;FIND(&quot;:&quot;;[.F20];1)-FIND(&quot; &quot;;[.F20];1)-1));&quot;&quot;;MAX([.A$7:.A20])+1)" office:value-type="float" office:value="8">
            <text:p>008</text:p>
          </table:table-cell>
          <table:table-cell table:style-name="ce155" office:value-type="string">
            <text:p>ANS_01</text:p>
          </table:table-cell>
          <table:table-cell table:style-name="ce164" table:formula="of:=IF(VALUE(MID([.F21];6;FIND(&quot;:&quot;;[.F21];1)-FIND(&quot; &quot;;[.F21];1)-1))&gt;VALUE(MID([.F20];6;FIND(&quot;:&quot;;[.F20];1)-FIND(&quot; &quot;;[.F20];1)-1));[.C20];[.C20]+1)" office:value-type="float" office:value="8">
            <text:p>008</text:p>
          </table:table-cell>
          <table:table-cell table:style-name="ce167" office:value-type="string">
            <text:p>KS\Answers\Category\Add</text:p>
          </table:table-cell>
          <table:table-cell table:style-name="ce65" office:value-type="string">
            <text:p>Add new category without Require approval on new questions option</text:p>
          </table:table-cell>
          <table:table-cell table:style-name="ce167"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39">
          <table:table-cell table:style-name="ce149" table:formula="of:=IF(VALUE(MID([.F22];6;FIND(&quot;:&quot;;[.F22];1)-FIND(&quot; &quot;;[.F22];1)-1))&gt;VALUE(MID([.F21];6;FIND(&quot;:&quot;;[.F21];1)-FIND(&quot; &quot;;[.F21];1)-1));&quot;&quot;;MAX([.A$7:.A21])+1)">
            <text:p/>
          </table:table-cell>
          <table:table-cell table:style-name="ce155" office:value-type="string">
            <text:p>ANS_01</text:p>
          </table:table-cell>
          <table:table-cell table:style-name="ce164" table:formula="of:=IF(VALUE(MID([.F22];6;FIND(&quot;:&quot;;[.F22];1)-FIND(&quot; &quot;;[.F22];1)-1))&gt;VALUE(MID([.F21];6;FIND(&quot;:&quot;;[.F21];1)-FIND(&quot; &quot;;[.F21];1)-1));[.C21];[.C21]+1)" office:value-type="float" office:value="8">
            <text:p>008</text:p>
          </table:table-cell>
          <table:table-cell table:style-name="ce167" office:value-type="string">
            <text:p>KS\Answers\Category\Add</text:p>
          </table:table-cell>
          <table:table-cell table:style-name="ce172" office:value-type="string">
            <text:p>Add new category without Require approval on new questions option</text:p>
          </table:table-cell>
          <table:table-cell table:style-name="ce167" office:value-type="string">
            <text:p>Step<text:span text:style-name="T5"> 2: Add new category in case invalid data entry for Moderate by field</text:span></text:p>
          </table:table-cell>
          <table:table-cell table:style-name="ce169"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69"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88" office:value-type="string">
            <text:p>High</text:p>
          </table:table-cell>
          <table:table-cell table:style-name="ce188"/>
          <table:table-cell table:style-name="ce161" table:number-columns-repeated="198"/>
          <table:table-cell/>
        </table:table-row>
        <table:table-row table:style-name="ro9">
          <table:table-cell table:style-name="ce149" table:formula="of:=IF(VALUE(MID([.F23];6;FIND(&quot;:&quot;;[.F23];1)-FIND(&quot; &quot;;[.F23];1)-1))&gt;VALUE(MID([.F22];6;FIND(&quot;:&quot;;[.F22];1)-FIND(&quot; &quot;;[.F22];1)-1));&quot;&quot;;MAX([.A$7:.A22])+1)" office:value-type="float" office:value="9">
            <text:p>009</text:p>
          </table:table-cell>
          <table:table-cell table:style-name="ce155" office:value-type="string">
            <text:p>ANS_01</text:p>
          </table:table-cell>
          <table:table-cell table:style-name="ce164" table:formula="of:=IF(VALUE(MID([.F23];6;FIND(&quot;:&quot;;[.F23];1)-FIND(&quot; &quot;;[.F23];1)-1))&gt;VALUE(MID([.F22];6;FIND(&quot;:&quot;;[.F22];1)-FIND(&quot; &quot;;[.F22];1)-1));[.C22];[.C22]+1)" office:value-type="float" office:value="9">
            <text:p>009</text:p>
          </table:table-cell>
          <table:table-cell table:style-name="ce167" office:value-type="string">
            <text:p>KS\Answers\Category\Add</text:p>
          </table:table-cell>
          <table:table-cell table:style-name="ce65" office:value-type="string">
            <text:p>Add new sub-category into a category</text:p>
          </table:table-cell>
          <table:table-cell table:style-name="ce167" office:value-type="string">
            <text:p>Step 1: Select parent category</text:p>
          </table:table-cell>
          <table:table-cell table:style-name="ce169" office:value-type="string">
            <text:p>- Login by user who has right to add new category</text:p>
            <text:p>- Click on 1 category</text:p>
          </table:table-cell>
          <table:table-cell table:style-name="ce169" office:value-type="string">
            <text:p>- Category content is displayed</text:p>
          </table:table-cell>
          <table:table-cell table:style-name="ce188" office:value-type="string">
            <text:p>Medium</text:p>
          </table:table-cell>
          <table:table-cell table:style-name="ce188"/>
          <table:table-cell table:style-name="ce161" table:number-columns-repeated="198"/>
          <table:table-cell/>
        </table:table-row>
        <table:table-row table:style-name="ro32">
          <table:table-cell table:style-name="ce149" table:formula="of:=IF(VALUE(MID([.F24];6;FIND(&quot;:&quot;;[.F24];1)-FIND(&quot; &quot;;[.F24];1)-1))&gt;VALUE(MID([.F23];6;FIND(&quot;:&quot;;[.F23];1)-FIND(&quot; &quot;;[.F23];1)-1));&quot;&quot;;MAX([.A$7:.A23])+1)">
            <text:p/>
          </table:table-cell>
          <table:table-cell table:style-name="ce155" office:value-type="string">
            <text:p>ANS_01</text:p>
          </table:table-cell>
          <table:table-cell table:style-name="ce164" table:formula="of:=IF(VALUE(MID([.F24];6;FIND(&quot;:&quot;;[.F24];1)-FIND(&quot; &quot;;[.F24];1)-1))&gt;VALUE(MID([.F23];6;FIND(&quot;:&quot;;[.F23];1)-FIND(&quot; &quot;;[.F23];1)-1));[.C23];[.C23]+1)" office:value-type="float" office:value="9">
            <text:p>009</text:p>
          </table:table-cell>
          <table:table-cell table:style-name="ce167" office:value-type="string">
            <text:p>KS\Answers\Category\Add</text:p>
          </table:table-cell>
          <table:table-cell table:style-name="ce173" office:value-type="string">
            <text:p>Add new sub-category into a category</text:p>
          </table:table-cell>
          <table:table-cell table:style-name="ce167" office:value-type="string">
            <text:p>Step 2: Show Add new category form</text:p>
          </table:table-cell>
          <table:table-cell table:style-name="ce169" office:value-type="string">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Medium</text:p>
          </table:table-cell>
          <table:table-cell table:style-name="ce188"/>
          <table:table-cell table:style-name="ce161" table:number-columns-repeated="198"/>
          <table:table-cell/>
        </table:table-row>
        <table:table-row table:style-name="ro5">
          <table:table-cell table:style-name="ce149" table:formula="of:=IF(VALUE(MID([.F25];6;FIND(&quot;:&quot;;[.F25];1)-FIND(&quot; &quot;;[.F25];1)-1))&gt;VALUE(MID([.F24];6;FIND(&quot;:&quot;;[.F24];1)-FIND(&quot; &quot;;[.F24];1)-1));&quot;&quot;;MAX([.A$7:.A24])+1)">
            <text:p/>
          </table:table-cell>
          <table:table-cell table:style-name="ce155" office:value-type="string">
            <text:p>ANS_01</text:p>
          </table:table-cell>
          <table:table-cell table:style-name="ce164" table:formula="of:=IF(VALUE(MID([.F25];6;FIND(&quot;:&quot;;[.F25];1)-FIND(&quot; &quot;;[.F25];1)-1))&gt;VALUE(MID([.F24];6;FIND(&quot;:&quot;;[.F24];1)-FIND(&quot; &quot;;[.F24];1)-1));[.C24];[.C24]+1)" office:value-type="float" office:value="9">
            <text:p>009</text:p>
          </table:table-cell>
          <table:table-cell table:style-name="ce167" office:value-type="string">
            <text:p>KS\Answers\Category\Add</text:p>
          </table:table-cell>
          <table:table-cell table:style-name="ce173" office:value-type="string">
            <text:p>Add new sub-category into a category</text:p>
          </table:table-cell>
          <table:table-cell table:style-name="ce169" office:value-type="string">
            <text:p>Step 3: Add new sub category</text:p>
          </table:table-cell>
          <table:table-cell table:style-name="ce169" office:value-type="string">
            <text:p>- Input valid data for all fields</text:p>
            <text:p>- Click [Save]</text:p>
          </table:table-cell>
          <table:table-cell table:style-name="ce169" office:value-type="string">
            <text:p>- Sub-category is added in its parent category</text:p>
          </table:table-cell>
          <table:table-cell table:style-name="ce188" office:value-type="string">
            <text:p>Medium</text:p>
          </table:table-cell>
          <table:table-cell table:style-name="ce188"/>
          <table:table-cell table:style-name="ce161" table:number-columns-repeated="198"/>
          <table:table-cell/>
        </table:table-row>
        <table:table-row table:style-name="ro9">
          <table:table-cell table:style-name="ce149" table:formula="of:=IF(VALUE(MID([.F26];6;FIND(&quot;:&quot;;[.F26];1)-FIND(&quot; &quot;;[.F26];1)-1))&gt;VALUE(MID([.F25];6;FIND(&quot;:&quot;;[.F25];1)-FIND(&quot; &quot;;[.F25];1)-1));&quot;&quot;;MAX([.A$7:.A25])+1)" office:value-type="float" office:value="10">
            <text:p>010</text:p>
          </table:table-cell>
          <table:table-cell table:style-name="ce155" office:value-type="string">
            <text:p>ANS_01</text:p>
          </table:table-cell>
          <table:table-cell table:style-name="ce164" table:formula="of:=IF(VALUE(MID([.F26];6;FIND(&quot;:&quot;;[.F26];1)-FIND(&quot; &quot;;[.F26];1)-1))&gt;VALUE(MID([.F25];6;FIND(&quot;:&quot;;[.F25];1)-FIND(&quot; &quot;;[.F25];1)-1));[.C25];[.C25]+1)" office:value-type="float" office:value="10">
            <text:p>010</text:p>
          </table:table-cell>
          <table:table-cell table:style-name="ce167" office:value-type="string">
            <text:p>KS\Answers\Category\Add</text:p>
          </table:table-cell>
          <table:table-cell table:style-name="ce63" office:value-type="string">
            <text:p>Add new category with Require approval on new answer option</text:p>
          </table:table-cell>
          <table:table-cell table:style-name="ce169" office:value-type="string">
            <text:p>Step 1: Show Add new category form</text:p>
          </table:table-cell>
          <table:table-cell table:style-name="ce169" office:value-type="string">
            <text:p><text:span text:style-name="T9">- Login by user who has right to add new category</text:span></text:p>
            <text:p><text:span text:style-name="T9">- Click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0">
          <table:table-cell table:style-name="ce149" table:formula="of:=IF(VALUE(MID([.F27];6;FIND(&quot;:&quot;;[.F27];1)-FIND(&quot; &quot;;[.F27];1)-1))&gt;VALUE(MID([.F26];6;FIND(&quot;:&quot;;[.F26];1)-FIND(&quot; &quot;;[.F26];1)-1));&quot;&quot;;MAX([.A$7:.A26])+1)">
            <text:p/>
          </table:table-cell>
          <table:table-cell table:style-name="ce155" office:value-type="string">
            <text:p>ANS_01</text:p>
          </table:table-cell>
          <table:table-cell table:style-name="ce164" table:formula="of:=IF(VALUE(MID([.F27];6;FIND(&quot;:&quot;;[.F27];1)-FIND(&quot; &quot;;[.F27];1)-1))&gt;VALUE(MID([.F26];6;FIND(&quot;:&quot;;[.F26];1)-FIND(&quot; &quot;;[.F26];1)-1));[.C26];[.C26]+1)" office:value-type="float" office:value="10">
            <text:p>010</text:p>
          </table:table-cell>
          <table:table-cell table:style-name="ce167" office:value-type="string">
            <text:p>KS\Answers\Category\Add</text:p>
          </table:table-cell>
          <table:table-cell table:style-name="ce170" office:value-type="string">
            <text:p>Add new category with Require approval on new answer option</text:p>
          </table:table-cell>
          <table:table-cell table:style-name="ce169" office:value-type="string">
            <text:p>Step<text:span text:style-name="T5"> 2: Add new category in case invalid data entry for Moderate by field</text:span></text:p>
          </table:table-cell>
          <table:table-cell table:style-name="ce169"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69"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88" office:value-type="string">
            <text:p>High</text:p>
          </table:table-cell>
          <table:table-cell table:style-name="ce188"/>
          <table:table-cell table:style-name="ce161" table:number-columns-repeated="198"/>
          <table:table-cell/>
        </table:table-row>
        <table:table-row table:style-name="ro9">
          <table:table-cell table:style-name="ce149" table:formula="of:=IF(VALUE(MID([.F28];6;FIND(&quot;:&quot;;[.F28];1)-FIND(&quot; &quot;;[.F28];1)-1))&gt;VALUE(MID([.F27];6;FIND(&quot;:&quot;;[.F27];1)-FIND(&quot; &quot;;[.F27];1)-1));&quot;&quot;;MAX([.A$7:.A27])+1)">
            <text:p/>
          </table:table-cell>
          <table:table-cell table:style-name="ce155" office:value-type="string">
            <text:p>ANS_01</text:p>
          </table:table-cell>
          <table:table-cell table:style-name="ce164" table:formula="of:=IF(VALUE(MID([.F28];6;FIND(&quot;:&quot;;[.F28];1)-FIND(&quot; &quot;;[.F28];1)-1))&gt;VALUE(MID([.F27];6;FIND(&quot;:&quot;;[.F27];1)-FIND(&quot; &quot;;[.F27];1)-1));[.C27];[.C27]+1)" office:value-type="float" office:value="10">
            <text:p>010</text:p>
          </table:table-cell>
          <table:table-cell table:style-name="ce167" office:value-type="string">
            <text:p>KS\Answers\Category\Add</text:p>
          </table:table-cell>
          <table:table-cell table:style-name="ce170" office:value-type="string">
            <text:p>Add new category with Require approval on new answer option</text:p>
          </table:table-cell>
          <table:table-cell table:style-name="ce169" office:value-type="string">
            <text:p>Step 3: Add question and answer it</text:p>
          </table:table-cell>
          <table:table-cell table:style-name="ce169" office:value-type="string">
            <text:p>- Add question into the category at step 2</text:p>
            <text:p>- Answer the question above</text:p>
          </table:table-cell>
          <table:table-cell table:style-name="ce169" office:value-type="string">
            <text:p>- The question is answered properly and it is disapproved</text:p>
          </table:table-cell>
          <table:table-cell table:style-name="ce188" office:value-type="string">
            <text:p>High</text:p>
          </table:table-cell>
          <table:table-cell table:style-name="ce188"/>
          <table:table-cell table:style-name="ce161" table:number-columns-repeated="198"/>
          <table:table-cell/>
        </table:table-row>
        <table:table-row table:style-name="ro32">
          <table:table-cell table:style-name="ce149" table:formula="of:=IF(VALUE(MID([.F29];6;FIND(&quot;:&quot;;[.F29];1)-FIND(&quot; &quot;;[.F29];1)-1))&gt;VALUE(MID([.F28];6;FIND(&quot;:&quot;;[.F28];1)-FIND(&quot; &quot;;[.F28];1)-1));&quot;&quot;;MAX([.A$7:.A28])+1)">
            <text:p/>
          </table:table-cell>
          <table:table-cell table:style-name="ce155" office:value-type="string">
            <text:p>ANS_01</text:p>
          </table:table-cell>
          <table:table-cell table:style-name="ce164" table:formula="of:=IF(VALUE(MID([.F29];6;FIND(&quot;:&quot;;[.F29];1)-FIND(&quot; &quot;;[.F29];1)-1))&gt;VALUE(MID([.F28];6;FIND(&quot;:&quot;;[.F28];1)-FIND(&quot; &quot;;[.F28];1)-1));[.C28];[.C28]+1)" office:value-type="float" office:value="10">
            <text:p>010</text:p>
          </table:table-cell>
          <table:table-cell table:style-name="ce167" office:value-type="string">
            <text:p>KS\Answers\Category\Add</text:p>
          </table:table-cell>
          <table:table-cell table:style-name="ce170" office:value-type="string">
            <text:p>Add new category with Require approval on new answer option</text:p>
          </table:table-cell>
          <table:table-cell table:style-name="ce169" office:value-type="string">
            <text:p>Step 4: View the question having unapproved answer</text:p>
          </table:table-cell>
          <table:table-cell table:style-name="ce169" office:value-type="string">
            <text:p>- Login by administrator/moderator and click on the question at step 3</text:p>
            <text:p>- <text:s/>Login by normal user/anonymous and click on the question at step 3</text:p>
          </table:table-cell>
          <table:table-cell table:style-name="ce169" office:value-type="string">
            <text:p>- Administrator/moderator can see the the question and its <text:s/>disapproved question </text:p>
            <text:p>- Normal user/anonymous user can not view the disapproved question</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30];6;FIND(&quot;:&quot;;[.F30];1)-FIND(&quot; &quot;;[.F30];1)-1))&gt;VALUE(MID([.F29];6;FIND(&quot;:&quot;;[.F29];1)-FIND(&quot; &quot;;[.F29];1)-1));&quot;&quot;;MAX([.A$7:.A29])+1)" office:value-type="float" office:value="11">
            <text:p>011</text:p>
          </table:table-cell>
          <table:table-cell table:style-name="ce155" office:value-type="string">
            <text:p>ANS_01</text:p>
          </table:table-cell>
          <table:table-cell table:style-name="ce164" table:formula="of:=IF(VALUE(MID([.F30];6;FIND(&quot;:&quot;;[.F30];1)-FIND(&quot; &quot;;[.F30];1)-1))&gt;VALUE(MID([.F29];6;FIND(&quot;:&quot;;[.F29];1)-FIND(&quot; &quot;;[.F29];1)-1));[.C29];[.C29]+1)" office:value-type="float" office:value="11">
            <text:p>011</text:p>
          </table:table-cell>
          <table:table-cell table:style-name="ce167" office:value-type="string">
            <text:p>KS\Answers\Category\Add</text:p>
          </table:table-cell>
          <table:table-cell table:style-name="ce63" office:value-type="string">
            <text:p>Add new category without Require approval on new answer option</text:p>
          </table:table-cell>
          <table:table-cell table:style-name="ce169"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39">
          <table:table-cell table:style-name="ce149" table:formula="of:=IF(VALUE(MID([.F31];6;FIND(&quot;:&quot;;[.F31];1)-FIND(&quot; &quot;;[.F31];1)-1))&gt;VALUE(MID([.F30];6;FIND(&quot;:&quot;;[.F30];1)-FIND(&quot; &quot;;[.F30];1)-1));&quot;&quot;;MAX([.A$7:.A30])+1)">
            <text:p/>
          </table:table-cell>
          <table:table-cell table:style-name="ce155" office:value-type="string">
            <text:p>ANS_01</text:p>
          </table:table-cell>
          <table:table-cell table:style-name="ce164" table:formula="of:=IF(VALUE(MID([.F31];6;FIND(&quot;:&quot;;[.F31];1)-FIND(&quot; &quot;;[.F31];1)-1))&gt;VALUE(MID([.F30];6;FIND(&quot;:&quot;;[.F30];1)-FIND(&quot; &quot;;[.F30];1)-1));[.C30];[.C30]+1)" office:value-type="float" office:value="11">
            <text:p>011</text:p>
          </table:table-cell>
          <table:table-cell table:style-name="ce167" office:value-type="string">
            <text:p>KS\Answers\Category\Add</text:p>
          </table:table-cell>
          <table:table-cell table:style-name="ce170" office:value-type="string">
            <text:p>Add new category without Require approval on new answer option</text:p>
          </table:table-cell>
          <table:table-cell table:style-name="ce169" office:value-type="string">
            <text:p>Step<text:span text:style-name="T5"> 2: Add new category in case invalid data entry for Moderate by field</text:span></text:p>
          </table:table-cell>
          <table:table-cell table:style-name="ce169"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69" office:value-type="string">
            <text:p>- New category is created</text:p>
            <text:p>- Moderation roles are assigned to the user(s)/membership(s)/group(s) in Moderate field</text:p>
            <text:p>- Answer of the question which is added to this category will be approved.</text:p>
          </table:table-cell>
          <table:table-cell table:style-name="ce188" office:value-type="string">
            <text:p>High</text:p>
          </table:table-cell>
          <table:table-cell table:style-name="ce188"/>
          <table:table-cell table:style-name="ce161" table:number-columns-repeated="198"/>
          <table:table-cell/>
        </table:table-row>
        <table:table-row table:style-name="ro9">
          <table:table-cell table:style-name="ce149" table:formula="of:=IF(VALUE(MID([.F32];6;FIND(&quot;:&quot;;[.F32];1)-FIND(&quot; &quot;;[.F32];1)-1))&gt;VALUE(MID([.F31];6;FIND(&quot;:&quot;;[.F31];1)-FIND(&quot; &quot;;[.F31];1)-1));&quot;&quot;;MAX([.A$7:.A31])+1)">
            <text:p/>
          </table:table-cell>
          <table:table-cell table:style-name="ce155" office:value-type="string">
            <text:p>ANS_01</text:p>
          </table:table-cell>
          <table:table-cell table:style-name="ce164" table:formula="of:=IF(VALUE(MID([.F32];6;FIND(&quot;:&quot;;[.F32];1)-FIND(&quot; &quot;;[.F32];1)-1))&gt;VALUE(MID([.F31];6;FIND(&quot;:&quot;;[.F31];1)-FIND(&quot; &quot;;[.F31];1)-1));[.C31];[.C31]+1)" office:value-type="float" office:value="11">
            <text:p>011</text:p>
          </table:table-cell>
          <table:table-cell table:style-name="ce167" office:value-type="string">
            <text:p>KS\Answers\Category\Add</text:p>
          </table:table-cell>
          <table:table-cell table:style-name="ce170" office:value-type="string">
            <text:p>Add new category without Require approval on new answer option</text:p>
          </table:table-cell>
          <table:table-cell table:style-name="ce169" office:value-type="string">
            <text:p>Step 3: Add question and answer it</text:p>
          </table:table-cell>
          <table:table-cell table:style-name="ce169" office:value-type="string">
            <text:p>- Add question into the category at step 2</text:p>
            <text:p>- Answer the question above</text:p>
          </table:table-cell>
          <table:table-cell table:style-name="ce169" office:value-type="string">
            <text:p>- The question is answered properly and it is already approved</text:p>
          </table:table-cell>
          <table:table-cell table:style-name="ce188" office:value-type="string">
            <text:p>High</text:p>
          </table:table-cell>
          <table:table-cell table:style-name="ce188"/>
          <table:table-cell table:style-name="ce161" table:number-columns-repeated="198"/>
          <table:table-cell/>
        </table:table-row>
        <table:table-row table:style-name="ro32">
          <table:table-cell table:style-name="ce149" table:formula="of:=IF(VALUE(MID([.F33];6;FIND(&quot;:&quot;;[.F33];1)-FIND(&quot; &quot;;[.F33];1)-1))&gt;VALUE(MID([.F32];6;FIND(&quot;:&quot;;[.F32];1)-FIND(&quot; &quot;;[.F32];1)-1));&quot;&quot;;MAX([.A$7:.A32])+1)">
            <text:p/>
          </table:table-cell>
          <table:table-cell table:style-name="ce155" office:value-type="string">
            <text:p>ANS_01</text:p>
          </table:table-cell>
          <table:table-cell table:style-name="ce164" table:formula="of:=IF(VALUE(MID([.F33];6;FIND(&quot;:&quot;;[.F33];1)-FIND(&quot; &quot;;[.F33];1)-1))&gt;VALUE(MID([.F32];6;FIND(&quot;:&quot;;[.F32];1)-FIND(&quot; &quot;;[.F32];1)-1));[.C32];[.C32]+1)" office:value-type="float" office:value="11">
            <text:p>011</text:p>
          </table:table-cell>
          <table:table-cell table:style-name="ce167" office:value-type="string">
            <text:p>KS\Answers\Category\Add</text:p>
          </table:table-cell>
          <table:table-cell table:style-name="ce170" office:value-type="string">
            <text:p>Add new category without Require approval on new answer option</text:p>
          </table:table-cell>
          <table:table-cell table:style-name="ce169" office:value-type="string">
            <text:p>Step 4: View the question having unapproved answer</text:p>
          </table:table-cell>
          <table:table-cell table:style-name="ce169" office:value-type="string">
            <text:p>- Login by administrator/moderator and click on the question at step 3</text:p>
            <text:p>- <text:s/>Login by normal user/anonymous and click on the question at step 3</text:p>
          </table:table-cell>
          <table:table-cell table:style-name="ce169" office:value-type="string">
            <text:p>- All users can view the question and its answer properly.</text:p>
          </table:table-cell>
          <table:table-cell table:style-name="ce188" office:value-type="string">
            <text:p>High</text:p>
          </table:table-cell>
          <table:table-cell table:style-name="ce188"/>
          <table:table-cell table:style-name="ce161" table:number-columns-repeated="198"/>
          <table:table-cell/>
        </table:table-row>
        <table:table-row table:style-name="ro9">
          <table:table-cell table:style-name="ce149" table:formula="of:=IF(VALUE(MID([.F34];6;FIND(&quot;:&quot;;[.F34];1)-FIND(&quot; &quot;;[.F34];1)-1))&gt;VALUE(MID([.F33];6;FIND(&quot;:&quot;;[.F33];1)-FIND(&quot; &quot;;[.F33];1)-1));&quot;&quot;;MAX([.A$7:.A33])+1)" office:value-type="float" office:value="12">
            <text:p>012</text:p>
          </table:table-cell>
          <table:table-cell table:style-name="ce155" office:value-type="string">
            <text:p>ANS_01</text:p>
          </table:table-cell>
          <table:table-cell table:style-name="ce164" table:formula="of:=IF(VALUE(MID([.F34];6;FIND(&quot;:&quot;;[.F34];1)-FIND(&quot; &quot;;[.F34];1)-1))&gt;VALUE(MID([.F33];6;FIND(&quot;:&quot;;[.F33];1)-FIND(&quot; &quot;;[.F33];1)-1));[.C33];[.C33]+1)" office:value-type="float" office:value="12">
            <text:p>012</text:p>
          </table:table-cell>
          <table:table-cell table:style-name="ce167" office:value-type="string">
            <text:p>KS\Answers\Category\Add</text:p>
          </table:table-cell>
          <table:table-cell table:style-name="ce63" office:value-type="string">
            <text:p>Add new category with View Author of Question option</text:p>
          </table:table-cell>
          <table:table-cell table:style-name="ce169" office:value-type="string">
            <text:p>Step 1: Show Add new category form</text:p>
          </table:table-cell>
          <table:table-cell table:style-name="ce169" office:value-type="string">
            <text:p><text:span text:style-name="T9">- Login by user who has right to add new category</text:span></text:p>
            <text:p><text:span text:style-name="T9">- Click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39">
          <table:table-cell table:style-name="ce149" table:formula="of:=IF(VALUE(MID([.F35];6;FIND(&quot;:&quot;;[.F35];1)-FIND(&quot; &quot;;[.F35];1)-1))&gt;VALUE(MID([.F34];6;FIND(&quot;:&quot;;[.F34];1)-FIND(&quot; &quot;;[.F34];1)-1));&quot;&quot;;MAX([.A$7:.A34])+1)">
            <text:p/>
          </table:table-cell>
          <table:table-cell table:style-name="ce155" office:value-type="string">
            <text:p>ANS_01</text:p>
          </table:table-cell>
          <table:table-cell table:style-name="ce164" table:formula="of:=IF(VALUE(MID([.F35];6;FIND(&quot;:&quot;;[.F35];1)-FIND(&quot; &quot;;[.F35];1)-1))&gt;VALUE(MID([.F34];6;FIND(&quot;:&quot;;[.F34];1)-FIND(&quot; &quot;;[.F34];1)-1));[.C34];[.C34]+1)" office:value-type="float" office:value="12">
            <text:p>012</text:p>
          </table:table-cell>
          <table:table-cell table:style-name="ce167" office:value-type="string">
            <text:p>KS\Answers\Category\Add</text:p>
          </table:table-cell>
          <table:table-cell table:style-name="ce170" office:value-type="string">
            <text:p>Add new category with View Author of Question option</text:p>
          </table:table-cell>
          <table:table-cell table:style-name="ce169" office:value-type="string">
            <text:p>Step<text:span text:style-name="T5"> 2: Add new category in case invalid data entry for Moderate by field</text:span></text:p>
          </table:table-cell>
          <table:table-cell table:style-name="ce169"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169"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88" office:value-type="string">
            <text:p>High</text:p>
          </table:table-cell>
          <table:table-cell table:style-name="ce188"/>
          <table:table-cell table:style-name="ce161" table:number-columns-repeated="198"/>
          <table:table-cell/>
        </table:table-row>
        <table:table-row table:style-name="ro5">
          <table:table-cell table:style-name="ce149" table:formula="of:=IF(VALUE(MID([.F36];6;FIND(&quot;:&quot;;[.F36];1)-FIND(&quot; &quot;;[.F36];1)-1))&gt;VALUE(MID([.F35];6;FIND(&quot;:&quot;;[.F35];1)-FIND(&quot; &quot;;[.F35];1)-1));&quot;&quot;;MAX([.A$7:.A35])+1)">
            <text:p/>
          </table:table-cell>
          <table:table-cell table:style-name="ce155" office:value-type="string">
            <text:p>ANS_01</text:p>
          </table:table-cell>
          <table:table-cell table:style-name="ce164" table:formula="of:=IF(VALUE(MID([.F36];6;FIND(&quot;:&quot;;[.F36];1)-FIND(&quot; &quot;;[.F36];1)-1))&gt;VALUE(MID([.F35];6;FIND(&quot;:&quot;;[.F35];1)-FIND(&quot; &quot;;[.F35];1)-1));[.C35];[.C35]+1)" office:value-type="float" office:value="12">
            <text:p>012</text:p>
          </table:table-cell>
          <table:table-cell table:style-name="ce167" office:value-type="string">
            <text:p>KS\Answers\Category\Add</text:p>
          </table:table-cell>
          <table:table-cell table:style-name="ce170" office:value-type="string">
            <text:p>Add new category with View Author of Question option</text:p>
          </table:table-cell>
          <table:table-cell table:style-name="ce169" office:value-type="string">
            <text:p>Step 3: Add question and view it</text:p>
          </table:table-cell>
          <table:table-cell table:style-name="ce169" office:value-type="string">
            <text:p>- Add question into the category at step 2</text:p>
            <text:p>- Click on it to view</text:p>
          </table:table-cell>
          <table:table-cell table:style-name="ce169" office:value-type="string">
            <text:p>- Author information of the question is displayed with name and email address</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37];6;FIND(&quot;:&quot;;[.F37];1)-FIND(&quot; &quot;;[.F37];1)-1))&gt;VALUE(MID([.F36];6;FIND(&quot;:&quot;;[.F36];1)-FIND(&quot; &quot;;[.F36];1)-1));&quot;&quot;;MAX([.A$7:.A36])+1)" office:value-type="float" office:value="13">
            <text:p>013</text:p>
          </table:table-cell>
          <table:table-cell table:style-name="ce155" office:value-type="string">
            <text:p>ANS_01</text:p>
          </table:table-cell>
          <table:table-cell table:style-name="ce164" table:formula="of:=IF(VALUE(MID([.F37];6;FIND(&quot;:&quot;;[.F37];1)-FIND(&quot; &quot;;[.F37];1)-1))&gt;VALUE(MID([.F36];6;FIND(&quot;:&quot;;[.F36];1)-FIND(&quot; &quot;;[.F36];1)-1));[.C36];[.C36]+1)" office:value-type="float" office:value="13">
            <text:p>013</text:p>
          </table:table-cell>
          <table:table-cell table:style-name="ce167" office:value-type="string">
            <text:p>KS\Answers\Category\Add</text:p>
          </table:table-cell>
          <table:table-cell table:style-name="ce63" office:value-type="string">
            <text:p>Add new category without View Author of Question option</text:p>
          </table:table-cell>
          <table:table-cell table:style-name="ce169"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39">
          <table:table-cell table:style-name="ce149" table:formula="of:=IF(VALUE(MID([.F38];6;FIND(&quot;:&quot;;[.F38];1)-FIND(&quot; &quot;;[.F38];1)-1))&gt;VALUE(MID([.F37];6;FIND(&quot;:&quot;;[.F37];1)-FIND(&quot; &quot;;[.F37];1)-1));&quot;&quot;;MAX([.A$7:.A37])+1)">
            <text:p/>
          </table:table-cell>
          <table:table-cell table:style-name="ce155" office:value-type="string">
            <text:p>ANS_01</text:p>
          </table:table-cell>
          <table:table-cell table:style-name="ce164" table:formula="of:=IF(VALUE(MID([.F38];6;FIND(&quot;:&quot;;[.F38];1)-FIND(&quot; &quot;;[.F38];1)-1))&gt;VALUE(MID([.F37];6;FIND(&quot;:&quot;;[.F37];1)-FIND(&quot; &quot;;[.F37];1)-1));[.C37];[.C37]+1)" office:value-type="float" office:value="13">
            <text:p>013</text:p>
          </table:table-cell>
          <table:table-cell table:style-name="ce167" office:value-type="string">
            <text:p>KS\Answers\Category\Add</text:p>
          </table:table-cell>
          <table:table-cell table:style-name="ce170" office:value-type="string">
            <text:p>Add new category without View Author of Question option</text:p>
          </table:table-cell>
          <table:table-cell table:style-name="ce169" office:value-type="string">
            <text:p>Step<text:span text:style-name="T5"> 2: Add new category in case invalid data entry for Moderate by field</text:span></text:p>
          </table:table-cell>
          <table:table-cell table:style-name="ce169"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69"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88" office:value-type="string">
            <text:p>High</text:p>
          </table:table-cell>
          <table:table-cell table:style-name="ce188"/>
          <table:table-cell table:style-name="ce161" table:number-columns-repeated="198"/>
          <table:table-cell/>
        </table:table-row>
        <table:table-row table:style-name="ro9">
          <table:table-cell table:style-name="ce149" table:formula="of:=IF(VALUE(MID([.F39];6;FIND(&quot;:&quot;;[.F39];1)-FIND(&quot; &quot;;[.F39];1)-1))&gt;VALUE(MID([.F38];6;FIND(&quot;:&quot;;[.F38];1)-FIND(&quot; &quot;;[.F38];1)-1));&quot;&quot;;MAX([.A$7:.A38])+1)">
            <text:p/>
          </table:table-cell>
          <table:table-cell table:style-name="ce155" office:value-type="string">
            <text:p>ANS_01</text:p>
          </table:table-cell>
          <table:table-cell table:style-name="ce164" table:formula="of:=IF(VALUE(MID([.F39];6;FIND(&quot;:&quot;;[.F39];1)-FIND(&quot; &quot;;[.F39];1)-1))&gt;VALUE(MID([.F38];6;FIND(&quot;:&quot;;[.F38];1)-FIND(&quot; &quot;;[.F38];1)-1));[.C38];[.C38]+1)" office:value-type="float" office:value="13">
            <text:p>013</text:p>
          </table:table-cell>
          <table:table-cell table:style-name="ce167" office:value-type="string">
            <text:p>KS\Answers\Category\Add</text:p>
          </table:table-cell>
          <table:table-cell table:style-name="ce170" office:value-type="string">
            <text:p>Add new category without View Author of Question option</text:p>
          </table:table-cell>
          <table:table-cell table:style-name="ce169" office:value-type="string">
            <text:p>Step 3: Add question and view it</text:p>
          </table:table-cell>
          <table:table-cell table:style-name="ce169" office:value-type="string">
            <text:p>- Add question into the category at step 2</text:p>
            <text:p>- Click on it to view</text:p>
          </table:table-cell>
          <table:table-cell table:style-name="ce169" office:value-type="string">
            <text:p>- Author information of the question is not displayed</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40];6;FIND(&quot;:&quot;;[.F40];1)-FIND(&quot; &quot;;[.F40];1)-1))&gt;VALUE(MID([.F39];6;FIND(&quot;:&quot;;[.F39];1)-FIND(&quot; &quot;;[.F39];1)-1));&quot;&quot;;MAX([.A$7:.A39])+1)" office:value-type="float" office:value="14">
            <text:p>014</text:p>
          </table:table-cell>
          <table:table-cell table:style-name="ce155" office:value-type="string">
            <text:p>ANS_01</text:p>
          </table:table-cell>
          <table:table-cell table:style-name="ce164" table:formula="of:=IF(VALUE(MID([.F40];6;FIND(&quot;:&quot;;[.F40];1)-FIND(&quot; &quot;;[.F40];1)-1))&gt;VALUE(MID([.F39];6;FIND(&quot;:&quot;;[.F39];1)-FIND(&quot; &quot;;[.F39];1)-1));[.C39];[.C39]+1)" office:value-type="float" office:value="14">
            <text:p>014</text:p>
          </table:table-cell>
          <table:table-cell table:style-name="ce167" office:value-type="string">
            <text:p>KS\Answers\Category\Add</text:p>
          </table:table-cell>
          <table:table-cell table:style-name="ce63" office:value-type="string">
            <text:p>Add new category with specific order value</text:p>
          </table:table-cell>
          <table:table-cell table:style-name="ce169"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Medium</text:p>
          </table:table-cell>
          <table:table-cell table:style-name="ce188"/>
          <table:table-cell table:style-name="ce161" table:number-columns-repeated="198"/>
          <table:table-cell/>
        </table:table-row>
        <table:table-row table:style-name="ro39">
          <table:table-cell table:style-name="ce149" table:formula="of:=IF(VALUE(MID([.F41];6;FIND(&quot;:&quot;;[.F41];1)-FIND(&quot; &quot;;[.F41];1)-1))&gt;VALUE(MID([.F40];6;FIND(&quot;:&quot;;[.F40];1)-FIND(&quot; &quot;;[.F40];1)-1));&quot;&quot;;MAX([.A$7:.A40])+1)">
            <text:p/>
          </table:table-cell>
          <table:table-cell table:style-name="ce155" office:value-type="string">
            <text:p>ANS_01</text:p>
          </table:table-cell>
          <table:table-cell table:style-name="ce164" table:formula="of:=IF(VALUE(MID([.F41];6;FIND(&quot;:&quot;;[.F41];1)-FIND(&quot; &quot;;[.F41];1)-1))&gt;VALUE(MID([.F40];6;FIND(&quot;:&quot;;[.F40];1)-FIND(&quot; &quot;;[.F40];1)-1));[.C40];[.C40]+1)" office:value-type="float" office:value="14">
            <text:p>014</text:p>
          </table:table-cell>
          <table:table-cell table:style-name="ce167" office:value-type="string">
            <text:p>KS\Answers\Category\Add</text:p>
          </table:table-cell>
          <table:table-cell table:style-name="ce170" office:value-type="string">
            <text:p>Add new category with specific order value</text:p>
          </table:table-cell>
          <table:table-cell table:style-name="ce169" office:value-type="string">
            <text:p>Step<text:span text:style-name="T5"> 2: Add new category</text:span></text:p>
          </table:table-cell>
          <table:table-cell table:style-name="ce169"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69"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88" office:value-type="string">
            <text:p>Medium</text:p>
          </table:table-cell>
          <table:table-cell table:style-name="ce188"/>
          <table:table-cell table:style-name="ce161" table:number-columns-repeated="198"/>
          <table:table-cell/>
        </table:table-row>
        <table:table-row table:style-name="ro38">
          <table:table-cell table:style-name="ce149" table:formula="of:=IF(VALUE(MID([.F42];6;FIND(&quot;:&quot;;[.F42];1)-FIND(&quot; &quot;;[.F42];1)-1))&gt;VALUE(MID([.F41];6;FIND(&quot;:&quot;;[.F41];1)-FIND(&quot; &quot;;[.F41];1)-1));&quot;&quot;;MAX([.A$7:.A41])+1)" office:value-type="float" office:value="15">
            <text:p>015</text:p>
          </table:table-cell>
          <table:table-cell table:style-name="ce155" office:value-type="string">
            <text:p>ANS_01</text:p>
          </table:table-cell>
          <table:table-cell table:style-name="ce164" table:formula="of:=IF(VALUE(MID([.F42];6;FIND(&quot;:&quot;;[.F42];1)-FIND(&quot; &quot;;[.F42];1)-1))&gt;VALUE(MID([.F41];6;FIND(&quot;:&quot;;[.F41];1)-FIND(&quot; &quot;;[.F41];1)-1));[.C41];[.C41]+1)" office:value-type="float" office:value="15">
            <text:p>015</text:p>
          </table:table-cell>
          <table:table-cell table:style-name="ce167" office:value-type="string">
            <text:p>KS\Answers\Category\Add</text:p>
          </table:table-cell>
          <table:table-cell table:style-name="ce63" office:value-type="string">
            <text:p>Add new category with invalid order value</text:p>
          </table:table-cell>
          <table:table-cell table:style-name="ce169"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Medium</text:p>
          </table:table-cell>
          <table:table-cell table:style-name="ce188"/>
          <table:table-cell table:style-name="ce161" table:number-columns-repeated="198"/>
          <table:table-cell/>
        </table:table-row>
        <table:table-row table:style-name="ro40">
          <table:table-cell table:style-name="ce149" table:formula="of:=IF(VALUE(MID([.F43];6;FIND(&quot;:&quot;;[.F43];1)-FIND(&quot; &quot;;[.F43];1)-1))&gt;VALUE(MID([.F42];6;FIND(&quot;:&quot;;[.F42];1)-FIND(&quot; &quot;;[.F42];1)-1));&quot;&quot;;MAX([.A$7:.A42])+1)">
            <text:p/>
          </table:table-cell>
          <table:table-cell table:style-name="ce155" office:value-type="string">
            <text:p>ANS_01</text:p>
          </table:table-cell>
          <table:table-cell table:style-name="ce164" table:formula="of:=IF(VALUE(MID([.F43];6;FIND(&quot;:&quot;;[.F43];1)-FIND(&quot; &quot;;[.F43];1)-1))&gt;VALUE(MID([.F42];6;FIND(&quot;:&quot;;[.F42];1)-FIND(&quot; &quot;;[.F42];1)-1));[.C42];[.C42]+1)" office:value-type="float" office:value="15">
            <text:p>015</text:p>
          </table:table-cell>
          <table:table-cell table:style-name="ce167" office:value-type="string">
            <text:p>KS\Answers\Category\Add</text:p>
          </table:table-cell>
          <table:table-cell table:style-name="ce170" office:value-type="string">
            <text:p>Add new category with invalid order value</text:p>
          </table:table-cell>
          <table:table-cell table:style-name="ce169" office:value-type="string">
            <text:p>Step<text:span text:style-name="T5"> 2: Add new category</text:span></text:p>
          </table:table-cell>
          <table:table-cell table:style-name="ce169"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69" office:value-type="string">
            <text:p>- Alert message is shown to notify that users must input valid order for category </text:p>
          </table:table-cell>
          <table:table-cell table:style-name="ce188" office:value-type="string">
            <text:p>Medium</text:p>
          </table:table-cell>
          <table:table-cell table:style-name="ce188"/>
          <table:table-cell table:style-name="ce161" table:number-columns-repeated="198"/>
          <table:table-cell/>
        </table:table-row>
        <table:table-row table:style-name="ro38">
          <table:table-cell table:style-name="ce149" table:formula="of:=IF(VALUE(MID([.F44];6;FIND(&quot;:&quot;;[.F44];1)-FIND(&quot; &quot;;[.F44];1)-1))&gt;VALUE(MID([.F43];6;FIND(&quot;:&quot;;[.F43];1)-FIND(&quot; &quot;;[.F43];1)-1));&quot;&quot;;MAX([.A$7:.A43])+1)" office:value-type="float" office:value="16">
            <text:p>016</text:p>
          </table:table-cell>
          <table:table-cell table:style-name="ce155" office:value-type="string">
            <text:p>ANS_01</text:p>
          </table:table-cell>
          <table:table-cell table:style-name="ce164" table:formula="of:=IF(VALUE(MID([.F44];6;FIND(&quot;:&quot;;[.F44];1)-FIND(&quot; &quot;;[.F44];1)-1))&gt;VALUE(MID([.F43];6;FIND(&quot;:&quot;;[.F43];1)-FIND(&quot; &quot;;[.F43];1)-1));[.C43];[.C43]+1)" office:value-type="float" office:value="16">
            <text:p>016</text:p>
          </table:table-cell>
          <table:table-cell table:style-name="ce167" office:value-type="string">
            <text:p>KS\Answers\Category\Add</text:p>
          </table:table-cell>
          <table:table-cell table:style-name="ce65" office:value-type="string">
            <text:p>Add new category in case Select user/role/group available from list for <text:s/>Restricted audience field</text:p>
          </table:table-cell>
          <table:table-cell table:style-name="ce167"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41">
          <table:table-cell table:style-name="ce149" table:formula="of:=IF(VALUE(MID([.F45];6;FIND(&quot;:&quot;;[.F45];1)-FIND(&quot; &quot;;[.F45];1)-1))&gt;VALUE(MID([.F44];6;FIND(&quot;:&quot;;[.F44];1)-FIND(&quot; &quot;;[.F44];1)-1));&quot;&quot;;MAX([.A$7:.A44])+1)">
            <text:p/>
          </table:table-cell>
          <table:table-cell table:style-name="ce155" office:value-type="string">
            <text:p>ANS_01</text:p>
          </table:table-cell>
          <table:table-cell table:style-name="ce164" table:formula="of:=IF(VALUE(MID([.F45];6;FIND(&quot;:&quot;;[.F45];1)-FIND(&quot; &quot;;[.F45];1)-1))&gt;VALUE(MID([.F44];6;FIND(&quot;:&quot;;[.F44];1)-FIND(&quot; &quot;;[.F44];1)-1));[.C44];[.C44]+1)" office:value-type="float" office:value="16">
            <text:p>016</text:p>
          </table:table-cell>
          <table:table-cell table:style-name="ce167" office:value-type="string">
            <text:p>KS\Answers\Category\Add</text:p>
          </table:table-cell>
          <table:table-cell table:style-name="ce173" office:value-type="string">
            <text:p>Add new category in case Select user/role/group available from list for <text:s/>Restricted audience field</text:p>
          </table:table-cell>
          <table:table-cell table:style-name="ce167" office:value-type="string">
            <text:p>Step<text:span text:style-name="T5"> 2: Add new category </text:span></text:p>
          </table:table-cell>
          <table:table-cell table:style-name="ce169" office:value-type="string">
            <text:p>- Input valid data for Category name, description</text:p>
            <text:p>- select user(s)/membership(s)/group(s) <text:s/>for Moderate field</text:p>
            <text:p>- Click [Save] button</text:p>
          </table:table-cell>
          <table:table-cell table:style-name="ce169" office:value-type="string">
            <text:p>- New category is created</text:p>
            <text:p>- Only the user(s)/membership(s)/group(s) in Restricted audience field has view right in added category</text:p>
            <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46];6;FIND(&quot;:&quot;;[.F46];1)-FIND(&quot; &quot;;[.F46];1)-1))&gt;VALUE(MID([.F45];6;FIND(&quot;:&quot;;[.F45];1)-FIND(&quot; &quot;;[.F45];1)-1));&quot;&quot;;MAX([.A$7:.A45])+1)" office:value-type="float" office:value="17">
            <text:p>017</text:p>
          </table:table-cell>
          <table:table-cell table:style-name="ce155" office:value-type="string">
            <text:p>ANS_01</text:p>
          </table:table-cell>
          <table:table-cell table:style-name="ce164" table:formula="of:=IF(VALUE(MID([.F46];6;FIND(&quot;:&quot;;[.F46];1)-FIND(&quot; &quot;;[.F46];1)-1))&gt;VALUE(MID([.F45];6;FIND(&quot;:&quot;;[.F45];1)-FIND(&quot; &quot;;[.F45];1)-1));[.C45];[.C45]+1)" office:value-type="float" office:value="17">
            <text:p>017</text:p>
          </table:table-cell>
          <table:table-cell table:style-name="ce167" office:value-type="string">
            <text:p>KS\Answers\Category\Add</text:p>
          </table:table-cell>
          <table:table-cell table:style-name="ce63" office:value-type="string">
            <text:p>Add new category in case input directly user/role/group into Restricted audience field</text:p>
          </table:table-cell>
          <table:table-cell table:style-name="ce167"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47];6;FIND(&quot;:&quot;;[.F47];1)-FIND(&quot; &quot;;[.F47];1)-1))&gt;VALUE(MID([.F46];6;FIND(&quot;:&quot;;[.F46];1)-FIND(&quot; &quot;;[.F46];1)-1));&quot;&quot;;MAX([.A$7:.A46])+1)">
            <text:p/>
          </table:table-cell>
          <table:table-cell table:style-name="ce155" office:value-type="string">
            <text:p>ANS_01</text:p>
          </table:table-cell>
          <table:table-cell table:style-name="ce164" table:formula="of:=IF(VALUE(MID([.F47];6;FIND(&quot;:&quot;;[.F47];1)-FIND(&quot; &quot;;[.F47];1)-1))&gt;VALUE(MID([.F46];6;FIND(&quot;:&quot;;[.F46];1)-FIND(&quot; &quot;;[.F46];1)-1));[.C46];[.C46]+1)" office:value-type="float" office:value="17">
            <text:p>017</text:p>
          </table:table-cell>
          <table:table-cell table:style-name="ce167" office:value-type="string">
            <text:p>KS\Answers\Category\Add</text:p>
          </table:table-cell>
          <table:table-cell table:style-name="ce170" office:value-type="string">
            <text:p>Add new category in case input directly user/role/group into Restricted audience field</text:p>
          </table:table-cell>
          <table:table-cell table:style-name="ce167" office:value-type="string">
            <text:p>Step<text:span text:style-name="T5"> 2: Add new category </text:span></text:p>
          </table:table-cell>
          <table:table-cell table:style-name="ce169" office:value-type="string">
            <text:p>- Input valid data for Category name, description</text:p>
            <text:p>- input directly <text:s/>user(s)/membership(s)/group(s) <text:s/>available for Moderate field</text:p>
            <text:p>- Click [Save] button</text:p>
          </table:table-cell>
          <table:table-cell table:style-name="ce169" office:value-type="string">
            <text:p>- New category is created</text:p>
            <text:p>- Only the user(s)/membership(s)/group(s) in Restricted audience field has view right in added category</text:p>
            <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48];6;FIND(&quot;:&quot;;[.F48];1)-FIND(&quot; &quot;;[.F48];1)-1))&gt;VALUE(MID([.F47];6;FIND(&quot;:&quot;;[.F47];1)-FIND(&quot; &quot;;[.F47];1)-1));&quot;&quot;;MAX([.A$7:.A47])+1)" office:value-type="float" office:value="18">
            <text:p>018</text:p>
          </table:table-cell>
          <table:table-cell table:style-name="ce155" office:value-type="string">
            <text:p>ANS_01</text:p>
          </table:table-cell>
          <table:table-cell table:style-name="ce164" table:formula="of:=IF(VALUE(MID([.F48];6;FIND(&quot;:&quot;;[.F48];1)-FIND(&quot; &quot;;[.F48];1)-1))&gt;VALUE(MID([.F47];6;FIND(&quot;:&quot;;[.F47];1)-FIND(&quot; &quot;;[.F47];1)-1));[.C47];[.C47]+1)" office:value-type="float" office:value="18">
            <text:p>018</text:p>
          </table:table-cell>
          <table:table-cell table:style-name="ce167" office:value-type="string">
            <text:p>KS\Answers\Category\Add</text:p>
          </table:table-cell>
          <table:table-cell table:style-name="ce63" office:value-type="string">
            <text:p>Add new category in case input directly user/role/group unavailable into Restricted audience field</text:p>
          </table:table-cell>
          <table:table-cell table:style-name="ce167" office:value-type="string">
            <text:p>Step 1: Show Add new category form</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Add New Category form is displayed</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49];6;FIND(&quot;:&quot;;[.F49];1)-FIND(&quot; &quot;;[.F49];1)-1))&gt;VALUE(MID([.F48];6;FIND(&quot;:&quot;;[.F48];1)-FIND(&quot; &quot;;[.F48];1)-1));&quot;&quot;;MAX([.A$7:.A48])+1)">
            <text:p/>
          </table:table-cell>
          <table:table-cell table:style-name="ce155" office:value-type="string">
            <text:p>ANS_01</text:p>
          </table:table-cell>
          <table:table-cell table:style-name="ce164" table:formula="of:=IF(VALUE(MID([.F49];6;FIND(&quot;:&quot;;[.F49];1)-FIND(&quot; &quot;;[.F49];1)-1))&gt;VALUE(MID([.F48];6;FIND(&quot;:&quot;;[.F48];1)-FIND(&quot; &quot;;[.F48];1)-1));[.C48];[.C48]+1)" office:value-type="float" office:value="18">
            <text:p>018</text:p>
          </table:table-cell>
          <table:table-cell table:style-name="ce167" office:value-type="string">
            <text:p>KS\Answers\Category\Add</text:p>
          </table:table-cell>
          <table:table-cell table:style-name="ce170" office:value-type="string">
            <text:p>Add new category in case input directly user/role/group unavailable into Restricted audience field</text:p>
          </table:table-cell>
          <table:table-cell table:style-name="ce167" office:value-type="string">
            <text:p>Step<text:span text:style-name="T5"> 2: Add new category </text:span></text:p>
          </table:table-cell>
          <table:table-cell table:style-name="ce169" office:value-type="string">
            <text:p>- Input valid data for Category name, description</text:p>
            <text:p>- input directly <text:s/>user(s)/membership(s)/group(s) <text:s/>unavailable for Moderate field</text:p>
            <text:p>- Click [Save] button</text:p>
          </table:table-cell>
          <table:table-cell table:style-name="ce169" office:value-type="string">
            <text:p>Show alert message “The "Restricted audience" field is invalid” <text:s/>and there is no category added</text:p>
          </table:table-cell>
          <table:table-cell table:style-name="ce188" office:value-type="string">
            <text:p>High</text:p>
          </table:table-cell>
          <table:table-cell table:style-name="ce188"/>
          <table:table-cell table:style-name="ce161" table:number-columns-repeated="198"/>
          <table:table-cell/>
        </table:table-row>
        <table:table-row table:style-name="ro38">
          <table:table-cell table:style-name="ce149" table:formula="of:=IF(VALUE(MID([.F50];6;FIND(&quot;:&quot;;[.F50];1)-FIND(&quot; &quot;;[.F50];1)-1))&gt;VALUE(MID([.F49];6;FIND(&quot;:&quot;;[.F49];1)-FIND(&quot; &quot;;[.F49];1)-1));&quot;&quot;;MAX([.A$7:.A49])+1)" office:value-type="float" office:value="19">
            <text:p>019</text:p>
          </table:table-cell>
          <table:table-cell table:style-name="ce155" office:value-type="string">
            <text:p>ANS_02</text:p>
          </table:table-cell>
          <table:table-cell table:style-name="ce164" office:value-type="float" office:value="1">
            <text:p>001</text:p>
          </table:table-cell>
          <table:table-cell table:style-name="ce73" office:value-type="string">
            <text:p>KS\Answers\Category\Edit</text:p>
          </table:table-cell>
          <table:table-cell table:style-name="ce63" office:value-type="string">
            <text:p>Edit Categor<text:span text:style-name="T5">y by the main menu on the action bar</text:spa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8" office:value-type="string">
            <text:p>Medium</text:p>
          </table:table-cell>
          <table:table-cell table:style-name="ce188"/>
          <table:table-cell table:style-name="ce161" table:number-columns-repeated="198"/>
          <table:table-cell/>
        </table:table-row>
        <table:table-row table:style-name="ro5">
          <table:table-cell table:style-name="ce149" table:formula="of:=IF(VALUE(MID([.F51];6;FIND(&quot;:&quot;;[.F51];1)-FIND(&quot; &quot;;[.F51];1)-1))&gt;VALUE(MID([.F50];6;FIND(&quot;:&quot;;[.F50];1)-FIND(&quot; &quot;;[.F50];1)-1));&quot;&quot;;MAX([.A$7:.A50])+1)">
            <text:p/>
          </table:table-cell>
          <table:table-cell table:style-name="ce155" office:value-type="string">
            <text:p>ANS_02</text:p>
          </table:table-cell>
          <table:table-cell table:style-name="ce164" table:formula="of:=IF(VALUE(MID([.F51];6;FIND(&quot;:&quot;;[.F51];1)-FIND(&quot; &quot;;[.F51];1)-1))&gt;VALUE(MID([.F50];6;FIND(&quot;:&quot;;[.F50];1)-FIND(&quot; &quot;;[.F50];1)-1));[.C50];[.C50]+1)" office:value-type="float" office:value="1">
            <text:p>001</text:p>
          </table:table-cell>
          <table:table-cell table:style-name="ce167" office:value-type="string">
            <text:p>KS\Answers\Category\Edit</text:p>
          </table:table-cell>
          <table:table-cell table:style-name="ce170" office:value-type="string">
            <text:p>Edit Categor<text:span text:style-name="T5">y by the main menu on the action bar</text:span></text:p>
          </table:table-cell>
          <table:table-cell table:style-name="ce169" office:value-type="string">
            <text:p>Step 2: Show Edit Category form</text:p>
          </table:table-cell>
          <table:table-cell table:style-name="ce169" office:value-type="string">
            <text:p>- Cl<text:span text:style-name="T9">ick [Manage Category] on the main action bar and select [Edit]</text:span></text:p>
          </table:table-cell>
          <table:table-cell table:style-name="ce169" office:value-type="string">
            <text:p>- Edit category form is displayed with current information of category in form</text:p>
          </table:table-cell>
          <table:table-cell table:style-name="ce188" office:value-type="string">
            <text:p>Medium</text:p>
          </table:table-cell>
          <table:table-cell table:style-name="ce188"/>
          <table:table-cell table:style-name="ce161" table:number-columns-repeated="198"/>
          <table:table-cell/>
        </table:table-row>
        <table:table-row table:style-name="ro5">
          <table:table-cell table:style-name="ce149" table:formula="of:=IF(VALUE(MID([.F52];6;FIND(&quot;:&quot;;[.F52];1)-FIND(&quot; &quot;;[.F52];1)-1))&gt;VALUE(MID([.F51];6;FIND(&quot;:&quot;;[.F51];1)-FIND(&quot; &quot;;[.F51];1)-1));&quot;&quot;;MAX([.A$7:.A51])+1)">
            <text:p/>
          </table:table-cell>
          <table:table-cell table:style-name="ce155" office:value-type="string">
            <text:p>ANS_02</text:p>
          </table:table-cell>
          <table:table-cell table:style-name="ce164" table:formula="of:=IF(VALUE(MID([.F52];6;FIND(&quot;:&quot;;[.F52];1)-FIND(&quot; &quot;;[.F52];1)-1))&gt;VALUE(MID([.F51];6;FIND(&quot;:&quot;;[.F51];1)-FIND(&quot; &quot;;[.F51];1)-1));[.C51];[.C51]+1)" office:value-type="float" office:value="1">
            <text:p>001</text:p>
          </table:table-cell>
          <table:table-cell table:style-name="ce167" office:value-type="string">
            <text:p>KS\Answers\Category\Edit</text:p>
          </table:table-cell>
          <table:table-cell table:style-name="ce170" office:value-type="string">
            <text:p>Edit Categor<text:span text:style-name="T5">y by the main menu on the action bar</text:span></text:p>
          </table:table-cell>
          <table:table-cell table:style-name="ce169" office:value-type="string">
            <text:p>St<text:span text:style-name="T5">ep 3:</text:span><text:span text:style-name="T9">Change information of category</text:span></text:p>
          </table:table-cell>
          <table:table-cell table:style-name="ce169" office:value-type="string">
            <text:p>- Edit values</text:p>
            <text:p>- Click [Save]</text:p>
          </table:table-cell>
          <table:table-cell table:style-name="ce183" office:value-type="string">
            <text:p>- Category is edited successfully with new value</text:p>
          </table:table-cell>
          <table:table-cell table:style-name="ce188" office:value-type="string">
            <text:p>Medium</text:p>
          </table:table-cell>
          <table:table-cell table:style-name="ce192"/>
          <table:table-cell table:style-name="ce161" table:number-columns-repeated="198"/>
          <table:table-cell/>
        </table:table-row>
        <table:table-row table:style-name="ro38">
          <table:table-cell table:style-name="ce149" table:formula="of:=IF(VALUE(MID([.F53];6;FIND(&quot;:&quot;;[.F53];1)-FIND(&quot; &quot;;[.F53];1)-1))&gt;VALUE(MID([.F52];6;FIND(&quot;:&quot;;[.F52];1)-FIND(&quot; &quot;;[.F52];1)-1));&quot;&quot;;MAX([.A$7:.A52])+1)" office:value-type="float" office:value="20">
            <text:p>020</text:p>
          </table:table-cell>
          <table:table-cell table:style-name="ce155" office:value-type="string">
            <text:p>ANS_02</text:p>
          </table:table-cell>
          <table:table-cell table:style-name="ce164" table:formula="of:=IF(VALUE(MID([.F53];6;FIND(&quot;:&quot;;[.F53];1)-FIND(&quot; &quot;;[.F53];1)-1))&gt;VALUE(MID([.F52];6;FIND(&quot;:&quot;;[.F52];1)-FIND(&quot; &quot;;[.F52];1)-1));[.C52];[.C52]+1)" office:value-type="float" office:value="2">
            <text:p>002</text:p>
          </table:table-cell>
          <table:table-cell table:style-name="ce167" office:value-type="string">
            <text:p>KS\Answers\Category\Edit</text:p>
          </table:table-cell>
          <table:table-cell table:style-name="ce63" office:value-type="string">
            <text:p>Edit Categor<text:span text:style-name="T5">y by the right click menu</text:spa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8" office:value-type="string">
            <text:p>Medium</text:p>
          </table:table-cell>
          <table:table-cell table:style-name="ce192"/>
          <table:table-cell table:style-name="ce161" table:number-columns-repeated="198"/>
          <table:table-cell/>
        </table:table-row>
        <table:table-row table:style-name="ro9">
          <table:table-cell table:style-name="ce149" table:formula="of:=IF(VALUE(MID([.F54];6;FIND(&quot;:&quot;;[.F54];1)-FIND(&quot; &quot;;[.F54];1)-1))&gt;VALUE(MID([.F53];6;FIND(&quot;:&quot;;[.F53];1)-FIND(&quot; &quot;;[.F53];1)-1));&quot;&quot;;MAX([.A$7:.A53])+1)">
            <text:p/>
          </table:table-cell>
          <table:table-cell table:style-name="ce155" office:value-type="string">
            <text:p>ANS_02</text:p>
          </table:table-cell>
          <table:table-cell table:style-name="ce164" table:formula="of:=IF(VALUE(MID([.F54];6;FIND(&quot;:&quot;;[.F54];1)-FIND(&quot; &quot;;[.F54];1)-1))&gt;VALUE(MID([.F53];6;FIND(&quot;:&quot;;[.F53];1)-FIND(&quot; &quot;;[.F53];1)-1));[.C53];[.C53]+1)" office:value-type="float" office:value="2">
            <text:p>002</text:p>
          </table:table-cell>
          <table:table-cell table:style-name="ce167" office:value-type="string">
            <text:p>KS\Answers\Category\Edit</text:p>
          </table:table-cell>
          <table:table-cell table:style-name="ce170" office:value-type="string">
            <text:p>Edit Categor<text:span text:style-name="T5">y by the right click menu</text:span></text:p>
          </table:table-cell>
          <table:table-cell table:style-name="ce169" office:value-type="string">
            <text:p>Step 2: Show Edit Category form</text:p>
          </table:table-cell>
          <table:table-cell table:style-name="ce169" office:value-type="string">
            <text:p>- Right click on an existing category and select Edit category from menu</text:p>
            <text:p/>
          </table:table-cell>
          <table:table-cell table:style-name="ce169" office:value-type="string">
            <text:p>- Edit category form is displayed with current information of category in form</text:p>
          </table:table-cell>
          <table:table-cell table:style-name="ce188" office:value-type="string">
            <text:p>Medium</text:p>
          </table:table-cell>
          <table:table-cell table:style-name="ce192"/>
          <table:table-cell table:style-name="ce161" table:number-columns-repeated="198"/>
          <table:table-cell/>
        </table:table-row>
        <table:table-row table:style-name="ro5">
          <table:table-cell table:style-name="ce149" table:formula="of:=IF(VALUE(MID([.F55];6;FIND(&quot;:&quot;;[.F55];1)-FIND(&quot; &quot;;[.F55];1)-1))&gt;VALUE(MID([.F54];6;FIND(&quot;:&quot;;[.F54];1)-FIND(&quot; &quot;;[.F54];1)-1));&quot;&quot;;MAX([.A$7:.A54])+1)">
            <text:p/>
          </table:table-cell>
          <table:table-cell table:style-name="ce155" office:value-type="string">
            <text:p>ANS_02</text:p>
          </table:table-cell>
          <table:table-cell table:style-name="ce164" table:formula="of:=IF(VALUE(MID([.F55];6;FIND(&quot;:&quot;;[.F55];1)-FIND(&quot; &quot;;[.F55];1)-1))&gt;VALUE(MID([.F54];6;FIND(&quot;:&quot;;[.F54];1)-FIND(&quot; &quot;;[.F54];1)-1));[.C54];[.C54]+1)" office:value-type="float" office:value="2">
            <text:p>002</text:p>
          </table:table-cell>
          <table:table-cell table:style-name="ce167" office:value-type="string">
            <text:p>KS\Answers\Category\Edit</text:p>
          </table:table-cell>
          <table:table-cell table:style-name="ce170" office:value-type="string">
            <text:p>Edit Categor<text:span text:style-name="T5">y by the right click menu</text:span></text:p>
          </table:table-cell>
          <table:table-cell table:style-name="ce169" office:value-type="string">
            <text:p>St<text:span text:style-name="T5">ep 3:</text:span><text:span text:style-name="T9">Change information of category</text:span></text:p>
          </table:table-cell>
          <table:table-cell table:style-name="ce169" office:value-type="string">
            <text:p>- Edit values</text:p>
            <text:p>- Click [Save]</text:p>
          </table:table-cell>
          <table:table-cell table:style-name="ce183" office:value-type="string">
            <text:p>- Category is edited successfully with new value</text:p>
          </table:table-cell>
          <table:table-cell table:style-name="ce188" office:value-type="string">
            <text:p>Medium</text:p>
          </table:table-cell>
          <table:table-cell table:style-name="ce192"/>
          <table:table-cell table:style-name="ce161" table:number-columns-repeated="198"/>
          <table:table-cell/>
        </table:table-row>
        <table:table-row table:style-name="ro38">
          <table:table-cell table:style-name="ce149" table:formula="of:=IF(VALUE(MID([.F56];6;FIND(&quot;:&quot;;[.F56];1)-FIND(&quot; &quot;;[.F56];1)-1))&gt;VALUE(MID([.F55];6;FIND(&quot;:&quot;;[.F55];1)-FIND(&quot; &quot;;[.F55];1)-1));&quot;&quot;;MAX([.A$7:.A55])+1)" office:value-type="float" office:value="21">
            <text:p>021</text:p>
          </table:table-cell>
          <table:table-cell table:style-name="ce155" office:value-type="string">
            <text:p>ANS_02</text:p>
          </table:table-cell>
          <table:table-cell table:style-name="ce164" table:formula="of:=IF(VALUE(MID([.F56];6;FIND(&quot;:&quot;;[.F56];1)-FIND(&quot; &quot;;[.F56];1)-1))&gt;VALUE(MID([.F55];6;FIND(&quot;:&quot;;[.F55];1)-FIND(&quot; &quot;;[.F55];1)-1));[.C55];[.C55]+1)" office:value-type="float" office:value="3">
            <text:p>003</text:p>
          </table:table-cell>
          <table:table-cell table:style-name="ce167" office:value-type="string">
            <text:p>KS\Answers\Category\Edit</text:p>
          </table:table-cell>
          <table:table-cell table:style-name="ce63" office:value-type="string">
            <text:p>Edit category in case leaving blank at mandatory fields</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8" office:value-type="string">
            <text:p>Medium</text:p>
          </table:table-cell>
          <table:table-cell table:style-name="ce192"/>
          <table:table-cell table:style-name="ce161" table:number-columns-repeated="198"/>
          <table:table-cell/>
        </table:table-row>
        <table:table-row table:style-name="ro32">
          <table:table-cell table:style-name="ce149" table:formula="of:=IF(VALUE(MID([.F57];6;FIND(&quot;:&quot;;[.F57];1)-FIND(&quot; &quot;;[.F57];1)-1))&gt;VALUE(MID([.F56];6;FIND(&quot;:&quot;;[.F56];1)-FIND(&quot; &quot;;[.F56];1)-1));&quot;&quot;;MAX([.A$7:.A56])+1)">
            <text:p/>
          </table:table-cell>
          <table:table-cell table:style-name="ce155" office:value-type="string">
            <text:p>ANS_02</text:p>
          </table:table-cell>
          <table:table-cell table:style-name="ce164" table:formula="of:=IF(VALUE(MID([.F57];6;FIND(&quot;:&quot;;[.F57];1)-FIND(&quot; &quot;;[.F57];1)-1))&gt;VALUE(MID([.F56];6;FIND(&quot;:&quot;;[.F56];1)-FIND(&quot; &quot;;[.F56];1)-1));[.C56];[.C56]+1)" office:value-type="float" office:value="3">
            <text:p>003</text:p>
          </table:table-cell>
          <table:table-cell table:style-name="ce167" office:value-type="string">
            <text:p>KS\Answers\Category\Edit</text:p>
          </table:table-cell>
          <table:table-cell table:style-name="ce170" office:value-type="string">
            <text:p>Edit category in case leaving blank at mandatory fields</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8" office:value-type="string">
            <text:p>Medium</text:p>
          </table:table-cell>
          <table:table-cell table:style-name="ce192"/>
          <table:table-cell table:style-name="ce161" table:number-columns-repeated="198"/>
          <table:table-cell/>
        </table:table-row>
        <table:table-row table:style-name="ro5">
          <table:table-cell table:style-name="ce149" table:formula="of:=IF(VALUE(MID([.F58];6;FIND(&quot;:&quot;;[.F58];1)-FIND(&quot; &quot;;[.F58];1)-1))&gt;VALUE(MID([.F57];6;FIND(&quot;:&quot;;[.F57];1)-FIND(&quot; &quot;;[.F57];1)-1));&quot;&quot;;MAX([.A$7:.A57])+1)">
            <text:p/>
          </table:table-cell>
          <table:table-cell table:style-name="ce155" office:value-type="string">
            <text:p>ANS_02</text:p>
          </table:table-cell>
          <table:table-cell table:style-name="ce164" table:formula="of:=IF(VALUE(MID([.F58];6;FIND(&quot;:&quot;;[.F58];1)-FIND(&quot; &quot;;[.F58];1)-1))&gt;VALUE(MID([.F57];6;FIND(&quot;:&quot;;[.F57];1)-FIND(&quot; &quot;;[.F57];1)-1));[.C57];[.C57]+1)" office:value-type="float" office:value="3">
            <text:p>003</text:p>
          </table:table-cell>
          <table:table-cell table:style-name="ce167" office:value-type="string">
            <text:p>KS\Answers\Category\Edit</text:p>
          </table:table-cell>
          <table:table-cell table:style-name="ce170" office:value-type="string">
            <text:p>Edit category in case leaving blank at mandatory fields</text:p>
          </table:table-cell>
          <table:table-cell table:style-name="ce169" office:value-type="string">
            <text:p>St<text:span text:style-name="T5">ep 3: Edit</text:span><text:span text:style-name="T9"> category with blank required fields</text:span></text:p>
          </table:table-cell>
          <table:table-cell table:style-name="ce169" office:value-type="string">
            <text:p>- Leave blank at mandatory fields</text:p>
            <text:p>- Click [Save] button</text:p>
          </table:table-cell>
          <table:table-cell table:style-name="ce182" office:value-type="string">
            <text:p>- Alert message is shown to notify that users must input data into required fields </text:p>
          </table:table-cell>
          <table:table-cell table:style-name="ce188" office:value-type="string">
            <text:p>Medium</text:p>
          </table:table-cell>
          <table:table-cell table:style-name="ce192"/>
          <table:table-cell table:style-name="ce161" table:number-columns-repeated="198"/>
          <table:table-cell/>
        </table:table-row>
        <table:table-row table:style-name="ro38">
          <table:table-cell table:style-name="ce149" table:formula="of:=IF(VALUE(MID([.F59];6;FIND(&quot;:&quot;;[.F59];1)-FIND(&quot; &quot;;[.F59];1)-1))&gt;VALUE(MID([.F58];6;FIND(&quot;:&quot;;[.F58];1)-FIND(&quot; &quot;;[.F58];1)-1));&quot;&quot;;MAX([.A$7:.A58])+1)" office:value-type="float" office:value="22">
            <text:p>022</text:p>
          </table:table-cell>
          <table:table-cell table:style-name="ce155" office:value-type="string">
            <text:p>ANS_02</text:p>
          </table:table-cell>
          <table:table-cell table:style-name="ce164" table:formula="of:=IF(VALUE(MID([.F59];6;FIND(&quot;:&quot;;[.F59];1)-FIND(&quot; &quot;;[.F59];1)-1))&gt;VALUE(MID([.F58];6;FIND(&quot;:&quot;;[.F58];1)-FIND(&quot; &quot;;[.F58];1)-1));[.C58];[.C58]+1)" office:value-type="float" office:value="4">
            <text:p>004</text:p>
          </table:table-cell>
          <table:table-cell table:style-name="ce167" office:value-type="string">
            <text:p>KS\Answers\Category\Edit</text:p>
          </table:table-cell>
          <table:table-cell table:style-name="ce64" office:value-type="string">
            <text:p>Edit category in case duplication of category name</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8" office:value-type="string">
            <text:p>Medium</text:p>
          </table:table-cell>
          <table:table-cell table:style-name="ce192"/>
          <table:table-cell table:style-name="ce161" table:number-columns-repeated="198"/>
          <table:table-cell/>
        </table:table-row>
        <table:table-row table:style-name="ro32">
          <table:table-cell table:style-name="ce149" table:formula="of:=IF(VALUE(MID([.F60];6;FIND(&quot;:&quot;;[.F60];1)-FIND(&quot; &quot;;[.F60];1)-1))&gt;VALUE(MID([.F59];6;FIND(&quot;:&quot;;[.F59];1)-FIND(&quot; &quot;;[.F59];1)-1));&quot;&quot;;MAX([.A$7:.A59])+1)">
            <text:p/>
          </table:table-cell>
          <table:table-cell table:style-name="ce155" office:value-type="string">
            <text:p>ANS_02</text:p>
          </table:table-cell>
          <table:table-cell table:style-name="ce164" table:formula="of:=IF(VALUE(MID([.F60];6;FIND(&quot;:&quot;;[.F60];1)-FIND(&quot; &quot;;[.F60];1)-1))&gt;VALUE(MID([.F59];6;FIND(&quot;:&quot;;[.F59];1)-FIND(&quot; &quot;;[.F59];1)-1));[.C59];[.C59]+1)" office:value-type="float" office:value="4">
            <text:p>004</text:p>
          </table:table-cell>
          <table:table-cell table:style-name="ce167" office:value-type="string">
            <text:p>KS\Answers\Category\Edit</text:p>
          </table:table-cell>
          <table:table-cell table:style-name="ce171" office:value-type="string">
            <text:p>Edit category in case duplication of category name</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8" office:value-type="string">
            <text:p>Medium</text:p>
          </table:table-cell>
          <table:table-cell table:style-name="ce192"/>
          <table:table-cell table:style-name="ce161" table:number-columns-repeated="198"/>
          <table:table-cell/>
        </table:table-row>
        <table:table-row table:style-name="ro9">
          <table:table-cell table:style-name="ce149" table:formula="of:=IF(VALUE(MID([.F61];6;FIND(&quot;:&quot;;[.F61];1)-FIND(&quot; &quot;;[.F61];1)-1))&gt;VALUE(MID([.F60];6;FIND(&quot;:&quot;;[.F60];1)-FIND(&quot; &quot;;[.F60];1)-1));&quot;&quot;;MAX([.A$7:.A60])+1)">
            <text:p/>
          </table:table-cell>
          <table:table-cell table:style-name="ce155" office:value-type="string">
            <text:p>ANS_02</text:p>
          </table:table-cell>
          <table:table-cell table:style-name="ce164" table:formula="of:=IF(VALUE(MID([.F61];6;FIND(&quot;:&quot;;[.F61];1)-FIND(&quot; &quot;;[.F61];1)-1))&gt;VALUE(MID([.F60];6;FIND(&quot;:&quot;;[.F60];1)-FIND(&quot; &quot;;[.F60];1)-1));[.C60];[.C60]+1)" office:value-type="float" office:value="4">
            <text:p>004</text:p>
          </table:table-cell>
          <table:table-cell table:style-name="ce167" office:value-type="string">
            <text:p>KS\Answers\Category\Edit</text:p>
          </table:table-cell>
          <table:table-cell table:style-name="ce171" office:value-type="string">
            <text:p>Edit category in case duplication of category name</text:p>
          </table:table-cell>
          <table:table-cell table:style-name="ce169" office:value-type="string">
            <text:p>Step 3: Edit with same name category</text:p>
          </table:table-cell>
          <table:table-cell table:style-name="ce169" office:value-type="string">
            <text:p>- Input a category name duplicated with the other</text:p>
            <text:p>- Click [Save] button</text:p>
          </table:table-cell>
          <table:table-cell table:style-name="ce182" office:value-type="string">
            <text:p>- Show message to alert that this category already exists, user must choose another</text:p>
          </table:table-cell>
          <table:table-cell table:style-name="ce188" office:value-type="string">
            <text:p>Medium</text:p>
          </table:table-cell>
          <table:table-cell table:style-name="ce192"/>
          <table:table-cell table:style-name="ce161" table:number-columns-repeated="198"/>
          <table:table-cell/>
        </table:table-row>
        <table:table-row table:style-name="ro38">
          <table:table-cell table:style-name="ce149" table:formula="of:=IF(VALUE(MID([.F62];6;FIND(&quot;:&quot;;[.F62];1)-FIND(&quot; &quot;;[.F62];1)-1))&gt;VALUE(MID([.F61];6;FIND(&quot;:&quot;;[.F61];1)-FIND(&quot; &quot;;[.F61];1)-1));&quot;&quot;;MAX([.A$7:.A61])+1)" office:value-type="float" office:value="23">
            <text:p>023</text:p>
          </table:table-cell>
          <table:table-cell table:style-name="ce155" office:value-type="string">
            <text:p>ANS_02</text:p>
          </table:table-cell>
          <table:table-cell table:style-name="ce164" table:formula="of:=IF(VALUE(MID([.F62];6;FIND(&quot;:&quot;;[.F62];1)-FIND(&quot; &quot;;[.F62];1)-1))&gt;VALUE(MID([.F61];6;FIND(&quot;:&quot;;[.F61];1)-FIND(&quot; &quot;;[.F61];1)-1));[.C61];[.C61]+1)" office:value-type="float" office:value="5">
            <text:p>005</text:p>
          </table:table-cell>
          <table:table-cell table:style-name="ce167" office:value-type="string">
            <text:p>KS\Answers\Category\Edit</text:p>
          </table:table-cell>
          <table:table-cell table:style-name="ce65" office:value-type="string">
            <text:p>Edit category in case valid data entry for Moderator field</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2">
          <table:table-cell table:style-name="ce149" table:formula="of:=IF(VALUE(MID([.F63];6;FIND(&quot;:&quot;;[.F63];1)-FIND(&quot; &quot;;[.F63];1)-1))&gt;VALUE(MID([.F62];6;FIND(&quot;:&quot;;[.F62];1)-FIND(&quot; &quot;;[.F62];1)-1));&quot;&quot;;MAX([.A$7:.A62])+1)">
            <text:p/>
          </table:table-cell>
          <table:table-cell table:style-name="ce155" office:value-type="string">
            <text:p>ANS_02</text:p>
          </table:table-cell>
          <table:table-cell table:style-name="ce164" table:formula="of:=IF(VALUE(MID([.F63];6;FIND(&quot;:&quot;;[.F63];1)-FIND(&quot; &quot;;[.F63];1)-1))&gt;VALUE(MID([.F62];6;FIND(&quot;:&quot;;[.F62];1)-FIND(&quot; &quot;;[.F62];1)-1));[.C62];[.C62]+1)" office:value-type="float" office:value="5">
            <text:p>005</text:p>
          </table:table-cell>
          <table:table-cell table:style-name="ce167" office:value-type="string">
            <text:p>KS\Answers\Category\Edit</text:p>
          </table:table-cell>
          <table:table-cell table:style-name="ce172" office:value-type="string">
            <text:p>Edit category in case valid data entry for Moderator field</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38">
          <table:table-cell table:style-name="ce149" table:formula="of:=IF(VALUE(MID([.F64];6;FIND(&quot;:&quot;;[.F64];1)-FIND(&quot; &quot;;[.F64];1)-1))&gt;VALUE(MID([.F63];6;FIND(&quot;:&quot;;[.F63];1)-FIND(&quot; &quot;;[.F63];1)-1));&quot;&quot;;MAX([.A$7:.A63])+1)">
            <text:p/>
          </table:table-cell>
          <table:table-cell table:style-name="ce155" office:value-type="string">
            <text:p>ANS_02</text:p>
          </table:table-cell>
          <table:table-cell table:style-name="ce164" table:formula="of:=IF(VALUE(MID([.F64];6;FIND(&quot;:&quot;;[.F64];1)-FIND(&quot; &quot;;[.F64];1)-1))&gt;VALUE(MID([.F63];6;FIND(&quot;:&quot;;[.F63];1)-FIND(&quot; &quot;;[.F63];1)-1));[.C63];[.C63]+1)" office:value-type="float" office:value="5">
            <text:p>005</text:p>
          </table:table-cell>
          <table:table-cell table:style-name="ce167" office:value-type="string">
            <text:p>KS\Answers\Category\Edit</text:p>
          </table:table-cell>
          <table:table-cell table:style-name="ce172" office:value-type="string">
            <text:p>Edit category in case valid data entry for Moderator field</text:p>
          </table:table-cell>
          <table:table-cell table:style-name="ce169" office:value-type="string">
            <text:p>Step<text:span text:style-name="T5"> 3: Edit category in case valid data entry for Moderate by field</text:span></text:p>
          </table:table-cell>
          <table:table-cell table:style-name="ce169" office:value-type="string">
            <text:p>- Input valid data for Category name, description</text:p>
            <text:p>- Input/select user(s)/membership(s)/group(s) for Moderate field</text:p>
            <text:p>- Click [Save] button</text:p>
          </table:table-cell>
          <table:table-cell table:style-name="ce169" office:value-type="string">
            <text:p>- The category is edited successfully.</text:p>
            <text:p>- Moderation roles are assigned to the user(s)/membership(s)/group(s) in Moderate field</text:p>
            <text:p/>
          </table:table-cell>
          <table:table-cell table:style-name="ce189" office:value-type="string">
            <text:p>High</text:p>
          </table:table-cell>
          <table:table-cell table:style-name="ce192"/>
          <table:table-cell table:style-name="ce161" table:number-columns-repeated="198"/>
          <table:table-cell/>
        </table:table-row>
        <table:table-row table:style-name="ro38">
          <table:table-cell table:style-name="ce149" table:formula="of:=IF(VALUE(MID([.F65];6;FIND(&quot;:&quot;;[.F65];1)-FIND(&quot; &quot;;[.F65];1)-1))&gt;VALUE(MID([.F64];6;FIND(&quot;:&quot;;[.F64];1)-FIND(&quot; &quot;;[.F64];1)-1));&quot;&quot;;MAX([.A$7:.A64])+1)" office:value-type="float" office:value="24">
            <text:p>024</text:p>
          </table:table-cell>
          <table:table-cell table:style-name="ce155" office:value-type="string">
            <text:p>ANS_02</text:p>
          </table:table-cell>
          <table:table-cell table:style-name="ce164" table:formula="of:=IF(VALUE(MID([.F65];6;FIND(&quot;:&quot;;[.F65];1)-FIND(&quot; &quot;;[.F65];1)-1))&gt;VALUE(MID([.F64];6;FIND(&quot;:&quot;;[.F64];1)-FIND(&quot; &quot;;[.F64];1)-1));[.C64];[.C64]+1)" office:value-type="float" office:value="6">
            <text:p>006</text:p>
          </table:table-cell>
          <table:table-cell table:style-name="ce167" office:value-type="string">
            <text:p>KS\Answers\Category\Edit</text:p>
          </table:table-cell>
          <table:table-cell table:style-name="ce65" office:value-type="string">
            <text:p>Edit category in case invalid data entry for Moderator field</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2">
          <table:table-cell table:style-name="ce149" table:formula="of:=IF(VALUE(MID([.F66];6;FIND(&quot;:&quot;;[.F66];1)-FIND(&quot; &quot;;[.F66];1)-1))&gt;VALUE(MID([.F65];6;FIND(&quot;:&quot;;[.F65];1)-FIND(&quot; &quot;;[.F65];1)-1));&quot;&quot;;MAX([.A$7:.A65])+1)">
            <text:p/>
          </table:table-cell>
          <table:table-cell table:style-name="ce155" office:value-type="string">
            <text:p>ANS_02</text:p>
          </table:table-cell>
          <table:table-cell table:style-name="ce164" table:formula="of:=IF(VALUE(MID([.F66];6;FIND(&quot;:&quot;;[.F66];1)-FIND(&quot; &quot;;[.F66];1)-1))&gt;VALUE(MID([.F65];6;FIND(&quot;:&quot;;[.F65];1)-FIND(&quot; &quot;;[.F65];1)-1));[.C65];[.C65]+1)" office:value-type="float" office:value="6">
            <text:p>006</text:p>
          </table:table-cell>
          <table:table-cell table:style-name="ce167" office:value-type="string">
            <text:p>KS\Answers\Category\Edit</text:p>
          </table:table-cell>
          <table:table-cell table:style-name="ce172" office:value-type="string">
            <text:p>Edit category in case invalid data entry for Moderator field</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38">
          <table:table-cell table:style-name="ce149" table:formula="of:=IF(VALUE(MID([.F67];6;FIND(&quot;:&quot;;[.F67];1)-FIND(&quot; &quot;;[.F67];1)-1))&gt;VALUE(MID([.F66];6;FIND(&quot;:&quot;;[.F66];1)-FIND(&quot; &quot;;[.F66];1)-1));&quot;&quot;;MAX([.A$7:.A66])+1)">
            <text:p/>
          </table:table-cell>
          <table:table-cell table:style-name="ce155" office:value-type="string">
            <text:p>ANS_02</text:p>
          </table:table-cell>
          <table:table-cell table:style-name="ce164" table:formula="of:=IF(VALUE(MID([.F67];6;FIND(&quot;:&quot;;[.F67];1)-FIND(&quot; &quot;;[.F67];1)-1))&gt;VALUE(MID([.F66];6;FIND(&quot;:&quot;;[.F66];1)-FIND(&quot; &quot;;[.F66];1)-1));[.C66];[.C66]+1)" office:value-type="float" office:value="6">
            <text:p>006</text:p>
          </table:table-cell>
          <table:table-cell table:style-name="ce167" office:value-type="string">
            <text:p>KS\Answers\Category\Edit</text:p>
          </table:table-cell>
          <table:table-cell table:style-name="ce172" office:value-type="string">
            <text:p>Edit category in case invalid data entry for Moderator field</text:p>
          </table:table-cell>
          <table:table-cell table:style-name="ce169" office:value-type="string">
            <text:p>Step<text:span text:style-name="T5"> 3: Edit category in case invalid data entry for Moderate by field</text:span></text:p>
          </table:table-cell>
          <table:table-cell table:style-name="ce169" office:value-type="string">
            <text:p>- Input valid data for Category name, description</text:p>
            <text:p>- Input invalid user(s)/membership(s)/group(s) for Moderate field</text:p>
            <text:p>- Click [Save] button</text:p>
          </table:table-cell>
          <table:table-cell table:style-name="ce169" office:value-type="string">
            <text:p>- Alert message is shown to notify that valid user(s)/membership(s)/group(s) are required for Moderate field</text:p>
          </table:table-cell>
          <table:table-cell table:style-name="ce189" office:value-type="string">
            <text:p>High</text:p>
          </table:table-cell>
          <table:table-cell table:style-name="ce192"/>
          <table:table-cell table:style-name="ce161" table:number-columns-repeated="198"/>
          <table:table-cell/>
        </table:table-row>
        <table:table-row table:style-name="ro38">
          <table:table-cell table:style-name="ce149" table:formula="of:=IF(VALUE(MID([.F68];6;FIND(&quot;:&quot;;[.F68];1)-FIND(&quot; &quot;;[.F68];1)-1))&gt;VALUE(MID([.F67];6;FIND(&quot;:&quot;;[.F67];1)-FIND(&quot; &quot;;[.F67];1)-1));&quot;&quot;;MAX([.A$7:.A67])+1)" office:value-type="float" office:value="25">
            <text:p>025</text:p>
          </table:table-cell>
          <table:table-cell table:style-name="ce155" office:value-type="string">
            <text:p>ANS_02</text:p>
          </table:table-cell>
          <table:table-cell table:style-name="ce164" table:formula="of:=IF(VALUE(MID([.F68];6;FIND(&quot;:&quot;;[.F68];1)-FIND(&quot; &quot;;[.F68];1)-1))&gt;VALUE(MID([.F67];6;FIND(&quot;:&quot;;[.F67];1)-FIND(&quot; &quot;;[.F67];1)-1));[.C67];[.C67]+1)" office:value-type="float" office:value="7">
            <text:p>007</text:p>
          </table:table-cell>
          <table:table-cell table:style-name="ce167" office:value-type="string">
            <text:p>KS\Answers\Category\Edit</text:p>
          </table:table-cell>
          <table:table-cell table:style-name="ce65" office:value-type="string">
            <text:p>Edit category with Require approval on new questions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2">
          <table:table-cell table:style-name="ce149" table:formula="of:=IF(VALUE(MID([.F69];6;FIND(&quot;:&quot;;[.F69];1)-FIND(&quot; &quot;;[.F69];1)-1))&gt;VALUE(MID([.F68];6;FIND(&quot;:&quot;;[.F68];1)-FIND(&quot; &quot;;[.F68];1)-1));&quot;&quot;;MAX([.A$7:.A68])+1)">
            <text:p/>
          </table:table-cell>
          <table:table-cell table:style-name="ce155" office:value-type="string">
            <text:p>ANS_02</text:p>
          </table:table-cell>
          <table:table-cell table:style-name="ce164" table:formula="of:=IF(VALUE(MID([.F69];6;FIND(&quot;:&quot;;[.F69];1)-FIND(&quot; &quot;;[.F69];1)-1))&gt;VALUE(MID([.F68];6;FIND(&quot;:&quot;;[.F68];1)-FIND(&quot; &quot;;[.F68];1)-1));[.C68];[.C68]+1)" office:value-type="float" office:value="7">
            <text:p>007</text:p>
          </table:table-cell>
          <table:table-cell table:style-name="ce167" office:value-type="string">
            <text:p>KS\Answers\Category\Edit</text:p>
          </table:table-cell>
          <table:table-cell table:style-name="ce172" office:value-type="string">
            <text:p>Edit category with Require approval on new questions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39">
          <table:table-cell table:style-name="ce149" table:formula="of:=IF(VALUE(MID([.F70];6;FIND(&quot;:&quot;;[.F70];1)-FIND(&quot; &quot;;[.F70];1)-1))&gt;VALUE(MID([.F69];6;FIND(&quot;:&quot;;[.F69];1)-FIND(&quot; &quot;;[.F69];1)-1));&quot;&quot;;MAX([.A$7:.A69])+1)">
            <text:p/>
          </table:table-cell>
          <table:table-cell table:style-name="ce155" office:value-type="string">
            <text:p>ANS_02</text:p>
          </table:table-cell>
          <table:table-cell table:style-name="ce164" table:formula="of:=IF(VALUE(MID([.F70];6;FIND(&quot;:&quot;;[.F70];1)-FIND(&quot; &quot;;[.F70];1)-1))&gt;VALUE(MID([.F69];6;FIND(&quot;:&quot;;[.F69];1)-FIND(&quot; &quot;;[.F69];1)-1));[.C69];[.C69]+1)" office:value-type="float" office:value="7">
            <text:p>007</text:p>
          </table:table-cell>
          <table:table-cell table:style-name="ce167" office:value-type="string">
            <text:p>KS\Answers\Category\Edit</text:p>
          </table:table-cell>
          <table:table-cell table:style-name="ce172" office:value-type="string">
            <text:p>Edit category with Require approval on new questions option</text:p>
          </table:table-cell>
          <table:table-cell table:style-name="ce169" office:value-type="string">
            <text:p>Step<text:span text:style-name="T5"> 3: Edit category in case invalid data entry for Moderate by field</text:span></text:p>
          </table:table-cell>
          <table:table-cell table:style-name="ce169"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69"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89" office:value-type="string">
            <text:p>High</text:p>
          </table:table-cell>
          <table:table-cell table:style-name="ce192"/>
          <table:table-cell table:style-name="ce161" table:number-columns-repeated="198"/>
          <table:table-cell/>
        </table:table-row>
        <table:table-row table:style-name="ro38">
          <table:table-cell table:style-name="ce149" table:formula="of:=IF(VALUE(MID([.F71];6;FIND(&quot;:&quot;;[.F71];1)-FIND(&quot; &quot;;[.F71];1)-1))&gt;VALUE(MID([.F70];6;FIND(&quot;:&quot;;[.F70];1)-FIND(&quot; &quot;;[.F70];1)-1));&quot;&quot;;MAX([.A$7:.A70])+1)" office:value-type="float" office:value="26">
            <text:p>026</text:p>
          </table:table-cell>
          <table:table-cell table:style-name="ce155" office:value-type="string">
            <text:p>ANS_02</text:p>
          </table:table-cell>
          <table:table-cell table:style-name="ce164" table:formula="of:=IF(VALUE(MID([.F71];6;FIND(&quot;:&quot;;[.F71];1)-FIND(&quot; &quot;;[.F71];1)-1))&gt;VALUE(MID([.F70];6;FIND(&quot;:&quot;;[.F70];1)-FIND(&quot; &quot;;[.F70];1)-1));[.C70];[.C70]+1)" office:value-type="float" office:value="8">
            <text:p>008</text:p>
          </table:table-cell>
          <table:table-cell table:style-name="ce167" office:value-type="string">
            <text:p>KS\Answers\Category\Edit</text:p>
          </table:table-cell>
          <table:table-cell table:style-name="ce65" office:value-type="string">
            <text:p>Edit category without Require approval on new questions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2">
          <table:table-cell table:style-name="ce149" table:formula="of:=IF(VALUE(MID([.F72];6;FIND(&quot;:&quot;;[.F72];1)-FIND(&quot; &quot;;[.F72];1)-1))&gt;VALUE(MID([.F71];6;FIND(&quot;:&quot;;[.F71];1)-FIND(&quot; &quot;;[.F71];1)-1));&quot;&quot;;MAX([.A$7:.A71])+1)">
            <text:p/>
          </table:table-cell>
          <table:table-cell table:style-name="ce155" office:value-type="string">
            <text:p>ANS_02</text:p>
          </table:table-cell>
          <table:table-cell table:style-name="ce164" table:formula="of:=IF(VALUE(MID([.F72];6;FIND(&quot;:&quot;;[.F72];1)-FIND(&quot; &quot;;[.F72];1)-1))&gt;VALUE(MID([.F71];6;FIND(&quot;:&quot;;[.F71];1)-FIND(&quot; &quot;;[.F71];1)-1));[.C71];[.C71]+1)" office:value-type="float" office:value="8">
            <text:p>008</text:p>
          </table:table-cell>
          <table:table-cell table:style-name="ce167" office:value-type="string">
            <text:p>KS\Answers\Category\Edit</text:p>
          </table:table-cell>
          <table:table-cell table:style-name="ce174" office:value-type="string">
            <text:p>Edit category without Require approval on new questions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39">
          <table:table-cell table:style-name="ce149" table:formula="of:=IF(VALUE(MID([.F73];6;FIND(&quot;:&quot;;[.F73];1)-FIND(&quot; &quot;;[.F73];1)-1))&gt;VALUE(MID([.F72];6;FIND(&quot;:&quot;;[.F72];1)-FIND(&quot; &quot;;[.F72];1)-1));&quot;&quot;;MAX([.A$7:.A72])+1)">
            <text:p/>
          </table:table-cell>
          <table:table-cell table:style-name="ce155" office:value-type="string">
            <text:p>ANS_02</text:p>
          </table:table-cell>
          <table:table-cell table:style-name="ce164" table:formula="of:=IF(VALUE(MID([.F73];6;FIND(&quot;:&quot;;[.F73];1)-FIND(&quot; &quot;;[.F73];1)-1))&gt;VALUE(MID([.F72];6;FIND(&quot;:&quot;;[.F72];1)-FIND(&quot; &quot;;[.F72];1)-1));[.C72];[.C72]+1)" office:value-type="float" office:value="8">
            <text:p>008</text:p>
          </table:table-cell>
          <table:table-cell table:style-name="ce167" office:value-type="string">
            <text:p>KS\Answers\Category\Edit</text:p>
          </table:table-cell>
          <table:table-cell table:style-name="ce174" office:value-type="string">
            <text:p>Edit category without Require approval on new questions option</text:p>
          </table:table-cell>
          <table:table-cell table:style-name="ce169" office:value-type="string">
            <text:p>Step<text:span text:style-name="T5"> 3: Edit category in case invalid data entry for Moderate by field</text:span></text:p>
          </table:table-cell>
          <table:table-cell table:style-name="ce169"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69"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89" office:value-type="string">
            <text:p>High</text:p>
          </table:table-cell>
          <table:table-cell table:style-name="ce192"/>
          <table:table-cell table:style-name="ce161" table:number-columns-repeated="198"/>
          <table:table-cell/>
        </table:table-row>
        <table:table-row table:style-name="ro9">
          <table:table-cell table:style-name="ce149" table:formula="of:=IF(VALUE(MID([.F74];6;FIND(&quot;:&quot;;[.F74];1)-FIND(&quot; &quot;;[.F74];1)-1))&gt;VALUE(MID([.F73];6;FIND(&quot;:&quot;;[.F73];1)-FIND(&quot; &quot;;[.F73];1)-1));&quot;&quot;;MAX([.A$7:.A73])+1)" office:value-type="float" office:value="27">
            <text:p>027</text:p>
          </table:table-cell>
          <table:table-cell table:style-name="ce155" office:value-type="string">
            <text:p>ANS_02</text:p>
          </table:table-cell>
          <table:table-cell table:style-name="ce164" table:formula="of:=IF(VALUE(MID([.F74];6;FIND(&quot;:&quot;;[.F74];1)-FIND(&quot; &quot;;[.F74];1)-1))&gt;VALUE(MID([.F73];6;FIND(&quot;:&quot;;[.F73];1)-FIND(&quot; &quot;;[.F73];1)-1));[.C73];[.C73]+1)" office:value-type="float" office:value="9">
            <text:p>009</text:p>
          </table:table-cell>
          <table:table-cell table:style-name="ce167" office:value-type="string">
            <text:p>KS\Answers\Category\Edit</text:p>
          </table:table-cell>
          <table:table-cell table:style-name="ce65" office:value-type="string">
            <text:p>Edit sub-category into a category</text:p>
          </table:table-cell>
          <table:table-cell table:style-name="ce169" office:value-type="string">
            <text:p>Step 1: Select parent category</text:p>
          </table:table-cell>
          <table:table-cell table:style-name="ce169" office:value-type="string">
            <text:p>- Login by user who has right to add new category</text:p>
            <text:p>- Click on 1 category</text:p>
          </table:table-cell>
          <table:table-cell table:style-name="ce169" office:value-type="string">
            <text:p>- Category content is displayed</text:p>
          </table:table-cell>
          <table:table-cell table:style-name="ce189" office:value-type="string">
            <text:p>Medium</text:p>
          </table:table-cell>
          <table:table-cell table:style-name="ce192"/>
          <table:table-cell table:style-name="ce161" table:number-columns-repeated="198"/>
          <table:table-cell/>
        </table:table-row>
        <table:table-row table:style-name="ro32">
          <table:table-cell table:style-name="ce149" table:formula="of:=IF(VALUE(MID([.F75];6;FIND(&quot;:&quot;;[.F75];1)-FIND(&quot; &quot;;[.F75];1)-1))&gt;VALUE(MID([.F74];6;FIND(&quot;:&quot;;[.F74];1)-FIND(&quot; &quot;;[.F74];1)-1));&quot;&quot;;MAX([.A$7:.A74])+1)">
            <text:p/>
          </table:table-cell>
          <table:table-cell table:style-name="ce155" office:value-type="string">
            <text:p>ANS_02</text:p>
          </table:table-cell>
          <table:table-cell table:style-name="ce164" table:formula="of:=IF(VALUE(MID([.F75];6;FIND(&quot;:&quot;;[.F75];1)-FIND(&quot; &quot;;[.F75];1)-1))&gt;VALUE(MID([.F74];6;FIND(&quot;:&quot;;[.F74];1)-FIND(&quot; &quot;;[.F74];1)-1));[.C74];[.C74]+1)" office:value-type="float" office:value="9">
            <text:p>009</text:p>
          </table:table-cell>
          <table:table-cell table:style-name="ce167" office:value-type="string">
            <text:p>KS\Answers\Category\Edit</text:p>
          </table:table-cell>
          <table:table-cell table:style-name="ce172" office:value-type="string">
            <text:p>Edit sub-category into a category</text:p>
          </table:table-cell>
          <table:table-cell table:style-name="ce169" office:value-type="string">
            <text:p>Step 2: Show Edit Category form</text:p>
          </table:table-cell>
          <table:table-cell table:style-name="ce169" office:value-type="string">
            <text:p>- Right click on an existing sub-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9" office:value-type="string">
            <text:p>Medium</text:p>
          </table:table-cell>
          <table:table-cell table:style-name="ce192"/>
          <table:table-cell table:style-name="ce161" table:number-columns-repeated="198"/>
          <table:table-cell/>
        </table:table-row>
        <table:table-row table:style-name="ro5">
          <table:table-cell table:style-name="ce149" table:formula="of:=IF(VALUE(MID([.F76];6;FIND(&quot;:&quot;;[.F76];1)-FIND(&quot; &quot;;[.F76];1)-1))&gt;VALUE(MID([.F75];6;FIND(&quot;:&quot;;[.F75];1)-FIND(&quot; &quot;;[.F75];1)-1));&quot;&quot;;MAX([.A$7:.A75])+1)">
            <text:p/>
          </table:table-cell>
          <table:table-cell table:style-name="ce155" office:value-type="string">
            <text:p>ANS_02</text:p>
          </table:table-cell>
          <table:table-cell table:style-name="ce164" table:formula="of:=IF(VALUE(MID([.F76];6;FIND(&quot;:&quot;;[.F76];1)-FIND(&quot; &quot;;[.F76];1)-1))&gt;VALUE(MID([.F75];6;FIND(&quot;:&quot;;[.F75];1)-FIND(&quot; &quot;;[.F75];1)-1));[.C75];[.C75]+1)" office:value-type="float" office:value="9">
            <text:p>009</text:p>
          </table:table-cell>
          <table:table-cell table:style-name="ce167" office:value-type="string">
            <text:p>KS\Answers\Category\Edit</text:p>
          </table:table-cell>
          <table:table-cell table:style-name="ce172" office:value-type="string">
            <text:p>Edit sub-category into a category</text:p>
          </table:table-cell>
          <table:table-cell table:style-name="ce169" office:value-type="string">
            <text:p>Step 3: Edit sub category</text:p>
          </table:table-cell>
          <table:table-cell table:style-name="ce169" office:value-type="string">
            <text:p>- Input valid data for all fields</text:p>
            <text:p>- Click [Save]</text:p>
          </table:table-cell>
          <table:table-cell table:style-name="ce169" office:value-type="string">
            <text:p>- Sub-category is edited successfully in its parent category</text:p>
          </table:table-cell>
          <table:table-cell table:style-name="ce189" office:value-type="string">
            <text:p>Medium</text:p>
          </table:table-cell>
          <table:table-cell table:style-name="ce192"/>
          <table:table-cell table:style-name="ce161" table:number-columns-repeated="198"/>
          <table:table-cell/>
        </table:table-row>
        <table:table-row table:style-name="ro38">
          <table:table-cell table:style-name="ce149" table:formula="of:=IF(VALUE(MID([.F77];6;FIND(&quot;:&quot;;[.F77];1)-FIND(&quot; &quot;;[.F77];1)-1))&gt;VALUE(MID([.F76];6;FIND(&quot;:&quot;;[.F76];1)-FIND(&quot; &quot;;[.F76];1)-1));&quot;&quot;;MAX([.A$7:.A76])+1)" office:value-type="float" office:value="28">
            <text:p>028</text:p>
          </table:table-cell>
          <table:table-cell table:style-name="ce155" office:value-type="string">
            <text:p>ANS_02</text:p>
          </table:table-cell>
          <table:table-cell table:style-name="ce164" table:formula="of:=IF(VALUE(MID([.F77];6;FIND(&quot;:&quot;;[.F77];1)-FIND(&quot; &quot;;[.F77];1)-1))&gt;VALUE(MID([.F76];6;FIND(&quot;:&quot;;[.F76];1)-FIND(&quot; &quot;;[.F76];1)-1));[.C76];[.C76]+1)" office:value-type="float" office:value="10">
            <text:p>010</text:p>
          </table:table-cell>
          <table:table-cell table:style-name="ce167" office:value-type="string">
            <text:p>KS\Answers\Category\Edit</text:p>
          </table:table-cell>
          <table:table-cell table:style-name="ce63" office:value-type="string">
            <text:p>Edit category with Require approval on new answer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2">
          <table:table-cell table:style-name="ce149" table:formula="of:=IF(VALUE(MID([.F78];6;FIND(&quot;:&quot;;[.F78];1)-FIND(&quot; &quot;;[.F78];1)-1))&gt;VALUE(MID([.F77];6;FIND(&quot;:&quot;;[.F77];1)-FIND(&quot; &quot;;[.F77];1)-1));&quot;&quot;;MAX([.A$7:.A77])+1)">
            <text:p/>
          </table:table-cell>
          <table:table-cell table:style-name="ce155" office:value-type="string">
            <text:p>ANS_02</text:p>
          </table:table-cell>
          <table:table-cell table:style-name="ce164" table:formula="of:=IF(VALUE(MID([.F78];6;FIND(&quot;:&quot;;[.F78];1)-FIND(&quot; &quot;;[.F78];1)-1))&gt;VALUE(MID([.F77];6;FIND(&quot;:&quot;;[.F77];1)-FIND(&quot; &quot;;[.F77];1)-1));[.C77];[.C77]+1)" office:value-type="float" office:value="10">
            <text:p>010</text:p>
          </table:table-cell>
          <table:table-cell table:style-name="ce167" office:value-type="string">
            <text:p>KS\Answers\Category\Edit</text:p>
          </table:table-cell>
          <table:table-cell table:style-name="ce170" office:value-type="string">
            <text:p>Edit category with Require approval on new answer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40">
          <table:table-cell table:style-name="ce149" table:formula="of:=IF(VALUE(MID([.F79];6;FIND(&quot;:&quot;;[.F79];1)-FIND(&quot; &quot;;[.F79];1)-1))&gt;VALUE(MID([.F78];6;FIND(&quot;:&quot;;[.F78];1)-FIND(&quot; &quot;;[.F78];1)-1));&quot;&quot;;MAX([.A$7:.A78])+1)">
            <text:p/>
          </table:table-cell>
          <table:table-cell table:style-name="ce155" office:value-type="string">
            <text:p>ANS_02</text:p>
          </table:table-cell>
          <table:table-cell table:style-name="ce164" table:formula="of:=IF(VALUE(MID([.F79];6;FIND(&quot;:&quot;;[.F79];1)-FIND(&quot; &quot;;[.F79];1)-1))&gt;VALUE(MID([.F78];6;FIND(&quot;:&quot;;[.F78];1)-FIND(&quot; &quot;;[.F78];1)-1));[.C78];[.C78]+1)" office:value-type="float" office:value="10">
            <text:p>010</text:p>
          </table:table-cell>
          <table:table-cell table:style-name="ce167" office:value-type="string">
            <text:p>KS\Answers\Category\Edit</text:p>
          </table:table-cell>
          <table:table-cell table:style-name="ce170" office:value-type="string">
            <text:p>Edit category with Require approval on new answer option</text:p>
          </table:table-cell>
          <table:table-cell table:style-name="ce169" office:value-type="string">
            <text:p>Step<text:span text:style-name="T5"> 3: Edit category in case invalid data entry for Moderate by field</text:span></text:p>
          </table:table-cell>
          <table:table-cell table:style-name="ce169"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69"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89" office:value-type="string">
            <text:p>High</text:p>
          </table:table-cell>
          <table:table-cell table:style-name="ce192"/>
          <table:table-cell table:style-name="ce161" table:number-columns-repeated="198"/>
          <table:table-cell/>
        </table:table-row>
        <table:table-row table:style-name="ro9">
          <table:table-cell table:style-name="ce149" table:formula="of:=IF(VALUE(MID([.F80];6;FIND(&quot;:&quot;;[.F80];1)-FIND(&quot; &quot;;[.F80];1)-1))&gt;VALUE(MID([.F79];6;FIND(&quot;:&quot;;[.F79];1)-FIND(&quot; &quot;;[.F79];1)-1));&quot;&quot;;MAX([.A$7:.A79])+1)">
            <text:p/>
          </table:table-cell>
          <table:table-cell table:style-name="ce155" office:value-type="string">
            <text:p>ANS_02</text:p>
          </table:table-cell>
          <table:table-cell table:style-name="ce164" table:formula="of:=IF(VALUE(MID([.F80];6;FIND(&quot;:&quot;;[.F80];1)-FIND(&quot; &quot;;[.F80];1)-1))&gt;VALUE(MID([.F79];6;FIND(&quot;:&quot;;[.F79];1)-FIND(&quot; &quot;;[.F79];1)-1));[.C79];[.C79]+1)" office:value-type="float" office:value="10">
            <text:p>010</text:p>
          </table:table-cell>
          <table:table-cell table:style-name="ce167" office:value-type="string">
            <text:p>KS\Answers\Category\Edit</text:p>
          </table:table-cell>
          <table:table-cell table:style-name="ce170" office:value-type="string">
            <text:p>Edit category with Require approval on new answer option</text:p>
          </table:table-cell>
          <table:table-cell table:style-name="ce169" office:value-type="string">
            <text:p>Step 4: Add question and answer it</text:p>
          </table:table-cell>
          <table:table-cell table:style-name="ce169" office:value-type="string">
            <text:p>- Add question into the category at step 3</text:p>
            <text:p>- Answer the question above</text:p>
          </table:table-cell>
          <table:table-cell table:style-name="ce169" office:value-type="string">
            <text:p>- The question is answered properly and it is disapproved</text:p>
          </table:table-cell>
          <table:table-cell table:style-name="ce189" office:value-type="string">
            <text:p>High</text:p>
          </table:table-cell>
          <table:table-cell table:style-name="ce192"/>
          <table:table-cell table:style-name="ce161" table:number-columns-repeated="198"/>
          <table:table-cell/>
        </table:table-row>
        <table:table-row table:style-name="ro32">
          <table:table-cell table:style-name="ce149" table:formula="of:=IF(VALUE(MID([.F81];6;FIND(&quot;:&quot;;[.F81];1)-FIND(&quot; &quot;;[.F81];1)-1))&gt;VALUE(MID([.F80];6;FIND(&quot;:&quot;;[.F80];1)-FIND(&quot; &quot;;[.F80];1)-1));&quot;&quot;;MAX([.A$7:.A80])+1)">
            <text:p/>
          </table:table-cell>
          <table:table-cell table:style-name="ce155" office:value-type="string">
            <text:p>ANS_02</text:p>
          </table:table-cell>
          <table:table-cell table:style-name="ce164" table:formula="of:=IF(VALUE(MID([.F81];6;FIND(&quot;:&quot;;[.F81];1)-FIND(&quot; &quot;;[.F81];1)-1))&gt;VALUE(MID([.F80];6;FIND(&quot;:&quot;;[.F80];1)-FIND(&quot; &quot;;[.F80];1)-1));[.C80];[.C80]+1)" office:value-type="float" office:value="10">
            <text:p>010</text:p>
          </table:table-cell>
          <table:table-cell table:style-name="ce167" office:value-type="string">
            <text:p>KS\Answers\Category\Edit</text:p>
          </table:table-cell>
          <table:table-cell table:style-name="ce170" office:value-type="string">
            <text:p>Edit category with Require approval on new answer option</text:p>
          </table:table-cell>
          <table:table-cell table:style-name="ce169" office:value-type="string">
            <text:p>Step 5: View the question having answer which disapproved by user</text:p>
          </table:table-cell>
          <table:table-cell table:style-name="ce169" office:value-type="string">
            <text:p>- Login by administrator/moderator and click on the question at step 4</text:p>
            <text:p>- Login by normal user/anonymous and click on the question at step 4</text:p>
          </table:table-cell>
          <table:table-cell table:style-name="ce169" office:value-type="string">
            <text:p>- Administrator/moderator can see the the question and its <text:s/>disapproved question </text:p>
            <text:p>- Normal user/anonymous user can not view the disapproved question</text:p>
          </table:table-cell>
          <table:table-cell table:style-name="ce189" office:value-type="string">
            <text:p>High</text:p>
          </table:table-cell>
          <table:table-cell table:style-name="ce192"/>
          <table:table-cell table:style-name="ce161" table:number-columns-repeated="198"/>
          <table:table-cell/>
        </table:table-row>
        <table:table-row table:style-name="ro38">
          <table:table-cell table:style-name="ce149" table:formula="of:=IF(VALUE(MID([.F82];6;FIND(&quot;:&quot;;[.F82];1)-FIND(&quot; &quot;;[.F82];1)-1))&gt;VALUE(MID([.F81];6;FIND(&quot;:&quot;;[.F81];1)-FIND(&quot; &quot;;[.F81];1)-1));&quot;&quot;;MAX([.A$7:.A81])+1)" office:value-type="float" office:value="29">
            <text:p>029</text:p>
          </table:table-cell>
          <table:table-cell table:style-name="ce155" office:value-type="string">
            <text:p>ANS_02</text:p>
          </table:table-cell>
          <table:table-cell table:style-name="ce164" table:formula="of:=IF(VALUE(MID([.F82];6;FIND(&quot;:&quot;;[.F82];1)-FIND(&quot; &quot;;[.F82];1)-1))&gt;VALUE(MID([.F81];6;FIND(&quot;:&quot;;[.F81];1)-FIND(&quot; &quot;;[.F81];1)-1));[.C81];[.C81]+1)" office:value-type="float" office:value="11">
            <text:p>011</text:p>
          </table:table-cell>
          <table:table-cell table:style-name="ce167" office:value-type="string">
            <text:p>KS\Answers\Category\Edit</text:p>
          </table:table-cell>
          <table:table-cell table:style-name="ce63" office:value-type="string">
            <text:p>Edit category without Require approval on new answer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2">
          <table:table-cell table:style-name="ce149" table:formula="of:=IF(VALUE(MID([.F83];6;FIND(&quot;:&quot;;[.F83];1)-FIND(&quot; &quot;;[.F83];1)-1))&gt;VALUE(MID([.F82];6;FIND(&quot;:&quot;;[.F82];1)-FIND(&quot; &quot;;[.F82];1)-1));&quot;&quot;;MAX([.A$7:.A82])+1)">
            <text:p/>
          </table:table-cell>
          <table:table-cell table:style-name="ce155" office:value-type="string">
            <text:p>ANS_02</text:p>
          </table:table-cell>
          <table:table-cell table:style-name="ce164" table:formula="of:=IF(VALUE(MID([.F83];6;FIND(&quot;:&quot;;[.F83];1)-FIND(&quot; &quot;;[.F83];1)-1))&gt;VALUE(MID([.F82];6;FIND(&quot;:&quot;;[.F82];1)-FIND(&quot; &quot;;[.F82];1)-1));[.C82];[.C82]+1)" office:value-type="float" office:value="11">
            <text:p>011</text:p>
          </table:table-cell>
          <table:table-cell table:style-name="ce167" office:value-type="string">
            <text:p>KS\Answers\Category\Edit</text:p>
          </table:table-cell>
          <table:table-cell table:style-name="ce170" office:value-type="string">
            <text:p>Edit category without Require approval on new answer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39">
          <table:table-cell table:style-name="ce149" table:formula="of:=IF(VALUE(MID([.F84];6;FIND(&quot;:&quot;;[.F84];1)-FIND(&quot; &quot;;[.F84];1)-1))&gt;VALUE(MID([.F83];6;FIND(&quot;:&quot;;[.F83];1)-FIND(&quot; &quot;;[.F83];1)-1));&quot;&quot;;MAX([.A$7:.A83])+1)">
            <text:p/>
          </table:table-cell>
          <table:table-cell table:style-name="ce155" office:value-type="string">
            <text:p>ANS_02</text:p>
          </table:table-cell>
          <table:table-cell table:style-name="ce164" table:formula="of:=IF(VALUE(MID([.F84];6;FIND(&quot;:&quot;;[.F84];1)-FIND(&quot; &quot;;[.F84];1)-1))&gt;VALUE(MID([.F83];6;FIND(&quot;:&quot;;[.F83];1)-FIND(&quot; &quot;;[.F83];1)-1));[.C83];[.C83]+1)" office:value-type="float" office:value="11">
            <text:p>011</text:p>
          </table:table-cell>
          <table:table-cell table:style-name="ce167" office:value-type="string">
            <text:p>KS\Answers\Category\Edit</text:p>
          </table:table-cell>
          <table:table-cell table:style-name="ce170" office:value-type="string">
            <text:p>Edit category without Require approval on new answer option</text:p>
          </table:table-cell>
          <table:table-cell table:style-name="ce169" office:value-type="string">
            <text:p>Step<text:span text:style-name="T5"> 3: Edit category in case invalid data entry for Moderate by field</text:span></text:p>
          </table:table-cell>
          <table:table-cell table:style-name="ce169"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69"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89" office:value-type="string">
            <text:p>High</text:p>
          </table:table-cell>
          <table:table-cell table:style-name="ce192"/>
          <table:table-cell table:style-name="ce161" table:number-columns-repeated="198"/>
          <table:table-cell/>
        </table:table-row>
        <table:table-row table:style-name="ro9">
          <table:table-cell table:style-name="ce149" table:formula="of:=IF(VALUE(MID([.F85];6;FIND(&quot;:&quot;;[.F85];1)-FIND(&quot; &quot;;[.F85];1)-1))&gt;VALUE(MID([.F84];6;FIND(&quot;:&quot;;[.F84];1)-FIND(&quot; &quot;;[.F84];1)-1));&quot;&quot;;MAX([.A$7:.A84])+1)">
            <text:p/>
          </table:table-cell>
          <table:table-cell table:style-name="ce155" office:value-type="string">
            <text:p>ANS_02</text:p>
          </table:table-cell>
          <table:table-cell table:style-name="ce164" table:formula="of:=IF(VALUE(MID([.F85];6;FIND(&quot;:&quot;;[.F85];1)-FIND(&quot; &quot;;[.F85];1)-1))&gt;VALUE(MID([.F84];6;FIND(&quot;:&quot;;[.F84];1)-FIND(&quot; &quot;;[.F84];1)-1));[.C84];[.C84]+1)" office:value-type="float" office:value="11">
            <text:p>011</text:p>
          </table:table-cell>
          <table:table-cell table:style-name="ce167" office:value-type="string">
            <text:p>KS\Answers\Category\Edit</text:p>
          </table:table-cell>
          <table:table-cell table:style-name="ce170" office:value-type="string">
            <text:p>Edit category without Require approval on new answer option</text:p>
          </table:table-cell>
          <table:table-cell table:style-name="ce169" office:value-type="string">
            <text:p>Step 4: Add question and answer it</text:p>
          </table:table-cell>
          <table:table-cell table:style-name="ce169" office:value-type="string">
            <text:p>- Add question into the category at step 2</text:p>
            <text:p>- Answer the question above</text:p>
          </table:table-cell>
          <table:table-cell table:style-name="ce169" office:value-type="string">
            <text:p>- The question is answered properly and it is already approved</text:p>
          </table:table-cell>
          <table:table-cell table:style-name="ce189" office:value-type="string">
            <text:p>High</text:p>
          </table:table-cell>
          <table:table-cell table:style-name="ce192"/>
          <table:table-cell table:style-name="ce161" table:number-columns-repeated="198"/>
          <table:table-cell/>
        </table:table-row>
        <table:table-row table:style-name="ro32">
          <table:table-cell table:style-name="ce149" table:formula="of:=IF(VALUE(MID([.F86];6;FIND(&quot;:&quot;;[.F86];1)-FIND(&quot; &quot;;[.F86];1)-1))&gt;VALUE(MID([.F85];6;FIND(&quot;:&quot;;[.F85];1)-FIND(&quot; &quot;;[.F85];1)-1));&quot;&quot;;MAX([.A$7:.A85])+1)">
            <text:p/>
          </table:table-cell>
          <table:table-cell table:style-name="ce155" office:value-type="string">
            <text:p>ANS_02</text:p>
          </table:table-cell>
          <table:table-cell table:style-name="ce164" table:formula="of:=IF(VALUE(MID([.F86];6;FIND(&quot;:&quot;;[.F86];1)-FIND(&quot; &quot;;[.F86];1)-1))&gt;VALUE(MID([.F85];6;FIND(&quot;:&quot;;[.F85];1)-FIND(&quot; &quot;;[.F85];1)-1));[.C85];[.C85]+1)" office:value-type="float" office:value="11">
            <text:p>011</text:p>
          </table:table-cell>
          <table:table-cell table:style-name="ce167" office:value-type="string">
            <text:p>KS\Answers\Category\Edit</text:p>
          </table:table-cell>
          <table:table-cell table:style-name="ce170" office:value-type="string">
            <text:p>Edit category without Require approval on new answer option</text:p>
          </table:table-cell>
          <table:table-cell table:style-name="ce169" office:value-type="string">
            <text:p>Step 5: View the question having answer by user</text:p>
          </table:table-cell>
          <table:table-cell table:style-name="ce169" office:value-type="string">
            <text:p>- Login by administrator/moderator and click on the question at step 3</text:p>
            <text:p>- <text:s/>Login by normal user/anonymous and click on the question at step 3</text:p>
          </table:table-cell>
          <table:table-cell table:style-name="ce169" office:value-type="string">
            <text:p>- All users can view the question and its answer properly.</text:p>
          </table:table-cell>
          <table:table-cell table:style-name="ce189" office:value-type="string">
            <text:p>High</text:p>
          </table:table-cell>
          <table:table-cell table:style-name="ce192"/>
          <table:table-cell table:style-name="ce161" table:number-columns-repeated="198"/>
          <table:table-cell/>
        </table:table-row>
        <table:table-row table:style-name="ro38">
          <table:table-cell table:style-name="ce149" table:formula="of:=IF(VALUE(MID([.F87];6;FIND(&quot;:&quot;;[.F87];1)-FIND(&quot; &quot;;[.F87];1)-1))&gt;VALUE(MID([.F86];6;FIND(&quot;:&quot;;[.F86];1)-FIND(&quot; &quot;;[.F86];1)-1));&quot;&quot;;MAX([.A$7:.A86])+1)" office:value-type="float" office:value="30">
            <text:p>030</text:p>
          </table:table-cell>
          <table:table-cell table:style-name="ce155" office:value-type="string">
            <text:p>ANS_02</text:p>
          </table:table-cell>
          <table:table-cell table:style-name="ce164" table:formula="of:=IF(VALUE(MID([.F87];6;FIND(&quot;:&quot;;[.F87];1)-FIND(&quot; &quot;;[.F87];1)-1))&gt;VALUE(MID([.F86];6;FIND(&quot;:&quot;;[.F86];1)-FIND(&quot; &quot;;[.F86];1)-1));[.C86];[.C86]+1)" office:value-type="float" office:value="12">
            <text:p>012</text:p>
          </table:table-cell>
          <table:table-cell table:style-name="ce167" office:value-type="string">
            <text:p>KS\Answers\Category\Edit</text:p>
          </table:table-cell>
          <table:table-cell table:style-name="ce63" office:value-type="string">
            <text:p>Edit category with View Author of Question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2">
          <table:table-cell table:style-name="ce149" table:formula="of:=IF(VALUE(MID([.F88];6;FIND(&quot;:&quot;;[.F88];1)-FIND(&quot; &quot;;[.F88];1)-1))&gt;VALUE(MID([.F87];6;FIND(&quot;:&quot;;[.F87];1)-FIND(&quot; &quot;;[.F87];1)-1));&quot;&quot;;MAX([.A$7:.A87])+1)">
            <text:p/>
          </table:table-cell>
          <table:table-cell table:style-name="ce155" office:value-type="string">
            <text:p>ANS_02</text:p>
          </table:table-cell>
          <table:table-cell table:style-name="ce164" table:formula="of:=IF(VALUE(MID([.F88];6;FIND(&quot;:&quot;;[.F88];1)-FIND(&quot; &quot;;[.F88];1)-1))&gt;VALUE(MID([.F87];6;FIND(&quot;:&quot;;[.F87];1)-FIND(&quot; &quot;;[.F87];1)-1));[.C87];[.C87]+1)" office:value-type="float" office:value="12">
            <text:p>012</text:p>
          </table:table-cell>
          <table:table-cell table:style-name="ce167" office:value-type="string">
            <text:p>KS\Answers\Category\Edit</text:p>
          </table:table-cell>
          <table:table-cell table:style-name="ce170" office:value-type="string">
            <text:p>Edit category with View Author of Question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39">
          <table:table-cell table:style-name="ce149" table:formula="of:=IF(VALUE(MID([.F89];6;FIND(&quot;:&quot;;[.F89];1)-FIND(&quot; &quot;;[.F89];1)-1))&gt;VALUE(MID([.F88];6;FIND(&quot;:&quot;;[.F88];1)-FIND(&quot; &quot;;[.F88];1)-1));&quot;&quot;;MAX([.A$7:.A88])+1)">
            <text:p/>
          </table:table-cell>
          <table:table-cell table:style-name="ce155" office:value-type="string">
            <text:p>ANS_02</text:p>
          </table:table-cell>
          <table:table-cell table:style-name="ce164" table:formula="of:=IF(VALUE(MID([.F89];6;FIND(&quot;:&quot;;[.F89];1)-FIND(&quot; &quot;;[.F89];1)-1))&gt;VALUE(MID([.F88];6;FIND(&quot;:&quot;;[.F88];1)-FIND(&quot; &quot;;[.F88];1)-1));[.C88];[.C88]+1)" office:value-type="float" office:value="12">
            <text:p>012</text:p>
          </table:table-cell>
          <table:table-cell table:style-name="ce167" office:value-type="string">
            <text:p>KS\Answers\Category\Edit</text:p>
          </table:table-cell>
          <table:table-cell table:style-name="ce170" office:value-type="string">
            <text:p>Edit category with View Author of Question option</text:p>
          </table:table-cell>
          <table:table-cell table:style-name="ce169" office:value-type="string">
            <text:p>Step<text:span text:style-name="T5"> 3: Edit category in case invalid data entry for Moderate by field</text:span></text:p>
          </table:table-cell>
          <table:table-cell table:style-name="ce169"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169"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89" office:value-type="string">
            <text:p>High</text:p>
          </table:table-cell>
          <table:table-cell table:style-name="ce192"/>
          <table:table-cell table:style-name="ce161" table:number-columns-repeated="198"/>
          <table:table-cell/>
        </table:table-row>
        <table:table-row table:style-name="ro5">
          <table:table-cell table:style-name="ce149" table:formula="of:=IF(VALUE(MID([.F90];6;FIND(&quot;:&quot;;[.F90];1)-FIND(&quot; &quot;;[.F90];1)-1))&gt;VALUE(MID([.F89];6;FIND(&quot;:&quot;;[.F89];1)-FIND(&quot; &quot;;[.F89];1)-1));&quot;&quot;;MAX([.A$7:.A89])+1)">
            <text:p/>
          </table:table-cell>
          <table:table-cell table:style-name="ce155" office:value-type="string">
            <text:p>ANS_02</text:p>
          </table:table-cell>
          <table:table-cell table:style-name="ce164" table:formula="of:=IF(VALUE(MID([.F90];6;FIND(&quot;:&quot;;[.F90];1)-FIND(&quot; &quot;;[.F90];1)-1))&gt;VALUE(MID([.F89];6;FIND(&quot;:&quot;;[.F89];1)-FIND(&quot; &quot;;[.F89];1)-1));[.C89];[.C89]+1)" office:value-type="float" office:value="12">
            <text:p>012</text:p>
          </table:table-cell>
          <table:table-cell table:style-name="ce167" office:value-type="string">
            <text:p>KS\Answers\Category\Edit</text:p>
          </table:table-cell>
          <table:table-cell table:style-name="ce170" office:value-type="string">
            <text:p>Edit category with View Author of Question option</text:p>
          </table:table-cell>
          <table:table-cell table:style-name="ce169" office:value-type="string">
            <text:p>Step 4: Add question and view it</text:p>
          </table:table-cell>
          <table:table-cell table:style-name="ce169" office:value-type="string">
            <text:p>- Add question into the category at step 2</text:p>
            <text:p>- Click on it to view</text:p>
          </table:table-cell>
          <table:table-cell table:style-name="ce169" office:value-type="string">
            <text:p>- Author information of the question is displayed with name and email address</text:p>
          </table:table-cell>
          <table:table-cell table:style-name="ce189" office:value-type="string">
            <text:p>High</text:p>
          </table:table-cell>
          <table:table-cell table:style-name="ce192"/>
          <table:table-cell table:style-name="ce161" table:number-columns-repeated="198"/>
          <table:table-cell/>
        </table:table-row>
        <table:table-row table:style-name="ro38">
          <table:table-cell table:style-name="ce149" table:formula="of:=IF(VALUE(MID([.F91];6;FIND(&quot;:&quot;;[.F91];1)-FIND(&quot; &quot;;[.F91];1)-1))&gt;VALUE(MID([.F90];6;FIND(&quot;:&quot;;[.F90];1)-FIND(&quot; &quot;;[.F90];1)-1));&quot;&quot;;MAX([.A$7:.A90])+1)" office:value-type="float" office:value="31">
            <text:p>031</text:p>
          </table:table-cell>
          <table:table-cell table:style-name="ce155" office:value-type="string">
            <text:p>ANS_02</text:p>
          </table:table-cell>
          <table:table-cell table:style-name="ce164" table:formula="of:=IF(VALUE(MID([.F91];6;FIND(&quot;:&quot;;[.F91];1)-FIND(&quot; &quot;;[.F91];1)-1))&gt;VALUE(MID([.F90];6;FIND(&quot;:&quot;;[.F90];1)-FIND(&quot; &quot;;[.F90];1)-1));[.C90];[.C90]+1)" office:value-type="float" office:value="13">
            <text:p>013</text:p>
          </table:table-cell>
          <table:table-cell table:style-name="ce167" office:value-type="string">
            <text:p>KS\Answers\Category\Edit</text:p>
          </table:table-cell>
          <table:table-cell table:style-name="ce63" office:value-type="string">
            <text:p>Edit category without View Author of Question option</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9" office:value-type="string">
            <text:p>High</text:p>
          </table:table-cell>
          <table:table-cell table:style-name="ce192"/>
          <table:table-cell table:style-name="ce161" table:number-columns-repeated="198"/>
          <table:table-cell/>
        </table:table-row>
        <table:table-row table:style-name="ro32">
          <table:table-cell table:style-name="ce149" table:formula="of:=IF(VALUE(MID([.F92];6;FIND(&quot;:&quot;;[.F92];1)-FIND(&quot; &quot;;[.F92];1)-1))&gt;VALUE(MID([.F91];6;FIND(&quot;:&quot;;[.F91];1)-FIND(&quot; &quot;;[.F91];1)-1));&quot;&quot;;MAX([.A$7:.A91])+1)">
            <text:p/>
          </table:table-cell>
          <table:table-cell table:style-name="ce155" office:value-type="string">
            <text:p>ANS_02</text:p>
          </table:table-cell>
          <table:table-cell table:style-name="ce164" table:formula="of:=IF(VALUE(MID([.F92];6;FIND(&quot;:&quot;;[.F92];1)-FIND(&quot; &quot;;[.F92];1)-1))&gt;VALUE(MID([.F91];6;FIND(&quot;:&quot;;[.F91];1)-FIND(&quot; &quot;;[.F91];1)-1));[.C91];[.C91]+1)" office:value-type="float" office:value="13">
            <text:p>013</text:p>
          </table:table-cell>
          <table:table-cell table:style-name="ce167" office:value-type="string">
            <text:p>KS\Answers\Category\Edit</text:p>
          </table:table-cell>
          <table:table-cell table:style-name="ce170" office:value-type="string">
            <text:p>Edit category without View Author of Question option</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9" office:value-type="string">
            <text:p>High</text:p>
          </table:table-cell>
          <table:table-cell table:style-name="ce192"/>
          <table:table-cell table:style-name="ce161" table:number-columns-repeated="198"/>
          <table:table-cell/>
        </table:table-row>
        <table:table-row table:style-name="ro39">
          <table:table-cell table:style-name="ce149" table:formula="of:=IF(VALUE(MID([.F93];6;FIND(&quot;:&quot;;[.F93];1)-FIND(&quot; &quot;;[.F93];1)-1))&gt;VALUE(MID([.F92];6;FIND(&quot;:&quot;;[.F92];1)-FIND(&quot; &quot;;[.F92];1)-1));&quot;&quot;;MAX([.A$7:.A92])+1)">
            <text:p/>
          </table:table-cell>
          <table:table-cell table:style-name="ce155" office:value-type="string">
            <text:p>ANS_02</text:p>
          </table:table-cell>
          <table:table-cell table:style-name="ce164" table:formula="of:=IF(VALUE(MID([.F93];6;FIND(&quot;:&quot;;[.F93];1)-FIND(&quot; &quot;;[.F93];1)-1))&gt;VALUE(MID([.F92];6;FIND(&quot;:&quot;;[.F92];1)-FIND(&quot; &quot;;[.F92];1)-1));[.C92];[.C92]+1)" office:value-type="float" office:value="13">
            <text:p>013</text:p>
          </table:table-cell>
          <table:table-cell table:style-name="ce167" office:value-type="string">
            <text:p>KS\Answers\Category\Edit</text:p>
          </table:table-cell>
          <table:table-cell table:style-name="ce170" office:value-type="string">
            <text:p>Edit category without View Author of Question option</text:p>
          </table:table-cell>
          <table:table-cell table:style-name="ce169" office:value-type="string">
            <text:p>Step<text:span text:style-name="T5"> 3: Edit category in case invalid data entry for Moderate by field</text:span></text:p>
          </table:table-cell>
          <table:table-cell table:style-name="ce169"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69"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89" office:value-type="string">
            <text:p>High</text:p>
          </table:table-cell>
          <table:table-cell table:style-name="ce192"/>
          <table:table-cell table:style-name="ce161" table:number-columns-repeated="198"/>
          <table:table-cell/>
        </table:table-row>
        <table:table-row table:style-name="ro5">
          <table:table-cell table:style-name="ce149" table:formula="of:=IF(VALUE(MID([.F94];6;FIND(&quot;:&quot;;[.F94];1)-FIND(&quot; &quot;;[.F94];1)-1))&gt;VALUE(MID([.F93];6;FIND(&quot;:&quot;;[.F93];1)-FIND(&quot; &quot;;[.F93];1)-1));&quot;&quot;;MAX([.A$7:.A93])+1)">
            <text:p/>
          </table:table-cell>
          <table:table-cell table:style-name="ce155" office:value-type="string">
            <text:p>ANS_02</text:p>
          </table:table-cell>
          <table:table-cell table:style-name="ce164" table:formula="of:=IF(VALUE(MID([.F94];6;FIND(&quot;:&quot;;[.F94];1)-FIND(&quot; &quot;;[.F94];1)-1))&gt;VALUE(MID([.F93];6;FIND(&quot;:&quot;;[.F93];1)-FIND(&quot; &quot;;[.F93];1)-1));[.C93];[.C93]+1)" office:value-type="float" office:value="13">
            <text:p>013</text:p>
          </table:table-cell>
          <table:table-cell table:style-name="ce167" office:value-type="string">
            <text:p>KS\Answers\Category\Edit</text:p>
          </table:table-cell>
          <table:table-cell table:style-name="ce170" office:value-type="string">
            <text:p>Edit category without View Author of Question option</text:p>
          </table:table-cell>
          <table:table-cell table:style-name="ce169" office:value-type="string">
            <text:p>Step 4: Add question and view it</text:p>
          </table:table-cell>
          <table:table-cell table:style-name="ce169" office:value-type="string">
            <text:p>- Add question into the category at step 2</text:p>
            <text:p>- Click on it to view</text:p>
          </table:table-cell>
          <table:table-cell table:style-name="ce169" office:value-type="string">
            <text:p>- Author information of the question is not displayed</text:p>
          </table:table-cell>
          <table:table-cell table:style-name="ce189" office:value-type="string">
            <text:p>High</text:p>
          </table:table-cell>
          <table:table-cell table:style-name="ce192"/>
          <table:table-cell table:style-name="ce161" table:number-columns-repeated="198"/>
          <table:table-cell/>
        </table:table-row>
        <table:table-row table:style-name="ro38">
          <table:table-cell table:style-name="ce149" table:formula="of:=IF(VALUE(MID([.F95];6;FIND(&quot;:&quot;;[.F95];1)-FIND(&quot; &quot;;[.F95];1)-1))&gt;VALUE(MID([.F94];6;FIND(&quot;:&quot;;[.F94];1)-FIND(&quot; &quot;;[.F94];1)-1));&quot;&quot;;MAX([.A$7:.A94])+1)" office:value-type="float" office:value="32">
            <text:p>032</text:p>
          </table:table-cell>
          <table:table-cell table:style-name="ce155" office:value-type="string">
            <text:p>ANS_02</text:p>
          </table:table-cell>
          <table:table-cell table:style-name="ce164" table:formula="of:=IF(VALUE(MID([.F95];6;FIND(&quot;:&quot;;[.F95];1)-FIND(&quot; &quot;;[.F95];1)-1))&gt;VALUE(MID([.F94];6;FIND(&quot;:&quot;;[.F94];1)-FIND(&quot; &quot;;[.F94];1)-1));[.C94];[.C94]+1)" office:value-type="float" office:value="14">
            <text:p>014</text:p>
          </table:table-cell>
          <table:table-cell table:style-name="ce167" office:value-type="string">
            <text:p>KS\Answers\Category\Edit</text:p>
          </table:table-cell>
          <table:table-cell table:style-name="ce63" office:value-type="string">
            <text:p>Edit category with specific order value</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9" office:value-type="string">
            <text:p>Medium</text:p>
          </table:table-cell>
          <table:table-cell table:style-name="ce192"/>
          <table:table-cell table:style-name="ce161" table:number-columns-repeated="198"/>
          <table:table-cell/>
        </table:table-row>
        <table:table-row table:style-name="ro32">
          <table:table-cell table:style-name="ce149" table:formula="of:=IF(VALUE(MID([.F96];6;FIND(&quot;:&quot;;[.F96];1)-FIND(&quot; &quot;;[.F96];1)-1))&gt;VALUE(MID([.F95];6;FIND(&quot;:&quot;;[.F95];1)-FIND(&quot; &quot;;[.F95];1)-1));&quot;&quot;;MAX([.A$7:.A95])+1)">
            <text:p/>
          </table:table-cell>
          <table:table-cell table:style-name="ce155" office:value-type="string">
            <text:p>ANS_02</text:p>
          </table:table-cell>
          <table:table-cell table:style-name="ce164" table:formula="of:=IF(VALUE(MID([.F96];6;FIND(&quot;:&quot;;[.F96];1)-FIND(&quot; &quot;;[.F96];1)-1))&gt;VALUE(MID([.F95];6;FIND(&quot;:&quot;;[.F95];1)-FIND(&quot; &quot;;[.F95];1)-1));[.C95];[.C95]+1)" office:value-type="float" office:value="14">
            <text:p>014</text:p>
          </table:table-cell>
          <table:table-cell table:style-name="ce167" office:value-type="string">
            <text:p>KS\Answers\Category\Edit</text:p>
          </table:table-cell>
          <table:table-cell table:style-name="ce170" office:value-type="string">
            <text:p>Edit category with specific order value</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9" office:value-type="string">
            <text:p>Medium</text:p>
          </table:table-cell>
          <table:table-cell table:style-name="ce192"/>
          <table:table-cell table:style-name="ce161" table:number-columns-repeated="198"/>
          <table:table-cell/>
        </table:table-row>
        <table:table-row table:style-name="ro39">
          <table:table-cell table:style-name="ce149" table:formula="of:=IF(VALUE(MID([.F97];6;FIND(&quot;:&quot;;[.F97];1)-FIND(&quot; &quot;;[.F97];1)-1))&gt;VALUE(MID([.F96];6;FIND(&quot;:&quot;;[.F96];1)-FIND(&quot; &quot;;[.F96];1)-1));&quot;&quot;;MAX([.A$7:.A96])+1)">
            <text:p/>
          </table:table-cell>
          <table:table-cell table:style-name="ce155" office:value-type="string">
            <text:p>ANS_02</text:p>
          </table:table-cell>
          <table:table-cell table:style-name="ce164" table:formula="of:=IF(VALUE(MID([.F97];6;FIND(&quot;:&quot;;[.F97];1)-FIND(&quot; &quot;;[.F97];1)-1))&gt;VALUE(MID([.F96];6;FIND(&quot;:&quot;;[.F96];1)-FIND(&quot; &quot;;[.F96];1)-1));[.C96];[.C96]+1)" office:value-type="float" office:value="14">
            <text:p>014</text:p>
          </table:table-cell>
          <table:table-cell table:style-name="ce167" office:value-type="string">
            <text:p>KS\Answers\Category\Edit</text:p>
          </table:table-cell>
          <table:table-cell table:style-name="ce170" office:value-type="string">
            <text:p>Edit category with specific order value</text:p>
          </table:table-cell>
          <table:table-cell table:style-name="ce169" office:value-type="string">
            <text:p>Step<text:span text:style-name="T5"> 3: Edit category</text:span></text:p>
          </table:table-cell>
          <table:table-cell table:style-name="ce169"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69"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89" office:value-type="string">
            <text:p>Medium</text:p>
          </table:table-cell>
          <table:table-cell table:style-name="ce192"/>
          <table:table-cell table:style-name="ce161" table:number-columns-repeated="198"/>
          <table:table-cell/>
        </table:table-row>
        <table:table-row table:style-name="ro38">
          <table:table-cell table:style-name="ce149" table:formula="of:=IF(VALUE(MID([.F98];6;FIND(&quot;:&quot;;[.F98];1)-FIND(&quot; &quot;;[.F98];1)-1))&gt;VALUE(MID([.F97];6;FIND(&quot;:&quot;;[.F97];1)-FIND(&quot; &quot;;[.F97];1)-1));&quot;&quot;;MAX([.A$7:.A97])+1)" office:value-type="float" office:value="33">
            <text:p>033</text:p>
          </table:table-cell>
          <table:table-cell table:style-name="ce155" office:value-type="string">
            <text:p>ANS_02</text:p>
          </table:table-cell>
          <table:table-cell table:style-name="ce164" table:formula="of:=IF(VALUE(MID([.F98];6;FIND(&quot;:&quot;;[.F98];1)-FIND(&quot; &quot;;[.F98];1)-1))&gt;VALUE(MID([.F97];6;FIND(&quot;:&quot;;[.F97];1)-FIND(&quot; &quot;;[.F97];1)-1));[.C97];[.C97]+1)" office:value-type="float" office:value="15">
            <text:p>015</text:p>
          </table:table-cell>
          <table:table-cell table:style-name="ce167" office:value-type="string">
            <text:p>KS\Answers\Category\Edit</text:p>
          </table:table-cell>
          <table:table-cell table:style-name="ce63" office:value-type="string">
            <text:p>Edit category with invalid order value</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Click [Manage Category] and select [Add Category]</text:span></text:p>
            <text:p><text:span text:style-name="T9">Or right click on specific category and select [Add Category]</text:span></text:p>
          </table:table-cell>
          <table:table-cell table:style-name="ce169" office:value-type="string">
            <text:p>- Create new category successfully.</text:p>
          </table:table-cell>
          <table:table-cell table:style-name="ce189" office:value-type="string">
            <text:p>Medium</text:p>
          </table:table-cell>
          <table:table-cell table:style-name="ce192"/>
          <table:table-cell table:style-name="ce161" table:number-columns-repeated="198"/>
          <table:table-cell/>
        </table:table-row>
        <table:table-row table:style-name="ro32">
          <table:table-cell table:style-name="ce149" table:formula="of:=IF(VALUE(MID([.F99];6;FIND(&quot;:&quot;;[.F99];1)-FIND(&quot; &quot;;[.F99];1)-1))&gt;VALUE(MID([.F98];6;FIND(&quot;:&quot;;[.F98];1)-FIND(&quot; &quot;;[.F98];1)-1));&quot;&quot;;MAX([.A$7:.A98])+1)">
            <text:p/>
          </table:table-cell>
          <table:table-cell table:style-name="ce155" office:value-type="string">
            <text:p>ANS_02</text:p>
          </table:table-cell>
          <table:table-cell table:style-name="ce164" table:formula="of:=IF(VALUE(MID([.F99];6;FIND(&quot;:&quot;;[.F99];1)-FIND(&quot; &quot;;[.F99];1)-1))&gt;VALUE(MID([.F98];6;FIND(&quot;:&quot;;[.F98];1)-FIND(&quot; &quot;;[.F98];1)-1));[.C98];[.C98]+1)" office:value-type="float" office:value="15">
            <text:p>015</text:p>
          </table:table-cell>
          <table:table-cell table:style-name="ce167" office:value-type="string">
            <text:p>KS\Answers\Category\Edit</text:p>
          </table:table-cell>
          <table:table-cell table:style-name="ce170" office:value-type="string">
            <text:p>Edit category with invalid order value</text:p>
          </table:table-cell>
          <table:table-cell table:style-name="ce169" office:value-type="string">
            <text:p>Step 2: Show Edit Category form</text:p>
          </table:table-cell>
          <table:table-cell table:style-name="ce169" office:value-type="string">
            <text:p>- Right click on an existing category and select Edit category from menu</text:p>
            <text:p>Or cl<text:span text:style-name="T9">ick [Manage Category] and select [Edit]</text:span></text:p>
          </table:table-cell>
          <table:table-cell table:style-name="ce169" office:value-type="string">
            <text:p>- Edit category form is displayed with current information of category in form</text:p>
          </table:table-cell>
          <table:table-cell table:style-name="ce189" office:value-type="string">
            <text:p>Medium</text:p>
          </table:table-cell>
          <table:table-cell table:style-name="ce192"/>
          <table:table-cell table:style-name="ce161" table:number-columns-repeated="198"/>
          <table:table-cell/>
        </table:table-row>
        <table:table-row table:style-name="ro40">
          <table:table-cell table:style-name="ce149" table:formula="of:=IF(VALUE(MID([.F100];6;FIND(&quot;:&quot;;[.F100];1)-FIND(&quot; &quot;;[.F100];1)-1))&gt;VALUE(MID([.F99];6;FIND(&quot;:&quot;;[.F99];1)-FIND(&quot; &quot;;[.F99];1)-1));&quot;&quot;;MAX([.A$7:.A99])+1)">
            <text:p/>
          </table:table-cell>
          <table:table-cell table:style-name="ce155" office:value-type="string">
            <text:p>ANS_02</text:p>
          </table:table-cell>
          <table:table-cell table:style-name="ce164" table:formula="of:=IF(VALUE(MID([.F100];6;FIND(&quot;:&quot;;[.F100];1)-FIND(&quot; &quot;;[.F100];1)-1))&gt;VALUE(MID([.F99];6;FIND(&quot;:&quot;;[.F99];1)-FIND(&quot; &quot;;[.F99];1)-1));[.C99];[.C99]+1)" office:value-type="float" office:value="15">
            <text:p>015</text:p>
          </table:table-cell>
          <table:table-cell table:style-name="ce167" office:value-type="string">
            <text:p>KS\Answers\Category\Edit</text:p>
          </table:table-cell>
          <table:table-cell table:style-name="ce170" office:value-type="string">
            <text:p>Edit category with invalid order value</text:p>
          </table:table-cell>
          <table:table-cell table:style-name="ce169" office:value-type="string">
            <text:p>Step<text:span text:style-name="T5"> 3: Edit category</text:span></text:p>
          </table:table-cell>
          <table:table-cell table:style-name="ce169"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69" office:value-type="string">
            <text:p>- Alert message is shown to notify that users must input valid order for category </text:p>
          </table:table-cell>
          <table:table-cell table:style-name="ce189" office:value-type="string">
            <text:p>Medium</text:p>
          </table:table-cell>
          <table:table-cell table:style-name="ce192"/>
          <table:table-cell table:style-name="ce161" table:number-columns-repeated="198"/>
          <table:table-cell/>
        </table:table-row>
        <table:table-row table:style-name="ro33">
          <table:table-cell table:style-name="ce149" table:formula="of:=IF(VALUE(MID([.F101];6;FIND(&quot;:&quot;;[.F101];1)-FIND(&quot; &quot;;[.F101];1)-1))&gt;VALUE(MID([.F100];6;FIND(&quot;:&quot;;[.F100];1)-FIND(&quot; &quot;;[.F100];1)-1));&quot;&quot;;MAX([.A$7:.A100])+1)" office:value-type="float" office:value="34">
            <text:p>034</text:p>
          </table:table-cell>
          <table:table-cell table:style-name="ce155" office:value-type="string">
            <text:p>ANS_03</text:p>
          </table:table-cell>
          <table:table-cell table:style-name="ce164" office:value-type="float" office:value="1">
            <text:p>001</text:p>
          </table:table-cell>
          <table:table-cell table:style-name="ce73" office:value-type="string">
            <text:p>KS\Answers\Category\Delete</text:p>
          </table:table-cell>
          <table:table-cell table:style-name="ce63" office:value-type="string">
            <text:p>Delete Category by the main menu on the action bar</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3">
          <table:table-cell table:style-name="ce149" table:formula="of:=IF(VALUE(MID([.F102];6;FIND(&quot;:&quot;;[.F102];1)-FIND(&quot; &quot;;[.F102];1)-1))&gt;VALUE(MID([.F101];6;FIND(&quot;:&quot;;[.F101];1)-FIND(&quot; &quot;;[.F101];1)-1));&quot;&quot;;MAX([.A$7:.A101])+1)">
            <text:p/>
          </table:table-cell>
          <table:table-cell table:style-name="ce155" office:value-type="string">
            <text:p>ANS_03</text:p>
          </table:table-cell>
          <table:table-cell table:style-name="ce164" table:formula="of:=IF(VALUE(MID([.F102];6;FIND(&quot;:&quot;;[.F102];1)-FIND(&quot; &quot;;[.F102];1)-1))&gt;VALUE(MID([.F101];6;FIND(&quot;:&quot;;[.F101];1)-FIND(&quot; &quot;;[.F101];1)-1));[.C101];[.C101]+1)" office:value-type="float" office:value="1">
            <text:p>001</text:p>
          </table:table-cell>
          <table:table-cell table:style-name="ce167" office:value-type="string">
            <text:p>KS\Answers\Category\Delete</text:p>
          </table:table-cell>
          <table:table-cell table:style-name="ce170" office:value-type="string">
            <text:p>Delete Category by the main menu on the action bar</text:p>
          </table:table-cell>
          <table:table-cell table:style-name="ce169" office:value-type="string">
            <text:p><text:span text:style-name="T5">Step 2:</text:span><text:span text:style-name="T9"> Delete existing category</text:span></text:p>
            <text:p><text:span text:style-name="T12"/></text:p>
          </table:table-cell>
          <table:table-cell table:style-name="ce179" office:value-type="string">
            <text:p><text:span text:style-name="T9">- C</text:span><text:span text:style-name="T13">lick [Manage Category] on the <text:s/>main action bar and select [Delete]</text:span></text:p>
            <text:p><text:span text:style-name="T9">- Click OK/Cancel in confirm message</text:span></text:p>
          </table:table-cell>
          <table:table-cell table:style-name="ce184" office:value-type="string">
            <text:p><text:span text:style-name="T10">- Category (and all its sub categories or questions) are deleted successfully and not shown </text:span><text:span text:style-name="T11">in list</text:span></text:p>
            <text:p>- In case, Cancel is clicked, deletion action is cancelled, no category is deleted</text:p>
            <text:p/>
          </table:table-cell>
          <table:table-cell table:style-name="ce189" office:value-type="string">
            <text:p>Medium</text:p>
          </table:table-cell>
          <table:table-cell table:style-name="ce193"/>
          <table:table-cell table:style-name="ce161" table:number-columns-repeated="198"/>
          <table:table-cell/>
        </table:table-row>
        <table:table-row table:style-name="ro44">
          <table:table-cell table:style-name="ce149" table:formula="of:=IF(VALUE(MID([.F103];6;FIND(&quot;:&quot;;[.F103];1)-FIND(&quot; &quot;;[.F103];1)-1))&gt;VALUE(MID([.F102];6;FIND(&quot;:&quot;;[.F102];1)-FIND(&quot; &quot;;[.F102];1)-1));&quot;&quot;;MAX([.A$7:.A102])+1)" office:value-type="float" office:value="35">
            <text:p>035</text:p>
          </table:table-cell>
          <table:table-cell table:style-name="ce155" office:value-type="string">
            <text:p>ANS_03</text:p>
          </table:table-cell>
          <table:table-cell table:style-name="ce164" table:formula="of:=IF(VALUE(MID([.F103];6;FIND(&quot;:&quot;;[.F103];1)-FIND(&quot; &quot;;[.F103];1)-1))&gt;VALUE(MID([.F102];6;FIND(&quot;:&quot;;[.F102];1)-FIND(&quot; &quot;;[.F102];1)-1));[.C102];[.C102]+1)" office:value-type="float" office:value="2">
            <text:p>002</text:p>
          </table:table-cell>
          <table:table-cell table:style-name="ce167" office:value-type="string">
            <text:p>KS\Answers\Category\Delete</text:p>
          </table:table-cell>
          <table:table-cell table:style-name="ce63" office:value-type="string">
            <text:p>Delete Category by the right click menu</text:p>
          </table:table-cell>
          <table:table-cell table:style-name="ce177" office:value-type="string">
            <text:p><text:span text:style-name="T10">Step 1:</text:span><text:span text:style-name="T11">Create category</text:span></text:p>
          </table:table-cell>
          <table:table-cell table:style-name="ce169" office:value-type="string">
            <text:p><text:span text:style-name="T9">- Login by user who has right to add new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93"/>
          <table:table-cell table:style-name="ce161" table:number-columns-repeated="198"/>
          <table:table-cell/>
        </table:table-row>
        <table:table-row table:style-name="ro38">
          <table:table-cell table:style-name="ce149" table:formula="of:=IF(VALUE(MID([.F104];6;FIND(&quot;:&quot;;[.F104];1)-FIND(&quot; &quot;;[.F104];1)-1))&gt;VALUE(MID([.F103];6;FIND(&quot;:&quot;;[.F103];1)-FIND(&quot; &quot;;[.F103];1)-1));&quot;&quot;;MAX([.A$7:.A103])+1)">
            <text:p/>
          </table:table-cell>
          <table:table-cell table:style-name="ce155" office:value-type="string">
            <text:p>ANS_03</text:p>
          </table:table-cell>
          <table:table-cell table:style-name="ce164" table:formula="of:=IF(VALUE(MID([.F104];6;FIND(&quot;:&quot;;[.F104];1)-FIND(&quot; &quot;;[.F104];1)-1))&gt;VALUE(MID([.F103];6;FIND(&quot;:&quot;;[.F103];1)-FIND(&quot; &quot;;[.F103];1)-1));[.C103];[.C103]+1)" office:value-type="float" office:value="2">
            <text:p>002</text:p>
          </table:table-cell>
          <table:table-cell table:style-name="ce167" office:value-type="string">
            <text:p>KS\Answers\Category\Delete</text:p>
          </table:table-cell>
          <table:table-cell table:style-name="ce171" office:value-type="string">
            <text:p>Delete Category </text:p>
          </table:table-cell>
          <table:table-cell table:style-name="ce169" office:value-type="string">
            <text:p><text:span text:style-name="T5">Step 2:</text:span><text:span text:style-name="T9"> Delete existing category</text:span></text:p>
            <text:p><text:span text:style-name="T12"/></text:p>
          </table:table-cell>
          <table:table-cell table:style-name="ce179" office:value-type="string">
            <text:p><text:span text:style-name="T9">- Right click on existing category and select Delete Category in menu</text:span></text:p>
            <text:p><text:span text:style-name="T9">- Click OK/Cancel in confirm message</text:span></text:p>
          </table:table-cell>
          <table:table-cell table:style-name="ce184" office:value-type="string">
            <text:p><text:span text:style-name="T10">- Category (and all its sub categories or questions) are deleted successfully and not shown </text:span><text:span text:style-name="T11">in list</text:span></text:p>
            <text:p>- In case, Cancel is clicked, deletion action is cancelled, no category is deleted</text:p>
            <text:p/>
          </table:table-cell>
          <table:table-cell table:style-name="ce189" office:value-type="string">
            <text:p>Medium</text:p>
          </table:table-cell>
          <table:table-cell table:style-name="ce193"/>
          <table:table-cell table:style-name="ce161" table:number-columns-repeated="198"/>
          <table:table-cell/>
        </table:table-row>
        <table:table-row table:style-name="ro5">
          <table:table-cell table:style-name="ce149" table:formula="of:=IF(VALUE(MID([.F105];6;FIND(&quot;:&quot;;[.F105];1)-FIND(&quot; &quot;;[.F105];1)-1))&gt;VALUE(MID([.F104];6;FIND(&quot;:&quot;;[.F104];1)-FIND(&quot; &quot;;[.F104];1)-1));&quot;&quot;;MAX([.A$7:.A104])+1)" office:value-type="float" office:value="36">
            <text:p>036</text:p>
          </table:table-cell>
          <table:table-cell table:style-name="ce155" office:value-type="string">
            <text:p>ANS_04</text:p>
          </table:table-cell>
          <table:table-cell table:style-name="ce164" office:value-type="float" office:value="1">
            <text:p>001</text:p>
          </table:table-cell>
          <table:table-cell table:style-name="ce73" office:value-type="string">
            <text:p>KS\Answers\Category\Move</text:p>
          </table:table-cell>
          <table:table-cell table:style-name="ce63" office:value-type="string">
            <text:p>Move category by administrator</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administrator</text:span></text:p>
            <text:p><text:span text:style-name="T9">- Add some new categories</text:span></text:p>
          </table:table-cell>
          <table:table-cell table:style-name="ce169" office:value-type="string">
            <text:p>- Create new categories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5">
          <table:table-cell table:style-name="ce149" table:formula="of:=IF(VALUE(MID([.F106];6;FIND(&quot;:&quot;;[.F106];1)-FIND(&quot; &quot;;[.F106];1)-1))&gt;VALUE(MID([.F105];6;FIND(&quot;:&quot;;[.F105];1)-FIND(&quot; &quot;;[.F105];1)-1));&quot;&quot;;MAX([.A$7:.A105])+1)">
            <text:p/>
          </table:table-cell>
          <table:table-cell table:style-name="ce155" office:value-type="string">
            <text:p>ANS_04</text:p>
          </table:table-cell>
          <table:table-cell table:style-name="ce164" table:formula="of:=IF(VALUE(MID([.F106];6;FIND(&quot;:&quot;;[.F106];1)-FIND(&quot; &quot;;[.F106];1)-1))&gt;VALUE(MID([.F105];6;FIND(&quot;:&quot;;[.F105];1)-FIND(&quot; &quot;;[.F105];1)-1));[.C105];[.C105]+1)" office:value-type="float" office:value="1">
            <text:p>001</text:p>
          </table:table-cell>
          <table:table-cell table:style-name="ce167" office:value-type="string">
            <text:p>KS\Answers\Category\Move</text:p>
          </table:table-cell>
          <table:table-cell table:style-name="ce170" office:value-type="string">
            <text:p>Move category by administrator</text:p>
          </table:table-cell>
          <table:table-cell table:style-name="ce169" office:value-type="string">
            <text:p>Step 2: Show Move category form</text:p>
          </table:table-cell>
          <table:table-cell table:style-name="ce169" office:value-type="string">
            <text:p>- Right click on category and select [Move category] option</text:p>
          </table:table-cell>
          <table:table-cell table:style-name="ce169" office:value-type="string">
            <text:p>- Move category form is displayed </text:p>
          </table:table-cell>
          <table:table-cell table:style-name="ce189" office:value-type="string">
            <text:p>Medium</text:p>
          </table:table-cell>
          <table:table-cell table:style-name="ce188"/>
          <table:table-cell table:style-name="ce161" table:number-columns-repeated="198"/>
          <table:table-cell/>
        </table:table-row>
        <table:table-row table:style-name="ro41">
          <table:table-cell table:style-name="ce149" table:formula="of:=IF(VALUE(MID([.F107];6;FIND(&quot;:&quot;;[.F107];1)-FIND(&quot; &quot;;[.F107];1)-1))&gt;VALUE(MID([.F106];6;FIND(&quot;:&quot;;[.F106];1)-FIND(&quot; &quot;;[.F106];1)-1));&quot;&quot;;MAX([.A$7:.A106])+1)">
            <text:p/>
          </table:table-cell>
          <table:table-cell table:style-name="ce155" office:value-type="string">
            <text:p>ANS_04</text:p>
          </table:table-cell>
          <table:table-cell table:style-name="ce164" table:formula="of:=IF(VALUE(MID([.F107];6;FIND(&quot;:&quot;;[.F107];1)-FIND(&quot; &quot;;[.F107];1)-1))&gt;VALUE(MID([.F106];6;FIND(&quot;:&quot;;[.F106];1)-FIND(&quot; &quot;;[.F106];1)-1));[.C106];[.C106]+1)" office:value-type="float" office:value="1">
            <text:p>001</text:p>
          </table:table-cell>
          <table:table-cell table:style-name="ce167" office:value-type="string">
            <text:p>KS\Answers\Category\Move</text:p>
          </table:table-cell>
          <table:table-cell table:style-name="ce170" office:value-type="string">
            <text:p>Move category by administrator</text:p>
          </table:table-cell>
          <table:table-cell table:style-name="ce169" office:value-type="string">
            <text:p>Step 3: Choose Destination for category</text:p>
          </table:table-cell>
          <table:table-cell table:style-name="ce169" office:value-type="string">
            <text:p><text:span text:style-name="T5">- Select a category in Move category </text:span><text:span text:style-name="T9">form</text:span></text:p>
          </table:table-cell>
          <table:table-cell table:style-name="ce169" office:value-type="string">
            <text:p>- The category (and everything inside) is moved successfully to new selected destination.</text:p>
            <text:p>- Administrator can move category to any where in Answers.</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08];6;FIND(&quot;:&quot;;[.F108];1)-FIND(&quot; &quot;;[.F108];1)-1))&gt;VALUE(MID([.F107];6;FIND(&quot;:&quot;;[.F107];1)-FIND(&quot; &quot;;[.F107];1)-1));&quot;&quot;;MAX([.A$7:.A107])+1)" office:value-type="float" office:value="37">
            <text:p>037</text:p>
          </table:table-cell>
          <table:table-cell table:style-name="ce155" office:value-type="string">
            <text:p>ANS_04</text:p>
          </table:table-cell>
          <table:table-cell table:style-name="ce164" table:formula="of:=IF(VALUE(MID([.F108];6;FIND(&quot;:&quot;;[.F108];1)-FIND(&quot; &quot;;[.F108];1)-1))&gt;VALUE(MID([.F107];6;FIND(&quot;:&quot;;[.F107];1)-FIND(&quot; &quot;;[.F107];1)-1));[.C107];[.C107]+1)" office:value-type="float" office:value="2">
            <text:p>002</text:p>
          </table:table-cell>
          <table:table-cell table:style-name="ce167" office:value-type="string">
            <text:p>KS\Answers\Category\Move</text:p>
          </table:table-cell>
          <table:table-cell table:style-name="ce63" office:value-type="string">
            <text:p>Move category by moderator</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administrator</text:span></text:p>
            <text:p><text:span text:style-name="T9">- Add some new categories</text:span></text:p>
            <text:p><text:span text:style-name="T9">- Assign moderator to specific category</text:span></text:p>
          </table:table-cell>
          <table:table-cell table:style-name="ce169" office:value-type="string">
            <text:p>- Create new categories successfully.</text:p>
            <text:p>- Moderation role of category is assigned to specific user</text:p>
          </table:table-cell>
          <table:table-cell table:style-name="ce189" office:value-type="string">
            <text:p>Medium</text:p>
          </table:table-cell>
          <table:table-cell table:style-name="ce188"/>
          <table:table-cell table:style-name="ce161" table:number-columns-repeated="198"/>
          <table:table-cell/>
        </table:table-row>
        <table:table-row table:style-name="ro32">
          <table:table-cell table:style-name="ce149" table:formula="of:=IF(VALUE(MID([.F109];6;FIND(&quot;:&quot;;[.F109];1)-FIND(&quot; &quot;;[.F109];1)-1))&gt;VALUE(MID([.F108];6;FIND(&quot;:&quot;;[.F108];1)-FIND(&quot; &quot;;[.F108];1)-1));&quot;&quot;;MAX([.A$7:.A108])+1)">
            <text:p/>
          </table:table-cell>
          <table:table-cell table:style-name="ce155" office:value-type="string">
            <text:p>ANS_04</text:p>
          </table:table-cell>
          <table:table-cell table:style-name="ce164" table:formula="of:=IF(VALUE(MID([.F109];6;FIND(&quot;:&quot;;[.F109];1)-FIND(&quot; &quot;;[.F109];1)-1))&gt;VALUE(MID([.F108];6;FIND(&quot;:&quot;;[.F108];1)-FIND(&quot; &quot;;[.F108];1)-1));[.C108];[.C108]+1)" office:value-type="float" office:value="2">
            <text:p>002</text:p>
          </table:table-cell>
          <table:table-cell table:style-name="ce167" office:value-type="string">
            <text:p>KS\Answers\Category\Move</text:p>
          </table:table-cell>
          <table:table-cell table:style-name="ce170" office:value-type="string">
            <text:p>Move category by moderator</text:p>
          </table:table-cell>
          <table:table-cell table:style-name="ce169" office:value-type="string">
            <text:p>Step 2: Show Move category form</text:p>
          </table:table-cell>
          <table:table-cell table:style-name="ce169" office:value-type="string">
            <text:p>- Log in by moderator who is assigned moderation role at step 1</text:p>
            <text:p>- Move the category/subcategory managed by the moderator</text:p>
          </table:table-cell>
          <table:table-cell table:style-name="ce169" office:value-type="string">
            <text:p>- Move category form is displayed </text:p>
          </table:table-cell>
          <table:table-cell table:style-name="ce189" office:value-type="string">
            <text:p>Medium</text:p>
          </table:table-cell>
          <table:table-cell table:style-name="ce188"/>
          <table:table-cell table:style-name="ce161" table:number-columns-repeated="198"/>
          <table:table-cell/>
        </table:table-row>
        <table:table-row table:style-name="ro46">
          <table:table-cell table:style-name="ce149" table:formula="of:=IF(VALUE(MID([.F110];6;FIND(&quot;:&quot;;[.F110];1)-FIND(&quot; &quot;;[.F110];1)-1))&gt;VALUE(MID([.F109];6;FIND(&quot;:&quot;;[.F109];1)-FIND(&quot; &quot;;[.F109];1)-1));&quot;&quot;;MAX([.A$7:.A109])+1)">
            <text:p/>
          </table:table-cell>
          <table:table-cell table:style-name="ce155" office:value-type="string">
            <text:p>ANS_04</text:p>
          </table:table-cell>
          <table:table-cell table:style-name="ce164" table:formula="of:=IF(VALUE(MID([.F110];6;FIND(&quot;:&quot;;[.F110];1)-FIND(&quot; &quot;;[.F110];1)-1))&gt;VALUE(MID([.F109];6;FIND(&quot;:&quot;;[.F109];1)-FIND(&quot; &quot;;[.F109];1)-1));[.C109];[.C109]+1)" office:value-type="float" office:value="2">
            <text:p>002</text:p>
          </table:table-cell>
          <table:table-cell table:style-name="ce167" office:value-type="string">
            <text:p>KS\Answers\Category\Move</text:p>
          </table:table-cell>
          <table:table-cell table:style-name="ce170" office:value-type="string">
            <text:p>Move category by moderator</text:p>
          </table:table-cell>
          <table:table-cell table:style-name="ce169" office:value-type="string">
            <text:p>Step 3: Choose Destination for category</text:p>
          </table:table-cell>
          <table:table-cell table:style-name="ce169" office:value-type="string">
            <text:p><text:span text:style-name="T5">- Select a category in Move category </text:span><text:span text:style-name="T9">form</text:span></text:p>
          </table:table-cell>
          <table:table-cell table:style-name="ce169"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11];6;FIND(&quot;:&quot;;[.F111];1)-FIND(&quot; &quot;;[.F111];1)-1))&gt;VALUE(MID([.F110];6;FIND(&quot;:&quot;;[.F110];1)-FIND(&quot; &quot;;[.F110];1)-1));&quot;&quot;;MAX([.A$7:.A110])+1)" office:value-type="float" office:value="38">
            <text:p>038</text:p>
          </table:table-cell>
          <table:table-cell table:style-name="ce155" office:value-type="string">
            <text:p>ANS_04</text:p>
          </table:table-cell>
          <table:table-cell table:style-name="ce164" table:formula="of:=IF(VALUE(MID([.F111];6;FIND(&quot;:&quot;;[.F111];1)-FIND(&quot; &quot;;[.F111];1)-1))&gt;VALUE(MID([.F110];6;FIND(&quot;:&quot;;[.F110];1)-FIND(&quot; &quot;;[.F110];1)-1));[.C110];[.C110]+1)" office:value-type="float" office:value="3">
            <text:p>003</text:p>
          </table:table-cell>
          <table:table-cell table:style-name="ce167" office:value-type="string">
            <text:p>KS\Answers\Category\Move</text:p>
          </table:table-cell>
          <table:table-cell table:style-name="ce63" office:value-type="string">
            <text:p>Move category by drag and drop</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by user who has right to add category</text:span></text:p>
            <text:p><text:span text:style-name="T9">- Add some new categories</text:span></text:p>
          </table:table-cell>
          <table:table-cell table:style-name="ce169" office:value-type="string">
            <text:p>- Create new categories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2">
          <table:table-cell table:style-name="ce149" table:formula="of:=IF(VALUE(MID([.F112];6;FIND(&quot;:&quot;;[.F112];1)-FIND(&quot; &quot;;[.F112];1)-1))&gt;VALUE(MID([.F111];6;FIND(&quot;:&quot;;[.F111];1)-FIND(&quot; &quot;;[.F111];1)-1));&quot;&quot;;MAX([.A$7:.A111])+1)">
            <text:p/>
          </table:table-cell>
          <table:table-cell table:style-name="ce155" office:value-type="string">
            <text:p>ANS_04</text:p>
          </table:table-cell>
          <table:table-cell table:style-name="ce164" table:formula="of:=IF(VALUE(MID([.F112];6;FIND(&quot;:&quot;;[.F112];1)-FIND(&quot; &quot;;[.F112];1)-1))&gt;VALUE(MID([.F111];6;FIND(&quot;:&quot;;[.F111];1)-FIND(&quot; &quot;;[.F111];1)-1));[.C111];[.C111]+1)" office:value-type="float" office:value="3">
            <text:p>003</text:p>
          </table:table-cell>
          <table:table-cell table:style-name="ce167" office:value-type="string">
            <text:p>KS\Answers\Category\Move</text:p>
          </table:table-cell>
          <table:table-cell table:style-name="ce170" office:value-type="string">
            <text:p>Move category by drag and drop</text:p>
          </table:table-cell>
          <table:table-cell table:style-name="ce169" office:value-type="string">
            <text:p>Step 2: Move category </text:p>
          </table:table-cell>
          <table:table-cell table:style-name="ce169" office:value-type="string">
            <text:p>- Right click on a category in list drag or drop it to new position</text:p>
          </table:table-cell>
          <table:table-cell table:style-name="ce169" office:value-type="string">
            <text:p>-This category can be dragged and dropped properly.</text:p>
            <text:p>- It is moved to new position its position is updated properly.</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13];6;FIND(&quot;:&quot;;[.F113];1)-FIND(&quot; &quot;;[.F113];1)-1))&gt;VALUE(MID([.F112];6;FIND(&quot;:&quot;;[.F112];1)-FIND(&quot; &quot;;[.F112];1)-1));&quot;&quot;;MAX([.A$7:.A112])+1)" office:value-type="float" office:value="39">
            <text:p>039</text:p>
          </table:table-cell>
          <table:table-cell table:style-name="ce155" office:value-type="string">
            <text:p>ANS_05_01</text:p>
          </table:table-cell>
          <table:table-cell table:style-name="ce164" office:value-type="float" office:value="1">
            <text:p>001</text:p>
          </table:table-cell>
          <table:table-cell table:style-name="ce73" office:value-type="string">
            <text:p>KS\Answers\Category\Watch</text:p>
          </table:table-cell>
          <table:table-cell table:style-name="ce63" office:value-type="string">
            <text:p>Add watch category</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user who has right to add category</text:span></text:p>
            <text:p><text:span text:style-name="T9">- Add some new categories</text:span></text:p>
          </table:table-cell>
          <table:table-cell table:style-name="ce169" office:value-type="string">
            <text:p>- Creat<text:span text:style-name="T5">e new categories suc</text:span>cessfully.</text:p>
          </table:table-cell>
          <table:table-cell table:style-name="ce189" office:value-type="string">
            <text:p>Medium</text:p>
          </table:table-cell>
          <table:table-cell table:style-name="ce188"/>
          <table:table-cell table:style-name="ce161" table:number-columns-repeated="198"/>
          <table:table-cell/>
        </table:table-row>
        <table:table-row table:style-name="ro38">
          <table:table-cell table:style-name="ce149" table:formula="of:=IF(VALUE(MID([.F114];6;FIND(&quot;:&quot;;[.F114];1)-FIND(&quot; &quot;;[.F114];1)-1))&gt;VALUE(MID([.F113];6;FIND(&quot;:&quot;;[.F113];1)-FIND(&quot; &quot;;[.F113];1)-1));&quot;&quot;;MAX([.A$7:.A113])+1)">
            <text:p/>
          </table:table-cell>
          <table:table-cell table:style-name="ce155" office:value-type="string">
            <text:p>ANS_05_01</text:p>
          </table:table-cell>
          <table:table-cell table:style-name="ce164" table:formula="of:=IF(VALUE(MID([.F114];6;FIND(&quot;:&quot;;[.F114];1)-FIND(&quot; &quot;;[.F114];1)-1))&gt;VALUE(MID([.F113];6;FIND(&quot;:&quot;;[.F113];1)-FIND(&quot; &quot;;[.F113];1)-1));[.C113];[.C113]+1)" office:value-type="float" office:value="1">
            <text:p>001</text:p>
          </table:table-cell>
          <table:table-cell table:style-name="ce167" office:value-type="string">
            <text:p>KS\Answers\Category\Watch</text:p>
          </table:table-cell>
          <table:table-cell table:style-name="ce170" office:value-type="string">
            <text:p>Add watch category</text:p>
          </table:table-cell>
          <table:table-cell table:style-name="ce169" office:value-type="string">
            <text:p>Step 2: Add watch</text:p>
          </table:table-cell>
          <table:table-cell table:style-name="ce169" office:value-type="string">
            <text:p>- Right click on a specific category and select Watch in menu</text:p>
          </table:table-cell>
          <table:table-cell table:style-name="ce169" office:value-type="string">
            <text:p><text:span text:style-name="T5">- The category is watched successfully.</text:span></text:p>
            <text:p><text:span text:style-name="T5">- Alert message is shown watching successfully.</text:span></text:p>
            <text:p><text:span text:style-name="T5">- Watch option on the watched category is hidden and UnWatch option is shown.</text:span></text:p>
            <text:p><text:span text:style-name="T5"/></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15];6;FIND(&quot;:&quot;;[.F115];1)-FIND(&quot; &quot;;[.F115];1)-1))&gt;VALUE(MID([.F114];6;FIND(&quot;:&quot;;[.F114];1)-FIND(&quot; &quot;;[.F114];1)-1));&quot;&quot;;MAX([.A$7:.A114])+1)" office:value-type="float" office:value="40">
            <text:p>040</text:p>
          </table:table-cell>
          <table:table-cell table:style-name="ce155" office:value-type="string">
            <text:p>ANS_05_01</text:p>
          </table:table-cell>
          <table:table-cell table:style-name="ce164" table:formula="of:=IF(VALUE(MID([.F115];6;FIND(&quot;:&quot;;[.F115];1)-FIND(&quot; &quot;;[.F115];1)-1))&gt;VALUE(MID([.F114];6;FIND(&quot;:&quot;;[.F114];1)-FIND(&quot; &quot;;[.F114];1)-1));[.C114];[.C114]+1)" office:value-type="float" office:value="2">
            <text:p>002</text:p>
          </table:table-cell>
          <table:table-cell table:style-name="ce167" office:value-type="string">
            <text:p>KS\Answers\Category\Watch</text:p>
          </table:table-cell>
          <table:table-cell table:style-name="ce63" office:value-type="string">
            <text:p>Check my watch</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user who has right to add category</text:span></text:p>
            <text:p><text:span text:style-name="T9">- Add some new categories</text:span></text:p>
          </table:table-cell>
          <table:table-cell table:style-name="ce169" office:value-type="string">
            <text:p>- Creat<text:span text:style-name="T5">e new categories suc</text:span>cessfully.</text:p>
          </table:table-cell>
          <table:table-cell table:style-name="ce189" office:value-type="string">
            <text:p>Medium</text:p>
          </table:table-cell>
          <table:table-cell table:style-name="ce188"/>
          <table:table-cell table:style-name="ce161" table:number-columns-repeated="198"/>
          <table:table-cell/>
        </table:table-row>
        <table:table-row table:style-name="ro40">
          <table:table-cell table:style-name="ce149" table:formula="of:=IF(VALUE(MID([.F116];6;FIND(&quot;:&quot;;[.F116];1)-FIND(&quot; &quot;;[.F116];1)-1))&gt;VALUE(MID([.F115];6;FIND(&quot;:&quot;;[.F115];1)-FIND(&quot; &quot;;[.F115];1)-1));&quot;&quot;;MAX([.A$7:.A115])+1)">
            <text:p/>
          </table:table-cell>
          <table:table-cell table:style-name="ce155" office:value-type="string">
            <text:p>ANS_05_01</text:p>
          </table:table-cell>
          <table:table-cell table:style-name="ce164" table:formula="of:=IF(VALUE(MID([.F116];6;FIND(&quot;:&quot;;[.F116];1)-FIND(&quot; &quot;;[.F116];1)-1))&gt;VALUE(MID([.F115];6;FIND(&quot;:&quot;;[.F115];1)-FIND(&quot; &quot;;[.F115];1)-1));[.C115];[.C115]+1)" office:value-type="float" office:value="2">
            <text:p>002</text:p>
          </table:table-cell>
          <table:table-cell table:style-name="ce167" office:value-type="string">
            <text:p>KS\Answers\Category\Watch</text:p>
          </table:table-cell>
          <table:table-cell table:style-name="ce170" office:value-type="string">
            <text:p>Check my watch</text:p>
          </table:table-cell>
          <table:table-cell table:style-name="ce169" office:value-type="string">
            <text:p>Step 2: Add watch</text:p>
          </table:table-cell>
          <table:table-cell table:style-name="ce169" office:value-type="string">
            <text:p>- Right click on a specific category and select Watch in menu</text:p>
          </table:table-cell>
          <table:table-cell table:style-name="ce16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189" office:value-type="string">
            <text:p>Medium</text:p>
          </table:table-cell>
          <table:table-cell table:style-name="ce188"/>
          <table:table-cell table:style-name="ce161" table:number-columns-repeated="198"/>
          <table:table-cell/>
        </table:table-row>
        <table:table-row table:style-name="ro32">
          <table:table-cell table:style-name="ce149" table:formula="of:=IF(VALUE(MID([.F117];6;FIND(&quot;:&quot;;[.F117];1)-FIND(&quot; &quot;;[.F117];1)-1))&gt;VALUE(MID([.F116];6;FIND(&quot;:&quot;;[.F116];1)-FIND(&quot; &quot;;[.F116];1)-1));&quot;&quot;;MAX([.A$7:.A116])+1)">
            <text:p/>
          </table:table-cell>
          <table:table-cell table:style-name="ce155" office:value-type="string">
            <text:p>ANS_05_01</text:p>
          </table:table-cell>
          <table:table-cell table:style-name="ce164" table:formula="of:=IF(VALUE(MID([.F117];6;FIND(&quot;:&quot;;[.F117];1)-FIND(&quot; &quot;;[.F117];1)-1))&gt;VALUE(MID([.F116];6;FIND(&quot;:&quot;;[.F116];1)-FIND(&quot; &quot;;[.F116];1)-1));[.C116];[.C116]+1)" office:value-type="float" office:value="2">
            <text:p>002</text:p>
          </table:table-cell>
          <table:table-cell table:style-name="ce167" office:value-type="string">
            <text:p>KS\Answers\Category\Watch</text:p>
          </table:table-cell>
          <table:table-cell table:style-name="ce170" office:value-type="string">
            <text:p>Check my watch</text:p>
          </table:table-cell>
          <table:table-cell table:style-name="ce169" office:value-type="string">
            <text:p>Step 3: Check my watch</text:p>
          </table:table-cell>
          <table:table-cell table:style-name="ce169" office:value-type="string">
            <text:p>- Click on Settings button on the main action bar</text:p>
            <text:p>- Click Watches in User Settings form</text:p>
          </table:table-cell>
          <table:table-cell table:style-name="ce169" office:value-type="string">
            <text:p>- User Watch Manager form is displayed.</text:p>
            <text:p>- Category list which are being watched by users are listed, also includes the category at step 2.</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18];6;FIND(&quot;:&quot;;[.F118];1)-FIND(&quot; &quot;;[.F118];1)-1))&gt;VALUE(MID([.F117];6;FIND(&quot;:&quot;;[.F117];1)-FIND(&quot; &quot;;[.F117];1)-1));&quot;&quot;;MAX([.A$7:.A117])+1)" office:value-type="float" office:value="41">
            <text:p>041</text:p>
          </table:table-cell>
          <table:table-cell table:style-name="ce155" office:value-type="string">
            <text:p>ANS_05_01</text:p>
          </table:table-cell>
          <table:table-cell table:style-name="ce164" table:formula="of:=IF(VALUE(MID([.F118];6;FIND(&quot;:&quot;;[.F118];1)-FIND(&quot; &quot;;[.F118];1)-1))&gt;VALUE(MID([.F117];6;FIND(&quot;:&quot;;[.F117];1)-FIND(&quot; &quot;;[.F117];1)-1));[.C117];[.C117]+1)" office:value-type="float" office:value="3">
            <text:p>003</text:p>
          </table:table-cell>
          <table:table-cell table:style-name="ce167" office:value-type="string">
            <text:p>KS\Answers\Category\Watch</text:p>
          </table:table-cell>
          <table:table-cell table:style-name="ce63" office:value-type="string">
            <text:p>View specific category in my watch</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user who has right to add category</text:span></text:p>
            <text:p><text:span text:style-name="T9">- Add some new categories</text:span></text:p>
          </table:table-cell>
          <table:table-cell table:style-name="ce169" office:value-type="string">
            <text:p>- Creat<text:span text:style-name="T5">e new categories suc</text:span>cessfully.</text:p>
          </table:table-cell>
          <table:table-cell table:style-name="ce189" office:value-type="string">
            <text:p>Medium</text:p>
          </table:table-cell>
          <table:table-cell table:style-name="ce188"/>
          <table:table-cell table:style-name="ce161" table:number-columns-repeated="198"/>
          <table:table-cell/>
        </table:table-row>
        <table:table-row table:style-name="ro47">
          <table:table-cell table:style-name="ce149" table:formula="of:=IF(VALUE(MID([.F119];6;FIND(&quot;:&quot;;[.F119];1)-FIND(&quot; &quot;;[.F119];1)-1))&gt;VALUE(MID([.F118];6;FIND(&quot;:&quot;;[.F118];1)-FIND(&quot; &quot;;[.F118];1)-1));&quot;&quot;;MAX([.A$7:.A118])+1)">
            <text:p/>
          </table:table-cell>
          <table:table-cell table:style-name="ce155" office:value-type="string">
            <text:p>ANS_05_01</text:p>
          </table:table-cell>
          <table:table-cell table:style-name="ce164" table:formula="of:=IF(VALUE(MID([.F119];6;FIND(&quot;:&quot;;[.F119];1)-FIND(&quot; &quot;;[.F119];1)-1))&gt;VALUE(MID([.F118];6;FIND(&quot;:&quot;;[.F118];1)-FIND(&quot; &quot;;[.F118];1)-1));[.C118];[.C118]+1)" office:value-type="float" office:value="3">
            <text:p>003</text:p>
          </table:table-cell>
          <table:table-cell table:style-name="ce167" office:value-type="string">
            <text:p>KS\Answers\Category\Watch</text:p>
          </table:table-cell>
          <table:table-cell table:style-name="ce170" office:value-type="string">
            <text:p>View specific category in my watch</text:p>
          </table:table-cell>
          <table:table-cell table:style-name="ce169" office:value-type="string">
            <text:p>Step 2: Add watch</text:p>
          </table:table-cell>
          <table:table-cell table:style-name="ce169" office:value-type="string">
            <text:p>- Right click on a specific category and select Watch in menu</text:p>
          </table:table-cell>
          <table:table-cell table:style-name="ce16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189" office:value-type="string">
            <text:p>Medium</text:p>
          </table:table-cell>
          <table:table-cell table:style-name="ce188"/>
          <table:table-cell table:style-name="ce161" table:number-columns-repeated="198"/>
          <table:table-cell/>
        </table:table-row>
        <table:table-row table:style-name="ro41">
          <table:table-cell table:style-name="ce149" table:formula="of:=IF(VALUE(MID([.F120];6;FIND(&quot;:&quot;;[.F120];1)-FIND(&quot; &quot;;[.F120];1)-1))&gt;VALUE(MID([.F119];6;FIND(&quot;:&quot;;[.F119];1)-FIND(&quot; &quot;;[.F119];1)-1));&quot;&quot;;MAX([.A$7:.A119])+1)">
            <text:p/>
          </table:table-cell>
          <table:table-cell table:style-name="ce155" office:value-type="string">
            <text:p>ANS_05_01</text:p>
          </table:table-cell>
          <table:table-cell table:style-name="ce164" table:formula="of:=IF(VALUE(MID([.F120];6;FIND(&quot;:&quot;;[.F120];1)-FIND(&quot; &quot;;[.F120];1)-1))&gt;VALUE(MID([.F119];6;FIND(&quot;:&quot;;[.F119];1)-FIND(&quot; &quot;;[.F119];1)-1));[.C119];[.C119]+1)" office:value-type="float" office:value="3">
            <text:p>003</text:p>
          </table:table-cell>
          <table:table-cell table:style-name="ce167" office:value-type="string">
            <text:p>KS\Answers\Category\Watch</text:p>
          </table:table-cell>
          <table:table-cell table:style-name="ce170" office:value-type="string">
            <text:p>View specific category in my watch</text:p>
          </table:table-cell>
          <table:table-cell table:style-name="ce169" office:value-type="string">
            <text:p>Step 3: View specific category in my watch</text:p>
          </table:table-cell>
          <table:table-cell table:style-name="ce169" office:value-type="string">
            <text:p>- Click on Settings button on the main action bar</text:p>
            <text:p>- Click Watches in User Settings form</text:p>
            <text:p>- Click on specific category title in watch list.</text:p>
          </table:table-cell>
          <table:table-cell table:style-name="ce169" office:value-type="string">
            <text:p>- User Watch Manager form is displayed.</text:p>
            <text:p>- Category list which are being watched by users are listed, also includes the category at step 2.</text:p>
            <text:p>- The clicked category is displayed properly.</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21];6;FIND(&quot;:&quot;;[.F121];1)-FIND(&quot; &quot;;[.F121];1)-1))&gt;VALUE(MID([.F120];6;FIND(&quot;:&quot;;[.F120];1)-FIND(&quot; &quot;;[.F120];1)-1));&quot;&quot;;MAX([.A$7:.A120])+1)" office:value-type="float" office:value="42">
            <text:p>042</text:p>
          </table:table-cell>
          <table:table-cell table:style-name="ce155" office:value-type="string">
            <text:p>ANS_05_02</text:p>
          </table:table-cell>
          <table:table-cell table:style-name="ce164" office:value-type="float" office:value="1">
            <text:p>001</text:p>
          </table:table-cell>
          <table:table-cell table:style-name="ce73" office:value-type="string">
            <text:p>KS\Answers\Category\UnWatch</text:p>
          </table:table-cell>
          <table:table-cell table:style-name="ce65" office:value-type="string">
            <text:p>UnWatch category</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user who has right to add category</text:span></text:p>
            <text:p><text:span text:style-name="T9">- Add some new categories</text:span></text:p>
          </table:table-cell>
          <table:table-cell table:style-name="ce169" office:value-type="string">
            <text:p>- Creat<text:span text:style-name="T5">e new categories suc</text:span>cessfully.</text:p>
          </table:table-cell>
          <table:table-cell table:style-name="ce189" office:value-type="string">
            <text:p>Medium</text:p>
          </table:table-cell>
          <table:table-cell table:style-name="ce188"/>
          <table:table-cell table:style-name="ce161" table:number-columns-repeated="198"/>
          <table:table-cell/>
        </table:table-row>
        <table:table-row table:style-name="ro40">
          <table:table-cell table:style-name="ce149" table:formula="of:=IF(VALUE(MID([.F122];6;FIND(&quot;:&quot;;[.F122];1)-FIND(&quot; &quot;;[.F122];1)-1))&gt;VALUE(MID([.F121];6;FIND(&quot;:&quot;;[.F121];1)-FIND(&quot; &quot;;[.F121];1)-1));&quot;&quot;;MAX([.A$7:.A121])+1)">
            <text:p/>
          </table:table-cell>
          <table:table-cell table:style-name="ce155" office:value-type="string">
            <text:p>ANS_05_02</text:p>
          </table:table-cell>
          <table:table-cell table:style-name="ce164" table:formula="of:=IF(VALUE(MID([.F122];6;FIND(&quot;:&quot;;[.F122];1)-FIND(&quot; &quot;;[.F122];1)-1))&gt;VALUE(MID([.F121];6;FIND(&quot;:&quot;;[.F121];1)-FIND(&quot; &quot;;[.F121];1)-1));[.C121];[.C121]+1)" office:value-type="float" office:value="1">
            <text:p>001</text:p>
          </table:table-cell>
          <table:table-cell table:style-name="ce167" office:value-type="string">
            <text:p>KS\Answers\Category\UnWatch</text:p>
          </table:table-cell>
          <table:table-cell table:style-name="ce172" office:value-type="string">
            <text:p>UnWatch category</text:p>
          </table:table-cell>
          <table:table-cell table:style-name="ce169" office:value-type="string">
            <text:p>Step 2: Add watch</text:p>
          </table:table-cell>
          <table:table-cell table:style-name="ce169" office:value-type="string">
            <text:p>- Right click on a specific category and select Watch in menu</text:p>
          </table:table-cell>
          <table:table-cell table:style-name="ce16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hidden and UnWatch option is shown.</text:span></text:p>
            <text:p><text:span text:style-name="T5"/></text:p>
          </table:table-cell>
          <table:table-cell table:style-name="ce189" office:value-type="string">
            <text:p>Medium</text:p>
          </table:table-cell>
          <table:table-cell table:style-name="ce188"/>
          <table:table-cell table:style-name="ce161" table:number-columns-repeated="198"/>
          <table:table-cell/>
        </table:table-row>
        <table:table-row table:style-name="ro32">
          <table:table-cell table:style-name="ce149" table:formula="of:=IF(VALUE(MID([.F123];6;FIND(&quot;:&quot;;[.F123];1)-FIND(&quot; &quot;;[.F123];1)-1))&gt;VALUE(MID([.F122];6;FIND(&quot;:&quot;;[.F122];1)-FIND(&quot; &quot;;[.F122];1)-1));&quot;&quot;;MAX([.A$7:.A122])+1)">
            <text:p/>
          </table:table-cell>
          <table:table-cell table:style-name="ce155" office:value-type="string">
            <text:p>ANS_05_02</text:p>
          </table:table-cell>
          <table:table-cell table:style-name="ce164" table:formula="of:=IF(VALUE(MID([.F123];6;FIND(&quot;:&quot;;[.F123];1)-FIND(&quot; &quot;;[.F123];1)-1))&gt;VALUE(MID([.F122];6;FIND(&quot;:&quot;;[.F122];1)-FIND(&quot; &quot;;[.F122];1)-1));[.C122];[.C122]+1)" office:value-type="float" office:value="1">
            <text:p>001</text:p>
          </table:table-cell>
          <table:table-cell table:style-name="ce167" office:value-type="string">
            <text:p>KS\Answers\Category\UnWatch</text:p>
          </table:table-cell>
          <table:table-cell table:style-name="ce172" office:value-type="string">
            <text:p>UnWatch category</text:p>
          </table:table-cell>
          <table:table-cell table:style-name="ce169" office:value-type="string">
            <text:p>Step 3: Unwatch</text:p>
          </table:table-cell>
          <table:table-cell table:style-name="ce169" office:value-type="string">
            <text:p>- Right click on the watched category at step 2</text:p>
            <text:p>- Select UnWatch in menu</text:p>
          </table:table-cell>
          <table:table-cell table:style-name="ce169" office:value-type="string">
            <text:p>- The category is unwatched successfully.</text:p>
            <text:p>- Watch option in right click menu on the unwatched category is shown and UnWatch option is hidden.</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24];6;FIND(&quot;:&quot;;[.F124];1)-FIND(&quot; &quot;;[.F124];1)-1))&gt;VALUE(MID([.F123];6;FIND(&quot;:&quot;;[.F123];1)-FIND(&quot; &quot;;[.F123];1)-1));&quot;&quot;;MAX([.A$7:.A123])+1)" office:value-type="float" office:value="43">
            <text:p>043</text:p>
          </table:table-cell>
          <table:table-cell table:style-name="ce155" office:value-type="string">
            <text:p>ANS_05_02</text:p>
          </table:table-cell>
          <table:table-cell table:style-name="ce164" table:formula="of:=IF(VALUE(MID([.F124];6;FIND(&quot;:&quot;;[.F124];1)-FIND(&quot; &quot;;[.F124];1)-1))&gt;VALUE(MID([.F123];6;FIND(&quot;:&quot;;[.F123];1)-FIND(&quot; &quot;;[.F123];1)-1));[.C123];[.C123]+1)" office:value-type="float" office:value="2">
            <text:p>002</text:p>
          </table:table-cell>
          <table:table-cell table:style-name="ce167" office:value-type="string">
            <text:p>KS\Answers\Category\UnWatch</text:p>
          </table:table-cell>
          <table:table-cell table:style-name="ce65" office:value-type="string">
            <text:p>UnWatch specific category in my watch</text:p>
          </table:table-cell>
          <table:table-cell table:style-name="ce169" office:value-type="string">
            <text:p><text:span text:style-name="T5">Step 1:</text:span><text:span text:style-name="T9"> Create new categories</text:span></text:p>
          </table:table-cell>
          <table:table-cell table:style-name="ce169" office:value-type="string">
            <text:p><text:span text:style-name="T5">- Log in <text:s/>by user who has right to add category</text:span></text:p>
            <text:p><text:span text:style-name="T9">- Add some new categories</text:span></text:p>
          </table:table-cell>
          <table:table-cell table:style-name="ce169" office:value-type="string">
            <text:p>- Creat<text:span text:style-name="T5">e new categories suc</text:span>cessfully.</text:p>
          </table:table-cell>
          <table:table-cell table:style-name="ce189" office:value-type="string">
            <text:p>Medium</text:p>
          </table:table-cell>
          <table:table-cell table:style-name="ce188"/>
          <table:table-cell table:style-name="ce161" table:number-columns-repeated="198"/>
          <table:table-cell/>
        </table:table-row>
        <table:table-row table:style-name="ro40">
          <table:table-cell table:style-name="ce149" table:formula="of:=IF(VALUE(MID([.F125];6;FIND(&quot;:&quot;;[.F125];1)-FIND(&quot; &quot;;[.F125];1)-1))&gt;VALUE(MID([.F124];6;FIND(&quot;:&quot;;[.F124];1)-FIND(&quot; &quot;;[.F124];1)-1));&quot;&quot;;MAX([.A$7:.A124])+1)">
            <text:p/>
          </table:table-cell>
          <table:table-cell table:style-name="ce155" office:value-type="string">
            <text:p>ANS_05_02</text:p>
          </table:table-cell>
          <table:table-cell table:style-name="ce164" table:formula="of:=IF(VALUE(MID([.F125];6;FIND(&quot;:&quot;;[.F125];1)-FIND(&quot; &quot;;[.F125];1)-1))&gt;VALUE(MID([.F124];6;FIND(&quot;:&quot;;[.F124];1)-FIND(&quot; &quot;;[.F124];1)-1));[.C124];[.C124]+1)" office:value-type="float" office:value="2">
            <text:p>002</text:p>
          </table:table-cell>
          <table:table-cell table:style-name="ce167" office:value-type="string">
            <text:p>KS\Answers\Category\UnWatch</text:p>
          </table:table-cell>
          <table:table-cell table:style-name="ce172" office:value-type="string">
            <text:p>UnWatch specific category in my watch</text:p>
          </table:table-cell>
          <table:table-cell table:style-name="ce169" office:value-type="string">
            <text:p>Step 2: Add watch</text:p>
          </table:table-cell>
          <table:table-cell table:style-name="ce169" office:value-type="string">
            <text:p>- Right click on a specific category and select Watch in menu</text:p>
          </table:table-cell>
          <table:table-cell table:style-name="ce169"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189" office:value-type="string">
            <text:p>Medium</text:p>
          </table:table-cell>
          <table:table-cell table:style-name="ce188"/>
          <table:table-cell table:style-name="ce161" table:number-columns-repeated="198"/>
          <table:table-cell/>
        </table:table-row>
        <table:table-row table:style-name="ro40">
          <table:table-cell table:style-name="ce149" table:formula="of:=IF(VALUE(MID([.F126];6;FIND(&quot;:&quot;;[.F126];1)-FIND(&quot; &quot;;[.F126];1)-1))&gt;VALUE(MID([.F125];6;FIND(&quot;:&quot;;[.F125];1)-FIND(&quot; &quot;;[.F125];1)-1));&quot;&quot;;MAX([.A$7:.A125])+1)">
            <text:p/>
          </table:table-cell>
          <table:table-cell table:style-name="ce155" office:value-type="string">
            <text:p>ANS_05_02</text:p>
          </table:table-cell>
          <table:table-cell table:style-name="ce164" table:formula="of:=IF(VALUE(MID([.F126];6;FIND(&quot;:&quot;;[.F126];1)-FIND(&quot; &quot;;[.F126];1)-1))&gt;VALUE(MID([.F125];6;FIND(&quot;:&quot;;[.F125];1)-FIND(&quot; &quot;;[.F125];1)-1));[.C125];[.C125]+1)" office:value-type="float" office:value="2">
            <text:p>002</text:p>
          </table:table-cell>
          <table:table-cell table:style-name="ce167" office:value-type="string">
            <text:p>KS\Answers\Category\UnWatch</text:p>
          </table:table-cell>
          <table:table-cell table:style-name="ce172" office:value-type="string">
            <text:p>UnWatch specific category in my watch</text:p>
          </table:table-cell>
          <table:table-cell table:style-name="ce169" office:value-type="string">
            <text:p>Step 3: Unwatch category</text:p>
          </table:table-cell>
          <table:table-cell table:style-name="ce169" office:value-type="string">
            <text:p>- Click on Settings button in main action bar</text:p>
            <text:p>- Click Watches in User Settings form</text:p>
            <text:p>- Click on UnWatch icon in the watch category list</text:p>
          </table:table-cell>
          <table:table-cell table:style-name="ce169"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89" office:value-type="string">
            <text:p>Medium</text:p>
          </table:table-cell>
          <table:table-cell table:style-name="ce188"/>
          <table:table-cell table:style-name="ce161" table:number-columns-repeated="198"/>
          <table:table-cell/>
        </table:table-row>
        <table:table-row table:style-name="ro38">
          <table:table-cell table:style-name="ce149" table:formula="of:=IF(VALUE(MID([.F127];6;FIND(&quot;:&quot;;[.F127];1)-FIND(&quot; &quot;;[.F127];1)-1))&gt;VALUE(MID([.F126];6;FIND(&quot;:&quot;;[.F126];1)-FIND(&quot; &quot;;[.F126];1)-1));&quot;&quot;;MAX([.A$7:.A126])+1)" office:value-type="float" office:value="44">
            <text:p>044</text:p>
          </table:table-cell>
          <table:table-cell table:style-name="ce155" office:value-type="string">
            <text:p>ANS_05_03</text:p>
          </table:table-cell>
          <table:table-cell table:style-name="ce164" office:value-type="float" office:value="1">
            <text:p>001</text:p>
          </table:table-cell>
          <table:table-cell table:style-name="ce73" office:value-type="string">
            <text:p>KS\Answers\Category\Add Watch</text:p>
          </table:table-cell>
          <table:table-cell table:style-name="ce63" office:value-type="string">
            <text:p>Check send email notification when add new question that no need to be approved on watched category </text:p>
          </table:table-cell>
          <table:table-cell table:style-name="ce169" office:value-type="string">
            <text:p>Step 1: Create category</text:p>
          </table:table-cell>
          <table:table-cell table:style-name="ce169" office:value-type="string">
            <text:p>- Lo<text:span text:style-name="T5">g in by user who has right to add category</text:span></text:p>
            <text:p>- Create category with unchecked “Require approval on new questions” option</text:p>
            <text:p/>
          </table:table-cell>
          <table:table-cell table:style-name="ce169" office:value-type="string">
            <text:p>- Create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1">
          <table:table-cell table:style-name="ce149" table:formula="of:=IF(VALUE(MID([.F128];6;FIND(&quot;:&quot;;[.F128];1)-FIND(&quot; &quot;;[.F128];1)-1))&gt;VALUE(MID([.F127];6;FIND(&quot;:&quot;;[.F127];1)-FIND(&quot; &quot;;[.F127];1)-1));&quot;&quot;;MAX([.A$7:.A127])+1)">
            <text:p/>
          </table:table-cell>
          <table:table-cell table:style-name="ce155" office:value-type="string">
            <text:p>ANS_05_03</text:p>
          </table:table-cell>
          <table:table-cell table:style-name="ce164" table:formula="of:=IF(VALUE(MID([.F128];6;FIND(&quot;:&quot;;[.F128];1)-FIND(&quot; &quot;;[.F128];1)-1))&gt;VALUE(MID([.F127];6;FIND(&quot;:&quot;;[.F127];1)-FIND(&quot; &quot;;[.F127];1)-1));[.C127];[.C127]+1)" office:value-type="float" office:value="1">
            <text:p>001</text:p>
          </table:table-cell>
          <table:table-cell table:style-name="ce167" office:value-type="string">
            <text:p>KS\Answers\Category\Add Watch</text:p>
          </table:table-cell>
          <table:table-cell table:style-name="ce170" office:value-type="string">
            <text:p>Check send email notification when add new question that no need to be approved on watched category </text:p>
          </table:table-cell>
          <table:table-cell table:style-name="ce169" office:value-type="string">
            <text:p>Step 2: Watch category</text:p>
          </table:table-cell>
          <table:table-cell table:style-name="ce169" office:value-type="string">
            <text:p>Right click on category ans select “Watch”</text:p>
          </table:table-cell>
          <table:table-cell table:style-name="ce169" office:value-type="string">
            <text:p>- Category is watched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1">
          <table:table-cell table:style-name="ce149" table:formula="of:=IF(VALUE(MID([.F129];6;FIND(&quot;:&quot;;[.F129];1)-FIND(&quot; &quot;;[.F129];1)-1))&gt;VALUE(MID([.F128];6;FIND(&quot;:&quot;;[.F128];1)-FIND(&quot; &quot;;[.F128];1)-1));&quot;&quot;;MAX([.A$7:.A128])+1)">
            <text:p/>
          </table:table-cell>
          <table:table-cell table:style-name="ce155" office:value-type="string">
            <text:p>ANS_05_03</text:p>
          </table:table-cell>
          <table:table-cell table:style-name="ce164" table:formula="of:=IF(VALUE(MID([.F129];6;FIND(&quot;:&quot;;[.F129];1)-FIND(&quot; &quot;;[.F129];1)-1))&gt;VALUE(MID([.F128];6;FIND(&quot;:&quot;;[.F128];1)-FIND(&quot; &quot;;[.F128];1)-1));[.C128];[.C128]+1)" office:value-type="float" office:value="1">
            <text:p>001</text:p>
          </table:table-cell>
          <table:table-cell table:style-name="ce167" office:value-type="string">
            <text:p>KS\Answers\Category\Add Watch</text:p>
          </table:table-cell>
          <table:table-cell table:style-name="ce170" office:value-type="string">
            <text:p>Check send email notification when add new question that no need to be approved on watched category </text:p>
          </table:table-cell>
          <table:table-cell table:style-name="ce169" office:value-type="string">
            <text:p>Step 3: Create new question</text:p>
          </table:table-cell>
          <table:table-cell table:style-name="ce169" office:value-type="string">
            <text:p>- Select category above</text:p>
            <text:p>- Add new question on this category</text:p>
          </table:table-cell>
          <table:table-cell table:style-name="ce169" office:value-type="string">
            <text:p>- Question is created successfully</text:p>
            <text:p>- Notification mail is sent to watcher</text:p>
          </table:table-cell>
          <table:table-cell table:style-name="ce189" office:value-type="string">
            <text:p>Medium</text:p>
          </table:table-cell>
          <table:table-cell table:style-name="ce188"/>
          <table:table-cell table:style-name="ce161" table:number-columns-repeated="198"/>
          <table:table-cell/>
        </table:table-row>
        <table:table-row table:style-name="ro41">
          <table:table-cell table:style-name="ce149" table:formula="of:=IF(VALUE(MID([.F130];6;FIND(&quot;:&quot;;[.F130];1)-FIND(&quot; &quot;;[.F130];1)-1))&gt;VALUE(MID([.F129];6;FIND(&quot;:&quot;;[.F129];1)-FIND(&quot; &quot;;[.F129];1)-1));&quot;&quot;;MAX([.A$7:.A129])+1)" office:value-type="float" office:value="45">
            <text:p>045</text:p>
          </table:table-cell>
          <table:table-cell table:style-name="ce155" office:value-type="string">
            <text:p>ANS_05_03</text:p>
          </table:table-cell>
          <table:table-cell table:style-name="ce164" table:formula="of:=IF(VALUE(MID([.F130];6;FIND(&quot;:&quot;;[.F130];1)-FIND(&quot; &quot;;[.F130];1)-1))&gt;VALUE(MID([.F129];6;FIND(&quot;:&quot;;[.F129];1)-FIND(&quot; &quot;;[.F129];1)-1));[.C129];[.C129]+1)" office:value-type="float" office:value="2">
            <text:p>002</text:p>
          </table:table-cell>
          <table:table-cell table:style-name="ce167" office:value-type="string">
            <text:p>KS\Answers\Category\Add Watch</text:p>
          </table:table-cell>
          <table:table-cell table:style-name="ce63" office:value-type="string">
            <text:p>Check send email notification when add new question that is waiting for being approved on watched category </text:p>
          </table:table-cell>
          <table:table-cell table:style-name="ce169" office:value-type="string">
            <text:p>Step 1: Create category</text:p>
          </table:table-cell>
          <table:table-cell table:style-name="ce169" office:value-type="string">
            <text:p>- Lo<text:span text:style-name="T5">g in by user who has right to add category</text:span></text:p>
            <text:p>- Create category with checked <text:span text:style-name="T4">Moderate new questions</text:span> option</text:p>
            <text:p/>
          </table:table-cell>
          <table:table-cell table:style-name="ce169" office:value-type="string">
            <text:p>- Create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1">
          <table:table-cell table:style-name="ce149" table:formula="of:=IF(VALUE(MID([.F131];6;FIND(&quot;:&quot;;[.F131];1)-FIND(&quot; &quot;;[.F131];1)-1))&gt;VALUE(MID([.F130];6;FIND(&quot;:&quot;;[.F130];1)-FIND(&quot; &quot;;[.F130];1)-1));&quot;&quot;;MAX([.A$7:.A130])+1)">
            <text:p/>
          </table:table-cell>
          <table:table-cell table:style-name="ce155" office:value-type="string">
            <text:p>ANS_05_03</text:p>
          </table:table-cell>
          <table:table-cell table:style-name="ce164" table:formula="of:=IF(VALUE(MID([.F131];6;FIND(&quot;:&quot;;[.F131];1)-FIND(&quot; &quot;;[.F131];1)-1))&gt;VALUE(MID([.F130];6;FIND(&quot;:&quot;;[.F130];1)-FIND(&quot; &quot;;[.F130];1)-1));[.C130];[.C130]+1)" office:value-type="float" office:value="2">
            <text:p>002</text:p>
          </table:table-cell>
          <table:table-cell table:style-name="ce167" office:value-type="string">
            <text:p>KS\Answers\Category\Add Watch</text:p>
          </table:table-cell>
          <table:table-cell table:style-name="ce170" office:value-type="string">
            <text:p>Check send email notification when add new question that is waiting for being approved on watched category </text:p>
          </table:table-cell>
          <table:table-cell table:style-name="ce169" office:value-type="string">
            <text:p>Step 2: Watch category</text:p>
          </table:table-cell>
          <table:table-cell table:style-name="ce169" office:value-type="string">
            <text:p>Right click on category ans select “Watch”</text:p>
          </table:table-cell>
          <table:table-cell table:style-name="ce169" office:value-type="string">
            <text:p>- Category is watched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1">
          <table:table-cell table:style-name="ce149" table:formula="of:=IF(VALUE(MID([.F132];6;FIND(&quot;:&quot;;[.F132];1)-FIND(&quot; &quot;;[.F132];1)-1))&gt;VALUE(MID([.F131];6;FIND(&quot;:&quot;;[.F131];1)-FIND(&quot; &quot;;[.F131];1)-1));&quot;&quot;;MAX([.A$7:.A131])+1)">
            <text:p/>
          </table:table-cell>
          <table:table-cell table:style-name="ce155" office:value-type="string">
            <text:p>ANS_05_03</text:p>
          </table:table-cell>
          <table:table-cell table:style-name="ce164" table:formula="of:=IF(VALUE(MID([.F132];6;FIND(&quot;:&quot;;[.F132];1)-FIND(&quot; &quot;;[.F132];1)-1))&gt;VALUE(MID([.F131];6;FIND(&quot;:&quot;;[.F131];1)-FIND(&quot; &quot;;[.F131];1)-1));[.C131];[.C131]+1)" office:value-type="float" office:value="2">
            <text:p>002</text:p>
          </table:table-cell>
          <table:table-cell table:style-name="ce167" office:value-type="string">
            <text:p>KS\Answers\Category\Add Watch</text:p>
          </table:table-cell>
          <table:table-cell table:style-name="ce170" office:value-type="string">
            <text:p>Check send email notification when add new question that is waiting for being approved on watched category </text:p>
          </table:table-cell>
          <table:table-cell table:style-name="ce169" office:value-type="string">
            <text:p>Step 3: Create new question</text:p>
          </table:table-cell>
          <table:table-cell table:style-name="ce169" office:value-type="string">
            <text:p>- Select category above</text:p>
            <text:p>- Add new question on this category</text:p>
          </table:table-cell>
          <table:table-cell table:style-name="ce169" office:value-type="string">
            <text:p>- Question is created successfully but need to be approved before visible for everyone</text:p>
            <text:p>- No notification email is sent</text:p>
          </table:table-cell>
          <table:table-cell table:style-name="ce189" office:value-type="string">
            <text:p>Medium</text:p>
          </table:table-cell>
          <table:table-cell table:style-name="ce188"/>
          <table:table-cell table:style-name="ce161" table:number-columns-repeated="198"/>
          <table:table-cell/>
        </table:table-row>
        <table:table-row table:style-name="ro32">
          <table:table-cell table:style-name="ce149" table:formula="of:=IF(VALUE(MID([.F133];6;FIND(&quot;:&quot;;[.F133];1)-FIND(&quot; &quot;;[.F133];1)-1))&gt;VALUE(MID([.F132];6;FIND(&quot;:&quot;;[.F132];1)-FIND(&quot; &quot;;[.F132];1)-1));&quot;&quot;;MAX([.A$7:.A132])+1)" office:value-type="float" office:value="46">
            <text:p>046</text:p>
          </table:table-cell>
          <table:table-cell table:style-name="ce155" office:value-type="string">
            <text:p>ANS_05_03</text:p>
          </table:table-cell>
          <table:table-cell table:style-name="ce164" table:formula="of:=IF(VALUE(MID([.F133];6;FIND(&quot;:&quot;;[.F133];1)-FIND(&quot; &quot;;[.F133];1)-1))&gt;VALUE(MID([.F132];6;FIND(&quot;:&quot;;[.F132];1)-FIND(&quot; &quot;;[.F132];1)-1));[.C132];[.C132]+1)" office:value-type="float" office:value="3">
            <text:p>003</text:p>
          </table:table-cell>
          <table:table-cell table:style-name="ce167" office:value-type="string">
            <text:p>KS\Answers\Category\Add Watch</text:p>
          </table:table-cell>
          <table:table-cell table:style-name="ce63" office:value-type="string">
            <text:p>Check send email notification when edit question of watched category</text:p>
          </table:table-cell>
          <table:table-cell table:style-name="ce169" office:value-type="string">
            <text:p>Step 1: Create category</text:p>
          </table:table-cell>
          <table:table-cell table:style-name="ce169" office:value-type="string">
            <text:p>- Lo<text:span text:style-name="T5">g in by user who has right to add category</text:span></text:p>
            <text:p>- Create category and questions</text:p>
          </table:table-cell>
          <table:table-cell table:style-name="ce169" office:value-type="string">
            <text:p>- Create category and question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2">
          <table:table-cell table:style-name="ce149" table:formula="of:=IF(VALUE(MID([.F134];6;FIND(&quot;:&quot;;[.F134];1)-FIND(&quot; &quot;;[.F134];1)-1))&gt;VALUE(MID([.F133];6;FIND(&quot;:&quot;;[.F133];1)-FIND(&quot; &quot;;[.F133];1)-1));&quot;&quot;;MAX([.A$7:.A133])+1)">
            <text:p/>
          </table:table-cell>
          <table:table-cell table:style-name="ce155" office:value-type="string">
            <text:p>ANS_05_03</text:p>
          </table:table-cell>
          <table:table-cell table:style-name="ce164" table:formula="of:=IF(VALUE(MID([.F134];6;FIND(&quot;:&quot;;[.F134];1)-FIND(&quot; &quot;;[.F134];1)-1))&gt;VALUE(MID([.F133];6;FIND(&quot;:&quot;;[.F133];1)-FIND(&quot; &quot;;[.F133];1)-1));[.C133];[.C133]+1)" office:value-type="float" office:value="3">
            <text:p>003</text:p>
          </table:table-cell>
          <table:table-cell table:style-name="ce167" office:value-type="string">
            <text:p>KS\Answers\Category\Add Watch</text:p>
          </table:table-cell>
          <table:table-cell table:style-name="ce170" office:value-type="string">
            <text:p>Check send email notification when edit question of watched category </text:p>
          </table:table-cell>
          <table:table-cell table:style-name="ce169" office:value-type="string">
            <text:p>Step 2: Watch category</text:p>
          </table:table-cell>
          <table:table-cell table:style-name="ce169" office:value-type="string">
            <text:p>Right click on category ans select “Watch”</text:p>
          </table:table-cell>
          <table:table-cell table:style-name="ce169" office:value-type="string">
            <text:p>- Category is watched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0">
          <table:table-cell table:style-name="ce149" table:formula="of:=IF(VALUE(MID([.F135];6;FIND(&quot;:&quot;;[.F135];1)-FIND(&quot; &quot;;[.F135];1)-1))&gt;VALUE(MID([.F134];6;FIND(&quot;:&quot;;[.F134];1)-FIND(&quot; &quot;;[.F134];1)-1));&quot;&quot;;MAX([.A$7:.A134])+1)">
            <text:p/>
          </table:table-cell>
          <table:table-cell table:style-name="ce155" office:value-type="string">
            <text:p>ANS_05_03</text:p>
          </table:table-cell>
          <table:table-cell table:style-name="ce164" table:formula="of:=IF(VALUE(MID([.F135];6;FIND(&quot;:&quot;;[.F135];1)-FIND(&quot; &quot;;[.F135];1)-1))&gt;VALUE(MID([.F134];6;FIND(&quot;:&quot;;[.F134];1)-FIND(&quot; &quot;;[.F134];1)-1));[.C134];[.C134]+1)" office:value-type="float" office:value="3">
            <text:p>003</text:p>
          </table:table-cell>
          <table:table-cell table:style-name="ce167" office:value-type="string">
            <text:p>KS\Answers\Category\Add Watch</text:p>
          </table:table-cell>
          <table:table-cell table:style-name="ce170" office:value-type="string">
            <text:p>Check send email notification when edit question of watched category </text:p>
          </table:table-cell>
          <table:table-cell table:style-name="ce169" office:value-type="string">
            <text:p>Step 3: Edit question</text:p>
          </table:table-cell>
          <table:table-cell table:style-name="ce169" office:value-type="string">
            <text:p>- Do edit question above </text:p>
            <text:p>- Click Save</text:p>
          </table:table-cell>
          <table:table-cell table:style-name="ce169"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89" office:value-type="string">
            <text:p>Medium</text:p>
          </table:table-cell>
          <table:table-cell table:style-name="ce188"/>
          <table:table-cell table:style-name="ce161" table:number-columns-repeated="198"/>
          <table:table-cell/>
        </table:table-row>
        <table:table-row table:style-name="ro32">
          <table:table-cell table:style-name="ce149" table:formula="of:=IF(VALUE(MID([.F136];6;FIND(&quot;:&quot;;[.F136];1)-FIND(&quot; &quot;;[.F136];1)-1))&gt;VALUE(MID([.F135];6;FIND(&quot;:&quot;;[.F135];1)-FIND(&quot; &quot;;[.F135];1)-1));&quot;&quot;;MAX([.A$7:.A135])+1)" office:value-type="float" office:value="47">
            <text:p>047</text:p>
          </table:table-cell>
          <table:table-cell table:style-name="ce155" office:value-type="string">
            <text:p>ANS_05_03</text:p>
          </table:table-cell>
          <table:table-cell table:style-name="ce164" table:formula="of:=IF(VALUE(MID([.F136];6;FIND(&quot;:&quot;;[.F136];1)-FIND(&quot; &quot;;[.F136];1)-1))&gt;VALUE(MID([.F135];6;FIND(&quot;:&quot;;[.F135];1)-FIND(&quot; &quot;;[.F135];1)-1));[.C135];[.C135]+1)" office:value-type="float" office:value="4">
            <text:p>004</text:p>
          </table:table-cell>
          <table:table-cell table:style-name="ce167" office:value-type="string">
            <text:p>KS\Answers\Category\Add Watch</text:p>
          </table:table-cell>
          <table:table-cell table:style-name="ce63" office:value-type="string">
            <text:p>Check send email notification when respond question of watched category </text:p>
          </table:table-cell>
          <table:table-cell table:style-name="ce169" office:value-type="string">
            <text:p>Step 1: Create category</text:p>
          </table:table-cell>
          <table:table-cell table:style-name="ce169" office:value-type="string">
            <text:p>- Lo<text:span text:style-name="T5">g in by user who has right to add category</text:span></text:p>
            <text:p>- Create category and questions</text:p>
          </table:table-cell>
          <table:table-cell table:style-name="ce169" office:value-type="string">
            <text:p>- Create category and question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2">
          <table:table-cell table:style-name="ce149" table:formula="of:=IF(VALUE(MID([.F137];6;FIND(&quot;:&quot;;[.F137];1)-FIND(&quot; &quot;;[.F137];1)-1))&gt;VALUE(MID([.F136];6;FIND(&quot;:&quot;;[.F136];1)-FIND(&quot; &quot;;[.F136];1)-1));&quot;&quot;;MAX([.A$7:.A136])+1)">
            <text:p/>
          </table:table-cell>
          <table:table-cell table:style-name="ce155" office:value-type="string">
            <text:p>ANS_05_03</text:p>
          </table:table-cell>
          <table:table-cell table:style-name="ce164" table:formula="of:=IF(VALUE(MID([.F137];6;FIND(&quot;:&quot;;[.F137];1)-FIND(&quot; &quot;;[.F137];1)-1))&gt;VALUE(MID([.F136];6;FIND(&quot;:&quot;;[.F136];1)-FIND(&quot; &quot;;[.F136];1)-1));[.C136];[.C136]+1)" office:value-type="float" office:value="4">
            <text:p>004</text:p>
          </table:table-cell>
          <table:table-cell table:style-name="ce167" office:value-type="string">
            <text:p>KS\Answers\Category\Add Watch</text:p>
          </table:table-cell>
          <table:table-cell table:style-name="ce170" office:value-type="string">
            <text:p>Check send email notification when respond question of watched category </text:p>
          </table:table-cell>
          <table:table-cell table:style-name="ce169" office:value-type="string">
            <text:p>Step 2: Watch category</text:p>
          </table:table-cell>
          <table:table-cell table:style-name="ce169" office:value-type="string">
            <text:p>Right click on category ans select “Watch”</text:p>
          </table:table-cell>
          <table:table-cell table:style-name="ce169" office:value-type="string">
            <text:p>- Category is watched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40">
          <table:table-cell table:style-name="ce149" table:formula="of:=IF(VALUE(MID([.F138];6;FIND(&quot;:&quot;;[.F138];1)-FIND(&quot; &quot;;[.F138];1)-1))&gt;VALUE(MID([.F137];6;FIND(&quot;:&quot;;[.F137];1)-FIND(&quot; &quot;;[.F137];1)-1));&quot;&quot;;MAX([.A$7:.A137])+1)">
            <text:p/>
          </table:table-cell>
          <table:table-cell table:style-name="ce155" office:value-type="string">
            <text:p>ANS_05_03</text:p>
          </table:table-cell>
          <table:table-cell table:style-name="ce164" table:formula="of:=IF(VALUE(MID([.F138];6;FIND(&quot;:&quot;;[.F138];1)-FIND(&quot; &quot;;[.F138];1)-1))&gt;VALUE(MID([.F137];6;FIND(&quot;:&quot;;[.F137];1)-FIND(&quot; &quot;;[.F137];1)-1));[.C137];[.C137]+1)" office:value-type="float" office:value="4">
            <text:p>004</text:p>
          </table:table-cell>
          <table:table-cell table:style-name="ce167" office:value-type="string">
            <text:p>KS\Answers\Category\Add Watch</text:p>
          </table:table-cell>
          <table:table-cell table:style-name="ce170" office:value-type="string">
            <text:p>Check send email notification when add answer in question of watched category </text:p>
          </table:table-cell>
          <table:table-cell table:style-name="ce169" office:value-type="string">
            <text:p>Step 3: Add answer question</text:p>
          </table:table-cell>
          <table:table-cell table:style-name="ce169" office:value-type="string">
            <text:p>- add answer in question of category watched above</text:p>
            <text:p>- Click Save</text:p>
          </table:table-cell>
          <table:table-cell table:style-name="ce169"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39];6;FIND(&quot;:&quot;;[.F139];1)-FIND(&quot; &quot;;[.F139];1)-1))&gt;VALUE(MID([.F138];6;FIND(&quot;:&quot;;[.F138];1)-FIND(&quot; &quot;;[.F138];1)-1));&quot;&quot;;MAX([.A$7:.A138])+1)" office:value-type="float" office:value="48">
            <text:p>048</text:p>
          </table:table-cell>
          <table:table-cell table:style-name="ce156" office:value-type="string">
            <text:p>ANS_05_03</text:p>
          </table:table-cell>
          <table:table-cell table:style-name="ce164" table:formula="of:=IF(VALUE(MID([.F139];6;FIND(&quot;:&quot;;[.F139];1)-FIND(&quot; &quot;;[.F139];1)-1))&gt;VALUE(MID([.F138];6;FIND(&quot;:&quot;;[.F138];1)-FIND(&quot; &quot;;[.F138];1)-1));[.C138];[.C138]+1)" office:value-type="float" office:value="5">
            <text:p>005</text:p>
          </table:table-cell>
          <table:table-cell table:style-name="ce168" office:value-type="string">
            <text:p>KS\Answers\Category\Add Watch</text:p>
          </table:table-cell>
          <table:table-cell table:style-name="ce175" office:value-type="string">
            <text:p>Check send notify when move question of category that is being watched</text:p>
          </table:table-cell>
          <table:table-cell table:style-name="ce178" office:value-type="string">
            <text:p>Step 1: Create category</text:p>
          </table:table-cell>
          <table:table-cell table:style-name="ce178" office:value-type="string">
            <text:p>- Lo<text:span text:style-name="T14">g in by user who has right to add category</text:span></text:p>
            <text:p>- Create category and questions</text:p>
          </table:table-cell>
          <table:table-cell table:style-name="ce178" office:value-type="string">
            <text:p>- Create category and question successfully.</text:p>
          </table:table-cell>
          <table:table-cell table:style-name="ce189"/>
          <table:table-cell table:style-name="ce188"/>
          <table:table-cell table:style-name="ce161" table:number-columns-repeated="198"/>
          <table:table-cell/>
        </table:table-row>
        <table:table-row table:style-name="ro9">
          <table:table-cell table:style-name="ce149" table:formula="of:=IF(VALUE(MID([.F140];6;FIND(&quot;:&quot;;[.F140];1)-FIND(&quot; &quot;;[.F140];1)-1))&gt;VALUE(MID([.F139];6;FIND(&quot;:&quot;;[.F139];1)-FIND(&quot; &quot;;[.F139];1)-1));&quot;&quot;;MAX([.A$7:.A139])+1)">
            <text:p/>
          </table:table-cell>
          <table:table-cell table:style-name="ce156" office:value-type="string">
            <text:p>ANS_05_03</text:p>
          </table:table-cell>
          <table:table-cell table:style-name="ce164" table:formula="of:=IF(VALUE(MID([.F140];6;FIND(&quot;:&quot;;[.F140];1)-FIND(&quot; &quot;;[.F140];1)-1))&gt;VALUE(MID([.F139];6;FIND(&quot;:&quot;;[.F139];1)-FIND(&quot; &quot;;[.F139];1)-1));[.C139];[.C139]+1)" office:value-type="float" office:value="5">
            <text:p>005</text:p>
          </table:table-cell>
          <table:table-cell table:style-name="ce168" office:value-type="string">
            <text:p>KS\Answers\Category\Add Watch</text:p>
          </table:table-cell>
          <table:table-cell table:style-name="ce176" office:value-type="string">
            <text:p>Check send notify when move question of category that is being watched</text:p>
          </table:table-cell>
          <table:table-cell table:style-name="ce178" office:value-type="string">
            <text:p>Step 2: Watch category</text:p>
          </table:table-cell>
          <table:table-cell table:style-name="ce178" office:value-type="string">
            <text:p>Right click on category ans select “Watch”</text:p>
          </table:table-cell>
          <table:table-cell table:style-name="ce178" office:value-type="string">
            <text:p>- Category is watched successfully</text:p>
          </table:table-cell>
          <table:table-cell table:style-name="ce189"/>
          <table:table-cell table:style-name="ce188"/>
          <table:table-cell table:style-name="ce161" table:number-columns-repeated="198"/>
          <table:table-cell/>
        </table:table-row>
        <table:table-row table:style-name="ro9">
          <table:table-cell table:style-name="ce149" table:formula="of:=IF(VALUE(MID([.F141];6;FIND(&quot;:&quot;;[.F141];1)-FIND(&quot; &quot;;[.F141];1)-1))&gt;VALUE(MID([.F140];6;FIND(&quot;:&quot;;[.F140];1)-FIND(&quot; &quot;;[.F140];1)-1));&quot;&quot;;MAX([.A$7:.A140])+1)">
            <text:p/>
          </table:table-cell>
          <table:table-cell table:style-name="ce156" office:value-type="string">
            <text:p>ANS_05_03</text:p>
          </table:table-cell>
          <table:table-cell table:style-name="ce164" table:formula="of:=IF(VALUE(MID([.F141];6;FIND(&quot;:&quot;;[.F141];1)-FIND(&quot; &quot;;[.F141];1)-1))&gt;VALUE(MID([.F140];6;FIND(&quot;:&quot;;[.F140];1)-FIND(&quot; &quot;;[.F140];1)-1));[.C140];[.C140]+1)" office:value-type="float" office:value="5">
            <text:p>005</text:p>
          </table:table-cell>
          <table:table-cell table:style-name="ce168" office:value-type="string">
            <text:p>KS\Answers\Category\Add Watch</text:p>
          </table:table-cell>
          <table:table-cell table:style-name="ce176" office:value-type="string">
            <text:p>Check send notify when move question of category that is being watched</text:p>
          </table:table-cell>
          <table:table-cell table:style-name="ce178" office:value-type="string">
            <text:p>Step 3: Move question in category</text:p>
          </table:table-cell>
          <table:table-cell table:style-name="ce178" office:value-type="string">
            <text:p>Move question in category which watching to a destination category</text:p>
          </table:table-cell>
          <table:table-cell table:style-name="ce178" office:value-type="string">
            <text:p>- Question is moved successful</text:p>
            <text:p>- Notification is sent to question's author and watcher</text:p>
          </table:table-cell>
          <table:table-cell table:style-name="ce189"/>
          <table:table-cell table:style-name="ce188"/>
          <table:table-cell table:style-name="ce161" table:number-columns-repeated="198"/>
          <table:table-cell/>
        </table:table-row>
        <table:table-row table:style-name="ro9">
          <table:table-cell table:style-name="ce149" table:formula="of:=IF(VALUE(MID([.F142];6;FIND(&quot;:&quot;;[.F142];1)-FIND(&quot; &quot;;[.F142];1)-1))&gt;VALUE(MID([.F141];6;FIND(&quot;:&quot;;[.F141];1)-FIND(&quot; &quot;;[.F141];1)-1));&quot;&quot;;MAX([.A$7:.A141])+1)" office:value-type="float" office:value="49">
            <text:p>049</text:p>
          </table:table-cell>
          <table:table-cell table:style-name="ce155" office:value-type="string">
            <text:p>ANS_06_01</text:p>
          </table:table-cell>
          <table:table-cell table:style-name="ce164" office:value-type="float" office:value="1">
            <text:p>001</text:p>
          </table:table-cell>
          <table:table-cell table:style-name="ce73" office:value-type="string">
            <text:p>KS\Answers\Category\Manage Watch\Link</text:p>
          </table:table-cell>
          <table:table-cell table:style-name="ce67" office:value-type="string">
            <text:p>Check link to category from Watch Manager form</text:p>
          </table:table-cell>
          <table:table-cell table:style-name="ce169" office:value-type="string">
            <text:p><text:span text:style-name="T5">Step 1: </text:span><text:span text:style-name="T9">Create new categories</text:span></text:p>
          </table:table-cell>
          <table:table-cell table:style-name="ce169" office:value-type="string">
            <text:p>-<text:span text:style-name="T5"> Log in by user who has right to add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43];6;FIND(&quot;:&quot;;[.F143];1)-FIND(&quot; &quot;;[.F143];1)-1))&gt;VALUE(MID([.F142];6;FIND(&quot;:&quot;;[.F142];1)-FIND(&quot; &quot;;[.F142];1)-1));&quot;&quot;;MAX([.A$7:.A142])+1)">
            <text:p/>
          </table:table-cell>
          <table:table-cell table:style-name="ce155" office:value-type="string">
            <text:p>ANS_06_01</text:p>
          </table:table-cell>
          <table:table-cell table:style-name="ce164" table:formula="of:=IF(VALUE(MID([.F143];6;FIND(&quot;:&quot;;[.F143];1)-FIND(&quot; &quot;;[.F143];1)-1))&gt;VALUE(MID([.F142];6;FIND(&quot;:&quot;;[.F142];1)-FIND(&quot; &quot;;[.F142];1)-1));[.C142];[.C142]+1)" office:value-type="float" office:value="1">
            <text:p>001</text:p>
          </table:table-cell>
          <table:table-cell table:style-name="ce167" office:value-type="string">
            <text:p>KS\Answers\Category\Manage Watch\Link</text:p>
          </table:table-cell>
          <table:table-cell table:style-name="ce173" office:value-type="string">
            <text:p>Check link to category from Watch Manager form</text:p>
          </table:table-cell>
          <table:table-cell table:style-name="ce169" office:value-type="string">
            <text:p>Step 2: Watch category</text:p>
          </table:table-cell>
          <table:table-cell table:style-name="ce180" office:value-type="string">
            <text:p>- Right click on created category and select Watch</text:p>
            <text:p/>
          </table:table-cell>
          <table:table-cell table:style-name="ce169" office:value-type="string">
            <text:p>- Category is watched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44];6;FIND(&quot;:&quot;;[.F144];1)-FIND(&quot; &quot;;[.F144];1)-1))&gt;VALUE(MID([.F143];6;FIND(&quot;:&quot;;[.F143];1)-FIND(&quot; &quot;;[.F143];1)-1));&quot;&quot;;MAX([.A$7:.A143])+1)">
            <text:p/>
          </table:table-cell>
          <table:table-cell table:style-name="ce155" office:value-type="string">
            <text:p>ANS_06_01</text:p>
          </table:table-cell>
          <table:table-cell table:style-name="ce164" table:formula="of:=IF(VALUE(MID([.F144];6;FIND(&quot;:&quot;;[.F144];1)-FIND(&quot; &quot;;[.F144];1)-1))&gt;VALUE(MID([.F143];6;FIND(&quot;:&quot;;[.F143];1)-FIND(&quot; &quot;;[.F143];1)-1));[.C143];[.C143]+1)" office:value-type="float" office:value="1">
            <text:p>001</text:p>
          </table:table-cell>
          <table:table-cell table:style-name="ce167" office:value-type="string">
            <text:p>KS\Answers\Category\Manage Watch\Link</text:p>
          </table:table-cell>
          <table:table-cell table:style-name="ce173" office:value-type="string">
            <text:p>Check link to category from Watch Manager form</text:p>
          </table:table-cell>
          <table:table-cell table:style-name="ce169" office:value-type="string">
            <text:p>Step 3: Show Watch Manager form</text:p>
          </table:table-cell>
          <table:table-cell table:style-name="ce180" office:value-type="string">
            <text:p>- Click [Watch Manager] icon in category watched above</text:p>
          </table:table-cell>
          <table:table-cell table:style-name="ce169" office:value-type="string">
            <text:p>-Watch Manager form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45];6;FIND(&quot;:&quot;;[.F145];1)-FIND(&quot; &quot;;[.F145];1)-1))&gt;VALUE(MID([.F144];6;FIND(&quot;:&quot;;[.F144];1)-FIND(&quot; &quot;;[.F144];1)-1));&quot;&quot;;MAX([.A$7:.A144])+1)">
            <text:p/>
          </table:table-cell>
          <table:table-cell table:style-name="ce155" office:value-type="string">
            <text:p>ANS_06_01</text:p>
          </table:table-cell>
          <table:table-cell table:style-name="ce164" table:formula="of:=IF(VALUE(MID([.F145];6;FIND(&quot;:&quot;;[.F145];1)-FIND(&quot; &quot;;[.F145];1)-1))&gt;VALUE(MID([.F144];6;FIND(&quot;:&quot;;[.F144];1)-FIND(&quot; &quot;;[.F144];1)-1));[.C144];[.C144]+1)" office:value-type="float" office:value="1">
            <text:p>001</text:p>
          </table:table-cell>
          <table:table-cell table:style-name="ce167" office:value-type="string">
            <text:p>KS\Answers\Category\Manage Watch\Link</text:p>
          </table:table-cell>
          <table:table-cell table:style-name="ce173" office:value-type="string">
            <text:p>Check link to category from Watch Manager form</text:p>
          </table:table-cell>
          <table:table-cell table:style-name="ce169" office:value-type="string">
            <text:p>Step 4: Check link to category</text:p>
          </table:table-cell>
          <table:table-cell table:style-name="ce180" office:value-type="string">
            <text:p>- Click “Open category” icon in Action column</text:p>
          </table:table-cell>
          <table:table-cell table:style-name="ce169" office:value-type="string">
            <text:p>- Jump to category that watched and show everything inside it</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46];6;FIND(&quot;:&quot;;[.F146];1)-FIND(&quot; &quot;;[.F146];1)-1))&gt;VALUE(MID([.F145];6;FIND(&quot;:&quot;;[.F145];1)-FIND(&quot; &quot;;[.F145];1)-1));&quot;&quot;;MAX([.A$7:.A145])+1)" office:value-type="float" office:value="50">
            <text:p>050</text:p>
          </table:table-cell>
          <table:table-cell table:style-name="ce155" office:value-type="string">
            <text:p>ANS_06_02</text:p>
          </table:table-cell>
          <table:table-cell table:style-name="ce164" office:value-type="float" office:value="1">
            <text:p>001</text:p>
          </table:table-cell>
          <table:table-cell table:style-name="ce73" office:value-type="string">
            <text:p>KS\Answers\Category\Manage Watch\Edit</text:p>
          </table:table-cell>
          <table:table-cell table:style-name="ce67" office:value-type="string">
            <text:p>Edit registered email when Edit watch</text:p>
          </table:table-cell>
          <table:table-cell table:style-name="ce169" office:value-type="string">
            <text:p><text:span text:style-name="T5">Step 1: </text:span><text:span text:style-name="T9">Create new categories</text:span></text:p>
          </table:table-cell>
          <table:table-cell table:style-name="ce169" office:value-type="string">
            <text:p>-<text:span text:style-name="T5"> Log in by user who has right to add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47];6;FIND(&quot;:&quot;;[.F147];1)-FIND(&quot; &quot;;[.F147];1)-1))&gt;VALUE(MID([.F146];6;FIND(&quot;:&quot;;[.F146];1)-FIND(&quot; &quot;;[.F146];1)-1));&quot;&quot;;MAX([.A$7:.A146])+1)">
            <text:p/>
          </table:table-cell>
          <table:table-cell table:style-name="ce155" office:value-type="string">
            <text:p>ANS_06_02</text:p>
          </table:table-cell>
          <table:table-cell table:style-name="ce164" table:formula="of:=IF(VALUE(MID([.F147];6;FIND(&quot;:&quot;;[.F147];1)-FIND(&quot; &quot;;[.F147];1)-1))&gt;VALUE(MID([.F146];6;FIND(&quot;:&quot;;[.F146];1)-FIND(&quot; &quot;;[.F146];1)-1));[.C146];[.C146]+1)" office:value-type="float" office:value="1">
            <text:p>001</text:p>
          </table:table-cell>
          <table:table-cell table:style-name="ce167" office:value-type="string">
            <text:p>KS\Answers\Category\Manage Watch\Edit</text:p>
          </table:table-cell>
          <table:table-cell table:style-name="ce173" office:value-type="string">
            <text:p>Edit registered email when Edit watch</text:p>
          </table:table-cell>
          <table:table-cell table:style-name="ce169" office:value-type="string">
            <text:p>Step 2: Register email for watching</text:p>
          </table:table-cell>
          <table:table-cell table:style-name="ce180" office:value-type="string">
            <text:p>- Right click on created category and select Watch</text:p>
            <text:p>- Input email to register and click [Save]</text:p>
          </table:table-cell>
          <table:table-cell table:style-name="ce169" office:value-type="string">
            <text:p>- Register email to send notification mail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48];6;FIND(&quot;:&quot;;[.F148];1)-FIND(&quot; &quot;;[.F148];1)-1))&gt;VALUE(MID([.F147];6;FIND(&quot;:&quot;;[.F147];1)-FIND(&quot; &quot;;[.F147];1)-1));&quot;&quot;;MAX([.A$7:.A147])+1)">
            <text:p/>
          </table:table-cell>
          <table:table-cell table:style-name="ce155" office:value-type="string">
            <text:p>ANS_06_02</text:p>
          </table:table-cell>
          <table:table-cell table:style-name="ce164" table:formula="of:=IF(VALUE(MID([.F148];6;FIND(&quot;:&quot;;[.F148];1)-FIND(&quot; &quot;;[.F148];1)-1))&gt;VALUE(MID([.F147];6;FIND(&quot;:&quot;;[.F147];1)-FIND(&quot; &quot;;[.F147];1)-1));[.C147];[.C147]+1)" office:value-type="float" office:value="1">
            <text:p>001</text:p>
          </table:table-cell>
          <table:table-cell table:style-name="ce167" office:value-type="string">
            <text:p>KS\Answers\Category\Manage Watch\Edit</text:p>
          </table:table-cell>
          <table:table-cell table:style-name="ce173" office:value-type="string">
            <text:p>Edit registered email when Edit watch</text:p>
          </table:table-cell>
          <table:table-cell table:style-name="ce169" office:value-type="string">
            <text:p>Step 3: Show Watch Manager form</text:p>
          </table:table-cell>
          <table:table-cell table:style-name="ce180" office:value-type="string">
            <text:p>- Click [Watch Manager] icon next to above category</text:p>
          </table:table-cell>
          <table:table-cell table:style-name="ce169" office:value-type="string">
            <text:p>-Watch Manager form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49];6;FIND(&quot;:&quot;;[.F149];1)-FIND(&quot; &quot;;[.F149];1)-1))&gt;VALUE(MID([.F148];6;FIND(&quot;:&quot;;[.F148];1)-FIND(&quot; &quot;;[.F148];1)-1));&quot;&quot;;MAX([.A$7:.A148])+1)">
            <text:p/>
          </table:table-cell>
          <table:table-cell table:style-name="ce155" office:value-type="string">
            <text:p>ANS_06_02</text:p>
          </table:table-cell>
          <table:table-cell table:style-name="ce164" table:formula="of:=IF(VALUE(MID([.F149];6;FIND(&quot;:&quot;;[.F149];1)-FIND(&quot; &quot;;[.F149];1)-1))&gt;VALUE(MID([.F148];6;FIND(&quot;:&quot;;[.F148];1)-FIND(&quot; &quot;;[.F148];1)-1));[.C148];[.C148]+1)" office:value-type="float" office:value="1">
            <text:p>001</text:p>
          </table:table-cell>
          <table:table-cell table:style-name="ce167" office:value-type="string">
            <text:p>KS\Answers\Category\Manage Watch\Edit</text:p>
          </table:table-cell>
          <table:table-cell table:style-name="ce173" office:value-type="string">
            <text:p>Edit registered email when Edit watch</text:p>
          </table:table-cell>
          <table:table-cell table:style-name="ce169" office:value-type="string">
            <text:p>Step 4: Show Edit watch form</text:p>
          </table:table-cell>
          <table:table-cell table:style-name="ce180" office:value-type="string">
            <text:p>- Click [Edit watch] icon in action column</text:p>
          </table:table-cell>
          <table:table-cell table:style-name="ce169" office:value-type="string">
            <text:p>-Form to edit current watch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50];6;FIND(&quot;:&quot;;[.F150];1)-FIND(&quot; &quot;;[.F150];1)-1))&gt;VALUE(MID([.F149];6;FIND(&quot;:&quot;;[.F149];1)-FIND(&quot; &quot;;[.F149];1)-1));&quot;&quot;;MAX([.A$7:.A149])+1)">
            <text:p/>
          </table:table-cell>
          <table:table-cell table:style-name="ce155" office:value-type="string">
            <text:p>ANS_06_02</text:p>
          </table:table-cell>
          <table:table-cell table:style-name="ce164" table:formula="of:=IF(VALUE(MID([.F150];6;FIND(&quot;:&quot;;[.F150];1)-FIND(&quot; &quot;;[.F150];1)-1))&gt;VALUE(MID([.F149];6;FIND(&quot;:&quot;;[.F149];1)-FIND(&quot; &quot;;[.F149];1)-1));[.C149];[.C149]+1)" office:value-type="float" office:value="1">
            <text:p>001</text:p>
          </table:table-cell>
          <table:table-cell table:style-name="ce167" office:value-type="string">
            <text:p>KS\Answers\Category\Manage Watch\Edit</text:p>
          </table:table-cell>
          <table:table-cell table:style-name="ce173" office:value-type="string">
            <text:p>Edit registered email when Edit watch</text:p>
          </table:table-cell>
          <table:table-cell table:style-name="ce169" office:value-type="string">
            <text:p>Step 5: Edit <text:s/>User name and registered email address</text:p>
          </table:table-cell>
          <table:table-cell table:style-name="ce180" office:value-type="string">
            <text:p>- Edit current User Name and email address</text:p>
            <text:p>- Click [Save]</text:p>
          </table:table-cell>
          <table:table-cell table:style-name="ce169" office:value-type="string">
            <text:p>- User Name and Registered email is edited</text:p>
            <text:p>- Notification mail will be sent to edited email</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51];6;FIND(&quot;:&quot;;[.F151];1)-FIND(&quot; &quot;;[.F151];1)-1))&gt;VALUE(MID([.F150];6;FIND(&quot;:&quot;;[.F150];1)-FIND(&quot; &quot;;[.F150];1)-1));&quot;&quot;;MAX([.A$7:.A150])+1)" office:value-type="float" office:value="51">
            <text:p>051</text:p>
          </table:table-cell>
          <table:table-cell table:style-name="ce155" office:value-type="string">
            <text:p>ANS_06_03</text:p>
          </table:table-cell>
          <table:table-cell table:style-name="ce164" office:value-type="float" office:value="1">
            <text:p>001</text:p>
          </table:table-cell>
          <table:table-cell table:style-name="ce73" office:value-type="string">
            <text:p>KS\Answers\Category\Manage Watch\Remove</text:p>
          </table:table-cell>
          <table:table-cell table:style-name="ce67" office:value-type="string">
            <text:p>Remove registered email when Edit watch</text:p>
          </table:table-cell>
          <table:table-cell table:style-name="ce169" office:value-type="string">
            <text:p><text:span text:style-name="T5">Step 1: </text:span><text:span text:style-name="T9">Create new categories</text:span></text:p>
          </table:table-cell>
          <table:table-cell table:style-name="ce169" office:value-type="string">
            <text:p>-<text:span text:style-name="T5"> Log in by user who has right to add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2">
          <table:table-cell table:style-name="ce149" table:formula="of:=IF(VALUE(MID([.F152];6;FIND(&quot;:&quot;;[.F152];1)-FIND(&quot; &quot;;[.F152];1)-1))&gt;VALUE(MID([.F151];6;FIND(&quot;:&quot;;[.F151];1)-FIND(&quot; &quot;;[.F151];1)-1));&quot;&quot;;MAX([.A$7:.A151])+1)">
            <text:p/>
          </table:table-cell>
          <table:table-cell table:style-name="ce155" office:value-type="string">
            <text:p>ANS_06_03</text:p>
          </table:table-cell>
          <table:table-cell table:style-name="ce164" table:formula="of:=IF(VALUE(MID([.F152];6;FIND(&quot;:&quot;;[.F152];1)-FIND(&quot; &quot;;[.F152];1)-1))&gt;VALUE(MID([.F151];6;FIND(&quot;:&quot;;[.F151];1)-FIND(&quot; &quot;;[.F151];1)-1));[.C151];[.C151]+1)" office:value-type="float" office:value="1">
            <text:p>001</text:p>
          </table:table-cell>
          <table:table-cell table:style-name="ce167" office:value-type="string">
            <text:p>KS\Answers\Category\Manage Watch\Remove</text:p>
          </table:table-cell>
          <table:table-cell table:style-name="ce173" office:value-type="string">
            <text:p>Remove registered email when Edit watch</text:p>
          </table:table-cell>
          <table:table-cell table:style-name="ce169" office:value-type="string">
            <text:p>Step 2: Register email for watching</text:p>
          </table:table-cell>
          <table:table-cell table:style-name="ce180" office:value-type="string">
            <text:p>- Right click on created category and select Watch</text:p>
            <text:p>- Input more than one email to register and click [Save]</text:p>
          </table:table-cell>
          <table:table-cell table:style-name="ce169" office:value-type="string">
            <text:p>-Register emails to send notification mail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53];6;FIND(&quot;:&quot;;[.F153];1)-FIND(&quot; &quot;;[.F153];1)-1))&gt;VALUE(MID([.F152];6;FIND(&quot;:&quot;;[.F152];1)-FIND(&quot; &quot;;[.F152];1)-1));&quot;&quot;;MAX([.A$7:.A152])+1)">
            <text:p/>
          </table:table-cell>
          <table:table-cell table:style-name="ce155" office:value-type="string">
            <text:p>ANS_06_03</text:p>
          </table:table-cell>
          <table:table-cell table:style-name="ce164" table:formula="of:=IF(VALUE(MID([.F153];6;FIND(&quot;:&quot;;[.F153];1)-FIND(&quot; &quot;;[.F153];1)-1))&gt;VALUE(MID([.F152];6;FIND(&quot;:&quot;;[.F152];1)-FIND(&quot; &quot;;[.F152];1)-1));[.C152];[.C152]+1)" office:value-type="float" office:value="1">
            <text:p>001</text:p>
          </table:table-cell>
          <table:table-cell table:style-name="ce167" office:value-type="string">
            <text:p>KS\Answers\Category\Manage Watch\Remove</text:p>
          </table:table-cell>
          <table:table-cell table:style-name="ce173" office:value-type="string">
            <text:p>Remove registered email when Edit watch</text:p>
          </table:table-cell>
          <table:table-cell table:style-name="ce169" office:value-type="string">
            <text:p>Step 3: Show Watch Manager form</text:p>
          </table:table-cell>
          <table:table-cell table:style-name="ce180" office:value-type="string">
            <text:p>- Click [Watch Manager] icon next to above category</text:p>
          </table:table-cell>
          <table:table-cell table:style-name="ce169" office:value-type="string">
            <text:p>-Watch Manager form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54];6;FIND(&quot;:&quot;;[.F154];1)-FIND(&quot; &quot;;[.F154];1)-1))&gt;VALUE(MID([.F153];6;FIND(&quot;:&quot;;[.F153];1)-FIND(&quot; &quot;;[.F153];1)-1));&quot;&quot;;MAX([.A$7:.A153])+1)">
            <text:p/>
          </table:table-cell>
          <table:table-cell table:style-name="ce155" office:value-type="string">
            <text:p>ANS_06_03</text:p>
          </table:table-cell>
          <table:table-cell table:style-name="ce164" table:formula="of:=IF(VALUE(MID([.F154];6;FIND(&quot;:&quot;;[.F154];1)-FIND(&quot; &quot;;[.F154];1)-1))&gt;VALUE(MID([.F153];6;FIND(&quot;:&quot;;[.F153];1)-FIND(&quot; &quot;;[.F153];1)-1));[.C153];[.C153]+1)" office:value-type="float" office:value="1">
            <text:p>001</text:p>
          </table:table-cell>
          <table:table-cell table:style-name="ce167" office:value-type="string">
            <text:p>KS\Answers\Category\Manage Watch\Remove</text:p>
          </table:table-cell>
          <table:table-cell table:style-name="ce173" office:value-type="string">
            <text:p>Remove registered email when Edit watch</text:p>
          </table:table-cell>
          <table:table-cell table:style-name="ce169" office:value-type="string">
            <text:p>Step 4: Show Edit watch form</text:p>
          </table:table-cell>
          <table:table-cell table:style-name="ce180" office:value-type="string">
            <text:p>- Click [Edit watch] icon in action column</text:p>
          </table:table-cell>
          <table:table-cell table:style-name="ce169" office:value-type="string">
            <text:p>-Form to edit current watch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55];6;FIND(&quot;:&quot;;[.F155];1)-FIND(&quot; &quot;;[.F155];1)-1))&gt;VALUE(MID([.F154];6;FIND(&quot;:&quot;;[.F154];1)-FIND(&quot; &quot;;[.F154];1)-1));&quot;&quot;;MAX([.A$7:.A154])+1)">
            <text:p/>
          </table:table-cell>
          <table:table-cell table:style-name="ce155" office:value-type="string">
            <text:p>ANS_06_03</text:p>
          </table:table-cell>
          <table:table-cell table:style-name="ce164" table:formula="of:=IF(VALUE(MID([.F155];6;FIND(&quot;:&quot;;[.F155];1)-FIND(&quot; &quot;;[.F155];1)-1))&gt;VALUE(MID([.F154];6;FIND(&quot;:&quot;;[.F154];1)-FIND(&quot; &quot;;[.F154];1)-1));[.C154];[.C154]+1)" office:value-type="float" office:value="1">
            <text:p>001</text:p>
          </table:table-cell>
          <table:table-cell table:style-name="ce167" office:value-type="string">
            <text:p>KS\Answers\Category\Manage Watch\Remove</text:p>
          </table:table-cell>
          <table:table-cell table:style-name="ce173" office:value-type="string">
            <text:p>Remove registered email when Edit watch</text:p>
          </table:table-cell>
          <table:table-cell table:style-name="ce169" office:value-type="string">
            <text:p>Step 5: Remove no need email</text:p>
          </table:table-cell>
          <table:table-cell table:style-name="ce180" office:value-type="string">
            <text:p>- Click [Delete item] icon corresponding to email address that is no need</text:p>
            <text:p>- Click [Save]</text:p>
          </table:table-cell>
          <table:table-cell table:style-name="ce169" office:value-type="string">
            <text:p>- Registered email is removed</text:p>
            <text:p>- Notification mail will not be sent to removed email any more</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56];6;FIND(&quot;:&quot;;[.F156];1)-FIND(&quot; &quot;;[.F156];1)-1))&gt;VALUE(MID([.F155];6;FIND(&quot;:&quot;;[.F155];1)-FIND(&quot; &quot;;[.F155];1)-1));&quot;&quot;;MAX([.A$7:.A155])+1)" office:value-type="float" office:value="52">
            <text:p>052</text:p>
          </table:table-cell>
          <table:table-cell table:style-name="ce155" office:value-type="string">
            <text:p>ANS_06_03</text:p>
          </table:table-cell>
          <table:table-cell table:style-name="ce164" table:formula="of:=IF(VALUE(MID([.F156];6;FIND(&quot;:&quot;;[.F156];1)-FIND(&quot; &quot;;[.F156];1)-1))&gt;VALUE(MID([.F155];6;FIND(&quot;:&quot;;[.F155];1)-FIND(&quot; &quot;;[.F155];1)-1));[.C155];[.C155]+1)" office:value-type="float" office:value="2">
            <text:p>002</text:p>
          </table:table-cell>
          <table:table-cell table:style-name="ce167" office:value-type="string">
            <text:p>KS\Answers\Category\Manage Watch\Remove</text:p>
          </table:table-cell>
          <table:table-cell table:style-name="ce67" office:value-type="string">
            <text:p>Remove watch</text:p>
          </table:table-cell>
          <table:table-cell table:style-name="ce169" office:value-type="string">
            <text:p><text:span text:style-name="T5">Step 1: </text:span><text:span text:style-name="T9">Create new categories</text:span></text:p>
          </table:table-cell>
          <table:table-cell table:style-name="ce169" office:value-type="string">
            <text:p>-<text:span text:style-name="T5"> Log in by user who has right to add category</text:span></text:p>
            <text:p><text:span text:style-name="T9">- Add new category</text:span></text:p>
          </table:table-cell>
          <table:table-cell table:style-name="ce169" office:value-type="string">
            <text:p>- Create new category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32">
          <table:table-cell table:style-name="ce149" table:formula="of:=IF(VALUE(MID([.F157];6;FIND(&quot;:&quot;;[.F157];1)-FIND(&quot; &quot;;[.F157];1)-1))&gt;VALUE(MID([.F156];6;FIND(&quot;:&quot;;[.F156];1)-FIND(&quot; &quot;;[.F156];1)-1));&quot;&quot;;MAX([.A$7:.A156])+1)">
            <text:p/>
          </table:table-cell>
          <table:table-cell table:style-name="ce155" office:value-type="string">
            <text:p>ANS_06_03</text:p>
          </table:table-cell>
          <table:table-cell table:style-name="ce164" table:formula="of:=IF(VALUE(MID([.F157];6;FIND(&quot;:&quot;;[.F157];1)-FIND(&quot; &quot;;[.F157];1)-1))&gt;VALUE(MID([.F156];6;FIND(&quot;:&quot;;[.F156];1)-FIND(&quot; &quot;;[.F156];1)-1));[.C156];[.C156]+1)" office:value-type="float" office:value="2">
            <text:p>002</text:p>
          </table:table-cell>
          <table:table-cell table:style-name="ce167" office:value-type="string">
            <text:p>KS\Answers\Category\Manage Watch\Remove</text:p>
          </table:table-cell>
          <table:table-cell table:style-name="ce173" office:value-type="string">
            <text:p>Remove watch</text:p>
          </table:table-cell>
          <table:table-cell table:style-name="ce169" office:value-type="string">
            <text:p>Step 2: Register email for watching</text:p>
          </table:table-cell>
          <table:table-cell table:style-name="ce180" office:value-type="string">
            <text:p>- Right click on created category and select Watch</text:p>
            <text:p>- Input more than one email to register and click [Save]</text:p>
          </table:table-cell>
          <table:table-cell table:style-name="ce169" office:value-type="string">
            <text:p>-Register emails to send notification mail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58];6;FIND(&quot;:&quot;;[.F158];1)-FIND(&quot; &quot;;[.F158];1)-1))&gt;VALUE(MID([.F157];6;FIND(&quot;:&quot;;[.F157];1)-FIND(&quot; &quot;;[.F157];1)-1));&quot;&quot;;MAX([.A$7:.A157])+1)">
            <text:p/>
          </table:table-cell>
          <table:table-cell table:style-name="ce155" office:value-type="string">
            <text:p>ANS_06_03</text:p>
          </table:table-cell>
          <table:table-cell table:style-name="ce164" table:formula="of:=IF(VALUE(MID([.F158];6;FIND(&quot;:&quot;;[.F158];1)-FIND(&quot; &quot;;[.F158];1)-1))&gt;VALUE(MID([.F157];6;FIND(&quot;:&quot;;[.F157];1)-FIND(&quot; &quot;;[.F157];1)-1));[.C157];[.C157]+1)" office:value-type="float" office:value="2">
            <text:p>002</text:p>
          </table:table-cell>
          <table:table-cell table:style-name="ce167" office:value-type="string">
            <text:p>KS\Answers\Category\Manage Watch\Remove</text:p>
          </table:table-cell>
          <table:table-cell table:style-name="ce173" office:value-type="string">
            <text:p>Remove watch</text:p>
          </table:table-cell>
          <table:table-cell table:style-name="ce169" office:value-type="string">
            <text:p>Step 3: Show Watch Manager form</text:p>
          </table:table-cell>
          <table:table-cell table:style-name="ce180" office:value-type="string">
            <text:p>- Click [Watch Manager] icon next to above category</text:p>
          </table:table-cell>
          <table:table-cell table:style-name="ce169" office:value-type="string">
            <text:p>-Watch Manager form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59];6;FIND(&quot;:&quot;;[.F159];1)-FIND(&quot; &quot;;[.F159];1)-1))&gt;VALUE(MID([.F158];6;FIND(&quot;:&quot;;[.F158];1)-FIND(&quot; &quot;;[.F158];1)-1));&quot;&quot;;MAX([.A$7:.A158])+1)">
            <text:p/>
          </table:table-cell>
          <table:table-cell table:style-name="ce155" office:value-type="string">
            <text:p>ANS_06_03</text:p>
          </table:table-cell>
          <table:table-cell table:style-name="ce164" table:formula="of:=IF(VALUE(MID([.F159];6;FIND(&quot;:&quot;;[.F159];1)-FIND(&quot; &quot;;[.F159];1)-1))&gt;VALUE(MID([.F158];6;FIND(&quot;:&quot;;[.F158];1)-FIND(&quot; &quot;;[.F158];1)-1));[.C158];[.C158]+1)" office:value-type="float" office:value="2">
            <text:p>002</text:p>
          </table:table-cell>
          <table:table-cell table:style-name="ce167" office:value-type="string">
            <text:p>KS\Answers\Category\Manage Watch\Remove</text:p>
          </table:table-cell>
          <table:table-cell table:style-name="ce173" office:value-type="string">
            <text:p>Remove watch</text:p>
          </table:table-cell>
          <table:table-cell table:style-name="ce169" office:value-type="string">
            <text:p>Step 4: Remove watch</text:p>
          </table:table-cell>
          <table:table-cell table:style-name="ce180" office:value-type="string">
            <text:p>- Click on Delete icon of the watch you want to delete</text:p>
          </table:table-cell>
          <table:table-cell table:style-name="ce169" office:value-type="string">
            <text:p>- Delete confirmation message is shown</text:p>
          </table:table-cell>
          <table:table-cell table:style-name="ce189" office:value-type="string">
            <text:p>Medium</text:p>
          </table:table-cell>
          <table:table-cell table:style-name="ce188"/>
          <table:table-cell table:style-name="ce161" table:number-columns-repeated="198"/>
          <table:table-cell/>
        </table:table-row>
        <table:table-row table:style-name="ro41">
          <table:table-cell table:style-name="ce149" table:formula="of:=IF(VALUE(MID([.F160];6;FIND(&quot;:&quot;;[.F160];1)-FIND(&quot; &quot;;[.F160];1)-1))&gt;VALUE(MID([.F159];6;FIND(&quot;:&quot;;[.F159];1)-FIND(&quot; &quot;;[.F159];1)-1));&quot;&quot;;MAX([.A$7:.A159])+1)">
            <text:p/>
          </table:table-cell>
          <table:table-cell table:style-name="ce155" office:value-type="string">
            <text:p>ANS_06_03</text:p>
          </table:table-cell>
          <table:table-cell table:style-name="ce164" table:formula="of:=IF(VALUE(MID([.F160];6;FIND(&quot;:&quot;;[.F160];1)-FIND(&quot; &quot;;[.F160];1)-1))&gt;VALUE(MID([.F159];6;FIND(&quot;:&quot;;[.F159];1)-FIND(&quot; &quot;;[.F159];1)-1));[.C159];[.C159]+1)" office:value-type="float" office:value="2">
            <text:p>002</text:p>
          </table:table-cell>
          <table:table-cell table:style-name="ce167" office:value-type="string">
            <text:p>KS\Answers\Category\Manage Watch\Remove</text:p>
          </table:table-cell>
          <table:table-cell table:style-name="ce173" office:value-type="string">
            <text:p>Remove watch</text:p>
          </table:table-cell>
          <table:table-cell table:style-name="ce169" office:value-type="string">
            <text:p>Step 5: Confirm/cancel remove watch</text:p>
          </table:table-cell>
          <table:table-cell table:style-name="ce180" office:value-type="string">
            <text:p>- Click on 'OK' button</text:p>
            <text:p>- or Cancel button</text:p>
          </table:table-cell>
          <table:table-cell table:style-name="ce169" office:value-type="string">
            <text:p>- The removed watch is deleted from Watch manager list. Notification mail will not sent to this user any more.</text:p>
            <text:p>- or Remove watch action is cancelled, the watch is still in list. </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61];6;FIND(&quot;:&quot;;[.F161];1)-FIND(&quot; &quot;;[.F161];1)-1))&gt;VALUE(MID([.F160];6;FIND(&quot;:&quot;;[.F160];1)-FIND(&quot; &quot;;[.F160];1)-1));&quot;&quot;;MAX([.A$7:.A160])+1)" office:value-type="float" office:value="53">
            <text:p>053</text:p>
          </table:table-cell>
          <table:table-cell table:style-name="ce157" office:value-type="string">
            <text:p>ANS_07</text:p>
          </table:table-cell>
          <table:table-cell table:style-name="ce164" office:value-type="float" office:value="1">
            <text:p>001</text:p>
          </table:table-cell>
          <table:table-cell table:style-name="ce63" office:value-type="string">
            <text:p>KS\Answers\Category\Print</text:p>
          </table:table-cell>
          <table:table-cell table:style-name="ce63" office:value-type="string">
            <text:p>Check Print list inside a category</text:p>
          </table:table-cell>
          <table:table-cell table:style-name="ce169" office:value-type="string">
            <text:p>Step 1: Create categories, questions</text:p>
          </table:table-cell>
          <table:table-cell table:style-name="ce169" office:value-type="string">
            <text:p>- Create some categories, sub categories and questions</text:p>
            <text:p/>
          </table:table-cell>
          <table:table-cell table:style-name="ce169" office:value-type="string">
            <text:p>- Create categories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62];6;FIND(&quot;:&quot;;[.F162];1)-FIND(&quot; &quot;;[.F162];1)-1))&gt;VALUE(MID([.F161];6;FIND(&quot;:&quot;;[.F161];1)-FIND(&quot; &quot;;[.F161];1)-1));&quot;&quot;;MAX([.A$7:.A161])+1)">
            <text:p/>
          </table:table-cell>
          <table:table-cell table:style-name="ce157" office:value-type="string">
            <text:p>ANS_07</text:p>
          </table:table-cell>
          <table:table-cell table:style-name="ce164" table:formula="of:=IF(VALUE(MID([.F162];6;FIND(&quot;:&quot;;[.F162];1)-FIND(&quot; &quot;;[.F162];1)-1))&gt;VALUE(MID([.F161];6;FIND(&quot;:&quot;;[.F161];1)-FIND(&quot; &quot;;[.F161];1)-1));[.C161];[.C161]+1)" office:value-type="float" office:value="1">
            <text:p>001</text:p>
          </table:table-cell>
          <table:table-cell table:style-name="ce169" office:value-type="string">
            <text:p>KS\Answers\Category\Print</text:p>
          </table:table-cell>
          <table:table-cell table:style-name="ce170" office:value-type="string">
            <text:p>Check Print list inside a category</text:p>
          </table:table-cell>
          <table:table-cell table:style-name="ce169" office:value-type="string">
            <text:p>Step 2: Select category to print</text:p>
          </table:table-cell>
          <table:table-cell table:style-name="ce169" office:value-type="string">
            <text:p>- Select 1 category</text:p>
          </table:table-cell>
          <table:table-cell table:style-name="ce169" office:value-type="string">
            <text:p>- All questions of selected category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63];6;FIND(&quot;:&quot;;[.F163];1)-FIND(&quot; &quot;;[.F163];1)-1))&gt;VALUE(MID([.F162];6;FIND(&quot;:&quot;;[.F162];1)-FIND(&quot; &quot;;[.F162];1)-1));&quot;&quot;;MAX([.A$7:.A162])+1)">
            <text:p/>
          </table:table-cell>
          <table:table-cell table:style-name="ce157" office:value-type="string">
            <text:p>ANS_07</text:p>
          </table:table-cell>
          <table:table-cell table:style-name="ce164" table:formula="of:=IF(VALUE(MID([.F163];6;FIND(&quot;:&quot;;[.F163];1)-FIND(&quot; &quot;;[.F163];1)-1))&gt;VALUE(MID([.F162];6;FIND(&quot;:&quot;;[.F162];1)-FIND(&quot; &quot;;[.F162];1)-1));[.C162];[.C162]+1)" office:value-type="float" office:value="1">
            <text:p>001</text:p>
          </table:table-cell>
          <table:table-cell table:style-name="ce169" office:value-type="string">
            <text:p>KS\Answers\Category\Print</text:p>
          </table:table-cell>
          <table:table-cell table:style-name="ce170" office:value-type="string">
            <text:p>Check Print list inside a category</text:p>
          </table:table-cell>
          <table:table-cell table:style-name="ce169" office:value-type="string">
            <text:p>Step 3: Show print preview form</text:p>
          </table:table-cell>
          <table:table-cell table:style-name="ce169" office:value-type="string">
            <text:p>- Click [Print] button on the main action bar</text:p>
          </table:table-cell>
          <table:table-cell table:style-name="ce169" office:value-type="string">
            <text:p>Print preview form is displayed with all questions of the selected category in details</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64];6;FIND(&quot;:&quot;;[.F164];1)-FIND(&quot; &quot;;[.F164];1)-1))&gt;VALUE(MID([.F163];6;FIND(&quot;:&quot;;[.F163];1)-FIND(&quot; &quot;;[.F163];1)-1));&quot;&quot;;MAX([.A$7:.A163])+1)">
            <text:p/>
          </table:table-cell>
          <table:table-cell table:style-name="ce157" office:value-type="string">
            <text:p>ANS_07</text:p>
          </table:table-cell>
          <table:table-cell table:style-name="ce164" table:formula="of:=IF(VALUE(MID([.F164];6;FIND(&quot;:&quot;;[.F164];1)-FIND(&quot; &quot;;[.F164];1)-1))&gt;VALUE(MID([.F163];6;FIND(&quot;:&quot;;[.F163];1)-FIND(&quot; &quot;;[.F163];1)-1));[.C163];[.C163]+1)" office:value-type="float" office:value="1">
            <text:p>001</text:p>
          </table:table-cell>
          <table:table-cell table:style-name="ce169" office:value-type="string">
            <text:p>KS\Answers\Category\Print</text:p>
          </table:table-cell>
          <table:table-cell table:style-name="ce170" office:value-type="string">
            <text:p>Check Print list inside a category</text:p>
          </table:table-cell>
          <table:table-cell table:style-name="ce169" office:value-type="string">
            <text:p>Step 4: Print Question </text:p>
          </table:table-cell>
          <table:table-cell table:style-name="ce169" office:value-type="string">
            <text:p>- Click [Print] button</text:p>
            <text:p>- Click [OK] button</text:p>
          </table:table-cell>
          <table:table-cell table:style-name="ce169" office:value-type="string">
            <text:p>- Print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9">
          <table:table-cell table:style-name="ce149" table:formula="of:=IF(VALUE(MID([.F165];6;FIND(&quot;:&quot;;[.F165];1)-FIND(&quot; &quot;;[.F165];1)-1))&gt;VALUE(MID([.F164];6;FIND(&quot;:&quot;;[.F164];1)-FIND(&quot; &quot;;[.F164];1)-1));&quot;&quot;;MAX([.A$7:.A164])+1)" office:value-type="float" office:value="54">
            <text:p>054</text:p>
          </table:table-cell>
          <table:table-cell table:style-name="ce157" office:value-type="string">
            <text:p>ANS_07</text:p>
          </table:table-cell>
          <table:table-cell table:style-name="ce164" table:formula="of:=IF(VALUE(MID([.F165];6;FIND(&quot;:&quot;;[.F165];1)-FIND(&quot; &quot;;[.F165];1)-1))&gt;VALUE(MID([.F164];6;FIND(&quot;:&quot;;[.F164];1)-FIND(&quot; &quot;;[.F164];1)-1));[.C164];[.C164]+1)" office:value-type="float" office:value="2">
            <text:p>002</text:p>
          </table:table-cell>
          <table:table-cell table:style-name="ce169" office:value-type="string">
            <text:p>KS\Answers\Category\Print</text:p>
          </table:table-cell>
          <table:table-cell table:style-name="ce63" office:value-type="string">
            <text:p>Cancel Print list inside a category</text:p>
          </table:table-cell>
          <table:table-cell table:style-name="ce169" office:value-type="string">
            <text:p>Step 1: Create categories, questions</text:p>
          </table:table-cell>
          <table:table-cell table:style-name="ce169" office:value-type="string">
            <text:p>- Create some categories, sub categories and questions</text:p>
            <text:p/>
          </table:table-cell>
          <table:table-cell table:style-name="ce169" office:value-type="string">
            <text:p>- Create categories successfully.</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66];6;FIND(&quot;:&quot;;[.F166];1)-FIND(&quot; &quot;;[.F166];1)-1))&gt;VALUE(MID([.F165];6;FIND(&quot;:&quot;;[.F165];1)-FIND(&quot; &quot;;[.F165];1)-1));&quot;&quot;;MAX([.A$7:.A165])+1)">
            <text:p/>
          </table:table-cell>
          <table:table-cell table:style-name="ce157" office:value-type="string">
            <text:p>ANS_07</text:p>
          </table:table-cell>
          <table:table-cell table:style-name="ce164" table:formula="of:=IF(VALUE(MID([.F166];6;FIND(&quot;:&quot;;[.F166];1)-FIND(&quot; &quot;;[.F166];1)-1))&gt;VALUE(MID([.F165];6;FIND(&quot;:&quot;;[.F165];1)-FIND(&quot; &quot;;[.F165];1)-1));[.C165];[.C165]+1)" office:value-type="float" office:value="2">
            <text:p>002</text:p>
          </table:table-cell>
          <table:table-cell table:style-name="ce169" office:value-type="string">
            <text:p>KS\Answers\Category\Print</text:p>
          </table:table-cell>
          <table:table-cell table:style-name="ce170" office:value-type="string">
            <text:p>Cancel Print list inside a category</text:p>
          </table:table-cell>
          <table:table-cell table:style-name="ce169" office:value-type="string">
            <text:p>Step 2: Select category to print</text:p>
          </table:table-cell>
          <table:table-cell table:style-name="ce169" office:value-type="string">
            <text:p>- Select 1 category</text:p>
          </table:table-cell>
          <table:table-cell table:style-name="ce169" office:value-type="string">
            <text:p>- All questions of selected category is displayed</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67];6;FIND(&quot;:&quot;;[.F167];1)-FIND(&quot; &quot;;[.F167];1)-1))&gt;VALUE(MID([.F166];6;FIND(&quot;:&quot;;[.F166];1)-FIND(&quot; &quot;;[.F166];1)-1));&quot;&quot;;MAX([.A$7:.A166])+1)">
            <text:p/>
          </table:table-cell>
          <table:table-cell table:style-name="ce157" office:value-type="string">
            <text:p>ANS_07</text:p>
          </table:table-cell>
          <table:table-cell table:style-name="ce164" table:formula="of:=IF(VALUE(MID([.F167];6;FIND(&quot;:&quot;;[.F167];1)-FIND(&quot; &quot;;[.F167];1)-1))&gt;VALUE(MID([.F166];6;FIND(&quot;:&quot;;[.F166];1)-FIND(&quot; &quot;;[.F166];1)-1));[.C166];[.C166]+1)" office:value-type="float" office:value="2">
            <text:p>002</text:p>
          </table:table-cell>
          <table:table-cell table:style-name="ce169" office:value-type="string">
            <text:p>KS\Answers\Category\Print</text:p>
          </table:table-cell>
          <table:table-cell table:style-name="ce170" office:value-type="string">
            <text:p>Cancel Print list inside a category</text:p>
          </table:table-cell>
          <table:table-cell table:style-name="ce169" office:value-type="string">
            <text:p>Step 3: Show print preview form</text:p>
          </table:table-cell>
          <table:table-cell table:style-name="ce169" office:value-type="string">
            <text:p>- Click [Print] button on the main action bar</text:p>
          </table:table-cell>
          <table:table-cell table:style-name="ce169" office:value-type="string">
            <text:p>Print preview form is displayed with all questions of the selected category in details</text:p>
          </table:table-cell>
          <table:table-cell table:style-name="ce189" office:value-type="string">
            <text:p>Medium</text:p>
          </table:table-cell>
          <table:table-cell table:style-name="ce188"/>
          <table:table-cell table:style-name="ce161" table:number-columns-repeated="198"/>
          <table:table-cell/>
        </table:table-row>
        <table:table-row table:style-name="ro5">
          <table:table-cell table:style-name="ce149" table:formula="of:=IF(VALUE(MID([.F168];6;FIND(&quot;:&quot;;[.F168];1)-FIND(&quot; &quot;;[.F168];1)-1))&gt;VALUE(MID([.F167];6;FIND(&quot;:&quot;;[.F167];1)-FIND(&quot; &quot;;[.F167];1)-1));&quot;&quot;;MAX([.A$7:.A167])+1)">
            <text:p/>
          </table:table-cell>
          <table:table-cell table:style-name="ce157" office:value-type="string">
            <text:p>ANS_07</text:p>
          </table:table-cell>
          <table:table-cell table:style-name="ce164" table:formula="of:=IF(VALUE(MID([.F168];6;FIND(&quot;:&quot;;[.F168];1)-FIND(&quot; &quot;;[.F168];1)-1))&gt;VALUE(MID([.F167];6;FIND(&quot;:&quot;;[.F167];1)-FIND(&quot; &quot;;[.F167];1)-1));[.C167];[.C167]+1)" office:value-type="float" office:value="2">
            <text:p>002</text:p>
          </table:table-cell>
          <table:table-cell table:style-name="ce169" office:value-type="string">
            <text:p>KS\Answers\Category\Print</text:p>
          </table:table-cell>
          <table:table-cell table:style-name="ce170" office:value-type="string">
            <text:p>Cancel Print list inside a category</text:p>
          </table:table-cell>
          <table:table-cell table:style-name="ce169" office:value-type="string">
            <text:p>Step 4: Print Question </text:p>
          </table:table-cell>
          <table:table-cell table:style-name="ce169" office:value-type="string">
            <text:p>- Click [Close] button</text:p>
            <text:p/>
          </table:table-cell>
          <table:table-cell table:style-name="ce169" office:value-type="string">
            <text:p>- Print preview form is closed.</text:p>
            <text:p>- Categories list is not printed.</text:p>
          </table:table-cell>
          <table:table-cell table:style-name="ce189" office:value-type="string">
            <text:p>Medium</text:p>
          </table:table-cell>
          <table:table-cell table:style-name="ce188"/>
          <table:table-cell table:style-name="ce161" table:number-columns-repeated="198"/>
          <table:table-cell/>
        </table:table-row>
        <table:table-row table:style-name="ro1" table:number-rows-repeated="18">
          <table:table-cell table:number-columns-repeated="209"/>
        </table:table-row>
        <table:table-row table:style-name="ro1" table:number-rows-repeated="11">
          <table:table-cell/>
          <table:table-cell table:style-name="ce158"/>
          <table:table-cell table:number-columns-repeated="207"/>
        </table:table-row>
        <table:table-row table:style-name="ro1" table:number-rows-repeated="65338">
          <table:table-cell table:number-columns-repeated="209"/>
        </table:table-row>
        <table:table-row table:style-name="ro1">
          <table:table-cell table:number-columns-repeated="209"/>
        </table:table-row>
      </table:table>
      <table:table table:name="Question" table:style-name="ta2" table:print="false">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9" table:default-cell-style-name="ce186"/>
        <table:table-column table:style-name="co35" table:default-cell-style-name="ce186"/>
        <table:table-column table:style-name="co9" table:number-columns-repeated="217" table:default-cell-style-name="Default"/>
        <table:table-row table:style-name="ro35">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1"/>
          <table:table-cell/>
        </table:table-row>
        <table:table-row table:style-name="ro35">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8"/>
          <table:table-cell/>
        </table:table-row>
        <table:table-row table:style-name="ro49">
          <table:table-cell/>
          <table:table-cell table:style-name="ce152" office:value-type="string">
            <text:p>Function List<text:span text:style-name="T8">:</text:span></text:p>
          </table:table-cell>
          <table:table-cell table:style-name="ce160"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81"/>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8"/>
          <table:table-cell/>
        </table:table-row>
        <table:table-row table:style-name="ro37">
          <table:table-cell/>
          <table:table-cell table:style-name="ce152" office:value-type="string">
            <text:p>Total main cases:</text:p>
          </table:table-cell>
          <table:table-cell table:style-name="ce160" table:formula="of:=MAX([.A7:.A1103])" office:value-type="float" office:value="84" table:number-columns-spanned="3" table:number-rows-spanned="1">
            <text:p>84</text:p>
          </table:table-cell>
          <table:covered-table-cell table:style-name="ce166"/>
          <table:covered-table-cell table:style-name="ce160"/>
          <table:table-cell table:number-columns-repeated="2"/>
          <table:table-cell table:style-name="ce181"/>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8"/>
          <table:table-cell/>
        </table:table-row>
        <table:table-row table:style-name="ro35">
          <table:table-cell/>
          <table:table-cell table:style-name="ce197"/>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8"/>
          <table:table-cell/>
        </table:table-row>
        <table:table-row table:style-name="ro1">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9"/>
          <table:table-cell table:style-name="ce221" table:number-columns-repeated="208"/>
        </table:table-row>
        <table:table-row table:style-name="ro9">
          <table:table-cell table:style-name="ce148" office:value-type="float" office:value="1">
            <text:p>001</text:p>
          </table:table-cell>
          <table:table-cell table:style-name="ce198" office:value-type="string">
            <text:p>ANS_08</text:p>
          </table:table-cell>
          <table:table-cell table:style-name="ce163" office:value-type="float" office:value="1">
            <text:p>001</text:p>
          </table:table-cell>
          <table:table-cell table:style-name="ce169" office:value-type="string">
            <text:p>KS\Answers\Question\Add Question </text:p>
          </table:table-cell>
          <table:table-cell table:style-name="ce63" office:value-type="string">
            <text:p>Add new question by the main menu on the action bar</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8];6;FIND(&quot;:&quot;;[.F8];1)-FIND(&quot; &quot;;[.F8];1)-1))&gt;VALUE(MID([.F7];6;FIND(&quot;:&quot;;[.F7];1)-FIND(&quot; &quot;;[.F7];1)-1));&quot;&quot;;MAX([.A$7:.A7])+1)">
            <text:p/>
          </table:table-cell>
          <table:table-cell table:style-name="ce198" office:value-type="string">
            <text:p>ANS_08</text:p>
          </table:table-cell>
          <table:table-cell table:style-name="ce164" table:formula="of:=IF(VALUE(MID([.F8];6;FIND(&quot;:&quot;;[.F8];1)-FIND(&quot; &quot;;[.F8];1)-1))&gt;VALUE(MID([.F7];6;FIND(&quot;:&quot;;[.F7];1)-FIND(&quot; &quot;;[.F7];1)-1));[.C7];[.C7]+1)" office:value-type="float" office:value="1">
            <text:p>001</text:p>
          </table:table-cell>
          <table:table-cell table:style-name="ce169" office:value-type="string">
            <text:p>KS\Answers\Question\Add Question </text:p>
          </table:table-cell>
          <table:table-cell table:style-name="ce170" office:value-type="string">
            <text:p>Add new question by the main menu on the action bar</text:p>
          </table:table-cell>
          <table:table-cell table:style-name="ce169" office:value-type="string">
            <text:p>Step 2: Open Submit question form</text:p>
          </table:table-cell>
          <table:table-cell table:style-name="ce169" office:value-type="string">
            <text:p>- Select created category</text:p>
            <text:p>- Click [Submit Question] button on the main action bar</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50">
          <table:table-cell table:style-name="ce149" table:formula="of:=IF(VALUE(MID([.F9];6;FIND(&quot;:&quot;;[.F9];1)-FIND(&quot; &quot;;[.F9];1)-1))&gt;VALUE(MID([.F8];6;FIND(&quot;:&quot;;[.F8];1)-FIND(&quot; &quot;;[.F8];1)-1));&quot;&quot;;MAX([.A$7:.A8])+1)">
            <text:p/>
          </table:table-cell>
          <table:table-cell table:style-name="ce198" office:value-type="string">
            <text:p>ANS_08</text:p>
          </table:table-cell>
          <table:table-cell table:style-name="ce164" table:formula="of:=IF(VALUE(MID([.F9];6;FIND(&quot;:&quot;;[.F9];1)-FIND(&quot; &quot;;[.F9];1)-1))&gt;VALUE(MID([.F8];6;FIND(&quot;:&quot;;[.F8];1)-FIND(&quot; &quot;;[.F8];1)-1));[.C8];[.C8]+1)" office:value-type="float" office:value="1">
            <text:p>001</text:p>
          </table:table-cell>
          <table:table-cell table:style-name="ce169" office:value-type="string">
            <text:p>KS\Answers\Question\Add Question </text:p>
          </table:table-cell>
          <table:table-cell table:style-name="ce170" office:value-type="string">
            <text:p>Add new question by the main menu on the action bar</text:p>
          </table:table-cell>
          <table:table-cell table:style-name="ce169" office:value-type="string">
            <text:p>Step 3: Submit Question</text:p>
          </table:table-cell>
          <table:table-cell table:style-name="ce169" office:value-type="string">
            <text:p>- Input valid data in the required fields</text:p>
            <text:p>- Click [Save] button</text:p>
          </table:table-cell>
          <table:table-cell table:style-name="ce182" office:value-type="string">
            <text:p>- The question is added successfully with correct content.</text:p>
          </table:table-cell>
          <table:table-cell table:style-name="ce216" office:value-type="string">
            <text:p>Medium</text:p>
          </table:table-cell>
          <table:table-cell table:style-name="ce187"/>
          <table:table-cell table:style-name="ce161" table:number-columns-repeated="217"/>
        </table:table-row>
        <table:table-row table:style-name="ro51">
          <table:table-cell table:style-name="ce149" table:formula="of:=IF(VALUE(MID([.F10];6;FIND(&quot;:&quot;;[.F10];1)-FIND(&quot; &quot;;[.F10];1)-1))&gt;VALUE(MID([.F9];6;FIND(&quot;:&quot;;[.F9];1)-FIND(&quot; &quot;;[.F9];1)-1));&quot;&quot;;MAX([.A$7:.A9])+1)" office:value-type="float" office:value="2">
            <text:p>002</text:p>
          </table:table-cell>
          <table:table-cell table:style-name="ce198" office:value-type="string">
            <text:p>ANS_08</text:p>
          </table:table-cell>
          <table:table-cell table:style-name="ce164" table:formula="of:=IF(VALUE(MID([.F10];6;FIND(&quot;:&quot;;[.F10];1)-FIND(&quot; &quot;;[.F10];1)-1))&gt;VALUE(MID([.F9];6;FIND(&quot;:&quot;;[.F9];1)-FIND(&quot; &quot;;[.F9];1)-1));[.C9];[.C9]+1)" office:value-type="float" office:value="2">
            <text:p>002</text:p>
          </table:table-cell>
          <table:table-cell table:style-name="ce169" office:value-type="string">
            <text:p>KS\Answers\Question\Add Question </text:p>
          </table:table-cell>
          <table:table-cell table:style-name="ce64" office:value-type="string">
            <text:p>Add new question by the right click menu</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51">
          <table:table-cell table:style-name="ce149" table:formula="of:=IF(VALUE(MID([.F11];6;FIND(&quot;:&quot;;[.F11];1)-FIND(&quot; &quot;;[.F11];1)-1))&gt;VALUE(MID([.F10];6;FIND(&quot;:&quot;;[.F10];1)-FIND(&quot; &quot;;[.F10];1)-1));&quot;&quot;;MAX([.A$7:.A10])+1)">
            <text:p/>
          </table:table-cell>
          <table:table-cell table:style-name="ce198" office:value-type="string">
            <text:p>ANS_08</text:p>
          </table:table-cell>
          <table:table-cell table:style-name="ce164" table:formula="of:=IF(VALUE(MID([.F11];6;FIND(&quot;:&quot;;[.F11];1)-FIND(&quot; &quot;;[.F11];1)-1))&gt;VALUE(MID([.F10];6;FIND(&quot;:&quot;;[.F10];1)-FIND(&quot; &quot;;[.F10];1)-1));[.C10];[.C10]+1)" office:value-type="float" office:value="2">
            <text:p>002</text:p>
          </table:table-cell>
          <table:table-cell table:style-name="ce169" office:value-type="string">
            <text:p>KS\Answers\Question\Add Question </text:p>
          </table:table-cell>
          <table:table-cell table:style-name="ce170" office:value-type="string">
            <text:p>Add new Question in case leaving blank at m<text:span text:style-name="T5">and</text:span>atory fields</text:p>
          </table:table-cell>
          <table:table-cell table:style-name="ce169" office:value-type="string">
            <text:p>Step 2: Open Submit question form</text:p>
          </table:table-cell>
          <table:table-cell table:style-name="ce169" office:value-type="string">
            <text:p>- Select created category</text:p>
            <text:p>- <text:s/>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51">
          <table:table-cell table:style-name="ce149" table:formula="of:=IF(VALUE(MID([.F12];6;FIND(&quot;:&quot;;[.F12];1)-FIND(&quot; &quot;;[.F12];1)-1))&gt;VALUE(MID([.F11];6;FIND(&quot;:&quot;;[.F11];1)-FIND(&quot; &quot;;[.F11];1)-1));&quot;&quot;;MAX([.A$7:.A11])+1)">
            <text:p/>
          </table:table-cell>
          <table:table-cell table:style-name="ce198" office:value-type="string">
            <text:p>ANS_08</text:p>
          </table:table-cell>
          <table:table-cell table:style-name="ce164" table:formula="of:=IF(VALUE(MID([.F12];6;FIND(&quot;:&quot;;[.F12];1)-FIND(&quot; &quot;;[.F12];1)-1))&gt;VALUE(MID([.F11];6;FIND(&quot;:&quot;;[.F11];1)-FIND(&quot; &quot;;[.F11];1)-1));[.C11];[.C11]+1)" office:value-type="float" office:value="2">
            <text:p>002</text:p>
          </table:table-cell>
          <table:table-cell table:style-name="ce169" office:value-type="string">
            <text:p>KS\Answers\Question\Add Question </text:p>
          </table:table-cell>
          <table:table-cell table:style-name="ce170" office:value-type="string">
            <text:p>Add new Question in case leaving blank at m<text:span text:style-name="T5">and</text:span>atory fields</text:p>
          </table:table-cell>
          <table:table-cell table:style-name="ce169" office:value-type="string">
            <text:p>Step 3: Submit Question</text:p>
          </table:table-cell>
          <table:table-cell table:style-name="ce169" office:value-type="string">
            <text:p>- Input valid data in the required fields</text:p>
            <text:p>- Click [Save] button</text:p>
          </table:table-cell>
          <table:table-cell table:style-name="ce182" office:value-type="string">
            <text:p>- The question is added successfully with correct content.</text:p>
          </table:table-cell>
          <table:table-cell table:style-name="ce216" office:value-type="string">
            <text:p>Medium</text:p>
          </table:table-cell>
          <table:table-cell table:style-name="ce187"/>
          <table:table-cell table:style-name="ce161" table:number-columns-repeated="217"/>
        </table:table-row>
        <table:table-row table:style-name="ro51">
          <table:table-cell table:style-name="ce149" table:formula="of:=IF(VALUE(MID([.F13];6;FIND(&quot;:&quot;;[.F13];1)-FIND(&quot; &quot;;[.F13];1)-1))&gt;VALUE(MID([.F12];6;FIND(&quot;:&quot;;[.F12];1)-FIND(&quot; &quot;;[.F12];1)-1));&quot;&quot;;MAX([.A$7:.A12])+1)" office:value-type="float" office:value="3">
            <text:p>003</text:p>
          </table:table-cell>
          <table:table-cell table:style-name="ce198" office:value-type="string">
            <text:p>ANS_08</text:p>
          </table:table-cell>
          <table:table-cell table:style-name="ce164" table:formula="of:=IF(VALUE(MID([.F13];6;FIND(&quot;:&quot;;[.F13];1)-FIND(&quot; &quot;;[.F13];1)-1))&gt;VALUE(MID([.F12];6;FIND(&quot;:&quot;;[.F12];1)-FIND(&quot; &quot;;[.F12];1)-1));[.C12];[.C12]+1)" office:value-type="float" office:value="3">
            <text:p>003</text:p>
          </table:table-cell>
          <table:table-cell table:style-name="ce169" office:value-type="string">
            <text:p>KS\Answers\Question\Add Question </text:p>
          </table:table-cell>
          <table:table-cell table:style-name="ce63" office:value-type="string">
            <text:p>Add new Question in case leaving blank at m<text:span text:style-name="T5">and</text:span>atory fields</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52">
          <table:table-cell table:style-name="ce149" table:formula="of:=IF(VALUE(MID([.F14];6;FIND(&quot;:&quot;;[.F14];1)-FIND(&quot; &quot;;[.F14];1)-1))&gt;VALUE(MID([.F13];6;FIND(&quot;:&quot;;[.F13];1)-FIND(&quot; &quot;;[.F13];1)-1));&quot;&quot;;MAX([.A$7:.A13])+1)">
            <text:p/>
          </table:table-cell>
          <table:table-cell table:style-name="ce198" office:value-type="string">
            <text:p>ANS_08</text:p>
          </table:table-cell>
          <table:table-cell table:style-name="ce164" table:formula="of:=IF(VALUE(MID([.F14];6;FIND(&quot;:&quot;;[.F14];1)-FIND(&quot; &quot;;[.F14];1)-1))&gt;VALUE(MID([.F13];6;FIND(&quot;:&quot;;[.F13];1)-FIND(&quot; &quot;;[.F13];1)-1));[.C13];[.C13]+1)" office:value-type="float" office:value="3">
            <text:p>003</text:p>
          </table:table-cell>
          <table:table-cell table:style-name="ce169" office:value-type="string">
            <text:p>KS\Answers\Question\Add Question </text:p>
          </table:table-cell>
          <table:table-cell table:style-name="ce170" office:value-type="string">
            <text:p>Add new Question in case leaving blank at m<text:span text:style-name="T5">and</text:span>atory fields</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51">
          <table:table-cell table:style-name="ce149" table:formula="of:=IF(VALUE(MID([.F15];6;FIND(&quot;:&quot;;[.F15];1)-FIND(&quot; &quot;;[.F15];1)-1))&gt;VALUE(MID([.F14];6;FIND(&quot;:&quot;;[.F14];1)-FIND(&quot; &quot;;[.F14];1)-1));&quot;&quot;;MAX([.A$7:.A14])+1)">
            <text:p/>
          </table:table-cell>
          <table:table-cell table:style-name="ce198" office:value-type="string">
            <text:p>ANS_08</text:p>
          </table:table-cell>
          <table:table-cell table:style-name="ce164" table:formula="of:=IF(VALUE(MID([.F15];6;FIND(&quot;:&quot;;[.F15];1)-FIND(&quot; &quot;;[.F15];1)-1))&gt;VALUE(MID([.F14];6;FIND(&quot;:&quot;;[.F14];1)-FIND(&quot; &quot;;[.F14];1)-1));[.C14];[.C14]+1)" office:value-type="float" office:value="3">
            <text:p>003</text:p>
          </table:table-cell>
          <table:table-cell table:style-name="ce169" office:value-type="string">
            <text:p>KS\Answers\Question\Add Question </text:p>
          </table:table-cell>
          <table:table-cell table:style-name="ce170" office:value-type="string">
            <text:p>Add new Question in case leaving blank at m<text:span text:style-name="T5">and</text:span>atory fields</text:p>
          </table:table-cell>
          <table:table-cell table:style-name="ce169" office:value-type="string">
            <text:p>Step 3: Submit Question</text:p>
          </table:table-cell>
          <table:table-cell table:style-name="ce169" office:value-type="string">
            <text:p>- Leave blank at mandatory fields</text:p>
            <text:p>- Click [Save] button</text:p>
          </table:table-cell>
          <table:table-cell table:style-name="ce182" office:value-type="string">
            <text:p><text:span text:style-name="T9">- Show message that requires user to input data into required fields </text:span></text:p>
            <text:p><text:span text:style-name="T15"/></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16];6;FIND(&quot;:&quot;;[.F16];1)-FIND(&quot; &quot;;[.F16];1)-1))&gt;VALUE(MID([.F15];6;FIND(&quot;:&quot;;[.F15];1)-FIND(&quot; &quot;;[.F15];1)-1));&quot;&quot;;MAX([.A$7:.A15])+1)" office:value-type="float" office:value="4">
            <text:p>004</text:p>
          </table:table-cell>
          <table:table-cell table:style-name="ce198" office:value-type="string">
            <text:p>ANS_08</text:p>
          </table:table-cell>
          <table:table-cell table:style-name="ce164" table:formula="of:=IF(VALUE(MID([.F16];6;FIND(&quot;:&quot;;[.F16];1)-FIND(&quot; &quot;;[.F16];1)-1))&gt;VALUE(MID([.F15];6;FIND(&quot;:&quot;;[.F15];1)-FIND(&quot; &quot;;[.F15];1)-1));[.C15];[.C15]+1)" office:value-type="float" office:value="4">
            <text:p>004</text:p>
          </table:table-cell>
          <table:table-cell table:style-name="ce169" office:value-type="string">
            <text:p>KS\Answers\Question\Add Question </text:p>
          </table:table-cell>
          <table:table-cell table:style-name="ce63" office:value-type="string">
            <text:p>Add new Question in case invalid Email Address entry</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17];6;FIND(&quot;:&quot;;[.F17];1)-FIND(&quot; &quot;;[.F17];1)-1))&gt;VALUE(MID([.F16];6;FIND(&quot;:&quot;;[.F16];1)-FIND(&quot; &quot;;[.F16];1)-1));&quot;&quot;;MAX([.A$7:.A16])+1)">
            <text:p/>
          </table:table-cell>
          <table:table-cell table:style-name="ce198" office:value-type="string">
            <text:p>ANS_08</text:p>
          </table:table-cell>
          <table:table-cell table:style-name="ce164" table:formula="of:=IF(VALUE(MID([.F17];6;FIND(&quot;:&quot;;[.F17];1)-FIND(&quot; &quot;;[.F17];1)-1))&gt;VALUE(MID([.F16];6;FIND(&quot;:&quot;;[.F16];1)-FIND(&quot; &quot;;[.F16];1)-1));[.C16];[.C16]+1)" office:value-type="float" office:value="4">
            <text:p>004</text:p>
          </table:table-cell>
          <table:table-cell table:style-name="ce169" office:value-type="string">
            <text:p>KS\Answers\Question\Add Question </text:p>
          </table:table-cell>
          <table:table-cell table:style-name="ce170" office:value-type="string">
            <text:p>Add new Question in case invalid Email Address entry</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18];6;FIND(&quot;:&quot;;[.F18];1)-FIND(&quot; &quot;;[.F18];1)-1))&gt;VALUE(MID([.F17];6;FIND(&quot;:&quot;;[.F17];1)-FIND(&quot; &quot;;[.F17];1)-1));&quot;&quot;;MAX([.A$7:.A17])+1)">
            <text:p/>
          </table:table-cell>
          <table:table-cell table:style-name="ce198" office:value-type="string">
            <text:p>ANS_08</text:p>
          </table:table-cell>
          <table:table-cell table:style-name="ce164" table:formula="of:=IF(VALUE(MID([.F18];6;FIND(&quot;:&quot;;[.F18];1)-FIND(&quot; &quot;;[.F18];1)-1))&gt;VALUE(MID([.F17];6;FIND(&quot;:&quot;;[.F17];1)-FIND(&quot; &quot;;[.F17];1)-1));[.C17];[.C17]+1)" office:value-type="float" office:value="4">
            <text:p>004</text:p>
          </table:table-cell>
          <table:table-cell table:style-name="ce169" office:value-type="string">
            <text:p>KS\Answers\Question\Add Question </text:p>
          </table:table-cell>
          <table:table-cell table:style-name="ce170" office:value-type="string">
            <text:p>Add new Question in case invalid Email Address entry</text:p>
          </table:table-cell>
          <table:table-cell table:style-name="ce169" office:value-type="string">
            <text:p>Step 3: Submit Question</text:p>
          </table:table-cell>
          <table:table-cell table:style-name="ce169" office:value-type="string">
            <text:p>- Input invalid format email</text:p>
            <text:p>- Click [Save] button</text:p>
          </table:table-cell>
          <table:table-cell table:style-name="ce182" office:value-type="string">
            <text:p>- Show message <text:s/>that requires user to input valid email address</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19];6;FIND(&quot;:&quot;;[.F19];1)-FIND(&quot; &quot;;[.F19];1)-1))&gt;VALUE(MID([.F18];6;FIND(&quot;:&quot;;[.F18];1)-FIND(&quot; &quot;;[.F18];1)-1));&quot;&quot;;MAX([.A$7:.A18])+1)" office:value-type="float" office:value="5">
            <text:p>005</text:p>
          </table:table-cell>
          <table:table-cell table:style-name="ce198" office:value-type="string">
            <text:p>ANS_08</text:p>
          </table:table-cell>
          <table:table-cell table:style-name="ce164" table:formula="of:=IF(VALUE(MID([.F19];6;FIND(&quot;:&quot;;[.F19];1)-FIND(&quot; &quot;;[.F19];1)-1))&gt;VALUE(MID([.F18];6;FIND(&quot;:&quot;;[.F18];1)-FIND(&quot; &quot;;[.F18];1)-1));[.C18];[.C18]+1)" office:value-type="float" office:value="5">
            <text:p>005</text:p>
          </table:table-cell>
          <table:table-cell table:style-name="ce169" office:value-type="string">
            <text:p>KS\Answers\Question\Add Question </text:p>
          </table:table-cell>
          <table:table-cell table:style-name="ce69" office:value-type="string">
            <text:p>Add new question into the Category which requires approval on new questions</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 <text:s/>with “Moderate new questions” option</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20];6;FIND(&quot;:&quot;;[.F20];1)-FIND(&quot; &quot;;[.F20];1)-1))&gt;VALUE(MID([.F19];6;FIND(&quot;:&quot;;[.F19];1)-FIND(&quot; &quot;;[.F19];1)-1));&quot;&quot;;MAX([.A$7:.A19])+1)">
            <text:p/>
          </table:table-cell>
          <table:table-cell table:style-name="ce198" office:value-type="string">
            <text:p>ANS_08</text:p>
          </table:table-cell>
          <table:table-cell table:style-name="ce164" table:formula="of:=IF(VALUE(MID([.F20];6;FIND(&quot;:&quot;;[.F20];1)-FIND(&quot; &quot;;[.F20];1)-1))&gt;VALUE(MID([.F19];6;FIND(&quot;:&quot;;[.F19];1)-FIND(&quot; &quot;;[.F19];1)-1));[.C19];[.C19]+1)" office:value-type="float" office:value="5">
            <text:p>005</text:p>
          </table:table-cell>
          <table:table-cell table:style-name="ce169" office:value-type="string">
            <text:p>KS\Answers\Question\Add Question </text:p>
          </table:table-cell>
          <table:table-cell table:style-name="ce201" office:value-type="string">
            <text:p>Add new question into the Category which requires approval on new questions</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53">
          <table:table-cell table:style-name="ce149" table:formula="of:=IF(VALUE(MID([.F21];6;FIND(&quot;:&quot;;[.F21];1)-FIND(&quot; &quot;;[.F21];1)-1))&gt;VALUE(MID([.F20];6;FIND(&quot;:&quot;;[.F20];1)-FIND(&quot; &quot;;[.F20];1)-1));&quot;&quot;;MAX([.A$7:.A20])+1)">
            <text:p/>
          </table:table-cell>
          <table:table-cell table:style-name="ce198" office:value-type="string">
            <text:p>ANS_08</text:p>
          </table:table-cell>
          <table:table-cell table:style-name="ce164" table:formula="of:=IF(VALUE(MID([.F21];6;FIND(&quot;:&quot;;[.F21];1)-FIND(&quot; &quot;;[.F21];1)-1))&gt;VALUE(MID([.F20];6;FIND(&quot;:&quot;;[.F20];1)-FIND(&quot; &quot;;[.F20];1)-1));[.C20];[.C20]+1)" office:value-type="float" office:value="5">
            <text:p>005</text:p>
          </table:table-cell>
          <table:table-cell table:style-name="ce169" office:value-type="string">
            <text:p>KS\Answers\Question\Add Question </text:p>
          </table:table-cell>
          <table:table-cell table:style-name="ce201" office:value-type="string">
            <text:p>Add new question into the Category which requires approval on new questions</text:p>
          </table:table-cell>
          <table:table-cell table:style-name="ce169" office:value-type="string">
            <text:p>Step 3: Submit Question</text:p>
          </table:table-cell>
          <table:table-cell table:style-name="ce169" office:value-type="string">
            <text:p>- Input valid value for fields</text:p>
            <text:p>- Click [Save] button</text:p>
          </table:table-cell>
          <table:table-cell table:style-name="ce180"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22];6;FIND(&quot;:&quot;;[.F22];1)-FIND(&quot; &quot;;[.F22];1)-1))&gt;VALUE(MID([.F21];6;FIND(&quot;:&quot;;[.F21];1)-FIND(&quot; &quot;;[.F21];1)-1));&quot;&quot;;MAX([.A$7:.A21])+1)" office:value-type="float" office:value="6">
            <text:p>006</text:p>
          </table:table-cell>
          <table:table-cell table:style-name="ce198" office:value-type="string">
            <text:p>ANS_08</text:p>
          </table:table-cell>
          <table:table-cell table:style-name="ce164" table:formula="of:=IF(VALUE(MID([.F22];6;FIND(&quot;:&quot;;[.F22];1)-FIND(&quot; &quot;;[.F22];1)-1))&gt;VALUE(MID([.F21];6;FIND(&quot;:&quot;;[.F21];1)-FIND(&quot; &quot;;[.F21];1)-1));[.C21];[.C21]+1)" office:value-type="float" office:value="6">
            <text:p>006</text:p>
          </table:table-cell>
          <table:table-cell table:style-name="ce169" office:value-type="string">
            <text:p>KS\Answers\Question\Add Question </text:p>
          </table:table-cell>
          <table:table-cell table:style-name="ce69" office:value-type="string">
            <text:p>Add new question into the Category which does not require approval on new questions</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 <text:s/>without “Moderate new questions” option</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23];6;FIND(&quot;:&quot;;[.F23];1)-FIND(&quot; &quot;;[.F23];1)-1))&gt;VALUE(MID([.F22];6;FIND(&quot;:&quot;;[.F22];1)-FIND(&quot; &quot;;[.F22];1)-1));&quot;&quot;;MAX([.A$7:.A22])+1)">
            <text:p/>
          </table:table-cell>
          <table:table-cell table:style-name="ce198" office:value-type="string">
            <text:p>ANS_08</text:p>
          </table:table-cell>
          <table:table-cell table:style-name="ce164" table:formula="of:=IF(VALUE(MID([.F23];6;FIND(&quot;:&quot;;[.F23];1)-FIND(&quot; &quot;;[.F23];1)-1))&gt;VALUE(MID([.F22];6;FIND(&quot;:&quot;;[.F22];1)-FIND(&quot; &quot;;[.F22];1)-1));[.C22];[.C22]+1)" office:value-type="float" office:value="6">
            <text:p>006</text:p>
          </table:table-cell>
          <table:table-cell table:style-name="ce169" office:value-type="string">
            <text:p>KS\Answers\Question\Add Question </text:p>
          </table:table-cell>
          <table:table-cell table:style-name="ce201" office:value-type="string">
            <text:p>Add new question into the Category which does not require approval on new questions</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24];6;FIND(&quot;:&quot;;[.F24];1)-FIND(&quot; &quot;;[.F24];1)-1))&gt;VALUE(MID([.F23];6;FIND(&quot;:&quot;;[.F23];1)-FIND(&quot; &quot;;[.F23];1)-1));&quot;&quot;;MAX([.A$7:.A23])+1)">
            <text:p/>
          </table:table-cell>
          <table:table-cell table:style-name="ce198" office:value-type="string">
            <text:p>ANS_08</text:p>
          </table:table-cell>
          <table:table-cell table:style-name="ce164" table:formula="of:=IF(VALUE(MID([.F24];6;FIND(&quot;:&quot;;[.F24];1)-FIND(&quot; &quot;;[.F24];1)-1))&gt;VALUE(MID([.F23];6;FIND(&quot;:&quot;;[.F23];1)-FIND(&quot; &quot;;[.F23];1)-1));[.C23];[.C23]+1)" office:value-type="float" office:value="6">
            <text:p>006</text:p>
          </table:table-cell>
          <table:table-cell table:style-name="ce169" office:value-type="string">
            <text:p>KS\Answers\Question\Add Question </text:p>
          </table:table-cell>
          <table:table-cell table:style-name="ce201" office:value-type="string">
            <text:p>Add new question into the Category which does not require approval on new questions</text:p>
          </table:table-cell>
          <table:table-cell table:style-name="ce169" office:value-type="string">
            <text:p>Step 3: Submit Question</text:p>
          </table:table-cell>
          <table:table-cell table:style-name="ce169" office:value-type="string">
            <text:p>- Input valid value for fields</text:p>
            <text:p>- Click [Save] button</text:p>
          </table:table-cell>
          <table:table-cell table:style-name="ce180" office:value-type="string">
            <text:p>- Question is created successfully. It is visible for everyone.</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25];6;FIND(&quot;:&quot;;[.F25];1)-FIND(&quot; &quot;;[.F25];1)-1))&gt;VALUE(MID([.F24];6;FIND(&quot;:&quot;;[.F24];1)-FIND(&quot; &quot;;[.F24];1)-1));&quot;&quot;;MAX([.A$7:.A24])+1)" office:value-type="float" office:value="7">
            <text:p>007</text:p>
          </table:table-cell>
          <table:table-cell table:style-name="ce198" office:value-type="string">
            <text:p>ANS_08</text:p>
          </table:table-cell>
          <table:table-cell table:style-name="ce164" table:formula="of:=IF(VALUE(MID([.F25];6;FIND(&quot;:&quot;;[.F25];1)-FIND(&quot; &quot;;[.F25];1)-1))&gt;VALUE(MID([.F24];6;FIND(&quot;:&quot;;[.F24];1)-FIND(&quot; &quot;;[.F24];1)-1));[.C24];[.C24]+1)" office:value-type="float" office:value="7">
            <text:p>007</text:p>
          </table:table-cell>
          <table:table-cell table:style-name="ce169" office:value-type="string">
            <text:p>KS\Answers\Question\Add Question </text:p>
          </table:table-cell>
          <table:table-cell table:style-name="ce63" office:value-type="string">
            <text:p>Add multi-languages question</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26];6;FIND(&quot;:&quot;;[.F26];1)-FIND(&quot; &quot;;[.F26];1)-1))&gt;VALUE(MID([.F25];6;FIND(&quot;:&quot;;[.F25];1)-FIND(&quot; &quot;;[.F25];1)-1));&quot;&quot;;MAX([.A$7:.A25])+1)">
            <text:p/>
          </table:table-cell>
          <table:table-cell table:style-name="ce198" office:value-type="string">
            <text:p>ANS_08</text:p>
          </table:table-cell>
          <table:table-cell table:style-name="ce164" table:formula="of:=IF(VALUE(MID([.F26];6;FIND(&quot;:&quot;;[.F26];1)-FIND(&quot; &quot;;[.F26];1)-1))&gt;VALUE(MID([.F25];6;FIND(&quot;:&quot;;[.F25];1)-FIND(&quot; &quot;;[.F25];1)-1));[.C25];[.C25]+1)" office:value-type="float" office:value="7">
            <text:p>007</text:p>
          </table:table-cell>
          <table:table-cell table:style-name="ce169" office:value-type="string">
            <text:p>KS\Answers\Question\Add Question </text:p>
          </table:table-cell>
          <table:table-cell table:style-name="ce170" office:value-type="string">
            <text:p>Add multi-languages question</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ext:p>- Default language for question is English</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27];6;FIND(&quot;:&quot;;[.F27];1)-FIND(&quot; &quot;;[.F27];1)-1))&gt;VALUE(MID([.F26];6;FIND(&quot;:&quot;;[.F26];1)-FIND(&quot; &quot;;[.F26];1)-1));&quot;&quot;;MAX([.A$7:.A26])+1)">
            <text:p/>
          </table:table-cell>
          <table:table-cell table:style-name="ce198" office:value-type="string">
            <text:p>ANS_08</text:p>
          </table:table-cell>
          <table:table-cell table:style-name="ce164" table:formula="of:=IF(VALUE(MID([.F27];6;FIND(&quot;:&quot;;[.F27];1)-FIND(&quot; &quot;;[.F27];1)-1))&gt;VALUE(MID([.F26];6;FIND(&quot;:&quot;;[.F26];1)-FIND(&quot; &quot;;[.F26];1)-1));[.C26];[.C26]+1)" office:value-type="float" office:value="7">
            <text:p>007</text:p>
          </table:table-cell>
          <table:table-cell table:style-name="ce169" office:value-type="string">
            <text:p>KS\Answers\Question\Add Question </text:p>
          </table:table-cell>
          <table:table-cell table:style-name="ce170" office:value-type="string">
            <text:p>Add multi-languages question</text:p>
          </table:table-cell>
          <table:table-cell table:style-name="ce169" office:value-type="string">
            <text:p>Step 3: Show Add language form</text:p>
          </table:table-cell>
          <table:table-cell table:style-name="ce180" office:value-type="string">
            <text:p>- Click language combo box</text:p>
            <text:p/>
          </table:table-cell>
          <table:table-cell table:style-name="ce180" office:value-type="string">
            <text:p>- Select a language language drop list</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28];6;FIND(&quot;:&quot;;[.F28];1)-FIND(&quot; &quot;;[.F28];1)-1))&gt;VALUE(MID([.F27];6;FIND(&quot;:&quot;;[.F27];1)-FIND(&quot; &quot;;[.F27];1)-1));&quot;&quot;;MAX([.A$7:.A27])+1)">
            <text:p/>
          </table:table-cell>
          <table:table-cell table:style-name="ce198" office:value-type="string">
            <text:p>ANS_08</text:p>
          </table:table-cell>
          <table:table-cell table:style-name="ce164" table:formula="of:=IF(VALUE(MID([.F28];6;FIND(&quot;:&quot;;[.F28];1)-FIND(&quot; &quot;;[.F28];1)-1))&gt;VALUE(MID([.F27];6;FIND(&quot;:&quot;;[.F27];1)-FIND(&quot; &quot;;[.F27];1)-1));[.C27];[.C27]+1)" office:value-type="float" office:value="7">
            <text:p>007</text:p>
          </table:table-cell>
          <table:table-cell table:style-name="ce169" office:value-type="string">
            <text:p>KS\Answers\Question\Add Question </text:p>
          </table:table-cell>
          <table:table-cell table:style-name="ce170" office:value-type="string">
            <text:p>Add multi-languages question</text:p>
          </table:table-cell>
          <table:table-cell table:style-name="ce169" office:value-type="string">
            <text:p>Step 4: Select language</text:p>
          </table:table-cell>
          <table:table-cell table:style-name="ce180" office:value-type="string">
            <text:p>- Select language(s) to add more by clicking on its name </text:p>
            <text:p>- Click [Save]</text:p>
          </table:table-cell>
          <table:table-cell table:style-name="ce180" office:value-type="string">
            <text:p>- With each selected language, there's a text area corresponding in Submit question form</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29];6;FIND(&quot;:&quot;;[.F29];1)-FIND(&quot; &quot;;[.F29];1)-1))&gt;VALUE(MID([.F28];6;FIND(&quot;:&quot;;[.F28];1)-FIND(&quot; &quot;;[.F28];1)-1));&quot;&quot;;MAX([.A$7:.A28])+1)">
            <text:p/>
          </table:table-cell>
          <table:table-cell table:style-name="ce198" office:value-type="string">
            <text:p>ANS_08</text:p>
          </table:table-cell>
          <table:table-cell table:style-name="ce164" table:formula="of:=IF(VALUE(MID([.F29];6;FIND(&quot;:&quot;;[.F29];1)-FIND(&quot; &quot;;[.F29];1)-1))&gt;VALUE(MID([.F28];6;FIND(&quot;:&quot;;[.F28];1)-FIND(&quot; &quot;;[.F28];1)-1));[.C28];[.C28]+1)" office:value-type="float" office:value="7">
            <text:p>007</text:p>
          </table:table-cell>
          <table:table-cell table:style-name="ce169" office:value-type="string">
            <text:p>KS\Answers\Question\Add Question </text:p>
          </table:table-cell>
          <table:table-cell table:style-name="ce170" office:value-type="string">
            <text:p>Add multi-languages question</text:p>
          </table:table-cell>
          <table:table-cell table:style-name="ce169" office:value-type="string">
            <text:p><text:span text:style-name="T5">Step 5: Submit</text:span><text:span text:style-name="T9"> question</text:span></text:p>
          </table:table-cell>
          <table:table-cell table:style-name="ce169" office:value-type="string">
            <text:p>- Input value for fields</text:p>
            <text:p>- Click [Save]</text:p>
          </table:table-cell>
          <table:table-cell table:style-name="ce169" office:value-type="string">
            <text:p>- Multi-languages question is created successfully</text:p>
            <text:p>- Question can be displayed in selected languages</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30];6;FIND(&quot;:&quot;;[.F30];1)-FIND(&quot; &quot;;[.F30];1)-1))&gt;VALUE(MID([.F29];6;FIND(&quot;:&quot;;[.F29];1)-FIND(&quot; &quot;;[.F29];1)-1));&quot;&quot;;MAX([.A$7:.A29])+1)" office:value-type="float" office:value="8">
            <text:p>008</text:p>
          </table:table-cell>
          <table:table-cell table:style-name="ce198" office:value-type="string">
            <text:p>ANS_08</text:p>
          </table:table-cell>
          <table:table-cell table:style-name="ce164" table:formula="of:=IF(VALUE(MID([.F30];6;FIND(&quot;:&quot;;[.F30];1)-FIND(&quot; &quot;;[.F30];1)-1))&gt;VALUE(MID([.F29];6;FIND(&quot;:&quot;;[.F29];1)-FIND(&quot; &quot;;[.F29];1)-1));[.C29];[.C29]+1)" office:value-type="float" office:value="8">
            <text:p>008</text:p>
          </table:table-cell>
          <table:table-cell table:style-name="ce169" office:value-type="string">
            <text:p>KS\Answers\Question\Add Question </text:p>
          </table:table-cell>
          <table:table-cell table:style-name="ce63" office:value-type="string">
            <text:p>Add new question with attachment</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31];6;FIND(&quot;:&quot;;[.F31];1)-FIND(&quot; &quot;;[.F31];1)-1))&gt;VALUE(MID([.F30];6;FIND(&quot;:&quot;;[.F30];1)-FIND(&quot; &quot;;[.F30];1)-1));&quot;&quot;;MAX([.A$7:.A30])+1)">
            <text:p/>
          </table:table-cell>
          <table:table-cell table:style-name="ce198" office:value-type="string">
            <text:p>ANS_08</text:p>
          </table:table-cell>
          <table:table-cell table:style-name="ce164" table:formula="of:=IF(VALUE(MID([.F31];6;FIND(&quot;:&quot;;[.F31];1)-FIND(&quot; &quot;;[.F31];1)-1))&gt;VALUE(MID([.F30];6;FIND(&quot;:&quot;;[.F30];1)-FIND(&quot; &quot;;[.F30];1)-1));[.C30];[.C30]+1)" office:value-type="float" office:value="8">
            <text:p>008</text:p>
          </table:table-cell>
          <table:table-cell table:style-name="ce169" office:value-type="string">
            <text:p>KS\Answers\Question\Add Question </text:p>
          </table:table-cell>
          <table:table-cell table:style-name="ce170" office:value-type="string">
            <text:p>Add new question with attachment</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32];6;FIND(&quot;:&quot;;[.F32];1)-FIND(&quot; &quot;;[.F32];1)-1))&gt;VALUE(MID([.F31];6;FIND(&quot;:&quot;;[.F31];1)-FIND(&quot; &quot;;[.F31];1)-1));&quot;&quot;;MAX([.A$7:.A31])+1)">
            <text:p/>
          </table:table-cell>
          <table:table-cell table:style-name="ce198" office:value-type="string">
            <text:p>ANS_08</text:p>
          </table:table-cell>
          <table:table-cell table:style-name="ce164" table:formula="of:=IF(VALUE(MID([.F32];6;FIND(&quot;:&quot;;[.F32];1)-FIND(&quot; &quot;;[.F32];1)-1))&gt;VALUE(MID([.F31];6;FIND(&quot;:&quot;;[.F31];1)-FIND(&quot; &quot;;[.F31];1)-1));[.C31];[.C31]+1)" office:value-type="float" office:value="8">
            <text:p>008</text:p>
          </table:table-cell>
          <table:table-cell table:style-name="ce169" office:value-type="string">
            <text:p>KS\Answers\Question\Add Question </text:p>
          </table:table-cell>
          <table:table-cell table:style-name="ce170" office:value-type="string">
            <text:p>Add new question with attachment</text:p>
          </table:table-cell>
          <table:table-cell table:style-name="ce207" office:value-type="string">
            <text:p>Step 3: Open Attach file form</text:p>
          </table:table-cell>
          <table:table-cell table:style-name="ce180" office:value-type="string">
            <text:p>- Click [Attach file] button</text:p>
          </table:table-cell>
          <table:table-cell table:style-name="ce180" office:value-type="string">
            <text:p>- Attach file form is displayed</text:p>
          </table:table-cell>
          <table:table-cell table:style-name="ce216" office:value-type="string">
            <text:p>Medium</text:p>
          </table:table-cell>
          <table:table-cell table:style-name="ce187"/>
          <table:table-cell table:style-name="ce161" table:number-columns-repeated="217"/>
        </table:table-row>
        <table:table-row table:style-name="ro41">
          <table:table-cell table:style-name="ce149" table:formula="of:=IF(VALUE(MID([.F33];6;FIND(&quot;:&quot;;[.F33];1)-FIND(&quot; &quot;;[.F33];1)-1))&gt;VALUE(MID([.F32];6;FIND(&quot;:&quot;;[.F32];1)-FIND(&quot; &quot;;[.F32];1)-1));&quot;&quot;;MAX([.A$7:.A32])+1)">
            <text:p/>
          </table:table-cell>
          <table:table-cell table:style-name="ce198" office:value-type="string">
            <text:p>ANS_08</text:p>
          </table:table-cell>
          <table:table-cell table:style-name="ce164" table:formula="of:=IF(VALUE(MID([.F33];6;FIND(&quot;:&quot;;[.F33];1)-FIND(&quot; &quot;;[.F33];1)-1))&gt;VALUE(MID([.F32];6;FIND(&quot;:&quot;;[.F32];1)-FIND(&quot; &quot;;[.F32];1)-1));[.C32];[.C32]+1)" office:value-type="float" office:value="8">
            <text:p>008</text:p>
          </table:table-cell>
          <table:table-cell table:style-name="ce169" office:value-type="string">
            <text:p>KS\Answers\Question\Add Question </text:p>
          </table:table-cell>
          <table:table-cell table:style-name="ce170" office:value-type="string">
            <text:p>Add new question with attachment</text:p>
          </table:table-cell>
          <table:table-cell table:style-name="ce207" office:value-type="string">
            <text:p>Step 4: Attach file</text:p>
          </table:table-cell>
          <table:table-cell table:style-name="ce169" office:value-type="string">
            <text:p>- Click [Browse] button and select a file from your computer</text:p>
            <text:p>- Click Upload icon next to [Browse] button</text:p>
            <text:p>- Click [Save]</text:p>
          </table:table-cell>
          <table:table-cell table:style-name="ce169" office:value-type="string">
            <text:p>- Selected file is added in Attachment list in Submit question form</text:p>
          </table:table-cell>
          <table:table-cell table:style-name="ce216" office:value-type="string">
            <text:p>Medium</text:p>
          </table:table-cell>
          <table:table-cell table:style-name="ce187"/>
          <table:table-cell table:style-name="ce161" table:number-columns-repeated="217"/>
        </table:table-row>
        <table:table-row table:style-name="ro41">
          <table:table-cell table:style-name="ce149" table:formula="of:=IF(VALUE(MID([.F34];6;FIND(&quot;:&quot;;[.F34];1)-FIND(&quot; &quot;;[.F34];1)-1))&gt;VALUE(MID([.F33];6;FIND(&quot;:&quot;;[.F33];1)-FIND(&quot; &quot;;[.F33];1)-1));&quot;&quot;;MAX([.A$7:.A33])+1)">
            <text:p/>
          </table:table-cell>
          <table:table-cell table:style-name="ce198" office:value-type="string">
            <text:p>ANS_08</text:p>
          </table:table-cell>
          <table:table-cell table:style-name="ce164" table:formula="of:=IF(VALUE(MID([.F34];6;FIND(&quot;:&quot;;[.F34];1)-FIND(&quot; &quot;;[.F34];1)-1))&gt;VALUE(MID([.F33];6;FIND(&quot;:&quot;;[.F33];1)-FIND(&quot; &quot;;[.F33];1)-1));[.C33];[.C33]+1)" office:value-type="float" office:value="8">
            <text:p>008</text:p>
          </table:table-cell>
          <table:table-cell table:style-name="ce169" office:value-type="string">
            <text:p>KS\Answers\Question\Add Question </text:p>
          </table:table-cell>
          <table:table-cell table:style-name="ce170" office:value-type="string">
            <text:p>Add new question with attachment</text:p>
          </table:table-cell>
          <table:table-cell table:style-name="ce207" office:value-type="string">
            <text:p>Step 5: Submit question</text:p>
          </table:table-cell>
          <table:table-cell table:style-name="ce169" office:value-type="string">
            <text:p>- Input valid value for fields</text:p>
            <text:p>- Click [Save]</text:p>
          </table:table-cell>
          <table:table-cell table:style-name="ce169" office:value-type="string">
            <text:p>- Question is created successfully </text:p>
            <text:p>- Attached file(s) is displayed in attachment list when show detail question</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35];6;FIND(&quot;:&quot;;[.F35];1)-FIND(&quot; &quot;;[.F35];1)-1))&gt;VALUE(MID([.F34];6;FIND(&quot;:&quot;;[.F34];1)-FIND(&quot; &quot;;[.F34];1)-1));&quot;&quot;;MAX([.A$7:.A34])+1)" office:value-type="float" office:value="9">
            <text:p>009</text:p>
          </table:table-cell>
          <table:table-cell table:style-name="ce198" office:value-type="string">
            <text:p>ANS_08</text:p>
          </table:table-cell>
          <table:table-cell table:style-name="ce164" table:formula="of:=IF(VALUE(MID([.F35];6;FIND(&quot;:&quot;;[.F35];1)-FIND(&quot; &quot;;[.F35];1)-1))&gt;VALUE(MID([.F34];6;FIND(&quot;:&quot;;[.F34];1)-FIND(&quot; &quot;;[.F34];1)-1));[.C34];[.C34]+1)" office:value-type="float" office:value="9">
            <text:p>009</text:p>
          </table:table-cell>
          <table:table-cell table:style-name="ce169" office:value-type="string">
            <text:p>KS\Answers\Question\Add Question </text:p>
          </table:table-cell>
          <table:table-cell table:style-name="ce70" office:value-type="string">
            <text:p>Add new question with invalid size attached file</text:p>
          </table:table-cell>
          <table:table-cell table:style-name="ce180" office:value-type="string">
            <text:p><text:span text:style-name="T15">Step 1: Create category</text:span></text:p>
            <text:p><text:span text:style-name="T16"/></text:p>
          </table:table-cell>
          <table:table-cell table:style-name="ce180" office:value-type="string">
            <text:p>- Login by user who has right to add new category</text:p>
            <text:p>- Add new category</text:p>
          </table:table-cell>
          <table:table-cell table:style-name="ce213" office:value-type="string">
            <text:p>- Add category successfully</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36];6;FIND(&quot;:&quot;;[.F36];1)-FIND(&quot; &quot;;[.F36];1)-1))&gt;VALUE(MID([.F35];6;FIND(&quot;:&quot;;[.F35];1)-FIND(&quot; &quot;;[.F35];1)-1));&quot;&quot;;MAX([.A$7:.A35])+1)">
            <text:p/>
          </table:table-cell>
          <table:table-cell table:style-name="ce198" office:value-type="string">
            <text:p>ANS_08</text:p>
          </table:table-cell>
          <table:table-cell table:style-name="ce164" table:formula="of:=IF(VALUE(MID([.F36];6;FIND(&quot;:&quot;;[.F36];1)-FIND(&quot; &quot;;[.F36];1)-1))&gt;VALUE(MID([.F35];6;FIND(&quot;:&quot;;[.F35];1)-FIND(&quot; &quot;;[.F35];1)-1));[.C35];[.C35]+1)" office:value-type="float" office:value="9">
            <text:p>009</text:p>
          </table:table-cell>
          <table:table-cell table:style-name="ce169" office:value-type="string">
            <text:p>KS\Answers\Question\Add Question </text:p>
          </table:table-cell>
          <table:table-cell table:style-name="ce202" office:value-type="string">
            <text:p>Add new question with invalid size attached file</text:p>
          </table:table-cell>
          <table:table-cell table:style-name="ce169" office:value-type="string">
            <text:p>Step 2: Open Submit question form</text:p>
          </table:table-cell>
          <table:table-cell table:style-name="ce169" office:value-type="string">
            <text:p>- Select created category</text:p>
            <text:p>- Click [Submit Question] button</text:p>
            <text:p>Or: Right click on created category and select [Add question]</text:p>
          </table:table-cell>
          <table:table-cell table:style-name="ce169" office:value-type="string">
            <text:p>- Submit question form is shown.</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37];6;FIND(&quot;:&quot;;[.F37];1)-FIND(&quot; &quot;;[.F37];1)-1))&gt;VALUE(MID([.F36];6;FIND(&quot;:&quot;;[.F36];1)-FIND(&quot; &quot;;[.F36];1)-1));&quot;&quot;;MAX([.A$7:.A36])+1)">
            <text:p/>
          </table:table-cell>
          <table:table-cell table:style-name="ce198" office:value-type="string">
            <text:p>ANS_08</text:p>
          </table:table-cell>
          <table:table-cell table:style-name="ce164" table:formula="of:=IF(VALUE(MID([.F37];6;FIND(&quot;:&quot;;[.F37];1)-FIND(&quot; &quot;;[.F37];1)-1))&gt;VALUE(MID([.F36];6;FIND(&quot;:&quot;;[.F36];1)-FIND(&quot; &quot;;[.F36];1)-1));[.C36];[.C36]+1)" office:value-type="float" office:value="9">
            <text:p>009</text:p>
          </table:table-cell>
          <table:table-cell table:style-name="ce169" office:value-type="string">
            <text:p>KS\Answers\Question\Add Question </text:p>
          </table:table-cell>
          <table:table-cell table:style-name="ce202" office:value-type="string">
            <text:p>Add new question with invalid size attached file</text:p>
          </table:table-cell>
          <table:table-cell table:style-name="ce207" office:value-type="string">
            <text:p>Step 3: Show form to attach file into question content</text:p>
          </table:table-cell>
          <table:table-cell table:style-name="ce180" office:value-type="string">
            <text:p>- Click [Attach file] button</text:p>
          </table:table-cell>
          <table:table-cell table:style-name="ce180" office:value-type="string">
            <text:p>- Attach file form is displayed</text:p>
          </table:table-cell>
          <table:table-cell table:style-name="ce216" office:value-type="string">
            <text:p>Medium</text:p>
          </table:table-cell>
          <table:table-cell table:style-name="ce187"/>
          <table:table-cell table:style-name="ce161" table:number-columns-repeated="217"/>
        </table:table-row>
        <table:table-row table:style-name="ro38">
          <table:table-cell table:style-name="ce149" table:formula="of:=IF(VALUE(MID([.F38];6;FIND(&quot;:&quot;;[.F38];1)-FIND(&quot; &quot;;[.F38];1)-1))&gt;VALUE(MID([.F37];6;FIND(&quot;:&quot;;[.F37];1)-FIND(&quot; &quot;;[.F37];1)-1));&quot;&quot;;MAX([.A$7:.A37])+1)">
            <text:p/>
          </table:table-cell>
          <table:table-cell table:style-name="ce198" office:value-type="string">
            <text:p>ANS_08</text:p>
          </table:table-cell>
          <table:table-cell table:style-name="ce164" table:formula="of:=IF(VALUE(MID([.F38];6;FIND(&quot;:&quot;;[.F38];1)-FIND(&quot; &quot;;[.F38];1)-1))&gt;VALUE(MID([.F37];6;FIND(&quot;:&quot;;[.F37];1)-FIND(&quot; &quot;;[.F37];1)-1));[.C37];[.C37]+1)" office:value-type="float" office:value="9">
            <text:p>009</text:p>
          </table:table-cell>
          <table:table-cell table:style-name="ce169" office:value-type="string">
            <text:p>KS\Answers\Question\Add Question </text:p>
          </table:table-cell>
          <table:table-cell table:style-name="ce202" office:value-type="string">
            <text:p>Add new question with invalid size attached file</text:p>
          </table:table-cell>
          <table:table-cell table:style-name="ce207" office:value-type="string">
            <text:p>Step 4: Attach file</text:p>
          </table:table-cell>
          <table:table-cell table:style-name="ce169" office:value-type="string">
            <text:p>- Click [Browse] button and select a file that is 0Mb or larger than 10Mb from your machine</text:p>
            <text:p>- Click Upload icon next to [Browse] button</text:p>
            <text:p>- Click [Save]</text:p>
          </table:table-cell>
          <table:table-cell table:style-name="ce169" office:value-type="string">
            <text:p>- Show message requires user to attach file that larger than 0Mb and less than 10Mb</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39];6;FIND(&quot;:&quot;;[.F39];1)-FIND(&quot; &quot;;[.F39];1)-1))&gt;VALUE(MID([.F38];6;FIND(&quot;:&quot;;[.F38];1)-FIND(&quot; &quot;;[.F38];1)-1));&quot;&quot;;MAX([.A$7:.A38])+1)" office:value-type="float" office:value="10">
            <text:p>010</text:p>
          </table:table-cell>
          <table:table-cell table:style-name="ce198" office:value-type="string">
            <text:p>ANS_09</text:p>
          </table:table-cell>
          <table:table-cell table:style-name="ce164" office:value-type="float" office:value="1">
            <text:p>001</text:p>
          </table:table-cell>
          <table:table-cell table:style-name="ce63" office:value-type="string">
            <text:p>KS\Answers\Question\View Question </text:p>
          </table:table-cell>
          <table:table-cell table:style-name="ce63" office:value-type="string">
            <text:p>View question</text:p>
          </table:table-cell>
          <table:table-cell table:style-name="ce169" office:value-type="string">
            <text:p>Step 1: Create categories &amp; questions</text:p>
          </table:table-cell>
          <table:table-cell table:style-name="ce169" office:value-type="string">
            <text:p>- Create categories &amp; questions</text:p>
          </table:table-cell>
          <table:table-cell table:style-name="ce169" office:value-type="string">
            <text:p>- Categories and questions are created</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40];6;FIND(&quot;:&quot;;[.F40];1)-FIND(&quot; &quot;;[.F40];1)-1))&gt;VALUE(MID([.F39];6;FIND(&quot;:&quot;;[.F39];1)-FIND(&quot; &quot;;[.F39];1)-1));&quot;&quot;;MAX([.A$7:.A39])+1)">
            <text:p/>
          </table:table-cell>
          <table:table-cell table:style-name="ce198" office:value-type="string">
            <text:p>ANS_09</text:p>
          </table:table-cell>
          <table:table-cell table:style-name="ce164" table:formula="of:=IF(VALUE(MID([.F40];6;FIND(&quot;:&quot;;[.F40];1)-FIND(&quot; &quot;;[.F40];1)-1))&gt;VALUE(MID([.F39];6;FIND(&quot;:&quot;;[.F39];1)-FIND(&quot; &quot;;[.F39];1)-1));[.C39];[.C39]+1)" office:value-type="float" office:value="1">
            <text:p>001</text:p>
          </table:table-cell>
          <table:table-cell table:style-name="ce169" office:value-type="string">
            <text:p>KS\Answers\Question\View Question </text:p>
          </table:table-cell>
          <table:table-cell table:style-name="ce170" office:value-type="string">
            <text:p>View question</text:p>
          </table:table-cell>
          <table:table-cell table:style-name="ce169" office:value-type="string">
            <text:p>Step 2: View question detail</text:p>
          </table:table-cell>
          <table:table-cell table:style-name="ce169" office:value-type="string">
            <text:p>- Select category</text:p>
            <text:p>- Select question by clicking on its content</text:p>
          </table:table-cell>
          <table:table-cell table:style-name="ce169" office:value-type="string">
            <text:p>- Question is expanded to display its details</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41];6;FIND(&quot;:&quot;;[.F41];1)-FIND(&quot; &quot;;[.F41];1)-1))&gt;VALUE(MID([.F40];6;FIND(&quot;:&quot;;[.F40];1)-FIND(&quot; &quot;;[.F40];1)-1));&quot;&quot;;MAX([.A$7:.A40])+1)" office:value-type="float" office:value="11">
            <text:p>011</text:p>
          </table:table-cell>
          <table:table-cell table:style-name="ce198" office:value-type="string">
            <text:p>ANS_09</text:p>
          </table:table-cell>
          <table:table-cell table:style-name="ce164" table:formula="of:=IF(VALUE(MID([.F41];6;FIND(&quot;:&quot;;[.F41];1)-FIND(&quot; &quot;;[.F41];1)-1))&gt;VALUE(MID([.F40];6;FIND(&quot;:&quot;;[.F40];1)-FIND(&quot; &quot;;[.F40];1)-1));[.C40];[.C40]+1)" office:value-type="float" office:value="2">
            <text:p>002</text:p>
          </table:table-cell>
          <table:table-cell table:style-name="ce169" office:value-type="string">
            <text:p>KS\Answers\Question\View Question </text:p>
          </table:table-cell>
          <table:table-cell table:style-name="ce63" office:value-type="string">
            <text:p>View multi-languages question</text:p>
          </table:table-cell>
          <table:table-cell table:style-name="ce169" office:value-type="string">
            <text:p>Step 1: Create categories &amp; questions</text:p>
          </table:table-cell>
          <table:table-cell table:style-name="ce169" office:value-type="string">
            <text:p>- Create category</text:p>
            <text:p>- Create multi-languages question into that category</text:p>
          </table:table-cell>
          <table:table-cell table:style-name="ce169" office:value-type="string">
            <text:p>- Categories and questions are created</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42];6;FIND(&quot;:&quot;;[.F42];1)-FIND(&quot; &quot;;[.F42];1)-1))&gt;VALUE(MID([.F41];6;FIND(&quot;:&quot;;[.F41];1)-FIND(&quot; &quot;;[.F41];1)-1));&quot;&quot;;MAX([.A$7:.A41])+1)">
            <text:p/>
          </table:table-cell>
          <table:table-cell table:style-name="ce198" office:value-type="string">
            <text:p>ANS_09</text:p>
          </table:table-cell>
          <table:table-cell table:style-name="ce164" table:formula="of:=IF(VALUE(MID([.F42];6;FIND(&quot;:&quot;;[.F42];1)-FIND(&quot; &quot;;[.F42];1)-1))&gt;VALUE(MID([.F41];6;FIND(&quot;:&quot;;[.F41];1)-FIND(&quot; &quot;;[.F41];1)-1));[.C41];[.C41]+1)" office:value-type="float" office:value="2">
            <text:p>002</text:p>
          </table:table-cell>
          <table:table-cell table:style-name="ce169" office:value-type="string">
            <text:p>KS\Answers\Question\View Question </text:p>
          </table:table-cell>
          <table:table-cell table:style-name="ce170" office:value-type="string">
            <text:p>View multi-languages question</text:p>
          </table:table-cell>
          <table:table-cell table:style-name="ce169" office:value-type="string">
            <text:p>Step 2: View question detail in default language</text:p>
          </table:table-cell>
          <table:table-cell table:style-name="ce169" office:value-type="string">
            <text:p>- Select category</text:p>
            <text:p>- Select question by clicking on its content</text:p>
          </table:table-cell>
          <table:table-cell table:style-name="ce169" office:value-type="string">
            <text:p>- Question is expanded to display its details in English that is set as default</text:p>
            <text:p>- Language option is shown.</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43];6;FIND(&quot;:&quot;;[.F43];1)-FIND(&quot; &quot;;[.F43];1)-1))&gt;VALUE(MID([.F42];6;FIND(&quot;:&quot;;[.F42];1)-FIND(&quot; &quot;;[.F42];1)-1));&quot;&quot;;MAX([.A$7:.A42])+1)">
            <text:p/>
          </table:table-cell>
          <table:table-cell table:style-name="ce198" office:value-type="string">
            <text:p>ANS_09</text:p>
          </table:table-cell>
          <table:table-cell table:style-name="ce164" table:formula="of:=IF(VALUE(MID([.F43];6;FIND(&quot;:&quot;;[.F43];1)-FIND(&quot; &quot;;[.F43];1)-1))&gt;VALUE(MID([.F42];6;FIND(&quot;:&quot;;[.F42];1)-FIND(&quot; &quot;;[.F42];1)-1));[.C42];[.C42]+1)" office:value-type="float" office:value="2">
            <text:p>002</text:p>
          </table:table-cell>
          <table:table-cell table:style-name="ce169" office:value-type="string">
            <text:p>KS\Answers\Question\View Question </text:p>
          </table:table-cell>
          <table:table-cell table:style-name="ce170" office:value-type="string">
            <text:p>View multi-languages question</text:p>
          </table:table-cell>
          <table:table-cell table:style-name="ce169" office:value-type="string">
            <text:p>Step 3: View question in different languages</text:p>
          </table:table-cell>
          <table:table-cell table:style-name="ce169" office:value-type="string">
            <text:p>- Click on the language the question is supported </text:p>
          </table:table-cell>
          <table:table-cell table:style-name="ce169" office:value-type="string">
            <text:p>- Question is shown with the selected language</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44];6;FIND(&quot;:&quot;;[.F44];1)-FIND(&quot; &quot;;[.F44];1)-1))&gt;VALUE(MID([.F43];6;FIND(&quot;:&quot;;[.F43];1)-FIND(&quot; &quot;;[.F43];1)-1));&quot;&quot;;MAX([.A$7:.A43])+1)" office:value-type="float" office:value="12">
            <text:p>012</text:p>
          </table:table-cell>
          <table:table-cell table:style-name="ce198" office:value-type="string">
            <text:p>ANS_09</text:p>
          </table:table-cell>
          <table:table-cell table:style-name="ce164" table:formula="of:=IF(VALUE(MID([.F44];6;FIND(&quot;:&quot;;[.F44];1)-FIND(&quot; &quot;;[.F44];1)-1))&gt;VALUE(MID([.F43];6;FIND(&quot;:&quot;;[.F43];1)-FIND(&quot; &quot;;[.F43];1)-1));[.C43];[.C43]+1)" office:value-type="float" office:value="3">
            <text:p>003</text:p>
          </table:table-cell>
          <table:table-cell table:style-name="ce169" office:value-type="string">
            <text:p>KS\Answers\Question\View Question </text:p>
          </table:table-cell>
          <table:table-cell table:style-name="ce63" office:value-type="string">
            <text:p>Download attached file of a question</text:p>
          </table:table-cell>
          <table:table-cell table:style-name="ce169" office:value-type="string">
            <text:p>Step 1: Create category &amp; question</text:p>
          </table:table-cell>
          <table:table-cell table:style-name="ce169" office:value-type="string">
            <text:p>- Create a category </text:p>
            <text:p>- Create question in that category with some attached files</text:p>
          </table:table-cell>
          <table:table-cell table:style-name="ce169" office:value-type="string">
            <text:p>- Create category and question successfully</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45];6;FIND(&quot;:&quot;;[.F45];1)-FIND(&quot; &quot;;[.F45];1)-1))&gt;VALUE(MID([.F44];6;FIND(&quot;:&quot;;[.F44];1)-FIND(&quot; &quot;;[.F44];1)-1));&quot;&quot;;MAX([.A$7:.A44])+1)">
            <text:p/>
          </table:table-cell>
          <table:table-cell table:style-name="ce198" office:value-type="string">
            <text:p>ANS_09</text:p>
          </table:table-cell>
          <table:table-cell table:style-name="ce164" table:formula="of:=IF(VALUE(MID([.F45];6;FIND(&quot;:&quot;;[.F45];1)-FIND(&quot; &quot;;[.F45];1)-1))&gt;VALUE(MID([.F44];6;FIND(&quot;:&quot;;[.F44];1)-FIND(&quot; &quot;;[.F44];1)-1));[.C44];[.C44]+1)" office:value-type="float" office:value="3">
            <text:p>003</text:p>
          </table:table-cell>
          <table:table-cell table:style-name="ce169" office:value-type="string">
            <text:p>KS\Answers\Question\View Question </text:p>
          </table:table-cell>
          <table:table-cell table:style-name="ce170" office:value-type="string">
            <text:p>Download attached file of a question</text:p>
          </table:table-cell>
          <table:table-cell table:style-name="ce169" office:value-type="string">
            <text:p>Step 2: View question detail</text:p>
          </table:table-cell>
          <table:table-cell table:style-name="ce169" office:value-type="string">
            <text:p>- Select question to view its content</text:p>
          </table:table-cell>
          <table:table-cell table:style-name="ce169" office:value-type="string">
            <text:p>- Question detail is displayed with attachment.</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46];6;FIND(&quot;:&quot;;[.F46];1)-FIND(&quot; &quot;;[.F46];1)-1))&gt;VALUE(MID([.F45];6;FIND(&quot;:&quot;;[.F45];1)-FIND(&quot; &quot;;[.F45];1)-1));&quot;&quot;;MAX([.A$7:.A45])+1)">
            <text:p/>
          </table:table-cell>
          <table:table-cell table:style-name="ce198" office:value-type="string">
            <text:p>ANS_09</text:p>
          </table:table-cell>
          <table:table-cell table:style-name="ce164" table:formula="of:=IF(VALUE(MID([.F46];6;FIND(&quot;:&quot;;[.F46];1)-FIND(&quot; &quot;;[.F46];1)-1))&gt;VALUE(MID([.F45];6;FIND(&quot;:&quot;;[.F45];1)-FIND(&quot; &quot;;[.F45];1)-1));[.C45];[.C45]+1)" office:value-type="float" office:value="3">
            <text:p>003</text:p>
          </table:table-cell>
          <table:table-cell table:style-name="ce169" office:value-type="string">
            <text:p>KS\Answers\Question\View Question </text:p>
          </table:table-cell>
          <table:table-cell table:style-name="ce170" office:value-type="string">
            <text:p>Download attached file of a question</text:p>
          </table:table-cell>
          <table:table-cell table:style-name="ce169" office:value-type="string">
            <text:p>Step 3: Download attached file</text:p>
          </table:table-cell>
          <table:table-cell table:style-name="ce169" office:value-type="string">
            <text:p>- Click on the file name in attachment list</text:p>
          </table:table-cell>
          <table:table-cell table:style-name="ce169" office:value-type="string">
            <text:p>- Download pop up is shown that allows user to download file into local machine</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47];6;FIND(&quot;:&quot;;[.F47];1)-FIND(&quot; &quot;;[.F47];1)-1))&gt;VALUE(MID([.F46];6;FIND(&quot;:&quot;;[.F46];1)-FIND(&quot; &quot;;[.F46];1)-1));&quot;&quot;;MAX([.A$7:.A46])+1)" office:value-type="float" office:value="13">
            <text:p>013</text:p>
          </table:table-cell>
          <table:table-cell table:style-name="ce198" office:value-type="string">
            <text:p>ANS_09</text:p>
          </table:table-cell>
          <table:table-cell table:style-name="ce164" table:formula="of:=IF(VALUE(MID([.F47];6;FIND(&quot;:&quot;;[.F47];1)-FIND(&quot; &quot;;[.F47];1)-1))&gt;VALUE(MID([.F46];6;FIND(&quot;:&quot;;[.F46];1)-FIND(&quot; &quot;;[.F46];1)-1));[.C46];[.C46]+1)" office:value-type="float" office:value="4">
            <text:p>004</text:p>
          </table:table-cell>
          <table:table-cell table:style-name="ce169" office:value-type="string">
            <text:p>KS\Answers\Question\View Question </text:p>
          </table:table-cell>
          <table:table-cell table:style-name="ce63" office:value-type="string">
            <text:p>View attached image of a question</text:p>
          </table:table-cell>
          <table:table-cell table:style-name="ce169" office:value-type="string">
            <text:p>Step 1: Create category &amp; question</text:p>
          </table:table-cell>
          <table:table-cell table:style-name="ce169" office:value-type="string">
            <text:p>- Create a category </text:p>
            <text:p>- Create question in that category with some image attachment</text:p>
          </table:table-cell>
          <table:table-cell table:style-name="ce169" office:value-type="string">
            <text:p>- Create category and question successfully</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48];6;FIND(&quot;:&quot;;[.F48];1)-FIND(&quot; &quot;;[.F48];1)-1))&gt;VALUE(MID([.F47];6;FIND(&quot;:&quot;;[.F47];1)-FIND(&quot; &quot;;[.F47];1)-1));&quot;&quot;;MAX([.A$7:.A47])+1)">
            <text:p/>
          </table:table-cell>
          <table:table-cell table:style-name="ce198" office:value-type="string">
            <text:p>ANS_09</text:p>
          </table:table-cell>
          <table:table-cell table:style-name="ce164" table:formula="of:=IF(VALUE(MID([.F48];6;FIND(&quot;:&quot;;[.F48];1)-FIND(&quot; &quot;;[.F48];1)-1))&gt;VALUE(MID([.F47];6;FIND(&quot;:&quot;;[.F47];1)-FIND(&quot; &quot;;[.F47];1)-1));[.C47];[.C47]+1)" office:value-type="float" office:value="4">
            <text:p>004</text:p>
          </table:table-cell>
          <table:table-cell table:style-name="ce169" office:value-type="string">
            <text:p>KS\Answers\Question\View Question </text:p>
          </table:table-cell>
          <table:table-cell table:style-name="ce170" office:value-type="string">
            <text:p>View attached image of a question</text:p>
          </table:table-cell>
          <table:table-cell table:style-name="ce169" office:value-type="string">
            <text:p>Step 2: View question detail</text:p>
          </table:table-cell>
          <table:table-cell table:style-name="ce169" office:value-type="string">
            <text:p>- Select question to view its content</text:p>
          </table:table-cell>
          <table:table-cell table:style-name="ce169" office:value-type="string">
            <text:p>- Question detail is displayed with image attachment.</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49];6;FIND(&quot;:&quot;;[.F49];1)-FIND(&quot; &quot;;[.F49];1)-1))&gt;VALUE(MID([.F48];6;FIND(&quot;:&quot;;[.F48];1)-FIND(&quot; &quot;;[.F48];1)-1));&quot;&quot;;MAX([.A$7:.A48])+1)">
            <text:p/>
          </table:table-cell>
          <table:table-cell table:style-name="ce198" office:value-type="string">
            <text:p>ANS_09</text:p>
          </table:table-cell>
          <table:table-cell table:style-name="ce164" table:formula="of:=IF(VALUE(MID([.F49];6;FIND(&quot;:&quot;;[.F49];1)-FIND(&quot; &quot;;[.F49];1)-1))&gt;VALUE(MID([.F48];6;FIND(&quot;:&quot;;[.F48];1)-FIND(&quot; &quot;;[.F48];1)-1));[.C48];[.C48]+1)" office:value-type="float" office:value="4">
            <text:p>004</text:p>
          </table:table-cell>
          <table:table-cell table:style-name="ce169" office:value-type="string">
            <text:p>KS\Answers\Question\View Question </text:p>
          </table:table-cell>
          <table:table-cell table:style-name="ce170" office:value-type="string">
            <text:p>View attached image of a question</text:p>
          </table:table-cell>
          <table:table-cell table:style-name="ce169" office:value-type="string">
            <text:p>Step 3: View image</text:p>
          </table:table-cell>
          <table:table-cell table:style-name="ce169" office:value-type="string">
            <text:p>- Click on image</text:p>
          </table:table-cell>
          <table:table-cell table:style-name="ce169" office:value-type="string">
            <text:p>- Image is displayed in preview mode.</text:p>
            <text:p>- Click on image to close it</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50];6;FIND(&quot;:&quot;;[.F50];1)-FIND(&quot; &quot;;[.F50];1)-1))&gt;VALUE(MID([.F49];6;FIND(&quot;:&quot;;[.F49];1)-FIND(&quot; &quot;;[.F49];1)-1));&quot;&quot;;MAX([.A$7:.A49])+1)" office:value-type="float" office:value="14">
            <text:p>014</text:p>
          </table:table-cell>
          <table:table-cell table:style-name="ce198" office:value-type="string">
            <text:p>ANS_10</text:p>
          </table:table-cell>
          <table:table-cell table:style-name="ce164" office:value-type="float" office:value="1">
            <text:p>001</text:p>
          </table:table-cell>
          <table:table-cell table:style-name="ce63" office:value-type="string">
            <text:p>KS\Answers\Question\Edit Question </text:p>
          </table:table-cell>
          <table:table-cell table:style-name="ce63" office:value-type="string">
            <text:p>Edit Question with valid entry</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51];6;FIND(&quot;:&quot;;[.F51];1)-FIND(&quot; &quot;;[.F51];1)-1))&gt;VALUE(MID([.F50];6;FIND(&quot;:&quot;;[.F50];1)-FIND(&quot; &quot;;[.F50];1)-1));&quot;&quot;;MAX([.A$7:.A50])+1)">
            <text:p/>
          </table:table-cell>
          <table:table-cell table:style-name="ce198" office:value-type="string">
            <text:p>ANS_10</text:p>
          </table:table-cell>
          <table:table-cell table:style-name="ce164" table:formula="of:=IF(VALUE(MID([.F51];6;FIND(&quot;:&quot;;[.F51];1)-FIND(&quot; &quot;;[.F51];1)-1))&gt;VALUE(MID([.F50];6;FIND(&quot;:&quot;;[.F50];1)-FIND(&quot; &quot;;[.F50];1)-1));[.C50];[.C50]+1)" office:value-type="float" office:value="1">
            <text:p>001</text:p>
          </table:table-cell>
          <table:table-cell table:style-name="ce169" office:value-type="string">
            <text:p>KS\Answers\Question\Edit Question </text:p>
          </table:table-cell>
          <table:table-cell table:style-name="ce170" office:value-type="string">
            <text:p>Edit Question with valid entry</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41">
          <table:table-cell table:style-name="ce149" table:formula="of:=IF(VALUE(MID([.F52];6;FIND(&quot;:&quot;;[.F52];1)-FIND(&quot; &quot;;[.F52];1)-1))&gt;VALUE(MID([.F51];6;FIND(&quot;:&quot;;[.F51];1)-FIND(&quot; &quot;;[.F51];1)-1));&quot;&quot;;MAX([.A$7:.A51])+1)">
            <text:p/>
          </table:table-cell>
          <table:table-cell table:style-name="ce198" office:value-type="string">
            <text:p>ANS_10</text:p>
          </table:table-cell>
          <table:table-cell table:style-name="ce164" table:formula="of:=IF(VALUE(MID([.F52];6;FIND(&quot;:&quot;;[.F52];1)-FIND(&quot; &quot;;[.F52];1)-1))&gt;VALUE(MID([.F51];6;FIND(&quot;:&quot;;[.F51];1)-FIND(&quot; &quot;;[.F51];1)-1));[.C51];[.C51]+1)" office:value-type="float" office:value="1">
            <text:p>001</text:p>
          </table:table-cell>
          <table:table-cell table:style-name="ce169" office:value-type="string">
            <text:p>KS\Answers\Question\Edit Question </text:p>
          </table:table-cell>
          <table:table-cell table:style-name="ce170" office:value-type="string">
            <text:p>Edit Question with valid entry</text:p>
          </table:table-cell>
          <table:table-cell table:style-name="ce169" office:value-type="string">
            <text:p>Step 3: Update information in fields </text:p>
          </table:table-cell>
          <table:table-cell table:style-name="ce169" office:value-type="string">
            <text:p>- Edit values into fields</text:p>
            <text:p>- Change Approved/Activated status by tick on its check box</text:p>
            <text:p>- Click Save button</text:p>
          </table:table-cell>
          <table:table-cell table:style-name="ce180" office:value-type="string">
            <text:p>- Question is edited successfully with new value.</text:p>
            <text:p>- Question status is updated if activated and approved check box is ticked or not.</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53];6;FIND(&quot;:&quot;;[.F53];1)-FIND(&quot; &quot;;[.F53];1)-1))&gt;VALUE(MID([.F52];6;FIND(&quot;:&quot;;[.F52];1)-FIND(&quot; &quot;;[.F52];1)-1));&quot;&quot;;MAX([.A$7:.A52])+1)" office:value-type="float" office:value="15">
            <text:p>015</text:p>
          </table:table-cell>
          <table:table-cell table:style-name="ce198" office:value-type="string">
            <text:p>ANS_10</text:p>
          </table:table-cell>
          <table:table-cell table:style-name="ce164" table:formula="of:=IF(VALUE(MID([.F53];6;FIND(&quot;:&quot;;[.F53];1)-FIND(&quot; &quot;;[.F53];1)-1))&gt;VALUE(MID([.F52];6;FIND(&quot;:&quot;;[.F52];1)-FIND(&quot; &quot;;[.F52];1)-1));[.C52];[.C52]+1)" office:value-type="float" office:value="2">
            <text:p>002</text:p>
          </table:table-cell>
          <table:table-cell table:style-name="ce169" office:value-type="string">
            <text:p>KS\Answers\Question\Edit Question </text:p>
          </table:table-cell>
          <table:table-cell table:style-name="ce63" office:value-type="string">
            <text:p>Edit Question in case leaving blank at m<text:span text:style-name="T5">and</text:span>atory fields</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54];6;FIND(&quot;:&quot;;[.F54];1)-FIND(&quot; &quot;;[.F54];1)-1))&gt;VALUE(MID([.F53];6;FIND(&quot;:&quot;;[.F53];1)-FIND(&quot; &quot;;[.F53];1)-1));&quot;&quot;;MAX([.A$7:.A53])+1)">
            <text:p/>
          </table:table-cell>
          <table:table-cell table:style-name="ce198" office:value-type="string">
            <text:p>ANS_10</text:p>
          </table:table-cell>
          <table:table-cell table:style-name="ce164" table:formula="of:=IF(VALUE(MID([.F54];6;FIND(&quot;:&quot;;[.F54];1)-FIND(&quot; &quot;;[.F54];1)-1))&gt;VALUE(MID([.F53];6;FIND(&quot;:&quot;;[.F53];1)-FIND(&quot; &quot;;[.F53];1)-1));[.C53];[.C53]+1)" office:value-type="float" office:value="2">
            <text:p>002</text:p>
          </table:table-cell>
          <table:table-cell table:style-name="ce169" office:value-type="string">
            <text:p>KS\Answers\Question\Edit Question </text:p>
          </table:table-cell>
          <table:table-cell table:style-name="ce170" office:value-type="string">
            <text:p>Edit Question in case leaving blank at m<text:span text:style-name="T5">and</text:span>atory fields</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41">
          <table:table-cell table:style-name="ce149" table:formula="of:=IF(VALUE(MID([.F55];6;FIND(&quot;:&quot;;[.F55];1)-FIND(&quot; &quot;;[.F55];1)-1))&gt;VALUE(MID([.F54];6;FIND(&quot;:&quot;;[.F54];1)-FIND(&quot; &quot;;[.F54];1)-1));&quot;&quot;;MAX([.A$7:.A54])+1)">
            <text:p/>
          </table:table-cell>
          <table:table-cell table:style-name="ce198" office:value-type="string">
            <text:p>ANS_10</text:p>
          </table:table-cell>
          <table:table-cell table:style-name="ce164" table:formula="of:=IF(VALUE(MID([.F55];6;FIND(&quot;:&quot;;[.F55];1)-FIND(&quot; &quot;;[.F55];1)-1))&gt;VALUE(MID([.F54];6;FIND(&quot;:&quot;;[.F54];1)-FIND(&quot; &quot;;[.F54];1)-1));[.C54];[.C54]+1)" office:value-type="float" office:value="2">
            <text:p>002</text:p>
          </table:table-cell>
          <table:table-cell table:style-name="ce169" office:value-type="string">
            <text:p>KS\Answers\Question\Edit Question </text:p>
          </table:table-cell>
          <table:table-cell table:style-name="ce170" office:value-type="string">
            <text:p>Edit Question in case leaving blank at m<text:span text:style-name="T5">and</text:span>atory fields</text:p>
          </table:table-cell>
          <table:table-cell table:style-name="ce169" office:value-type="string">
            <text:p>Step 3: Edit Question with blank entry for required fields</text:p>
          </table:table-cell>
          <table:table-cell table:style-name="ce169" office:value-type="string">
            <text:p>- Leave blank at mandatory fields</text:p>
            <text:p>- Click [Save] button</text:p>
          </table:table-cell>
          <table:table-cell table:style-name="ce182" office:value-type="string">
            <text:p><text:span text:style-name="T9">- Show message that requires user to input data into required fields </text:span></text:p>
            <text:p><text:span text:style-name="T15"/></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56];6;FIND(&quot;:&quot;;[.F56];1)-FIND(&quot; &quot;;[.F56];1)-1))&gt;VALUE(MID([.F55];6;FIND(&quot;:&quot;;[.F55];1)-FIND(&quot; &quot;;[.F55];1)-1));&quot;&quot;;MAX([.A$7:.A55])+1)" office:value-type="float" office:value="16">
            <text:p>016</text:p>
          </table:table-cell>
          <table:table-cell table:style-name="ce198" office:value-type="string">
            <text:p>ANS_10</text:p>
          </table:table-cell>
          <table:table-cell table:style-name="ce164" table:formula="of:=IF(VALUE(MID([.F56];6;FIND(&quot;:&quot;;[.F56];1)-FIND(&quot; &quot;;[.F56];1)-1))&gt;VALUE(MID([.F55];6;FIND(&quot;:&quot;;[.F55];1)-FIND(&quot; &quot;;[.F55];1)-1));[.C55];[.C55]+1)" office:value-type="float" office:value="3">
            <text:p>003</text:p>
          </table:table-cell>
          <table:table-cell table:style-name="ce169" office:value-type="string">
            <text:p>KS\Answers\Question\Edit Question </text:p>
          </table:table-cell>
          <table:table-cell table:style-name="ce63" office:value-type="string">
            <text:p>Edit Question in case invalid Email Address entry</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57];6;FIND(&quot;:&quot;;[.F57];1)-FIND(&quot; &quot;;[.F57];1)-1))&gt;VALUE(MID([.F56];6;FIND(&quot;:&quot;;[.F56];1)-FIND(&quot; &quot;;[.F56];1)-1));&quot;&quot;;MAX([.A$7:.A56])+1)">
            <text:p/>
          </table:table-cell>
          <table:table-cell table:style-name="ce198" office:value-type="string">
            <text:p>ANS_10</text:p>
          </table:table-cell>
          <table:table-cell table:style-name="ce164" table:formula="of:=IF(VALUE(MID([.F57];6;FIND(&quot;:&quot;;[.F57];1)-FIND(&quot; &quot;;[.F57];1)-1))&gt;VALUE(MID([.F56];6;FIND(&quot;:&quot;;[.F56];1)-FIND(&quot; &quot;;[.F56];1)-1));[.C56];[.C56]+1)" office:value-type="float" office:value="3">
            <text:p>003</text:p>
          </table:table-cell>
          <table:table-cell table:style-name="ce169" office:value-type="string">
            <text:p>KS\Answers\Question\Edit Question </text:p>
          </table:table-cell>
          <table:table-cell table:style-name="ce170" office:value-type="string">
            <text:p>Edit Question in case invalid Email Address entry</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58];6;FIND(&quot;:&quot;;[.F58];1)-FIND(&quot; &quot;;[.F58];1)-1))&gt;VALUE(MID([.F57];6;FIND(&quot;:&quot;;[.F57];1)-FIND(&quot; &quot;;[.F57];1)-1));&quot;&quot;;MAX([.A$7:.A57])+1)">
            <text:p/>
          </table:table-cell>
          <table:table-cell table:style-name="ce198" office:value-type="string">
            <text:p>ANS_10</text:p>
          </table:table-cell>
          <table:table-cell table:style-name="ce164" table:formula="of:=IF(VALUE(MID([.F58];6;FIND(&quot;:&quot;;[.F58];1)-FIND(&quot; &quot;;[.F58];1)-1))&gt;VALUE(MID([.F57];6;FIND(&quot;:&quot;;[.F57];1)-FIND(&quot; &quot;;[.F57];1)-1));[.C57];[.C57]+1)" office:value-type="float" office:value="3">
            <text:p>003</text:p>
          </table:table-cell>
          <table:table-cell table:style-name="ce169" office:value-type="string">
            <text:p>KS\Answers\Question\Edit Question </text:p>
          </table:table-cell>
          <table:table-cell table:style-name="ce170" office:value-type="string">
            <text:p>Edit Question in case invalid Email Address entry</text:p>
          </table:table-cell>
          <table:table-cell table:style-name="ce169" office:value-type="string">
            <text:p>Step 3: Edit Question with invalid Email Address</text:p>
          </table:table-cell>
          <table:table-cell table:style-name="ce169" office:value-type="string">
            <text:p>- Input invalid format email</text:p>
            <text:p>- Click [Save] button</text:p>
          </table:table-cell>
          <table:table-cell table:style-name="ce182" office:value-type="string">
            <text:p>- Show message <text:s/>that requires user to input valid email address</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59];6;FIND(&quot;:&quot;;[.F59];1)-FIND(&quot; &quot;;[.F59];1)-1))&gt;VALUE(MID([.F58];6;FIND(&quot;:&quot;;[.F58];1)-FIND(&quot; &quot;;[.F58];1)-1));&quot;&quot;;MAX([.A$7:.A58])+1)" office:value-type="float" office:value="17">
            <text:p>017</text:p>
          </table:table-cell>
          <table:table-cell table:style-name="ce198" office:value-type="string">
            <text:p>ANS_10</text:p>
          </table:table-cell>
          <table:table-cell table:style-name="ce164" table:formula="of:=IF(VALUE(MID([.F59];6;FIND(&quot;:&quot;;[.F59];1)-FIND(&quot; &quot;;[.F59];1)-1))&gt;VALUE(MID([.F58];6;FIND(&quot;:&quot;;[.F58];1)-FIND(&quot; &quot;;[.F58];1)-1));[.C58];[.C58]+1)" office:value-type="float" office:value="4">
            <text:p>004</text:p>
          </table:table-cell>
          <table:table-cell table:style-name="ce169" office:value-type="string">
            <text:p>KS\Answers\Question\Edit Question </text:p>
          </table:table-cell>
          <table:table-cell table:style-name="ce69" office:value-type="string">
            <text:p>Edit question in the Category which requires approval on new questions</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60];6;FIND(&quot;:&quot;;[.F60];1)-FIND(&quot; &quot;;[.F60];1)-1))&gt;VALUE(MID([.F59];6;FIND(&quot;:&quot;;[.F59];1)-FIND(&quot; &quot;;[.F59];1)-1));&quot;&quot;;MAX([.A$7:.A59])+1)">
            <text:p/>
          </table:table-cell>
          <table:table-cell table:style-name="ce198" office:value-type="string">
            <text:p>ANS_10</text:p>
          </table:table-cell>
          <table:table-cell table:style-name="ce164" table:formula="of:=IF(VALUE(MID([.F60];6;FIND(&quot;:&quot;;[.F60];1)-FIND(&quot; &quot;;[.F60];1)-1))&gt;VALUE(MID([.F59];6;FIND(&quot;:&quot;;[.F59];1)-FIND(&quot; &quot;;[.F59];1)-1));[.C59];[.C59]+1)" office:value-type="float" office:value="4">
            <text:p>004</text:p>
          </table:table-cell>
          <table:table-cell table:style-name="ce169" office:value-type="string">
            <text:p>KS\Answers\Question\Edit Question </text:p>
          </table:table-cell>
          <table:table-cell table:style-name="ce201" office:value-type="string">
            <text:p>Edit question into the Category which requires approval on new questions</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61];6;FIND(&quot;:&quot;;[.F61];1)-FIND(&quot; &quot;;[.F61];1)-1))&gt;VALUE(MID([.F60];6;FIND(&quot;:&quot;;[.F60];1)-FIND(&quot; &quot;;[.F60];1)-1));&quot;&quot;;MAX([.A$7:.A60])+1)">
            <text:p/>
          </table:table-cell>
          <table:table-cell table:style-name="ce198" office:value-type="string">
            <text:p>ANS_10</text:p>
          </table:table-cell>
          <table:table-cell table:style-name="ce164" table:formula="of:=IF(VALUE(MID([.F61];6;FIND(&quot;:&quot;;[.F61];1)-FIND(&quot; &quot;;[.F61];1)-1))&gt;VALUE(MID([.F60];6;FIND(&quot;:&quot;;[.F60];1)-FIND(&quot; &quot;;[.F60];1)-1));[.C60];[.C60]+1)" office:value-type="float" office:value="4">
            <text:p>004</text:p>
          </table:table-cell>
          <table:table-cell table:style-name="ce169" office:value-type="string">
            <text:p>KS\Answers\Question\Edit Question </text:p>
          </table:table-cell>
          <table:table-cell table:style-name="ce201" office:value-type="string">
            <text:p>Edit question into the Category which requires approval on new questions</text:p>
          </table:table-cell>
          <table:table-cell table:style-name="ce169" office:value-type="string">
            <text:p>Step 3: Edit Question</text:p>
          </table:table-cell>
          <table:table-cell table:style-name="ce169" office:value-type="string">
            <text:p>- Input valid value for fields</text:p>
            <text:p>- Click [Save] button</text:p>
          </table:table-cell>
          <table:table-cell table:style-name="ce180" office:value-type="string">
            <text:p>- The question is edited properly with the new changes.</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62];6;FIND(&quot;:&quot;;[.F62];1)-FIND(&quot; &quot;;[.F62];1)-1))&gt;VALUE(MID([.F61];6;FIND(&quot;:&quot;;[.F61];1)-FIND(&quot; &quot;;[.F61];1)-1));&quot;&quot;;MAX([.A$7:.A61])+1)" office:value-type="float" office:value="18">
            <text:p>018</text:p>
          </table:table-cell>
          <table:table-cell table:style-name="ce198" office:value-type="string">
            <text:p>ANS_10</text:p>
          </table:table-cell>
          <table:table-cell table:style-name="ce164" table:formula="of:=IF(VALUE(MID([.F62];6;FIND(&quot;:&quot;;[.F62];1)-FIND(&quot; &quot;;[.F62];1)-1))&gt;VALUE(MID([.F61];6;FIND(&quot;:&quot;;[.F61];1)-FIND(&quot; &quot;;[.F61];1)-1));[.C61];[.C61]+1)" office:value-type="float" office:value="5">
            <text:p>005</text:p>
          </table:table-cell>
          <table:table-cell table:style-name="ce169" office:value-type="string">
            <text:p>KS\Answers\Question\Edit Question </text:p>
          </table:table-cell>
          <table:table-cell table:style-name="ce69" office:value-type="string">
            <text:p>Edit question in the Category which does not require approval on new questions</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63];6;FIND(&quot;:&quot;;[.F63];1)-FIND(&quot; &quot;;[.F63];1)-1))&gt;VALUE(MID([.F62];6;FIND(&quot;:&quot;;[.F62];1)-FIND(&quot; &quot;;[.F62];1)-1));&quot;&quot;;MAX([.A$7:.A62])+1)">
            <text:p/>
          </table:table-cell>
          <table:table-cell table:style-name="ce198" office:value-type="string">
            <text:p>ANS_10</text:p>
          </table:table-cell>
          <table:table-cell table:style-name="ce164" table:formula="of:=IF(VALUE(MID([.F63];6;FIND(&quot;:&quot;;[.F63];1)-FIND(&quot; &quot;;[.F63];1)-1))&gt;VALUE(MID([.F62];6;FIND(&quot;:&quot;;[.F62];1)-FIND(&quot; &quot;;[.F62];1)-1));[.C62];[.C62]+1)" office:value-type="float" office:value="5">
            <text:p>005</text:p>
          </table:table-cell>
          <table:table-cell table:style-name="ce169" office:value-type="string">
            <text:p>KS\Answers\Question\Edit Question </text:p>
          </table:table-cell>
          <table:table-cell table:style-name="ce201" office:value-type="string">
            <text:p>Edit question into the Category which does not require approval on new questions</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64];6;FIND(&quot;:&quot;;[.F64];1)-FIND(&quot; &quot;;[.F64];1)-1))&gt;VALUE(MID([.F63];6;FIND(&quot;:&quot;;[.F63];1)-FIND(&quot; &quot;;[.F63];1)-1));&quot;&quot;;MAX([.A$7:.A63])+1)">
            <text:p/>
          </table:table-cell>
          <table:table-cell table:style-name="ce198" office:value-type="string">
            <text:p>ANS_10</text:p>
          </table:table-cell>
          <table:table-cell table:style-name="ce164" table:formula="of:=IF(VALUE(MID([.F64];6;FIND(&quot;:&quot;;[.F64];1)-FIND(&quot; &quot;;[.F64];1)-1))&gt;VALUE(MID([.F63];6;FIND(&quot;:&quot;;[.F63];1)-FIND(&quot; &quot;;[.F63];1)-1));[.C63];[.C63]+1)" office:value-type="float" office:value="5">
            <text:p>005</text:p>
          </table:table-cell>
          <table:table-cell table:style-name="ce169" office:value-type="string">
            <text:p>KS\Answers\Question\Edit Question </text:p>
          </table:table-cell>
          <table:table-cell table:style-name="ce201" office:value-type="string">
            <text:p>Edit question into the Category which does not require approval on new questions</text:p>
          </table:table-cell>
          <table:table-cell table:style-name="ce169" office:value-type="string">
            <text:p>Step 3: Edit Question</text:p>
          </table:table-cell>
          <table:table-cell table:style-name="ce169" office:value-type="string">
            <text:p>- Input valid value for fields</text:p>
            <text:p>- Click [Save] button</text:p>
          </table:table-cell>
          <table:table-cell table:style-name="ce180" office:value-type="string">
            <text:p>- The question is edited properly with the new changes.</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65];6;FIND(&quot;:&quot;;[.F65];1)-FIND(&quot; &quot;;[.F65];1)-1))&gt;VALUE(MID([.F64];6;FIND(&quot;:&quot;;[.F64];1)-FIND(&quot; &quot;;[.F64];1)-1));&quot;&quot;;MAX([.A$7:.A64])+1)" office:value-type="float" office:value="19">
            <text:p>019</text:p>
          </table:table-cell>
          <table:table-cell table:style-name="ce198" office:value-type="string">
            <text:p>ANS_10</text:p>
          </table:table-cell>
          <table:table-cell table:style-name="ce164" table:formula="of:=IF(VALUE(MID([.F65];6;FIND(&quot;:&quot;;[.F65];1)-FIND(&quot; &quot;;[.F65];1)-1))&gt;VALUE(MID([.F64];6;FIND(&quot;:&quot;;[.F64];1)-FIND(&quot; &quot;;[.F64];1)-1));[.C64];[.C64]+1)" office:value-type="float" office:value="6">
            <text:p>006</text:p>
          </table:table-cell>
          <table:table-cell table:style-name="ce169" office:value-type="string">
            <text:p>KS\Answers\Question\Edit Question </text:p>
          </table:table-cell>
          <table:table-cell table:style-name="ce63" office:value-type="string">
            <text:p>Edit question with multi-languages </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66];6;FIND(&quot;:&quot;;[.F66];1)-FIND(&quot; &quot;;[.F66];1)-1))&gt;VALUE(MID([.F65];6;FIND(&quot;:&quot;;[.F65];1)-FIND(&quot; &quot;;[.F65];1)-1));&quot;&quot;;MAX([.A$7:.A65])+1)">
            <text:p/>
          </table:table-cell>
          <table:table-cell table:style-name="ce198" office:value-type="string">
            <text:p>ANS_10</text:p>
          </table:table-cell>
          <table:table-cell table:style-name="ce164" table:formula="of:=IF(VALUE(MID([.F66];6;FIND(&quot;:&quot;;[.F66];1)-FIND(&quot; &quot;;[.F66];1)-1))&gt;VALUE(MID([.F65];6;FIND(&quot;:&quot;;[.F65];1)-FIND(&quot; &quot;;[.F65];1)-1));[.C65];[.C65]+1)" office:value-type="float" office:value="6">
            <text:p>006</text:p>
          </table:table-cell>
          <table:table-cell table:style-name="ce169" office:value-type="string">
            <text:p>KS\Answers\Question\Edit Question </text:p>
          </table:table-cell>
          <table:table-cell table:style-name="ce170" office:value-type="string">
            <text:p>Edit question with multi-languages </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67];6;FIND(&quot;:&quot;;[.F67];1)-FIND(&quot; &quot;;[.F67];1)-1))&gt;VALUE(MID([.F66];6;FIND(&quot;:&quot;;[.F66];1)-FIND(&quot; &quot;;[.F66];1)-1));&quot;&quot;;MAX([.A$7:.A66])+1)">
            <text:p/>
          </table:table-cell>
          <table:table-cell table:style-name="ce198" office:value-type="string">
            <text:p>ANS_10</text:p>
          </table:table-cell>
          <table:table-cell table:style-name="ce164" table:formula="of:=IF(VALUE(MID([.F67];6;FIND(&quot;:&quot;;[.F67];1)-FIND(&quot; &quot;;[.F67];1)-1))&gt;VALUE(MID([.F66];6;FIND(&quot;:&quot;;[.F66];1)-FIND(&quot; &quot;;[.F66];1)-1));[.C66];[.C66]+1)" office:value-type="float" office:value="6">
            <text:p>006</text:p>
          </table:table-cell>
          <table:table-cell table:style-name="ce169" office:value-type="string">
            <text:p>KS\Answers\Question\Edit Question </text:p>
          </table:table-cell>
          <table:table-cell table:style-name="ce170" office:value-type="string">
            <text:p>Edit question with multi-languages </text:p>
          </table:table-cell>
          <table:table-cell table:style-name="ce169" office:value-type="string">
            <text:p>Step 3: Show Add language form</text:p>
          </table:table-cell>
          <table:table-cell table:style-name="ce180" office:value-type="string">
            <text:p>- Click language combo box</text:p>
            <text:p/>
          </table:table-cell>
          <table:table-cell table:style-name="ce180" office:value-type="string">
            <text:p>- Select a language language drop list</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68];6;FIND(&quot;:&quot;;[.F68];1)-FIND(&quot; &quot;;[.F68];1)-1))&gt;VALUE(MID([.F67];6;FIND(&quot;:&quot;;[.F67];1)-FIND(&quot; &quot;;[.F67];1)-1));&quot;&quot;;MAX([.A$7:.A67])+1)">
            <text:p/>
          </table:table-cell>
          <table:table-cell table:style-name="ce198" office:value-type="string">
            <text:p>ANS_10</text:p>
          </table:table-cell>
          <table:table-cell table:style-name="ce164" table:formula="of:=IF(VALUE(MID([.F68];6;FIND(&quot;:&quot;;[.F68];1)-FIND(&quot; &quot;;[.F68];1)-1))&gt;VALUE(MID([.F67];6;FIND(&quot;:&quot;;[.F67];1)-FIND(&quot; &quot;;[.F67];1)-1));[.C67];[.C67]+1)" office:value-type="float" office:value="6">
            <text:p>006</text:p>
          </table:table-cell>
          <table:table-cell table:style-name="ce169" office:value-type="string">
            <text:p>KS\Answers\Question\Edit Question </text:p>
          </table:table-cell>
          <table:table-cell table:style-name="ce170" office:value-type="string">
            <text:p>Edit question with multi-languages </text:p>
          </table:table-cell>
          <table:table-cell table:style-name="ce169" office:value-type="string">
            <text:p>Step 4: Select language</text:p>
          </table:table-cell>
          <table:table-cell table:style-name="ce180" office:value-type="string">
            <text:p>- Select language(s) to add more by clicking on its name </text:p>
            <text:p>- Click [Save]</text:p>
          </table:table-cell>
          <table:table-cell table:style-name="ce180" office:value-type="string">
            <text:p>- With each selected language, there's a text area corresponding in Submit question form</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69];6;FIND(&quot;:&quot;;[.F69];1)-FIND(&quot; &quot;;[.F69];1)-1))&gt;VALUE(MID([.F68];6;FIND(&quot;:&quot;;[.F68];1)-FIND(&quot; &quot;;[.F68];1)-1));&quot;&quot;;MAX([.A$7:.A68])+1)">
            <text:p/>
          </table:table-cell>
          <table:table-cell table:style-name="ce198" office:value-type="string">
            <text:p>ANS_10</text:p>
          </table:table-cell>
          <table:table-cell table:style-name="ce164" table:formula="of:=IF(VALUE(MID([.F69];6;FIND(&quot;:&quot;;[.F69];1)-FIND(&quot; &quot;;[.F69];1)-1))&gt;VALUE(MID([.F68];6;FIND(&quot;:&quot;;[.F68];1)-FIND(&quot; &quot;;[.F68];1)-1));[.C68];[.C68]+1)" office:value-type="float" office:value="6">
            <text:p>006</text:p>
          </table:table-cell>
          <table:table-cell table:style-name="ce169" office:value-type="string">
            <text:p>KS\Answers\Question\Edit Question </text:p>
          </table:table-cell>
          <table:table-cell table:style-name="ce170" office:value-type="string">
            <text:p>Edit question with multi-languages </text:p>
          </table:table-cell>
          <table:table-cell table:style-name="ce169" office:value-type="string">
            <text:p><text:span text:style-name="T5">Step 5: Edit</text:span><text:span text:style-name="T9"> question</text:span></text:p>
          </table:table-cell>
          <table:table-cell table:style-name="ce169" office:value-type="string">
            <text:p>- Input value for fields</text:p>
            <text:p>- Click [Save]</text:p>
          </table:table-cell>
          <table:table-cell table:style-name="ce169" office:value-type="string">
            <text:p>- The edited question is added with multiple languages.</text:p>
            <text:p>- Question can be displayed in selected languages</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70];6;FIND(&quot;:&quot;;[.F70];1)-FIND(&quot; &quot;;[.F70];1)-1))&gt;VALUE(MID([.F69];6;FIND(&quot;:&quot;;[.F69];1)-FIND(&quot; &quot;;[.F69];1)-1));&quot;&quot;;MAX([.A$7:.A69])+1)" office:value-type="float" office:value="20">
            <text:p>020</text:p>
          </table:table-cell>
          <table:table-cell table:style-name="ce198" office:value-type="string">
            <text:p>ANS_10</text:p>
          </table:table-cell>
          <table:table-cell table:style-name="ce164" table:formula="of:=IF(VALUE(MID([.F70];6;FIND(&quot;:&quot;;[.F70];1)-FIND(&quot; &quot;;[.F70];1)-1))&gt;VALUE(MID([.F69];6;FIND(&quot;:&quot;;[.F69];1)-FIND(&quot; &quot;;[.F69];1)-1));[.C69];[.C69]+1)" office:value-type="float" office:value="7">
            <text:p>007</text:p>
          </table:table-cell>
          <table:table-cell table:style-name="ce169" office:value-type="string">
            <text:p>KS\Answers\Question\Edit Question </text:p>
          </table:table-cell>
          <table:table-cell table:style-name="ce63" office:value-type="string">
            <text:p>Edit question with attachment</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71];6;FIND(&quot;:&quot;;[.F71];1)-FIND(&quot; &quot;;[.F71];1)-1))&gt;VALUE(MID([.F70];6;FIND(&quot;:&quot;;[.F70];1)-FIND(&quot; &quot;;[.F70];1)-1));&quot;&quot;;MAX([.A$7:.A70])+1)">
            <text:p/>
          </table:table-cell>
          <table:table-cell table:style-name="ce198" office:value-type="string">
            <text:p>ANS_10</text:p>
          </table:table-cell>
          <table:table-cell table:style-name="ce164" table:formula="of:=IF(VALUE(MID([.F71];6;FIND(&quot;:&quot;;[.F71];1)-FIND(&quot; &quot;;[.F71];1)-1))&gt;VALUE(MID([.F70];6;FIND(&quot;:&quot;;[.F70];1)-FIND(&quot; &quot;;[.F70];1)-1));[.C70];[.C70]+1)" office:value-type="float" office:value="7">
            <text:p>007</text:p>
          </table:table-cell>
          <table:table-cell table:style-name="ce169" office:value-type="string">
            <text:p>KS\Answers\Question\Edit Question </text:p>
          </table:table-cell>
          <table:table-cell table:style-name="ce170" office:value-type="string">
            <text:p>Edit question with attachment</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72];6;FIND(&quot;:&quot;;[.F72];1)-FIND(&quot; &quot;;[.F72];1)-1))&gt;VALUE(MID([.F71];6;FIND(&quot;:&quot;;[.F71];1)-FIND(&quot; &quot;;[.F71];1)-1));&quot;&quot;;MAX([.A$7:.A71])+1)">
            <text:p/>
          </table:table-cell>
          <table:table-cell table:style-name="ce198" office:value-type="string">
            <text:p>ANS_10</text:p>
          </table:table-cell>
          <table:table-cell table:style-name="ce164" table:formula="of:=IF(VALUE(MID([.F72];6;FIND(&quot;:&quot;;[.F72];1)-FIND(&quot; &quot;;[.F72];1)-1))&gt;VALUE(MID([.F71];6;FIND(&quot;:&quot;;[.F71];1)-FIND(&quot; &quot;;[.F71];1)-1));[.C71];[.C71]+1)" office:value-type="float" office:value="7">
            <text:p>007</text:p>
          </table:table-cell>
          <table:table-cell table:style-name="ce169" office:value-type="string">
            <text:p>KS\Answers\Question\Edit Question </text:p>
          </table:table-cell>
          <table:table-cell table:style-name="ce170" office:value-type="string">
            <text:p>Edit question with attachment</text:p>
          </table:table-cell>
          <table:table-cell table:style-name="ce207" office:value-type="string">
            <text:p>Step 3: Open Attach file form</text:p>
          </table:table-cell>
          <table:table-cell table:style-name="ce180" office:value-type="string">
            <text:p>- Click [Attach file] button</text:p>
          </table:table-cell>
          <table:table-cell table:style-name="ce180" office:value-type="string">
            <text:p>- Attach file form is displayed</text:p>
          </table:table-cell>
          <table:table-cell table:style-name="ce216" office:value-type="string">
            <text:p>Medium</text:p>
          </table:table-cell>
          <table:table-cell table:style-name="ce187"/>
          <table:table-cell table:style-name="ce161" table:number-columns-repeated="217"/>
        </table:table-row>
        <table:table-row table:style-name="ro41">
          <table:table-cell table:style-name="ce149" table:formula="of:=IF(VALUE(MID([.F73];6;FIND(&quot;:&quot;;[.F73];1)-FIND(&quot; &quot;;[.F73];1)-1))&gt;VALUE(MID([.F72];6;FIND(&quot;:&quot;;[.F72];1)-FIND(&quot; &quot;;[.F72];1)-1));&quot;&quot;;MAX([.A$7:.A72])+1)">
            <text:p/>
          </table:table-cell>
          <table:table-cell table:style-name="ce198" office:value-type="string">
            <text:p>ANS_10</text:p>
          </table:table-cell>
          <table:table-cell table:style-name="ce164" table:formula="of:=IF(VALUE(MID([.F73];6;FIND(&quot;:&quot;;[.F73];1)-FIND(&quot; &quot;;[.F73];1)-1))&gt;VALUE(MID([.F72];6;FIND(&quot;:&quot;;[.F72];1)-FIND(&quot; &quot;;[.F72];1)-1));[.C72];[.C72]+1)" office:value-type="float" office:value="7">
            <text:p>007</text:p>
          </table:table-cell>
          <table:table-cell table:style-name="ce169" office:value-type="string">
            <text:p>KS\Answers\Question\Edit Question </text:p>
          </table:table-cell>
          <table:table-cell table:style-name="ce170" office:value-type="string">
            <text:p>Edit question with attachment</text:p>
          </table:table-cell>
          <table:table-cell table:style-name="ce207" office:value-type="string">
            <text:p>Step 4: Attach file</text:p>
          </table:table-cell>
          <table:table-cell table:style-name="ce169" office:value-type="string">
            <text:p>- Click [Browse] button and select a file from your computer</text:p>
            <text:p>- Click Upload icon next to [Browse] button</text:p>
            <text:p>- Click [Save]</text:p>
          </table:table-cell>
          <table:table-cell table:style-name="ce169" office:value-type="string">
            <text:p>- Selected file is added in Attachment list in Submit question form</text:p>
          </table:table-cell>
          <table:table-cell table:style-name="ce216" office:value-type="string">
            <text:p>Medium</text:p>
          </table:table-cell>
          <table:table-cell table:style-name="ce187"/>
          <table:table-cell table:style-name="ce161" table:number-columns-repeated="217"/>
        </table:table-row>
        <table:table-row table:style-name="ro41">
          <table:table-cell table:style-name="ce149" table:formula="of:=IF(VALUE(MID([.F74];6;FIND(&quot;:&quot;;[.F74];1)-FIND(&quot; &quot;;[.F74];1)-1))&gt;VALUE(MID([.F73];6;FIND(&quot;:&quot;;[.F73];1)-FIND(&quot; &quot;;[.F73];1)-1));&quot;&quot;;MAX([.A$7:.A73])+1)">
            <text:p/>
          </table:table-cell>
          <table:table-cell table:style-name="ce198" office:value-type="string">
            <text:p>ANS_10</text:p>
          </table:table-cell>
          <table:table-cell table:style-name="ce164" table:formula="of:=IF(VALUE(MID([.F74];6;FIND(&quot;:&quot;;[.F74];1)-FIND(&quot; &quot;;[.F74];1)-1))&gt;VALUE(MID([.F73];6;FIND(&quot;:&quot;;[.F73];1)-FIND(&quot; &quot;;[.F73];1)-1));[.C73];[.C73]+1)" office:value-type="float" office:value="7">
            <text:p>007</text:p>
          </table:table-cell>
          <table:table-cell table:style-name="ce169" office:value-type="string">
            <text:p>KS\Answers\Question\Edit Question </text:p>
          </table:table-cell>
          <table:table-cell table:style-name="ce170" office:value-type="string">
            <text:p>Edit question with attachment</text:p>
          </table:table-cell>
          <table:table-cell table:style-name="ce207" office:value-type="string">
            <text:p>Step 5: Submit question</text:p>
          </table:table-cell>
          <table:table-cell table:style-name="ce169" office:value-type="string">
            <text:p>- Input valid value for fields</text:p>
            <text:p>- Click [Save]</text:p>
          </table:table-cell>
          <table:table-cell table:style-name="ce169" office:value-type="string">
            <text:p>- The question is edited successfully </text:p>
            <text:p>- Attached file(s) is displayed in attachment list when show detail question</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75];6;FIND(&quot;:&quot;;[.F75];1)-FIND(&quot; &quot;;[.F75];1)-1))&gt;VALUE(MID([.F74];6;FIND(&quot;:&quot;;[.F74];1)-FIND(&quot; &quot;;[.F74];1)-1));&quot;&quot;;MAX([.A$7:.A74])+1)" office:value-type="float" office:value="21">
            <text:p>021</text:p>
          </table:table-cell>
          <table:table-cell table:style-name="ce198" office:value-type="string">
            <text:p>ANS_10</text:p>
          </table:table-cell>
          <table:table-cell table:style-name="ce164" table:formula="of:=IF(VALUE(MID([.F75];6;FIND(&quot;:&quot;;[.F75];1)-FIND(&quot; &quot;;[.F75];1)-1))&gt;VALUE(MID([.F74];6;FIND(&quot;:&quot;;[.F74];1)-FIND(&quot; &quot;;[.F74];1)-1));[.C74];[.C74]+1)" office:value-type="float" office:value="8">
            <text:p>008</text:p>
          </table:table-cell>
          <table:table-cell table:style-name="ce169" office:value-type="string">
            <text:p>KS\Answers\Question\Edit Question </text:p>
          </table:table-cell>
          <table:table-cell table:style-name="ce70" office:value-type="string">
            <text:p>Edit question with invalid size attached file</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76];6;FIND(&quot;:&quot;;[.F76];1)-FIND(&quot; &quot;;[.F76];1)-1))&gt;VALUE(MID([.F75];6;FIND(&quot;:&quot;;[.F75];1)-FIND(&quot; &quot;;[.F75];1)-1));&quot;&quot;;MAX([.A$7:.A75])+1)">
            <text:p/>
          </table:table-cell>
          <table:table-cell table:style-name="ce198" office:value-type="string">
            <text:p>ANS_10</text:p>
          </table:table-cell>
          <table:table-cell table:style-name="ce164" table:formula="of:=IF(VALUE(MID([.F76];6;FIND(&quot;:&quot;;[.F76];1)-FIND(&quot; &quot;;[.F76];1)-1))&gt;VALUE(MID([.F75];6;FIND(&quot;:&quot;;[.F75];1)-FIND(&quot; &quot;;[.F75];1)-1));[.C75];[.C75]+1)" office:value-type="float" office:value="8">
            <text:p>008</text:p>
          </table:table-cell>
          <table:table-cell table:style-name="ce169" office:value-type="string">
            <text:p>KS\Answers\Question\Edit Question </text:p>
          </table:table-cell>
          <table:table-cell table:style-name="ce202" office:value-type="string">
            <text:p>Edit question with invalid size attached file</text:p>
          </table:table-cell>
          <table:table-cell table:style-name="ce169" office:value-type="string">
            <text:p>Step 2: Show Edit question form</text:p>
          </table:table-cell>
          <table:table-cell table:style-name="ce169" office:value-type="string">
            <text:p>- Select category</text:p>
            <text:p>- Right click on one question and select [Edit]</text:p>
          </table:table-cell>
          <table:table-cell table:style-name="ce169" office:value-type="string">
            <text:p>- Edit Question form is displayed with current values in form</text:p>
          </table:table-cell>
          <table:table-cell table:style-name="ce216" office:value-type="string">
            <text:p>Medium</text:p>
          </table:table-cell>
          <table:table-cell table:style-name="ce187"/>
          <table:table-cell table:style-name="ce161" table:number-columns-repeated="217"/>
        </table:table-row>
        <table:table-row table:style-name="ro5">
          <table:table-cell table:style-name="ce149" table:formula="of:=IF(VALUE(MID([.F77];6;FIND(&quot;:&quot;;[.F77];1)-FIND(&quot; &quot;;[.F77];1)-1))&gt;VALUE(MID([.F76];6;FIND(&quot;:&quot;;[.F76];1)-FIND(&quot; &quot;;[.F76];1)-1));&quot;&quot;;MAX([.A$7:.A76])+1)">
            <text:p/>
          </table:table-cell>
          <table:table-cell table:style-name="ce198" office:value-type="string">
            <text:p>ANS_10</text:p>
          </table:table-cell>
          <table:table-cell table:style-name="ce164" table:formula="of:=IF(VALUE(MID([.F77];6;FIND(&quot;:&quot;;[.F77];1)-FIND(&quot; &quot;;[.F77];1)-1))&gt;VALUE(MID([.F76];6;FIND(&quot;:&quot;;[.F76];1)-FIND(&quot; &quot;;[.F76];1)-1));[.C76];[.C76]+1)" office:value-type="float" office:value="8">
            <text:p>008</text:p>
          </table:table-cell>
          <table:table-cell table:style-name="ce169" office:value-type="string">
            <text:p>KS\Answers\Question\Edit Question </text:p>
          </table:table-cell>
          <table:table-cell table:style-name="ce202" office:value-type="string">
            <text:p>Edit question with invalid size attached file</text:p>
          </table:table-cell>
          <table:table-cell table:style-name="ce207" office:value-type="string">
            <text:p>Step 3: Show form to attach file into question content</text:p>
          </table:table-cell>
          <table:table-cell table:style-name="ce180" office:value-type="string">
            <text:p>- Click [Attach file] button</text:p>
          </table:table-cell>
          <table:table-cell table:style-name="ce180" office:value-type="string">
            <text:p>- Attach file form is displayed</text:p>
          </table:table-cell>
          <table:table-cell table:style-name="ce216" office:value-type="string">
            <text:p>Medium</text:p>
          </table:table-cell>
          <table:table-cell table:style-name="ce187"/>
          <table:table-cell table:style-name="ce161" table:number-columns-repeated="217"/>
        </table:table-row>
        <table:table-row table:style-name="ro38">
          <table:table-cell table:style-name="ce149" table:formula="of:=IF(VALUE(MID([.F78];6;FIND(&quot;:&quot;;[.F78];1)-FIND(&quot; &quot;;[.F78];1)-1))&gt;VALUE(MID([.F77];6;FIND(&quot;:&quot;;[.F77];1)-FIND(&quot; &quot;;[.F77];1)-1));&quot;&quot;;MAX([.A$7:.A77])+1)">
            <text:p/>
          </table:table-cell>
          <table:table-cell table:style-name="ce198" office:value-type="string">
            <text:p>ANS_10</text:p>
          </table:table-cell>
          <table:table-cell table:style-name="ce164" table:formula="of:=IF(VALUE(MID([.F78];6;FIND(&quot;:&quot;;[.F78];1)-FIND(&quot; &quot;;[.F78];1)-1))&gt;VALUE(MID([.F77];6;FIND(&quot;:&quot;;[.F77];1)-FIND(&quot; &quot;;[.F77];1)-1));[.C77];[.C77]+1)" office:value-type="float" office:value="8">
            <text:p>008</text:p>
          </table:table-cell>
          <table:table-cell table:style-name="ce169" office:value-type="string">
            <text:p>KS\Answers\Question\Edit Question </text:p>
          </table:table-cell>
          <table:table-cell table:style-name="ce202" office:value-type="string">
            <text:p>Edit question with invalid size attached file</text:p>
          </table:table-cell>
          <table:table-cell table:style-name="ce207" office:value-type="string">
            <text:p>Step 4: Attach file</text:p>
          </table:table-cell>
          <table:table-cell table:style-name="ce169" office:value-type="string">
            <text:p>- Click [Browse] button and select a file that is 0Mb or larger than 10Mb from your machine</text:p>
            <text:p>- Click Upload icon next to [Browse] button</text:p>
            <text:p>- Click [Save]</text:p>
          </table:table-cell>
          <table:table-cell table:style-name="ce169" office:value-type="string">
            <text:p>- Show message requires user to attach file that larger than 0Mb and less than 10Mb</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79];6;FIND(&quot;:&quot;;[.F79];1)-FIND(&quot; &quot;;[.F79];1)-1))&gt;VALUE(MID([.F78];6;FIND(&quot;:&quot;;[.F78];1)-FIND(&quot; &quot;;[.F78];1)-1));&quot;&quot;;MAX([.A$7:.A78])+1)" office:value-type="float" office:value="22">
            <text:p>022</text:p>
          </table:table-cell>
          <table:table-cell table:style-name="ce198" office:value-type="string">
            <text:p>ANS_10</text:p>
          </table:table-cell>
          <table:table-cell table:style-name="ce164" table:formula="of:=IF(VALUE(MID([.F79];6;FIND(&quot;:&quot;;[.F79];1)-FIND(&quot; &quot;;[.F79];1)-1))&gt;VALUE(MID([.F78];6;FIND(&quot;:&quot;;[.F78];1)-FIND(&quot; &quot;;[.F78];1)-1));[.C78];[.C78]+1)" office:value-type="float" office:value="9">
            <text:p>009</text:p>
          </table:table-cell>
          <table:table-cell table:style-name="ce169" office:value-type="string">
            <text:p>KS\Answers\Question\Edit Question </text:p>
          </table:table-cell>
          <table:table-cell table:style-name="ce70" office:value-type="string">
            <text:p>Edit question by normal user</text:p>
          </table:table-cell>
          <table:table-cell table:style-name="ce207" office:value-type="string">
            <text:p>Step 1: Create category &amp; question</text:p>
          </table:table-cell>
          <table:table-cell table:style-name="ce169" office:value-type="string">
            <text:p>- Login by administrator</text:p>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3">
          <table:table-cell table:style-name="ce149" table:formula="of:=IF(VALUE(MID([.F80];6;FIND(&quot;:&quot;;[.F80];1)-FIND(&quot; &quot;;[.F80];1)-1))&gt;VALUE(MID([.F79];6;FIND(&quot;:&quot;;[.F79];1)-FIND(&quot; &quot;;[.F79];1)-1));&quot;&quot;;MAX([.A$7:.A79])+1)">
            <text:p/>
          </table:table-cell>
          <table:table-cell table:style-name="ce198" office:value-type="string">
            <text:p>ANS_10</text:p>
          </table:table-cell>
          <table:table-cell table:style-name="ce164" table:formula="of:=IF(VALUE(MID([.F80];6;FIND(&quot;:&quot;;[.F80];1)-FIND(&quot; &quot;;[.F80];1)-1))&gt;VALUE(MID([.F79];6;FIND(&quot;:&quot;;[.F79];1)-FIND(&quot; &quot;;[.F79];1)-1));[.C79];[.C79]+1)" office:value-type="float" office:value="9">
            <text:p>009</text:p>
          </table:table-cell>
          <table:table-cell table:style-name="ce169" office:value-type="string">
            <text:p>KS\Answers\Question\Edit Question </text:p>
          </table:table-cell>
          <table:table-cell table:style-name="ce202" office:value-type="string">
            <text:p>Edit question by normal user</text:p>
          </table:table-cell>
          <table:table-cell table:style-name="ce207" office:value-type="string">
            <text:p>Step 2: Edit question</text:p>
          </table:table-cell>
          <table:table-cell table:style-name="ce169" office:value-type="string">
            <text:p>- Login by normal user</text:p>
            <text:p>- Right click on question which created at step above</text:p>
          </table:table-cell>
          <table:table-cell table:style-name="ce169" office:value-type="string">
            <text:p>- Edit item disappears in menu action and there is no way to edit question by normal user</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81];6;FIND(&quot;:&quot;;[.F81];1)-FIND(&quot; &quot;;[.F81];1)-1))&gt;VALUE(MID([.F80];6;FIND(&quot;:&quot;;[.F80];1)-FIND(&quot; &quot;;[.F80];1)-1));&quot;&quot;;MAX([.A$7:.A80])+1)" office:value-type="float" office:value="23">
            <text:p>023</text:p>
          </table:table-cell>
          <table:table-cell table:style-name="ce198" office:value-type="string">
            <text:p>ANS_10</text:p>
          </table:table-cell>
          <table:table-cell table:style-name="ce164" table:formula="of:=IF(VALUE(MID([.F81];6;FIND(&quot;:&quot;;[.F81];1)-FIND(&quot; &quot;;[.F81];1)-1))&gt;VALUE(MID([.F80];6;FIND(&quot;:&quot;;[.F80];1)-FIND(&quot; &quot;;[.F80];1)-1));[.C80];[.C80]+1)" office:value-type="float" office:value="10">
            <text:p>010</text:p>
          </table:table-cell>
          <table:table-cell table:style-name="ce169" office:value-type="string">
            <text:p>KS\Answers\Question\Edit Question </text:p>
          </table:table-cell>
          <table:table-cell table:style-name="ce70" office:value-type="string">
            <text:p>Edit question by anonymous user</text:p>
          </table:table-cell>
          <table:table-cell table:style-name="ce207" office:value-type="string">
            <text:p>Step 1: Create category &amp; question</text:p>
          </table:table-cell>
          <table:table-cell table:style-name="ce169" office:value-type="string">
            <text:p>- Login by administrator</text:p>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82];6;FIND(&quot;:&quot;;[.F82];1)-FIND(&quot; &quot;;[.F82];1)-1))&gt;VALUE(MID([.F81];6;FIND(&quot;:&quot;;[.F81];1)-FIND(&quot; &quot;;[.F81];1)-1));&quot;&quot;;MAX([.A$7:.A81])+1)">
            <text:p/>
          </table:table-cell>
          <table:table-cell table:style-name="ce198" office:value-type="string">
            <text:p>ANS_10</text:p>
          </table:table-cell>
          <table:table-cell table:style-name="ce164" table:formula="of:=IF(VALUE(MID([.F82];6;FIND(&quot;:&quot;;[.F82];1)-FIND(&quot; &quot;;[.F82];1)-1))&gt;VALUE(MID([.F81];6;FIND(&quot;:&quot;;[.F81];1)-FIND(&quot; &quot;;[.F81];1)-1));[.C81];[.C81]+1)" office:value-type="float" office:value="10">
            <text:p>010</text:p>
          </table:table-cell>
          <table:table-cell table:style-name="ce169" office:value-type="string">
            <text:p>KS\Answers\Question\Edit Question </text:p>
          </table:table-cell>
          <table:table-cell table:style-name="ce202" office:value-type="string">
            <text:p>Edit question by anonymous user</text:p>
          </table:table-cell>
          <table:table-cell table:style-name="ce207" office:value-type="string">
            <text:p>Step 2: Edit question</text:p>
          </table:table-cell>
          <table:table-cell table:style-name="ce169" office:value-type="string">
            <text:p>- Go to Answers page without user login</text:p>
            <text:p>- Right click on question which created at step above</text:p>
          </table:table-cell>
          <table:table-cell table:style-name="ce169" office:value-type="string">
            <text:p>- Edit item disappears in menu action and there is no way to edit question by anonymous user</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83];6;FIND(&quot;:&quot;;[.F83];1)-FIND(&quot; &quot;;[.F83];1)-1))&gt;VALUE(MID([.F82];6;FIND(&quot;:&quot;;[.F82];1)-FIND(&quot; &quot;;[.F82];1)-1));&quot;&quot;;MAX([.A$7:.A82])+1)" office:value-type="float" office:value="24">
            <text:p>024</text:p>
          </table:table-cell>
          <table:table-cell table:style-name="ce198" office:value-type="string">
            <text:p>ANS_10</text:p>
          </table:table-cell>
          <table:table-cell table:style-name="ce164" table:formula="of:=IF(VALUE(MID([.F83];6;FIND(&quot;:&quot;;[.F83];1)-FIND(&quot; &quot;;[.F83];1)-1))&gt;VALUE(MID([.F82];6;FIND(&quot;:&quot;;[.F82];1)-FIND(&quot; &quot;;[.F82];1)-1));[.C82];[.C82]+1)" office:value-type="float" office:value="11">
            <text:p>011</text:p>
          </table:table-cell>
          <table:table-cell table:style-name="ce169" office:value-type="string">
            <text:p>KS\Answers\Question\Edit Question </text:p>
          </table:table-cell>
          <table:table-cell table:style-name="ce70" office:value-type="string">
            <text:p>Edit Question by normal user who is owner question</text:p>
          </table:table-cell>
          <table:table-cell table:style-name="ce207" office:value-type="string">
            <text:p>Step 1: Create category &amp; question</text:p>
          </table:table-cell>
          <table:table-cell table:style-name="ce169" office:value-type="string">
            <text:p>- Login by normal user</text:p>
            <text:p>- Create some questions </text:p>
          </table:table-cell>
          <table:table-cell table:style-name="ce180" office:value-type="string">
            <text:p><text:span text:style-name="T15">Questions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54">
          <table:table-cell table:style-name="ce149" table:formula="of:=IF(VALUE(MID([.F84];6;FIND(&quot;:&quot;;[.F84];1)-FIND(&quot; &quot;;[.F84];1)-1))&gt;VALUE(MID([.F83];6;FIND(&quot;:&quot;;[.F83];1)-FIND(&quot; &quot;;[.F83];1)-1));&quot;&quot;;MAX([.A$7:.A83])+1)">
            <text:p/>
          </table:table-cell>
          <table:table-cell table:style-name="ce198" office:value-type="string">
            <text:p>ANS_10</text:p>
          </table:table-cell>
          <table:table-cell table:style-name="ce164" table:formula="of:=IF(VALUE(MID([.F84];6;FIND(&quot;:&quot;;[.F84];1)-FIND(&quot; &quot;;[.F84];1)-1))&gt;VALUE(MID([.F83];6;FIND(&quot;:&quot;;[.F83];1)-FIND(&quot; &quot;;[.F83];1)-1));[.C83];[.C83]+1)" office:value-type="float" office:value="11">
            <text:p>011</text:p>
          </table:table-cell>
          <table:table-cell table:style-name="ce169" office:value-type="string">
            <text:p>KS\Answers\Question\Edit Question </text:p>
          </table:table-cell>
          <table:table-cell table:style-name="ce202" office:value-type="string">
            <text:p>Edit Question by normal user who is owner question</text:p>
          </table:table-cell>
          <table:table-cell table:style-name="ce207" office:value-type="string">
            <text:p>Step 2: Open Edit question form</text:p>
          </table:table-cell>
          <table:table-cell table:style-name="ce169" office:value-type="string">
            <text:p>Right click on question which has just created at step above and select <text:span text:style-name="T17">Edit </text:span><text:span text:style-name="T18"><text:s/>in menu</text:span></text:p>
          </table:table-cell>
          <table:table-cell table:style-name="ce169" office:value-type="string">
            <text:p>Edit question form is displayed with properties </text:p>
          </table:table-cell>
          <table:table-cell table:style-name="ce216" office:value-type="string">
            <text:p>Medium</text:p>
          </table:table-cell>
          <table:table-cell table:style-name="ce187"/>
          <table:table-cell table:style-name="ce161" table:number-columns-repeated="217"/>
        </table:table-row>
        <table:table-row table:style-name="ro54">
          <table:table-cell table:style-name="ce149" table:formula="of:=IF(VALUE(MID([.F85];6;FIND(&quot;:&quot;;[.F85];1)-FIND(&quot; &quot;;[.F85];1)-1))&gt;VALUE(MID([.F84];6;FIND(&quot;:&quot;;[.F84];1)-FIND(&quot; &quot;;[.F84];1)-1));&quot;&quot;;MAX([.A$7:.A84])+1)">
            <text:p/>
          </table:table-cell>
          <table:table-cell table:style-name="ce198" office:value-type="string">
            <text:p>ANS_10</text:p>
          </table:table-cell>
          <table:table-cell table:style-name="ce164" table:formula="of:=IF(VALUE(MID([.F85];6;FIND(&quot;:&quot;;[.F85];1)-FIND(&quot; &quot;;[.F85];1)-1))&gt;VALUE(MID([.F84];6;FIND(&quot;:&quot;;[.F84];1)-FIND(&quot; &quot;;[.F84];1)-1));[.C84];[.C84]+1)" office:value-type="float" office:value="11">
            <text:p>011</text:p>
          </table:table-cell>
          <table:table-cell table:style-name="ce169" office:value-type="string">
            <text:p>KS\Answers\Question\Edit Question </text:p>
          </table:table-cell>
          <table:table-cell table:style-name="ce202" office:value-type="string">
            <text:p>Edit Question by normal user who is owner question</text:p>
          </table:table-cell>
          <table:table-cell table:style-name="ce207" office:value-type="string">
            <text:p>Step 3: Edit Question</text:p>
          </table:table-cell>
          <table:table-cell table:style-name="ce169" office:value-type="string">
            <text:p>- Input value for fields </text:p>
            <text:p>- Click [Save]</text:p>
          </table:table-cell>
          <table:table-cell table:style-name="ce169" office:value-type="string">
            <text:p>Questions is edited successful by owner question</text:p>
          </table:table-cell>
          <table:table-cell table:style-name="ce216" office:value-type="string">
            <text:p>Medium</text:p>
          </table:table-cell>
          <table:table-cell table:style-name="ce187"/>
          <table:table-cell table:style-name="ce161" table:number-columns-repeated="217"/>
        </table:table-row>
        <table:table-row table:style-name="ro41">
          <table:table-cell table:style-name="ce149" table:formula="of:=IF(VALUE(MID([.F86];6;FIND(&quot;:&quot;;[.F86];1)-FIND(&quot; &quot;;[.F86];1)-1))&gt;VALUE(MID([.F85];6;FIND(&quot;:&quot;;[.F85];1)-FIND(&quot; &quot;;[.F85];1)-1));&quot;&quot;;MAX([.A$7:.A85])+1)" office:value-type="float" office:value="25">
            <text:p>025</text:p>
          </table:table-cell>
          <table:table-cell table:style-name="ce198" office:value-type="string">
            <text:p>ANS_10</text:p>
          </table:table-cell>
          <table:table-cell table:style-name="ce164" table:formula="of:=IF(VALUE(MID([.F86];6;FIND(&quot;:&quot;;[.F86];1)-FIND(&quot; &quot;;[.F86];1)-1))&gt;VALUE(MID([.F85];6;FIND(&quot;:&quot;;[.F85];1)-FIND(&quot; &quot;;[.F85];1)-1));[.C85];[.C85]+1)" office:value-type="float" office:value="12">
            <text:p>012</text:p>
          </table:table-cell>
          <table:table-cell table:style-name="ce169" office:value-type="string">
            <text:p>KS\Answers\Question\Edit Question </text:p>
          </table:table-cell>
          <table:table-cell table:style-name="ce70" office:value-type="string">
            <text:p>Approve question while editing</text:p>
          </table:table-cell>
          <table:table-cell table:style-name="ce207" office:value-type="string">
            <text:p>Step 1: Create category &amp; question</text:p>
          </table:table-cell>
          <table:table-cell table:style-name="ce169" office:value-type="string">
            <text:p>- Create some categories, also include the categories. require moderation on the new <text:s/>questions.</text:p>
            <text:p>- Create some questions in that category</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87];6;FIND(&quot;:&quot;;[.F87];1)-FIND(&quot; &quot;;[.F87];1)-1))&gt;VALUE(MID([.F86];6;FIND(&quot;:&quot;;[.F86];1)-FIND(&quot; &quot;;[.F86];1)-1));&quot;&quot;;MAX([.A$7:.A86])+1)">
            <text:p/>
          </table:table-cell>
          <table:table-cell table:style-name="ce198" office:value-type="string">
            <text:p>ANS_10</text:p>
          </table:table-cell>
          <table:table-cell table:style-name="ce164" table:formula="of:=IF(VALUE(MID([.F87];6;FIND(&quot;:&quot;;[.F87];1)-FIND(&quot; &quot;;[.F87];1)-1))&gt;VALUE(MID([.F86];6;FIND(&quot;:&quot;;[.F86];1)-FIND(&quot; &quot;;[.F86];1)-1));[.C86];[.C86]+1)" office:value-type="float" office:value="12">
            <text:p>012</text:p>
          </table:table-cell>
          <table:table-cell table:style-name="ce169" office:value-type="string">
            <text:p>KS\Answers\Question\Edit Question </text:p>
          </table:table-cell>
          <table:table-cell table:style-name="ce202" office:value-type="string">
            <text:p>Approve question while editing</text:p>
          </table:table-cell>
          <table:table-cell table:style-name="ce169" office:value-type="string">
            <text:p>Step 2: Show Edit question form</text:p>
          </table:table-cell>
          <table:table-cell table:style-name="ce169" office:value-type="string">
            <text:p>- Select category</text:p>
            <text:p>- Right click on one question that is pending for approval/moderation and select [Edit]</text:p>
          </table:table-cell>
          <table:table-cell table:style-name="ce169" office:value-type="string">
            <text:p>- Edit Question form is displayed with current values in form</text:p>
            <text:p>- Approved check box is not ticked</text:p>
          </table:table-cell>
          <table:table-cell table:style-name="ce216" office:value-type="string">
            <text:p>Medium</text:p>
          </table:table-cell>
          <table:table-cell table:style-name="ce187"/>
          <table:table-cell table:style-name="ce161" table:number-columns-repeated="217"/>
        </table:table-row>
        <table:table-row table:style-name="ro55">
          <table:table-cell table:style-name="ce149" table:formula="of:=IF(VALUE(MID([.F88];6;FIND(&quot;:&quot;;[.F88];1)-FIND(&quot; &quot;;[.F88];1)-1))&gt;VALUE(MID([.F87];6;FIND(&quot;:&quot;;[.F87];1)-FIND(&quot; &quot;;[.F87];1)-1));&quot;&quot;;MAX([.A$7:.A87])+1)">
            <text:p/>
          </table:table-cell>
          <table:table-cell table:style-name="ce198" office:value-type="string">
            <text:p>ANS_10</text:p>
          </table:table-cell>
          <table:table-cell table:style-name="ce164" table:formula="of:=IF(VALUE(MID([.F88];6;FIND(&quot;:&quot;;[.F88];1)-FIND(&quot; &quot;;[.F88];1)-1))&gt;VALUE(MID([.F87];6;FIND(&quot;:&quot;;[.F87];1)-FIND(&quot; &quot;;[.F87];1)-1));[.C87];[.C87]+1)" office:value-type="float" office:value="12">
            <text:p>012</text:p>
          </table:table-cell>
          <table:table-cell table:style-name="ce169" office:value-type="string">
            <text:p>KS\Answers\Question\Edit Question </text:p>
          </table:table-cell>
          <table:table-cell table:style-name="ce202" office:value-type="string">
            <text:p>Approve question while editing</text:p>
          </table:table-cell>
          <table:table-cell table:style-name="ce169" office:value-type="string">
            <text:p>Step 3: Edit Question with approved option</text:p>
          </table:table-cell>
          <table:table-cell table:style-name="ce169" office:value-type="string">
            <text:p>- Input valid data in required fields.</text:p>
            <text:p>- Tick on Approved check box</text:p>
            <text:p>- Click [Save] button</text:p>
          </table:table-cell>
          <table:table-cell table:style-name="ce182"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89];6;FIND(&quot;:&quot;;[.F89];1)-FIND(&quot; &quot;;[.F89];1)-1))&gt;VALUE(MID([.F88];6;FIND(&quot;:&quot;;[.F88];1)-FIND(&quot; &quot;;[.F88];1)-1));&quot;&quot;;MAX([.A$7:.A88])+1)" office:value-type="float" office:value="26">
            <text:p>026</text:p>
          </table:table-cell>
          <table:table-cell table:style-name="ce198" office:value-type="string">
            <text:p>ANS_10</text:p>
          </table:table-cell>
          <table:table-cell table:style-name="ce164" table:formula="of:=IF(VALUE(MID([.F89];6;FIND(&quot;:&quot;;[.F89];1)-FIND(&quot; &quot;;[.F89];1)-1))&gt;VALUE(MID([.F88];6;FIND(&quot;:&quot;;[.F88];1)-FIND(&quot; &quot;;[.F88];1)-1));[.C88];[.C88]+1)" office:value-type="float" office:value="13">
            <text:p>013</text:p>
          </table:table-cell>
          <table:table-cell table:style-name="ce169" office:value-type="string">
            <text:p>KS\Answers\Question\Edit Question </text:p>
          </table:table-cell>
          <table:table-cell table:style-name="ce202" office:value-type="string">
            <text:p>Disapprove question while editing</text:p>
          </table:table-cell>
          <table:table-cell table:style-name="ce207" office:value-type="string">
            <text:p>Step 1: Create category &amp; question</text:p>
          </table:table-cell>
          <table:table-cell table:style-name="ce169" office:value-type="string">
            <text:p>- Create some categories</text:p>
            <text:p>- Create some questions in that categories</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90];6;FIND(&quot;:&quot;;[.F90];1)-FIND(&quot; &quot;;[.F90];1)-1))&gt;VALUE(MID([.F89];6;FIND(&quot;:&quot;;[.F89];1)-FIND(&quot; &quot;;[.F89];1)-1));&quot;&quot;;MAX([.A$7:.A89])+1)">
            <text:p/>
          </table:table-cell>
          <table:table-cell table:style-name="ce198" office:value-type="string">
            <text:p>ANS_10</text:p>
          </table:table-cell>
          <table:table-cell table:style-name="ce164" table:formula="of:=IF(VALUE(MID([.F90];6;FIND(&quot;:&quot;;[.F90];1)-FIND(&quot; &quot;;[.F90];1)-1))&gt;VALUE(MID([.F89];6;FIND(&quot;:&quot;;[.F89];1)-FIND(&quot; &quot;;[.F89];1)-1));[.C89];[.C89]+1)" office:value-type="float" office:value="13">
            <text:p>013</text:p>
          </table:table-cell>
          <table:table-cell table:style-name="ce169" office:value-type="string">
            <text:p>KS\Answers\Question\Edit Question </text:p>
          </table:table-cell>
          <table:table-cell table:style-name="ce202" office:value-type="string">
            <text:p>Disapprove question while editing</text:p>
          </table:table-cell>
          <table:table-cell table:style-name="ce169" office:value-type="string">
            <text:p>Step 2: Show Edit question form</text:p>
          </table:table-cell>
          <table:table-cell table:style-name="ce169" office:value-type="string">
            <text:p>- Select category</text:p>
            <text:p>- Right click on one approved question <text:s/>and select [Edit]</text:p>
          </table:table-cell>
          <table:table-cell table:style-name="ce169" office:value-type="string">
            <text:p>- Edit Question form is displayed with current values in form</text:p>
            <text:p>- Approved check box is ticked.</text:p>
            <text:p/>
          </table:table-cell>
          <table:table-cell table:style-name="ce216" office:value-type="string">
            <text:p>Medium</text:p>
          </table:table-cell>
          <table:table-cell table:style-name="ce187"/>
          <table:table-cell table:style-name="ce161" table:number-columns-repeated="217"/>
        </table:table-row>
        <table:table-row table:style-name="ro55">
          <table:table-cell table:style-name="ce149" table:formula="of:=IF(VALUE(MID([.F91];6;FIND(&quot;:&quot;;[.F91];1)-FIND(&quot; &quot;;[.F91];1)-1))&gt;VALUE(MID([.F90];6;FIND(&quot;:&quot;;[.F90];1)-FIND(&quot; &quot;;[.F90];1)-1));&quot;&quot;;MAX([.A$7:.A90])+1)">
            <text:p/>
          </table:table-cell>
          <table:table-cell table:style-name="ce198" office:value-type="string">
            <text:p>ANS_10</text:p>
          </table:table-cell>
          <table:table-cell table:style-name="ce164" table:formula="of:=IF(VALUE(MID([.F91];6;FIND(&quot;:&quot;;[.F91];1)-FIND(&quot; &quot;;[.F91];1)-1))&gt;VALUE(MID([.F90];6;FIND(&quot;:&quot;;[.F90];1)-FIND(&quot; &quot;;[.F90];1)-1));[.C90];[.C90]+1)" office:value-type="float" office:value="13">
            <text:p>013</text:p>
          </table:table-cell>
          <table:table-cell table:style-name="ce169" office:value-type="string">
            <text:p>KS\Answers\Question\Edit Question </text:p>
          </table:table-cell>
          <table:table-cell table:style-name="ce202" office:value-type="string">
            <text:p>Disapprove question while editing</text:p>
          </table:table-cell>
          <table:table-cell table:style-name="ce169" office:value-type="string">
            <text:p>Step 3: Edit Question with unapproved option</text:p>
          </table:table-cell>
          <table:table-cell table:style-name="ce169" office:value-type="string">
            <text:p>- Input valid data in required fields.</text:p>
            <text:p>- Do not tick on Approved check box</text:p>
            <text:p>- Click [Save] button</text:p>
          </table:table-cell>
          <table:table-cell table:style-name="ce182"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92];6;FIND(&quot;:&quot;;[.F92];1)-FIND(&quot; &quot;;[.F92];1)-1))&gt;VALUE(MID([.F91];6;FIND(&quot;:&quot;;[.F91];1)-FIND(&quot; &quot;;[.F91];1)-1));&quot;&quot;;MAX([.A$7:.A91])+1)" office:value-type="float" office:value="27">
            <text:p>027</text:p>
          </table:table-cell>
          <table:table-cell table:style-name="ce198" office:value-type="string">
            <text:p>ANS_10</text:p>
          </table:table-cell>
          <table:table-cell table:style-name="ce164" table:formula="of:=IF(VALUE(MID([.F92];6;FIND(&quot;:&quot;;[.F92];1)-FIND(&quot; &quot;;[.F92];1)-1))&gt;VALUE(MID([.F91];6;FIND(&quot;:&quot;;[.F91];1)-FIND(&quot; &quot;;[.F91];1)-1));[.C91];[.C91]+1)" office:value-type="float" office:value="14">
            <text:p>014</text:p>
          </table:table-cell>
          <table:table-cell table:style-name="ce169" office:value-type="string">
            <text:p>KS\Answers\Question\Edit Question </text:p>
          </table:table-cell>
          <table:table-cell table:style-name="ce70" office:value-type="string">
            <text:p>Hide question while editing</text:p>
          </table:table-cell>
          <table:table-cell table:style-name="ce207" office:value-type="string">
            <text:p>Step 1: Create category &amp; question</text:p>
          </table:table-cell>
          <table:table-cell table:style-name="ce169" office:value-type="string">
            <text:p>- Create some categories</text:p>
            <text:p>- Create some questions in that categories</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93];6;FIND(&quot;:&quot;;[.F93];1)-FIND(&quot; &quot;;[.F93];1)-1))&gt;VALUE(MID([.F92];6;FIND(&quot;:&quot;;[.F92];1)-FIND(&quot; &quot;;[.F92];1)-1));&quot;&quot;;MAX([.A$7:.A92])+1)">
            <text:p/>
          </table:table-cell>
          <table:table-cell table:style-name="ce198" office:value-type="string">
            <text:p>ANS_10</text:p>
          </table:table-cell>
          <table:table-cell table:style-name="ce164" table:formula="of:=IF(VALUE(MID([.F93];6;FIND(&quot;:&quot;;[.F93];1)-FIND(&quot; &quot;;[.F93];1)-1))&gt;VALUE(MID([.F92];6;FIND(&quot;:&quot;;[.F92];1)-FIND(&quot; &quot;;[.F92];1)-1));[.C92];[.C92]+1)" office:value-type="float" office:value="14">
            <text:p>014</text:p>
          </table:table-cell>
          <table:table-cell table:style-name="ce169" office:value-type="string">
            <text:p>KS\Answers\Question\Edit Question </text:p>
          </table:table-cell>
          <table:table-cell table:style-name="ce202" office:value-type="string">
            <text:p>Hide question while editing</text:p>
          </table:table-cell>
          <table:table-cell table:style-name="ce169" office:value-type="string">
            <text:p>Step 2: Show Edit question form</text:p>
          </table:table-cell>
          <table:table-cell table:style-name="ce169" office:value-type="string">
            <text:p>- Select category</text:p>
            <text:p>- Right click on one activated question <text:s/>and select [Edit]</text:p>
          </table:table-cell>
          <table:table-cell table:style-name="ce169" office:value-type="string">
            <text:p>- Edit Question form is displayed with current values in form</text:p>
            <text:p>- Activated check box is ticked.</text:p>
            <text:p/>
          </table:table-cell>
          <table:table-cell table:style-name="ce216" office:value-type="string">
            <text:p>Medium</text:p>
          </table:table-cell>
          <table:table-cell table:style-name="ce187"/>
          <table:table-cell table:style-name="ce161" table:number-columns-repeated="217"/>
        </table:table-row>
        <table:table-row table:style-name="ro55">
          <table:table-cell table:style-name="ce149" table:formula="of:=IF(VALUE(MID([.F94];6;FIND(&quot;:&quot;;[.F94];1)-FIND(&quot; &quot;;[.F94];1)-1))&gt;VALUE(MID([.F93];6;FIND(&quot;:&quot;;[.F93];1)-FIND(&quot; &quot;;[.F93];1)-1));&quot;&quot;;MAX([.A$7:.A93])+1)">
            <text:p/>
          </table:table-cell>
          <table:table-cell table:style-name="ce198" office:value-type="string">
            <text:p>ANS_10</text:p>
          </table:table-cell>
          <table:table-cell table:style-name="ce164" table:formula="of:=IF(VALUE(MID([.F94];6;FIND(&quot;:&quot;;[.F94];1)-FIND(&quot; &quot;;[.F94];1)-1))&gt;VALUE(MID([.F93];6;FIND(&quot;:&quot;;[.F93];1)-FIND(&quot; &quot;;[.F93];1)-1));[.C93];[.C93]+1)" office:value-type="float" office:value="14">
            <text:p>014</text:p>
          </table:table-cell>
          <table:table-cell table:style-name="ce169" office:value-type="string">
            <text:p>KS\Answers\Question\Edit Question </text:p>
          </table:table-cell>
          <table:table-cell table:style-name="ce202" office:value-type="string">
            <text:p>Hide question while editing</text:p>
          </table:table-cell>
          <table:table-cell table:style-name="ce169" office:value-type="string">
            <text:p>Step 3: Edit Question with unapproved option</text:p>
          </table:table-cell>
          <table:table-cell table:style-name="ce169" office:value-type="string">
            <text:p>- Input valid data in required fields.</text:p>
            <text:p>- Do not tick on Activated check box</text:p>
            <text:p>- Click [Save] button</text:p>
          </table:table-cell>
          <table:table-cell table:style-name="ce182"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16" office:value-type="string">
            <text:p>Medium</text:p>
          </table:table-cell>
          <table:table-cell table:style-name="ce187"/>
          <table:table-cell table:style-name="ce161" table:number-columns-repeated="217"/>
        </table:table-row>
        <table:table-row table:style-name="ro9">
          <table:table-cell table:style-name="ce149" table:formula="of:=IF(VALUE(MID([.F95];6;FIND(&quot;:&quot;;[.F95];1)-FIND(&quot; &quot;;[.F95];1)-1))&gt;VALUE(MID([.F94];6;FIND(&quot;:&quot;;[.F94];1)-FIND(&quot; &quot;;[.F94];1)-1));&quot;&quot;;MAX([.A$7:.A94])+1)" office:value-type="float" office:value="28">
            <text:p>028</text:p>
          </table:table-cell>
          <table:table-cell table:style-name="ce198" office:value-type="string">
            <text:p>ANS_10</text:p>
          </table:table-cell>
          <table:table-cell table:style-name="ce164" table:formula="of:=IF(VALUE(MID([.F95];6;FIND(&quot;:&quot;;[.F95];1)-FIND(&quot; &quot;;[.F95];1)-1))&gt;VALUE(MID([.F94];6;FIND(&quot;:&quot;;[.F94];1)-FIND(&quot; &quot;;[.F94];1)-1));[.C94];[.C94]+1)" office:value-type="float" office:value="15">
            <text:p>015</text:p>
          </table:table-cell>
          <table:table-cell table:style-name="ce169" office:value-type="string">
            <text:p>KS\Answers\Question\Edit Question </text:p>
          </table:table-cell>
          <table:table-cell table:style-name="ce70" office:value-type="string">
            <text:p>Activate question while editing</text:p>
          </table:table-cell>
          <table:table-cell table:style-name="ce207" office:value-type="string">
            <text:p>Step 1: Create category &amp; question</text:p>
          </table:table-cell>
          <table:table-cell table:style-name="ce169" office:value-type="string">
            <text:p>- Create some categories</text:p>
            <text:p>- Create some questions in that categories</text:p>
          </table:table-cell>
          <table:table-cell table:style-name="ce214" office:value-type="string">
            <text:p><text:span text:style-name="T15">- Category and question are created successfully</text:span></text:p>
            <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96];6;FIND(&quot;:&quot;;[.F96];1)-FIND(&quot; &quot;;[.F96];1)-1))&gt;VALUE(MID([.F95];6;FIND(&quot;:&quot;;[.F95];1)-FIND(&quot; &quot;;[.F95];1)-1));&quot;&quot;;MAX([.A$7:.A95])+1)">
            <text:p/>
          </table:table-cell>
          <table:table-cell table:style-name="ce198" office:value-type="string">
            <text:p>ANS_10</text:p>
          </table:table-cell>
          <table:table-cell table:style-name="ce164" table:formula="of:=IF(VALUE(MID([.F96];6;FIND(&quot;:&quot;;[.F96];1)-FIND(&quot; &quot;;[.F96];1)-1))&gt;VALUE(MID([.F95];6;FIND(&quot;:&quot;;[.F95];1)-FIND(&quot; &quot;;[.F95];1)-1));[.C95];[.C95]+1)" office:value-type="float" office:value="15">
            <text:p>015</text:p>
          </table:table-cell>
          <table:table-cell table:style-name="ce169" office:value-type="string">
            <text:p>KS\Answers\Question\Edit Question </text:p>
          </table:table-cell>
          <table:table-cell table:style-name="ce202" office:value-type="string">
            <text:p>Activate question while editing</text:p>
          </table:table-cell>
          <table:table-cell table:style-name="ce169" office:value-type="string">
            <text:p>Step 2: Show Edit question form</text:p>
          </table:table-cell>
          <table:table-cell table:style-name="ce169" office:value-type="string">
            <text:p>- Select category</text:p>
            <text:p>- Right click on one question <text:s/>that is inactivated and select [Edit]</text:p>
          </table:table-cell>
          <table:table-cell table:style-name="ce169" office:value-type="string">
            <text:p>- Edit Question form is displayed with current values in form</text:p>
            <text:p>- Activated check box is not ticked.</text:p>
          </table:table-cell>
          <table:table-cell table:style-name="ce216" office:value-type="string">
            <text:p>Medium</text:p>
          </table:table-cell>
          <table:table-cell table:style-name="ce187"/>
          <table:table-cell table:style-name="ce161" table:number-columns-repeated="217"/>
        </table:table-row>
        <table:table-row table:style-name="ro41">
          <table:table-cell table:style-name="ce149" table:formula="of:=IF(VALUE(MID([.F97];6;FIND(&quot;:&quot;;[.F97];1)-FIND(&quot; &quot;;[.F97];1)-1))&gt;VALUE(MID([.F96];6;FIND(&quot;:&quot;;[.F96];1)-FIND(&quot; &quot;;[.F96];1)-1));&quot;&quot;;MAX([.A$7:.A96])+1)">
            <text:p/>
          </table:table-cell>
          <table:table-cell table:style-name="ce198" office:value-type="string">
            <text:p>ANS_10</text:p>
          </table:table-cell>
          <table:table-cell table:style-name="ce164" table:formula="of:=IF(VALUE(MID([.F97];6;FIND(&quot;:&quot;;[.F97];1)-FIND(&quot; &quot;;[.F97];1)-1))&gt;VALUE(MID([.F96];6;FIND(&quot;:&quot;;[.F96];1)-FIND(&quot; &quot;;[.F96];1)-1));[.C96];[.C96]+1)" office:value-type="float" office:value="15">
            <text:p>015</text:p>
          </table:table-cell>
          <table:table-cell table:style-name="ce169" office:value-type="string">
            <text:p>KS\Answers\Question\Edit Question </text:p>
          </table:table-cell>
          <table:table-cell table:style-name="ce202" office:value-type="string">
            <text:p>Activate question while editing</text:p>
          </table:table-cell>
          <table:table-cell table:style-name="ce169" office:value-type="string">
            <text:p>Step 3: Edit Question with unapproved option</text:p>
          </table:table-cell>
          <table:table-cell table:style-name="ce169" office:value-type="string">
            <text:p>- Input valid data in required fields.</text:p>
            <text:p>- Tick on Activated check box</text:p>
            <text:p>- Click [Save] button</text:p>
          </table:table-cell>
          <table:table-cell table:style-name="ce182" office:value-type="string">
            <text:p><text:span text:style-name="T9">- The edited question is changed its status from inactivated in to activated.</text:span></text:p>
            <text:p><text:span text:style-name="T9">- The edited question can be searched.</text:span></text:p>
          </table:table-cell>
          <table:table-cell table:style-name="ce216" office:value-type="string">
            <text:p>Medium</text:p>
          </table:table-cell>
          <table:table-cell table:style-name="ce187"/>
          <table:table-cell table:style-name="ce161" table:number-columns-repeated="217"/>
        </table:table-row>
        <table:table-row table:style-name="ro32">
          <table:table-cell table:style-name="ce149" table:formula="of:=IF(VALUE(MID([.F98];6;FIND(&quot;:&quot;;[.F98];1)-FIND(&quot; &quot;;[.F98];1)-1))&gt;VALUE(MID([.F97];6;FIND(&quot;:&quot;;[.F97];1)-FIND(&quot; &quot;;[.F97];1)-1));&quot;&quot;;MAX([.A$7:.A97])+1)" office:value-type="float" office:value="29">
            <text:p>029</text:p>
          </table:table-cell>
          <table:table-cell table:style-name="ce198" office:value-type="string">
            <text:p>ANS_11_01</text:p>
          </table:table-cell>
          <table:table-cell table:style-name="ce164" office:value-type="float" office:value="1">
            <text:p>001</text:p>
          </table:table-cell>
          <table:table-cell table:style-name="ce63" office:value-type="string">
            <text:p>KS\Answers\Question\Answer Question </text:p>
          </table:table-cell>
          <table:table-cell table:style-name="ce63" office:value-type="string">
            <text:p>Answer question with valid entry</text:p>
          </table:table-cell>
          <table:table-cell table:style-name="ce207" office:value-type="string">
            <text:p>Step 1: Create category and question</text:p>
          </table:table-cell>
          <table:table-cell table:style-name="ce169" office:value-type="string">
            <text:p>- Create a category</text:p>
            <text:p>- Create question in that category with [Approved] and [Activated] are checked</text:p>
          </table:table-cell>
          <table:table-cell table:style-name="ce180" office:value-type="string">
            <text:p>- Category and question are created successfully. This question is visible for everyone</text:p>
          </table:table-cell>
          <table:table-cell table:style-name="ce216" office:value-type="string">
            <text:p>High</text:p>
          </table:table-cell>
          <table:table-cell table:style-name="ce187"/>
          <table:table-cell table:style-name="ce161" table:number-columns-repeated="217"/>
        </table:table-row>
        <table:table-row table:style-name="ro32">
          <table:table-cell table:style-name="ce149" table:formula="of:=IF(VALUE(MID([.F99];6;FIND(&quot;:&quot;;[.F99];1)-FIND(&quot; &quot;;[.F99];1)-1))&gt;VALUE(MID([.F98];6;FIND(&quot;:&quot;;[.F98];1)-FIND(&quot; &quot;;[.F98];1)-1));&quot;&quot;;MAX([.A$7:.A98])+1)">
            <text:p/>
          </table:table-cell>
          <table:table-cell table:style-name="ce198" office:value-type="string">
            <text:p>ANS_11_01</text:p>
          </table:table-cell>
          <table:table-cell table:style-name="ce164" table:formula="of:=IF(VALUE(MID([.F99];6;FIND(&quot;:&quot;;[.F99];1)-FIND(&quot; &quot;;[.F99];1)-1))&gt;VALUE(MID([.F98];6;FIND(&quot;:&quot;;[.F98];1)-FIND(&quot; &quot;;[.F98];1)-1));[.C98];[.C98]+1)" office:value-type="float" office:value="1">
            <text:p>001</text:p>
          </table:table-cell>
          <table:table-cell table:style-name="ce169" office:value-type="string">
            <text:p>KS\Answers\Question\Answer Question </text:p>
          </table:table-cell>
          <table:table-cell table:style-name="ce170" office:value-type="string">
            <text:p>Answer question with valid entry</text:p>
          </table:table-cell>
          <table:table-cell table:style-name="ce169" office:value-type="string">
            <text:p>Step 2: Show Answer question form</text:p>
          </table:table-cell>
          <table:table-cell table:style-name="ce169" office:value-type="string">
            <text:p>- Right click on question and select [Answer question]</text:p>
            <text:p>Or click Answer question button in the question panel</text:p>
          </table:table-cell>
          <table:table-cell table:style-name="ce180" office:value-type="string">
            <text:p>- Answer question form appears</text:p>
          </table:table-cell>
          <table:table-cell table:style-name="ce216" office:value-type="string">
            <text:p>High</text:p>
          </table:table-cell>
          <table:table-cell table:style-name="ce187"/>
          <table:table-cell table:style-name="ce161" table:number-columns-repeated="217"/>
        </table:table-row>
        <table:table-row table:style-name="ro41">
          <table:table-cell table:style-name="ce149" table:formula="of:=IF(VALUE(MID([.F100];6;FIND(&quot;:&quot;;[.F100];1)-FIND(&quot; &quot;;[.F100];1)-1))&gt;VALUE(MID([.F99];6;FIND(&quot;:&quot;;[.F99];1)-FIND(&quot; &quot;;[.F99];1)-1));&quot;&quot;;MAX([.A$7:.A99])+1)">
            <text:p/>
          </table:table-cell>
          <table:table-cell table:style-name="ce198" office:value-type="string">
            <text:p>ANS_11_01</text:p>
          </table:table-cell>
          <table:table-cell table:style-name="ce164" table:formula="of:=IF(VALUE(MID([.F100];6;FIND(&quot;:&quot;;[.F100];1)-FIND(&quot; &quot;;[.F100];1)-1))&gt;VALUE(MID([.F99];6;FIND(&quot;:&quot;;[.F99];1)-FIND(&quot; &quot;;[.F99];1)-1));[.C99];[.C99]+1)" office:value-type="float" office:value="1">
            <text:p>001</text:p>
          </table:table-cell>
          <table:table-cell table:style-name="ce169" office:value-type="string">
            <text:p>KS\Answers\Question\Answer Question </text:p>
          </table:table-cell>
          <table:table-cell table:style-name="ce170" office:value-type="string">
            <text:p>Answer question with valid entry</text:p>
          </table:table-cell>
          <table:table-cell table:style-name="ce169" office:value-type="string">
            <text:p>Step 3: Answer question</text:p>
          </table:table-cell>
          <table:table-cell table:style-name="ce169" office:value-type="string">
            <text:p>- Select language to answer</text:p>
            <text:p>- Input valid data in fields</text:p>
            <text:p>- Click [Save] button</text:p>
          </table:table-cell>
          <table:table-cell table:style-name="ce169" office:value-type="string">
            <text:p>- Answer the question successfully with correspondingly selected language.</text:p>
            <text:p>- Its icon is changed from non-answered to answered question.</text:p>
          </table:table-cell>
          <table:table-cell table:style-name="ce216" office:value-type="string">
            <text:p>High</text:p>
          </table:table-cell>
          <table:table-cell table:style-name="ce187"/>
          <table:table-cell table:style-name="ce161" table:number-columns-repeated="217"/>
        </table:table-row>
        <table:table-row table:style-name="ro32">
          <table:table-cell table:style-name="ce149" table:formula="of:=IF(VALUE(MID([.F101];6;FIND(&quot;:&quot;;[.F101];1)-FIND(&quot; &quot;;[.F101];1)-1))&gt;VALUE(MID([.F100];6;FIND(&quot;:&quot;;[.F100];1)-FIND(&quot; &quot;;[.F100];1)-1));&quot;&quot;;MAX([.A$7:.A100])+1)" office:value-type="float" office:value="30">
            <text:p>030</text:p>
          </table:table-cell>
          <table:table-cell table:style-name="ce198" office:value-type="string">
            <text:p>ANS_11_01</text:p>
          </table:table-cell>
          <table:table-cell table:style-name="ce164" table:formula="of:=IF(VALUE(MID([.F101];6;FIND(&quot;:&quot;;[.F101];1)-FIND(&quot; &quot;;[.F101];1)-1))&gt;VALUE(MID([.F100];6;FIND(&quot;:&quot;;[.F100];1)-FIND(&quot; &quot;;[.F100];1)-1));[.C100];[.C100]+1)" office:value-type="float" office:value="2">
            <text:p>002</text:p>
          </table:table-cell>
          <table:table-cell table:style-name="ce169" office:value-type="string">
            <text:p>KS\Answers\Question\Answer Question </text:p>
          </table:table-cell>
          <table:table-cell table:style-name="ce63" office:value-type="string">
            <text:p>Answer question in case leaving blank at mandatory fields</text:p>
          </table:table-cell>
          <table:table-cell table:style-name="ce207" office:value-type="string">
            <text:p>Step 1: Create category and question</text:p>
          </table:table-cell>
          <table:table-cell table:style-name="ce169" office:value-type="string">
            <text:p>- Create a category</text:p>
            <text:p>- Create question in that category with [Approved] and [Activated] are checked</text:p>
          </table:table-cell>
          <table:table-cell table:style-name="ce180" office:value-type="string">
            <text:p>- Category and question are created successfully. This question is visible for everyone</text:p>
          </table:table-cell>
          <table:table-cell table:style-name="ce216" office:value-type="string">
            <text:p>High</text:p>
          </table:table-cell>
          <table:table-cell table:style-name="ce187"/>
          <table:table-cell table:style-name="ce161" table:number-columns-repeated="217"/>
        </table:table-row>
        <table:table-row table:style-name="ro32">
          <table:table-cell table:style-name="ce149" table:formula="of:=IF(VALUE(MID([.F102];6;FIND(&quot;:&quot;;[.F102];1)-FIND(&quot; &quot;;[.F102];1)-1))&gt;VALUE(MID([.F101];6;FIND(&quot;:&quot;;[.F101];1)-FIND(&quot; &quot;;[.F101];1)-1));&quot;&quot;;MAX([.A$7:.A101])+1)">
            <text:p/>
          </table:table-cell>
          <table:table-cell table:style-name="ce198" office:value-type="string">
            <text:p>ANS_11_01</text:p>
          </table:table-cell>
          <table:table-cell table:style-name="ce164" table:formula="of:=IF(VALUE(MID([.F102];6;FIND(&quot;:&quot;;[.F102];1)-FIND(&quot; &quot;;[.F102];1)-1))&gt;VALUE(MID([.F101];6;FIND(&quot;:&quot;;[.F101];1)-FIND(&quot; &quot;;[.F101];1)-1));[.C101];[.C101]+1)" office:value-type="float" office:value="2">
            <text:p>002</text:p>
          </table:table-cell>
          <table:table-cell table:style-name="ce169" office:value-type="string">
            <text:p>KS\Answers\Question\Answer Question </text:p>
          </table:table-cell>
          <table:table-cell table:style-name="ce170" office:value-type="string">
            <text:p>Answer question in case leaving blank at mandatory fields</text:p>
          </table:table-cell>
          <table:table-cell table:style-name="ce169" office:value-type="string">
            <text:p>Step 2: Show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6" office:value-type="string">
            <text:p>High</text:p>
          </table:table-cell>
          <table:table-cell table:style-name="ce187"/>
          <table:table-cell table:style-name="ce161" table:number-columns-repeated="217"/>
        </table:table-row>
        <table:table-row table:style-name="ro32">
          <table:table-cell table:style-name="ce149" table:formula="of:=IF(VALUE(MID([.F103];6;FIND(&quot;:&quot;;[.F103];1)-FIND(&quot; &quot;;[.F103];1)-1))&gt;VALUE(MID([.F102];6;FIND(&quot;:&quot;;[.F102];1)-FIND(&quot; &quot;;[.F102];1)-1));&quot;&quot;;MAX([.A$7:.A102])+1)">
            <text:p/>
          </table:table-cell>
          <table:table-cell table:style-name="ce198" office:value-type="string">
            <text:p>ANS_11_01</text:p>
          </table:table-cell>
          <table:table-cell table:style-name="ce164" table:formula="of:=IF(VALUE(MID([.F103];6;FIND(&quot;:&quot;;[.F103];1)-FIND(&quot; &quot;;[.F103];1)-1))&gt;VALUE(MID([.F102];6;FIND(&quot;:&quot;;[.F102];1)-FIND(&quot; &quot;;[.F102];1)-1));[.C102];[.C102]+1)" office:value-type="float" office:value="2">
            <text:p>002</text:p>
          </table:table-cell>
          <table:table-cell table:style-name="ce169" office:value-type="string">
            <text:p>KS\Answers\Question\Answer Question </text:p>
          </table:table-cell>
          <table:table-cell table:style-name="ce170" office:value-type="string">
            <text:p>Answer question in case leaving blank at mandatory fields</text:p>
          </table:table-cell>
          <table:table-cell table:style-name="ce169" office:value-type="string">
            <text:p>Step 3: Answer question</text:p>
          </table:table-cell>
          <table:table-cell table:style-name="ce209" office:value-type="string">
            <text:p>- Leaving blank at mandatory fields</text:p>
            <text:p>- Click [Save] button</text:p>
          </table:table-cell>
          <table:table-cell table:style-name="ce182" office:value-type="string">
            <text:p><text:span text:style-name="T15">- Show message that requires user to input data into required fields </text:span></text:p>
            <text:p/>
          </table:table-cell>
          <table:table-cell table:style-name="ce216" office:value-type="string">
            <text:p>High</text:p>
          </table:table-cell>
          <table:table-cell table:style-name="ce187"/>
          <table:table-cell table:style-name="ce161" table:number-columns-repeated="217"/>
        </table:table-row>
        <table:table-row table:style-name="ro41">
          <table:table-cell table:style-name="ce149" table:formula="of:=IF(VALUE(MID([.F104];6;FIND(&quot;:&quot;;[.F104];1)-FIND(&quot; &quot;;[.F104];1)-1))&gt;VALUE(MID([.F103];6;FIND(&quot;:&quot;;[.F103];1)-FIND(&quot; &quot;;[.F103];1)-1));&quot;&quot;;MAX([.A$7:.A103])+1)" office:value-type="float" office:value="31">
            <text:p>031</text:p>
          </table:table-cell>
          <table:table-cell table:style-name="ce198" office:value-type="string">
            <text:p>ANS_11_01</text:p>
          </table:table-cell>
          <table:table-cell table:style-name="ce164" table:formula="of:=IF(VALUE(MID([.F104];6;FIND(&quot;:&quot;;[.F104];1)-FIND(&quot; &quot;;[.F104];1)-1))&gt;VALUE(MID([.F103];6;FIND(&quot;:&quot;;[.F103];1)-FIND(&quot; &quot;;[.F103];1)-1));[.C103];[.C103]+1)" office:value-type="float" office:value="3">
            <text:p>003</text:p>
          </table:table-cell>
          <table:table-cell table:style-name="ce169" office:value-type="string">
            <text:p>KS\Answers\Question\Answer Question </text:p>
          </table:table-cell>
          <table:table-cell table:style-name="ce63" office:value-type="string">
            <text:p>Approve question while answering</text:p>
          </table:table-cell>
          <table:table-cell table:style-name="ce207" office:value-type="string">
            <text:p>Step 1: Create category and question</text:p>
          </table:table-cell>
          <table:table-cell table:style-name="ce169" office:value-type="string">
            <text:p>- Create a category</text:p>
            <text:p>- Create question in that category with [Approved] is unchecked and [Activated] is checked</text:p>
          </table:table-cell>
          <table:table-cell table:style-name="ce180" office:value-type="string">
            <text:p>- Category and question are created successfully. This question is not visible for everyone except administrator or moderator</text:p>
          </table:table-cell>
          <table:table-cell table:style-name="ce216" office:value-type="string">
            <text:p>High</text:p>
          </table:table-cell>
          <table:table-cell table:style-name="ce187"/>
          <table:table-cell table:style-name="ce161" table:number-columns-repeated="217"/>
        </table:table-row>
        <table:table-row table:style-name="ro32">
          <table:table-cell table:style-name="ce149" table:formula="of:=IF(VALUE(MID([.F105];6;FIND(&quot;:&quot;;[.F105];1)-FIND(&quot; &quot;;[.F105];1)-1))&gt;VALUE(MID([.F104];6;FIND(&quot;:&quot;;[.F104];1)-FIND(&quot; &quot;;[.F104];1)-1));&quot;&quot;;MAX([.A$7:.A104])+1)">
            <text:p/>
          </table:table-cell>
          <table:table-cell table:style-name="ce198" office:value-type="string">
            <text:p>ANS_11_01</text:p>
          </table:table-cell>
          <table:table-cell table:style-name="ce164" table:formula="of:=IF(VALUE(MID([.F105];6;FIND(&quot;:&quot;;[.F105];1)-FIND(&quot; &quot;;[.F105];1)-1))&gt;VALUE(MID([.F104];6;FIND(&quot;:&quot;;[.F104];1)-FIND(&quot; &quot;;[.F104];1)-1));[.C104];[.C104]+1)" office:value-type="float" office:value="3">
            <text:p>003</text:p>
          </table:table-cell>
          <table:table-cell table:style-name="ce169" office:value-type="string">
            <text:p>KS\Answers\Question\Answer Question </text:p>
          </table:table-cell>
          <table:table-cell table:style-name="ce170" office:value-type="string">
            <text:p>Approve question while answering</text:p>
          </table:table-cell>
          <table:table-cell table:style-name="ce169" office:value-type="string">
            <text:p>Step 2: Show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6" office:value-type="string">
            <text:p>High</text:p>
          </table:table-cell>
          <table:table-cell table:style-name="ce187"/>
          <table:table-cell table:style-name="ce161" table:number-columns-repeated="217"/>
        </table:table-row>
        <table:table-row table:style-name="ro40">
          <table:table-cell table:style-name="ce149" table:formula="of:=IF(VALUE(MID([.F106];6;FIND(&quot;:&quot;;[.F106];1)-FIND(&quot; &quot;;[.F106];1)-1))&gt;VALUE(MID([.F105];6;FIND(&quot;:&quot;;[.F105];1)-FIND(&quot; &quot;;[.F105];1)-1));&quot;&quot;;MAX([.A$7:.A105])+1)">
            <text:p/>
          </table:table-cell>
          <table:table-cell table:style-name="ce198" office:value-type="string">
            <text:p>ANS_11_01</text:p>
          </table:table-cell>
          <table:table-cell table:style-name="ce164" table:formula="of:=IF(VALUE(MID([.F106];6;FIND(&quot;:&quot;;[.F106];1)-FIND(&quot; &quot;;[.F106];1)-1))&gt;VALUE(MID([.F105];6;FIND(&quot;:&quot;;[.F105];1)-FIND(&quot; &quot;;[.F105];1)-1));[.C105];[.C105]+1)" office:value-type="float" office:value="3">
            <text:p>003</text:p>
          </table:table-cell>
          <table:table-cell table:style-name="ce169" office:value-type="string">
            <text:p>KS\Answers\Question\Answer Question </text:p>
          </table:table-cell>
          <table:table-cell table:style-name="ce170" office:value-type="string">
            <text:p>Approve question while answering</text:p>
          </table:table-cell>
          <table:table-cell table:style-name="ce169" office:value-type="string">
            <text:p>Step 3: Answer question</text:p>
          </table:table-cell>
          <table:table-cell table:style-name="ce169" office:value-type="string">
            <text:p>- Tick [Approved] check box</text:p>
            <text:p>- Input valid data in fields</text:p>
            <text:p>- Click [Save] button</text:p>
          </table:table-cell>
          <table:table-cell table:style-name="ce169"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216" office:value-type="string">
            <text:p>High</text:p>
          </table:table-cell>
          <table:table-cell table:style-name="ce187"/>
          <table:table-cell table:style-name="ce161" table:number-columns-repeated="217"/>
        </table:table-row>
        <table:table-row table:style-name="ro32">
          <table:table-cell table:style-name="ce149" table:formula="of:=IF(VALUE(MID([.F107];6;FIND(&quot;:&quot;;[.F107];1)-FIND(&quot; &quot;;[.F107];1)-1))&gt;VALUE(MID([.F106];6;FIND(&quot;:&quot;;[.F106];1)-FIND(&quot; &quot;;[.F106];1)-1));&quot;&quot;;MAX([.A$7:.A106])+1)" office:value-type="float" office:value="32">
            <text:p>032</text:p>
          </table:table-cell>
          <table:table-cell table:style-name="ce198" office:value-type="string">
            <text:p>ANS_11_01</text:p>
          </table:table-cell>
          <table:table-cell table:style-name="ce164" table:formula="of:=IF(VALUE(MID([.F107];6;FIND(&quot;:&quot;;[.F107];1)-FIND(&quot; &quot;;[.F107];1)-1))&gt;VALUE(MID([.F106];6;FIND(&quot;:&quot;;[.F106];1)-FIND(&quot; &quot;;[.F106];1)-1));[.C106];[.C106]+1)" office:value-type="float" office:value="4">
            <text:p>004</text:p>
          </table:table-cell>
          <table:table-cell table:style-name="ce169" office:value-type="string">
            <text:p>KS\Answers\Question\Answer Question </text:p>
          </table:table-cell>
          <table:table-cell table:style-name="ce65" office:value-type="string">
            <text:p>Disapprove question while answering </text:p>
          </table:table-cell>
          <table:table-cell table:style-name="ce207" office:value-type="string">
            <text:p>Step 1: Create category and question</text:p>
          </table:table-cell>
          <table:table-cell table:style-name="ce169" office:value-type="string">
            <text:p>- Create a category</text:p>
            <text:p>- Create question in that category with [Approved] and [ Activated] are checked</text:p>
          </table:table-cell>
          <table:table-cell table:style-name="ce180" office:value-type="string">
            <text:p>- Category and question are created successfully. This question is visible for everyone</text:p>
          </table:table-cell>
          <table:table-cell table:style-name="ce216" office:value-type="string">
            <text:p>High</text:p>
          </table:table-cell>
          <table:table-cell table:style-name="ce187"/>
          <table:table-cell table:style-name="ce161" table:number-columns-repeated="217"/>
        </table:table-row>
        <table:table-row table:style-name="ro32">
          <table:table-cell table:style-name="ce149" table:formula="of:=IF(VALUE(MID([.F108];6;FIND(&quot;:&quot;;[.F108];1)-FIND(&quot; &quot;;[.F108];1)-1))&gt;VALUE(MID([.F107];6;FIND(&quot;:&quot;;[.F107];1)-FIND(&quot; &quot;;[.F107];1)-1));&quot;&quot;;MAX([.A$7:.A107])+1)">
            <text:p/>
          </table:table-cell>
          <table:table-cell table:style-name="ce198" office:value-type="string">
            <text:p>ANS_11_01</text:p>
          </table:table-cell>
          <table:table-cell table:style-name="ce164" table:formula="of:=IF(VALUE(MID([.F108];6;FIND(&quot;:&quot;;[.F108];1)-FIND(&quot; &quot;;[.F108];1)-1))&gt;VALUE(MID([.F107];6;FIND(&quot;:&quot;;[.F107];1)-FIND(&quot; &quot;;[.F107];1)-1));[.C107];[.C107]+1)" office:value-type="float" office:value="4">
            <text:p>004</text:p>
          </table:table-cell>
          <table:table-cell table:style-name="ce169" office:value-type="string">
            <text:p>KS\Answers\Question\Answer Question </text:p>
          </table:table-cell>
          <table:table-cell table:style-name="ce172" office:value-type="string">
            <text:p>Disapprove question while answering </text:p>
          </table:table-cell>
          <table:table-cell table:style-name="ce169" office:value-type="string">
            <text:p>Step 2: Show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6" office:value-type="string">
            <text:p>High</text:p>
          </table:table-cell>
          <table:table-cell table:style-name="ce187"/>
          <table:table-cell table:style-name="ce161" table:number-columns-repeated="217"/>
        </table:table-row>
        <table:table-row table:style-name="ro56">
          <table:table-cell table:style-name="ce149" table:formula="of:=IF(VALUE(MID([.F109];6;FIND(&quot;:&quot;;[.F109];1)-FIND(&quot; &quot;;[.F109];1)-1))&gt;VALUE(MID([.F108];6;FIND(&quot;:&quot;;[.F108];1)-FIND(&quot; &quot;;[.F108];1)-1));&quot;&quot;;MAX([.A$7:.A108])+1)">
            <text:p/>
          </table:table-cell>
          <table:table-cell table:style-name="ce198" office:value-type="string">
            <text:p>ANS_11_01</text:p>
          </table:table-cell>
          <table:table-cell table:style-name="ce164" table:formula="of:=IF(VALUE(MID([.F109];6;FIND(&quot;:&quot;;[.F109];1)-FIND(&quot; &quot;;[.F109];1)-1))&gt;VALUE(MID([.F108];6;FIND(&quot;:&quot;;[.F108];1)-FIND(&quot; &quot;;[.F108];1)-1));[.C108];[.C108]+1)" office:value-type="float" office:value="4">
            <text:p>004</text:p>
          </table:table-cell>
          <table:table-cell table:style-name="ce169" office:value-type="string">
            <text:p>KS\Answers\Question\Answer Question </text:p>
          </table:table-cell>
          <table:table-cell table:style-name="ce172" office:value-type="string">
            <text:p>Disapprove question while answering </text:p>
          </table:table-cell>
          <table:table-cell table:style-name="ce169" office:value-type="string">
            <text:p>Ste<text:span text:style-name="T5">p 3: Answer question</text:span></text:p>
          </table:table-cell>
          <table:table-cell table:style-name="ce169" office:value-type="string">
            <text:p>- Do not tick [Approved] check box</text:p>
            <text:p>- Input valid data in fields</text:p>
            <text:p>- Click [Save] button</text:p>
          </table:table-cell>
          <table:table-cell table:style-name="ce169"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16" office:value-type="string">
            <text:p>High</text:p>
          </table:table-cell>
          <table:table-cell table:style-name="ce187"/>
          <table:table-cell table:style-name="ce161" table:number-columns-repeated="217"/>
        </table:table-row>
        <table:table-row table:style-name="ro41">
          <table:table-cell table:style-name="ce149" table:formula="of:=IF(VALUE(MID([.F110];6;FIND(&quot;:&quot;;[.F110];1)-FIND(&quot; &quot;;[.F110];1)-1))&gt;VALUE(MID([.F109];6;FIND(&quot;:&quot;;[.F109];1)-FIND(&quot; &quot;;[.F109];1)-1));&quot;&quot;;MAX([.A$7:.A109])+1)" office:value-type="float" office:value="33">
            <text:p>033</text:p>
          </table:table-cell>
          <table:table-cell table:style-name="ce198" office:value-type="string">
            <text:p>ANS_11_01</text:p>
          </table:table-cell>
          <table:table-cell table:style-name="ce164" table:formula="of:=IF(VALUE(MID([.F110];6;FIND(&quot;:&quot;;[.F110];1)-FIND(&quot; &quot;;[.F110];1)-1))&gt;VALUE(MID([.F109];6;FIND(&quot;:&quot;;[.F109];1)-FIND(&quot; &quot;;[.F109];1)-1));[.C109];[.C109]+1)" office:value-type="float" office:value="5">
            <text:p>005</text:p>
          </table:table-cell>
          <table:table-cell table:style-name="ce169" office:value-type="string">
            <text:p>KS\Answers\Question\Answer Question </text:p>
          </table:table-cell>
          <table:table-cell table:style-name="ce65" office:value-type="string">
            <text:p>Activate question while answering</text:p>
          </table:table-cell>
          <table:table-cell table:style-name="ce207" office:value-type="string">
            <text:p>Step 1: Create category and question</text:p>
          </table:table-cell>
          <table:table-cell table:style-name="ce169" office:value-type="string">
            <text:p>- Create a category</text:p>
            <text:p>- Create question in that category with checked [Approved] and [Activated] is unchecked</text:p>
          </table:table-cell>
          <table:table-cell table:style-name="ce180" office:value-type="string">
            <text:p>- Category and question are created successfully. This question is not visible for everyone except administrator or moderator</text:p>
          </table:table-cell>
          <table:table-cell table:style-name="ce216" office:value-type="string">
            <text:p>High</text:p>
          </table:table-cell>
          <table:table-cell table:style-name="ce187"/>
          <table:table-cell table:style-name="ce161" table:number-columns-repeated="217"/>
        </table:table-row>
        <table:table-row table:style-name="ro32">
          <table:table-cell table:style-name="ce149" table:formula="of:=IF(VALUE(MID([.F111];6;FIND(&quot;:&quot;;[.F111];1)-FIND(&quot; &quot;;[.F111];1)-1))&gt;VALUE(MID([.F110];6;FIND(&quot;:&quot;;[.F110];1)-FIND(&quot; &quot;;[.F110];1)-1));&quot;&quot;;MAX([.A$7:.A110])+1)">
            <text:p/>
          </table:table-cell>
          <table:table-cell table:style-name="ce198" office:value-type="string">
            <text:p>ANS_11_01</text:p>
          </table:table-cell>
          <table:table-cell table:style-name="ce164" table:formula="of:=IF(VALUE(MID([.F111];6;FIND(&quot;:&quot;;[.F111];1)-FIND(&quot; &quot;;[.F111];1)-1))&gt;VALUE(MID([.F110];6;FIND(&quot;:&quot;;[.F110];1)-FIND(&quot; &quot;;[.F110];1)-1));[.C110];[.C110]+1)" office:value-type="float" office:value="5">
            <text:p>005</text:p>
          </table:table-cell>
          <table:table-cell table:style-name="ce169" office:value-type="string">
            <text:p>KS\Answers\Question\Answer Question </text:p>
          </table:table-cell>
          <table:table-cell table:style-name="ce172" office:value-type="string">
            <text:p>Activate question while answering</text:p>
          </table:table-cell>
          <table:table-cell table:style-name="ce169" office:value-type="string">
            <text:p>Step 2: Show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6" office:value-type="string">
            <text:p>High</text:p>
          </table:table-cell>
          <table:table-cell table:style-name="ce187"/>
          <table:table-cell table:style-name="ce161" table:number-columns-repeated="217"/>
        </table:table-row>
        <table:table-row table:style-name="ro40">
          <table:table-cell table:style-name="ce149" table:formula="of:=IF(VALUE(MID([.F112];6;FIND(&quot;:&quot;;[.F112];1)-FIND(&quot; &quot;;[.F112];1)-1))&gt;VALUE(MID([.F111];6;FIND(&quot;:&quot;;[.F111];1)-FIND(&quot; &quot;;[.F111];1)-1));&quot;&quot;;MAX([.A$7:.A111])+1)">
            <text:p/>
          </table:table-cell>
          <table:table-cell table:style-name="ce198" office:value-type="string">
            <text:p>ANS_11_01</text:p>
          </table:table-cell>
          <table:table-cell table:style-name="ce164" table:formula="of:=IF(VALUE(MID([.F112];6;FIND(&quot;:&quot;;[.F112];1)-FIND(&quot; &quot;;[.F112];1)-1))&gt;VALUE(MID([.F111];6;FIND(&quot;:&quot;;[.F111];1)-FIND(&quot; &quot;;[.F111];1)-1));[.C111];[.C111]+1)" office:value-type="float" office:value="5">
            <text:p>005</text:p>
          </table:table-cell>
          <table:table-cell table:style-name="ce169" office:value-type="string">
            <text:p>KS\Answers\Question\Answer Question </text:p>
          </table:table-cell>
          <table:table-cell table:style-name="ce172" office:value-type="string">
            <text:p>Activate question while answering</text:p>
          </table:table-cell>
          <table:table-cell table:style-name="ce169" office:value-type="string">
            <text:p>Step 3: Answer question</text:p>
          </table:table-cell>
          <table:table-cell table:style-name="ce169" office:value-type="string">
            <text:p>- Check [Activated] check box</text:p>
            <text:p>- Answer the question</text:p>
            <text:p>- Click [Save] button</text:p>
          </table:table-cell>
          <table:table-cell table:style-name="ce169"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216" office:value-type="string">
            <text:p>High</text:p>
          </table:table-cell>
          <table:table-cell table:style-name="ce187"/>
          <table:table-cell table:style-name="ce161" table:number-columns-repeated="217"/>
        </table:table-row>
        <table:table-row table:style-name="ro32">
          <table:table-cell table:style-name="ce149" table:formula="of:=IF(VALUE(MID([.F113];6;FIND(&quot;:&quot;;[.F113];1)-FIND(&quot; &quot;;[.F113];1)-1))&gt;VALUE(MID([.F112];6;FIND(&quot;:&quot;;[.F112];1)-FIND(&quot; &quot;;[.F112];1)-1));&quot;&quot;;MAX([.A$7:.A112])+1)" office:value-type="float" office:value="34">
            <text:p>034</text:p>
          </table:table-cell>
          <table:table-cell table:style-name="ce198" office:value-type="string">
            <text:p>ANS_11_01</text:p>
          </table:table-cell>
          <table:table-cell table:style-name="ce164" table:formula="of:=IF(VALUE(MID([.F113];6;FIND(&quot;:&quot;;[.F113];1)-FIND(&quot; &quot;;[.F113];1)-1))&gt;VALUE(MID([.F112];6;FIND(&quot;:&quot;;[.F112];1)-FIND(&quot; &quot;;[.F112];1)-1));[.C112];[.C112]+1)" office:value-type="float" office:value="6">
            <text:p>006</text:p>
          </table:table-cell>
          <table:table-cell table:style-name="ce169" office:value-type="string">
            <text:p>KS\Answers\Question\Answer Question </text:p>
          </table:table-cell>
          <table:table-cell table:style-name="ce65" office:value-type="string">
            <text:p>Hide question while answering</text:p>
            <text:p/>
          </table:table-cell>
          <table:table-cell table:style-name="ce207" office:value-type="string">
            <text:p>Step 1: Create category and question</text:p>
          </table:table-cell>
          <table:table-cell table:style-name="ce169" office:value-type="string">
            <text:p>- Create a category</text:p>
            <text:p>- Create question in that category with checked [is Approved] and [Activated] options</text:p>
          </table:table-cell>
          <table:table-cell table:style-name="ce180" office:value-type="string">
            <text:p>- Category and question are created successfully. This question is visible for everyone</text:p>
          </table:table-cell>
          <table:table-cell table:style-name="ce216" office:value-type="string">
            <text:p>High</text:p>
          </table:table-cell>
          <table:table-cell table:style-name="ce187"/>
          <table:table-cell table:style-name="ce161" table:number-columns-repeated="217"/>
        </table:table-row>
        <table:table-row table:style-name="ro32">
          <table:table-cell table:style-name="ce149" table:formula="of:=IF(VALUE(MID([.F114];6;FIND(&quot;:&quot;;[.F114];1)-FIND(&quot; &quot;;[.F114];1)-1))&gt;VALUE(MID([.F113];6;FIND(&quot;:&quot;;[.F113];1)-FIND(&quot; &quot;;[.F113];1)-1));&quot;&quot;;MAX([.A$7:.A113])+1)">
            <text:p/>
          </table:table-cell>
          <table:table-cell table:style-name="ce198" office:value-type="string">
            <text:p>ANS_11_01</text:p>
          </table:table-cell>
          <table:table-cell table:style-name="ce164" table:formula="of:=IF(VALUE(MID([.F114];6;FIND(&quot;:&quot;;[.F114];1)-FIND(&quot; &quot;;[.F114];1)-1))&gt;VALUE(MID([.F113];6;FIND(&quot;:&quot;;[.F113];1)-FIND(&quot; &quot;;[.F113];1)-1));[.C113];[.C113]+1)" office:value-type="float" office:value="6">
            <text:p>006</text:p>
          </table:table-cell>
          <table:table-cell table:style-name="ce169" office:value-type="string">
            <text:p>KS\Answers\Question\Answer Question </text:p>
          </table:table-cell>
          <table:table-cell table:style-name="ce180" office:value-type="string">
            <text:p>Hide question while answering</text:p>
          </table:table-cell>
          <table:table-cell table:style-name="ce169" office:value-type="string">
            <text:p>Step 2: Open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6" office:value-type="string">
            <text:p>High</text:p>
          </table:table-cell>
          <table:table-cell table:style-name="ce187"/>
          <table:table-cell table:style-name="ce161" table:number-columns-repeated="217"/>
        </table:table-row>
        <table:table-row table:style-name="ro38">
          <table:table-cell table:style-name="ce149" table:formula="of:=IF(VALUE(MID([.F115];6;FIND(&quot;:&quot;;[.F115];1)-FIND(&quot; &quot;;[.F115];1)-1))&gt;VALUE(MID([.F114];6;FIND(&quot;:&quot;;[.F114];1)-FIND(&quot; &quot;;[.F114];1)-1));&quot;&quot;;MAX([.A$7:.A114])+1)">
            <text:p/>
          </table:table-cell>
          <table:table-cell table:style-name="ce198" office:value-type="string">
            <text:p>ANS_11_01</text:p>
          </table:table-cell>
          <table:table-cell table:style-name="ce164" table:formula="of:=IF(VALUE(MID([.F115];6;FIND(&quot;:&quot;;[.F115];1)-FIND(&quot; &quot;;[.F115];1)-1))&gt;VALUE(MID([.F114];6;FIND(&quot;:&quot;;[.F114];1)-FIND(&quot; &quot;;[.F114];1)-1));[.C114];[.C114]+1)" office:value-type="float" office:value="6">
            <text:p>006</text:p>
          </table:table-cell>
          <table:table-cell table:style-name="ce169" office:value-type="string">
            <text:p>KS\Answers\Question\Answer Question </text:p>
          </table:table-cell>
          <table:table-cell table:style-name="ce180" office:value-type="string">
            <text:p>Hide question while answering</text:p>
          </table:table-cell>
          <table:table-cell table:style-name="ce169" office:value-type="string">
            <text:p>Step 3: Answer question</text:p>
          </table:table-cell>
          <table:table-cell table:style-name="ce169" office:value-type="string">
            <text:p>- Do not tick [Activated] check box</text:p>
            <text:p>- Answer the question</text:p>
            <text:p>- Click [Save] button</text:p>
          </table:table-cell>
          <table:table-cell table:style-name="ce169" office:value-type="string">
            <text:p>- The Question is answered and status of [Activated] is “No” in Manage questions</text:p>
            <text:p>- This question is invisible for everyone except administrator or moderator</text:p>
          </table:table-cell>
          <table:table-cell table:style-name="ce216" office:value-type="string">
            <text:p>High</text:p>
          </table:table-cell>
          <table:table-cell table:style-name="ce187"/>
          <table:table-cell table:style-name="ce161" table:number-columns-repeated="217"/>
        </table:table-row>
        <table:table-row table:style-name="ro41">
          <table:table-cell table:style-name="ce149" table:formula="of:=IF(VALUE(MID([.F116];6;FIND(&quot;:&quot;;[.F116];1)-FIND(&quot; &quot;;[.F116];1)-1))&gt;VALUE(MID([.F115];6;FIND(&quot;:&quot;;[.F115];1)-FIND(&quot; &quot;;[.F115];1)-1));&quot;&quot;;MAX([.A$7:.A115])+1)" office:value-type="float" office:value="35">
            <text:p>035</text:p>
          </table:table-cell>
          <table:table-cell table:style-name="ce198" office:value-type="string">
            <text:p>ANS_11_02</text:p>
          </table:table-cell>
          <table:table-cell table:style-name="ce164" office:value-type="float" office:value="1">
            <text:p>001</text:p>
          </table:table-cell>
          <table:table-cell table:style-name="ce63" office:value-type="string">
            <text:p>KS\Answers\Question\Add Relation</text:p>
          </table:table-cell>
          <table:table-cell table:style-name="ce65" office:value-type="string">
            <text:p>Add related question when answering</text:p>
          </table:table-cell>
          <table:table-cell table:style-name="ce169" office:value-type="string">
            <text:p>Step 1: Login by user who has right to create and answer question</text:p>
          </table:table-cell>
          <table:table-cell table:style-name="ce180" office:value-type="string">
            <text:p>- Log by user who has right to create category &amp; answer question</text:p>
            <text:p>- Create some categories</text:p>
            <text:p>- Create some questions in that category</text:p>
          </table:table-cell>
          <table:table-cell table:style-name="ce180" office:value-type="string">
            <text:p>- Category and questions are created successfully</text:p>
          </table:table-cell>
          <table:table-cell table:style-name="ce217" office:value-type="string">
            <text:p>Low</text:p>
          </table:table-cell>
          <table:table-cell table:style-name="ce187"/>
          <table:table-cell table:style-name="ce161" table:number-columns-repeated="217"/>
        </table:table-row>
        <table:table-row table:style-name="ro32">
          <table:table-cell table:style-name="ce149" table:formula="of:=IF(VALUE(MID([.F117];6;FIND(&quot;:&quot;;[.F117];1)-FIND(&quot; &quot;;[.F117];1)-1))&gt;VALUE(MID([.F116];6;FIND(&quot;:&quot;;[.F116];1)-FIND(&quot; &quot;;[.F116];1)-1));&quot;&quot;;MAX([.A$7:.A116])+1)">
            <text:p/>
          </table:table-cell>
          <table:table-cell table:style-name="ce198" office:value-type="string">
            <text:p>ANS_11_02</text:p>
          </table:table-cell>
          <table:table-cell table:style-name="ce164" table:formula="of:=IF(VALUE(MID([.F117];6;FIND(&quot;:&quot;;[.F117];1)-FIND(&quot; &quot;;[.F117];1)-1))&gt;VALUE(MID([.F116];6;FIND(&quot;:&quot;;[.F116];1)-FIND(&quot; &quot;;[.F116];1)-1));[.C116];[.C116]+1)" office:value-type="float" office:value="1">
            <text:p>001</text:p>
          </table:table-cell>
          <table:table-cell table:style-name="ce169" office:value-type="string">
            <text:p>KS\Answers\Question\Add Relation</text:p>
          </table:table-cell>
          <table:table-cell table:style-name="ce172" office:value-type="string">
            <text:p>Add related question when answering</text:p>
          </table:table-cell>
          <table:table-cell table:style-name="ce169" office:value-type="string">
            <text:p>Step 2: Open Answer question form</text:p>
          </table:table-cell>
          <table:table-cell table:style-name="ce169" office:value-type="string">
            <text:p>- Right click on question and select [Answer question]</text:p>
            <text:p>Or click Answer question button in the question panel</text:p>
          </table:table-cell>
          <table:table-cell table:style-name="ce169" office:value-type="string">
            <text:p>- Answer question form appears</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18];6;FIND(&quot;:&quot;;[.F118];1)-FIND(&quot; &quot;;[.F118];1)-1))&gt;VALUE(MID([.F117];6;FIND(&quot;:&quot;;[.F117];1)-FIND(&quot; &quot;;[.F117];1)-1));&quot;&quot;;MAX([.A$7:.A117])+1)">
            <text:p/>
          </table:table-cell>
          <table:table-cell table:style-name="ce198" office:value-type="string">
            <text:p>ANS_11_02</text:p>
          </table:table-cell>
          <table:table-cell table:style-name="ce164" table:formula="of:=IF(VALUE(MID([.F118];6;FIND(&quot;:&quot;;[.F118];1)-FIND(&quot; &quot;;[.F118];1)-1))&gt;VALUE(MID([.F117];6;FIND(&quot;:&quot;;[.F117];1)-FIND(&quot; &quot;;[.F117];1)-1));[.C117];[.C117]+1)" office:value-type="float" office:value="1">
            <text:p>001</text:p>
          </table:table-cell>
          <table:table-cell table:style-name="ce169" office:value-type="string">
            <text:p>KS\Answers\Question\Add Relation</text:p>
          </table:table-cell>
          <table:table-cell table:style-name="ce172" office:value-type="string">
            <text:p>Add related question when answering</text:p>
          </table:table-cell>
          <table:table-cell table:style-name="ce169" office:value-type="string">
            <text:p>Step 3: Show Related questions form</text:p>
          </table:table-cell>
          <table:table-cell table:style-name="ce169" office:value-type="string">
            <text:p>- Click [Link to another entry] icon</text:p>
            <text:p/>
          </table:table-cell>
          <table:table-cell table:style-name="ce169" office:value-type="string">
            <text:p>- Related questions form is shown, lists all existing questions. Current question also is displayed in list but you can not select it.</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19];6;FIND(&quot;:&quot;;[.F119];1)-FIND(&quot; &quot;;[.F119];1)-1))&gt;VALUE(MID([.F118];6;FIND(&quot;:&quot;;[.F118];1)-FIND(&quot; &quot;;[.F118];1)-1));&quot;&quot;;MAX([.A$7:.A118])+1)">
            <text:p/>
          </table:table-cell>
          <table:table-cell table:style-name="ce198" office:value-type="string">
            <text:p>ANS_11_02</text:p>
          </table:table-cell>
          <table:table-cell table:style-name="ce164" table:formula="of:=IF(VALUE(MID([.F119];6;FIND(&quot;:&quot;;[.F119];1)-FIND(&quot; &quot;;[.F119];1)-1))&gt;VALUE(MID([.F118];6;FIND(&quot;:&quot;;[.F118];1)-FIND(&quot; &quot;;[.F118];1)-1));[.C118];[.C118]+1)" office:value-type="float" office:value="1">
            <text:p>001</text:p>
          </table:table-cell>
          <table:table-cell table:style-name="ce169" office:value-type="string">
            <text:p>KS\Answers\Question\Add Relation</text:p>
          </table:table-cell>
          <table:table-cell table:style-name="ce172" office:value-type="string">
            <text:p>Add related question when answering</text:p>
          </table:table-cell>
          <table:table-cell table:style-name="ce169" office:value-type="string">
            <text:p>Step 4: Choose question relation in list</text:p>
          </table:table-cell>
          <table:table-cell table:style-name="ce169" office:value-type="string">
            <text:p><text:span text:style-name="T5">- Select question(s) that relate to current question by ticking its check box(s)</text:span></text:p>
            <text:p/>
            <text:p/>
          </table:table-cell>
          <table:table-cell table:style-name="ce180" office:value-type="string">
            <text:p>- Add relation successfully, selected question(s) is displayed in relation list of current question. It is listed in 'See also' field</text:p>
          </table:table-cell>
          <table:table-cell table:style-name="ce217" office:value-type="string">
            <text:p>Low</text:p>
          </table:table-cell>
          <table:table-cell table:style-name="ce187"/>
          <table:table-cell table:style-name="ce161" table:number-columns-repeated="217"/>
        </table:table-row>
        <table:table-row table:style-name="ro38">
          <table:table-cell table:style-name="ce149" table:formula="of:=IF(VALUE(MID([.F120];6;FIND(&quot;:&quot;;[.F120];1)-FIND(&quot; &quot;;[.F120];1)-1))&gt;VALUE(MID([.F119];6;FIND(&quot;:&quot;;[.F119];1)-FIND(&quot; &quot;;[.F119];1)-1));&quot;&quot;;MAX([.A$7:.A119])+1)">
            <text:p/>
          </table:table-cell>
          <table:table-cell table:style-name="ce198" office:value-type="string">
            <text:p>ANS_11_02</text:p>
          </table:table-cell>
          <table:table-cell table:style-name="ce164" table:formula="of:=IF(VALUE(MID([.F120];6;FIND(&quot;:&quot;;[.F120];1)-FIND(&quot; &quot;;[.F120];1)-1))&gt;VALUE(MID([.F119];6;FIND(&quot;:&quot;;[.F119];1)-FIND(&quot; &quot;;[.F119];1)-1));[.C119];[.C119]+1)" office:value-type="float" office:value="1">
            <text:p>001</text:p>
          </table:table-cell>
          <table:table-cell table:style-name="ce169" office:value-type="string">
            <text:p>KS\Answers\Question\Add Relation</text:p>
          </table:table-cell>
          <table:table-cell table:style-name="ce172" office:value-type="string">
            <text:p>Add related question when answering</text:p>
          </table:table-cell>
          <table:table-cell table:style-name="ce169" office:value-type="string">
            <text:p>Step 5: Answer question</text:p>
          </table:table-cell>
          <table:table-cell table:style-name="ce169" office:value-type="string">
            <text:p>- Input data in fields</text:p>
            <text:p>- Click [Save] button</text:p>
          </table:table-cell>
          <table:table-cell table:style-name="ce169" office:value-type="string">
            <text:p>- The Question is answered. </text:p>
            <text:p>- Related question are shown in question content.</text:p>
            <text:p>- Its icon is changed from non-answered to answered question. </text:p>
            <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21];6;FIND(&quot;:&quot;;[.F121];1)-FIND(&quot; &quot;;[.F121];1)-1))&gt;VALUE(MID([.F120];6;FIND(&quot;:&quot;;[.F120];1)-FIND(&quot; &quot;;[.F120];1)-1));&quot;&quot;;MAX([.A$7:.A120])+1)" office:value-type="float" office:value="36">
            <text:p>036</text:p>
          </table:table-cell>
          <table:table-cell table:style-name="ce198" office:value-type="string">
            <text:p>ANS_11_02</text:p>
          </table:table-cell>
          <table:table-cell table:style-name="ce164" table:formula="of:=IF(VALUE(MID([.F121];6;FIND(&quot;:&quot;;[.F121];1)-FIND(&quot; &quot;;[.F121];1)-1))&gt;VALUE(MID([.F120];6;FIND(&quot;:&quot;;[.F120];1)-FIND(&quot; &quot;;[.F120];1)-1));[.C120];[.C120]+1)" office:value-type="float" office:value="2">
            <text:p>002</text:p>
          </table:table-cell>
          <table:table-cell table:style-name="ce169" office:value-type="string">
            <text:p>KS\Answers\Question\Add Relation</text:p>
          </table:table-cell>
          <table:table-cell table:style-name="ce71" office:value-type="string">
            <text:p>Add related inactivated question when answering</text:p>
          </table:table-cell>
          <table:table-cell table:style-name="ce203" office:value-type="string">
            <text:p>Step 1: Create categories &amp; questions</text:p>
          </table:table-cell>
          <table:table-cell table:style-name="ce203" office:value-type="string">
            <text:p>- Create 2 categories and questions (some of questions are inactivated)</text:p>
          </table:table-cell>
          <table:table-cell table:style-name="ce203" office:value-type="string">
            <text:p>- Create categories and questions successfully</text:p>
            <text:p>- Questions that are activated are not visible for everyone except administrator/moderator activate</text:p>
          </table:table-cell>
          <table:table-cell table:style-name="ce217" office:value-type="string">
            <text:p>Low</text:p>
          </table:table-cell>
          <table:table-cell table:style-name="ce187"/>
          <table:table-cell table:style-name="ce161" table:number-columns-repeated="217"/>
        </table:table-row>
        <table:table-row table:style-name="ro38">
          <table:table-cell table:style-name="ce149" table:formula="of:=IF(VALUE(MID([.F122];6;FIND(&quot;:&quot;;[.F122];1)-FIND(&quot; &quot;;[.F122];1)-1))&gt;VALUE(MID([.F121];6;FIND(&quot;:&quot;;[.F121];1)-FIND(&quot; &quot;;[.F121];1)-1));&quot;&quot;;MAX([.A$7:.A121])+1)">
            <text:p/>
          </table:table-cell>
          <table:table-cell table:style-name="ce198" office:value-type="string">
            <text:p>ANS_11_02</text:p>
          </table:table-cell>
          <table:table-cell table:style-name="ce164" table:formula="of:=IF(VALUE(MID([.F122];6;FIND(&quot;:&quot;;[.F122];1)-FIND(&quot; &quot;;[.F122];1)-1))&gt;VALUE(MID([.F121];6;FIND(&quot;:&quot;;[.F121];1)-FIND(&quot; &quot;;[.F121];1)-1));[.C121];[.C121]+1)" office:value-type="float" office:value="2">
            <text:p>002</text:p>
          </table:table-cell>
          <table:table-cell table:style-name="ce169" office:value-type="string">
            <text:p>KS\Answers\Question\Add Relation</text:p>
          </table:table-cell>
          <table:table-cell table:style-name="ce203" office:value-type="string">
            <text:p>Add related inactivated question when answering</text:p>
          </table:table-cell>
          <table:table-cell table:style-name="ce203" office:value-type="string">
            <text:p>Step 2: Show form to select relation question when answer</text:p>
          </table:table-cell>
          <table:table-cell table:style-name="ce203" office:value-type="string">
            <text:p>- Right click on a question and select [Answer question]</text:p>
            <text:p><text:span text:style-name="T5">- Click [Link to another entry] button</text:span></text:p>
            <text:p/>
          </table:table-cell>
          <table:table-cell table:style-name="ce203" office:value-type="string">
            <text:p>- Related questions form is displayed without displaying questions that are inactivated</text:p>
            <text:p>- So it is impossible to add related inactivated question when answer</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23];6;FIND(&quot;:&quot;;[.F123];1)-FIND(&quot; &quot;;[.F123];1)-1))&gt;VALUE(MID([.F122];6;FIND(&quot;:&quot;;[.F122];1)-FIND(&quot; &quot;;[.F122];1)-1));&quot;&quot;;MAX([.A$7:.A122])+1)" office:value-type="float" office:value="37">
            <text:p>037</text:p>
          </table:table-cell>
          <table:table-cell table:style-name="ce198" office:value-type="string">
            <text:p>ANS_11_02</text:p>
          </table:table-cell>
          <table:table-cell table:style-name="ce164" table:formula="of:=IF(VALUE(MID([.F123];6;FIND(&quot;:&quot;;[.F123];1)-FIND(&quot; &quot;;[.F123];1)-1))&gt;VALUE(MID([.F122];6;FIND(&quot;:&quot;;[.F122];1)-FIND(&quot; &quot;;[.F122];1)-1));[.C122];[.C122]+1)" office:value-type="float" office:value="3">
            <text:p>003</text:p>
          </table:table-cell>
          <table:table-cell table:style-name="ce169" office:value-type="string">
            <text:p>KS\Answers\Question\Add Relation</text:p>
          </table:table-cell>
          <table:table-cell table:style-name="ce71" office:value-type="string">
            <text:p>Add related unapproved question when answering in case unapproved question is allowed to be viewed</text:p>
          </table:table-cell>
          <table:table-cell table:style-name="ce203" office:value-type="string">
            <text:p>Step 1: Create categories &amp; questions</text:p>
          </table:table-cell>
          <table:table-cell table:style-name="ce203" office:value-type="string">
            <text:p>- Set 'All' mode for Answers</text:p>
            <text:p>- Create 2 categories and questions (some of questions are waiting for approval)</text:p>
          </table:table-cell>
          <table:table-cell table:style-name="ce203" office:value-type="string">
            <text:p>- Create categories and questions successfully</text:p>
            <text:p>- Questions that are waiting for being approved are visible for everyone</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24];6;FIND(&quot;:&quot;;[.F124];1)-FIND(&quot; &quot;;[.F124];1)-1))&gt;VALUE(MID([.F123];6;FIND(&quot;:&quot;;[.F123];1)-FIND(&quot; &quot;;[.F123];1)-1));&quot;&quot;;MAX([.A$7:.A123])+1)">
            <text:p/>
          </table:table-cell>
          <table:table-cell table:style-name="ce198" office:value-type="string">
            <text:p>ANS_11_02</text:p>
          </table:table-cell>
          <table:table-cell table:style-name="ce164" table:formula="of:=IF(VALUE(MID([.F124];6;FIND(&quot;:&quot;;[.F124];1)-FIND(&quot; &quot;;[.F124];1)-1))&gt;VALUE(MID([.F123];6;FIND(&quot;:&quot;;[.F123];1)-FIND(&quot; &quot;;[.F123];1)-1));[.C123];[.C123]+1)" office:value-type="float" office:value="3">
            <text:p>003</text:p>
          </table:table-cell>
          <table:table-cell table:style-name="ce169" office:value-type="string">
            <text:p>KS\Answers\Question\Add Relation</text:p>
          </table:table-cell>
          <table:table-cell table:style-name="ce203" office:value-type="string">
            <text:p>Add related unapproved question when answer in case unapproved question is allowed to be viewed</text:p>
          </table:table-cell>
          <table:table-cell table:style-name="ce203" office:value-type="string">
            <text:p>Step 2: Show form to select relation question when answer</text:p>
          </table:table-cell>
          <table:table-cell table:style-name="ce203" office:value-type="string">
            <text:p>- Right click on a question and select [Answer question]</text:p>
            <text:p><text:span text:style-name="T5">- Click [Link to another entry] button</text:span></text:p>
            <text:p/>
          </table:table-cell>
          <table:table-cell table:style-name="ce203" office:value-type="string">
            <text:p>- Related questions form is displayed, lists all existing questions. It also includes question pending for approval</text:p>
          </table:table-cell>
          <table:table-cell table:style-name="ce217" office:value-type="string">
            <text:p>Low</text:p>
          </table:table-cell>
          <table:table-cell table:style-name="ce187"/>
          <table:table-cell table:style-name="ce161" table:number-columns-repeated="217"/>
        </table:table-row>
        <table:table-row table:style-name="ro38">
          <table:table-cell table:style-name="ce149" table:formula="of:=IF(VALUE(MID([.F125];6;FIND(&quot;:&quot;;[.F125];1)-FIND(&quot; &quot;;[.F125];1)-1))&gt;VALUE(MID([.F124];6;FIND(&quot;:&quot;;[.F124];1)-FIND(&quot; &quot;;[.F124];1)-1));&quot;&quot;;MAX([.A$7:.A124])+1)">
            <text:p/>
          </table:table-cell>
          <table:table-cell table:style-name="ce198" office:value-type="string">
            <text:p>ANS_11_02</text:p>
          </table:table-cell>
          <table:table-cell table:style-name="ce164" table:formula="of:=IF(VALUE(MID([.F125];6;FIND(&quot;:&quot;;[.F125];1)-FIND(&quot; &quot;;[.F125];1)-1))&gt;VALUE(MID([.F124];6;FIND(&quot;:&quot;;[.F124];1)-FIND(&quot; &quot;;[.F124];1)-1));[.C124];[.C124]+1)" office:value-type="float" office:value="3">
            <text:p>003</text:p>
          </table:table-cell>
          <table:table-cell table:style-name="ce169" office:value-type="string">
            <text:p>KS\Answers\Question\Add Relation</text:p>
          </table:table-cell>
          <table:table-cell table:style-name="ce203" office:value-type="string">
            <text:p>Add related unapproved question when answer in case unapproved question is allowed to be viewed</text:p>
          </table:table-cell>
          <table:table-cell table:style-name="ce169" office:value-type="string">
            <text:p>Step 3: Choose question relation in list</text:p>
          </table:table-cell>
          <table:table-cell table:style-name="ce169" office:value-type="string">
            <text:p><text:span text:style-name="T5">- Select question(s) pending for approval that relate to current question by checking the check box(s)</text:span></text:p>
            <text:p>- Click [Save] button</text:p>
            <text:p/>
          </table:table-cell>
          <table:table-cell table:style-name="ce180" office:value-type="string">
            <text:p>- Add relation successfully, selected question(s) is displayed in relations list of current question. It is listed in 'See also' field</text:p>
          </table:table-cell>
          <table:table-cell table:style-name="ce217" office:value-type="string">
            <text:p>Low</text:p>
          </table:table-cell>
          <table:table-cell table:style-name="ce187"/>
          <table:table-cell table:style-name="ce161" table:number-columns-repeated="217"/>
        </table:table-row>
        <table:table-row table:style-name="ro40">
          <table:table-cell table:style-name="ce149" table:formula="of:=IF(VALUE(MID([.F126];6;FIND(&quot;:&quot;;[.F126];1)-FIND(&quot; &quot;;[.F126];1)-1))&gt;VALUE(MID([.F125];6;FIND(&quot;:&quot;;[.F125];1)-FIND(&quot; &quot;;[.F125];1)-1));&quot;&quot;;MAX([.A$7:.A125])+1)">
            <text:p/>
          </table:table-cell>
          <table:table-cell table:style-name="ce198" office:value-type="string">
            <text:p>ANS_11_02</text:p>
          </table:table-cell>
          <table:table-cell table:style-name="ce164" table:formula="of:=IF(VALUE(MID([.F126];6;FIND(&quot;:&quot;;[.F126];1)-FIND(&quot; &quot;;[.F126];1)-1))&gt;VALUE(MID([.F125];6;FIND(&quot;:&quot;;[.F125];1)-FIND(&quot; &quot;;[.F125];1)-1));[.C125];[.C125]+1)" office:value-type="float" office:value="3">
            <text:p>003</text:p>
          </table:table-cell>
          <table:table-cell table:style-name="ce169" office:value-type="string">
            <text:p>KS\Answers\Question\Add Relation</text:p>
          </table:table-cell>
          <table:table-cell table:style-name="ce203" office:value-type="string">
            <text:p>Add related unapproved question when answer in case unapproved question is allowed to be viewed</text:p>
          </table:table-cell>
          <table:table-cell table:style-name="ce169" office:value-type="string">
            <text:p>Step 4: Answer question</text:p>
          </table:table-cell>
          <table:table-cell table:style-name="ce169" office:value-type="string">
            <text:p>- Input data in fields</text:p>
            <text:p>- Click [Save] button</text:p>
          </table:table-cell>
          <table:table-cell table:style-name="ce169" office:value-type="string">
            <text:p>- The Question is answered. </text:p>
            <text:p>- Related question are shown in question content. It can be viewed.</text:p>
            <text:p>- Its icon is changed from non-answered to answered question. </text:p>
            <text:p/>
          </table:table-cell>
          <table:table-cell table:style-name="ce217" office:value-type="string">
            <text:p>Low</text:p>
          </table:table-cell>
          <table:table-cell table:style-name="ce187"/>
          <table:table-cell table:style-name="ce161" table:number-columns-repeated="217"/>
        </table:table-row>
        <table:table-row table:style-name="ro38">
          <table:table-cell table:style-name="ce149" table:formula="of:=IF(VALUE(MID([.F127];6;FIND(&quot;:&quot;;[.F127];1)-FIND(&quot; &quot;;[.F127];1)-1))&gt;VALUE(MID([.F126];6;FIND(&quot;:&quot;;[.F126];1)-FIND(&quot; &quot;;[.F126];1)-1));&quot;&quot;;MAX([.A$7:.A126])+1)" office:value-type="float" office:value="38">
            <text:p>038</text:p>
          </table:table-cell>
          <table:table-cell table:style-name="ce198" office:value-type="string">
            <text:p>ANS_11_02</text:p>
          </table:table-cell>
          <table:table-cell table:style-name="ce164" table:formula="of:=IF(VALUE(MID([.F127];6;FIND(&quot;:&quot;;[.F127];1)-FIND(&quot; &quot;;[.F127];1)-1))&gt;VALUE(MID([.F126];6;FIND(&quot;:&quot;;[.F126];1)-FIND(&quot; &quot;;[.F126];1)-1));[.C126];[.C126]+1)" office:value-type="float" office:value="4">
            <text:p>004</text:p>
          </table:table-cell>
          <table:table-cell table:style-name="ce169" office:value-type="string">
            <text:p>KS\Answers\Question\Add Relation</text:p>
          </table:table-cell>
          <table:table-cell table:style-name="ce71" office:value-type="string">
            <text:p>Add related unapproved question when answer in case unapproved question is not allowed to be viewed</text:p>
          </table:table-cell>
          <table:table-cell table:style-name="ce203" office:value-type="string">
            <text:p>Step 1: Create categories &amp; questions</text:p>
          </table:table-cell>
          <table:table-cell table:style-name="ce203" office:value-type="string">
            <text:p>- Set 'Approved' mode for Answers</text:p>
            <text:p>- Create 2 categories and questions (some of questions are waiting for being approved or being activated)</text:p>
          </table:table-cell>
          <table:table-cell table:style-name="ce203" office:value-type="string">
            <text:p>- Create categories and questions successfully</text:p>
            <text:p>- Questions that are waiting for being approved are not visible for everyone except administrator/moderator activate</text:p>
          </table:table-cell>
          <table:table-cell table:style-name="ce217" office:value-type="string">
            <text:p>Low</text:p>
          </table:table-cell>
          <table:table-cell table:style-name="ce187"/>
          <table:table-cell table:style-name="ce161" table:number-columns-repeated="217"/>
        </table:table-row>
        <table:table-row table:style-name="ro55">
          <table:table-cell table:style-name="ce149" table:formula="of:=IF(VALUE(MID([.F128];6;FIND(&quot;:&quot;;[.F128];1)-FIND(&quot; &quot;;[.F128];1)-1))&gt;VALUE(MID([.F127];6;FIND(&quot;:&quot;;[.F127];1)-FIND(&quot; &quot;;[.F127];1)-1));&quot;&quot;;MAX([.A$7:.A127])+1)">
            <text:p/>
          </table:table-cell>
          <table:table-cell table:style-name="ce198" office:value-type="string">
            <text:p>ANS_11_02</text:p>
          </table:table-cell>
          <table:table-cell table:style-name="ce164" table:formula="of:=IF(VALUE(MID([.F128];6;FIND(&quot;:&quot;;[.F128];1)-FIND(&quot; &quot;;[.F128];1)-1))&gt;VALUE(MID([.F127];6;FIND(&quot;:&quot;;[.F127];1)-FIND(&quot; &quot;;[.F127];1)-1));[.C127];[.C127]+1)" office:value-type="float" office:value="4">
            <text:p>004</text:p>
          </table:table-cell>
          <table:table-cell table:style-name="ce169" office:value-type="string">
            <text:p>KS\Answers\Question\Add Relation</text:p>
          </table:table-cell>
          <table:table-cell table:style-name="ce203" office:value-type="string">
            <text:p>Add related unapproved question when answer in case unapproved question is not allowed to be viewed</text:p>
          </table:table-cell>
          <table:table-cell table:style-name="ce203" office:value-type="string">
            <text:p>Step 2: Show form to select relation question when answer</text:p>
          </table:table-cell>
          <table:table-cell table:style-name="ce203" office:value-type="string">
            <text:p>- Right click on a question and select [Answer question]</text:p>
            <text:p><text:span text:style-name="T5">- Click [Link to another entry] button</text:span></text:p>
            <text:p/>
          </table:table-cell>
          <table:table-cell table:style-name="ce203"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17" office:value-type="string">
            <text:p>Low</text:p>
          </table:table-cell>
          <table:table-cell table:style-name="ce187"/>
          <table:table-cell table:style-name="ce161" table:number-columns-repeated="217"/>
        </table:table-row>
        <table:table-row table:style-name="ro9">
          <table:table-cell table:style-name="ce149" table:formula="of:=IF(VALUE(MID([.F129];6;FIND(&quot;:&quot;;[.F129];1)-FIND(&quot; &quot;;[.F129];1)-1))&gt;VALUE(MID([.F128];6;FIND(&quot;:&quot;;[.F128];1)-FIND(&quot; &quot;;[.F128];1)-1));&quot;&quot;;MAX([.A$7:.A128])+1)" office:value-type="float" office:value="39">
            <text:p>039</text:p>
          </table:table-cell>
          <table:table-cell table:style-name="ce198" office:value-type="string">
            <text:p>ANS_11_02</text:p>
          </table:table-cell>
          <table:table-cell table:style-name="ce164" table:formula="of:=IF(VALUE(MID([.F129];6;FIND(&quot;:&quot;;[.F129];1)-FIND(&quot; &quot;;[.F129];1)-1))&gt;VALUE(MID([.F128];6;FIND(&quot;:&quot;;[.F128];1)-FIND(&quot; &quot;;[.F128];1)-1));[.C128];[.C128]+1)" office:value-type="float" office:value="5">
            <text:p>005</text:p>
          </table:table-cell>
          <table:table-cell table:style-name="ce169" office:value-type="string">
            <text:p>KS\Answers\Question\Add Relation</text:p>
          </table:table-cell>
          <table:table-cell table:style-name="ce71" office:value-type="string">
            <text:p>Check relations list after one of related questions is deleted</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30];6;FIND(&quot;:&quot;;[.F130];1)-FIND(&quot; &quot;;[.F130];1)-1))&gt;VALUE(MID([.F129];6;FIND(&quot;:&quot;;[.F129];1)-FIND(&quot; &quot;;[.F129];1)-1));&quot;&quot;;MAX([.A$7:.A129])+1)">
            <text:p/>
          </table:table-cell>
          <table:table-cell table:style-name="ce198" office:value-type="string">
            <text:p>ANS_11_02</text:p>
          </table:table-cell>
          <table:table-cell table:style-name="ce164" table:formula="of:=IF(VALUE(MID([.F130];6;FIND(&quot;:&quot;;[.F130];1)-FIND(&quot; &quot;;[.F130];1)-1))&gt;VALUE(MID([.F129];6;FIND(&quot;:&quot;;[.F129];1)-FIND(&quot; &quot;;[.F129];1)-1));[.C129];[.C129]+1)" office:value-type="float" office:value="5">
            <text:p>005</text:p>
          </table:table-cell>
          <table:table-cell table:style-name="ce169" office:value-type="string">
            <text:p>KS\Answers\Question\Add Relation</text:p>
          </table:table-cell>
          <table:table-cell table:style-name="ce203" office:value-type="string">
            <text:p>Check relations list after one of related questions is deleted</text:p>
          </table:table-cell>
          <table:table-cell table:style-name="ce203" office:value-type="string">
            <text:p>Step 2: Specify related questions</text:p>
          </table:table-cell>
          <table:table-cell table:style-name="ce203" office:value-type="string">
            <text:p>- Right click on a question and select [Answer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9">
          <table:table-cell table:style-name="ce149" table:formula="of:=IF(VALUE(MID([.F131];6;FIND(&quot;:&quot;;[.F131];1)-FIND(&quot; &quot;;[.F131];1)-1))&gt;VALUE(MID([.F130];6;FIND(&quot;:&quot;;[.F130];1)-FIND(&quot; &quot;;[.F130];1)-1));&quot;&quot;;MAX([.A$7:.A130])+1)">
            <text:p/>
          </table:table-cell>
          <table:table-cell table:style-name="ce198" office:value-type="string">
            <text:p>ANS_11_02</text:p>
          </table:table-cell>
          <table:table-cell table:style-name="ce164" table:formula="of:=IF(VALUE(MID([.F131];6;FIND(&quot;:&quot;;[.F131];1)-FIND(&quot; &quot;;[.F131];1)-1))&gt;VALUE(MID([.F130];6;FIND(&quot;:&quot;;[.F130];1)-FIND(&quot; &quot;;[.F130];1)-1));[.C130];[.C130]+1)" office:value-type="float" office:value="5">
            <text:p>005</text:p>
          </table:table-cell>
          <table:table-cell table:style-name="ce169" office:value-type="string">
            <text:p>KS\Answers\Question\Add Relation</text:p>
          </table:table-cell>
          <table:table-cell table:style-name="ce203" office:value-type="string">
            <text:p>Check relations list after one of related questions is deleted</text:p>
          </table:table-cell>
          <table:table-cell table:style-name="ce203" office:value-type="string">
            <text:p>Step 3: Delete relation question</text:p>
          </table:table-cell>
          <table:table-cell table:style-name="ce203" office:value-type="string">
            <text:p>- Delete question that was selected to be relation at step 2</text:p>
          </table:table-cell>
          <table:table-cell table:style-name="ce203" office:value-type="string">
            <text:p>- Question link in related list at 'See also' field is also deleted successfully</text:p>
          </table:table-cell>
          <table:table-cell table:style-name="ce217" office:value-type="string">
            <text:p>Low</text:p>
          </table:table-cell>
          <table:table-cell table:style-name="ce187"/>
          <table:table-cell table:style-name="ce161" table:number-columns-repeated="217"/>
        </table:table-row>
        <table:table-row table:style-name="ro9">
          <table:table-cell table:style-name="ce149" table:formula="of:=IF(VALUE(MID([.F132];6;FIND(&quot;:&quot;;[.F132];1)-FIND(&quot; &quot;;[.F132];1)-1))&gt;VALUE(MID([.F131];6;FIND(&quot;:&quot;;[.F131];1)-FIND(&quot; &quot;;[.F131];1)-1));&quot;&quot;;MAX([.A$7:.A131])+1)">
            <text:p/>
          </table:table-cell>
          <table:table-cell table:style-name="ce198" office:value-type="string">
            <text:p>ANS_11_02</text:p>
          </table:table-cell>
          <table:table-cell table:style-name="ce164" table:formula="of:=IF(VALUE(MID([.F132];6;FIND(&quot;:&quot;;[.F132];1)-FIND(&quot; &quot;;[.F132];1)-1))&gt;VALUE(MID([.F131];6;FIND(&quot;:&quot;;[.F131];1)-FIND(&quot; &quot;;[.F131];1)-1));[.C131];[.C131]+1)" office:value-type="float" office:value="5">
            <text:p>005</text:p>
          </table:table-cell>
          <table:table-cell table:style-name="ce169" office:value-type="string">
            <text:p>KS\Answers\Question\Add Relation</text:p>
          </table:table-cell>
          <table:table-cell table:style-name="ce203" office:value-type="string">
            <text:p>Check relations list after one of related questions is deleted</text:p>
          </table:table-cell>
          <table:table-cell table:style-name="ce203" office:value-type="string">
            <text:p>Step 4: Check relations list</text:p>
          </table:table-cell>
          <table:table-cell table:style-name="ce203" office:value-type="string">
            <text:p>- Select question that was answer and add relation at step 2</text:p>
          </table:table-cell>
          <table:table-cell table:style-name="ce203" office:value-type="string">
            <text:p>- Related question that was deleted disappears from relations list</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33];6;FIND(&quot;:&quot;;[.F133];1)-FIND(&quot; &quot;;[.F133];1)-1))&gt;VALUE(MID([.F132];6;FIND(&quot;:&quot;;[.F132];1)-FIND(&quot; &quot;;[.F132];1)-1));&quot;&quot;;MAX([.A$7:.A132])+1)" office:value-type="float" office:value="40">
            <text:p>040</text:p>
          </table:table-cell>
          <table:table-cell table:style-name="ce198" office:value-type="string">
            <text:p>ANS_11_02</text:p>
          </table:table-cell>
          <table:table-cell table:style-name="ce164" table:formula="of:=IF(VALUE(MID([.F133];6;FIND(&quot;:&quot;;[.F133];1)-FIND(&quot; &quot;;[.F133];1)-1))&gt;VALUE(MID([.F132];6;FIND(&quot;:&quot;;[.F132];1)-FIND(&quot; &quot;;[.F132];1)-1));[.C132];[.C132]+1)" office:value-type="float" office:value="6">
            <text:p>006</text:p>
          </table:table-cell>
          <table:table-cell table:style-name="ce169" office:value-type="string">
            <text:p>KS\Answers\Question\Add Relation</text:p>
          </table:table-cell>
          <table:table-cell table:style-name="ce71" office:value-type="string">
            <text:p>View relation question by selecting from original question in case original question was moved to another place</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34];6;FIND(&quot;:&quot;;[.F134];1)-FIND(&quot; &quot;;[.F134];1)-1))&gt;VALUE(MID([.F133];6;FIND(&quot;:&quot;;[.F133];1)-FIND(&quot; &quot;;[.F133];1)-1));&quot;&quot;;MAX([.A$7:.A133])+1)">
            <text:p/>
          </table:table-cell>
          <table:table-cell table:style-name="ce198" office:value-type="string">
            <text:p>ANS_11_02</text:p>
          </table:table-cell>
          <table:table-cell table:style-name="ce164" table:formula="of:=IF(VALUE(MID([.F134];6;FIND(&quot;:&quot;;[.F134];1)-FIND(&quot; &quot;;[.F134];1)-1))&gt;VALUE(MID([.F133];6;FIND(&quot;:&quot;;[.F133];1)-FIND(&quot; &quot;;[.F133];1)-1));[.C133];[.C133]+1)" office:value-type="float" office:value="6">
            <text:p>006</text:p>
          </table:table-cell>
          <table:table-cell table:style-name="ce169" office:value-type="string">
            <text:p>KS\Answers\Question\Add Relation</text:p>
          </table:table-cell>
          <table:table-cell table:style-name="ce203" office:value-type="string">
            <text:p>View relation question by selecting from original question in case original question was moved to another place</text:p>
          </table:table-cell>
          <table:table-cell table:style-name="ce203" office:value-type="string">
            <text:p>Step 2: Specify related questions</text:p>
          </table:table-cell>
          <table:table-cell table:style-name="ce203" office:value-type="string">
            <text:p>- Right click on a question and select Response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32">
          <table:table-cell table:style-name="ce149" table:formula="of:=IF(VALUE(MID([.F135];6;FIND(&quot;:&quot;;[.F135];1)-FIND(&quot; &quot;;[.F135];1)-1))&gt;VALUE(MID([.F134];6;FIND(&quot;:&quot;;[.F134];1)-FIND(&quot; &quot;;[.F134];1)-1));&quot;&quot;;MAX([.A$7:.A134])+1)">
            <text:p/>
          </table:table-cell>
          <table:table-cell table:style-name="ce198" office:value-type="string">
            <text:p>ANS_11_02</text:p>
          </table:table-cell>
          <table:table-cell table:style-name="ce164" table:formula="of:=IF(VALUE(MID([.F135];6;FIND(&quot;:&quot;;[.F135];1)-FIND(&quot; &quot;;[.F135];1)-1))&gt;VALUE(MID([.F134];6;FIND(&quot;:&quot;;[.F134];1)-FIND(&quot; &quot;;[.F134];1)-1));[.C134];[.C134]+1)" office:value-type="float" office:value="6">
            <text:p>006</text:p>
          </table:table-cell>
          <table:table-cell table:style-name="ce169" office:value-type="string">
            <text:p>KS\Answers\Question\Add Relation</text:p>
          </table:table-cell>
          <table:table-cell table:style-name="ce203" office:value-type="string">
            <text:p>View relation question by selecting from original question in case original question was moved to another place</text:p>
          </table:table-cell>
          <table:table-cell table:style-name="ce203" office:value-type="string">
            <text:p>Step 3: Move original question</text:p>
          </table:table-cell>
          <table:table-cell table:style-name="ce203" office:value-type="string">
            <text:p>- Move original question to another category</text:p>
          </table:table-cell>
          <table:table-cell table:style-name="ce203" office:value-type="string">
            <text:p>- Move question successfully</text:p>
          </table:table-cell>
          <table:table-cell table:style-name="ce217" office:value-type="string">
            <text:p>Low</text:p>
          </table:table-cell>
          <table:table-cell table:style-name="ce187"/>
          <table:table-cell table:style-name="ce161" table:number-columns-repeated="217"/>
        </table:table-row>
        <table:table-row table:style-name="ro32">
          <table:table-cell table:style-name="ce149" table:formula="of:=IF(VALUE(MID([.F136];6;FIND(&quot;:&quot;;[.F136];1)-FIND(&quot; &quot;;[.F136];1)-1))&gt;VALUE(MID([.F135];6;FIND(&quot;:&quot;;[.F135];1)-FIND(&quot; &quot;;[.F135];1)-1));&quot;&quot;;MAX([.A$7:.A135])+1)">
            <text:p/>
          </table:table-cell>
          <table:table-cell table:style-name="ce198" office:value-type="string">
            <text:p>ANS_11_02</text:p>
          </table:table-cell>
          <table:table-cell table:style-name="ce164" table:formula="of:=IF(VALUE(MID([.F136];6;FIND(&quot;:&quot;;[.F136];1)-FIND(&quot; &quot;;[.F136];1)-1))&gt;VALUE(MID([.F135];6;FIND(&quot;:&quot;;[.F135];1)-FIND(&quot; &quot;;[.F135];1)-1));[.C135];[.C135]+1)" office:value-type="float" office:value="6">
            <text:p>006</text:p>
          </table:table-cell>
          <table:table-cell table:style-name="ce169" office:value-type="string">
            <text:p>KS\Answers\Question\Add Relation</text:p>
          </table:table-cell>
          <table:table-cell table:style-name="ce203" office:value-type="string">
            <text:p>View relation question by selecting from original question in case original question was moved to another place</text:p>
          </table:table-cell>
          <table:table-cell table:style-name="ce203" office:value-type="string">
            <text:p>Step 4: View related question by selecting in relations list of original question</text:p>
          </table:table-cell>
          <table:table-cell table:style-name="ce203" office:value-type="string">
            <text:p>- Select to view detail of original question</text:p>
            <text:p>- Click to view relation question</text:p>
          </table:table-cell>
          <table:table-cell table:style-name="ce203" office:value-type="string">
            <text:p>- Jump to category that contains relation question</text:p>
            <text:p>- Relation question detail is displayed</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37];6;FIND(&quot;:&quot;;[.F137];1)-FIND(&quot; &quot;;[.F137];1)-1))&gt;VALUE(MID([.F136];6;FIND(&quot;:&quot;;[.F136];1)-FIND(&quot; &quot;;[.F136];1)-1));&quot;&quot;;MAX([.A$7:.A136])+1)" office:value-type="float" office:value="41">
            <text:p>041</text:p>
          </table:table-cell>
          <table:table-cell table:style-name="ce198" office:value-type="string">
            <text:p>ANS_11_02</text:p>
          </table:table-cell>
          <table:table-cell table:style-name="ce164" table:formula="of:=IF(VALUE(MID([.F137];6;FIND(&quot;:&quot;;[.F137];1)-FIND(&quot; &quot;;[.F137];1)-1))&gt;VALUE(MID([.F136];6;FIND(&quot;:&quot;;[.F136];1)-FIND(&quot; &quot;;[.F136];1)-1));[.C136];[.C136]+1)" office:value-type="float" office:value="7">
            <text:p>007</text:p>
          </table:table-cell>
          <table:table-cell table:style-name="ce169" office:value-type="string">
            <text:p>KS\Answers\Question\Add Relation</text:p>
          </table:table-cell>
          <table:table-cell table:style-name="ce71" office:value-type="string">
            <text:p>View relation question by selecting from original question in case category contains original question was moved to another place</text:p>
          </table:table-cell>
          <table:table-cell table:style-name="ce203" office:value-type="string">
            <text:p>Step 1: Create categories &amp; questions</text:p>
          </table:table-cell>
          <table:table-cell table:style-name="ce203" office:value-type="string">
            <text:p>- Create a category &amp; some categories and questions inside</text:p>
            <text:p>- Create another category and question inside</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38">
          <table:table-cell table:style-name="ce149" table:formula="of:=IF(VALUE(MID([.F138];6;FIND(&quot;:&quot;;[.F138];1)-FIND(&quot; &quot;;[.F138];1)-1))&gt;VALUE(MID([.F137];6;FIND(&quot;:&quot;;[.F137];1)-FIND(&quot; &quot;;[.F137];1)-1));&quot;&quot;;MAX([.A$7:.A137])+1)">
            <text:p/>
          </table:table-cell>
          <table:table-cell table:style-name="ce198" office:value-type="string">
            <text:p>ANS_11_02</text:p>
          </table:table-cell>
          <table:table-cell table:style-name="ce164" table:formula="of:=IF(VALUE(MID([.F138];6;FIND(&quot;:&quot;;[.F138];1)-FIND(&quot; &quot;;[.F138];1)-1))&gt;VALUE(MID([.F137];6;FIND(&quot;:&quot;;[.F137];1)-FIND(&quot; &quot;;[.F137];1)-1));[.C137];[.C137]+1)" office:value-type="float" office:value="7">
            <text:p>007</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original question was moved to another place</text:p>
          </table:table-cell>
          <table:table-cell table:style-name="ce203" office:value-type="string">
            <text:p>Step 2: Specify related questions</text:p>
          </table:table-cell>
          <table:table-cell table:style-name="ce203" office:value-type="string">
            <text:p>- Right click on a question of the first category and select [Answer question]</text:p>
            <text:p>- Select another question from the second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39];6;FIND(&quot;:&quot;;[.F139];1)-FIND(&quot; &quot;;[.F139];1)-1))&gt;VALUE(MID([.F138];6;FIND(&quot;:&quot;;[.F138];1)-FIND(&quot; &quot;;[.F138];1)-1));&quot;&quot;;MAX([.A$7:.A138])+1)">
            <text:p/>
          </table:table-cell>
          <table:table-cell table:style-name="ce198" office:value-type="string">
            <text:p>ANS_11_02</text:p>
          </table:table-cell>
          <table:table-cell table:style-name="ce164" table:formula="of:=IF(VALUE(MID([.F139];6;FIND(&quot;:&quot;;[.F139];1)-FIND(&quot; &quot;;[.F139];1)-1))&gt;VALUE(MID([.F138];6;FIND(&quot;:&quot;;[.F138];1)-FIND(&quot; &quot;;[.F138];1)-1));[.C138];[.C138]+1)" office:value-type="float" office:value="7">
            <text:p>007</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original question was moved to another place</text:p>
          </table:table-cell>
          <table:table-cell table:style-name="ce203" office:value-type="string">
            <text:p>Step 3: Move category contains original question</text:p>
          </table:table-cell>
          <table:table-cell table:style-name="ce203" office:value-type="string">
            <text:p>- Move category contains original question to another place</text:p>
          </table:table-cell>
          <table:table-cell table:style-name="ce203" office:value-type="string">
            <text:p>Move category and its question/sub category successfully</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40];6;FIND(&quot;:&quot;;[.F140];1)-FIND(&quot; &quot;;[.F140];1)-1))&gt;VALUE(MID([.F139];6;FIND(&quot;:&quot;;[.F139];1)-FIND(&quot; &quot;;[.F139];1)-1));&quot;&quot;;MAX([.A$7:.A139])+1)">
            <text:p/>
          </table:table-cell>
          <table:table-cell table:style-name="ce198" office:value-type="string">
            <text:p>ANS_11_02</text:p>
          </table:table-cell>
          <table:table-cell table:style-name="ce164" table:formula="of:=IF(VALUE(MID([.F140];6;FIND(&quot;:&quot;;[.F140];1)-FIND(&quot; &quot;;[.F140];1)-1))&gt;VALUE(MID([.F139];6;FIND(&quot;:&quot;;[.F139];1)-FIND(&quot; &quot;;[.F139];1)-1));[.C139];[.C139]+1)" office:value-type="float" office:value="7">
            <text:p>007</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original question was moved to another place</text:p>
          </table:table-cell>
          <table:table-cell table:style-name="ce203" office:value-type="string">
            <text:p>Step 4: View related question by selecting in relations list of original question</text:p>
          </table:table-cell>
          <table:table-cell table:style-name="ce203" office:value-type="string">
            <text:p>- Select to view detail of original question</text:p>
            <text:p>- Click to view relation question</text:p>
          </table:table-cell>
          <table:table-cell table:style-name="ce203" office:value-type="string">
            <text:p>- Jump to category that contains relation question</text:p>
            <text:p>- Relation question detail is displayed</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41];6;FIND(&quot;:&quot;;[.F141];1)-FIND(&quot; &quot;;[.F141];1)-1))&gt;VALUE(MID([.F140];6;FIND(&quot;:&quot;;[.F140];1)-FIND(&quot; &quot;;[.F140];1)-1));&quot;&quot;;MAX([.A$7:.A140])+1)" office:value-type="float" office:value="42">
            <text:p>042</text:p>
          </table:table-cell>
          <table:table-cell table:style-name="ce198" office:value-type="string">
            <text:p>ANS_11_02</text:p>
          </table:table-cell>
          <table:table-cell table:style-name="ce164" table:formula="of:=IF(VALUE(MID([.F141];6;FIND(&quot;:&quot;;[.F141];1)-FIND(&quot; &quot;;[.F141];1)-1))&gt;VALUE(MID([.F140];6;FIND(&quot;:&quot;;[.F140];1)-FIND(&quot; &quot;;[.F140];1)-1));[.C140];[.C140]+1)" office:value-type="float" office:value="8">
            <text:p>008</text:p>
          </table:table-cell>
          <table:table-cell table:style-name="ce169" office:value-type="string">
            <text:p>KS\Answers\Question\Add Relation</text:p>
          </table:table-cell>
          <table:table-cell table:style-name="ce71" office:value-type="string">
            <text:p>View relation question by selecting from original question in case related question was moved to another place</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42];6;FIND(&quot;:&quot;;[.F142];1)-FIND(&quot; &quot;;[.F142];1)-1))&gt;VALUE(MID([.F141];6;FIND(&quot;:&quot;;[.F141];1)-FIND(&quot; &quot;;[.F141];1)-1));&quot;&quot;;MAX([.A$7:.A141])+1)">
            <text:p/>
          </table:table-cell>
          <table:table-cell table:style-name="ce198" office:value-type="string">
            <text:p>ANS_11_02</text:p>
          </table:table-cell>
          <table:table-cell table:style-name="ce164" table:formula="of:=IF(VALUE(MID([.F142];6;FIND(&quot;:&quot;;[.F142];1)-FIND(&quot; &quot;;[.F142];1)-1))&gt;VALUE(MID([.F141];6;FIND(&quot;:&quot;;[.F141];1)-FIND(&quot; &quot;;[.F141];1)-1));[.C141];[.C141]+1)" office:value-type="float" office:value="8">
            <text:p>008</text:p>
          </table:table-cell>
          <table:table-cell table:style-name="ce169" office:value-type="string">
            <text:p>KS\Answers\Question\Add Relation</text:p>
          </table:table-cell>
          <table:table-cell table:style-name="ce203" office:value-type="string">
            <text:p>View relation question by selecting from original question in case related question was moved to another place</text:p>
          </table:table-cell>
          <table:table-cell table:style-name="ce203" office:value-type="string">
            <text:p>Step 2: Specify related questions</text:p>
          </table:table-cell>
          <table:table-cell table:style-name="ce203" office:value-type="string">
            <text:p>- Right click on a question and select [Answer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32">
          <table:table-cell table:style-name="ce149" table:formula="of:=IF(VALUE(MID([.F143];6;FIND(&quot;:&quot;;[.F143];1)-FIND(&quot; &quot;;[.F143];1)-1))&gt;VALUE(MID([.F142];6;FIND(&quot;:&quot;;[.F142];1)-FIND(&quot; &quot;;[.F142];1)-1));&quot;&quot;;MAX([.A$7:.A142])+1)">
            <text:p/>
          </table:table-cell>
          <table:table-cell table:style-name="ce198" office:value-type="string">
            <text:p>ANS_11_02</text:p>
          </table:table-cell>
          <table:table-cell table:style-name="ce164" table:formula="of:=IF(VALUE(MID([.F143];6;FIND(&quot;:&quot;;[.F143];1)-FIND(&quot; &quot;;[.F143];1)-1))&gt;VALUE(MID([.F142];6;FIND(&quot;:&quot;;[.F142];1)-FIND(&quot; &quot;;[.F142];1)-1));[.C142];[.C142]+1)" office:value-type="float" office:value="8">
            <text:p>008</text:p>
          </table:table-cell>
          <table:table-cell table:style-name="ce169" office:value-type="string">
            <text:p>KS\Answers\Question\Add Relation</text:p>
          </table:table-cell>
          <table:table-cell table:style-name="ce203" office:value-type="string">
            <text:p>View relation question by selecting from original question in case related question was moved to another place</text:p>
          </table:table-cell>
          <table:table-cell table:style-name="ce203" office:value-type="string">
            <text:p>Step 3: Move related question</text:p>
          </table:table-cell>
          <table:table-cell table:style-name="ce203" office:value-type="string">
            <text:p>- Move related question to another category</text:p>
          </table:table-cell>
          <table:table-cell table:style-name="ce203" office:value-type="string">
            <text:p>Move question successfully</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44];6;FIND(&quot;:&quot;;[.F144];1)-FIND(&quot; &quot;;[.F144];1)-1))&gt;VALUE(MID([.F143];6;FIND(&quot;:&quot;;[.F143];1)-FIND(&quot; &quot;;[.F143];1)-1));&quot;&quot;;MAX([.A$7:.A143])+1)">
            <text:p/>
          </table:table-cell>
          <table:table-cell table:style-name="ce198" office:value-type="string">
            <text:p>ANS_11_02</text:p>
          </table:table-cell>
          <table:table-cell table:style-name="ce164" table:formula="of:=IF(VALUE(MID([.F144];6;FIND(&quot;:&quot;;[.F144];1)-FIND(&quot; &quot;;[.F144];1)-1))&gt;VALUE(MID([.F143];6;FIND(&quot;:&quot;;[.F143];1)-FIND(&quot; &quot;;[.F143];1)-1));[.C143];[.C143]+1)" office:value-type="float" office:value="8">
            <text:p>008</text:p>
          </table:table-cell>
          <table:table-cell table:style-name="ce169" office:value-type="string">
            <text:p>KS\Answers\Question\Add Relation</text:p>
          </table:table-cell>
          <table:table-cell table:style-name="ce203" office:value-type="string">
            <text:p>View relation question by selecting from original question in case related question was moved to another place</text:p>
          </table:table-cell>
          <table:table-cell table:style-name="ce203" office:value-type="string">
            <text:p>Step 4: View related question by selecting in relations list of original question</text:p>
          </table:table-cell>
          <table:table-cell table:style-name="ce203" office:value-type="string">
            <text:p>- Select to view detail of original question</text:p>
            <text:p>- Click to view relation question</text:p>
          </table:table-cell>
          <table:table-cell table:style-name="ce203" office:value-type="string">
            <text:p>- Jump to new category that relation question has been moved to</text:p>
            <text:p>- Relation question detail is displayed</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45];6;FIND(&quot;:&quot;;[.F145];1)-FIND(&quot; &quot;;[.F145];1)-1))&gt;VALUE(MID([.F144];6;FIND(&quot;:&quot;;[.F144];1)-FIND(&quot; &quot;;[.F144];1)-1));&quot;&quot;;MAX([.A$7:.A144])+1)" office:value-type="float" office:value="43">
            <text:p>043</text:p>
          </table:table-cell>
          <table:table-cell table:style-name="ce198" office:value-type="string">
            <text:p>ANS_11_02</text:p>
          </table:table-cell>
          <table:table-cell table:style-name="ce164" table:formula="of:=IF(VALUE(MID([.F145];6;FIND(&quot;:&quot;;[.F145];1)-FIND(&quot; &quot;;[.F145];1)-1))&gt;VALUE(MID([.F144];6;FIND(&quot;:&quot;;[.F144];1)-FIND(&quot; &quot;;[.F144];1)-1));[.C144];[.C144]+1)" office:value-type="float" office:value="9">
            <text:p>009</text:p>
          </table:table-cell>
          <table:table-cell table:style-name="ce169" office:value-type="string">
            <text:p>KS\Answers\Question\Add Relation</text:p>
          </table:table-cell>
          <table:table-cell table:style-name="ce71" office:value-type="string">
            <text:p>View relation question by selecting from original question in case category contains related question was moved to another place</text:p>
          </table:table-cell>
          <table:table-cell table:style-name="ce203" office:value-type="string">
            <text:p>Step 1: Create categories &amp; questions</text:p>
          </table:table-cell>
          <table:table-cell table:style-name="ce203" office:value-type="string">
            <text:p>- Create a category &amp; some categories and questions inside</text:p>
            <text:p>- Create another category and question inside</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38">
          <table:table-cell table:style-name="ce149" table:formula="of:=IF(VALUE(MID([.F146];6;FIND(&quot;:&quot;;[.F146];1)-FIND(&quot; &quot;;[.F146];1)-1))&gt;VALUE(MID([.F145];6;FIND(&quot;:&quot;;[.F145];1)-FIND(&quot; &quot;;[.F145];1)-1));&quot;&quot;;MAX([.A$7:.A145])+1)">
            <text:p/>
          </table:table-cell>
          <table:table-cell table:style-name="ce198" office:value-type="string">
            <text:p>ANS_11_02</text:p>
          </table:table-cell>
          <table:table-cell table:style-name="ce164" table:formula="of:=IF(VALUE(MID([.F146];6;FIND(&quot;:&quot;;[.F146];1)-FIND(&quot; &quot;;[.F146];1)-1))&gt;VALUE(MID([.F145];6;FIND(&quot;:&quot;;[.F145];1)-FIND(&quot; &quot;;[.F145];1)-1));[.C145];[.C145]+1)" office:value-type="float" office:value="9">
            <text:p>009</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related question was moved to another place</text:p>
          </table:table-cell>
          <table:table-cell table:style-name="ce203" office:value-type="string">
            <text:p>Step 2: Specify related questions</text:p>
          </table:table-cell>
          <table:table-cell table:style-name="ce203" office:value-type="string">
            <text:p>- Right click on a question in the first category and select [Answer question]</text:p>
            <text:p>- Select question from the second category to be its relation.</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47];6;FIND(&quot;:&quot;;[.F147];1)-FIND(&quot; &quot;;[.F147];1)-1))&gt;VALUE(MID([.F146];6;FIND(&quot;:&quot;;[.F146];1)-FIND(&quot; &quot;;[.F146];1)-1));&quot;&quot;;MAX([.A$7:.A146])+1)">
            <text:p/>
          </table:table-cell>
          <table:table-cell table:style-name="ce198" office:value-type="string">
            <text:p>ANS_11_02</text:p>
          </table:table-cell>
          <table:table-cell table:style-name="ce164" table:formula="of:=IF(VALUE(MID([.F147];6;FIND(&quot;:&quot;;[.F147];1)-FIND(&quot; &quot;;[.F147];1)-1))&gt;VALUE(MID([.F146];6;FIND(&quot;:&quot;;[.F146];1)-FIND(&quot; &quot;;[.F146];1)-1));[.C146];[.C146]+1)" office:value-type="float" office:value="9">
            <text:p>009</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related question was moved to another place</text:p>
          </table:table-cell>
          <table:table-cell table:style-name="ce203" office:value-type="string">
            <text:p>Step 3: Move category contains related question</text:p>
          </table:table-cell>
          <table:table-cell table:style-name="ce203" office:value-type="string">
            <text:p>- Move category contains related question to another place</text:p>
          </table:table-cell>
          <table:table-cell table:style-name="ce203" office:value-type="string">
            <text:p>Move category and its question/sub category successfully</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48];6;FIND(&quot;:&quot;;[.F148];1)-FIND(&quot; &quot;;[.F148];1)-1))&gt;VALUE(MID([.F147];6;FIND(&quot;:&quot;;[.F147];1)-FIND(&quot; &quot;;[.F147];1)-1));&quot;&quot;;MAX([.A$7:.A147])+1)">
            <text:p/>
          </table:table-cell>
          <table:table-cell table:style-name="ce198" office:value-type="string">
            <text:p>ANS_11_02</text:p>
          </table:table-cell>
          <table:table-cell table:style-name="ce164" table:formula="of:=IF(VALUE(MID([.F148];6;FIND(&quot;:&quot;;[.F148];1)-FIND(&quot; &quot;;[.F148];1)-1))&gt;VALUE(MID([.F147];6;FIND(&quot;:&quot;;[.F147];1)-FIND(&quot; &quot;;[.F147];1)-1));[.C147];[.C147]+1)" office:value-type="float" office:value="9">
            <text:p>009</text:p>
          </table:table-cell>
          <table:table-cell table:style-name="ce169" office:value-type="string">
            <text:p>KS\Answers\Question\Add Relation</text:p>
          </table:table-cell>
          <table:table-cell table:style-name="ce203" office:value-type="string">
            <text:p>View relation question by selecting from original question in case category contains related question was moved to another place</text:p>
          </table:table-cell>
          <table:table-cell table:style-name="ce203" office:value-type="string">
            <text:p>Step 4: View related question by selecting in relations list of original question</text:p>
          </table:table-cell>
          <table:table-cell table:style-name="ce203" office:value-type="string">
            <text:p>- Select to view detail of original question</text:p>
            <text:p>- Click to view relation question</text:p>
          </table:table-cell>
          <table:table-cell table:style-name="ce203" office:value-type="string">
            <text:p>- Jump to new category that relation question has been moved to</text:p>
            <text:p>- Relation question detail is displayed</text:p>
          </table:table-cell>
          <table:table-cell table:style-name="ce217" office:value-type="string">
            <text:p>Low</text:p>
          </table:table-cell>
          <table:table-cell table:style-name="ce187"/>
          <table:table-cell table:style-name="ce161" table:number-columns-repeated="217"/>
        </table:table-row>
        <table:table-row table:style-name="ro9">
          <table:table-cell table:style-name="ce149" table:formula="of:=IF(VALUE(MID([.F149];6;FIND(&quot;:&quot;;[.F149];1)-FIND(&quot; &quot;;[.F149];1)-1))&gt;VALUE(MID([.F148];6;FIND(&quot;:&quot;;[.F148];1)-FIND(&quot; &quot;;[.F148];1)-1));&quot;&quot;;MAX([.A$7:.A148])+1)" office:value-type="float" office:value="44">
            <text:p>044</text:p>
          </table:table-cell>
          <table:table-cell table:style-name="ce198" office:value-type="string">
            <text:p>ANS_11_02</text:p>
          </table:table-cell>
          <table:table-cell table:style-name="ce164" table:formula="of:=IF(VALUE(MID([.F149];6;FIND(&quot;:&quot;;[.F149];1)-FIND(&quot; &quot;;[.F149];1)-1))&gt;VALUE(MID([.F148];6;FIND(&quot;:&quot;;[.F148];1)-FIND(&quot; &quot;;[.F148];1)-1));[.C148];[.C148]+1)" office:value-type="float" office:value="10">
            <text:p>010</text:p>
          </table:table-cell>
          <table:table-cell table:style-name="ce169" office:value-type="string">
            <text:p>KS\Answers\Question\Add Relation</text:p>
          </table:table-cell>
          <table:table-cell table:style-name="ce71" office:value-type="string">
            <text:p>Check Back function while viewing relation question</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50];6;FIND(&quot;:&quot;;[.F150];1)-FIND(&quot; &quot;;[.F150];1)-1))&gt;VALUE(MID([.F149];6;FIND(&quot;:&quot;;[.F149];1)-FIND(&quot; &quot;;[.F149];1)-1));&quot;&quot;;MAX([.A$7:.A149])+1)">
            <text:p/>
          </table:table-cell>
          <table:table-cell table:style-name="ce198" office:value-type="string">
            <text:p>ANS_11_02</text:p>
          </table:table-cell>
          <table:table-cell table:style-name="ce164" table:formula="of:=IF(VALUE(MID([.F150];6;FIND(&quot;:&quot;;[.F150];1)-FIND(&quot; &quot;;[.F150];1)-1))&gt;VALUE(MID([.F149];6;FIND(&quot;:&quot;;[.F149];1)-FIND(&quot; &quot;;[.F149];1)-1));[.C149];[.C149]+1)" office:value-type="float" office:value="10">
            <text:p>010</text:p>
          </table:table-cell>
          <table:table-cell table:style-name="ce169" office:value-type="string">
            <text:p>KS\Answers\Question\Add Relation</text:p>
          </table:table-cell>
          <table:table-cell table:style-name="ce203" office:value-type="string">
            <text:p>Check Back function while viewing relation question</text:p>
          </table:table-cell>
          <table:table-cell table:style-name="ce203" office:value-type="string">
            <text:p>Step 2: Specify related questions</text:p>
          </table:table-cell>
          <table:table-cell table:style-name="ce203" office:value-type="string">
            <text:p>- Right click on a question and select [Answer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9">
          <table:table-cell table:style-name="ce149" table:formula="of:=IF(VALUE(MID([.F151];6;FIND(&quot;:&quot;;[.F151];1)-FIND(&quot; &quot;;[.F151];1)-1))&gt;VALUE(MID([.F150];6;FIND(&quot;:&quot;;[.F150];1)-FIND(&quot; &quot;;[.F150];1)-1));&quot;&quot;;MAX([.A$7:.A150])+1)">
            <text:p/>
          </table:table-cell>
          <table:table-cell table:style-name="ce198" office:value-type="string">
            <text:p>ANS_11_02</text:p>
          </table:table-cell>
          <table:table-cell table:style-name="ce164" table:formula="of:=IF(VALUE(MID([.F151];6;FIND(&quot;:&quot;;[.F151];1)-FIND(&quot; &quot;;[.F151];1)-1))&gt;VALUE(MID([.F150];6;FIND(&quot;:&quot;;[.F150];1)-FIND(&quot; &quot;;[.F150];1)-1));[.C150];[.C150]+1)" office:value-type="float" office:value="10">
            <text:p>010</text:p>
          </table:table-cell>
          <table:table-cell table:style-name="ce169" office:value-type="string">
            <text:p>KS\Answers\Question\Add Relation</text:p>
          </table:table-cell>
          <table:table-cell table:style-name="ce203" office:value-type="string">
            <text:p>Check Back function while viewing relation question</text:p>
          </table:table-cell>
          <table:table-cell table:style-name="ce203" office:value-type="string">
            <text:p>Step 3: View original question</text:p>
          </table:table-cell>
          <table:table-cell table:style-name="ce203" office:value-type="string">
            <text:p>- Select to view detail of question above</text:p>
            <text:p/>
          </table:table-cell>
          <table:table-cell table:style-name="ce203" office:value-type="string">
            <text:p>-Detail of question is displayed</text:p>
          </table:table-cell>
          <table:table-cell table:style-name="ce217" office:value-type="string">
            <text:p>Low</text:p>
          </table:table-cell>
          <table:table-cell table:style-name="ce187"/>
          <table:table-cell table:style-name="ce161" table:number-columns-repeated="217"/>
        </table:table-row>
        <table:table-row table:style-name="ro32">
          <table:table-cell table:style-name="ce149" table:formula="of:=IF(VALUE(MID([.F152];6;FIND(&quot;:&quot;;[.F152];1)-FIND(&quot; &quot;;[.F152];1)-1))&gt;VALUE(MID([.F151];6;FIND(&quot;:&quot;;[.F151];1)-FIND(&quot; &quot;;[.F151];1)-1));&quot;&quot;;MAX([.A$7:.A151])+1)">
            <text:p/>
          </table:table-cell>
          <table:table-cell table:style-name="ce198" office:value-type="string">
            <text:p>ANS_11_02</text:p>
          </table:table-cell>
          <table:table-cell table:style-name="ce164" table:formula="of:=IF(VALUE(MID([.F152];6;FIND(&quot;:&quot;;[.F152];1)-FIND(&quot; &quot;;[.F152];1)-1))&gt;VALUE(MID([.F151];6;FIND(&quot;:&quot;;[.F151];1)-FIND(&quot; &quot;;[.F151];1)-1));[.C151];[.C151]+1)" office:value-type="float" office:value="10">
            <text:p>010</text:p>
          </table:table-cell>
          <table:table-cell table:style-name="ce169" office:value-type="string">
            <text:p>KS\Answers\Question\Add Relation</text:p>
          </table:table-cell>
          <table:table-cell table:style-name="ce203" office:value-type="string">
            <text:p>Check Back function while viewing relation question</text:p>
          </table:table-cell>
          <table:table-cell table:style-name="ce203" office:value-type="string">
            <text:p>Step 4: <text:s/>View relation question</text:p>
          </table:table-cell>
          <table:table-cell table:style-name="ce203" office:value-type="string">
            <text:p>- Select related question in relations list</text:p>
          </table:table-cell>
          <table:table-cell table:style-name="ce203" office:value-type="string">
            <text:p>- Jump to category that contains selected related question </text:p>
            <text:p>- Related question is selected to view its detail.</text:p>
          </table:table-cell>
          <table:table-cell table:style-name="ce217" office:value-type="string">
            <text:p>Low</text:p>
          </table:table-cell>
          <table:table-cell table:style-name="ce187"/>
          <table:table-cell table:style-name="ce161" table:number-columns-repeated="217"/>
        </table:table-row>
        <table:table-row table:style-name="ro5">
          <table:table-cell table:style-name="ce149" table:formula="of:=IF(VALUE(MID([.F153];6;FIND(&quot;:&quot;;[.F153];1)-FIND(&quot; &quot;;[.F153];1)-1))&gt;VALUE(MID([.F152];6;FIND(&quot;:&quot;;[.F152];1)-FIND(&quot; &quot;;[.F152];1)-1));&quot;&quot;;MAX([.A$7:.A152])+1)">
            <text:p/>
          </table:table-cell>
          <table:table-cell table:style-name="ce198" office:value-type="string">
            <text:p>ANS_11_02</text:p>
          </table:table-cell>
          <table:table-cell table:style-name="ce164" table:formula="of:=IF(VALUE(MID([.F153];6;FIND(&quot;:&quot;;[.F153];1)-FIND(&quot; &quot;;[.F153];1)-1))&gt;VALUE(MID([.F152];6;FIND(&quot;:&quot;;[.F152];1)-FIND(&quot; &quot;;[.F152];1)-1));[.C152];[.C152]+1)" office:value-type="float" office:value="10">
            <text:p>010</text:p>
          </table:table-cell>
          <table:table-cell table:style-name="ce169" office:value-type="string">
            <text:p>KS\Answers\Question\Add Relation</text:p>
          </table:table-cell>
          <table:table-cell table:style-name="ce203" office:value-type="string">
            <text:p>Check Back function while viewing relation question</text:p>
          </table:table-cell>
          <table:table-cell table:style-name="ce203" office:value-type="string">
            <text:p>Step 5: Use Back function</text:p>
          </table:table-cell>
          <table:table-cell table:style-name="ce203" office:value-type="string">
            <text:p>- Click [Back] icon</text:p>
          </table:table-cell>
          <table:table-cell table:style-name="ce203" office:value-type="string">
            <text:p>- Return to form viewing original question like step 3</text:p>
          </table:table-cell>
          <table:table-cell table:style-name="ce217" office:value-type="string">
            <text:p>Low</text:p>
          </table:table-cell>
          <table:table-cell table:style-name="ce187"/>
          <table:table-cell table:style-name="ce161" table:number-columns-repeated="217"/>
        </table:table-row>
        <table:table-row table:style-name="ro32">
          <table:table-cell table:style-name="ce149" table:formula="of:=IF(VALUE(MID([.F154];6;FIND(&quot;:&quot;;[.F154];1)-FIND(&quot; &quot;;[.F154];1)-1))&gt;VALUE(MID([.F153];6;FIND(&quot;:&quot;;[.F153];1)-FIND(&quot; &quot;;[.F153];1)-1));&quot;&quot;;MAX([.A$7:.A153])+1)" office:value-type="float" office:value="45">
            <text:p>045</text:p>
          </table:table-cell>
          <table:table-cell table:style-name="ce198" office:value-type="string">
            <text:p>ANS_11_02</text:p>
          </table:table-cell>
          <table:table-cell table:style-name="ce164" table:formula="of:=IF(VALUE(MID([.F154];6;FIND(&quot;:&quot;;[.F154];1)-FIND(&quot; &quot;;[.F154];1)-1))&gt;VALUE(MID([.F153];6;FIND(&quot;:&quot;;[.F153];1)-FIND(&quot; &quot;;[.F153];1)-1));[.C153];[.C153]+1)" office:value-type="float" office:value="11">
            <text:p>011</text:p>
          </table:table-cell>
          <table:table-cell table:style-name="ce169" office:value-type="string">
            <text:p>KS\Answers\Question\Add Relation</text:p>
          </table:table-cell>
          <table:table-cell table:style-name="ce71" office:value-type="string">
            <text:p>Check Back function while viewing relation question in case original question was deleted</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55];6;FIND(&quot;:&quot;;[.F155];1)-FIND(&quot; &quot;;[.F155];1)-1))&gt;VALUE(MID([.F154];6;FIND(&quot;:&quot;;[.F154];1)-FIND(&quot; &quot;;[.F154];1)-1));&quot;&quot;;MAX([.A$7:.A154])+1)">
            <text:p/>
          </table:table-cell>
          <table:table-cell table:style-name="ce198" office:value-type="string">
            <text:p>ANS_11_02</text:p>
          </table:table-cell>
          <table:table-cell table:style-name="ce164" table:formula="of:=IF(VALUE(MID([.F155];6;FIND(&quot;:&quot;;[.F155];1)-FIND(&quot; &quot;;[.F155];1)-1))&gt;VALUE(MID([.F154];6;FIND(&quot;:&quot;;[.F154];1)-FIND(&quot; &quot;;[.F154];1)-1));[.C154];[.C154]+1)" office:value-type="float" office:value="11">
            <text:p>011</text:p>
          </table:table-cell>
          <table:table-cell table:style-name="ce169" office:value-type="string">
            <text:p>KS\Answers\Question\Add Relation</text:p>
          </table:table-cell>
          <table:table-cell table:style-name="ce203" office:value-type="string">
            <text:p>Check Back function while viewing relation question in case original question was deleted</text:p>
          </table:table-cell>
          <table:table-cell table:style-name="ce203" office:value-type="string">
            <text:p>Step 2: Specify related questions</text:p>
          </table:table-cell>
          <table:table-cell table:style-name="ce203" office:value-type="string">
            <text:p>- Right click on a question and select [Answer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32">
          <table:table-cell table:style-name="ce149" table:formula="of:=IF(VALUE(MID([.F156];6;FIND(&quot;:&quot;;[.F156];1)-FIND(&quot; &quot;;[.F156];1)-1))&gt;VALUE(MID([.F155];6;FIND(&quot;:&quot;;[.F155];1)-FIND(&quot; &quot;;[.F155];1)-1));&quot;&quot;;MAX([.A$7:.A155])+1)">
            <text:p/>
          </table:table-cell>
          <table:table-cell table:style-name="ce198" office:value-type="string">
            <text:p>ANS_11_02</text:p>
          </table:table-cell>
          <table:table-cell table:style-name="ce164" table:formula="of:=IF(VALUE(MID([.F156];6;FIND(&quot;:&quot;;[.F156];1)-FIND(&quot; &quot;;[.F156];1)-1))&gt;VALUE(MID([.F155];6;FIND(&quot;:&quot;;[.F155];1)-FIND(&quot; &quot;;[.F155];1)-1));[.C155];[.C155]+1)" office:value-type="float" office:value="11">
            <text:p>011</text:p>
          </table:table-cell>
          <table:table-cell table:style-name="ce169" office:value-type="string">
            <text:p>KS\Answers\Question\Add Relation</text:p>
          </table:table-cell>
          <table:table-cell table:style-name="ce203" office:value-type="string">
            <text:p>Check Back function while viewing relation question in case original question was deleted</text:p>
          </table:table-cell>
          <table:table-cell table:style-name="ce203" office:value-type="string">
            <text:p>Step 3: <text:s/>View relation question</text:p>
          </table:table-cell>
          <table:table-cell table:style-name="ce203" office:value-type="string">
            <text:p>- Select original question</text:p>
            <text:p>- Select related question in relations list</text:p>
          </table:table-cell>
          <table:table-cell table:style-name="ce203" office:value-type="string">
            <text:p>- Jump to category that contains selected related question </text:p>
            <text:p>- Related question is selected to view its detail.</text:p>
          </table:table-cell>
          <table:table-cell table:style-name="ce217" office:value-type="string">
            <text:p>Low</text:p>
          </table:table-cell>
          <table:table-cell table:style-name="ce187"/>
          <table:table-cell table:style-name="ce161" table:number-columns-repeated="217"/>
        </table:table-row>
        <table:table-row table:style-name="ro9">
          <table:table-cell table:style-name="ce149" table:formula="of:=IF(VALUE(MID([.F157];6;FIND(&quot;:&quot;;[.F157];1)-FIND(&quot; &quot;;[.F157];1)-1))&gt;VALUE(MID([.F156];6;FIND(&quot;:&quot;;[.F156];1)-FIND(&quot; &quot;;[.F156];1)-1));&quot;&quot;;MAX([.A$7:.A156])+1)">
            <text:p/>
          </table:table-cell>
          <table:table-cell table:style-name="ce198" office:value-type="string">
            <text:p>ANS_11_02</text:p>
          </table:table-cell>
          <table:table-cell table:style-name="ce164" table:formula="of:=IF(VALUE(MID([.F157];6;FIND(&quot;:&quot;;[.F157];1)-FIND(&quot; &quot;;[.F157];1)-1))&gt;VALUE(MID([.F156];6;FIND(&quot;:&quot;;[.F156];1)-FIND(&quot; &quot;;[.F156];1)-1));[.C156];[.C156]+1)" office:value-type="float" office:value="11">
            <text:p>011</text:p>
          </table:table-cell>
          <table:table-cell table:style-name="ce169" office:value-type="string">
            <text:p>KS\Answers\Question\Add Relation</text:p>
          </table:table-cell>
          <table:table-cell table:style-name="ce203" office:value-type="string">
            <text:p>Check Back function while viewing relation question in case original question was deleted</text:p>
          </table:table-cell>
          <table:table-cell table:style-name="ce203" office:value-type="string">
            <text:p>Step 4: Delete original question</text:p>
          </table:table-cell>
          <table:table-cell table:style-name="ce203" office:value-type="string">
            <text:p>- Login by user who has right and delete original question from another window/machine</text:p>
          </table:table-cell>
          <table:table-cell table:style-name="ce203" office:value-type="string">
            <text:p>- Original question is deleted successfully</text:p>
          </table:table-cell>
          <table:table-cell table:style-name="ce217" office:value-type="string">
            <text:p>Low</text:p>
          </table:table-cell>
          <table:table-cell table:style-name="ce187"/>
          <table:table-cell table:style-name="ce161" table:number-columns-repeated="217"/>
        </table:table-row>
        <table:table-row table:style-name="ro9">
          <table:table-cell table:style-name="ce149" table:formula="of:=IF(VALUE(MID([.F158];6;FIND(&quot;:&quot;;[.F158];1)-FIND(&quot; &quot;;[.F158];1)-1))&gt;VALUE(MID([.F157];6;FIND(&quot;:&quot;;[.F157];1)-FIND(&quot; &quot;;[.F157];1)-1));&quot;&quot;;MAX([.A$7:.A157])+1)">
            <text:p/>
          </table:table-cell>
          <table:table-cell table:style-name="ce198" office:value-type="string">
            <text:p>ANS_11_02</text:p>
          </table:table-cell>
          <table:table-cell table:style-name="ce164" table:formula="of:=IF(VALUE(MID([.F158];6;FIND(&quot;:&quot;;[.F158];1)-FIND(&quot; &quot;;[.F158];1)-1))&gt;VALUE(MID([.F157];6;FIND(&quot;:&quot;;[.F157];1)-FIND(&quot; &quot;;[.F157];1)-1));[.C157];[.C157]+1)" office:value-type="float" office:value="11">
            <text:p>011</text:p>
          </table:table-cell>
          <table:table-cell table:style-name="ce169" office:value-type="string">
            <text:p>KS\Answers\Question\Add Relation</text:p>
          </table:table-cell>
          <table:table-cell table:style-name="ce203" office:value-type="string">
            <text:p>Check Back function while viewing relation question in case original question was deleted</text:p>
          </table:table-cell>
          <table:table-cell table:style-name="ce203" office:value-type="string">
            <text:p>Step 5: Use Back function</text:p>
          </table:table-cell>
          <table:table-cell table:style-name="ce203" office:value-type="string">
            <text:p>- Return to window/machine that viewing relation question</text:p>
            <text:p>- Click [Back]</text:p>
          </table:table-cell>
          <table:table-cell table:style-name="ce203" office:value-type="string">
            <text:p>- Show message alert that original question has been deleted</text:p>
          </table:table-cell>
          <table:table-cell table:style-name="ce217" office:value-type="string">
            <text:p>Low</text:p>
          </table:table-cell>
          <table:table-cell table:style-name="ce187"/>
          <table:table-cell table:style-name="ce161" table:number-columns-repeated="217"/>
        </table:table-row>
        <table:table-row table:style-name="ro32">
          <table:table-cell table:style-name="ce149" table:formula="of:=IF(VALUE(MID([.F159];6;FIND(&quot;:&quot;;[.F159];1)-FIND(&quot; &quot;;[.F159];1)-1))&gt;VALUE(MID([.F158];6;FIND(&quot;:&quot;;[.F158];1)-FIND(&quot; &quot;;[.F158];1)-1));&quot;&quot;;MAX([.A$7:.A158])+1)" office:value-type="float" office:value="46">
            <text:p>046</text:p>
          </table:table-cell>
          <table:table-cell table:style-name="ce198" office:value-type="string">
            <text:p>ANS_11_02</text:p>
          </table:table-cell>
          <table:table-cell table:style-name="ce164" table:formula="of:=IF(VALUE(MID([.F159];6;FIND(&quot;:&quot;;[.F159];1)-FIND(&quot; &quot;;[.F159];1)-1))&gt;VALUE(MID([.F158];6;FIND(&quot;:&quot;;[.F158];1)-FIND(&quot; &quot;;[.F158];1)-1));[.C158];[.C158]+1)" office:value-type="float" office:value="12">
            <text:p>012</text:p>
          </table:table-cell>
          <table:table-cell table:style-name="ce169" office:value-type="string">
            <text:p>KS\Answers\Question\Add Relation</text:p>
          </table:table-cell>
          <table:table-cell table:style-name="ce71" office:value-type="string">
            <text:p>Check Back function while viewing relation question in case original question was moved to another place</text:p>
          </table:table-cell>
          <table:table-cell table:style-name="ce203" office:value-type="string">
            <text:p>Step 1: Create categories &amp; questions</text:p>
          </table:table-cell>
          <table:table-cell table:style-name="ce203" office:value-type="string">
            <text:p>- Create a category &amp; some categories and questions inside</text:p>
            <text:p/>
          </table:table-cell>
          <table:table-cell table:style-name="ce203" office:value-type="string">
            <text:p>- Create categories and questions successfully</text:p>
          </table:table-cell>
          <table:table-cell table:style-name="ce217" office:value-type="string">
            <text:p>Low</text:p>
          </table:table-cell>
          <table:table-cell table:style-name="ce187"/>
          <table:table-cell table:style-name="ce161" table:number-columns-repeated="217"/>
        </table:table-row>
        <table:table-row table:style-name="ro41">
          <table:table-cell table:style-name="ce149" table:formula="of:=IF(VALUE(MID([.F160];6;FIND(&quot;:&quot;;[.F160];1)-FIND(&quot; &quot;;[.F160];1)-1))&gt;VALUE(MID([.F159];6;FIND(&quot;:&quot;;[.F159];1)-FIND(&quot; &quot;;[.F159];1)-1));&quot;&quot;;MAX([.A$7:.A159])+1)">
            <text:p/>
          </table:table-cell>
          <table:table-cell table:style-name="ce198" office:value-type="string">
            <text:p>ANS_11_02</text:p>
          </table:table-cell>
          <table:table-cell table:style-name="ce164" table:formula="of:=IF(VALUE(MID([.F160];6;FIND(&quot;:&quot;;[.F160];1)-FIND(&quot; &quot;;[.F160];1)-1))&gt;VALUE(MID([.F159];6;FIND(&quot;:&quot;;[.F159];1)-FIND(&quot; &quot;;[.F159];1)-1));[.C159];[.C159]+1)" office:value-type="float" office:value="12">
            <text:p>012</text:p>
          </table:table-cell>
          <table:table-cell table:style-name="ce169" office:value-type="string">
            <text:p>KS\Answers\Question\Add Relation</text:p>
          </table:table-cell>
          <table:table-cell table:style-name="ce203" office:value-type="string">
            <text:p>Check Back function while viewing relation question in case original question was moved to another place</text:p>
          </table:table-cell>
          <table:table-cell table:style-name="ce203" office:value-type="string">
            <text:p>Step 2: Specify related questions</text:p>
          </table:table-cell>
          <table:table-cell table:style-name="ce203" office:value-type="string">
            <text:p>- Right click on a question and select [Answer question]</text:p>
            <text:p>- Select another question to be its relation </text:p>
            <text:p>- Answer and click Save</text:p>
          </table:table-cell>
          <table:table-cell table:style-name="ce203" office:value-type="string">
            <text:p>- Answer successfully</text:p>
            <text:p>- Selected question is displayed in Relations list.</text:p>
          </table:table-cell>
          <table:table-cell table:style-name="ce217" office:value-type="string">
            <text:p>Low</text:p>
          </table:table-cell>
          <table:table-cell table:style-name="ce187"/>
          <table:table-cell table:style-name="ce161" table:number-columns-repeated="217"/>
        </table:table-row>
        <table:table-row table:style-name="ro32">
          <table:table-cell table:style-name="ce149" table:formula="of:=IF(VALUE(MID([.F161];6;FIND(&quot;:&quot;;[.F161];1)-FIND(&quot; &quot;;[.F161];1)-1))&gt;VALUE(MID([.F160];6;FIND(&quot;:&quot;;[.F160];1)-FIND(&quot; &quot;;[.F160];1)-1));&quot;&quot;;MAX([.A$7:.A160])+1)">
            <text:p/>
          </table:table-cell>
          <table:table-cell table:style-name="ce198" office:value-type="string">
            <text:p>ANS_11_02</text:p>
          </table:table-cell>
          <table:table-cell table:style-name="ce164" table:formula="of:=IF(VALUE(MID([.F161];6;FIND(&quot;:&quot;;[.F161];1)-FIND(&quot; &quot;;[.F161];1)-1))&gt;VALUE(MID([.F160];6;FIND(&quot;:&quot;;[.F160];1)-FIND(&quot; &quot;;[.F160];1)-1));[.C160];[.C160]+1)" office:value-type="float" office:value="12">
            <text:p>012</text:p>
          </table:table-cell>
          <table:table-cell table:style-name="ce169" office:value-type="string">
            <text:p>KS\Answers\Question\Add Relation</text:p>
          </table:table-cell>
          <table:table-cell table:style-name="ce203" office:value-type="string">
            <text:p>Check Back function while viewing relation question in case original question was moved to another place</text:p>
          </table:table-cell>
          <table:table-cell table:style-name="ce203" office:value-type="string">
            <text:p>Step 3: <text:s/>View relation question</text:p>
          </table:table-cell>
          <table:table-cell table:style-name="ce203" office:value-type="string">
            <text:p>- Select original question</text:p>
            <text:p>- Select related question in relations list</text:p>
          </table:table-cell>
          <table:table-cell table:style-name="ce203" office:value-type="string">
            <text:p>- Jump to category that contains selected related question </text:p>
            <text:p>- Related question is selected to view its detail.</text:p>
          </table:table-cell>
          <table:table-cell table:style-name="ce217" office:value-type="string">
            <text:p>Low</text:p>
          </table:table-cell>
          <table:table-cell table:style-name="ce187"/>
          <table:table-cell table:style-name="ce161" table:number-columns-repeated="217"/>
        </table:table-row>
        <table:table-row table:style-name="ro32">
          <table:table-cell table:style-name="ce149" table:formula="of:=IF(VALUE(MID([.F162];6;FIND(&quot;:&quot;;[.F162];1)-FIND(&quot; &quot;;[.F162];1)-1))&gt;VALUE(MID([.F161];6;FIND(&quot;:&quot;;[.F161];1)-FIND(&quot; &quot;;[.F161];1)-1));&quot;&quot;;MAX([.A$7:.A161])+1)">
            <text:p/>
          </table:table-cell>
          <table:table-cell table:style-name="ce198" office:value-type="string">
            <text:p>ANS_11_02</text:p>
          </table:table-cell>
          <table:table-cell table:style-name="ce164" table:formula="of:=IF(VALUE(MID([.F162];6;FIND(&quot;:&quot;;[.F162];1)-FIND(&quot; &quot;;[.F162];1)-1))&gt;VALUE(MID([.F161];6;FIND(&quot;:&quot;;[.F161];1)-FIND(&quot; &quot;;[.F161];1)-1));[.C161];[.C161]+1)" office:value-type="float" office:value="12">
            <text:p>012</text:p>
          </table:table-cell>
          <table:table-cell table:style-name="ce169" office:value-type="string">
            <text:p>KS\Answers\Question\Add Relation</text:p>
          </table:table-cell>
          <table:table-cell table:style-name="ce203" office:value-type="string">
            <text:p>Check Back function while viewing relation question in case original question was moved to another place</text:p>
          </table:table-cell>
          <table:table-cell table:style-name="ce203" office:value-type="string">
            <text:p>Step 4: Move original question to another place</text:p>
          </table:table-cell>
          <table:table-cell table:style-name="ce203" office:value-type="string">
            <text:p>- Login in another window/machine and move original question to another category</text:p>
          </table:table-cell>
          <table:table-cell table:style-name="ce203" office:value-type="string">
            <text:p>- Original question is moved to new place successfully</text:p>
          </table:table-cell>
          <table:table-cell table:style-name="ce217" office:value-type="string">
            <text:p>Low</text:p>
          </table:table-cell>
          <table:table-cell table:style-name="ce187"/>
          <table:table-cell table:style-name="ce161" table:number-columns-repeated="217"/>
        </table:table-row>
        <table:table-row table:style-name="ro32">
          <table:table-cell table:style-name="ce149" table:formula="of:=IF(VALUE(MID([.F163];6;FIND(&quot;:&quot;;[.F163];1)-FIND(&quot; &quot;;[.F163];1)-1))&gt;VALUE(MID([.F162];6;FIND(&quot;:&quot;;[.F162];1)-FIND(&quot; &quot;;[.F162];1)-1));&quot;&quot;;MAX([.A$7:.A162])+1)">
            <text:p/>
          </table:table-cell>
          <table:table-cell table:style-name="ce198" office:value-type="string">
            <text:p>ANS_11_02</text:p>
          </table:table-cell>
          <table:table-cell table:style-name="ce164" table:formula="of:=IF(VALUE(MID([.F163];6;FIND(&quot;:&quot;;[.F163];1)-FIND(&quot; &quot;;[.F163];1)-1))&gt;VALUE(MID([.F162];6;FIND(&quot;:&quot;;[.F162];1)-FIND(&quot; &quot;;[.F162];1)-1));[.C162];[.C162]+1)" office:value-type="float" office:value="12">
            <text:p>012</text:p>
          </table:table-cell>
          <table:table-cell table:style-name="ce169" office:value-type="string">
            <text:p>KS\Answers\Question\Add Relation</text:p>
          </table:table-cell>
          <table:table-cell table:style-name="ce203" office:value-type="string">
            <text:p>Check Back function while viewing relation question in case original question was moved to another place</text:p>
          </table:table-cell>
          <table:table-cell table:style-name="ce203" office:value-type="string">
            <text:p>Step 5: Use Back function</text:p>
          </table:table-cell>
          <table:table-cell table:style-name="ce203" office:value-type="string">
            <text:p>- Return to window/machine that viewing relation question</text:p>
            <text:p>- Click [Back]</text:p>
          </table:table-cell>
          <table:table-cell table:style-name="ce203" office:value-type="string">
            <text:p>- Jump to new category that contains original question </text:p>
            <text:p>- Original question is selected to view its detail.</text:p>
          </table:table-cell>
          <table:table-cell table:style-name="ce217" office:value-type="string">
            <text:p>Low</text:p>
          </table:table-cell>
          <table:table-cell table:style-name="ce187"/>
          <table:table-cell table:style-name="ce161" table:number-columns-repeated="217"/>
        </table:table-row>
        <table:table-row table:style-name="ro9">
          <table:table-cell table:style-name="ce149" table:formula="of:=IF(VALUE(MID([.F164];6;FIND(&quot;:&quot;;[.F164];1)-FIND(&quot; &quot;;[.F164];1)-1))&gt;VALUE(MID([.F163];6;FIND(&quot;:&quot;;[.F163];1)-FIND(&quot; &quot;;[.F163];1)-1));&quot;&quot;;MAX([.A$7:.A163])+1)" office:value-type="float" office:value="47">
            <text:p>047</text:p>
          </table:table-cell>
          <table:table-cell table:style-name="ce198" office:value-type="string">
            <text:p>ANS_11_03</text:p>
          </table:table-cell>
          <table:table-cell table:style-name="ce164" office:value-type="float" office:value="1">
            <text:p>001</text:p>
          </table:table-cell>
          <table:table-cell table:style-name="ce169" office:value-type="string">
            <text:p>KS\Answers\Question\Edit Answer </text:p>
          </table:table-cell>
          <table:table-cell table:style-name="ce63" office:value-type="string">
            <text:p>Edit answer with valid data</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65];6;FIND(&quot;:&quot;;[.F165];1)-FIND(&quot; &quot;;[.F165];1)-1))&gt;VALUE(MID([.F164];6;FIND(&quot;:&quot;;[.F164];1)-FIND(&quot; &quot;;[.F164];1)-1));&quot;&quot;;MAX([.A$7:.A164])+1)">
            <text:p/>
          </table:table-cell>
          <table:table-cell table:style-name="ce198" office:value-type="string">
            <text:p>ANS_11_03</text:p>
          </table:table-cell>
          <table:table-cell table:style-name="ce164" table:formula="of:=IF(VALUE(MID([.F165];6;FIND(&quot;:&quot;;[.F165];1)-FIND(&quot; &quot;;[.F165];1)-1))&gt;VALUE(MID([.F164];6;FIND(&quot;:&quot;;[.F164];1)-FIND(&quot; &quot;;[.F164];1)-1));[.C164];[.C164]+1)" office:value-type="float" office:value="1">
            <text:p>001</text:p>
          </table:table-cell>
          <table:table-cell table:style-name="ce169" office:value-type="string">
            <text:p>KS\Answers\Question\Edit Answer </text:p>
          </table:table-cell>
          <table:table-cell table:style-name="ce170" office:value-type="string">
            <text:p>Edit answer with valid data</text:p>
          </table:table-cell>
          <table:table-cell table:style-name="ce169" office:value-type="string">
            <text:p>Step 2: Open Edit answer form</text:p>
          </table:table-cell>
          <table:table-cell table:style-name="ce210" office:value-type="string">
            <text:p>- Click on the question panel</text:p>
            <text:p>- Click on Edit icon at the top right of an answer</text:p>
          </table:table-cell>
          <table:table-cell table:style-name="ce215" office:value-type="string">
            <text:p>- Edit Answer form is displayed with current values in form</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166];6;FIND(&quot;:&quot;;[.F166];1)-FIND(&quot; &quot;;[.F166];1)-1))&gt;VALUE(MID([.F165];6;FIND(&quot;:&quot;;[.F165];1)-FIND(&quot; &quot;;[.F165];1)-1));&quot;&quot;;MAX([.A$7:.A165])+1)">
            <text:p/>
          </table:table-cell>
          <table:table-cell table:style-name="ce198" office:value-type="string">
            <text:p>ANS_11_03</text:p>
          </table:table-cell>
          <table:table-cell table:style-name="ce164" table:formula="of:=IF(VALUE(MID([.F166];6;FIND(&quot;:&quot;;[.F166];1)-FIND(&quot; &quot;;[.F166];1)-1))&gt;VALUE(MID([.F165];6;FIND(&quot;:&quot;;[.F165];1)-FIND(&quot; &quot;;[.F165];1)-1));[.C165];[.C165]+1)" office:value-type="float" office:value="1">
            <text:p>001</text:p>
          </table:table-cell>
          <table:table-cell table:style-name="ce169" office:value-type="string">
            <text:p>KS\Answers\Question\Edit Answer </text:p>
          </table:table-cell>
          <table:table-cell table:style-name="ce170" office:value-type="string">
            <text:p>Edit question with valid data</text:p>
          </table:table-cell>
          <table:table-cell table:style-name="ce169" office:value-type="string">
            <text:p>Step 3: Edit answer</text:p>
          </table:table-cell>
          <table:table-cell table:style-name="ce210" office:value-type="string">
            <text:p>- Change current value</text:p>
            <text:p>- Click Save button</text:p>
          </table:table-cell>
          <table:table-cell table:style-name="ce215" office:value-type="string">
            <text:p>- The answer with new value is saved and updated successfully</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67];6;FIND(&quot;:&quot;;[.F167];1)-FIND(&quot; &quot;;[.F167];1)-1))&gt;VALUE(MID([.F166];6;FIND(&quot;:&quot;;[.F166];1)-FIND(&quot; &quot;;[.F166];1)-1));&quot;&quot;;MAX([.A$7:.A166])+1)" office:value-type="float" office:value="48">
            <text:p>048</text:p>
          </table:table-cell>
          <table:table-cell table:style-name="ce198" office:value-type="string">
            <text:p>ANS_11_03</text:p>
          </table:table-cell>
          <table:table-cell table:style-name="ce164" table:formula="of:=IF(VALUE(MID([.F167];6;FIND(&quot;:&quot;;[.F167];1)-FIND(&quot; &quot;;[.F167];1)-1))&gt;VALUE(MID([.F166];6;FIND(&quot;:&quot;;[.F166];1)-FIND(&quot; &quot;;[.F166];1)-1));[.C166];[.C166]+1)" office:value-type="float" office:value="2">
            <text:p>002</text:p>
          </table:table-cell>
          <table:table-cell table:style-name="ce169" office:value-type="string">
            <text:p>KS\Answers\Question\Edit Answer </text:p>
          </table:table-cell>
          <table:table-cell table:style-name="ce63" office:value-type="string">
            <text:p>Edit answer in case leaving blank at mandatory fields</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68];6;FIND(&quot;:&quot;;[.F168];1)-FIND(&quot; &quot;;[.F168];1)-1))&gt;VALUE(MID([.F167];6;FIND(&quot;:&quot;;[.F167];1)-FIND(&quot; &quot;;[.F167];1)-1));&quot;&quot;;MAX([.A$7:.A167])+1)">
            <text:p/>
          </table:table-cell>
          <table:table-cell table:style-name="ce198" office:value-type="string">
            <text:p>ANS_11_03</text:p>
          </table:table-cell>
          <table:table-cell table:style-name="ce164" table:formula="of:=IF(VALUE(MID([.F168];6;FIND(&quot;:&quot;;[.F168];1)-FIND(&quot; &quot;;[.F168];1)-1))&gt;VALUE(MID([.F167];6;FIND(&quot;:&quot;;[.F167];1)-FIND(&quot; &quot;;[.F167];1)-1));[.C167];[.C167]+1)" office:value-type="float" office:value="2">
            <text:p>002</text:p>
          </table:table-cell>
          <table:table-cell table:style-name="ce169" office:value-type="string">
            <text:p>KS\Answers\Question\Edit Answer </text:p>
          </table:table-cell>
          <table:table-cell table:style-name="ce170" office:value-type="string">
            <text:p>Edit answer in case leaving blank at mandatory fields</text:p>
          </table:table-cell>
          <table:table-cell table:style-name="ce169" office:value-type="string">
            <text:p>Step 2: Open Edit answer form</text:p>
          </table:table-cell>
          <table:table-cell table:style-name="ce210" office:value-type="string">
            <text:p>- Click on the question panel</text:p>
            <text:p>- Click on Edit icon at the top right of an answer</text:p>
          </table:table-cell>
          <table:table-cell table:style-name="ce215" office:value-type="string">
            <text:p>- Edit Answer form is displayed with current values in form</text:p>
          </table:table-cell>
          <table:table-cell table:style-name="ce217" office:value-type="string">
            <text:p>Medium</text:p>
          </table:table-cell>
          <table:table-cell table:style-name="ce187"/>
          <table:table-cell table:style-name="ce161" table:number-columns-repeated="217"/>
        </table:table-row>
        <table:table-row table:style-name="ro32">
          <table:table-cell table:style-name="ce149" table:formula="of:=IF(VALUE(MID([.F169];6;FIND(&quot;:&quot;;[.F169];1)-FIND(&quot; &quot;;[.F169];1)-1))&gt;VALUE(MID([.F168];6;FIND(&quot;:&quot;;[.F168];1)-FIND(&quot; &quot;;[.F168];1)-1));&quot;&quot;;MAX([.A$7:.A168])+1)">
            <text:p/>
          </table:table-cell>
          <table:table-cell table:style-name="ce198" office:value-type="string">
            <text:p>ANS_11_03</text:p>
          </table:table-cell>
          <table:table-cell table:style-name="ce164" table:formula="of:=IF(VALUE(MID([.F169];6;FIND(&quot;:&quot;;[.F169];1)-FIND(&quot; &quot;;[.F169];1)-1))&gt;VALUE(MID([.F168];6;FIND(&quot;:&quot;;[.F168];1)-FIND(&quot; &quot;;[.F168];1)-1));[.C168];[.C168]+1)" office:value-type="float" office:value="2">
            <text:p>002</text:p>
          </table:table-cell>
          <table:table-cell table:style-name="ce169" office:value-type="string">
            <text:p>KS\Answers\Question\Edit Answer </text:p>
          </table:table-cell>
          <table:table-cell table:style-name="ce170" office:value-type="string">
            <text:p>Edit answer in case leaving blank at mandatory fields</text:p>
          </table:table-cell>
          <table:table-cell table:style-name="ce169" office:value-type="string">
            <text:p>Step 3: Edit answer with blank entry for required field</text:p>
          </table:table-cell>
          <table:table-cell table:style-name="ce209" office:value-type="string">
            <text:p>- Leaving blank at mandatory fields</text:p>
            <text:p>- Click [Save] button</text:p>
          </table:table-cell>
          <table:table-cell table:style-name="ce182" office:value-type="string">
            <text:p><text:span text:style-name="T15">- Show message that requires user to input data into required fields </text:span></text:p>
            <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70];6;FIND(&quot;:&quot;;[.F170];1)-FIND(&quot; &quot;;[.F170];1)-1))&gt;VALUE(MID([.F169];6;FIND(&quot;:&quot;;[.F169];1)-FIND(&quot; &quot;;[.F169];1)-1));&quot;&quot;;MAX([.A$7:.A169])+1)" office:value-type="float" office:value="49">
            <text:p>049</text:p>
          </table:table-cell>
          <table:table-cell table:style-name="ce198" office:value-type="string">
            <text:p>ANS_11_03</text:p>
          </table:table-cell>
          <table:table-cell table:style-name="ce164" table:formula="of:=IF(VALUE(MID([.F170];6;FIND(&quot;:&quot;;[.F170];1)-FIND(&quot; &quot;;[.F170];1)-1))&gt;VALUE(MID([.F169];6;FIND(&quot;:&quot;;[.F169];1)-FIND(&quot; &quot;;[.F169];1)-1));[.C169];[.C169]+1)" office:value-type="float" office:value="3">
            <text:p>003</text:p>
          </table:table-cell>
          <table:table-cell table:style-name="ce169" office:value-type="string">
            <text:p>KS\Answers\Question\Edit Answer </text:p>
          </table:table-cell>
          <table:table-cell table:style-name="ce63" office:value-type="string">
            <text:p>Approve question while editing answer</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32">
          <table:table-cell table:style-name="ce149" table:formula="of:=IF(VALUE(MID([.F171];6;FIND(&quot;:&quot;;[.F171];1)-FIND(&quot; &quot;;[.F171];1)-1))&gt;VALUE(MID([.F170];6;FIND(&quot;:&quot;;[.F170];1)-FIND(&quot; &quot;;[.F170];1)-1));&quot;&quot;;MAX([.A$7:.A170])+1)">
            <text:p/>
          </table:table-cell>
          <table:table-cell table:style-name="ce198" office:value-type="string">
            <text:p>ANS_11_03</text:p>
          </table:table-cell>
          <table:table-cell table:style-name="ce164" table:formula="of:=IF(VALUE(MID([.F171];6;FIND(&quot;:&quot;;[.F171];1)-FIND(&quot; &quot;;[.F171];1)-1))&gt;VALUE(MID([.F170];6;FIND(&quot;:&quot;;[.F170];1)-FIND(&quot; &quot;;[.F170];1)-1));[.C170];[.C170]+1)" office:value-type="float" office:value="3">
            <text:p>003</text:p>
          </table:table-cell>
          <table:table-cell table:style-name="ce169" office:value-type="string">
            <text:p>KS\Answers\Question\Edit Answer </text:p>
          </table:table-cell>
          <table:table-cell table:style-name="ce170" office:value-type="string">
            <text:p>Approve question while editing answer</text:p>
          </table:table-cell>
          <table:table-cell table:style-name="ce169" office:value-type="string">
            <text:p>Step 2: Open Edit answer form</text:p>
          </table:table-cell>
          <table:table-cell table:style-name="ce210" office:value-type="string">
            <text:p>- Click on the question panel</text:p>
            <text:p>- Click on Edit icon at the top right of a unapproved answer</text:p>
          </table:table-cell>
          <table:table-cell table:style-name="ce215" office:value-type="string">
            <text:p>- Edit Answer form is displayed with current values in form</text:p>
            <text:p>- Approved check box is not ticked</text:p>
          </table:table-cell>
          <table:table-cell table:style-name="ce217" office:value-type="string">
            <text:p>Medium</text:p>
          </table:table-cell>
          <table:table-cell table:style-name="ce187"/>
          <table:table-cell table:style-name="ce161" table:number-columns-repeated="217"/>
        </table:table-row>
        <table:table-row table:style-name="ro41">
          <table:table-cell table:style-name="ce149" table:formula="of:=IF(VALUE(MID([.F172];6;FIND(&quot;:&quot;;[.F172];1)-FIND(&quot; &quot;;[.F172];1)-1))&gt;VALUE(MID([.F171];6;FIND(&quot;:&quot;;[.F171];1)-FIND(&quot; &quot;;[.F171];1)-1));&quot;&quot;;MAX([.A$7:.A171])+1)">
            <text:p/>
          </table:table-cell>
          <table:table-cell table:style-name="ce198" office:value-type="string">
            <text:p>ANS_11_03</text:p>
          </table:table-cell>
          <table:table-cell table:style-name="ce164" table:formula="of:=IF(VALUE(MID([.F172];6;FIND(&quot;:&quot;;[.F172];1)-FIND(&quot; &quot;;[.F172];1)-1))&gt;VALUE(MID([.F171];6;FIND(&quot;:&quot;;[.F171];1)-FIND(&quot; &quot;;[.F171];1)-1));[.C171];[.C171]+1)" office:value-type="float" office:value="3">
            <text:p>003</text:p>
          </table:table-cell>
          <table:table-cell table:style-name="ce169" office:value-type="string">
            <text:p>KS\Answers\Question\Edit Answer </text:p>
          </table:table-cell>
          <table:table-cell table:style-name="ce170" office:value-type="string">
            <text:p>Approve question while editing answer</text:p>
          </table:table-cell>
          <table:table-cell table:style-name="ce169" office:value-type="string">
            <text:p>Step 3: Edit answer</text:p>
          </table:table-cell>
          <table:table-cell table:style-name="ce169" office:value-type="string">
            <text:p>- Tick [Approved] check box</text:p>
            <text:p>- Input valid data in fields</text:p>
            <text:p>- Click [Save] button</text:p>
          </table:table-cell>
          <table:table-cell table:style-name="ce169" office:value-type="string">
            <text:p>- The answer is edited and [Approved] status of question is “Yes” in Manage questions form.</text:p>
            <text:p>-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73];6;FIND(&quot;:&quot;;[.F173];1)-FIND(&quot; &quot;;[.F173];1)-1))&gt;VALUE(MID([.F172];6;FIND(&quot;:&quot;;[.F172];1)-FIND(&quot; &quot;;[.F172];1)-1));&quot;&quot;;MAX([.A$7:.A172])+1)" office:value-type="float" office:value="50">
            <text:p>050</text:p>
          </table:table-cell>
          <table:table-cell table:style-name="ce198" office:value-type="string">
            <text:p>ANS_11_03</text:p>
          </table:table-cell>
          <table:table-cell table:style-name="ce164" table:formula="of:=IF(VALUE(MID([.F173];6;FIND(&quot;:&quot;;[.F173];1)-FIND(&quot; &quot;;[.F173];1)-1))&gt;VALUE(MID([.F172];6;FIND(&quot;:&quot;;[.F172];1)-FIND(&quot; &quot;;[.F172];1)-1));[.C172];[.C172]+1)" office:value-type="float" office:value="4">
            <text:p>004</text:p>
          </table:table-cell>
          <table:table-cell table:style-name="ce169" office:value-type="string">
            <text:p>KS\Answers\Question\Edit Answer </text:p>
          </table:table-cell>
          <table:table-cell table:style-name="ce65" office:value-type="string">
            <text:p>Disapprove question while editing answer</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74];6;FIND(&quot;:&quot;;[.F174];1)-FIND(&quot; &quot;;[.F174];1)-1))&gt;VALUE(MID([.F173];6;FIND(&quot;:&quot;;[.F173];1)-FIND(&quot; &quot;;[.F173];1)-1));&quot;&quot;;MAX([.A$7:.A173])+1)">
            <text:p/>
          </table:table-cell>
          <table:table-cell table:style-name="ce198" office:value-type="string">
            <text:p>ANS_11_03</text:p>
          </table:table-cell>
          <table:table-cell table:style-name="ce164" table:formula="of:=IF(VALUE(MID([.F174];6;FIND(&quot;:&quot;;[.F174];1)-FIND(&quot; &quot;;[.F174];1)-1))&gt;VALUE(MID([.F173];6;FIND(&quot;:&quot;;[.F173];1)-FIND(&quot; &quot;;[.F173];1)-1));[.C173];[.C173]+1)" office:value-type="float" office:value="4">
            <text:p>004</text:p>
          </table:table-cell>
          <table:table-cell table:style-name="ce169" office:value-type="string">
            <text:p>KS\Answers\Question\Edit Answer </text:p>
          </table:table-cell>
          <table:table-cell table:style-name="ce172" office:value-type="string">
            <text:p>Disapprove question while editing answer</text:p>
          </table:table-cell>
          <table:table-cell table:style-name="ce169" office:value-type="string">
            <text:p>Step 2: Open Edit answer form</text:p>
          </table:table-cell>
          <table:table-cell table:style-name="ce210" office:value-type="string">
            <text:p>- Click on the question panel</text:p>
            <text:p>- Click on Edit icon at the top right of an approved answer</text:p>
          </table:table-cell>
          <table:table-cell table:style-name="ce215" office:value-type="string">
            <text:p>- Edit Answer form is displayed with current values in form</text:p>
            <text:p>- Approved check box is ticked.</text:p>
          </table:table-cell>
          <table:table-cell table:style-name="ce217" office:value-type="string">
            <text:p>Medium</text:p>
          </table:table-cell>
          <table:table-cell table:style-name="ce187"/>
          <table:table-cell table:style-name="ce161" table:number-columns-repeated="217"/>
        </table:table-row>
        <table:table-row table:style-name="ro57">
          <table:table-cell table:style-name="ce149" table:formula="of:=IF(VALUE(MID([.F175];6;FIND(&quot;:&quot;;[.F175];1)-FIND(&quot; &quot;;[.F175];1)-1))&gt;VALUE(MID([.F174];6;FIND(&quot;:&quot;;[.F174];1)-FIND(&quot; &quot;;[.F174];1)-1));&quot;&quot;;MAX([.A$7:.A174])+1)">
            <text:p/>
          </table:table-cell>
          <table:table-cell table:style-name="ce198" office:value-type="string">
            <text:p>ANS_11_03</text:p>
          </table:table-cell>
          <table:table-cell table:style-name="ce164" table:formula="of:=IF(VALUE(MID([.F175];6;FIND(&quot;:&quot;;[.F175];1)-FIND(&quot; &quot;;[.F175];1)-1))&gt;VALUE(MID([.F174];6;FIND(&quot;:&quot;;[.F174];1)-FIND(&quot; &quot;;[.F174];1)-1));[.C174];[.C174]+1)" office:value-type="float" office:value="4">
            <text:p>004</text:p>
          </table:table-cell>
          <table:table-cell table:style-name="ce169" office:value-type="string">
            <text:p>KS\Answers\Question\Edit Answer </text:p>
          </table:table-cell>
          <table:table-cell table:style-name="ce172" office:value-type="string">
            <text:p>Disapprove question while editing answer</text:p>
          </table:table-cell>
          <table:table-cell table:style-name="ce169" office:value-type="string">
            <text:p>Ste<text:span text:style-name="T5">p 3: Edit answer</text:span></text:p>
          </table:table-cell>
          <table:table-cell table:style-name="ce169" office:value-type="string">
            <text:p>- Do not tick [Approved] check box</text:p>
            <text:p>- Input valid data in fields</text:p>
            <text:p>- Click [Save] button</text:p>
          </table:table-cell>
          <table:table-cell table:style-name="ce169"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76];6;FIND(&quot;:&quot;;[.F176];1)-FIND(&quot; &quot;;[.F176];1)-1))&gt;VALUE(MID([.F175];6;FIND(&quot;:&quot;;[.F175];1)-FIND(&quot; &quot;;[.F175];1)-1));&quot;&quot;;MAX([.A$7:.A175])+1)" office:value-type="float" office:value="51">
            <text:p>051</text:p>
          </table:table-cell>
          <table:table-cell table:style-name="ce198" office:value-type="string">
            <text:p>ANS_11_03</text:p>
          </table:table-cell>
          <table:table-cell table:style-name="ce164" table:formula="of:=IF(VALUE(MID([.F176];6;FIND(&quot;:&quot;;[.F176];1)-FIND(&quot; &quot;;[.F176];1)-1))&gt;VALUE(MID([.F175];6;FIND(&quot;:&quot;;[.F175];1)-FIND(&quot; &quot;;[.F175];1)-1));[.C175];[.C175]+1)" office:value-type="float" office:value="5">
            <text:p>005</text:p>
          </table:table-cell>
          <table:table-cell table:style-name="ce169" office:value-type="string">
            <text:p>KS\Answers\Question\Edit Answer </text:p>
          </table:table-cell>
          <table:table-cell table:style-name="ce65" office:value-type="string">
            <text:p>Activate question while editing answer</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32">
          <table:table-cell table:style-name="ce149" table:formula="of:=IF(VALUE(MID([.F177];6;FIND(&quot;:&quot;;[.F177];1)-FIND(&quot; &quot;;[.F177];1)-1))&gt;VALUE(MID([.F176];6;FIND(&quot;:&quot;;[.F176];1)-FIND(&quot; &quot;;[.F176];1)-1));&quot;&quot;;MAX([.A$7:.A176])+1)">
            <text:p/>
          </table:table-cell>
          <table:table-cell table:style-name="ce198" office:value-type="string">
            <text:p>ANS_11_03</text:p>
          </table:table-cell>
          <table:table-cell table:style-name="ce164" table:formula="of:=IF(VALUE(MID([.F177];6;FIND(&quot;:&quot;;[.F177];1)-FIND(&quot; &quot;;[.F177];1)-1))&gt;VALUE(MID([.F176];6;FIND(&quot;:&quot;;[.F176];1)-FIND(&quot; &quot;;[.F176];1)-1));[.C176];[.C176]+1)" office:value-type="float" office:value="5">
            <text:p>005</text:p>
          </table:table-cell>
          <table:table-cell table:style-name="ce169" office:value-type="string">
            <text:p>KS\Answers\Question\Edit Answer </text:p>
          </table:table-cell>
          <table:table-cell table:style-name="ce172" office:value-type="string">
            <text:p>Activate question while editing answer</text:p>
          </table:table-cell>
          <table:table-cell table:style-name="ce169" office:value-type="string">
            <text:p>Step 2: Open Edit answer form</text:p>
          </table:table-cell>
          <table:table-cell table:style-name="ce210" office:value-type="string">
            <text:p>- Click on the question panel</text:p>
            <text:p>- Click on Edit icon at the top right of an inactivated answer</text:p>
          </table:table-cell>
          <table:table-cell table:style-name="ce215" office:value-type="string">
            <text:p>- Edit Answer form is displayed with current values in form</text:p>
            <text:p>- Activated check box is not ticked</text:p>
          </table:table-cell>
          <table:table-cell table:style-name="ce217" office:value-type="string">
            <text:p>Medium</text:p>
          </table:table-cell>
          <table:table-cell table:style-name="ce187"/>
          <table:table-cell table:style-name="ce161" table:number-columns-repeated="217"/>
        </table:table-row>
        <table:table-row table:style-name="ro41">
          <table:table-cell table:style-name="ce149" table:formula="of:=IF(VALUE(MID([.F178];6;FIND(&quot;:&quot;;[.F178];1)-FIND(&quot; &quot;;[.F178];1)-1))&gt;VALUE(MID([.F177];6;FIND(&quot;:&quot;;[.F177];1)-FIND(&quot; &quot;;[.F177];1)-1));&quot;&quot;;MAX([.A$7:.A177])+1)">
            <text:p/>
          </table:table-cell>
          <table:table-cell table:style-name="ce198" office:value-type="string">
            <text:p>ANS_11_03</text:p>
          </table:table-cell>
          <table:table-cell table:style-name="ce164" table:formula="of:=IF(VALUE(MID([.F178];6;FIND(&quot;:&quot;;[.F178];1)-FIND(&quot; &quot;;[.F178];1)-1))&gt;VALUE(MID([.F177];6;FIND(&quot;:&quot;;[.F177];1)-FIND(&quot; &quot;;[.F177];1)-1));[.C177];[.C177]+1)" office:value-type="float" office:value="5">
            <text:p>005</text:p>
          </table:table-cell>
          <table:table-cell table:style-name="ce169" office:value-type="string">
            <text:p>KS\Answers\Question\Edit Answer </text:p>
          </table:table-cell>
          <table:table-cell table:style-name="ce172" office:value-type="string">
            <text:p>Activate question while editing answer</text:p>
          </table:table-cell>
          <table:table-cell table:style-name="ce169" office:value-type="string">
            <text:p>Step 3: Edit answer</text:p>
          </table:table-cell>
          <table:table-cell table:style-name="ce169" office:value-type="string">
            <text:p>- Check [Activated] check box</text:p>
            <text:p>- Input valid data in the required fields.</text:p>
            <text:p>- Click [Save] button</text:p>
          </table:table-cell>
          <table:table-cell table:style-name="ce169" office:value-type="string">
            <text:p>- The answer is edited and question status of [Activated] field is “Yes” in Manage questions</text:p>
            <text:p>-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79];6;FIND(&quot;:&quot;;[.F179];1)-FIND(&quot; &quot;;[.F179];1)-1))&gt;VALUE(MID([.F178];6;FIND(&quot;:&quot;;[.F178];1)-FIND(&quot; &quot;;[.F178];1)-1));&quot;&quot;;MAX([.A$7:.A178])+1)" office:value-type="float" office:value="52">
            <text:p>052</text:p>
          </table:table-cell>
          <table:table-cell table:style-name="ce198" office:value-type="string">
            <text:p>ANS_11_03</text:p>
          </table:table-cell>
          <table:table-cell table:style-name="ce164" table:formula="of:=IF(VALUE(MID([.F179];6;FIND(&quot;:&quot;;[.F179];1)-FIND(&quot; &quot;;[.F179];1)-1))&gt;VALUE(MID([.F178];6;FIND(&quot;:&quot;;[.F178];1)-FIND(&quot; &quot;;[.F178];1)-1));[.C178];[.C178]+1)" office:value-type="float" office:value="6">
            <text:p>006</text:p>
          </table:table-cell>
          <table:table-cell table:style-name="ce169" office:value-type="string">
            <text:p>KS\Answers\Question\Edit Answer </text:p>
          </table:table-cell>
          <table:table-cell table:style-name="ce65" office:value-type="string">
            <text:p>Hide question while editing answer</text:p>
            <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80];6;FIND(&quot;:&quot;;[.F180];1)-FIND(&quot; &quot;;[.F180];1)-1))&gt;VALUE(MID([.F179];6;FIND(&quot;:&quot;;[.F179];1)-FIND(&quot; &quot;;[.F179];1)-1));&quot;&quot;;MAX([.A$7:.A179])+1)">
            <text:p/>
          </table:table-cell>
          <table:table-cell table:style-name="ce198" office:value-type="string">
            <text:p>ANS_11_03</text:p>
          </table:table-cell>
          <table:table-cell table:style-name="ce164" table:formula="of:=IF(VALUE(MID([.F180];6;FIND(&quot;:&quot;;[.F180];1)-FIND(&quot; &quot;;[.F180];1)-1))&gt;VALUE(MID([.F179];6;FIND(&quot;:&quot;;[.F179];1)-FIND(&quot; &quot;;[.F179];1)-1));[.C179];[.C179]+1)" office:value-type="float" office:value="6">
            <text:p>006</text:p>
          </table:table-cell>
          <table:table-cell table:style-name="ce169" office:value-type="string">
            <text:p>KS\Answers\Question\Edit Answer </text:p>
          </table:table-cell>
          <table:table-cell table:style-name="ce172" office:value-type="string">
            <text:p>Hide question while editing answer</text:p>
            <text:p/>
          </table:table-cell>
          <table:table-cell table:style-name="ce169" office:value-type="string">
            <text:p>Step 2: Open Edit answer form</text:p>
          </table:table-cell>
          <table:table-cell table:style-name="ce210" office:value-type="string">
            <text:p>- Click on the question panel</text:p>
            <text:p>- Click on Edit icon at the top right of an activated answer</text:p>
          </table:table-cell>
          <table:table-cell table:style-name="ce215" office:value-type="string">
            <text:p>- Edit Answer form is displayed with current values in form.</text:p>
            <text:p>- Activated check box is ticked</text:p>
          </table:table-cell>
          <table:table-cell table:style-name="ce217" office:value-type="string">
            <text:p>Medium</text:p>
          </table:table-cell>
          <table:table-cell table:style-name="ce187"/>
          <table:table-cell table:style-name="ce161" table:number-columns-repeated="217"/>
        </table:table-row>
        <table:table-row table:style-name="ro38">
          <table:table-cell table:style-name="ce149" table:formula="of:=IF(VALUE(MID([.F181];6;FIND(&quot;:&quot;;[.F181];1)-FIND(&quot; &quot;;[.F181];1)-1))&gt;VALUE(MID([.F180];6;FIND(&quot;:&quot;;[.F180];1)-FIND(&quot; &quot;;[.F180];1)-1));&quot;&quot;;MAX([.A$7:.A180])+1)">
            <text:p/>
          </table:table-cell>
          <table:table-cell table:style-name="ce198" office:value-type="string">
            <text:p>ANS_11_03</text:p>
          </table:table-cell>
          <table:table-cell table:style-name="ce164" table:formula="of:=IF(VALUE(MID([.F181];6;FIND(&quot;:&quot;;[.F181];1)-FIND(&quot; &quot;;[.F181];1)-1))&gt;VALUE(MID([.F180];6;FIND(&quot;:&quot;;[.F180];1)-FIND(&quot; &quot;;[.F180];1)-1));[.C180];[.C180]+1)" office:value-type="float" office:value="6">
            <text:p>006</text:p>
          </table:table-cell>
          <table:table-cell table:style-name="ce169" office:value-type="string">
            <text:p>KS\Answers\Question\Edit Answer </text:p>
          </table:table-cell>
          <table:table-cell table:style-name="ce172" office:value-type="string">
            <text:p>Hide question while editing answer</text:p>
            <text:p/>
          </table:table-cell>
          <table:table-cell table:style-name="ce169" office:value-type="string">
            <text:p>Step 3: Edit answer</text:p>
          </table:table-cell>
          <table:table-cell table:style-name="ce169" office:value-type="string">
            <text:p>- Do not tick [Activated] check box</text:p>
            <text:p>- Input valid data in the required fields.</text:p>
            <text:p>- Click [Save] button</text:p>
          </table:table-cell>
          <table:table-cell table:style-name="ce169" office:value-type="string">
            <text:p>- The answer is edited and question status of [Activated] is “No” in Manage questions</text:p>
            <text:p>- This question is invisible for everyone except administrator or moderator</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82];6;FIND(&quot;:&quot;;[.F182];1)-FIND(&quot; &quot;;[.F182];1)-1))&gt;VALUE(MID([.F181];6;FIND(&quot;:&quot;;[.F181];1)-FIND(&quot; &quot;;[.F181];1)-1));&quot;&quot;;MAX([.A$7:.A181])+1)" office:value-type="float" office:value="53">
            <text:p>053</text:p>
          </table:table-cell>
          <table:table-cell table:style-name="ce198" office:value-type="string">
            <text:p>ANS_11_04</text:p>
          </table:table-cell>
          <table:table-cell table:style-name="ce164" office:value-type="float" office:value="1">
            <text:p>001</text:p>
          </table:table-cell>
          <table:table-cell table:style-name="ce169" office:value-type="string">
            <text:p>KS\Answers\Question\Answer Status </text:p>
          </table:table-cell>
          <table:table-cell table:style-name="ce63" office:value-type="string">
            <text:p>Approve and disapprove a specific answer</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83];6;FIND(&quot;:&quot;;[.F183];1)-FIND(&quot; &quot;;[.F183];1)-1))&gt;VALUE(MID([.F182];6;FIND(&quot;:&quot;;[.F182];1)-FIND(&quot; &quot;;[.F182];1)-1));&quot;&quot;;MAX([.A$7:.A182])+1)">
            <text:p/>
          </table:table-cell>
          <table:table-cell table:style-name="ce198" office:value-type="string">
            <text:p>ANS_11_04</text:p>
          </table:table-cell>
          <table:table-cell table:style-name="ce164" table:formula="of:=IF(VALUE(MID([.F183];6;FIND(&quot;:&quot;;[.F183];1)-FIND(&quot; &quot;;[.F183];1)-1))&gt;VALUE(MID([.F182];6;FIND(&quot;:&quot;;[.F182];1)-FIND(&quot; &quot;;[.F182];1)-1));[.C182];[.C182]+1)" office:value-type="float" office:value="1">
            <text:p>001</text:p>
          </table:table-cell>
          <table:table-cell table:style-name="ce169" office:value-type="string">
            <text:p>KS\Answers\Question\Answer Status </text:p>
          </table:table-cell>
          <table:table-cell table:style-name="ce170" office:value-type="string">
            <text:p>Approve and disapprove a specific answer</text:p>
          </table:table-cell>
          <table:table-cell table:style-name="ce169" office:value-type="string">
            <text:p>Step 2: Open Edit answer form</text:p>
          </table:table-cell>
          <table:table-cell table:style-name="ce210" office:value-type="string">
            <text:p>- Click on the question panel</text:p>
            <text:p>- Click on Edit icon at the top right of an answer</text:p>
          </table:table-cell>
          <table:table-cell table:style-name="ce215" office:value-type="string">
            <text:p>- Edit Answer form is displayed with current values in form</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184];6;FIND(&quot;:&quot;;[.F184];1)-FIND(&quot; &quot;;[.F184];1)-1))&gt;VALUE(MID([.F183];6;FIND(&quot;:&quot;;[.F183];1)-FIND(&quot; &quot;;[.F183];1)-1));&quot;&quot;;MAX([.A$7:.A183])+1)">
            <text:p/>
          </table:table-cell>
          <table:table-cell table:style-name="ce198" office:value-type="string">
            <text:p>ANS_11_04</text:p>
          </table:table-cell>
          <table:table-cell table:style-name="ce164" table:formula="of:=IF(VALUE(MID([.F184];6;FIND(&quot;:&quot;;[.F184];1)-FIND(&quot; &quot;;[.F184];1)-1))&gt;VALUE(MID([.F183];6;FIND(&quot;:&quot;;[.F183];1)-FIND(&quot; &quot;;[.F183];1)-1));[.C183];[.C183]+1)" office:value-type="float" office:value="1">
            <text:p>001</text:p>
          </table:table-cell>
          <table:table-cell table:style-name="ce169" office:value-type="string">
            <text:p>KS\Answers\Question\Answer Status </text:p>
          </table:table-cell>
          <table:table-cell table:style-name="ce170" office:value-type="string">
            <text:p>Approve and disapprove a specific answer</text:p>
          </table:table-cell>
          <table:table-cell table:style-name="ce169" office:value-type="string">
            <text:p>Step 3: Disapprove a specific answer</text:p>
          </table:table-cell>
          <table:table-cell table:style-name="ce210" office:value-type="string">
            <text:p>- Click on Approved icon to change status into disapproved</text:p>
          </table:table-cell>
          <table:table-cell table:style-name="ce215" office:value-type="string">
            <text:p>- The answer is unapproved</text:p>
          </table:table-cell>
          <table:table-cell table:style-name="ce217" office:value-type="string">
            <text:p>Medium</text:p>
          </table:table-cell>
          <table:table-cell table:style-name="ce187"/>
          <table:table-cell table:style-name="ce161" table:number-columns-repeated="217"/>
        </table:table-row>
        <table:table-row table:style-name="ro32">
          <table:table-cell table:style-name="ce149" table:formula="of:=IF(VALUE(MID([.F185];6;FIND(&quot;:&quot;;[.F185];1)-FIND(&quot; &quot;;[.F185];1)-1))&gt;VALUE(MID([.F184];6;FIND(&quot;:&quot;;[.F184];1)-FIND(&quot; &quot;;[.F184];1)-1));&quot;&quot;;MAX([.A$7:.A184])+1)">
            <text:p/>
          </table:table-cell>
          <table:table-cell table:style-name="ce198" office:value-type="string">
            <text:p>ANS_11_04</text:p>
          </table:table-cell>
          <table:table-cell table:style-name="ce164" table:formula="of:=IF(VALUE(MID([.F185];6;FIND(&quot;:&quot;;[.F185];1)-FIND(&quot; &quot;;[.F185];1)-1))&gt;VALUE(MID([.F184];6;FIND(&quot;:&quot;;[.F184];1)-FIND(&quot; &quot;;[.F184];1)-1));[.C184];[.C184]+1)" office:value-type="float" office:value="1">
            <text:p>001</text:p>
          </table:table-cell>
          <table:table-cell table:style-name="ce169" office:value-type="string">
            <text:p>KS\Answers\Question\Answer Status </text:p>
          </table:table-cell>
          <table:table-cell table:style-name="ce170" office:value-type="string">
            <text:p>Approve and disapprove a specific answer</text:p>
          </table:table-cell>
          <table:table-cell table:style-name="ce169" office:value-type="string">
            <text:p>Step 4: <text:s/>Check unapproved answer</text:p>
          </table:table-cell>
          <table:table-cell table:style-name="ce210" office:value-type="string">
            <text:p>- Click on the question which has unapproved answer</text:p>
          </table:table-cell>
          <table:table-cell table:style-name="ce215" office:value-type="string">
            <text:p>- The unapproved answer is visible with the administrator/moderator and invisible to normal users</text:p>
          </table:table-cell>
          <table:table-cell table:style-name="ce217" office:value-type="string">
            <text:p>Medium</text:p>
          </table:table-cell>
          <table:table-cell table:style-name="ce187"/>
          <table:table-cell table:style-name="ce161" table:number-columns-repeated="217"/>
        </table:table-row>
        <table:table-row table:style-name="ro41">
          <table:table-cell table:style-name="ce149" table:formula="of:=IF(VALUE(MID([.F186];6;FIND(&quot;:&quot;;[.F186];1)-FIND(&quot; &quot;;[.F186];1)-1))&gt;VALUE(MID([.F185];6;FIND(&quot;:&quot;;[.F185];1)-FIND(&quot; &quot;;[.F185];1)-1));&quot;&quot;;MAX([.A$7:.A185])+1)">
            <text:p/>
          </table:table-cell>
          <table:table-cell table:style-name="ce198" office:value-type="string">
            <text:p>ANS_11_04</text:p>
          </table:table-cell>
          <table:table-cell table:style-name="ce164" table:formula="of:=IF(VALUE(MID([.F186];6;FIND(&quot;:&quot;;[.F186];1)-FIND(&quot; &quot;;[.F186];1)-1))&gt;VALUE(MID([.F185];6;FIND(&quot;:&quot;;[.F185];1)-FIND(&quot; &quot;;[.F185];1)-1));[.C185];[.C185]+1)" office:value-type="float" office:value="1">
            <text:p>001</text:p>
          </table:table-cell>
          <table:table-cell table:style-name="ce169" office:value-type="string">
            <text:p>KS\Answers\Question\Answer Status </text:p>
          </table:table-cell>
          <table:table-cell table:style-name="ce170" office:value-type="string">
            <text:p>Approve and disapprove a specific answer</text:p>
          </table:table-cell>
          <table:table-cell table:style-name="ce169" office:value-type="string">
            <text:p>Step 5: Approve question</text:p>
          </table:table-cell>
          <table:table-cell table:style-name="ce210" office:value-type="string">
            <text:p>- Login by administrator and view the question having unapproved answer</text:p>
            <text:p>- Click on Disapproved icon to change status into approved</text:p>
          </table:table-cell>
          <table:table-cell table:style-name="ce215" office:value-type="string">
            <text:p>- Add category successfully</text:p>
            <text:p>- Unapproved question is approved properly</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187];6;FIND(&quot;:&quot;;[.F187];1)-FIND(&quot; &quot;;[.F187];1)-1))&gt;VALUE(MID([.F186];6;FIND(&quot;:&quot;;[.F186];1)-FIND(&quot; &quot;;[.F186];1)-1));&quot;&quot;;MAX([.A$7:.A186])+1)">
            <text:p/>
          </table:table-cell>
          <table:table-cell table:style-name="ce198" office:value-type="string">
            <text:p>ANS_11_04</text:p>
          </table:table-cell>
          <table:table-cell table:style-name="ce164" table:formula="of:=IF(VALUE(MID([.F187];6;FIND(&quot;:&quot;;[.F187];1)-FIND(&quot; &quot;;[.F187];1)-1))&gt;VALUE(MID([.F186];6;FIND(&quot;:&quot;;[.F186];1)-FIND(&quot; &quot;;[.F186];1)-1));[.C186];[.C186]+1)" office:value-type="float" office:value="1">
            <text:p>001</text:p>
          </table:table-cell>
          <table:table-cell table:style-name="ce169" office:value-type="string">
            <text:p>KS\Answers\Question\Answer Status </text:p>
          </table:table-cell>
          <table:table-cell table:style-name="ce170" office:value-type="string">
            <text:p>Approve and disapprove a specific answer</text:p>
          </table:table-cell>
          <table:table-cell table:style-name="ce169" office:value-type="string">
            <text:p>Step 6: Check approved answer</text:p>
          </table:table-cell>
          <table:table-cell table:style-name="ce210" office:value-type="string">
            <text:p>- Click on the question which has approved answer</text:p>
          </table:table-cell>
          <table:table-cell table:style-name="ce215" office:value-type="string">
            <text:p>- The approved question is visible to all users</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88];6;FIND(&quot;:&quot;;[.F188];1)-FIND(&quot; &quot;;[.F188];1)-1))&gt;VALUE(MID([.F187];6;FIND(&quot;:&quot;;[.F187];1)-FIND(&quot; &quot;;[.F187];1)-1));&quot;&quot;;MAX([.A$7:.A187])+1)" office:value-type="float" office:value="54">
            <text:p>054</text:p>
          </table:table-cell>
          <table:table-cell table:style-name="ce198" office:value-type="string">
            <text:p>ANS_11_04</text:p>
          </table:table-cell>
          <table:table-cell table:style-name="ce164" table:formula="of:=IF(VALUE(MID([.F188];6;FIND(&quot;:&quot;;[.F188];1)-FIND(&quot; &quot;;[.F188];1)-1))&gt;VALUE(MID([.F187];6;FIND(&quot;:&quot;;[.F187];1)-FIND(&quot; &quot;;[.F187];1)-1));[.C187];[.C187]+1)" office:value-type="float" office:value="2">
            <text:p>002</text:p>
          </table:table-cell>
          <table:table-cell table:style-name="ce169" office:value-type="string">
            <text:p>KS\Answers\Question\Answer Status </text:p>
          </table:table-cell>
          <table:table-cell table:style-name="ce63" office:value-type="string">
            <text:p>Activate and inactivate a specific answer</text:p>
          </table:table-cell>
          <table:table-cell table:style-name="ce169" office:value-type="string">
            <text:p>Step 1: Create categories &amp; questions</text:p>
          </table:table-cell>
          <table:table-cell table:style-name="ce210" office:value-type="string">
            <text:p>- Login by administrator and create category &amp; question and answer some questions</text:p>
          </table:table-cell>
          <table:table-cell table:style-name="ce215" office:value-type="string">
            <text:p>- Category and question are created, answered successfully </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89];6;FIND(&quot;:&quot;;[.F189];1)-FIND(&quot; &quot;;[.F189];1)-1))&gt;VALUE(MID([.F188];6;FIND(&quot;:&quot;;[.F188];1)-FIND(&quot; &quot;;[.F188];1)-1));&quot;&quot;;MAX([.A$7:.A188])+1)">
            <text:p/>
          </table:table-cell>
          <table:table-cell table:style-name="ce198" office:value-type="string">
            <text:p>ANS_11_04</text:p>
          </table:table-cell>
          <table:table-cell table:style-name="ce164" table:formula="of:=IF(VALUE(MID([.F189];6;FIND(&quot;:&quot;;[.F189];1)-FIND(&quot; &quot;;[.F189];1)-1))&gt;VALUE(MID([.F188];6;FIND(&quot;:&quot;;[.F188];1)-FIND(&quot; &quot;;[.F188];1)-1));[.C188];[.C188]+1)" office:value-type="float" office:value="2">
            <text:p>002</text:p>
          </table:table-cell>
          <table:table-cell table:style-name="ce169" office:value-type="string">
            <text:p>KS\Answers\Question\Answer Status </text:p>
          </table:table-cell>
          <table:table-cell table:style-name="ce170" office:value-type="string">
            <text:p>Activate and inactivate a specific answer</text:p>
          </table:table-cell>
          <table:table-cell table:style-name="ce169" office:value-type="string">
            <text:p>Step 2: Open Edit answer form</text:p>
          </table:table-cell>
          <table:table-cell table:style-name="ce210" office:value-type="string">
            <text:p>- Click on the question panel</text:p>
            <text:p>- Click on Edit icon at the top right of an answer</text:p>
          </table:table-cell>
          <table:table-cell table:style-name="ce215" office:value-type="string">
            <text:p>- Edit Answer form is displayed with current values in form</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190];6;FIND(&quot;:&quot;;[.F190];1)-FIND(&quot; &quot;;[.F190];1)-1))&gt;VALUE(MID([.F189];6;FIND(&quot;:&quot;;[.F189];1)-FIND(&quot; &quot;;[.F189];1)-1));&quot;&quot;;MAX([.A$7:.A189])+1)">
            <text:p/>
          </table:table-cell>
          <table:table-cell table:style-name="ce198" office:value-type="string">
            <text:p>ANS_11_04</text:p>
          </table:table-cell>
          <table:table-cell table:style-name="ce164" table:formula="of:=IF(VALUE(MID([.F190];6;FIND(&quot;:&quot;;[.F190];1)-FIND(&quot; &quot;;[.F190];1)-1))&gt;VALUE(MID([.F189];6;FIND(&quot;:&quot;;[.F189];1)-FIND(&quot; &quot;;[.F189];1)-1));[.C189];[.C189]+1)" office:value-type="float" office:value="2">
            <text:p>002</text:p>
          </table:table-cell>
          <table:table-cell table:style-name="ce169" office:value-type="string">
            <text:p>KS\Answers\Question\Answer Status </text:p>
          </table:table-cell>
          <table:table-cell table:style-name="ce170" office:value-type="string">
            <text:p>Activate and inactivate a specific answer</text:p>
          </table:table-cell>
          <table:table-cell table:style-name="ce169" office:value-type="string">
            <text:p>Step 3: Inactivate a specific answer</text:p>
          </table:table-cell>
          <table:table-cell table:style-name="ce210" office:value-type="string">
            <text:p>- Click on activate icon to change status into inactivated</text:p>
          </table:table-cell>
          <table:table-cell table:style-name="ce215" office:value-type="string">
            <text:p>- The answer is inactivated</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91];6;FIND(&quot;:&quot;;[.F191];1)-FIND(&quot; &quot;;[.F191];1)-1))&gt;VALUE(MID([.F190];6;FIND(&quot;:&quot;;[.F190];1)-FIND(&quot; &quot;;[.F190];1)-1));&quot;&quot;;MAX([.A$7:.A190])+1)">
            <text:p/>
          </table:table-cell>
          <table:table-cell table:style-name="ce198" office:value-type="string">
            <text:p>ANS_11_04</text:p>
          </table:table-cell>
          <table:table-cell table:style-name="ce164" table:formula="of:=IF(VALUE(MID([.F191];6;FIND(&quot;:&quot;;[.F191];1)-FIND(&quot; &quot;;[.F191];1)-1))&gt;VALUE(MID([.F190];6;FIND(&quot;:&quot;;[.F190];1)-FIND(&quot; &quot;;[.F190];1)-1));[.C190];[.C190]+1)" office:value-type="float" office:value="2">
            <text:p>002</text:p>
          </table:table-cell>
          <table:table-cell table:style-name="ce169" office:value-type="string">
            <text:p>KS\Answers\Question\Answer Status </text:p>
          </table:table-cell>
          <table:table-cell table:style-name="ce170" office:value-type="string">
            <text:p>Activate and inactivate a specific answer</text:p>
          </table:table-cell>
          <table:table-cell table:style-name="ce169" office:value-type="string">
            <text:p>Step 4: <text:s/>Check inactivated answer</text:p>
          </table:table-cell>
          <table:table-cell table:style-name="ce210" office:value-type="string">
            <text:p>- Click on the question which has inactivated answer</text:p>
          </table:table-cell>
          <table:table-cell table:style-name="ce215" office:value-type="string">
            <text:p>- The inactivated answer is visible with the administrator/moderator and invisible to normal users</text:p>
          </table:table-cell>
          <table:table-cell table:style-name="ce217" office:value-type="string">
            <text:p>Medium</text:p>
          </table:table-cell>
          <table:table-cell table:style-name="ce187"/>
          <table:table-cell table:style-name="ce161" table:number-columns-repeated="217"/>
        </table:table-row>
        <table:table-row table:style-name="ro41">
          <table:table-cell table:style-name="ce149" table:formula="of:=IF(VALUE(MID([.F192];6;FIND(&quot;:&quot;;[.F192];1)-FIND(&quot; &quot;;[.F192];1)-1))&gt;VALUE(MID([.F191];6;FIND(&quot;:&quot;;[.F191];1)-FIND(&quot; &quot;;[.F191];1)-1));&quot;&quot;;MAX([.A$7:.A191])+1)">
            <text:p/>
          </table:table-cell>
          <table:table-cell table:style-name="ce198" office:value-type="string">
            <text:p>ANS_11_04</text:p>
          </table:table-cell>
          <table:table-cell table:style-name="ce164" table:formula="of:=IF(VALUE(MID([.F192];6;FIND(&quot;:&quot;;[.F192];1)-FIND(&quot; &quot;;[.F192];1)-1))&gt;VALUE(MID([.F191];6;FIND(&quot;:&quot;;[.F191];1)-FIND(&quot; &quot;;[.F191];1)-1));[.C191];[.C191]+1)" office:value-type="float" office:value="2">
            <text:p>002</text:p>
          </table:table-cell>
          <table:table-cell table:style-name="ce169" office:value-type="string">
            <text:p>KS\Answers\Question\Answer Status </text:p>
          </table:table-cell>
          <table:table-cell table:style-name="ce170" office:value-type="string">
            <text:p>Activate and inactivate a specific answer</text:p>
          </table:table-cell>
          <table:table-cell table:style-name="ce169" office:value-type="string">
            <text:p>Step 5: Activate question</text:p>
          </table:table-cell>
          <table:table-cell table:style-name="ce210" office:value-type="string">
            <text:p>- Login by administrator and view the question having inactivated answer</text:p>
            <text:p>- Click on Inactivated icon into activated</text:p>
          </table:table-cell>
          <table:table-cell table:style-name="ce215" office:value-type="string">
            <text:p>- Add category successfully</text:p>
            <text:p>- Unapproved question is approved properly</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193];6;FIND(&quot;:&quot;;[.F193];1)-FIND(&quot; &quot;;[.F193];1)-1))&gt;VALUE(MID([.F192];6;FIND(&quot;:&quot;;[.F192];1)-FIND(&quot; &quot;;[.F192];1)-1));&quot;&quot;;MAX([.A$7:.A192])+1)">
            <text:p/>
          </table:table-cell>
          <table:table-cell table:style-name="ce198" office:value-type="string">
            <text:p>ANS_11_04</text:p>
          </table:table-cell>
          <table:table-cell table:style-name="ce164" table:formula="of:=IF(VALUE(MID([.F193];6;FIND(&quot;:&quot;;[.F193];1)-FIND(&quot; &quot;;[.F193];1)-1))&gt;VALUE(MID([.F192];6;FIND(&quot;:&quot;;[.F192];1)-FIND(&quot; &quot;;[.F192];1)-1));[.C192];[.C192]+1)" office:value-type="float" office:value="2">
            <text:p>002</text:p>
          </table:table-cell>
          <table:table-cell table:style-name="ce169" office:value-type="string">
            <text:p>KS\Answers\Question\Answer Status </text:p>
          </table:table-cell>
          <table:table-cell table:style-name="ce170" office:value-type="string">
            <text:p>Activate and inactivate a specific answer</text:p>
          </table:table-cell>
          <table:table-cell table:style-name="ce169" office:value-type="string">
            <text:p>Step 6: Check activated answer</text:p>
          </table:table-cell>
          <table:table-cell table:style-name="ce210" office:value-type="string">
            <text:p>- Click on the question which has activated answer</text:p>
          </table:table-cell>
          <table:table-cell table:style-name="ce215" office:value-type="string">
            <text:p>- The activated question is visible to all users</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194];6;FIND(&quot;:&quot;;[.F194];1)-FIND(&quot; &quot;;[.F194];1)-1))&gt;VALUE(MID([.F193];6;FIND(&quot;:&quot;;[.F193];1)-FIND(&quot; &quot;;[.F193];1)-1));&quot;&quot;;MAX([.A$7:.A193])+1)" office:value-type="float" office:value="55">
            <text:p>055</text:p>
          </table:table-cell>
          <table:table-cell table:style-name="ce198" office:value-type="string">
            <text:p>ANS_11_05</text:p>
          </table:table-cell>
          <table:table-cell table:style-name="ce164" office:value-type="float" office:value="1">
            <text:p>001</text:p>
          </table:table-cell>
          <table:table-cell table:style-name="ce200" office:value-type="string">
            <text:p>KS\Answers\Question\Delete Answer </text:p>
          </table:table-cell>
          <table:table-cell table:style-name="ce63" office:value-type="string">
            <text:p>Delete an answer of specific question</text:p>
          </table:table-cell>
          <table:table-cell table:style-name="ce169" office:value-type="string">
            <text:p>Step 1: Add categories &amp; questions</text:p>
          </table:table-cell>
          <table:table-cell table:style-name="ce169" office:value-type="string">
            <text:p>- Login by administrator/ moderator to create category and questions</text:p>
          </table:table-cell>
          <table:table-cell table:style-name="ce180" office:value-type="string">
            <text:p>- Category and question are created successfully. </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95];6;FIND(&quot;:&quot;;[.F195];1)-FIND(&quot; &quot;;[.F195];1)-1))&gt;VALUE(MID([.F194];6;FIND(&quot;:&quot;;[.F194];1)-FIND(&quot; &quot;;[.F194];1)-1));&quot;&quot;;MAX([.A$7:.A194])+1)">
            <text:p/>
          </table:table-cell>
          <table:table-cell table:style-name="ce198" office:value-type="string">
            <text:p>ANS_11_05</text:p>
          </table:table-cell>
          <table:table-cell table:style-name="ce164" table:formula="of:=IF(VALUE(MID([.F195];6;FIND(&quot;:&quot;;[.F195];1)-FIND(&quot; &quot;;[.F195];1)-1))&gt;VALUE(MID([.F194];6;FIND(&quot;:&quot;;[.F194];1)-FIND(&quot; &quot;;[.F194];1)-1));[.C194];[.C194]+1)" office:value-type="float" office:value="1">
            <text:p>001</text:p>
          </table:table-cell>
          <table:table-cell table:style-name="ce169" office:value-type="string">
            <text:p>KS\Answers\Question\Delete Answer </text:p>
          </table:table-cell>
          <table:table-cell table:style-name="ce170" office:value-type="string">
            <text:p>Delete an answer of specific question</text:p>
          </table:table-cell>
          <table:table-cell table:style-name="ce169" office:value-type="string">
            <text:p>Step 2: Answer question in multiple answers</text:p>
          </table:table-cell>
          <table:table-cell table:style-name="ce210" office:value-type="string">
            <text:p>- Login by administrator and answer questions in multiple answers </text:p>
          </table:table-cell>
          <table:table-cell table:style-name="ce215" office:value-type="string">
            <text:p>- Questions are answered in multiple answers</text:p>
          </table:table-cell>
          <table:table-cell table:style-name="ce217" office:value-type="string">
            <text:p>Medium</text:p>
          </table:table-cell>
          <table:table-cell table:style-name="ce187"/>
          <table:table-cell table:style-name="ce161" table:number-columns-repeated="217"/>
        </table:table-row>
        <table:table-row table:style-name="ro32">
          <table:table-cell table:style-name="ce149" table:formula="of:=IF(VALUE(MID([.F196];6;FIND(&quot;:&quot;;[.F196];1)-FIND(&quot; &quot;;[.F196];1)-1))&gt;VALUE(MID([.F195];6;FIND(&quot;:&quot;;[.F195];1)-FIND(&quot; &quot;;[.F195];1)-1));&quot;&quot;;MAX([.A$7:.A195])+1)">
            <text:p/>
          </table:table-cell>
          <table:table-cell table:style-name="ce198" office:value-type="string">
            <text:p>ANS_11_05</text:p>
          </table:table-cell>
          <table:table-cell table:style-name="ce164" table:formula="of:=IF(VALUE(MID([.F196];6;FIND(&quot;:&quot;;[.F196];1)-FIND(&quot; &quot;;[.F196];1)-1))&gt;VALUE(MID([.F195];6;FIND(&quot;:&quot;;[.F195];1)-FIND(&quot; &quot;;[.F195];1)-1));[.C195];[.C195]+1)" office:value-type="float" office:value="1">
            <text:p>001</text:p>
          </table:table-cell>
          <table:table-cell table:style-name="ce169" office:value-type="string">
            <text:p>KS\Answers\Question\Delete Answer </text:p>
          </table:table-cell>
          <table:table-cell table:style-name="ce170" office:value-type="string">
            <text:p>Delete an answer of specific question</text:p>
          </table:table-cell>
          <table:table-cell table:style-name="ce169" office:value-type="string">
            <text:p>Step 3: Delete a specific answer</text:p>
          </table:table-cell>
          <table:table-cell table:style-name="ce210" office:value-type="string">
            <text:p>- Go to answer question from</text:p>
            <text:p>- Click on delete icon of the question answer that you want to delete</text:p>
          </table:table-cell>
          <table:table-cell table:style-name="ce215" office:value-type="string">
            <text:p>- The selected question is deleted properly</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197];6;FIND(&quot;:&quot;;[.F197];1)-FIND(&quot; &quot;;[.F197];1)-1))&gt;VALUE(MID([.F196];6;FIND(&quot;:&quot;;[.F196];1)-FIND(&quot; &quot;;[.F196];1)-1));&quot;&quot;;MAX([.A$7:.A196])+1)" office:value-type="float" office:value="56">
            <text:p>056</text:p>
          </table:table-cell>
          <table:table-cell table:style-name="ce198" office:value-type="string">
            <text:p>ANS_12</text:p>
          </table:table-cell>
          <table:table-cell table:style-name="ce164" office:value-type="float" office:value="1">
            <text:p>001</text:p>
          </table:table-cell>
          <table:table-cell table:style-name="ce63" office:value-type="string">
            <text:p>KS\Answers\Question\Move Question </text:p>
          </table:table-cell>
          <table:table-cell table:style-name="ce63" office:value-type="string">
            <text:p>Move Question by administrator</text:p>
          </table:table-cell>
          <table:table-cell table:style-name="ce207" office:value-type="string">
            <text:p>Step 1: Create category and question</text:p>
          </table:table-cell>
          <table:table-cell table:style-name="ce169" office:value-type="string">
            <text:p>- Login by administrator</text:p>
            <text:p>- Create a category</text:p>
            <text:p>- Create question </text:p>
          </table:table-cell>
          <table:table-cell table:style-name="ce180" office:value-type="string">
            <text:p>- Category and question are created successfully. </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198];6;FIND(&quot;:&quot;;[.F198];1)-FIND(&quot; &quot;;[.F198];1)-1))&gt;VALUE(MID([.F197];6;FIND(&quot;:&quot;;[.F197];1)-FIND(&quot; &quot;;[.F197];1)-1));&quot;&quot;;MAX([.A$7:.A197])+1)">
            <text:p/>
          </table:table-cell>
          <table:table-cell table:style-name="ce198" office:value-type="string">
            <text:p>ANS_12</text:p>
          </table:table-cell>
          <table:table-cell table:style-name="ce164" table:formula="of:=IF(VALUE(MID([.F198];6;FIND(&quot;:&quot;;[.F198];1)-FIND(&quot; &quot;;[.F198];1)-1))&gt;VALUE(MID([.F197];6;FIND(&quot;:&quot;;[.F197];1)-FIND(&quot; &quot;;[.F197];1)-1));[.C197];[.C197]+1)" office:value-type="float" office:value="1">
            <text:p>001</text:p>
          </table:table-cell>
          <table:table-cell table:style-name="ce169" office:value-type="string">
            <text:p>KS\Answers\Question\Move Question </text:p>
          </table:table-cell>
          <table:table-cell table:style-name="ce170" office:value-type="string">
            <text:p>Move Question by administrator</text:p>
          </table:table-cell>
          <table:table-cell table:style-name="ce169" office:value-type="string">
            <text:p>Step 2: Open Move question form</text:p>
          </table:table-cell>
          <table:table-cell table:style-name="ce169" office:value-type="string">
            <text:p>- Right click on question to choose Move option</text:p>
          </table:table-cell>
          <table:table-cell table:style-name="ce169" office:value-type="string">
            <text:p>- Move question form is displayed with existing category list</text:p>
          </table:table-cell>
          <table:table-cell table:style-name="ce217" office:value-type="string">
            <text:p>Medium</text:p>
          </table:table-cell>
          <table:table-cell table:style-name="ce187"/>
          <table:table-cell table:style-name="ce161" table:number-columns-repeated="217"/>
        </table:table-row>
        <table:table-row table:style-name="ro38">
          <table:table-cell table:style-name="ce149" table:formula="of:=IF(VALUE(MID([.F199];6;FIND(&quot;:&quot;;[.F199];1)-FIND(&quot; &quot;;[.F199];1)-1))&gt;VALUE(MID([.F198];6;FIND(&quot;:&quot;;[.F198];1)-FIND(&quot; &quot;;[.F198];1)-1));&quot;&quot;;MAX([.A$7:.A198])+1)">
            <text:p/>
          </table:table-cell>
          <table:table-cell table:style-name="ce198" office:value-type="string">
            <text:p>ANS_12</text:p>
          </table:table-cell>
          <table:table-cell table:style-name="ce164" table:formula="of:=IF(VALUE(MID([.F199];6;FIND(&quot;:&quot;;[.F199];1)-FIND(&quot; &quot;;[.F199];1)-1))&gt;VALUE(MID([.F198];6;FIND(&quot;:&quot;;[.F198];1)-FIND(&quot; &quot;;[.F198];1)-1));[.C198];[.C198]+1)" office:value-type="float" office:value="1">
            <text:p>001</text:p>
          </table:table-cell>
          <table:table-cell table:style-name="ce169" office:value-type="string">
            <text:p>KS\Answers\Question\Move Question </text:p>
          </table:table-cell>
          <table:table-cell table:style-name="ce170" office:value-type="string">
            <text:p>Move Question by administrator</text:p>
          </table:table-cell>
          <table:table-cell table:style-name="ce169" office:value-type="string">
            <text:p>Step 3: Move question</text:p>
          </table:table-cell>
          <table:table-cell table:style-name="ce169" office:value-type="string">
            <text:p>- Double click on the selected destination category</text:p>
          </table:table-cell>
          <table:table-cell table:style-name="ce169" office:value-type="string">
            <text:p>- The question is moved successfully <text:span text:style-name="T5">to new selected destination</text:span></text:p>
            <text:p><text:span text:style-name="T5">- A notify mail is sent to question's author to inform about the moving.</text:span></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200];6;FIND(&quot;:&quot;;[.F200];1)-FIND(&quot; &quot;;[.F200];1)-1))&gt;VALUE(MID([.F199];6;FIND(&quot;:&quot;;[.F199];1)-FIND(&quot; &quot;;[.F199];1)-1));&quot;&quot;;MAX([.A$7:.A199])+1)">
            <text:p/>
          </table:table-cell>
          <table:table-cell table:style-name="ce198" office:value-type="string">
            <text:p>ANS_12</text:p>
          </table:table-cell>
          <table:table-cell table:style-name="ce164" table:formula="of:=IF(VALUE(MID([.F200];6;FIND(&quot;:&quot;;[.F200];1)-FIND(&quot; &quot;;[.F200];1)-1))&gt;VALUE(MID([.F199];6;FIND(&quot;:&quot;;[.F199];1)-FIND(&quot; &quot;;[.F199];1)-1));[.C199];[.C199]+1)" office:value-type="float" office:value="1">
            <text:p>001</text:p>
          </table:table-cell>
          <table:table-cell table:style-name="ce169" office:value-type="string">
            <text:p>KS\Answers\Question\Move Question </text:p>
          </table:table-cell>
          <table:table-cell table:style-name="ce170" office:value-type="string">
            <text:p>Move Question by administrator</text:p>
          </table:table-cell>
          <table:table-cell table:style-name="ce169" office:value-type="string">
            <text:p>Step 4: Check send mail to author of the moved question</text:p>
          </table:table-cell>
          <table:table-cell table:style-name="ce169" office:value-type="string">
            <text:p>- Check mail box of the email address of the author of the question that has been moved.</text:p>
          </table:table-cell>
          <table:table-cell table:style-name="ce169" office:value-type="string">
            <text:p>- The notify content is sent and displayed properly.</text:p>
          </table:table-cell>
          <table:table-cell table:style-name="ce217" office:value-type="string">
            <text:p>Medium</text:p>
          </table:table-cell>
          <table:table-cell table:style-name="ce187"/>
          <table:table-cell table:style-name="ce161" table:number-columns-repeated="217"/>
        </table:table-row>
        <table:table-row table:style-name="ro58">
          <table:table-cell table:style-name="ce149" table:formula="of:=IF(VALUE(MID([.F201];6;FIND(&quot;:&quot;;[.F201];1)-FIND(&quot; &quot;;[.F201];1)-1))&gt;VALUE(MID([.F200];6;FIND(&quot;:&quot;;[.F200];1)-FIND(&quot; &quot;;[.F200];1)-1));&quot;&quot;;MAX([.A$7:.A200])+1)" office:value-type="float" office:value="57">
            <text:p>057</text:p>
          </table:table-cell>
          <table:table-cell table:style-name="ce198" office:value-type="string">
            <text:p>ANS_12</text:p>
          </table:table-cell>
          <table:table-cell table:style-name="ce164" table:formula="of:=IF(VALUE(MID([.F201];6;FIND(&quot;:&quot;;[.F201];1)-FIND(&quot; &quot;;[.F201];1)-1))&gt;VALUE(MID([.F200];6;FIND(&quot;:&quot;;[.F200];1)-FIND(&quot; &quot;;[.F200];1)-1));[.C200];[.C200]+1)" office:value-type="float" office:value="2">
            <text:p>002</text:p>
          </table:table-cell>
          <table:table-cell table:style-name="ce169" office:value-type="string">
            <text:p>KS\Answers\Question\Move Question </text:p>
          </table:table-cell>
          <table:table-cell table:style-name="ce63" office:value-type="string">
            <text:p>Move question by moderator</text:p>
          </table:table-cell>
          <table:table-cell table:style-name="ce207" office:value-type="string">
            <text:p>Step 1: Create category and question</text:p>
          </table:table-cell>
          <table:table-cell table:style-name="ce169" office:value-type="string">
            <text:p>- Login by administrator</text:p>
            <text:p>- Create a category and assign moderator </text:p>
            <text:p>- Create question </text:p>
          </table:table-cell>
          <table:table-cell table:style-name="ce180" office:value-type="string">
            <text:p>- Category and question are created successfully. </text:p>
            <text:p>- Moderation role is assigned successfully</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202];6;FIND(&quot;:&quot;;[.F202];1)-FIND(&quot; &quot;;[.F202];1)-1))&gt;VALUE(MID([.F201];6;FIND(&quot;:&quot;;[.F201];1)-FIND(&quot; &quot;;[.F201];1)-1));&quot;&quot;;MAX([.A$7:.A201])+1)">
            <text:p/>
          </table:table-cell>
          <table:table-cell table:style-name="ce198" office:value-type="string">
            <text:p>ANS_12</text:p>
          </table:table-cell>
          <table:table-cell table:style-name="ce164" table:formula="of:=IF(VALUE(MID([.F202];6;FIND(&quot;:&quot;;[.F202];1)-FIND(&quot; &quot;;[.F202];1)-1))&gt;VALUE(MID([.F201];6;FIND(&quot;:&quot;;[.F201];1)-FIND(&quot; &quot;;[.F201];1)-1));[.C201];[.C201]+1)" office:value-type="float" office:value="2">
            <text:p>002</text:p>
          </table:table-cell>
          <table:table-cell table:style-name="ce169" office:value-type="string">
            <text:p>KS\Answers\Question\Move Question </text:p>
          </table:table-cell>
          <table:table-cell table:style-name="ce170" office:value-type="string">
            <text:p>Move question by moderator</text:p>
          </table:table-cell>
          <table:table-cell table:style-name="ce169" office:value-type="string">
            <text:p>Step 2: Open Move question form</text:p>
          </table:table-cell>
          <table:table-cell table:style-name="ce169" office:value-type="string">
            <text:p>- Right click on question to choose Move option</text:p>
          </table:table-cell>
          <table:table-cell table:style-name="ce169" office:value-type="string">
            <text:p>- Move question form is displayed with existing category list</text:p>
          </table:table-cell>
          <table:table-cell table:style-name="ce217" office:value-type="string">
            <text:p>Medium</text:p>
          </table:table-cell>
          <table:table-cell table:style-name="ce187"/>
          <table:table-cell table:style-name="ce161" table:number-columns-repeated="217"/>
        </table:table-row>
        <table:table-row table:style-name="ro59">
          <table:table-cell table:style-name="ce149" table:formula="of:=IF(VALUE(MID([.F203];6;FIND(&quot;:&quot;;[.F203];1)-FIND(&quot; &quot;;[.F203];1)-1))&gt;VALUE(MID([.F202];6;FIND(&quot;:&quot;;[.F202];1)-FIND(&quot; &quot;;[.F202];1)-1));&quot;&quot;;MAX([.A$7:.A202])+1)">
            <text:p/>
          </table:table-cell>
          <table:table-cell table:style-name="ce198" office:value-type="string">
            <text:p>ANS_12</text:p>
          </table:table-cell>
          <table:table-cell table:style-name="ce164" table:formula="of:=IF(VALUE(MID([.F203];6;FIND(&quot;:&quot;;[.F203];1)-FIND(&quot; &quot;;[.F203];1)-1))&gt;VALUE(MID([.F202];6;FIND(&quot;:&quot;;[.F202];1)-FIND(&quot; &quot;;[.F202];1)-1));[.C202];[.C202]+1)" office:value-type="float" office:value="2">
            <text:p>002</text:p>
          </table:table-cell>
          <table:table-cell table:style-name="ce169" office:value-type="string">
            <text:p>KS\Answers\Question\Move Question </text:p>
          </table:table-cell>
          <table:table-cell table:style-name="ce170" office:value-type="string">
            <text:p>Move question by moderator</text:p>
          </table:table-cell>
          <table:table-cell table:style-name="ce169" office:value-type="string">
            <text:p>Step 3: Move question</text:p>
          </table:table-cell>
          <table:table-cell table:style-name="ce169" office:value-type="string">
            <text:p>- Double click on the selected destination category</text:p>
          </table:table-cell>
          <table:table-cell table:style-name="ce169" office:value-type="string">
            <text:p><text:span text:style-name="T5">- In case the destination category is also managed by the moderator who is moving topic at step 2, the question is moved successfully to new </text:span><text:span text:style-name="T5">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204];6;FIND(&quot;:&quot;;[.F204];1)-FIND(&quot; &quot;;[.F204];1)-1))&gt;VALUE(MID([.F203];6;FIND(&quot;:&quot;;[.F203];1)-FIND(&quot; &quot;;[.F203];1)-1));&quot;&quot;;MAX([.A$7:.A203])+1)">
            <text:p/>
          </table:table-cell>
          <table:table-cell table:style-name="ce198" office:value-type="string">
            <text:p>ANS_12</text:p>
          </table:table-cell>
          <table:table-cell table:style-name="ce164" table:formula="of:=IF(VALUE(MID([.F204];6;FIND(&quot;:&quot;;[.F204];1)-FIND(&quot; &quot;;[.F204];1)-1))&gt;VALUE(MID([.F203];6;FIND(&quot;:&quot;;[.F203];1)-FIND(&quot; &quot;;[.F203];1)-1));[.C203];[.C203]+1)" office:value-type="float" office:value="2">
            <text:p>002</text:p>
          </table:table-cell>
          <table:table-cell table:style-name="ce169" office:value-type="string">
            <text:p>KS\Answers\Question\Move Question </text:p>
          </table:table-cell>
          <table:table-cell table:style-name="ce170" office:value-type="string">
            <text:p>Move question by moderator</text:p>
          </table:table-cell>
          <table:table-cell table:style-name="ce169" office:value-type="string">
            <text:p>Step 4: Check send mail to author of the moved question</text:p>
          </table:table-cell>
          <table:table-cell table:style-name="ce169" office:value-type="string">
            <text:p>- Check mail box of the email address of the author of the question that has been moved.</text:p>
          </table:table-cell>
          <table:table-cell table:style-name="ce169" office:value-type="string">
            <text:p>- The notify content is sent and displayed properly.</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205];6;FIND(&quot;:&quot;;[.F205];1)-FIND(&quot; &quot;;[.F205];1)-1))&gt;VALUE(MID([.F204];6;FIND(&quot;:&quot;;[.F204];1)-FIND(&quot; &quot;;[.F204];1)-1));&quot;&quot;;MAX([.A$7:.A204])+1)" office:value-type="float" office:value="58">
            <text:p>058</text:p>
          </table:table-cell>
          <table:table-cell table:style-name="ce198" office:value-type="string">
            <text:p>ANS_13</text:p>
          </table:table-cell>
          <table:table-cell table:style-name="ce164" office:value-type="float" office:value="1">
            <text:p>001</text:p>
          </table:table-cell>
          <table:table-cell table:style-name="ce63" office:value-type="string">
            <text:p>KS\Answers\Question\Send Question </text:p>
          </table:table-cell>
          <table:table-cell table:style-name="ce63" office:value-type="string">
            <text:p>Send Question </text:p>
          </table:table-cell>
          <table:table-cell table:style-name="ce207" office:value-type="string">
            <text:p>Step 1: Create category and question</text:p>
          </table:table-cell>
          <table:table-cell table:style-name="ce169" office:value-type="string">
            <text:p>- Create a category</text:p>
            <text:p>- Create question </text:p>
          </table:table-cell>
          <table:table-cell table:style-name="ce180" office:value-type="string">
            <text:p>- Category and question are created successfully.</text:p>
          </table:table-cell>
          <table:table-cell table:style-name="ce217" office:value-type="string">
            <text:p>Medium</text:p>
          </table:table-cell>
          <table:table-cell table:style-name="ce187"/>
          <table:table-cell table:style-name="ce161" table:number-columns-repeated="217"/>
        </table:table-row>
        <table:table-row table:style-name="ro40">
          <table:table-cell table:style-name="ce149" table:formula="of:=IF(VALUE(MID([.F206];6;FIND(&quot;:&quot;;[.F206];1)-FIND(&quot; &quot;;[.F206];1)-1))&gt;VALUE(MID([.F205];6;FIND(&quot;:&quot;;[.F205];1)-FIND(&quot; &quot;;[.F205];1)-1));&quot;&quot;;MAX([.A$7:.A205])+1)">
            <text:p/>
          </table:table-cell>
          <table:table-cell table:style-name="ce198" office:value-type="string">
            <text:p>ANS_13</text:p>
          </table:table-cell>
          <table:table-cell table:style-name="ce164" table:formula="of:=IF(VALUE(MID([.F206];6;FIND(&quot;:&quot;;[.F206];1)-FIND(&quot; &quot;;[.F206];1)-1))&gt;VALUE(MID([.F205];6;FIND(&quot;:&quot;;[.F205];1)-FIND(&quot; &quot;;[.F205];1)-1));[.C205];[.C205]+1)" office:value-type="float" office:value="1">
            <text:p>001</text:p>
          </table:table-cell>
          <table:table-cell table:style-name="ce169" office:value-type="string">
            <text:p>KS\Answers\Question\Send Question </text:p>
          </table:table-cell>
          <table:table-cell table:style-name="ce170" office:value-type="string">
            <text:p>Send Question </text:p>
          </table:table-cell>
          <table:table-cell table:style-name="ce169" office:value-type="string">
            <text:p>Step 2: Open Send question by email form</text:p>
          </table:table-cell>
          <table:table-cell table:style-name="ce169" office:value-type="string">
            <text:p>- Right click on question to choose Send <text:s/>option </text:p>
            <text:p>- Click on question and then click on send question icon at top right of question <text:span text:style-name="T19">panel</text:span></text:p>
          </table:table-cell>
          <table:table-cell table:style-name="ce169"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207];6;FIND(&quot;:&quot;;[.F207];1)-FIND(&quot; &quot;;[.F207];1)-1))&gt;VALUE(MID([.F206];6;FIND(&quot;:&quot;;[.F206];1)-FIND(&quot; &quot;;[.F206];1)-1));&quot;&quot;;MAX([.A$7:.A206])+1)">
            <text:p/>
          </table:table-cell>
          <table:table-cell table:style-name="ce198" office:value-type="string">
            <text:p>ANS_13</text:p>
          </table:table-cell>
          <table:table-cell table:style-name="ce164" table:formula="of:=IF(VALUE(MID([.F207];6;FIND(&quot;:&quot;;[.F207];1)-FIND(&quot; &quot;;[.F207];1)-1))&gt;VALUE(MID([.F206];6;FIND(&quot;:&quot;;[.F206];1)-FIND(&quot; &quot;;[.F206];1)-1));[.C206];[.C206]+1)" office:value-type="float" office:value="1">
            <text:p>001</text:p>
          </table:table-cell>
          <table:table-cell table:style-name="ce169" office:value-type="string">
            <text:p>KS\Answers\Question\Send Question </text:p>
          </table:table-cell>
          <table:table-cell table:style-name="ce170" office:value-type="string">
            <text:p>Send Question </text:p>
          </table:table-cell>
          <table:table-cell table:style-name="ce169" office:value-type="string">
            <text:p>Step 3: Send Question to friend</text:p>
          </table:table-cell>
          <table:table-cell table:style-name="ce169" office:value-type="string">
            <text:p>- Input valid values in fields</text:p>
            <text:p>- Click [Send] button</text:p>
          </table:table-cell>
          <table:table-cell table:style-name="ce169" office:value-type="string">
            <text:p>- Mail is sent successfully to email address imputed in To field</text:p>
          </table:table-cell>
          <table:table-cell table:style-name="ce217" office:value-type="string">
            <text:p>Medium</text:p>
          </table:table-cell>
          <table:table-cell table:style-name="ce187"/>
          <table:table-cell table:style-name="ce161" table:number-columns-repeated="217"/>
        </table:table-row>
        <table:table-row table:style-name="ro42">
          <table:table-cell table:style-name="ce149" table:formula="of:=IF(VALUE(MID([.F208];6;FIND(&quot;:&quot;;[.F208];1)-FIND(&quot; &quot;;[.F208];1)-1))&gt;VALUE(MID([.F207];6;FIND(&quot;:&quot;;[.F207];1)-FIND(&quot; &quot;;[.F207];1)-1));&quot;&quot;;MAX([.A$7:.A207])+1)" office:value-type="float" office:value="59">
            <text:p>059</text:p>
          </table:table-cell>
          <table:table-cell table:style-name="ce198" office:value-type="string">
            <text:p>ANS_13</text:p>
          </table:table-cell>
          <table:table-cell table:style-name="ce164" table:formula="of:=IF(VALUE(MID([.F208];6;FIND(&quot;:&quot;;[.F208];1)-FIND(&quot; &quot;;[.F208];1)-1))&gt;VALUE(MID([.F207];6;FIND(&quot;:&quot;;[.F207];1)-FIND(&quot; &quot;;[.F207];1)-1));[.C207];[.C207]+1)" office:value-type="float" office:value="2">
            <text:p>002</text:p>
          </table:table-cell>
          <table:table-cell table:style-name="ce169" office:value-type="string">
            <text:p>KS\Answers\Question\Send Question </text:p>
          </table:table-cell>
          <table:table-cell table:style-name="ce63" office:value-type="string">
            <text:p>Send Question in case input invalid format email address</text:p>
          </table:table-cell>
          <table:table-cell table:style-name="ce207" office:value-type="string">
            <text:p>Step 1: Create category and question</text:p>
          </table:table-cell>
          <table:table-cell table:style-name="ce169" office:value-type="string">
            <text:p>- Create a category</text:p>
            <text:p>- Create question </text:p>
          </table:table-cell>
          <table:table-cell table:style-name="ce180" office:value-type="string">
            <text:p>- Category and question are created successfully.</text:p>
          </table:table-cell>
          <table:table-cell table:style-name="ce217" office:value-type="string">
            <text:p>Medium</text:p>
          </table:table-cell>
          <table:table-cell table:style-name="ce187"/>
          <table:table-cell table:style-name="ce161" table:number-columns-repeated="217"/>
        </table:table-row>
        <table:table-row table:style-name="ro40">
          <table:table-cell table:style-name="ce149" table:formula="of:=IF(VALUE(MID([.F209];6;FIND(&quot;:&quot;;[.F209];1)-FIND(&quot; &quot;;[.F209];1)-1))&gt;VALUE(MID([.F208];6;FIND(&quot;:&quot;;[.F208];1)-FIND(&quot; &quot;;[.F208];1)-1));&quot;&quot;;MAX([.A$7:.A208])+1)">
            <text:p/>
          </table:table-cell>
          <table:table-cell table:style-name="ce198" office:value-type="string">
            <text:p>ANS_13</text:p>
          </table:table-cell>
          <table:table-cell table:style-name="ce164" table:formula="of:=IF(VALUE(MID([.F209];6;FIND(&quot;:&quot;;[.F209];1)-FIND(&quot; &quot;;[.F209];1)-1))&gt;VALUE(MID([.F208];6;FIND(&quot;:&quot;;[.F208];1)-FIND(&quot; &quot;;[.F208];1)-1));[.C208];[.C208]+1)" office:value-type="float" office:value="2">
            <text:p>002</text:p>
          </table:table-cell>
          <table:table-cell table:style-name="ce169" office:value-type="string">
            <text:p>KS\Answers\Question\Send Question </text:p>
          </table:table-cell>
          <table:table-cell table:style-name="ce170" office:value-type="string">
            <text:p>Send Question in case input invalid format email address</text:p>
          </table:table-cell>
          <table:table-cell table:style-name="ce169" office:value-type="string">
            <text:p>Step 2: Open Send question by email form</text:p>
          </table:table-cell>
          <table:table-cell table:style-name="ce169" office:value-type="string">
            <text:p>- Right click on question to choose Send <text:s/>option</text:p>
          </table:table-cell>
          <table:table-cell table:style-name="ce169"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17" office:value-type="string">
            <text:p>Medium</text:p>
          </table:table-cell>
          <table:table-cell table:style-name="ce187"/>
          <table:table-cell table:style-name="ce161" table:number-columns-repeated="217"/>
        </table:table-row>
        <table:table-row table:style-name="ro32">
          <table:table-cell table:style-name="ce149" table:formula="of:=IF(VALUE(MID([.F210];6;FIND(&quot;:&quot;;[.F210];1)-FIND(&quot; &quot;;[.F210];1)-1))&gt;VALUE(MID([.F209];6;FIND(&quot;:&quot;;[.F209];1)-FIND(&quot; &quot;;[.F209];1)-1));&quot;&quot;;MAX([.A$7:.A209])+1)">
            <text:p/>
          </table:table-cell>
          <table:table-cell table:style-name="ce198" office:value-type="string">
            <text:p>ANS_13</text:p>
          </table:table-cell>
          <table:table-cell table:style-name="ce164" table:formula="of:=IF(VALUE(MID([.F210];6;FIND(&quot;:&quot;;[.F210];1)-FIND(&quot; &quot;;[.F210];1)-1))&gt;VALUE(MID([.F209];6;FIND(&quot;:&quot;;[.F209];1)-FIND(&quot; &quot;;[.F209];1)-1));[.C209];[.C209]+1)" office:value-type="float" office:value="2">
            <text:p>002</text:p>
          </table:table-cell>
          <table:table-cell table:style-name="ce169" office:value-type="string">
            <text:p>KS\Answers\Question\Send Question </text:p>
          </table:table-cell>
          <table:table-cell table:style-name="ce170" office:value-type="string">
            <text:p>Send Question in case input invalid format email address</text:p>
          </table:table-cell>
          <table:table-cell table:style-name="ce169" office:value-type="string">
            <text:p>Step 3: Send Question with invalid email</text:p>
          </table:table-cell>
          <table:table-cell table:style-name="ce169" office:value-type="string">
            <text:p>- Input i<text:span text:style-name="T5">nvalid format em</text:span>ail address into From, Email, To, Add CC, Add BCC fields</text:p>
            <text:p>- Click [Save] button</text:p>
          </table:table-cell>
          <table:table-cell table:style-name="ce169" office:value-type="string">
            <text:p>- Show message to inform that user must input valid email address</text:p>
          </table:table-cell>
          <table:table-cell table:style-name="ce217" office:value-type="string">
            <text:p>Medium</text:p>
          </table:table-cell>
          <table:table-cell table:style-name="ce187"/>
          <table:table-cell table:style-name="ce161" table:number-columns-repeated="217"/>
        </table:table-row>
        <table:table-row table:style-name="ro32">
          <table:table-cell table:style-name="ce149" table:formula="of:=IF(VALUE(MID([.F211];6;FIND(&quot;:&quot;;[.F211];1)-FIND(&quot; &quot;;[.F211];1)-1))&gt;VALUE(MID([.F210];6;FIND(&quot;:&quot;;[.F210];1)-FIND(&quot; &quot;;[.F210];1)-1));&quot;&quot;;MAX([.A$7:.A210])+1)" office:value-type="float" office:value="60">
            <text:p>060</text:p>
          </table:table-cell>
          <table:table-cell table:style-name="ce198" office:value-type="string">
            <text:p>ANS_13</text:p>
          </table:table-cell>
          <table:table-cell table:style-name="ce164" table:formula="of:=IF(VALUE(MID([.F211];6;FIND(&quot;:&quot;;[.F211];1)-FIND(&quot; &quot;;[.F211];1)-1))&gt;VALUE(MID([.F210];6;FIND(&quot;:&quot;;[.F210];1)-FIND(&quot; &quot;;[.F210];1)-1));[.C210];[.C210]+1)" office:value-type="float" office:value="3">
            <text:p>003</text:p>
          </table:table-cell>
          <table:table-cell table:style-name="ce169" office:value-type="string">
            <text:p>KS\Answers\Question\Send Question </text:p>
          </table:table-cell>
          <table:table-cell table:style-name="ce63" office:value-type="string">
            <text:p>Send Question in case no data entry for required fields</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212];6;FIND(&quot;:&quot;;[.F212];1)-FIND(&quot; &quot;;[.F212];1)-1))&gt;VALUE(MID([.F211];6;FIND(&quot;:&quot;;[.F211];1)-FIND(&quot; &quot;;[.F211];1)-1));&quot;&quot;;MAX([.A$7:.A211])+1)">
            <text:p/>
          </table:table-cell>
          <table:table-cell table:style-name="ce198" office:value-type="string">
            <text:p>ANS_13</text:p>
          </table:table-cell>
          <table:table-cell table:style-name="ce164" table:formula="of:=IF(VALUE(MID([.F212];6;FIND(&quot;:&quot;;[.F212];1)-FIND(&quot; &quot;;[.F212];1)-1))&gt;VALUE(MID([.F211];6;FIND(&quot;:&quot;;[.F211];1)-FIND(&quot; &quot;;[.F211];1)-1));[.C211];[.C211]+1)" office:value-type="float" office:value="3">
            <text:p>003</text:p>
          </table:table-cell>
          <table:table-cell table:style-name="ce169" office:value-type="string">
            <text:p>KS\Answers\Question\Send Question </text:p>
          </table:table-cell>
          <table:table-cell table:style-name="ce171" office:value-type="string">
            <text:p>Send Question in case no data entry for required fields</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213];6;FIND(&quot;:&quot;;[.F213];1)-FIND(&quot; &quot;;[.F213];1)-1))&gt;VALUE(MID([.F212];6;FIND(&quot;:&quot;;[.F212];1)-FIND(&quot; &quot;;[.F212];1)-1));&quot;&quot;;MAX([.A$7:.A212])+1)">
            <text:p/>
          </table:table-cell>
          <table:table-cell table:style-name="ce198" office:value-type="string">
            <text:p>ANS_13</text:p>
          </table:table-cell>
          <table:table-cell table:style-name="ce164" table:formula="of:=IF(VALUE(MID([.F213];6;FIND(&quot;:&quot;;[.F213];1)-FIND(&quot; &quot;;[.F213];1)-1))&gt;VALUE(MID([.F212];6;FIND(&quot;:&quot;;[.F212];1)-FIND(&quot; &quot;;[.F212];1)-1));[.C212];[.C212]+1)" office:value-type="float" office:value="3">
            <text:p>003</text:p>
          </table:table-cell>
          <table:table-cell table:style-name="ce169" office:value-type="string">
            <text:p>KS\Answers\Question\Send Question </text:p>
          </table:table-cell>
          <table:table-cell table:style-name="ce171" office:value-type="string">
            <text:p>Send Question in case no data entry for required fields</text:p>
          </table:table-cell>
          <table:table-cell table:style-name="ce169" office:value-type="string">
            <text:p>Step 3: Send mail without entry for required field</text:p>
          </table:table-cell>
          <table:table-cell table:style-name="ce169" office:value-type="string">
            <text:p>- Leave blank for required fields</text:p>
            <text:p>- Click [Send] button</text:p>
          </table:table-cell>
          <table:table-cell table:style-name="ce169" office:value-type="string">
            <text:p>- Show message to inform user to input data for required fields.</text:p>
          </table:table-cell>
          <table:table-cell table:style-name="ce217" office:value-type="string">
            <text:p>Medium</text:p>
          </table:table-cell>
          <table:table-cell table:style-name="ce187"/>
          <table:table-cell table:style-name="ce161" table:number-columns-repeated="217"/>
        </table:table-row>
        <table:table-row table:style-name="ro32">
          <table:table-cell table:style-name="ce149" table:formula="of:=IF(VALUE(MID([.F214];6;FIND(&quot;:&quot;;[.F214];1)-FIND(&quot; &quot;;[.F214];1)-1))&gt;VALUE(MID([.F213];6;FIND(&quot;:&quot;;[.F213];1)-FIND(&quot; &quot;;[.F213];1)-1));&quot;&quot;;MAX([.A$7:.A213])+1)" office:value-type="float" office:value="61">
            <text:p>061</text:p>
          </table:table-cell>
          <table:table-cell table:style-name="ce198" office:value-type="string">
            <text:p>ANS_13</text:p>
          </table:table-cell>
          <table:table-cell table:style-name="ce164" table:formula="of:=IF(VALUE(MID([.F214];6;FIND(&quot;:&quot;;[.F214];1)-FIND(&quot; &quot;;[.F214];1)-1))&gt;VALUE(MID([.F213];6;FIND(&quot;:&quot;;[.F213];1)-FIND(&quot; &quot;;[.F213];1)-1));[.C213];[.C213]+1)" office:value-type="float" office:value="4">
            <text:p>004</text:p>
          </table:table-cell>
          <table:table-cell table:style-name="ce169" office:value-type="string">
            <text:p>KS\Answers\Question\Send Question </text:p>
          </table:table-cell>
          <table:table-cell table:style-name="ce63" office:value-type="string">
            <text:p>Test search user in Email address form when send mail</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215];6;FIND(&quot;:&quot;;[.F215];1)-FIND(&quot; &quot;;[.F215];1)-1))&gt;VALUE(MID([.F214];6;FIND(&quot;:&quot;;[.F214];1)-FIND(&quot; &quot;;[.F214];1)-1));&quot;&quot;;MAX([.A$7:.A214])+1)">
            <text:p/>
          </table:table-cell>
          <table:table-cell table:style-name="ce198" office:value-type="string">
            <text:p>ANS_13</text:p>
          </table:table-cell>
          <table:table-cell table:style-name="ce164" table:formula="of:=IF(VALUE(MID([.F215];6;FIND(&quot;:&quot;;[.F215];1)-FIND(&quot; &quot;;[.F215];1)-1))&gt;VALUE(MID([.F214];6;FIND(&quot;:&quot;;[.F214];1)-FIND(&quot; &quot;;[.F214];1)-1));[.C214];[.C214]+1)" office:value-type="float" office:value="4">
            <text:p>004</text:p>
          </table:table-cell>
          <table:table-cell table:style-name="ce169" office:value-type="string">
            <text:p>KS\Answers\Question\Send Question </text:p>
          </table:table-cell>
          <table:table-cell table:style-name="ce171" office:value-type="string">
            <text:p>Test search user in Email address form when send mail</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60">
          <table:table-cell table:style-name="ce149" table:formula="of:=IF(VALUE(MID([.F216];6;FIND(&quot;:&quot;;[.F216];1)-FIND(&quot; &quot;;[.F216];1)-1))&gt;VALUE(MID([.F215];6;FIND(&quot;:&quot;;[.F215];1)-FIND(&quot; &quot;;[.F215];1)-1));&quot;&quot;;MAX([.A$7:.A215])+1)">
            <text:p/>
          </table:table-cell>
          <table:table-cell table:style-name="ce198" office:value-type="string">
            <text:p>ANS_13</text:p>
          </table:table-cell>
          <table:table-cell table:style-name="ce164" table:formula="of:=IF(VALUE(MID([.F216];6;FIND(&quot;:&quot;;[.F216];1)-FIND(&quot; &quot;;[.F216];1)-1))&gt;VALUE(MID([.F215];6;FIND(&quot;:&quot;;[.F215];1)-FIND(&quot; &quot;;[.F215];1)-1));[.C215];[.C215]+1)" office:value-type="float" office:value="4">
            <text:p>004</text:p>
          </table:table-cell>
          <table:table-cell table:style-name="ce169" office:value-type="string">
            <text:p>KS\Answers\Question\Send Question </text:p>
          </table:table-cell>
          <table:table-cell table:style-name="ce171" office:value-type="string">
            <text:p>Test search user in Email address form when send mail</text:p>
          </table:table-cell>
          <table:table-cell table:style-name="ce169" office:value-type="string">
            <text:p>Step 3: Open Email address form</text:p>
          </table:table-cell>
          <table:table-cell table:style-name="ce169" office:value-type="string">
            <text:p>Click on <text:span text:style-name="T17">To </text:span><text:span text:style-name="T18">link </text:span></text:p>
          </table:table-cell>
          <table:table-cell table:style-name="ce169" office:value-type="string">
            <text:p>Email address foru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1">
          <table:table-cell table:style-name="ce149" table:formula="of:=IF(VALUE(MID([.F217];6;FIND(&quot;:&quot;;[.F217];1)-FIND(&quot; &quot;;[.F217];1)-1))&gt;VALUE(MID([.F216];6;FIND(&quot;:&quot;;[.F216];1)-FIND(&quot; &quot;;[.F216];1)-1));&quot;&quot;;MAX([.A$7:.A216])+1)">
            <text:p/>
          </table:table-cell>
          <table:table-cell table:style-name="ce198" office:value-type="string">
            <text:p>ANS_13</text:p>
          </table:table-cell>
          <table:table-cell table:style-name="ce164" table:formula="of:=IF(VALUE(MID([.F217];6;FIND(&quot;:&quot;;[.F217];1)-FIND(&quot; &quot;;[.F217];1)-1))&gt;VALUE(MID([.F216];6;FIND(&quot;:&quot;;[.F216];1)-FIND(&quot; &quot;;[.F216];1)-1));[.C216];[.C216]+1)" office:value-type="float" office:value="4">
            <text:p>004</text:p>
          </table:table-cell>
          <table:table-cell table:style-name="ce169" office:value-type="string">
            <text:p>KS\Answers\Question\Send Question </text:p>
          </table:table-cell>
          <table:table-cell table:style-name="ce171" office:value-type="string">
            <text:p>Test search user in Email address form when send mail</text:p>
          </table:table-cell>
          <table:table-cell table:style-name="ce169" office:value-type="string">
            <text:p>Step 4: Search user</text:p>
          </table:table-cell>
          <table:table-cell table:style-name="ce169" office:value-type="string">
            <text:p>- Input keyword in search textbox that matched properties of user(s)</text:p>
            <text:p>- then click on “Search” icon</text:p>
          </table:table-cell>
          <table:table-cell table:style-name="ce169" office:value-type="string">
            <text:p>User(s) who has properties matching with keywork is listed in table user</text:p>
          </table:table-cell>
          <table:table-cell table:style-name="ce217" office:value-type="string">
            <text:p>Medium</text:p>
          </table:table-cell>
          <table:table-cell table:style-name="ce187"/>
          <table:table-cell table:style-name="ce161" table:number-columns-repeated="217"/>
        </table:table-row>
        <table:table-row table:style-name="ro61">
          <table:table-cell table:style-name="ce149" table:formula="of:=IF(VALUE(MID([.F218];6;FIND(&quot;:&quot;;[.F218];1)-FIND(&quot; &quot;;[.F218];1)-1))&gt;VALUE(MID([.F217];6;FIND(&quot;:&quot;;[.F217];1)-FIND(&quot; &quot;;[.F217];1)-1));&quot;&quot;;MAX([.A$7:.A217])+1)" office:value-type="float" office:value="62">
            <text:p>062</text:p>
          </table:table-cell>
          <table:table-cell table:style-name="ce198" office:value-type="string">
            <text:p>ANS_13</text:p>
          </table:table-cell>
          <table:table-cell table:style-name="ce164" table:formula="of:=IF(VALUE(MID([.F218];6;FIND(&quot;:&quot;;[.F218];1)-FIND(&quot; &quot;;[.F218];1)-1))&gt;VALUE(MID([.F217];6;FIND(&quot;:&quot;;[.F217];1)-FIND(&quot; &quot;;[.F217];1)-1));[.C217];[.C217]+1)" office:value-type="float" office:value="5">
            <text:p>005</text:p>
          </table:table-cell>
          <table:table-cell table:style-name="ce169" office:value-type="string">
            <text:p>KS\Answers\Question\Send Question </text:p>
          </table:table-cell>
          <table:table-cell table:style-name="ce63" office:value-type="string">
            <text:p>Test search user in Email address form In case keyword does not match any user</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61">
          <table:table-cell table:style-name="ce149" table:formula="of:=IF(VALUE(MID([.F219];6;FIND(&quot;:&quot;;[.F219];1)-FIND(&quot; &quot;;[.F219];1)-1))&gt;VALUE(MID([.F218];6;FIND(&quot;:&quot;;[.F218];1)-FIND(&quot; &quot;;[.F218];1)-1));&quot;&quot;;MAX([.A$7:.A218])+1)">
            <text:p/>
          </table:table-cell>
          <table:table-cell table:style-name="ce198" office:value-type="string">
            <text:p>ANS_13</text:p>
          </table:table-cell>
          <table:table-cell table:style-name="ce164" table:formula="of:=IF(VALUE(MID([.F219];6;FIND(&quot;:&quot;;[.F219];1)-FIND(&quot; &quot;;[.F219];1)-1))&gt;VALUE(MID([.F218];6;FIND(&quot;:&quot;;[.F218];1)-FIND(&quot; &quot;;[.F218];1)-1));[.C218];[.C218]+1)" office:value-type="float" office:value="5">
            <text:p>005</text:p>
          </table:table-cell>
          <table:table-cell table:style-name="ce169" office:value-type="string">
            <text:p>KS\Answers\Question\Send Question </text:p>
          </table:table-cell>
          <table:table-cell table:style-name="ce171" office:value-type="string">
            <text:p>Test search user in Email address form In case keyword does not match any user</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61">
          <table:table-cell table:style-name="ce149" table:formula="of:=IF(VALUE(MID([.F220];6;FIND(&quot;:&quot;;[.F220];1)-FIND(&quot; &quot;;[.F220];1)-1))&gt;VALUE(MID([.F219];6;FIND(&quot;:&quot;;[.F219];1)-FIND(&quot; &quot;;[.F219];1)-1));&quot;&quot;;MAX([.A$7:.A219])+1)">
            <text:p/>
          </table:table-cell>
          <table:table-cell table:style-name="ce198" office:value-type="string">
            <text:p>ANS_13</text:p>
          </table:table-cell>
          <table:table-cell table:style-name="ce164" table:formula="of:=IF(VALUE(MID([.F220];6;FIND(&quot;:&quot;;[.F220];1)-FIND(&quot; &quot;;[.F220];1)-1))&gt;VALUE(MID([.F219];6;FIND(&quot;:&quot;;[.F219];1)-FIND(&quot; &quot;;[.F219];1)-1));[.C219];[.C219]+1)" office:value-type="float" office:value="5">
            <text:p>005</text:p>
          </table:table-cell>
          <table:table-cell table:style-name="ce169" office:value-type="string">
            <text:p>KS\Answers\Question\Send Question </text:p>
          </table:table-cell>
          <table:table-cell table:style-name="ce171" office:value-type="string">
            <text:p>Test search user in Email address form In case keyword does not match any user</text:p>
          </table:table-cell>
          <table:table-cell table:style-name="ce169" office:value-type="string">
            <text:p>Step 3: Open Email address form</text:p>
          </table:table-cell>
          <table:table-cell table:style-name="ce169" office:value-type="string">
            <text:p>Click on <text:span text:style-name="T17">To </text:span><text:span text:style-name="T18">link </text:span></text:p>
          </table:table-cell>
          <table:table-cell table:style-name="ce169" office:value-type="string">
            <text:p>Email address for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2">
          <table:table-cell table:style-name="ce149" table:formula="of:=IF(VALUE(MID([.F221];6;FIND(&quot;:&quot;;[.F221];1)-FIND(&quot; &quot;;[.F221];1)-1))&gt;VALUE(MID([.F220];6;FIND(&quot;:&quot;;[.F220];1)-FIND(&quot; &quot;;[.F220];1)-1));&quot;&quot;;MAX([.A$7:.A220])+1)">
            <text:p/>
          </table:table-cell>
          <table:table-cell table:style-name="ce198" office:value-type="string">
            <text:p>ANS_13</text:p>
          </table:table-cell>
          <table:table-cell table:style-name="ce164" table:formula="of:=IF(VALUE(MID([.F221];6;FIND(&quot;:&quot;;[.F221];1)-FIND(&quot; &quot;;[.F221];1)-1))&gt;VALUE(MID([.F220];6;FIND(&quot;:&quot;;[.F220];1)-FIND(&quot; &quot;;[.F220];1)-1));[.C220];[.C220]+1)" office:value-type="float" office:value="5">
            <text:p>005</text:p>
          </table:table-cell>
          <table:table-cell table:style-name="ce169" office:value-type="string">
            <text:p>KS\Answers\Question\Send Question </text:p>
          </table:table-cell>
          <table:table-cell table:style-name="ce171" office:value-type="string">
            <text:p>Test search user in Email address form In case keyword does not match any user</text:p>
          </table:table-cell>
          <table:table-cell table:style-name="ce169" office:value-type="string">
            <text:p>Step 4: Search user</text:p>
          </table:table-cell>
          <table:table-cell table:style-name="ce169" office:value-type="string">
            <text:p>- Input keyword in search textbox that does not matched properties of any user(s)</text:p>
            <text:p>- then click on “Search” icon</text:p>
          </table:table-cell>
          <table:table-cell table:style-name="ce169" office:value-type="string">
            <text:p>Displaying list user is empty</text:p>
          </table:table-cell>
          <table:table-cell table:style-name="ce217" office:value-type="string">
            <text:p>Medium</text:p>
          </table:table-cell>
          <table:table-cell table:style-name="ce187"/>
          <table:table-cell table:style-name="ce161" table:number-columns-repeated="217"/>
        </table:table-row>
        <table:table-row table:style-name="ro62">
          <table:table-cell table:style-name="ce149" table:formula="of:=IF(VALUE(MID([.F222];6;FIND(&quot;:&quot;;[.F222];1)-FIND(&quot; &quot;;[.F222];1)-1))&gt;VALUE(MID([.F221];6;FIND(&quot;:&quot;;[.F221];1)-FIND(&quot; &quot;;[.F221];1)-1));&quot;&quot;;MAX([.A$7:.A221])+1)" office:value-type="float" office:value="63">
            <text:p>063</text:p>
          </table:table-cell>
          <table:table-cell table:style-name="ce198" office:value-type="string">
            <text:p>ANS_13</text:p>
          </table:table-cell>
          <table:table-cell table:style-name="ce164" table:formula="of:=IF(VALUE(MID([.F222];6;FIND(&quot;:&quot;;[.F222];1)-FIND(&quot; &quot;;[.F222];1)-1))&gt;VALUE(MID([.F221];6;FIND(&quot;:&quot;;[.F221];1)-FIND(&quot; &quot;;[.F221];1)-1));[.C221];[.C221]+1)" office:value-type="float" office:value="6">
            <text:p>006</text:p>
          </table:table-cell>
          <table:table-cell table:style-name="ce169" office:value-type="string">
            <text:p>KS\Answers\Question\Send Question </text:p>
          </table:table-cell>
          <table:table-cell table:style-name="ce63" office:value-type="string">
            <text:p>Test filter user by group in Email address form when send mail</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50">
          <table:table-cell table:style-name="ce149" table:formula="of:=IF(VALUE(MID([.F223];6;FIND(&quot;:&quot;;[.F223];1)-FIND(&quot; &quot;;[.F223];1)-1))&gt;VALUE(MID([.F222];6;FIND(&quot;:&quot;;[.F222];1)-FIND(&quot; &quot;;[.F222];1)-1));&quot;&quot;;MAX([.A$7:.A222])+1)">
            <text:p/>
          </table:table-cell>
          <table:table-cell table:style-name="ce198" office:value-type="string">
            <text:p>ANS_13</text:p>
          </table:table-cell>
          <table:table-cell table:style-name="ce164" table:formula="of:=IF(VALUE(MID([.F223];6;FIND(&quot;:&quot;;[.F223];1)-FIND(&quot; &quot;;[.F223];1)-1))&gt;VALUE(MID([.F222];6;FIND(&quot;:&quot;;[.F222];1)-FIND(&quot; &quot;;[.F222];1)-1));[.C222];[.C222]+1)" office:value-type="float" office:value="6">
            <text:p>006</text:p>
          </table:table-cell>
          <table:table-cell table:style-name="ce169" office:value-type="string">
            <text:p>KS\Answers\Question\Send Question </text:p>
          </table:table-cell>
          <table:table-cell table:style-name="ce171" office:value-type="string">
            <text:p>Test filter user by group in Email address form when send mail</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63">
          <table:table-cell table:style-name="ce149" table:formula="of:=IF(VALUE(MID([.F224];6;FIND(&quot;:&quot;;[.F224];1)-FIND(&quot; &quot;;[.F224];1)-1))&gt;VALUE(MID([.F223];6;FIND(&quot;:&quot;;[.F223];1)-FIND(&quot; &quot;;[.F223];1)-1));&quot;&quot;;MAX([.A$7:.A223])+1)">
            <text:p/>
          </table:table-cell>
          <table:table-cell table:style-name="ce198" office:value-type="string">
            <text:p>ANS_13</text:p>
          </table:table-cell>
          <table:table-cell table:style-name="ce164" table:formula="of:=IF(VALUE(MID([.F224];6;FIND(&quot;:&quot;;[.F224];1)-FIND(&quot; &quot;;[.F224];1)-1))&gt;VALUE(MID([.F223];6;FIND(&quot;:&quot;;[.F223];1)-FIND(&quot; &quot;;[.F223];1)-1));[.C223];[.C223]+1)" office:value-type="float" office:value="6">
            <text:p>006</text:p>
          </table:table-cell>
          <table:table-cell table:style-name="ce169" office:value-type="string">
            <text:p>KS\Answers\Question\Send Question </text:p>
          </table:table-cell>
          <table:table-cell table:style-name="ce171" office:value-type="string">
            <text:p>Test filter user by group in Email address form when send mail</text:p>
          </table:table-cell>
          <table:table-cell table:style-name="ce169" office:value-type="string">
            <text:p>Step 3: Open Email address form</text:p>
          </table:table-cell>
          <table:table-cell table:style-name="ce169" office:value-type="string">
            <text:p>Click on <text:span text:style-name="T17">To </text:span><text:span text:style-name="T18">link </text:span></text:p>
          </table:table-cell>
          <table:table-cell table:style-name="ce169" office:value-type="string">
            <text:p>Email address for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4">
          <table:table-cell table:style-name="ce149" table:formula="of:=IF(VALUE(MID([.F225];6;FIND(&quot;:&quot;;[.F225];1)-FIND(&quot; &quot;;[.F225];1)-1))&gt;VALUE(MID([.F224];6;FIND(&quot;:&quot;;[.F224];1)-FIND(&quot; &quot;;[.F224];1)-1));&quot;&quot;;MAX([.A$7:.A224])+1)">
            <text:p/>
          </table:table-cell>
          <table:table-cell table:style-name="ce198" office:value-type="string">
            <text:p>ANS_13</text:p>
          </table:table-cell>
          <table:table-cell table:style-name="ce164" table:formula="of:=IF(VALUE(MID([.F225];6;FIND(&quot;:&quot;;[.F225];1)-FIND(&quot; &quot;;[.F225];1)-1))&gt;VALUE(MID([.F224];6;FIND(&quot;:&quot;;[.F224];1)-FIND(&quot; &quot;;[.F224];1)-1));[.C224];[.C224]+1)" office:value-type="float" office:value="6">
            <text:p>006</text:p>
          </table:table-cell>
          <table:table-cell table:style-name="ce169" office:value-type="string">
            <text:p>KS\Answers\Question\Send Question </text:p>
          </table:table-cell>
          <table:table-cell table:style-name="ce171" office:value-type="string">
            <text:p>Test filter user by group in Email address form when send mail</text:p>
          </table:table-cell>
          <table:table-cell table:style-name="ce169" office:value-type="string">
            <text:p>Step 4: Select group</text:p>
          </table:table-cell>
          <table:table-cell table:style-name="ce169" office:value-type="string">
            <text:p>Select a group in drop down list</text:p>
          </table:table-cell>
          <table:table-cell table:style-name="ce169" office:value-type="string">
            <text:p>All users of selected group are displayed in table user</text:p>
          </table:table-cell>
          <table:table-cell table:style-name="ce217" office:value-type="string">
            <text:p>Medium</text:p>
          </table:table-cell>
          <table:table-cell table:style-name="ce187"/>
          <table:table-cell table:style-name="ce161" table:number-columns-repeated="217"/>
        </table:table-row>
        <table:table-row table:style-name="ro32">
          <table:table-cell table:style-name="ce149" table:formula="of:=IF(VALUE(MID([.F226];6;FIND(&quot;:&quot;;[.F226];1)-FIND(&quot; &quot;;[.F226];1)-1))&gt;VALUE(MID([.F225];6;FIND(&quot;:&quot;;[.F225];1)-FIND(&quot; &quot;;[.F225];1)-1));&quot;&quot;;MAX([.A$7:.A225])+1)" office:value-type="float" office:value="64">
            <text:p>064</text:p>
          </table:table-cell>
          <table:table-cell table:style-name="ce198" office:value-type="string">
            <text:p>ANS_13</text:p>
          </table:table-cell>
          <table:table-cell table:style-name="ce164" table:formula="of:=IF(VALUE(MID([.F226];6;FIND(&quot;:&quot;;[.F226];1)-FIND(&quot; &quot;;[.F226];1)-1))&gt;VALUE(MID([.F225];6;FIND(&quot;:&quot;;[.F225];1)-FIND(&quot; &quot;;[.F225];1)-1));[.C225];[.C225]+1)" office:value-type="float" office:value="7">
            <text:p>007</text:p>
          </table:table-cell>
          <table:table-cell table:style-name="ce169" office:value-type="string">
            <text:p>KS\Answers\Question\Send Question </text:p>
          </table:table-cell>
          <table:table-cell table:style-name="ce63" office:value-type="string">
            <text:p>Test add email address available into “To” field</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227];6;FIND(&quot;:&quot;;[.F227];1)-FIND(&quot; &quot;;[.F227];1)-1))&gt;VALUE(MID([.F226];6;FIND(&quot;:&quot;;[.F226];1)-FIND(&quot; &quot;;[.F226];1)-1));&quot;&quot;;MAX([.A$7:.A226])+1)">
            <text:p/>
          </table:table-cell>
          <table:table-cell table:style-name="ce198" office:value-type="string">
            <text:p>ANS_13</text:p>
          </table:table-cell>
          <table:table-cell table:style-name="ce164" table:formula="of:=IF(VALUE(MID([.F227];6;FIND(&quot;:&quot;;[.F227];1)-FIND(&quot; &quot;;[.F227];1)-1))&gt;VALUE(MID([.F226];6;FIND(&quot;:&quot;;[.F226];1)-FIND(&quot; &quot;;[.F226];1)-1));[.C226];[.C226]+1)" office:value-type="float" office:value="7">
            <text:p>007</text:p>
          </table:table-cell>
          <table:table-cell table:style-name="ce169" office:value-type="string">
            <text:p>KS\Answers\Question\Send Question </text:p>
          </table:table-cell>
          <table:table-cell table:style-name="ce171" office:value-type="string">
            <text:p>Test add email address available into “To” field</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48">
          <table:table-cell table:style-name="ce149" table:formula="of:=IF(VALUE(MID([.F228];6;FIND(&quot;:&quot;;[.F228];1)-FIND(&quot; &quot;;[.F228];1)-1))&gt;VALUE(MID([.F227];6;FIND(&quot;:&quot;;[.F227];1)-FIND(&quot; &quot;;[.F227];1)-1));&quot;&quot;;MAX([.A$7:.A227])+1)">
            <text:p/>
          </table:table-cell>
          <table:table-cell table:style-name="ce198" office:value-type="string">
            <text:p>ANS_13</text:p>
          </table:table-cell>
          <table:table-cell table:style-name="ce164" table:formula="of:=IF(VALUE(MID([.F228];6;FIND(&quot;:&quot;;[.F228];1)-FIND(&quot; &quot;;[.F228];1)-1))&gt;VALUE(MID([.F227];6;FIND(&quot;:&quot;;[.F227];1)-FIND(&quot; &quot;;[.F227];1)-1));[.C227];[.C227]+1)" office:value-type="float" office:value="7">
            <text:p>007</text:p>
          </table:table-cell>
          <table:table-cell table:style-name="ce169" office:value-type="string">
            <text:p>KS\Answers\Question\Send Question </text:p>
          </table:table-cell>
          <table:table-cell table:style-name="ce171" office:value-type="string">
            <text:p>Test add email address available into “To” field</text:p>
          </table:table-cell>
          <table:table-cell table:style-name="ce169" office:value-type="string">
            <text:p>Step 3: Open Email address form</text:p>
          </table:table-cell>
          <table:table-cell table:style-name="ce169" office:value-type="string">
            <text:p>Click on <text:span text:style-name="T17">To </text:span><text:span text:style-name="T18">link </text:span></text:p>
          </table:table-cell>
          <table:table-cell table:style-name="ce169" office:value-type="string">
            <text:p>Email address for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5">
          <table:table-cell table:style-name="ce149" table:formula="of:=IF(VALUE(MID([.F229];6;FIND(&quot;:&quot;;[.F229];1)-FIND(&quot; &quot;;[.F229];1)-1))&gt;VALUE(MID([.F228];6;FIND(&quot;:&quot;;[.F228];1)-FIND(&quot; &quot;;[.F228];1)-1));&quot;&quot;;MAX([.A$7:.A228])+1)">
            <text:p/>
          </table:table-cell>
          <table:table-cell table:style-name="ce198" office:value-type="string">
            <text:p>ANS_13</text:p>
          </table:table-cell>
          <table:table-cell table:style-name="ce164" table:formula="of:=IF(VALUE(MID([.F229];6;FIND(&quot;:&quot;;[.F229];1)-FIND(&quot; &quot;;[.F229];1)-1))&gt;VALUE(MID([.F228];6;FIND(&quot;:&quot;;[.F228];1)-FIND(&quot; &quot;;[.F228];1)-1));[.C228];[.C228]+1)" office:value-type="float" office:value="7">
            <text:p>007</text:p>
          </table:table-cell>
          <table:table-cell table:style-name="ce169" office:value-type="string">
            <text:p>KS\Answers\Question\Send Question </text:p>
          </table:table-cell>
          <table:table-cell table:style-name="ce171" office:value-type="string">
            <text:p>Test add email address available into “To” field</text:p>
          </table:table-cell>
          <table:table-cell table:style-name="ce169" office:value-type="string">
            <text:p>Step 4: Add email address </text:p>
          </table:table-cell>
          <table:table-cell table:style-name="ce169" office:value-type="string">
            <text:p>- Tick on check box corressponding of user who want send mail</text:p>
            <text:p>- then click on <text:span text:style-name="T17">Add</text:span><text:span text:style-name="T18"> button</text:span></text:p>
          </table:table-cell>
          <table:table-cell table:style-name="ce169" office:value-type="string">
            <text:p>Email address of selected user(s) are displayed in<text:span text:style-name="T17"> To</text:span> field</text:p>
          </table:table-cell>
          <table:table-cell table:style-name="ce217" office:value-type="string">
            <text:p>Medium</text:p>
          </table:table-cell>
          <table:table-cell table:style-name="ce187"/>
          <table:table-cell table:style-name="ce161" table:number-columns-repeated="217"/>
        </table:table-row>
        <table:table-row table:style-name="ro65">
          <table:table-cell table:style-name="ce149" table:formula="of:=IF(VALUE(MID([.F230];6;FIND(&quot;:&quot;;[.F230];1)-FIND(&quot; &quot;;[.F230];1)-1))&gt;VALUE(MID([.F229];6;FIND(&quot;:&quot;;[.F229];1)-FIND(&quot; &quot;;[.F229];1)-1));&quot;&quot;;MAX([.A$7:.A229])+1)" office:value-type="float" office:value="65">
            <text:p>065</text:p>
          </table:table-cell>
          <table:table-cell table:style-name="ce198" office:value-type="string">
            <text:p>ANS_13</text:p>
          </table:table-cell>
          <table:table-cell table:style-name="ce164" table:formula="of:=IF(VALUE(MID([.F230];6;FIND(&quot;:&quot;;[.F230];1)-FIND(&quot; &quot;;[.F230];1)-1))&gt;VALUE(MID([.F229];6;FIND(&quot;:&quot;;[.F229];1)-FIND(&quot; &quot;;[.F229];1)-1));[.C229];[.C229]+1)" office:value-type="float" office:value="8">
            <text:p>008</text:p>
          </table:table-cell>
          <table:table-cell table:style-name="ce169" office:value-type="string">
            <text:p>KS\Answers\Question\Send Question </text:p>
          </table:table-cell>
          <table:table-cell table:style-name="ce63" office:value-type="string">
            <text:p>Test add email address available into “CC” field</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66">
          <table:table-cell table:style-name="ce149" table:formula="of:=IF(VALUE(MID([.F231];6;FIND(&quot;:&quot;;[.F231];1)-FIND(&quot; &quot;;[.F231];1)-1))&gt;VALUE(MID([.F230];6;FIND(&quot;:&quot;;[.F230];1)-FIND(&quot; &quot;;[.F230];1)-1));&quot;&quot;;MAX([.A$7:.A230])+1)">
            <text:p/>
          </table:table-cell>
          <table:table-cell table:style-name="ce198" office:value-type="string">
            <text:p>ANS_13</text:p>
          </table:table-cell>
          <table:table-cell table:style-name="ce164" table:formula="of:=IF(VALUE(MID([.F231];6;FIND(&quot;:&quot;;[.F231];1)-FIND(&quot; &quot;;[.F231];1)-1))&gt;VALUE(MID([.F230];6;FIND(&quot;:&quot;;[.F230];1)-FIND(&quot; &quot;;[.F230];1)-1));[.C230];[.C230]+1)" office:value-type="float" office:value="8">
            <text:p>008</text:p>
          </table:table-cell>
          <table:table-cell table:style-name="ce169" office:value-type="string">
            <text:p>KS\Answers\Question\Send Question </text:p>
          </table:table-cell>
          <table:table-cell table:style-name="ce171" office:value-type="string">
            <text:p>Test add email address available into “CC” field</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67">
          <table:table-cell table:style-name="ce149" table:formula="of:=IF(VALUE(MID([.F232];6;FIND(&quot;:&quot;;[.F232];1)-FIND(&quot; &quot;;[.F232];1)-1))&gt;VALUE(MID([.F231];6;FIND(&quot;:&quot;;[.F231];1)-FIND(&quot; &quot;;[.F231];1)-1));&quot;&quot;;MAX([.A$7:.A231])+1)">
            <text:p/>
          </table:table-cell>
          <table:table-cell table:style-name="ce198" office:value-type="string">
            <text:p>ANS_13</text:p>
          </table:table-cell>
          <table:table-cell table:style-name="ce164" table:formula="of:=IF(VALUE(MID([.F232];6;FIND(&quot;:&quot;;[.F232];1)-FIND(&quot; &quot;;[.F232];1)-1))&gt;VALUE(MID([.F231];6;FIND(&quot;:&quot;;[.F231];1)-FIND(&quot; &quot;;[.F231];1)-1));[.C231];[.C231]+1)" office:value-type="float" office:value="8">
            <text:p>008</text:p>
          </table:table-cell>
          <table:table-cell table:style-name="ce169" office:value-type="string">
            <text:p>KS\Answers\Question\Send Question </text:p>
          </table:table-cell>
          <table:table-cell table:style-name="ce171" office:value-type="string">
            <text:p>Test add email address available into “CC” field</text:p>
          </table:table-cell>
          <table:table-cell table:style-name="ce169" office:value-type="string">
            <text:p>Step 3: Add “CC” field</text:p>
          </table:table-cell>
          <table:table-cell table:style-name="ce169" office:value-type="string">
            <text:p>Click on <text:span text:style-name="T17">Add CC</text:span> label </text:p>
          </table:table-cell>
          <table:table-cell table:style-name="ce169" office:value-type="string">
            <text:p>Add CC field is shown in form</text:p>
          </table:table-cell>
          <table:table-cell table:style-name="ce217" office:value-type="string">
            <text:p>Medium</text:p>
          </table:table-cell>
          <table:table-cell table:style-name="ce187"/>
          <table:table-cell table:style-name="ce161" table:number-columns-repeated="217"/>
        </table:table-row>
        <table:table-row table:style-name="ro65">
          <table:table-cell table:style-name="ce149" table:formula="of:=IF(VALUE(MID([.F233];6;FIND(&quot;:&quot;;[.F233];1)-FIND(&quot; &quot;;[.F233];1)-1))&gt;VALUE(MID([.F232];6;FIND(&quot;:&quot;;[.F232];1)-FIND(&quot; &quot;;[.F232];1)-1));&quot;&quot;;MAX([.A$7:.A232])+1)">
            <text:p/>
          </table:table-cell>
          <table:table-cell table:style-name="ce198" office:value-type="string">
            <text:p>ANS_13</text:p>
          </table:table-cell>
          <table:table-cell table:style-name="ce164" table:formula="of:=IF(VALUE(MID([.F233];6;FIND(&quot;:&quot;;[.F233];1)-FIND(&quot; &quot;;[.F233];1)-1))&gt;VALUE(MID([.F232];6;FIND(&quot;:&quot;;[.F232];1)-FIND(&quot; &quot;;[.F232];1)-1));[.C232];[.C232]+1)" office:value-type="float" office:value="8">
            <text:p>008</text:p>
          </table:table-cell>
          <table:table-cell table:style-name="ce169" office:value-type="string">
            <text:p>KS\Answers\Question\Send Question </text:p>
          </table:table-cell>
          <table:table-cell table:style-name="ce171" office:value-type="string">
            <text:p>Test add email address available into “CC” field</text:p>
          </table:table-cell>
          <table:table-cell table:style-name="ce169" office:value-type="string">
            <text:p>Step 4: Open Email addrss form</text:p>
          </table:table-cell>
          <table:table-cell table:style-name="ce169" office:value-type="string">
            <text:p>Click on <text:span text:style-name="T17">Add CC</text:span> link </text:p>
          </table:table-cell>
          <table:table-cell table:style-name="ce169" office:value-type="string">
            <text:p>Email address for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5">
          <table:table-cell table:style-name="ce149" table:formula="of:=IF(VALUE(MID([.F234];6;FIND(&quot;:&quot;;[.F234];1)-FIND(&quot; &quot;;[.F234];1)-1))&gt;VALUE(MID([.F233];6;FIND(&quot;:&quot;;[.F233];1)-FIND(&quot; &quot;;[.F233];1)-1));&quot;&quot;;MAX([.A$7:.A233])+1)">
            <text:p/>
          </table:table-cell>
          <table:table-cell table:style-name="ce198" office:value-type="string">
            <text:p>ANS_13</text:p>
          </table:table-cell>
          <table:table-cell table:style-name="ce164" table:formula="of:=IF(VALUE(MID([.F234];6;FIND(&quot;:&quot;;[.F234];1)-FIND(&quot; &quot;;[.F234];1)-1))&gt;VALUE(MID([.F233];6;FIND(&quot;:&quot;;[.F233];1)-FIND(&quot; &quot;;[.F233];1)-1));[.C233];[.C233]+1)" office:value-type="float" office:value="8">
            <text:p>008</text:p>
          </table:table-cell>
          <table:table-cell table:style-name="ce169" office:value-type="string">
            <text:p>KS\Answers\Question\Send Question </text:p>
          </table:table-cell>
          <table:table-cell table:style-name="ce171" office:value-type="string">
            <text:p>Test add email address available into “CC” field</text:p>
          </table:table-cell>
          <table:table-cell table:style-name="ce169" office:value-type="string">
            <text:p>Step 5: Add email address </text:p>
          </table:table-cell>
          <table:table-cell table:style-name="ce169" office:value-type="string">
            <text:p>- Tick on check box corressponding of user who want send mail</text:p>
            <text:p>- then click on <text:span text:style-name="T17">Add</text:span><text:span text:style-name="T18"> button</text:span></text:p>
          </table:table-cell>
          <table:table-cell table:style-name="ce169" office:value-type="string">
            <text:p>Email address of selected user(s) are displayed in<text:span text:style-name="T17"> CC</text:span> field</text:p>
          </table:table-cell>
          <table:table-cell table:style-name="ce217" office:value-type="string">
            <text:p>Medium</text:p>
          </table:table-cell>
          <table:table-cell table:style-name="ce187"/>
          <table:table-cell table:style-name="ce161" table:number-columns-repeated="217"/>
        </table:table-row>
        <table:table-row table:style-name="ro65">
          <table:table-cell table:style-name="ce149" table:formula="of:=IF(VALUE(MID([.F235];6;FIND(&quot;:&quot;;[.F235];1)-FIND(&quot; &quot;;[.F235];1)-1))&gt;VALUE(MID([.F234];6;FIND(&quot;:&quot;;[.F234];1)-FIND(&quot; &quot;;[.F234];1)-1));&quot;&quot;;MAX([.A$7:.A234])+1)" office:value-type="float" office:value="66">
            <text:p>066</text:p>
          </table:table-cell>
          <table:table-cell table:style-name="ce198" office:value-type="string">
            <text:p>ANS_13</text:p>
          </table:table-cell>
          <table:table-cell table:style-name="ce164" table:formula="of:=IF(VALUE(MID([.F235];6;FIND(&quot;:&quot;;[.F235];1)-FIND(&quot; &quot;;[.F235];1)-1))&gt;VALUE(MID([.F234];6;FIND(&quot;:&quot;;[.F234];1)-FIND(&quot; &quot;;[.F234];1)-1));[.C234];[.C234]+1)" office:value-type="float" office:value="9">
            <text:p>009</text:p>
          </table:table-cell>
          <table:table-cell table:style-name="ce169" office:value-type="string">
            <text:p>KS\Answers\Question\Send Question </text:p>
          </table:table-cell>
          <table:table-cell table:style-name="ce63" office:value-type="string">
            <text:p>Test add email address available into “BCC” field</text:p>
          </table:table-cell>
          <table:table-cell table:style-name="ce207" office:value-type="string">
            <text:p>Step 1: Create category and question</text:p>
          </table:table-cell>
          <table:table-cell table:style-name="ce169" office:value-type="string">
            <text:p>- Create a category</text:p>
            <text:p>- Create question in that category with [ Approved] and [Activated] are checked</text:p>
          </table:table-cell>
          <table:table-cell table:style-name="ce180" office:value-type="string">
            <text:p>- Category and question are created successfully. This question is visible for everyone</text:p>
          </table:table-cell>
          <table:table-cell table:style-name="ce217" office:value-type="string">
            <text:p>Medium</text:p>
          </table:table-cell>
          <table:table-cell table:style-name="ce187"/>
          <table:table-cell table:style-name="ce161" table:number-columns-repeated="217"/>
        </table:table-row>
        <table:table-row table:style-name="ro44">
          <table:table-cell table:style-name="ce149" table:formula="of:=IF(VALUE(MID([.F236];6;FIND(&quot;:&quot;;[.F236];1)-FIND(&quot; &quot;;[.F236];1)-1))&gt;VALUE(MID([.F235];6;FIND(&quot;:&quot;;[.F235];1)-FIND(&quot; &quot;;[.F235];1)-1));&quot;&quot;;MAX([.A$7:.A235])+1)">
            <text:p/>
          </table:table-cell>
          <table:table-cell table:style-name="ce198" office:value-type="string">
            <text:p>ANS_13</text:p>
          </table:table-cell>
          <table:table-cell table:style-name="ce164" table:formula="of:=IF(VALUE(MID([.F236];6;FIND(&quot;:&quot;;[.F236];1)-FIND(&quot; &quot;;[.F236];1)-1))&gt;VALUE(MID([.F235];6;FIND(&quot;:&quot;;[.F235];1)-FIND(&quot; &quot;;[.F235];1)-1));[.C235];[.C235]+1)" office:value-type="float" office:value="9">
            <text:p>009</text:p>
          </table:table-cell>
          <table:table-cell table:style-name="ce169" office:value-type="string">
            <text:p>KS\Answers\Question\Send Question </text:p>
          </table:table-cell>
          <table:table-cell table:style-name="ce171" office:value-type="string">
            <text:p>Test add email address available into “BCC” field</text:p>
          </table:table-cell>
          <table:table-cell table:style-name="ce169" office:value-type="string">
            <text:p>Step 2: Open Send question by email form</text:p>
          </table:table-cell>
          <table:table-cell table:style-name="ce169" office:value-type="string">
            <text:p>- Select category</text:p>
            <text:p>- Right click on question to choose Send option</text:p>
          </table:table-cell>
          <table:table-cell table:style-name="ce169" office:value-type="string">
            <text:p>- Send question by email screen is displayed </text:p>
          </table:table-cell>
          <table:table-cell table:style-name="ce217" office:value-type="string">
            <text:p>Medium</text:p>
          </table:table-cell>
          <table:table-cell table:style-name="ce187"/>
          <table:table-cell table:style-name="ce161" table:number-columns-repeated="217"/>
        </table:table-row>
        <table:table-row table:style-name="ro68">
          <table:table-cell table:style-name="ce149" table:formula="of:=IF(VALUE(MID([.F237];6;FIND(&quot;:&quot;;[.F237];1)-FIND(&quot; &quot;;[.F237];1)-1))&gt;VALUE(MID([.F236];6;FIND(&quot;:&quot;;[.F236];1)-FIND(&quot; &quot;;[.F236];1)-1));&quot;&quot;;MAX([.A$7:.A236])+1)">
            <text:p/>
          </table:table-cell>
          <table:table-cell table:style-name="ce198" office:value-type="string">
            <text:p>ANS_13</text:p>
          </table:table-cell>
          <table:table-cell table:style-name="ce164" table:formula="of:=IF(VALUE(MID([.F237];6;FIND(&quot;:&quot;;[.F237];1)-FIND(&quot; &quot;;[.F237];1)-1))&gt;VALUE(MID([.F236];6;FIND(&quot;:&quot;;[.F236];1)-FIND(&quot; &quot;;[.F236];1)-1));[.C236];[.C236]+1)" office:value-type="float" office:value="9">
            <text:p>009</text:p>
          </table:table-cell>
          <table:table-cell table:style-name="ce169" office:value-type="string">
            <text:p>KS\Answers\Question\Send Question </text:p>
          </table:table-cell>
          <table:table-cell table:style-name="ce171" office:value-type="string">
            <text:p>Test add email address available into “BCC” field</text:p>
          </table:table-cell>
          <table:table-cell table:style-name="ce169" office:value-type="string">
            <text:p>Step 3: Add “CC” field</text:p>
          </table:table-cell>
          <table:table-cell table:style-name="ce169" office:value-type="string">
            <text:p>Click on <text:span text:style-name="T17">Add BCC</text:span> label </text:p>
          </table:table-cell>
          <table:table-cell table:style-name="ce169" office:value-type="string">
            <text:p>Add BCC field is shown in form</text:p>
          </table:table-cell>
          <table:table-cell table:style-name="ce217" office:value-type="string">
            <text:p>Medium</text:p>
          </table:table-cell>
          <table:table-cell table:style-name="ce187"/>
          <table:table-cell table:style-name="ce161" table:number-columns-repeated="217"/>
        </table:table-row>
        <table:table-row table:style-name="ro30">
          <table:table-cell table:style-name="ce149" table:formula="of:=IF(VALUE(MID([.F238];6;FIND(&quot;:&quot;;[.F238];1)-FIND(&quot; &quot;;[.F238];1)-1))&gt;VALUE(MID([.F237];6;FIND(&quot;:&quot;;[.F237];1)-FIND(&quot; &quot;;[.F237];1)-1));&quot;&quot;;MAX([.A$7:.A237])+1)">
            <text:p/>
          </table:table-cell>
          <table:table-cell table:style-name="ce198" office:value-type="string">
            <text:p>ANS_13</text:p>
          </table:table-cell>
          <table:table-cell table:style-name="ce164" table:formula="of:=IF(VALUE(MID([.F238];6;FIND(&quot;:&quot;;[.F238];1)-FIND(&quot; &quot;;[.F238];1)-1))&gt;VALUE(MID([.F237];6;FIND(&quot;:&quot;;[.F237];1)-FIND(&quot; &quot;;[.F237];1)-1));[.C237];[.C237]+1)" office:value-type="float" office:value="9">
            <text:p>009</text:p>
          </table:table-cell>
          <table:table-cell table:style-name="ce169" office:value-type="string">
            <text:p>KS\Answers\Question\Send Question </text:p>
          </table:table-cell>
          <table:table-cell table:style-name="ce171" office:value-type="string">
            <text:p>Test add email address available into “BCC” field</text:p>
          </table:table-cell>
          <table:table-cell table:style-name="ce169" office:value-type="string">
            <text:p>Step 4: Open Email addrss form</text:p>
          </table:table-cell>
          <table:table-cell table:style-name="ce169" office:value-type="string">
            <text:p>Click on <text:span text:style-name="T17">Add BCC</text:span> link </text:p>
          </table:table-cell>
          <table:table-cell table:style-name="ce169" office:value-type="string">
            <text:p>Email address form is displayed properties</text:p>
          </table:table-cell>
          <table:table-cell table:style-name="ce217" office:value-type="string">
            <text:p>Medium</text:p>
          </table:table-cell>
          <table:table-cell table:style-name="ce187"/>
          <table:table-cell table:style-name="ce161" table:number-columns-repeated="217"/>
        </table:table-row>
        <table:table-row table:style-name="ro65">
          <table:table-cell table:style-name="ce149" table:formula="of:=IF(VALUE(MID([.F239];6;FIND(&quot;:&quot;;[.F239];1)-FIND(&quot; &quot;;[.F239];1)-1))&gt;VALUE(MID([.F238];6;FIND(&quot;:&quot;;[.F238];1)-FIND(&quot; &quot;;[.F238];1)-1));&quot;&quot;;MAX([.A$7:.A238])+1)">
            <text:p/>
          </table:table-cell>
          <table:table-cell table:style-name="ce198" office:value-type="string">
            <text:p>ANS_13</text:p>
          </table:table-cell>
          <table:table-cell table:style-name="ce164" table:formula="of:=IF(VALUE(MID([.F239];6;FIND(&quot;:&quot;;[.F239];1)-FIND(&quot; &quot;;[.F239];1)-1))&gt;VALUE(MID([.F238];6;FIND(&quot;:&quot;;[.F238];1)-FIND(&quot; &quot;;[.F238];1)-1));[.C238];[.C238]+1)" office:value-type="float" office:value="9">
            <text:p>009</text:p>
          </table:table-cell>
          <table:table-cell table:style-name="ce169" office:value-type="string">
            <text:p>KS\Answers\Question\Send Question </text:p>
          </table:table-cell>
          <table:table-cell table:style-name="ce171" office:value-type="string">
            <text:p>Test add email address available into “BCC” field</text:p>
          </table:table-cell>
          <table:table-cell table:style-name="ce169" office:value-type="string">
            <text:p>Step 5: Add email address </text:p>
          </table:table-cell>
          <table:table-cell table:style-name="ce169" office:value-type="string">
            <text:p>- Tick on check box corressponding of user who want send mail</text:p>
            <text:p>- then click on <text:span text:style-name="T17">Add</text:span><text:span text:style-name="T18"> button</text:span></text:p>
          </table:table-cell>
          <table:table-cell table:style-name="ce169" office:value-type="string">
            <text:p>Email address of selected user(s) are displayed in<text:span text:style-name="T17"> BCC</text:span> field</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240];6;FIND(&quot;:&quot;;[.F240];1)-FIND(&quot; &quot;;[.F240];1)-1))&gt;VALUE(MID([.F239];6;FIND(&quot;:&quot;;[.F239];1)-FIND(&quot; &quot;;[.F239];1)-1));&quot;&quot;;MAX([.A$7:.A239])+1)" office:value-type="float" office:value="67">
            <text:p>067</text:p>
          </table:table-cell>
          <table:table-cell table:style-name="ce198" office:value-type="string">
            <text:p>ANS_14</text:p>
          </table:table-cell>
          <table:table-cell table:style-name="ce164" office:value-type="float" office:value="1">
            <text:p>001</text:p>
          </table:table-cell>
          <table:table-cell table:style-name="ce63" office:value-type="string">
            <text:p>KS\Answers\Question\Print Question </text:p>
          </table:table-cell>
          <table:table-cell table:style-name="ce63" office:value-type="string">
            <text:p>Print question content</text:p>
          </table:table-cell>
          <table:table-cell table:style-name="ce169" office:value-type="string">
            <text:p>Step 1: Create categories, questions</text:p>
          </table:table-cell>
          <table:table-cell table:style-name="ce169" office:value-type="string">
            <text:p>- Create some categories, sub categories and questions</text:p>
            <text:p/>
          </table:table-cell>
          <table:table-cell table:style-name="ce169" office:value-type="string">
            <text:p>- Create categories successfully.</text:p>
          </table:table-cell>
          <table:table-cell table:style-name="ce217" office:value-type="string">
            <text:p>Medium</text:p>
          </table:table-cell>
          <table:table-cell table:style-name="ce187"/>
          <table:table-cell table:style-name="ce161" table:number-columns-repeated="217"/>
        </table:table-row>
        <table:table-row table:style-name="ro32">
          <table:table-cell table:style-name="ce149" table:formula="of:=IF(VALUE(MID([.F241];6;FIND(&quot;:&quot;;[.F241];1)-FIND(&quot; &quot;;[.F241];1)-1))&gt;VALUE(MID([.F240];6;FIND(&quot;:&quot;;[.F240];1)-FIND(&quot; &quot;;[.F240];1)-1));&quot;&quot;;MAX([.A$7:.A240])+1)">
            <text:p/>
          </table:table-cell>
          <table:table-cell table:style-name="ce198" office:value-type="string">
            <text:p>ANS_14</text:p>
          </table:table-cell>
          <table:table-cell table:style-name="ce164" table:formula="of:=IF(VALUE(MID([.F241];6;FIND(&quot;:&quot;;[.F241];1)-FIND(&quot; &quot;;[.F241];1)-1))&gt;VALUE(MID([.F240];6;FIND(&quot;:&quot;;[.F240];1)-FIND(&quot; &quot;;[.F240];1)-1));[.C240];[.C240]+1)" office:value-type="float" office:value="1">
            <text:p>001</text:p>
          </table:table-cell>
          <table:table-cell table:style-name="ce169" office:value-type="string">
            <text:p>KS\Answers\Question\Print Question </text:p>
          </table:table-cell>
          <table:table-cell table:style-name="ce170" office:value-type="string">
            <text:p>Print question content</text:p>
          </table:table-cell>
          <table:table-cell table:style-name="ce169" office:value-type="string">
            <text:p>Step 2: Select category to print</text:p>
          </table:table-cell>
          <table:table-cell table:style-name="ce169" office:value-type="string">
            <text:p>- Select 1 category</text:p>
            <text:p>- Select to view content of a question</text:p>
          </table:table-cell>
          <table:table-cell table:style-name="ce169" office:value-type="string">
            <text:p>- Sub categories &amp; questions of selected category is displayed.</text:p>
            <text:p>- Selected question also is displayed in detail</text:p>
          </table:table-cell>
          <table:table-cell table:style-name="ce217" office:value-type="string">
            <text:p>Medium</text:p>
          </table:table-cell>
          <table:table-cell table:style-name="ce187"/>
          <table:table-cell table:style-name="ce161" table:number-columns-repeated="217"/>
        </table:table-row>
        <table:table-row table:style-name="ro41">
          <table:table-cell table:style-name="ce149" table:formula="of:=IF(VALUE(MID([.F242];6;FIND(&quot;:&quot;;[.F242];1)-FIND(&quot; &quot;;[.F242];1)-1))&gt;VALUE(MID([.F241];6;FIND(&quot;:&quot;;[.F241];1)-FIND(&quot; &quot;;[.F241];1)-1));&quot;&quot;;MAX([.A$7:.A241])+1)">
            <text:p/>
          </table:table-cell>
          <table:table-cell table:style-name="ce198" office:value-type="string">
            <text:p>ANS_14</text:p>
          </table:table-cell>
          <table:table-cell table:style-name="ce164" table:formula="of:=IF(VALUE(MID([.F242];6;FIND(&quot;:&quot;;[.F242];1)-FIND(&quot; &quot;;[.F242];1)-1))&gt;VALUE(MID([.F241];6;FIND(&quot;:&quot;;[.F241];1)-FIND(&quot; &quot;;[.F241];1)-1));[.C241];[.C241]+1)" office:value-type="float" office:value="1">
            <text:p>001</text:p>
          </table:table-cell>
          <table:table-cell table:style-name="ce169" office:value-type="string">
            <text:p>KS\Answers\Question\Print Question </text:p>
          </table:table-cell>
          <table:table-cell table:style-name="ce170" office:value-type="string">
            <text:p>Print question content</text:p>
          </table:table-cell>
          <table:table-cell table:style-name="ce169" office:value-type="string">
            <text:p>Step 3: Show print preview form</text:p>
          </table:table-cell>
          <table:table-cell table:style-name="ce169" office:value-type="string">
            <text:p>- Click [Print] icon at the right question panel</text:p>
          </table:table-cell>
          <table:table-cell table:style-name="ce169" office:value-type="string">
            <text:p>- Print preview form is displayed with sub categories &amp; questions at step 2</text:p>
            <text:p>- Selected question also is displayed in details</text:p>
          </table:table-cell>
          <table:table-cell table:style-name="ce217" office:value-type="string">
            <text:p>Medium</text:p>
          </table:table-cell>
          <table:table-cell table:style-name="ce187"/>
          <table:table-cell table:style-name="ce161" table:number-columns-repeated="217"/>
        </table:table-row>
        <table:table-row table:style-name="ro9">
          <table:table-cell table:style-name="ce149" table:formula="of:=IF(VALUE(MID([.F243];6;FIND(&quot;:&quot;;[.F243];1)-FIND(&quot; &quot;;[.F243];1)-1))&gt;VALUE(MID([.F242];6;FIND(&quot;:&quot;;[.F242];1)-FIND(&quot; &quot;;[.F242];1)-1));&quot;&quot;;MAX([.A$7:.A242])+1)">
            <text:p/>
          </table:table-cell>
          <table:table-cell table:style-name="ce198" office:value-type="string">
            <text:p>ANS_14</text:p>
          </table:table-cell>
          <table:table-cell table:style-name="ce164" table:formula="of:=IF(VALUE(MID([.F243];6;FIND(&quot;:&quot;;[.F243];1)-FIND(&quot; &quot;;[.F243];1)-1))&gt;VALUE(MID([.F242];6;FIND(&quot;:&quot;;[.F242];1)-FIND(&quot; &quot;;[.F242];1)-1));[.C242];[.C242]+1)" office:value-type="float" office:value="1">
            <text:p>001</text:p>
          </table:table-cell>
          <table:table-cell table:style-name="ce169" office:value-type="string">
            <text:p>KS\Answers\Question\Print Question </text:p>
          </table:table-cell>
          <table:table-cell table:style-name="ce170" office:value-type="string">
            <text:p>Print question content</text:p>
          </table:table-cell>
          <table:table-cell table:style-name="ce169" office:value-type="string">
            <text:p>Step 4: Print Question </text:p>
          </table:table-cell>
          <table:table-cell table:style-name="ce169" office:value-type="string">
            <text:p>- Click [Print] button</text:p>
            <text:p>- Click [OK]</text:p>
            <text:p/>
          </table:table-cell>
          <table:table-cell table:style-name="ce169" office:value-type="string">
            <text:p>- Print successfully</text:p>
            <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244];6;FIND(&quot;:&quot;;[.F244];1)-FIND(&quot; &quot;;[.F244];1)-1))&gt;VALUE(MID([.F243];6;FIND(&quot;:&quot;;[.F243];1)-FIND(&quot; &quot;;[.F243];1)-1));&quot;&quot;;MAX([.A$7:.A243])+1)">
            <text:p/>
          </table:table-cell>
          <table:table-cell table:style-name="ce198" office:value-type="string">
            <text:p>ANS_14</text:p>
          </table:table-cell>
          <table:table-cell table:style-name="ce164" table:formula="of:=IF(VALUE(MID([.F244];6;FIND(&quot;:&quot;;[.F244];1)-FIND(&quot; &quot;;[.F244];1)-1))&gt;VALUE(MID([.F243];6;FIND(&quot;:&quot;;[.F243];1)-FIND(&quot; &quot;;[.F243];1)-1));[.C243];[.C243]+1)" office:value-type="float" office:value="1">
            <text:p>001</text:p>
          </table:table-cell>
          <table:table-cell table:style-name="ce169" office:value-type="string">
            <text:p>KS\Answers\Question\Print Question </text:p>
          </table:table-cell>
          <table:table-cell table:style-name="ce170" office:value-type="string">
            <text:p>Print question content</text:p>
          </table:table-cell>
          <table:table-cell table:style-name="ce169" office:value-type="string">
            <text:p>Step 5: Close print preview mode</text:p>
          </table:table-cell>
          <table:table-cell table:style-name="ce169" office:value-type="string">
            <text:p>- Click [Close]</text:p>
            <text:p/>
          </table:table-cell>
          <table:table-cell table:style-name="ce169" office:value-type="string">
            <text:p>- Print preview form is closed.</text:p>
            <text:p>.</text:p>
          </table:table-cell>
          <table:table-cell table:style-name="ce217" office:value-type="string">
            <text:p>Medium</text:p>
          </table:table-cell>
          <table:table-cell table:style-name="ce187"/>
          <table:table-cell table:style-name="ce161" table:number-columns-repeated="217"/>
        </table:table-row>
        <table:table-row table:style-name="ro5">
          <table:table-cell table:style-name="ce149" table:formula="of:=IF(VALUE(MID([.F245];6;FIND(&quot;:&quot;;[.F245];1)-FIND(&quot; &quot;;[.F245];1)-1))&gt;VALUE(MID([.F244];6;FIND(&quot;:&quot;;[.F244];1)-FIND(&quot; &quot;;[.F244];1)-1));&quot;&quot;;MAX([.A$7:.A244])+1)" office:value-type="float" office:value="68">
            <text:p>068</text:p>
          </table:table-cell>
          <table:table-cell table:style-name="ce198" office:value-type="string">
            <text:p>ANS_15</text:p>
          </table:table-cell>
          <table:table-cell table:style-name="ce164" office:value-type="float" office:value="1">
            <text:p>001</text:p>
          </table:table-cell>
          <table:table-cell table:style-name="ce63" office:value-type="string">
            <text:p>KS\Answers\Question\Delete Question </text:p>
          </table:table-cell>
          <table:table-cell table:style-name="ce63" office:value-type="string">
            <text:p>Delete Question by right-click menu</text:p>
          </table:table-cell>
          <table:table-cell table:style-name="ce207" office:value-type="string">
            <text:p>Step 1: Create category and question</text:p>
          </table:table-cell>
          <table:table-cell table:style-name="ce169" office:value-type="string">
            <text:p>- Login by administrator/ moderator to create category and questions</text:p>
          </table:table-cell>
          <table:table-cell table:style-name="ce180" office:value-type="string">
            <text:p>- Category and question are created successfully. </text:p>
          </table:table-cell>
          <table:table-cell table:style-name="ce217" office:value-type="string">
            <text:p>Medium</text:p>
          </table:table-cell>
          <table:table-cell table:style-name="ce187"/>
          <table:table-cell table:style-name="ce161" table:number-columns-repeated="217"/>
        </table:table-row>
        <table:table-row table:style-name="ro32">
          <table:table-cell table:style-name="ce149" table:formula="of:=IF(VALUE(MID([.F246];6;FIND(&quot;:&quot;;[.F246];1)-FIND(&quot; &quot;;[.F246];1)-1))&gt;VALUE(MID([.F245];6;FIND(&quot;:&quot;;[.F245];1)-FIND(&quot; &quot;;[.F245];1)-1));&quot;&quot;;MAX([.A$7:.A245])+1)">
            <text:p/>
          </table:table-cell>
          <table:table-cell table:style-name="ce198" office:value-type="string">
            <text:p>ANS_15</text:p>
          </table:table-cell>
          <table:table-cell table:style-name="ce164" table:formula="of:=IF(VALUE(MID([.F246];6;FIND(&quot;:&quot;;[.F246];1)-FIND(&quot; &quot;;[.F246];1)-1))&gt;VALUE(MID([.F245];6;FIND(&quot;:&quot;;[.F245];1)-FIND(&quot; &quot;;[.F245];1)-1));[.C245];[.C245]+1)" office:value-type="float" office:value="1">
            <text:p>001</text:p>
          </table:table-cell>
          <table:table-cell table:style-name="ce169" office:value-type="string">
            <text:p>KS\Answers\Question\Delete Question </text:p>
          </table:table-cell>
          <table:table-cell table:style-name="ce170" office:value-type="string">
            <text:p>Delete Question by right-click menu</text:p>
          </table:table-cell>
          <table:table-cell table:style-name="ce169" office:value-type="string">
            <text:p>Step 2: Delete <text:span text:style-name="T5">existing</text:span> Question</text:p>
          </table:table-cell>
          <table:table-cell table:style-name="ce210" office:value-type="string">
            <text:p><text:span text:style-name="T5">- Right click on existing question and select Delete <text:s/>from menu</text:span></text:p>
            <text:p><text:span text:style-name="T9">- Click OK in confirm message</text:span></text:p>
          </table:table-cell>
          <table:table-cell table:style-name="ce215" office:value-type="string">
            <text:p>- Question is deleted successfully and not shown at Category</text:p>
            <text:p/>
            <text:p/>
          </table:table-cell>
          <table:table-cell table:style-name="ce217" office:value-type="string">
            <text:p>Medium</text:p>
          </table:table-cell>
          <table:table-cell table:style-name="ce187"/>
          <table:table-cell table:style-name="ce161" table:number-columns-repeated="217"/>
        </table:table-row>
        <table:table-row table:style-name="ro58">
          <table:table-cell table:style-name="ce149" table:formula="of:=IF(VALUE(MID([.F247];6;FIND(&quot;:&quot;;[.F247];1)-FIND(&quot; &quot;;[.F247];1)-1))&gt;VALUE(MID([.F246];6;FIND(&quot;:&quot;;[.F246];1)-FIND(&quot; &quot;;[.F246];1)-1));&quot;&quot;;MAX([.A$7:.A246])+1)" office:value-type="float" office:value="69">
            <text:p>069</text:p>
          </table:table-cell>
          <table:table-cell table:style-name="ce198" office:value-type="string">
            <text:p>ANS_16_001</text:p>
          </table:table-cell>
          <table:table-cell table:style-name="ce164" office:value-type="float" office:value="1">
            <text:p>001</text:p>
          </table:table-cell>
          <table:table-cell table:style-name="ce63" office:value-type="string">
            <text:p>KS\Answers\Question\Comment\Add</text:p>
          </table:table-cell>
          <table:table-cell table:style-name="ce72" office:value-type="string">
            <text:p>Comment question in case blank data entry for required fields</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58">
          <table:table-cell table:style-name="ce149" table:formula="of:=IF(VALUE(MID([.F248];6;FIND(&quot;:&quot;;[.F248];1)-FIND(&quot; &quot;;[.F248];1)-1))&gt;VALUE(MID([.F247];6;FIND(&quot;:&quot;;[.F247];1)-FIND(&quot; &quot;;[.F247];1)-1));&quot;&quot;;MAX([.A$7:.A247])+1)">
            <text:p/>
          </table:table-cell>
          <table:table-cell table:style-name="ce198" office:value-type="string">
            <text:p>ANS_16_001</text:p>
          </table:table-cell>
          <table:table-cell table:style-name="ce164" table:formula="of:=IF(VALUE(MID([.F248];6;FIND(&quot;:&quot;;[.F248];1)-FIND(&quot; &quot;;[.F248];1)-1))&gt;VALUE(MID([.F247];6;FIND(&quot;:&quot;;[.F247];1)-FIND(&quot; &quot;;[.F247];1)-1));[.C247];[.C247]+1)" office:value-type="float" office:value="1">
            <text:p>001</text:p>
          </table:table-cell>
          <table:table-cell table:style-name="ce169" office:value-type="string">
            <text:p>KS\Answers\Question\Comment\Add</text:p>
          </table:table-cell>
          <table:table-cell table:style-name="ce204" office:value-type="string">
            <text:p>Comment question in case blank data entry for required fields</text:p>
          </table:table-cell>
          <table:table-cell table:style-name="ce167" office:value-type="string">
            <text:p>Step 2: Show question to comment</text:p>
          </table:table-cell>
          <table:table-cell table:style-name="ce211" office:value-type="string">
            <text:p>- Click on specific question</text:p>
            <text:p/>
          </table:table-cell>
          <table:table-cell table:style-name="ce167" office:value-type="string">
            <text:p>- Question content is shown properly</text:p>
          </table:table-cell>
          <table:table-cell table:style-name="ce217" office:value-type="string">
            <text:p>Medium</text:p>
          </table:table-cell>
          <table:table-cell table:number-columns-repeated="218"/>
        </table:table-row>
        <table:table-row table:style-name="ro69">
          <table:table-cell table:style-name="ce149" table:formula="of:=IF(VALUE(MID([.F249];6;FIND(&quot;:&quot;;[.F249];1)-FIND(&quot; &quot;;[.F249];1)-1))&gt;VALUE(MID([.F248];6;FIND(&quot;:&quot;;[.F248];1)-FIND(&quot; &quot;;[.F248];1)-1));&quot;&quot;;MAX([.A$7:.A248])+1)">
            <text:p/>
          </table:table-cell>
          <table:table-cell table:style-name="ce198" office:value-type="string">
            <text:p>ANS_16_001</text:p>
          </table:table-cell>
          <table:table-cell table:style-name="ce164" table:formula="of:=IF(VALUE(MID([.F249];6;FIND(&quot;:&quot;;[.F249];1)-FIND(&quot; &quot;;[.F249];1)-1))&gt;VALUE(MID([.F248];6;FIND(&quot;:&quot;;[.F248];1)-FIND(&quot; &quot;;[.F248];1)-1));[.C248];[.C248]+1)" office:value-type="float" office:value="1">
            <text:p>001</text:p>
          </table:table-cell>
          <table:table-cell table:style-name="ce169" office:value-type="string">
            <text:p>KS\Answers\Question\Comment\Add</text:p>
          </table:table-cell>
          <table:table-cell table:style-name="ce204" office:value-type="string">
            <text:p>Comment question in case blank data entry for required fields</text:p>
          </table:table-cell>
          <table:table-cell table:style-name="ce167" office:value-type="string">
            <text:p>Step 3: Comment question</text:p>
          </table:table-cell>
          <table:table-cell table:style-name="ce211" office:value-type="string">
            <text:p>- Right click on question and select Comment in menu or click Comment button in the question panel <text:s/>to open Comment form</text:p>
            <text:p>- Leave required field blank</text:p>
            <text:p>- Click Save button</text:p>
          </table:table-cell>
          <table:table-cell table:style-name="ce167" office:value-type="string">
            <text:p>- Alert message is shown to inform that required field must be input</text:p>
            <text:p/>
          </table:table-cell>
          <table:table-cell table:style-name="ce217" office:value-type="string">
            <text:p>Medium</text:p>
          </table:table-cell>
          <table:table-cell table:number-columns-repeated="218"/>
        </table:table-row>
        <table:table-row table:style-name="ro58">
          <table:table-cell table:style-name="ce149" table:formula="of:=IF(VALUE(MID([.F250];6;FIND(&quot;:&quot;;[.F250];1)-FIND(&quot; &quot;;[.F250];1)-1))&gt;VALUE(MID([.F249];6;FIND(&quot;:&quot;;[.F249];1)-FIND(&quot; &quot;;[.F249];1)-1));&quot;&quot;;MAX([.A$7:.A249])+1)" office:value-type="float" office:value="70">
            <text:p>070</text:p>
          </table:table-cell>
          <table:table-cell table:style-name="ce198" office:value-type="string">
            <text:p>ANS_16_001</text:p>
          </table:table-cell>
          <table:table-cell table:style-name="ce164" table:formula="of:=IF(VALUE(MID([.F250];6;FIND(&quot;:&quot;;[.F250];1)-FIND(&quot; &quot;;[.F250];1)-1))&gt;VALUE(MID([.F249];6;FIND(&quot;:&quot;;[.F249];1)-FIND(&quot; &quot;;[.F249];1)-1));[.C249];[.C249]+1)" office:value-type="float" office:value="2">
            <text:p>002</text:p>
          </table:table-cell>
          <table:table-cell table:style-name="ce169" office:value-type="string">
            <text:p>KS\Answers\Question\Comment\Add</text:p>
          </table:table-cell>
          <table:table-cell table:style-name="ce72" office:value-type="string">
            <text:p>Comment question in case valid data entry for required fields</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58">
          <table:table-cell table:style-name="ce149" table:formula="of:=IF(VALUE(MID([.F251];6;FIND(&quot;:&quot;;[.F251];1)-FIND(&quot; &quot;;[.F251];1)-1))&gt;VALUE(MID([.F250];6;FIND(&quot;:&quot;;[.F250];1)-FIND(&quot; &quot;;[.F250];1)-1));&quot;&quot;;MAX([.A$7:.A250])+1)">
            <text:p/>
          </table:table-cell>
          <table:table-cell table:style-name="ce198" office:value-type="string">
            <text:p>ANS_16_001</text:p>
          </table:table-cell>
          <table:table-cell table:style-name="ce164" table:formula="of:=IF(VALUE(MID([.F251];6;FIND(&quot;:&quot;;[.F251];1)-FIND(&quot; &quot;;[.F251];1)-1))&gt;VALUE(MID([.F250];6;FIND(&quot;:&quot;;[.F250];1)-FIND(&quot; &quot;;[.F250];1)-1));[.C250];[.C250]+1)" office:value-type="float" office:value="2">
            <text:p>002</text:p>
          </table:table-cell>
          <table:table-cell table:style-name="ce169" office:value-type="string">
            <text:p>KS\Answers\Question\Comment\Add</text:p>
          </table:table-cell>
          <table:table-cell table:style-name="ce204" office:value-type="string">
            <text:p>Comment question in case valid data entry for required fields</text:p>
          </table:table-cell>
          <table:table-cell table:style-name="ce167" office:value-type="string">
            <text:p>Step 2: Show question to comment</text:p>
          </table:table-cell>
          <table:table-cell table:style-name="ce211" office:value-type="string">
            <text:p>- Click on specific question</text:p>
            <text:p/>
          </table:table-cell>
          <table:table-cell table:style-name="ce167" office:value-type="string">
            <text:p>- Question content is shown properly</text:p>
          </table:table-cell>
          <table:table-cell table:style-name="ce217" office:value-type="string">
            <text:p>Medium</text:p>
          </table:table-cell>
          <table:table-cell table:number-columns-repeated="218"/>
        </table:table-row>
        <table:table-row table:style-name="ro70">
          <table:table-cell table:style-name="ce149" table:formula="of:=IF(VALUE(MID([.F252];6;FIND(&quot;:&quot;;[.F252];1)-FIND(&quot; &quot;;[.F252];1)-1))&gt;VALUE(MID([.F251];6;FIND(&quot;:&quot;;[.F251];1)-FIND(&quot; &quot;;[.F251];1)-1));&quot;&quot;;MAX([.A$7:.A251])+1)">
            <text:p/>
          </table:table-cell>
          <table:table-cell table:style-name="ce198" office:value-type="string">
            <text:p>ANS_16_001</text:p>
          </table:table-cell>
          <table:table-cell table:style-name="ce164" table:formula="of:=IF(VALUE(MID([.F252];6;FIND(&quot;:&quot;;[.F252];1)-FIND(&quot; &quot;;[.F252];1)-1))&gt;VALUE(MID([.F251];6;FIND(&quot;:&quot;;[.F251];1)-FIND(&quot; &quot;;[.F251];1)-1));[.C251];[.C251]+1)" office:value-type="float" office:value="2">
            <text:p>002</text:p>
          </table:table-cell>
          <table:table-cell table:style-name="ce169" office:value-type="string">
            <text:p>KS\Answers\Question\Comment\Add</text:p>
          </table:table-cell>
          <table:table-cell table:style-name="ce204" office:value-type="string">
            <text:p>Comment question in case valid data entry for required fields</text:p>
          </table:table-cell>
          <table:table-cell table:style-name="ce167" office:value-type="string">
            <text:p>Step 3: Comment question</text:p>
          </table:table-cell>
          <table:table-cell table:style-name="ce211" office:value-type="string">
            <text:p>- Right click on question and select Comment in menu or click Comment button in the question panel <text:s/>to open Comment form</text:p>
            <text:p>- Input text into required field</text:p>
            <text:p>- Click Save button</text:p>
          </table:table-cell>
          <table:table-cell table:style-name="ce167" office:value-type="string">
            <text:p>- Comment is saved properly</text:p>
            <text:p>in corresponding languages when it is selected to comment</text:p>
            <text:p>- Page index of comments works properly</text:p>
          </table:table-cell>
          <table:table-cell table:style-name="ce217" office:value-type="string">
            <text:p>Medium</text:p>
          </table:table-cell>
          <table:table-cell table:number-columns-repeated="218"/>
        </table:table-row>
        <table:table-row table:style-name="ro58">
          <table:table-cell table:style-name="ce149" table:formula="of:=IF(VALUE(MID([.F253];6;FIND(&quot;:&quot;;[.F253];1)-FIND(&quot; &quot;;[.F253];1)-1))&gt;VALUE(MID([.F252];6;FIND(&quot;:&quot;;[.F252];1)-FIND(&quot; &quot;;[.F252];1)-1));&quot;&quot;;MAX([.A$7:.A252])+1)" office:value-type="float" office:value="71">
            <text:p>071</text:p>
          </table:table-cell>
          <table:table-cell table:style-name="ce198" office:value-type="string">
            <text:p>ANS_16_001</text:p>
          </table:table-cell>
          <table:table-cell table:style-name="ce164" table:formula="of:=IF(VALUE(MID([.F253];6;FIND(&quot;:&quot;;[.F253];1)-FIND(&quot; &quot;;[.F253];1)-1))&gt;VALUE(MID([.F252];6;FIND(&quot;:&quot;;[.F252];1)-FIND(&quot; &quot;;[.F252];1)-1));[.C252];[.C252]+1)" office:value-type="float" office:value="3">
            <text:p>003</text:p>
          </table:table-cell>
          <table:table-cell table:style-name="ce169" office:value-type="string">
            <text:p>KS\Answers\Question\Comment\Add</text:p>
          </table:table-cell>
          <table:table-cell table:style-name="ce72" office:value-type="string">
            <text:p>Comment question in case the question no longer exist</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71">
          <table:table-cell table:style-name="ce149" table:formula="of:=IF(VALUE(MID([.F254];6;FIND(&quot;:&quot;;[.F254];1)-FIND(&quot; &quot;;[.F254];1)-1))&gt;VALUE(MID([.F253];6;FIND(&quot;:&quot;;[.F253];1)-FIND(&quot; &quot;;[.F253];1)-1));&quot;&quot;;MAX([.A$7:.A253])+1)">
            <text:p/>
          </table:table-cell>
          <table:table-cell table:style-name="ce198" office:value-type="string">
            <text:p>ANS_16_001</text:p>
          </table:table-cell>
          <table:table-cell table:style-name="ce164" table:formula="of:=IF(VALUE(MID([.F254];6;FIND(&quot;:&quot;;[.F254];1)-FIND(&quot; &quot;;[.F254];1)-1))&gt;VALUE(MID([.F253];6;FIND(&quot;:&quot;;[.F253];1)-FIND(&quot; &quot;;[.F253];1)-1));[.C253];[.C253]+1)" office:value-type="float" office:value="3">
            <text:p>003</text:p>
          </table:table-cell>
          <table:table-cell table:style-name="ce169" office:value-type="string">
            <text:p>KS\Answers\Question\Comment\Add</text:p>
          </table:table-cell>
          <table:table-cell table:style-name="ce204" office:value-type="string">
            <text:p>Comment question in case the question no longer exist</text:p>
          </table:table-cell>
          <table:table-cell table:style-name="ce167" office:value-type="string">
            <text:p>Step 2: Show question to comment</text:p>
          </table:table-cell>
          <table:table-cell table:style-name="ce211" office:value-type="string">
            <text:p>- Click on specific question</text:p>
            <text:p/>
          </table:table-cell>
          <table:table-cell table:style-name="ce167" office:value-type="string">
            <text:p>- Question content is shown properly</text:p>
          </table:table-cell>
          <table:table-cell table:style-name="ce217" office:value-type="string">
            <text:p>Medium</text:p>
          </table:table-cell>
          <table:table-cell table:number-columns-repeated="218"/>
        </table:table-row>
        <table:table-row table:style-name="ro72">
          <table:table-cell table:style-name="ce149" table:formula="of:=IF(VALUE(MID([.F255];6;FIND(&quot;:&quot;;[.F255];1)-FIND(&quot; &quot;;[.F255];1)-1))&gt;VALUE(MID([.F254];6;FIND(&quot;:&quot;;[.F254];1)-FIND(&quot; &quot;;[.F254];1)-1));&quot;&quot;;MAX([.A$7:.A254])+1)">
            <text:p/>
          </table:table-cell>
          <table:table-cell table:style-name="ce198" office:value-type="string">
            <text:p>ANS_16_001</text:p>
          </table:table-cell>
          <table:table-cell table:style-name="ce164" table:formula="of:=IF(VALUE(MID([.F255];6;FIND(&quot;:&quot;;[.F255];1)-FIND(&quot; &quot;;[.F255];1)-1))&gt;VALUE(MID([.F254];6;FIND(&quot;:&quot;;[.F254];1)-FIND(&quot; &quot;;[.F254];1)-1));[.C254];[.C254]+1)" office:value-type="float" office:value="3">
            <text:p>003</text:p>
          </table:table-cell>
          <table:table-cell table:style-name="ce169" office:value-type="string">
            <text:p>KS\Answers\Question\Comment\Add</text:p>
          </table:table-cell>
          <table:table-cell table:style-name="ce204" office:value-type="string">
            <text:p>Comment question in case the question no longer exist</text:p>
          </table:table-cell>
          <table:table-cell table:style-name="ce167" office:value-type="string">
            <text:p>Step 3: Delete the current question</text:p>
          </table:table-cell>
          <table:table-cell table:style-name="ce211" office:value-type="string">
            <text:p>- Open the other window and login as administrator or moderator </text:p>
            <text:p>- Delete the question that is being viewed at step 2</text:p>
          </table:table-cell>
          <table:table-cell table:style-name="ce167" office:value-type="string">
            <text:p>- The question is deleted properly.</text:p>
          </table:table-cell>
          <table:table-cell table:style-name="ce217" office:value-type="string">
            <text:p>Medium</text:p>
          </table:table-cell>
          <table:table-cell table:number-columns-repeated="218"/>
        </table:table-row>
        <table:table-row table:style-name="ro73">
          <table:table-cell table:style-name="ce149" table:formula="of:=IF(VALUE(MID([.F256];6;FIND(&quot;:&quot;;[.F256];1)-FIND(&quot; &quot;;[.F256];1)-1))&gt;VALUE(MID([.F255];6;FIND(&quot;:&quot;;[.F255];1)-FIND(&quot; &quot;;[.F255];1)-1));&quot;&quot;;MAX([.A$7:.A255])+1)">
            <text:p/>
          </table:table-cell>
          <table:table-cell table:style-name="ce198" office:value-type="string">
            <text:p>ANS_16_001</text:p>
          </table:table-cell>
          <table:table-cell table:style-name="ce164" table:formula="of:=IF(VALUE(MID([.F256];6;FIND(&quot;:&quot;;[.F256];1)-FIND(&quot; &quot;;[.F256];1)-1))&gt;VALUE(MID([.F255];6;FIND(&quot;:&quot;;[.F255];1)-FIND(&quot; &quot;;[.F255];1)-1));[.C255];[.C255]+1)" office:value-type="float" office:value="3">
            <text:p>003</text:p>
          </table:table-cell>
          <table:table-cell table:style-name="ce169" office:value-type="string">
            <text:p>KS\Answers\Question\Comment\Add</text:p>
          </table:table-cell>
          <table:table-cell table:style-name="ce204" office:value-type="string">
            <text:p>Comment question in case the question no longer exist</text:p>
          </table:table-cell>
          <table:table-cell table:style-name="ce167" office:value-type="string">
            <text:p>Step 4: Comment question</text:p>
          </table:table-cell>
          <table:table-cell table:style-name="ce211" office:value-type="string">
            <text:p>- Back the window that is being viewed at step 2</text:p>
            <text:p>- Click on comment icon to open Comment form</text:p>
            <text:p>- Input text into required field</text:p>
            <text:p>- Click Save button</text:p>
          </table:table-cell>
          <table:table-cell table:style-name="ce167" office:value-type="string">
            <text:p>- Alert message is shown that question no longer exits to comment</text:p>
          </table:table-cell>
          <table:table-cell table:style-name="ce217" office:value-type="string">
            <text:p>Medium</text:p>
          </table:table-cell>
          <table:table-cell table:number-columns-repeated="218"/>
        </table:table-row>
        <table:table-row table:style-name="ro67">
          <table:table-cell table:style-name="ce149" table:formula="of:=IF(VALUE(MID([.F257];6;FIND(&quot;:&quot;;[.F257];1)-FIND(&quot; &quot;;[.F257];1)-1))&gt;VALUE(MID([.F256];6;FIND(&quot;:&quot;;[.F256];1)-FIND(&quot; &quot;;[.F256];1)-1));&quot;&quot;;MAX([.A$7:.A256])+1)" office:value-type="float" office:value="72">
            <text:p>072</text:p>
          </table:table-cell>
          <table:table-cell table:style-name="ce198" office:value-type="string">
            <text:p>ANS_16_001</text:p>
          </table:table-cell>
          <table:table-cell table:style-name="ce164" table:formula="of:=IF(VALUE(MID([.F257];6;FIND(&quot;:&quot;;[.F257];1)-FIND(&quot; &quot;;[.F257];1)-1))&gt;VALUE(MID([.F256];6;FIND(&quot;:&quot;;[.F256];1)-FIND(&quot; &quot;;[.F256];1)-1));[.C256];[.C256]+1)" office:value-type="float" office:value="4">
            <text:p>004</text:p>
          </table:table-cell>
          <table:table-cell table:style-name="ce169" office:value-type="string">
            <text:p>KS\Answers\Question\Comment\Add</text:p>
          </table:table-cell>
          <table:table-cell table:style-name="ce72" office:value-type="string">
            <text:p>Comment question by anonymous user</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65">
          <table:table-cell table:style-name="ce149" table:formula="of:=IF(VALUE(MID([.F258];6;FIND(&quot;:&quot;;[.F258];1)-FIND(&quot; &quot;;[.F258];1)-1))&gt;VALUE(MID([.F257];6;FIND(&quot;:&quot;;[.F257];1)-FIND(&quot; &quot;;[.F257];1)-1));&quot;&quot;;MAX([.A$7:.A257])+1)">
            <text:p/>
          </table:table-cell>
          <table:table-cell table:style-name="ce198" office:value-type="string">
            <text:p>ANS_16_001</text:p>
          </table:table-cell>
          <table:table-cell table:style-name="ce164" table:formula="of:=IF(VALUE(MID([.F258];6;FIND(&quot;:&quot;;[.F258];1)-FIND(&quot; &quot;;[.F258];1)-1))&gt;VALUE(MID([.F257];6;FIND(&quot;:&quot;;[.F257];1)-FIND(&quot; &quot;;[.F257];1)-1));[.C257];[.C257]+1)" office:value-type="float" office:value="4">
            <text:p>004</text:p>
          </table:table-cell>
          <table:table-cell table:style-name="ce169" office:value-type="string">
            <text:p>KS\Answers\Question\Comment\Add</text:p>
          </table:table-cell>
          <table:table-cell table:style-name="ce204" office:value-type="string">
            <text:p>Comment question by anonymous user</text:p>
          </table:table-cell>
          <table:table-cell table:style-name="ce167" office:value-type="string">
            <text:p>Step 2: Comment question</text:p>
          </table:table-cell>
          <table:table-cell table:style-name="ce211" office:value-type="string">
            <text:p>- Go to Answers page withoug user login</text:p>
            <text:p>- View question which added at step above</text:p>
          </table:table-cell>
          <table:table-cell table:style-name="ce167" office:value-type="string">
            <text:p>Comment question fucntion disappears and there is no way to comment question by anonymous user</text:p>
          </table:table-cell>
          <table:table-cell table:style-name="ce217" office:value-type="string">
            <text:p>Medium</text:p>
          </table:table-cell>
          <table:table-cell table:number-columns-repeated="218"/>
        </table:table-row>
        <table:table-row table:style-name="ro71">
          <table:table-cell table:style-name="ce149" table:formula="of:=IF(VALUE(MID([.F259];6;FIND(&quot;:&quot;;[.F259];1)-FIND(&quot; &quot;;[.F259];1)-1))&gt;VALUE(MID([.F258];6;FIND(&quot;:&quot;;[.F258];1)-FIND(&quot; &quot;;[.F258];1)-1));&quot;&quot;;MAX([.A$7:.A258])+1)" office:value-type="float" office:value="73">
            <text:p>073</text:p>
          </table:table-cell>
          <table:table-cell table:style-name="ce198" office:value-type="string">
            <text:p>ANS_16_001</text:p>
          </table:table-cell>
          <table:table-cell table:style-name="ce164" table:formula="of:=IF(VALUE(MID([.F259];6;FIND(&quot;:&quot;;[.F259];1)-FIND(&quot; &quot;;[.F259];1)-1))&gt;VALUE(MID([.F258];6;FIND(&quot;:&quot;;[.F258];1)-FIND(&quot; &quot;;[.F258];1)-1));[.C258];[.C258]+1)" office:value-type="float" office:value="5">
            <text:p>005</text:p>
          </table:table-cell>
          <table:table-cell table:style-name="ce169" office:value-type="string">
            <text:p>KS\Answers\Question\Comment\Add</text:p>
          </table:table-cell>
          <table:table-cell table:style-name="ce72" office:value-type="string">
            <text:p>Commnet question by normal user</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74">
          <table:table-cell table:style-name="ce149" table:formula="of:=IF(VALUE(MID([.F260];6;FIND(&quot;:&quot;;[.F260];1)-FIND(&quot; &quot;;[.F260];1)-1))&gt;VALUE(MID([.F259];6;FIND(&quot;:&quot;;[.F259];1)-FIND(&quot; &quot;;[.F259];1)-1));&quot;&quot;;MAX([.A$7:.A259])+1)">
            <text:p/>
          </table:table-cell>
          <table:table-cell table:style-name="ce198" office:value-type="string">
            <text:p>ANS_16_001</text:p>
          </table:table-cell>
          <table:table-cell table:style-name="ce164" table:formula="of:=IF(VALUE(MID([.F260];6;FIND(&quot;:&quot;;[.F260];1)-FIND(&quot; &quot;;[.F260];1)-1))&gt;VALUE(MID([.F259];6;FIND(&quot;:&quot;;[.F259];1)-FIND(&quot; &quot;;[.F259];1)-1));[.C259];[.C259]+1)" office:value-type="float" office:value="5">
            <text:p>005</text:p>
          </table:table-cell>
          <table:table-cell table:style-name="ce169" office:value-type="string">
            <text:p>KS\Answers\Question\Comment\Add</text:p>
          </table:table-cell>
          <table:table-cell table:style-name="ce204" office:value-type="string">
            <text:p>Commnet question by normal user</text:p>
          </table:table-cell>
          <table:table-cell table:style-name="ce167" office:value-type="string">
            <text:p>Step 2: Comment question</text:p>
          </table:table-cell>
          <table:table-cell table:style-name="ce211" office:value-type="string">
            <text:p>- Login by normal user and go <text:s/>to Answers page </text:p>
            <text:p>- View question and click on Comment icon to open Comment form</text:p>
            <text:p>- Input text into required fields</text:p>
            <text:p>- Click Save button</text:p>
          </table:table-cell>
          <table:table-cell table:style-name="ce167" office:value-type="string">
            <text:p>- Comment is saved properly</text:p>
            <text:p>in corresponding languages when it is selected to comment</text:p>
            <text:p>- Page index of comments works properly</text:p>
          </table:table-cell>
          <table:table-cell table:style-name="ce217" office:value-type="string">
            <text:p>Medium</text:p>
          </table:table-cell>
          <table:table-cell table:number-columns-repeated="218"/>
        </table:table-row>
        <table:table-row table:style-name="ro75">
          <table:table-cell table:style-name="ce149" table:formula="of:=IF(VALUE(MID([.F261];6;FIND(&quot;:&quot;;[.F261];1)-FIND(&quot; &quot;;[.F261];1)-1))&gt;VALUE(MID([.F260];6;FIND(&quot;:&quot;;[.F260];1)-FIND(&quot; &quot;;[.F260];1)-1));&quot;&quot;;MAX([.A$7:.A260])+1)" office:value-type="float" office:value="74">
            <text:p>074</text:p>
          </table:table-cell>
          <table:table-cell table:style-name="ce198" office:value-type="string">
            <text:p>ANS_16_001</text:p>
          </table:table-cell>
          <table:table-cell table:style-name="ce164" table:formula="of:=IF(VALUE(MID([.F261];6;FIND(&quot;:&quot;;[.F261];1)-FIND(&quot; &quot;;[.F261];1)-1))&gt;VALUE(MID([.F260];6;FIND(&quot;:&quot;;[.F260];1)-FIND(&quot; &quot;;[.F260];1)-1));[.C260];[.C260]+1)" office:value-type="float" office:value="6">
            <text:p>006</text:p>
          </table:table-cell>
          <table:table-cell table:style-name="ce169" office:value-type="string">
            <text:p>KS\Answers\Question\Comment\Add</text:p>
          </table:table-cell>
          <table:table-cell table:style-name="ce72" office:value-type="string">
            <text:p>Comment question which pending for approve by normal user</text:p>
          </table:table-cell>
          <table:table-cell table:style-name="ce167" office:value-type="string">
            <text:p>Step 1: Create category and question</text:p>
          </table:table-cell>
          <table:table-cell table:style-name="ce167" office:value-type="string">
            <text:p>- Login as user having right to add category </text:p>
            <text:p>- Add question with status is <text:s/>disapprove</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76">
          <table:table-cell table:style-name="ce149" table:formula="of:=IF(VALUE(MID([.F262];6;FIND(&quot;:&quot;;[.F262];1)-FIND(&quot; &quot;;[.F262];1)-1))&gt;VALUE(MID([.F261];6;FIND(&quot;:&quot;;[.F261];1)-FIND(&quot; &quot;;[.F261];1)-1));&quot;&quot;;MAX([.A$7:.A261])+1)">
            <text:p/>
          </table:table-cell>
          <table:table-cell table:style-name="ce198" office:value-type="string">
            <text:p>ANS_16_001</text:p>
          </table:table-cell>
          <table:table-cell table:style-name="ce164" table:formula="of:=IF(VALUE(MID([.F262];6;FIND(&quot;:&quot;;[.F262];1)-FIND(&quot; &quot;;[.F262];1)-1))&gt;VALUE(MID([.F261];6;FIND(&quot;:&quot;;[.F261];1)-FIND(&quot; &quot;;[.F261];1)-1));[.C261];[.C261]+1)" office:value-type="float" office:value="6">
            <text:p>006</text:p>
          </table:table-cell>
          <table:table-cell table:style-name="ce169" office:value-type="string">
            <text:p>KS\Answers\Question\Comment\Add</text:p>
          </table:table-cell>
          <table:table-cell table:style-name="ce204" office:value-type="string">
            <text:p>Comment question which pending for approve by normal user</text:p>
          </table:table-cell>
          <table:table-cell table:style-name="ce167" office:value-type="string">
            <text:p>Step 2: Comment question</text:p>
          </table:table-cell>
          <table:table-cell table:style-name="ce211" office:value-type="string">
            <text:p>- Login by normal user</text:p>
            <text:p>- View question which added at step above</text:p>
          </table:table-cell>
          <table:table-cell table:style-name="ce167" office:value-type="string">
            <text:p>Comment question fucntion disappears and there is no way to comment question which pending for approve by normal user</text:p>
          </table:table-cell>
          <table:table-cell table:style-name="ce217" office:value-type="string">
            <text:p>Medium</text:p>
          </table:table-cell>
          <table:table-cell table:number-columns-repeated="218"/>
        </table:table-row>
        <table:table-row table:style-name="ro77">
          <table:table-cell table:style-name="ce149" table:formula="of:=IF(VALUE(MID([.F263];6;FIND(&quot;:&quot;;[.F263];1)-FIND(&quot; &quot;;[.F263];1)-1))&gt;VALUE(MID([.F262];6;FIND(&quot;:&quot;;[.F262];1)-FIND(&quot; &quot;;[.F262];1)-1));&quot;&quot;;MAX([.A$7:.A262])+1)" office:value-type="float" office:value="75">
            <text:p>075</text:p>
          </table:table-cell>
          <table:table-cell table:style-name="ce198" office:value-type="string">
            <text:p>ANS_16_002</text:p>
          </table:table-cell>
          <table:table-cell table:style-name="ce164" office:value-type="float" office:value="1">
            <text:p>001</text:p>
          </table:table-cell>
          <table:table-cell table:style-name="ce63" office:value-type="string">
            <text:p>KS\Answers\Question\Comment\Edit</text:p>
          </table:table-cell>
          <table:table-cell table:style-name="ce72" office:value-type="string">
            <text:p>Edit comment with valid data</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78">
          <table:table-cell table:style-name="ce149" table:formula="of:=IF(VALUE(MID([.F264];6;FIND(&quot;:&quot;;[.F264];1)-FIND(&quot; &quot;;[.F264];1)-1))&gt;VALUE(MID([.F263];6;FIND(&quot;:&quot;;[.F263];1)-FIND(&quot; &quot;;[.F263];1)-1));&quot;&quot;;MAX([.A$7:.A263])+1)">
            <text:p/>
          </table:table-cell>
          <table:table-cell table:style-name="ce198" office:value-type="string">
            <text:p>ANS_16_002</text:p>
          </table:table-cell>
          <table:table-cell table:style-name="ce164" table:formula="of:=IF(VALUE(MID([.F264];6;FIND(&quot;:&quot;;[.F264];1)-FIND(&quot; &quot;;[.F264];1)-1))&gt;VALUE(MID([.F263];6;FIND(&quot;:&quot;;[.F263];1)-FIND(&quot; &quot;;[.F263];1)-1));[.C263];[.C263]+1)" office:value-type="float" office:value="1">
            <text:p>001</text:p>
          </table:table-cell>
          <table:table-cell table:style-name="ce169" office:value-type="string">
            <text:p>KS\Answers\Question\Comment\Edit</text:p>
          </table:table-cell>
          <table:table-cell table:style-name="ce204" office:value-type="string">
            <text:p>Edit comment with valid data</text:p>
          </table:table-cell>
          <table:table-cell table:style-name="ce167" office:value-type="string">
            <text:p>Step 2: Comment question</text:p>
          </table:table-cell>
          <table:table-cell table:style-name="ce167" office:value-type="string">
            <text:p>- Click on specific question to view</text:p>
            <text:p>- Comment question</text:p>
          </table:table-cell>
          <table:table-cell table:style-name="ce167" office:value-type="string">
            <text:p>- Question is commented properly</text:p>
            <text:p/>
          </table:table-cell>
          <table:table-cell table:style-name="ce217" office:value-type="string">
            <text:p>Medium</text:p>
          </table:table-cell>
          <table:table-cell table:number-columns-repeated="218"/>
        </table:table-row>
        <table:table-row table:style-name="ro79">
          <table:table-cell table:style-name="ce149" table:formula="of:=IF(VALUE(MID([.F265];6;FIND(&quot;:&quot;;[.F265];1)-FIND(&quot; &quot;;[.F265];1)-1))&gt;VALUE(MID([.F264];6;FIND(&quot;:&quot;;[.F264];1)-FIND(&quot; &quot;;[.F264];1)-1));&quot;&quot;;MAX([.A$7:.A264])+1)">
            <text:p/>
          </table:table-cell>
          <table:table-cell table:style-name="ce198" office:value-type="string">
            <text:p>ANS_16_002</text:p>
          </table:table-cell>
          <table:table-cell table:style-name="ce164" table:formula="of:=IF(VALUE(MID([.F265];6;FIND(&quot;:&quot;;[.F265];1)-FIND(&quot; &quot;;[.F265];1)-1))&gt;VALUE(MID([.F264];6;FIND(&quot;:&quot;;[.F264];1)-FIND(&quot; &quot;;[.F264];1)-1));[.C264];[.C264]+1)" office:value-type="float" office:value="1">
            <text:p>001</text:p>
          </table:table-cell>
          <table:table-cell table:style-name="ce169" office:value-type="string">
            <text:p>KS\Answers\Question\Comment\Edit</text:p>
          </table:table-cell>
          <table:table-cell table:style-name="ce204" office:value-type="string">
            <text:p>Edit comment with valid data</text:p>
          </table:table-cell>
          <table:table-cell table:style-name="ce167" office:value-type="string">
            <text:p>Step 3: Open Edit comment form</text:p>
          </table:table-cell>
          <table:table-cell table:style-name="ce167" office:value-type="string">
            <text:p>- Login as user having moderation right or author of the comment</text:p>
            <text:p>- Go to the question that is commented at step 2</text:p>
            <text:p>- Click Edit button </text:p>
          </table:table-cell>
          <table:table-cell table:style-name="ce167" office:value-type="string">
            <text:p>- Edit comment form is shown properly with original data available for editing</text:p>
          </table:table-cell>
          <table:table-cell table:style-name="ce217" office:value-type="string">
            <text:p>Medium</text:p>
          </table:table-cell>
          <table:table-cell table:number-columns-repeated="218"/>
        </table:table-row>
        <table:table-row table:style-name="ro12">
          <table:table-cell table:style-name="ce149" table:formula="of:=IF(VALUE(MID([.F266];6;FIND(&quot;:&quot;;[.F266];1)-FIND(&quot; &quot;;[.F266];1)-1))&gt;VALUE(MID([.F265];6;FIND(&quot;:&quot;;[.F265];1)-FIND(&quot; &quot;;[.F265];1)-1));&quot;&quot;;MAX([.A$7:.A265])+1)">
            <text:p/>
          </table:table-cell>
          <table:table-cell table:style-name="ce198" office:value-type="string">
            <text:p>ANS_16_002</text:p>
          </table:table-cell>
          <table:table-cell table:style-name="ce164" table:formula="of:=IF(VALUE(MID([.F266];6;FIND(&quot;:&quot;;[.F266];1)-FIND(&quot; &quot;;[.F266];1)-1))&gt;VALUE(MID([.F265];6;FIND(&quot;:&quot;;[.F265];1)-FIND(&quot; &quot;;[.F265];1)-1));[.C265];[.C265]+1)" office:value-type="float" office:value="1">
            <text:p>001</text:p>
          </table:table-cell>
          <table:table-cell table:style-name="ce169" office:value-type="string">
            <text:p>KS\Answers\Question\Comment\Edit</text:p>
          </table:table-cell>
          <table:table-cell table:style-name="ce204" office:value-type="string">
            <text:p>Edit comment with valid data</text:p>
          </table:table-cell>
          <table:table-cell table:style-name="ce167" office:value-type="string">
            <text:p>Step 4: Edit comment</text:p>
          </table:table-cell>
          <table:table-cell table:style-name="ce167" office:value-type="string">
            <text:p>- Make changes on Edit comment form</text:p>
            <text:p>- Click Save button</text:p>
          </table:table-cell>
          <table:table-cell table:style-name="ce167" office:value-type="string">
            <text:p>- <text:s/>Comment is edited properly</text:p>
          </table:table-cell>
          <table:table-cell table:style-name="ce217" office:value-type="string">
            <text:p>Medium</text:p>
          </table:table-cell>
          <table:table-cell table:number-columns-repeated="218"/>
        </table:table-row>
        <table:table-row table:style-name="ro60">
          <table:table-cell table:style-name="ce149" table:formula="of:=IF(VALUE(MID([.F267];6;FIND(&quot;:&quot;;[.F267];1)-FIND(&quot; &quot;;[.F267];1)-1))&gt;VALUE(MID([.F266];6;FIND(&quot;:&quot;;[.F266];1)-FIND(&quot; &quot;;[.F266];1)-1));&quot;&quot;;MAX([.A$7:.A266])+1)" office:value-type="float" office:value="76">
            <text:p>076</text:p>
          </table:table-cell>
          <table:table-cell table:style-name="ce198" office:value-type="string">
            <text:p>ANS_16_002</text:p>
          </table:table-cell>
          <table:table-cell table:style-name="ce164" table:formula="of:=IF(VALUE(MID([.F267];6;FIND(&quot;:&quot;;[.F267];1)-FIND(&quot; &quot;;[.F267];1)-1))&gt;VALUE(MID([.F266];6;FIND(&quot;:&quot;;[.F266];1)-FIND(&quot; &quot;;[.F266];1)-1));[.C266];[.C266]+1)" office:value-type="float" office:value="2">
            <text:p>002</text:p>
          </table:table-cell>
          <table:table-cell table:style-name="ce169" office:value-type="string">
            <text:p>KS\Answers\Question\Comment\Edit</text:p>
          </table:table-cell>
          <table:table-cell table:style-name="ce72" office:value-type="string">
            <text:p>Edit comment with blank entry for required fields.</text:p>
          </table:table-cell>
          <table:table-cell table:style-name="ce167" office:value-type="string">
            <text:p>Step 1: Create category and question</text:p>
          </table:table-cell>
          <table:table-cell table:style-name="ce167" office:value-type="string">
            <text:p>- Login as user having right to add category and question</text:p>
            <text:p>- Comment question</text:p>
          </table:table-cell>
          <table:table-cell table:style-name="ce167" office:value-type="string">
            <text:p>- Category, question and comments are created properly.</text:p>
          </table:table-cell>
          <table:table-cell table:style-name="ce217" office:value-type="string">
            <text:p>Medium</text:p>
          </table:table-cell>
          <table:table-cell table:number-columns-repeated="218"/>
        </table:table-row>
        <table:table-row table:style-name="ro80">
          <table:table-cell table:style-name="ce149" table:formula="of:=IF(VALUE(MID([.F268];6;FIND(&quot;:&quot;;[.F268];1)-FIND(&quot; &quot;;[.F268];1)-1))&gt;VALUE(MID([.F267];6;FIND(&quot;:&quot;;[.F267];1)-FIND(&quot; &quot;;[.F267];1)-1));&quot;&quot;;MAX([.A$7:.A267])+1)">
            <text:p/>
          </table:table-cell>
          <table:table-cell table:style-name="ce198" office:value-type="string">
            <text:p>ANS_16_002</text:p>
          </table:table-cell>
          <table:table-cell table:style-name="ce164" table:formula="of:=IF(VALUE(MID([.F268];6;FIND(&quot;:&quot;;[.F268];1)-FIND(&quot; &quot;;[.F268];1)-1))&gt;VALUE(MID([.F267];6;FIND(&quot;:&quot;;[.F267];1)-FIND(&quot; &quot;;[.F267];1)-1));[.C267];[.C267]+1)" office:value-type="float" office:value="2">
            <text:p>002</text:p>
          </table:table-cell>
          <table:table-cell table:style-name="ce169" office:value-type="string">
            <text:p>KS\Answers\Question\Comment\Edit</text:p>
          </table:table-cell>
          <table:table-cell table:style-name="ce204" office:value-type="string">
            <text:p>Edit comment with blank entry for required fields.</text:p>
          </table:table-cell>
          <table:table-cell table:style-name="ce167" office:value-type="string">
            <text:p>Step 2: Open Edit comment form</text:p>
          </table:table-cell>
          <table:table-cell table:style-name="ce167" office:value-type="string">
            <text:p>- Login as user having moderation right or author of the comment</text:p>
            <text:p>- Go to the question that has comment</text:p>
            <text:p>- Click Edit button </text:p>
          </table:table-cell>
          <table:table-cell table:style-name="ce167" office:value-type="string">
            <text:p>- Edit comment form is shown properly with original data available for editing</text:p>
          </table:table-cell>
          <table:table-cell table:style-name="ce217" office:value-type="string">
            <text:p>Medium</text:p>
          </table:table-cell>
          <table:table-cell table:number-columns-repeated="218"/>
        </table:table-row>
        <table:table-row table:style-name="ro71">
          <table:table-cell table:style-name="ce149" table:formula="of:=IF(VALUE(MID([.F269];6;FIND(&quot;:&quot;;[.F269];1)-FIND(&quot; &quot;;[.F269];1)-1))&gt;VALUE(MID([.F268];6;FIND(&quot;:&quot;;[.F268];1)-FIND(&quot; &quot;;[.F268];1)-1));&quot;&quot;;MAX([.A$7:.A268])+1)">
            <text:p/>
          </table:table-cell>
          <table:table-cell table:style-name="ce198" office:value-type="string">
            <text:p>ANS_16_002</text:p>
          </table:table-cell>
          <table:table-cell table:style-name="ce164" table:formula="of:=IF(VALUE(MID([.F269];6;FIND(&quot;:&quot;;[.F269];1)-FIND(&quot; &quot;;[.F269];1)-1))&gt;VALUE(MID([.F268];6;FIND(&quot;:&quot;;[.F268];1)-FIND(&quot; &quot;;[.F268];1)-1));[.C268];[.C268]+1)" office:value-type="float" office:value="2">
            <text:p>002</text:p>
          </table:table-cell>
          <table:table-cell table:style-name="ce169" office:value-type="string">
            <text:p>KS\Answers\Question\Comment\Edit</text:p>
          </table:table-cell>
          <table:table-cell table:style-name="ce204" office:value-type="string">
            <text:p>Edit comment with blank entry for required fields.</text:p>
          </table:table-cell>
          <table:table-cell table:style-name="ce167" office:value-type="string">
            <text:p>Step 3: Edit comment with blank data</text:p>
          </table:table-cell>
          <table:table-cell table:style-name="ce167" office:value-type="string">
            <text:p>- Do not input data into required fields</text:p>
            <text:p>- Click Save button</text:p>
          </table:table-cell>
          <table:table-cell table:style-name="ce167" office:value-type="string">
            <text:p>- Alert message is shown to inform that required field must be input</text:p>
            <text:p/>
          </table:table-cell>
          <table:table-cell table:style-name="ce217" office:value-type="string">
            <text:p>Medium</text:p>
          </table:table-cell>
          <table:table-cell table:number-columns-repeated="218"/>
        </table:table-row>
        <table:table-row table:style-name="ro50">
          <table:table-cell table:style-name="ce149" table:formula="of:=IF(VALUE(MID([.F270];6;FIND(&quot;:&quot;;[.F270];1)-FIND(&quot; &quot;;[.F270];1)-1))&gt;VALUE(MID([.F269];6;FIND(&quot;:&quot;;[.F269];1)-FIND(&quot; &quot;;[.F269];1)-1));&quot;&quot;;MAX([.A$7:.A269])+1)" office:value-type="float" office:value="77">
            <text:p>077</text:p>
          </table:table-cell>
          <table:table-cell table:style-name="ce198" office:value-type="string">
            <text:p>ANS_16_002</text:p>
          </table:table-cell>
          <table:table-cell table:style-name="ce164" table:formula="of:=IF(VALUE(MID([.F270];6;FIND(&quot;:&quot;;[.F270];1)-FIND(&quot; &quot;;[.F270];1)-1))&gt;VALUE(MID([.F269];6;FIND(&quot;:&quot;;[.F269];1)-FIND(&quot; &quot;;[.F269];1)-1));[.C269];[.C269]+1)" office:value-type="float" office:value="3">
            <text:p>003</text:p>
          </table:table-cell>
          <table:table-cell table:style-name="ce169" office:value-type="string">
            <text:p>KS\Answers\Question\Comment\Edit</text:p>
          </table:table-cell>
          <table:table-cell table:style-name="ce72" office:value-type="string">
            <text:p>Edit comment in case the question no longer exist</text:p>
          </table:table-cell>
          <table:table-cell table:style-name="ce167" office:value-type="string">
            <text:p>Step 1: Create category and question</text:p>
          </table:table-cell>
          <table:table-cell table:style-name="ce167" office:value-type="string">
            <text:p>- Login as user having right to add category, question and comment</text:p>
          </table:table-cell>
          <table:table-cell table:style-name="ce167" office:value-type="string">
            <text:p>- Category, question and comment are created properly.</text:p>
          </table:table-cell>
          <table:table-cell table:style-name="ce217" office:value-type="string">
            <text:p>Medium</text:p>
          </table:table-cell>
          <table:table-cell table:number-columns-repeated="218"/>
        </table:table-row>
        <table:table-row table:style-name="ro43">
          <table:table-cell table:style-name="ce149" table:formula="of:=IF(VALUE(MID([.F271];6;FIND(&quot;:&quot;;[.F271];1)-FIND(&quot; &quot;;[.F271];1)-1))&gt;VALUE(MID([.F270];6;FIND(&quot;:&quot;;[.F270];1)-FIND(&quot; &quot;;[.F270];1)-1));&quot;&quot;;MAX([.A$7:.A270])+1)">
            <text:p/>
          </table:table-cell>
          <table:table-cell table:style-name="ce198" office:value-type="string">
            <text:p>ANS_16_002</text:p>
          </table:table-cell>
          <table:table-cell table:style-name="ce164" table:formula="of:=IF(VALUE(MID([.F271];6;FIND(&quot;:&quot;;[.F271];1)-FIND(&quot; &quot;;[.F271];1)-1))&gt;VALUE(MID([.F270];6;FIND(&quot;:&quot;;[.F270];1)-FIND(&quot; &quot;;[.F270];1)-1));[.C270];[.C270]+1)" office:value-type="float" office:value="3">
            <text:p>003</text:p>
          </table:table-cell>
          <table:table-cell table:style-name="ce169" office:value-type="string">
            <text:p>KS\Answers\Question\Comment\Edit</text:p>
          </table:table-cell>
          <table:table-cell table:style-name="ce204" office:value-type="string">
            <text:p>Edit comment in case the question no longer exist</text:p>
          </table:table-cell>
          <table:table-cell table:style-name="ce167" office:value-type="string">
            <text:p>Step 2: Open Edit comment form</text:p>
          </table:table-cell>
          <table:table-cell table:style-name="ce167" office:value-type="string">
            <text:p>- Login as user having moderation right or author of the comment</text:p>
            <text:p>- Go to the question that has comment</text:p>
            <text:p>- Click Edit button </text:p>
          </table:table-cell>
          <table:table-cell table:style-name="ce167" office:value-type="string">
            <text:p>- Edit comment form is shown properly with original data available for editing</text:p>
          </table:table-cell>
          <table:table-cell table:style-name="ce217" office:value-type="string">
            <text:p>Medium</text:p>
          </table:table-cell>
          <table:table-cell table:number-columns-repeated="218"/>
        </table:table-row>
        <table:table-row table:style-name="ro81">
          <table:table-cell table:style-name="ce149" table:formula="of:=IF(VALUE(MID([.F272];6;FIND(&quot;:&quot;;[.F272];1)-FIND(&quot; &quot;;[.F272];1)-1))&gt;VALUE(MID([.F271];6;FIND(&quot;:&quot;;[.F271];1)-FIND(&quot; &quot;;[.F271];1)-1));&quot;&quot;;MAX([.A$7:.A271])+1)">
            <text:p/>
          </table:table-cell>
          <table:table-cell table:style-name="ce198" office:value-type="string">
            <text:p>ANS_16_002</text:p>
          </table:table-cell>
          <table:table-cell table:style-name="ce164" table:formula="of:=IF(VALUE(MID([.F272];6;FIND(&quot;:&quot;;[.F272];1)-FIND(&quot; &quot;;[.F272];1)-1))&gt;VALUE(MID([.F271];6;FIND(&quot;:&quot;;[.F271];1)-FIND(&quot; &quot;;[.F271];1)-1));[.C271];[.C271]+1)" office:value-type="float" office:value="3">
            <text:p>003</text:p>
          </table:table-cell>
          <table:table-cell table:style-name="ce169" office:value-type="string">
            <text:p>KS\Answers\Question\Comment\Edit</text:p>
          </table:table-cell>
          <table:table-cell table:style-name="ce204" office:value-type="string">
            <text:p>Edit comment in case the question no longer exist</text:p>
          </table:table-cell>
          <table:table-cell table:style-name="ce167" office:value-type="string">
            <text:p>Step 3: Delete the current question</text:p>
          </table:table-cell>
          <table:table-cell table:style-name="ce211" office:value-type="string">
            <text:p>- Open the other window and login as administrator or moderator </text:p>
            <text:p>- Delete the question that is being viewed at step 2</text:p>
          </table:table-cell>
          <table:table-cell table:style-name="ce167" office:value-type="string">
            <text:p>- The question is deleted properly.</text:p>
          </table:table-cell>
          <table:table-cell table:style-name="ce217" office:value-type="string">
            <text:p>Medium</text:p>
          </table:table-cell>
          <table:table-cell table:number-columns-repeated="218"/>
        </table:table-row>
        <table:table-row table:style-name="ro82">
          <table:table-cell table:style-name="ce149" table:formula="of:=IF(VALUE(MID([.F273];6;FIND(&quot;:&quot;;[.F273];1)-FIND(&quot; &quot;;[.F273];1)-1))&gt;VALUE(MID([.F272];6;FIND(&quot;:&quot;;[.F272];1)-FIND(&quot; &quot;;[.F272];1)-1));&quot;&quot;;MAX([.A$7:.A272])+1)">
            <text:p/>
          </table:table-cell>
          <table:table-cell table:style-name="ce198" office:value-type="string">
            <text:p>ANS_16_002</text:p>
          </table:table-cell>
          <table:table-cell table:style-name="ce164" table:formula="of:=IF(VALUE(MID([.F273];6;FIND(&quot;:&quot;;[.F273];1)-FIND(&quot; &quot;;[.F273];1)-1))&gt;VALUE(MID([.F272];6;FIND(&quot;:&quot;;[.F272];1)-FIND(&quot; &quot;;[.F272];1)-1));[.C272];[.C272]+1)" office:value-type="float" office:value="3">
            <text:p>003</text:p>
          </table:table-cell>
          <table:table-cell table:style-name="ce169" office:value-type="string">
            <text:p>KS\Answers\Question\Comment\Edit</text:p>
          </table:table-cell>
          <table:table-cell table:style-name="ce204" office:value-type="string">
            <text:p>Edit comment in case the question no longer exist</text:p>
          </table:table-cell>
          <table:table-cell table:style-name="ce167" office:value-type="string">
            <text:p>Step 4: Edit comment</text:p>
          </table:table-cell>
          <table:table-cell table:style-name="ce211" office:value-type="string">
            <text:p>- Back the window that is being viewed at step 2</text:p>
            <text:p>- Input text into required field</text:p>
            <text:p>- Click Save button</text:p>
          </table:table-cell>
          <table:table-cell table:style-name="ce167" office:value-type="string">
            <text:p>- Alert message is shown that question no longer exits to comment</text:p>
          </table:table-cell>
          <table:table-cell table:style-name="ce217" office:value-type="string">
            <text:p>Medium</text:p>
          </table:table-cell>
          <table:table-cell table:number-columns-repeated="218"/>
        </table:table-row>
        <table:table-row table:style-name="ro48">
          <table:table-cell table:style-name="ce149" table:formula="of:=IF(VALUE(MID([.F274];6;FIND(&quot;:&quot;;[.F274];1)-FIND(&quot; &quot;;[.F274];1)-1))&gt;VALUE(MID([.F273];6;FIND(&quot;:&quot;;[.F273];1)-FIND(&quot; &quot;;[.F273];1)-1));&quot;&quot;;MAX([.A$7:.A273])+1)" office:value-type="float" office:value="78">
            <text:p>078</text:p>
          </table:table-cell>
          <table:table-cell table:style-name="ce198" office:value-type="string">
            <text:p>ANS_16_003</text:p>
          </table:table-cell>
          <table:table-cell table:style-name="ce164" office:value-type="float" office:value="1">
            <text:p>001</text:p>
          </table:table-cell>
          <table:table-cell table:style-name="ce63" office:value-type="string">
            <text:p>KS\Answers\Question\Comment</text:p>
          </table:table-cell>
          <table:table-cell table:style-name="ce72" office:value-type="string">
            <text:p>Delete comment</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83">
          <table:table-cell table:style-name="ce149" table:formula="of:=IF(VALUE(MID([.F275];6;FIND(&quot;:&quot;;[.F275];1)-FIND(&quot; &quot;;[.F275];1)-1))&gt;VALUE(MID([.F274];6;FIND(&quot;:&quot;;[.F274];1)-FIND(&quot; &quot;;[.F274];1)-1));&quot;&quot;;MAX([.A$7:.A274])+1)">
            <text:p/>
          </table:table-cell>
          <table:table-cell table:style-name="ce198" office:value-type="string">
            <text:p>ANS_16_003</text:p>
          </table:table-cell>
          <table:table-cell table:style-name="ce164" table:formula="of:=IF(VALUE(MID([.F275];6;FIND(&quot;:&quot;;[.F275];1)-FIND(&quot; &quot;;[.F275];1)-1))&gt;VALUE(MID([.F274];6;FIND(&quot;:&quot;;[.F274];1)-FIND(&quot; &quot;;[.F274];1)-1));[.C274];[.C274]+1)" office:value-type="float" office:value="1">
            <text:p>001</text:p>
          </table:table-cell>
          <table:table-cell table:style-name="ce169" office:value-type="string">
            <text:p>KS\Answers\Question\Comment</text:p>
          </table:table-cell>
          <table:table-cell table:style-name="ce204" office:value-type="string">
            <text:p>Delete comment</text:p>
          </table:table-cell>
          <table:table-cell table:style-name="ce167" office:value-type="string">
            <text:p>Step 2: Comment question</text:p>
          </table:table-cell>
          <table:table-cell table:style-name="ce167" office:value-type="string">
            <text:p>- Click on specific question to view</text:p>
            <text:p>- Comment question</text:p>
          </table:table-cell>
          <table:table-cell table:style-name="ce167" office:value-type="string">
            <text:p>- Question is commented properly</text:p>
            <text:p/>
          </table:table-cell>
          <table:table-cell table:style-name="ce217" office:value-type="string">
            <text:p>Medium</text:p>
          </table:table-cell>
          <table:table-cell table:number-columns-repeated="218"/>
        </table:table-row>
        <table:table-row table:style-name="ro82">
          <table:table-cell table:style-name="ce149" table:formula="of:=IF(VALUE(MID([.F276];6;FIND(&quot;:&quot;;[.F276];1)-FIND(&quot; &quot;;[.F276];1)-1))&gt;VALUE(MID([.F275];6;FIND(&quot;:&quot;;[.F275];1)-FIND(&quot; &quot;;[.F275];1)-1));&quot;&quot;;MAX([.A$7:.A275])+1)">
            <text:p/>
          </table:table-cell>
          <table:table-cell table:style-name="ce198" office:value-type="string">
            <text:p>ANS_16_003</text:p>
          </table:table-cell>
          <table:table-cell table:style-name="ce164" table:formula="of:=IF(VALUE(MID([.F276];6;FIND(&quot;:&quot;;[.F276];1)-FIND(&quot; &quot;;[.F276];1)-1))&gt;VALUE(MID([.F275];6;FIND(&quot;:&quot;;[.F275];1)-FIND(&quot; &quot;;[.F275];1)-1));[.C275];[.C275]+1)" office:value-type="float" office:value="1">
            <text:p>001</text:p>
          </table:table-cell>
          <table:table-cell table:style-name="ce169" office:value-type="string">
            <text:p>KS\Answers\Question\Comment</text:p>
          </table:table-cell>
          <table:table-cell table:style-name="ce204" office:value-type="string">
            <text:p>Delete comment</text:p>
          </table:table-cell>
          <table:table-cell table:style-name="ce167" office:value-type="string">
            <text:p>Step 3: Delete comment</text:p>
          </table:table-cell>
          <table:table-cell table:style-name="ce167" office:value-type="string">
            <text:p>- Login as user having moderation right or author of the comment</text:p>
            <text:p>- Go to the question that is commented at step 2</text:p>
            <text:p>- Click Delete button on the comment</text:p>
          </table:table-cell>
          <table:table-cell table:style-name="ce167" office:value-type="string">
            <text:p>- Delete confirm message is shown.</text:p>
          </table:table-cell>
          <table:table-cell table:style-name="ce217" office:value-type="string">
            <text:p>Medium</text:p>
          </table:table-cell>
          <table:table-cell table:number-columns-repeated="218"/>
        </table:table-row>
        <table:table-row table:style-name="ro84">
          <table:table-cell table:style-name="ce149" table:formula="of:=IF(VALUE(MID([.F277];6;FIND(&quot;:&quot;;[.F277];1)-FIND(&quot; &quot;;[.F277];1)-1))&gt;VALUE(MID([.F276];6;FIND(&quot;:&quot;;[.F276];1)-FIND(&quot; &quot;;[.F276];1)-1));&quot;&quot;;MAX([.A$7:.A276])+1)">
            <text:p/>
          </table:table-cell>
          <table:table-cell table:style-name="ce198" office:value-type="string">
            <text:p>ANS_16_003</text:p>
          </table:table-cell>
          <table:table-cell table:style-name="ce164" table:formula="of:=IF(VALUE(MID([.F277];6;FIND(&quot;:&quot;;[.F277];1)-FIND(&quot; &quot;;[.F277];1)-1))&gt;VALUE(MID([.F276];6;FIND(&quot;:&quot;;[.F276];1)-FIND(&quot; &quot;;[.F276];1)-1));[.C276];[.C276]+1)" office:value-type="float" office:value="1">
            <text:p>001</text:p>
          </table:table-cell>
          <table:table-cell table:style-name="ce169" office:value-type="string">
            <text:p>KS\Answers\Question\Comment</text:p>
          </table:table-cell>
          <table:table-cell table:style-name="ce204" office:value-type="string">
            <text:p>Delete comment</text:p>
          </table:table-cell>
          <table:table-cell table:style-name="ce167" office:value-type="string">
            <text:p>Step 4: Confirm deletion</text:p>
          </table:table-cell>
          <table:table-cell table:style-name="ce167" office:value-type="string">
            <text:p>- Click Yes/No</text:p>
          </table:table-cell>
          <table:table-cell table:style-name="ce167" office:value-type="string">
            <text:p>- In case, 'Yes' button is clicked, the comment is deleted properly</text:p>
            <text:p>- In case, 'No' button is clicked, delete action is canceled.</text:p>
          </table:table-cell>
          <table:table-cell table:style-name="ce217" office:value-type="string">
            <text:p>Medium</text:p>
          </table:table-cell>
          <table:table-cell table:number-columns-repeated="218"/>
        </table:table-row>
        <table:table-row table:style-name="ro71">
          <table:table-cell table:style-name="ce149" table:formula="of:=IF(VALUE(MID([.F278];6;FIND(&quot;:&quot;;[.F278];1)-FIND(&quot; &quot;;[.F278];1)-1))&gt;VALUE(MID([.F277];6;FIND(&quot;:&quot;;[.F277];1)-FIND(&quot; &quot;;[.F277];1)-1));&quot;&quot;;MAX([.A$7:.A277])+1)" office:value-type="float" office:value="79">
            <text:p>079</text:p>
          </table:table-cell>
          <table:table-cell table:style-name="ce198" office:value-type="string">
            <text:p>ANS_17</text:p>
          </table:table-cell>
          <table:table-cell table:style-name="ce164" office:value-type="float" office:value="1">
            <text:p>001</text:p>
          </table:table-cell>
          <table:table-cell table:style-name="ce63" office:value-type="string">
            <text:p>KS\Answers\Question\Promote Comment</text:p>
          </table:table-cell>
          <table:table-cell table:style-name="ce72" office:value-type="string">
            <text:p>Promote comment</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Medium</text:p>
          </table:table-cell>
          <table:table-cell table:number-columns-repeated="218"/>
        </table:table-row>
        <table:table-row table:style-name="ro71">
          <table:table-cell table:style-name="ce149" table:formula="of:=IF(VALUE(MID([.F279];6;FIND(&quot;:&quot;;[.F279];1)-FIND(&quot; &quot;;[.F279];1)-1))&gt;VALUE(MID([.F278];6;FIND(&quot;:&quot;;[.F278];1)-FIND(&quot; &quot;;[.F278];1)-1));&quot;&quot;;MAX([.A$7:.A278])+1)">
            <text:p/>
          </table:table-cell>
          <table:table-cell table:style-name="ce198" office:value-type="string">
            <text:p>ANS_17</text:p>
          </table:table-cell>
          <table:table-cell table:style-name="ce164" table:formula="of:=IF(VALUE(MID([.F279];6;FIND(&quot;:&quot;;[.F279];1)-FIND(&quot; &quot;;[.F279];1)-1))&gt;VALUE(MID([.F278];6;FIND(&quot;:&quot;;[.F278];1)-FIND(&quot; &quot;;[.F278];1)-1));[.C278];[.C278]+1)" office:value-type="float" office:value="1">
            <text:p>001</text:p>
          </table:table-cell>
          <table:table-cell table:style-name="ce169" office:value-type="string">
            <text:p>KS\Answers\Question\Promote Comment</text:p>
          </table:table-cell>
          <table:table-cell table:style-name="ce204" office:value-type="string">
            <text:p>Promote comment</text:p>
          </table:table-cell>
          <table:table-cell table:style-name="ce167" office:value-type="string">
            <text:p>Step 2: Comment question</text:p>
          </table:table-cell>
          <table:table-cell table:style-name="ce167" office:value-type="string">
            <text:p>- Click on specific question to view</text:p>
            <text:p>- Comment question</text:p>
          </table:table-cell>
          <table:table-cell table:style-name="ce167" office:value-type="string">
            <text:p>- Question is commented properly</text:p>
            <text:p/>
          </table:table-cell>
          <table:table-cell table:style-name="ce217" office:value-type="string">
            <text:p>Medium</text:p>
          </table:table-cell>
          <table:table-cell table:number-columns-repeated="218"/>
        </table:table-row>
        <table:table-row table:style-name="ro85">
          <table:table-cell table:style-name="ce149" table:formula="of:=IF(VALUE(MID([.F280];6;FIND(&quot;:&quot;;[.F280];1)-FIND(&quot; &quot;;[.F280];1)-1))&gt;VALUE(MID([.F279];6;FIND(&quot;:&quot;;[.F279];1)-FIND(&quot; &quot;;[.F279];1)-1));&quot;&quot;;MAX([.A$7:.A279])+1)">
            <text:p/>
          </table:table-cell>
          <table:table-cell table:style-name="ce198" office:value-type="string">
            <text:p>ANS_17</text:p>
          </table:table-cell>
          <table:table-cell table:style-name="ce164" table:formula="of:=IF(VALUE(MID([.F280];6;FIND(&quot;:&quot;;[.F280];1)-FIND(&quot; &quot;;[.F280];1)-1))&gt;VALUE(MID([.F279];6;FIND(&quot;:&quot;;[.F279];1)-FIND(&quot; &quot;;[.F279];1)-1));[.C279];[.C279]+1)" office:value-type="float" office:value="1">
            <text:p>001</text:p>
          </table:table-cell>
          <table:table-cell table:style-name="ce169" office:value-type="string">
            <text:p>KS\Answers\Question\Promote Comment</text:p>
          </table:table-cell>
          <table:table-cell table:style-name="ce204" office:value-type="string">
            <text:p>Promote comment</text:p>
          </table:table-cell>
          <table:table-cell table:style-name="ce169" office:value-type="string">
            <text:p>Step 3: Promote question</text:p>
          </table:table-cell>
          <table:table-cell table:style-name="ce167" office:value-type="string">
            <text:p>- Login as user having moderation right</text:p>
            <text:p>- Go to the question that is commented at step 2</text:p>
            <text:p>- Click promote button on the comment</text:p>
          </table:table-cell>
          <table:table-cell table:style-name="ce169" office:value-type="string">
            <text:p>- The comment is promoted to be the question's answer</text:p>
          </table:table-cell>
          <table:table-cell table:style-name="ce217" office:value-type="string">
            <text:p>Medium</text:p>
          </table:table-cell>
          <table:table-cell table:number-columns-repeated="218"/>
        </table:table-row>
        <table:table-row table:style-name="ro5">
          <table:table-cell table:style-name="ce149" table:formula="of:=IF(VALUE(MID([.F281];6;FIND(&quot;:&quot;;[.F281];1)-FIND(&quot; &quot;;[.F281];1)-1))&gt;VALUE(MID([.F280];6;FIND(&quot;:&quot;;[.F280];1)-FIND(&quot; &quot;;[.F280];1)-1));&quot;&quot;;MAX([.A$7:.A280])+1)" office:value-type="float" office:value="80">
            <text:p>080</text:p>
          </table:table-cell>
          <table:table-cell table:style-name="ce198" office:value-type="string">
            <text:p>ANS_18</text:p>
          </table:table-cell>
          <table:table-cell table:style-name="ce164" office:value-type="float" office:value="1">
            <text:p>001</text:p>
          </table:table-cell>
          <table:table-cell table:style-name="ce63" office:value-type="string">
            <text:p>KS\Answers\Question\Vote</text:p>
          </table:table-cell>
          <table:table-cell table:style-name="ce68" office:value-type="string">
            <text:p>Vote question</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Low</text:p>
          </table:table-cell>
          <table:table-cell table:number-columns-repeated="218"/>
        </table:table-row>
        <table:table-row table:style-name="ro5">
          <table:table-cell table:style-name="ce149" table:formula="of:=IF(VALUE(MID([.F282];6;FIND(&quot;:&quot;;[.F282];1)-FIND(&quot; &quot;;[.F282];1)-1))&gt;VALUE(MID([.F281];6;FIND(&quot;:&quot;;[.F281];1)-FIND(&quot; &quot;;[.F281];1)-1));&quot;&quot;;MAX([.A$7:.A281])+1)">
            <text:p/>
          </table:table-cell>
          <table:table-cell table:style-name="ce198" office:value-type="string">
            <text:p>ANS_18</text:p>
          </table:table-cell>
          <table:table-cell table:style-name="ce164" table:formula="of:=IF(VALUE(MID([.F282];6;FIND(&quot;:&quot;;[.F282];1)-FIND(&quot; &quot;;[.F282];1)-1))&gt;VALUE(MID([.F281];6;FIND(&quot;:&quot;;[.F281];1)-FIND(&quot; &quot;;[.F281];1)-1));[.C281];[.C281]+1)" office:value-type="float" office:value="1">
            <text:p>001</text:p>
          </table:table-cell>
          <table:table-cell table:style-name="ce169" office:value-type="string">
            <text:p>KS\Answers\Question\Vote</text:p>
          </table:table-cell>
          <table:table-cell table:style-name="ce167" office:value-type="string">
            <text:p>Vote question</text:p>
          </table:table-cell>
          <table:table-cell table:style-name="ce167" office:value-type="string">
            <text:p>Step 2: Show question to vote</text:p>
          </table:table-cell>
          <table:table-cell table:style-name="ce211" office:value-type="string">
            <text:p>- Click on specific question</text:p>
          </table:table-cell>
          <table:table-cell table:style-name="ce167" office:value-type="string">
            <text:p>- Question content is shown properly</text:p>
          </table:table-cell>
          <table:table-cell table:style-name="ce217" office:value-type="string">
            <text:p>Low</text:p>
          </table:table-cell>
          <table:table-cell table:number-columns-repeated="218"/>
        </table:table-row>
        <table:table-row table:style-name="ro9">
          <table:table-cell table:style-name="ce149" table:formula="of:=IF(VALUE(MID([.F283];6;FIND(&quot;:&quot;;[.F283];1)-FIND(&quot; &quot;;[.F283];1)-1))&gt;VALUE(MID([.F282];6;FIND(&quot;:&quot;;[.F282];1)-FIND(&quot; &quot;;[.F282];1)-1));&quot;&quot;;MAX([.A$7:.A282])+1)">
            <text:p/>
          </table:table-cell>
          <table:table-cell table:style-name="ce198" office:value-type="string">
            <text:p>ANS_18</text:p>
          </table:table-cell>
          <table:table-cell table:style-name="ce164" table:formula="of:=IF(VALUE(MID([.F283];6;FIND(&quot;:&quot;;[.F283];1)-FIND(&quot; &quot;;[.F283];1)-1))&gt;VALUE(MID([.F282];6;FIND(&quot;:&quot;;[.F282];1)-FIND(&quot; &quot;;[.F282];1)-1));[.C282];[.C282]+1)" office:value-type="float" office:value="1">
            <text:p>001</text:p>
          </table:table-cell>
          <table:table-cell table:style-name="ce169" office:value-type="string">
            <text:p>KS\Answers\Question\Vote</text:p>
          </table:table-cell>
          <table:table-cell table:style-name="ce167" office:value-type="string">
            <text:p>Vote question</text:p>
          </table:table-cell>
          <table:table-cell table:style-name="ce167" office:value-type="string">
            <text:p>Step 3: Choose number of star to vote</text:p>
          </table:table-cell>
          <table:table-cell table:style-name="ce167" office:value-type="string">
            <text:p>- Move the cursor on gray star till it turns to yellow, click on the last yellow star</text:p>
          </table:table-cell>
          <table:table-cell table:style-name="ce167" office:value-type="string">
            <text:p>- Move the cursor on gray star till it turns to yellow, click on the last yellow star</text:p>
          </table:table-cell>
          <table:table-cell table:style-name="ce217" office:value-type="string">
            <text:p>Low</text:p>
          </table:table-cell>
          <table:table-cell table:number-columns-repeated="218"/>
        </table:table-row>
        <table:table-row table:style-name="ro32">
          <table:table-cell table:style-name="ce149" table:formula="of:=IF(VALUE(MID([.F284];6;FIND(&quot;:&quot;;[.F284];1)-FIND(&quot; &quot;;[.F284];1)-1))&gt;VALUE(MID([.F283];6;FIND(&quot;:&quot;;[.F283];1)-FIND(&quot; &quot;;[.F283];1)-1));&quot;&quot;;MAX([.A$7:.A283])+1)">
            <text:p/>
          </table:table-cell>
          <table:table-cell table:style-name="ce198" office:value-type="string">
            <text:p>ANS_18</text:p>
          </table:table-cell>
          <table:table-cell table:style-name="ce164" table:formula="of:=IF(VALUE(MID([.F284];6;FIND(&quot;:&quot;;[.F284];1)-FIND(&quot; &quot;;[.F284];1)-1))&gt;VALUE(MID([.F283];6;FIND(&quot;:&quot;;[.F283];1)-FIND(&quot; &quot;;[.F283];1)-1));[.C283];[.C283]+1)" office:value-type="float" office:value="1">
            <text:p>001</text:p>
          </table:table-cell>
          <table:table-cell table:style-name="ce169" office:value-type="string">
            <text:p>KS\Answers\Question\Vote</text:p>
          </table:table-cell>
          <table:table-cell table:style-name="ce167" office:value-type="string">
            <text:p>Vote question</text:p>
          </table:table-cell>
          <table:table-cell table:style-name="ce167" office:value-type="string">
            <text:p>Step 4: Check question after voting</text:p>
          </table:table-cell>
          <table:table-cell table:style-name="ce167" office:value-type="string">
            <text:p>- Select category</text:p>
            <text:p>- Click on question voted in step 3</text:p>
          </table:table-cell>
          <table:table-cell table:style-name="ce167" office:value-type="string">
            <text:p>- Question is shown with its star rate</text:p>
            <text:p>- Vote statistic is calculated properly</text:p>
          </table:table-cell>
          <table:table-cell table:style-name="ce217" office:value-type="string">
            <text:p>Low</text:p>
          </table:table-cell>
          <table:table-cell table:number-columns-repeated="218"/>
        </table:table-row>
        <table:table-row table:style-name="ro41">
          <table:table-cell table:style-name="ce149" table:formula="of:=IF(VALUE(MID([.F285];6;FIND(&quot;:&quot;;[.F285];1)-FIND(&quot; &quot;;[.F285];1)-1))&gt;VALUE(MID([.F284];6;FIND(&quot;:&quot;;[.F284];1)-FIND(&quot; &quot;;[.F284];1)-1));&quot;&quot;;MAX([.A$7:.A284])+1)">
            <text:p/>
          </table:table-cell>
          <table:table-cell table:style-name="ce198" office:value-type="string">
            <text:p>ANS_18</text:p>
          </table:table-cell>
          <table:table-cell table:style-name="ce164" table:formula="of:=IF(VALUE(MID([.F285];6;FIND(&quot;:&quot;;[.F285];1)-FIND(&quot; &quot;;[.F285];1)-1))&gt;VALUE(MID([.F284];6;FIND(&quot;:&quot;;[.F284];1)-FIND(&quot; &quot;;[.F284];1)-1));[.C284];[.C284]+1)" office:value-type="float" office:value="1">
            <text:p>001</text:p>
          </table:table-cell>
          <table:table-cell table:style-name="ce169" office:value-type="string">
            <text:p>KS\Answers\Question\Vote</text:p>
          </table:table-cell>
          <table:table-cell table:style-name="ce167" office:value-type="string">
            <text:p>Vote question</text:p>
          </table:table-cell>
          <table:table-cell table:style-name="ce167" office:value-type="string">
            <text:p>Step 5: Check vote permission</text:p>
          </table:table-cell>
          <table:table-cell table:style-name="ce167" office:value-type="string">
            <text:p>- Login by user who has already voted for the question</text:p>
            <text:p>- Open question and try to vote star again</text:p>
          </table:table-cell>
          <table:table-cell table:style-name="ce167" office:value-type="string">
            <text:p>- Alert message is shown to notify that each user can only vote 1 time or vote function is hidden in case the user has already voted it.</text:p>
          </table:table-cell>
          <table:table-cell table:style-name="ce217" office:value-type="string">
            <text:p>Low</text:p>
          </table:table-cell>
          <table:table-cell table:number-columns-repeated="218"/>
        </table:table-row>
        <table:table-row table:style-name="ro32">
          <table:table-cell table:style-name="ce149" table:formula="of:=IF(VALUE(MID([.F286];6;FIND(&quot;:&quot;;[.F286];1)-FIND(&quot; &quot;;[.F286];1)-1))&gt;VALUE(MID([.F285];6;FIND(&quot;:&quot;;[.F285];1)-FIND(&quot; &quot;;[.F285];1)-1));&quot;&quot;;MAX([.A$7:.A285])+1)">
            <text:p/>
          </table:table-cell>
          <table:table-cell table:style-name="ce198" office:value-type="string">
            <text:p>ANS_18</text:p>
          </table:table-cell>
          <table:table-cell table:style-name="ce164" table:formula="of:=IF(VALUE(MID([.F286];6;FIND(&quot;:&quot;;[.F286];1)-FIND(&quot; &quot;;[.F286];1)-1))&gt;VALUE(MID([.F285];6;FIND(&quot;:&quot;;[.F285];1)-FIND(&quot; &quot;;[.F285];1)-1));[.C285];[.C285]+1)" office:value-type="float" office:value="1">
            <text:p>001</text:p>
          </table:table-cell>
          <table:table-cell table:style-name="ce169" office:value-type="string">
            <text:p>KS\Answers\Question\Vote</text:p>
          </table:table-cell>
          <table:table-cell table:style-name="ce167" office:value-type="string">
            <text:p>Vote question</text:p>
          </table:table-cell>
          <table:table-cell table:style-name="ce169" office:value-type="string">
            <text:p>Step 6: Vote by anonymous user</text:p>
          </table:table-cell>
          <table:table-cell table:style-name="ce169" office:value-type="string">
            <text:p>- Open question and try to vote star by anonymous user</text:p>
          </table:table-cell>
          <table:table-cell table:style-name="ce169" office:value-type="string">
            <text:p>- Vote function is not available with <text:s/>anonymous user.</text:p>
            <text:p>- Anonymous user can only view vote information.</text:p>
          </table:table-cell>
          <table:table-cell table:style-name="ce217" office:value-type="string">
            <text:p>Low</text:p>
          </table:table-cell>
          <table:table-cell table:number-columns-repeated="218"/>
        </table:table-row>
        <table:table-row table:style-name="ro32">
          <table:table-cell table:style-name="ce149" table:formula="of:=IF(VALUE(MID([.F287];6;FIND(&quot;:&quot;;[.F287];1)-FIND(&quot; &quot;;[.F287];1)-1))&gt;VALUE(MID([.F286];6;FIND(&quot;:&quot;;[.F286];1)-FIND(&quot; &quot;;[.F286];1)-1));&quot;&quot;;MAX([.A$7:.A286])+1)" office:value-type="float" office:value="81">
            <text:p>081</text:p>
          </table:table-cell>
          <table:table-cell table:style-name="ce198" office:value-type="string">
            <text:p>ANS_18</text:p>
          </table:table-cell>
          <table:table-cell table:style-name="ce164" table:formula="of:=IF(VALUE(MID([.F287];6;FIND(&quot;:&quot;;[.F287];1)-FIND(&quot; &quot;;[.F287];1)-1))&gt;VALUE(MID([.F286];6;FIND(&quot;:&quot;;[.F286];1)-FIND(&quot; &quot;;[.F286];1)-1));[.C286];[.C286]+1)" office:value-type="float" office:value="2">
            <text:p>002</text:p>
          </table:table-cell>
          <table:table-cell table:style-name="ce169" office:value-type="string">
            <text:p>KS\Answers\Question\Vote</text:p>
          </table:table-cell>
          <table:table-cell table:style-name="ce73" office:value-type="string">
            <text:p>Vote question which pending for approve by normal user</text:p>
          </table:table-cell>
          <table:table-cell table:style-name="ce167" office:value-type="string">
            <text:p>Step 1: Create category and question</text:p>
          </table:table-cell>
          <table:table-cell table:style-name="ce167" office:value-type="string">
            <text:p>- Login as user having right to add category </text:p>
            <text:p>- Add question with status is <text:s/>disapprove</text:p>
          </table:table-cell>
          <table:table-cell table:style-name="ce167" office:value-type="string">
            <text:p>- Category and question are created properly.</text:p>
          </table:table-cell>
          <table:table-cell table:style-name="ce217" office:value-type="string">
            <text:p>Low</text:p>
          </table:table-cell>
          <table:table-cell table:number-columns-repeated="218"/>
        </table:table-row>
        <table:table-row table:style-name="ro32">
          <table:table-cell table:style-name="ce149" table:formula="of:=IF(VALUE(MID([.F288];6;FIND(&quot;:&quot;;[.F288];1)-FIND(&quot; &quot;;[.F288];1)-1))&gt;VALUE(MID([.F287];6;FIND(&quot;:&quot;;[.F287];1)-FIND(&quot; &quot;;[.F287];1)-1));&quot;&quot;;MAX([.A$7:.A287])+1)">
            <text:p/>
          </table:table-cell>
          <table:table-cell table:style-name="ce198" office:value-type="string">
            <text:p>ANS_18</text:p>
          </table:table-cell>
          <table:table-cell table:style-name="ce164" table:formula="of:=IF(VALUE(MID([.F288];6;FIND(&quot;:&quot;;[.F288];1)-FIND(&quot; &quot;;[.F288];1)-1))&gt;VALUE(MID([.F287];6;FIND(&quot;:&quot;;[.F287];1)-FIND(&quot; &quot;;[.F287];1)-1));[.C287];[.C287]+1)" office:value-type="float" office:value="2">
            <text:p>002</text:p>
          </table:table-cell>
          <table:table-cell table:style-name="ce169" office:value-type="string">
            <text:p>KS\Answers\Question\Vote</text:p>
          </table:table-cell>
          <table:table-cell table:style-name="ce167" office:value-type="string">
            <text:p>Vote question which pending for approve by normal user</text:p>
          </table:table-cell>
          <table:table-cell table:style-name="ce167" office:value-type="string">
            <text:p>Step 2: Vote question</text:p>
          </table:table-cell>
          <table:table-cell table:style-name="ce211" office:value-type="string">
            <text:p>- Login by normal user</text:p>
            <text:p>- View question which added at step above</text:p>
            <text:p>- Left click on gray Stars</text:p>
          </table:table-cell>
          <table:table-cell table:style-name="ce167" office:value-type="string">
            <text:p>Nothing happen and can not vote pending question by normal user</text:p>
          </table:table-cell>
          <table:table-cell table:style-name="ce217" office:value-type="string">
            <text:p>Low</text:p>
          </table:table-cell>
          <table:table-cell table:number-columns-repeated="218"/>
        </table:table-row>
        <table:table-row table:style-name="ro5">
          <table:table-cell table:style-name="ce149" table:formula="of:=IF(VALUE(MID([.F289];6;FIND(&quot;:&quot;;[.F289];1)-FIND(&quot; &quot;;[.F289];1)-1))&gt;VALUE(MID([.F288];6;FIND(&quot;:&quot;;[.F288];1)-FIND(&quot; &quot;;[.F288];1)-1));&quot;&quot;;MAX([.A$7:.A288])+1)" office:value-type="float" office:value="82">
            <text:p>082</text:p>
          </table:table-cell>
          <table:table-cell table:style-name="ce198" office:value-type="string">
            <text:p>ANS_18</text:p>
          </table:table-cell>
          <table:table-cell table:style-name="ce164" table:formula="of:=IF(VALUE(MID([.F289];6;FIND(&quot;:&quot;;[.F289];1)-FIND(&quot; &quot;;[.F289];1)-1))&gt;VALUE(MID([.F288];6;FIND(&quot;:&quot;;[.F288];1)-FIND(&quot; &quot;;[.F288];1)-1));[.C288];[.C288]+1)" office:value-type="float" office:value="3">
            <text:p>003</text:p>
          </table:table-cell>
          <table:table-cell table:style-name="ce169" office:value-type="string">
            <text:p>KS\Answers\Question\Vote</text:p>
          </table:table-cell>
          <table:table-cell table:style-name="ce68" office:value-type="string">
            <text:p>Remove question vote</text:p>
          </table:table-cell>
          <table:table-cell table:style-name="ce167" office:value-type="string">
            <text:p>Step 1: Create category and question</text:p>
          </table:table-cell>
          <table:table-cell table:style-name="ce167" office:value-type="string">
            <text:p>- Login as user having right to add category and question</text:p>
          </table:table-cell>
          <table:table-cell table:style-name="ce167" office:value-type="string">
            <text:p>- Category and question are created properly.</text:p>
          </table:table-cell>
          <table:table-cell table:style-name="ce217" office:value-type="string">
            <text:p>Low</text:p>
          </table:table-cell>
          <table:table-cell table:number-columns-repeated="218"/>
        </table:table-row>
        <table:table-row table:style-name="ro5">
          <table:table-cell table:style-name="ce149" table:formula="of:=IF(VALUE(MID([.F290];6;FIND(&quot;:&quot;;[.F290];1)-FIND(&quot; &quot;;[.F290];1)-1))&gt;VALUE(MID([.F289];6;FIND(&quot;:&quot;;[.F289];1)-FIND(&quot; &quot;;[.F289];1)-1));&quot;&quot;;MAX([.A$7:.A289])+1)">
            <text:p/>
          </table:table-cell>
          <table:table-cell table:style-name="ce198" office:value-type="string">
            <text:p>ANS_18</text:p>
          </table:table-cell>
          <table:table-cell table:style-name="ce164" table:formula="of:=IF(VALUE(MID([.F290];6;FIND(&quot;:&quot;;[.F290];1)-FIND(&quot; &quot;;[.F290];1)-1))&gt;VALUE(MID([.F289];6;FIND(&quot;:&quot;;[.F289];1)-FIND(&quot; &quot;;[.F289];1)-1));[.C289];[.C289]+1)" office:value-type="float" office:value="3">
            <text:p>003</text:p>
          </table:table-cell>
          <table:table-cell table:style-name="ce169" office:value-type="string">
            <text:p>KS\Answers\Question\Vote</text:p>
          </table:table-cell>
          <table:table-cell table:style-name="ce167" office:value-type="string">
            <text:p>Remove question vote</text:p>
          </table:table-cell>
          <table:table-cell table:style-name="ce167" office:value-type="string">
            <text:p>Step 2: Show question to vote</text:p>
          </table:table-cell>
          <table:table-cell table:style-name="ce211" office:value-type="string">
            <text:p>- Click on specific question</text:p>
          </table:table-cell>
          <table:table-cell table:style-name="ce167" office:value-type="string">
            <text:p>- Question content is shown properly</text:p>
          </table:table-cell>
          <table:table-cell table:style-name="ce217" office:value-type="string">
            <text:p>Low</text:p>
          </table:table-cell>
          <table:table-cell table:number-columns-repeated="218"/>
        </table:table-row>
        <table:table-row table:style-name="ro9">
          <table:table-cell table:style-name="ce149" table:formula="of:=IF(VALUE(MID([.F291];6;FIND(&quot;:&quot;;[.F291];1)-FIND(&quot; &quot;;[.F291];1)-1))&gt;VALUE(MID([.F290];6;FIND(&quot;:&quot;;[.F290];1)-FIND(&quot; &quot;;[.F290];1)-1));&quot;&quot;;MAX([.A$7:.A290])+1)">
            <text:p/>
          </table:table-cell>
          <table:table-cell table:style-name="ce198" office:value-type="string">
            <text:p>ANS_18</text:p>
          </table:table-cell>
          <table:table-cell table:style-name="ce164" table:formula="of:=IF(VALUE(MID([.F291];6;FIND(&quot;:&quot;;[.F291];1)-FIND(&quot; &quot;;[.F291];1)-1))&gt;VALUE(MID([.F290];6;FIND(&quot;:&quot;;[.F290];1)-FIND(&quot; &quot;;[.F290];1)-1));[.C290];[.C290]+1)" office:value-type="float" office:value="3">
            <text:p>003</text:p>
          </table:table-cell>
          <table:table-cell table:style-name="ce169" office:value-type="string">
            <text:p>KS\Answers\Question\Vote</text:p>
          </table:table-cell>
          <table:table-cell table:style-name="ce167" office:value-type="string">
            <text:p>Remove question vote</text:p>
          </table:table-cell>
          <table:table-cell table:style-name="ce169" office:value-type="string">
            <text:p>Step 3: Remove question vote</text:p>
          </table:table-cell>
          <table:table-cell table:style-name="ce167" office:value-type="string">
            <text:p>- Move the cursor on gray star till it turns to yellow, click on the last yellow star</text:p>
          </table:table-cell>
          <table:table-cell table:style-name="ce167" office:value-type="string">
            <text:p>- Move the cursor on gray star till it turns to yellow, click on the last yellow star</text:p>
          </table:table-cell>
          <table:table-cell table:style-name="ce217" office:value-type="string">
            <text:p>Low</text:p>
          </table:table-cell>
          <table:table-cell table:number-columns-repeated="218"/>
        </table:table-row>
        <table:table-row table:style-name="ro32">
          <table:table-cell table:style-name="ce149" table:formula="of:=IF(VALUE(MID([.F292];6;FIND(&quot;:&quot;;[.F292];1)-FIND(&quot; &quot;;[.F292];1)-1))&gt;VALUE(MID([.F291];6;FIND(&quot;:&quot;;[.F291];1)-FIND(&quot; &quot;;[.F291];1)-1));&quot;&quot;;MAX([.A$7:.A291])+1)">
            <text:p/>
          </table:table-cell>
          <table:table-cell table:style-name="ce198" office:value-type="string">
            <text:p>ANS_18</text:p>
          </table:table-cell>
          <table:table-cell table:style-name="ce164" table:formula="of:=IF(VALUE(MID([.F292];6;FIND(&quot;:&quot;;[.F292];1)-FIND(&quot; &quot;;[.F292];1)-1))&gt;VALUE(MID([.F291];6;FIND(&quot;:&quot;;[.F291];1)-FIND(&quot; &quot;;[.F291];1)-1));[.C291];[.C291]+1)" office:value-type="float" office:value="3">
            <text:p>003</text:p>
          </table:table-cell>
          <table:table-cell table:style-name="ce169" office:value-type="string">
            <text:p>KS\Answers\Question\Vote</text:p>
          </table:table-cell>
          <table:table-cell table:style-name="ce167" office:value-type="string">
            <text:p>Remove question vote</text:p>
          </table:table-cell>
          <table:table-cell table:style-name="ce169" office:value-type="string">
            <text:p>Step 4: Unvote question</text:p>
          </table:table-cell>
          <table:table-cell table:style-name="ce169" office:value-type="string">
            <text:p>- Go the question that has been voted at step 3</text:p>
            <text:p>- Click vote star at the top right question panel</text:p>
          </table:table-cell>
          <table:table-cell table:style-name="ce169" office:value-type="string">
            <text:p>- Alert message is shown to inform that whether remove question vote or not.</text:p>
          </table:table-cell>
          <table:table-cell table:style-name="ce217" office:value-type="string">
            <text:p>Low</text:p>
          </table:table-cell>
          <table:table-cell table:number-columns-repeated="218"/>
        </table:table-row>
        <table:table-row table:style-name="ro38">
          <table:table-cell table:style-name="ce149" table:formula="of:=IF(VALUE(MID([.F293];6;FIND(&quot;:&quot;;[.F293];1)-FIND(&quot; &quot;;[.F293];1)-1))&gt;VALUE(MID([.F292];6;FIND(&quot;:&quot;;[.F292];1)-FIND(&quot; &quot;;[.F292];1)-1));&quot;&quot;;MAX([.A$7:.A292])+1)">
            <text:p/>
          </table:table-cell>
          <table:table-cell table:style-name="ce198" office:value-type="string">
            <text:p>ANS_18</text:p>
          </table:table-cell>
          <table:table-cell table:style-name="ce164" table:formula="of:=IF(VALUE(MID([.F293];6;FIND(&quot;:&quot;;[.F293];1)-FIND(&quot; &quot;;[.F293];1)-1))&gt;VALUE(MID([.F292];6;FIND(&quot;:&quot;;[.F292];1)-FIND(&quot; &quot;;[.F292];1)-1));[.C292];[.C292]+1)" office:value-type="float" office:value="3">
            <text:p>003</text:p>
          </table:table-cell>
          <table:table-cell table:style-name="ce169" office:value-type="string">
            <text:p>KS\Answers\Question\Vote</text:p>
          </table:table-cell>
          <table:table-cell table:style-name="ce167" office:value-type="string">
            <text:p>Remove question vote</text:p>
          </table:table-cell>
          <table:table-cell table:style-name="ce169" office:value-type="string">
            <text:p>Step 6: Confirm removing vote</text:p>
          </table:table-cell>
          <table:table-cell table:style-name="ce169" office:value-type="string">
            <text:p>- Click OK button in the confirm message at step 4</text:p>
          </table:table-cell>
          <table:table-cell table:style-name="ce169" office:value-type="string">
            <text:p>- The current user vote at step 4 is removed.</text:p>
            <text:p>- The vote statistic is re-calculated properly.</text:p>
            <text:p>- Unvote icon is changed vote icon.</text:p>
          </table:table-cell>
          <table:table-cell table:style-name="ce217" office:value-type="string">
            <text:p>Low</text:p>
          </table:table-cell>
          <table:table-cell table:number-columns-repeated="218"/>
        </table:table-row>
        <table:table-row table:style-name="ro9">
          <table:table-cell table:style-name="ce149" table:formula="of:=IF(VALUE(MID([.F294];6;FIND(&quot;:&quot;;[.F294];1)-FIND(&quot; &quot;;[.F294];1)-1))&gt;VALUE(MID([.F293];6;FIND(&quot;:&quot;;[.F293];1)-FIND(&quot; &quot;;[.F293];1)-1));&quot;&quot;;MAX([.A$7:.A293])+1)" office:value-type="float" office:value="83">
            <text:p>083</text:p>
          </table:table-cell>
          <table:table-cell table:style-name="ce198" office:value-type="string">
            <text:p>ANS_18</text:p>
          </table:table-cell>
          <table:table-cell table:style-name="ce164" table:formula="of:=IF(VALUE(MID([.F294];6;FIND(&quot;:&quot;;[.F294];1)-FIND(&quot; &quot;;[.F294];1)-1))&gt;VALUE(MID([.F293];6;FIND(&quot;:&quot;;[.F293];1)-FIND(&quot; &quot;;[.F293];1)-1));[.C293];[.C293]+1)" office:value-type="float" office:value="4">
            <text:p>004</text:p>
          </table:table-cell>
          <table:table-cell table:style-name="ce169" office:value-type="string">
            <text:p>KS\Answers\Question\Vote</text:p>
          </table:table-cell>
          <table:table-cell table:style-name="ce205" office:value-type="string">
            <text:p>Vote answer</text:p>
          </table:table-cell>
          <table:table-cell table:style-name="ce206" office:value-type="string">
            <text:p>Step 1: Create category, question and answer question</text:p>
          </table:table-cell>
          <table:table-cell table:style-name="ce206" office:value-type="string">
            <text:p>- Login as user having right to add category, question and answer question</text:p>
          </table:table-cell>
          <table:table-cell table:style-name="ce206" office:value-type="string">
            <text:p>- Category and question are created properly.</text:p>
            <text:p>- Question is answer properly</text:p>
          </table:table-cell>
          <table:table-cell table:style-name="ce217" office:value-type="string">
            <text:p>Medium</text:p>
          </table:table-cell>
          <table:table-cell table:number-columns-repeated="218"/>
        </table:table-row>
        <table:table-row table:style-name="ro5">
          <table:table-cell table:style-name="ce149" table:formula="of:=IF(VALUE(MID([.F295];6;FIND(&quot;:&quot;;[.F295];1)-FIND(&quot; &quot;;[.F295];1)-1))&gt;VALUE(MID([.F294];6;FIND(&quot;:&quot;;[.F294];1)-FIND(&quot; &quot;;[.F294];1)-1));&quot;&quot;;MAX([.A$7:.A294])+1)">
            <text:p/>
          </table:table-cell>
          <table:table-cell table:style-name="ce198" office:value-type="string">
            <text:p>ANS_18</text:p>
          </table:table-cell>
          <table:table-cell table:style-name="ce164" table:formula="of:=IF(VALUE(MID([.F295];6;FIND(&quot;:&quot;;[.F295];1)-FIND(&quot; &quot;;[.F295];1)-1))&gt;VALUE(MID([.F294];6;FIND(&quot;:&quot;;[.F294];1)-FIND(&quot; &quot;;[.F294];1)-1));[.C294];[.C294]+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6" office:value-type="string">
            <text:p>Step 2: Show question having answer to vote</text:p>
          </table:table-cell>
          <table:table-cell table:style-name="ce212" office:value-type="string">
            <text:p>- Click on specific question which has been answered</text:p>
          </table:table-cell>
          <table:table-cell table:style-name="ce206" office:value-type="string">
            <text:p>- Question content and its answer are shown properly</text:p>
          </table:table-cell>
          <table:table-cell table:style-name="ce217" office:value-type="string">
            <text:p>Medium</text:p>
          </table:table-cell>
          <table:table-cell table:number-columns-repeated="218"/>
        </table:table-row>
        <table:table-row table:style-name="ro9">
          <table:table-cell table:style-name="ce149" table:formula="of:=IF(VALUE(MID([.F296];6;FIND(&quot;:&quot;;[.F296];1)-FIND(&quot; &quot;;[.F296];1)-1))&gt;VALUE(MID([.F295];6;FIND(&quot;:&quot;;[.F295];1)-FIND(&quot; &quot;;[.F295];1)-1));&quot;&quot;;MAX([.A$7:.A295])+1)">
            <text:p/>
          </table:table-cell>
          <table:table-cell table:style-name="ce198" office:value-type="string">
            <text:p>ANS_18</text:p>
          </table:table-cell>
          <table:table-cell table:style-name="ce164" table:formula="of:=IF(VALUE(MID([.F296];6;FIND(&quot;:&quot;;[.F296];1)-FIND(&quot; &quot;;[.F296];1)-1))&gt;VALUE(MID([.F295];6;FIND(&quot;:&quot;;[.F295];1)-FIND(&quot; &quot;;[.F295];1)-1));[.C295];[.C295]+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6" office:value-type="string">
            <text:p>Step 3: Show vote form</text:p>
          </table:table-cell>
          <table:table-cell table:style-name="ce212" office:value-type="string">
            <text:p>- Click vote icon beside the answer</text:p>
          </table:table-cell>
          <table:table-cell table:style-name="ce206" office:value-type="string">
            <text:p>- Vote form is displayed with 5 gray stars by default.</text:p>
            <text:p/>
          </table:table-cell>
          <table:table-cell table:style-name="ce217" office:value-type="string">
            <text:p>Medium</text:p>
          </table:table-cell>
          <table:table-cell table:number-columns-repeated="218"/>
        </table:table-row>
        <table:table-row table:style-name="ro9">
          <table:table-cell table:style-name="ce149" table:formula="of:=IF(VALUE(MID([.F297];6;FIND(&quot;:&quot;;[.F297];1)-FIND(&quot; &quot;;[.F297];1)-1))&gt;VALUE(MID([.F296];6;FIND(&quot;:&quot;;[.F296];1)-FIND(&quot; &quot;;[.F296];1)-1));&quot;&quot;;MAX([.A$7:.A296])+1)">
            <text:p/>
          </table:table-cell>
          <table:table-cell table:style-name="ce198" office:value-type="string">
            <text:p>ANS_18</text:p>
          </table:table-cell>
          <table:table-cell table:style-name="ce164" table:formula="of:=IF(VALUE(MID([.F297];6;FIND(&quot;:&quot;;[.F297];1)-FIND(&quot; &quot;;[.F297];1)-1))&gt;VALUE(MID([.F296];6;FIND(&quot;:&quot;;[.F296];1)-FIND(&quot; &quot;;[.F296];1)-1));[.C296];[.C296]+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6" office:value-type="string">
            <text:p>Step 4: Choose number of star to vote</text:p>
          </table:table-cell>
          <table:table-cell table:style-name="ce206" office:value-type="string">
            <text:p>- Move the cursor on gray star till it turns to yellow, click on the last yellow star</text:p>
          </table:table-cell>
          <table:table-cell table:style-name="ce206" office:value-type="string">
            <text:p>- Move the cursor on gray star till it turns to yellow, click on the last yellow star</text:p>
          </table:table-cell>
          <table:table-cell table:style-name="ce217" office:value-type="string">
            <text:p>Medium</text:p>
          </table:table-cell>
          <table:table-cell table:number-columns-repeated="218"/>
        </table:table-row>
        <table:table-row table:style-name="ro41">
          <table:table-cell table:style-name="ce149" table:formula="of:=IF(VALUE(MID([.F298];6;FIND(&quot;:&quot;;[.F298];1)-FIND(&quot; &quot;;[.F298];1)-1))&gt;VALUE(MID([.F297];6;FIND(&quot;:&quot;;[.F297];1)-FIND(&quot; &quot;;[.F297];1)-1));&quot;&quot;;MAX([.A$7:.A297])+1)">
            <text:p/>
          </table:table-cell>
          <table:table-cell table:style-name="ce198" office:value-type="string">
            <text:p>ANS_18</text:p>
          </table:table-cell>
          <table:table-cell table:style-name="ce164" table:formula="of:=IF(VALUE(MID([.F298];6;FIND(&quot;:&quot;;[.F298];1)-FIND(&quot; &quot;;[.F298];1)-1))&gt;VALUE(MID([.F297];6;FIND(&quot;:&quot;;[.F297];1)-FIND(&quot; &quot;;[.F297];1)-1));[.C297];[.C297]+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6" office:value-type="string">
            <text:p>Step 5: Check answer after voting</text:p>
          </table:table-cell>
          <table:table-cell table:style-name="ce206" office:value-type="string">
            <text:p>- Select category</text:p>
            <text:p>- Click on question having answer voted in step 4</text:p>
          </table:table-cell>
          <table:table-cell table:style-name="ce206" office:value-type="string">
            <text:p>- Answer is shown with its star rate</text:p>
            <text:p>- Vote icon is changed its status: Vote function is changed into vote again function</text:p>
          </table:table-cell>
          <table:table-cell table:style-name="ce217" office:value-type="string">
            <text:p>Medium</text:p>
          </table:table-cell>
          <table:table-cell table:number-columns-repeated="218"/>
        </table:table-row>
        <table:table-row table:style-name="ro32">
          <table:table-cell table:style-name="ce149" table:formula="of:=IF(VALUE(MID([.F299];6;FIND(&quot;:&quot;;[.F299];1)-FIND(&quot; &quot;;[.F299];1)-1))&gt;VALUE(MID([.F298];6;FIND(&quot;:&quot;;[.F298];1)-FIND(&quot; &quot;;[.F298];1)-1));&quot;&quot;;MAX([.A$7:.A298])+1)">
            <text:p/>
          </table:table-cell>
          <table:table-cell table:style-name="ce198" office:value-type="string">
            <text:p>ANS_18</text:p>
          </table:table-cell>
          <table:table-cell table:style-name="ce164" table:formula="of:=IF(VALUE(MID([.F299];6;FIND(&quot;:&quot;;[.F299];1)-FIND(&quot; &quot;;[.F299];1)-1))&gt;VALUE(MID([.F298];6;FIND(&quot;:&quot;;[.F298];1)-FIND(&quot; &quot;;[.F298];1)-1));[.C298];[.C298]+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6" office:value-type="string">
            <text:p>Step 6: Check vote permission</text:p>
          </table:table-cell>
          <table:table-cell table:style-name="ce206" office:value-type="string">
            <text:p>- Login by user who has no vote permission on the answer</text:p>
            <text:p>- Vote the answer</text:p>
          </table:table-cell>
          <table:table-cell table:style-name="ce206" office:value-type="string">
            <text:p>- Vote answer by star rate function is not available. It available to the author of the question only.</text:p>
          </table:table-cell>
          <table:table-cell table:style-name="ce217" office:value-type="string">
            <text:p>Medium</text:p>
          </table:table-cell>
          <table:table-cell table:number-columns-repeated="218"/>
        </table:table-row>
        <table:table-row table:style-name="ro32">
          <table:table-cell table:style-name="ce149" table:formula="of:=IF(VALUE(MID([.F300];6;FIND(&quot;:&quot;;[.F300];1)-FIND(&quot; &quot;;[.F300];1)-1))&gt;VALUE(MID([.F299];6;FIND(&quot;:&quot;;[.F299];1)-FIND(&quot; &quot;;[.F299];1)-1));&quot;&quot;;MAX([.A$7:.A299])+1)">
            <text:p/>
          </table:table-cell>
          <table:table-cell table:style-name="ce198" office:value-type="string">
            <text:p>ANS_18</text:p>
          </table:table-cell>
          <table:table-cell table:style-name="ce164" table:formula="of:=IF(VALUE(MID([.F300];6;FIND(&quot;:&quot;;[.F300];1)-FIND(&quot; &quot;;[.F300];1)-1))&gt;VALUE(MID([.F299];6;FIND(&quot;:&quot;;[.F299];1)-FIND(&quot; &quot;;[.F299];1)-1));[.C299];[.C299]+1)" office:value-type="float" office:value="4">
            <text:p>004</text:p>
          </table:table-cell>
          <table:table-cell table:style-name="ce169" office:value-type="string">
            <text:p>KS\Answers\Question\Vote</text:p>
          </table:table-cell>
          <table:table-cell table:style-name="ce206" office:value-type="string">
            <text:p>Vote answer</text:p>
          </table:table-cell>
          <table:table-cell table:style-name="ce208" office:value-type="string">
            <text:p>Step 7: Check vote again function</text:p>
          </table:table-cell>
          <table:table-cell table:style-name="ce208" office:value-type="string">
            <text:p>- Login by the user who vote the answer at step 4.</text:p>
            <text:p>- Click Vote again icon and vote answer again</text:p>
          </table:table-cell>
          <table:table-cell table:style-name="ce208" office:value-type="string">
            <text:p>- Vote form is shown properly available for voting again.</text:p>
          </table:table-cell>
          <table:table-cell table:style-name="ce217" office:value-type="string">
            <text:p>Medium</text:p>
          </table:table-cell>
          <table:table-cell table:number-columns-repeated="218"/>
        </table:table-row>
        <table:table-row table:style-name="ro9">
          <table:table-cell table:style-name="ce149" table:formula="of:=IF(VALUE(MID([.F301];6;FIND(&quot;:&quot;;[.F301];1)-FIND(&quot; &quot;;[.F301];1)-1))&gt;VALUE(MID([.F300];6;FIND(&quot;:&quot;;[.F300];1)-FIND(&quot; &quot;;[.F300];1)-1));&quot;&quot;;MAX([.A$7:.A300])+1)" office:value-type="float" office:value="84">
            <text:p>084</text:p>
          </table:table-cell>
          <table:table-cell table:style-name="ce198" office:value-type="string">
            <text:p>ANS_19</text:p>
          </table:table-cell>
          <table:table-cell table:style-name="ce164" office:value-type="float" office:value="1">
            <text:p>001</text:p>
          </table:table-cell>
          <table:table-cell table:style-name="ce63" office:value-type="string">
            <text:p>KS\Answers\Question\Rate</text:p>
          </table:table-cell>
          <table:table-cell table:style-name="ce68" office:value-type="string">
            <text:p>Rate up/down answer</text:p>
          </table:table-cell>
          <table:table-cell table:style-name="ce167" office:value-type="string">
            <text:p>Step 1: Create category, question and answer question</text:p>
          </table:table-cell>
          <table:table-cell table:style-name="ce167" office:value-type="string">
            <text:p>- Login as user having right to add category, question and answer question</text:p>
          </table:table-cell>
          <table:table-cell table:style-name="ce167" office:value-type="string">
            <text:p>- Category and question are created properly.</text:p>
            <text:p>- Question is answer properly</text:p>
          </table:table-cell>
          <table:table-cell table:style-name="ce217" office:value-type="string">
            <text:p>Medium</text:p>
          </table:table-cell>
          <table:table-cell table:style-name="ce219"/>
          <table:table-cell table:style-name="ce220" table:number-columns-repeated="2"/>
          <table:table-cell table:number-columns-repeated="215"/>
        </table:table-row>
        <table:table-row table:style-name="ro32">
          <table:table-cell table:style-name="ce149" table:formula="of:=IF(VALUE(MID([.F302];6;FIND(&quot;:&quot;;[.F302];1)-FIND(&quot; &quot;;[.F302];1)-1))&gt;VALUE(MID([.F301];6;FIND(&quot;:&quot;;[.F301];1)-FIND(&quot; &quot;;[.F301];1)-1));&quot;&quot;;MAX([.A$7:.A301])+1)">
            <text:p/>
          </table:table-cell>
          <table:table-cell table:style-name="ce198" office:value-type="string">
            <text:p>ANS_19</text:p>
          </table:table-cell>
          <table:table-cell table:style-name="ce164" table:formula="of:=IF(VALUE(MID([.F302];6;FIND(&quot;:&quot;;[.F302];1)-FIND(&quot; &quot;;[.F302];1)-1))&gt;VALUE(MID([.F301];6;FIND(&quot;:&quot;;[.F301];1)-FIND(&quot; &quot;;[.F301];1)-1));[.C301];[.C301]+1)" office:value-type="float" office:value="1">
            <text:p>001</text:p>
          </table:table-cell>
          <table:table-cell table:style-name="ce169" office:value-type="string">
            <text:p>KS\Answers\Question\Rate</text:p>
          </table:table-cell>
          <table:table-cell table:style-name="ce167" office:value-type="string">
            <text:p>Rate up/down answer</text:p>
          </table:table-cell>
          <table:table-cell table:style-name="ce167" office:value-type="string">
            <text:p>Step 2: Show question having answer to rate</text:p>
          </table:table-cell>
          <table:table-cell table:style-name="ce211" office:value-type="string">
            <text:p>- Click on specific question which has been answered</text:p>
          </table:table-cell>
          <table:table-cell table:style-name="ce167" office:value-type="string">
            <text:p>- Question content and its answer are shown properly</text:p>
            <text:p>- Rate up/down button is available for rating</text:p>
          </table:table-cell>
          <table:table-cell table:style-name="ce217" office:value-type="string">
            <text:p>Medium</text:p>
          </table:table-cell>
          <table:table-cell table:style-name="ce219"/>
          <table:table-cell table:style-name="ce220" table:number-columns-repeated="2"/>
          <table:table-cell table:number-columns-repeated="215"/>
        </table:table-row>
        <table:table-row table:style-name="ro9">
          <table:table-cell table:style-name="ce149" table:formula="of:=IF(VALUE(MID([.F303];6;FIND(&quot;:&quot;;[.F303];1)-FIND(&quot; &quot;;[.F303];1)-1))&gt;VALUE(MID([.F302];6;FIND(&quot;:&quot;;[.F302];1)-FIND(&quot; &quot;;[.F302];1)-1));&quot;&quot;;MAX([.A$7:.A302])+1)">
            <text:p/>
          </table:table-cell>
          <table:table-cell table:style-name="ce198" office:value-type="string">
            <text:p>ANS_19</text:p>
          </table:table-cell>
          <table:table-cell table:style-name="ce164" table:formula="of:=IF(VALUE(MID([.F303];6;FIND(&quot;:&quot;;[.F303];1)-FIND(&quot; &quot;;[.F303];1)-1))&gt;VALUE(MID([.F302];6;FIND(&quot;:&quot;;[.F302];1)-FIND(&quot; &quot;;[.F302];1)-1));[.C302];[.C302]+1)" office:value-type="float" office:value="1">
            <text:p>001</text:p>
          </table:table-cell>
          <table:table-cell table:style-name="ce169" office:value-type="string">
            <text:p>KS\Answers\Question\Rate</text:p>
          </table:table-cell>
          <table:table-cell table:style-name="ce167" office:value-type="string">
            <text:p>Rate up/down answer</text:p>
          </table:table-cell>
          <table:table-cell table:style-name="ce167" office:value-type="string">
            <text:p>Step 3: Rate up</text:p>
          </table:table-cell>
          <table:table-cell table:style-name="ce211" office:value-type="string">
            <text:p>- Click on up button</text:p>
          </table:table-cell>
          <table:table-cell table:style-name="ce167" office:value-type="string">
            <text:p>- Answer rate is added by 1</text:p>
            <text:p>- One user can only rate up 1 point</text:p>
          </table:table-cell>
          <table:table-cell table:style-name="ce217" office:value-type="string">
            <text:p>Medium</text:p>
          </table:table-cell>
          <table:table-cell table:style-name="ce219"/>
          <table:table-cell table:style-name="ce220" table:number-columns-repeated="2"/>
          <table:table-cell table:number-columns-repeated="215"/>
        </table:table-row>
        <table:table-row table:style-name="ro9">
          <table:table-cell table:style-name="ce149" table:formula="of:=IF(VALUE(MID([.F304];6;FIND(&quot;:&quot;;[.F304];1)-FIND(&quot; &quot;;[.F304];1)-1))&gt;VALUE(MID([.F303];6;FIND(&quot;:&quot;;[.F303];1)-FIND(&quot; &quot;;[.F303];1)-1));&quot;&quot;;MAX([.A$7:.A303])+1)">
            <text:p/>
          </table:table-cell>
          <table:table-cell table:style-name="ce198" office:value-type="string">
            <text:p>ANS_19</text:p>
          </table:table-cell>
          <table:table-cell table:style-name="ce164" table:formula="of:=IF(VALUE(MID([.F304];6;FIND(&quot;:&quot;;[.F304];1)-FIND(&quot; &quot;;[.F304];1)-1))&gt;VALUE(MID([.F303];6;FIND(&quot;:&quot;;[.F303];1)-FIND(&quot; &quot;;[.F303];1)-1));[.C303];[.C303]+1)" office:value-type="float" office:value="1">
            <text:p>001</text:p>
          </table:table-cell>
          <table:table-cell table:style-name="ce169" office:value-type="string">
            <text:p>KS\Answers\Question\Rate</text:p>
          </table:table-cell>
          <table:table-cell table:style-name="ce167" office:value-type="string">
            <text:p>Rate up/down answer</text:p>
          </table:table-cell>
          <table:table-cell table:style-name="ce169" office:value-type="string">
            <text:p>Step 4: Rate down</text:p>
          </table:table-cell>
          <table:table-cell table:style-name="ce167" office:value-type="string">
            <text:p>- Click on down button</text:p>
          </table:table-cell>
          <table:table-cell table:style-name="ce167" office:value-type="string">
            <text:p>- Answer rate is subtracted by 1</text:p>
            <text:p>- One user can only rate down 1 point</text:p>
          </table:table-cell>
          <table:table-cell table:style-name="ce217" office:value-type="string">
            <text:p>Medium</text:p>
          </table:table-cell>
          <table:table-cell table:style-name="ce219"/>
          <table:table-cell table:style-name="ce220" table:number-columns-repeated="2"/>
          <table:table-cell table:number-columns-repeated="215"/>
        </table:table-row>
        <table:table-row table:style-name="ro9">
          <table:table-cell table:style-name="ce149" table:formula="of:=IF(VALUE(MID([.F305];6;FIND(&quot;:&quot;;[.F305];1)-FIND(&quot; &quot;;[.F305];1)-1))&gt;VALUE(MID([.F304];6;FIND(&quot;:&quot;;[.F304];1)-FIND(&quot; &quot;;[.F304];1)-1));&quot;&quot;;MAX([.A$7:.A304])+1)">
            <text:p/>
          </table:table-cell>
          <table:table-cell table:style-name="ce198" office:value-type="string">
            <text:p>ANS_19</text:p>
          </table:table-cell>
          <table:table-cell table:style-name="ce164" table:formula="of:=IF(VALUE(MID([.F305];6;FIND(&quot;:&quot;;[.F305];1)-FIND(&quot; &quot;;[.F305];1)-1))&gt;VALUE(MID([.F304];6;FIND(&quot;:&quot;;[.F304];1)-FIND(&quot; &quot;;[.F304];1)-1));[.C304];[.C304]+1)" office:value-type="float" office:value="1">
            <text:p>001</text:p>
          </table:table-cell>
          <table:table-cell table:style-name="ce169" office:value-type="string">
            <text:p>KS\Answers\Question\Rate</text:p>
          </table:table-cell>
          <table:table-cell table:style-name="ce167" office:value-type="string">
            <text:p>Rate up/down answer</text:p>
          </table:table-cell>
          <table:table-cell table:style-name="ce169" office:value-type="string">
            <text:p>Step 5: Rate up/down again</text:p>
          </table:table-cell>
          <table:table-cell table:style-name="ce169" office:value-type="string">
            <text:p>- Click up/down button</text:p>
          </table:table-cell>
          <table:table-cell table:style-name="ce169" office:value-type="string">
            <text:p>- The old result is cancelled</text:p>
            <text:p>- The rate result is added/subtracted by 1. </text:p>
          </table:table-cell>
          <table:table-cell table:style-name="ce217" office:value-type="string">
            <text:p>Medium</text:p>
          </table:table-cell>
          <table:table-cell table:style-name="ce219"/>
          <table:table-cell table:style-name="ce220" table:number-columns-repeated="2"/>
          <table:table-cell table:number-columns-repeated="215"/>
        </table:table-row>
        <table:table-row table:style-name="ro1" table:number-rows-repeated="11">
          <table:table-cell/>
          <table:table-cell table:style-name="ce199"/>
          <table:table-cell table:number-columns-repeated="225"/>
        </table:table-row>
        <table:table-row table:style-name="ro1" table:number-rows-repeated="65219">
          <table:table-cell table:number-columns-repeated="227"/>
        </table:table-row>
        <table:table-row table:style-name="ro1">
          <table:table-cell table:number-columns-repeated="227"/>
        </table:table-row>
      </table:table>
      <table:table table:name="Questions_Management" table:style-name="ta2" table:print="false">
        <office:forms form:automatic-focus="false" form:apply-design-mode="false"/>
        <table:table-column table:style-name="co37" table:default-cell-style-name="Default"/>
        <table:table-column table:style-name="co38" table:default-cell-style-name="Default"/>
        <table:table-column table:style-name="co39"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ce186"/>
        <table:table-column table:style-name="co9" table:default-cell-style-name="ce186"/>
        <table:table-column table:style-name="co9" table:number-columns-repeated="2" table:default-cell-style-name="Default"/>
        <table:table-column table:style-name="co9" table:default-cell-style-name="ce228"/>
        <table:table-column table:style-name="co9" table:number-columns-repeated="214" table:default-cell-style-name="Default"/>
        <table:table-row table:style-name="ro35">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0"/>
          <table:table-cell table:number-columns-repeated="2"/>
        </table:table-row>
        <table:table-row table:style-name="ro35">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7"/>
          <table:table-cell table:number-columns-repeated="2"/>
        </table:table-row>
        <table:table-row table:style-name="ro86">
          <table:table-cell/>
          <table:table-cell table:style-name="ce152" office:value-type="string">
            <text:p>Function List<text:span text:style-name="T8">:</text:span></text:p>
          </table:table-cell>
          <table:table-cell table:style-name="ce160" office:value-type="string" table:number-columns-spanned="3" table:number-rows-spanned="1">
            <text:p>List, Edit, Answer, Approve, Activate and Delete question.</text:p>
          </table:table-cell>
          <table:covered-table-cell table:number-columns-repeated="2"/>
          <table:table-cell table:number-columns-repeated="2"/>
          <table:table-cell table:style-name="ce181"/>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7"/>
          <table:table-cell table:number-columns-repeated="2"/>
        </table:table-row>
        <table:table-row table:style-name="ro35">
          <table:table-cell/>
          <table:table-cell table:style-name="ce152" office:value-type="string">
            <text:p>Total main cases:</text:p>
          </table:table-cell>
          <table:table-cell table:style-name="ce160" table:formula="of:=MAX([.A7:.A998])" office:value-type="float" office:value="10" table:number-columns-spanned="3" table:number-rows-spanned="1">
            <text:p>10</text:p>
          </table:table-cell>
          <table:covered-table-cell table:number-columns-repeated="2"/>
          <table:table-cell table:number-columns-repeated="2"/>
          <table:table-cell table:style-name="ce181"/>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7"/>
          <table:table-cell table:number-columns-repeated="2"/>
        </table:table-row>
        <table:table-row table:style-name="ro35">
          <table:table-cell/>
          <table:table-cell table:style-name="ce197"/>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7"/>
          <table:table-cell table:number-columns-repeated="2"/>
        </table:table-row>
        <table:table-row table:style-name="ro1">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2"/>
          <table:table-cell table:style-name="ce225"/>
          <table:table-cell table:style-name="ce162" table:number-columns-repeated="6"/>
          <table:table-cell table:style-name="ce195" table:number-columns-repeated="207"/>
          <table:table-cell table:style-name="ce196"/>
        </table:table-row>
        <table:table-row table:style-name="ro41">
          <table:table-cell table:style-name="ce148" office:value-type="float" office:value="1">
            <text:p>001</text:p>
          </table:table-cell>
          <table:table-cell table:style-name="ce198" office:value-type="string">
            <text:p>ANS_20</text:p>
          </table:table-cell>
          <table:table-cell table:style-name="ce163" office:value-type="float" office:value="1">
            <text:p>001</text:p>
          </table:table-cell>
          <table:table-cell table:style-name="ce203" office:value-type="string">
            <text:p>KS\Answers\Questions Management\List</text:p>
          </table:table-cell>
          <table:table-cell table:style-name="ce71" office:value-type="string">
            <text:p>Check all existing question list</text:p>
          </table:table-cell>
          <table:table-cell table:style-name="ce203" office:value-type="string">
            <text:p>Step 1: Create categories &amp; questions</text:p>
          </table:table-cell>
          <table:table-cell table:style-name="ce203" office:value-type="string">
            <text:p>- Login by administrator or moderator</text:p>
            <text:p>- Create categories and questions (include multi-languages question)</text:p>
          </table:table-cell>
          <table:table-cell table:style-name="ce203" office:value-type="string">
            <text:p>- Create categories and questions successfully</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5">
          <table:table-cell table:style-name="ce149" table:formula="of:=IF(VALUE(MID([.F8];6;FIND(&quot;:&quot;;[.F8];1)-FIND(&quot; &quot;;[.F8];1)-1))&gt;VALUE(MID([.F7];6;FIND(&quot;:&quot;;[.F7];1)-FIND(&quot; &quot;;[.F7];1)-1));&quot;&quot;;MAX([.A$7:.A7])+1)">
            <text:p/>
          </table:table-cell>
          <table:table-cell table:style-name="ce198" office:value-type="string">
            <text:p>ANS_20</text:p>
          </table:table-cell>
          <table:table-cell table:style-name="ce164" table:formula="of:=IF(VALUE(MID([.F8];6;FIND(&quot;:&quot;;[.F8];1)-FIND(&quot; &quot;;[.F8];1)-1))&gt;VALUE(MID([.F7];6;FIND(&quot;:&quot;;[.F7];1)-FIND(&quot; &quot;;[.F7];1)-1));[.C7];[.C7]+1)" office:value-type="float" office:value="1">
            <text:p>001</text:p>
          </table:table-cell>
          <table:table-cell table:style-name="ce203" office:value-type="string">
            <text:p>KS\Answers\Questions Management\List</text:p>
          </table:table-cell>
          <table:table-cell table:style-name="ce203" office:value-type="string">
            <text:p>Check all existing question list</text:p>
          </table:table-cell>
          <table:table-cell table:style-name="ce203" office:value-type="string">
            <text:p>Step 2: Answer some questions</text:p>
          </table:table-cell>
          <table:table-cell table:style-name="ce203" office:value-type="string">
            <text:p>- Answer some questions</text:p>
          </table:table-cell>
          <table:table-cell table:style-name="ce203" office:value-type="string">
            <text:p>- Answer successfully</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9">
          <table:table-cell table:style-name="ce149" table:formula="of:=IF(VALUE(MID([.F9];6;FIND(&quot;:&quot;;[.F9];1)-FIND(&quot; &quot;;[.F9];1)-1))&gt;VALUE(MID([.F8];6;FIND(&quot;:&quot;;[.F8];1)-FIND(&quot; &quot;;[.F8];1)-1));&quot;&quot;;MAX([.A$7:.A8])+1)">
            <text:p/>
          </table:table-cell>
          <table:table-cell table:style-name="ce198" office:value-type="string">
            <text:p>ANS_20</text:p>
          </table:table-cell>
          <table:table-cell table:style-name="ce164" table:formula="of:=IF(VALUE(MID([.F9];6;FIND(&quot;:&quot;;[.F9];1)-FIND(&quot; &quot;;[.F9];1)-1))&gt;VALUE(MID([.F8];6;FIND(&quot;:&quot;;[.F8];1)-FIND(&quot; &quot;;[.F8];1)-1));[.C8];[.C8]+1)" office:value-type="float" office:value="1">
            <text:p>001</text:p>
          </table:table-cell>
          <table:table-cell table:style-name="ce203" office:value-type="string">
            <text:p>KS\Answers\Questions Management\List</text:p>
          </table:table-cell>
          <table:table-cell table:style-name="ce203" office:value-type="string">
            <text:p>Check all existing question list</text:p>
          </table:table-cell>
          <table:table-cell table:style-name="ce203" office:value-type="string">
            <text:p>Step 3: Check all existing question list</text:p>
          </table:table-cell>
          <table:table-cell table:style-name="ce203" office:value-type="string">
            <text:p>- Click Manage questions</text:p>
            <text:p>- Select [All questions] tab</text:p>
          </table:table-cell>
          <table:table-cell table:style-name="ce203" office:value-type="string">
            <text:p>- All questions created at step 1 are displayed in list (include answered question/not)</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8">
          <table:table-cell table:style-name="ce149" table:formula="of:=IF(VALUE(MID([.F10];6;FIND(&quot;:&quot;;[.F10];1)-FIND(&quot; &quot;;[.F10];1)-1))&gt;VALUE(MID([.F9];6;FIND(&quot;:&quot;;[.F9];1)-FIND(&quot; &quot;;[.F9];1)-1));&quot;&quot;;MAX([.A$7:.A9])+1)" office:value-type="float" office:value="2">
            <text:p>002</text:p>
          </table:table-cell>
          <table:table-cell table:style-name="ce198" office:value-type="string">
            <text:p>ANS_20</text:p>
          </table:table-cell>
          <table:table-cell table:style-name="ce164" table:formula="of:=IF(VALUE(MID([.F10];6;FIND(&quot;:&quot;;[.F10];1)-FIND(&quot; &quot;;[.F10];1)-1))&gt;VALUE(MID([.F9];6;FIND(&quot;:&quot;;[.F9];1)-FIND(&quot; &quot;;[.F9];1)-1));[.C9];[.C9]+1)" office:value-type="float" office:value="2">
            <text:p>002</text:p>
          </table:table-cell>
          <table:table-cell table:style-name="ce203" office:value-type="string">
            <text:p>KS\Answers\Questions Management\List</text:p>
          </table:table-cell>
          <table:table-cell table:style-name="ce71" office:value-type="string">
            <text:p>Check pending question list</text:p>
          </table:table-cell>
          <table:table-cell table:style-name="ce203" office:value-type="string">
            <text:p>Step 1: Create categories &amp; questions</text:p>
          </table:table-cell>
          <table:table-cell table:style-name="ce203" office:value-type="string">
            <text:p>- Login by administrator or moderator</text:p>
            <text:p>- Create categories and questions (multi -languages questions)</text:p>
            <text:p/>
          </table:table-cell>
          <table:table-cell table:style-name="ce203" office:value-type="string">
            <text:p>- Create categories and questions successfully</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2">
          <table:table-cell table:style-name="ce149" table:formula="of:=IF(VALUE(MID([.F11];6;FIND(&quot;:&quot;;[.F11];1)-FIND(&quot; &quot;;[.F11];1)-1))&gt;VALUE(MID([.F10];6;FIND(&quot;:&quot;;[.F10];1)-FIND(&quot; &quot;;[.F10];1)-1));&quot;&quot;;MAX([.A$7:.A10])+1)">
            <text:p/>
          </table:table-cell>
          <table:table-cell table:style-name="ce198" office:value-type="string">
            <text:p>ANS_20</text:p>
          </table:table-cell>
          <table:table-cell table:style-name="ce164" table:formula="of:=IF(VALUE(MID([.F11];6;FIND(&quot;:&quot;;[.F11];1)-FIND(&quot; &quot;;[.F11];1)-1))&gt;VALUE(MID([.F10];6;FIND(&quot;:&quot;;[.F10];1)-FIND(&quot; &quot;;[.F10];1)-1));[.C10];[.C10]+1)" office:value-type="float" office:value="2">
            <text:p>002</text:p>
          </table:table-cell>
          <table:table-cell table:style-name="ce203" office:value-type="string">
            <text:p>KS\Answers\Questions Management\List</text:p>
          </table:table-cell>
          <table:table-cell table:style-name="ce203" office:value-type="string">
            <text:p>Check pending question list</text:p>
          </table:table-cell>
          <table:table-cell table:style-name="ce203" office:value-type="string">
            <text:p>Step 2: Answer questions</text:p>
          </table:table-cell>
          <table:table-cell table:style-name="ce203" office:value-type="string">
            <text:p>- Do answer some questions: with some multi-languages questions, do not answer in all supported languages</text:p>
          </table:table-cell>
          <table:table-cell table:style-name="ce203" office:value-type="string">
            <text:p>- Answer successfully </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9">
          <table:table-cell table:style-name="ce149" table:formula="of:=IF(VALUE(MID([.F12];6;FIND(&quot;:&quot;;[.F12];1)-FIND(&quot; &quot;;[.F12];1)-1))&gt;VALUE(MID([.F11];6;FIND(&quot;:&quot;;[.F11];1)-FIND(&quot; &quot;;[.F11];1)-1));&quot;&quot;;MAX([.A$7:.A11])+1)">
            <text:p/>
          </table:table-cell>
          <table:table-cell table:style-name="ce198" office:value-type="string">
            <text:p>ANS_20</text:p>
          </table:table-cell>
          <table:table-cell table:style-name="ce164" table:formula="of:=IF(VALUE(MID([.F12];6;FIND(&quot;:&quot;;[.F12];1)-FIND(&quot; &quot;;[.F12];1)-1))&gt;VALUE(MID([.F11];6;FIND(&quot;:&quot;;[.F11];1)-FIND(&quot; &quot;;[.F11];1)-1));[.C11];[.C11]+1)" office:value-type="float" office:value="2">
            <text:p>002</text:p>
          </table:table-cell>
          <table:table-cell table:style-name="ce203" office:value-type="string">
            <text:p>KS\Answers\Questions Management\List</text:p>
          </table:table-cell>
          <table:table-cell table:style-name="ce203" office:value-type="string">
            <text:p>Check pending question list</text:p>
          </table:table-cell>
          <table:table-cell table:style-name="ce203" office:value-type="string">
            <text:p>Step 3: Show list of questions that have not been answered</text:p>
          </table:table-cell>
          <table:table-cell table:style-name="ce203" office:value-type="string">
            <text:p>- Click Manage questions</text:p>
            <text:p>- Select [Pending questions] tab</text:p>
          </table:table-cell>
          <table:table-cell table:style-name="ce203"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2">
          <table:table-cell table:style-name="ce149" table:formula="of:=IF(VALUE(MID([.F13];6;FIND(&quot;:&quot;;[.F13];1)-FIND(&quot; &quot;;[.F13];1)-1))&gt;VALUE(MID([.F12];6;FIND(&quot;:&quot;;[.F12];1)-FIND(&quot; &quot;;[.F12];1)-1));&quot;&quot;;MAX([.A$7:.A12])+1)" office:value-type="float" office:value="3">
            <text:p>003</text:p>
          </table:table-cell>
          <table:table-cell table:style-name="ce198" office:value-type="string">
            <text:p>ANS_21</text:p>
          </table:table-cell>
          <table:table-cell table:style-name="ce163" office:value-type="float" office:value="1">
            <text:p>001</text:p>
          </table:table-cell>
          <table:table-cell table:style-name="ce222" office:value-type="string">
            <text:p>KS\Answers\Questions Management\Edit</text:p>
          </table:table-cell>
          <table:table-cell table:style-name="ce71" office:value-type="string">
            <text:p>Check activate and inactivate question</text:p>
          </table:table-cell>
          <table:table-cell table:style-name="ce203" office:value-type="string">
            <text:p>Step 1: Create categories &amp; questions</text:p>
          </table:table-cell>
          <table:table-cell table:style-name="ce203" office:value-type="string">
            <text:p>- Login by administrator or moderator</text:p>
            <text:p>- Create categories and questions </text:p>
          </table:table-cell>
          <table:table-cell table:style-name="ce203" office:value-type="string">
            <text:p>- Create categories and questions successfully</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9">
          <table:table-cell table:style-name="ce149" table:formula="of:=IF(VALUE(MID([.F14];6;FIND(&quot;:&quot;;[.F14];1)-FIND(&quot; &quot;;[.F14];1)-1))&gt;VALUE(MID([.F13];6;FIND(&quot;:&quot;;[.F13];1)-FIND(&quot; &quot;;[.F13];1)-1));&quot;&quot;;MAX([.A$7:.A13])+1)">
            <text:p/>
          </table:table-cell>
          <table:table-cell table:style-name="ce198" office:value-type="string">
            <text:p>ANS_21</text:p>
          </table:table-cell>
          <table:table-cell table:style-name="ce164" table:formula="of:=IF(VALUE(MID([.F14];6;FIND(&quot;:&quot;;[.F14];1)-FIND(&quot; &quot;;[.F14];1)-1))&gt;VALUE(MID([.F13];6;FIND(&quot;:&quot;;[.F13];1)-FIND(&quot; &quot;;[.F13];1)-1));[.C13];[.C13]+1)" office:value-type="float" office:value="1">
            <text:p>001</text:p>
          </table:table-cell>
          <table:table-cell table:style-name="ce203" office:value-type="string">
            <text:p>KS\Answers\Questions Management\Edit</text:p>
          </table:table-cell>
          <table:table-cell table:style-name="ce203" office:value-type="string">
            <text:p>Check activate and inactivate question</text:p>
          </table:table-cell>
          <table:table-cell table:style-name="ce203" office:value-type="string">
            <text:p>Step 2: Show question list</text:p>
          </table:table-cell>
          <table:table-cell table:style-name="ce203" office:value-type="string">
            <text:p>- Click Manage questions</text:p>
            <text:p>- Select [All questions] tab</text:p>
          </table:table-cell>
          <table:table-cell table:style-name="ce203" office:value-type="string">
            <text:p>- All questions created at step 1 are displayed in list (include answered question/not)</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9">
          <table:table-cell table:style-name="ce149" table:formula="of:=IF(VALUE(MID([.F15];6;FIND(&quot;:&quot;;[.F15];1)-FIND(&quot; &quot;;[.F15];1)-1))&gt;VALUE(MID([.F14];6;FIND(&quot;:&quot;;[.F14];1)-FIND(&quot; &quot;;[.F14];1)-1));&quot;&quot;;MAX([.A$7:.A14])+1)">
            <text:p/>
          </table:table-cell>
          <table:table-cell table:style-name="ce198" office:value-type="string">
            <text:p>ANS_21</text:p>
          </table:table-cell>
          <table:table-cell table:style-name="ce164" table:formula="of:=IF(VALUE(MID([.F15];6;FIND(&quot;:&quot;;[.F15];1)-FIND(&quot; &quot;;[.F15];1)-1))&gt;VALUE(MID([.F14];6;FIND(&quot;:&quot;;[.F14];1)-FIND(&quot; &quot;;[.F14];1)-1));[.C14];[.C14]+1)" office:value-type="float" office:value="1">
            <text:p>001</text:p>
          </table:table-cell>
          <table:table-cell table:style-name="ce203" office:value-type="string">
            <text:p>KS\Answers\Questions Management\Edit</text:p>
          </table:table-cell>
          <table:table-cell table:style-name="ce203" office:value-type="string">
            <text:p>Check activate and inactivate question</text:p>
          </table:table-cell>
          <table:table-cell table:style-name="ce203" office:value-type="string">
            <text:p>Step 3: Inactivate question</text:p>
          </table:table-cell>
          <table:table-cell table:style-name="ce203" office:value-type="string">
            <text:p>- Click on 'Yes' link in Activated column to inactivate question</text:p>
          </table:table-cell>
          <table:table-cell table:style-name="ce203" office:value-type="string">
            <text:p>- 'Yes' link is changed into 'No'</text:p>
            <text:p>- The question is inactivated. It is <text:s/>invisible to normal user.</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41">
          <table:table-cell table:style-name="ce149" table:formula="of:=IF(VALUE(MID([.F16];6;FIND(&quot;:&quot;;[.F16];1)-FIND(&quot; &quot;;[.F16];1)-1))&gt;VALUE(MID([.F15];6;FIND(&quot;:&quot;;[.F15];1)-FIND(&quot; &quot;;[.F15];1)-1));&quot;&quot;;MAX([.A$7:.A15])+1)">
            <text:p/>
          </table:table-cell>
          <table:table-cell table:style-name="ce198" office:value-type="string">
            <text:p>ANS_21</text:p>
          </table:table-cell>
          <table:table-cell table:style-name="ce164" table:formula="of:=IF(VALUE(MID([.F16];6;FIND(&quot;:&quot;;[.F16];1)-FIND(&quot; &quot;;[.F16];1)-1))&gt;VALUE(MID([.F15];6;FIND(&quot;:&quot;;[.F15];1)-FIND(&quot; &quot;;[.F15];1)-1));[.C15];[.C15]+1)" office:value-type="float" office:value="1">
            <text:p>001</text:p>
          </table:table-cell>
          <table:table-cell table:style-name="ce203" office:value-type="string">
            <text:p>KS\Answers\Questions Management\Edit</text:p>
          </table:table-cell>
          <table:table-cell table:style-name="ce203" office:value-type="string">
            <text:p>Check activate and inactivate question</text:p>
          </table:table-cell>
          <table:table-cell table:style-name="ce203" office:value-type="string">
            <text:p>Step 4: Activate question</text:p>
          </table:table-cell>
          <table:table-cell table:style-name="ce203" office:value-type="string">
            <text:p>- Click on 'No' link of the inactivated question in Activated column to activate question</text:p>
          </table:table-cell>
          <table:table-cell table:style-name="ce203" office:value-type="string">
            <text:p>- 'No' link is changed into 'Yes'</text:p>
            <text:p>- The question is activated. It is visible to normal user (in case it is not checked for approved or unapproved)</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2">
          <table:table-cell table:style-name="ce149" table:formula="of:=IF(VALUE(MID([.F17];6;FIND(&quot;:&quot;;[.F17];1)-FIND(&quot; &quot;;[.F17];1)-1))&gt;VALUE(MID([.F16];6;FIND(&quot;:&quot;;[.F16];1)-FIND(&quot; &quot;;[.F16];1)-1));&quot;&quot;;MAX([.A$7:.A16])+1)" office:value-type="float" office:value="4">
            <text:p>004</text:p>
          </table:table-cell>
          <table:table-cell table:style-name="ce198" office:value-type="string">
            <text:p>ANS_21</text:p>
          </table:table-cell>
          <table:table-cell table:style-name="ce164" table:formula="of:=IF(VALUE(MID([.F17];6;FIND(&quot;:&quot;;[.F17];1)-FIND(&quot; &quot;;[.F17];1)-1))&gt;VALUE(MID([.F16];6;FIND(&quot;:&quot;;[.F16];1)-FIND(&quot; &quot;;[.F16];1)-1));[.C16];[.C16]+1)" office:value-type="float" office:value="2">
            <text:p>002</text:p>
          </table:table-cell>
          <table:table-cell table:style-name="ce203" office:value-type="string">
            <text:p>KS\Answers\Questions Management\Edit</text:p>
          </table:table-cell>
          <table:table-cell table:style-name="ce71" office:value-type="string">
            <text:p>Check approved and disapprove question</text:p>
          </table:table-cell>
          <table:table-cell table:style-name="ce203" office:value-type="string">
            <text:p>Step 1: Create categories &amp; questions</text:p>
          </table:table-cell>
          <table:table-cell table:style-name="ce203" office:value-type="string">
            <text:p>- Login by administrator or moderator</text:p>
            <text:p>- Create categories and questions </text:p>
          </table:table-cell>
          <table:table-cell table:style-name="ce203" office:value-type="string">
            <text:p>- Create categories and questions successfully</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9">
          <table:table-cell table:style-name="ce149" table:formula="of:=IF(VALUE(MID([.F18];6;FIND(&quot;:&quot;;[.F18];1)-FIND(&quot; &quot;;[.F18];1)-1))&gt;VALUE(MID([.F17];6;FIND(&quot;:&quot;;[.F17];1)-FIND(&quot; &quot;;[.F17];1)-1));&quot;&quot;;MAX([.A$7:.A17])+1)">
            <text:p/>
          </table:table-cell>
          <table:table-cell table:style-name="ce198" office:value-type="string">
            <text:p>ANS_21</text:p>
          </table:table-cell>
          <table:table-cell table:style-name="ce164" table:formula="of:=IF(VALUE(MID([.F18];6;FIND(&quot;:&quot;;[.F18];1)-FIND(&quot; &quot;;[.F18];1)-1))&gt;VALUE(MID([.F17];6;FIND(&quot;:&quot;;[.F17];1)-FIND(&quot; &quot;;[.F17];1)-1));[.C17];[.C17]+1)" office:value-type="float" office:value="2">
            <text:p>002</text:p>
          </table:table-cell>
          <table:table-cell table:style-name="ce203" office:value-type="string">
            <text:p>KS\Answers\Questions Management\Edit</text:p>
          </table:table-cell>
          <table:table-cell table:style-name="ce203" office:value-type="string">
            <text:p>Check approved and disapprove question</text:p>
          </table:table-cell>
          <table:table-cell table:style-name="ce203" office:value-type="string">
            <text:p>Step 2: Show question list</text:p>
          </table:table-cell>
          <table:table-cell table:style-name="ce203" office:value-type="string">
            <text:p>- Click Manage questions</text:p>
            <text:p>- Select [All questions] tab</text:p>
          </table:table-cell>
          <table:table-cell table:style-name="ce203" office:value-type="string">
            <text:p>- All questions created at step 1 are displayed in list (include answered question/not)</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2">
          <table:table-cell table:style-name="ce149" table:formula="of:=IF(VALUE(MID([.F19];6;FIND(&quot;:&quot;;[.F19];1)-FIND(&quot; &quot;;[.F19];1)-1))&gt;VALUE(MID([.F18];6;FIND(&quot;:&quot;;[.F18];1)-FIND(&quot; &quot;;[.F18];1)-1));&quot;&quot;;MAX([.A$7:.A18])+1)">
            <text:p/>
          </table:table-cell>
          <table:table-cell table:style-name="ce198" office:value-type="string">
            <text:p>ANS_21</text:p>
          </table:table-cell>
          <table:table-cell table:style-name="ce164" table:formula="of:=IF(VALUE(MID([.F19];6;FIND(&quot;:&quot;;[.F19];1)-FIND(&quot; &quot;;[.F19];1)-1))&gt;VALUE(MID([.F18];6;FIND(&quot;:&quot;;[.F18];1)-FIND(&quot; &quot;;[.F18];1)-1));[.C18];[.C18]+1)" office:value-type="float" office:value="2">
            <text:p>002</text:p>
          </table:table-cell>
          <table:table-cell table:style-name="ce203" office:value-type="string">
            <text:p>KS\Answers\Questions Management\Edit</text:p>
          </table:table-cell>
          <table:table-cell table:style-name="ce203" office:value-type="string">
            <text:p>Check approved and disapprove question</text:p>
          </table:table-cell>
          <table:table-cell table:style-name="ce203" office:value-type="string">
            <text:p>Step 3: Disapprove question</text:p>
          </table:table-cell>
          <table:table-cell table:style-name="ce203" office:value-type="string">
            <text:p>- Click on 'Yes' link in Approved column to disapprove question</text:p>
          </table:table-cell>
          <table:table-cell table:style-name="ce203" office:value-type="string">
            <text:p>- 'Yes' link is changed into 'No'</text:p>
            <text:p>- The question is disapproved. It is invisible to normal user in case Answers mode is set 'approved'</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41">
          <table:table-cell table:style-name="ce149" table:formula="of:=IF(VALUE(MID([.F20];6;FIND(&quot;:&quot;;[.F20];1)-FIND(&quot; &quot;;[.F20];1)-1))&gt;VALUE(MID([.F19];6;FIND(&quot;:&quot;;[.F19];1)-FIND(&quot; &quot;;[.F19];1)-1));&quot;&quot;;MAX([.A$7:.A19])+1)">
            <text:p/>
          </table:table-cell>
          <table:table-cell table:style-name="ce198" office:value-type="string">
            <text:p>ANS_21</text:p>
          </table:table-cell>
          <table:table-cell table:style-name="ce164" table:formula="of:=IF(VALUE(MID([.F20];6;FIND(&quot;:&quot;;[.F20];1)-FIND(&quot; &quot;;[.F20];1)-1))&gt;VALUE(MID([.F19];6;FIND(&quot;:&quot;;[.F19];1)-FIND(&quot; &quot;;[.F19];1)-1));[.C19];[.C19]+1)" office:value-type="float" office:value="2">
            <text:p>002</text:p>
          </table:table-cell>
          <table:table-cell table:style-name="ce203" office:value-type="string">
            <text:p>KS\Answers\Questions Management\Edit</text:p>
          </table:table-cell>
          <table:table-cell table:style-name="ce203" office:value-type="string">
            <text:p>Check approved and disapprove question</text:p>
          </table:table-cell>
          <table:table-cell table:style-name="ce203" office:value-type="string">
            <text:p>Step 4: Approve question</text:p>
          </table:table-cell>
          <table:table-cell table:style-name="ce203" office:value-type="string">
            <text:p>- Click on 'No' link of the unapproved question in Approved column to approve question</text:p>
          </table:table-cell>
          <table:table-cell table:style-name="ce203" office:value-type="string">
            <text:p>- 'No' link is changed into 'Yes'</text:p>
            <text:p>- The question is approved. It is visible to normal user (in case it is not checked for activated or inactivated)</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9">
          <table:table-cell table:style-name="ce149" table:formula="of:=IF(VALUE(MID([.F21];6;FIND(&quot;:&quot;;[.F21];1)-FIND(&quot; &quot;;[.F21];1)-1))&gt;VALUE(MID([.F20];6;FIND(&quot;:&quot;;[.F20];1)-FIND(&quot; &quot;;[.F20];1)-1));&quot;&quot;;MAX([.A$7:.A20])+1)" office:value-type="float" office:value="5">
            <text:p>005</text:p>
          </table:table-cell>
          <table:table-cell table:style-name="ce198" office:value-type="string">
            <text:p>ANS_21</text:p>
          </table:table-cell>
          <table:table-cell table:style-name="ce164" table:formula="of:=IF(VALUE(MID([.F21];6;FIND(&quot;:&quot;;[.F21];1)-FIND(&quot; &quot;;[.F21];1)-1))&gt;VALUE(MID([.F20];6;FIND(&quot;:&quot;;[.F20];1)-FIND(&quot; &quot;;[.F20];1)-1));[.C20];[.C20]+1)" office:value-type="float" office:value="3">
            <text:p>003</text:p>
          </table:table-cell>
          <table:table-cell table:style-name="ce203" office:value-type="string">
            <text:p>KS\Answers\Questions Management\Edit</text:p>
          </table:table-cell>
          <table:table-cell table:style-name="ce63" office:value-type="string">
            <text:p>Edit Question in All question tab of Manage questions form</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32">
          <table:table-cell table:style-name="ce149" table:formula="of:=IF(VALUE(MID([.F22];6;FIND(&quot;:&quot;;[.F22];1)-FIND(&quot; &quot;;[.F22];1)-1))&gt;VALUE(MID([.F21];6;FIND(&quot;:&quot;;[.F21];1)-FIND(&quot; &quot;;[.F21];1)-1));&quot;&quot;;MAX([.A$7:.A21])+1)">
            <text:p/>
          </table:table-cell>
          <table:table-cell table:style-name="ce198" office:value-type="string">
            <text:p>ANS_21</text:p>
          </table:table-cell>
          <table:table-cell table:style-name="ce164" table:formula="of:=IF(VALUE(MID([.F22];6;FIND(&quot;:&quot;;[.F22];1)-FIND(&quot; &quot;;[.F22];1)-1))&gt;VALUE(MID([.F21];6;FIND(&quot;:&quot;;[.F21];1)-FIND(&quot; &quot;;[.F21];1)-1));[.C21];[.C21]+1)" office:value-type="float" office:value="3">
            <text:p>003</text:p>
          </table:table-cell>
          <table:table-cell table:style-name="ce203" office:value-type="string">
            <text:p>KS\Answers\Questions Management\Edit</text:p>
          </table:table-cell>
          <table:table-cell table:style-name="ce170" office:value-type="string">
            <text:p>Edit Question in All question tab of Manage questions form</text:p>
          </table:table-cell>
          <table:table-cell table:style-name="ce169" office:value-type="string">
            <text:p>Step 2: Show All questions tab in [Manage questions] main screen</text:p>
          </table:table-cell>
          <table:table-cell table:style-name="ce169" office:value-type="string">
            <text:p>- Login by administrator or moderator</text:p>
            <text:p>- Click [Manage questions] button</text:p>
          </table:table-cell>
          <table:table-cell table:style-name="ce169" office:value-type="string">
            <text:p>- [Manage questions] screen is displayed with All questions tab by default, list all existing questions</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9">
          <table:table-cell table:style-name="ce149" table:formula="of:=IF(VALUE(MID([.F23];6;FIND(&quot;:&quot;;[.F23];1)-FIND(&quot; &quot;;[.F23];1)-1))&gt;VALUE(MID([.F22];6;FIND(&quot;:&quot;;[.F22];1)-FIND(&quot; &quot;;[.F22];1)-1));&quot;&quot;;MAX([.A$7:.A22])+1)">
            <text:p/>
          </table:table-cell>
          <table:table-cell table:style-name="ce198" office:value-type="string">
            <text:p>ANS_21</text:p>
          </table:table-cell>
          <table:table-cell table:style-name="ce164" table:formula="of:=IF(VALUE(MID([.F23];6;FIND(&quot;:&quot;;[.F23];1)-FIND(&quot; &quot;;[.F23];1)-1))&gt;VALUE(MID([.F22];6;FIND(&quot;:&quot;;[.F22];1)-FIND(&quot; &quot;;[.F22];1)-1));[.C22];[.C22]+1)" office:value-type="float" office:value="3">
            <text:p>003</text:p>
          </table:table-cell>
          <table:table-cell table:style-name="ce203" office:value-type="string">
            <text:p>KS\Answers\Questions Management\Edit</text:p>
          </table:table-cell>
          <table:table-cell table:style-name="ce170" office:value-type="string">
            <text:p>Edit Question in All question tab of Manage questions form</text:p>
          </table:table-cell>
          <table:table-cell table:style-name="ce169" office:value-type="string">
            <text:p>Step 3: Show Edit Question form</text:p>
          </table:table-cell>
          <table:table-cell table:style-name="ce169" office:value-type="string">
            <text:p>- Click [Edit] icon corresponding to question you want to edit in list</text:p>
          </table:table-cell>
          <table:table-cell table:style-name="ce169" office:value-type="string">
            <text:p>- [Edit question] screen is shown. Informations of selected question are displayed in form.</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87">
          <table:table-cell table:style-name="ce149" table:formula="of:=IF(VALUE(MID([.F24];6;FIND(&quot;:&quot;;[.F24];1)-FIND(&quot; &quot;;[.F24];1)-1))&gt;VALUE(MID([.F23];6;FIND(&quot;:&quot;;[.F23];1)-FIND(&quot; &quot;;[.F23];1)-1));&quot;&quot;;MAX([.A$7:.A23])+1)">
            <text:p/>
          </table:table-cell>
          <table:table-cell table:style-name="ce198" office:value-type="string">
            <text:p>ANS_21</text:p>
          </table:table-cell>
          <table:table-cell table:style-name="ce164" table:formula="of:=IF(VALUE(MID([.F24];6;FIND(&quot;:&quot;;[.F24];1)-FIND(&quot; &quot;;[.F24];1)-1))&gt;VALUE(MID([.F23];6;FIND(&quot;:&quot;;[.F23];1)-FIND(&quot; &quot;;[.F23];1)-1));[.C23];[.C23]+1)" office:value-type="float" office:value="3">
            <text:p>003</text:p>
          </table:table-cell>
          <table:table-cell table:style-name="ce203" office:value-type="string">
            <text:p>KS\Answers\Questions Management\Edit</text:p>
          </table:table-cell>
          <table:table-cell table:style-name="ce170" office:value-type="string">
            <text:p>Edit Question in All question tab of Manage questions form</text:p>
          </table:table-cell>
          <table:table-cell table:style-name="ce169" office:value-type="string">
            <text:p>Step 4: Update information in fields </text:p>
          </table:table-cell>
          <table:table-cell table:style-name="ce169" office:value-type="string">
            <text:p>- Edit values into fields</text:p>
            <text:p>- Change Approved/Activated status by tick on its check box</text:p>
            <text:p>- Click Save button</text:p>
          </table:table-cell>
          <table:table-cell table:style-name="ce180" office:value-type="string">
            <text:p>- Question is edited successfully with new value.</text:p>
            <text:p>- Question status is updated if activated and approved check box is ticked or not.</text:p>
          </table:table-cell>
          <table:table-cell table:style-name="ce224" office:value-type="string">
            <text:p>High</text:p>
          </table:table-cell>
          <table:table-cell table:style-name="ce187"/>
          <table:table-cell table:style-name="ce161" table:number-columns-repeated="2"/>
          <table:table-cell table:style-name="ce226"/>
          <table:table-cell table:style-name="ce161" table:number-columns-repeated="213"/>
          <table:table-cell/>
        </table:table-row>
        <table:table-row table:style-name="ro9">
          <table:table-cell table:style-name="ce149" table:formula="of:=IF(VALUE(MID([.F25];6;FIND(&quot;:&quot;;[.F25];1)-FIND(&quot; &quot;;[.F25];1)-1))&gt;VALUE(MID([.F24];6;FIND(&quot;:&quot;;[.F24];1)-FIND(&quot; &quot;;[.F24];1)-1));&quot;&quot;;MAX([.A$7:.A24])+1)" office:value-type="float" office:value="6">
            <text:p>006</text:p>
          </table:table-cell>
          <table:table-cell table:style-name="ce198" office:value-type="string">
            <text:p>ANS_21</text:p>
          </table:table-cell>
          <table:table-cell table:style-name="ce164" table:formula="of:=IF(VALUE(MID([.F25];6;FIND(&quot;:&quot;;[.F25];1)-FIND(&quot; &quot;;[.F25];1)-1))&gt;VALUE(MID([.F24];6;FIND(&quot;:&quot;;[.F24];1)-FIND(&quot; &quot;;[.F24];1)-1));[.C24];[.C24]+1)" office:value-type="float" office:value="4">
            <text:p>004</text:p>
          </table:table-cell>
          <table:table-cell table:style-name="ce203" office:value-type="string">
            <text:p>KS\Answers\Questions Management\Edit</text:p>
          </table:table-cell>
          <table:table-cell table:style-name="ce63" office:value-type="string">
            <text:p>Edit Question in Pending questions tab of Manage questions form</text:p>
          </table:table-cell>
          <table:table-cell table:style-name="ce207" office:value-type="string">
            <text:p>Step 1: Create category &amp; question</text:p>
          </table:table-cell>
          <table:table-cell table:style-name="ce169" office:value-type="string">
            <text:p>- Create a category</text:p>
            <text:p>- Create some questions in that category</text:p>
          </table:table-cell>
          <table:table-cell table:style-name="ce214" office:value-type="string">
            <text:p><text:span text:style-name="T15">- Category and question are created successfully</text:span></text:p>
            <text:p/>
          </table:table-cell>
          <table:table-cell table:style-name="ce224" office:value-type="string">
            <text:p>High</text:p>
          </table:table-cell>
          <table:table-cell table:style-name="ce187" office:value-type="string">
            <text:p>N/A</text:p>
          </table:table-cell>
          <table:table-cell table:style-name="ce161" table:number-columns-repeated="2"/>
          <table:table-cell table:style-name="ce226"/>
          <table:table-cell table:style-name="ce161" table:number-columns-repeated="212"/>
          <table:table-cell table:number-columns-repeated="2"/>
        </table:table-row>
        <table:table-row table:style-name="ro41">
          <table:table-cell table:style-name="ce149" table:formula="of:=IF(VALUE(MID([.F26];6;FIND(&quot;:&quot;;[.F26];1)-FIND(&quot; &quot;;[.F26];1)-1))&gt;VALUE(MID([.F25];6;FIND(&quot;:&quot;;[.F25];1)-FIND(&quot; &quot;;[.F25];1)-1));&quot;&quot;;MAX([.A$7:.A25])+1)">
            <text:p/>
          </table:table-cell>
          <table:table-cell table:style-name="ce198" office:value-type="string">
            <text:p>ANS_21</text:p>
          </table:table-cell>
          <table:table-cell table:style-name="ce164" table:formula="of:=IF(VALUE(MID([.F26];6;FIND(&quot;:&quot;;[.F26];1)-FIND(&quot; &quot;;[.F26];1)-1))&gt;VALUE(MID([.F25];6;FIND(&quot;:&quot;;[.F25];1)-FIND(&quot; &quot;;[.F25];1)-1));[.C25];[.C25]+1)" office:value-type="float" office:value="4">
            <text:p>004</text:p>
          </table:table-cell>
          <table:table-cell table:style-name="ce203" office:value-type="string">
            <text:p>KS\Answers\Questions Management\Edit</text:p>
          </table:table-cell>
          <table:table-cell table:style-name="ce170" office:value-type="string">
            <text:p>Edit Question in Pending question tab of Manage questions form</text:p>
          </table:table-cell>
          <table:table-cell table:style-name="ce169" office:value-type="string">
            <text:p>Step 2: Show Pending question tab of [Manage questions] main screen</text:p>
          </table:table-cell>
          <table:table-cell table:style-name="ce169" office:value-type="string">
            <text:p>- Login by administrator or moderator</text:p>
            <text:p>- Click [Manage questions] button</text:p>
            <text:p>- Click [Pending questions] tab</text:p>
          </table:table-cell>
          <table:table-cell table:style-name="ce169" office:value-type="string">
            <text:p>- Pending questions tab of [Manage questions] screen is displayed, list all existing questions</text:p>
          </table:table-cell>
          <table:table-cell table:style-name="ce224" office:value-type="string">
            <text:p>High</text:p>
          </table:table-cell>
          <table:table-cell table:style-name="ce187" office:value-type="string">
            <text:p>N/A</text:p>
          </table:table-cell>
          <table:table-cell table:style-name="ce161" table:number-columns-repeated="2"/>
          <table:table-cell table:style-name="ce226"/>
          <table:table-cell table:style-name="ce161" table:number-columns-repeated="212"/>
          <table:table-cell table:number-columns-repeated="2"/>
        </table:table-row>
        <table:table-row table:style-name="ro9">
          <table:table-cell table:style-name="ce149" table:formula="of:=IF(VALUE(MID([.F27];6;FIND(&quot;:&quot;;[.F27];1)-FIND(&quot; &quot;;[.F27];1)-1))&gt;VALUE(MID([.F26];6;FIND(&quot;:&quot;;[.F26];1)-FIND(&quot; &quot;;[.F26];1)-1));&quot;&quot;;MAX([.A$7:.A26])+1)">
            <text:p/>
          </table:table-cell>
          <table:table-cell table:style-name="ce198" office:value-type="string">
            <text:p>ANS_21</text:p>
          </table:table-cell>
          <table:table-cell table:style-name="ce164" table:formula="of:=IF(VALUE(MID([.F27];6;FIND(&quot;:&quot;;[.F27];1)-FIND(&quot; &quot;;[.F27];1)-1))&gt;VALUE(MID([.F26];6;FIND(&quot;:&quot;;[.F26];1)-FIND(&quot; &quot;;[.F26];1)-1));[.C26];[.C26]+1)" office:value-type="float" office:value="4">
            <text:p>004</text:p>
          </table:table-cell>
          <table:table-cell table:style-name="ce203" office:value-type="string">
            <text:p>KS\Answers\Questions Management\Edit</text:p>
          </table:table-cell>
          <table:table-cell table:style-name="ce170" office:value-type="string">
            <text:p>Edit Question in Pending question tab of Manage questions form</text:p>
          </table:table-cell>
          <table:table-cell table:style-name="ce169" office:value-type="string">
            <text:p>Step 3: Show Edit Question form</text:p>
          </table:table-cell>
          <table:table-cell table:style-name="ce169" office:value-type="string">
            <text:p>- Click [Edit] icon corresponding to question you want to edit in list</text:p>
          </table:table-cell>
          <table:table-cell table:style-name="ce169" office:value-type="string">
            <text:p>- [Edit question] screen is shown. Informations of selected question are displayed in form.</text:p>
          </table:table-cell>
          <table:table-cell table:style-name="ce224" office:value-type="string">
            <text:p>High</text:p>
          </table:table-cell>
          <table:table-cell table:style-name="ce187" office:value-type="string">
            <text:p>N/A</text:p>
          </table:table-cell>
          <table:table-cell table:style-name="ce161" table:number-columns-repeated="2"/>
          <table:table-cell table:style-name="ce226"/>
          <table:table-cell table:style-name="ce161" table:number-columns-repeated="212"/>
          <table:table-cell table:number-columns-repeated="2"/>
        </table:table-row>
        <table:table-row table:style-name="ro41">
          <table:table-cell table:style-name="ce149" table:formula="of:=IF(VALUE(MID([.F28];6;FIND(&quot;:&quot;;[.F28];1)-FIND(&quot; &quot;;[.F28];1)-1))&gt;VALUE(MID([.F27];6;FIND(&quot;:&quot;;[.F27];1)-FIND(&quot; &quot;;[.F27];1)-1));&quot;&quot;;MAX([.A$7:.A27])+1)">
            <text:p/>
          </table:table-cell>
          <table:table-cell table:style-name="ce198" office:value-type="string">
            <text:p>ANS_21</text:p>
          </table:table-cell>
          <table:table-cell table:style-name="ce164" table:formula="of:=IF(VALUE(MID([.F28];6;FIND(&quot;:&quot;;[.F28];1)-FIND(&quot; &quot;;[.F28];1)-1))&gt;VALUE(MID([.F27];6;FIND(&quot;:&quot;;[.F27];1)-FIND(&quot; &quot;;[.F27];1)-1));[.C27];[.C27]+1)" office:value-type="float" office:value="4">
            <text:p>004</text:p>
          </table:table-cell>
          <table:table-cell table:style-name="ce203" office:value-type="string">
            <text:p>KS\Answers\Questions Management\Edit</text:p>
          </table:table-cell>
          <table:table-cell table:style-name="ce170" office:value-type="string">
            <text:p>Edit Question in Pending question tab of Manage questions form</text:p>
          </table:table-cell>
          <table:table-cell table:style-name="ce169" office:value-type="string">
            <text:p>Step 4: Update information in fields </text:p>
          </table:table-cell>
          <table:table-cell table:style-name="ce169" office:value-type="string">
            <text:p>- Edit values into fields</text:p>
            <text:p>- Change Approved/Activated status by tick on its check box</text:p>
            <text:p>- Click Save button</text:p>
          </table:table-cell>
          <table:table-cell table:style-name="ce180" office:value-type="string">
            <text:p>- Question is edited successfully with new value.</text:p>
            <text:p>- Question status is updated if activated and approved check box is ticked or not.</text:p>
          </table:table-cell>
          <table:table-cell table:style-name="ce224" office:value-type="string">
            <text:p>High</text:p>
          </table:table-cell>
          <table:table-cell table:style-name="ce187" office:value-type="string">
            <text:p>N/A</text:p>
          </table:table-cell>
          <table:table-cell table:style-name="ce161" table:number-columns-repeated="2"/>
          <table:table-cell table:style-name="ce226"/>
          <table:table-cell table:style-name="ce161" table:number-columns-repeated="212"/>
          <table:table-cell table:number-columns-repeated="2"/>
        </table:table-row>
        <table:table-row table:style-name="ro32">
          <table:table-cell table:style-name="ce149" table:formula="of:=IF(VALUE(MID([.F29];6;FIND(&quot;:&quot;;[.F29];1)-FIND(&quot; &quot;;[.F29];1)-1))&gt;VALUE(MID([.F28];6;FIND(&quot;:&quot;;[.F28];1)-FIND(&quot; &quot;;[.F28];1)-1));&quot;&quot;;MAX([.A$7:.A28])+1)" office:value-type="float" office:value="7">
            <text:p>007</text:p>
          </table:table-cell>
          <table:table-cell table:style-name="ce198" office:value-type="string">
            <text:p>ANS_22</text:p>
          </table:table-cell>
          <table:table-cell table:style-name="ce163" office:value-type="float" office:value="1">
            <text:p>001</text:p>
          </table:table-cell>
          <table:table-cell table:style-name="ce222" office:value-type="string">
            <text:p>KS\Answers\Questions Management\Answer</text:p>
          </table:table-cell>
          <table:table-cell table:style-name="ce63" office:value-type="string">
            <text:p>Answer question in Manage questions form by answer icon</text:p>
          </table:table-cell>
          <table:table-cell table:style-name="ce207" office:value-type="string">
            <text:p>Step 1: Create category and question</text:p>
          </table:table-cell>
          <table:table-cell table:style-name="ce169" office:value-type="string">
            <text:p>- Create a category</text:p>
            <text:p>- Create question in that category with [Approved] and [Activated] are checked</text:p>
          </table:table-cell>
          <table:table-cell table:style-name="ce180" office:value-type="string">
            <text:p>- Category and question are created successfully. This question is visible for everyone</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2">
          <table:table-cell table:style-name="ce149" table:formula="of:=IF(VALUE(MID([.F30];6;FIND(&quot;:&quot;;[.F30];1)-FIND(&quot; &quot;;[.F30];1)-1))&gt;VALUE(MID([.F29];6;FIND(&quot;:&quot;;[.F29];1)-FIND(&quot; &quot;;[.F29];1)-1));&quot;&quot;;MAX([.A$7:.A29])+1)">
            <text:p/>
          </table:table-cell>
          <table:table-cell table:style-name="ce198" office:value-type="string">
            <text:p>ANS_22</text:p>
          </table:table-cell>
          <table:table-cell table:style-name="ce164" table:formula="of:=IF(VALUE(MID([.F30];6;FIND(&quot;:&quot;;[.F30];1)-FIND(&quot; &quot;;[.F30];1)-1))&gt;VALUE(MID([.F29];6;FIND(&quot;:&quot;;[.F29];1)-FIND(&quot; &quot;;[.F29];1)-1));[.C29];[.C29]+1)" office:value-type="float" office:value="1">
            <text:p>001</text:p>
          </table:table-cell>
          <table:table-cell table:style-name="ce203" office:value-type="string">
            <text:p>KS\Answers\Questions Management\Answer</text:p>
          </table:table-cell>
          <table:table-cell table:style-name="ce170" office:value-type="string">
            <text:p>Answer question in Manage questions form</text:p>
          </table:table-cell>
          <table:table-cell table:style-name="ce169" office:value-type="string">
            <text:p>Step 2: Open Manage questions form</text:p>
          </table:table-cell>
          <table:table-cell table:style-name="ce169" office:value-type="string">
            <text:p>- Login by administrator or moderator</text:p>
            <text:p>- Click [Mange questions] button</text:p>
          </table:table-cell>
          <table:table-cell table:style-name="ce169" office:value-type="string">
            <text:p>- [Manage questions] screen is displayed, list all existing questions</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9">
          <table:table-cell table:style-name="ce149" table:formula="of:=IF(VALUE(MID([.F31];6;FIND(&quot;:&quot;;[.F31];1)-FIND(&quot; &quot;;[.F31];1)-1))&gt;VALUE(MID([.F30];6;FIND(&quot;:&quot;;[.F30];1)-FIND(&quot; &quot;;[.F30];1)-1));&quot;&quot;;MAX([.A$7:.A30])+1)">
            <text:p/>
          </table:table-cell>
          <table:table-cell table:style-name="ce198" office:value-type="string">
            <text:p>ANS_22</text:p>
          </table:table-cell>
          <table:table-cell table:style-name="ce164" table:formula="of:=IF(VALUE(MID([.F31];6;FIND(&quot;:&quot;;[.F31];1)-FIND(&quot; &quot;;[.F31];1)-1))&gt;VALUE(MID([.F30];6;FIND(&quot;:&quot;;[.F30];1)-FIND(&quot; &quot;;[.F30];1)-1));[.C30];[.C30]+1)" office:value-type="float" office:value="1">
            <text:p>001</text:p>
          </table:table-cell>
          <table:table-cell table:style-name="ce203" office:value-type="string">
            <text:p>KS\Answers\Questions Management\Answer</text:p>
          </table:table-cell>
          <table:table-cell table:style-name="ce170" office:value-type="string">
            <text:p>Answer question in Manage questions form</text:p>
          </table:table-cell>
          <table:table-cell table:style-name="ce169" office:value-type="string">
            <text:p>Step 3: Show<text:span text:style-name="T5"> list of questions that have not been answered</text:span></text:p>
          </table:table-cell>
          <table:table-cell table:style-name="ce169" office:value-type="string">
            <text:p>- Click [Pending questions] tab</text:p>
          </table:table-cell>
          <table:table-cell table:style-name="ce180" office:value-type="string">
            <text:p>- All questions that waiting for being answered are displayed in list</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9">
          <table:table-cell table:style-name="ce149" table:formula="of:=IF(VALUE(MID([.F32];6;FIND(&quot;:&quot;;[.F32];1)-FIND(&quot; &quot;;[.F32];1)-1))&gt;VALUE(MID([.F31];6;FIND(&quot;:&quot;;[.F31];1)-FIND(&quot; &quot;;[.F31];1)-1));&quot;&quot;;MAX([.A$7:.A31])+1)">
            <text:p/>
          </table:table-cell>
          <table:table-cell table:style-name="ce198" office:value-type="string">
            <text:p>ANS_22</text:p>
          </table:table-cell>
          <table:table-cell table:style-name="ce164" table:formula="of:=IF(VALUE(MID([.F32];6;FIND(&quot;:&quot;;[.F32];1)-FIND(&quot; &quot;;[.F32];1)-1))&gt;VALUE(MID([.F31];6;FIND(&quot;:&quot;;[.F31];1)-FIND(&quot; &quot;;[.F31];1)-1));[.C31];[.C31]+1)" office:value-type="float" office:value="1">
            <text:p>001</text:p>
          </table:table-cell>
          <table:table-cell table:style-name="ce203" office:value-type="string">
            <text:p>KS\Answers\Questions Management\Answer</text:p>
          </table:table-cell>
          <table:table-cell table:style-name="ce170" office:value-type="string">
            <text:p>Answer question in Manage questions form</text:p>
          </table:table-cell>
          <table:table-cell table:style-name="ce169" office:value-type="string">
            <text:p>Step 4: Show Answer <text:s/>question form</text:p>
          </table:table-cell>
          <table:table-cell table:style-name="ce169" office:value-type="string">
            <text:p>- Click [Answer] icon corresponding to the question you want to answer</text:p>
          </table:table-cell>
          <table:table-cell table:style-name="ce180" office:value-type="string">
            <text:p>- Answer question form appears with the default language</text:p>
            <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5">
          <table:table-cell table:style-name="ce149" table:formula="of:=IF(VALUE(MID([.F33];6;FIND(&quot;:&quot;;[.F33];1)-FIND(&quot; &quot;;[.F33];1)-1))&gt;VALUE(MID([.F32];6;FIND(&quot;:&quot;;[.F32];1)-FIND(&quot; &quot;;[.F32];1)-1));&quot;&quot;;MAX([.A$7:.A32])+1)">
            <text:p/>
          </table:table-cell>
          <table:table-cell table:style-name="ce198" office:value-type="string">
            <text:p>ANS_22</text:p>
          </table:table-cell>
          <table:table-cell table:style-name="ce164" table:formula="of:=IF(VALUE(MID([.F33];6;FIND(&quot;:&quot;;[.F33];1)-FIND(&quot; &quot;;[.F33];1)-1))&gt;VALUE(MID([.F32];6;FIND(&quot;:&quot;;[.F32];1)-FIND(&quot; &quot;;[.F32];1)-1));[.C32];[.C32]+1)" office:value-type="float" office:value="1">
            <text:p>001</text:p>
          </table:table-cell>
          <table:table-cell table:style-name="ce203" office:value-type="string">
            <text:p>KS\Answers\Questions Management\Answer</text:p>
          </table:table-cell>
          <table:table-cell table:style-name="ce170" office:value-type="string">
            <text:p>Answer question in Manage questions form</text:p>
          </table:table-cell>
          <table:table-cell table:style-name="ce169" office:value-type="string">
            <text:p>Step 5: Answer question</text:p>
          </table:table-cell>
          <table:table-cell table:style-name="ce169" office:value-type="string">
            <text:p>- Update valid data in fields</text:p>
            <text:p>- Click [Save] button</text:p>
          </table:table-cell>
          <table:table-cell table:style-name="ce169" office:value-type="string">
            <text:p>- Answer the question successfully.</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2">
          <table:table-cell table:style-name="ce149" table:formula="of:=IF(VALUE(MID([.F34];6;FIND(&quot;:&quot;;[.F34];1)-FIND(&quot; &quot;;[.F34];1)-1))&gt;VALUE(MID([.F33];6;FIND(&quot;:&quot;;[.F33];1)-FIND(&quot; &quot;;[.F33];1)-1));&quot;&quot;;MAX([.A$7:.A33])+1)" office:value-type="float" office:value="8">
            <text:p>008</text:p>
          </table:table-cell>
          <table:table-cell table:style-name="ce198" office:value-type="string">
            <text:p>ANS_22</text:p>
          </table:table-cell>
          <table:table-cell table:style-name="ce164" table:formula="of:=IF(VALUE(MID([.F34];6;FIND(&quot;:&quot;;[.F34];1)-FIND(&quot; &quot;;[.F34];1)-1))&gt;VALUE(MID([.F33];6;FIND(&quot;:&quot;;[.F33];1)-FIND(&quot; &quot;;[.F33];1)-1));[.C33];[.C33]+1)" office:value-type="float" office:value="2">
            <text:p>002</text:p>
          </table:table-cell>
          <table:table-cell table:style-name="ce203" office:value-type="string">
            <text:p>KS\Answers\Questions Management\Answer</text:p>
          </table:table-cell>
          <table:table-cell table:style-name="ce63" office:value-type="string">
            <text:p>Answer question in Manage questions form by language link</text:p>
          </table:table-cell>
          <table:table-cell table:style-name="ce207" office:value-type="string">
            <text:p>Step 1: Create category and question</text:p>
          </table:table-cell>
          <table:table-cell table:style-name="ce169" office:value-type="string">
            <text:p>- Create a category</text:p>
            <text:p>- Create question in that category with [Approved] and [Activated] are checked</text:p>
          </table:table-cell>
          <table:table-cell table:style-name="ce180" office:value-type="string">
            <text:p>- Category and question are created successfully. This question is visible for everyone</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2">
          <table:table-cell table:style-name="ce149" table:formula="of:=IF(VALUE(MID([.F35];6;FIND(&quot;:&quot;;[.F35];1)-FIND(&quot; &quot;;[.F35];1)-1))&gt;VALUE(MID([.F34];6;FIND(&quot;:&quot;;[.F34];1)-FIND(&quot; &quot;;[.F34];1)-1));&quot;&quot;;MAX([.A$7:.A34])+1)">
            <text:p/>
          </table:table-cell>
          <table:table-cell table:style-name="ce198" office:value-type="string">
            <text:p>ANS_22</text:p>
          </table:table-cell>
          <table:table-cell table:style-name="ce164" table:formula="of:=IF(VALUE(MID([.F35];6;FIND(&quot;:&quot;;[.F35];1)-FIND(&quot; &quot;;[.F35];1)-1))&gt;VALUE(MID([.F34];6;FIND(&quot;:&quot;;[.F34];1)-FIND(&quot; &quot;;[.F34];1)-1));[.C34];[.C34]+1)" office:value-type="float" office:value="2">
            <text:p>002</text:p>
          </table:table-cell>
          <table:table-cell table:style-name="ce203" office:value-type="string">
            <text:p>KS\Answers\Questions Management\Answer</text:p>
          </table:table-cell>
          <table:table-cell table:style-name="ce170" office:value-type="string">
            <text:p>Answer question in Manage questions form by language link</text:p>
          </table:table-cell>
          <table:table-cell table:style-name="ce169" office:value-type="string">
            <text:p>Step 2: Open Manage questions form</text:p>
          </table:table-cell>
          <table:table-cell table:style-name="ce169" office:value-type="string">
            <text:p>- Login by administrator or moderator</text:p>
            <text:p>- Click [Mange questions] button</text:p>
          </table:table-cell>
          <table:table-cell table:style-name="ce169" office:value-type="string">
            <text:p>- [Manage questions] screen is displayed, list all existing questions</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9">
          <table:table-cell table:style-name="ce149" table:formula="of:=IF(VALUE(MID([.F36];6;FIND(&quot;:&quot;;[.F36];1)-FIND(&quot; &quot;;[.F36];1)-1))&gt;VALUE(MID([.F35];6;FIND(&quot;:&quot;;[.F35];1)-FIND(&quot; &quot;;[.F35];1)-1));&quot;&quot;;MAX([.A$7:.A35])+1)">
            <text:p/>
          </table:table-cell>
          <table:table-cell table:style-name="ce198" office:value-type="string">
            <text:p>ANS_22</text:p>
          </table:table-cell>
          <table:table-cell table:style-name="ce164" table:formula="of:=IF(VALUE(MID([.F36];6;FIND(&quot;:&quot;;[.F36];1)-FIND(&quot; &quot;;[.F36];1)-1))&gt;VALUE(MID([.F35];6;FIND(&quot;:&quot;;[.F35];1)-FIND(&quot; &quot;;[.F35];1)-1));[.C35];[.C35]+1)" office:value-type="float" office:value="2">
            <text:p>002</text:p>
          </table:table-cell>
          <table:table-cell table:style-name="ce203" office:value-type="string">
            <text:p>KS\Answers\Questions Management\Answer</text:p>
          </table:table-cell>
          <table:table-cell table:style-name="ce170" office:value-type="string">
            <text:p>Answer question in Manage questions form by language link</text:p>
          </table:table-cell>
          <table:table-cell table:style-name="ce169" office:value-type="string">
            <text:p>Step 3: Show<text:span text:style-name="T5"> list of questions that have not been answered</text:span></text:p>
          </table:table-cell>
          <table:table-cell table:style-name="ce169" office:value-type="string">
            <text:p>- Click [Pending questions] tab</text:p>
          </table:table-cell>
          <table:table-cell table:style-name="ce180" office:value-type="string">
            <text:p>- All questions that waiting for being answered are displayed in list</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9">
          <table:table-cell table:style-name="ce149" table:formula="of:=IF(VALUE(MID([.F37];6;FIND(&quot;:&quot;;[.F37];1)-FIND(&quot; &quot;;[.F37];1)-1))&gt;VALUE(MID([.F36];6;FIND(&quot;:&quot;;[.F36];1)-FIND(&quot; &quot;;[.F36];1)-1));&quot;&quot;;MAX([.A$7:.A36])+1)">
            <text:p/>
          </table:table-cell>
          <table:table-cell table:style-name="ce198" office:value-type="string">
            <text:p>ANS_22</text:p>
          </table:table-cell>
          <table:table-cell table:style-name="ce164" table:formula="of:=IF(VALUE(MID([.F37];6;FIND(&quot;:&quot;;[.F37];1)-FIND(&quot; &quot;;[.F37];1)-1))&gt;VALUE(MID([.F36];6;FIND(&quot;:&quot;;[.F36];1)-FIND(&quot; &quot;;[.F36];1)-1));[.C36];[.C36]+1)" office:value-type="float" office:value="2">
            <text:p>002</text:p>
          </table:table-cell>
          <table:table-cell table:style-name="ce203" office:value-type="string">
            <text:p>KS\Answers\Questions Management\Answer</text:p>
          </table:table-cell>
          <table:table-cell table:style-name="ce170" office:value-type="string">
            <text:p>Answer question in Manage questions form by language link</text:p>
          </table:table-cell>
          <table:table-cell table:style-name="ce169" office:value-type="string">
            <text:p>Step 4: Show Answer <text:s/>question form</text:p>
          </table:table-cell>
          <table:table-cell table:style-name="ce169" office:value-type="string">
            <text:p>- Click on the language which you want to answer</text:p>
          </table:table-cell>
          <table:table-cell table:style-name="ce180" office:value-type="string">
            <text:p>- Answer question form appears with the selected language which you want to answer</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9">
          <table:table-cell table:style-name="ce149" table:formula="of:=IF(VALUE(MID([.F38];6;FIND(&quot;:&quot;;[.F38];1)-FIND(&quot; &quot;;[.F38];1)-1))&gt;VALUE(MID([.F37];6;FIND(&quot;:&quot;;[.F37];1)-FIND(&quot; &quot;;[.F37];1)-1));&quot;&quot;;MAX([.A$7:.A37])+1)">
            <text:p/>
          </table:table-cell>
          <table:table-cell table:style-name="ce198" office:value-type="string">
            <text:p>ANS_22</text:p>
          </table:table-cell>
          <table:table-cell table:style-name="ce164" table:formula="of:=IF(VALUE(MID([.F38];6;FIND(&quot;:&quot;;[.F38];1)-FIND(&quot; &quot;;[.F38];1)-1))&gt;VALUE(MID([.F37];6;FIND(&quot;:&quot;;[.F37];1)-FIND(&quot; &quot;;[.F37];1)-1));[.C37];[.C37]+1)" office:value-type="float" office:value="2">
            <text:p>002</text:p>
          </table:table-cell>
          <table:table-cell table:style-name="ce203" office:value-type="string">
            <text:p>KS\Answers\Questions Management\Answer</text:p>
          </table:table-cell>
          <table:table-cell table:style-name="ce170" office:value-type="string">
            <text:p>Answer question in Manage questions form by language link</text:p>
          </table:table-cell>
          <table:table-cell table:style-name="ce169" office:value-type="string">
            <text:p>Step 5: Answer question</text:p>
          </table:table-cell>
          <table:table-cell table:style-name="ce169" office:value-type="string">
            <text:p>- Update valid data in fields</text:p>
            <text:p>- Click [Save] button</text:p>
          </table:table-cell>
          <table:table-cell table:style-name="ce169" office:value-type="string">
            <text:p>- Answer the question successfully.</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9">
          <table:table-cell table:style-name="ce149" table:formula="of:=IF(VALUE(MID([.F39];6;FIND(&quot;:&quot;;[.F39];1)-FIND(&quot; &quot;;[.F39];1)-1))&gt;VALUE(MID([.F38];6;FIND(&quot;:&quot;;[.F38];1)-FIND(&quot; &quot;;[.F38];1)-1));&quot;&quot;;MAX([.A$7:.A38])+1)" office:value-type="float" office:value="9">
            <text:p>009</text:p>
          </table:table-cell>
          <table:table-cell table:style-name="ce198" office:value-type="string">
            <text:p>ANS_23</text:p>
          </table:table-cell>
          <table:table-cell table:style-name="ce163" office:value-type="float" office:value="1">
            <text:p>001</text:p>
          </table:table-cell>
          <table:table-cell table:style-name="ce222" office:value-type="string">
            <text:p>KS\Answers\Questions Management\Delete</text:p>
          </table:table-cell>
          <table:table-cell table:style-name="ce63" office:value-type="string">
            <text:p>Delete Question in All questions tab of Mange questions form</text:p>
          </table:table-cell>
          <table:table-cell table:style-name="ce207" office:value-type="string">
            <text:p>Step 1: Create category and question</text:p>
          </table:table-cell>
          <table:table-cell table:style-name="ce169" office:value-type="string">
            <text:p>- Login by administrator/ moderator to create category and questions</text:p>
          </table:table-cell>
          <table:table-cell table:style-name="ce180" office:value-type="string">
            <text:p>- Category and question are created successfully. </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9">
          <table:table-cell table:style-name="ce149" table:formula="of:=IF(VALUE(MID([.F40];6;FIND(&quot;:&quot;;[.F40];1)-FIND(&quot; &quot;;[.F40];1)-1))&gt;VALUE(MID([.F39];6;FIND(&quot;:&quot;;[.F39];1)-FIND(&quot; &quot;;[.F39];1)-1));&quot;&quot;;MAX([.A$7:.A39])+1)">
            <text:p/>
          </table:table-cell>
          <table:table-cell table:style-name="ce198" office:value-type="string">
            <text:p>ANS_23</text:p>
          </table:table-cell>
          <table:table-cell table:style-name="ce164" table:formula="of:=IF(VALUE(MID([.F40];6;FIND(&quot;:&quot;;[.F40];1)-FIND(&quot; &quot;;[.F40];1)-1))&gt;VALUE(MID([.F39];6;FIND(&quot;:&quot;;[.F39];1)-FIND(&quot; &quot;;[.F39];1)-1));[.C39];[.C39]+1)" office:value-type="float" office:value="1">
            <text:p>001</text:p>
          </table:table-cell>
          <table:table-cell table:style-name="ce203" office:value-type="string">
            <text:p>KS\Answers\Questions Management\Delete</text:p>
          </table:table-cell>
          <table:table-cell table:style-name="ce170" office:value-type="string">
            <text:p>Delete Question in Mange questions form</text:p>
          </table:table-cell>
          <table:table-cell table:style-name="ce169" office:value-type="string">
            <text:p>Step 2: Open Manage questions form</text:p>
          </table:table-cell>
          <table:table-cell table:style-name="ce223" office:value-type="string">
            <text:p>- Click on [Manage question] on main menu</text:p>
            <text:p>- Click on [All questions] tab</text:p>
          </table:table-cell>
          <table:table-cell table:style-name="ce215" office:value-type="string">
            <text:p>- All question tab is shown</text:p>
            <text:p/>
            <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2">
          <table:table-cell table:style-name="ce149" table:formula="of:=IF(VALUE(MID([.F41];6;FIND(&quot;:&quot;;[.F41];1)-FIND(&quot; &quot;;[.F41];1)-1))&gt;VALUE(MID([.F40];6;FIND(&quot;:&quot;;[.F40];1)-FIND(&quot; &quot;;[.F40];1)-1));&quot;&quot;;MAX([.A$7:.A40])+1)">
            <text:p/>
          </table:table-cell>
          <table:table-cell table:style-name="ce198" office:value-type="string">
            <text:p>ANS_23</text:p>
          </table:table-cell>
          <table:table-cell table:style-name="ce164" table:formula="of:=IF(VALUE(MID([.F41];6;FIND(&quot;:&quot;;[.F41];1)-FIND(&quot; &quot;;[.F41];1)-1))&gt;VALUE(MID([.F40];6;FIND(&quot;:&quot;;[.F40];1)-FIND(&quot; &quot;;[.F40];1)-1));[.C40];[.C40]+1)" office:value-type="float" office:value="1">
            <text:p>001</text:p>
          </table:table-cell>
          <table:table-cell table:style-name="ce203" office:value-type="string">
            <text:p>KS\Answers\Questions Management\Delete</text:p>
          </table:table-cell>
          <table:table-cell table:style-name="ce170" office:value-type="string">
            <text:p>Delete Question in Mange questions form</text:p>
          </table:table-cell>
          <table:table-cell table:style-name="ce169" office:value-type="string">
            <text:p>Step 3:Delete question</text:p>
          </table:table-cell>
          <table:table-cell table:style-name="ce223" office:value-type="string">
            <text:p>- Click on Deletion icon corresponding to the question you want to delete</text:p>
            <text:p><text:span text:style-name="T9">- Click OK in confirm message</text:span></text:p>
          </table:table-cell>
          <table:table-cell table:style-name="ce215" office:value-type="string">
            <text:p>- Question is deleted successfully and not shown at Category <text:s/></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9">
          <table:table-cell table:style-name="ce149" table:formula="of:=IF(VALUE(MID([.F42];6;FIND(&quot;:&quot;;[.F42];1)-FIND(&quot; &quot;;[.F42];1)-1))&gt;VALUE(MID([.F41];6;FIND(&quot;:&quot;;[.F41];1)-FIND(&quot; &quot;;[.F41];1)-1));&quot;&quot;;MAX([.A$7:.A41])+1)" office:value-type="float" office:value="10">
            <text:p>010</text:p>
          </table:table-cell>
          <table:table-cell table:style-name="ce198" office:value-type="string">
            <text:p>ANS_23</text:p>
          </table:table-cell>
          <table:table-cell table:style-name="ce164" table:formula="of:=IF(VALUE(MID([.F42];6;FIND(&quot;:&quot;;[.F42];1)-FIND(&quot; &quot;;[.F42];1)-1))&gt;VALUE(MID([.F41];6;FIND(&quot;:&quot;;[.F41];1)-FIND(&quot; &quot;;[.F41];1)-1));[.C41];[.C41]+1)" office:value-type="float" office:value="2">
            <text:p>002</text:p>
          </table:table-cell>
          <table:table-cell table:style-name="ce203" office:value-type="string">
            <text:p>KS\Answers\Questions Management\Delete</text:p>
          </table:table-cell>
          <table:table-cell table:style-name="ce63" office:value-type="string">
            <text:p>Delete Question in Pending questions tab of Mange questions form</text:p>
          </table:table-cell>
          <table:table-cell table:style-name="ce207" office:value-type="string">
            <text:p>Step 1: Create category and question</text:p>
          </table:table-cell>
          <table:table-cell table:style-name="ce169" office:value-type="string">
            <text:p>- Login by administrator/ moderator to create category and questions</text:p>
          </table:table-cell>
          <table:table-cell table:style-name="ce180" office:value-type="string">
            <text:p>- Category and question are created successfully. </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2">
          <table:table-cell table:style-name="ce149" table:formula="of:=IF(VALUE(MID([.F43];6;FIND(&quot;:&quot;;[.F43];1)-FIND(&quot; &quot;;[.F43];1)-1))&gt;VALUE(MID([.F42];6;FIND(&quot;:&quot;;[.F42];1)-FIND(&quot; &quot;;[.F42];1)-1));&quot;&quot;;MAX([.A$7:.A42])+1)">
            <text:p/>
          </table:table-cell>
          <table:table-cell table:style-name="ce198" office:value-type="string">
            <text:p>ANS_23</text:p>
          </table:table-cell>
          <table:table-cell table:style-name="ce164" table:formula="of:=IF(VALUE(MID([.F43];6;FIND(&quot;:&quot;;[.F43];1)-FIND(&quot; &quot;;[.F43];1)-1))&gt;VALUE(MID([.F42];6;FIND(&quot;:&quot;;[.F42];1)-FIND(&quot; &quot;;[.F42];1)-1));[.C42];[.C42]+1)" office:value-type="float" office:value="2">
            <text:p>002</text:p>
          </table:table-cell>
          <table:table-cell table:style-name="ce203" office:value-type="string">
            <text:p>KS\Answers\Questions Management\Delete</text:p>
          </table:table-cell>
          <table:table-cell table:style-name="ce170" office:value-type="string">
            <text:p>Delete Question in Pending questions tab of Mange questions form</text:p>
          </table:table-cell>
          <table:table-cell table:style-name="ce169" office:value-type="string">
            <text:p>Step 2: Open Manage questions form</text:p>
          </table:table-cell>
          <table:table-cell table:style-name="ce223" office:value-type="string">
            <text:p>- Click on [Manage question] on main menu</text:p>
            <text:p>- Click on [Pending questions] tab</text:p>
          </table:table-cell>
          <table:table-cell table:style-name="ce215" office:value-type="string">
            <text:p>- Pending questions tab is shown</text:p>
            <text:p/>
            <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32">
          <table:table-cell table:style-name="ce149" table:formula="of:=IF(VALUE(MID([.F44];6;FIND(&quot;:&quot;;[.F44];1)-FIND(&quot; &quot;;[.F44];1)-1))&gt;VALUE(MID([.F43];6;FIND(&quot;:&quot;;[.F43];1)-FIND(&quot; &quot;;[.F43];1)-1));&quot;&quot;;MAX([.A$7:.A43])+1)">
            <text:p/>
          </table:table-cell>
          <table:table-cell table:style-name="ce198" office:value-type="string">
            <text:p>ANS_23</text:p>
          </table:table-cell>
          <table:table-cell table:style-name="ce164" table:formula="of:=IF(VALUE(MID([.F44];6;FIND(&quot;:&quot;;[.F44];1)-FIND(&quot; &quot;;[.F44];1)-1))&gt;VALUE(MID([.F43];6;FIND(&quot;:&quot;;[.F43];1)-FIND(&quot; &quot;;[.F43];1)-1));[.C43];[.C43]+1)" office:value-type="float" office:value="2">
            <text:p>002</text:p>
          </table:table-cell>
          <table:table-cell table:style-name="ce203" office:value-type="string">
            <text:p>KS\Answers\Questions Management\Delete</text:p>
          </table:table-cell>
          <table:table-cell table:style-name="ce170" office:value-type="string">
            <text:p>Delete Question in Pending questions tab of Mange questions form</text:p>
          </table:table-cell>
          <table:table-cell table:style-name="ce169" office:value-type="string">
            <text:p>Step 3:Delete question</text:p>
          </table:table-cell>
          <table:table-cell table:style-name="ce223" office:value-type="string">
            <text:p>- Click on Deletion icon corresponding to the question you want to delete</text:p>
            <text:p><text:span text:style-name="T9">- Click OK in confirm message</text:span></text:p>
          </table:table-cell>
          <table:table-cell table:style-name="ce215" office:value-type="string">
            <text:p>- Question is deleted successfully and not shown at Category <text:s/></text:p>
          </table:table-cell>
          <table:table-cell table:style-name="ce224" office:value-type="string">
            <text:p>High</text:p>
          </table:table-cell>
          <table:table-cell table:style-name="ce219"/>
          <table:table-cell table:style-name="ce220" table:number-columns-repeated="2"/>
          <table:table-cell table:style-name="ce227"/>
          <table:table-cell table:number-columns-repeated="214"/>
        </table:table-row>
        <table:table-row table:style-name="ro1" table:number-rows-repeated="65491">
          <table:table-cell table:number-columns-repeated="227"/>
        </table:table-row>
        <table:table-row table:style-name="ro1">
          <table:table-cell table:number-columns-repeated="227"/>
        </table:table-row>
      </table:table>
      <table:table table:name="Permission" table:style-name="ta2" table:print="false">
        <office:forms form:automatic-focus="false" form:apply-design-mode="false"/>
        <table:table-column table:style-name="co36" table:default-cell-style-name="Default"/>
        <table:table-column table:style-name="co39" table:default-cell-style-name="Default"/>
        <table:table-column table:style-name="co47" table:default-cell-style-name="Default"/>
        <table:table-column table:style-name="co48" table:default-cell-style-name="Default"/>
        <table:table-column table:style-name="co49" table:default-cell-style-name="Default"/>
        <table:table-column table:style-name="co40" table:default-cell-style-name="Default"/>
        <table:table-column table:style-name="co50" table:default-cell-style-name="Default"/>
        <table:table-column table:style-name="co51" table:default-cell-style-name="Default"/>
        <table:table-column table:style-name="co52" table:default-cell-style-name="ce186"/>
        <table:table-column table:style-name="co53" table:default-cell-style-name="ce186"/>
        <table:table-column table:style-name="co54" table:default-cell-style-name="Default"/>
        <table:table-column table:style-name="co55" table:default-cell-style-name="Default"/>
        <table:table-column table:style-name="co9" table:number-columns-repeated="214" table:default-cell-style-name="Default"/>
        <table:table-row table:style-name="ro35">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1"/>
        </table:table-row>
        <table:table-row table:style-name="ro35">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8"/>
        </table:table-row>
        <table:table-row table:style-name="ro4">
          <table:table-cell/>
          <table:table-cell table:style-name="ce152" office:value-type="string">
            <text:p>Function List<text:span text:style-name="T8">:</text:span></text:p>
          </table:table-cell>
          <table:table-cell table:style-name="ce160" office:value-type="string" table:number-columns-spanned="3" table:number-rows-spanned="1">
            <text:p>Check action permission for user login</text:p>
          </table:table-cell>
          <table:covered-table-cell table:number-columns-repeated="2"/>
          <table:table-cell table:number-columns-repeated="2"/>
          <table:table-cell table:style-name="ce181"/>
          <table:table-cell table:style-name="ce232"/>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8"/>
        </table:table-row>
        <table:table-row table:style-name="ro37">
          <table:table-cell/>
          <table:table-cell table:style-name="ce152" office:value-type="string">
            <text:p>Total main cases</text:p>
          </table:table-cell>
          <table:table-cell table:style-name="ce160" table:formula="of:=MAX([.A7:.A994])" office:value-type="float" office:value="4" table:number-columns-spanned="3" table:number-rows-spanned="1">
            <text:p>4</text:p>
          </table:table-cell>
          <table:covered-table-cell table:number-columns-repeated="2"/>
          <table:table-cell table:number-columns-repeated="2"/>
          <table:table-cell table:style-name="ce181"/>
          <table:table-cell table:style-name="ce232"/>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8"/>
        </table:table-row>
        <table:table-row table:style-name="ro35">
          <table:table-cell/>
          <table:table-cell table:style-name="ce229"/>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8"/>
        </table:table-row>
        <table:table-row table:style-name="ro5">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9"/>
          <table:table-cell table:style-name="ce221" table:number-columns-repeated="207"/>
        </table:table-row>
        <table:table-row table:style-name="ro88">
          <table:table-cell table:style-name="ce148" office:value-type="float" office:value="1">
            <text:p>001</text:p>
          </table:table-cell>
          <table:table-cell table:style-name="ce198" office:value-type="string">
            <text:p>ANS_27</text:p>
          </table:table-cell>
          <table:table-cell table:style-name="ce163" office:value-type="float" office:value="1">
            <text:p>001</text:p>
          </table:table-cell>
          <table:table-cell table:style-name="ce169" office:value-type="string">
            <text:p>KS\Answers\Permission</text:p>
          </table:table-cell>
          <table:table-cell table:style-name="ce72" office:value-type="string">
            <text:p>Check permission in case administration login</text:p>
          </table:table-cell>
          <table:table-cell table:style-name="ce169" office:value-type="string">
            <text:p>Step 1: Login Answers system by administration account</text:p>
          </table:table-cell>
          <table:table-cell table:style-name="ce169" office:value-type="string">
            <text:p>- Login by administrator account (login by root)</text:p>
            <text:p/>
          </table:table-cell>
          <table:table-cell table:style-name="ce169" office:value-type="string">
            <text:p>- Login successfully</text:p>
            <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8];6;FIND(&quot;:&quot;;[.F8];1)-FIND(&quot; &quot;;[.F8];1)-1))&gt;VALUE(MID([.F7];6;FIND(&quot;:&quot;;[.F7];1)-FIND(&quot; &quot;;[.F7];1)-1));&quot;&quot;;MAX([.A$7:.A7])+1)">
            <text:p/>
          </table:table-cell>
          <table:table-cell table:style-name="ce198" office:value-type="string">
            <text:p>ANS_27</text:p>
          </table:table-cell>
          <table:table-cell table:style-name="ce164" table:formula="of:=IF(VALUE(MID([.F8];6;FIND(&quot;:&quot;;[.F8];1)-FIND(&quot; &quot;;[.F8];1)-1))&gt;VALUE(MID([.F7];6;FIND(&quot;:&quot;;[.F7];1)-FIND(&quot; &quot;;[.F7];1)-1));[.C7];[.C7]+1)" office:value-type="float" office:value="1">
            <text:p>001</text:p>
          </table:table-cell>
          <table:table-cell table:style-name="ce169" office:value-type="string">
            <text:p>KS\Answers\Permission</text:p>
          </table:table-cell>
          <table:table-cell table:style-name="ce204" office:value-type="string">
            <text:p>Check permission in case administration login</text:p>
          </table:table-cell>
          <table:table-cell table:style-name="ce169" office:value-type="string">
            <text:p>Step 2: Check add/edit/delete/move category</text:p>
          </table:table-cell>
          <table:table-cell table:style-name="ce169" office:value-type="string">
            <text:p>- Open Answers main form by click Answers button in main menu</text:p>
            <text:p>- Add/edit/delete/move category</text:p>
          </table:table-cell>
          <table:table-cell table:style-name="ce230" office:value-type="string">
            <text:p><text:span text:style-name="T12">-</text:span><text:span text:style-name="T15"> Add/edit/delete/move category functions are available </text:span></text:p>
            <text:p><text:span text:style-name="T15">- The administrator can add/edit/delete/move all categories.</text:span></text:p>
            <text:p><text:span text:style-name="T15"/></text:p>
          </table:table-cell>
          <table:table-cell table:style-name="ce188" office:value-type="string">
            <text:p>Medium</text:p>
          </table:table-cell>
          <table:table-cell table:style-name="ce187"/>
          <table:table-cell table:style-name="ce161" table:number-columns-repeated="216"/>
        </table:table-row>
        <table:table-row table:style-name="ro40">
          <table:table-cell table:style-name="ce149" table:formula="of:=IF(VALUE(MID([.F9];6;FIND(&quot;:&quot;;[.F9];1)-FIND(&quot; &quot;;[.F9];1)-1))&gt;VALUE(MID([.F8];6;FIND(&quot;:&quot;;[.F8];1)-FIND(&quot; &quot;;[.F8];1)-1));&quot;&quot;;MAX([.A$7:.A8])+1)">
            <text:p/>
          </table:table-cell>
          <table:table-cell table:style-name="ce198" office:value-type="string">
            <text:p>ANS_27</text:p>
          </table:table-cell>
          <table:table-cell table:style-name="ce164" table:formula="of:=IF(VALUE(MID([.F9];6;FIND(&quot;:&quot;;[.F9];1)-FIND(&quot; &quot;;[.F9];1)-1))&gt;VALUE(MID([.F8];6;FIND(&quot;:&quot;;[.F8];1)-FIND(&quot; &quot;;[.F8];1)-1));[.C8];[.C8]+1)" office:value-type="float" office:value="1">
            <text:p>001</text:p>
          </table:table-cell>
          <table:table-cell table:style-name="ce169" office:value-type="string">
            <text:p>KS\Answers\Permission</text:p>
          </table:table-cell>
          <table:table-cell table:style-name="ce204" office:value-type="string">
            <text:p>Check permission in case administration login</text:p>
          </table:table-cell>
          <table:table-cell table:style-name="ce169" office:value-type="string">
            <text:p>Step 3: Check add/edit/delete/response/move question</text:p>
          </table:table-cell>
          <table:table-cell table:style-name="ce169" office:value-type="string">
            <text:p>- Add/edit/delete/response/move/send question by right click <text:s/>on one specific category to open pop up menu or using main menu.</text:p>
          </table:table-cell>
          <table:table-cell table:style-name="ce231" office:value-type="string">
            <text:p>- Add/edit/delete/response/move/send question function are available </text:p>
            <text:p>- Manage Question function are available</text:p>
            <text:p>- The administrator can add/edit/delete/response/move/send all questions</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10];6;FIND(&quot;:&quot;;[.F10];1)-FIND(&quot; &quot;;[.F10];1)-1))&gt;VALUE(MID([.F9];6;FIND(&quot;:&quot;;[.F9];1)-FIND(&quot; &quot;;[.F9];1)-1));&quot;&quot;;MAX([.A$7:.A9])+1)">
            <text:p/>
          </table:table-cell>
          <table:table-cell table:style-name="ce198" office:value-type="string">
            <text:p>ANS_27</text:p>
          </table:table-cell>
          <table:table-cell table:style-name="ce164" table:formula="of:=IF(VALUE(MID([.F10];6;FIND(&quot;:&quot;;[.F10];1)-FIND(&quot; &quot;;[.F10];1)-1))&gt;VALUE(MID([.F9];6;FIND(&quot;:&quot;;[.F9];1)-FIND(&quot; &quot;;[.F9];1)-1));[.C9];[.C9]+1)" office:value-type="float" office:value="1">
            <text:p>001</text:p>
          </table:table-cell>
          <table:table-cell table:style-name="ce169" office:value-type="string">
            <text:p>KS\Answers\Permission</text:p>
          </table:table-cell>
          <table:table-cell table:style-name="ce204" office:value-type="string">
            <text:p>Check permission in case administration login</text:p>
          </table:table-cell>
          <table:table-cell table:style-name="ce169" office:value-type="string">
            <text:p>Step 4: Check add/manage watch</text:p>
          </table:table-cell>
          <table:table-cell table:style-name="ce169" office:value-type="string">
            <text:p>- Add watch by right click on one specific category and select Watch in pop up menu. </text:p>
            <text:p>- Click eye icon beside category to manage watch</text:p>
          </table:table-cell>
          <table:table-cell table:style-name="ce231" office:value-type="string">
            <text:p>- Add/manage watch function are available.</text:p>
            <text:p>- The administrator can add/manage watch of all categories.</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1];6;FIND(&quot;:&quot;;[.F11];1)-FIND(&quot; &quot;;[.F11];1)-1))&gt;VALUE(MID([.F10];6;FIND(&quot;:&quot;;[.F10];1)-FIND(&quot; &quot;;[.F10];1)-1));&quot;&quot;;MAX([.A$7:.A10])+1)">
            <text:p/>
          </table:table-cell>
          <table:table-cell table:style-name="ce198" office:value-type="string">
            <text:p>ANS_27</text:p>
          </table:table-cell>
          <table:table-cell table:style-name="ce164" table:formula="of:=IF(VALUE(MID([.F11];6;FIND(&quot;:&quot;;[.F11];1)-FIND(&quot; &quot;;[.F11];1)-1))&gt;VALUE(MID([.F10];6;FIND(&quot;:&quot;;[.F10];1)-FIND(&quot; &quot;;[.F10];1)-1));[.C10];[.C10]+1)" office:value-type="float" office:value="1">
            <text:p>001</text:p>
          </table:table-cell>
          <table:table-cell table:style-name="ce169" office:value-type="string">
            <text:p>KS\Answers\Permission</text:p>
          </table:table-cell>
          <table:table-cell table:style-name="ce204" office:value-type="string">
            <text:p>Check permission in case administration login</text:p>
          </table:table-cell>
          <table:table-cell table:style-name="ce169" office:value-type="string">
            <text:p>Step 5: Check setting</text:p>
          </table:table-cell>
          <table:table-cell table:style-name="ce169" office:value-type="string">
            <text:p>- Change setting by click on Settings button in main menu</text:p>
          </table:table-cell>
          <table:table-cell table:style-name="ce230" office:value-type="string">
            <text:p>- Setting function is available</text:p>
            <text:p>- The administrator can personalize his view by change Answers settings.</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12];6;FIND(&quot;:&quot;;[.F12];1)-FIND(&quot; &quot;;[.F12];1)-1))&gt;VALUE(MID([.F11];6;FIND(&quot;:&quot;;[.F11];1)-FIND(&quot; &quot;;[.F11];1)-1));&quot;&quot;;MAX([.A$7:.A11])+1)">
            <text:p/>
          </table:table-cell>
          <table:table-cell table:style-name="ce198" office:value-type="string">
            <text:p>ANS_27</text:p>
          </table:table-cell>
          <table:table-cell table:style-name="ce164" table:formula="of:=IF(VALUE(MID([.F12];6;FIND(&quot;:&quot;;[.F12];1)-FIND(&quot; &quot;;[.F12];1)-1))&gt;VALUE(MID([.F11];6;FIND(&quot;:&quot;;[.F11];1)-FIND(&quot; &quot;;[.F11];1)-1));[.C11];[.C11]+1)" office:value-type="float" office:value="1">
            <text:p>001</text:p>
          </table:table-cell>
          <table:table-cell table:style-name="ce169" office:value-type="string">
            <text:p>KS\Answers\Permission</text:p>
          </table:table-cell>
          <table:table-cell table:style-name="ce204" office:value-type="string">
            <text:p>Check permission in case administration login</text:p>
          </table:table-cell>
          <table:table-cell table:style-name="ce169" office:value-type="string">
            <text:p>Step 6: Check Simple and Advanced search</text:p>
          </table:table-cell>
          <table:table-cell table:style-name="ce169" office:value-type="string">
            <text:p>- Input keyword and do simple or advanced search</text:p>
          </table:table-cell>
          <table:table-cell table:style-name="ce230" office:value-type="string">
            <text:p>- Categories and questions matching with search criteria are shown. In which:</text:p>
            <text:p>- All Inactivated or unapproved questions are also shown.</text:p>
          </table:table-cell>
          <table:table-cell table:style-name="ce188" office:value-type="string">
            <text:p>Medium</text:p>
          </table:table-cell>
          <table:table-cell table:style-name="ce187"/>
          <table:table-cell table:style-name="ce161" table:number-columns-repeated="216"/>
        </table:table-row>
        <table:table-row table:style-name="ro32">
          <table:table-cell table:style-name="ce149" table:formula="of:=IF(VALUE(MID([.F13];6;FIND(&quot;:&quot;;[.F13];1)-FIND(&quot; &quot;;[.F13];1)-1))&gt;VALUE(MID([.F12];6;FIND(&quot;:&quot;;[.F12];1)-FIND(&quot; &quot;;[.F12];1)-1));&quot;&quot;;MAX([.A$7:.A12])+1)" office:value-type="float" office:value="2">
            <text:p>002</text:p>
          </table:table-cell>
          <table:table-cell table:style-name="ce198" office:value-type="string">
            <text:p>ANS_27</text:p>
          </table:table-cell>
          <table:table-cell table:style-name="ce164" table:formula="of:=IF(VALUE(MID([.F13];6;FIND(&quot;:&quot;;[.F13];1)-FIND(&quot; &quot;;[.F13];1)-1))&gt;VALUE(MID([.F12];6;FIND(&quot;:&quot;;[.F12];1)-FIND(&quot; &quot;;[.F12];1)-1));[.C12];[.C12]+1)" office:value-type="float" office:value="2">
            <text:p>002</text:p>
          </table:table-cell>
          <table:table-cell table:style-name="ce169" office:value-type="string">
            <text:p>KS\Answers\Permission</text:p>
          </table:table-cell>
          <table:table-cell table:style-name="ce72" office:value-type="string">
            <text:p>Check permission in case moderator login</text:p>
          </table:table-cell>
          <table:table-cell table:style-name="ce169" office:value-type="string">
            <text:p>Step 1: Login Answers system by administration account, create category and assign moderator</text:p>
          </table:table-cell>
          <table:table-cell table:style-name="ce169" office:value-type="string">
            <text:p>- Login by administrator account </text:p>
            <text:p>- Create category and assign moderator</text:p>
          </table:table-cell>
          <table:table-cell table:style-name="ce169" office:value-type="string">
            <text:p>- Login successfully</text:p>
            <text:p>- Category and its assigned moderators are created successfully</text:p>
            <text:p/>
          </table:table-cell>
          <table:table-cell table:style-name="ce188" office:value-type="string">
            <text:p>Medium</text:p>
          </table:table-cell>
          <table:table-cell table:style-name="ce187"/>
          <table:table-cell table:style-name="ce161" table:number-columns-repeated="216"/>
        </table:table-row>
        <table:table-row table:style-name="ro89">
          <table:table-cell table:style-name="ce149" table:formula="of:=IF(VALUE(MID([.F14];6;FIND(&quot;:&quot;;[.F14];1)-FIND(&quot; &quot;;[.F14];1)-1))&gt;VALUE(MID([.F13];6;FIND(&quot;:&quot;;[.F13];1)-FIND(&quot; &quot;;[.F13];1)-1));&quot;&quot;;MAX([.A$7:.A13])+1)">
            <text:p/>
          </table:table-cell>
          <table:table-cell table:style-name="ce198" office:value-type="string">
            <text:p>ANS_27</text:p>
          </table:table-cell>
          <table:table-cell table:style-name="ce164" table:formula="of:=IF(VALUE(MID([.F14];6;FIND(&quot;:&quot;;[.F14];1)-FIND(&quot; &quot;;[.F14];1)-1))&gt;VALUE(MID([.F13];6;FIND(&quot;:&quot;;[.F13];1)-FIND(&quot; &quot;;[.F13];1)-1));[.C13];[.C13]+1)" office:value-type="float" office:value="2">
            <text:p>002</text:p>
          </table:table-cell>
          <table:table-cell table:style-name="ce169" office:value-type="string">
            <text:p>KS\Answers\Permission</text:p>
          </table:table-cell>
          <table:table-cell table:style-name="ce204" office:value-type="string">
            <text:p>Check permission in case moderator login</text:p>
          </table:table-cell>
          <table:table-cell table:style-name="ce169" office:value-type="string">
            <text:p>Step 2: Login Answers system by moderator account to check add/edit/delete/move category</text:p>
          </table:table-cell>
          <table:table-cell table:style-name="ce169" office:value-type="string">
            <text:p>- Login by moderator account</text:p>
            <text:p>- Open Answers main form by click Answers button in main menu</text:p>
            <text:p>- Add/edit/delete/move category</text:p>
          </table:table-cell>
          <table:table-cell table:style-name="ce230" office:value-type="string">
            <text:p><text:span text:style-name="T12">-</text:span><text:span text:style-name="T15"> Login successfully</text:span></text:p>
            <text:p><text:span text:style-name="T15">- Add/edit/delete/move category functions are available inside some categories that are moderated by the login moderator. </text:span></text:p>
            <text:p><text:span text:style-name="T15">- The moderator can only add/edit/delete/move all categories inside some categories that are moderated by the login moderator.</text:span></text:p>
            <text:p><text:span text:style-name="T15"/></text:p>
          </table:table-cell>
          <table:table-cell table:style-name="ce188" office:value-type="string">
            <text:p>Medium</text:p>
          </table:table-cell>
          <table:table-cell table:style-name="ce187"/>
          <table:table-cell table:style-name="ce161" table:number-columns-repeated="216"/>
        </table:table-row>
        <table:table-row table:style-name="ro57">
          <table:table-cell table:style-name="ce149" table:formula="of:=IF(VALUE(MID([.F15];6;FIND(&quot;:&quot;;[.F15];1)-FIND(&quot; &quot;;[.F15];1)-1))&gt;VALUE(MID([.F14];6;FIND(&quot;:&quot;;[.F14];1)-FIND(&quot; &quot;;[.F14];1)-1));&quot;&quot;;MAX([.A$7:.A14])+1)">
            <text:p/>
          </table:table-cell>
          <table:table-cell table:style-name="ce198" office:value-type="string">
            <text:p>ANS_27</text:p>
          </table:table-cell>
          <table:table-cell table:style-name="ce164" table:formula="of:=IF(VALUE(MID([.F15];6;FIND(&quot;:&quot;;[.F15];1)-FIND(&quot; &quot;;[.F15];1)-1))&gt;VALUE(MID([.F14];6;FIND(&quot;:&quot;;[.F14];1)-FIND(&quot; &quot;;[.F14];1)-1));[.C14];[.C14]+1)" office:value-type="float" office:value="2">
            <text:p>002</text:p>
          </table:table-cell>
          <table:table-cell table:style-name="ce169" office:value-type="string">
            <text:p>KS\Answers\Permission</text:p>
          </table:table-cell>
          <table:table-cell table:style-name="ce204" office:value-type="string">
            <text:p>Check permission in case moderator login</text:p>
          </table:table-cell>
          <table:table-cell table:style-name="ce169" office:value-type="string">
            <text:p>Step 3: Check add/edit/delete/response/move/send question</text:p>
          </table:table-cell>
          <table:table-cell table:style-name="ce169" office:value-type="string">
            <text:p>- Add/edit/delete/response/move/send question by right click on one specific category to select action in pop up menu or using main menu.</text:p>
          </table:table-cell>
          <table:table-cell table:style-name="ce231" office:value-type="string">
            <text:p>- Edit/delete/response/move question function are available <text:span text:style-name="T15">inside some categories that are moderated by the login moderator</text:span></text:p>
            <text:p>- Manage Question function are available <text:span text:style-name="T15">inside some categories that are moderated by the login moderator.</text:span></text:p>
            <text:p>- The moderator can add/send question to/of all category but can only edit/delete/response/move questions <text:span text:style-name="T15">inside some categories that are </text:span><text:span text:style-name="T15">moderated by the login moderator.</text:span></text:p>
          </table:table-cell>
          <table:table-cell table:style-name="ce188" office:value-type="string">
            <text:p>Medium</text:p>
          </table:table-cell>
          <table:table-cell table:style-name="ce187"/>
          <table:table-cell table:style-name="ce161" table:number-columns-repeated="216"/>
        </table:table-row>
        <table:table-row table:style-name="ro55">
          <table:table-cell table:style-name="ce149" table:formula="of:=IF(VALUE(MID([.F16];6;FIND(&quot;:&quot;;[.F16];1)-FIND(&quot; &quot;;[.F16];1)-1))&gt;VALUE(MID([.F15];6;FIND(&quot;:&quot;;[.F15];1)-FIND(&quot; &quot;;[.F15];1)-1));&quot;&quot;;MAX([.A$7:.A15])+1)">
            <text:p/>
          </table:table-cell>
          <table:table-cell table:style-name="ce198" office:value-type="string">
            <text:p>ANS_27</text:p>
          </table:table-cell>
          <table:table-cell table:style-name="ce164" table:formula="of:=IF(VALUE(MID([.F16];6;FIND(&quot;:&quot;;[.F16];1)-FIND(&quot; &quot;;[.F16];1)-1))&gt;VALUE(MID([.F15];6;FIND(&quot;:&quot;;[.F15];1)-FIND(&quot; &quot;;[.F15];1)-1));[.C15];[.C15]+1)" office:value-type="float" office:value="2">
            <text:p>002</text:p>
          </table:table-cell>
          <table:table-cell table:style-name="ce169" office:value-type="string">
            <text:p>KS\Answers\Permission</text:p>
          </table:table-cell>
          <table:table-cell table:style-name="ce204" office:value-type="string">
            <text:p>Check permission in case moderator login</text:p>
          </table:table-cell>
          <table:table-cell table:style-name="ce169" office:value-type="string">
            <text:p>Step 4: Check add/manage watch</text:p>
          </table:table-cell>
          <table:table-cell table:style-name="ce169" office:value-type="string">
            <text:p>- Add watch by right click on one specific category and select Watch in pop up menu. </text:p>
            <text:p>- Click eye icon beside category to manage watch</text:p>
          </table:table-cell>
          <table:table-cell table:style-name="ce231" office:value-type="string">
            <text:p>- Add watch function is available </text:p>
            <text:p>- Manage watch function is only available inside <text:span text:style-name="T15">some categories that are moderated by the login moderator.</text:span></text:p>
            <text:p>- The moderator can add watch to all categories in KS system, but can only manage watch inside some categories that are moderated by the login moderator.</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7];6;FIND(&quot;:&quot;;[.F17];1)-FIND(&quot; &quot;;[.F17];1)-1))&gt;VALUE(MID([.F16];6;FIND(&quot;:&quot;;[.F16];1)-FIND(&quot; &quot;;[.F16];1)-1));&quot;&quot;;MAX([.A$7:.A16])+1)">
            <text:p/>
          </table:table-cell>
          <table:table-cell table:style-name="ce198" office:value-type="string">
            <text:p>ANS_27</text:p>
          </table:table-cell>
          <table:table-cell table:style-name="ce164" table:formula="of:=IF(VALUE(MID([.F17];6;FIND(&quot;:&quot;;[.F17];1)-FIND(&quot; &quot;;[.F17];1)-1))&gt;VALUE(MID([.F16];6;FIND(&quot;:&quot;;[.F16];1)-FIND(&quot; &quot;;[.F16];1)-1));[.C16];[.C16]+1)" office:value-type="float" office:value="2">
            <text:p>002</text:p>
          </table:table-cell>
          <table:table-cell table:style-name="ce169" office:value-type="string">
            <text:p>KS\Answers\Permission</text:p>
          </table:table-cell>
          <table:table-cell table:style-name="ce204" office:value-type="string">
            <text:p>Check permission in case moderator login</text:p>
          </table:table-cell>
          <table:table-cell table:style-name="ce169" office:value-type="string">
            <text:p>Step 5: Check setting</text:p>
          </table:table-cell>
          <table:table-cell table:style-name="ce169" office:value-type="string">
            <text:p>- Change setting by click on Settings button in main menu</text:p>
          </table:table-cell>
          <table:table-cell table:style-name="ce230" office:value-type="string">
            <text:p>- Setting function is available</text:p>
            <text:p>- The moderator can personalize his view by change Answers settings.</text:p>
          </table:table-cell>
          <table:table-cell table:style-name="ce188" office:value-type="string">
            <text:p>Medium</text:p>
          </table:table-cell>
          <table:table-cell table:style-name="ce187"/>
          <table:table-cell table:style-name="ce161" table:number-columns-repeated="216"/>
        </table:table-row>
        <table:table-row table:style-name="ro90">
          <table:table-cell table:style-name="ce149" table:formula="of:=IF(VALUE(MID([.F18];6;FIND(&quot;:&quot;;[.F18];1)-FIND(&quot; &quot;;[.F18];1)-1))&gt;VALUE(MID([.F17];6;FIND(&quot;:&quot;;[.F17];1)-FIND(&quot; &quot;;[.F17];1)-1));&quot;&quot;;MAX([.A$7:.A17])+1)">
            <text:p/>
          </table:table-cell>
          <table:table-cell table:style-name="ce198" office:value-type="string">
            <text:p>ANS_27</text:p>
          </table:table-cell>
          <table:table-cell table:style-name="ce164" table:formula="of:=IF(VALUE(MID([.F18];6;FIND(&quot;:&quot;;[.F18];1)-FIND(&quot; &quot;;[.F18];1)-1))&gt;VALUE(MID([.F17];6;FIND(&quot;:&quot;;[.F17];1)-FIND(&quot; &quot;;[.F17];1)-1));[.C17];[.C17]+1)" office:value-type="float" office:value="2">
            <text:p>002</text:p>
          </table:table-cell>
          <table:table-cell table:style-name="ce169" office:value-type="string">
            <text:p>KS\Answers\Permission</text:p>
          </table:table-cell>
          <table:table-cell table:style-name="ce204" office:value-type="string">
            <text:p>Check permission in case moderator login</text:p>
          </table:table-cell>
          <table:table-cell table:style-name="ce169" office:value-type="string">
            <text:p>Step 6: Check Simple and Advanced search</text:p>
          </table:table-cell>
          <table:table-cell table:style-name="ce169" office:value-type="string">
            <text:p>- Input keyword and do simple or advanced search</text:p>
          </table:table-cell>
          <table:table-cell table:style-name="ce230"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88" office:value-type="string">
            <text:p>Medium</text:p>
          </table:table-cell>
          <table:table-cell table:style-name="ce187"/>
          <table:table-cell table:style-name="ce161" table:number-columns-repeated="216"/>
        </table:table-row>
        <table:table-row table:style-name="ro32">
          <table:table-cell table:style-name="ce149" table:formula="of:=IF(VALUE(MID([.F19];6;FIND(&quot;:&quot;;[.F19];1)-FIND(&quot; &quot;;[.F19];1)-1))&gt;VALUE(MID([.F18];6;FIND(&quot;:&quot;;[.F18];1)-FIND(&quot; &quot;;[.F18];1)-1));&quot;&quot;;MAX([.A$7:.A18])+1)" office:value-type="float" office:value="3">
            <text:p>003</text:p>
          </table:table-cell>
          <table:table-cell table:style-name="ce198" office:value-type="string">
            <text:p>ANS_27</text:p>
          </table:table-cell>
          <table:table-cell table:style-name="ce164" table:formula="of:=IF(VALUE(MID([.F19];6;FIND(&quot;:&quot;;[.F19];1)-FIND(&quot; &quot;;[.F19];1)-1))&gt;VALUE(MID([.F18];6;FIND(&quot;:&quot;;[.F18];1)-FIND(&quot; &quot;;[.F18];1)-1));[.C18];[.C18]+1)" office:value-type="float" office:value="3">
            <text:p>003</text:p>
          </table:table-cell>
          <table:table-cell table:style-name="ce169" office:value-type="string">
            <text:p>KS\Answers\Permission</text:p>
          </table:table-cell>
          <table:table-cell table:style-name="ce72" office:value-type="string">
            <text:p>Check permission in case normal user login</text:p>
          </table:table-cell>
          <table:table-cell table:style-name="ce169" office:value-type="string">
            <text:p>Step 1: Login Answers system by administration account, create category and assign moderator</text:p>
          </table:table-cell>
          <table:table-cell table:style-name="ce169" office:value-type="string">
            <text:p>- Login by administrator account (login by root) </text:p>
            <text:p>- Create category and assign moderator</text:p>
          </table:table-cell>
          <table:table-cell table:style-name="ce169" office:value-type="string">
            <text:p>- Login successfully</text:p>
            <text:p>- Category and its assigned moderators are created successfully</text:p>
            <text:p/>
          </table:table-cell>
          <table:table-cell table:style-name="ce188" office:value-type="string">
            <text:p>Medium</text:p>
          </table:table-cell>
          <table:table-cell table:style-name="ce187"/>
          <table:table-cell table:style-name="ce161" table:number-columns-repeated="216"/>
        </table:table-row>
        <table:table-row table:style-name="ro38">
          <table:table-cell table:style-name="ce149" table:formula="of:=IF(VALUE(MID([.F20];6;FIND(&quot;:&quot;;[.F20];1)-FIND(&quot; &quot;;[.F20];1)-1))&gt;VALUE(MID([.F19];6;FIND(&quot;:&quot;;[.F19];1)-FIND(&quot; &quot;;[.F19];1)-1));&quot;&quot;;MAX([.A$7:.A19])+1)">
            <text:p/>
          </table:table-cell>
          <table:table-cell table:style-name="ce198" office:value-type="string">
            <text:p>ANS_27</text:p>
          </table:table-cell>
          <table:table-cell table:style-name="ce164" table:formula="of:=IF(VALUE(MID([.F20];6;FIND(&quot;:&quot;;[.F20];1)-FIND(&quot; &quot;;[.F20];1)-1))&gt;VALUE(MID([.F19];6;FIND(&quot;:&quot;;[.F19];1)-FIND(&quot; &quot;;[.F19];1)-1));[.C19];[.C19]+1)" office:value-type="float" office:value="3">
            <text:p>003</text:p>
          </table:table-cell>
          <table:table-cell table:style-name="ce169" office:value-type="string">
            <text:p>KS\Answers\Permission</text:p>
          </table:table-cell>
          <table:table-cell table:style-name="ce204" office:value-type="string">
            <text:p>Check permission in case normal user login</text:p>
          </table:table-cell>
          <table:table-cell table:style-name="ce169" office:value-type="string">
            <text:p>Step 2: Login Answers system by normal user account to check add/edit/delete/move category</text:p>
          </table:table-cell>
          <table:table-cell table:style-name="ce169" office:value-type="string">
            <text:p>- Login by normal user account</text:p>
            <text:p>- Open Answers main form by click Answers button in main menu</text:p>
            <text:p>- Add/edit/delete/move category</text:p>
          </table:table-cell>
          <table:table-cell table:style-name="ce230" office:value-type="string">
            <text:p><text:span text:style-name="T12">-</text:span><text:span text:style-name="T15"> Login successfully</text:span></text:p>
            <text:p><text:span text:style-name="T15">- Add/edit/delete/move category function is not available for normal users.</text:span></text:p>
            <text:p><text:span text:style-name="T15">- The normal user can not add/edit/delete/move category</text:span></text:p>
            <text:p><text:span text:style-name="T15"/></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21];6;FIND(&quot;:&quot;;[.F21];1)-FIND(&quot; &quot;;[.F21];1)-1))&gt;VALUE(MID([.F20];6;FIND(&quot;:&quot;;[.F20];1)-FIND(&quot; &quot;;[.F20];1)-1));&quot;&quot;;MAX([.A$7:.A20])+1)">
            <text:p/>
          </table:table-cell>
          <table:table-cell table:style-name="ce198" office:value-type="string">
            <text:p>ANS_27</text:p>
          </table:table-cell>
          <table:table-cell table:style-name="ce164" table:formula="of:=IF(VALUE(MID([.F21];6;FIND(&quot;:&quot;;[.F21];1)-FIND(&quot; &quot;;[.F21];1)-1))&gt;VALUE(MID([.F20];6;FIND(&quot;:&quot;;[.F20];1)-FIND(&quot; &quot;;[.F20];1)-1));[.C20];[.C20]+1)" office:value-type="float" office:value="3">
            <text:p>003</text:p>
          </table:table-cell>
          <table:table-cell table:style-name="ce169" office:value-type="string">
            <text:p>KS\Answers\Permission</text:p>
          </table:table-cell>
          <table:table-cell table:style-name="ce204" office:value-type="string">
            <text:p>Check permission in case normal user login</text:p>
          </table:table-cell>
          <table:table-cell table:style-name="ce169" office:value-type="string">
            <text:p>Step 3: Check add/edit/delete/response/move question</text:p>
          </table:table-cell>
          <table:table-cell table:style-name="ce169" office:value-type="string">
            <text:p>Add/edit/delete/response/move/send question by right click on one specific category to select action in pop up menu or using main menu.</text:p>
          </table:table-cell>
          <table:table-cell table:style-name="ce231" office:value-type="string">
            <text:p>- Edit/delete/response/move question function are not available for normal users<text:span text:style-name="T15">.</text:span></text:p>
            <text:p>- The normal user can only add/send question to category.</text:p>
          </table:table-cell>
          <table:table-cell table:style-name="ce188" office:value-type="string">
            <text:p>Medium</text:p>
          </table:table-cell>
          <table:table-cell table:style-name="ce187"/>
          <table:table-cell table:style-name="ce161" table:number-columns-repeated="216"/>
        </table:table-row>
        <table:table-row table:style-name="ro38">
          <table:table-cell table:style-name="ce149" table:formula="of:=IF(VALUE(MID([.F22];6;FIND(&quot;:&quot;;[.F22];1)-FIND(&quot; &quot;;[.F22];1)-1))&gt;VALUE(MID([.F21];6;FIND(&quot;:&quot;;[.F21];1)-FIND(&quot; &quot;;[.F21];1)-1));&quot;&quot;;MAX([.A$7:.A21])+1)">
            <text:p/>
          </table:table-cell>
          <table:table-cell table:style-name="ce198" office:value-type="string">
            <text:p>ANS_27</text:p>
          </table:table-cell>
          <table:table-cell table:style-name="ce164" table:formula="of:=IF(VALUE(MID([.F22];6;FIND(&quot;:&quot;;[.F22];1)-FIND(&quot; &quot;;[.F22];1)-1))&gt;VALUE(MID([.F21];6;FIND(&quot;:&quot;;[.F21];1)-FIND(&quot; &quot;;[.F21];1)-1));[.C21];[.C21]+1)" office:value-type="float" office:value="3">
            <text:p>003</text:p>
          </table:table-cell>
          <table:table-cell table:style-name="ce169" office:value-type="string">
            <text:p>KS\Answers\Permission</text:p>
          </table:table-cell>
          <table:table-cell table:style-name="ce204" office:value-type="string">
            <text:p>Check permission in case normal user login</text:p>
          </table:table-cell>
          <table:table-cell table:style-name="ce169" office:value-type="string">
            <text:p>Step 4: Check add/manage watch</text:p>
          </table:table-cell>
          <table:table-cell table:style-name="ce169" office:value-type="string">
            <text:p>- Add watch by right click on one specific category and select Watch in pop up menu. </text:p>
            <text:p>- Click eye icon beside category to manage watch</text:p>
          </table:table-cell>
          <table:table-cell table:style-name="ce231" office:value-type="string">
            <text:p>- Add watch function is available </text:p>
            <text:p>- Manage watch function is not available for normal users</text:p>
            <text:p>- The normal users can add watch to all category, but can not manage watch.</text:p>
          </table:table-cell>
          <table:table-cell table:style-name="ce188" office:value-type="string">
            <text:p>Medium</text:p>
          </table:table-cell>
          <table:table-cell table:style-name="ce187"/>
          <table:table-cell table:style-name="ce161"/>
          <table:table-cell/>
          <table:table-cell table:style-name="ce161" table:number-columns-repeated="214"/>
        </table:table-row>
        <table:table-row table:style-name="ro9">
          <table:table-cell table:style-name="ce149" table:formula="of:=IF(VALUE(MID([.F23];6;FIND(&quot;:&quot;;[.F23];1)-FIND(&quot; &quot;;[.F23];1)-1))&gt;VALUE(MID([.F22];6;FIND(&quot;:&quot;;[.F22];1)-FIND(&quot; &quot;;[.F22];1)-1));&quot;&quot;;MAX([.A$7:.A22])+1)">
            <text:p/>
          </table:table-cell>
          <table:table-cell table:style-name="ce198" office:value-type="string">
            <text:p>ANS_27</text:p>
          </table:table-cell>
          <table:table-cell table:style-name="ce164" table:formula="of:=IF(VALUE(MID([.F23];6;FIND(&quot;:&quot;;[.F23];1)-FIND(&quot; &quot;;[.F23];1)-1))&gt;VALUE(MID([.F22];6;FIND(&quot;:&quot;;[.F22];1)-FIND(&quot; &quot;;[.F22];1)-1));[.C22];[.C22]+1)" office:value-type="float" office:value="3">
            <text:p>003</text:p>
          </table:table-cell>
          <table:table-cell table:style-name="ce169" office:value-type="string">
            <text:p>KS\Answers\Permission</text:p>
          </table:table-cell>
          <table:table-cell table:style-name="ce204" office:value-type="string">
            <text:p>Check permission in case normal user login</text:p>
          </table:table-cell>
          <table:table-cell table:style-name="ce169" office:value-type="string">
            <text:p>Step 5: Check setting</text:p>
          </table:table-cell>
          <table:table-cell table:style-name="ce169" office:value-type="string">
            <text:p>- Change setting by click on Settings button in main menu</text:p>
          </table:table-cell>
          <table:table-cell table:style-name="ce230" office:value-type="string">
            <text:p>- Setting function is available</text:p>
            <text:p>- The normal user can personalize his view by change Answers settings.</text:p>
          </table:table-cell>
          <table:table-cell table:style-name="ce188" office:value-type="string">
            <text:p>Medium</text:p>
          </table:table-cell>
          <table:table-cell table:style-name="ce187"/>
          <table:table-cell table:style-name="ce161" table:number-columns-repeated="216"/>
        </table:table-row>
        <table:table-row table:style-name="ro39">
          <table:table-cell table:style-name="ce149" table:formula="of:=IF(VALUE(MID([.F24];6;FIND(&quot;:&quot;;[.F24];1)-FIND(&quot; &quot;;[.F24];1)-1))&gt;VALUE(MID([.F23];6;FIND(&quot;:&quot;;[.F23];1)-FIND(&quot; &quot;;[.F23];1)-1));&quot;&quot;;MAX([.A$7:.A23])+1)">
            <text:p/>
          </table:table-cell>
          <table:table-cell table:style-name="ce198" office:value-type="string">
            <text:p>ANS_27</text:p>
          </table:table-cell>
          <table:table-cell table:style-name="ce164" table:formula="of:=IF(VALUE(MID([.F24];6;FIND(&quot;:&quot;;[.F24];1)-FIND(&quot; &quot;;[.F24];1)-1))&gt;VALUE(MID([.F23];6;FIND(&quot;:&quot;;[.F23];1)-FIND(&quot; &quot;;[.F23];1)-1));[.C23];[.C23]+1)" office:value-type="float" office:value="3">
            <text:p>003</text:p>
          </table:table-cell>
          <table:table-cell table:style-name="ce169" office:value-type="string">
            <text:p>KS\Answers\Permission</text:p>
          </table:table-cell>
          <table:table-cell table:style-name="ce204" office:value-type="string">
            <text:p>Check permission in case normal user login</text:p>
          </table:table-cell>
          <table:table-cell table:style-name="ce169" office:value-type="string">
            <text:p>Step 6: Check Simple and Advanced search</text:p>
          </table:table-cell>
          <table:table-cell table:style-name="ce169" office:value-type="string">
            <text:p>- Input keyword and do simple or advanced search</text:p>
          </table:table-cell>
          <table:table-cell table:style-name="ce230"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88" office:value-type="string">
            <text:p>Medium</text:p>
          </table:table-cell>
          <table:table-cell table:style-name="ce187"/>
          <table:table-cell table:style-name="ce161" table:number-columns-repeated="216"/>
        </table:table-row>
        <table:table-row table:style-name="ro32">
          <table:table-cell table:style-name="ce149" table:formula="of:=IF(VALUE(MID([.F25];6;FIND(&quot;:&quot;;[.F25];1)-FIND(&quot; &quot;;[.F25];1)-1))&gt;VALUE(MID([.F24];6;FIND(&quot;:&quot;;[.F24];1)-FIND(&quot; &quot;;[.F24];1)-1));&quot;&quot;;MAX([.A$7:.A24])+1)" office:value-type="float" office:value="4">
            <text:p>004</text:p>
          </table:table-cell>
          <table:table-cell table:style-name="ce198" office:value-type="string">
            <text:p>ANS_27</text:p>
          </table:table-cell>
          <table:table-cell table:style-name="ce164" table:formula="of:=IF(VALUE(MID([.F25];6;FIND(&quot;:&quot;;[.F25];1)-FIND(&quot; &quot;;[.F25];1)-1))&gt;VALUE(MID([.F24];6;FIND(&quot;:&quot;;[.F24];1)-FIND(&quot; &quot;;[.F24];1)-1));[.C24];[.C24]+1)" office:value-type="float" office:value="4">
            <text:p>004</text:p>
          </table:table-cell>
          <table:table-cell table:style-name="ce169" office:value-type="string">
            <text:p>KS\Answers\Permission</text:p>
          </table:table-cell>
          <table:table-cell table:style-name="ce72" office:value-type="string">
            <text:p>Check permission in case guest view</text:p>
          </table:table-cell>
          <table:table-cell table:style-name="ce169" office:value-type="string">
            <text:p>Step 1: Login Answers system by administration account, create category and assign moderator</text:p>
          </table:table-cell>
          <table:table-cell table:style-name="ce169" office:value-type="string">
            <text:p>- Login by administrator account (login by root) </text:p>
            <text:p>- Create category and assign moderator</text:p>
          </table:table-cell>
          <table:table-cell table:style-name="ce169" office:value-type="string">
            <text:p>- Login successfully</text:p>
            <text:p>- Category and its assigned moderators are created successfully</text:p>
            <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26];6;FIND(&quot;:&quot;;[.F26];1)-FIND(&quot; &quot;;[.F26];1)-1))&gt;VALUE(MID([.F25];6;FIND(&quot;:&quot;;[.F25];1)-FIND(&quot; &quot;;[.F25];1)-1));&quot;&quot;;MAX([.A$7:.A25])+1)">
            <text:p/>
          </table:table-cell>
          <table:table-cell table:style-name="ce198" office:value-type="string">
            <text:p>ANS_27</text:p>
          </table:table-cell>
          <table:table-cell table:style-name="ce164" table:formula="of:=IF(VALUE(MID([.F26];6;FIND(&quot;:&quot;;[.F26];1)-FIND(&quot; &quot;;[.F26];1)-1))&gt;VALUE(MID([.F25];6;FIND(&quot;:&quot;;[.F25];1)-FIND(&quot; &quot;;[.F25];1)-1));[.C25];[.C25]+1)" office:value-type="float" office:value="4">
            <text:p>004</text:p>
          </table:table-cell>
          <table:table-cell table:style-name="ce169" office:value-type="string">
            <text:p>KS\Answers\Permission</text:p>
          </table:table-cell>
          <table:table-cell table:style-name="ce204" office:value-type="string">
            <text:p>Check permission in case guest view</text:p>
          </table:table-cell>
          <table:table-cell table:style-name="ce169" office:value-type="string">
            <text:p>Step 2: Do not login and check add/edit/delete/move category</text:p>
          </table:table-cell>
          <table:table-cell table:style-name="ce169" office:value-type="string">
            <text:p>- Open Answers main form by click Answers button in main menu</text:p>
            <text:p>- Add/edit/delete/move category</text:p>
          </table:table-cell>
          <table:table-cell table:style-name="ce230" office:value-type="string">
            <text:p><text:span text:style-name="T15">- Add/edit/delete/move category function is not available for guest</text:span></text:p>
            <text:p><text:span text:style-name="T15">- The guest can not add/edit/delete/move category</text:span></text:p>
            <text:p><text:span text:style-name="T15"/></text:p>
          </table:table-cell>
          <table:table-cell table:style-name="ce188" office:value-type="string">
            <text:p>Medium</text:p>
          </table:table-cell>
          <table:table-cell table:style-name="ce187"/>
          <table:table-cell table:style-name="ce161" table:number-columns-repeated="216"/>
        </table:table-row>
        <table:table-row table:style-name="ro32">
          <table:table-cell table:style-name="ce149" table:formula="of:=IF(VALUE(MID([.F27];6;FIND(&quot;:&quot;;[.F27];1)-FIND(&quot; &quot;;[.F27];1)-1))&gt;VALUE(MID([.F26];6;FIND(&quot;:&quot;;[.F26];1)-FIND(&quot; &quot;;[.F26];1)-1));&quot;&quot;;MAX([.A$7:.A26])+1)">
            <text:p/>
          </table:table-cell>
          <table:table-cell table:style-name="ce198" office:value-type="string">
            <text:p>ANS_27</text:p>
          </table:table-cell>
          <table:table-cell table:style-name="ce164" table:formula="of:=IF(VALUE(MID([.F27];6;FIND(&quot;:&quot;;[.F27];1)-FIND(&quot; &quot;;[.F27];1)-1))&gt;VALUE(MID([.F26];6;FIND(&quot;:&quot;;[.F26];1)-FIND(&quot; &quot;;[.F26];1)-1));[.C26];[.C26]+1)" office:value-type="float" office:value="4">
            <text:p>004</text:p>
          </table:table-cell>
          <table:table-cell table:style-name="ce169" office:value-type="string">
            <text:p>KS\Answers\Permission</text:p>
          </table:table-cell>
          <table:table-cell table:style-name="ce204" office:value-type="string">
            <text:p>Check permission in case guest view</text:p>
          </table:table-cell>
          <table:table-cell table:style-name="ce169" office:value-type="string">
            <text:p>Step 3: Check add/edit/delete/response/move question</text:p>
          </table:table-cell>
          <table:table-cell table:style-name="ce169" office:value-type="string">
            <text:p>- Add/edit/delete/response/move/send question by right click on one specific category to select action in pop up menu or using main menu.</text:p>
          </table:table-cell>
          <table:table-cell table:style-name="ce231" office:value-type="string">
            <text:p>- Edit/delete/response/move question function are not available for guest</text:p>
            <text:p>- The guest can only add/send question to/of all categories.</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28];6;FIND(&quot;:&quot;;[.F28];1)-FIND(&quot; &quot;;[.F28];1)-1))&gt;VALUE(MID([.F27];6;FIND(&quot;:&quot;;[.F27];1)-FIND(&quot; &quot;;[.F27];1)-1));&quot;&quot;;MAX([.A$7:.A27])+1)">
            <text:p/>
          </table:table-cell>
          <table:table-cell table:style-name="ce198" office:value-type="string">
            <text:p>ANS_27</text:p>
          </table:table-cell>
          <table:table-cell table:style-name="ce164" table:formula="of:=IF(VALUE(MID([.F28];6;FIND(&quot;:&quot;;[.F28];1)-FIND(&quot; &quot;;[.F28];1)-1))&gt;VALUE(MID([.F27];6;FIND(&quot;:&quot;;[.F27];1)-FIND(&quot; &quot;;[.F27];1)-1));[.C27];[.C27]+1)" office:value-type="float" office:value="4">
            <text:p>004</text:p>
          </table:table-cell>
          <table:table-cell table:style-name="ce169" office:value-type="string">
            <text:p>KS\Answers\Permission</text:p>
          </table:table-cell>
          <table:table-cell table:style-name="ce204" office:value-type="string">
            <text:p>Check permission in case guest view</text:p>
          </table:table-cell>
          <table:table-cell table:style-name="ce169" office:value-type="string">
            <text:p>Step 4: Check add/manage watch</text:p>
          </table:table-cell>
          <table:table-cell table:style-name="ce169" office:value-type="string">
            <text:p>- Add watch by right click on one specific category and select Watch in pop up menu. </text:p>
            <text:p>- Click eye icon beside category to manage watch</text:p>
          </table:table-cell>
          <table:table-cell table:style-name="ce231" office:value-type="string">
            <text:p>- Add watch function is available </text:p>
            <text:p>- Manage watch function is not available for guests</text:p>
            <text:p>- The guest can add watch to all category, but can not manage watch.</text:p>
          </table:table-cell>
          <table:table-cell table:style-name="ce188" office:value-type="string">
            <text:p>Medium</text:p>
          </table:table-cell>
          <table:table-cell table:style-name="ce187"/>
          <table:table-cell table:style-name="ce161" table:number-columns-repeated="216"/>
        </table:table-row>
        <table:table-row table:style-name="ro32">
          <table:table-cell table:style-name="ce149" table:formula="of:=IF(VALUE(MID([.F29];6;FIND(&quot;:&quot;;[.F29];1)-FIND(&quot; &quot;;[.F29];1)-1))&gt;VALUE(MID([.F28];6;FIND(&quot;:&quot;;[.F28];1)-FIND(&quot; &quot;;[.F28];1)-1));&quot;&quot;;MAX([.A$7:.A28])+1)">
            <text:p/>
          </table:table-cell>
          <table:table-cell table:style-name="ce198" office:value-type="string">
            <text:p>ANS_27</text:p>
          </table:table-cell>
          <table:table-cell table:style-name="ce164" table:formula="of:=IF(VALUE(MID([.F29];6;FIND(&quot;:&quot;;[.F29];1)-FIND(&quot; &quot;;[.F29];1)-1))&gt;VALUE(MID([.F28];6;FIND(&quot;:&quot;;[.F28];1)-FIND(&quot; &quot;;[.F28];1)-1));[.C28];[.C28]+1)" office:value-type="float" office:value="4">
            <text:p>004</text:p>
          </table:table-cell>
          <table:table-cell table:style-name="ce169" office:value-type="string">
            <text:p>KS\Answers\Permission</text:p>
          </table:table-cell>
          <table:table-cell table:style-name="ce204" office:value-type="string">
            <text:p>Check permission in case guest view</text:p>
          </table:table-cell>
          <table:table-cell table:style-name="ce169" office:value-type="string">
            <text:p>Step 5: Check setting</text:p>
          </table:table-cell>
          <table:table-cell table:style-name="ce169" office:value-type="string">
            <text:p>- Change setting by click on Settings button in main menu</text:p>
          </table:table-cell>
          <table:table-cell table:style-name="ce230" office:value-type="string">
            <text:p>- Setting function is not available for guests</text:p>
            <text:p>- The guest can not personalize his view by change Answers settings.</text:p>
          </table:table-cell>
          <table:table-cell table:style-name="ce188" office:value-type="string">
            <text:p>Medium</text:p>
          </table:table-cell>
          <table:table-cell table:style-name="ce187"/>
          <table:table-cell table:style-name="ce161" table:number-columns-repeated="216"/>
        </table:table-row>
        <table:table-row table:style-name="ro39">
          <table:table-cell table:style-name="ce149" table:formula="of:=IF(VALUE(MID([.F30];6;FIND(&quot;:&quot;;[.F30];1)-FIND(&quot; &quot;;[.F30];1)-1))&gt;VALUE(MID([.F29];6;FIND(&quot;:&quot;;[.F29];1)-FIND(&quot; &quot;;[.F29];1)-1));&quot;&quot;;MAX([.A$7:.A29])+1)">
            <text:p/>
          </table:table-cell>
          <table:table-cell table:style-name="ce198" office:value-type="string">
            <text:p>ANS_27</text:p>
          </table:table-cell>
          <table:table-cell table:style-name="ce164" table:formula="of:=IF(VALUE(MID([.F30];6;FIND(&quot;:&quot;;[.F30];1)-FIND(&quot; &quot;;[.F30];1)-1))&gt;VALUE(MID([.F29];6;FIND(&quot;:&quot;;[.F29];1)-FIND(&quot; &quot;;[.F29];1)-1));[.C29];[.C29]+1)" office:value-type="float" office:value="4">
            <text:p>004</text:p>
          </table:table-cell>
          <table:table-cell table:style-name="ce169" office:value-type="string">
            <text:p>KS\Answers\Permission</text:p>
          </table:table-cell>
          <table:table-cell table:style-name="ce204" office:value-type="string">
            <text:p>Check permission in case guest view</text:p>
          </table:table-cell>
          <table:table-cell table:style-name="ce169" office:value-type="string">
            <text:p>Step 6: Check Simple and Advanced search</text:p>
          </table:table-cell>
          <table:table-cell table:style-name="ce169" office:value-type="string">
            <text:p>- Input keyword and do simple or advanced search</text:p>
          </table:table-cell>
          <table:table-cell table:style-name="ce230"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88" office:value-type="string">
            <text:p>Medium</text:p>
          </table:table-cell>
          <table:table-cell table:number-columns-repeated="2"/>
          <table:table-cell table:style-name="ce161"/>
          <table:table-cell table:number-columns-repeated="214"/>
        </table:table-row>
        <table:table-row table:style-name="ro1" table:number-rows-repeated="11">
          <table:table-cell/>
          <table:table-cell table:style-name="ce130"/>
          <table:table-cell table:number-columns-repeated="224"/>
        </table:table-row>
        <table:table-row table:style-name="ro1" table:number-rows-repeated="65494">
          <table:table-cell table:number-columns-repeated="226"/>
        </table:table-row>
        <table:table-row table:style-name="ro1">
          <table:table-cell table:number-columns-repeated="226"/>
        </table:table-row>
      </table:table>
      <table:table table:name="Search" table:style-name="ta2" table:print="false">
        <office:forms form:automatic-focus="false" form:apply-design-mode="false"/>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8" table:default-cell-style-name="ce186"/>
        <table:table-column table:style-name="co9" table:default-cell-style-name="ce186"/>
        <table:table-column table:style-name="co9" table:number-columns-repeated="2" table:default-cell-style-name="Default"/>
        <table:table-column table:style-name="co64" table:default-cell-style-name="ce228"/>
        <table:table-column table:style-name="co9" table:number-columns-repeated="213" table:default-cell-style-name="Default"/>
        <table:table-row table:style-name="ro35">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0"/>
          <table:table-cell/>
        </table:table-row>
        <table:table-row table:style-name="ro35">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7"/>
          <table:table-cell/>
        </table:table-row>
        <table:table-row table:style-name="ro13">
          <table:table-cell/>
          <table:table-cell table:style-name="ce152" office:value-type="string">
            <text:p>Function List<text:span text:style-name="T8">:</text:span></text:p>
          </table:table-cell>
          <table:table-cell table:style-name="ce160" office:value-type="string" table:number-columns-spanned="3" table:number-rows-spanned="1">
            <text:p>Simple Search and Advanced Search</text:p>
          </table:table-cell>
          <table:covered-table-cell table:number-columns-repeated="2"/>
          <table:table-cell table:number-columns-repeated="2"/>
          <table:table-cell table:style-name="ce181"/>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7"/>
          <table:table-cell/>
        </table:table-row>
        <table:table-row table:style-name="ro37">
          <table:table-cell/>
          <table:table-cell table:style-name="ce152" office:value-type="string">
            <text:p>Total main cases</text:p>
          </table:table-cell>
          <table:table-cell table:style-name="ce160" table:formula="of:=MAX([.A7:.A1028])" office:value-type="float" office:value="44" table:number-columns-spanned="3" table:number-rows-spanned="1">
            <text:p>44</text:p>
          </table:table-cell>
          <table:covered-table-cell table:number-columns-repeated="2"/>
          <table:table-cell table:number-columns-repeated="2"/>
          <table:table-cell table:style-name="ce181"/>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7"/>
          <table:table-cell/>
        </table:table-row>
        <table:table-row table:style-name="ro35">
          <table:table-cell/>
          <table:table-cell table:style-name="ce233"/>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7"/>
          <table:table-cell/>
        </table:table-row>
        <table:table-row table:style-name="ro1">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2"/>
          <table:table-cell table:style-name="ce225"/>
          <table:table-cell table:style-name="ce162" table:number-columns-repeated="6"/>
          <table:table-cell table:style-name="ce221" table:number-columns-repeated="207"/>
        </table:table-row>
        <table:table-row table:style-name="ro9">
          <table:table-cell table:style-name="ce148" office:value-type="float" office:value="1">
            <text:p>001</text:p>
          </table:table-cell>
          <table:table-cell table:style-name="ce198" office:value-type="string">
            <text:p>ANS_24</text:p>
          </table:table-cell>
          <table:table-cell table:style-name="ce163" office:value-type="float" office:value="1">
            <text:p>001</text:p>
          </table:table-cell>
          <table:table-cell table:style-name="ce234" office:value-type="string">
            <text:p>KS\Answers\Search\Simple Search</text:p>
          </table:table-cell>
          <table:table-cell table:style-name="ce75" office:value-type="string">
            <text:p>Do Simple Search in case input no keywords for searching</text:p>
          </table:table-cell>
          <table:table-cell table:style-name="ce167" office:value-type="string">
            <text:p>Step 1: Go to eXo Answers</text:p>
          </table:table-cell>
          <table:table-cell table:style-name="ce237" office:value-type="string">
            <text:p>-Go to eXo Answers</text:p>
          </table:table-cell>
          <table:table-cell table:style-name="ce167" office:value-type="string">
            <text:p>- Simple search form is shown proper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8];6;FIND(&quot;:&quot;;[.F8];1)-FIND(&quot; &quot;;[.F8];1)-1))&gt;VALUE(MID([.F7];6;FIND(&quot;:&quot;;[.F7];1)-FIND(&quot; &quot;;[.F7];1)-1));&quot;&quot;;MAX([.A$7:.A7])+1)">
            <text:p/>
          </table:table-cell>
          <table:table-cell table:style-name="ce198" office:value-type="string">
            <text:p>ANS_24</text:p>
          </table:table-cell>
          <table:table-cell table:style-name="ce164" table:formula="of:=IF(VALUE(MID([.F8];6;FIND(&quot;:&quot;;[.F8];1)-FIND(&quot; &quot;;[.F8];1)-1))&gt;VALUE(MID([.F7];6;FIND(&quot;:&quot;;[.F7];1)-FIND(&quot; &quot;;[.F7];1)-1));[.C7];[.C7]+1)" office:value-type="float" office:value="1">
            <text:p>001</text:p>
          </table:table-cell>
          <table:table-cell table:style-name="ce234" office:value-type="string">
            <text:p>KS\Answers\Search\Simple Search</text:p>
          </table:table-cell>
          <table:table-cell table:style-name="ce235" office:value-type="string">
            <text:p>Do Simple Search in case input no keywords for searching</text:p>
          </table:table-cell>
          <table:table-cell table:style-name="ce234" office:value-type="string">
            <text:p>S<text:span text:style-name="T5">tep 2: Do simple search with no keyword</text:span></text:p>
          </table:table-cell>
          <table:table-cell table:style-name="ce238" office:value-type="string">
            <text:p><text:span text:style-name="T20">- Do not input any keywords into Simple Search text box</text:span></text:p>
            <text:p><text:span text:style-name="T20">- Click Search icon</text:span></text:p>
            <text:p><text:span text:style-name="T20"/></text:p>
          </table:table-cell>
          <table:table-cell table:style-name="ce167" office:value-type="string">
            <text:p><text:s/>- Alert message is shown to notify that user must input keyword for searching</text:p>
            <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9];6;FIND(&quot;:&quot;;[.F9];1)-FIND(&quot; &quot;;[.F9];1)-1))&gt;VALUE(MID([.F8];6;FIND(&quot;:&quot;;[.F8];1)-FIND(&quot; &quot;;[.F8];1)-1));&quot;&quot;;MAX([.A$7:.A8])+1)" office:value-type="float" office:value="2">
            <text:p>002</text:p>
          </table:table-cell>
          <table:table-cell table:style-name="ce198" office:value-type="string">
            <text:p>ANS_24</text:p>
          </table:table-cell>
          <table:table-cell table:style-name="ce164" table:formula="of:=IF(VALUE(MID([.F9];6;FIND(&quot;:&quot;;[.F9];1)-FIND(&quot; &quot;;[.F9];1)-1))&gt;VALUE(MID([.F8];6;FIND(&quot;:&quot;;[.F8];1)-FIND(&quot; &quot;;[.F8];1)-1));[.C8];[.C8]+1)" office:value-type="float" office:value="2">
            <text:p>002</text:p>
          </table:table-cell>
          <table:table-cell table:style-name="ce234" office:value-type="string">
            <text:p>KS\Answers\Search\Simple Search</text:p>
          </table:table-cell>
          <table:table-cell table:style-name="ce68" office:value-type="string">
            <text:p>Do Simple Search in case search keyword does not match existing valu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10];6;FIND(&quot;:&quot;;[.F10];1)-FIND(&quot; &quot;;[.F10];1)-1))&gt;VALUE(MID([.F9];6;FIND(&quot;:&quot;;[.F9];1)-FIND(&quot; &quot;;[.F9];1)-1));&quot;&quot;;MAX([.A$7:.A9])+1)">
            <text:p/>
          </table:table-cell>
          <table:table-cell table:style-name="ce198" office:value-type="string">
            <text:p>ANS_24</text:p>
          </table:table-cell>
          <table:table-cell table:style-name="ce164" table:formula="of:=IF(VALUE(MID([.F10];6;FIND(&quot;:&quot;;[.F10];1)-FIND(&quot; &quot;;[.F10];1)-1))&gt;VALUE(MID([.F9];6;FIND(&quot;:&quot;;[.F9];1)-FIND(&quot; &quot;;[.F9];1)-1));[.C9];[.C9]+1)" office:value-type="float" office:value="2">
            <text:p>002</text:p>
          </table:table-cell>
          <table:table-cell table:style-name="ce234" office:value-type="string">
            <text:p>KS\Answers\Search\Simple Search</text:p>
          </table:table-cell>
          <table:table-cell table:style-name="ce167" office:value-type="string">
            <text:p>Do Simple Search in case search keyword does not match existing values</text:p>
          </table:table-cell>
          <table:table-cell table:style-name="ce167" office:value-type="string">
            <text:p>Step 2: Search by does not match keywords</text:p>
          </table:table-cell>
          <table:table-cell table:style-name="ce237" office:value-type="string">
            <text:p>- Input keyword into Search (does not match with any existing value) text box</text:p>
            <text:p>- Click <text:span text:style-name="T4">Search</text:span> icon</text:p>
          </table:table-cell>
          <table:table-cell table:style-name="ce167" office:value-type="string">
            <text:p>- Alert message is shown in <text:s/>Search result form to notify that user's keyword does not match with any word in Category, Questio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1];6;FIND(&quot;:&quot;;[.F11];1)-FIND(&quot; &quot;;[.F11];1)-1))&gt;VALUE(MID([.F10];6;FIND(&quot;:&quot;;[.F10];1)-FIND(&quot; &quot;;[.F10];1)-1));&quot;&quot;;MAX([.A$7:.A10])+1)" office:value-type="float" office:value="3">
            <text:p>003</text:p>
          </table:table-cell>
          <table:table-cell table:style-name="ce198" office:value-type="string">
            <text:p>ANS_24</text:p>
          </table:table-cell>
          <table:table-cell table:style-name="ce164" table:formula="of:=IF(VALUE(MID([.F11];6;FIND(&quot;:&quot;;[.F11];1)-FIND(&quot; &quot;;[.F11];1)-1))&gt;VALUE(MID([.F10];6;FIND(&quot;:&quot;;[.F10];1)-FIND(&quot; &quot;;[.F10];1)-1));[.C10];[.C10]+1)" office:value-type="float" office:value="3">
            <text:p>003</text:p>
          </table:table-cell>
          <table:table-cell table:style-name="ce234" office:value-type="string">
            <text:p>KS\Answers\Search\Simple Search</text:p>
          </table:table-cell>
          <table:table-cell table:style-name="ce75" office:value-type="string">
            <text:p>Do Simple Search in case input keyword matches existing value</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12];6;FIND(&quot;:&quot;;[.F12];1)-FIND(&quot; &quot;;[.F12];1)-1))&gt;VALUE(MID([.F11];6;FIND(&quot;:&quot;;[.F11];1)-FIND(&quot; &quot;;[.F11];1)-1));&quot;&quot;;MAX([.A$7:.A11])+1)">
            <text:p/>
          </table:table-cell>
          <table:table-cell table:style-name="ce198" office:value-type="string">
            <text:p>ANS_24</text:p>
          </table:table-cell>
          <table:table-cell table:style-name="ce164" table:formula="of:=IF(VALUE(MID([.F12];6;FIND(&quot;:&quot;;[.F12];1)-FIND(&quot; &quot;;[.F12];1)-1))&gt;VALUE(MID([.F11];6;FIND(&quot;:&quot;;[.F11];1)-FIND(&quot; &quot;;[.F11];1)-1));[.C11];[.C11]+1)" office:value-type="float" office:value="3">
            <text:p>003</text:p>
          </table:table-cell>
          <table:table-cell table:style-name="ce234" office:value-type="string">
            <text:p>KS\Answers\Search\Simple Search</text:p>
          </table:table-cell>
          <table:table-cell table:style-name="ce235" office:value-type="string">
            <text:p>Do Simple Search in case input keyword matches existing value</text:p>
          </table:table-cell>
          <table:table-cell table:style-name="ce234" office:value-type="string">
            <text:p>Step 2: Search by valid keywords </text:p>
          </table:table-cell>
          <table:table-cell table:style-name="ce234" office:value-type="string">
            <text:p>- Input valid keyword which matches with existing value</text:p>
            <text:p><text:span text:style-name="T20">- Click Search icon</text:span></text:p>
          </table:table-cell>
          <table:table-cell table:style-name="ce234" office:value-type="string">
            <text:p>- All Categories/questions which have value (title, description, Moderator, author, email, question content, answer...) contains searching keyword are shown in Search Result form</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3];6;FIND(&quot;:&quot;;[.F13];1)-FIND(&quot; &quot;;[.F13];1)-1))&gt;VALUE(MID([.F12];6;FIND(&quot;:&quot;;[.F12];1)-FIND(&quot; &quot;;[.F12];1)-1));&quot;&quot;;MAX([.A$7:.A12])+1)" office:value-type="float" office:value="4">
            <text:p>004</text:p>
          </table:table-cell>
          <table:table-cell table:style-name="ce198" office:value-type="string">
            <text:p>ANS_24</text:p>
          </table:table-cell>
          <table:table-cell table:style-name="ce164" table:formula="of:=IF(VALUE(MID([.F13];6;FIND(&quot;:&quot;;[.F13];1)-FIND(&quot; &quot;;[.F13];1)-1))&gt;VALUE(MID([.F12];6;FIND(&quot;:&quot;;[.F12];1)-FIND(&quot; &quot;;[.F12];1)-1));[.C12];[.C12]+1)" office:value-type="float" office:value="4">
            <text:p>004</text:p>
          </table:table-cell>
          <table:table-cell table:style-name="ce234" office:value-type="string">
            <text:p>KS\Answers\Search\Simple Search</text:p>
          </table:table-cell>
          <table:table-cell table:style-name="ce75" office:value-type="string">
            <text:p>Do Simple Search in case searching keyword contains special character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14];6;FIND(&quot;:&quot;;[.F14];1)-FIND(&quot; &quot;;[.F14];1)-1))&gt;VALUE(MID([.F13];6;FIND(&quot;:&quot;;[.F13];1)-FIND(&quot; &quot;;[.F13];1)-1));&quot;&quot;;MAX([.A$7:.A13])+1)">
            <text:p/>
          </table:table-cell>
          <table:table-cell table:style-name="ce198" office:value-type="string">
            <text:p>ANS_24</text:p>
          </table:table-cell>
          <table:table-cell table:style-name="ce164" table:formula="of:=IF(VALUE(MID([.F14];6;FIND(&quot;:&quot;;[.F14];1)-FIND(&quot; &quot;;[.F14];1)-1))&gt;VALUE(MID([.F13];6;FIND(&quot;:&quot;;[.F13];1)-FIND(&quot; &quot;;[.F13];1)-1));[.C13];[.C13]+1)" office:value-type="float" office:value="4">
            <text:p>004</text:p>
          </table:table-cell>
          <table:table-cell table:style-name="ce234" office:value-type="string">
            <text:p>KS\Answers\Search\Simple Search</text:p>
          </table:table-cell>
          <table:table-cell table:style-name="ce235" office:value-type="string">
            <text:p>Do Simple Search in case searching keyword contains special characters</text:p>
          </table:table-cell>
          <table:table-cell table:style-name="ce234" office:value-type="string">
            <text:p>Step 2: Search by <text:s/>keyword contains special character that does not allow to search</text:p>
          </table:table-cell>
          <table:table-cell table:style-name="ce234" office:value-type="string">
            <text:p>- Input keyword which contains special characters ( ? [ ] ( ) | * \\ + { } ^ $ " ! # % : &amp; <text:s/>&lt; &gt; ~ ` /) into Search text box</text:p>
            <text:p><text:span text:style-name="T20">- Click Search icon</text:span></text:p>
          </table:table-cell>
          <table:table-cell table:style-name="ce167" office:value-type="string">
            <text:p>- Alert message is shown in order to inform that search actions can not be executed with special characters .</text:p>
            <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5];6;FIND(&quot;:&quot;;[.F15];1)-FIND(&quot; &quot;;[.F15];1)-1))&gt;VALUE(MID([.F14];6;FIND(&quot;:&quot;;[.F14];1)-FIND(&quot; &quot;;[.F14];1)-1));&quot;&quot;;MAX([.A$7:.A14])+1)" office:value-type="float" office:value="5">
            <text:p>005</text:p>
          </table:table-cell>
          <table:table-cell table:style-name="ce198" office:value-type="string">
            <text:p>ANS_24</text:p>
          </table:table-cell>
          <table:table-cell table:style-name="ce164" table:formula="of:=IF(VALUE(MID([.F15];6;FIND(&quot;:&quot;;[.F15];1)-FIND(&quot; &quot;;[.F15];1)-1))&gt;VALUE(MID([.F14];6;FIND(&quot;:&quot;;[.F14];1)-FIND(&quot; &quot;;[.F14];1)-1));[.C14];[.C14]+1)" office:value-type="float" office:value="5">
            <text:p>005</text:p>
          </table:table-cell>
          <table:table-cell table:style-name="ce234" office:value-type="string">
            <text:p>KS\Answers\Search\Simple Search</text:p>
          </table:table-cell>
          <table:table-cell table:style-name="ce75" office:value-type="string">
            <text:p>Do Simple Search with Inactivate question by administrato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16];6;FIND(&quot;:&quot;;[.F16];1)-FIND(&quot; &quot;;[.F16];1)-1))&gt;VALUE(MID([.F15];6;FIND(&quot;:&quot;;[.F15];1)-FIND(&quot; &quot;;[.F15];1)-1));&quot;&quot;;MAX([.A$7:.A15])+1)">
            <text:p/>
          </table:table-cell>
          <table:table-cell table:style-name="ce198" office:value-type="string">
            <text:p>ANS_24</text:p>
          </table:table-cell>
          <table:table-cell table:style-name="ce164" table:formula="of:=IF(VALUE(MID([.F16];6;FIND(&quot;:&quot;;[.F16];1)-FIND(&quot; &quot;;[.F16];1)-1))&gt;VALUE(MID([.F15];6;FIND(&quot;:&quot;;[.F15];1)-FIND(&quot; &quot;;[.F15];1)-1));[.C15];[.C15]+1)" office:value-type="float" office:value="5">
            <text:p>005</text:p>
          </table:table-cell>
          <table:table-cell table:style-name="ce234" office:value-type="string">
            <text:p>KS\Answers\Search\Simple Search</text:p>
          </table:table-cell>
          <table:table-cell table:style-name="ce234" office:value-type="string">
            <text:p>Do Simple Search with Inactivate question by administrator</text:p>
          </table:table-cell>
          <table:table-cell table:style-name="ce203" office:value-type="string">
            <text:p>Step 2: Inactivate question</text:p>
          </table:table-cell>
          <table:table-cell table:style-name="ce203" office:value-type="string">
            <text:p>- Open Manage question form</text:p>
            <text:p>- <text:s/>Click on 'Yes' link in Activated column to inactivate added question</text:p>
          </table:table-cell>
          <table:table-cell table:style-name="ce203" office:value-type="string">
            <text:p>- 'Yes' link is changed into 'No'</text:p>
            <text:p>- The question is inactivated.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7];6;FIND(&quot;:&quot;;[.F17];1)-FIND(&quot; &quot;;[.F17];1)-1))&gt;VALUE(MID([.F16];6;FIND(&quot;:&quot;;[.F16];1)-FIND(&quot; &quot;;[.F16];1)-1));&quot;&quot;;MAX([.A$7:.A16])+1)">
            <text:p/>
          </table:table-cell>
          <table:table-cell table:style-name="ce198" office:value-type="string">
            <text:p>ANS_24</text:p>
          </table:table-cell>
          <table:table-cell table:style-name="ce164" table:formula="of:=IF(VALUE(MID([.F17];6;FIND(&quot;:&quot;;[.F17];1)-FIND(&quot; &quot;;[.F17];1)-1))&gt;VALUE(MID([.F16];6;FIND(&quot;:&quot;;[.F16];1)-FIND(&quot; &quot;;[.F16];1)-1));[.C16];[.C16]+1)" office:value-type="float" office:value="5">
            <text:p>005</text:p>
          </table:table-cell>
          <table:table-cell table:style-name="ce234" office:value-type="string">
            <text:p>KS\Answers\Search\Simple Search</text:p>
          </table:table-cell>
          <table:table-cell table:style-name="ce234" office:value-type="string">
            <text:p>Do Simple Search with Inactivate question by administrator</text:p>
          </table:table-cell>
          <table:table-cell table:style-name="ce234" office:value-type="string">
            <text:p>Step 3: Search <text:span text:style-name="T18">Inactivate</text:span> question by administrator</text:p>
          </table:table-cell>
          <table:table-cell table:style-name="ce234" office:value-type="string">
            <text:p>- Input searching keyword matched with Inactivate question and click on Search button</text:p>
          </table:table-cell>
          <table:table-cell table:style-name="ce167" office:value-type="string">
            <text:p>Inactivate questions are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8];6;FIND(&quot;:&quot;;[.F18];1)-FIND(&quot; &quot;;[.F18];1)-1))&gt;VALUE(MID([.F17];6;FIND(&quot;:&quot;;[.F17];1)-FIND(&quot; &quot;;[.F17];1)-1));&quot;&quot;;MAX([.A$7:.A17])+1)" office:value-type="float" office:value="6">
            <text:p>006</text:p>
          </table:table-cell>
          <table:table-cell table:style-name="ce198" office:value-type="string">
            <text:p>ANS_24</text:p>
          </table:table-cell>
          <table:table-cell table:style-name="ce164" table:formula="of:=IF(VALUE(MID([.F18];6;FIND(&quot;:&quot;;[.F18];1)-FIND(&quot; &quot;;[.F18];1)-1))&gt;VALUE(MID([.F17];6;FIND(&quot;:&quot;;[.F17];1)-FIND(&quot; &quot;;[.F17];1)-1));[.C17];[.C17]+1)" office:value-type="float" office:value="6">
            <text:p>006</text:p>
          </table:table-cell>
          <table:table-cell table:style-name="ce234" office:value-type="string">
            <text:p>KS\Answers\Search\Simple Search</text:p>
          </table:table-cell>
          <table:table-cell table:style-name="ce75" office:value-type="string">
            <text:p>Do Simple Search with Inactivate question by moderato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19];6;FIND(&quot;:&quot;;[.F19];1)-FIND(&quot; &quot;;[.F19];1)-1))&gt;VALUE(MID([.F18];6;FIND(&quot;:&quot;;[.F18];1)-FIND(&quot; &quot;;[.F18];1)-1));&quot;&quot;;MAX([.A$7:.A18])+1)">
            <text:p/>
          </table:table-cell>
          <table:table-cell table:style-name="ce198" office:value-type="string">
            <text:p>ANS_24</text:p>
          </table:table-cell>
          <table:table-cell table:style-name="ce164" table:formula="of:=IF(VALUE(MID([.F19];6;FIND(&quot;:&quot;;[.F19];1)-FIND(&quot; &quot;;[.F19];1)-1))&gt;VALUE(MID([.F18];6;FIND(&quot;:&quot;;[.F18];1)-FIND(&quot; &quot;;[.F18];1)-1));[.C18];[.C18]+1)" office:value-type="float" office:value="6">
            <text:p>006</text:p>
          </table:table-cell>
          <table:table-cell table:style-name="ce234" office:value-type="string">
            <text:p>KS\Answers\Search\Simple Search</text:p>
          </table:table-cell>
          <table:table-cell table:style-name="ce234" office:value-type="string">
            <text:p>Do Simple Search with Inactivate question by moderator</text:p>
          </table:table-cell>
          <table:table-cell table:style-name="ce203" office:value-type="string">
            <text:p>Step 2: Inactivate question</text:p>
          </table:table-cell>
          <table:table-cell table:style-name="ce203" office:value-type="string">
            <text:p>- Open Manage question form</text:p>
            <text:p>- <text:s/>Click on 'Yes' link in Activated column to inactivate added question</text:p>
          </table:table-cell>
          <table:table-cell table:style-name="ce203" office:value-type="string">
            <text:p>- 'Yes' link is changed into 'No'</text:p>
            <text:p>- The question is inactivated.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20];6;FIND(&quot;:&quot;;[.F20];1)-FIND(&quot; &quot;;[.F20];1)-1))&gt;VALUE(MID([.F19];6;FIND(&quot;:&quot;;[.F19];1)-FIND(&quot; &quot;;[.F19];1)-1));&quot;&quot;;MAX([.A$7:.A19])+1)">
            <text:p/>
          </table:table-cell>
          <table:table-cell table:style-name="ce198" office:value-type="string">
            <text:p>ANS_24</text:p>
          </table:table-cell>
          <table:table-cell table:style-name="ce164" table:formula="of:=IF(VALUE(MID([.F20];6;FIND(&quot;:&quot;;[.F20];1)-FIND(&quot; &quot;;[.F20];1)-1))&gt;VALUE(MID([.F19];6;FIND(&quot;:&quot;;[.F19];1)-FIND(&quot; &quot;;[.F19];1)-1));[.C19];[.C19]+1)" office:value-type="float" office:value="6">
            <text:p>006</text:p>
          </table:table-cell>
          <table:table-cell table:style-name="ce234" office:value-type="string">
            <text:p>KS\Answers\Search\Simple Search</text:p>
          </table:table-cell>
          <table:table-cell table:style-name="ce234" office:value-type="string">
            <text:p>Do Simple Search with Inactivate question by moderator</text:p>
          </table:table-cell>
          <table:table-cell table:style-name="ce234" office:value-type="string">
            <text:p>Step 3: Search Inactivate question by moderator</text:p>
          </table:table-cell>
          <table:table-cell table:style-name="ce234" office:value-type="string">
            <text:p>- Login by moderator </text:p>
            <text:p>- Input searching keyword matched with Inactivate question and click on Search button</text:p>
          </table:table-cell>
          <table:table-cell table:style-name="ce167" office:value-type="string">
            <text:p>Inactivate questions are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21];6;FIND(&quot;:&quot;;[.F21];1)-FIND(&quot; &quot;;[.F21];1)-1))&gt;VALUE(MID([.F20];6;FIND(&quot;:&quot;;[.F20];1)-FIND(&quot; &quot;;[.F20];1)-1));&quot;&quot;;MAX([.A$7:.A20])+1)" office:value-type="float" office:value="7">
            <text:p>007</text:p>
          </table:table-cell>
          <table:table-cell table:style-name="ce198" office:value-type="string">
            <text:p>ANS_24</text:p>
          </table:table-cell>
          <table:table-cell table:style-name="ce164" table:formula="of:=IF(VALUE(MID([.F21];6;FIND(&quot;:&quot;;[.F21];1)-FIND(&quot; &quot;;[.F21];1)-1))&gt;VALUE(MID([.F20];6;FIND(&quot;:&quot;;[.F20];1)-FIND(&quot; &quot;;[.F20];1)-1));[.C20];[.C20]+1)" office:value-type="float" office:value="7">
            <text:p>007</text:p>
          </table:table-cell>
          <table:table-cell table:style-name="ce234" office:value-type="string">
            <text:p>KS\Answers\Search\Simple Search</text:p>
          </table:table-cell>
          <table:table-cell table:style-name="ce75" office:value-type="string">
            <text:p>Do Simple Search with Inactivate question by owner question</text:p>
          </table:table-cell>
          <table:table-cell table:style-name="ce234" office:value-type="string">
            <text:p>Step 1: Create data to search</text:p>
          </table:table-cell>
          <table:table-cell table:style-name="ce234" office:value-type="string">
            <text:p>- Login by normal use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22];6;FIND(&quot;:&quot;;[.F22];1)-FIND(&quot; &quot;;[.F22];1)-1))&gt;VALUE(MID([.F21];6;FIND(&quot;:&quot;;[.F21];1)-FIND(&quot; &quot;;[.F21];1)-1));&quot;&quot;;MAX([.A$7:.A21])+1)">
            <text:p/>
          </table:table-cell>
          <table:table-cell table:style-name="ce198" office:value-type="string">
            <text:p>ANS_24</text:p>
          </table:table-cell>
          <table:table-cell table:style-name="ce164" table:formula="of:=IF(VALUE(MID([.F22];6;FIND(&quot;:&quot;;[.F22];1)-FIND(&quot; &quot;;[.F22];1)-1))&gt;VALUE(MID([.F21];6;FIND(&quot;:&quot;;[.F21];1)-FIND(&quot; &quot;;[.F21];1)-1));[.C21];[.C21]+1)" office:value-type="float" office:value="7">
            <text:p>007</text:p>
          </table:table-cell>
          <table:table-cell table:style-name="ce234" office:value-type="string">
            <text:p>KS\Answers\Search\Simple Search</text:p>
          </table:table-cell>
          <table:table-cell table:style-name="ce234" office:value-type="string">
            <text:p>Do Simple Search with Inactivate question by owner question</text:p>
          </table:table-cell>
          <table:table-cell table:style-name="ce203" office:value-type="string">
            <text:p>Step 2: Inactivate question</text:p>
          </table:table-cell>
          <table:table-cell table:style-name="ce203" office:value-type="string">
            <text:p>- Login by administrator</text:p>
            <text:p>- Open Manage question form</text:p>
            <text:p>- <text:s/>Click on 'Yes' link in Activated column to inactivate added question</text:p>
          </table:table-cell>
          <table:table-cell table:style-name="ce203" office:value-type="string">
            <text:p>- 'Yes' link is changed into 'No'</text:p>
            <text:p>- The question is inactivated.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23];6;FIND(&quot;:&quot;;[.F23];1)-FIND(&quot; &quot;;[.F23];1)-1))&gt;VALUE(MID([.F22];6;FIND(&quot;:&quot;;[.F22];1)-FIND(&quot; &quot;;[.F22];1)-1));&quot;&quot;;MAX([.A$7:.A22])+1)">
            <text:p/>
          </table:table-cell>
          <table:table-cell table:style-name="ce198" office:value-type="string">
            <text:p>ANS_24</text:p>
          </table:table-cell>
          <table:table-cell table:style-name="ce164" table:formula="of:=IF(VALUE(MID([.F23];6;FIND(&quot;:&quot;;[.F23];1)-FIND(&quot; &quot;;[.F23];1)-1))&gt;VALUE(MID([.F22];6;FIND(&quot;:&quot;;[.F22];1)-FIND(&quot; &quot;;[.F22];1)-1));[.C22];[.C22]+1)" office:value-type="float" office:value="7">
            <text:p>007</text:p>
          </table:table-cell>
          <table:table-cell table:style-name="ce234" office:value-type="string">
            <text:p>KS\Answers\Search\Simple Search</text:p>
          </table:table-cell>
          <table:table-cell table:style-name="ce234" office:value-type="string">
            <text:p>Do Simple Search with Inactivate question by owner question</text:p>
          </table:table-cell>
          <table:table-cell table:style-name="ce234" office:value-type="string">
            <text:p>Step 3: Search Inactivate question by owner question</text:p>
          </table:table-cell>
          <table:table-cell table:style-name="ce234" office:value-type="string">
            <text:p>- Login by normal user who created question above</text:p>
            <text:p>- Input searchin keyword matched with Inactivate question and click on Search button</text:p>
          </table:table-cell>
          <table:table-cell table:style-name="ce167" office:value-type="string">
            <text:p>Inactivate questions aren't list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24];6;FIND(&quot;:&quot;;[.F24];1)-FIND(&quot; &quot;;[.F24];1)-1))&gt;VALUE(MID([.F23];6;FIND(&quot;:&quot;;[.F23];1)-FIND(&quot; &quot;;[.F23];1)-1));&quot;&quot;;MAX([.A$7:.A23])+1)" office:value-type="float" office:value="8">
            <text:p>008</text:p>
          </table:table-cell>
          <table:table-cell table:style-name="ce198" office:value-type="string">
            <text:p>ANS_24</text:p>
          </table:table-cell>
          <table:table-cell table:style-name="ce164" table:formula="of:=IF(VALUE(MID([.F24];6;FIND(&quot;:&quot;;[.F24];1)-FIND(&quot; &quot;;[.F24];1)-1))&gt;VALUE(MID([.F23];6;FIND(&quot;:&quot;;[.F23];1)-FIND(&quot; &quot;;[.F23];1)-1));[.C23];[.C23]+1)" office:value-type="float" office:value="8">
            <text:p>008</text:p>
          </table:table-cell>
          <table:table-cell table:style-name="ce234" office:value-type="string">
            <text:p>KS\Answers\Search\Simple Search</text:p>
          </table:table-cell>
          <table:table-cell table:style-name="ce75" office:value-type="string">
            <text:p>Do Simple Search with Inactivate question by normal use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25];6;FIND(&quot;:&quot;;[.F25];1)-FIND(&quot; &quot;;[.F25];1)-1))&gt;VALUE(MID([.F24];6;FIND(&quot;:&quot;;[.F24];1)-FIND(&quot; &quot;;[.F24];1)-1));&quot;&quot;;MAX([.A$7:.A24])+1)">
            <text:p/>
          </table:table-cell>
          <table:table-cell table:style-name="ce198" office:value-type="string">
            <text:p>ANS_24</text:p>
          </table:table-cell>
          <table:table-cell table:style-name="ce164" table:formula="of:=IF(VALUE(MID([.F25];6;FIND(&quot;:&quot;;[.F25];1)-FIND(&quot; &quot;;[.F25];1)-1))&gt;VALUE(MID([.F24];6;FIND(&quot;:&quot;;[.F24];1)-FIND(&quot; &quot;;[.F24];1)-1));[.C24];[.C24]+1)" office:value-type="float" office:value="8">
            <text:p>008</text:p>
          </table:table-cell>
          <table:table-cell table:style-name="ce234" office:value-type="string">
            <text:p>KS\Answers\Search\Simple Search</text:p>
          </table:table-cell>
          <table:table-cell table:style-name="ce234" office:value-type="string">
            <text:p>Do Simple Search with Inactivate question by normal user</text:p>
          </table:table-cell>
          <table:table-cell table:style-name="ce203" office:value-type="string">
            <text:p>Step 2: Inactivate question</text:p>
          </table:table-cell>
          <table:table-cell table:style-name="ce203" office:value-type="string">
            <text:p>- Open Manage question form</text:p>
            <text:p>- <text:s/>Click on 'Yes' link in Activated column to inactivate added question</text:p>
          </table:table-cell>
          <table:table-cell table:style-name="ce203" office:value-type="string">
            <text:p>- 'Yes' link is changed into 'No'</text:p>
            <text:p>- The question is inactivated.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26];6;FIND(&quot;:&quot;;[.F26];1)-FIND(&quot; &quot;;[.F26];1)-1))&gt;VALUE(MID([.F25];6;FIND(&quot;:&quot;;[.F25];1)-FIND(&quot; &quot;;[.F25];1)-1));&quot;&quot;;MAX([.A$7:.A25])+1)">
            <text:p/>
          </table:table-cell>
          <table:table-cell table:style-name="ce198" office:value-type="string">
            <text:p>ANS_24</text:p>
          </table:table-cell>
          <table:table-cell table:style-name="ce164" table:formula="of:=IF(VALUE(MID([.F26];6;FIND(&quot;:&quot;;[.F26];1)-FIND(&quot; &quot;;[.F26];1)-1))&gt;VALUE(MID([.F25];6;FIND(&quot;:&quot;;[.F25];1)-FIND(&quot; &quot;;[.F25];1)-1));[.C25];[.C25]+1)" office:value-type="float" office:value="8">
            <text:p>008</text:p>
          </table:table-cell>
          <table:table-cell table:style-name="ce234" office:value-type="string">
            <text:p>KS\Answers\Search\Simple Search</text:p>
          </table:table-cell>
          <table:table-cell table:style-name="ce234" office:value-type="string">
            <text:p>Do Simple Search with Inactivate question by normal user</text:p>
          </table:table-cell>
          <table:table-cell table:style-name="ce234" office:value-type="string">
            <text:p>Step 3: Search Inactivate question by normal user</text:p>
          </table:table-cell>
          <table:table-cell table:style-name="ce234" office:value-type="string">
            <text:p>- Login by normal user</text:p>
            <text:p>- Input searchin keyword matched with Inactivate question and click on Search button</text:p>
          </table:table-cell>
          <table:table-cell table:style-name="ce167" office:value-type="string">
            <text:p>Inactivate questions aren't list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27];6;FIND(&quot;:&quot;;[.F27];1)-FIND(&quot; &quot;;[.F27];1)-1))&gt;VALUE(MID([.F26];6;FIND(&quot;:&quot;;[.F26];1)-FIND(&quot; &quot;;[.F26];1)-1));&quot;&quot;;MAX([.A$7:.A26])+1)" office:value-type="float" office:value="9">
            <text:p>009</text:p>
          </table:table-cell>
          <table:table-cell table:style-name="ce198" office:value-type="string">
            <text:p>ANS_24</text:p>
          </table:table-cell>
          <table:table-cell table:style-name="ce164" table:formula="of:=IF(VALUE(MID([.F27];6;FIND(&quot;:&quot;;[.F27];1)-FIND(&quot; &quot;;[.F27];1)-1))&gt;VALUE(MID([.F26];6;FIND(&quot;:&quot;;[.F26];1)-FIND(&quot; &quot;;[.F26];1)-1));[.C26];[.C26]+1)" office:value-type="float" office:value="9">
            <text:p>009</text:p>
          </table:table-cell>
          <table:table-cell table:style-name="ce234" office:value-type="string">
            <text:p>KS\Answers\Search\Simple Search</text:p>
          </table:table-cell>
          <table:table-cell table:style-name="ce75" office:value-type="string">
            <text:p>Do Simple Search with Inactivate question by guest</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28];6;FIND(&quot;:&quot;;[.F28];1)-FIND(&quot; &quot;;[.F28];1)-1))&gt;VALUE(MID([.F27];6;FIND(&quot;:&quot;;[.F27];1)-FIND(&quot; &quot;;[.F27];1)-1));&quot;&quot;;MAX([.A$7:.A27])+1)">
            <text:p/>
          </table:table-cell>
          <table:table-cell table:style-name="ce198" office:value-type="string">
            <text:p>ANS_24</text:p>
          </table:table-cell>
          <table:table-cell table:style-name="ce164" table:formula="of:=IF(VALUE(MID([.F28];6;FIND(&quot;:&quot;;[.F28];1)-FIND(&quot; &quot;;[.F28];1)-1))&gt;VALUE(MID([.F27];6;FIND(&quot;:&quot;;[.F27];1)-FIND(&quot; &quot;;[.F27];1)-1));[.C27];[.C27]+1)" office:value-type="float" office:value="9">
            <text:p>009</text:p>
          </table:table-cell>
          <table:table-cell table:style-name="ce234" office:value-type="string">
            <text:p>KS\Answers\Search\Simple Search</text:p>
          </table:table-cell>
          <table:table-cell table:style-name="ce234" office:value-type="string">
            <text:p>Do Simple Search with Inactivate question by guest</text:p>
          </table:table-cell>
          <table:table-cell table:style-name="ce203" office:value-type="string">
            <text:p>Step 2: Inactivate question</text:p>
          </table:table-cell>
          <table:table-cell table:style-name="ce203" office:value-type="string">
            <text:p>- Open Manage question form</text:p>
            <text:p>- <text:s/>Click on 'Yes' link in Activated column to inactivate added question</text:p>
          </table:table-cell>
          <table:table-cell table:style-name="ce203" office:value-type="string">
            <text:p>- 'Yes' link is changed into 'No'</text:p>
            <text:p>- The question is inactivated.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29];6;FIND(&quot;:&quot;;[.F29];1)-FIND(&quot; &quot;;[.F29];1)-1))&gt;VALUE(MID([.F28];6;FIND(&quot;:&quot;;[.F28];1)-FIND(&quot; &quot;;[.F28];1)-1));&quot;&quot;;MAX([.A$7:.A28])+1)">
            <text:p/>
          </table:table-cell>
          <table:table-cell table:style-name="ce198" office:value-type="string">
            <text:p>ANS_24</text:p>
          </table:table-cell>
          <table:table-cell table:style-name="ce164" table:formula="of:=IF(VALUE(MID([.F29];6;FIND(&quot;:&quot;;[.F29];1)-FIND(&quot; &quot;;[.F29];1)-1))&gt;VALUE(MID([.F28];6;FIND(&quot;:&quot;;[.F28];1)-FIND(&quot; &quot;;[.F28];1)-1));[.C28];[.C28]+1)" office:value-type="float" office:value="9">
            <text:p>009</text:p>
          </table:table-cell>
          <table:table-cell table:style-name="ce234" office:value-type="string">
            <text:p>KS\Answers\Search\Simple Search</text:p>
          </table:table-cell>
          <table:table-cell table:style-name="ce234" office:value-type="string">
            <text:p>Do Simple Search with Inactivate question by guest</text:p>
          </table:table-cell>
          <table:table-cell table:style-name="ce234" office:value-type="string">
            <text:p>Step 3: Search Inactivate question by guest</text:p>
          </table:table-cell>
          <table:table-cell table:style-name="ce234" office:value-type="string">
            <text:p>- Go to Answer porlet without login</text:p>
            <text:p>- Input searchin keyword matched with Inactivate question and click on Search button</text:p>
          </table:table-cell>
          <table:table-cell table:style-name="ce167" office:value-type="string">
            <text:p>Inactivate questions aren't list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30];6;FIND(&quot;:&quot;;[.F30];1)-FIND(&quot; &quot;;[.F30];1)-1))&gt;VALUE(MID([.F29];6;FIND(&quot;:&quot;;[.F29];1)-FIND(&quot; &quot;;[.F29];1)-1));&quot;&quot;;MAX([.A$7:.A29])+1)" office:value-type="float" office:value="10">
            <text:p>010</text:p>
          </table:table-cell>
          <table:table-cell table:style-name="ce198" office:value-type="string">
            <text:p>ANS_24</text:p>
          </table:table-cell>
          <table:table-cell table:style-name="ce164" table:formula="of:=IF(VALUE(MID([.F30];6;FIND(&quot;:&quot;;[.F30];1)-FIND(&quot; &quot;;[.F30];1)-1))&gt;VALUE(MID([.F29];6;FIND(&quot;:&quot;;[.F29];1)-FIND(&quot; &quot;;[.F29];1)-1));[.C29];[.C29]+1)" office:value-type="float" office:value="10">
            <text:p>010</text:p>
          </table:table-cell>
          <table:table-cell table:style-name="ce234" office:value-type="string">
            <text:p>KS\Answers\Search\Simple Search</text:p>
          </table:table-cell>
          <table:table-cell table:style-name="ce75" office:value-type="string">
            <text:p>Do Simple Search with Disapprove question by administrato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31];6;FIND(&quot;:&quot;;[.F31];1)-FIND(&quot; &quot;;[.F31];1)-1))&gt;VALUE(MID([.F30];6;FIND(&quot;:&quot;;[.F30];1)-FIND(&quot; &quot;;[.F30];1)-1));&quot;&quot;;MAX([.A$7:.A30])+1)">
            <text:p/>
          </table:table-cell>
          <table:table-cell table:style-name="ce198" office:value-type="string">
            <text:p>ANS_24</text:p>
          </table:table-cell>
          <table:table-cell table:style-name="ce164" table:formula="of:=IF(VALUE(MID([.F31];6;FIND(&quot;:&quot;;[.F31];1)-FIND(&quot; &quot;;[.F31];1)-1))&gt;VALUE(MID([.F30];6;FIND(&quot;:&quot;;[.F30];1)-FIND(&quot; &quot;;[.F30];1)-1));[.C30];[.C30]+1)" office:value-type="float" office:value="10">
            <text:p>010</text:p>
          </table:table-cell>
          <table:table-cell table:style-name="ce234" office:value-type="string">
            <text:p>KS\Answers\Search\Simple Search</text:p>
          </table:table-cell>
          <table:table-cell table:style-name="ce234" office:value-type="string">
            <text:p>Do Simple Search with Disapprove question by administrator</text:p>
          </table:table-cell>
          <table:table-cell table:style-name="ce203" office:value-type="string">
            <text:p>Step 2: Disapprove question</text:p>
          </table:table-cell>
          <table:table-cell table:style-name="ce203" office:value-type="string">
            <text:p>- Open Manage question form</text:p>
            <text:p>- <text:s/>Click on 'Yes' link in Approved column to disapprove added question</text:p>
          </table:table-cell>
          <table:table-cell table:style-name="ce203" office:value-type="string">
            <text:p>- 'Yes' link is changed into 'No'</text:p>
            <text:p>- The question is disapproved and have a note beside question's title in question list.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32];6;FIND(&quot;:&quot;;[.F32];1)-FIND(&quot; &quot;;[.F32];1)-1))&gt;VALUE(MID([.F31];6;FIND(&quot;:&quot;;[.F31];1)-FIND(&quot; &quot;;[.F31];1)-1));&quot;&quot;;MAX([.A$7:.A31])+1)">
            <text:p/>
          </table:table-cell>
          <table:table-cell table:style-name="ce198" office:value-type="string">
            <text:p>ANS_24</text:p>
          </table:table-cell>
          <table:table-cell table:style-name="ce164" table:formula="of:=IF(VALUE(MID([.F32];6;FIND(&quot;:&quot;;[.F32];1)-FIND(&quot; &quot;;[.F32];1)-1))&gt;VALUE(MID([.F31];6;FIND(&quot;:&quot;;[.F31];1)-FIND(&quot; &quot;;[.F31];1)-1));[.C31];[.C31]+1)" office:value-type="float" office:value="10">
            <text:p>010</text:p>
          </table:table-cell>
          <table:table-cell table:style-name="ce234" office:value-type="string">
            <text:p>KS\Answers\Search\Simple Search</text:p>
          </table:table-cell>
          <table:table-cell table:style-name="ce234" office:value-type="string">
            <text:p>Do Simple Search with Disapprove question by administrator</text:p>
          </table:table-cell>
          <table:table-cell table:style-name="ce234" office:value-type="string">
            <text:p>Step 3: Search pending question by administrator</text:p>
          </table:table-cell>
          <table:table-cell table:style-name="ce234" office:value-type="string">
            <text:p>- Input searchin keyword matched with disapprove question and click on Search button</text:p>
          </table:table-cell>
          <table:table-cell table:style-name="ce167" office:value-type="string">
            <text:p>Disapprove quesiton(s) is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33];6;FIND(&quot;:&quot;;[.F33];1)-FIND(&quot; &quot;;[.F33];1)-1))&gt;VALUE(MID([.F32];6;FIND(&quot;:&quot;;[.F32];1)-FIND(&quot; &quot;;[.F32];1)-1));&quot;&quot;;MAX([.A$7:.A32])+1)" office:value-type="float" office:value="11">
            <text:p>011</text:p>
          </table:table-cell>
          <table:table-cell table:style-name="ce198" office:value-type="string">
            <text:p>ANS_24</text:p>
          </table:table-cell>
          <table:table-cell table:style-name="ce164" table:formula="of:=IF(VALUE(MID([.F33];6;FIND(&quot;:&quot;;[.F33];1)-FIND(&quot; &quot;;[.F33];1)-1))&gt;VALUE(MID([.F32];6;FIND(&quot;:&quot;;[.F32];1)-FIND(&quot; &quot;;[.F32];1)-1));[.C32];[.C32]+1)" office:value-type="float" office:value="11">
            <text:p>011</text:p>
          </table:table-cell>
          <table:table-cell table:style-name="ce234" office:value-type="string">
            <text:p>KS\Answers\Search\Simple Search</text:p>
          </table:table-cell>
          <table:table-cell table:style-name="ce75" office:value-type="string">
            <text:p>Do Simple Search with Disapprove question by moderato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34];6;FIND(&quot;:&quot;;[.F34];1)-FIND(&quot; &quot;;[.F34];1)-1))&gt;VALUE(MID([.F33];6;FIND(&quot;:&quot;;[.F33];1)-FIND(&quot; &quot;;[.F33];1)-1));&quot;&quot;;MAX([.A$7:.A33])+1)">
            <text:p/>
          </table:table-cell>
          <table:table-cell table:style-name="ce198" office:value-type="string">
            <text:p>ANS_24</text:p>
          </table:table-cell>
          <table:table-cell table:style-name="ce164" table:formula="of:=IF(VALUE(MID([.F34];6;FIND(&quot;:&quot;;[.F34];1)-FIND(&quot; &quot;;[.F34];1)-1))&gt;VALUE(MID([.F33];6;FIND(&quot;:&quot;;[.F33];1)-FIND(&quot; &quot;;[.F33];1)-1));[.C33];[.C33]+1)" office:value-type="float" office:value="11">
            <text:p>011</text:p>
          </table:table-cell>
          <table:table-cell table:style-name="ce234" office:value-type="string">
            <text:p>KS\Answers\Search\Simple Search</text:p>
          </table:table-cell>
          <table:table-cell table:style-name="ce234" office:value-type="string">
            <text:p>Do Simple Search with Disapprove question by moderator</text:p>
          </table:table-cell>
          <table:table-cell table:style-name="ce203" office:value-type="string">
            <text:p>Step 2: Disapprove question</text:p>
          </table:table-cell>
          <table:table-cell table:style-name="ce203" office:value-type="string">
            <text:p>- Open Manage question form</text:p>
            <text:p>- <text:s/>Click on 'Yes' link in Approved column to disapprove added question</text:p>
          </table:table-cell>
          <table:table-cell table:style-name="ce203" office:value-type="string">
            <text:p>- 'Yes' link is changed into 'No'</text:p>
            <text:p>- The question is disapproved and have a note beside question's title in list.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35];6;FIND(&quot;:&quot;;[.F35];1)-FIND(&quot; &quot;;[.F35];1)-1))&gt;VALUE(MID([.F34];6;FIND(&quot;:&quot;;[.F34];1)-FIND(&quot; &quot;;[.F34];1)-1));&quot;&quot;;MAX([.A$7:.A34])+1)">
            <text:p/>
          </table:table-cell>
          <table:table-cell table:style-name="ce198" office:value-type="string">
            <text:p>ANS_24</text:p>
          </table:table-cell>
          <table:table-cell table:style-name="ce164" table:formula="of:=IF(VALUE(MID([.F35];6;FIND(&quot;:&quot;;[.F35];1)-FIND(&quot; &quot;;[.F35];1)-1))&gt;VALUE(MID([.F34];6;FIND(&quot;:&quot;;[.F34];1)-FIND(&quot; &quot;;[.F34];1)-1));[.C34];[.C34]+1)" office:value-type="float" office:value="11">
            <text:p>011</text:p>
          </table:table-cell>
          <table:table-cell table:style-name="ce234" office:value-type="string">
            <text:p>KS\Answers\Search\Simple Search</text:p>
          </table:table-cell>
          <table:table-cell table:style-name="ce234" office:value-type="string">
            <text:p>Do Simple Search with Disapprove question by moderator</text:p>
          </table:table-cell>
          <table:table-cell table:style-name="ce234" office:value-type="string">
            <text:p>Step 3: Search pending question by moderator</text:p>
          </table:table-cell>
          <table:table-cell table:style-name="ce234" office:value-type="string">
            <text:p>- Login by moderator</text:p>
            <text:p>- Input searchin keyword matched with disapprove question and click on Search button</text:p>
          </table:table-cell>
          <table:table-cell table:style-name="ce167" office:value-type="string">
            <text:p>Disapprove quesiton(s) is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64">
          <table:table-cell table:style-name="ce149" table:formula="of:=IF(VALUE(MID([.F36];6;FIND(&quot;:&quot;;[.F36];1)-FIND(&quot; &quot;;[.F36];1)-1))&gt;VALUE(MID([.F35];6;FIND(&quot;:&quot;;[.F35];1)-FIND(&quot; &quot;;[.F35];1)-1));&quot;&quot;;MAX([.A$7:.A35])+1)" office:value-type="float" office:value="12">
            <text:p>012</text:p>
          </table:table-cell>
          <table:table-cell table:style-name="ce198" office:value-type="string">
            <text:p>ANS_24</text:p>
          </table:table-cell>
          <table:table-cell table:style-name="ce164" table:formula="of:=IF(VALUE(MID([.F36];6;FIND(&quot;:&quot;;[.F36];1)-FIND(&quot; &quot;;[.F36];1)-1))&gt;VALUE(MID([.F35];6;FIND(&quot;:&quot;;[.F35];1)-FIND(&quot; &quot;;[.F35];1)-1));[.C35];[.C35]+1)" office:value-type="float" office:value="12">
            <text:p>012</text:p>
          </table:table-cell>
          <table:table-cell table:style-name="ce234" office:value-type="string">
            <text:p>KS\Answers\Search\Simple Search</text:p>
          </table:table-cell>
          <table:table-cell table:style-name="ce75" office:value-type="string">
            <text:p>Do Simple Search with Disapprove question by owner question</text:p>
          </table:table-cell>
          <table:table-cell table:style-name="ce234" office:value-type="string">
            <text:p>Step 1: Create data to search</text:p>
          </table:table-cell>
          <table:table-cell table:style-name="ce234" office:value-type="string">
            <text:p>- Login by normal use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37];6;FIND(&quot;:&quot;;[.F37];1)-FIND(&quot; &quot;;[.F37];1)-1))&gt;VALUE(MID([.F36];6;FIND(&quot;:&quot;;[.F36];1)-FIND(&quot; &quot;;[.F36];1)-1));&quot;&quot;;MAX([.A$7:.A36])+1)">
            <text:p/>
          </table:table-cell>
          <table:table-cell table:style-name="ce198" office:value-type="string">
            <text:p>ANS_24</text:p>
          </table:table-cell>
          <table:table-cell table:style-name="ce164" table:formula="of:=IF(VALUE(MID([.F37];6;FIND(&quot;:&quot;;[.F37];1)-FIND(&quot; &quot;;[.F37];1)-1))&gt;VALUE(MID([.F36];6;FIND(&quot;:&quot;;[.F36];1)-FIND(&quot; &quot;;[.F36];1)-1));[.C36];[.C36]+1)" office:value-type="float" office:value="12">
            <text:p>012</text:p>
          </table:table-cell>
          <table:table-cell table:style-name="ce234" office:value-type="string">
            <text:p>KS\Answers\Search\Simple Search</text:p>
          </table:table-cell>
          <table:table-cell table:style-name="ce234" office:value-type="string">
            <text:p>Do Simple Search with Disapprove question by owner question</text:p>
          </table:table-cell>
          <table:table-cell table:style-name="ce203" office:value-type="string">
            <text:p>Step 2: Disapprove question</text:p>
          </table:table-cell>
          <table:table-cell table:style-name="ce203" office:value-type="string">
            <text:p>- Login by administrator</text:p>
            <text:p>- Open Manage question form</text:p>
            <text:p>- <text:s/>Click on 'Yes' link in Approved column to disapprove added question</text:p>
          </table:table-cell>
          <table:table-cell table:style-name="ce203" office:value-type="string">
            <text:p>- 'Yes' link is changed into 'No'</text:p>
            <text:p>- The question is disapproved and have a note beside question's title in list.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38];6;FIND(&quot;:&quot;;[.F38];1)-FIND(&quot; &quot;;[.F38];1)-1))&gt;VALUE(MID([.F37];6;FIND(&quot;:&quot;;[.F37];1)-FIND(&quot; &quot;;[.F37];1)-1));&quot;&quot;;MAX([.A$7:.A37])+1)">
            <text:p/>
          </table:table-cell>
          <table:table-cell table:style-name="ce198" office:value-type="string">
            <text:p>ANS_24</text:p>
          </table:table-cell>
          <table:table-cell table:style-name="ce164" table:formula="of:=IF(VALUE(MID([.F38];6;FIND(&quot;:&quot;;[.F38];1)-FIND(&quot; &quot;;[.F38];1)-1))&gt;VALUE(MID([.F37];6;FIND(&quot;:&quot;;[.F37];1)-FIND(&quot; &quot;;[.F37];1)-1));[.C37];[.C37]+1)" office:value-type="float" office:value="12">
            <text:p>012</text:p>
          </table:table-cell>
          <table:table-cell table:style-name="ce234" office:value-type="string">
            <text:p>KS\Answers\Search\Simple Search</text:p>
          </table:table-cell>
          <table:table-cell table:style-name="ce234" office:value-type="string">
            <text:p>Do Simple Search with Disapprove question by owner question</text:p>
          </table:table-cell>
          <table:table-cell table:style-name="ce234" office:value-type="string">
            <text:p>Step 3: Search disapprove question by owner question</text:p>
          </table:table-cell>
          <table:table-cell table:style-name="ce234" office:value-type="string">
            <text:p>- Login by normal user who created question above</text:p>
            <text:p>- Input searchin keyword matched with disapprove question and click on Search button</text:p>
          </table:table-cell>
          <table:table-cell table:style-name="ce167" office:value-type="string">
            <text:p>Disapprove quesiton(s) is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39];6;FIND(&quot;:&quot;;[.F39];1)-FIND(&quot; &quot;;[.F39];1)-1))&gt;VALUE(MID([.F38];6;FIND(&quot;:&quot;;[.F38];1)-FIND(&quot; &quot;;[.F38];1)-1));&quot;&quot;;MAX([.A$7:.A38])+1)" office:value-type="float" office:value="13">
            <text:p>013</text:p>
          </table:table-cell>
          <table:table-cell table:style-name="ce198" office:value-type="string">
            <text:p>ANS_24</text:p>
          </table:table-cell>
          <table:table-cell table:style-name="ce164" table:formula="of:=IF(VALUE(MID([.F39];6;FIND(&quot;:&quot;;[.F39];1)-FIND(&quot; &quot;;[.F39];1)-1))&gt;VALUE(MID([.F38];6;FIND(&quot;:&quot;;[.F38];1)-FIND(&quot; &quot;;[.F38];1)-1));[.C38];[.C38]+1)" office:value-type="float" office:value="13">
            <text:p>013</text:p>
          </table:table-cell>
          <table:table-cell table:style-name="ce234" office:value-type="string">
            <text:p>KS\Answers\Search\Simple Search</text:p>
          </table:table-cell>
          <table:table-cell table:style-name="ce75" office:value-type="string">
            <text:p>Do Simple Search with Disapprove question by normal user</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40];6;FIND(&quot;:&quot;;[.F40];1)-FIND(&quot; &quot;;[.F40];1)-1))&gt;VALUE(MID([.F39];6;FIND(&quot;:&quot;;[.F39];1)-FIND(&quot; &quot;;[.F39];1)-1));&quot;&quot;;MAX([.A$7:.A39])+1)">
            <text:p/>
          </table:table-cell>
          <table:table-cell table:style-name="ce198" office:value-type="string">
            <text:p>ANS_24</text:p>
          </table:table-cell>
          <table:table-cell table:style-name="ce164" table:formula="of:=IF(VALUE(MID([.F40];6;FIND(&quot;:&quot;;[.F40];1)-FIND(&quot; &quot;;[.F40];1)-1))&gt;VALUE(MID([.F39];6;FIND(&quot;:&quot;;[.F39];1)-FIND(&quot; &quot;;[.F39];1)-1));[.C39];[.C39]+1)" office:value-type="float" office:value="13">
            <text:p>013</text:p>
          </table:table-cell>
          <table:table-cell table:style-name="ce234" office:value-type="string">
            <text:p>KS\Answers\Search\Simple Search</text:p>
          </table:table-cell>
          <table:table-cell table:style-name="ce234" office:value-type="string">
            <text:p>Do Simple Search with Disapprove question by normal user</text:p>
          </table:table-cell>
          <table:table-cell table:style-name="ce203" office:value-type="string">
            <text:p>Step 2: Disapprove question</text:p>
          </table:table-cell>
          <table:table-cell table:style-name="ce203" office:value-type="string">
            <text:p>- Open Manage question form</text:p>
            <text:p>- <text:s/>Click on 'Yes' link in Approved column to disapprove added question</text:p>
          </table:table-cell>
          <table:table-cell table:style-name="ce203" office:value-type="string">
            <text:p>- 'Yes' link is changed into 'No'</text:p>
            <text:p>- The question is disapproved and have a note beside question's title in list.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41];6;FIND(&quot;:&quot;;[.F41];1)-FIND(&quot; &quot;;[.F41];1)-1))&gt;VALUE(MID([.F40];6;FIND(&quot;:&quot;;[.F40];1)-FIND(&quot; &quot;;[.F40];1)-1));&quot;&quot;;MAX([.A$7:.A40])+1)">
            <text:p/>
          </table:table-cell>
          <table:table-cell table:style-name="ce198" office:value-type="string">
            <text:p>ANS_24</text:p>
          </table:table-cell>
          <table:table-cell table:style-name="ce164" table:formula="of:=IF(VALUE(MID([.F41];6;FIND(&quot;:&quot;;[.F41];1)-FIND(&quot; &quot;;[.F41];1)-1))&gt;VALUE(MID([.F40];6;FIND(&quot;:&quot;;[.F40];1)-FIND(&quot; &quot;;[.F40];1)-1));[.C40];[.C40]+1)" office:value-type="float" office:value="13">
            <text:p>013</text:p>
          </table:table-cell>
          <table:table-cell table:style-name="ce234" office:value-type="string">
            <text:p>KS\Answers\Search\Simple Search</text:p>
          </table:table-cell>
          <table:table-cell table:style-name="ce234" office:value-type="string">
            <text:p>Do Simple Search with Disapprove question by normal user</text:p>
          </table:table-cell>
          <table:table-cell table:style-name="ce234" office:value-type="string">
            <text:p>Step 3: Search pending question by normal user</text:p>
          </table:table-cell>
          <table:table-cell table:style-name="ce234" office:value-type="string">
            <text:p>- Login by normal user</text:p>
            <text:p>- Input searchin keyword matched with disapprove question and click on Search button</text:p>
          </table:table-cell>
          <table:table-cell table:style-name="ce167" office:value-type="string">
            <text:p>Disapprove quesiton(s) isn't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42];6;FIND(&quot;:&quot;;[.F42];1)-FIND(&quot; &quot;;[.F42];1)-1))&gt;VALUE(MID([.F41];6;FIND(&quot;:&quot;;[.F41];1)-FIND(&quot; &quot;;[.F41];1)-1));&quot;&quot;;MAX([.A$7:.A41])+1)" office:value-type="float" office:value="14">
            <text:p>014</text:p>
          </table:table-cell>
          <table:table-cell table:style-name="ce198" office:value-type="string">
            <text:p>ANS_24</text:p>
          </table:table-cell>
          <table:table-cell table:style-name="ce164" table:formula="of:=IF(VALUE(MID([.F42];6;FIND(&quot;:&quot;;[.F42];1)-FIND(&quot; &quot;;[.F42];1)-1))&gt;VALUE(MID([.F41];6;FIND(&quot;:&quot;;[.F41];1)-FIND(&quot; &quot;;[.F41];1)-1));[.C41];[.C41]+1)" office:value-type="float" office:value="14">
            <text:p>014</text:p>
          </table:table-cell>
          <table:table-cell table:style-name="ce234" office:value-type="string">
            <text:p>KS\Answers\Search\Simple Search</text:p>
          </table:table-cell>
          <table:table-cell table:style-name="ce75" office:value-type="string">
            <text:p>Do Simple Search with Disapprove question by guest</text:p>
          </table:table-cell>
          <table:table-cell table:style-name="ce234" office:value-type="string">
            <text:p>Step 1: Create data to search</text:p>
          </table:table-cell>
          <table:table-cell table:style-name="ce234" office:value-type="string">
            <text:p>- Login by administrator</text:p>
            <text:p>- Create questions </text:p>
          </table:table-cell>
          <table:table-cell table:style-name="ce167" office:value-type="string">
            <text:p>- Questions are added successful and displayed in question li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43];6;FIND(&quot;:&quot;;[.F43];1)-FIND(&quot; &quot;;[.F43];1)-1))&gt;VALUE(MID([.F42];6;FIND(&quot;:&quot;;[.F42];1)-FIND(&quot; &quot;;[.F42];1)-1));&quot;&quot;;MAX([.A$7:.A42])+1)">
            <text:p/>
          </table:table-cell>
          <table:table-cell table:style-name="ce198" office:value-type="string">
            <text:p>ANS_24</text:p>
          </table:table-cell>
          <table:table-cell table:style-name="ce164" table:formula="of:=IF(VALUE(MID([.F43];6;FIND(&quot;:&quot;;[.F43];1)-FIND(&quot; &quot;;[.F43];1)-1))&gt;VALUE(MID([.F42];6;FIND(&quot;:&quot;;[.F42];1)-FIND(&quot; &quot;;[.F42];1)-1));[.C42];[.C42]+1)" office:value-type="float" office:value="14">
            <text:p>014</text:p>
          </table:table-cell>
          <table:table-cell table:style-name="ce234" office:value-type="string">
            <text:p>KS\Answers\Search\Simple Search</text:p>
          </table:table-cell>
          <table:table-cell table:style-name="ce234" office:value-type="string">
            <text:p>Do Simple Search with Disapprove question by guest</text:p>
          </table:table-cell>
          <table:table-cell table:style-name="ce203" office:value-type="string">
            <text:p>Step 2: Disapprove question</text:p>
          </table:table-cell>
          <table:table-cell table:style-name="ce203" office:value-type="string">
            <text:p>- Open Manage question form</text:p>
            <text:p>- <text:s/>Click on 'Yes' link in Approved column to disapprove added question</text:p>
          </table:table-cell>
          <table:table-cell table:style-name="ce203" office:value-type="string">
            <text:p>- 'Yes' link is changed into 'No'</text:p>
            <text:p>- The question is disapproved and have a note beside question's title in list. It is invisible to normal user &amp; gues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44];6;FIND(&quot;:&quot;;[.F44];1)-FIND(&quot; &quot;;[.F44];1)-1))&gt;VALUE(MID([.F43];6;FIND(&quot;:&quot;;[.F43];1)-FIND(&quot; &quot;;[.F43];1)-1));&quot;&quot;;MAX([.A$7:.A43])+1)">
            <text:p/>
          </table:table-cell>
          <table:table-cell table:style-name="ce198" office:value-type="string">
            <text:p>ANS_24</text:p>
          </table:table-cell>
          <table:table-cell table:style-name="ce164" table:formula="of:=IF(VALUE(MID([.F44];6;FIND(&quot;:&quot;;[.F44];1)-FIND(&quot; &quot;;[.F44];1)-1))&gt;VALUE(MID([.F43];6;FIND(&quot;:&quot;;[.F43];1)-FIND(&quot; &quot;;[.F43];1)-1));[.C43];[.C43]+1)" office:value-type="float" office:value="14">
            <text:p>014</text:p>
          </table:table-cell>
          <table:table-cell table:style-name="ce234" office:value-type="string">
            <text:p>KS\Answers\Search\Simple Search</text:p>
          </table:table-cell>
          <table:table-cell table:style-name="ce234" office:value-type="string">
            <text:p>Do Simple Search with Disapprove question by guest</text:p>
          </table:table-cell>
          <table:table-cell table:style-name="ce234" office:value-type="string">
            <text:p>Step 3: Search pending question by guest</text:p>
          </table:table-cell>
          <table:table-cell table:style-name="ce234" office:value-type="string">
            <text:p>- Go to Anwser porlet without login</text:p>
            <text:p>- Input searchin keyword matched with disapprove question and click on Search button</text:p>
          </table:table-cell>
          <table:table-cell table:style-name="ce167" office:value-type="string">
            <text:p>Disapprove quesiton(s) isn't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45];6;FIND(&quot;:&quot;;[.F45];1)-FIND(&quot; &quot;;[.F45];1)-1))&gt;VALUE(MID([.F44];6;FIND(&quot;:&quot;;[.F44];1)-FIND(&quot; &quot;;[.F44];1)-1));&quot;&quot;;MAX([.A$7:.A44])+1)" office:value-type="float" office:value="15">
            <text:p>015</text:p>
          </table:table-cell>
          <table:table-cell table:style-name="ce198" office:value-type="string">
            <text:p>ANS_24</text:p>
          </table:table-cell>
          <table:table-cell table:style-name="ce164" table:formula="of:=IF(VALUE(MID([.F45];6;FIND(&quot;:&quot;;[.F45];1)-FIND(&quot; &quot;;[.F45];1)-1))&gt;VALUE(MID([.F44];6;FIND(&quot;:&quot;;[.F44];1)-FIND(&quot; &quot;;[.F44];1)-1));[.C44];[.C44]+1)" office:value-type="float" office:value="15">
            <text:p>015</text:p>
          </table:table-cell>
          <table:table-cell table:style-name="ce234" office:value-type="string">
            <text:p>KS\Answers\Search\Simple Search</text:p>
          </table:table-cell>
          <table:table-cell table:style-name="ce75" office:value-type="string">
            <text:p>Do Simple Search with name of attachment in question</text:p>
          </table:table-cell>
          <table:table-cell table:style-name="ce167" office:value-type="string">
            <text:p>Step 1: Create data to search</text:p>
          </table:table-cell>
          <table:table-cell table:style-name="ce234" office:value-type="string">
            <text:p>- Login by user</text:p>
            <text:p>- Create questions with attachment</text:p>
          </table:table-cell>
          <table:table-cell table:style-name="ce167" office:value-type="string">
            <text:p>Questions are added successful</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46];6;FIND(&quot;:&quot;;[.F46];1)-FIND(&quot; &quot;;[.F46];1)-1))&gt;VALUE(MID([.F45];6;FIND(&quot;:&quot;;[.F45];1)-FIND(&quot; &quot;;[.F45];1)-1));&quot;&quot;;MAX([.A$7:.A45])+1)">
            <text:p/>
          </table:table-cell>
          <table:table-cell table:style-name="ce198" office:value-type="string">
            <text:p>ANS_24</text:p>
          </table:table-cell>
          <table:table-cell table:style-name="ce164" table:formula="of:=IF(VALUE(MID([.F46];6;FIND(&quot;:&quot;;[.F46];1)-FIND(&quot; &quot;;[.F46];1)-1))&gt;VALUE(MID([.F45];6;FIND(&quot;:&quot;;[.F45];1)-FIND(&quot; &quot;;[.F45];1)-1));[.C45];[.C45]+1)" office:value-type="float" office:value="15">
            <text:p>015</text:p>
          </table:table-cell>
          <table:table-cell table:style-name="ce234" office:value-type="string">
            <text:p>KS\Answers\Search\Simple Search</text:p>
          </table:table-cell>
          <table:table-cell table:style-name="ce234" office:value-type="string">
            <text:p>Do Simple Search with name of attachment in question</text:p>
          </table:table-cell>
          <table:table-cell table:style-name="ce234" office:value-type="string">
            <text:p>Step 2: Search question by attachment's name</text:p>
          </table:table-cell>
          <table:table-cell table:style-name="ce234" office:value-type="string">
            <text:p>- Input keyword matched with attachment's name in question which added above into search textbox</text:p>
            <text:p>- Click on Search icon</text:p>
          </table:table-cell>
          <table:table-cell table:style-name="ce167" office:value-type="string">
            <text:p>Question(s) which has attachment's name matched keyword search is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47];6;FIND(&quot;:&quot;;[.F47];1)-FIND(&quot; &quot;;[.F47];1)-1))&gt;VALUE(MID([.F46];6;FIND(&quot;:&quot;;[.F46];1)-FIND(&quot; &quot;;[.F46];1)-1));&quot;&quot;;MAX([.A$7:.A46])+1)" office:value-type="float" office:value="16">
            <text:p>016</text:p>
          </table:table-cell>
          <table:table-cell table:style-name="ce198" office:value-type="string">
            <text:p>ANS_24</text:p>
          </table:table-cell>
          <table:table-cell table:style-name="ce164" table:formula="of:=IF(VALUE(MID([.F47];6;FIND(&quot;:&quot;;[.F47];1)-FIND(&quot; &quot;;[.F47];1)-1))&gt;VALUE(MID([.F46];6;FIND(&quot;:&quot;;[.F46];1)-FIND(&quot; &quot;;[.F46];1)-1));[.C46];[.C46]+1)" office:value-type="float" office:value="16">
            <text:p>016</text:p>
          </table:table-cell>
          <table:table-cell table:style-name="ce234" office:value-type="string">
            <text:p>KS\Answers\Search\Simple Search</text:p>
          </table:table-cell>
          <table:table-cell table:style-name="ce75" office:value-type="string">
            <text:p>Do Simple Search with content of attachment in question</text:p>
          </table:table-cell>
          <table:table-cell table:style-name="ce234" office:value-type="string">
            <text:p>Step 1: Create data to search</text:p>
          </table:table-cell>
          <table:table-cell table:style-name="ce234" office:value-type="string">
            <text:p>- Login by user</text:p>
            <text:p>- Create questions and attach file with extension (.txt, .doc and open office)</text:p>
          </table:table-cell>
          <table:table-cell table:style-name="ce167" office:value-type="string">
            <text:p>Questions are added successful</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1">
          <table:table-cell table:style-name="ce149" table:formula="of:=IF(VALUE(MID([.F48];6;FIND(&quot;:&quot;;[.F48];1)-FIND(&quot; &quot;;[.F48];1)-1))&gt;VALUE(MID([.F47];6;FIND(&quot;:&quot;;[.F47];1)-FIND(&quot; &quot;;[.F47];1)-1));&quot;&quot;;MAX([.A$7:.A47])+1)">
            <text:p/>
          </table:table-cell>
          <table:table-cell table:style-name="ce198" office:value-type="string">
            <text:p>ANS_24</text:p>
          </table:table-cell>
          <table:table-cell table:style-name="ce164" table:formula="of:=IF(VALUE(MID([.F48];6;FIND(&quot;:&quot;;[.F48];1)-FIND(&quot; &quot;;[.F48];1)-1))&gt;VALUE(MID([.F47];6;FIND(&quot;:&quot;;[.F47];1)-FIND(&quot; &quot;;[.F47];1)-1));[.C47];[.C47]+1)" office:value-type="float" office:value="16">
            <text:p>016</text:p>
          </table:table-cell>
          <table:table-cell table:style-name="ce234" office:value-type="string">
            <text:p>KS\Answers\Search\Simple Search</text:p>
          </table:table-cell>
          <table:table-cell table:style-name="ce234" office:value-type="string">
            <text:p>Do Simple Search with content of attachment in question</text:p>
          </table:table-cell>
          <table:table-cell table:style-name="ce234" office:value-type="string">
            <text:p>Step 2: Search question by content of attachment</text:p>
          </table:table-cell>
          <table:table-cell table:style-name="ce234" office:value-type="string">
            <text:p>- Input keyword matched with content of question's attachment which added above into search textbox</text:p>
            <text:p>- Click on Search icon</text:p>
          </table:table-cell>
          <table:table-cell table:style-name="ce167" office:value-type="string">
            <text:p>Question(s) which has content matched keyword search is displayed in search resul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5">
          <table:table-cell table:style-name="ce149" table:formula="of:=IF(VALUE(MID([.F49];6;FIND(&quot;:&quot;;[.F49];1)-FIND(&quot; &quot;;[.F49];1)-1))&gt;VALUE(MID([.F48];6;FIND(&quot;:&quot;;[.F48];1)-FIND(&quot; &quot;;[.F48];1)-1));&quot;&quot;;MAX([.A$7:.A48])+1)" office:value-type="float" office:value="17">
            <text:p>017</text:p>
          </table:table-cell>
          <table:table-cell table:style-name="ce198" office:value-type="string">
            <text:p>ANS_25</text:p>
          </table:table-cell>
          <table:table-cell table:style-name="ce163" office:value-type="float" office:value="1">
            <text:p>001</text:p>
          </table:table-cell>
          <table:table-cell table:style-name="ce75" office:value-type="string">
            <text:p>KS\Answers\Search\Advanced Search</text:p>
          </table:table-cell>
          <table:table-cell table:style-name="ce63" office:value-type="string">
            <text:p>Do Advanced Search in case blank keyword entry</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50];6;FIND(&quot;:&quot;;[.F50];1)-FIND(&quot; &quot;;[.F50];1)-1))&gt;VALUE(MID([.F49];6;FIND(&quot;:&quot;;[.F49];1)-FIND(&quot; &quot;;[.F49];1)-1));&quot;&quot;;MAX([.A$7:.A49])+1)">
            <text:p/>
          </table:table-cell>
          <table:table-cell table:style-name="ce198" office:value-type="string">
            <text:p>ANS_25</text:p>
          </table:table-cell>
          <table:table-cell table:style-name="ce164" table:formula="of:=IF(VALUE(MID([.F50];6;FIND(&quot;:&quot;;[.F50];1)-FIND(&quot; &quot;;[.F50];1)-1))&gt;VALUE(MID([.F49];6;FIND(&quot;:&quot;;[.F49];1)-FIND(&quot; &quot;;[.F49];1)-1));[.C49];[.C49]+1)" office:value-type="float" office:value="1">
            <text:p>001</text:p>
          </table:table-cell>
          <table:table-cell table:style-name="ce234" office:value-type="string">
            <text:p>KS\Answers\Search\Advanced Search</text:p>
          </table:table-cell>
          <table:table-cell table:style-name="ce170" office:value-type="string">
            <text:p>Do Advanced Search in case blank keyword entry</text:p>
          </table:table-cell>
          <table:table-cell table:style-name="ce236" office:value-type="string">
            <text:p>Step 2: Leave Advanced search field blank</text:p>
          </table:table-cell>
          <table:table-cell table:style-name="ce239" office:value-type="string">
            <text:p><text:span text:style-name="T20">- Click Advanced Search icon</text:span></text:p>
            <text:p><text:span text:style-name="T20">- Leave Advanced search field blank</text:span></text:p>
            <text:p><text:span text:style-name="T20">- Click [Search]</text:span></text:p>
          </table:table-cell>
          <table:table-cell table:style-name="ce236" office:value-type="string">
            <text:p>- Alert message is shown to notify that user must input search keywords for searching</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51];6;FIND(&quot;:&quot;;[.F51];1)-FIND(&quot; &quot;;[.F51];1)-1))&gt;VALUE(MID([.F50];6;FIND(&quot;:&quot;;[.F50];1)-FIND(&quot; &quot;;[.F50];1)-1));&quot;&quot;;MAX([.A$7:.A50])+1)" office:value-type="float" office:value="18">
            <text:p>018</text:p>
          </table:table-cell>
          <table:table-cell table:style-name="ce198" office:value-type="string">
            <text:p>ANS_25</text:p>
          </table:table-cell>
          <table:table-cell table:style-name="ce164" table:formula="of:=IF(VALUE(MID([.F51];6;FIND(&quot;:&quot;;[.F51];1)-FIND(&quot; &quot;;[.F51];1)-1))&gt;VALUE(MID([.F50];6;FIND(&quot;:&quot;;[.F50];1)-FIND(&quot; &quot;;[.F50];1)-1));[.C50];[.C50]+1)" office:value-type="float" office:value="2">
            <text:p>002</text:p>
          </table:table-cell>
          <table:table-cell table:style-name="ce234" office:value-type="string">
            <text:p>KS\Answers\Search\Advanced Search</text:p>
          </table:table-cell>
          <table:table-cell table:style-name="ce68" office:value-type="string">
            <text:p>Do Advanced Search in case search keyword does not match existing valu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52];6;FIND(&quot;:&quot;;[.F52];1)-FIND(&quot; &quot;;[.F52];1)-1))&gt;VALUE(MID([.F51];6;FIND(&quot;:&quot;;[.F51];1)-FIND(&quot; &quot;;[.F51];1)-1));&quot;&quot;;MAX([.A$7:.A51])+1)">
            <text:p/>
          </table:table-cell>
          <table:table-cell table:style-name="ce198" office:value-type="string">
            <text:p>ANS_25</text:p>
          </table:table-cell>
          <table:table-cell table:style-name="ce164" table:formula="of:=IF(VALUE(MID([.F52];6;FIND(&quot;:&quot;;[.F52];1)-FIND(&quot; &quot;;[.F52];1)-1))&gt;VALUE(MID([.F51];6;FIND(&quot;:&quot;;[.F51];1)-FIND(&quot; &quot;;[.F51];1)-1));[.C51];[.C51]+1)" office:value-type="float" office:value="2">
            <text:p>002</text:p>
          </table:table-cell>
          <table:table-cell table:style-name="ce234" office:value-type="string">
            <text:p>KS\Answers\Search\Advanced Search</text:p>
          </table:table-cell>
          <table:table-cell table:style-name="ce167" office:value-type="string">
            <text:p>Do Advanced Search in case search keyword does not match existing values</text:p>
          </table:table-cell>
          <table:table-cell table:style-name="ce167" office:value-type="string">
            <text:p>Step 2: Search by does not match keywords</text:p>
          </table:table-cell>
          <table:table-cell table:style-name="ce237" office:value-type="string">
            <text:p><text:span text:style-name="T20">- Click Advanced Search icon</text:span></text:p>
            <text:p>- Input keyword into into Term field (does not match with any existing value) text box</text:p>
            <text:p><text:span text:style-name="T21">- Click [Search]</text:span></text:p>
          </table:table-cell>
          <table:table-cell table:style-name="ce167" office:value-type="string">
            <text:p>- Alert message is shown in <text:s/>Search result form to notify that user's keyword does not match with any word in Category,Questio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53];6;FIND(&quot;:&quot;;[.F53];1)-FIND(&quot; &quot;;[.F53];1)-1))&gt;VALUE(MID([.F52];6;FIND(&quot;:&quot;;[.F52];1)-FIND(&quot; &quot;;[.F52];1)-1));&quot;&quot;;MAX([.A$7:.A52])+1)" office:value-type="float" office:value="19">
            <text:p>019</text:p>
          </table:table-cell>
          <table:table-cell table:style-name="ce198" office:value-type="string">
            <text:p>ANS_25</text:p>
          </table:table-cell>
          <table:table-cell table:style-name="ce164" table:formula="of:=IF(VALUE(MID([.F53];6;FIND(&quot;:&quot;;[.F53];1)-FIND(&quot; &quot;;[.F53];1)-1))&gt;VALUE(MID([.F52];6;FIND(&quot;:&quot;;[.F52];1)-FIND(&quot; &quot;;[.F52];1)-1));[.C52];[.C52]+1)" office:value-type="float" office:value="3">
            <text:p>003</text:p>
          </table:table-cell>
          <table:table-cell table:style-name="ce234" office:value-type="string">
            <text:p>KS\Answers\Search\Advanced Search</text:p>
          </table:table-cell>
          <table:table-cell table:style-name="ce75" office:value-type="string">
            <text:p>Do Advanced Search in case input keyword matches existing valu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54];6;FIND(&quot;:&quot;;[.F54];1)-FIND(&quot; &quot;;[.F54];1)-1))&gt;VALUE(MID([.F53];6;FIND(&quot;:&quot;;[.F53];1)-FIND(&quot; &quot;;[.F53];1)-1));&quot;&quot;;MAX([.A$7:.A53])+1)">
            <text:p/>
          </table:table-cell>
          <table:table-cell table:style-name="ce198" office:value-type="string">
            <text:p>ANS_25</text:p>
          </table:table-cell>
          <table:table-cell table:style-name="ce164" table:formula="of:=IF(VALUE(MID([.F54];6;FIND(&quot;:&quot;;[.F54];1)-FIND(&quot; &quot;;[.F54];1)-1))&gt;VALUE(MID([.F53];6;FIND(&quot;:&quot;;[.F53];1)-FIND(&quot; &quot;;[.F53];1)-1));[.C53];[.C53]+1)" office:value-type="float" office:value="3">
            <text:p>003</text:p>
          </table:table-cell>
          <table:table-cell table:style-name="ce234" office:value-type="string">
            <text:p>KS\Answers\Search\Advanced Search</text:p>
          </table:table-cell>
          <table:table-cell table:style-name="ce235" office:value-type="string">
            <text:p>Do Advanced Search in case input keyword matches existing values</text:p>
          </table:table-cell>
          <table:table-cell table:style-name="ce234" office:value-type="string">
            <text:p>Step 2: Search by valid keywords </text:p>
          </table:table-cell>
          <table:table-cell table:style-name="ce239" office:value-type="string">
            <text:p><text:span text:style-name="T20">- Click Advanced Search icon</text:span></text:p>
            <text:p>- Input valid keyword into Term field which matches with existing value</text:p>
            <text:p><text:span text:style-name="T20">- Click [Search]</text:span></text:p>
          </table:table-cell>
          <table:table-cell table:style-name="ce234" office:value-type="string">
            <text:p>- All Categories/questions which have value (title, description, Moderator, author, email, question content, answer...) contains searching keyword are shown in Search Result form</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55];6;FIND(&quot;:&quot;;[.F55];1)-FIND(&quot; &quot;;[.F55];1)-1))&gt;VALUE(MID([.F54];6;FIND(&quot;:&quot;;[.F54];1)-FIND(&quot; &quot;;[.F54];1)-1));&quot;&quot;;MAX([.A$7:.A54])+1)" office:value-type="float" office:value="20">
            <text:p>020</text:p>
          </table:table-cell>
          <table:table-cell table:style-name="ce198" office:value-type="string">
            <text:p>ANS_25</text:p>
          </table:table-cell>
          <table:table-cell table:style-name="ce164" table:formula="of:=IF(VALUE(MID([.F55];6;FIND(&quot;:&quot;;[.F55];1)-FIND(&quot; &quot;;[.F55];1)-1))&gt;VALUE(MID([.F54];6;FIND(&quot;:&quot;;[.F54];1)-FIND(&quot; &quot;;[.F54];1)-1));[.C54];[.C54]+1)" office:value-type="float" office:value="4">
            <text:p>004</text:p>
          </table:table-cell>
          <table:table-cell table:style-name="ce234" office:value-type="string">
            <text:p>KS\Answers\Search\Advanced Search</text:p>
          </table:table-cell>
          <table:table-cell table:style-name="ce75" office:value-type="string">
            <text:p>Do Advanced Search in case searching keyword contains special character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56];6;FIND(&quot;:&quot;;[.F56];1)-FIND(&quot; &quot;;[.F56];1)-1))&gt;VALUE(MID([.F55];6;FIND(&quot;:&quot;;[.F55];1)-FIND(&quot; &quot;;[.F55];1)-1));&quot;&quot;;MAX([.A$7:.A55])+1)">
            <text:p/>
          </table:table-cell>
          <table:table-cell table:style-name="ce198" office:value-type="string">
            <text:p>ANS_25</text:p>
          </table:table-cell>
          <table:table-cell table:style-name="ce164" table:formula="of:=IF(VALUE(MID([.F56];6;FIND(&quot;:&quot;;[.F56];1)-FIND(&quot; &quot;;[.F56];1)-1))&gt;VALUE(MID([.F55];6;FIND(&quot;:&quot;;[.F55];1)-FIND(&quot; &quot;;[.F55];1)-1));[.C55];[.C55]+1)" office:value-type="float" office:value="4">
            <text:p>004</text:p>
          </table:table-cell>
          <table:table-cell table:style-name="ce234" office:value-type="string">
            <text:p>KS\Answers\Search\Advanced Search</text:p>
          </table:table-cell>
          <table:table-cell table:style-name="ce235" office:value-type="string">
            <text:p>Do Advanced Search in case searching keyword contains special characters</text:p>
          </table:table-cell>
          <table:table-cell table:style-name="ce234" office:value-type="string">
            <text:p>Step 2: Search by <text:s/>keyword contains special character that does not allow to search</text:p>
          </table:table-cell>
          <table:table-cell table:style-name="ce239" office:value-type="string">
            <text:p><text:span text:style-name="T20">- Click Advanced Search icon</text:span></text:p>
            <text:p>- Input keyword into Term field which contains special characters ( ? [ ] ( ) | * \\ + { } ^ $ " ! # % : &amp; <text:s/>&lt; &gt; ~ ` /) into Search text box</text:p>
            <text:p><text:span text:style-name="T20">- Click [Search]</text:span></text:p>
          </table:table-cell>
          <table:table-cell table:style-name="ce167" office:value-type="string">
            <text:p>- Alert message is shown in order to inform that search actions can not be executed with special characters .</text:p>
            <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57];6;FIND(&quot;:&quot;;[.F57];1)-FIND(&quot; &quot;;[.F57];1)-1))&gt;VALUE(MID([.F56];6;FIND(&quot;:&quot;;[.F56];1)-FIND(&quot; &quot;;[.F56];1)-1));&quot;&quot;;MAX([.A$7:.A56])+1)" office:value-type="float" office:value="21">
            <text:p>021</text:p>
          </table:table-cell>
          <table:table-cell table:style-name="ce198" office:value-type="string">
            <text:p>ANS_25</text:p>
          </table:table-cell>
          <table:table-cell table:style-name="ce164" table:formula="of:=IF(VALUE(MID([.F57];6;FIND(&quot;:&quot;;[.F57];1)-FIND(&quot; &quot;;[.F57];1)-1))&gt;VALUE(MID([.F56];6;FIND(&quot;:&quot;;[.F56];1)-FIND(&quot; &quot;;[.F56];1)-1));[.C56];[.C56]+1)" office:value-type="float" office:value="5">
            <text:p>005</text:p>
          </table:table-cell>
          <table:table-cell table:style-name="ce234" office:value-type="string">
            <text:p>KS\Answers\Search\Advanced Search</text:p>
          </table:table-cell>
          <table:table-cell table:style-name="ce75" office:value-type="string">
            <text:p>Do Advanced Search with Term keywords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58];6;FIND(&quot;:&quot;;[.F58];1)-FIND(&quot; &quot;;[.F58];1)-1))&gt;VALUE(MID([.F57];6;FIND(&quot;:&quot;;[.F57];1)-FIND(&quot; &quot;;[.F57];1)-1));&quot;&quot;;MAX([.A$7:.A57])+1)">
            <text:p/>
          </table:table-cell>
          <table:table-cell table:style-name="ce198" office:value-type="string">
            <text:p>ANS_25</text:p>
          </table:table-cell>
          <table:table-cell table:style-name="ce164" table:formula="of:=IF(VALUE(MID([.F58];6;FIND(&quot;:&quot;;[.F58];1)-FIND(&quot; &quot;;[.F58];1)-1))&gt;VALUE(MID([.F57];6;FIND(&quot;:&quot;;[.F57];1)-FIND(&quot; &quot;;[.F57];1)-1));[.C57];[.C57]+1)" office:value-type="float" office:value="5">
            <text:p>005</text:p>
          </table:table-cell>
          <table:table-cell table:style-name="ce234" office:value-type="string">
            <text:p>KS\Answers\Search\Advanced Search</text:p>
          </table:table-cell>
          <table:table-cell table:style-name="ce235" office:value-type="string">
            <text:p>Do Advanced Search with Term keywords searched in Categories</text:p>
          </table:table-cell>
          <table:table-cell table:style-name="ce234" office:value-type="string">
            <text:p>Step 2: Search by Term keyword searched in Categories</text:p>
          </table:table-cell>
          <table:table-cell table:style-name="ce239" office:value-type="string">
            <text:p><text:span text:style-name="T20">- Click Advanced Search icon</text:span></text:p>
            <text:p>- Input valid keyword into Term field and select Search in Categories</text:p>
            <text:p><text:span text:style-name="T20">- Click [Search]</text:span></text:p>
          </table:table-cell>
          <table:table-cell table:style-name="ce167" office:value-type="string">
            <text:p>- All categories matching Term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59];6;FIND(&quot;:&quot;;[.F59];1)-FIND(&quot; &quot;;[.F59];1)-1))&gt;VALUE(MID([.F58];6;FIND(&quot;:&quot;;[.F58];1)-FIND(&quot; &quot;;[.F58];1)-1));&quot;&quot;;MAX([.A$7:.A58])+1)" office:value-type="float" office:value="22">
            <text:p>022</text:p>
          </table:table-cell>
          <table:table-cell table:style-name="ce198" office:value-type="string">
            <text:p>ANS_25</text:p>
          </table:table-cell>
          <table:table-cell table:style-name="ce164" table:formula="of:=IF(VALUE(MID([.F59];6;FIND(&quot;:&quot;;[.F59];1)-FIND(&quot; &quot;;[.F59];1)-1))&gt;VALUE(MID([.F58];6;FIND(&quot;:&quot;;[.F58];1)-FIND(&quot; &quot;;[.F58];1)-1));[.C58];[.C58]+1)" office:value-type="float" office:value="6">
            <text:p>006</text:p>
          </table:table-cell>
          <table:table-cell table:style-name="ce234" office:value-type="string">
            <text:p>KS\Answers\Search\Advanced Search</text:p>
          </table:table-cell>
          <table:table-cell table:style-name="ce75" office:value-type="string">
            <text:p>Do Advanced Search with Name keywords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60];6;FIND(&quot;:&quot;;[.F60];1)-FIND(&quot; &quot;;[.F60];1)-1))&gt;VALUE(MID([.F59];6;FIND(&quot;:&quot;;[.F59];1)-FIND(&quot; &quot;;[.F59];1)-1));&quot;&quot;;MAX([.A$7:.A59])+1)">
            <text:p/>
          </table:table-cell>
          <table:table-cell table:style-name="ce198" office:value-type="string">
            <text:p>ANS_25</text:p>
          </table:table-cell>
          <table:table-cell table:style-name="ce164" table:formula="of:=IF(VALUE(MID([.F60];6;FIND(&quot;:&quot;;[.F60];1)-FIND(&quot; &quot;;[.F60];1)-1))&gt;VALUE(MID([.F59];6;FIND(&quot;:&quot;;[.F59];1)-FIND(&quot; &quot;;[.F59];1)-1));[.C59];[.C59]+1)" office:value-type="float" office:value="6">
            <text:p>006</text:p>
          </table:table-cell>
          <table:table-cell table:style-name="ce234" office:value-type="string">
            <text:p>KS\Answers\Search\Advanced Search</text:p>
          </table:table-cell>
          <table:table-cell table:style-name="ce235" office:value-type="string">
            <text:p>Do Advanced Search with Name keywords searched in Categories</text:p>
          </table:table-cell>
          <table:table-cell table:style-name="ce234" office:value-type="string">
            <text:p>Step 2: Search by Name in Categories</text:p>
          </table:table-cell>
          <table:table-cell table:style-name="ce239" office:value-type="string">
            <text:p><text:span text:style-name="T20">- Click Advanced Search icon</text:span></text:p>
            <text:p>- Input valid keyword into Name field and select Search in Categories</text:p>
            <text:p><text:span text:style-name="T20">- Click [Search]</text:span></text:p>
          </table:table-cell>
          <table:table-cell table:style-name="ce167" office:value-type="string">
            <text:p>- All categories having category name match keyword in Name fiel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61];6;FIND(&quot;:&quot;;[.F61];1)-FIND(&quot; &quot;;[.F61];1)-1))&gt;VALUE(MID([.F60];6;FIND(&quot;:&quot;;[.F60];1)-FIND(&quot; &quot;;[.F60];1)-1));&quot;&quot;;MAX([.A$7:.A60])+1)" office:value-type="float" office:value="23">
            <text:p>023</text:p>
          </table:table-cell>
          <table:table-cell table:style-name="ce198" office:value-type="string">
            <text:p>ANS_25</text:p>
          </table:table-cell>
          <table:table-cell table:style-name="ce164" table:formula="of:=IF(VALUE(MID([.F61];6;FIND(&quot;:&quot;;[.F61];1)-FIND(&quot; &quot;;[.F61];1)-1))&gt;VALUE(MID([.F60];6;FIND(&quot;:&quot;;[.F60];1)-FIND(&quot; &quot;;[.F60];1)-1));[.C60];[.C60]+1)" office:value-type="float" office:value="7">
            <text:p>007</text:p>
          </table:table-cell>
          <table:table-cell table:style-name="ce234" office:value-type="string">
            <text:p>KS\Answers\Search\Advanced Search</text:p>
          </table:table-cell>
          <table:table-cell table:style-name="ce75" office:value-type="string">
            <text:p>Do Advanced Search with Approved option keyword searched in Categories </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62];6;FIND(&quot;:&quot;;[.F62];1)-FIND(&quot; &quot;;[.F62];1)-1))&gt;VALUE(MID([.F61];6;FIND(&quot;:&quot;;[.F61];1)-FIND(&quot; &quot;;[.F61];1)-1));&quot;&quot;;MAX([.A$7:.A61])+1)">
            <text:p/>
          </table:table-cell>
          <table:table-cell table:style-name="ce198" office:value-type="string">
            <text:p>ANS_25</text:p>
          </table:table-cell>
          <table:table-cell table:style-name="ce164" table:formula="of:=IF(VALUE(MID([.F62];6;FIND(&quot;:&quot;;[.F62];1)-FIND(&quot; &quot;;[.F62];1)-1))&gt;VALUE(MID([.F61];6;FIND(&quot;:&quot;;[.F61];1)-FIND(&quot; &quot;;[.F61];1)-1));[.C61];[.C61]+1)" office:value-type="float" office:value="7">
            <text:p>007</text:p>
          </table:table-cell>
          <table:table-cell table:style-name="ce234" office:value-type="string">
            <text:p>KS\Answers\Search\Advanced Search</text:p>
          </table:table-cell>
          <table:table-cell table:style-name="ce235" office:value-type="string">
            <text:p>Do Advanced Search with Approved option keyword searched in Categories </text:p>
          </table:table-cell>
          <table:table-cell table:style-name="ce234" office:value-type="string">
            <text:p>Step 2: Search by Approved option in Categories</text:p>
          </table:table-cell>
          <table:table-cell table:style-name="ce239" office:value-type="string">
            <text:p><text:span text:style-name="T20">- Click Advanced Search icon</text:span></text:p>
            <text:p><text:span text:style-name="T20">- First, Select Search in Categories option</text:span></text:p>
            <text:p>- then Select Approved option (yes/no) </text:p>
            <text:p><text:span text:style-name="T20">- Click [Search]</text:span></text:p>
          </table:table-cell>
          <table:table-cell table:style-name="ce167" office:value-type="string">
            <text:p>- All categories having satisfied Approved option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63];6;FIND(&quot;:&quot;;[.F63];1)-FIND(&quot; &quot;;[.F63];1)-1))&gt;VALUE(MID([.F62];6;FIND(&quot;:&quot;;[.F62];1)-FIND(&quot; &quot;;[.F62];1)-1));&quot;&quot;;MAX([.A$7:.A62])+1)" office:value-type="float" office:value="24">
            <text:p>024</text:p>
          </table:table-cell>
          <table:table-cell table:style-name="ce198" office:value-type="string">
            <text:p>ANS_25</text:p>
          </table:table-cell>
          <table:table-cell table:style-name="ce164" table:formula="of:=IF(VALUE(MID([.F63];6;FIND(&quot;:&quot;;[.F63];1)-FIND(&quot; &quot;;[.F63];1)-1))&gt;VALUE(MID([.F62];6;FIND(&quot;:&quot;;[.F62];1)-FIND(&quot; &quot;;[.F62];1)-1));[.C62];[.C62]+1)" office:value-type="float" office:value="8">
            <text:p>008</text:p>
          </table:table-cell>
          <table:table-cell table:style-name="ce234" office:value-type="string">
            <text:p>KS\Answers\Search\Advanced Search</text:p>
          </table:table-cell>
          <table:table-cell table:style-name="ce75" office:value-type="string">
            <text:p>Do Advanced Search with Moderator keyword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64];6;FIND(&quot;:&quot;;[.F64];1)-FIND(&quot; &quot;;[.F64];1)-1))&gt;VALUE(MID([.F63];6;FIND(&quot;:&quot;;[.F63];1)-FIND(&quot; &quot;;[.F63];1)-1));&quot;&quot;;MAX([.A$7:.A63])+1)">
            <text:p/>
          </table:table-cell>
          <table:table-cell table:style-name="ce198" office:value-type="string">
            <text:p>ANS_25</text:p>
          </table:table-cell>
          <table:table-cell table:style-name="ce164" table:formula="of:=IF(VALUE(MID([.F64];6;FIND(&quot;:&quot;;[.F64];1)-FIND(&quot; &quot;;[.F64];1)-1))&gt;VALUE(MID([.F63];6;FIND(&quot;:&quot;;[.F63];1)-FIND(&quot; &quot;;[.F63];1)-1));[.C63];[.C63]+1)" office:value-type="float" office:value="8">
            <text:p>008</text:p>
          </table:table-cell>
          <table:table-cell table:style-name="ce234" office:value-type="string">
            <text:p>KS\Answers\Search\Advanced Search</text:p>
          </table:table-cell>
          <table:table-cell table:style-name="ce235" office:value-type="string">
            <text:p>Do Advanced Search with Moderator keyword searched in Categories</text:p>
          </table:table-cell>
          <table:table-cell table:style-name="ce234" office:value-type="string">
            <text:p>Step 2: Search by Moderator keyword in Categories</text:p>
          </table:table-cell>
          <table:table-cell table:style-name="ce239" office:value-type="string">
            <text:p><text:span text:style-name="T20">- Click Advanced Search icon</text:span></text:p>
            <text:p><text:span text:style-name="T20">- First, Select Search in Categories option</text:span></text:p>
            <text:p>- Input valid keyword into Moderator field </text:p>
            <text:p><text:span text:style-name="T20">- Click [Search]</text:span></text:p>
          </table:table-cell>
          <table:table-cell table:style-name="ce167" office:value-type="string">
            <text:p>- All categories having Moderator match keyword in Moderator fiel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65];6;FIND(&quot;:&quot;;[.F65];1)-FIND(&quot; &quot;;[.F65];1)-1))&gt;VALUE(MID([.F64];6;FIND(&quot;:&quot;;[.F64];1)-FIND(&quot; &quot;;[.F64];1)-1));&quot;&quot;;MAX([.A$7:.A64])+1)" office:value-type="float" office:value="25">
            <text:p>025</text:p>
          </table:table-cell>
          <table:table-cell table:style-name="ce198" office:value-type="string">
            <text:p>ANS_25</text:p>
          </table:table-cell>
          <table:table-cell table:style-name="ce164" table:formula="of:=IF(VALUE(MID([.F65];6;FIND(&quot;:&quot;;[.F65];1)-FIND(&quot; &quot;;[.F65];1)-1))&gt;VALUE(MID([.F64];6;FIND(&quot;:&quot;;[.F64];1)-FIND(&quot; &quot;;[.F64];1)-1));[.C64];[.C64]+1)" office:value-type="float" office:value="9">
            <text:p>009</text:p>
          </table:table-cell>
          <table:table-cell table:style-name="ce234" office:value-type="string">
            <text:p>KS\Answers\Search\Advanced Search</text:p>
          </table:table-cell>
          <table:table-cell table:style-name="ce75" office:value-type="string">
            <text:p>Do Advanced Search with Created after date keyword searched in Categories </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2">
          <table:table-cell table:style-name="ce149" table:formula="of:=IF(VALUE(MID([.F66];6;FIND(&quot;:&quot;;[.F66];1)-FIND(&quot; &quot;;[.F66];1)-1))&gt;VALUE(MID([.F65];6;FIND(&quot;:&quot;;[.F65];1)-FIND(&quot; &quot;;[.F65];1)-1));&quot;&quot;;MAX([.A$7:.A65])+1)">
            <text:p/>
          </table:table-cell>
          <table:table-cell table:style-name="ce198" office:value-type="string">
            <text:p>ANS_25</text:p>
          </table:table-cell>
          <table:table-cell table:style-name="ce164" table:formula="of:=IF(VALUE(MID([.F66];6;FIND(&quot;:&quot;;[.F66];1)-FIND(&quot; &quot;;[.F66];1)-1))&gt;VALUE(MID([.F65];6;FIND(&quot;:&quot;;[.F65];1)-FIND(&quot; &quot;;[.F65];1)-1));[.C65];[.C65]+1)" office:value-type="float" office:value="9">
            <text:p>009</text:p>
          </table:table-cell>
          <table:table-cell table:style-name="ce234" office:value-type="string">
            <text:p>KS\Answers\Search\Advanced Search</text:p>
          </table:table-cell>
          <table:table-cell table:style-name="ce235" office:value-type="string">
            <text:p>Do Advanced Search with Created after date keyword searched in Categories </text:p>
          </table:table-cell>
          <table:table-cell table:style-name="ce234" office:value-type="string">
            <text:p>Step 2: Search by Created after date keyword in Categories</text:p>
          </table:table-cell>
          <table:table-cell table:style-name="ce239" office:value-type="string">
            <text:p><text:span text:style-name="T20">- Click Advanced Search icon</text:span></text:p>
            <text:p><text:span text:style-name="T20">- First, Select Search in Categories option</text:span></text:p>
            <text:p>- Select Created after date from calendar tool</text:p>
            <text:p><text:span text:style-name="T20">- Click [Search]</text:span></text:p>
          </table:table-cell>
          <table:table-cell table:style-name="ce167" office:value-type="string">
            <text:p>- All categories having satisfied Created after date <text:s/>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67];6;FIND(&quot;:&quot;;[.F67];1)-FIND(&quot; &quot;;[.F67];1)-1))&gt;VALUE(MID([.F66];6;FIND(&quot;:&quot;;[.F66];1)-FIND(&quot; &quot;;[.F66];1)-1));&quot;&quot;;MAX([.A$7:.A66])+1)" office:value-type="float" office:value="26">
            <text:p>026</text:p>
          </table:table-cell>
          <table:table-cell table:style-name="ce198" office:value-type="string">
            <text:p>ANS_25</text:p>
          </table:table-cell>
          <table:table-cell table:style-name="ce164" table:formula="of:=IF(VALUE(MID([.F67];6;FIND(&quot;:&quot;;[.F67];1)-FIND(&quot; &quot;;[.F67];1)-1))&gt;VALUE(MID([.F66];6;FIND(&quot;:&quot;;[.F66];1)-FIND(&quot; &quot;;[.F66];1)-1));[.C66];[.C66]+1)" office:value-type="float" office:value="10">
            <text:p>010</text:p>
          </table:table-cell>
          <table:table-cell table:style-name="ce234" office:value-type="string">
            <text:p>KS\Answers\Search\Advanced Search</text:p>
          </table:table-cell>
          <table:table-cell table:style-name="ce75" office:value-type="string">
            <text:p>Do Advanced Search with Created before date keyword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3">
          <table:table-cell table:style-name="ce149" table:formula="of:=IF(VALUE(MID([.F68];6;FIND(&quot;:&quot;;[.F68];1)-FIND(&quot; &quot;;[.F68];1)-1))&gt;VALUE(MID([.F67];6;FIND(&quot;:&quot;;[.F67];1)-FIND(&quot; &quot;;[.F67];1)-1));&quot;&quot;;MAX([.A$7:.A67])+1)">
            <text:p/>
          </table:table-cell>
          <table:table-cell table:style-name="ce198" office:value-type="string">
            <text:p>ANS_25</text:p>
          </table:table-cell>
          <table:table-cell table:style-name="ce164" table:formula="of:=IF(VALUE(MID([.F68];6;FIND(&quot;:&quot;;[.F68];1)-FIND(&quot; &quot;;[.F68];1)-1))&gt;VALUE(MID([.F67];6;FIND(&quot;:&quot;;[.F67];1)-FIND(&quot; &quot;;[.F67];1)-1));[.C67];[.C67]+1)" office:value-type="float" office:value="10">
            <text:p>010</text:p>
          </table:table-cell>
          <table:table-cell table:style-name="ce234" office:value-type="string">
            <text:p>KS\Answers\Search\Advanced Search</text:p>
          </table:table-cell>
          <table:table-cell table:style-name="ce235" office:value-type="string">
            <text:p>Do Advanced Search with Created before date keyword searched in Categories</text:p>
          </table:table-cell>
          <table:table-cell table:style-name="ce234" office:value-type="string">
            <text:p>Step 2: Search by Created before date keyword in Categories</text:p>
          </table:table-cell>
          <table:table-cell table:style-name="ce239" office:value-type="string">
            <text:p><text:span text:style-name="T20">- Click Advanced Search icon</text:span></text:p>
            <text:p><text:span text:style-name="T20">- First, Select Search in Categories option</text:span></text:p>
            <text:p>- Select Created before date from calendar tool </text:p>
            <text:p><text:span text:style-name="T20">- Click [Search]</text:span></text:p>
          </table:table-cell>
          <table:table-cell table:style-name="ce167" office:value-type="string">
            <text:p>- All categories having satisfied Created before date <text:s/>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69];6;FIND(&quot;:&quot;;[.F69];1)-FIND(&quot; &quot;;[.F69];1)-1))&gt;VALUE(MID([.F68];6;FIND(&quot;:&quot;;[.F68];1)-FIND(&quot; &quot;;[.F68];1)-1));&quot;&quot;;MAX([.A$7:.A68])+1)" office:value-type="float" office:value="27">
            <text:p>027</text:p>
          </table:table-cell>
          <table:table-cell table:style-name="ce198" office:value-type="string">
            <text:p>ANS_25</text:p>
          </table:table-cell>
          <table:table-cell table:style-name="ce164" table:formula="of:=IF(VALUE(MID([.F69];6;FIND(&quot;:&quot;;[.F69];1)-FIND(&quot; &quot;;[.F69];1)-1))&gt;VALUE(MID([.F68];6;FIND(&quot;:&quot;;[.F68];1)-FIND(&quot; &quot;;[.F68];1)-1));[.C68];[.C68]+1)" office:value-type="float" office:value="11">
            <text:p>011</text:p>
          </table:table-cell>
          <table:table-cell table:style-name="ce234" office:value-type="string">
            <text:p>KS\Answers\Search\Advanced Search</text:p>
          </table:table-cell>
          <table:table-cell table:style-name="ce75" office:value-type="string">
            <text:p>Do Advanced Search with keywords combination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0">
          <table:table-cell table:style-name="ce149" table:formula="of:=IF(VALUE(MID([.F70];6;FIND(&quot;:&quot;;[.F70];1)-FIND(&quot; &quot;;[.F70];1)-1))&gt;VALUE(MID([.F69];6;FIND(&quot;:&quot;;[.F69];1)-FIND(&quot; &quot;;[.F69];1)-1));&quot;&quot;;MAX([.A$7:.A69])+1)">
            <text:p/>
          </table:table-cell>
          <table:table-cell table:style-name="ce198" office:value-type="string">
            <text:p>ANS_25</text:p>
          </table:table-cell>
          <table:table-cell table:style-name="ce164" table:formula="of:=IF(VALUE(MID([.F70];6;FIND(&quot;:&quot;;[.F70];1)-FIND(&quot; &quot;;[.F70];1)-1))&gt;VALUE(MID([.F69];6;FIND(&quot;:&quot;;[.F69];1)-FIND(&quot; &quot;;[.F69];1)-1));[.C69];[.C69]+1)" office:value-type="float" office:value="11">
            <text:p>011</text:p>
          </table:table-cell>
          <table:table-cell table:style-name="ce234" office:value-type="string">
            <text:p>KS\Answers\Search\Advanced Search</text:p>
          </table:table-cell>
          <table:table-cell table:style-name="ce235" office:value-type="string">
            <text:p>Do Advanced Search with keywords combination searched in Categories </text:p>
          </table:table-cell>
          <table:table-cell table:style-name="ce234" office:value-type="string">
            <text:p>Step 2: Search combination keywords in Categories</text:p>
          </table:table-cell>
          <table:table-cell table:style-name="ce239" office:value-type="string">
            <text:p><text:span text:style-name="T20">- Click Advanced Search icon</text:span></text:p>
            <text:p><text:span text:style-name="T20">- First, Select Search in Categories option</text:span></text:p>
            <text:p>- Input combination keywords (input Name, Moderator, select date...) </text:p>
            <text:p><text:span text:style-name="T20">- Click [Search]</text:span></text:p>
          </table:table-cell>
          <table:table-cell table:style-name="ce167" office:value-type="string">
            <text:p>- All categories having satisfied keywords combination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71];6;FIND(&quot;:&quot;;[.F71];1)-FIND(&quot; &quot;;[.F71];1)-1))&gt;VALUE(MID([.F70];6;FIND(&quot;:&quot;;[.F70];1)-FIND(&quot; &quot;;[.F70];1)-1));&quot;&quot;;MAX([.A$7:.A70])+1)" office:value-type="float" office:value="28">
            <text:p>028</text:p>
          </table:table-cell>
          <table:table-cell table:style-name="ce198" office:value-type="string">
            <text:p>ANS_25</text:p>
          </table:table-cell>
          <table:table-cell table:style-name="ce164" table:formula="of:=IF(VALUE(MID([.F71];6;FIND(&quot;:&quot;;[.F71];1)-FIND(&quot; &quot;;[.F71];1)-1))&gt;VALUE(MID([.F70];6;FIND(&quot;:&quot;;[.F70];1)-FIND(&quot; &quot;;[.F70];1)-1));[.C70];[.C70]+1)" office:value-type="float" office:value="12">
            <text:p>012</text:p>
          </table:table-cell>
          <table:table-cell table:style-name="ce234" office:value-type="string">
            <text:p>KS\Answers\Search\Advanced Search</text:p>
          </table:table-cell>
          <table:table-cell table:style-name="ce75" office:value-type="string">
            <text:p>Do Advanced Search with full keywords combination searched in Catego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9">
          <table:table-cell table:style-name="ce149" table:formula="of:=IF(VALUE(MID([.F72];6;FIND(&quot;:&quot;;[.F72];1)-FIND(&quot; &quot;;[.F72];1)-1))&gt;VALUE(MID([.F71];6;FIND(&quot;:&quot;;[.F71];1)-FIND(&quot; &quot;;[.F71];1)-1));&quot;&quot;;MAX([.A$7:.A71])+1)">
            <text:p/>
          </table:table-cell>
          <table:table-cell table:style-name="ce198" office:value-type="string">
            <text:p>ANS_25</text:p>
          </table:table-cell>
          <table:table-cell table:style-name="ce164" table:formula="of:=IF(VALUE(MID([.F72];6;FIND(&quot;:&quot;;[.F72];1)-FIND(&quot; &quot;;[.F72];1)-1))&gt;VALUE(MID([.F71];6;FIND(&quot;:&quot;;[.F71];1)-FIND(&quot; &quot;;[.F71];1)-1));[.C71];[.C71]+1)" office:value-type="float" office:value="12">
            <text:p>012</text:p>
          </table:table-cell>
          <table:table-cell table:style-name="ce234" office:value-type="string">
            <text:p>KS\Answers\Search\Advanced Search</text:p>
          </table:table-cell>
          <table:table-cell table:style-name="ce235" office:value-type="string">
            <text:p>Do Advanced Search with full keywords combination searched in Categories</text:p>
          </table:table-cell>
          <table:table-cell table:style-name="ce234" office:value-type="string">
            <text:p>Step 2: Search combination keywords in Categories</text:p>
          </table:table-cell>
          <table:table-cell table:style-name="ce239" office:value-type="string">
            <text:p><text:span text:style-name="T20">- Click Advanced Search icon</text:span></text:p>
            <text:p><text:span text:style-name="T20">- First, Select Search in Categories option</text:span></text:p>
            <text:p>- Input full keywords combination (input Term, Name,Approve, Moderator, Created after, Created before.) </text:p>
            <text:p><text:span text:style-name="T20">- Click [Search]</text:span></text:p>
          </table:table-cell>
          <table:table-cell table:style-name="ce167" office:value-type="string">
            <text:p>- All categories having full satisfied keywords combination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73];6;FIND(&quot;:&quot;;[.F73];1)-FIND(&quot; &quot;;[.F73];1)-1))&gt;VALUE(MID([.F72];6;FIND(&quot;:&quot;;[.F72];1)-FIND(&quot; &quot;;[.F72];1)-1));&quot;&quot;;MAX([.A$7:.A72])+1)" office:value-type="float" office:value="29">
            <text:p>029</text:p>
          </table:table-cell>
          <table:table-cell table:style-name="ce198" office:value-type="string">
            <text:p>ANS_25</text:p>
          </table:table-cell>
          <table:table-cell table:style-name="ce164" table:formula="of:=IF(VALUE(MID([.F73];6;FIND(&quot;:&quot;;[.F73];1)-FIND(&quot; &quot;;[.F73];1)-1))&gt;VALUE(MID([.F72];6;FIND(&quot;:&quot;;[.F72];1)-FIND(&quot; &quot;;[.F72];1)-1));[.C72];[.C72]+1)" office:value-type="float" office:value="13">
            <text:p>013</text:p>
          </table:table-cell>
          <table:table-cell table:style-name="ce234" office:value-type="string">
            <text:p>KS\Answers\Search\Advanced Search</text:p>
          </table:table-cell>
          <table:table-cell table:style-name="ce75" office:value-type="string">
            <text:p>Do Advanced Search with Term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74];6;FIND(&quot;:&quot;;[.F74];1)-FIND(&quot; &quot;;[.F74];1)-1))&gt;VALUE(MID([.F73];6;FIND(&quot;:&quot;;[.F73];1)-FIND(&quot; &quot;;[.F73];1)-1));&quot;&quot;;MAX([.A$7:.A73])+1)">
            <text:p/>
          </table:table-cell>
          <table:table-cell table:style-name="ce198" office:value-type="string">
            <text:p>ANS_25</text:p>
          </table:table-cell>
          <table:table-cell table:style-name="ce164" table:formula="of:=IF(VALUE(MID([.F74];6;FIND(&quot;:&quot;;[.F74];1)-FIND(&quot; &quot;;[.F74];1)-1))&gt;VALUE(MID([.F73];6;FIND(&quot;:&quot;;[.F73];1)-FIND(&quot; &quot;;[.F73];1)-1));[.C73];[.C73]+1)" office:value-type="float" office:value="13">
            <text:p>013</text:p>
          </table:table-cell>
          <table:table-cell table:style-name="ce234" office:value-type="string">
            <text:p>KS\Answers\Search\Advanced Search</text:p>
          </table:table-cell>
          <table:table-cell table:style-name="ce235" office:value-type="string">
            <text:p>Do Advanced Search with Term keywords searched in Entries</text:p>
          </table:table-cell>
          <table:table-cell table:style-name="ce234" office:value-type="string">
            <text:p>Step 2: Search by Term keyword searched in Entries</text:p>
          </table:table-cell>
          <table:table-cell table:style-name="ce239" office:value-type="string">
            <text:p><text:span text:style-name="T20">- Click Advanced Search icon</text:span></text:p>
            <text:p><text:span text:style-name="T20">- First, Select Search in Entries option</text:span></text:p>
            <text:p>- Input valid keyword into Term field </text:p>
            <text:p><text:span text:style-name="T20">- Click [Search]</text:span></text:p>
          </table:table-cell>
          <table:table-cell table:style-name="ce167" office:value-type="string">
            <text:p>- All entries (questions) matching search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75];6;FIND(&quot;:&quot;;[.F75];1)-FIND(&quot; &quot;;[.F75];1)-1))&gt;VALUE(MID([.F74];6;FIND(&quot;:&quot;;[.F74];1)-FIND(&quot; &quot;;[.F74];1)-1));&quot;&quot;;MAX([.A$7:.A74])+1)" office:value-type="float" office:value="30">
            <text:p>030</text:p>
          </table:table-cell>
          <table:table-cell table:style-name="ce198" office:value-type="string">
            <text:p>ANS_25</text:p>
          </table:table-cell>
          <table:table-cell table:style-name="ce164" table:formula="of:=IF(VALUE(MID([.F75];6;FIND(&quot;:&quot;;[.F75];1)-FIND(&quot; &quot;;[.F75];1)-1))&gt;VALUE(MID([.F74];6;FIND(&quot;:&quot;;[.F74];1)-FIND(&quot; &quot;;[.F74];1)-1));[.C74];[.C74]+1)" office:value-type="float" office:value="14">
            <text:p>014</text:p>
          </table:table-cell>
          <table:table-cell table:style-name="ce234" office:value-type="string">
            <text:p>KS\Answers\Search\Advanced Search</text:p>
          </table:table-cell>
          <table:table-cell table:style-name="ce75" office:value-type="string">
            <text:p>Do Advanced Search with Author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76];6;FIND(&quot;:&quot;;[.F76];1)-FIND(&quot; &quot;;[.F76];1)-1))&gt;VALUE(MID([.F75];6;FIND(&quot;:&quot;;[.F75];1)-FIND(&quot; &quot;;[.F75];1)-1));&quot;&quot;;MAX([.A$7:.A75])+1)">
            <text:p/>
          </table:table-cell>
          <table:table-cell table:style-name="ce198" office:value-type="string">
            <text:p>ANS_25</text:p>
          </table:table-cell>
          <table:table-cell table:style-name="ce164" table:formula="of:=IF(VALUE(MID([.F76];6;FIND(&quot;:&quot;;[.F76];1)-FIND(&quot; &quot;;[.F76];1)-1))&gt;VALUE(MID([.F75];6;FIND(&quot;:&quot;;[.F75];1)-FIND(&quot; &quot;;[.F75];1)-1));[.C75];[.C75]+1)" office:value-type="float" office:value="14">
            <text:p>014</text:p>
          </table:table-cell>
          <table:table-cell table:style-name="ce234" office:value-type="string">
            <text:p>KS\Answers\Search\Advanced Search</text:p>
          </table:table-cell>
          <table:table-cell table:style-name="ce235" office:value-type="string">
            <text:p>Do Advanced Search with Author keywords searched in Entries</text:p>
          </table:table-cell>
          <table:table-cell table:style-name="ce234" office:value-type="string">
            <text:p>Step 2: Search by Author keyword searched in Entries</text:p>
          </table:table-cell>
          <table:table-cell table:style-name="ce239" office:value-type="string">
            <text:p><text:span text:style-name="T20">- Click Advanced Search icon</text:span></text:p>
            <text:p><text:span text:style-name="T20">- First, Select Search in Entries option</text:span></text:p>
            <text:p>- Input valid keyword into Author field</text:p>
            <text:p><text:span text:style-name="T20">- Click [Search]</text:span></text:p>
          </table:table-cell>
          <table:table-cell table:style-name="ce167" office:value-type="string">
            <text:p>- All entries (questions) having Author matching Author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77];6;FIND(&quot;:&quot;;[.F77];1)-FIND(&quot; &quot;;[.F77];1)-1))&gt;VALUE(MID([.F76];6;FIND(&quot;:&quot;;[.F76];1)-FIND(&quot; &quot;;[.F76];1)-1));&quot;&quot;;MAX([.A$7:.A76])+1)" office:value-type="float" office:value="31">
            <text:p>031</text:p>
          </table:table-cell>
          <table:table-cell table:style-name="ce198" office:value-type="string">
            <text:p>ANS_25</text:p>
          </table:table-cell>
          <table:table-cell table:style-name="ce164" table:formula="of:=IF(VALUE(MID([.F77];6;FIND(&quot;:&quot;;[.F77];1)-FIND(&quot; &quot;;[.F77];1)-1))&gt;VALUE(MID([.F76];6;FIND(&quot;:&quot;;[.F76];1)-FIND(&quot; &quot;;[.F76];1)-1));[.C76];[.C76]+1)" office:value-type="float" office:value="15">
            <text:p>015</text:p>
          </table:table-cell>
          <table:table-cell table:style-name="ce234" office:value-type="string">
            <text:p>KS\Answers\Search\Advanced Search</text:p>
          </table:table-cell>
          <table:table-cell table:style-name="ce75" office:value-type="string">
            <text:p>Do Advanced Search with Author email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78];6;FIND(&quot;:&quot;;[.F78];1)-FIND(&quot; &quot;;[.F78];1)-1))&gt;VALUE(MID([.F77];6;FIND(&quot;:&quot;;[.F77];1)-FIND(&quot; &quot;;[.F77];1)-1));&quot;&quot;;MAX([.A$7:.A77])+1)">
            <text:p/>
          </table:table-cell>
          <table:table-cell table:style-name="ce198" office:value-type="string">
            <text:p>ANS_25</text:p>
          </table:table-cell>
          <table:table-cell table:style-name="ce164" table:formula="of:=IF(VALUE(MID([.F78];6;FIND(&quot;:&quot;;[.F78];1)-FIND(&quot; &quot;;[.F78];1)-1))&gt;VALUE(MID([.F77];6;FIND(&quot;:&quot;;[.F77];1)-FIND(&quot; &quot;;[.F77];1)-1));[.C77];[.C77]+1)" office:value-type="float" office:value="15">
            <text:p>015</text:p>
          </table:table-cell>
          <table:table-cell table:style-name="ce234" office:value-type="string">
            <text:p>KS\Answers\Search\Advanced Search</text:p>
          </table:table-cell>
          <table:table-cell table:style-name="ce235" office:value-type="string">
            <text:p>Do Advanced Search with Author email keywords searched in Entries</text:p>
          </table:table-cell>
          <table:table-cell table:style-name="ce234" office:value-type="string">
            <text:p>Step 2: Search by Author's email keyword searched in Entries</text:p>
          </table:table-cell>
          <table:table-cell table:style-name="ce239" office:value-type="string">
            <text:p><text:span text:style-name="T20">- Click Advanced Search icon</text:span></text:p>
            <text:p><text:span text:style-name="T20">- First, Select Search in </text:span><text:span text:style-name="T22">Entries option</text:span></text:p>
            <text:p>- Input valid keyword into Author's email field </text:p>
            <text:p><text:span text:style-name="T20">- Click [Search]</text:span></text:p>
          </table:table-cell>
          <table:table-cell table:style-name="ce167" office:value-type="string">
            <text:p>- All entries (questions) having Author's email matching Author's email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79];6;FIND(&quot;:&quot;;[.F79];1)-FIND(&quot; &quot;;[.F79];1)-1))&gt;VALUE(MID([.F78];6;FIND(&quot;:&quot;;[.F78];1)-FIND(&quot; &quot;;[.F78];1)-1));&quot;&quot;;MAX([.A$7:.A78])+1)" office:value-type="float" office:value="32">
            <text:p>032</text:p>
          </table:table-cell>
          <table:table-cell table:style-name="ce198" office:value-type="string">
            <text:p>ANS_25</text:p>
          </table:table-cell>
          <table:table-cell table:style-name="ce164" table:formula="of:=IF(VALUE(MID([.F79];6;FIND(&quot;:&quot;;[.F79];1)-FIND(&quot; &quot;;[.F79];1)-1))&gt;VALUE(MID([.F78];6;FIND(&quot;:&quot;;[.F78];1)-FIND(&quot; &quot;;[.F78];1)-1));[.C78];[.C78]+1)" office:value-type="float" office:value="16">
            <text:p>016</text:p>
          </table:table-cell>
          <table:table-cell table:style-name="ce234" office:value-type="string">
            <text:p>KS\Answers\Search\Advanced Search</text:p>
          </table:table-cell>
          <table:table-cell table:style-name="ce75" office:value-type="string">
            <text:p>Do Advanced Search with Language option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80];6;FIND(&quot;:&quot;;[.F80];1)-FIND(&quot; &quot;;[.F80];1)-1))&gt;VALUE(MID([.F79];6;FIND(&quot;:&quot;;[.F79];1)-FIND(&quot; &quot;;[.F79];1)-1));&quot;&quot;;MAX([.A$7:.A79])+1)">
            <text:p/>
          </table:table-cell>
          <table:table-cell table:style-name="ce198" office:value-type="string">
            <text:p>ANS_25</text:p>
          </table:table-cell>
          <table:table-cell table:style-name="ce164" table:formula="of:=IF(VALUE(MID([.F80];6;FIND(&quot;:&quot;;[.F80];1)-FIND(&quot; &quot;;[.F80];1)-1))&gt;VALUE(MID([.F79];6;FIND(&quot;:&quot;;[.F79];1)-FIND(&quot; &quot;;[.F79];1)-1));[.C79];[.C79]+1)" office:value-type="float" office:value="16">
            <text:p>016</text:p>
          </table:table-cell>
          <table:table-cell table:style-name="ce234" office:value-type="string">
            <text:p>KS\Answers\Search\Advanced Search</text:p>
          </table:table-cell>
          <table:table-cell table:style-name="ce235" office:value-type="string">
            <text:p>Do Advanced Search with Language option keywords searched in Entries</text:p>
          </table:table-cell>
          <table:table-cell table:style-name="ce234" office:value-type="string">
            <text:p>Step 2: Search by Language option keyword searched in Entries</text:p>
          </table:table-cell>
          <table:table-cell table:style-name="ce239" office:value-type="string">
            <text:p><text:span text:style-name="T20">- Click Advanced Search icon</text:span></text:p>
            <text:p><text:span text:style-name="T20">- First, Select Search in Entries option</text:span></text:p>
            <text:p>- Select Language option </text:p>
            <text:p><text:span text:style-name="T20">- Click [Search]</text:span></text:p>
          </table:table-cell>
          <table:table-cell table:style-name="ce167" office:value-type="string">
            <text:p>- All entries (questions) having Language <text:s/>matching Language option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81];6;FIND(&quot;:&quot;;[.F81];1)-FIND(&quot; &quot;;[.F81];1)-1))&gt;VALUE(MID([.F80];6;FIND(&quot;:&quot;;[.F80];1)-FIND(&quot; &quot;;[.F80];1)-1));&quot;&quot;;MAX([.A$7:.A80])+1)" office:value-type="float" office:value="33">
            <text:p>033</text:p>
          </table:table-cell>
          <table:table-cell table:style-name="ce198" office:value-type="string">
            <text:p>ANS_25</text:p>
          </table:table-cell>
          <table:table-cell table:style-name="ce164" table:formula="of:=IF(VALUE(MID([.F81];6;FIND(&quot;:&quot;;[.F81];1)-FIND(&quot; &quot;;[.F81];1)-1))&gt;VALUE(MID([.F80];6;FIND(&quot;:&quot;;[.F80];1)-FIND(&quot; &quot;;[.F80];1)-1));[.C80];[.C80]+1)" office:value-type="float" office:value="17">
            <text:p>017</text:p>
          </table:table-cell>
          <table:table-cell table:style-name="ce234" office:value-type="string">
            <text:p>KS\Answers\Search\Advanced Search</text:p>
          </table:table-cell>
          <table:table-cell table:style-name="ce75" office:value-type="string">
            <text:p>Do Advanced Search with Question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82];6;FIND(&quot;:&quot;;[.F82];1)-FIND(&quot; &quot;;[.F82];1)-1))&gt;VALUE(MID([.F81];6;FIND(&quot;:&quot;;[.F81];1)-FIND(&quot; &quot;;[.F81];1)-1));&quot;&quot;;MAX([.A$7:.A81])+1)">
            <text:p/>
          </table:table-cell>
          <table:table-cell table:style-name="ce198" office:value-type="string">
            <text:p>ANS_25</text:p>
          </table:table-cell>
          <table:table-cell table:style-name="ce164" table:formula="of:=IF(VALUE(MID([.F82];6;FIND(&quot;:&quot;;[.F82];1)-FIND(&quot; &quot;;[.F82];1)-1))&gt;VALUE(MID([.F81];6;FIND(&quot;:&quot;;[.F81];1)-FIND(&quot; &quot;;[.F81];1)-1));[.C81];[.C81]+1)" office:value-type="float" office:value="17">
            <text:p>017</text:p>
          </table:table-cell>
          <table:table-cell table:style-name="ce234" office:value-type="string">
            <text:p>KS\Answers\Search\Advanced Search</text:p>
          </table:table-cell>
          <table:table-cell table:style-name="ce235" office:value-type="string">
            <text:p>Do Advanced Search with Question keywords searched in Entries</text:p>
          </table:table-cell>
          <table:table-cell table:style-name="ce234" office:value-type="string">
            <text:p>Step 2: Search by Question <text:s/>keyword searched in Entries</text:p>
          </table:table-cell>
          <table:table-cell table:style-name="ce239" office:value-type="string">
            <text:p><text:span text:style-name="T20">- Click Advanced Search icon</text:span></text:p>
            <text:p><text:span text:style-name="T20">- First, Select Search in Entries option</text:span></text:p>
            <text:p>- Input valid keywords into Question field </text:p>
            <text:p><text:span text:style-name="T20">- Click [Search]</text:span></text:p>
          </table:table-cell>
          <table:table-cell table:style-name="ce167" office:value-type="string">
            <text:p>- All entries (questions) having Question matching Question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83];6;FIND(&quot;:&quot;;[.F83];1)-FIND(&quot; &quot;;[.F83];1)-1))&gt;VALUE(MID([.F82];6;FIND(&quot;:&quot;;[.F82];1)-FIND(&quot; &quot;;[.F82];1)-1));&quot;&quot;;MAX([.A$7:.A82])+1)" office:value-type="float" office:value="34">
            <text:p>034</text:p>
          </table:table-cell>
          <table:table-cell table:style-name="ce198" office:value-type="string">
            <text:p>ANS_25</text:p>
          </table:table-cell>
          <table:table-cell table:style-name="ce164" table:formula="of:=IF(VALUE(MID([.F83];6;FIND(&quot;:&quot;;[.F83];1)-FIND(&quot; &quot;;[.F83];1)-1))&gt;VALUE(MID([.F82];6;FIND(&quot;:&quot;;[.F82];1)-FIND(&quot; &quot;;[.F82];1)-1));[.C82];[.C82]+1)" office:value-type="float" office:value="18">
            <text:p>018</text:p>
          </table:table-cell>
          <table:table-cell table:style-name="ce234" office:value-type="string">
            <text:p>KS\Answers\Search\Advanced Search</text:p>
          </table:table-cell>
          <table:table-cell table:style-name="ce75" office:value-type="string">
            <text:p>Do Advanced Search with Answer keywords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84];6;FIND(&quot;:&quot;;[.F84];1)-FIND(&quot; &quot;;[.F84];1)-1))&gt;VALUE(MID([.F83];6;FIND(&quot;:&quot;;[.F83];1)-FIND(&quot; &quot;;[.F83];1)-1));&quot;&quot;;MAX([.A$7:.A83])+1)">
            <text:p/>
          </table:table-cell>
          <table:table-cell table:style-name="ce198" office:value-type="string">
            <text:p>ANS_25</text:p>
          </table:table-cell>
          <table:table-cell table:style-name="ce164" table:formula="of:=IF(VALUE(MID([.F84];6;FIND(&quot;:&quot;;[.F84];1)-FIND(&quot; &quot;;[.F84];1)-1))&gt;VALUE(MID([.F83];6;FIND(&quot;:&quot;;[.F83];1)-FIND(&quot; &quot;;[.F83];1)-1));[.C83];[.C83]+1)" office:value-type="float" office:value="18">
            <text:p>018</text:p>
          </table:table-cell>
          <table:table-cell table:style-name="ce234" office:value-type="string">
            <text:p>KS\Answers\Search\Advanced Search</text:p>
          </table:table-cell>
          <table:table-cell table:style-name="ce235" office:value-type="string">
            <text:p>Do Advanced Search with Answer keywords searched in Entries</text:p>
          </table:table-cell>
          <table:table-cell table:style-name="ce234" office:value-type="string">
            <text:p>Step 2: Search by Answer keyword searched in Entries</text:p>
          </table:table-cell>
          <table:table-cell table:style-name="ce239" office:value-type="string">
            <text:p><text:span text:style-name="T20">- Click Advanced Search icon</text:span></text:p>
            <text:p><text:span text:style-name="T20">- First, Select Search in Entries option</text:span></text:p>
            <text:p>- Input valid keywords into Answer field </text:p>
            <text:p><text:span text:style-name="T20">- Click [Search]</text:span></text:p>
          </table:table-cell>
          <table:table-cell table:style-name="ce167" office:value-type="string">
            <text:p>- All entries (questions) having Answer matching Answer keyword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85];6;FIND(&quot;:&quot;;[.F85];1)-FIND(&quot; &quot;;[.F85];1)-1))&gt;VALUE(MID([.F84];6;FIND(&quot;:&quot;;[.F84];1)-FIND(&quot; &quot;;[.F84];1)-1));&quot;&quot;;MAX([.A$7:.A84])+1)" office:value-type="float" office:value="35">
            <text:p>035</text:p>
          </table:table-cell>
          <table:table-cell table:style-name="ce198" office:value-type="string">
            <text:p>ANS_25</text:p>
          </table:table-cell>
          <table:table-cell table:style-name="ce164" table:formula="of:=IF(VALUE(MID([.F85];6;FIND(&quot;:&quot;;[.F85];1)-FIND(&quot; &quot;;[.F85];1)-1))&gt;VALUE(MID([.F84];6;FIND(&quot;:&quot;;[.F84];1)-FIND(&quot; &quot;;[.F84];1)-1));[.C84];[.C84]+1)" office:value-type="float" office:value="19">
            <text:p>019</text:p>
          </table:table-cell>
          <table:table-cell table:style-name="ce234" office:value-type="string">
            <text:p>KS\Answers\Search\Advanced Search</text:p>
          </table:table-cell>
          <table:table-cell table:style-name="ce75" office:value-type="string">
            <text:p>Do Advanced Search with Created after date keyword searched in Entries </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86];6;FIND(&quot;:&quot;;[.F86];1)-FIND(&quot; &quot;;[.F86];1)-1))&gt;VALUE(MID([.F85];6;FIND(&quot;:&quot;;[.F85];1)-FIND(&quot; &quot;;[.F85];1)-1));&quot;&quot;;MAX([.A$7:.A85])+1)">
            <text:p/>
          </table:table-cell>
          <table:table-cell table:style-name="ce198" office:value-type="string">
            <text:p>ANS_25</text:p>
          </table:table-cell>
          <table:table-cell table:style-name="ce164" table:formula="of:=IF(VALUE(MID([.F86];6;FIND(&quot;:&quot;;[.F86];1)-FIND(&quot; &quot;;[.F86];1)-1))&gt;VALUE(MID([.F85];6;FIND(&quot;:&quot;;[.F85];1)-FIND(&quot; &quot;;[.F85];1)-1));[.C85];[.C85]+1)" office:value-type="float" office:value="19">
            <text:p>019</text:p>
          </table:table-cell>
          <table:table-cell table:style-name="ce234" office:value-type="string">
            <text:p>KS\Answers\Search\Advanced Search</text:p>
          </table:table-cell>
          <table:table-cell table:style-name="ce235" office:value-type="string">
            <text:p>Do Advanced Search with Created after date keyword searched in Entries </text:p>
          </table:table-cell>
          <table:table-cell table:style-name="ce234" office:value-type="string">
            <text:p>Step 2: Search by Created after date keyword in Entries</text:p>
          </table:table-cell>
          <table:table-cell table:style-name="ce239" office:value-type="string">
            <text:p><text:span text:style-name="T20">- Click Advanced Search icon</text:span></text:p>
            <text:p><text:span text:style-name="T20">- First, Select Search in Entries option</text:span></text:p>
            <text:p>- Select Created after date from calendar tool </text:p>
            <text:p><text:span text:style-name="T20">- Click [Search]</text:span></text:p>
          </table:table-cell>
          <table:table-cell table:style-name="ce167" office:value-type="string">
            <text:p>- All entries having satisfied Created after date <text:s/>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87];6;FIND(&quot;:&quot;;[.F87];1)-FIND(&quot; &quot;;[.F87];1)-1))&gt;VALUE(MID([.F86];6;FIND(&quot;:&quot;;[.F86];1)-FIND(&quot; &quot;;[.F86];1)-1));&quot;&quot;;MAX([.A$7:.A86])+1)" office:value-type="float" office:value="36">
            <text:p>036</text:p>
          </table:table-cell>
          <table:table-cell table:style-name="ce198" office:value-type="string">
            <text:p>ANS_25</text:p>
          </table:table-cell>
          <table:table-cell table:style-name="ce164" table:formula="of:=IF(VALUE(MID([.F87];6;FIND(&quot;:&quot;;[.F87];1)-FIND(&quot; &quot;;[.F87];1)-1))&gt;VALUE(MID([.F86];6;FIND(&quot;:&quot;;[.F86];1)-FIND(&quot; &quot;;[.F86];1)-1));[.C86];[.C86]+1)" office:value-type="float" office:value="20">
            <text:p>020</text:p>
          </table:table-cell>
          <table:table-cell table:style-name="ce234" office:value-type="string">
            <text:p>KS\Answers\Search\Advanced Search</text:p>
          </table:table-cell>
          <table:table-cell table:style-name="ce75" office:value-type="string">
            <text:p>Do Advanced Search with Created before date keyword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8">
          <table:table-cell table:style-name="ce149" table:formula="of:=IF(VALUE(MID([.F88];6;FIND(&quot;:&quot;;[.F88];1)-FIND(&quot; &quot;;[.F88];1)-1))&gt;VALUE(MID([.F87];6;FIND(&quot;:&quot;;[.F87];1)-FIND(&quot; &quot;;[.F87];1)-1));&quot;&quot;;MAX([.A$7:.A87])+1)">
            <text:p/>
          </table:table-cell>
          <table:table-cell table:style-name="ce198" office:value-type="string">
            <text:p>ANS_25</text:p>
          </table:table-cell>
          <table:table-cell table:style-name="ce164" table:formula="of:=IF(VALUE(MID([.F88];6;FIND(&quot;:&quot;;[.F88];1)-FIND(&quot; &quot;;[.F88];1)-1))&gt;VALUE(MID([.F87];6;FIND(&quot;:&quot;;[.F87];1)-FIND(&quot; &quot;;[.F87];1)-1));[.C87];[.C87]+1)" office:value-type="float" office:value="20">
            <text:p>020</text:p>
          </table:table-cell>
          <table:table-cell table:style-name="ce234" office:value-type="string">
            <text:p>KS\Answers\Search\Advanced Search</text:p>
          </table:table-cell>
          <table:table-cell table:style-name="ce235" office:value-type="string">
            <text:p>Do Advanced Search with Created before date keyword searched in Entries</text:p>
          </table:table-cell>
          <table:table-cell table:style-name="ce234" office:value-type="string">
            <text:p>Step 2: Search by Created before date keyword in Entries</text:p>
          </table:table-cell>
          <table:table-cell table:style-name="ce239" office:value-type="string">
            <text:p><text:span text:style-name="T20">- Click Advanced Search icon</text:span></text:p>
            <text:p><text:span text:style-name="T20">- First, Select Search in </text:span><text:span text:style-name="T22">Entries option</text:span></text:p>
            <text:p>- Select Created before date from calendar tool </text:p>
            <text:p><text:span text:style-name="T20">- Click [Search]</text:span></text:p>
          </table:table-cell>
          <table:table-cell table:style-name="ce167" office:value-type="string">
            <text:p>- All entries having satisfied Created before date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89];6;FIND(&quot;:&quot;;[.F89];1)-FIND(&quot; &quot;;[.F89];1)-1))&gt;VALUE(MID([.F88];6;FIND(&quot;:&quot;;[.F88];1)-FIND(&quot; &quot;;[.F88];1)-1));&quot;&quot;;MAX([.A$7:.A88])+1)" office:value-type="float" office:value="37">
            <text:p>037</text:p>
          </table:table-cell>
          <table:table-cell table:style-name="ce198" office:value-type="string">
            <text:p>ANS_25</text:p>
          </table:table-cell>
          <table:table-cell table:style-name="ce164" table:formula="of:=IF(VALUE(MID([.F89];6;FIND(&quot;:&quot;;[.F89];1)-FIND(&quot; &quot;;[.F89];1)-1))&gt;VALUE(MID([.F88];6;FIND(&quot;:&quot;;[.F88];1)-FIND(&quot; &quot;;[.F88];1)-1));[.C88];[.C88]+1)" office:value-type="float" office:value="21">
            <text:p>021</text:p>
          </table:table-cell>
          <table:table-cell table:style-name="ce234" office:value-type="string">
            <text:p>KS\Answers\Search\Advanced Search</text:p>
          </table:table-cell>
          <table:table-cell table:style-name="ce75" office:value-type="string">
            <text:p>Do Advanced Search with keywords combination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0">
          <table:table-cell table:style-name="ce149" table:formula="of:=IF(VALUE(MID([.F90];6;FIND(&quot;:&quot;;[.F90];1)-FIND(&quot; &quot;;[.F90];1)-1))&gt;VALUE(MID([.F89];6;FIND(&quot;:&quot;;[.F89];1)-FIND(&quot; &quot;;[.F89];1)-1));&quot;&quot;;MAX([.A$7:.A89])+1)">
            <text:p/>
          </table:table-cell>
          <table:table-cell table:style-name="ce198" office:value-type="string">
            <text:p>ANS_25</text:p>
          </table:table-cell>
          <table:table-cell table:style-name="ce164" table:formula="of:=IF(VALUE(MID([.F90];6;FIND(&quot;:&quot;;[.F90];1)-FIND(&quot; &quot;;[.F90];1)-1))&gt;VALUE(MID([.F89];6;FIND(&quot;:&quot;;[.F89];1)-FIND(&quot; &quot;;[.F89];1)-1));[.C89];[.C89]+1)" office:value-type="float" office:value="21">
            <text:p>021</text:p>
          </table:table-cell>
          <table:table-cell table:style-name="ce234" office:value-type="string">
            <text:p>KS\Answers\Search\Advanced Search</text:p>
          </table:table-cell>
          <table:table-cell table:style-name="ce235" office:value-type="string">
            <text:p>Do Advanced Search with keywords combination searched in Entries</text:p>
          </table:table-cell>
          <table:table-cell table:style-name="ce234" office:value-type="string">
            <text:p>Step 2: Search combination keywords in Entries</text:p>
          </table:table-cell>
          <table:table-cell table:style-name="ce239" office:value-type="string">
            <text:p><text:span text:style-name="T20">- Click Advanced Search icon</text:span></text:p>
            <text:p><text:span text:style-name="T20">- First, Select Search in </text:span><text:span text:style-name="T22">Entries option</text:span></text:p>
            <text:p>- Input combination keywords (input Term, Author, Language, Question...)</text:p>
            <text:p><text:span text:style-name="T20">- Click [Search]</text:span></text:p>
          </table:table-cell>
          <table:table-cell table:style-name="ce167" office:value-type="string">
            <text:p>- All entries having satisfied keywords combination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91];6;FIND(&quot;:&quot;;[.F91];1)-FIND(&quot; &quot;;[.F91];1)-1))&gt;VALUE(MID([.F90];6;FIND(&quot;:&quot;;[.F90];1)-FIND(&quot; &quot;;[.F90];1)-1));&quot;&quot;;MAX([.A$7:.A90])+1)" office:value-type="float" office:value="38">
            <text:p>038</text:p>
          </table:table-cell>
          <table:table-cell table:style-name="ce198" office:value-type="string">
            <text:p>ANS_25</text:p>
          </table:table-cell>
          <table:table-cell table:style-name="ce164" table:formula="of:=IF(VALUE(MID([.F91];6;FIND(&quot;:&quot;;[.F91];1)-FIND(&quot; &quot;;[.F91];1)-1))&gt;VALUE(MID([.F90];6;FIND(&quot;:&quot;;[.F90];1)-FIND(&quot; &quot;;[.F90];1)-1));[.C90];[.C90]+1)" office:value-type="float" office:value="22">
            <text:p>022</text:p>
          </table:table-cell>
          <table:table-cell table:style-name="ce234" office:value-type="string">
            <text:p>KS\Answers\Search\Advanced Search</text:p>
          </table:table-cell>
          <table:table-cell table:style-name="ce75" office:value-type="string">
            <text:p>Do Advanced Search with full keywords combination searched in Entries</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55">
          <table:table-cell table:style-name="ce149" table:formula="of:=IF(VALUE(MID([.F92];6;FIND(&quot;:&quot;;[.F92];1)-FIND(&quot; &quot;;[.F92];1)-1))&gt;VALUE(MID([.F91];6;FIND(&quot;:&quot;;[.F91];1)-FIND(&quot; &quot;;[.F91];1)-1));&quot;&quot;;MAX([.A$7:.A91])+1)">
            <text:p/>
          </table:table-cell>
          <table:table-cell table:style-name="ce198" office:value-type="string">
            <text:p>ANS_25</text:p>
          </table:table-cell>
          <table:table-cell table:style-name="ce164" table:formula="of:=IF(VALUE(MID([.F92];6;FIND(&quot;:&quot;;[.F92];1)-FIND(&quot; &quot;;[.F92];1)-1))&gt;VALUE(MID([.F91];6;FIND(&quot;:&quot;;[.F91];1)-FIND(&quot; &quot;;[.F91];1)-1));[.C91];[.C91]+1)" office:value-type="float" office:value="22">
            <text:p>022</text:p>
          </table:table-cell>
          <table:table-cell table:style-name="ce234" office:value-type="string">
            <text:p>KS\Answers\Search\Advanced Search</text:p>
          </table:table-cell>
          <table:table-cell table:style-name="ce235" office:value-type="string">
            <text:p>Do Advanced Search with full keywords combination searched in Entries</text:p>
          </table:table-cell>
          <table:table-cell table:style-name="ce234" office:value-type="string">
            <text:p>Step 2: Search combination keywords in Categories</text:p>
          </table:table-cell>
          <table:table-cell table:style-name="ce239" office:value-type="string">
            <text:p><text:span text:style-name="T20">- Click Advanced Search icon</text:span></text:p>
            <text:p><text:span text:style-name="T20">- First, Select Search in </text:span><text:span text:style-name="T22">Entries option</text:span></text:p>
            <text:p>- Input full keywords combination (input Term, Author, Author's email, Language, Question, Answer, Created after, Created before.) </text:p>
            <text:p><text:span text:style-name="T20">- Click [Search]</text:span></text:p>
          </table:table-cell>
          <table:table-cell table:style-name="ce167" office:value-type="string">
            <text:p>- All entries having full satisfied keywords combination are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93];6;FIND(&quot;:&quot;;[.F93];1)-FIND(&quot; &quot;;[.F93];1)-1))&gt;VALUE(MID([.F92];6;FIND(&quot;:&quot;;[.F92];1)-FIND(&quot; &quot;;[.F92];1)-1));&quot;&quot;;MAX([.A$7:.A92])+1)" office:value-type="float" office:value="39">
            <text:p>039</text:p>
          </table:table-cell>
          <table:table-cell table:style-name="ce198" office:value-type="string">
            <text:p>ANS_25</text:p>
          </table:table-cell>
          <table:table-cell table:style-name="ce164" table:formula="of:=IF(VALUE(MID([.F93];6;FIND(&quot;:&quot;;[.F93];1)-FIND(&quot; &quot;;[.F93];1)-1))&gt;VALUE(MID([.F92];6;FIND(&quot;:&quot;;[.F92];1)-FIND(&quot; &quot;;[.F92];1)-1));[.C92];[.C92]+1)" office:value-type="float" office:value="23">
            <text:p>023</text:p>
          </table:table-cell>
          <table:table-cell table:style-name="ce234" office:value-type="string">
            <text:p>KS\Answers\Search\Advanced Search</text:p>
          </table:table-cell>
          <table:table-cell table:style-name="ce75" office:value-type="string">
            <text:p>Do Advanced Search in case invalid duration keyword entry</text:p>
          </table:table-cell>
          <table:table-cell table:style-name="ce167" office:value-type="string">
            <text:p>Step 1: Create data to search</text:p>
          </table:table-cell>
          <table:table-cell table:style-name="ce237" office:value-type="string">
            <text:p>- Create categories, questions, answers</text:p>
          </table:table-cell>
          <table:table-cell table:style-name="ce237" office:value-type="string">
            <text:p>- Categories,questions, answers are added successfully.</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32">
          <table:table-cell table:style-name="ce149" table:formula="of:=IF(VALUE(MID([.F94];6;FIND(&quot;:&quot;;[.F94];1)-FIND(&quot; &quot;;[.F94];1)-1))&gt;VALUE(MID([.F93];6;FIND(&quot;:&quot;;[.F93];1)-FIND(&quot; &quot;;[.F93];1)-1));&quot;&quot;;MAX([.A$7:.A93])+1)">
            <text:p/>
          </table:table-cell>
          <table:table-cell table:style-name="ce198" office:value-type="string">
            <text:p>ANS_25</text:p>
          </table:table-cell>
          <table:table-cell table:style-name="ce164" table:formula="of:=IF(VALUE(MID([.F94];6;FIND(&quot;:&quot;;[.F94];1)-FIND(&quot; &quot;;[.F94];1)-1))&gt;VALUE(MID([.F93];6;FIND(&quot;:&quot;;[.F93];1)-FIND(&quot; &quot;;[.F93];1)-1));[.C93];[.C93]+1)" office:value-type="float" office:value="23">
            <text:p>023</text:p>
          </table:table-cell>
          <table:table-cell table:style-name="ce234" office:value-type="string">
            <text:p>KS\Answers\Search\Advanced Search</text:p>
          </table:table-cell>
          <table:table-cell table:style-name="ce235" office:value-type="string">
            <text:p>Do Advanced Search in case invalid duration keyword entry</text:p>
          </table:table-cell>
          <table:table-cell table:style-name="ce234" office:value-type="string">
            <text:p>Step 2: Input invalid duration</text:p>
          </table:table-cell>
          <table:table-cell table:style-name="ce239" office:value-type="string">
            <text:p><text:span text:style-name="T20">- Click Advanced Search icon</text:span></text:p>
            <text:p>- Input Created after date greater than Created before date</text:p>
            <text:p>- Click [Search]</text:p>
          </table:table-cell>
          <table:table-cell table:style-name="ce167" office:value-type="string">
            <text:p>- Alert message is shown to notify that user must input valid duration for searching</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95];6;FIND(&quot;:&quot;;[.F95];1)-FIND(&quot; &quot;;[.F95];1)-1))&gt;VALUE(MID([.F94];6;FIND(&quot;:&quot;;[.F94];1)-FIND(&quot; &quot;;[.F94];1)-1));&quot;&quot;;MAX([.A$7:.A94])+1)" office:value-type="float" office:value="40">
            <text:p>040</text:p>
          </table:table-cell>
          <table:table-cell table:style-name="ce198" office:value-type="string">
            <text:p>ANS_25</text:p>
          </table:table-cell>
          <table:table-cell table:style-name="ce164" table:formula="of:=IF(VALUE(MID([.F95];6;FIND(&quot;:&quot;;[.F95];1)-FIND(&quot; &quot;;[.F95];1)-1))&gt;VALUE(MID([.F94];6;FIND(&quot;:&quot;;[.F94];1)-FIND(&quot; &quot;;[.F94];1)-1));[.C94];[.C94]+1)" office:value-type="float" office:value="24">
            <text:p>024</text:p>
          </table:table-cell>
          <table:table-cell table:style-name="ce234" office:value-type="string">
            <text:p>KS\Answers\Search\Advanced Search</text:p>
          </table:table-cell>
          <table:table-cell table:style-name="ce68" office:value-type="string">
            <text:p>Test Search Result in case administrator do searching</text:p>
          </table:table-cell>
          <table:table-cell table:style-name="ce234" office:value-type="string">
            <text:p>Step 1: Create categories &amp; questions</text:p>
          </table:table-cell>
          <table:table-cell table:style-name="ce234" office:value-type="string">
            <text:p>- Create category</text:p>
            <text:p>- Create questions which may be pending for being approved or activated</text:p>
          </table:table-cell>
          <table:table-cell table:style-name="ce234" office:value-type="string">
            <text:p>- Create category and questions successfully <text:s/>but questions are visible for everyone expect administrator/ moderator approve/ active i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4">
          <table:table-cell table:style-name="ce149" table:formula="of:=IF(VALUE(MID([.F96];6;FIND(&quot;:&quot;;[.F96];1)-FIND(&quot; &quot;;[.F96];1)-1))&gt;VALUE(MID([.F95];6;FIND(&quot;:&quot;;[.F95];1)-FIND(&quot; &quot;;[.F95];1)-1));&quot;&quot;;MAX([.A$7:.A95])+1)">
            <text:p/>
          </table:table-cell>
          <table:table-cell table:style-name="ce198" office:value-type="string">
            <text:p>ANS_25</text:p>
          </table:table-cell>
          <table:table-cell table:style-name="ce164" table:formula="of:=IF(VALUE(MID([.F96];6;FIND(&quot;:&quot;;[.F96];1)-FIND(&quot; &quot;;[.F96];1)-1))&gt;VALUE(MID([.F95];6;FIND(&quot;:&quot;;[.F95];1)-FIND(&quot; &quot;;[.F95];1)-1));[.C95];[.C95]+1)" office:value-type="float" office:value="24">
            <text:p>024</text:p>
          </table:table-cell>
          <table:table-cell table:style-name="ce234" office:value-type="string">
            <text:p>KS\Answers\Search\Advanced Search</text:p>
          </table:table-cell>
          <table:table-cell table:style-name="ce167" office:value-type="string">
            <text:p>Test Search Result in case administrator do searching</text:p>
          </table:table-cell>
          <table:table-cell table:style-name="ce234" office:value-type="string">
            <text:p>Step 2: Search by administrator</text:p>
          </table:table-cell>
          <table:table-cell table:style-name="ce234" office:value-type="string">
            <text:p>- Input searching keyword in to Simple Search text box that match questions created above</text:p>
            <text:p>- Click [Search]</text:p>
          </table:table-cell>
          <table:table-cell table:style-name="ce234"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97];6;FIND(&quot;:&quot;;[.F97];1)-FIND(&quot; &quot;;[.F97];1)-1))&gt;VALUE(MID([.F96];6;FIND(&quot;:&quot;;[.F96];1)-FIND(&quot; &quot;;[.F96];1)-1));&quot;&quot;;MAX([.A$7:.A96])+1)" office:value-type="float" office:value="41">
            <text:p>041</text:p>
          </table:table-cell>
          <table:table-cell table:style-name="ce198" office:value-type="string">
            <text:p>ANS_25</text:p>
          </table:table-cell>
          <table:table-cell table:style-name="ce164" table:formula="of:=IF(VALUE(MID([.F97];6;FIND(&quot;:&quot;;[.F97];1)-FIND(&quot; &quot;;[.F97];1)-1))&gt;VALUE(MID([.F96];6;FIND(&quot;:&quot;;[.F96];1)-FIND(&quot; &quot;;[.F96];1)-1));[.C96];[.C96]+1)" office:value-type="float" office:value="25">
            <text:p>025</text:p>
          </table:table-cell>
          <table:table-cell table:style-name="ce234" office:value-type="string">
            <text:p>KS\Answers\Search\Advanced Search</text:p>
          </table:table-cell>
          <table:table-cell table:style-name="ce68" office:value-type="string">
            <text:p>Test Search Result in case moderator do searching</text:p>
          </table:table-cell>
          <table:table-cell table:style-name="ce234" office:value-type="string">
            <text:p>Step 1: Create categories &amp; questions</text:p>
          </table:table-cell>
          <table:table-cell table:style-name="ce234" office:value-type="string">
            <text:p>- Create category</text:p>
            <text:p>- Create questions which may be pending for being approved or activated</text:p>
          </table:table-cell>
          <table:table-cell table:style-name="ce234" office:value-type="string">
            <text:p>- Create category and questions successfully <text:s/>but questions are visible for everyone expect administrator/ moderator approve/ active i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57">
          <table:table-cell table:style-name="ce149" table:formula="of:=IF(VALUE(MID([.F98];6;FIND(&quot;:&quot;;[.F98];1)-FIND(&quot; &quot;;[.F98];1)-1))&gt;VALUE(MID([.F97];6;FIND(&quot;:&quot;;[.F97];1)-FIND(&quot; &quot;;[.F97];1)-1));&quot;&quot;;MAX([.A$7:.A97])+1)">
            <text:p/>
          </table:table-cell>
          <table:table-cell table:style-name="ce198" office:value-type="string">
            <text:p>ANS_25</text:p>
          </table:table-cell>
          <table:table-cell table:style-name="ce164" table:formula="of:=IF(VALUE(MID([.F98];6;FIND(&quot;:&quot;;[.F98];1)-FIND(&quot; &quot;;[.F98];1)-1))&gt;VALUE(MID([.F97];6;FIND(&quot;:&quot;;[.F97];1)-FIND(&quot; &quot;;[.F97];1)-1));[.C97];[.C97]+1)" office:value-type="float" office:value="25">
            <text:p>025</text:p>
          </table:table-cell>
          <table:table-cell table:style-name="ce234" office:value-type="string">
            <text:p>KS\Answers\Search\Advanced Search</text:p>
          </table:table-cell>
          <table:table-cell table:style-name="ce167" office:value-type="string">
            <text:p>Test Search Result in case moderator do searching</text:p>
          </table:table-cell>
          <table:table-cell table:style-name="ce234" office:value-type="string">
            <text:p>Step 2: Search by administrator</text:p>
          </table:table-cell>
          <table:table-cell table:style-name="ce234" office:value-type="string">
            <text:p>- Input searching keyword in to Simple Search text box that match questions created above</text:p>
            <text:p>- Click [Search]</text:p>
          </table:table-cell>
          <table:table-cell table:style-name="ce234"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41">
          <table:table-cell table:style-name="ce149" table:formula="of:=IF(VALUE(MID([.F99];6;FIND(&quot;:&quot;;[.F99];1)-FIND(&quot; &quot;;[.F99];1)-1))&gt;VALUE(MID([.F98];6;FIND(&quot;:&quot;;[.F98];1)-FIND(&quot; &quot;;[.F98];1)-1));&quot;&quot;;MAX([.A$7:.A98])+1)" office:value-type="float" office:value="42">
            <text:p>042</text:p>
          </table:table-cell>
          <table:table-cell table:style-name="ce198" office:value-type="string">
            <text:p>ANS_25</text:p>
          </table:table-cell>
          <table:table-cell table:style-name="ce164" table:formula="of:=IF(VALUE(MID([.F99];6;FIND(&quot;:&quot;;[.F99];1)-FIND(&quot; &quot;;[.F99];1)-1))&gt;VALUE(MID([.F98];6;FIND(&quot;:&quot;;[.F98];1)-FIND(&quot; &quot;;[.F98];1)-1));[.C98];[.C98]+1)" office:value-type="float" office:value="26">
            <text:p>026</text:p>
          </table:table-cell>
          <table:table-cell table:style-name="ce234" office:value-type="string">
            <text:p>KS\Answers\Search\Advanced Search</text:p>
          </table:table-cell>
          <table:table-cell table:style-name="ce68" office:value-type="string">
            <text:p>Test Search Result in case normal user do searching</text:p>
          </table:table-cell>
          <table:table-cell table:style-name="ce234" office:value-type="string">
            <text:p>Step 1: Create categories &amp; questions</text:p>
          </table:table-cell>
          <table:table-cell table:style-name="ce234" office:value-type="string">
            <text:p>- Create category</text:p>
            <text:p>- Create questions which may be pending for being approved or activated</text:p>
          </table:table-cell>
          <table:table-cell table:style-name="ce234" office:value-type="string">
            <text:p>- Create category and questions successfully <text:s/>but questions are visible for everyone expect administrator/ moderator approve/ active it.</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4">
          <table:table-cell table:style-name="ce149" table:formula="of:=IF(VALUE(MID([.F100];6;FIND(&quot;:&quot;;[.F100];1)-FIND(&quot; &quot;;[.F100];1)-1))&gt;VALUE(MID([.F99];6;FIND(&quot;:&quot;;[.F99];1)-FIND(&quot; &quot;;[.F99];1)-1));&quot;&quot;;MAX([.A$7:.A99])+1)">
            <text:p/>
          </table:table-cell>
          <table:table-cell table:style-name="ce198" office:value-type="string">
            <text:p>ANS_25</text:p>
          </table:table-cell>
          <table:table-cell table:style-name="ce164" table:formula="of:=IF(VALUE(MID([.F100];6;FIND(&quot;:&quot;;[.F100];1)-FIND(&quot; &quot;;[.F100];1)-1))&gt;VALUE(MID([.F99];6;FIND(&quot;:&quot;;[.F99];1)-FIND(&quot; &quot;;[.F99];1)-1));[.C99];[.C99]+1)" office:value-type="float" office:value="26">
            <text:p>026</text:p>
          </table:table-cell>
          <table:table-cell table:style-name="ce234" office:value-type="string">
            <text:p>KS\Answers\Search\Advanced Search</text:p>
          </table:table-cell>
          <table:table-cell table:style-name="ce167" office:value-type="string">
            <text:p>Test Search Result in case normal user do searching</text:p>
          </table:table-cell>
          <table:table-cell table:style-name="ce234" office:value-type="string">
            <text:p>Step 2: Search by normal user</text:p>
          </table:table-cell>
          <table:table-cell table:style-name="ce234" office:value-type="string">
            <text:p>- Input searching keyword in to Simple Search text box that match questions created above</text:p>
            <text:p>- Click [Search]</text:p>
          </table:table-cell>
          <table:table-cell table:style-name="ce234"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40" office:value-type="string">
            <text:p>Low</text:p>
          </table:table-cell>
          <table:table-cell table:style-name="ce187"/>
          <table:table-cell table:style-name="ce161" table:number-columns-repeated="2"/>
          <table:table-cell table:style-name="ce226"/>
          <table:table-cell table:style-name="ce161" table:number-columns-repeated="213"/>
        </table:table-row>
        <table:table-row table:style-name="ro9">
          <table:table-cell table:style-name="ce149" table:formula="of:=IF(VALUE(MID([.F101];6;FIND(&quot;:&quot;;[.F101];1)-FIND(&quot; &quot;;[.F101];1)-1))&gt;VALUE(MID([.F100];6;FIND(&quot;:&quot;;[.F100];1)-FIND(&quot; &quot;;[.F100];1)-1));&quot;&quot;;MAX([.A$7:.A100])+1)" office:value-type="float" office:value="43">
            <text:p>043</text:p>
          </table:table-cell>
          <table:table-cell table:style-name="ce198" office:value-type="string">
            <text:p>ANS_25</text:p>
          </table:table-cell>
          <table:table-cell table:style-name="ce164" table:formula="of:=IF(VALUE(MID([.F101];6;FIND(&quot;:&quot;;[.F101];1)-FIND(&quot; &quot;;[.F101];1)-1))&gt;VALUE(MID([.F100];6;FIND(&quot;:&quot;;[.F100];1)-FIND(&quot; &quot;;[.F100];1)-1));[.C100];[.C100]+1)" office:value-type="float" office:value="27">
            <text:p>027</text:p>
          </table:table-cell>
          <table:table-cell table:style-name="ce234" office:value-type="string">
            <text:p>KS\Answers\Search\Advanced Search</text:p>
          </table:table-cell>
          <table:table-cell table:style-name="ce75" office:value-type="string">
            <text:p>Do Advanced Search with name of attachment in question</text:p>
          </table:table-cell>
          <table:table-cell table:style-name="ce167" office:value-type="string">
            <text:p>Step 1: Create data to search</text:p>
          </table:table-cell>
          <table:table-cell table:style-name="ce234" office:value-type="string">
            <text:p>- Login by user</text:p>
            <text:p>- Create questions with attachment</text:p>
          </table:table-cell>
          <table:table-cell table:style-name="ce167" office:value-type="string">
            <text:p>Questions are added successful</text:p>
          </table:table-cell>
          <table:table-cell table:style-name="ce240" office:value-type="string">
            <text:p>Low</text:p>
          </table:table-cell>
          <table:table-cell table:number-columns-repeated="217"/>
        </table:table-row>
        <table:table-row table:style-name="ro40">
          <table:table-cell table:style-name="ce149" table:formula="of:=IF(VALUE(MID([.F102];6;FIND(&quot;:&quot;;[.F102];1)-FIND(&quot; &quot;;[.F102];1)-1))&gt;VALUE(MID([.F101];6;FIND(&quot;:&quot;;[.F101];1)-FIND(&quot; &quot;;[.F101];1)-1));&quot;&quot;;MAX([.A$7:.A101])+1)">
            <text:p/>
          </table:table-cell>
          <table:table-cell table:style-name="ce198" office:value-type="string">
            <text:p>ANS_25</text:p>
          </table:table-cell>
          <table:table-cell table:style-name="ce164" table:formula="of:=IF(VALUE(MID([.F102];6;FIND(&quot;:&quot;;[.F102];1)-FIND(&quot; &quot;;[.F102];1)-1))&gt;VALUE(MID([.F101];6;FIND(&quot;:&quot;;[.F101];1)-FIND(&quot; &quot;;[.F101];1)-1));[.C101];[.C101]+1)" office:value-type="float" office:value="27">
            <text:p>027</text:p>
          </table:table-cell>
          <table:table-cell table:style-name="ce234" office:value-type="string">
            <text:p>KS\Answers\Search\Advanced Search</text:p>
          </table:table-cell>
          <table:table-cell table:style-name="ce234" office:value-type="string">
            <text:p>Do Simple Search with name of attachment in question</text:p>
          </table:table-cell>
          <table:table-cell table:style-name="ce234" office:value-type="string">
            <text:p>Step 2: Search question by attachment's name</text:p>
          </table:table-cell>
          <table:table-cell table:style-name="ce234"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67" office:value-type="string">
            <text:p>Question(s) which has attachment's name matched keyword search is displayed in search result</text:p>
          </table:table-cell>
          <table:table-cell table:style-name="ce240" office:value-type="string">
            <text:p>Low</text:p>
          </table:table-cell>
          <table:table-cell table:number-columns-repeated="217"/>
        </table:table-row>
        <table:table-row table:style-name="ro32">
          <table:table-cell table:style-name="ce149" table:formula="of:=IF(VALUE(MID([.F103];6;FIND(&quot;:&quot;;[.F103];1)-FIND(&quot; &quot;;[.F103];1)-1))&gt;VALUE(MID([.F102];6;FIND(&quot;:&quot;;[.F102];1)-FIND(&quot; &quot;;[.F102];1)-1));&quot;&quot;;MAX([.A$7:.A102])+1)" office:value-type="float" office:value="44">
            <text:p>044</text:p>
          </table:table-cell>
          <table:table-cell table:style-name="ce198" office:value-type="string">
            <text:p>ANS_25</text:p>
          </table:table-cell>
          <table:table-cell table:style-name="ce164" table:formula="of:=IF(VALUE(MID([.F103];6;FIND(&quot;:&quot;;[.F103];1)-FIND(&quot; &quot;;[.F103];1)-1))&gt;VALUE(MID([.F102];6;FIND(&quot;:&quot;;[.F102];1)-FIND(&quot; &quot;;[.F102];1)-1));[.C102];[.C102]+1)" office:value-type="float" office:value="28">
            <text:p>028</text:p>
          </table:table-cell>
          <table:table-cell table:style-name="ce234" office:value-type="string">
            <text:p>KS\Answers\Search\Advanced Search</text:p>
          </table:table-cell>
          <table:table-cell table:style-name="ce75" office:value-type="string">
            <text:p>Do Simple Search with content of attachment in question</text:p>
          </table:table-cell>
          <table:table-cell table:style-name="ce234" office:value-type="string">
            <text:p>Step 1: Create data to search</text:p>
          </table:table-cell>
          <table:table-cell table:style-name="ce234" office:value-type="string">
            <text:p>- Login by user</text:p>
            <text:p>- Create questions and attach file with extension (.txt, .doc and open office)</text:p>
          </table:table-cell>
          <table:table-cell table:style-name="ce167" office:value-type="string">
            <text:p>Questions are added successful</text:p>
          </table:table-cell>
          <table:table-cell table:style-name="ce240" office:value-type="string">
            <text:p>Low</text:p>
          </table:table-cell>
          <table:table-cell table:number-columns-repeated="217"/>
        </table:table-row>
        <table:table-row table:style-name="ro40">
          <table:table-cell table:style-name="ce149" table:formula="of:=IF(VALUE(MID([.F104];6;FIND(&quot;:&quot;;[.F104];1)-FIND(&quot; &quot;;[.F104];1)-1))&gt;VALUE(MID([.F103];6;FIND(&quot;:&quot;;[.F103];1)-FIND(&quot; &quot;;[.F103];1)-1));&quot;&quot;;MAX([.A$7:.A103])+1)">
            <text:p/>
          </table:table-cell>
          <table:table-cell table:style-name="ce198" office:value-type="string">
            <text:p>ANS_25</text:p>
          </table:table-cell>
          <table:table-cell table:style-name="ce164" table:formula="of:=IF(VALUE(MID([.F104];6;FIND(&quot;:&quot;;[.F104];1)-FIND(&quot; &quot;;[.F104];1)-1))&gt;VALUE(MID([.F103];6;FIND(&quot;:&quot;;[.F103];1)-FIND(&quot; &quot;;[.F103];1)-1));[.C103];[.C103]+1)" office:value-type="float" office:value="28">
            <text:p>028</text:p>
          </table:table-cell>
          <table:table-cell table:style-name="ce234" office:value-type="string">
            <text:p>KS\Answers\Search\Advanced Search</text:p>
          </table:table-cell>
          <table:table-cell table:style-name="ce234" office:value-type="string">
            <text:p>Do Simple Search with content of attachment in question</text:p>
          </table:table-cell>
          <table:table-cell table:style-name="ce234" office:value-type="string">
            <text:p>Step 2: Search question by content of attachment</text:p>
          </table:table-cell>
          <table:table-cell table:style-name="ce234"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67" office:value-type="string">
            <text:p>Question(s) which has content matched keyword search is displayed in search result</text:p>
          </table:table-cell>
          <table:table-cell table:style-name="ce240" office:value-type="string">
            <text:p>Low</text:p>
          </table:table-cell>
          <table:table-cell table:number-columns-repeated="217"/>
        </table:table-row>
        <table:table-row table:style-name="ro1" table:number-rows-repeated="7">
          <table:table-cell/>
          <table:table-cell table:style-name="ce196"/>
          <table:table-cell table:number-columns-repeated="224"/>
        </table:table-row>
        <table:table-row table:style-name="ro1" table:number-rows-repeated="65424">
          <table:table-cell table:number-columns-repeated="226"/>
        </table:table-row>
        <table:table-row table:style-name="ro1">
          <table:table-cell table:number-columns-repeated="226"/>
        </table:table-row>
      </table:table>
      <table:table table:name="Settings" table:style-name="ta2" table:print="false">
        <office:forms form:automatic-focus="false" form:apply-design-mode="false"/>
        <table:table-column table:style-name="co56" table:default-cell-style-name="ce241"/>
        <table:table-column table:style-name="co65" table:default-cell-style-name="ce241"/>
        <table:table-column table:style-name="co66" table:default-cell-style-name="ce241"/>
        <table:table-column table:style-name="co67" table:default-cell-style-name="ce241"/>
        <table:table-column table:style-name="co43" table:default-cell-style-name="ce241"/>
        <table:table-column table:style-name="co60" table:default-cell-style-name="ce241"/>
        <table:table-column table:style-name="co68" table:default-cell-style-name="ce241"/>
        <table:table-column table:style-name="co69" table:default-cell-style-name="ce241"/>
        <table:table-column table:style-name="co19" table:default-cell-style-name="ce260"/>
        <table:table-column table:style-name="co70" table:default-cell-style-name="ce282"/>
        <table:table-column table:style-name="co55" table:default-cell-style-name="ce241"/>
        <table:table-column table:style-name="co9" table:number-columns-repeated="245" table:default-cell-style-name="ce241"/>
        <table:table-row table:style-name="ro35">
          <table:table-cell/>
          <table:table-cell table:style-name="ce244" office:value-type="string">
            <text:p>TEST CASES</text:p>
          </table:table-cell>
          <table:table-cell table:style-name="ce251"/>
          <table:table-cell table:style-name="ce245" table:number-columns-repeated="2"/>
          <table:table-cell table:number-columns-repeated="2"/>
          <table:table-cell table:style-name="ce245"/>
          <table:table-cell table:style-name="ce259"/>
          <table:table-cell table:style-name="ce281"/>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283" table:number-columns-repeated="210"/>
          <table:table-cell table:number-columns-repeated="31"/>
        </table:table-row>
        <table:table-row table:style-name="ro35">
          <table:table-cell/>
          <table:table-cell table:style-name="ce245" table:number-columns-repeated="4"/>
          <table:table-cell table:number-columns-repeated="2"/>
          <table:table-cell table:style-name="ce245"/>
          <table:table-cell table:style-name="ce259"/>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style-name="Default"/>
          <table:table-cell table:style-name="ce283" table:number-columns-repeated="207"/>
          <table:table-cell table:number-columns-repeated="31"/>
        </table:table-row>
        <table:table-row table:style-name="ro14">
          <table:table-cell/>
          <table:table-cell table:style-name="ce246" office:value-type="string">
            <text:p>Function List<text:span text:style-name="T8">:</text:span></text:p>
          </table:table-cell>
          <table:table-cell table:style-name="ce252" office:value-type="string" table:number-columns-spanned="3" table:number-rows-spanned="1">
            <text:p>Display setting</text:p>
          </table:table-cell>
          <table:covered-table-cell table:number-columns-repeated="2"/>
          <table:table-cell table:number-columns-repeated="2"/>
          <table:table-cell table:style-name="ce257"/>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style-name="Default"/>
          <table:table-cell table:style-name="ce283" table:number-columns-repeated="207"/>
          <table:table-cell table:number-columns-repeated="31"/>
        </table:table-row>
        <table:table-row table:style-name="ro37">
          <table:table-cell/>
          <table:table-cell table:style-name="ce247" office:value-type="string">
            <text:p>Total main cases</text:p>
          </table:table-cell>
          <table:table-cell table:style-name="ce252" table:formula="of:=MAX([.A7:.A913])" office:value-type="float" office:value="10" table:number-columns-spanned="3" table:number-rows-spanned="1">
            <text:p>10</text:p>
          </table:table-cell>
          <table:covered-table-cell table:number-columns-repeated="2"/>
          <table:table-cell table:number-columns-repeated="2"/>
          <table:table-cell table:style-name="ce257"/>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style-name="Default"/>
          <table:table-cell table:style-name="ce283" table:number-columns-repeated="207"/>
          <table:table-cell table:number-columns-repeated="31"/>
        </table:table-row>
        <table:table-row table:style-name="ro35">
          <table:table-cell/>
          <table:table-cell table:style-name="ce248"/>
          <table:table-cell table:style-name="ce253" table:number-columns-repeated="6"/>
          <table:table-cell table:style-name="ce261"/>
          <table:table-cell table:style-name="ce191"/>
          <table:table-cell table:style-name="Default"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style-name="Default"/>
          <table:table-cell table:style-name="ce253" table:number-columns-repeated="207"/>
          <table:table-cell table:number-columns-repeated="31"/>
        </table:table-row>
        <table:table-row table:style-name="ro1">
          <table:table-cell table:style-name="ce242" office:value-type="string">
            <text:p>Case No</text:p>
          </table:table-cell>
          <table:table-cell table:style-name="ce249" office:value-type="string">
            <text:p>Related function</text:p>
          </table:table-cell>
          <table:table-cell table:style-name="ce249" office:value-type="string">
            <text:p>Case ID</text:p>
          </table:table-cell>
          <table:table-cell table:style-name="ce249" office:value-type="string">
            <text:p>Path</text:p>
          </table:table-cell>
          <table:table-cell table:style-name="ce249" office:value-type="string">
            <text:p>Case Name</text:p>
          </table:table-cell>
          <table:table-cell table:style-name="ce249" office:value-type="string">
            <text:p>Description</text:p>
          </table:table-cell>
          <table:table-cell table:style-name="ce249" office:value-type="string">
            <text:p>Steps</text:p>
          </table:table-cell>
          <table:table-cell table:style-name="ce249" office:value-type="string">
            <text:p>Expected Output</text:p>
          </table:table-cell>
          <table:table-cell table:style-name="ce249" office:value-type="string">
            <text:p>Priority</text:p>
          </table:table-cell>
          <table:table-cell table:style-name="ce249" office:value-type="string">
            <text:p>Affect</text:p>
          </table:table-cell>
          <table:table-cell table:style-name="ce249" table:number-columns-repeated="9"/>
          <table:table-cell table:style-name="ce284" table:number-columns-repeated="207"/>
          <table:table-cell table:number-columns-repeated="30"/>
        </table:table-row>
        <table:table-row table:style-name="ro78">
          <table:table-cell table:style-name="ce243" office:value-type="float" office:value="1">
            <text:p>001</text:p>
          </table:table-cell>
          <table:table-cell table:style-name="ce250" office:value-type="string">
            <text:p>ANS_26</text:p>
          </table:table-cell>
          <table:table-cell table:style-name="ce164" office:value-type="float" office:value="1">
            <text:p>001</text:p>
          </table:table-cell>
          <table:table-cell table:style-name="ce254" office:value-type="string">
            <text:p>KS\Answers\Settings</text:p>
          </table:table-cell>
          <table:table-cell table:style-name="ce79" office:value-type="string">
            <text:p>Display categories and questions by created date in ascending order</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8];6;FIND(&quot;:&quot;;[.F8];1)-FIND(&quot; &quot;;[.F8];1)-1))&gt;VALUE(MID([.F7];6;FIND(&quot;:&quot;;[.F7];1)-FIND(&quot; &quot;;[.F7];1)-1));&quot;&quot;;MAX([.A$7:.A7])+1)">
            <text:p/>
          </table:table-cell>
          <table:table-cell table:style-name="ce250" office:value-type="string">
            <text:p>ANS_26</text:p>
          </table:table-cell>
          <table:table-cell table:style-name="ce164" table:formula="of:=IF(VALUE(MID([.F8];6;FIND(&quot;:&quot;;[.F8];1)-FIND(&quot; &quot;;[.F8];1)-1))&gt;VALUE(MID([.F7];6;FIND(&quot;:&quot;;[.F7];1)-FIND(&quot; &quot;;[.F7];1)-1));[.C7];[.C7]+1)" office:value-type="float" office:value="1">
            <text:p>001</text:p>
          </table:table-cell>
          <table:table-cell table:style-name="ce254" office:value-type="string">
            <text:p>KS\Answers\Settings</text:p>
          </table:table-cell>
          <table:table-cell table:style-name="ce255" office:value-type="string">
            <text:p>Display categories and questions by created date in ascending order</text:p>
          </table:table-cell>
          <table:table-cell table:style-name="ce254" office:value-type="string">
            <text:p>Step 2: Show Answers setting main screen </text:p>
          </table:table-cell>
          <table:table-cell table:style-name="ce254" office:value-type="string">
            <text:p>- Click [Settings]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9];6;FIND(&quot;:&quot;;[.F9];1)-FIND(&quot; &quot;;[.F9];1)-1))&gt;VALUE(MID([.F8];6;FIND(&quot;:&quot;;[.F8];1)-FIND(&quot; &quot;;[.F8];1)-1));&quot;&quot;;MAX([.A$7:.A8])+1)">
            <text:p/>
          </table:table-cell>
          <table:table-cell table:style-name="ce250" office:value-type="string">
            <text:p>ANS_26</text:p>
          </table:table-cell>
          <table:table-cell table:style-name="ce164" table:formula="of:=IF(VALUE(MID([.F9];6;FIND(&quot;:&quot;;[.F9];1)-FIND(&quot; &quot;;[.F9];1)-1))&gt;VALUE(MID([.F8];6;FIND(&quot;:&quot;;[.F8];1)-FIND(&quot; &quot;;[.F8];1)-1));[.C8];[.C8]+1)" office:value-type="float" office:value="1">
            <text:p>001</text:p>
          </table:table-cell>
          <table:table-cell table:style-name="ce254" office:value-type="string">
            <text:p>KS\Answers\Settings</text:p>
          </table:table-cell>
          <table:table-cell table:style-name="ce255" office:value-type="string">
            <text:p>Display categories and questions by created date in ascending order</text:p>
          </table:table-cell>
          <table:table-cell table:style-name="ce254" office:value-type="string">
            <text:p>Step 3: Set values in setting form</text:p>
          </table:table-cell>
          <table:table-cell table:style-name="ce254" office:value-type="string">
            <text:p>- Set values in Order is [Created <text:span text:style-name="T5">date] and [Ascending]</text:span></text:p>
            <text:p><text:span text:style-name="T5">- Click [Save]</text:span></text:p>
          </table:table-cell>
          <table:table-cell table:style-name="ce258" office:value-type="string">
            <text:p><text:span text:style-name="T12">-</text:span><text:span text:style-name="T15"> C</text:span>ategories a<text:span text:style-name="T5">nd questions are sorted by</text:span> created date in ascending order</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0];6;FIND(&quot;:&quot;;[.F10];1)-FIND(&quot; &quot;;[.F10];1)-1))&gt;VALUE(MID([.F9];6;FIND(&quot;:&quot;;[.F9];1)-FIND(&quot; &quot;;[.F9];1)-1));&quot;&quot;;MAX([.A$7:.A9])+1)" office:value-type="float" office:value="2">
            <text:p>002</text:p>
          </table:table-cell>
          <table:table-cell table:style-name="ce250" office:value-type="string">
            <text:p>ANS_26</text:p>
          </table:table-cell>
          <table:table-cell table:style-name="ce164" table:formula="of:=IF(VALUE(MID([.F10];6;FIND(&quot;:&quot;;[.F10];1)-FIND(&quot; &quot;;[.F10];1)-1))&gt;VALUE(MID([.F9];6;FIND(&quot;:&quot;;[.F9];1)-FIND(&quot; &quot;;[.F9];1)-1));[.C9];[.C9]+1)" office:value-type="float" office:value="2">
            <text:p>002</text:p>
          </table:table-cell>
          <table:table-cell table:style-name="ce254" office:value-type="string">
            <text:p>KS\Answers\Settings</text:p>
          </table:table-cell>
          <table:table-cell table:style-name="ce79" office:value-type="string">
            <text:p>Display categories and questions by created date in descending order</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1];6;FIND(&quot;:&quot;;[.F11];1)-FIND(&quot; &quot;;[.F11];1)-1))&gt;VALUE(MID([.F10];6;FIND(&quot;:&quot;;[.F10];1)-FIND(&quot; &quot;;[.F10];1)-1));&quot;&quot;;MAX([.A$7:.A10])+1)">
            <text:p/>
          </table:table-cell>
          <table:table-cell table:style-name="ce250" office:value-type="string">
            <text:p>ANS_26</text:p>
          </table:table-cell>
          <table:table-cell table:style-name="ce164" table:formula="of:=IF(VALUE(MID([.F11];6;FIND(&quot;:&quot;;[.F11];1)-FIND(&quot; &quot;;[.F11];1)-1))&gt;VALUE(MID([.F10];6;FIND(&quot;:&quot;;[.F10];1)-FIND(&quot; &quot;;[.F10];1)-1));[.C10];[.C10]+1)" office:value-type="float" office:value="2">
            <text:p>002</text:p>
          </table:table-cell>
          <table:table-cell table:style-name="ce254" office:value-type="string">
            <text:p>KS\Answers\Settings</text:p>
          </table:table-cell>
          <table:table-cell table:style-name="ce255" office:value-type="string">
            <text:p>Display categories and questions by created date in descending order</text:p>
          </table:table-cell>
          <table:table-cell table:style-name="ce254" office:value-type="string">
            <text:p>Step 2: Show Answers setting main screen </text:p>
          </table:table-cell>
          <table:table-cell table:style-name="ce254" office:value-type="string">
            <text:p>- Click [Settings]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32">
          <table:table-cell table:style-name="ce149" table:formula="of:=IF(VALUE(MID([.F12];6;FIND(&quot;:&quot;;[.F12];1)-FIND(&quot; &quot;;[.F12];1)-1))&gt;VALUE(MID([.F11];6;FIND(&quot;:&quot;;[.F11];1)-FIND(&quot; &quot;;[.F11];1)-1));&quot;&quot;;MAX([.A$7:.A11])+1)">
            <text:p/>
          </table:table-cell>
          <table:table-cell table:style-name="ce250" office:value-type="string">
            <text:p>ANS_26</text:p>
          </table:table-cell>
          <table:table-cell table:style-name="ce164" table:formula="of:=IF(VALUE(MID([.F12];6;FIND(&quot;:&quot;;[.F12];1)-FIND(&quot; &quot;;[.F12];1)-1))&gt;VALUE(MID([.F11];6;FIND(&quot;:&quot;;[.F11];1)-FIND(&quot; &quot;;[.F11];1)-1));[.C11];[.C11]+1)" office:value-type="float" office:value="2">
            <text:p>002</text:p>
          </table:table-cell>
          <table:table-cell table:style-name="ce254" office:value-type="string">
            <text:p>KS\Answers\Settings</text:p>
          </table:table-cell>
          <table:table-cell table:style-name="ce255" office:value-type="string">
            <text:p>Display categories and questions by created date in descending order</text:p>
          </table:table-cell>
          <table:table-cell table:style-name="ce254" office:value-type="string">
            <text:p>Step 3: Set values in setting form</text:p>
          </table:table-cell>
          <table:table-cell table:style-name="ce254" office:value-type="string">
            <text:p>- Set values in Order is [Created <text:span text:style-name="T5">date] and [Descending]</text:span></text:p>
            <text:p><text:span text:style-name="T5">- Click [Save]</text:span></text:p>
          </table:table-cell>
          <table:table-cell table:style-name="ce258" office:value-type="string">
            <text:p><text:span text:style-name="T12">-</text:span><text:span text:style-name="T15"> C</text:span>ategories a<text:span text:style-name="T5">nd questions are sorted by</text:span> created date in descending order</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3];6;FIND(&quot;:&quot;;[.F13];1)-FIND(&quot; &quot;;[.F13];1)-1))&gt;VALUE(MID([.F12];6;FIND(&quot;:&quot;;[.F12];1)-FIND(&quot; &quot;;[.F12];1)-1));&quot;&quot;;MAX([.A$7:.A12])+1)" office:value-type="float" office:value="3">
            <text:p>003</text:p>
          </table:table-cell>
          <table:table-cell table:style-name="ce250" office:value-type="string">
            <text:p>ANS_26</text:p>
          </table:table-cell>
          <table:table-cell table:style-name="ce164" table:formula="of:=IF(VALUE(MID([.F13];6;FIND(&quot;:&quot;;[.F13];1)-FIND(&quot; &quot;;[.F13];1)-1))&gt;VALUE(MID([.F12];6;FIND(&quot;:&quot;;[.F12];1)-FIND(&quot; &quot;;[.F12];1)-1));[.C12];[.C12]+1)" office:value-type="float" office:value="3">
            <text:p>003</text:p>
          </table:table-cell>
          <table:table-cell table:style-name="ce254" office:value-type="string">
            <text:p>KS\Answers\Settings</text:p>
          </table:table-cell>
          <table:table-cell table:style-name="ce79" office:value-type="string">
            <text:p>Display categories and questions by alphabet in ascending order</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14];6;FIND(&quot;:&quot;;[.F14];1)-FIND(&quot; &quot;;[.F14];1)-1))&gt;VALUE(MID([.F13];6;FIND(&quot;:&quot;;[.F13];1)-FIND(&quot; &quot;;[.F13];1)-1));&quot;&quot;;MAX([.A$7:.A13])+1)">
            <text:p/>
          </table:table-cell>
          <table:table-cell table:style-name="ce250" office:value-type="string">
            <text:p>ANS_26</text:p>
          </table:table-cell>
          <table:table-cell table:style-name="ce164" table:formula="of:=IF(VALUE(MID([.F14];6;FIND(&quot;:&quot;;[.F14];1)-FIND(&quot; &quot;;[.F14];1)-1))&gt;VALUE(MID([.F13];6;FIND(&quot;:&quot;;[.F13];1)-FIND(&quot; &quot;;[.F13];1)-1));[.C13];[.C13]+1)" office:value-type="float" office:value="3">
            <text:p>003</text:p>
          </table:table-cell>
          <table:table-cell table:style-name="ce254" office:value-type="string">
            <text:p>KS\Answers\Settings</text:p>
          </table:table-cell>
          <table:table-cell table:style-name="ce255" office:value-type="string">
            <text:p>Display categories and questions by alphabet in ascending order</text:p>
          </table:table-cell>
          <table:table-cell table:style-name="ce254" office:value-type="string">
            <text:p>Step 2: Show Answers setting main screen</text:p>
          </table:table-cell>
          <table:table-cell table:style-name="ce254" office:value-type="string">
            <text:p>- Click [Setting]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5];6;FIND(&quot;:&quot;;[.F15];1)-FIND(&quot; &quot;;[.F15];1)-1))&gt;VALUE(MID([.F14];6;FIND(&quot;:&quot;;[.F14];1)-FIND(&quot; &quot;;[.F14];1)-1));&quot;&quot;;MAX([.A$7:.A14])+1)">
            <text:p/>
          </table:table-cell>
          <table:table-cell table:style-name="ce250" office:value-type="string">
            <text:p>ANS_26</text:p>
          </table:table-cell>
          <table:table-cell table:style-name="ce164" table:formula="of:=IF(VALUE(MID([.F15];6;FIND(&quot;:&quot;;[.F15];1)-FIND(&quot; &quot;;[.F15];1)-1))&gt;VALUE(MID([.F14];6;FIND(&quot;:&quot;;[.F14];1)-FIND(&quot; &quot;;[.F14];1)-1));[.C14];[.C14]+1)" office:value-type="float" office:value="3">
            <text:p>003</text:p>
          </table:table-cell>
          <table:table-cell table:style-name="ce254" office:value-type="string">
            <text:p>KS\Answers\Settings</text:p>
          </table:table-cell>
          <table:table-cell table:style-name="ce255" office:value-type="string">
            <text:p>Display categories and questions by alphabet in ascending order</text:p>
          </table:table-cell>
          <table:table-cell table:style-name="ce254" office:value-type="string">
            <text:p>Step 3: Set values in setting form</text:p>
          </table:table-cell>
          <table:table-cell table:style-name="ce254" office:value-type="string">
            <text:p><text:span text:style-name="T5">- Set values in Order is [Alphabet] and [Ascending]</text:span></text:p>
            <text:p><text:span text:style-name="T5">- Click [Save]</text:span></text:p>
          </table:table-cell>
          <table:table-cell table:style-name="ce258" office:value-type="string">
            <text:p><text:span text:style-name="T15"><text:s/></text:span><text:span text:style-name="T15">C</text:span>ategories and questio<text:span text:style-name="T5">ns are sorted by</text:span> alphabet in ascending order</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6];6;FIND(&quot;:&quot;;[.F16];1)-FIND(&quot; &quot;;[.F16];1)-1))&gt;VALUE(MID([.F15];6;FIND(&quot;:&quot;;[.F15];1)-FIND(&quot; &quot;;[.F15];1)-1));&quot;&quot;;MAX([.A$7:.A15])+1)" office:value-type="float" office:value="4">
            <text:p>004</text:p>
          </table:table-cell>
          <table:table-cell table:style-name="ce250" office:value-type="string">
            <text:p>ANS_26</text:p>
          </table:table-cell>
          <table:table-cell table:style-name="ce164" table:formula="of:=IF(VALUE(MID([.F16];6;FIND(&quot;:&quot;;[.F16];1)-FIND(&quot; &quot;;[.F16];1)-1))&gt;VALUE(MID([.F15];6;FIND(&quot;:&quot;;[.F15];1)-FIND(&quot; &quot;;[.F15];1)-1));[.C15];[.C15]+1)" office:value-type="float" office:value="4">
            <text:p>004</text:p>
          </table:table-cell>
          <table:table-cell table:style-name="ce254" office:value-type="string">
            <text:p>KS\Answers\Settings</text:p>
          </table:table-cell>
          <table:table-cell table:style-name="ce79" office:value-type="string">
            <text:p>Display categories and questions by alphabet in descending order</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Categories and questions are created successfull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17];6;FIND(&quot;:&quot;;[.F17];1)-FIND(&quot; &quot;;[.F17];1)-1))&gt;VALUE(MID([.F16];6;FIND(&quot;:&quot;;[.F16];1)-FIND(&quot; &quot;;[.F16];1)-1));&quot;&quot;;MAX([.A$7:.A16])+1)">
            <text:p/>
          </table:table-cell>
          <table:table-cell table:style-name="ce250" office:value-type="string">
            <text:p>ANS_26</text:p>
          </table:table-cell>
          <table:table-cell table:style-name="ce164" table:formula="of:=IF(VALUE(MID([.F17];6;FIND(&quot;:&quot;;[.F17];1)-FIND(&quot; &quot;;[.F17];1)-1))&gt;VALUE(MID([.F16];6;FIND(&quot;:&quot;;[.F16];1)-FIND(&quot; &quot;;[.F16];1)-1));[.C16];[.C16]+1)" office:value-type="float" office:value="4">
            <text:p>004</text:p>
          </table:table-cell>
          <table:table-cell table:style-name="ce254" office:value-type="string">
            <text:p>KS\Answers\Settings</text:p>
          </table:table-cell>
          <table:table-cell table:style-name="ce255" office:value-type="string">
            <text:p>Display categories and questions by alphabet in descending order</text:p>
          </table:table-cell>
          <table:table-cell table:style-name="ce254" office:value-type="string">
            <text:p>Step 2: Show Answers setting main screen</text:p>
          </table:table-cell>
          <table:table-cell table:style-name="ce254" office:value-type="string">
            <text:p>- Click [Setting]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
          <table:table-cell table:style-name="ce149" table:formula="of:=IF(VALUE(MID([.F18];6;FIND(&quot;:&quot;;[.F18];1)-FIND(&quot; &quot;;[.F18];1)-1))&gt;VALUE(MID([.F17];6;FIND(&quot;:&quot;;[.F17];1)-FIND(&quot; &quot;;[.F17];1)-1));&quot;&quot;;MAX([.A$7:.A17])+1)">
            <text:p/>
          </table:table-cell>
          <table:table-cell table:style-name="ce250" office:value-type="string">
            <text:p>ANS_26</text:p>
          </table:table-cell>
          <table:table-cell table:style-name="ce164" table:formula="of:=IF(VALUE(MID([.F18];6;FIND(&quot;:&quot;;[.F18];1)-FIND(&quot; &quot;;[.F18];1)-1))&gt;VALUE(MID([.F17];6;FIND(&quot;:&quot;;[.F17];1)-FIND(&quot; &quot;;[.F17];1)-1));[.C17];[.C17]+1)" office:value-type="float" office:value="4">
            <text:p>004</text:p>
          </table:table-cell>
          <table:table-cell table:style-name="ce254" office:value-type="string">
            <text:p>KS\Answers\Settings</text:p>
          </table:table-cell>
          <table:table-cell table:style-name="ce255" office:value-type="string">
            <text:p>Display categories and questions by alphabet in descending order</text:p>
          </table:table-cell>
          <table:table-cell table:style-name="ce254" office:value-type="string">
            <text:p>Step 3: Set values in setting form</text:p>
          </table:table-cell>
          <table:table-cell table:style-name="ce254" office:value-type="string">
            <text:p><text:span text:style-name="T5">- Set values in Order is [Alphabet] and [Descending]</text:span></text:p>
            <text:p><text:span text:style-name="T5">- Click [Save]</text:span></text:p>
          </table:table-cell>
          <table:table-cell table:style-name="ce258" office:value-type="string">
            <text:p><text:span text:style-name="T15">-C</text:span>ategories and questio<text:span text:style-name="T5">ns are sorted by</text:span> alphabet in descending order</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68">
          <table:table-cell table:style-name="ce149" table:formula="of:=IF(VALUE(MID([.F19];6;FIND(&quot;:&quot;;[.F19];1)-FIND(&quot; &quot;;[.F19];1)-1))&gt;VALUE(MID([.F18];6;FIND(&quot;:&quot;;[.F18];1)-FIND(&quot; &quot;;[.F18];1)-1));&quot;&quot;;MAX([.A$7:.A18])+1)" office:value-type="float" office:value="5">
            <text:p>005</text:p>
          </table:table-cell>
          <table:table-cell table:style-name="ce250" office:value-type="string">
            <text:p>ANS_26</text:p>
          </table:table-cell>
          <table:table-cell table:style-name="ce164" table:formula="of:=IF(VALUE(MID([.F19];6;FIND(&quot;:&quot;;[.F19];1)-FIND(&quot; &quot;;[.F19];1)-1))&gt;VALUE(MID([.F18];6;FIND(&quot;:&quot;;[.F18];1)-FIND(&quot; &quot;;[.F18];1)-1));[.C18];[.C18]+1)" office:value-type="float" office:value="5">
            <text:p>005</text:p>
          </table:table-cell>
          <table:table-cell table:style-name="ce254" office:value-type="string">
            <text:p>KS\Answers\Settings</text:p>
          </table:table-cell>
          <table:table-cell table:style-name="ce79" office:value-type="string">
            <text:p>Sort question by popularity</text:p>
          </table:table-cell>
          <table:table-cell table:style-name="ce254" office:value-type="string">
            <text:p>Step 1: Create questions and vote</text:p>
          </table:table-cell>
          <table:table-cell table:style-name="ce254" office:value-type="string">
            <text:p>- Create questions and vote questions by select stars</text:p>
          </table:table-cell>
          <table:table-cell table:style-name="ce254" office:value-type="string">
            <text:p>- Questions are created successfully</text:p>
            <text:p>- Question is voted by user(s)</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20];6;FIND(&quot;:&quot;;[.F20];1)-FIND(&quot; &quot;;[.F20];1)-1))&gt;VALUE(MID([.F19];6;FIND(&quot;:&quot;;[.F19];1)-FIND(&quot; &quot;;[.F19];1)-1));&quot;&quot;;MAX([.A$7:.A19])+1)">
            <text:p/>
          </table:table-cell>
          <table:table-cell table:style-name="ce250" office:value-type="string">
            <text:p>ANS_26</text:p>
          </table:table-cell>
          <table:table-cell table:style-name="ce164" table:formula="of:=IF(VALUE(MID([.F20];6;FIND(&quot;:&quot;;[.F20];1)-FIND(&quot; &quot;;[.F20];1)-1))&gt;VALUE(MID([.F19];6;FIND(&quot;:&quot;;[.F19];1)-FIND(&quot; &quot;;[.F19];1)-1));[.C19];[.C19]+1)" office:value-type="float" office:value="5">
            <text:p>005</text:p>
          </table:table-cell>
          <table:table-cell table:style-name="ce254" office:value-type="string">
            <text:p>KS\Answers\Settings</text:p>
          </table:table-cell>
          <table:table-cell table:style-name="ce255" office:value-type="string">
            <text:p>Sort question by popularity</text:p>
          </table:table-cell>
          <table:table-cell table:style-name="ce254" office:value-type="string">
            <text:p>Step 2: Show Answers setting main screen</text:p>
          </table:table-cell>
          <table:table-cell table:style-name="ce254" office:value-type="string">
            <text:p>- Click [Setting]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63">
          <table:table-cell table:style-name="ce149" table:formula="of:=IF(VALUE(MID([.F21];6;FIND(&quot;:&quot;;[.F21];1)-FIND(&quot; &quot;;[.F21];1)-1))&gt;VALUE(MID([.F20];6;FIND(&quot;:&quot;;[.F20];1)-FIND(&quot; &quot;;[.F20];1)-1));&quot;&quot;;MAX([.A$7:.A20])+1)">
            <text:p/>
          </table:table-cell>
          <table:table-cell table:style-name="ce250" office:value-type="string">
            <text:p>ANS_26</text:p>
          </table:table-cell>
          <table:table-cell table:style-name="ce164" table:formula="of:=IF(VALUE(MID([.F21];6;FIND(&quot;:&quot;;[.F21];1)-FIND(&quot; &quot;;[.F21];1)-1))&gt;VALUE(MID([.F20];6;FIND(&quot;:&quot;;[.F20];1)-FIND(&quot; &quot;;[.F20];1)-1));[.C20];[.C20]+1)" office:value-type="float" office:value="5">
            <text:p>005</text:p>
          </table:table-cell>
          <table:table-cell table:style-name="ce254" office:value-type="string">
            <text:p>KS\Answers\Settings</text:p>
          </table:table-cell>
          <table:table-cell table:style-name="ce255" office:value-type="string">
            <text:p>Sort question by popularity</text:p>
          </table:table-cell>
          <table:table-cell table:style-name="ce254" office:value-type="string">
            <text:p>Step 3: Sort question</text:p>
          </table:table-cell>
          <table:table-cell table:style-name="ce254" office:value-type="string">
            <text:p>Tick on checkbox <text:span text:style-name="T17">Sort question by popularity</text:span></text:p>
            <text:p><text:span text:style-name="T18">then, click on </text:span><text:span text:style-name="T17">Save</text:span><text:span text:style-name="T18"> button</text:span></text:p>
          </table:table-cell>
          <table:table-cell table:style-name="ce258" office:value-type="string">
            <text:p>Questions are sorted by total the number of stars which voted by user(s)</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32">
          <table:table-cell table:style-name="ce149" table:formula="of:=IF(VALUE(MID([.F22];6;FIND(&quot;:&quot;;[.F22];1)-FIND(&quot; &quot;;[.F22];1)-1))&gt;VALUE(MID([.F21];6;FIND(&quot;:&quot;;[.F21];1)-FIND(&quot; &quot;;[.F21];1)-1));&quot;&quot;;MAX([.A$7:.A21])+1)" office:value-type="float" office:value="6">
            <text:p>006</text:p>
          </table:table-cell>
          <table:table-cell table:style-name="ce250" office:value-type="string">
            <text:p>ANS_26</text:p>
          </table:table-cell>
          <table:table-cell table:style-name="ce164" table:formula="of:=IF(VALUE(MID([.F22];6;FIND(&quot;:&quot;;[.F22];1)-FIND(&quot; &quot;;[.F22];1)-1))&gt;VALUE(MID([.F21];6;FIND(&quot;:&quot;;[.F21];1)-FIND(&quot; &quot;;[.F21];1)-1));[.C21];[.C21]+1)" office:value-type="float" office:value="6">
            <text:p>006</text:p>
          </table:table-cell>
          <table:table-cell table:style-name="ce254" office:value-type="string">
            <text:p>KS\Answers\Settings</text:p>
          </table:table-cell>
          <table:table-cell table:style-name="ce79" office:value-type="string">
            <text:p>Check User watch manager form</text:p>
          </table:table-cell>
          <table:table-cell table:style-name="ce254" office:value-type="string">
            <text:p>Step 1: Create categories and watch</text:p>
          </table:table-cell>
          <table:table-cell table:style-name="ce254" office:value-type="string">
            <text:p>- Create categoriess and watch categories</text:p>
          </table:table-cell>
          <table:table-cell table:style-name="ce254" office:value-type="string">
            <text:p>- Categories are created successfully</text:p>
            <text:p>- Categories are watched by email register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23];6;FIND(&quot;:&quot;;[.F23];1)-FIND(&quot; &quot;;[.F23];1)-1))&gt;VALUE(MID([.F22];6;FIND(&quot;:&quot;;[.F22];1)-FIND(&quot; &quot;;[.F22];1)-1));&quot;&quot;;MAX([.A$7:.A22])+1)">
            <text:p/>
          </table:table-cell>
          <table:table-cell table:style-name="ce250" office:value-type="string">
            <text:p>ANS_26</text:p>
          </table:table-cell>
          <table:table-cell table:style-name="ce164" table:formula="of:=IF(VALUE(MID([.F23];6;FIND(&quot;:&quot;;[.F23];1)-FIND(&quot; &quot;;[.F23];1)-1))&gt;VALUE(MID([.F22];6;FIND(&quot;:&quot;;[.F22];1)-FIND(&quot; &quot;;[.F22];1)-1));[.C22];[.C22]+1)" office:value-type="float" office:value="6">
            <text:p>006</text:p>
          </table:table-cell>
          <table:table-cell table:style-name="ce254" office:value-type="string">
            <text:p>KS\Answers\Settings</text:p>
          </table:table-cell>
          <table:table-cell table:style-name="ce255" office:value-type="string">
            <text:p>Check User watch manager form</text:p>
          </table:table-cell>
          <table:table-cell table:style-name="ce254" office:value-type="string">
            <text:p>Step 2: Show Answers setting main screen</text:p>
          </table:table-cell>
          <table:table-cell table:style-name="ce254" office:value-type="string">
            <text:p>- Click [Setting]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68">
          <table:table-cell table:style-name="ce149" table:formula="of:=IF(VALUE(MID([.F24];6;FIND(&quot;:&quot;;[.F24];1)-FIND(&quot; &quot;;[.F24];1)-1))&gt;VALUE(MID([.F23];6;FIND(&quot;:&quot;;[.F23];1)-FIND(&quot; &quot;;[.F23];1)-1));&quot;&quot;;MAX([.A$7:.A23])+1)">
            <text:p/>
          </table:table-cell>
          <table:table-cell table:style-name="ce250" office:value-type="string">
            <text:p>ANS_26</text:p>
          </table:table-cell>
          <table:table-cell table:style-name="ce164" table:formula="of:=IF(VALUE(MID([.F24];6;FIND(&quot;:&quot;;[.F24];1)-FIND(&quot; &quot;;[.F24];1)-1))&gt;VALUE(MID([.F23];6;FIND(&quot;:&quot;;[.F23];1)-FIND(&quot; &quot;;[.F23];1)-1));[.C23];[.C23]+1)" office:value-type="float" office:value="6">
            <text:p>006</text:p>
          </table:table-cell>
          <table:table-cell table:style-name="ce254" office:value-type="string">
            <text:p>KS\Answers\Settings</text:p>
          </table:table-cell>
          <table:table-cell table:style-name="ce255" office:value-type="string">
            <text:p>Check User watch manager form</text:p>
          </table:table-cell>
          <table:table-cell table:style-name="ce254" office:value-type="string">
            <text:p>Step 3: show User watch manager form</text:p>
          </table:table-cell>
          <table:table-cell table:style-name="ce254" office:value-type="string">
            <text:p>- Click on <text:span text:style-name="T17">Watches</text:span><text:span text:style-name="T18"> icon</text:span></text:p>
          </table:table-cell>
          <table:table-cell table:style-name="ce258" office:value-type="string">
            <text:p>User watch manager form is shown path of all categories which watched by user login</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5">
          <table:table-cell table:style-name="ce149" table:formula="of:=IF(VALUE(MID([.F25];6;FIND(&quot;:&quot;;[.F25];1)-FIND(&quot; &quot;;[.F25];1)-1))&gt;VALUE(MID([.F24];6;FIND(&quot;:&quot;;[.F24];1)-FIND(&quot; &quot;;[.F24];1)-1));&quot;&quot;;MAX([.A$7:.A24])+1)" office:value-type="float" office:value="7">
            <text:p>007</text:p>
          </table:table-cell>
          <table:table-cell table:style-name="ce250" office:value-type="string">
            <text:p>ANS_26</text:p>
          </table:table-cell>
          <table:table-cell table:style-name="ce164" table:formula="of:=IF(VALUE(MID([.F25];6;FIND(&quot;:&quot;;[.F25];1)-FIND(&quot; &quot;;[.F25];1)-1))&gt;VALUE(MID([.F24];6;FIND(&quot;:&quot;;[.F24];1)-FIND(&quot; &quot;;[.F24];1)-1));[.C24];[.C24]+1)" office:value-type="float" office:value="7">
            <text:p>007</text:p>
          </table:table-cell>
          <table:table-cell table:style-name="ce254" office:value-type="string">
            <text:p>KS\Answers\Settings</text:p>
          </table:table-cell>
          <table:table-cell table:style-name="ce79" office:value-type="string">
            <text:p>Unwatch category from User watch manager</text:p>
          </table:table-cell>
          <table:table-cell table:style-name="ce254" office:value-type="string">
            <text:p>Step 1: Create categories and watch</text:p>
          </table:table-cell>
          <table:table-cell table:style-name="ce254" office:value-type="string">
            <text:p>- Create categoriess and watch categories</text:p>
          </table:table-cell>
          <table:table-cell table:style-name="ce254" office:value-type="string">
            <text:p>- Categories are created successfully</text:p>
            <text:p>- Categories are watched by email register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26];6;FIND(&quot;:&quot;;[.F26];1)-FIND(&quot; &quot;;[.F26];1)-1))&gt;VALUE(MID([.F25];6;FIND(&quot;:&quot;;[.F25];1)-FIND(&quot; &quot;;[.F25];1)-1));&quot;&quot;;MAX([.A$7:.A25])+1)">
            <text:p/>
          </table:table-cell>
          <table:table-cell table:style-name="ce250" office:value-type="string">
            <text:p>ANS_26</text:p>
          </table:table-cell>
          <table:table-cell table:style-name="ce164" table:formula="of:=IF(VALUE(MID([.F26];6;FIND(&quot;:&quot;;[.F26];1)-FIND(&quot; &quot;;[.F26];1)-1))&gt;VALUE(MID([.F25];6;FIND(&quot;:&quot;;[.F25];1)-FIND(&quot; &quot;;[.F25];1)-1));[.C25];[.C25]+1)" office:value-type="float" office:value="7">
            <text:p>007</text:p>
          </table:table-cell>
          <table:table-cell table:style-name="ce254" office:value-type="string">
            <text:p>KS\Answers\Settings</text:p>
          </table:table-cell>
          <table:table-cell table:style-name="ce255" office:value-type="string">
            <text:p>Unwatch category from User watch manager</text:p>
          </table:table-cell>
          <table:table-cell table:style-name="ce254" office:value-type="string">
            <text:p>Step 2: Show Answers setting main screen</text:p>
          </table:table-cell>
          <table:table-cell table:style-name="ce254" office:value-type="string">
            <text:p>- Click [Setting] button</text:p>
          </table:table-cell>
          <table:table-cell table:style-name="ce254" office:value-type="string">
            <text:p>- Setting screen is displayed</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65">
          <table:table-cell table:style-name="ce149" table:formula="of:=IF(VALUE(MID([.F27];6;FIND(&quot;:&quot;;[.F27];1)-FIND(&quot; &quot;;[.F27];1)-1))&gt;VALUE(MID([.F26];6;FIND(&quot;:&quot;;[.F26];1)-FIND(&quot; &quot;;[.F26];1)-1));&quot;&quot;;MAX([.A$7:.A26])+1)">
            <text:p/>
          </table:table-cell>
          <table:table-cell table:style-name="ce250" office:value-type="string">
            <text:p>ANS_26</text:p>
          </table:table-cell>
          <table:table-cell table:style-name="ce164" table:formula="of:=IF(VALUE(MID([.F27];6;FIND(&quot;:&quot;;[.F27];1)-FIND(&quot; &quot;;[.F27];1)-1))&gt;VALUE(MID([.F26];6;FIND(&quot;:&quot;;[.F26];1)-FIND(&quot; &quot;;[.F26];1)-1));[.C26];[.C26]+1)" office:value-type="float" office:value="7">
            <text:p>007</text:p>
          </table:table-cell>
          <table:table-cell table:style-name="ce254" office:value-type="string">
            <text:p>KS\Answers\Settings</text:p>
          </table:table-cell>
          <table:table-cell table:style-name="ce255" office:value-type="string">
            <text:p>Unwatch category from User watch manager</text:p>
          </table:table-cell>
          <table:table-cell table:style-name="ce254" office:value-type="string">
            <text:p>Step 3: Unwatch category</text:p>
          </table:table-cell>
          <table:table-cell table:style-name="ce254" office:value-type="string">
            <text:p>- Click on Unwatch corresponding icon of category which want to remove watching</text:p>
          </table:table-cell>
          <table:table-cell table:style-name="ce258" office:value-type="string">
            <text:p>Confirm message pop up is displayed with information “Are you sure you want unwatch this categor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96">
          <table:table-cell table:style-name="ce149" table:formula="of:=IF(VALUE(MID([.F28];6;FIND(&quot;:&quot;;[.F28];1)-FIND(&quot; &quot;;[.F28];1)-1))&gt;VALUE(MID([.F27];6;FIND(&quot;:&quot;;[.F27];1)-FIND(&quot; &quot;;[.F27];1)-1));&quot;&quot;;MAX([.A$7:.A27])+1)">
            <text:p/>
          </table:table-cell>
          <table:table-cell table:style-name="ce250" office:value-type="string">
            <text:p>ANS_26</text:p>
          </table:table-cell>
          <table:table-cell table:style-name="ce164" table:formula="of:=IF(VALUE(MID([.F28];6;FIND(&quot;:&quot;;[.F28];1)-FIND(&quot; &quot;;[.F28];1)-1))&gt;VALUE(MID([.F27];6;FIND(&quot;:&quot;;[.F27];1)-FIND(&quot; &quot;;[.F27];1)-1));[.C27];[.C27]+1)" office:value-type="float" office:value="7">
            <text:p>007</text:p>
          </table:table-cell>
          <table:table-cell table:style-name="ce254" office:value-type="string">
            <text:p>KS\Answers\Settings</text:p>
          </table:table-cell>
          <table:table-cell table:style-name="ce255" office:value-type="string">
            <text:p>Unwatch category from User watch manager</text:p>
          </table:table-cell>
          <table:table-cell table:style-name="ce254" office:value-type="string">
            <text:p>Step 4: Accept Unwatch category</text:p>
          </table:table-cell>
          <table:table-cell table:style-name="ce254" office:value-type="string">
            <text:p>click on <text:span text:style-name="T17">OK</text:span><text:span text:style-name="T18"> button</text:span></text:p>
          </table:table-cell>
          <table:table-cell table:style-name="ce258" office:value-type="string">
            <text:p>- Selected category is unwatched successful amd Remove from Watch category list</text:p>
            <text:p>- Email notification is not sent to email registered when has any change in this category</text:p>
          </table:table-cell>
          <table:table-cell table:style-name="ce280" office:value-type="string">
            <text:p>Low</text:p>
          </table:table-cell>
          <table:table-cell table:style-name="ce261"/>
          <table:table-cell table:style-name="ce253" table:number-columns-repeated="216"/>
          <table:table-cell table:number-columns-repeated="30"/>
        </table:table-row>
        <table:table-row table:style-name="ro5">
          <table:table-cell table:style-name="ce149" table:formula="of:=IF(VALUE(MID([.F29];6;FIND(&quot;:&quot;;[.F29];1)-FIND(&quot; &quot;;[.F29];1)-1))&gt;VALUE(MID([.F28];6;FIND(&quot;:&quot;;[.F28];1)-FIND(&quot; &quot;;[.F28];1)-1));&quot;&quot;;MAX([.A$7:.A28])+1)" office:value-type="float" office:value="8">
            <text:p>008</text:p>
          </table:table-cell>
          <table:table-cell table:style-name="ce250" office:value-type="string">
            <text:p>ANS_26</text:p>
          </table:table-cell>
          <table:table-cell table:style-name="ce164" table:formula="of:=IF(VALUE(MID([.F29];6;FIND(&quot;:&quot;;[.F29];1)-FIND(&quot; &quot;;[.F29];1)-1))&gt;VALUE(MID([.F28];6;FIND(&quot;:&quot;;[.F28];1)-FIND(&quot; &quot;;[.F28];1)-1));[.C28];[.C28]+1)" office:value-type="float" office:value="8">
            <text:p>008</text:p>
          </table:table-cell>
          <table:table-cell table:style-name="ce254" office:value-type="string">
            <text:p>KS\Answers\Settings</text:p>
          </table:table-cell>
          <table:table-cell table:style-name="ce79" office:value-type="string">
            <text:p>Change avatar in case invalid file uploaded</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number-columns-repeated="2"/>
          <table:table-cell table:style-name="ce253"/>
          <table:table-cell table:number-columns-repeated="244"/>
        </table:table-row>
        <table:table-row table:style-name="ro5">
          <table:table-cell table:style-name="ce149" table:formula="of:=IF(VALUE(MID([.F30];6;FIND(&quot;:&quot;;[.F30];1)-FIND(&quot; &quot;;[.F30];1)-1))&gt;VALUE(MID([.F29];6;FIND(&quot;:&quot;;[.F29];1)-FIND(&quot; &quot;;[.F29];1)-1));&quot;&quot;;MAX([.A$7:.A29])+1)">
            <text:p/>
          </table:table-cell>
          <table:table-cell table:style-name="ce250" office:value-type="string">
            <text:p>ANS_26</text:p>
          </table:table-cell>
          <table:table-cell table:style-name="ce164" table:formula="of:=IF(VALUE(MID([.F30];6;FIND(&quot;:&quot;;[.F30];1)-FIND(&quot; &quot;;[.F30];1)-1))&gt;VALUE(MID([.F29];6;FIND(&quot;:&quot;;[.F29];1)-FIND(&quot; &quot;;[.F29];1)-1));[.C29];[.C29]+1)" office:value-type="float" office:value="8">
            <text:p>008</text:p>
          </table:table-cell>
          <table:table-cell table:style-name="ce254" office:value-type="string">
            <text:p>KS\Answers\Settings</text:p>
          </table:table-cell>
          <table:table-cell table:style-name="ce256" office:value-type="string">
            <text:p>Change avatar in case invalid file uploaded</text:p>
          </table:table-cell>
          <table:table-cell table:style-name="ce254" office:value-type="string">
            <text:p>Step 2: Show Answers setting main screen </text:p>
          </table:table-cell>
          <table:table-cell table:style-name="ce254" office:value-type="string">
            <text:p>- Click [Settings] button</text:p>
          </table:table-cell>
          <table:table-cell table:style-name="ce254" office:value-type="string">
            <text:p>- Setting screen is displayed</text:p>
          </table:table-cell>
          <table:table-cell table:style-name="ce280" office:value-type="string">
            <text:p>Low</text:p>
          </table:table-cell>
          <table:table-cell table:number-columns-repeated="2"/>
          <table:table-cell table:style-name="ce253"/>
          <table:table-cell table:number-columns-repeated="244"/>
        </table:table-row>
        <table:table-row table:style-name="ro32">
          <table:table-cell table:style-name="ce149" table:formula="of:=IF(VALUE(MID([.F31];6;FIND(&quot;:&quot;;[.F31];1)-FIND(&quot; &quot;;[.F31];1)-1))&gt;VALUE(MID([.F30];6;FIND(&quot;:&quot;;[.F30];1)-FIND(&quot; &quot;;[.F30];1)-1));&quot;&quot;;MAX([.A$7:.A30])+1)">
            <text:p/>
          </table:table-cell>
          <table:table-cell table:style-name="ce250" office:value-type="string">
            <text:p>ANS_26</text:p>
          </table:table-cell>
          <table:table-cell table:style-name="ce164" table:formula="of:=IF(VALUE(MID([.F31];6;FIND(&quot;:&quot;;[.F31];1)-FIND(&quot; &quot;;[.F31];1)-1))&gt;VALUE(MID([.F30];6;FIND(&quot;:&quot;;[.F30];1)-FIND(&quot; &quot;;[.F30];1)-1));[.C30];[.C30]+1)" office:value-type="float" office:value="8">
            <text:p>008</text:p>
          </table:table-cell>
          <table:table-cell table:style-name="ce254" office:value-type="string">
            <text:p>KS\Answers\Settings</text:p>
          </table:table-cell>
          <table:table-cell table:style-name="ce256" office:value-type="string">
            <text:p>Change avatar in case invalid file uploaded</text:p>
          </table:table-cell>
          <table:table-cell table:style-name="ce254" office:value-type="string">
            <text:p>Step 3: Change avatar with invalid file uploaded</text:p>
          </table:table-cell>
          <table:table-cell table:style-name="ce254" office:value-type="string">
            <text:p>- Click on Change avatar link</text:p>
            <text:p>- Select an invalid file</text:p>
            <text:p>- Click Upload button</text:p>
            <text:p>- Click Save</text:p>
          </table:table-cell>
          <table:table-cell table:style-name="ce258" office:value-type="string">
            <text:p>- An alert message is shown to inform that it is impossible to save invalid file for avatar.</text:p>
          </table:table-cell>
          <table:table-cell table:style-name="ce280" office:value-type="string">
            <text:p>Low</text:p>
          </table:table-cell>
          <table:table-cell table:number-columns-repeated="2"/>
          <table:table-cell table:style-name="ce253"/>
          <table:table-cell table:number-columns-repeated="244"/>
        </table:table-row>
        <table:table-row table:style-name="ro5">
          <table:table-cell table:style-name="ce149" table:formula="of:=IF(VALUE(MID([.F32];6;FIND(&quot;:&quot;;[.F32];1)-FIND(&quot; &quot;;[.F32];1)-1))&gt;VALUE(MID([.F31];6;FIND(&quot;:&quot;;[.F31];1)-FIND(&quot; &quot;;[.F31];1)-1));&quot;&quot;;MAX([.A$7:.A31])+1)" office:value-type="float" office:value="9">
            <text:p>009</text:p>
          </table:table-cell>
          <table:table-cell table:style-name="ce250" office:value-type="string">
            <text:p>ANS_26</text:p>
          </table:table-cell>
          <table:table-cell table:style-name="ce164" table:formula="of:=IF(VALUE(MID([.F32];6;FIND(&quot;:&quot;;[.F32];1)-FIND(&quot; &quot;;[.F32];1)-1))&gt;VALUE(MID([.F31];6;FIND(&quot;:&quot;;[.F31];1)-FIND(&quot; &quot;;[.F31];1)-1));[.C31];[.C31]+1)" office:value-type="float" office:value="9">
            <text:p>009</text:p>
          </table:table-cell>
          <table:table-cell table:style-name="ce254" office:value-type="string">
            <text:p>KS\Answers\Settings</text:p>
          </table:table-cell>
          <table:table-cell table:style-name="ce79" office:value-type="string">
            <text:p>Change avatar in case valid file uploaded</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number-columns-repeated="2"/>
          <table:table-cell table:style-name="ce253"/>
          <table:table-cell table:number-columns-repeated="244"/>
        </table:table-row>
        <table:table-row table:style-name="ro5">
          <table:table-cell table:style-name="ce149" table:formula="of:=IF(VALUE(MID([.F33];6;FIND(&quot;:&quot;;[.F33];1)-FIND(&quot; &quot;;[.F33];1)-1))&gt;VALUE(MID([.F32];6;FIND(&quot;:&quot;;[.F32];1)-FIND(&quot; &quot;;[.F32];1)-1));&quot;&quot;;MAX([.A$7:.A32])+1)">
            <text:p/>
          </table:table-cell>
          <table:table-cell table:style-name="ce250" office:value-type="string">
            <text:p>ANS_26</text:p>
          </table:table-cell>
          <table:table-cell table:style-name="ce164" table:formula="of:=IF(VALUE(MID([.F33];6;FIND(&quot;:&quot;;[.F33];1)-FIND(&quot; &quot;;[.F33];1)-1))&gt;VALUE(MID([.F32];6;FIND(&quot;:&quot;;[.F32];1)-FIND(&quot; &quot;;[.F32];1)-1));[.C32];[.C32]+1)" office:value-type="float" office:value="9">
            <text:p>009</text:p>
          </table:table-cell>
          <table:table-cell table:style-name="ce254" office:value-type="string">
            <text:p>KS\Answers\Settings</text:p>
          </table:table-cell>
          <table:table-cell table:style-name="ce256" office:value-type="string">
            <text:p>Change avatar in case valid file uploaded</text:p>
          </table:table-cell>
          <table:table-cell table:style-name="ce254" office:value-type="string">
            <text:p>Step 2: Show Answers setting main screen </text:p>
          </table:table-cell>
          <table:table-cell table:style-name="ce254" office:value-type="string">
            <text:p>- Click [Settings] button</text:p>
          </table:table-cell>
          <table:table-cell table:style-name="ce254" office:value-type="string">
            <text:p>- Setting screen is displayed</text:p>
          </table:table-cell>
          <table:table-cell table:style-name="ce280" office:value-type="string">
            <text:p>Low</text:p>
          </table:table-cell>
          <table:table-cell table:number-columns-repeated="2"/>
          <table:table-cell table:style-name="ce253"/>
          <table:table-cell table:number-columns-repeated="244"/>
        </table:table-row>
        <table:table-row table:style-name="ro38">
          <table:table-cell table:style-name="ce149" table:formula="of:=IF(VALUE(MID([.F34];6;FIND(&quot;:&quot;;[.F34];1)-FIND(&quot; &quot;;[.F34];1)-1))&gt;VALUE(MID([.F33];6;FIND(&quot;:&quot;;[.F33];1)-FIND(&quot; &quot;;[.F33];1)-1));&quot;&quot;;MAX([.A$7:.A33])+1)">
            <text:p/>
          </table:table-cell>
          <table:table-cell table:style-name="ce250" office:value-type="string">
            <text:p>ANS_26</text:p>
          </table:table-cell>
          <table:table-cell table:style-name="ce164" table:formula="of:=IF(VALUE(MID([.F34];6;FIND(&quot;:&quot;;[.F34];1)-FIND(&quot; &quot;;[.F34];1)-1))&gt;VALUE(MID([.F33];6;FIND(&quot;:&quot;;[.F33];1)-FIND(&quot; &quot;;[.F33];1)-1));[.C33];[.C33]+1)" office:value-type="float" office:value="9">
            <text:p>009</text:p>
          </table:table-cell>
          <table:table-cell table:style-name="ce254" office:value-type="string">
            <text:p>KS\Answers\Settings</text:p>
          </table:table-cell>
          <table:table-cell table:style-name="ce256" office:value-type="string">
            <text:p>Change avatar in case valid file uploaded</text:p>
          </table:table-cell>
          <table:table-cell table:style-name="ce254" office:value-type="string">
            <text:p>Step 3: Change avatar with valid file uploaded</text:p>
          </table:table-cell>
          <table:table-cell table:style-name="ce254" office:value-type="string">
            <text:p>- Click on Change avatar link</text:p>
            <text:p>- Select a valid file</text:p>
            <text:p>- Click Upload button</text:p>
            <text:p>- Click Save</text:p>
          </table:table-cell>
          <table:table-cell table:style-name="ce258" office:value-type="string">
            <text:p>- The avatar is uploaded and saved successfully</text:p>
            <text:p>- The avatar is displayed at question, answer, comment and profile view.</text:p>
            <text:p>- The avatar is changed and effected on both Answers and Forum</text:p>
          </table:table-cell>
          <table:table-cell table:style-name="ce280" office:value-type="string">
            <text:p>Low</text:p>
          </table:table-cell>
          <table:table-cell table:number-columns-repeated="2"/>
          <table:table-cell table:style-name="ce253"/>
          <table:table-cell table:number-columns-repeated="244"/>
        </table:table-row>
        <table:table-row table:style-name="ro5">
          <table:table-cell table:style-name="ce149" table:formula="of:=IF(VALUE(MID([.F35];6;FIND(&quot;:&quot;;[.F35];1)-FIND(&quot; &quot;;[.F35];1)-1))&gt;VALUE(MID([.F34];6;FIND(&quot;:&quot;;[.F34];1)-FIND(&quot; &quot;;[.F34];1)-1));&quot;&quot;;MAX([.A$7:.A34])+1)" office:value-type="float" office:value="10">
            <text:p>010</text:p>
          </table:table-cell>
          <table:table-cell table:style-name="ce250" office:value-type="string">
            <text:p>ANS_26</text:p>
          </table:table-cell>
          <table:table-cell table:style-name="ce164" table:formula="of:=IF(VALUE(MID([.F35];6;FIND(&quot;:&quot;;[.F35];1)-FIND(&quot; &quot;;[.F35];1)-1))&gt;VALUE(MID([.F34];6;FIND(&quot;:&quot;;[.F34];1)-FIND(&quot; &quot;;[.F34];1)-1));[.C34];[.C34]+1)" office:value-type="float" office:value="10">
            <text:p>010</text:p>
          </table:table-cell>
          <table:table-cell table:style-name="ce254" office:value-type="string">
            <text:p>KS\Answers\Settings</text:p>
          </table:table-cell>
          <table:table-cell table:style-name="ce79" office:value-type="string">
            <text:p>Reset the uploaded avatar</text:p>
          </table:table-cell>
          <table:table-cell table:style-name="ce254" office:value-type="string">
            <text:p>Step 1: Create categories &amp; questions</text:p>
          </table:table-cell>
          <table:table-cell table:style-name="ce254" office:value-type="string">
            <text:p>- Create categories</text:p>
            <text:p>- Create questions</text:p>
          </table:table-cell>
          <table:table-cell table:style-name="ce254" office:value-type="string">
            <text:p>- Categories and questions are created successfully</text:p>
          </table:table-cell>
          <table:table-cell table:style-name="ce280" office:value-type="string">
            <text:p>Low</text:p>
          </table:table-cell>
          <table:table-cell table:number-columns-repeated="2"/>
          <table:table-cell table:style-name="ce253"/>
          <table:table-cell table:number-columns-repeated="244"/>
        </table:table-row>
        <table:table-row table:style-name="ro5">
          <table:table-cell table:style-name="ce149" table:formula="of:=IF(VALUE(MID([.F36];6;FIND(&quot;:&quot;;[.F36];1)-FIND(&quot; &quot;;[.F36];1)-1))&gt;VALUE(MID([.F35];6;FIND(&quot;:&quot;;[.F35];1)-FIND(&quot; &quot;;[.F35];1)-1));&quot;&quot;;MAX([.A$7:.A35])+1)">
            <text:p/>
          </table:table-cell>
          <table:table-cell table:style-name="ce250" office:value-type="string">
            <text:p>ANS_26</text:p>
          </table:table-cell>
          <table:table-cell table:style-name="ce164" table:formula="of:=IF(VALUE(MID([.F36];6;FIND(&quot;:&quot;;[.F36];1)-FIND(&quot; &quot;;[.F36];1)-1))&gt;VALUE(MID([.F35];6;FIND(&quot;:&quot;;[.F35];1)-FIND(&quot; &quot;;[.F35];1)-1));[.C35];[.C35]+1)" office:value-type="float" office:value="10">
            <text:p>010</text:p>
          </table:table-cell>
          <table:table-cell table:style-name="ce254" office:value-type="string">
            <text:p>KS\Answers\Settings</text:p>
          </table:table-cell>
          <table:table-cell table:style-name="ce256" office:value-type="string">
            <text:p>Reset the uploaded avatar</text:p>
          </table:table-cell>
          <table:table-cell table:style-name="ce254" office:value-type="string">
            <text:p>Step 2: Show Answers setting main screen </text:p>
          </table:table-cell>
          <table:table-cell table:style-name="ce254" office:value-type="string">
            <text:p>- Click [Settings] button</text:p>
          </table:table-cell>
          <table:table-cell table:style-name="ce254" office:value-type="string">
            <text:p>- Setting screen is displayed</text:p>
          </table:table-cell>
          <table:table-cell table:style-name="ce280" office:value-type="string">
            <text:p>Low</text:p>
          </table:table-cell>
          <table:table-cell table:number-columns-repeated="2"/>
          <table:table-cell table:style-name="ce253"/>
          <table:table-cell table:number-columns-repeated="244"/>
        </table:table-row>
        <table:table-row table:style-name="ro38">
          <table:table-cell table:style-name="ce149" table:formula="of:=IF(VALUE(MID([.F37];6;FIND(&quot;:&quot;;[.F37];1)-FIND(&quot; &quot;;[.F37];1)-1))&gt;VALUE(MID([.F36];6;FIND(&quot;:&quot;;[.F36];1)-FIND(&quot; &quot;;[.F36];1)-1));&quot;&quot;;MAX([.A$7:.A36])+1)">
            <text:p/>
          </table:table-cell>
          <table:table-cell table:style-name="ce250" office:value-type="string">
            <text:p>ANS_26</text:p>
          </table:table-cell>
          <table:table-cell table:style-name="ce164" table:formula="of:=IF(VALUE(MID([.F37];6;FIND(&quot;:&quot;;[.F37];1)-FIND(&quot; &quot;;[.F37];1)-1))&gt;VALUE(MID([.F36];6;FIND(&quot;:&quot;;[.F36];1)-FIND(&quot; &quot;;[.F36];1)-1));[.C36];[.C36]+1)" office:value-type="float" office:value="10">
            <text:p>010</text:p>
          </table:table-cell>
          <table:table-cell table:style-name="ce254" office:value-type="string">
            <text:p>KS\Answers\Settings</text:p>
          </table:table-cell>
          <table:table-cell table:style-name="ce256" office:value-type="string">
            <text:p>Reset the uploaded avatar</text:p>
          </table:table-cell>
          <table:table-cell table:style-name="ce254" office:value-type="string">
            <text:p>Step 3: Change avatar with valid file uploaded</text:p>
          </table:table-cell>
          <table:table-cell table:style-name="ce254" office:value-type="string">
            <text:p>- Click on Change avatar link</text:p>
            <text:p>- Select a valid file</text:p>
            <text:p>- Click Upload button</text:p>
            <text:p>- Click Save</text:p>
          </table:table-cell>
          <table:table-cell table:style-name="ce258" office:value-type="string">
            <text:p>- The avatar is uploaded and saved successfully</text:p>
            <text:p>- The avatar is displayed at question, answer, comment and profile view.</text:p>
            <text:p>- The avatar is changed and effected on both Answers and Forum</text:p>
          </table:table-cell>
          <table:table-cell table:style-name="ce280" office:value-type="string">
            <text:p>Low</text:p>
          </table:table-cell>
          <table:table-cell table:number-columns-repeated="2"/>
          <table:table-cell table:style-name="ce253"/>
          <table:table-cell table:number-columns-repeated="244"/>
        </table:table-row>
        <table:table-row table:style-name="ro32">
          <table:table-cell table:style-name="ce149" table:formula="of:=IF(VALUE(MID([.F38];6;FIND(&quot;:&quot;;[.F38];1)-FIND(&quot; &quot;;[.F38];1)-1))&gt;VALUE(MID([.F37];6;FIND(&quot;:&quot;;[.F37];1)-FIND(&quot; &quot;;[.F37];1)-1));&quot;&quot;;MAX([.A$7:.A37])+1)">
            <text:p/>
          </table:table-cell>
          <table:table-cell table:style-name="ce250" office:value-type="string">
            <text:p>ANS_26</text:p>
          </table:table-cell>
          <table:table-cell table:style-name="ce164" table:formula="of:=IF(VALUE(MID([.F38];6;FIND(&quot;:&quot;;[.F38];1)-FIND(&quot; &quot;;[.F38];1)-1))&gt;VALUE(MID([.F37];6;FIND(&quot;:&quot;;[.F37];1)-FIND(&quot; &quot;;[.F37];1)-1));[.C37];[.C37]+1)" office:value-type="float" office:value="10">
            <text:p>010</text:p>
          </table:table-cell>
          <table:table-cell table:style-name="ce254" office:value-type="string">
            <text:p>KS\Answers\Settings</text:p>
          </table:table-cell>
          <table:table-cell table:style-name="ce256" office:value-type="string">
            <text:p>Reset the uploaded avatar</text:p>
          </table:table-cell>
          <table:table-cell table:style-name="ce254" office:value-type="string">
            <text:p>Step 4: Reset the uploaded avatar</text:p>
          </table:table-cell>
          <table:table-cell table:style-name="ce254" office:value-type="string">
            <text:p>- Click [Settings] button</text:p>
            <text:p>- In profile tab, click Delete link</text:p>
            <text:p>- Click [OK]/[Cancel] in the confirm message</text:p>
          </table:table-cell>
          <table:table-cell table:style-name="ce258" office:value-type="string">
            <text:p>- The confirm message is shown</text:p>
            <text:p>- The uploaded avatar is deleted and set by the default one.</text:p>
            <text:p>- Or the delete action is canceled</text:p>
          </table:table-cell>
          <table:table-cell table:style-name="ce280" office:value-type="string">
            <text:p>Low</text:p>
          </table:table-cell>
          <table:table-cell table:number-columns-repeated="2"/>
          <table:table-cell table:style-name="ce253"/>
          <table:table-cell table:number-columns-repeated="244"/>
        </table:table-row>
        <table:table-row table:style-name="ro1" table:number-rows-repeated="65497">
          <table:table-cell table:number-columns-repeated="256"/>
        </table:table-row>
        <table:table-row table:style-name="ro1">
          <table:table-cell table:number-columns-repeated="256"/>
        </table:table-row>
      </table:table>
      <table:table table:name="Export_Import" table:style-name="ta2" table:print="false">
        <office:forms form:automatic-focus="false" form:apply-design-mode="false"/>
        <table:table-column table:style-name="co36" table:default-cell-style-name="Default"/>
        <table:table-column table:style-name="co46"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33" table:default-cell-style-name="Default"/>
        <table:table-column table:style-name="co75" table:default-cell-style-name="Default"/>
        <table:table-column table:style-name="co76" table:default-cell-style-name="ce186"/>
        <table:table-column table:style-name="co55" table:default-cell-style-name="ce186"/>
        <table:table-column table:style-name="co78" table:default-cell-style-name="Default"/>
        <table:table-column table:style-name="co9" table:default-cell-style-name="Default"/>
        <table:table-column table:style-name="co29" table:default-cell-style-name="Default"/>
        <table:table-column table:style-name="co9" table:number-columns-repeated="213" table:default-cell-style-name="Default"/>
        <table:table-row table:style-name="ro35">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1"/>
        </table:table-row>
        <table:table-row table:style-name="ro35">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8"/>
        </table:table-row>
        <table:table-row table:style-name="ro4">
          <table:table-cell/>
          <table:table-cell table:style-name="ce152" office:value-type="string">
            <text:p>Function List<text:span text:style-name="T8">:</text:span></text:p>
          </table:table-cell>
          <table:table-cell table:style-name="ce160" office:value-type="string" table:number-columns-spanned="3" table:number-rows-spanned="1">
            <text:p>Export, Import category and question inside</text:p>
          </table:table-cell>
          <table:covered-table-cell table:number-columns-repeated="2"/>
          <table:table-cell table:number-columns-repeated="2"/>
          <table:table-cell table:style-name="ce181"/>
          <table:table-cell table:style-name="ce232"/>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8"/>
        </table:table-row>
        <table:table-row table:style-name="ro37">
          <table:table-cell/>
          <table:table-cell table:style-name="ce152" office:value-type="string">
            <text:p>Total main cases</text:p>
          </table:table-cell>
          <table:table-cell table:style-name="ce160" table:formula="of:=MAX([.A7:.A994])" office:value-type="float" office:value="9" table:number-columns-spanned="3" table:number-rows-spanned="1">
            <text:p>9</text:p>
          </table:table-cell>
          <table:covered-table-cell table:number-columns-repeated="2"/>
          <table:table-cell table:number-columns-repeated="2"/>
          <table:table-cell table:style-name="ce181"/>
          <table:table-cell table:style-name="ce232"/>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8"/>
        </table:table-row>
        <table:table-row table:style-name="ro35">
          <table:table-cell/>
          <table:table-cell table:style-name="ce229"/>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8"/>
        </table:table-row>
        <table:table-row table:style-name="ro5">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s</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9"/>
          <table:table-cell table:style-name="ce221" table:number-columns-repeated="207"/>
        </table:table-row>
        <table:table-row table:style-name="ro32">
          <table:table-cell table:style-name="ce148" office:value-type="float" office:value="1">
            <text:p>001</text:p>
          </table:table-cell>
          <table:table-cell table:style-name="ce198" office:value-type="string">
            <text:p>ANS_28</text:p>
          </table:table-cell>
          <table:table-cell table:style-name="ce163" office:value-type="float" office:value="1">
            <text:p>001</text:p>
          </table:table-cell>
          <table:table-cell table:style-name="ce169" office:value-type="string">
            <text:p>KS\Answers\Export Import\Export</text:p>
          </table:table-cell>
          <table:table-cell table:style-name="ce72" office:value-type="string">
            <text:p>Export category and question in case valid data entry</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41">
          <table:table-cell table:style-name="ce149" table:formula="of:=IF(VALUE(MID([.F8];6;FIND(&quot;:&quot;;[.F8];1)-FIND(&quot; &quot;;[.F8];1)-1))&gt;VALUE(MID([.F7];6;FIND(&quot;:&quot;;[.F7];1)-FIND(&quot; &quot;;[.F7];1)-1));&quot;&quot;;MAX([.A$7:.A7])+1)">
            <text:p/>
          </table:table-cell>
          <table:table-cell table:style-name="ce198" office:value-type="string">
            <text:p>ANS_28</text:p>
          </table:table-cell>
          <table:table-cell table:style-name="ce164" table:formula="of:=IF(VALUE(MID([.F8];6;FIND(&quot;:&quot;;[.F8];1)-FIND(&quot; &quot;;[.F8];1)-1))&gt;VALUE(MID([.F7];6;FIND(&quot;:&quot;;[.F7];1)-FIND(&quot; &quot;;[.F7];1)-1));[.C7];[.C7]+1)" office:value-type="float" office:value="1">
            <text:p>001</text:p>
          </table:table-cell>
          <table:table-cell table:style-name="ce169" office:value-type="string">
            <text:p>KS\Answers\Export Import\Export</text:p>
          </table:table-cell>
          <table:table-cell table:style-name="ce204" office:value-type="string">
            <text:p>Export category and question in case valid data entry</text:p>
          </table:table-cell>
          <table:table-cell table:style-name="ce169" office:value-type="string">
            <text:p>Step 2: Open Export form</text:p>
          </table:table-cell>
          <table:table-cell table:style-name="ce169" office:value-type="string">
            <text:p>- In Answers home page or go to inside one category and click on Export button on the main action bar</text:p>
            <text:p/>
          </table:table-cell>
          <table:table-cell table:style-name="ce230" office:value-type="string">
            <text:p><text:span text:style-name="T15">- Export form is shown properly</text:span></text:p>
            <text:p><text:span text:style-name="T15"/></text:p>
          </table:table-cell>
          <table:table-cell table:style-name="ce217" office:value-type="string">
            <text:p>Low</text:p>
          </table:table-cell>
          <table:table-cell table:style-name="ce187"/>
          <table:table-cell table:style-name="ce161" table:number-columns-repeated="216"/>
        </table:table-row>
        <table:table-row table:style-name="ro41">
          <table:table-cell table:style-name="ce149" table:formula="of:=IF(VALUE(MID([.F9];6;FIND(&quot;:&quot;;[.F9];1)-FIND(&quot; &quot;;[.F9];1)-1))&gt;VALUE(MID([.F8];6;FIND(&quot;:&quot;;[.F8];1)-FIND(&quot; &quot;;[.F8];1)-1));&quot;&quot;;MAX([.A$7:.A8])+1)">
            <text:p/>
          </table:table-cell>
          <table:table-cell table:style-name="ce198" office:value-type="string">
            <text:p>ANS_28</text:p>
          </table:table-cell>
          <table:table-cell table:style-name="ce164" table:formula="of:=IF(VALUE(MID([.F9];6;FIND(&quot;:&quot;;[.F9];1)-FIND(&quot; &quot;;[.F9];1)-1))&gt;VALUE(MID([.F8];6;FIND(&quot;:&quot;;[.F8];1)-FIND(&quot; &quot;;[.F8];1)-1));[.C8];[.C8]+1)" office:value-type="float" office:value="1">
            <text:p>001</text:p>
          </table:table-cell>
          <table:table-cell table:style-name="ce169" office:value-type="string">
            <text:p>KS\Answers\Export Import\Export</text:p>
          </table:table-cell>
          <table:table-cell table:style-name="ce204" office:value-type="string">
            <text:p>Export category and question in case valid data entry</text:p>
          </table:table-cell>
          <table:table-cell table:style-name="ce169" office:value-type="string">
            <text:p>Step 3: Export category and question inside</text:p>
          </table:table-cell>
          <table:table-cell table:style-name="ce169" office:value-type="string">
            <text:p>- Input File name to export</text:p>
            <text:p>- Click Save button</text:p>
          </table:table-cell>
          <table:table-cell table:style-name="ce231" office:value-type="string">
            <text:p>- A pop up is shown allows saving the exported file.</text:p>
            <text:p>- The selected category is exported properly with predefined name.</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10];6;FIND(&quot;:&quot;;[.F10];1)-FIND(&quot; &quot;;[.F10];1)-1))&gt;VALUE(MID([.F9];6;FIND(&quot;:&quot;;[.F9];1)-FIND(&quot; &quot;;[.F9];1)-1));&quot;&quot;;MAX([.A$7:.A9])+1)" office:value-type="float" office:value="2">
            <text:p>002</text:p>
          </table:table-cell>
          <table:table-cell table:style-name="ce198" office:value-type="string">
            <text:p>ANS_28</text:p>
          </table:table-cell>
          <table:table-cell table:style-name="ce164" table:formula="of:=IF(VALUE(MID([.F10];6;FIND(&quot;:&quot;;[.F10];1)-FIND(&quot; &quot;;[.F10];1)-1))&gt;VALUE(MID([.F9];6;FIND(&quot;:&quot;;[.F9];1)-FIND(&quot; &quot;;[.F9];1)-1));[.C9];[.C9]+1)" office:value-type="float" office:value="2">
            <text:p>002</text:p>
          </table:table-cell>
          <table:table-cell table:style-name="ce169" office:value-type="string">
            <text:p>KS\Answers\Export Import\Export</text:p>
          </table:table-cell>
          <table:table-cell table:style-name="ce72" office:value-type="string">
            <text:p>Export category and question in case blank file name entry</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41">
          <table:table-cell table:style-name="ce149" table:formula="of:=IF(VALUE(MID([.F11];6;FIND(&quot;:&quot;;[.F11];1)-FIND(&quot; &quot;;[.F11];1)-1))&gt;VALUE(MID([.F10];6;FIND(&quot;:&quot;;[.F10];1)-FIND(&quot; &quot;;[.F10];1)-1));&quot;&quot;;MAX([.A$7:.A10])+1)">
            <text:p/>
          </table:table-cell>
          <table:table-cell table:style-name="ce198" office:value-type="string">
            <text:p>ANS_28</text:p>
          </table:table-cell>
          <table:table-cell table:style-name="ce164" table:formula="of:=IF(VALUE(MID([.F11];6;FIND(&quot;:&quot;;[.F11];1)-FIND(&quot; &quot;;[.F11];1)-1))&gt;VALUE(MID([.F10];6;FIND(&quot;:&quot;;[.F10];1)-FIND(&quot; &quot;;[.F10];1)-1));[.C10];[.C10]+1)" office:value-type="float" office:value="2">
            <text:p>002</text:p>
          </table:table-cell>
          <table:table-cell table:style-name="ce169" office:value-type="string">
            <text:p>KS\Answers\Export Import\Export</text:p>
          </table:table-cell>
          <table:table-cell table:style-name="ce204" office:value-type="string">
            <text:p>Export category and question in case blank file name entry</text:p>
          </table:table-cell>
          <table:table-cell table:style-name="ce169" office:value-type="string">
            <text:p>Step 2: Open Export form</text:p>
          </table:table-cell>
          <table:table-cell table:style-name="ce169" office:value-type="string">
            <text:p>- In Answers home page or go to inside one category and click on Export button on the main action bar</text:p>
            <text:p/>
          </table:table-cell>
          <table:table-cell table:style-name="ce230" office:value-type="string">
            <text:p><text:span text:style-name="T15">- Export form is shown properly</text:span></text:p>
            <text:p><text:span text:style-name="T15"/></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12];6;FIND(&quot;:&quot;;[.F12];1)-FIND(&quot; &quot;;[.F12];1)-1))&gt;VALUE(MID([.F11];6;FIND(&quot;:&quot;;[.F11];1)-FIND(&quot; &quot;;[.F11];1)-1));&quot;&quot;;MAX([.A$7:.A11])+1)">
            <text:p/>
          </table:table-cell>
          <table:table-cell table:style-name="ce198" office:value-type="string">
            <text:p>ANS_28</text:p>
          </table:table-cell>
          <table:table-cell table:style-name="ce164" table:formula="of:=IF(VALUE(MID([.F12];6;FIND(&quot;:&quot;;[.F12];1)-FIND(&quot; &quot;;[.F12];1)-1))&gt;VALUE(MID([.F11];6;FIND(&quot;:&quot;;[.F11];1)-FIND(&quot; &quot;;[.F11];1)-1));[.C11];[.C11]+1)" office:value-type="float" office:value="2">
            <text:p>002</text:p>
          </table:table-cell>
          <table:table-cell table:style-name="ce169" office:value-type="string">
            <text:p>KS\Answers\Export Import\Export</text:p>
          </table:table-cell>
          <table:table-cell table:style-name="ce204" office:value-type="string">
            <text:p>Export category and question in case blank file name entry</text:p>
          </table:table-cell>
          <table:table-cell table:style-name="ce169" office:value-type="string">
            <text:p>Step 3: Export category and question inside</text:p>
          </table:table-cell>
          <table:table-cell table:style-name="ce169" office:value-type="string">
            <text:p>- Leave File name to export blank</text:p>
            <text:p>- Click Save button</text:p>
          </table:table-cell>
          <table:table-cell table:style-name="ce231" office:value-type="string">
            <text:p>- Alert message is shown to inform that <text:s/>file name to export is required</text:p>
          </table:table-cell>
          <table:table-cell table:style-name="ce217" office:value-type="string">
            <text:p>Low</text:p>
          </table:table-cell>
          <table:table-cell table:style-name="ce187"/>
          <table:table-cell table:style-name="ce161" table:number-columns-repeated="216"/>
        </table:table-row>
        <table:table-row table:style-name="ro91">
          <table:table-cell table:style-name="ce149" table:formula="of:=IF(VALUE(MID([.F13];6;FIND(&quot;:&quot;;[.F13];1)-FIND(&quot; &quot;;[.F13];1)-1))&gt;VALUE(MID([.F12];6;FIND(&quot;:&quot;;[.F12];1)-FIND(&quot; &quot;;[.F12];1)-1));&quot;&quot;;MAX([.A$7:.A12])+1)" office:value-type="float" office:value="3">
            <text:p>003</text:p>
          </table:table-cell>
          <table:table-cell table:style-name="ce198" office:value-type="string">
            <text:p>ANS_28</text:p>
          </table:table-cell>
          <table:table-cell table:style-name="ce164" table:formula="of:=IF(VALUE(MID([.F13];6;FIND(&quot;:&quot;;[.F13];1)-FIND(&quot; &quot;;[.F13];1)-1))&gt;VALUE(MID([.F12];6;FIND(&quot;:&quot;;[.F12];1)-FIND(&quot; &quot;;[.F12];1)-1));[.C12];[.C12]+1)" office:value-type="float" office:value="3">
            <text:p>003</text:p>
          </table:table-cell>
          <table:table-cell table:style-name="ce169" office:value-type="string">
            <text:p>KS\Answers\Export Import\Export</text:p>
          </table:table-cell>
          <table:table-cell table:style-name="ce72" office:value-type="string">
            <text:p>Export category and question in case the category is no longer exists</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92">
          <table:table-cell table:style-name="ce149" table:formula="of:=IF(VALUE(MID([.F14];6;FIND(&quot;:&quot;;[.F14];1)-FIND(&quot; &quot;;[.F14];1)-1))&gt;VALUE(MID([.F13];6;FIND(&quot;:&quot;;[.F13];1)-FIND(&quot; &quot;;[.F13];1)-1));&quot;&quot;;MAX([.A$7:.A13])+1)">
            <text:p/>
          </table:table-cell>
          <table:table-cell table:style-name="ce198" office:value-type="string">
            <text:p>ANS_28</text:p>
          </table:table-cell>
          <table:table-cell table:style-name="ce164" table:formula="of:=IF(VALUE(MID([.F14];6;FIND(&quot;:&quot;;[.F14];1)-FIND(&quot; &quot;;[.F14];1)-1))&gt;VALUE(MID([.F13];6;FIND(&quot;:&quot;;[.F13];1)-FIND(&quot; &quot;;[.F13];1)-1));[.C13];[.C13]+1)" office:value-type="float" office:value="3">
            <text:p>003</text:p>
          </table:table-cell>
          <table:table-cell table:style-name="ce169" office:value-type="string">
            <text:p>KS\Answers\Export Import\Export</text:p>
          </table:table-cell>
          <table:table-cell table:style-name="ce204" office:value-type="string">
            <text:p>Export category and question in case the category is no longer exists</text:p>
          </table:table-cell>
          <table:table-cell table:style-name="ce169" office:value-type="string">
            <text:p>Step 2: Open Export form</text:p>
          </table:table-cell>
          <table:table-cell table:style-name="ce169" office:value-type="string">
            <text:p>- In Answers home page or go to inside one category and click on Export button on the main action bar</text:p>
            <text:p/>
          </table:table-cell>
          <table:table-cell table:style-name="ce230" office:value-type="string">
            <text:p><text:span text:style-name="T15">- Export form is shown properly</text:span></text:p>
            <text:p><text:span text:style-name="T15"/></text:p>
          </table:table-cell>
          <table:table-cell table:style-name="ce217" office:value-type="string">
            <text:p>Low</text:p>
          </table:table-cell>
          <table:table-cell table:style-name="ce187"/>
          <table:table-cell table:style-name="ce161" table:number-columns-repeated="216"/>
        </table:table-row>
        <table:table-row table:style-name="ro97">
          <table:table-cell table:style-name="ce149" table:formula="of:=IF(VALUE(MID([.F15];6;FIND(&quot;:&quot;;[.F15];1)-FIND(&quot; &quot;;[.F15];1)-1))&gt;VALUE(MID([.F14];6;FIND(&quot;:&quot;;[.F14];1)-FIND(&quot; &quot;;[.F14];1)-1));&quot;&quot;;MAX([.A$7:.A14])+1)">
            <text:p/>
          </table:table-cell>
          <table:table-cell table:style-name="ce198" office:value-type="string">
            <text:p>ANS_28</text:p>
          </table:table-cell>
          <table:table-cell table:style-name="ce164" table:formula="of:=IF(VALUE(MID([.F15];6;FIND(&quot;:&quot;;[.F15];1)-FIND(&quot; &quot;;[.F15];1)-1))&gt;VALUE(MID([.F14];6;FIND(&quot;:&quot;;[.F14];1)-FIND(&quot; &quot;;[.F14];1)-1));[.C14];[.C14]+1)" office:value-type="float" office:value="3">
            <text:p>003</text:p>
          </table:table-cell>
          <table:table-cell table:style-name="ce169" office:value-type="string">
            <text:p>KS\Answers\Export Import\Export</text:p>
          </table:table-cell>
          <table:table-cell table:style-name="ce204" office:value-type="string">
            <text:p>Export category and question in case the category is no longer exists</text:p>
          </table:table-cell>
          <table:table-cell table:style-name="ce169" office:value-type="string">
            <text:p>Step 3:Delete the being exported category</text:p>
          </table:table-cell>
          <table:table-cell table:style-name="ce169" office:value-type="string">
            <text:p>- Open the other window</text:p>
            <text:p>- Login by administrator and delete the category which is being exported</text:p>
          </table:table-cell>
          <table:table-cell table:style-name="ce231" office:value-type="string">
            <text:p>- The category being exported is deleted successfully.</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16];6;FIND(&quot;:&quot;;[.F16];1)-FIND(&quot; &quot;;[.F16];1)-1))&gt;VALUE(MID([.F15];6;FIND(&quot;:&quot;;[.F15];1)-FIND(&quot; &quot;;[.F15];1)-1));&quot;&quot;;MAX([.A$7:.A15])+1)">
            <text:p/>
          </table:table-cell>
          <table:table-cell table:style-name="ce198" office:value-type="string">
            <text:p>ANS_28</text:p>
          </table:table-cell>
          <table:table-cell table:style-name="ce164" table:formula="of:=IF(VALUE(MID([.F16];6;FIND(&quot;:&quot;;[.F16];1)-FIND(&quot; &quot;;[.F16];1)-1))&gt;VALUE(MID([.F15];6;FIND(&quot;:&quot;;[.F15];1)-FIND(&quot; &quot;;[.F15];1)-1));[.C15];[.C15]+1)" office:value-type="float" office:value="3">
            <text:p>003</text:p>
          </table:table-cell>
          <table:table-cell table:style-name="ce169" office:value-type="string">
            <text:p>KS\Answers\Export Import\Export</text:p>
          </table:table-cell>
          <table:table-cell table:style-name="ce204" office:value-type="string">
            <text:p>Export category and question in case the category is no longer exists</text:p>
          </table:table-cell>
          <table:table-cell table:style-name="ce169" office:value-type="string">
            <text:p>Step 4: Export category and question inside</text:p>
          </table:table-cell>
          <table:table-cell table:style-name="ce169" office:value-type="string">
            <text:p>- Back to the window which contains Export form which is being exported</text:p>
            <text:p>- Click Save button</text:p>
          </table:table-cell>
          <table:table-cell table:style-name="ce230" office:value-type="string">
            <text:p>- Alert message is shown to inform that the category no longer exists to export.</text:p>
          </table:table-cell>
          <table:table-cell table:style-name="ce217" office:value-type="string">
            <text:p>Low</text:p>
          </table:table-cell>
          <table:table-cell table:style-name="ce187"/>
          <table:table-cell table:style-name="ce161" table:number-columns-repeated="216"/>
        </table:table-row>
        <table:table-row table:style-name="ro90">
          <table:table-cell table:style-name="ce149" table:formula="of:=IF(VALUE(MID([.F17];6;FIND(&quot;:&quot;;[.F17];1)-FIND(&quot; &quot;;[.F17];1)-1))&gt;VALUE(MID([.F16];6;FIND(&quot;:&quot;;[.F16];1)-FIND(&quot; &quot;;[.F16];1)-1));&quot;&quot;;MAX([.A$7:.A16])+1)" office:value-type="float" office:value="4">
            <text:p>004</text:p>
          </table:table-cell>
          <table:table-cell table:style-name="ce198" office:value-type="string">
            <text:p>ANS_29</text:p>
          </table:table-cell>
          <table:table-cell table:style-name="ce163" office:value-type="float" office:value="1">
            <text:p>001</text:p>
          </table:table-cell>
          <table:table-cell table:style-name="ce169" office:value-type="string">
            <text:p>KS\Answers\Export Import\Import</text:p>
          </table:table-cell>
          <table:table-cell table:style-name="ce72" office:value-type="string">
            <text:p>Import category and question into home page in case valid data entry</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18];6;FIND(&quot;:&quot;;[.F18];1)-FIND(&quot; &quot;;[.F18];1)-1))&gt;VALUE(MID([.F17];6;FIND(&quot;:&quot;;[.F17];1)-FIND(&quot; &quot;;[.F17];1)-1));&quot;&quot;;MAX([.A$7:.A17])+1)">
            <text:p/>
          </table:table-cell>
          <table:table-cell table:style-name="ce198" office:value-type="string">
            <text:p>ANS_29</text:p>
          </table:table-cell>
          <table:table-cell table:style-name="ce164" table:formula="of:=IF(VALUE(MID([.F18];6;FIND(&quot;:&quot;;[.F18];1)-FIND(&quot; &quot;;[.F18];1)-1))&gt;VALUE(MID([.F17];6;FIND(&quot;:&quot;;[.F17];1)-FIND(&quot; &quot;;[.F17];1)-1));[.C17];[.C17]+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2: Export category</text:p>
          </table:table-cell>
          <table:table-cell table:style-name="ce169" office:value-type="string">
            <text:p>- In Answers home page or go to inside one category and export one category</text:p>
            <text:p/>
          </table:table-cell>
          <table:table-cell table:style-name="ce230" office:value-type="string">
            <text:p>- The selected category is exported successfully</text:p>
            <text:p/>
          </table:table-cell>
          <table:table-cell table:style-name="ce217" office:value-type="string">
            <text:p>Low</text:p>
          </table:table-cell>
          <table:table-cell table:style-name="ce187"/>
          <table:table-cell table:style-name="ce161" table:number-columns-repeated="216"/>
        </table:table-row>
        <table:table-row table:style-name="ro41">
          <table:table-cell table:style-name="ce149" table:formula="of:=IF(VALUE(MID([.F19];6;FIND(&quot;:&quot;;[.F19];1)-FIND(&quot; &quot;;[.F19];1)-1))&gt;VALUE(MID([.F18];6;FIND(&quot;:&quot;;[.F18];1)-FIND(&quot; &quot;;[.F18];1)-1));&quot;&quot;;MAX([.A$7:.A18])+1)">
            <text:p/>
          </table:table-cell>
          <table:table-cell table:style-name="ce198" office:value-type="string">
            <text:p>ANS_29</text:p>
          </table:table-cell>
          <table:table-cell table:style-name="ce164" table:formula="of:=IF(VALUE(MID([.F19];6;FIND(&quot;:&quot;;[.F19];1)-FIND(&quot; &quot;;[.F19];1)-1))&gt;VALUE(MID([.F18];6;FIND(&quot;:&quot;;[.F18];1)-FIND(&quot; &quot;;[.F18];1)-1));[.C18];[.C18]+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3: Open Import form</text:p>
          </table:table-cell>
          <table:table-cell table:style-name="ce169" office:value-type="string">
            <text:p>- To avoid duplication, delete old categories which has been exported before import again.</text:p>
            <text:p>- Click on Import button on the main action bar</text:p>
          </table:table-cell>
          <table:table-cell table:style-name="ce231" office:value-type="string">
            <text:p>- Old Answers data is deleted</text:p>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20];6;FIND(&quot;:&quot;;[.F20];1)-FIND(&quot; &quot;;[.F20];1)-1))&gt;VALUE(MID([.F19];6;FIND(&quot;:&quot;;[.F19];1)-FIND(&quot; &quot;;[.F19];1)-1));&quot;&quot;;MAX([.A$7:.A19])+1)">
            <text:p/>
          </table:table-cell>
          <table:table-cell table:style-name="ce198" office:value-type="string">
            <text:p>ANS_29</text:p>
          </table:table-cell>
          <table:table-cell table:style-name="ce164" table:formula="of:=IF(VALUE(MID([.F20];6;FIND(&quot;:&quot;;[.F20];1)-FIND(&quot; &quot;;[.F20];1)-1))&gt;VALUE(MID([.F19];6;FIND(&quot;:&quot;;[.F19];1)-FIND(&quot; &quot;;[.F19];1)-1));[.C19];[.C19]+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4: Upload the selected file</text:p>
          </table:table-cell>
          <table:table-cell table:style-name="ce169" office:value-type="string">
            <text:p>- Click Browser button to select file from local disk</text:p>
            <text:p>- Select the file exported at step 2</text:p>
            <text:p>- Click Upload button.</text:p>
          </table:table-cell>
          <table:table-cell table:style-name="ce231" office:value-type="string">
            <text:p>- File is uploaded successfully.</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21];6;FIND(&quot;:&quot;;[.F21];1)-FIND(&quot; &quot;;[.F21];1)-1))&gt;VALUE(MID([.F20];6;FIND(&quot;:&quot;;[.F20];1)-FIND(&quot; &quot;;[.F20];1)-1));&quot;&quot;;MAX([.A$7:.A20])+1)">
            <text:p/>
          </table:table-cell>
          <table:table-cell table:style-name="ce198" office:value-type="string">
            <text:p>ANS_29</text:p>
          </table:table-cell>
          <table:table-cell table:style-name="ce164" table:formula="of:=IF(VALUE(MID([.F21];6;FIND(&quot;:&quot;;[.F21];1)-FIND(&quot; &quot;;[.F21];1)-1))&gt;VALUE(MID([.F20];6;FIND(&quot;:&quot;;[.F20];1)-FIND(&quot; &quot;;[.F20];1)-1));[.C20];[.C20]+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5: Import the uploaded file</text:p>
          </table:table-cell>
          <table:table-cell table:style-name="ce169" office:value-type="string">
            <text:p>- Click Save button </text:p>
          </table:table-cell>
          <table:table-cell table:style-name="ce231" office:value-type="string">
            <text:p>- The uploaded file is imported successfully and displayed at Answers Home page</text:p>
          </table:table-cell>
          <table:table-cell table:style-name="ce217" office:value-type="string">
            <text:p>Low</text:p>
          </table:table-cell>
          <table:table-cell table:style-name="ce187"/>
          <table:table-cell table:style-name="ce161" table:number-columns-repeated="216"/>
        </table:table-row>
        <table:table-row table:style-name="ro39">
          <table:table-cell table:style-name="ce149" table:formula="of:=IF(VALUE(MID([.F22];6;FIND(&quot;:&quot;;[.F22];1)-FIND(&quot; &quot;;[.F22];1)-1))&gt;VALUE(MID([.F21];6;FIND(&quot;:&quot;;[.F21];1)-FIND(&quot; &quot;;[.F21];1)-1));&quot;&quot;;MAX([.A$7:.A21])+1)">
            <text:p/>
          </table:table-cell>
          <table:table-cell table:style-name="ce198" office:value-type="string">
            <text:p>ANS_29</text:p>
          </table:table-cell>
          <table:table-cell table:style-name="ce164" table:formula="of:=IF(VALUE(MID([.F22];6;FIND(&quot;:&quot;;[.F22];1)-FIND(&quot; &quot;;[.F22];1)-1))&gt;VALUE(MID([.F21];6;FIND(&quot;:&quot;;[.F21];1)-FIND(&quot; &quot;;[.F21];1)-1));[.C21];[.C21]+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6: Check the content of the imported category</text:p>
          </table:table-cell>
          <table:table-cell table:style-name="ce169" office:value-type="string">
            <text:p>- Click on the category which has been imported</text:p>
          </table:table-cell>
          <table:table-cell table:style-name="ce230"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17" office:value-type="string">
            <text:p>Low</text:p>
          </table:table-cell>
          <table:table-cell table:style-name="ce187"/>
          <table:table-cell table:style-name="ce161" table:number-columns-repeated="216"/>
        </table:table-row>
        <table:table-row table:style-name="ro38">
          <table:table-cell table:style-name="ce149" table:formula="of:=IF(VALUE(MID([.F23];6;FIND(&quot;:&quot;;[.F23];1)-FIND(&quot; &quot;;[.F23];1)-1))&gt;VALUE(MID([.F22];6;FIND(&quot;:&quot;;[.F22];1)-FIND(&quot; &quot;;[.F22];1)-1));&quot;&quot;;MAX([.A$7:.A22])+1)">
            <text:p/>
          </table:table-cell>
          <table:table-cell table:style-name="ce198" office:value-type="string">
            <text:p>ANS_29</text:p>
          </table:table-cell>
          <table:table-cell table:style-name="ce164" table:formula="of:=IF(VALUE(MID([.F23];6;FIND(&quot;:&quot;;[.F23];1)-FIND(&quot; &quot;;[.F23];1)-1))&gt;VALUE(MID([.F22];6;FIND(&quot;:&quot;;[.F22];1)-FIND(&quot; &quot;;[.F22];1)-1));[.C22];[.C22]+1)" office:value-type="float" office:value="1">
            <text:p>001</text:p>
          </table:table-cell>
          <table:table-cell table:style-name="ce169" office:value-type="string">
            <text:p>KS\Answers\Export Import\Import</text:p>
          </table:table-cell>
          <table:table-cell table:style-name="ce204" office:value-type="string">
            <text:p>Import category and question into home page in case valid data entry</text:p>
          </table:table-cell>
          <table:table-cell table:style-name="ce169" office:value-type="string">
            <text:p>Step 7: Check the main action on the imported category</text:p>
          </table:table-cell>
          <table:table-cell table:style-name="ce169" office:value-type="string">
            <text:p>- Right click on the imported category and do main actions in menu pop up</text:p>
            <text:p>- Click on question inside and do main actions on questions</text:p>
            <text:p/>
          </table:table-cell>
          <table:table-cell table:style-name="ce230" office:value-type="string">
            <text:p>- All actions on the imported category and questions inside can be done properly.</text:p>
            <text:p>- There is no gap between the original category/question and the exported category/question. </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24];6;FIND(&quot;:&quot;;[.F24];1)-FIND(&quot; &quot;;[.F24];1)-1))&gt;VALUE(MID([.F23];6;FIND(&quot;:&quot;;[.F23];1)-FIND(&quot; &quot;;[.F23];1)-1));&quot;&quot;;MAX([.A$7:.A23])+1)" office:value-type="float" office:value="5">
            <text:p>005</text:p>
          </table:table-cell>
          <table:table-cell table:style-name="ce198" office:value-type="string">
            <text:p>ANS_29</text:p>
          </table:table-cell>
          <table:table-cell table:style-name="ce164" table:formula="of:=IF(VALUE(MID([.F24];6;FIND(&quot;:&quot;;[.F24];1)-FIND(&quot; &quot;;[.F24];1)-1))&gt;VALUE(MID([.F23];6;FIND(&quot;:&quot;;[.F23];1)-FIND(&quot; &quot;;[.F23];1)-1));[.C23];[.C23]+1)" office:value-type="float" office:value="2">
            <text:p>002</text:p>
          </table:table-cell>
          <table:table-cell table:style-name="ce169" office:value-type="string">
            <text:p>KS\Answers\Export Import\Import</text:p>
          </table:table-cell>
          <table:table-cell table:style-name="ce72" office:value-type="string">
            <text:p>Import category and question into a category in case valid data entry</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25];6;FIND(&quot;:&quot;;[.F25];1)-FIND(&quot; &quot;;[.F25];1)-1))&gt;VALUE(MID([.F24];6;FIND(&quot;:&quot;;[.F24];1)-FIND(&quot; &quot;;[.F24];1)-1));&quot;&quot;;MAX([.A$7:.A24])+1)">
            <text:p/>
          </table:table-cell>
          <table:table-cell table:style-name="ce198" office:value-type="string">
            <text:p>ANS_29</text:p>
          </table:table-cell>
          <table:table-cell table:style-name="ce164" table:formula="of:=IF(VALUE(MID([.F25];6;FIND(&quot;:&quot;;[.F25];1)-FIND(&quot; &quot;;[.F25];1)-1))&gt;VALUE(MID([.F24];6;FIND(&quot;:&quot;;[.F24];1)-FIND(&quot; &quot;;[.F24];1)-1));[.C24];[.C24]+1)" office:value-type="float" office:value="2">
            <text:p>002</text:p>
          </table:table-cell>
          <table:table-cell table:style-name="ce169" office:value-type="string">
            <text:p>KS\Answers\Export Import\Import</text:p>
          </table:table-cell>
          <table:table-cell table:style-name="ce204" office:value-type="string">
            <text:p>Import category and question into a category in case valid data entry</text:p>
          </table:table-cell>
          <table:table-cell table:style-name="ce169" office:value-type="string">
            <text:p>Step 2: Export category</text:p>
          </table:table-cell>
          <table:table-cell table:style-name="ce169" office:value-type="string">
            <text:p>- In Answers home page or go to inside one category and export one category</text:p>
            <text:p/>
          </table:table-cell>
          <table:table-cell table:style-name="ce230" office:value-type="string">
            <text:p>- The selected category is exported successfully</text:p>
          </table:table-cell>
          <table:table-cell table:style-name="ce217" office:value-type="string">
            <text:p>Low</text:p>
          </table:table-cell>
          <table:table-cell table:style-name="ce187"/>
          <table:table-cell table:style-name="ce161" table:number-columns-repeated="216"/>
        </table:table-row>
        <table:table-row table:style-name="ro38">
          <table:table-cell table:style-name="ce149" table:formula="of:=IF(VALUE(MID([.F26];6;FIND(&quot;:&quot;;[.F26];1)-FIND(&quot; &quot;;[.F26];1)-1))&gt;VALUE(MID([.F25];6;FIND(&quot;:&quot;;[.F25];1)-FIND(&quot; &quot;;[.F25];1)-1));&quot;&quot;;MAX([.A$7:.A25])+1)">
            <text:p/>
          </table:table-cell>
          <table:table-cell table:style-name="ce198" office:value-type="string">
            <text:p>ANS_29</text:p>
          </table:table-cell>
          <table:table-cell table:style-name="ce164" table:formula="of:=IF(VALUE(MID([.F26];6;FIND(&quot;:&quot;;[.F26];1)-FIND(&quot; &quot;;[.F26];1)-1))&gt;VALUE(MID([.F25];6;FIND(&quot;:&quot;;[.F25];1)-FIND(&quot; &quot;;[.F25];1)-1));[.C25];[.C25]+1)" office:value-type="float" office:value="2">
            <text:p>002</text:p>
          </table:table-cell>
          <table:table-cell table:style-name="ce169" office:value-type="string">
            <text:p>KS\Answers\Export Import\Import</text:p>
          </table:table-cell>
          <table:table-cell table:style-name="ce204" office:value-type="string">
            <text:p>Import category and question into a category in case valid data entry</text:p>
          </table:table-cell>
          <table:table-cell table:style-name="ce169" office:value-type="string">
            <text:p>Step 3: Open Import form</text:p>
          </table:table-cell>
          <table:table-cell table:style-name="ce169" office:value-type="string">
            <text:p>- To avoid duplication, delete old categories which has been exported before import again.</text:p>
            <text:p>- Go to inside 1 category</text:p>
            <text:p>- Click on Import button on the main action bar</text:p>
          </table:table-cell>
          <table:table-cell table:style-name="ce231" office:value-type="string">
            <text:p>- Old Answers data is deleted.</text:p>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27];6;FIND(&quot;:&quot;;[.F27];1)-FIND(&quot; &quot;;[.F27];1)-1))&gt;VALUE(MID([.F26];6;FIND(&quot;:&quot;;[.F26];1)-FIND(&quot; &quot;;[.F26];1)-1));&quot;&quot;;MAX([.A$7:.A26])+1)">
            <text:p/>
          </table:table-cell>
          <table:table-cell table:style-name="ce198" office:value-type="string">
            <text:p>ANS_29</text:p>
          </table:table-cell>
          <table:table-cell table:style-name="ce164" table:formula="of:=IF(VALUE(MID([.F27];6;FIND(&quot;:&quot;;[.F27];1)-FIND(&quot; &quot;;[.F27];1)-1))&gt;VALUE(MID([.F26];6;FIND(&quot;:&quot;;[.F26];1)-FIND(&quot; &quot;;[.F26];1)-1));[.C26];[.C26]+1)" office:value-type="float" office:value="2">
            <text:p>002</text:p>
          </table:table-cell>
          <table:table-cell table:style-name="ce169" office:value-type="string">
            <text:p>KS\Answers\Export Import\Import</text:p>
          </table:table-cell>
          <table:table-cell table:style-name="ce204" office:value-type="string">
            <text:p>Import category and question into a category in case valid data entry</text:p>
          </table:table-cell>
          <table:table-cell table:style-name="ce169" office:value-type="string">
            <text:p>Step 4: Upload the selected file</text:p>
          </table:table-cell>
          <table:table-cell table:style-name="ce169" office:value-type="string">
            <text:p>- Click Browser button to select file from local disk</text:p>
            <text:p>- Select the file exported at step 2</text:p>
            <text:p>- Click Upload button.</text:p>
          </table:table-cell>
          <table:table-cell table:style-name="ce231" office:value-type="string">
            <text:p>- File is uploaded successfully.</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28];6;FIND(&quot;:&quot;;[.F28];1)-FIND(&quot; &quot;;[.F28];1)-1))&gt;VALUE(MID([.F27];6;FIND(&quot;:&quot;;[.F27];1)-FIND(&quot; &quot;;[.F27];1)-1));&quot;&quot;;MAX([.A$7:.A27])+1)">
            <text:p/>
          </table:table-cell>
          <table:table-cell table:style-name="ce198" office:value-type="string">
            <text:p>ANS_29</text:p>
          </table:table-cell>
          <table:table-cell table:style-name="ce164" table:formula="of:=IF(VALUE(MID([.F28];6;FIND(&quot;:&quot;;[.F28];1)-FIND(&quot; &quot;;[.F28];1)-1))&gt;VALUE(MID([.F27];6;FIND(&quot;:&quot;;[.F27];1)-FIND(&quot; &quot;;[.F27];1)-1));[.C27];[.C27]+1)" office:value-type="float" office:value="2">
            <text:p>002</text:p>
          </table:table-cell>
          <table:table-cell table:style-name="ce169" office:value-type="string">
            <text:p>KS\Answers\Export Import\Import</text:p>
          </table:table-cell>
          <table:table-cell table:style-name="ce204" office:value-type="string">
            <text:p>Import category and question into a category in case valid data entry</text:p>
          </table:table-cell>
          <table:table-cell table:style-name="ce169" office:value-type="string">
            <text:p>Step 5: Import the uploaded file</text:p>
          </table:table-cell>
          <table:table-cell table:style-name="ce169" office:value-type="string">
            <text:p>- Click Save button </text:p>
          </table:table-cell>
          <table:table-cell table:style-name="ce231" office:value-type="string">
            <text:p>- The uploaded file is imported successfully and displayed inside the selected category.</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29];6;FIND(&quot;:&quot;;[.F29];1)-FIND(&quot; &quot;;[.F29];1)-1))&gt;VALUE(MID([.F28];6;FIND(&quot;:&quot;;[.F28];1)-FIND(&quot; &quot;;[.F28];1)-1));&quot;&quot;;MAX([.A$7:.A28])+1)" office:value-type="float" office:value="6">
            <text:p>006</text:p>
          </table:table-cell>
          <table:table-cell table:style-name="ce198" office:value-type="string">
            <text:p>ANS_29</text:p>
          </table:table-cell>
          <table:table-cell table:style-name="ce164" table:formula="of:=IF(VALUE(MID([.F29];6;FIND(&quot;:&quot;;[.F29];1)-FIND(&quot; &quot;;[.F29];1)-1))&gt;VALUE(MID([.F28];6;FIND(&quot;:&quot;;[.F28];1)-FIND(&quot; &quot;;[.F28];1)-1));[.C28];[.C28]+1)" office:value-type="float" office:value="3">
            <text:p>003</text:p>
          </table:table-cell>
          <table:table-cell table:style-name="ce169" office:value-type="string">
            <text:p>KS\Answers\Export Import\Import</text:p>
          </table:table-cell>
          <table:table-cell table:style-name="ce72" office:value-type="string">
            <text:p>Import category and question into a category which no longer exists</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30];6;FIND(&quot;:&quot;;[.F30];1)-FIND(&quot; &quot;;[.F30];1)-1))&gt;VALUE(MID([.F29];6;FIND(&quot;:&quot;;[.F29];1)-FIND(&quot; &quot;;[.F29];1)-1));&quot;&quot;;MAX([.A$7:.A29])+1)">
            <text:p/>
          </table:table-cell>
          <table:table-cell table:style-name="ce198" office:value-type="string">
            <text:p>ANS_29</text:p>
          </table:table-cell>
          <table:table-cell table:style-name="ce164" table:formula="of:=IF(VALUE(MID([.F30];6;FIND(&quot;:&quot;;[.F30];1)-FIND(&quot; &quot;;[.F30];1)-1))&gt;VALUE(MID([.F29];6;FIND(&quot;:&quot;;[.F29];1)-FIND(&quot; &quot;;[.F29];1)-1));[.C29];[.C29]+1)" office:value-type="float" office:value="3">
            <text:p>003</text:p>
          </table:table-cell>
          <table:table-cell table:style-name="ce169" office:value-type="string">
            <text:p>KS\Answers\Export Import\Import</text:p>
          </table:table-cell>
          <table:table-cell table:style-name="ce204" office:value-type="string">
            <text:p>Import category and question into a category which no longer exists</text:p>
          </table:table-cell>
          <table:table-cell table:style-name="ce169" office:value-type="string">
            <text:p>Step 2: Export category</text:p>
          </table:table-cell>
          <table:table-cell table:style-name="ce169" office:value-type="string">
            <text:p>- In Answers home page or go to inside one category and export one category</text:p>
            <text:p/>
          </table:table-cell>
          <table:table-cell table:style-name="ce230" office:value-type="string">
            <text:p>- The selected category is exported successfully</text:p>
          </table:table-cell>
          <table:table-cell table:style-name="ce217" office:value-type="string">
            <text:p>Low</text:p>
          </table:table-cell>
          <table:table-cell table:style-name="ce187"/>
          <table:table-cell table:style-name="ce161" table:number-columns-repeated="216"/>
        </table:table-row>
        <table:table-row table:style-name="ro38">
          <table:table-cell table:style-name="ce149" table:formula="of:=IF(VALUE(MID([.F31];6;FIND(&quot;:&quot;;[.F31];1)-FIND(&quot; &quot;;[.F31];1)-1))&gt;VALUE(MID([.F30];6;FIND(&quot;:&quot;;[.F30];1)-FIND(&quot; &quot;;[.F30];1)-1));&quot;&quot;;MAX([.A$7:.A30])+1)">
            <text:p/>
          </table:table-cell>
          <table:table-cell table:style-name="ce198" office:value-type="string">
            <text:p>ANS_29</text:p>
          </table:table-cell>
          <table:table-cell table:style-name="ce164" table:formula="of:=IF(VALUE(MID([.F31];6;FIND(&quot;:&quot;;[.F31];1)-FIND(&quot; &quot;;[.F31];1)-1))&gt;VALUE(MID([.F30];6;FIND(&quot;:&quot;;[.F30];1)-FIND(&quot; &quot;;[.F30];1)-1));[.C30];[.C30]+1)" office:value-type="float" office:value="3">
            <text:p>003</text:p>
          </table:table-cell>
          <table:table-cell table:style-name="ce169" office:value-type="string">
            <text:p>KS\Answers\Export Import\Import</text:p>
          </table:table-cell>
          <table:table-cell table:style-name="ce204" office:value-type="string">
            <text:p>Import category and question into a category which no longer exists</text:p>
          </table:table-cell>
          <table:table-cell table:style-name="ce169" office:value-type="string">
            <text:p>Step 3: Open Import form</text:p>
          </table:table-cell>
          <table:table-cell table:style-name="ce169" office:value-type="string">
            <text:p>- To avoid duplication, delete old categories which has been exported before import again.</text:p>
            <text:p>- Go to inside 1 category</text:p>
            <text:p>- Click on Import button on the main action bar</text:p>
          </table:table-cell>
          <table:table-cell table:style-name="ce231" office:value-type="string">
            <text:p>- Old Answers data is deleted.</text:p>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32];6;FIND(&quot;:&quot;;[.F32];1)-FIND(&quot; &quot;;[.F32];1)-1))&gt;VALUE(MID([.F31];6;FIND(&quot;:&quot;;[.F31];1)-FIND(&quot; &quot;;[.F31];1)-1));&quot;&quot;;MAX([.A$7:.A31])+1)">
            <text:p/>
          </table:table-cell>
          <table:table-cell table:style-name="ce198" office:value-type="string">
            <text:p>ANS_29</text:p>
          </table:table-cell>
          <table:table-cell table:style-name="ce164" table:formula="of:=IF(VALUE(MID([.F32];6;FIND(&quot;:&quot;;[.F32];1)-FIND(&quot; &quot;;[.F32];1)-1))&gt;VALUE(MID([.F31];6;FIND(&quot;:&quot;;[.F31];1)-FIND(&quot; &quot;;[.F31];1)-1));[.C31];[.C31]+1)" office:value-type="float" office:value="3">
            <text:p>003</text:p>
          </table:table-cell>
          <table:table-cell table:style-name="ce169" office:value-type="string">
            <text:p>KS\Answers\Export Import\Import</text:p>
          </table:table-cell>
          <table:table-cell table:style-name="ce204" office:value-type="string">
            <text:p>Import category and question into a category which no longer exists</text:p>
          </table:table-cell>
          <table:table-cell table:style-name="ce169" office:value-type="string">
            <text:p>Step 4: Upload the selected file</text:p>
          </table:table-cell>
          <table:table-cell table:style-name="ce169" office:value-type="string">
            <text:p>- Click Browser button to select file from local disk</text:p>
            <text:p>- Select the file exported at step 2</text:p>
            <text:p>- Click Upload button.</text:p>
          </table:table-cell>
          <table:table-cell table:style-name="ce231" office:value-type="string">
            <text:p>- File is uploaded successfully.</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33];6;FIND(&quot;:&quot;;[.F33];1)-FIND(&quot; &quot;;[.F33];1)-1))&gt;VALUE(MID([.F32];6;FIND(&quot;:&quot;;[.F32];1)-FIND(&quot; &quot;;[.F32];1)-1));&quot;&quot;;MAX([.A$7:.A32])+1)">
            <text:p/>
          </table:table-cell>
          <table:table-cell table:style-name="ce198" office:value-type="string">
            <text:p>ANS_29</text:p>
          </table:table-cell>
          <table:table-cell table:style-name="ce164" table:formula="of:=IF(VALUE(MID([.F33];6;FIND(&quot;:&quot;;[.F33];1)-FIND(&quot; &quot;;[.F33];1)-1))&gt;VALUE(MID([.F32];6;FIND(&quot;:&quot;;[.F32];1)-FIND(&quot; &quot;;[.F32];1)-1));[.C32];[.C32]+1)" office:value-type="float" office:value="3">
            <text:p>003</text:p>
          </table:table-cell>
          <table:table-cell table:style-name="ce169" office:value-type="string">
            <text:p>KS\Answers\Export Import\Import</text:p>
          </table:table-cell>
          <table:table-cell table:style-name="ce204" office:value-type="string">
            <text:p>Import category and question into a category which no longer exists</text:p>
          </table:table-cell>
          <table:table-cell table:style-name="ce169" office:value-type="string">
            <text:p>Step 5: Delete the category which is being imported category inside</text:p>
          </table:table-cell>
          <table:table-cell table:style-name="ce169" office:value-type="string">
            <text:p>- Open the other window</text:p>
            <text:p><text:s/>- Login by administrator and delete the category which is being imported</text:p>
          </table:table-cell>
          <table:table-cell table:style-name="ce231" office:value-type="string">
            <text:p>- The category being imported category inside is deleted successfully.</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34];6;FIND(&quot;:&quot;;[.F34];1)-FIND(&quot; &quot;;[.F34];1)-1))&gt;VALUE(MID([.F33];6;FIND(&quot;:&quot;;[.F33];1)-FIND(&quot; &quot;;[.F33];1)-1));&quot;&quot;;MAX([.A$7:.A33])+1)">
            <text:p/>
          </table:table-cell>
          <table:table-cell table:style-name="ce198" office:value-type="string">
            <text:p>ANS_29</text:p>
          </table:table-cell>
          <table:table-cell table:style-name="ce164" table:formula="of:=IF(VALUE(MID([.F34];6;FIND(&quot;:&quot;;[.F34];1)-FIND(&quot; &quot;;[.F34];1)-1))&gt;VALUE(MID([.F33];6;FIND(&quot;:&quot;;[.F33];1)-FIND(&quot; &quot;;[.F33];1)-1));[.C33];[.C33]+1)" office:value-type="float" office:value="3">
            <text:p>003</text:p>
          </table:table-cell>
          <table:table-cell table:style-name="ce169" office:value-type="string">
            <text:p>KS\Answers\Export Import\Import</text:p>
          </table:table-cell>
          <table:table-cell table:style-name="ce204" office:value-type="string">
            <text:p>Import category and question into a category which no longer exists</text:p>
          </table:table-cell>
          <table:table-cell table:style-name="ce169" office:value-type="string">
            <text:p>Step 6: Import the uploaded file</text:p>
          </table:table-cell>
          <table:table-cell table:style-name="ce169" office:value-type="string">
            <text:p>- Back to the window which contain the Import form</text:p>
            <text:p>- Click Save button </text:p>
          </table:table-cell>
          <table:table-cell table:style-name="ce231" office:value-type="string">
            <text:p>- Alert message is shown to inform that the category no longer exists to import.</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35];6;FIND(&quot;:&quot;;[.F35];1)-FIND(&quot; &quot;;[.F35];1)-1))&gt;VALUE(MID([.F34];6;FIND(&quot;:&quot;;[.F34];1)-FIND(&quot; &quot;;[.F34];1)-1));&quot;&quot;;MAX([.A$7:.A34])+1)" office:value-type="float" office:value="7">
            <text:p>007</text:p>
          </table:table-cell>
          <table:table-cell table:style-name="ce198" office:value-type="string">
            <text:p>ANS_29</text:p>
          </table:table-cell>
          <table:table-cell table:style-name="ce164" table:formula="of:=IF(VALUE(MID([.F35];6;FIND(&quot;:&quot;;[.F35];1)-FIND(&quot; &quot;;[.F35];1)-1))&gt;VALUE(MID([.F34];6;FIND(&quot;:&quot;;[.F34];1)-FIND(&quot; &quot;;[.F34];1)-1));[.C34];[.C34]+1)" office:value-type="float" office:value="4">
            <text:p>004</text:p>
          </table:table-cell>
          <table:table-cell table:style-name="ce169" office:value-type="string">
            <text:p>KS\Answers\Export Import\Import</text:p>
          </table:table-cell>
          <table:table-cell table:style-name="ce72" office:value-type="string">
            <text:p>Import category and question in case invalid file selected to import</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36];6;FIND(&quot;:&quot;;[.F36];1)-FIND(&quot; &quot;;[.F36];1)-1))&gt;VALUE(MID([.F35];6;FIND(&quot;:&quot;;[.F35];1)-FIND(&quot; &quot;;[.F35];1)-1));&quot;&quot;;MAX([.A$7:.A35])+1)">
            <text:p/>
          </table:table-cell>
          <table:table-cell table:style-name="ce198" office:value-type="string">
            <text:p>ANS_29</text:p>
          </table:table-cell>
          <table:table-cell table:style-name="ce164" table:formula="of:=IF(VALUE(MID([.F36];6;FIND(&quot;:&quot;;[.F36];1)-FIND(&quot; &quot;;[.F36];1)-1))&gt;VALUE(MID([.F35];6;FIND(&quot;:&quot;;[.F35];1)-FIND(&quot; &quot;;[.F35];1)-1));[.C35];[.C35]+1)" office:value-type="float" office:value="4">
            <text:p>004</text:p>
          </table:table-cell>
          <table:table-cell table:style-name="ce169" office:value-type="string">
            <text:p>KS\Answers\Export Import\Import</text:p>
          </table:table-cell>
          <table:table-cell table:style-name="ce204" office:value-type="string">
            <text:p>Import category and question in case invalid file selected to import</text:p>
          </table:table-cell>
          <table:table-cell table:style-name="ce169" office:value-type="string">
            <text:p>Step 2: Open Import form</text:p>
          </table:table-cell>
          <table:table-cell table:style-name="ce169" office:value-type="string">
            <text:p>- Go to inside 1 category</text:p>
            <text:p>- Click on Import button on the main action bar</text:p>
          </table:table-cell>
          <table:table-cell table:style-name="ce231" office:value-type="string">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38">
          <table:table-cell table:style-name="ce149" table:formula="of:=IF(VALUE(MID([.F37];6;FIND(&quot;:&quot;;[.F37];1)-FIND(&quot; &quot;;[.F37];1)-1))&gt;VALUE(MID([.F36];6;FIND(&quot;:&quot;;[.F36];1)-FIND(&quot; &quot;;[.F36];1)-1));&quot;&quot;;MAX([.A$7:.A36])+1)">
            <text:p/>
          </table:table-cell>
          <table:table-cell table:style-name="ce198" office:value-type="string">
            <text:p>ANS_29</text:p>
          </table:table-cell>
          <table:table-cell table:style-name="ce164" table:formula="of:=IF(VALUE(MID([.F37];6;FIND(&quot;:&quot;;[.F37];1)-FIND(&quot; &quot;;[.F37];1)-1))&gt;VALUE(MID([.F36];6;FIND(&quot;:&quot;;[.F36];1)-FIND(&quot; &quot;;[.F36];1)-1));[.C36];[.C36]+1)" office:value-type="float" office:value="4">
            <text:p>004</text:p>
          </table:table-cell>
          <table:table-cell table:style-name="ce169" office:value-type="string">
            <text:p>KS\Answers\Export Import\Import</text:p>
          </table:table-cell>
          <table:table-cell table:style-name="ce204" office:value-type="string">
            <text:p>Import category and question in case invalid file selected to import</text:p>
          </table:table-cell>
          <table:table-cell table:style-name="ce169" office:value-type="string">
            <text:p>Step 3: Upload the selected file</text:p>
          </table:table-cell>
          <table:table-cell table:style-name="ce169" office:value-type="string">
            <text:p>- Click Browser button to select file from local disk</text:p>
            <text:p>- Select a file which have invalid format that can not be imported into Answers</text:p>
            <text:p>- Click Upload button.</text:p>
          </table:table-cell>
          <table:table-cell table:style-name="ce231" office:value-type="string">
            <text:p>- File is uploaded successfully.</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38];6;FIND(&quot;:&quot;;[.F38];1)-FIND(&quot; &quot;;[.F38];1)-1))&gt;VALUE(MID([.F37];6;FIND(&quot;:&quot;;[.F37];1)-FIND(&quot; &quot;;[.F37];1)-1));&quot;&quot;;MAX([.A$7:.A37])+1)">
            <text:p/>
          </table:table-cell>
          <table:table-cell table:style-name="ce198" office:value-type="string">
            <text:p>ANS_29</text:p>
          </table:table-cell>
          <table:table-cell table:style-name="ce164" table:formula="of:=IF(VALUE(MID([.F38];6;FIND(&quot;:&quot;;[.F38];1)-FIND(&quot; &quot;;[.F38];1)-1))&gt;VALUE(MID([.F37];6;FIND(&quot;:&quot;;[.F37];1)-FIND(&quot; &quot;;[.F37];1)-1));[.C37];[.C37]+1)" office:value-type="float" office:value="4">
            <text:p>004</text:p>
          </table:table-cell>
          <table:table-cell table:style-name="ce169" office:value-type="string">
            <text:p>KS\Answers\Export Import\Import</text:p>
          </table:table-cell>
          <table:table-cell table:style-name="ce204" office:value-type="string">
            <text:p>Import category and question in case invalid file selected to import</text:p>
          </table:table-cell>
          <table:table-cell table:style-name="ce169" office:value-type="string">
            <text:p>Step 4: Import the uploaded file</text:p>
          </table:table-cell>
          <table:table-cell table:style-name="ce169" office:value-type="string">
            <text:p>- Click Save button </text:p>
          </table:table-cell>
          <table:table-cell table:style-name="ce230" office:value-type="string">
            <text:p>- Alert message is shown to inform that the uploaded file having invalid format so that it can not be imported into Answers.</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39];6;FIND(&quot;:&quot;;[.F39];1)-FIND(&quot; &quot;;[.F39];1)-1))&gt;VALUE(MID([.F38];6;FIND(&quot;:&quot;;[.F38];1)-FIND(&quot; &quot;;[.F38];1)-1));&quot;&quot;;MAX([.A$7:.A38])+1)" office:value-type="float" office:value="8">
            <text:p>008</text:p>
          </table:table-cell>
          <table:table-cell table:style-name="ce198" office:value-type="string">
            <text:p>ANS_29</text:p>
          </table:table-cell>
          <table:table-cell table:style-name="ce164" table:formula="of:=IF(VALUE(MID([.F39];6;FIND(&quot;:&quot;;[.F39];1)-FIND(&quot; &quot;;[.F39];1)-1))&gt;VALUE(MID([.F38];6;FIND(&quot;:&quot;;[.F38];1)-FIND(&quot; &quot;;[.F38];1)-1));[.C38];[.C38]+1)" office:value-type="float" office:value="5">
            <text:p>005</text:p>
          </table:table-cell>
          <table:table-cell table:style-name="ce169" office:value-type="string">
            <text:p>KS\Answers\Export Import\Import</text:p>
          </table:table-cell>
          <table:table-cell table:style-name="ce72" office:value-type="string">
            <text:p>Import category and question in case no file uploaded to import</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40];6;FIND(&quot;:&quot;;[.F40];1)-FIND(&quot; &quot;;[.F40];1)-1))&gt;VALUE(MID([.F39];6;FIND(&quot;:&quot;;[.F39];1)-FIND(&quot; &quot;;[.F39];1)-1));&quot;&quot;;MAX([.A$7:.A39])+1)">
            <text:p/>
          </table:table-cell>
          <table:table-cell table:style-name="ce198" office:value-type="string">
            <text:p>ANS_29</text:p>
          </table:table-cell>
          <table:table-cell table:style-name="ce164" table:formula="of:=IF(VALUE(MID([.F40];6;FIND(&quot;:&quot;;[.F40];1)-FIND(&quot; &quot;;[.F40];1)-1))&gt;VALUE(MID([.F39];6;FIND(&quot;:&quot;;[.F39];1)-FIND(&quot; &quot;;[.F39];1)-1));[.C39];[.C39]+1)" office:value-type="float" office:value="5">
            <text:p>005</text:p>
          </table:table-cell>
          <table:table-cell table:style-name="ce169" office:value-type="string">
            <text:p>KS\Answers\Export Import\Import</text:p>
          </table:table-cell>
          <table:table-cell table:style-name="ce204" office:value-type="string">
            <text:p>Import category and question in case no file uploaded to import</text:p>
          </table:table-cell>
          <table:table-cell table:style-name="ce169" office:value-type="string">
            <text:p>Step 2: Open Import form</text:p>
          </table:table-cell>
          <table:table-cell table:style-name="ce169" office:value-type="string">
            <text:p>- Go to inside 1 category</text:p>
            <text:p>- Click on Import button on the main action bar</text:p>
          </table:table-cell>
          <table:table-cell table:style-name="ce231" office:value-type="string">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41];6;FIND(&quot;:&quot;;[.F41];1)-FIND(&quot; &quot;;[.F41];1)-1))&gt;VALUE(MID([.F40];6;FIND(&quot;:&quot;;[.F40];1)-FIND(&quot; &quot;;[.F40];1)-1));&quot;&quot;;MAX([.A$7:.A40])+1)">
            <text:p/>
          </table:table-cell>
          <table:table-cell table:style-name="ce198" office:value-type="string">
            <text:p>ANS_29</text:p>
          </table:table-cell>
          <table:table-cell table:style-name="ce164" table:formula="of:=IF(VALUE(MID([.F41];6;FIND(&quot;:&quot;;[.F41];1)-FIND(&quot; &quot;;[.F41];1)-1))&gt;VALUE(MID([.F40];6;FIND(&quot;:&quot;;[.F40];1)-FIND(&quot; &quot;;[.F40];1)-1));[.C40];[.C40]+1)" office:value-type="float" office:value="5">
            <text:p>005</text:p>
          </table:table-cell>
          <table:table-cell table:style-name="ce169" office:value-type="string">
            <text:p>KS\Answers\Export Import\Import</text:p>
          </table:table-cell>
          <table:table-cell table:style-name="ce204" office:value-type="string">
            <text:p>Import category and question in case no file uploaded to import</text:p>
          </table:table-cell>
          <table:table-cell table:style-name="ce169" office:value-type="string">
            <text:p>Step 3: Do not upload the selected file</text:p>
          </table:table-cell>
          <table:table-cell table:style-name="ce169" office:value-type="string">
            <text:p>- Do not select and upload any file</text:p>
          </table:table-cell>
          <table:table-cell table:style-name="ce231" office:value-type="string">
            <text:p>- No file is uploaded to import</text:p>
          </table:table-cell>
          <table:table-cell table:style-name="ce217" office:value-type="string">
            <text:p>Low</text:p>
          </table:table-cell>
          <table:table-cell table:style-name="ce187"/>
          <table:table-cell table:style-name="ce161" table:number-columns-repeated="216"/>
        </table:table-row>
        <table:table-row table:style-name="ro9">
          <table:table-cell table:style-name="ce149" table:formula="of:=IF(VALUE(MID([.F42];6;FIND(&quot;:&quot;;[.F42];1)-FIND(&quot; &quot;;[.F42];1)-1))&gt;VALUE(MID([.F41];6;FIND(&quot;:&quot;;[.F41];1)-FIND(&quot; &quot;;[.F41];1)-1));&quot;&quot;;MAX([.A$7:.A41])+1)">
            <text:p/>
          </table:table-cell>
          <table:table-cell table:style-name="ce198" office:value-type="string">
            <text:p>ANS_29</text:p>
          </table:table-cell>
          <table:table-cell table:style-name="ce164" table:formula="of:=IF(VALUE(MID([.F42];6;FIND(&quot;:&quot;;[.F42];1)-FIND(&quot; &quot;;[.F42];1)-1))&gt;VALUE(MID([.F41];6;FIND(&quot;:&quot;;[.F41];1)-FIND(&quot; &quot;;[.F41];1)-1));[.C41];[.C41]+1)" office:value-type="float" office:value="5">
            <text:p>005</text:p>
          </table:table-cell>
          <table:table-cell table:style-name="ce169" office:value-type="string">
            <text:p>KS\Answers\Export Import\Import</text:p>
          </table:table-cell>
          <table:table-cell table:style-name="ce204" office:value-type="string">
            <text:p>Import category and question in case no file uploaded to import</text:p>
          </table:table-cell>
          <table:table-cell table:style-name="ce169" office:value-type="string">
            <text:p>Step 4: Import category and question.</text:p>
          </table:table-cell>
          <table:table-cell table:style-name="ce169" office:value-type="string">
            <text:p>- Click Save button </text:p>
          </table:table-cell>
          <table:table-cell table:style-name="ce230" office:value-type="string">
            <text:p>- Alert message is shown to inform that the an uploaded file is required to import.</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43];6;FIND(&quot;:&quot;;[.F43];1)-FIND(&quot; &quot;;[.F43];1)-1))&gt;VALUE(MID([.F42];6;FIND(&quot;:&quot;;[.F42];1)-FIND(&quot; &quot;;[.F42];1)-1));&quot;&quot;;MAX([.A$7:.A42])+1)" office:value-type="float" office:value="9">
            <text:p>009</text:p>
          </table:table-cell>
          <table:table-cell table:style-name="ce198" office:value-type="string">
            <text:p>ANS_29</text:p>
          </table:table-cell>
          <table:table-cell table:style-name="ce164" table:formula="of:=IF(VALUE(MID([.F43];6;FIND(&quot;:&quot;;[.F43];1)-FIND(&quot; &quot;;[.F43];1)-1))&gt;VALUE(MID([.F42];6;FIND(&quot;:&quot;;[.F42];1)-FIND(&quot; &quot;;[.F42];1)-1));[.C42];[.C42]+1)" office:value-type="float" office:value="6">
            <text:p>006</text:p>
          </table:table-cell>
          <table:table-cell table:style-name="ce169" office:value-type="string">
            <text:p>KS\Answers\Export Import\Import</text:p>
          </table:table-cell>
          <table:table-cell table:style-name="ce72" office:value-type="string">
            <text:p>Import category and question in case duplication of imported file</text:p>
          </table:table-cell>
          <table:table-cell table:style-name="ce207" office:value-type="string">
            <text:p>Step 1: Create category and question</text:p>
          </table:table-cell>
          <table:table-cell table:style-name="ce169" office:value-type="string">
            <text:p>- Login by administration/moderation account</text:p>
            <text:p>- Create a category</text:p>
            <text:p>- Create question </text:p>
          </table:table-cell>
          <table:table-cell table:style-name="ce180" office:value-type="string">
            <text:p>- Login successfully</text:p>
            <text:p>- Category and question are created successfully. </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44];6;FIND(&quot;:&quot;;[.F44];1)-FIND(&quot; &quot;;[.F44];1)-1))&gt;VALUE(MID([.F43];6;FIND(&quot;:&quot;;[.F43];1)-FIND(&quot; &quot;;[.F43];1)-1));&quot;&quot;;MAX([.A$7:.A43])+1)">
            <text:p/>
          </table:table-cell>
          <table:table-cell table:style-name="ce198" office:value-type="string">
            <text:p>ANS_29</text:p>
          </table:table-cell>
          <table:table-cell table:style-name="ce164" table:formula="of:=IF(VALUE(MID([.F44];6;FIND(&quot;:&quot;;[.F44];1)-FIND(&quot; &quot;;[.F44];1)-1))&gt;VALUE(MID([.F43];6;FIND(&quot;:&quot;;[.F43];1)-FIND(&quot; &quot;;[.F43];1)-1));[.C43];[.C43]+1)" office:value-type="float" office:value="6">
            <text:p>006</text:p>
          </table:table-cell>
          <table:table-cell table:style-name="ce169" office:value-type="string">
            <text:p>KS\Answers\Export Import\Import</text:p>
          </table:table-cell>
          <table:table-cell table:style-name="ce204" office:value-type="string">
            <text:p>Import category and question in case duplication of imported file</text:p>
          </table:table-cell>
          <table:table-cell table:style-name="ce169" office:value-type="string">
            <text:p>Step 2: Export category</text:p>
          </table:table-cell>
          <table:table-cell table:style-name="ce169" office:value-type="string">
            <text:p>- In Answers home page or go to inside one category and export one category</text:p>
            <text:p/>
          </table:table-cell>
          <table:table-cell table:style-name="ce230" office:value-type="string">
            <text:p>- The selected category is exported successfully</text:p>
          </table:table-cell>
          <table:table-cell table:style-name="ce217" office:value-type="string">
            <text:p>Low</text:p>
          </table:table-cell>
          <table:table-cell table:style-name="ce187"/>
          <table:table-cell table:style-name="ce161" table:number-columns-repeated="216"/>
        </table:table-row>
        <table:table-row table:style-name="ro40">
          <table:table-cell table:style-name="ce149" table:formula="of:=IF(VALUE(MID([.F45];6;FIND(&quot;:&quot;;[.F45];1)-FIND(&quot; &quot;;[.F45];1)-1))&gt;VALUE(MID([.F44];6;FIND(&quot;:&quot;;[.F44];1)-FIND(&quot; &quot;;[.F44];1)-1));&quot;&quot;;MAX([.A$7:.A44])+1)">
            <text:p/>
          </table:table-cell>
          <table:table-cell table:style-name="ce198" office:value-type="string">
            <text:p>ANS_29</text:p>
          </table:table-cell>
          <table:table-cell table:style-name="ce164" table:formula="of:=IF(VALUE(MID([.F45];6;FIND(&quot;:&quot;;[.F45];1)-FIND(&quot; &quot;;[.F45];1)-1))&gt;VALUE(MID([.F44];6;FIND(&quot;:&quot;;[.F44];1)-FIND(&quot; &quot;;[.F44];1)-1));[.C44];[.C44]+1)" office:value-type="float" office:value="6">
            <text:p>006</text:p>
          </table:table-cell>
          <table:table-cell table:style-name="ce169" office:value-type="string">
            <text:p>KS\Answers\Export Import\Import</text:p>
          </table:table-cell>
          <table:table-cell table:style-name="ce204" office:value-type="string">
            <text:p>Import category and question in case duplication of imported file</text:p>
          </table:table-cell>
          <table:table-cell table:style-name="ce169" office:value-type="string">
            <text:p>Step 3: Open Import form</text:p>
          </table:table-cell>
          <table:table-cell table:style-name="ce169" office:value-type="string">
            <text:p>- To avoid duplication, delete old categories which has been exported before import again.</text:p>
            <text:p>- In Answers home page or go to inside 1 category and click on Import button on the main action bar</text:p>
          </table:table-cell>
          <table:table-cell table:style-name="ce231" office:value-type="string">
            <text:p>- Old Answers data is deleted.</text:p>
            <text:p>- Import form is shown properly </text:p>
          </table:table-cell>
          <table:table-cell table:style-name="ce217" office:value-type="string">
            <text:p>Low</text:p>
          </table:table-cell>
          <table:table-cell table:style-name="ce187"/>
          <table:table-cell table:style-name="ce161" table:number-columns-repeated="216"/>
        </table:table-row>
        <table:table-row table:style-name="ro32">
          <table:table-cell table:style-name="ce149" table:formula="of:=IF(VALUE(MID([.F46];6;FIND(&quot;:&quot;;[.F46];1)-FIND(&quot; &quot;;[.F46];1)-1))&gt;VALUE(MID([.F45];6;FIND(&quot;:&quot;;[.F45];1)-FIND(&quot; &quot;;[.F45];1)-1));&quot;&quot;;MAX([.A$7:.A45])+1)">
            <text:p/>
          </table:table-cell>
          <table:table-cell table:style-name="ce198" office:value-type="string">
            <text:p>ANS_29</text:p>
          </table:table-cell>
          <table:table-cell table:style-name="ce164" table:formula="of:=IF(VALUE(MID([.F46];6;FIND(&quot;:&quot;;[.F46];1)-FIND(&quot; &quot;;[.F46];1)-1))&gt;VALUE(MID([.F45];6;FIND(&quot;:&quot;;[.F45];1)-FIND(&quot; &quot;;[.F45];1)-1));[.C45];[.C45]+1)" office:value-type="float" office:value="6">
            <text:p>006</text:p>
          </table:table-cell>
          <table:table-cell table:style-name="ce169" office:value-type="string">
            <text:p>KS\Answers\Export Import\Import</text:p>
          </table:table-cell>
          <table:table-cell table:style-name="ce204" office:value-type="string">
            <text:p>Import category and question in case duplication of imported file</text:p>
          </table:table-cell>
          <table:table-cell table:style-name="ce169" office:value-type="string">
            <text:p>Step 4: Upload the selected file</text:p>
          </table:table-cell>
          <table:table-cell table:style-name="ce169" office:value-type="string">
            <text:p>- Click Browser button to select file from local disk</text:p>
            <text:p>- Select the file exported at step 2</text:p>
            <text:p>- Click Upload button.</text:p>
          </table:table-cell>
          <table:table-cell table:style-name="ce231" office:value-type="string">
            <text:p>- File is uploaded successfully.</text:p>
          </table:table-cell>
          <table:table-cell table:style-name="ce217" office:value-type="string">
            <text:p>Low</text:p>
          </table:table-cell>
          <table:table-cell table:style-name="ce187"/>
          <table:table-cell table:style-name="ce161" table:number-columns-repeated="216"/>
        </table:table-row>
        <table:table-row table:style-name="ro40">
          <table:table-cell table:style-name="ce149" table:formula="of:=IF(VALUE(MID([.F47];6;FIND(&quot;:&quot;;[.F47];1)-FIND(&quot; &quot;;[.F47];1)-1))&gt;VALUE(MID([.F46];6;FIND(&quot;:&quot;;[.F46];1)-FIND(&quot; &quot;;[.F46];1)-1));&quot;&quot;;MAX([.A$7:.A46])+1)">
            <text:p/>
          </table:table-cell>
          <table:table-cell table:style-name="ce198" office:value-type="string">
            <text:p>ANS_29</text:p>
          </table:table-cell>
          <table:table-cell table:style-name="ce164" table:formula="of:=IF(VALUE(MID([.F47];6;FIND(&quot;:&quot;;[.F47];1)-FIND(&quot; &quot;;[.F47];1)-1))&gt;VALUE(MID([.F46];6;FIND(&quot;:&quot;;[.F46];1)-FIND(&quot; &quot;;[.F46];1)-1));[.C46];[.C46]+1)" office:value-type="float" office:value="6">
            <text:p>006</text:p>
          </table:table-cell>
          <table:table-cell table:style-name="ce169" office:value-type="string">
            <text:p>KS\Answers\Export Import\Import</text:p>
          </table:table-cell>
          <table:table-cell table:style-name="ce204" office:value-type="string">
            <text:p>Import category and question in case duplication of imported file</text:p>
          </table:table-cell>
          <table:table-cell table:style-name="ce169" office:value-type="string">
            <text:p>Step 5: Import the uploaded file</text:p>
          </table:table-cell>
          <table:table-cell table:style-name="ce169" office:value-type="string">
            <text:p>- Click Save button </text:p>
          </table:table-cell>
          <table:table-cell table:style-name="ce231" office:value-type="string">
            <text:p>- The uploaded file is imported successfully and displayed inside the selected category.</text:p>
            <text:p>- In case old data is not deleted at step 3, duplication will happen, alert message is shown to inform.</text:p>
          </table:table-cell>
          <table:table-cell table:style-name="ce217" office:value-type="string">
            <text:p>Low</text:p>
          </table:table-cell>
          <table:table-cell table:number-columns-repeated="2"/>
          <table:table-cell table:style-name="ce161"/>
          <table:table-cell table:number-columns-repeated="214"/>
        </table:table-row>
        <table:table-row table:style-name="ro41">
          <table:table-cell table:style-name="ce149" table:formula="of:=IF(VALUE(MID([.F48];6;FIND(&quot;:&quot;;[.F48];1)-FIND(&quot; &quot;;[.F48];1)-1))&gt;VALUE(MID([.F47];6;FIND(&quot;:&quot;;[.F47];1)-FIND(&quot; &quot;;[.F47];1)-1));&quot;&quot;;MAX([.A$7:.A47])+1)">
            <text:p/>
          </table:table-cell>
          <table:table-cell table:style-name="ce198" office:value-type="string">
            <text:p>ANS_29</text:p>
          </table:table-cell>
          <table:table-cell table:style-name="ce164" table:formula="of:=IF(VALUE(MID([.F48];6;FIND(&quot;:&quot;;[.F48];1)-FIND(&quot; &quot;;[.F48];1)-1))&gt;VALUE(MID([.F47];6;FIND(&quot;:&quot;;[.F47];1)-FIND(&quot; &quot;;[.F47];1)-1));[.C47];[.C47]+1)" office:value-type="float" office:value="6">
            <text:p>006</text:p>
          </table:table-cell>
          <table:table-cell table:style-name="ce169" office:value-type="string">
            <text:p>KS\Answers\Export Import\Import</text:p>
          </table:table-cell>
          <table:table-cell table:style-name="ce204" office:value-type="string">
            <text:p>Import category and question in case duplication of imported file</text:p>
          </table:table-cell>
          <table:table-cell table:style-name="ce169" office:value-type="string">
            <text:p>Step 6:Continue import the file which has already imported</text:p>
          </table:table-cell>
          <table:table-cell table:style-name="ce169" office:value-type="string">
            <text:p>- Open Import form and do action like step 4</text:p>
            <text:p>- Click Save button</text:p>
          </table:table-cell>
          <table:table-cell table:style-name="ce231" office:value-type="string">
            <text:p>- Alert message is shown to inform that <text:s/>it is impossible to import. Because it is already imported before and these categories and question already exist.</text:p>
          </table:table-cell>
          <table:table-cell table:style-name="ce217" office:value-type="string">
            <text:p>Low</text:p>
          </table:table-cell>
          <table:table-cell table:number-columns-repeated="2"/>
          <table:table-cell table:style-name="ce161"/>
          <table:table-cell table:number-columns-repeated="214"/>
        </table:table-row>
        <table:table-row table:style-name="ro1" table:number-rows-repeated="11">
          <table:table-cell/>
          <table:table-cell table:style-name="ce130"/>
          <table:table-cell table:number-columns-repeated="224"/>
        </table:table-row>
        <table:table-row table:style-name="ro1" table:number-rows-repeated="65476">
          <table:table-cell table:number-columns-repeated="226"/>
        </table:table-row>
        <table:table-row table:style-name="ro1">
          <table:table-cell table:number-columns-repeated="226"/>
        </table:table-row>
      </table:table>
      <table:table table:name="Other_actions" table:style-name="ta2" table:print="false">
        <office:forms form:automatic-focus="false" form:apply-design-mode="false"/>
        <table:table-column table:style-name="co56" table:default-cell-style-name="Default"/>
        <table:table-column table:style-name="co26"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62" table:default-cell-style-name="Default"/>
        <table:table-column table:style-name="co82" table:default-cell-style-name="Default"/>
        <table:table-column table:style-name="co83" table:default-cell-style-name="ce186"/>
        <table:table-column table:style-name="co84" table:default-cell-style-name="ce219"/>
        <table:table-column table:style-name="co78" table:default-cell-style-name="Default"/>
        <table:table-column table:style-name="co9" table:number-columns-repeated="215" table:default-cell-style-name="Default"/>
        <table:table-row table:style-name="ro35">
          <table:table-cell/>
          <table:table-cell table:style-name="ce150" office:value-type="string">
            <text:p>TEST CASES</text:p>
          </table:table-cell>
          <table:table-cell table:style-name="ce159"/>
          <table:table-cell table:style-name="ce165" table:number-columns-repeated="2"/>
          <table:table-cell table:number-columns-repeated="2"/>
          <table:table-cell table:style-name="ce165"/>
          <table:table-cell table:style-name="ce185"/>
          <table:table-cell table:style-name="ce218"/>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194" table:number-columns-repeated="211"/>
        </table:table-row>
        <table:table-row table:style-name="ro35">
          <table:table-cell/>
          <table:table-cell table:style-name="ce151" table:number-columns-repeated="2"/>
          <table:table-cell table:style-name="ce165" table:number-columns-repeated="2"/>
          <table:table-cell table:number-columns-repeated="2"/>
          <table:table-cell table:style-name="ce165"/>
          <table:table-cell table:style-name="ce18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194" table:number-columns-repeated="208"/>
        </table:table-row>
        <table:table-row table:style-name="ro5">
          <table:table-cell/>
          <table:table-cell table:style-name="ce152" office:value-type="string">
            <text:p>Function List<text:span text:style-name="T8">:</text:span></text:p>
          </table:table-cell>
          <table:table-cell table:style-name="ce160"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81"/>
          <table:table-cell table:style-name="ce232"/>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194" table:number-columns-repeated="208"/>
        </table:table-row>
        <table:table-row table:style-name="ro37">
          <table:table-cell/>
          <table:table-cell table:style-name="ce285" office:value-type="string">
            <text:p>Total main cases</text:p>
          </table:table-cell>
          <table:table-cell table:style-name="ce160" table:formula="of:=MAX([.A7:.A998])" office:value-type="float" office:value="20" table:number-columns-spanned="3" table:number-rows-spanned="1">
            <text:p>20</text:p>
          </table:table-cell>
          <table:covered-table-cell table:number-columns-repeated="2"/>
          <table:table-cell table:number-columns-repeated="2"/>
          <table:table-cell table:style-name="ce181"/>
          <table:table-cell table:style-name="ce232"/>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194" table:number-columns-repeated="208"/>
        </table:table-row>
        <table:table-row table:style-name="ro35">
          <table:table-cell/>
          <table:table-cell table:style-name="ce229"/>
          <table:table-cell table:style-name="ce161" table:number-columns-repeated="6"/>
          <table:table-cell table:style-name="ce18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table-cell table:style-name="ce161" table:number-columns-repeated="208"/>
        </table:table-row>
        <table:table-row table:style-name="ro5">
          <table:table-cell table:style-name="ce147" office:value-type="string">
            <text:p>Case No</text:p>
          </table:table-cell>
          <table:table-cell table:style-name="ce162" office:value-type="string">
            <text:p>Related function</text:p>
          </table:table-cell>
          <table:table-cell table:style-name="ce162" office:value-type="string">
            <text:p>Case ID</text:p>
          </table:table-cell>
          <table:table-cell table:style-name="ce162" office:value-type="string">
            <text:p>Path</text:p>
          </table:table-cell>
          <table:table-cell table:style-name="ce162" office:value-type="string">
            <text:p>Case Name</text:p>
          </table:table-cell>
          <table:table-cell table:style-name="ce162" office:value-type="string">
            <text:p>Description</text:p>
          </table:table-cell>
          <table:table-cell table:style-name="ce162" office:value-type="string">
            <text:p>Step</text:p>
          </table:table-cell>
          <table:table-cell table:style-name="ce162" office:value-type="string">
            <text:p>Expected Output</text:p>
          </table:table-cell>
          <table:table-cell table:style-name="ce162" office:value-type="string">
            <text:p>Priority</text:p>
          </table:table-cell>
          <table:table-cell table:style-name="ce162" office:value-type="string">
            <text:p>Affect</text:p>
          </table:table-cell>
          <table:table-cell table:style-name="ce162" table:number-columns-repeated="9"/>
          <table:table-cell table:style-name="ce221" table:number-columns-repeated="207"/>
        </table:table-row>
        <table:table-row table:style-name="ro5">
          <table:table-cell table:style-name="ce148" office:value-type="float" office:value="1">
            <text:p>001</text:p>
          </table:table-cell>
          <table:table-cell table:style-name="ce198" office:value-type="string">
            <text:p>ANS_30</text:p>
          </table:table-cell>
          <table:table-cell table:style-name="ce163" office:value-type="float" office:value="1">
            <text:p>001</text:p>
          </table:table-cell>
          <table:table-cell table:style-name="ce63" office:value-type="string">
            <text:p>KS\Answers\Other Actions\Custom view</text:p>
          </table:table-cell>
          <table:table-cell table:style-name="ce72" office:value-type="string">
            <text:p>Show and hide left panel</text:p>
          </table:table-cell>
          <table:table-cell table:style-name="ce169" office:value-type="string">
            <text:p>Step 1: Go to Answers application</text:p>
          </table:table-cell>
          <table:table-cell table:style-name="ce169" office:value-type="string">
            <text:p>- Go to Answers application</text:p>
          </table:table-cell>
          <table:table-cell table:style-name="ce169" office:value-type="string">
            <text:p>- Answers application is displayed properly</text:p>
          </table:table-cell>
          <table:table-cell table:style-name="ce188" office:value-type="string">
            <text:p>Medium</text:p>
          </table:table-cell>
          <table:table-cell table:style-name="ce187"/>
          <table:table-cell table:style-name="ce161" table:number-columns-repeated="216"/>
        </table:table-row>
        <table:table-row table:style-name="ro5">
          <table:table-cell table:style-name="ce149" table:formula="of:=IF(VALUE(MID([.F8];6;FIND(&quot;:&quot;;[.F8];1)-FIND(&quot; &quot;;[.F8];1)-1))&gt;VALUE(MID([.F7];6;FIND(&quot;:&quot;;[.F7];1)-FIND(&quot; &quot;;[.F7];1)-1));&quot;&quot;;MAX([.A$7:.A7])+1)">
            <text:p/>
          </table:table-cell>
          <table:table-cell table:style-name="ce198" office:value-type="string">
            <text:p>ANS_30</text:p>
          </table:table-cell>
          <table:table-cell table:style-name="ce164" table:formula="of:=IF(VALUE(MID([.F8];6;FIND(&quot;:&quot;;[.F8];1)-FIND(&quot; &quot;;[.F8];1)-1))&gt;VALUE(MID([.F7];6;FIND(&quot;:&quot;;[.F7];1)-FIND(&quot; &quot;;[.F7];1)-1));[.C7];[.C7]+1)" office:value-type="float" office:value="1">
            <text:p>001</text:p>
          </table:table-cell>
          <table:table-cell table:style-name="ce169" office:value-type="string">
            <text:p>KS\Answers\Other Actions\Custom view</text:p>
          </table:table-cell>
          <table:table-cell table:style-name="ce204" office:value-type="string">
            <text:p>Test show and hide left panel</text:p>
          </table:table-cell>
          <table:table-cell table:style-name="ce169" office:value-type="string">
            <text:p>Step 2: Hide left panel</text:p>
          </table:table-cell>
          <table:table-cell table:style-name="ce169" office:value-type="string">
            <text:p>- Click Show/hide left panels icon on main action bar</text:p>
          </table:table-cell>
          <table:table-cell table:style-name="ce169" office:value-type="string">
            <text:p>- Left panel is hidden.</text:p>
            <text:p>- The tool tip is shown properly</text:p>
          </table:table-cell>
          <table:table-cell table:style-name="ce188" office:value-type="string">
            <text:p>Medium</text:p>
          </table:table-cell>
          <table:table-cell table:style-name="ce187"/>
          <table:table-cell table:style-name="ce161" table:number-columns-repeated="216"/>
        </table:table-row>
        <table:table-row table:style-name="ro5">
          <table:table-cell table:style-name="ce149" table:formula="of:=IF(VALUE(MID([.F9];6;FIND(&quot;:&quot;;[.F9];1)-FIND(&quot; &quot;;[.F9];1)-1))&gt;VALUE(MID([.F8];6;FIND(&quot;:&quot;;[.F8];1)-FIND(&quot; &quot;;[.F8];1)-1));&quot;&quot;;MAX([.A$7:.A8])+1)">
            <text:p/>
          </table:table-cell>
          <table:table-cell table:style-name="ce198" office:value-type="string">
            <text:p>ANS_30</text:p>
          </table:table-cell>
          <table:table-cell table:style-name="ce164" table:formula="of:=IF(VALUE(MID([.F9];6;FIND(&quot;:&quot;;[.F9];1)-FIND(&quot; &quot;;[.F9];1)-1))&gt;VALUE(MID([.F8];6;FIND(&quot;:&quot;;[.F8];1)-FIND(&quot; &quot;;[.F8];1)-1));[.C8];[.C8]+1)" office:value-type="float" office:value="1">
            <text:p>001</text:p>
          </table:table-cell>
          <table:table-cell table:style-name="ce169" office:value-type="string">
            <text:p>KS\Answers\Other Actions\Custom view</text:p>
          </table:table-cell>
          <table:table-cell table:style-name="ce204" office:value-type="string">
            <text:p>Test show and hide left panel</text:p>
          </table:table-cell>
          <table:table-cell table:style-name="ce169" office:value-type="string">
            <text:p>Step 3: Show left panel</text:p>
          </table:table-cell>
          <table:table-cell table:style-name="ce169" office:value-type="string">
            <text:p>- Click Show/hide left panels icon on main action bar</text:p>
          </table:table-cell>
          <table:table-cell table:style-name="ce230" office:value-type="string">
            <text:p>- Left panel is shown.</text:p>
            <text:p><text:span text:style-name="T19">- The tool tip is shown properly</text:span></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0];6;FIND(&quot;:&quot;;[.F10];1)-FIND(&quot; &quot;;[.F10];1)-1))&gt;VALUE(MID([.F9];6;FIND(&quot;:&quot;;[.F9];1)-FIND(&quot; &quot;;[.F9];1)-1));&quot;&quot;;MAX([.A$7:.A9])+1)" office:value-type="float" office:value="2">
            <text:p>002</text:p>
          </table:table-cell>
          <table:table-cell table:style-name="ce198" office:value-type="string">
            <text:p>ANS_31</text:p>
          </table:table-cell>
          <table:table-cell table:style-name="ce163" office:value-type="float" office:value="1">
            <text:p>001</text:p>
          </table:table-cell>
          <table:table-cell table:style-name="ce63" office:value-type="string">
            <text:p>KS\Answers\Other Actions\Elections</text:p>
          </table:table-cell>
          <table:table-cell table:style-name="ce72" office:value-type="string">
            <text:p>Subcategories information inside one category</text:p>
          </table:table-cell>
          <table:table-cell table:style-name="ce169" office:value-type="string">
            <text:p>Step 1: Create categories &amp; questions</text:p>
          </table:table-cell>
          <table:table-cell table:style-name="ce169" office:value-type="string">
            <text:p>- Login by administrator account</text:p>
            <text:p>- Create categories</text:p>
            <text:p>- Create questions</text:p>
          </table:table-cell>
          <table:table-cell table:style-name="ce169" office:value-type="string">
            <text:p>- Login successfully</text:p>
            <text:p>- Categories and questions are created successfully</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11];6;FIND(&quot;:&quot;;[.F11];1)-FIND(&quot; &quot;;[.F11];1)-1))&gt;VALUE(MID([.F10];6;FIND(&quot;:&quot;;[.F10];1)-FIND(&quot; &quot;;[.F10];1)-1));&quot;&quot;;MAX([.A$7:.A10])+1)">
            <text:p/>
          </table:table-cell>
          <table:table-cell table:style-name="ce198" office:value-type="string">
            <text:p>ANS_31</text:p>
          </table:table-cell>
          <table:table-cell table:style-name="ce164" table:formula="of:=IF(VALUE(MID([.F11];6;FIND(&quot;:&quot;;[.F11];1)-FIND(&quot; &quot;;[.F11];1)-1))&gt;VALUE(MID([.F10];6;FIND(&quot;:&quot;;[.F10];1)-FIND(&quot; &quot;;[.F10];1)-1));[.C10];[.C10]+1)" office:value-type="float" office:value="1">
            <text:p>001</text:p>
          </table:table-cell>
          <table:table-cell table:style-name="ce169" office:value-type="string">
            <text:p>KS\Answers\Other Actions\Elections</text:p>
          </table:table-cell>
          <table:table-cell table:style-name="ce204" office:value-type="string">
            <text:p>Subcategories information inside one category</text:p>
          </table:table-cell>
          <table:table-cell table:style-name="ce169" office:value-type="string">
            <text:p>Step 2: Go to one category</text:p>
          </table:table-cell>
          <table:table-cell table:style-name="ce169" office:value-type="string">
            <text:p>- Go to Answers application</text:p>
            <text:p>- Or go to inside one specific category</text:p>
          </table:table-cell>
          <table:table-cell table:style-name="ce169" office:value-type="string">
            <text:p>- <text:s/>Answers Home is shown properly</text:p>
            <text:p>- Total of subcategories in the current view category is shown properly at Elections panel.</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2];6;FIND(&quot;:&quot;;[.F12];1)-FIND(&quot; &quot;;[.F12];1)-1))&gt;VALUE(MID([.F11];6;FIND(&quot;:&quot;;[.F11];1)-FIND(&quot; &quot;;[.F11];1)-1));&quot;&quot;;MAX([.A$7:.A11])+1)">
            <text:p/>
          </table:table-cell>
          <table:table-cell table:style-name="ce198" office:value-type="string">
            <text:p>ANS_31</text:p>
          </table:table-cell>
          <table:table-cell table:style-name="ce164" table:formula="of:=IF(VALUE(MID([.F12];6;FIND(&quot;:&quot;;[.F12];1)-FIND(&quot; &quot;;[.F12];1)-1))&gt;VALUE(MID([.F11];6;FIND(&quot;:&quot;;[.F11];1)-FIND(&quot; &quot;;[.F11];1)-1));[.C11];[.C11]+1)" office:value-type="float" office:value="1">
            <text:p>001</text:p>
          </table:table-cell>
          <table:table-cell table:style-name="ce169" office:value-type="string">
            <text:p>KS\Answers\Other Actions\Elections</text:p>
          </table:table-cell>
          <table:table-cell table:style-name="ce204" office:value-type="string">
            <text:p>Subcategories information inside one category</text:p>
          </table:table-cell>
          <table:table-cell table:style-name="ce169" office:value-type="string">
            <text:p>Step 3: Add one subcategory</text:p>
          </table:table-cell>
          <table:table-cell table:style-name="ce169" office:value-type="string">
            <text:p>- Open Add Category form</text:p>
            <text:p>- Input data and click Save button </text:p>
          </table:table-cell>
          <table:table-cell table:style-name="ce169" office:value-type="string">
            <text:p>- New subcategory is added.</text:p>
            <text:p>- The total of subcategories is add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3];6;FIND(&quot;:&quot;;[.F13];1)-FIND(&quot; &quot;;[.F13];1)-1))&gt;VALUE(MID([.F12];6;FIND(&quot;:&quot;;[.F12];1)-FIND(&quot; &quot;;[.F12];1)-1));&quot;&quot;;MAX([.A$7:.A12])+1)">
            <text:p/>
          </table:table-cell>
          <table:table-cell table:style-name="ce198" office:value-type="string">
            <text:p>ANS_31</text:p>
          </table:table-cell>
          <table:table-cell table:style-name="ce164" table:formula="of:=IF(VALUE(MID([.F13];6;FIND(&quot;:&quot;;[.F13];1)-FIND(&quot; &quot;;[.F13];1)-1))&gt;VALUE(MID([.F12];6;FIND(&quot;:&quot;;[.F12];1)-FIND(&quot; &quot;;[.F12];1)-1));[.C12];[.C12]+1)" office:value-type="float" office:value="1">
            <text:p>001</text:p>
          </table:table-cell>
          <table:table-cell table:style-name="ce169" office:value-type="string">
            <text:p>KS\Answers\Other Actions\Elections</text:p>
          </table:table-cell>
          <table:table-cell table:style-name="ce204" office:value-type="string">
            <text:p>Subcategories information inside one category</text:p>
          </table:table-cell>
          <table:table-cell table:style-name="ce169" office:value-type="string">
            <text:p>Step 4: Subtract one category</text:p>
          </table:table-cell>
          <table:table-cell table:style-name="ce169" office:value-type="string">
            <text:p>- Right click on 1 category </text:p>
            <text:p>- Delete category</text:p>
          </table:table-cell>
          <table:table-cell table:style-name="ce169" office:value-type="string">
            <text:p>- The subcategory is deleted</text:p>
            <text:p>- The total of subcategories is subtract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4];6;FIND(&quot;:&quot;;[.F14];1)-FIND(&quot; &quot;;[.F14];1)-1))&gt;VALUE(MID([.F13];6;FIND(&quot;:&quot;;[.F13];1)-FIND(&quot; &quot;;[.F13];1)-1));&quot;&quot;;MAX([.A$7:.A13])+1)" office:value-type="float" office:value="3">
            <text:p>003</text:p>
          </table:table-cell>
          <table:table-cell table:style-name="ce198" office:value-type="string">
            <text:p>ANS_31</text:p>
          </table:table-cell>
          <table:table-cell table:style-name="ce164" table:formula="of:=IF(VALUE(MID([.F14];6;FIND(&quot;:&quot;;[.F14];1)-FIND(&quot; &quot;;[.F14];1)-1))&gt;VALUE(MID([.F13];6;FIND(&quot;:&quot;;[.F13];1)-FIND(&quot; &quot;;[.F13];1)-1));[.C13];[.C13]+1)" office:value-type="float" office:value="2">
            <text:p>002</text:p>
          </table:table-cell>
          <table:table-cell table:style-name="ce169" office:value-type="string">
            <text:p>KS\Answers\Other Actions\Elections</text:p>
          </table:table-cell>
          <table:table-cell table:style-name="ce72" office:value-type="string">
            <text:p>Total questions information inside one category</text:p>
          </table:table-cell>
          <table:table-cell table:style-name="ce169" office:value-type="string">
            <text:p>Step 1: Create categories &amp; questions</text:p>
          </table:table-cell>
          <table:table-cell table:style-name="ce169" office:value-type="string">
            <text:p>- Login by administrator account</text:p>
            <text:p>- Create categories</text:p>
            <text:p>- Create questions</text:p>
          </table:table-cell>
          <table:table-cell table:style-name="ce169" office:value-type="string">
            <text:p>- Categories and questions are created successfully</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15];6;FIND(&quot;:&quot;;[.F15];1)-FIND(&quot; &quot;;[.F15];1)-1))&gt;VALUE(MID([.F14];6;FIND(&quot;:&quot;;[.F14];1)-FIND(&quot; &quot;;[.F14];1)-1));&quot;&quot;;MAX([.A$7:.A14])+1)">
            <text:p/>
          </table:table-cell>
          <table:table-cell table:style-name="ce198" office:value-type="string">
            <text:p>ANS_31</text:p>
          </table:table-cell>
          <table:table-cell table:style-name="ce164" table:formula="of:=IF(VALUE(MID([.F15];6;FIND(&quot;:&quot;;[.F15];1)-FIND(&quot; &quot;;[.F15];1)-1))&gt;VALUE(MID([.F14];6;FIND(&quot;:&quot;;[.F14];1)-FIND(&quot; &quot;;[.F14];1)-1));[.C14];[.C14]+1)" office:value-type="float" office:value="2">
            <text:p>002</text:p>
          </table:table-cell>
          <table:table-cell table:style-name="ce169" office:value-type="string">
            <text:p>KS\Answers\Other Actions\Elections</text:p>
          </table:table-cell>
          <table:table-cell table:style-name="ce204" office:value-type="string">
            <text:p>Total questions information inside one category</text:p>
          </table:table-cell>
          <table:table-cell table:style-name="ce169" office:value-type="string">
            <text:p>Step 2: Go to one category</text:p>
          </table:table-cell>
          <table:table-cell table:style-name="ce169" office:value-type="string">
            <text:p>- Go to Answers application</text:p>
            <text:p>- Or go to inside one specific category</text:p>
          </table:table-cell>
          <table:table-cell table:style-name="ce169" office:value-type="string">
            <text:p>- <text:s/>Answers Home is shown properly</text:p>
            <text:p>- Total of question inside the current view category is shown at Elections panel.</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6];6;FIND(&quot;:&quot;;[.F16];1)-FIND(&quot; &quot;;[.F16];1)-1))&gt;VALUE(MID([.F15];6;FIND(&quot;:&quot;;[.F15];1)-FIND(&quot; &quot;;[.F15];1)-1));&quot;&quot;;MAX([.A$7:.A15])+1)">
            <text:p/>
          </table:table-cell>
          <table:table-cell table:style-name="ce198" office:value-type="string">
            <text:p>ANS_31</text:p>
          </table:table-cell>
          <table:table-cell table:style-name="ce164" table:formula="of:=IF(VALUE(MID([.F16];6;FIND(&quot;:&quot;;[.F16];1)-FIND(&quot; &quot;;[.F16];1)-1))&gt;VALUE(MID([.F15];6;FIND(&quot;:&quot;;[.F15];1)-FIND(&quot; &quot;;[.F15];1)-1));[.C15];[.C15]+1)" office:value-type="float" office:value="2">
            <text:p>002</text:p>
          </table:table-cell>
          <table:table-cell table:style-name="ce169" office:value-type="string">
            <text:p>KS\Answers\Other Actions\Elections</text:p>
          </table:table-cell>
          <table:table-cell table:style-name="ce204" office:value-type="string">
            <text:p>Total questions information inside one category</text:p>
          </table:table-cell>
          <table:table-cell table:style-name="ce169" office:value-type="string">
            <text:p>Step 3: Add one question</text:p>
          </table:table-cell>
          <table:table-cell table:style-name="ce169" office:value-type="string">
            <text:p>- Open Submit question form</text:p>
            <text:p>- Input data and click Save button </text:p>
          </table:table-cell>
          <table:table-cell table:style-name="ce169" office:value-type="string">
            <text:p>- New question is added.</text:p>
            <text:p>- The total of questions is add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7];6;FIND(&quot;:&quot;;[.F17];1)-FIND(&quot; &quot;;[.F17];1)-1))&gt;VALUE(MID([.F16];6;FIND(&quot;:&quot;;[.F16];1)-FIND(&quot; &quot;;[.F16];1)-1));&quot;&quot;;MAX([.A$7:.A16])+1)">
            <text:p/>
          </table:table-cell>
          <table:table-cell table:style-name="ce198" office:value-type="string">
            <text:p>ANS_31</text:p>
          </table:table-cell>
          <table:table-cell table:style-name="ce164" table:formula="of:=IF(VALUE(MID([.F17];6;FIND(&quot;:&quot;;[.F17];1)-FIND(&quot; &quot;;[.F17];1)-1))&gt;VALUE(MID([.F16];6;FIND(&quot;:&quot;;[.F16];1)-FIND(&quot; &quot;;[.F16];1)-1));[.C16];[.C16]+1)" office:value-type="float" office:value="2">
            <text:p>002</text:p>
          </table:table-cell>
          <table:table-cell table:style-name="ce169" office:value-type="string">
            <text:p>KS\Answers\Other Actions\Elections</text:p>
          </table:table-cell>
          <table:table-cell table:style-name="ce204" office:value-type="string">
            <text:p>Total questions information inside one category</text:p>
          </table:table-cell>
          <table:table-cell table:style-name="ce169" office:value-type="string">
            <text:p>Step 4: Subtract one question</text:p>
          </table:table-cell>
          <table:table-cell table:style-name="ce169" office:value-type="string">
            <text:p>- Right click on 1 question</text:p>
            <text:p>- Delete question</text:p>
          </table:table-cell>
          <table:table-cell table:style-name="ce169" office:value-type="string">
            <text:p>- The question is deleted</text:p>
            <text:p>- The total of questions is subtract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18];6;FIND(&quot;:&quot;;[.F18];1)-FIND(&quot; &quot;;[.F18];1)-1))&gt;VALUE(MID([.F17];6;FIND(&quot;:&quot;;[.F17];1)-FIND(&quot; &quot;;[.F17];1)-1));&quot;&quot;;MAX([.A$7:.A17])+1)" office:value-type="float" office:value="4">
            <text:p>004</text:p>
          </table:table-cell>
          <table:table-cell table:style-name="ce198" office:value-type="string">
            <text:p>ANS_31</text:p>
          </table:table-cell>
          <table:table-cell table:style-name="ce164" table:formula="of:=IF(VALUE(MID([.F18];6;FIND(&quot;:&quot;;[.F18];1)-FIND(&quot; &quot;;[.F18];1)-1))&gt;VALUE(MID([.F17];6;FIND(&quot;:&quot;;[.F17];1)-FIND(&quot; &quot;;[.F17];1)-1));[.C17];[.C17]+1)" office:value-type="float" office:value="3">
            <text:p>003</text:p>
          </table:table-cell>
          <table:table-cell table:style-name="ce169" office:value-type="string">
            <text:p>KS\Answers\Other Actions\Elections</text:p>
          </table:table-cell>
          <table:table-cell table:style-name="ce72" office:value-type="string">
            <text:p>Total non-answered questions information inside one category</text:p>
          </table:table-cell>
          <table:table-cell table:style-name="ce169" office:value-type="string">
            <text:p>Step 1: Create categories &amp; questions</text:p>
          </table:table-cell>
          <table:table-cell table:style-name="ce169" office:value-type="string">
            <text:p>- Login by administrator account</text:p>
            <text:p>- Create categories</text:p>
            <text:p>- Create questions</text:p>
          </table:table-cell>
          <table:table-cell table:style-name="ce169" office:value-type="string">
            <text:p>- Categories and questions are created successfully</text:p>
          </table:table-cell>
          <table:table-cell table:style-name="ce188" office:value-type="string">
            <text:p>Medium</text:p>
          </table:table-cell>
          <table:table-cell table:style-name="ce187"/>
          <table:table-cell table:style-name="ce161" table:number-columns-repeated="216"/>
        </table:table-row>
        <table:table-row table:style-name="ro41">
          <table:table-cell table:style-name="ce149" table:formula="of:=IF(VALUE(MID([.F19];6;FIND(&quot;:&quot;;[.F19];1)-FIND(&quot; &quot;;[.F19];1)-1))&gt;VALUE(MID([.F18];6;FIND(&quot;:&quot;;[.F18];1)-FIND(&quot; &quot;;[.F18];1)-1));&quot;&quot;;MAX([.A$7:.A18])+1)">
            <text:p/>
          </table:table-cell>
          <table:table-cell table:style-name="ce198" office:value-type="string">
            <text:p>ANS_31</text:p>
          </table:table-cell>
          <table:table-cell table:style-name="ce164" table:formula="of:=IF(VALUE(MID([.F19];6;FIND(&quot;:&quot;;[.F19];1)-FIND(&quot; &quot;;[.F19];1)-1))&gt;VALUE(MID([.F18];6;FIND(&quot;:&quot;;[.F18];1)-FIND(&quot; &quot;;[.F18];1)-1));[.C18];[.C18]+1)" office:value-type="float" office:value="3">
            <text:p>003</text:p>
          </table:table-cell>
          <table:table-cell table:style-name="ce169" office:value-type="string">
            <text:p>KS\Answers\Other Actions\Elections</text:p>
          </table:table-cell>
          <table:table-cell table:style-name="ce204" office:value-type="string">
            <text:p>Total non-answered questions information inside one category</text:p>
          </table:table-cell>
          <table:table-cell table:style-name="ce169" office:value-type="string">
            <text:p>Step 2: Go to one category</text:p>
          </table:table-cell>
          <table:table-cell table:style-name="ce169" office:value-type="string">
            <text:p>- Go to Answers application</text:p>
            <text:p>- Or go to inside one specific category</text:p>
          </table:table-cell>
          <table:table-cell table:style-name="ce169" office:value-type="string">
            <text:p>- <text:s/>Answers Home is shown properly</text:p>
            <text:p>- Total of non-answered questions inside the current view category is shown at Elections panel.</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20];6;FIND(&quot;:&quot;;[.F20];1)-FIND(&quot; &quot;;[.F20];1)-1))&gt;VALUE(MID([.F19];6;FIND(&quot;:&quot;;[.F19];1)-FIND(&quot; &quot;;[.F19];1)-1));&quot;&quot;;MAX([.A$7:.A19])+1)">
            <text:p/>
          </table:table-cell>
          <table:table-cell table:style-name="ce198" office:value-type="string">
            <text:p>ANS_31</text:p>
          </table:table-cell>
          <table:table-cell table:style-name="ce164" table:formula="of:=IF(VALUE(MID([.F20];6;FIND(&quot;:&quot;;[.F20];1)-FIND(&quot; &quot;;[.F20];1)-1))&gt;VALUE(MID([.F19];6;FIND(&quot;:&quot;;[.F19];1)-FIND(&quot; &quot;;[.F19];1)-1));[.C19];[.C19]+1)" office:value-type="float" office:value="3">
            <text:p>003</text:p>
          </table:table-cell>
          <table:table-cell table:style-name="ce169" office:value-type="string">
            <text:p>KS\Answers\Other Actions\Elections</text:p>
          </table:table-cell>
          <table:table-cell table:style-name="ce204" office:value-type="string">
            <text:p>Total non-answered questions information inside one category</text:p>
          </table:table-cell>
          <table:table-cell table:style-name="ce169" office:value-type="string">
            <text:p>Step 3: Add one question</text:p>
          </table:table-cell>
          <table:table-cell table:style-name="ce169" office:value-type="string">
            <text:p>- Open Submit question form</text:p>
            <text:p>- Input data and click Save button </text:p>
          </table:table-cell>
          <table:table-cell table:style-name="ce169" office:value-type="string">
            <text:p>- New <text:s/>question is added.</text:p>
            <text:p>- The total of non-answered question is add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21];6;FIND(&quot;:&quot;;[.F21];1)-FIND(&quot; &quot;;[.F21];1)-1))&gt;VALUE(MID([.F20];6;FIND(&quot;:&quot;;[.F20];1)-FIND(&quot; &quot;;[.F20];1)-1));&quot;&quot;;MAX([.A$7:.A20])+1)">
            <text:p/>
          </table:table-cell>
          <table:table-cell table:style-name="ce198" office:value-type="string">
            <text:p>ANS_31</text:p>
          </table:table-cell>
          <table:table-cell table:style-name="ce164" table:formula="of:=IF(VALUE(MID([.F21];6;FIND(&quot;:&quot;;[.F21];1)-FIND(&quot; &quot;;[.F21];1)-1))&gt;VALUE(MID([.F20];6;FIND(&quot;:&quot;;[.F20];1)-FIND(&quot; &quot;;[.F20];1)-1));[.C20];[.C20]+1)" office:value-type="float" office:value="3">
            <text:p>003</text:p>
          </table:table-cell>
          <table:table-cell table:style-name="ce169" office:value-type="string">
            <text:p>KS\Answers\Other Actions\Elections</text:p>
          </table:table-cell>
          <table:table-cell table:style-name="ce204" office:value-type="string">
            <text:p>Total non-answered questions information inside one category</text:p>
          </table:table-cell>
          <table:table-cell table:style-name="ce169" office:value-type="string">
            <text:p>Step 4: Subtract one question</text:p>
          </table:table-cell>
          <table:table-cell table:style-name="ce169" office:value-type="string">
            <text:p>- Right click on 1 non-answered question</text:p>
            <text:p>- Delete question</text:p>
          </table:table-cell>
          <table:table-cell table:style-name="ce169" office:value-type="string">
            <text:p>- The question is deleted</text:p>
            <text:p>- The total of non-answered questions is subtracted by 1.</text:p>
          </table:table-cell>
          <table:table-cell table:style-name="ce188" office:value-type="string">
            <text:p>Medium</text:p>
          </table:table-cell>
          <table:table-cell table:style-name="ce187"/>
          <table:table-cell table:style-name="ce161" table:number-columns-repeated="216"/>
        </table:table-row>
        <table:table-row table:style-name="ro9">
          <table:table-cell table:style-name="ce149" table:formula="of:=IF(VALUE(MID([.F22];6;FIND(&quot;:&quot;;[.F22];1)-FIND(&quot; &quot;;[.F22];1)-1))&gt;VALUE(MID([.F21];6;FIND(&quot;:&quot;;[.F21];1)-FIND(&quot; &quot;;[.F21];1)-1));&quot;&quot;;MAX([.A$7:.A21])+1)">
            <text:p/>
          </table:table-cell>
          <table:table-cell table:style-name="ce198" office:value-type="string">
            <text:p>ANS_31</text:p>
          </table:table-cell>
          <table:table-cell table:style-name="ce164" table:formula="of:=IF(VALUE(MID([.F22];6;FIND(&quot;:&quot;;[.F22];1)-FIND(&quot; &quot;;[.F22];1)-1))&gt;VALUE(MID([.F21];6;FIND(&quot;:&quot;;[.F21];1)-FIND(&quot; &quot;;[.F21];1)-1));[.C21];[.C21]+1)" office:value-type="float" office:value="3">
            <text:p>003</text:p>
          </table:table-cell>
          <table:table-cell table:style-name="ce169" office:value-type="string">
            <text:p>KS\Answers\Other Actions\Elections</text:p>
          </table:table-cell>
          <table:table-cell table:style-name="ce204" office:value-type="string">
            <text:p>Total non-answered questions information inside one category</text:p>
          </table:table-cell>
          <table:table-cell table:style-name="ce169" office:value-type="string">
            <text:p>Step 5: Answer one question</text:p>
          </table:table-cell>
          <table:table-cell table:style-name="ce169" office:value-type="string">
            <text:p>- Right click on non-answer question.</text:p>
            <text:p>- Answer question</text:p>
          </table:table-cell>
          <table:table-cell table:style-name="ce169" office:value-type="string">
            <text:p>- The question is answered.</text:p>
            <text:p>- The total of non- answered questions is subtracted by 1.</text:p>
          </table:table-cell>
          <table:table-cell table:style-name="ce188" office:value-type="string">
            <text:p>Medium</text:p>
          </table:table-cell>
          <table:table-cell table:style-name="ce187"/>
          <table:table-cell table:style-name="ce161" table:number-columns-repeated="216"/>
        </table:table-row>
        <table:table-row table:style-name="ro32">
          <table:table-cell table:style-name="ce149" table:formula="of:=IF(VALUE(MID([.F23];6;FIND(&quot;:&quot;;[.F23];1)-FIND(&quot; &quot;;[.F23];1)-1))&gt;VALUE(MID([.F22];6;FIND(&quot;:&quot;;[.F22];1)-FIND(&quot; &quot;;[.F22];1)-1));&quot;&quot;;MAX([.A$7:.A22])+1)" office:value-type="float" office:value="5">
            <text:p>005</text:p>
          </table:table-cell>
          <table:table-cell table:style-name="ce198" office:value-type="string">
            <text:p>ANS_31</text:p>
          </table:table-cell>
          <table:table-cell table:style-name="ce164" table:formula="of:=IF(VALUE(MID([.F23];6;FIND(&quot;:&quot;;[.F23];1)-FIND(&quot; &quot;;[.F23];1)-1))&gt;VALUE(MID([.F22];6;FIND(&quot;:&quot;;[.F22];1)-FIND(&quot; &quot;;[.F22];1)-1));[.C22];[.C22]+1)" office:value-type="float" office:value="4">
            <text:p>004</text:p>
          </table:table-cell>
          <table:table-cell table:style-name="ce169" office:value-type="string">
            <text:p>KS\Answers\Other Actions\Elections</text:p>
          </table:table-cell>
          <table:table-cell table:style-name="ce72" office:value-type="string">
            <text:p>Total unapproved questions information inside one category</text:p>
          </table:table-cell>
          <table:table-cell table:style-name="ce169" office:value-type="string">
            <text:p>Step 1: Create categories &amp; questions</text:p>
          </table:table-cell>
          <table:table-cell table:style-name="ce169" office:value-type="string">
            <text:p>- Login by administrator account</text:p>
            <text:p>- Create categories, also include category requiring approval</text:p>
            <text:p>- Create questions</text:p>
          </table:table-cell>
          <table:table-cell table:style-name="ce169" office:value-type="string">
            <text:p>- Categories and questions are created successfully</text:p>
          </table:table-cell>
          <table:table-cell table:style-name="ce188" office:value-type="string">
            <text:p>Medium</text:p>
          </table:table-cell>
          <table:table-cell table:number-columns-repeated="2"/>
          <table:table-cell table:style-name="ce161"/>
          <table:table-cell table:number-columns-repeated="214"/>
        </table:table-row>
        <table:table-row table:style-name="ro41">
          <table:table-cell table:style-name="ce149" table:formula="of:=IF(VALUE(MID([.F24];6;FIND(&quot;:&quot;;[.F24];1)-FIND(&quot; &quot;;[.F24];1)-1))&gt;VALUE(MID([.F23];6;FIND(&quot;:&quot;;[.F23];1)-FIND(&quot; &quot;;[.F23];1)-1));&quot;&quot;;MAX([.A$7:.A23])+1)">
            <text:p/>
          </table:table-cell>
          <table:table-cell table:style-name="ce198" office:value-type="string">
            <text:p>ANS_31</text:p>
          </table:table-cell>
          <table:table-cell table:style-name="ce164" table:formula="of:=IF(VALUE(MID([.F24];6;FIND(&quot;:&quot;;[.F24];1)-FIND(&quot; &quot;;[.F24];1)-1))&gt;VALUE(MID([.F23];6;FIND(&quot;:&quot;;[.F23];1)-FIND(&quot; &quot;;[.F23];1)-1));[.C23];[.C23]+1)" office:value-type="float" office:value="4">
            <text:p>004</text:p>
          </table:table-cell>
          <table:table-cell table:style-name="ce169" office:value-type="string">
            <text:p>KS\Answers\Other Actions\Elections</text:p>
          </table:table-cell>
          <table:table-cell table:style-name="ce204" office:value-type="string">
            <text:p>Total unapproved questions information inside one category</text:p>
          </table:table-cell>
          <table:table-cell table:style-name="ce169" office:value-type="string">
            <text:p>Step 2: Go to one category </text:p>
          </table:table-cell>
          <table:table-cell table:style-name="ce169" office:value-type="string">
            <text:p>- Go to Answers application</text:p>
            <text:p>- Or go to inside one specific category</text:p>
          </table:table-cell>
          <table:table-cell table:style-name="ce169" office:value-type="string">
            <text:p>- <text:s/>Answers Home is shown properly</text:p>
            <text:p>- Total of unapproved question inside the current view category is shown at Elections panel.</text:p>
          </table:table-cell>
          <table:table-cell table:style-name="ce188" office:value-type="string">
            <text:p>Medium</text:p>
          </table:table-cell>
          <table:table-cell table:number-columns-repeated="2"/>
          <table:table-cell table:style-name="ce161"/>
          <table:table-cell table:number-columns-repeated="214"/>
        </table:table-row>
        <table:table-row table:style-name="ro32">
          <table:table-cell table:style-name="ce149" table:formula="of:=IF(VALUE(MID([.F25];6;FIND(&quot;:&quot;;[.F25];1)-FIND(&quot; &quot;;[.F25];1)-1))&gt;VALUE(MID([.F24];6;FIND(&quot;:&quot;;[.F24];1)-FIND(&quot; &quot;;[.F24];1)-1));&quot;&quot;;MAX([.A$7:.A24])+1)">
            <text:p/>
          </table:table-cell>
          <table:table-cell table:style-name="ce198" office:value-type="string">
            <text:p>ANS_31</text:p>
          </table:table-cell>
          <table:table-cell table:style-name="ce164" table:formula="of:=IF(VALUE(MID([.F25];6;FIND(&quot;:&quot;;[.F25];1)-FIND(&quot; &quot;;[.F25];1)-1))&gt;VALUE(MID([.F24];6;FIND(&quot;:&quot;;[.F24];1)-FIND(&quot; &quot;;[.F24];1)-1));[.C24];[.C24]+1)" office:value-type="float" office:value="4">
            <text:p>004</text:p>
          </table:table-cell>
          <table:table-cell table:style-name="ce169" office:value-type="string">
            <text:p>KS\Answers\Other Actions\Elections</text:p>
          </table:table-cell>
          <table:table-cell table:style-name="ce204" office:value-type="string">
            <text:p>Total unapproved questions information inside one category</text:p>
          </table:table-cell>
          <table:table-cell table:style-name="ce169" office:value-type="string">
            <text:p>Step 3: Add one unapproved question</text:p>
          </table:table-cell>
          <table:table-cell table:style-name="ce169" office:value-type="string">
            <text:p>- Open Submit question form</text:p>
            <text:p>- Input data and click Save button </text:p>
          </table:table-cell>
          <table:table-cell table:style-name="ce169" office:value-type="string">
            <text:p>- New unapproved question is added.</text:p>
            <text:p>- The total of unapproved questions is added by 1.</text:p>
          </table:table-cell>
          <table:table-cell table:style-name="ce188" office:value-type="string">
            <text:p>Medium</text:p>
          </table:table-cell>
          <table:table-cell table:number-columns-repeated="2"/>
          <table:table-cell table:style-name="ce161"/>
          <table:table-cell table:number-columns-repeated="214"/>
        </table:table-row>
        <table:table-row table:style-name="ro32">
          <table:table-cell table:style-name="ce149" table:formula="of:=IF(VALUE(MID([.F26];6;FIND(&quot;:&quot;;[.F26];1)-FIND(&quot; &quot;;[.F26];1)-1))&gt;VALUE(MID([.F25];6;FIND(&quot;:&quot;;[.F25];1)-FIND(&quot; &quot;;[.F25];1)-1));&quot;&quot;;MAX([.A$7:.A25])+1)">
            <text:p/>
          </table:table-cell>
          <table:table-cell table:style-name="ce198" office:value-type="string">
            <text:p>ANS_31</text:p>
          </table:table-cell>
          <table:table-cell table:style-name="ce164" table:formula="of:=IF(VALUE(MID([.F26];6;FIND(&quot;:&quot;;[.F26];1)-FIND(&quot; &quot;;[.F26];1)-1))&gt;VALUE(MID([.F25];6;FIND(&quot;:&quot;;[.F25];1)-FIND(&quot; &quot;;[.F25];1)-1));[.C25];[.C25]+1)" office:value-type="float" office:value="4">
            <text:p>004</text:p>
          </table:table-cell>
          <table:table-cell table:style-name="ce169" office:value-type="string">
            <text:p>KS\Answers\Other Actions\Elections</text:p>
          </table:table-cell>
          <table:table-cell table:style-name="ce204" office:value-type="string">
            <text:p>Total unapproved questions information inside one category</text:p>
          </table:table-cell>
          <table:table-cell table:style-name="ce169" office:value-type="string">
            <text:p>Step 4: Subtract one unapproved questions</text:p>
          </table:table-cell>
          <table:table-cell table:style-name="ce169" office:value-type="string">
            <text:p>- Right click on 1 unapproved question</text:p>
            <text:p>- Delete question</text:p>
          </table:table-cell>
          <table:table-cell table:style-name="ce169" office:value-type="string">
            <text:p>- The unapproved question is deleted</text:p>
            <text:p>- The total of unapproved questions is subtracted by 1.</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27];6;FIND(&quot;:&quot;;[.F27];1)-FIND(&quot; &quot;;[.F27];1)-1))&gt;VALUE(MID([.F26];6;FIND(&quot;:&quot;;[.F26];1)-FIND(&quot; &quot;;[.F26];1)-1));&quot;&quot;;MAX([.A$7:.A26])+1)">
            <text:p/>
          </table:table-cell>
          <table:table-cell table:style-name="ce198" office:value-type="string">
            <text:p>ANS_31</text:p>
          </table:table-cell>
          <table:table-cell table:style-name="ce164" table:formula="of:=IF(VALUE(MID([.F27];6;FIND(&quot;:&quot;;[.F27];1)-FIND(&quot; &quot;;[.F27];1)-1))&gt;VALUE(MID([.F26];6;FIND(&quot;:&quot;;[.F26];1)-FIND(&quot; &quot;;[.F26];1)-1));[.C26];[.C26]+1)" office:value-type="float" office:value="4">
            <text:p>004</text:p>
          </table:table-cell>
          <table:table-cell table:style-name="ce169" office:value-type="string">
            <text:p>KS\Answers\Other Actions\Elections</text:p>
          </table:table-cell>
          <table:table-cell table:style-name="ce204" office:value-type="string">
            <text:p>Total unapproved questions information inside one category</text:p>
          </table:table-cell>
          <table:table-cell table:style-name="ce169" office:value-type="string">
            <text:p>Step 5: Approve one question</text:p>
          </table:table-cell>
          <table:table-cell table:style-name="ce169" office:value-type="string">
            <text:p>- Edit question and approve.</text:p>
            <text:p>- Manage question and approve.</text:p>
            <text:p/>
          </table:table-cell>
          <table:table-cell table:style-name="ce169" office:value-type="string">
            <text:p>- The question is approved</text:p>
            <text:p>- The total of unapproved questions is added by 1.</text:p>
          </table:table-cell>
          <table:table-cell table:style-name="ce188" office:value-type="string">
            <text:p>Medium</text:p>
          </table:table-cell>
          <table:table-cell table:number-columns-repeated="2"/>
          <table:table-cell table:style-name="ce161"/>
          <table:table-cell table:number-columns-repeated="214"/>
        </table:table-row>
        <table:table-row table:style-name="ro32">
          <table:table-cell table:style-name="ce149" table:formula="of:=IF(VALUE(MID([.F28];6;FIND(&quot;:&quot;;[.F28];1)-FIND(&quot; &quot;;[.F28];1)-1))&gt;VALUE(MID([.F27];6;FIND(&quot;:&quot;;[.F27];1)-FIND(&quot; &quot;;[.F27];1)-1));&quot;&quot;;MAX([.A$7:.A27])+1)">
            <text:p/>
          </table:table-cell>
          <table:table-cell table:style-name="ce198" office:value-type="string">
            <text:p>ANS_31</text:p>
          </table:table-cell>
          <table:table-cell table:style-name="ce164" table:formula="of:=IF(VALUE(MID([.F28];6;FIND(&quot;:&quot;;[.F28];1)-FIND(&quot; &quot;;[.F28];1)-1))&gt;VALUE(MID([.F27];6;FIND(&quot;:&quot;;[.F27];1)-FIND(&quot; &quot;;[.F27];1)-1));[.C27];[.C27]+1)" office:value-type="float" office:value="4">
            <text:p>004</text:p>
          </table:table-cell>
          <table:table-cell table:style-name="ce169" office:value-type="string">
            <text:p>KS\Answers\Other Actions\Elections</text:p>
          </table:table-cell>
          <table:table-cell table:style-name="ce204" office:value-type="string">
            <text:p>Total unapproved questions information inside one category</text:p>
          </table:table-cell>
          <table:table-cell table:style-name="ce169" office:value-type="string">
            <text:p>Step 6: Disapprove one question</text:p>
          </table:table-cell>
          <table:table-cell table:style-name="ce169" office:value-type="string">
            <text:p>- Edit question and disapprove.</text:p>
            <text:p>- Manage question and disapprove.</text:p>
            <text:p/>
          </table:table-cell>
          <table:table-cell table:style-name="ce169" office:value-type="string">
            <text:p>- The question is unapproved</text:p>
            <text:p>- The total of unapproved questions is added by 1.</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29];6;FIND(&quot;:&quot;;[.F29];1)-FIND(&quot; &quot;;[.F29];1)-1))&gt;VALUE(MID([.F28];6;FIND(&quot;:&quot;;[.F28];1)-FIND(&quot; &quot;;[.F28];1)-1));&quot;&quot;;MAX([.A$7:.A28])+1)" office:value-type="float" office:value="6">
            <text:p>006</text:p>
          </table:table-cell>
          <table:table-cell table:style-name="ce198" office:value-type="string">
            <text:p>ANS_32</text:p>
          </table:table-cell>
          <table:table-cell table:style-name="ce163" office:value-type="float" office:value="1">
            <text:p>001</text:p>
          </table:table-cell>
          <table:table-cell table:style-name="ce63" office:value-type="string">
            <text:p>KS\Answers\Other Actions\RSS</text:p>
          </table:table-cell>
          <table:table-cell table:style-name="ce72" office:value-type="string">
            <text:p>Get RSS of specific category </text:p>
          </table:table-cell>
          <table:table-cell table:style-name="ce169" office:value-type="string">
            <text:p>Step 1: Create categories &amp; questions</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41">
          <table:table-cell table:style-name="ce149" table:formula="of:=IF(VALUE(MID([.F30];6;FIND(&quot;:&quot;;[.F30];1)-FIND(&quot; &quot;;[.F30];1)-1))&gt;VALUE(MID([.F29];6;FIND(&quot;:&quot;;[.F29];1)-FIND(&quot; &quot;;[.F29];1)-1));&quot;&quot;;MAX([.A$7:.A29])+1)">
            <text:p/>
          </table:table-cell>
          <table:table-cell table:style-name="ce198" office:value-type="string">
            <text:p>ANS_32</text:p>
          </table:table-cell>
          <table:table-cell table:style-name="ce164" table:formula="of:=IF(VALUE(MID([.F30];6;FIND(&quot;:&quot;;[.F30];1)-FIND(&quot; &quot;;[.F30];1)-1))&gt;VALUE(MID([.F29];6;FIND(&quot;:&quot;;[.F29];1)-FIND(&quot; &quot;;[.F29];1)-1));[.C29];[.C29]+1)" office:value-type="float" office:value="1">
            <text:p>001</text:p>
          </table:table-cell>
          <table:table-cell table:style-name="ce169" office:value-type="string">
            <text:p>KS\Answers\Other Actions\RSS</text:p>
          </table:table-cell>
          <table:table-cell table:style-name="ce204" office:value-type="string">
            <text:p>Get RSS of specific category </text:p>
          </table:table-cell>
          <table:table-cell table:style-name="ce169" office:value-type="string">
            <text:p>Step 2: Get RSS one specific category</text:p>
          </table:table-cell>
          <table:table-cell table:style-name="ce167" office:value-type="string">
            <text:p>- <text:s/>Click on specific category and click RSS button on main action bar</text:p>
            <text:p>- Or right click on specific category and select RSS </text:p>
          </table:table-cell>
          <table:table-cell table:style-name="ce169" office:value-type="string">
            <text:p>- RSS page is displayed with valid RSS information</text:p>
          </table:table-cell>
          <table:table-cell table:style-name="ce188" office:value-type="string">
            <text:p>Medium</text:p>
          </table:table-cell>
          <table:table-cell table:number-columns-repeated="2"/>
          <table:table-cell table:style-name="ce161"/>
          <table:table-cell table:number-columns-repeated="214"/>
        </table:table-row>
        <table:table-row table:style-name="ro58">
          <table:table-cell table:style-name="ce149" table:formula="of:=IF(VALUE(MID([.F31];6;FIND(&quot;:&quot;;[.F31];1)-FIND(&quot; &quot;;[.F31];1)-1))&gt;VALUE(MID([.F30];6;FIND(&quot;:&quot;;[.F30];1)-FIND(&quot; &quot;;[.F30];1)-1));&quot;&quot;;MAX([.A$7:.A30])+1)">
            <text:p/>
          </table:table-cell>
          <table:table-cell table:style-name="ce198" office:value-type="string">
            <text:p>ANS_32</text:p>
          </table:table-cell>
          <table:table-cell table:style-name="ce164" table:formula="of:=IF(VALUE(MID([.F31];6;FIND(&quot;:&quot;;[.F31];1)-FIND(&quot; &quot;;[.F31];1)-1))&gt;VALUE(MID([.F30];6;FIND(&quot;:&quot;;[.F30];1)-FIND(&quot; &quot;;[.F30];1)-1));[.C30];[.C30]+1)" office:value-type="float" office:value="1">
            <text:p>001</text:p>
          </table:table-cell>
          <table:table-cell table:style-name="ce169" office:value-type="string">
            <text:p>KS\Answers\Other Actions\RSS</text:p>
          </table:table-cell>
          <table:table-cell table:style-name="ce204" office:value-type="string">
            <text:p>Get RSS of specific category </text:p>
          </table:table-cell>
          <table:table-cell table:style-name="ce169" office:value-type="string">
            <text:p>Step 3:Subscribe now</text:p>
          </table:table-cell>
          <table:table-cell table:style-name="ce167" office:value-type="string">
            <text:p>- Click on Subscribe now button</text:p>
          </table:table-cell>
          <table:table-cell table:style-name="ce169" office:value-type="string">
            <text:p>- A pop up is shown that allows bookmarking the current category</text:p>
          </table:table-cell>
          <table:table-cell table:style-name="ce188" office:value-type="string">
            <text:p>Medium</text:p>
          </table:table-cell>
          <table:table-cell table:number-columns-repeated="2"/>
          <table:table-cell table:style-name="ce161"/>
          <table:table-cell table:number-columns-repeated="214"/>
        </table:table-row>
        <table:table-row table:style-name="ro58">
          <table:table-cell table:style-name="ce149" table:formula="of:=IF(VALUE(MID([.F32];6;FIND(&quot;:&quot;;[.F32];1)-FIND(&quot; &quot;;[.F32];1)-1))&gt;VALUE(MID([.F31];6;FIND(&quot;:&quot;;[.F31];1)-FIND(&quot; &quot;;[.F31];1)-1));&quot;&quot;;MAX([.A$7:.A31])+1)">
            <text:p/>
          </table:table-cell>
          <table:table-cell table:style-name="ce198" office:value-type="string">
            <text:p>ANS_32</text:p>
          </table:table-cell>
          <table:table-cell table:style-name="ce164" table:formula="of:=IF(VALUE(MID([.F32];6;FIND(&quot;:&quot;;[.F32];1)-FIND(&quot; &quot;;[.F32];1)-1))&gt;VALUE(MID([.F31];6;FIND(&quot;:&quot;;[.F31];1)-FIND(&quot; &quot;;[.F31];1)-1));[.C31];[.C31]+1)" office:value-type="float" office:value="1">
            <text:p>001</text:p>
          </table:table-cell>
          <table:table-cell table:style-name="ce169" office:value-type="string">
            <text:p>KS\Answers\Other Actions\RSS</text:p>
          </table:table-cell>
          <table:table-cell table:style-name="ce204" office:value-type="string">
            <text:p>Get RSS of specific category </text:p>
          </table:table-cell>
          <table:table-cell table:style-name="ce169" office:value-type="string">
            <text:p>Step 4: Check information update</text:p>
          </table:table-cell>
          <table:table-cell table:style-name="ce167" office:value-type="string">
            <text:p>- Add more or delete question in the category that is being watched by its RSS link</text:p>
          </table:table-cell>
          <table:table-cell table:style-name="ce169" office:value-type="string">
            <text:p>- RSS information of the category that is being watched is updated correspondingly.</text:p>
          </table:table-cell>
          <table:table-cell table:style-name="ce188" office:value-type="string">
            <text:p>Medium</text:p>
          </table:table-cell>
          <table:table-cell table:number-columns-repeated="2"/>
          <table:table-cell table:style-name="ce161"/>
          <table:table-cell table:number-columns-repeated="214"/>
        </table:table-row>
        <table:table-row table:style-name="ro58">
          <table:table-cell table:style-name="ce149" table:formula="of:=IF(VALUE(MID([.F33];6;FIND(&quot;:&quot;;[.F33];1)-FIND(&quot; &quot;;[.F33];1)-1))&gt;VALUE(MID([.F32];6;FIND(&quot;:&quot;;[.F32];1)-FIND(&quot; &quot;;[.F32];1)-1));&quot;&quot;;MAX([.A$7:.A32])+1)" office:value-type="float" office:value="7">
            <text:p>007</text:p>
          </table:table-cell>
          <table:table-cell table:style-name="ce198" office:value-type="string">
            <text:p>ANS_33</text:p>
          </table:table-cell>
          <table:table-cell table:style-name="ce163" office:value-type="float" office:value="1">
            <text:p>001</text:p>
          </table:table-cell>
          <table:table-cell table:style-name="ce63" office:value-type="string">
            <text:p>KS\Answers\Other Actions\User Profile</text:p>
          </table:table-cell>
          <table:table-cell table:style-name="ce72" office:value-type="string">
            <text:p>View user profile</text:p>
          </table:table-cell>
          <table:table-cell table:style-name="ce167" office:value-type="string">
            <text:p>Step 1: Create category and question</text:p>
          </table:table-cell>
          <table:table-cell table:style-name="ce167" office:value-type="string">
            <text:p>- Login as user having right to add category and question</text:p>
            <text:p>- Also create some categories that allows displaying author information</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8">
          <table:table-cell table:style-name="ce149" table:formula="of:=IF(VALUE(MID([.F34];6;FIND(&quot;:&quot;;[.F34];1)-FIND(&quot; &quot;;[.F34];1)-1))&gt;VALUE(MID([.F33];6;FIND(&quot;:&quot;;[.F33];1)-FIND(&quot; &quot;;[.F33];1)-1));&quot;&quot;;MAX([.A$7:.A33])+1)">
            <text:p/>
          </table:table-cell>
          <table:table-cell table:style-name="ce198" office:value-type="string">
            <text:p>ANS_33</text:p>
          </table:table-cell>
          <table:table-cell table:style-name="ce164" table:formula="of:=IF(VALUE(MID([.F34];6;FIND(&quot;:&quot;;[.F34];1)-FIND(&quot; &quot;;[.F34];1)-1))&gt;VALUE(MID([.F33];6;FIND(&quot;:&quot;;[.F33];1)-FIND(&quot; &quot;;[.F33];1)-1));[.C33];[.C33]+1)" office:value-type="float" office:value="1">
            <text:p>001</text:p>
          </table:table-cell>
          <table:table-cell table:style-name="ce169" office:value-type="string">
            <text:p>KS\Answers\Other Actions\User Profile</text:p>
          </table:table-cell>
          <table:table-cell table:style-name="ce204" office:value-type="string">
            <text:p>View user profile</text:p>
          </table:table-cell>
          <table:table-cell table:style-name="ce169" office:value-type="string">
            <text:p>Step 2: Comment and answer some questions</text:p>
          </table:table-cell>
          <table:table-cell table:style-name="ce167" office:value-type="string">
            <text:p>- Comment some questions at step 1</text:p>
            <text:p>- Login by administrator/moderator and answer question</text:p>
            <text:p/>
          </table:table-cell>
          <table:table-cell table:style-name="ce169" office:value-type="string">
            <text:p>- Some questions are commented and answer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9">
          <table:table-cell table:style-name="ce149" table:formula="of:=IF(VALUE(MID([.F35];6;FIND(&quot;:&quot;;[.F35];1)-FIND(&quot; &quot;;[.F35];1)-1))&gt;VALUE(MID([.F34];6;FIND(&quot;:&quot;;[.F34];1)-FIND(&quot; &quot;;[.F34];1)-1));&quot;&quot;;MAX([.A$7:.A34])+1)">
            <text:p/>
          </table:table-cell>
          <table:table-cell table:style-name="ce198" office:value-type="string">
            <text:p>ANS_33</text:p>
          </table:table-cell>
          <table:table-cell table:style-name="ce164" table:formula="of:=IF(VALUE(MID([.F35];6;FIND(&quot;:&quot;;[.F35];1)-FIND(&quot; &quot;;[.F35];1)-1))&gt;VALUE(MID([.F34];6;FIND(&quot;:&quot;;[.F34];1)-FIND(&quot; &quot;;[.F34];1)-1));[.C34];[.C34]+1)" office:value-type="float" office:value="1">
            <text:p>001</text:p>
          </table:table-cell>
          <table:table-cell table:style-name="ce169" office:value-type="string">
            <text:p>KS\Answers\Other Actions\User Profile</text:p>
          </table:table-cell>
          <table:table-cell table:style-name="ce204" office:value-type="string">
            <text:p>View user profile</text:p>
          </table:table-cell>
          <table:table-cell table:style-name="ce169" office:value-type="string">
            <text:p>Step 3: View user profile</text:p>
          </table:table-cell>
          <table:table-cell table:style-name="ce167" office:value-type="string">
            <text:p>- Click on specific question</text:p>
            <text:p>- Click on user name below of specific question</text:p>
            <text:p>- Click on user name below of specific answer</text:p>
            <text:p>- Click on user name below of specific comment</text:p>
          </table:table-cell>
          <table:table-cell table:style-name="ce169" office:value-type="string">
            <text:p>- User profile pop up is shown, displaying information of user.</text:p>
          </table:table-cell>
          <table:table-cell table:style-name="ce188" office:value-type="string">
            <text:p>Medium</text:p>
          </table:table-cell>
          <table:table-cell table:number-columns-repeated="2"/>
          <table:table-cell table:style-name="ce161"/>
          <table:table-cell table:number-columns-repeated="214"/>
        </table:table-row>
        <table:table-row table:style-name="ro32">
          <table:table-cell table:style-name="ce149" table:formula="of:=IF(VALUE(MID([.F36];6;FIND(&quot;:&quot;;[.F36];1)-FIND(&quot; &quot;;[.F36];1)-1))&gt;VALUE(MID([.F35];6;FIND(&quot;:&quot;;[.F35];1)-FIND(&quot; &quot;;[.F35];1)-1));&quot;&quot;;MAX([.A$7:.A35])+1)" office:value-type="float" office:value="8">
            <text:p>008</text:p>
          </table:table-cell>
          <table:table-cell table:style-name="ce198" office:value-type="string">
            <text:p>ANS_34</text:p>
          </table:table-cell>
          <table:table-cell table:style-name="ce163" office:value-type="float" office:value="1">
            <text:p>001</text:p>
          </table:table-cell>
          <table:table-cell table:style-name="ce63" office:value-type="string">
            <text:p>KS\Answers\Other Actions\Discuss in Forum</text:p>
          </table:table-cell>
          <table:table-cell table:style-name="ce72" office:value-type="string">
            <text:p>Discuss in case the question is disapproved or inactivated</text:p>
          </table:table-cell>
          <table:table-cell table:style-name="ce167" office:value-type="string">
            <text:p>Step 1: Create category and question</text:p>
          </table:table-cell>
          <table:table-cell table:style-name="ce167" office:value-type="string">
            <text:p>- Login as user having right to add normal and 'require for approv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37];6;FIND(&quot;:&quot;;[.F37];1)-FIND(&quot; &quot;;[.F37];1)-1))&gt;VALUE(MID([.F36];6;FIND(&quot;:&quot;;[.F36];1)-FIND(&quot; &quot;;[.F36];1)-1));&quot;&quot;;MAX([.A$7:.A36])+1)">
            <text:p/>
          </table:table-cell>
          <table:table-cell table:style-name="ce198" office:value-type="string">
            <text:p>ANS_34</text:p>
          </table:table-cell>
          <table:table-cell table:style-name="ce164" table:formula="of:=IF(VALUE(MID([.F37];6;FIND(&quot;:&quot;;[.F37];1)-FIND(&quot; &quot;;[.F37];1)-1))&gt;VALUE(MID([.F36];6;FIND(&quot;:&quot;;[.F36];1)-FIND(&quot; &quot;;[.F36];1)-1));[.C36];[.C36]+1)" office:value-type="float" office:value="1">
            <text:p>001</text:p>
          </table:table-cell>
          <table:table-cell table:style-name="ce169" office:value-type="string">
            <text:p>KS\Answers\Other Actions\Discuss in Forum</text:p>
          </table:table-cell>
          <table:table-cell table:style-name="ce204" office:value-type="string">
            <text:p>Discuss in case the question is disapproved or inactivated</text:p>
          </table:table-cell>
          <table:table-cell table:style-name="ce169" office:value-type="string">
            <text:p>Step 2: Disapprove and inactivate some questions </text:p>
          </table:table-cell>
          <table:table-cell table:style-name="ce167" office:value-type="string">
            <text:p>- <text:s/>Disapprove and inactivate some question</text:p>
          </table:table-cell>
          <table:table-cell table:style-name="ce169" office:value-type="string">
            <text:p>- Some questions are disapproved and inactivated</text:p>
          </table:table-cell>
          <table:table-cell table:style-name="ce188" office:value-type="string">
            <text:p>Medium</text:p>
          </table:table-cell>
          <table:table-cell table:number-columns-repeated="2"/>
          <table:table-cell table:style-name="ce161"/>
          <table:table-cell table:number-columns-repeated="214"/>
        </table:table-row>
        <table:table-row table:style-name="ro100">
          <table:table-cell table:style-name="ce149" table:formula="of:=IF(VALUE(MID([.F38];6;FIND(&quot;:&quot;;[.F38];1)-FIND(&quot; &quot;;[.F38];1)-1))&gt;VALUE(MID([.F37];6;FIND(&quot;:&quot;;[.F37];1)-FIND(&quot; &quot;;[.F37];1)-1));&quot;&quot;;MAX([.A$7:.A37])+1)">
            <text:p/>
          </table:table-cell>
          <table:table-cell table:style-name="ce198" office:value-type="string">
            <text:p>ANS_34</text:p>
          </table:table-cell>
          <table:table-cell table:style-name="ce164" table:formula="of:=IF(VALUE(MID([.F38];6;FIND(&quot;:&quot;;[.F38];1)-FIND(&quot; &quot;;[.F38];1)-1))&gt;VALUE(MID([.F37];6;FIND(&quot;:&quot;;[.F37];1)-FIND(&quot; &quot;;[.F37];1)-1));[.C37];[.C37]+1)" office:value-type="float" office:value="1">
            <text:p>001</text:p>
          </table:table-cell>
          <table:table-cell table:style-name="ce169" office:value-type="string">
            <text:p>KS\Answers\Other Actions\Discuss in Forum</text:p>
          </table:table-cell>
          <table:table-cell table:style-name="ce204" office:value-type="string">
            <text:p>Discuss in case the question is disapproved or inactivated</text:p>
          </table:table-cell>
          <table:table-cell table:style-name="ce169" office:value-type="string">
            <text:p>Step 3: Discuss question in forum</text:p>
          </table:table-cell>
          <table:table-cell table:style-name="ce167" office:value-type="string">
            <text:p>- Login by eXo member</text:p>
            <text:p>- Right click on disapproved or inactivated question and select Discuss Forum in menu</text:p>
            <text:p>- Or click on discuss icon at the top right question panel</text:p>
          </table:table-cell>
          <table:table-cell table:style-name="ce169"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88" office:value-type="string">
            <text:p>Medium</text:p>
          </table:table-cell>
          <table:table-cell table:number-columns-repeated="2"/>
          <table:table-cell table:style-name="ce161"/>
          <table:table-cell table:number-columns-repeated="214"/>
        </table:table-row>
        <table:table-row table:style-name="ro78">
          <table:table-cell table:style-name="ce149" table:formula="of:=IF(VALUE(MID([.F39];6;FIND(&quot;:&quot;;[.F39];1)-FIND(&quot; &quot;;[.F39];1)-1))&gt;VALUE(MID([.F38];6;FIND(&quot;:&quot;;[.F38];1)-FIND(&quot; &quot;;[.F38];1)-1));&quot;&quot;;MAX([.A$7:.A38])+1)" office:value-type="float" office:value="9">
            <text:p>009</text:p>
          </table:table-cell>
          <table:table-cell table:style-name="ce198" office:value-type="string">
            <text:p>ANS_34</text:p>
          </table:table-cell>
          <table:table-cell table:style-name="ce164" table:formula="of:=IF(VALUE(MID([.F39];6;FIND(&quot;:&quot;;[.F39];1)-FIND(&quot; &quot;;[.F39];1)-1))&gt;VALUE(MID([.F38];6;FIND(&quot;:&quot;;[.F38];1)-FIND(&quot; &quot;;[.F38];1)-1));[.C38];[.C38]+1)" office:value-type="float" office:value="2">
            <text:p>002</text:p>
          </table:table-cell>
          <table:table-cell table:style-name="ce169" office:value-type="string">
            <text:p>KS\Answers\Other Actions\Discuss in Forum</text:p>
          </table:table-cell>
          <table:table-cell table:style-name="ce72" office:value-type="string">
            <text:p>Discuss in case the answer of question is disapproved or inactivated</text:p>
          </table:table-cell>
          <table:table-cell table:style-name="ce167" office:value-type="string">
            <text:p>Step 1: Create category and question</text:p>
          </table:table-cell>
          <table:table-cell table:style-name="ce167" office:value-type="string">
            <text:p>- Login as user having right to add normal and 'require for approv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40];6;FIND(&quot;:&quot;;[.F40];1)-FIND(&quot; &quot;;[.F40];1)-1))&gt;VALUE(MID([.F39];6;FIND(&quot;:&quot;;[.F39];1)-FIND(&quot; &quot;;[.F39];1)-1));&quot;&quot;;MAX([.A$7:.A39])+1)">
            <text:p/>
          </table:table-cell>
          <table:table-cell table:style-name="ce198" office:value-type="string">
            <text:p>ANS_34</text:p>
          </table:table-cell>
          <table:table-cell table:style-name="ce164" table:formula="of:=IF(VALUE(MID([.F40];6;FIND(&quot;:&quot;;[.F40];1)-FIND(&quot; &quot;;[.F40];1)-1))&gt;VALUE(MID([.F39];6;FIND(&quot;:&quot;;[.F39];1)-FIND(&quot; &quot;;[.F39];1)-1));[.C39];[.C39]+1)" office:value-type="float" office:value="2">
            <text:p>002</text:p>
          </table:table-cell>
          <table:table-cell table:style-name="ce169" office:value-type="string">
            <text:p>KS\Answers\Other Actions\Discuss in Forum</text:p>
          </table:table-cell>
          <table:table-cell table:style-name="ce204" office:value-type="string">
            <text:p>Discuss in case the answer of question is disapproved or inactivated</text:p>
          </table:table-cell>
          <table:table-cell table:style-name="ce169" office:value-type="string">
            <text:p>Step 2: Answer question, disapprove and inactivate some answers</text:p>
          </table:table-cell>
          <table:table-cell table:style-name="ce167" office:value-type="string">
            <text:p>- <text:s/>Answer some questions</text:p>
            <text:p>- Disapprove and inactivate some answers</text:p>
          </table:table-cell>
          <table:table-cell table:style-name="ce169" office:value-type="string">
            <text:p>- Some questions are answered</text:p>
            <text:p>- Some answers are disapproved and inactivated</text:p>
          </table:table-cell>
          <table:table-cell table:style-name="ce188" office:value-type="string">
            <text:p>Medium</text:p>
          </table:table-cell>
          <table:table-cell table:number-columns-repeated="2"/>
          <table:table-cell table:style-name="ce161"/>
          <table:table-cell table:number-columns-repeated="214"/>
        </table:table-row>
        <table:table-row table:style-name="ro100">
          <table:table-cell table:style-name="ce149" table:formula="of:=IF(VALUE(MID([.F41];6;FIND(&quot;:&quot;;[.F41];1)-FIND(&quot; &quot;;[.F41];1)-1))&gt;VALUE(MID([.F40];6;FIND(&quot;:&quot;;[.F40];1)-FIND(&quot; &quot;;[.F40];1)-1));&quot;&quot;;MAX([.A$7:.A40])+1)">
            <text:p/>
          </table:table-cell>
          <table:table-cell table:style-name="ce198" office:value-type="string">
            <text:p>ANS_34</text:p>
          </table:table-cell>
          <table:table-cell table:style-name="ce164" table:formula="of:=IF(VALUE(MID([.F41];6;FIND(&quot;:&quot;;[.F41];1)-FIND(&quot; &quot;;[.F41];1)-1))&gt;VALUE(MID([.F40];6;FIND(&quot;:&quot;;[.F40];1)-FIND(&quot; &quot;;[.F40];1)-1));[.C40];[.C40]+1)" office:value-type="float" office:value="2">
            <text:p>002</text:p>
          </table:table-cell>
          <table:table-cell table:style-name="ce169" office:value-type="string">
            <text:p>KS\Answers\Other Actions\Discuss in Forum</text:p>
          </table:table-cell>
          <table:table-cell table:style-name="ce204" office:value-type="string">
            <text:p>Discuss in case the answer of question is disapproved or inactivated</text:p>
          </table:table-cell>
          <table:table-cell table:style-name="ce169" office:value-type="string">
            <text:p>Step 3: Discuss question in forum</text:p>
          </table:table-cell>
          <table:table-cell table:style-name="ce167" office:value-type="string">
            <text:p>- Login by eXo member</text:p>
            <text:p>- Right click on the question having answer disapproved or inactivate and discuss it</text:p>
            <text:p>- Or click on discuss icon at the top right question panel</text:p>
          </table:table-cell>
          <table:table-cell table:style-name="ce169"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42];6;FIND(&quot;:&quot;;[.F42];1)-FIND(&quot; &quot;;[.F42];1)-1))&gt;VALUE(MID([.F41];6;FIND(&quot;:&quot;;[.F41];1)-FIND(&quot; &quot;;[.F41];1)-1));&quot;&quot;;MAX([.A$7:.A41])+1)" office:value-type="float" office:value="10">
            <text:p>010</text:p>
          </table:table-cell>
          <table:table-cell table:style-name="ce198" office:value-type="string">
            <text:p>ANS_34</text:p>
          </table:table-cell>
          <table:table-cell table:style-name="ce164" table:formula="of:=IF(VALUE(MID([.F42];6;FIND(&quot;:&quot;;[.F42];1)-FIND(&quot; &quot;;[.F42];1)-1))&gt;VALUE(MID([.F41];6;FIND(&quot;:&quot;;[.F41];1)-FIND(&quot; &quot;;[.F41];1)-1));[.C41];[.C41]+1)" office:value-type="float" office:value="3">
            <text:p>003</text:p>
          </table:table-cell>
          <table:table-cell table:style-name="ce169" office:value-type="string">
            <text:p>KS\Answers\Other Actions\Discuss in Forum</text:p>
          </table:table-cell>
          <table:table-cell table:style-name="ce72" office:value-type="string">
            <text:p>Discuss in case the question and its answers are approved and activated</text:p>
          </table:table-cell>
          <table:table-cell table:style-name="ce167" office:value-type="string">
            <text:p>Step 1: Create category and question</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43];6;FIND(&quot;:&quot;;[.F43];1)-FIND(&quot; &quot;;[.F43];1)-1))&gt;VALUE(MID([.F42];6;FIND(&quot;:&quot;;[.F42];1)-FIND(&quot; &quot;;[.F42];1)-1));&quot;&quot;;MAX([.A$7:.A42])+1)">
            <text:p/>
          </table:table-cell>
          <table:table-cell table:style-name="ce198" office:value-type="string">
            <text:p>ANS_34</text:p>
          </table:table-cell>
          <table:table-cell table:style-name="ce164" table:formula="of:=IF(VALUE(MID([.F43];6;FIND(&quot;:&quot;;[.F43];1)-FIND(&quot; &quot;;[.F43];1)-1))&gt;VALUE(MID([.F42];6;FIND(&quot;:&quot;;[.F42];1)-FIND(&quot; &quot;;[.F42];1)-1));[.C42];[.C42]+1)" office:value-type="float" office:value="3">
            <text:p>003</text:p>
          </table:table-cell>
          <table:table-cell table:style-name="ce169" office:value-type="string">
            <text:p>KS\Answers\Other Actions\Discuss in Forum</text:p>
          </table:table-cell>
          <table:table-cell table:style-name="ce204" office:value-type="string">
            <text:p>Discuss in case the question and its answers are approved and activated</text:p>
          </table:table-cell>
          <table:table-cell table:style-name="ce169" office:value-type="string">
            <text:p>Step 2: Answer question</text:p>
          </table:table-cell>
          <table:table-cell table:style-name="ce167" office:value-type="string">
            <text:p>- <text:s/>Answer some questions</text:p>
            <text:p/>
          </table:table-cell>
          <table:table-cell table:style-name="ce169" office:value-type="string">
            <text:p>- Some questions are answered</text:p>
            <text:p/>
          </table:table-cell>
          <table:table-cell table:style-name="ce188" office:value-type="string">
            <text:p>Medium</text:p>
          </table:table-cell>
          <table:table-cell table:number-columns-repeated="2"/>
          <table:table-cell table:style-name="ce161"/>
          <table:table-cell table:number-columns-repeated="214"/>
        </table:table-row>
        <table:table-row table:style-name="ro100">
          <table:table-cell table:style-name="ce149" table:formula="of:=IF(VALUE(MID([.F44];6;FIND(&quot;:&quot;;[.F44];1)-FIND(&quot; &quot;;[.F44];1)-1))&gt;VALUE(MID([.F43];6;FIND(&quot;:&quot;;[.F43];1)-FIND(&quot; &quot;;[.F43];1)-1));&quot;&quot;;MAX([.A$7:.A43])+1)">
            <text:p/>
          </table:table-cell>
          <table:table-cell table:style-name="ce198" office:value-type="string">
            <text:p>ANS_34</text:p>
          </table:table-cell>
          <table:table-cell table:style-name="ce164" table:formula="of:=IF(VALUE(MID([.F44];6;FIND(&quot;:&quot;;[.F44];1)-FIND(&quot; &quot;;[.F44];1)-1))&gt;VALUE(MID([.F43];6;FIND(&quot;:&quot;;[.F43];1)-FIND(&quot; &quot;;[.F43];1)-1));[.C43];[.C43]+1)" office:value-type="float" office:value="3">
            <text:p>003</text:p>
          </table:table-cell>
          <table:table-cell table:style-name="ce169" office:value-type="string">
            <text:p>KS\Answers\Other Actions\Discuss in Forum</text:p>
          </table:table-cell>
          <table:table-cell table:style-name="ce204" office:value-type="string">
            <text:p>Discuss in case the question and its answers are approved and activated</text:p>
          </table:table-cell>
          <table:table-cell table:style-name="ce169" office:value-type="string">
            <text:p>Step 3: Discuss question in forum</text:p>
          </table:table-cell>
          <table:table-cell table:style-name="ce167" office:value-type="string">
            <text:p>- Login by eXo member</text:p>
            <text:p>- Right click on the question having answer and select Discuss Forum in menu</text:p>
            <text:p>- Or click on discuss icon at the top right question panel</text:p>
            <text:p/>
          </table:table-cell>
          <table:table-cell table:style-name="ce169"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88" office:value-type="string">
            <text:p>Medium</text:p>
          </table:table-cell>
          <table:table-cell table:number-columns-repeated="2"/>
          <table:table-cell table:style-name="ce161"/>
          <table:table-cell table:number-columns-repeated="214"/>
        </table:table-row>
        <table:table-row table:style-name="ro32">
          <table:table-cell table:style-name="ce149" table:formula="of:=IF(VALUE(MID([.F45];6;FIND(&quot;:&quot;;[.F45];1)-FIND(&quot; &quot;;[.F45];1)-1))&gt;VALUE(MID([.F44];6;FIND(&quot;:&quot;;[.F44];1)-FIND(&quot; &quot;;[.F44];1)-1));&quot;&quot;;MAX([.A$7:.A44])+1)" office:value-type="float" office:value="11">
            <text:p>011</text:p>
          </table:table-cell>
          <table:table-cell table:style-name="ce198" office:value-type="string">
            <text:p>ANS_34</text:p>
          </table:table-cell>
          <table:table-cell table:style-name="ce164" table:formula="of:=IF(VALUE(MID([.F45];6;FIND(&quot;:&quot;;[.F45];1)-FIND(&quot; &quot;;[.F45];1)-1))&gt;VALUE(MID([.F44];6;FIND(&quot;:&quot;;[.F44];1)-FIND(&quot; &quot;;[.F44];1)-1));[.C44];[.C44]+1)" office:value-type="float" office:value="4">
            <text:p>004</text:p>
          </table:table-cell>
          <table:table-cell table:style-name="ce169" office:value-type="string">
            <text:p>KS\Answers\Other Actions\Discuss in Forum</text:p>
          </table:table-cell>
          <table:table-cell table:style-name="ce72" office:value-type="string">
            <text:p>Discuss in case the question having file attachment </text:p>
          </table:table-cell>
          <table:table-cell table:style-name="ce167" office:value-type="string">
            <text:p>Step 1: Create category and question</text:p>
          </table:table-cell>
          <table:table-cell table:style-name="ce167" office:value-type="string">
            <text:p>- Login as user having right to add normal category and question with attachment</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101">
          <table:table-cell table:style-name="ce149" table:formula="of:=IF(VALUE(MID([.F46];6;FIND(&quot;:&quot;;[.F46];1)-FIND(&quot; &quot;;[.F46];1)-1))&gt;VALUE(MID([.F45];6;FIND(&quot;:&quot;;[.F45];1)-FIND(&quot; &quot;;[.F45];1)-1));&quot;&quot;;MAX([.A$7:.A45])+1)">
            <text:p/>
          </table:table-cell>
          <table:table-cell table:style-name="ce198" office:value-type="string">
            <text:p>ANS_34</text:p>
          </table:table-cell>
          <table:table-cell table:style-name="ce164" table:formula="of:=IF(VALUE(MID([.F46];6;FIND(&quot;:&quot;;[.F46];1)-FIND(&quot; &quot;;[.F46];1)-1))&gt;VALUE(MID([.F45];6;FIND(&quot;:&quot;;[.F45];1)-FIND(&quot; &quot;;[.F45];1)-1));[.C45];[.C45]+1)" office:value-type="float" office:value="4">
            <text:p>004</text:p>
          </table:table-cell>
          <table:table-cell table:style-name="ce169" office:value-type="string">
            <text:p>KS\Answers\Other Actions\Discuss in Forum</text:p>
          </table:table-cell>
          <table:table-cell table:style-name="ce204" office:value-type="string">
            <text:p>Discuss in case the question having file attachment </text:p>
          </table:table-cell>
          <table:table-cell table:style-name="ce169" office:value-type="string">
            <text:p>Step 2: Discuss question in forum</text:p>
          </table:table-cell>
          <table:table-cell table:style-name="ce167" office:value-type="string">
            <text:p>- Login by eXo member</text:p>
            <text:p>- Right click on the question having attachment and select Discuss Forum in menu</text:p>
            <text:p>- Or click on discuss icon at the top right question panel</text:p>
          </table:table-cell>
          <table:table-cell table:style-name="ce169"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47];6;FIND(&quot;:&quot;;[.F47];1)-FIND(&quot; &quot;;[.F47];1)-1))&gt;VALUE(MID([.F46];6;FIND(&quot;:&quot;;[.F46];1)-FIND(&quot; &quot;;[.F46];1)-1));&quot;&quot;;MAX([.A$7:.A46])+1)" office:value-type="float" office:value="12">
            <text:p>012</text:p>
          </table:table-cell>
          <table:table-cell table:style-name="ce198" office:value-type="string">
            <text:p>ANS_34</text:p>
          </table:table-cell>
          <table:table-cell table:style-name="ce164" table:formula="of:=IF(VALUE(MID([.F47];6;FIND(&quot;:&quot;;[.F47];1)-FIND(&quot; &quot;;[.F47];1)-1))&gt;VALUE(MID([.F46];6;FIND(&quot;:&quot;;[.F46];1)-FIND(&quot; &quot;;[.F46];1)-1));[.C46];[.C46]+1)" office:value-type="float" office:value="5">
            <text:p>005</text:p>
          </table:table-cell>
          <table:table-cell table:style-name="ce169" office:value-type="string">
            <text:p>KS\Answers\Other Actions\Discuss in Forum</text:p>
          </table:table-cell>
          <table:table-cell table:style-name="ce72" office:value-type="string">
            <text:p>Discuss in case the question has comment</text:p>
          </table:table-cell>
          <table:table-cell table:style-name="ce167" office:value-type="string">
            <text:p>Step 1: Create category and question</text:p>
          </table:table-cell>
          <table:table-cell table:style-name="ce167" office:value-type="string">
            <text:p>- Login as user having right to add normal category and question</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32">
          <table:table-cell table:style-name="ce149" table:formula="of:=IF(VALUE(MID([.F48];6;FIND(&quot;:&quot;;[.F48];1)-FIND(&quot; &quot;;[.F48];1)-1))&gt;VALUE(MID([.F47];6;FIND(&quot;:&quot;;[.F47];1)-FIND(&quot; &quot;;[.F47];1)-1));&quot;&quot;;MAX([.A$7:.A47])+1)">
            <text:p/>
          </table:table-cell>
          <table:table-cell table:style-name="ce198" office:value-type="string">
            <text:p>ANS_34</text:p>
          </table:table-cell>
          <table:table-cell table:style-name="ce164" table:formula="of:=IF(VALUE(MID([.F48];6;FIND(&quot;:&quot;;[.F48];1)-FIND(&quot; &quot;;[.F48];1)-1))&gt;VALUE(MID([.F47];6;FIND(&quot;:&quot;;[.F47];1)-FIND(&quot; &quot;;[.F47];1)-1));[.C47];[.C47]+1)" office:value-type="float" office:value="5">
            <text:p>005</text:p>
          </table:table-cell>
          <table:table-cell table:style-name="ce169" office:value-type="string">
            <text:p>KS\Answers\Other Actions\Discuss in Forum</text:p>
          </table:table-cell>
          <table:table-cell table:style-name="ce204" office:value-type="string">
            <text:p>Discuss in case the question has comment</text:p>
          </table:table-cell>
          <table:table-cell table:style-name="ce167" office:value-type="string">
            <text:p>Step 2: Comment question</text:p>
          </table:table-cell>
          <table:table-cell table:style-name="ce167" office:value-type="string">
            <text:p>- Right click on question and select Comment in menu</text:p>
            <text:p>- Input comment data</text:p>
            <text:p>- Click Save button</text:p>
          </table:table-cell>
          <table:table-cell table:style-name="ce167" office:value-type="string">
            <text:p>- The comment is add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100">
          <table:table-cell table:style-name="ce149" table:formula="of:=IF(VALUE(MID([.F49];6;FIND(&quot;:&quot;;[.F49];1)-FIND(&quot; &quot;;[.F49];1)-1))&gt;VALUE(MID([.F48];6;FIND(&quot;:&quot;;[.F48];1)-FIND(&quot; &quot;;[.F48];1)-1));&quot;&quot;;MAX([.A$7:.A48])+1)">
            <text:p/>
          </table:table-cell>
          <table:table-cell table:style-name="ce198" office:value-type="string">
            <text:p>ANS_34</text:p>
          </table:table-cell>
          <table:table-cell table:style-name="ce164" table:formula="of:=IF(VALUE(MID([.F49];6;FIND(&quot;:&quot;;[.F49];1)-FIND(&quot; &quot;;[.F49];1)-1))&gt;VALUE(MID([.F48];6;FIND(&quot;:&quot;;[.F48];1)-FIND(&quot; &quot;;[.F48];1)-1));[.C48];[.C48]+1)" office:value-type="float" office:value="5">
            <text:p>005</text:p>
          </table:table-cell>
          <table:table-cell table:style-name="ce169" office:value-type="string">
            <text:p>KS\Answers\Other Actions\Discuss in Forum</text:p>
          </table:table-cell>
          <table:table-cell table:style-name="ce204" office:value-type="string">
            <text:p>Discuss in case the question has comment</text:p>
          </table:table-cell>
          <table:table-cell table:style-name="ce169" office:value-type="string">
            <text:p>Step 3: Discuss question in forum</text:p>
          </table:table-cell>
          <table:table-cell table:style-name="ce167" office:value-type="string">
            <text:p>- Login by eXo member</text:p>
            <text:p>- Right click on the question has comment and select Discuss Forum in menu</text:p>
            <text:p>- Or click on discuss icon at the top right question panel</text:p>
          </table:table-cell>
          <table:table-cell table:style-name="ce169"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50];6;FIND(&quot;:&quot;;[.F50];1)-FIND(&quot; &quot;;[.F50];1)-1))&gt;VALUE(MID([.F49];6;FIND(&quot;:&quot;;[.F49];1)-FIND(&quot; &quot;;[.F49];1)-1));&quot;&quot;;MAX([.A$7:.A49])+1)" office:value-type="float" office:value="13">
            <text:p>013</text:p>
          </table:table-cell>
          <table:table-cell table:style-name="ce198" office:value-type="string">
            <text:p>ANS_34</text:p>
          </table:table-cell>
          <table:table-cell table:style-name="ce164" table:formula="of:=IF(VALUE(MID([.F50];6;FIND(&quot;:&quot;;[.F50];1)-FIND(&quot; &quot;;[.F50];1)-1))&gt;VALUE(MID([.F49];6;FIND(&quot;:&quot;;[.F49];1)-FIND(&quot; &quot;;[.F49];1)-1));[.C49];[.C49]+1)" office:value-type="float" office:value="6">
            <text:p>006</text:p>
          </table:table-cell>
          <table:table-cell table:style-name="ce169" office:value-type="string">
            <text:p>KS\Answers\Other Actions\Discuss in Forum</text:p>
          </table:table-cell>
          <table:table-cell table:style-name="ce72" office:value-type="string">
            <text:p>Discuss in case the comment is edited</text:p>
          </table:table-cell>
          <table:table-cell table:style-name="ce167" office:value-type="string">
            <text:p>Step 1: Create category and question</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51];6;FIND(&quot;:&quot;;[.F51];1)-FIND(&quot; &quot;;[.F51];1)-1))&gt;VALUE(MID([.F50];6;FIND(&quot;:&quot;;[.F50];1)-FIND(&quot; &quot;;[.F50];1)-1));&quot;&quot;;MAX([.A$7:.A50])+1)">
            <text:p/>
          </table:table-cell>
          <table:table-cell table:style-name="ce198" office:value-type="string">
            <text:p>ANS_34</text:p>
          </table:table-cell>
          <table:table-cell table:style-name="ce164" table:formula="of:=IF(VALUE(MID([.F51];6;FIND(&quot;:&quot;;[.F51];1)-FIND(&quot; &quot;;[.F51];1)-1))&gt;VALUE(MID([.F50];6;FIND(&quot;:&quot;;[.F50];1)-FIND(&quot; &quot;;[.F50];1)-1));[.C50];[.C50]+1)" office:value-type="float" office:value="6">
            <text:p>006</text:p>
          </table:table-cell>
          <table:table-cell table:style-name="ce169" office:value-type="string">
            <text:p>KS\Answers\Other Actions\Discuss in Forum</text:p>
          </table:table-cell>
          <table:table-cell table:style-name="ce204" office:value-type="string">
            <text:p>Discuss in case the comment is edited</text:p>
          </table:table-cell>
          <table:table-cell table:style-name="ce169" office:value-type="string">
            <text:p>Step 2: Comment question</text:p>
          </table:table-cell>
          <table:table-cell table:style-name="ce167" office:value-type="string">
            <text:p>- Comment some questions</text:p>
            <text:p/>
          </table:table-cell>
          <table:table-cell table:style-name="ce169" office:value-type="string">
            <text:p>- Some questions are commented</text:p>
            <text:p/>
          </table:table-cell>
          <table:table-cell table:style-name="ce188" office:value-type="string">
            <text:p>Medium</text:p>
          </table:table-cell>
          <table:table-cell table:number-columns-repeated="2"/>
          <table:table-cell table:style-name="ce161"/>
          <table:table-cell table:number-columns-repeated="214"/>
        </table:table-row>
        <table:table-row table:style-name="ro40">
          <table:table-cell table:style-name="ce149" table:formula="of:=IF(VALUE(MID([.F52];6;FIND(&quot;:&quot;;[.F52];1)-FIND(&quot; &quot;;[.F52];1)-1))&gt;VALUE(MID([.F51];6;FIND(&quot;:&quot;;[.F51];1)-FIND(&quot; &quot;;[.F51];1)-1));&quot;&quot;;MAX([.A$7:.A51])+1)">
            <text:p/>
          </table:table-cell>
          <table:table-cell table:style-name="ce198" office:value-type="string">
            <text:p>ANS_34</text:p>
          </table:table-cell>
          <table:table-cell table:style-name="ce164" table:formula="of:=IF(VALUE(MID([.F52];6;FIND(&quot;:&quot;;[.F52];1)-FIND(&quot; &quot;;[.F52];1)-1))&gt;VALUE(MID([.F51];6;FIND(&quot;:&quot;;[.F51];1)-FIND(&quot; &quot;;[.F51];1)-1));[.C51];[.C51]+1)" office:value-type="float" office:value="6">
            <text:p>006</text:p>
          </table:table-cell>
          <table:table-cell table:style-name="ce169" office:value-type="string">
            <text:p>KS\Answers\Other Actions\Discuss in Forum</text:p>
          </table:table-cell>
          <table:table-cell table:style-name="ce204" office:value-type="string">
            <text:p>Discuss in case the comment is edited</text:p>
          </table:table-cell>
          <table:table-cell table:style-name="ce169" office:value-type="string">
            <text:p>Step 3: Discuss question in forum</text:p>
          </table:table-cell>
          <table:table-cell table:style-name="ce167" office:value-type="string">
            <text:p>- Login by eXo member</text:p>
            <text:p>- Right click on the question having answer and select Discuss Forum in menu</text:p>
            <text:p>- Or click on discuss icon at the top right question panel</text:p>
            <text:p/>
          </table:table-cell>
          <table:table-cell table:style-name="ce169" office:value-type="string">
            <text:p>- Question is discussed successfully into the default forum in Forum application.</text:p>
          </table:table-cell>
          <table:table-cell table:style-name="ce188" office:value-type="string">
            <text:p>Medium</text:p>
          </table:table-cell>
          <table:table-cell table:number-columns-repeated="2"/>
          <table:table-cell table:style-name="ce161"/>
          <table:table-cell table:number-columns-repeated="214"/>
        </table:table-row>
        <table:table-row table:style-name="ro32">
          <table:table-cell table:style-name="ce149" table:formula="of:=IF(VALUE(MID([.F53];6;FIND(&quot;:&quot;;[.F53];1)-FIND(&quot; &quot;;[.F53];1)-1))&gt;VALUE(MID([.F52];6;FIND(&quot;:&quot;;[.F52];1)-FIND(&quot; &quot;;[.F52];1)-1));&quot;&quot;;MAX([.A$7:.A52])+1)">
            <text:p/>
          </table:table-cell>
          <table:table-cell table:style-name="ce198" office:value-type="string">
            <text:p>ANS_34</text:p>
          </table:table-cell>
          <table:table-cell table:style-name="ce164" table:formula="of:=IF(VALUE(MID([.F53];6;FIND(&quot;:&quot;;[.F53];1)-FIND(&quot; &quot;;[.F53];1)-1))&gt;VALUE(MID([.F52];6;FIND(&quot;:&quot;;[.F52];1)-FIND(&quot; &quot;;[.F52];1)-1));[.C52];[.C52]+1)" office:value-type="float" office:value="6">
            <text:p>006</text:p>
          </table:table-cell>
          <table:table-cell table:style-name="ce169" office:value-type="string">
            <text:p>KS\Answers\Other Actions\Discuss in Forum</text:p>
          </table:table-cell>
          <table:table-cell table:style-name="ce204" office:value-type="string">
            <text:p>Discuss in case the comment is edited</text:p>
          </table:table-cell>
          <table:table-cell table:style-name="ce169" office:value-type="string">
            <text:p>Step 4: Edit comment</text:p>
          </table:table-cell>
          <table:table-cell table:style-name="ce167" office:value-type="string">
            <text:p>- Edit comment of the question at step 2</text:p>
            <text:p>- Change comment content and click Save button</text:p>
          </table:table-cell>
          <table:table-cell table:style-name="ce169" office:value-type="string">
            <text:p>- The question's comment is edi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38">
          <table:table-cell table:style-name="ce149" table:formula="of:=IF(VALUE(MID([.F54];6;FIND(&quot;:&quot;;[.F54];1)-FIND(&quot; &quot;;[.F54];1)-1))&gt;VALUE(MID([.F53];6;FIND(&quot;:&quot;;[.F53];1)-FIND(&quot; &quot;;[.F53];1)-1));&quot;&quot;;MAX([.A$7:.A53])+1)">
            <text:p/>
          </table:table-cell>
          <table:table-cell table:style-name="ce198" office:value-type="string">
            <text:p>ANS_34</text:p>
          </table:table-cell>
          <table:table-cell table:style-name="ce164" table:formula="of:=IF(VALUE(MID([.F54];6;FIND(&quot;:&quot;;[.F54];1)-FIND(&quot; &quot;;[.F54];1)-1))&gt;VALUE(MID([.F53];6;FIND(&quot;:&quot;;[.F53];1)-FIND(&quot; &quot;;[.F53];1)-1));[.C53];[.C53]+1)" office:value-type="float" office:value="6">
            <text:p>006</text:p>
          </table:table-cell>
          <table:table-cell table:style-name="ce169" office:value-type="string">
            <text:p>KS\Answers\Other Actions\Discuss in Forum</text:p>
          </table:table-cell>
          <table:table-cell table:style-name="ce204" office:value-type="string">
            <text:p>Discuss in case the comment is edited</text:p>
          </table:table-cell>
          <table:table-cell table:style-name="ce169" office:value-type="string">
            <text:p>Step 5: Check discussed topic </text:p>
          </table:table-cell>
          <table:table-cell table:style-name="ce167" office:value-type="string">
            <text:p>- Right click on the question and select Discuss Forum</text:p>
            <text:p>- Or click on discuss icon at the top right question panel</text:p>
            <text:p>- Goto manually in the Forum application</text:p>
          </table:table-cell>
          <table:table-cell table:style-name="ce169" office:value-type="string">
            <text:p>- The discussed topic is redirected .</text:p>
            <text:p>- The topic post is changed correspondingly based on the question's comment.</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55];6;FIND(&quot;:&quot;;[.F55];1)-FIND(&quot; &quot;;[.F55];1)-1))&gt;VALUE(MID([.F54];6;FIND(&quot;:&quot;;[.F54];1)-FIND(&quot; &quot;;[.F54];1)-1));&quot;&quot;;MAX([.A$7:.A54])+1)" office:value-type="float" office:value="14">
            <text:p>014</text:p>
          </table:table-cell>
          <table:table-cell table:style-name="ce198" office:value-type="string">
            <text:p>ANS_34</text:p>
          </table:table-cell>
          <table:table-cell table:style-name="ce164" table:formula="of:=IF(VALUE(MID([.F55];6;FIND(&quot;:&quot;;[.F55];1)-FIND(&quot; &quot;;[.F55];1)-1))&gt;VALUE(MID([.F54];6;FIND(&quot;:&quot;;[.F54];1)-FIND(&quot; &quot;;[.F54];1)-1));[.C54];[.C54]+1)" office:value-type="float" office:value="7">
            <text:p>007</text:p>
          </table:table-cell>
          <table:table-cell table:style-name="ce169" office:value-type="string">
            <text:p>KS\Answers\Other Actions\Discuss in Forum</text:p>
          </table:table-cell>
          <table:table-cell table:style-name="ce72" office:value-type="string">
            <text:p>Discuss in case the question or answer is edited</text:p>
          </table:table-cell>
          <table:table-cell table:style-name="ce167" office:value-type="string">
            <text:p>Step 1: Create category and question</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56];6;FIND(&quot;:&quot;;[.F56];1)-FIND(&quot; &quot;;[.F56];1)-1))&gt;VALUE(MID([.F55];6;FIND(&quot;:&quot;;[.F55];1)-FIND(&quot; &quot;;[.F55];1)-1));&quot;&quot;;MAX([.A$7:.A55])+1)">
            <text:p/>
          </table:table-cell>
          <table:table-cell table:style-name="ce198" office:value-type="string">
            <text:p>ANS_34</text:p>
          </table:table-cell>
          <table:table-cell table:style-name="ce164" table:formula="of:=IF(VALUE(MID([.F56];6;FIND(&quot;:&quot;;[.F56];1)-FIND(&quot; &quot;;[.F56];1)-1))&gt;VALUE(MID([.F55];6;FIND(&quot;:&quot;;[.F55];1)-FIND(&quot; &quot;;[.F55];1)-1));[.C55];[.C55]+1)" office:value-type="float" office:value="7">
            <text:p>007</text:p>
          </table:table-cell>
          <table:table-cell table:style-name="ce169" office:value-type="string">
            <text:p>KS\Answers\Other Actions\Discuss in Forum</text:p>
          </table:table-cell>
          <table:table-cell table:style-name="ce204" office:value-type="string">
            <text:p>Discuss in case the question or answer is edited</text:p>
          </table:table-cell>
          <table:table-cell table:style-name="ce169" office:value-type="string">
            <text:p>Step 2: Answer question</text:p>
          </table:table-cell>
          <table:table-cell table:style-name="ce167" office:value-type="string">
            <text:p>- <text:s/>Answer some questions</text:p>
            <text:p/>
          </table:table-cell>
          <table:table-cell table:style-name="ce169" office:value-type="string">
            <text:p>- Some questions are answered</text:p>
            <text:p/>
          </table:table-cell>
          <table:table-cell table:style-name="ce188" office:value-type="string">
            <text:p>Medium</text:p>
          </table:table-cell>
          <table:table-cell table:number-columns-repeated="2"/>
          <table:table-cell table:style-name="ce161"/>
          <table:table-cell table:number-columns-repeated="214"/>
        </table:table-row>
        <table:table-row table:style-name="ro40">
          <table:table-cell table:style-name="ce149" table:formula="of:=IF(VALUE(MID([.F57];6;FIND(&quot;:&quot;;[.F57];1)-FIND(&quot; &quot;;[.F57];1)-1))&gt;VALUE(MID([.F56];6;FIND(&quot;:&quot;;[.F56];1)-FIND(&quot; &quot;;[.F56];1)-1));&quot;&quot;;MAX([.A$7:.A56])+1)">
            <text:p/>
          </table:table-cell>
          <table:table-cell table:style-name="ce198" office:value-type="string">
            <text:p>ANS_34</text:p>
          </table:table-cell>
          <table:table-cell table:style-name="ce164" table:formula="of:=IF(VALUE(MID([.F57];6;FIND(&quot;:&quot;;[.F57];1)-FIND(&quot; &quot;;[.F57];1)-1))&gt;VALUE(MID([.F56];6;FIND(&quot;:&quot;;[.F56];1)-FIND(&quot; &quot;;[.F56];1)-1));[.C56];[.C56]+1)" office:value-type="float" office:value="7">
            <text:p>007</text:p>
          </table:table-cell>
          <table:table-cell table:style-name="ce169" office:value-type="string">
            <text:p>KS\Answers\Other Actions\Discuss in Forum</text:p>
          </table:table-cell>
          <table:table-cell table:style-name="ce204" office:value-type="string">
            <text:p>Discuss in case the question or answer is edited</text:p>
          </table:table-cell>
          <table:table-cell table:style-name="ce169" office:value-type="string">
            <text:p>Step 3: Discuss question in forum</text:p>
          </table:table-cell>
          <table:table-cell table:style-name="ce167" office:value-type="string">
            <text:p>- Login by eXo member</text:p>
            <text:p>- Right click on the question having answer and select Discuss Forum in menu</text:p>
            <text:p>- Or click on discuss icon at the top right question panel</text:p>
            <text:p/>
          </table:table-cell>
          <table:table-cell table:style-name="ce169" office:value-type="string">
            <text:p>- Question is discussed successfully into the default forum in Forum application.</text:p>
          </table:table-cell>
          <table:table-cell table:style-name="ce188" office:value-type="string">
            <text:p>Medium</text:p>
          </table:table-cell>
          <table:table-cell table:number-columns-repeated="2"/>
          <table:table-cell table:style-name="ce161"/>
          <table:table-cell table:number-columns-repeated="214"/>
        </table:table-row>
        <table:table-row table:style-name="ro32">
          <table:table-cell table:style-name="ce149" table:formula="of:=IF(VALUE(MID([.F58];6;FIND(&quot;:&quot;;[.F58];1)-FIND(&quot; &quot;;[.F58];1)-1))&gt;VALUE(MID([.F57];6;FIND(&quot;:&quot;;[.F57];1)-FIND(&quot; &quot;;[.F57];1)-1));&quot;&quot;;MAX([.A$7:.A57])+1)">
            <text:p/>
          </table:table-cell>
          <table:table-cell table:style-name="ce198" office:value-type="string">
            <text:p>ANS_34</text:p>
          </table:table-cell>
          <table:table-cell table:style-name="ce164" table:formula="of:=IF(VALUE(MID([.F58];6;FIND(&quot;:&quot;;[.F58];1)-FIND(&quot; &quot;;[.F58];1)-1))&gt;VALUE(MID([.F57];6;FIND(&quot;:&quot;;[.F57];1)-FIND(&quot; &quot;;[.F57];1)-1));[.C57];[.C57]+1)" office:value-type="float" office:value="7">
            <text:p>007</text:p>
          </table:table-cell>
          <table:table-cell table:style-name="ce169" office:value-type="string">
            <text:p>KS\Answers\Other Actions\Discuss in Forum</text:p>
          </table:table-cell>
          <table:table-cell table:style-name="ce204" office:value-type="string">
            <text:p>Discuss in case the question or answer is edited</text:p>
          </table:table-cell>
          <table:table-cell table:style-name="ce169" office:value-type="string">
            <text:p>Step 4: Edit question or answer</text:p>
          </table:table-cell>
          <table:table-cell table:style-name="ce167" office:value-type="string">
            <text:p>- Edit question or answer of the question at step 2</text:p>
            <text:p>- Change the question title, detail and answer</text:p>
          </table:table-cell>
          <table:table-cell table:style-name="ce169" office:value-type="string">
            <text:p>- The question and its answer are edi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0">
          <table:table-cell table:style-name="ce149" table:formula="of:=IF(VALUE(MID([.F59];6;FIND(&quot;:&quot;;[.F59];1)-FIND(&quot; &quot;;[.F59];1)-1))&gt;VALUE(MID([.F58];6;FIND(&quot;:&quot;;[.F58];1)-FIND(&quot; &quot;;[.F58];1)-1));&quot;&quot;;MAX([.A$7:.A58])+1)">
            <text:p/>
          </table:table-cell>
          <table:table-cell table:style-name="ce198" office:value-type="string">
            <text:p>ANS_34</text:p>
          </table:table-cell>
          <table:table-cell table:style-name="ce164" table:formula="of:=IF(VALUE(MID([.F59];6;FIND(&quot;:&quot;;[.F59];1)-FIND(&quot; &quot;;[.F59];1)-1))&gt;VALUE(MID([.F58];6;FIND(&quot;:&quot;;[.F58];1)-FIND(&quot; &quot;;[.F58];1)-1));[.C58];[.C58]+1)" office:value-type="float" office:value="7">
            <text:p>007</text:p>
          </table:table-cell>
          <table:table-cell table:style-name="ce169" office:value-type="string">
            <text:p>KS\Answers\Other Actions\Discuss in Forum</text:p>
          </table:table-cell>
          <table:table-cell table:style-name="ce204" office:value-type="string">
            <text:p>Discuss in case the question or answer is edited</text:p>
          </table:table-cell>
          <table:table-cell table:style-name="ce169" office:value-type="string">
            <text:p>Step 5: Check discussed topic </text:p>
          </table:table-cell>
          <table:table-cell table:style-name="ce167" office:value-type="string">
            <text:p>- Right click on the question and select Discuss Forum</text:p>
            <text:p>- Or click on discuss icon at the top right question panel</text:p>
            <text:p>- Goto manually in the Forum application</text:p>
          </table:table-cell>
          <table:table-cell table:style-name="ce169"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0];6;FIND(&quot;:&quot;;[.F60];1)-FIND(&quot; &quot;;[.F60];1)-1))&gt;VALUE(MID([.F59];6;FIND(&quot;:&quot;;[.F59];1)-FIND(&quot; &quot;;[.F59];1)-1));&quot;&quot;;MAX([.A$7:.A59])+1)" office:value-type="float" office:value="15">
            <text:p>015</text:p>
          </table:table-cell>
          <table:table-cell table:style-name="ce198" office:value-type="string">
            <text:p>ANS_34</text:p>
          </table:table-cell>
          <table:table-cell table:style-name="ce164" table:formula="of:=IF(VALUE(MID([.F60];6;FIND(&quot;:&quot;;[.F60];1)-FIND(&quot; &quot;;[.F60];1)-1))&gt;VALUE(MID([.F59];6;FIND(&quot;:&quot;;[.F59];1)-FIND(&quot; &quot;;[.F59];1)-1));[.C59];[.C59]+1)" office:value-type="float" office:value="8">
            <text:p>008</text:p>
          </table:table-cell>
          <table:table-cell table:style-name="ce169" office:value-type="string">
            <text:p>KS\Answers\Other Actions\Discuss in Forum</text:p>
          </table:table-cell>
          <table:table-cell table:style-name="ce72" office:value-type="string">
            <text:p>Discuss in case the question or answer or comment is deleted</text:p>
          </table:table-cell>
          <table:table-cell table:style-name="ce167" office:value-type="string">
            <text:p>Step 1: Create category and question</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1];6;FIND(&quot;:&quot;;[.F61];1)-FIND(&quot; &quot;;[.F61];1)-1))&gt;VALUE(MID([.F60];6;FIND(&quot;:&quot;;[.F60];1)-FIND(&quot; &quot;;[.F60];1)-1));&quot;&quot;;MAX([.A$7:.A60])+1)">
            <text:p/>
          </table:table-cell>
          <table:table-cell table:style-name="ce198" office:value-type="string">
            <text:p>ANS_34</text:p>
          </table:table-cell>
          <table:table-cell table:style-name="ce164" table:formula="of:=IF(VALUE(MID([.F61];6;FIND(&quot;:&quot;;[.F61];1)-FIND(&quot; &quot;;[.F61];1)-1))&gt;VALUE(MID([.F60];6;FIND(&quot;:&quot;;[.F60];1)-FIND(&quot; &quot;;[.F60];1)-1));[.C60];[.C60]+1)" office:value-type="float" office:value="8">
            <text:p>008</text:p>
          </table:table-cell>
          <table:table-cell table:style-name="ce169" office:value-type="string">
            <text:p>KS\Answers\Other Actions\Discuss in Forum</text:p>
          </table:table-cell>
          <table:table-cell table:style-name="ce204" office:value-type="string">
            <text:p>Discuss in case the question or answer or comment is deleted</text:p>
          </table:table-cell>
          <table:table-cell table:style-name="ce169" office:value-type="string">
            <text:p>Step 2: Answer question</text:p>
          </table:table-cell>
          <table:table-cell table:style-name="ce167" office:value-type="string">
            <text:p>- <text:s/>Answer some questions</text:p>
            <text:p/>
          </table:table-cell>
          <table:table-cell table:style-name="ce169" office:value-type="string">
            <text:p>- Some questions are answered</text:p>
            <text:p/>
          </table:table-cell>
          <table:table-cell table:style-name="ce188" office:value-type="string">
            <text:p>Medium</text:p>
          </table:table-cell>
          <table:table-cell table:number-columns-repeated="2"/>
          <table:table-cell table:style-name="ce161"/>
          <table:table-cell table:number-columns-repeated="214"/>
        </table:table-row>
        <table:table-row table:style-name="ro40">
          <table:table-cell table:style-name="ce149" table:formula="of:=IF(VALUE(MID([.F62];6;FIND(&quot;:&quot;;[.F62];1)-FIND(&quot; &quot;;[.F62];1)-1))&gt;VALUE(MID([.F61];6;FIND(&quot;:&quot;;[.F61];1)-FIND(&quot; &quot;;[.F61];1)-1));&quot;&quot;;MAX([.A$7:.A61])+1)">
            <text:p/>
          </table:table-cell>
          <table:table-cell table:style-name="ce198" office:value-type="string">
            <text:p>ANS_34</text:p>
          </table:table-cell>
          <table:table-cell table:style-name="ce164" table:formula="of:=IF(VALUE(MID([.F62];6;FIND(&quot;:&quot;;[.F62];1)-FIND(&quot; &quot;;[.F62];1)-1))&gt;VALUE(MID([.F61];6;FIND(&quot;:&quot;;[.F61];1)-FIND(&quot; &quot;;[.F61];1)-1));[.C61];[.C61]+1)" office:value-type="float" office:value="8">
            <text:p>008</text:p>
          </table:table-cell>
          <table:table-cell table:style-name="ce169" office:value-type="string">
            <text:p>KS\Answers\Other Actions\Discuss in Forum</text:p>
          </table:table-cell>
          <table:table-cell table:style-name="ce204" office:value-type="string">
            <text:p>Discuss in case the question or answer or comment is deleted</text:p>
          </table:table-cell>
          <table:table-cell table:style-name="ce169" office:value-type="string">
            <text:p>Step 3: Discuss question in forum</text:p>
          </table:table-cell>
          <table:table-cell table:style-name="ce167" office:value-type="string">
            <text:p>- Login by eXo member</text:p>
            <text:p>- Right click on the question having answer and select Discuss Forum in menu</text:p>
            <text:p>- Or click on discuss icon at the top right question panel</text:p>
            <text:p/>
          </table:table-cell>
          <table:table-cell table:style-name="ce169" office:value-type="string">
            <text:p>- Question is discussed successfully into the default forum in Forum application.</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3];6;FIND(&quot;:&quot;;[.F63];1)-FIND(&quot; &quot;;[.F63];1)-1))&gt;VALUE(MID([.F62];6;FIND(&quot;:&quot;;[.F62];1)-FIND(&quot; &quot;;[.F62];1)-1));&quot;&quot;;MAX([.A$7:.A62])+1)">
            <text:p/>
          </table:table-cell>
          <table:table-cell table:style-name="ce198" office:value-type="string">
            <text:p>ANS_34</text:p>
          </table:table-cell>
          <table:table-cell table:style-name="ce164" table:formula="of:=IF(VALUE(MID([.F63];6;FIND(&quot;:&quot;;[.F63];1)-FIND(&quot; &quot;;[.F63];1)-1))&gt;VALUE(MID([.F62];6;FIND(&quot;:&quot;;[.F62];1)-FIND(&quot; &quot;;[.F62];1)-1));[.C62];[.C62]+1)" office:value-type="float" office:value="8">
            <text:p>008</text:p>
          </table:table-cell>
          <table:table-cell table:style-name="ce169" office:value-type="string">
            <text:p>KS\Answers\Other Actions\Discuss in Forum</text:p>
          </table:table-cell>
          <table:table-cell table:style-name="ce204" office:value-type="string">
            <text:p>Discuss in case the question or answer or comment is deleted</text:p>
          </table:table-cell>
          <table:table-cell table:style-name="ce169" office:value-type="string">
            <text:p>Step 4: Delete question or answer</text:p>
          </table:table-cell>
          <table:table-cell table:style-name="ce167" office:value-type="string">
            <text:p>- Delete question or answer in step 3</text:p>
          </table:table-cell>
          <table:table-cell table:style-name="ce169" office:value-type="string">
            <text:p>- The question and its answer are dele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32">
          <table:table-cell table:style-name="ce149" table:formula="of:=IF(VALUE(MID([.F64];6;FIND(&quot;:&quot;;[.F64];1)-FIND(&quot; &quot;;[.F64];1)-1))&gt;VALUE(MID([.F63];6;FIND(&quot;:&quot;;[.F63];1)-FIND(&quot; &quot;;[.F63];1)-1));&quot;&quot;;MAX([.A$7:.A63])+1)">
            <text:p/>
          </table:table-cell>
          <table:table-cell table:style-name="ce198" office:value-type="string">
            <text:p>ANS_34</text:p>
          </table:table-cell>
          <table:table-cell table:style-name="ce164" table:formula="of:=IF(VALUE(MID([.F64];6;FIND(&quot;:&quot;;[.F64];1)-FIND(&quot; &quot;;[.F64];1)-1))&gt;VALUE(MID([.F63];6;FIND(&quot;:&quot;;[.F63];1)-FIND(&quot; &quot;;[.F63];1)-1));[.C63];[.C63]+1)" office:value-type="float" office:value="8">
            <text:p>008</text:p>
          </table:table-cell>
          <table:table-cell table:style-name="ce169" office:value-type="string">
            <text:p>KS\Answers\Other Actions\Discuss in Forum</text:p>
          </table:table-cell>
          <table:table-cell table:style-name="ce204" office:value-type="string">
            <text:p>Discuss in case the question or answer or comment is deleted</text:p>
          </table:table-cell>
          <table:table-cell table:style-name="ce169" office:value-type="string">
            <text:p>Step 5: Check discussed topic </text:p>
          </table:table-cell>
          <table:table-cell table:style-name="ce167" office:value-type="string">
            <text:p>- Go to the default discussion forum</text:p>
            <text:p>- Click on the topic which is discussed at step 3</text:p>
          </table:table-cell>
          <table:table-cell table:style-name="ce169" office:value-type="string">
            <text:p>- The discussed topic and its posts are still existing.</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5];6;FIND(&quot;:&quot;;[.F65];1)-FIND(&quot; &quot;;[.F65];1)-1))&gt;VALUE(MID([.F64];6;FIND(&quot;:&quot;;[.F64];1)-FIND(&quot; &quot;;[.F64];1)-1));&quot;&quot;;MAX([.A$7:.A64])+1)" office:value-type="float" office:value="16">
            <text:p>016</text:p>
          </table:table-cell>
          <table:table-cell table:style-name="ce198" office:value-type="string">
            <text:p>ANS_34</text:p>
          </table:table-cell>
          <table:table-cell table:style-name="ce164" table:formula="of:=IF(VALUE(MID([.F65];6;FIND(&quot;:&quot;;[.F65];1)-FIND(&quot; &quot;;[.F65];1)-1))&gt;VALUE(MID([.F64];6;FIND(&quot;:&quot;;[.F64];1)-FIND(&quot; &quot;;[.F64];1)-1));[.C64];[.C64]+1)" office:value-type="float" office:value="9">
            <text:p>009</text:p>
          </table:table-cell>
          <table:table-cell table:style-name="ce169" office:value-type="string">
            <text:p>KS\Answers\Other Actions\Discuss in Forum</text:p>
          </table:table-cell>
          <table:table-cell table:style-name="ce72" office:value-type="string">
            <text:p>Discuss in case the forum to discuss no longer exits</text:p>
          </table:table-cell>
          <table:table-cell table:style-name="ce167" office:value-type="string">
            <text:p>Step 1: Create category and question</text:p>
          </table:table-cell>
          <table:table-cell table:style-name="ce167" office:value-type="string">
            <text:p>- Login as user having right to add normal category and question</text:p>
            <text:p/>
          </table:table-cell>
          <table:table-cell table:style-name="ce167" office:value-type="string">
            <text:p>- Category and question are crea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6];6;FIND(&quot;:&quot;;[.F66];1)-FIND(&quot; &quot;;[.F66];1)-1))&gt;VALUE(MID([.F65];6;FIND(&quot;:&quot;;[.F65];1)-FIND(&quot; &quot;;[.F65];1)-1));&quot;&quot;;MAX([.A$7:.A65])+1)">
            <text:p/>
          </table:table-cell>
          <table:table-cell table:style-name="ce198" office:value-type="string">
            <text:p>ANS_34</text:p>
          </table:table-cell>
          <table:table-cell table:style-name="ce164" table:formula="of:=IF(VALUE(MID([.F66];6;FIND(&quot;:&quot;;[.F66];1)-FIND(&quot; &quot;;[.F66];1)-1))&gt;VALUE(MID([.F65];6;FIND(&quot;:&quot;;[.F65];1)-FIND(&quot; &quot;;[.F65];1)-1));[.C65];[.C65]+1)" office:value-type="float" office:value="9">
            <text:p>009</text:p>
          </table:table-cell>
          <table:table-cell table:style-name="ce169" office:value-type="string">
            <text:p>KS\Answers\Other Actions\Discuss in Forum</text:p>
          </table:table-cell>
          <table:table-cell table:style-name="ce204" office:value-type="string">
            <text:p>Discuss in case the forum to discuss no longer exits</text:p>
          </table:table-cell>
          <table:table-cell table:style-name="ce169" office:value-type="string">
            <text:p>Step 2: Answer question</text:p>
          </table:table-cell>
          <table:table-cell table:style-name="ce167" office:value-type="string">
            <text:p>- <text:s/>Answer some questions</text:p>
            <text:p/>
          </table:table-cell>
          <table:table-cell table:style-name="ce169" office:value-type="string">
            <text:p>- Some questions are answered</text:p>
            <text:p/>
          </table:table-cell>
          <table:table-cell table:style-name="ce188" office:value-type="string">
            <text:p>Medium</text:p>
          </table:table-cell>
          <table:table-cell table:number-columns-repeated="2"/>
          <table:table-cell table:style-name="ce161"/>
          <table:table-cell table:number-columns-repeated="214"/>
        </table:table-row>
        <table:table-row table:style-name="ro32">
          <table:table-cell table:style-name="ce149" table:formula="of:=IF(VALUE(MID([.F67];6;FIND(&quot;:&quot;;[.F67];1)-FIND(&quot; &quot;;[.F67];1)-1))&gt;VALUE(MID([.F66];6;FIND(&quot;:&quot;;[.F66];1)-FIND(&quot; &quot;;[.F66];1)-1));&quot;&quot;;MAX([.A$7:.A66])+1)">
            <text:p/>
          </table:table-cell>
          <table:table-cell table:style-name="ce198" office:value-type="string">
            <text:p>ANS_34</text:p>
          </table:table-cell>
          <table:table-cell table:style-name="ce164" table:formula="of:=IF(VALUE(MID([.F67];6;FIND(&quot;:&quot;;[.F67];1)-FIND(&quot; &quot;;[.F67];1)-1))&gt;VALUE(MID([.F66];6;FIND(&quot;:&quot;;[.F66];1)-FIND(&quot; &quot;;[.F66];1)-1));[.C66];[.C66]+1)" office:value-type="float" office:value="9">
            <text:p>009</text:p>
          </table:table-cell>
          <table:table-cell table:style-name="ce169" office:value-type="string">
            <text:p>KS\Answers\Other Actions\Discuss in Forum</text:p>
          </table:table-cell>
          <table:table-cell table:style-name="ce204" office:value-type="string">
            <text:p>Discuss in case the forum to discuss no longer exits</text:p>
          </table:table-cell>
          <table:table-cell table:style-name="ce169" office:value-type="string">
            <text:p>Step 3: Delete one forum in the category used for discussion</text:p>
          </table:table-cell>
          <table:table-cell table:style-name="ce167" office:value-type="string">
            <text:p>- Login as administrator and goto forum application.</text:p>
            <text:p>- Delete one forum in the category used for discussion</text:p>
          </table:table-cell>
          <table:table-cell table:style-name="ce169" office:value-type="string">
            <text:p>- The forum for discussion is deleted properly.</text:p>
          </table:table-cell>
          <table:table-cell table:style-name="ce188" office:value-type="string">
            <text:p>Medium</text:p>
          </table:table-cell>
          <table:table-cell table:number-columns-repeated="2"/>
          <table:table-cell table:style-name="ce161"/>
          <table:table-cell table:number-columns-repeated="214"/>
        </table:table-row>
        <table:table-row table:style-name="ro41">
          <table:table-cell table:style-name="ce149" table:formula="of:=IF(VALUE(MID([.F68];6;FIND(&quot;:&quot;;[.F68];1)-FIND(&quot; &quot;;[.F68];1)-1))&gt;VALUE(MID([.F67];6;FIND(&quot;:&quot;;[.F67];1)-FIND(&quot; &quot;;[.F67];1)-1));&quot;&quot;;MAX([.A$7:.A67])+1)">
            <text:p/>
          </table:table-cell>
          <table:table-cell table:style-name="ce198" office:value-type="string">
            <text:p>ANS_34</text:p>
          </table:table-cell>
          <table:table-cell table:style-name="ce164" table:formula="of:=IF(VALUE(MID([.F68];6;FIND(&quot;:&quot;;[.F68];1)-FIND(&quot; &quot;;[.F68];1)-1))&gt;VALUE(MID([.F67];6;FIND(&quot;:&quot;;[.F67];1)-FIND(&quot; &quot;;[.F67];1)-1));[.C67];[.C67]+1)" office:value-type="float" office:value="9">
            <text:p>009</text:p>
          </table:table-cell>
          <table:table-cell table:style-name="ce169" office:value-type="string">
            <text:p>KS\Answers\Other Actions\Discuss in Forum</text:p>
          </table:table-cell>
          <table:table-cell table:style-name="ce204" office:value-type="string">
            <text:p>Discuss in case the forum to discuss no longer exits</text:p>
          </table:table-cell>
          <table:table-cell table:style-name="ce169" office:value-type="string">
            <text:p>Step 4: Discuss question</text:p>
          </table:table-cell>
          <table:table-cell table:style-name="ce167" office:value-type="string">
            <text:p>- Right click on the question having answer and select Discuss Forum in menu.</text:p>
            <text:p>- <text:s/>Or click on discuss icon at the top right question panel</text:p>
          </table:table-cell>
          <table:table-cell table:style-name="ce169" office:value-type="string">
            <text:p>- Alert message is shown to inform that the question can not be discussed. Because the discussed destination <text:s/>forum no longer exits.</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69];6;FIND(&quot;:&quot;;[.F69];1)-FIND(&quot; &quot;;[.F69];1)-1))&gt;VALUE(MID([.F68];6;FIND(&quot;:&quot;;[.F68];1)-FIND(&quot; &quot;;[.F68];1)-1));&quot;&quot;;MAX([.A$7:.A68])+1)" office:value-type="float" office:value="17">
            <text:p>017</text:p>
          </table:table-cell>
          <table:table-cell table:style-name="ce198" office:value-type="string">
            <text:p>ANS_34</text:p>
          </table:table-cell>
          <table:table-cell table:style-name="ce164" table:formula="of:=IF(VALUE(MID([.F69];6;FIND(&quot;:&quot;;[.F69];1)-FIND(&quot; &quot;;[.F69];1)-1))&gt;VALUE(MID([.F68];6;FIND(&quot;:&quot;;[.F68];1)-FIND(&quot; &quot;;[.F68];1)-1));[.C68];[.C68]+1)" office:value-type="float" office:value="10">
            <text:p>010</text:p>
          </table:table-cell>
          <table:table-cell table:style-name="ce169" office:value-type="string">
            <text:p>KS\Answers\Other Actions\Discuss in Forum</text:p>
          </table:table-cell>
          <table:table-cell table:style-name="ce72" office:value-type="string">
            <text:p>Check permission to Discuss forum by guest</text:p>
          </table:table-cell>
          <table:table-cell table:style-name="ce169" office:value-type="string">
            <text:p>Step 1: Create question</text:p>
          </table:table-cell>
          <table:table-cell table:style-name="ce167" office:value-type="string">
            <text:p>- Login by Guest</text:p>
            <text:p>- perform add new question</text:p>
          </table:table-cell>
          <table:table-cell table:style-name="ce169" office:value-type="string">
            <text:p>Question is creat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70];6;FIND(&quot;:&quot;;[.F70];1)-FIND(&quot; &quot;;[.F70];1)-1))&gt;VALUE(MID([.F69];6;FIND(&quot;:&quot;;[.F69];1)-FIND(&quot; &quot;;[.F69];1)-1));&quot;&quot;;MAX([.A$7:.A69])+1)">
            <text:p/>
          </table:table-cell>
          <table:table-cell table:style-name="ce198" office:value-type="string">
            <text:p>ANS_34</text:p>
          </table:table-cell>
          <table:table-cell table:style-name="ce164" table:formula="of:=IF(VALUE(MID([.F70];6;FIND(&quot;:&quot;;[.F70];1)-FIND(&quot; &quot;;[.F70];1)-1))&gt;VALUE(MID([.F69];6;FIND(&quot;:&quot;;[.F69];1)-FIND(&quot; &quot;;[.F69];1)-1));[.C69];[.C69]+1)" office:value-type="float" office:value="10">
            <text:p>010</text:p>
          </table:table-cell>
          <table:table-cell table:style-name="ce169" office:value-type="string">
            <text:p>KS\Answers\Other Actions\Discuss in Forum</text:p>
          </table:table-cell>
          <table:table-cell table:style-name="ce286" office:value-type="string">
            <text:p>Check permission to Discuss forum by guest</text:p>
          </table:table-cell>
          <table:table-cell table:style-name="ce169" office:value-type="string">
            <text:p>Step 2: Discuss question in forum</text:p>
          </table:table-cell>
          <table:table-cell table:style-name="ce167" office:value-type="string">
            <text:p>- Right click at question which create at step above</text:p>
          </table:table-cell>
          <table:table-cell table:style-name="ce169" office:value-type="string">
            <text:p>Discuss forum function is unavailable</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71];6;FIND(&quot;:&quot;;[.F71];1)-FIND(&quot; &quot;;[.F71];1)-1))&gt;VALUE(MID([.F70];6;FIND(&quot;:&quot;;[.F70];1)-FIND(&quot; &quot;;[.F70];1)-1));&quot;&quot;;MAX([.A$7:.A70])+1)" office:value-type="float" office:value="18">
            <text:p>018</text:p>
          </table:table-cell>
          <table:table-cell table:style-name="ce198" office:value-type="string">
            <text:p>ANS_34</text:p>
          </table:table-cell>
          <table:table-cell table:style-name="ce164" table:formula="of:=IF(VALUE(MID([.F71];6;FIND(&quot;:&quot;;[.F71];1)-FIND(&quot; &quot;;[.F71];1)-1))&gt;VALUE(MID([.F70];6;FIND(&quot;:&quot;;[.F70];1)-FIND(&quot; &quot;;[.F70];1)-1));[.C70];[.C70]+1)" office:value-type="float" office:value="11">
            <text:p>011</text:p>
          </table:table-cell>
          <table:table-cell table:style-name="ce169" office:value-type="string">
            <text:p>KS\Answers\Other Actions\Discuss in Forum</text:p>
          </table:table-cell>
          <table:table-cell table:style-name="ce72" office:value-type="string">
            <text:p>Check permission to Discuss forum by member</text:p>
          </table:table-cell>
          <table:table-cell table:style-name="ce169" office:value-type="string">
            <text:p>Step 1: Create question</text:p>
          </table:table-cell>
          <table:table-cell table:style-name="ce167" office:value-type="string">
            <text:p>- Login by user is member</text:p>
            <text:p>- perform add new question</text:p>
          </table:table-cell>
          <table:table-cell table:style-name="ce169" office:value-type="string">
            <text:p>Question is created</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72];6;FIND(&quot;:&quot;;[.F72];1)-FIND(&quot; &quot;;[.F72];1)-1))&gt;VALUE(MID([.F71];6;FIND(&quot;:&quot;;[.F71];1)-FIND(&quot; &quot;;[.F71];1)-1));&quot;&quot;;MAX([.A$7:.A71])+1)">
            <text:p/>
          </table:table-cell>
          <table:table-cell table:style-name="ce198" office:value-type="string">
            <text:p>ANS_34</text:p>
          </table:table-cell>
          <table:table-cell table:style-name="ce164" table:formula="of:=IF(VALUE(MID([.F72];6;FIND(&quot;:&quot;;[.F72];1)-FIND(&quot; &quot;;[.F72];1)-1))&gt;VALUE(MID([.F71];6;FIND(&quot;:&quot;;[.F71];1)-FIND(&quot; &quot;;[.F71];1)-1));[.C71];[.C71]+1)" office:value-type="float" office:value="11">
            <text:p>011</text:p>
          </table:table-cell>
          <table:table-cell table:style-name="ce169" office:value-type="string">
            <text:p>KS\Answers\Other Actions\Discuss in Forum</text:p>
          </table:table-cell>
          <table:table-cell table:style-name="ce286" office:value-type="string">
            <text:p>Check permission to Discuss forum by member</text:p>
          </table:table-cell>
          <table:table-cell table:style-name="ce169" office:value-type="string">
            <text:p>Step 2: Discuss question in forum</text:p>
          </table:table-cell>
          <table:table-cell table:style-name="ce167" office:value-type="string">
            <text:p>- Right click at question which create at step above</text:p>
          </table:table-cell>
          <table:table-cell table:style-name="ce169" office:value-type="string">
            <text:p>- Discuss forum function is available and user can discuss question to selected forum</text:p>
          </table:table-cell>
          <table:table-cell table:style-name="ce188" office:value-type="string">
            <text:p>Medium</text:p>
          </table:table-cell>
          <table:table-cell table:number-columns-repeated="2"/>
          <table:table-cell table:style-name="ce161"/>
          <table:table-cell table:number-columns-repeated="214"/>
        </table:table-row>
        <table:table-row table:style-name="ro9">
          <table:table-cell table:style-name="ce149" table:formula="of:=IF(VALUE(MID([.F73];6;FIND(&quot;:&quot;;[.F73];1)-FIND(&quot; &quot;;[.F73];1)-1))&gt;VALUE(MID([.F72];6;FIND(&quot;:&quot;;[.F72];1)-FIND(&quot; &quot;;[.F72];1)-1));&quot;&quot;;MAX([.A$7:.A72])+1)" office:value-type="float" office:value="19">
            <text:p>019</text:p>
          </table:table-cell>
          <table:table-cell table:style-name="ce198" office:value-type="string">
            <text:p>ANS_34</text:p>
          </table:table-cell>
          <table:table-cell table:style-name="ce164" table:formula="of:=IF(VALUE(MID([.F73];6;FIND(&quot;:&quot;;[.F73];1)-FIND(&quot; &quot;;[.F73];1)-1))&gt;VALUE(MID([.F72];6;FIND(&quot;:&quot;;[.F72];1)-FIND(&quot; &quot;;[.F72];1)-1));[.C72];[.C72]+1)" office:value-type="float" office:value="12">
            <text:p>012</text:p>
          </table:table-cell>
          <table:table-cell table:style-name="ce169" office:value-type="string">
            <text:p>KS\Answers\Other Actions\Discuss in Forum</text:p>
          </table:table-cell>
          <table:table-cell table:style-name="ce72" office:value-type="string">
            <text:p>Check permission to Discuss forum by moderator</text:p>
          </table:table-cell>
          <table:table-cell table:style-name="ce169" office:value-type="string">
            <text:p>Step 1: Create question</text:p>
          </table:table-cell>
          <table:table-cell table:style-name="ce167" office:value-type="string">
            <text:p>- Login by moderator</text:p>
            <text:p>- perform add new question</text:p>
          </table:table-cell>
          <table:table-cell table:style-name="ce169" office:value-type="string">
            <text:p>Question is created</text:p>
          </table:table-cell>
          <table:table-cell table:style-name="ce188" office:value-type="string">
            <text:p>Medium</text:p>
          </table:table-cell>
          <table:table-cell table:number-columns-repeated="217"/>
        </table:table-row>
        <table:table-row table:style-name="ro50">
          <table:table-cell table:style-name="ce149" table:formula="of:=IF(VALUE(MID([.F74];6;FIND(&quot;:&quot;;[.F74];1)-FIND(&quot; &quot;;[.F74];1)-1))&gt;VALUE(MID([.F73];6;FIND(&quot;:&quot;;[.F73];1)-FIND(&quot; &quot;;[.F73];1)-1));&quot;&quot;;MAX([.A$7:.A73])+1)">
            <text:p/>
          </table:table-cell>
          <table:table-cell table:style-name="ce198" office:value-type="string">
            <text:p>ANS_34</text:p>
          </table:table-cell>
          <table:table-cell table:style-name="ce164" table:formula="of:=IF(VALUE(MID([.F74];6;FIND(&quot;:&quot;;[.F74];1)-FIND(&quot; &quot;;[.F74];1)-1))&gt;VALUE(MID([.F73];6;FIND(&quot;:&quot;;[.F73];1)-FIND(&quot; &quot;;[.F73];1)-1));[.C73];[.C73]+1)" office:value-type="float" office:value="12">
            <text:p>012</text:p>
          </table:table-cell>
          <table:table-cell table:style-name="ce169" office:value-type="string">
            <text:p>KS\Answers\Other Actions\Discuss in Forum</text:p>
          </table:table-cell>
          <table:table-cell table:style-name="ce286" office:value-type="string">
            <text:p>Check permission to Discuss forum by moderator</text:p>
          </table:table-cell>
          <table:table-cell table:style-name="ce169" office:value-type="string">
            <text:p>Step 2: Discuss question in forum</text:p>
          </table:table-cell>
          <table:table-cell table:style-name="ce167" office:value-type="string">
            <text:p>- Right click at question which create at step above</text:p>
          </table:table-cell>
          <table:table-cell table:style-name="ce169" office:value-type="string">
            <text:p>- Discuss forum function is available and user can discuss question to selected forum</text:p>
          </table:table-cell>
          <table:table-cell table:style-name="ce188" office:value-type="string">
            <text:p>Medium</text:p>
          </table:table-cell>
          <table:table-cell table:number-columns-repeated="217"/>
        </table:table-row>
        <table:table-row table:style-name="ro9">
          <table:table-cell table:style-name="ce149" table:formula="of:=IF(VALUE(MID([.F75];6;FIND(&quot;:&quot;;[.F75];1)-FIND(&quot; &quot;;[.F75];1)-1))&gt;VALUE(MID([.F74];6;FIND(&quot;:&quot;;[.F74];1)-FIND(&quot; &quot;;[.F74];1)-1));&quot;&quot;;MAX([.A$7:.A74])+1)" office:value-type="float" office:value="20">
            <text:p>020</text:p>
          </table:table-cell>
          <table:table-cell table:style-name="ce198" office:value-type="string">
            <text:p>ANS_34</text:p>
          </table:table-cell>
          <table:table-cell table:style-name="ce164" table:formula="of:=IF(VALUE(MID([.F75];6;FIND(&quot;:&quot;;[.F75];1)-FIND(&quot; &quot;;[.F75];1)-1))&gt;VALUE(MID([.F74];6;FIND(&quot;:&quot;;[.F74];1)-FIND(&quot; &quot;;[.F74];1)-1));[.C74];[.C74]+1)" office:value-type="float" office:value="13">
            <text:p>013</text:p>
          </table:table-cell>
          <table:table-cell table:style-name="ce169" office:value-type="string">
            <text:p>KS\Answers\Other Actions\Discuss in Forum</text:p>
          </table:table-cell>
          <table:table-cell table:style-name="ce72" office:value-type="string">
            <text:p>Check permission to Discuss forum by administrator</text:p>
          </table:table-cell>
          <table:table-cell table:style-name="ce169" office:value-type="string">
            <text:p>Step 1: Create question</text:p>
          </table:table-cell>
          <table:table-cell table:style-name="ce167" office:value-type="string">
            <text:p>- Login by moderator</text:p>
            <text:p>- perform add new question</text:p>
          </table:table-cell>
          <table:table-cell table:style-name="ce169" office:value-type="string">
            <text:p>Question is created</text:p>
          </table:table-cell>
          <table:table-cell table:style-name="ce188" office:value-type="string">
            <text:p>Medium</text:p>
          </table:table-cell>
          <table:table-cell table:number-columns-repeated="217"/>
        </table:table-row>
        <table:table-row table:style-name="ro9">
          <table:table-cell table:style-name="ce149" table:formula="of:=IF(VALUE(MID([.F76];6;FIND(&quot;:&quot;;[.F76];1)-FIND(&quot; &quot;;[.F76];1)-1))&gt;VALUE(MID([.F75];6;FIND(&quot;:&quot;;[.F75];1)-FIND(&quot; &quot;;[.F75];1)-1));&quot;&quot;;MAX([.A$7:.A75])+1)">
            <text:p/>
          </table:table-cell>
          <table:table-cell table:style-name="ce198" office:value-type="string">
            <text:p>ANS_34</text:p>
          </table:table-cell>
          <table:table-cell table:style-name="ce164" table:formula="of:=IF(VALUE(MID([.F76];6;FIND(&quot;:&quot;;[.F76];1)-FIND(&quot; &quot;;[.F76];1)-1))&gt;VALUE(MID([.F75];6;FIND(&quot;:&quot;;[.F75];1)-FIND(&quot; &quot;;[.F75];1)-1));[.C75];[.C75]+1)" office:value-type="float" office:value="13">
            <text:p>013</text:p>
          </table:table-cell>
          <table:table-cell table:style-name="ce169"/>
          <table:table-cell table:style-name="ce286" office:value-type="string">
            <text:p>Check permission to Discuss forum by administrator</text:p>
          </table:table-cell>
          <table:table-cell table:style-name="ce169" office:value-type="string">
            <text:p>Step 2: Discuss question in forum</text:p>
          </table:table-cell>
          <table:table-cell table:style-name="ce167" office:value-type="string">
            <text:p>- Right click at question which create at step above</text:p>
          </table:table-cell>
          <table:table-cell table:style-name="ce169" office:value-type="string">
            <text:p>- Discuss forum function is available and user can discuss question to selected forum</text:p>
          </table:table-cell>
          <table:table-cell table:style-name="ce188" office:value-type="string">
            <text:p>Medium</text:p>
          </table:table-cell>
          <table:table-cell table:number-columns-repeated="217"/>
        </table:table-row>
        <table:table-row table:style-name="ro1" table:number-rows-repeated="19">
          <table:table-cell table:number-columns-repeated="226"/>
        </table:table-row>
        <table:table-row table:style-name="ro1" table:number-rows-repeated="11">
          <table:table-cell/>
          <table:table-cell table:style-name="ce130"/>
          <table:table-cell table:number-columns-repeated="224"/>
        </table:table-row>
        <table:table-row table:style-name="ro1" table:number-rows-repeated="65429">
          <table:table-cell table:number-columns-repeated="226"/>
        </table:table-row>
        <table:table-row table:style-name="ro1">
          <table:table-cell table:number-columns-repeated="226"/>
        </table:table-row>
      </table:table>
      <table:table table:name="BB_Code" table:style-name="ta2" table:print="false">
        <office:forms form:automatic-focus="false" form:apply-design-mode="false"/>
        <table:table-column table:style-name="co56" table:default-cell-style-name="Default"/>
        <table:table-column table:style-name="co85" table:default-cell-style-name="Default"/>
        <table:table-column table:style-name="co86" table:default-cell-style-name="Default"/>
        <table:table-column table:style-name="co77" table:default-cell-style-name="Default"/>
        <table:table-column table:style-name="co87" table:default-cell-style-name="Default"/>
        <table:table-column table:style-name="co90" table:default-cell-style-name="Default"/>
        <table:table-column table:style-name="co69" table:default-cell-style-name="Default"/>
        <table:table-column table:style-name="co91" table:default-cell-style-name="Default"/>
        <table:table-column table:style-name="co92" table:default-cell-style-name="ce186"/>
        <table:table-column table:style-name="co9" table:default-cell-style-name="ce186"/>
        <table:table-column table:style-name="co9" table:number-columns-repeated="203" table:default-cell-style-name="Default"/>
        <table:table-row table:style-name="ro35">
          <table:table-cell/>
          <table:table-cell table:style-name="ce287" office:value-type="string">
            <text:p>TEST CASES</text:p>
          </table:table-cell>
          <table:table-cell table:style-name="ce287"/>
          <table:table-cell table:style-name="ce293" table:number-columns-repeated="2"/>
          <table:table-cell table:number-columns-repeated="2"/>
          <table:table-cell table:style-name="ce293"/>
          <table:table-cell table:style-name="ce295"/>
          <table:table-cell table:style-name="ce296"/>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300" table:number-columns-repeated="197"/>
          <table:table-cell/>
        </table:table-row>
        <table:table-row table:style-name="ro35">
          <table:table-cell/>
          <table:table-cell table:style-name="ce288" table:number-columns-repeated="2"/>
          <table:table-cell table:style-name="ce293" table:number-columns-repeated="2"/>
          <table:table-cell table:number-columns-repeated="2"/>
          <table:table-cell table:style-name="ce293"/>
          <table:table-cell table:style-name="ce295"/>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table-cell table:style-name="ce300" table:number-columns-repeated="194"/>
          <table:table-cell/>
        </table:table-row>
        <table:table-row table:style-name="ro86">
          <table:table-cell/>
          <table:table-cell table:style-name="ce289" office:value-type="string">
            <text:p>Functions List<text:span text:style-name="T8">:</text:span></text:p>
          </table:table-cell>
          <table:table-cell table:style-name="ce292" office:value-type="string" table:number-columns-spanned="3" table:number-rows-spanned="1">
            <text:p>BB Code tag can be used in Answers</text:p>
          </table:table-cell>
          <table:covered-table-cell table:number-columns-repeated="2"/>
          <table:table-cell table:number-columns-repeated="2"/>
          <table:table-cell table:style-name="ce294"/>
          <table:table-cell/>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table-cell table:style-name="ce300" table:number-columns-repeated="194"/>
          <table:table-cell/>
        </table:table-row>
        <table:table-row table:style-name="ro37">
          <table:table-cell/>
          <table:table-cell table:style-name="ce289" office:value-type="string">
            <text:p>Total main cases:</text:p>
          </table:table-cell>
          <table:table-cell table:style-name="ce160" table:formula="of:=MAX([.A7:.A994])" office:value-type="float" office:value="13" table:number-columns-spanned="3" table:number-rows-spanned="1">
            <text:p>13</text:p>
          </table:table-cell>
          <table:covered-table-cell table:number-columns-repeated="2"/>
          <table:table-cell table:number-columns-repeated="2"/>
          <table:table-cell table:style-name="ce294"/>
          <table:table-cell/>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table-cell table:style-name="ce300" table:number-columns-repeated="194"/>
          <table:table-cell/>
        </table:table-row>
        <table:table-row table:style-name="ro35">
          <table:table-cell/>
          <table:table-cell table:style-name="ce196"/>
          <table:table-cell table:number-columns-repeated="7"/>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number-columns-repeated="196"/>
        </table:table-row>
        <table:table-row table:style-name="ro1">
          <table:table-cell table:style-name="ce147" office:value-type="string">
            <text:p>Case No</text:p>
          </table:table-cell>
          <table:table-cell table:style-name="ce290" office:value-type="string">
            <text:p>Related function</text:p>
          </table:table-cell>
          <table:table-cell table:style-name="ce162" office:value-type="string">
            <text:p>Case ID</text:p>
          </table:table-cell>
          <table:table-cell table:style-name="ce290" office:value-type="string">
            <text:p>Path</text:p>
          </table:table-cell>
          <table:table-cell table:style-name="ce290" office:value-type="string">
            <text:p>Case Name</text:p>
          </table:table-cell>
          <table:table-cell table:style-name="ce290" office:value-type="string">
            <text:p>Description</text:p>
          </table:table-cell>
          <table:table-cell table:style-name="ce290" office:value-type="string">
            <text:p>Steps</text:p>
          </table:table-cell>
          <table:table-cell table:style-name="ce290" office:value-type="string">
            <text:p>Expected Output</text:p>
          </table:table-cell>
          <table:table-cell table:style-name="ce290" office:value-type="string">
            <text:p>Priority</text:p>
          </table:table-cell>
          <table:table-cell table:style-name="ce297" office:value-type="string">
            <text:p>Affect</text:p>
          </table:table-cell>
          <table:table-cell table:style-name="ce298" table:number-columns-repeated="8"/>
          <table:table-cell table:style-name="ce299" table:number-columns-repeated="195"/>
        </table:table-row>
        <table:table-row table:style-name="ro32">
          <table:table-cell table:style-name="ce148" office:value-type="float" office:value="1">
            <text:p>001</text:p>
          </table:table-cell>
          <table:table-cell table:style-name="ce291" office:value-type="string">
            <text:p>ANS_35</text:p>
          </table:table-cell>
          <table:table-cell table:style-name="ce163" office:value-type="float" office:value="1">
            <text:p>001</text:p>
          </table:table-cell>
          <table:table-cell table:style-name="ce167" office:value-type="string">
            <text:p>KS/Answers/BBC</text:p>
          </table:table-cell>
          <table:table-cell table:style-name="ce68" office:value-type="string">
            <text:p>Check Bold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8];6;FIND(&quot;:&quot;;[.F8];1)-FIND(&quot; &quot;;[.F8];1)-1))&gt;VALUE(MID([.F7];6;FIND(&quot;:&quot;;[.F7];1)-FIND(&quot; &quot;;[.F7];1)-1));&quot;&quot;;MAX([.A$7:.A7])+1)">
            <text:p/>
          </table:table-cell>
          <table:table-cell table:style-name="ce291" office:value-type="string">
            <text:p>ANS_35</text:p>
          </table:table-cell>
          <table:table-cell table:style-name="ce164" table:formula="of:=IF(VALUE(MID([.F8];6;FIND(&quot;:&quot;;[.F8];1)-FIND(&quot; &quot;;[.F8];1)-1))&gt;VALUE(MID([.F7];6;FIND(&quot;:&quot;;[.F7];1)-FIND(&quot; &quot;;[.F7];1)-1));[.C7];[.C7]+1)" office:value-type="float" office:value="1">
            <text:p>001</text:p>
          </table:table-cell>
          <table:table-cell table:style-name="ce167" office:value-type="string">
            <text:p>KS/Answers/BBC</text:p>
          </table:table-cell>
          <table:table-cell table:style-name="ce167" office:value-type="string">
            <text:p>Check Bold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38">
          <table:table-cell table:style-name="ce149" table:formula="of:=IF(VALUE(MID([.F9];6;FIND(&quot;:&quot;;[.F9];1)-FIND(&quot; &quot;;[.F9];1)-1))&gt;VALUE(MID([.F8];6;FIND(&quot;:&quot;;[.F8];1)-FIND(&quot; &quot;;[.F8];1)-1));&quot;&quot;;MAX([.A$7:.A8])+1)">
            <text:p/>
          </table:table-cell>
          <table:table-cell table:style-name="ce291" office:value-type="string">
            <text:p>ANS_35</text:p>
          </table:table-cell>
          <table:table-cell table:style-name="ce164" table:formula="of:=IF(VALUE(MID([.F9];6;FIND(&quot;:&quot;;[.F9];1)-FIND(&quot; &quot;;[.F9];1)-1))&gt;VALUE(MID([.F8];6;FIND(&quot;:&quot;;[.F8];1)-FIND(&quot; &quot;;[.F8];1)-1));[.C8];[.C8]+1)" office:value-type="float" office:value="1">
            <text:p>001</text:p>
          </table:table-cell>
          <table:table-cell table:style-name="ce167" office:value-type="string">
            <text:p>KS/Answers/BBC</text:p>
          </table:table-cell>
          <table:table-cell table:style-name="ce167" office:value-type="string">
            <text:p>Check Bold tag effect</text:p>
          </table:table-cell>
          <table:table-cell table:style-name="ce167" office:value-type="string">
            <text:p>Step 3: Compose question with Bold tag</text:p>
          </table:table-cell>
          <table:table-cell table:style-name="ce167" office:value-type="string">
            <text:p>- Input text inside [b][/b] tag text editor.</text:p>
            <text:p>For example: </text:p>
            <text:p>[b]Hello[/b] </text:p>
            <text:p>- Click Save button</text:p>
            <text:p/>
          </table:table-cell>
          <table:table-cell table:style-name="ce167" office:value-type="string">
            <text:p>- The question is shown with Bold effect like <text:span text:style-name="T4">Hello</text:span></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10];6;FIND(&quot;:&quot;;[.F10];1)-FIND(&quot; &quot;;[.F10];1)-1))&gt;VALUE(MID([.F9];6;FIND(&quot;:&quot;;[.F9];1)-FIND(&quot; &quot;;[.F9];1)-1));&quot;&quot;;MAX([.A$7:.A9])+1)" office:value-type="float" office:value="2">
            <text:p>002</text:p>
          </table:table-cell>
          <table:table-cell table:style-name="ce291" office:value-type="string">
            <text:p>ANS_35</text:p>
          </table:table-cell>
          <table:table-cell table:style-name="ce164" table:formula="of:=IF(VALUE(MID([.F10];6;FIND(&quot;:&quot;;[.F10];1)-FIND(&quot; &quot;;[.F10];1)-1))&gt;VALUE(MID([.F9];6;FIND(&quot;:&quot;;[.F9];1)-FIND(&quot; &quot;;[.F9];1)-1));[.C9];[.C9]+1)" office:value-type="float" office:value="2">
            <text:p>002</text:p>
          </table:table-cell>
          <table:table-cell table:style-name="ce167" office:value-type="string">
            <text:p>KS/Answers/BBC</text:p>
          </table:table-cell>
          <table:table-cell table:style-name="ce68" office:value-type="string">
            <text:p>Check Italic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11];6;FIND(&quot;:&quot;;[.F11];1)-FIND(&quot; &quot;;[.F11];1)-1))&gt;VALUE(MID([.F10];6;FIND(&quot;:&quot;;[.F10];1)-FIND(&quot; &quot;;[.F10];1)-1));&quot;&quot;;MAX([.A$7:.A10])+1)">
            <text:p/>
          </table:table-cell>
          <table:table-cell table:style-name="ce291" office:value-type="string">
            <text:p>ANS_35</text:p>
          </table:table-cell>
          <table:table-cell table:style-name="ce164" table:formula="of:=IF(VALUE(MID([.F11];6;FIND(&quot;:&quot;;[.F11];1)-FIND(&quot; &quot;;[.F11];1)-1))&gt;VALUE(MID([.F10];6;FIND(&quot;:&quot;;[.F10];1)-FIND(&quot; &quot;;[.F10];1)-1));[.C10];[.C10]+1)" office:value-type="float" office:value="2">
            <text:p>002</text:p>
          </table:table-cell>
          <table:table-cell table:style-name="ce167" office:value-type="string">
            <text:p>KS/Answers/BBC</text:p>
          </table:table-cell>
          <table:table-cell table:style-name="ce167" office:value-type="string">
            <text:p>Check Italic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12];6;FIND(&quot;:&quot;;[.F12];1)-FIND(&quot; &quot;;[.F12];1)-1))&gt;VALUE(MID([.F11];6;FIND(&quot;:&quot;;[.F11];1)-FIND(&quot; &quot;;[.F11];1)-1));&quot;&quot;;MAX([.A$7:.A11])+1)">
            <text:p/>
          </table:table-cell>
          <table:table-cell table:style-name="ce291" office:value-type="string">
            <text:p>ANS_35</text:p>
          </table:table-cell>
          <table:table-cell table:style-name="ce164" table:formula="of:=IF(VALUE(MID([.F12];6;FIND(&quot;:&quot;;[.F12];1)-FIND(&quot; &quot;;[.F12];1)-1))&gt;VALUE(MID([.F11];6;FIND(&quot;:&quot;;[.F11];1)-FIND(&quot; &quot;;[.F11];1)-1));[.C11];[.C11]+1)" office:value-type="float" office:value="2">
            <text:p>002</text:p>
          </table:table-cell>
          <table:table-cell table:style-name="ce167" office:value-type="string">
            <text:p>KS/Answers/BBC</text:p>
          </table:table-cell>
          <table:table-cell table:style-name="ce167" office:value-type="string">
            <text:p>Check Italic tag effect</text:p>
          </table:table-cell>
          <table:table-cell table:style-name="ce167" office:value-type="string">
            <text:p>Step 3: Compose post with Italic tag</text:p>
          </table:table-cell>
          <table:table-cell table:style-name="ce167" office:value-type="string">
            <text:p>- Input text inside [i][/i] tag into text editor.</text:p>
            <text:p>For example: </text:p>
            <text:p>[i]Great![/i]</text:p>
          </table:table-cell>
          <table:table-cell table:style-name="ce167" office:value-type="string">
            <text:p>- View post form is shown</text:p>
            <text:p>- The question is shown with Italic effects <text:span text:style-name="T24">like </text:span><text:span text:style-name="T25">Great!</text:span></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13];6;FIND(&quot;:&quot;;[.F13];1)-FIND(&quot; &quot;;[.F13];1)-1))&gt;VALUE(MID([.F12];6;FIND(&quot;:&quot;;[.F12];1)-FIND(&quot; &quot;;[.F12];1)-1));&quot;&quot;;MAX([.A$7:.A12])+1)" office:value-type="float" office:value="3">
            <text:p>003</text:p>
          </table:table-cell>
          <table:table-cell table:style-name="ce291" office:value-type="string">
            <text:p>ANS_35</text:p>
          </table:table-cell>
          <table:table-cell table:style-name="ce164" table:formula="of:=IF(VALUE(MID([.F13];6;FIND(&quot;:&quot;;[.F13];1)-FIND(&quot; &quot;;[.F13];1)-1))&gt;VALUE(MID([.F12];6;FIND(&quot;:&quot;;[.F12];1)-FIND(&quot; &quot;;[.F12];1)-1));[.C12];[.C12]+1)" office:value-type="float" office:value="3">
            <text:p>003</text:p>
          </table:table-cell>
          <table:table-cell table:style-name="ce167" office:value-type="string">
            <text:p>KS/Answers/BBC</text:p>
          </table:table-cell>
          <table:table-cell table:style-name="ce68" office:value-type="string">
            <text:p>Check Underline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14];6;FIND(&quot;:&quot;;[.F14];1)-FIND(&quot; &quot;;[.F14];1)-1))&gt;VALUE(MID([.F13];6;FIND(&quot;:&quot;;[.F13];1)-FIND(&quot; &quot;;[.F13];1)-1));&quot;&quot;;MAX([.A$7:.A13])+1)">
            <text:p/>
          </table:table-cell>
          <table:table-cell table:style-name="ce291" office:value-type="string">
            <text:p>ANS_35</text:p>
          </table:table-cell>
          <table:table-cell table:style-name="ce164" table:formula="of:=IF(VALUE(MID([.F14];6;FIND(&quot;:&quot;;[.F14];1)-FIND(&quot; &quot;;[.F14];1)-1))&gt;VALUE(MID([.F13];6;FIND(&quot;:&quot;;[.F13];1)-FIND(&quot; &quot;;[.F13];1)-1));[.C13];[.C13]+1)" office:value-type="float" office:value="3">
            <text:p>003</text:p>
          </table:table-cell>
          <table:table-cell table:style-name="ce167" office:value-type="string">
            <text:p>KS/Answers/BBC</text:p>
          </table:table-cell>
          <table:table-cell table:style-name="ce167" office:value-type="string">
            <text:p>Check Underline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1">
          <table:table-cell table:style-name="ce149" table:formula="of:=IF(VALUE(MID([.F15];6;FIND(&quot;:&quot;;[.F15];1)-FIND(&quot; &quot;;[.F15];1)-1))&gt;VALUE(MID([.F14];6;FIND(&quot;:&quot;;[.F14];1)-FIND(&quot; &quot;;[.F14];1)-1));&quot;&quot;;MAX([.A$7:.A14])+1)">
            <text:p/>
          </table:table-cell>
          <table:table-cell table:style-name="ce291" office:value-type="string">
            <text:p>ANS_35</text:p>
          </table:table-cell>
          <table:table-cell table:style-name="ce164" table:formula="of:=IF(VALUE(MID([.F15];6;FIND(&quot;:&quot;;[.F15];1)-FIND(&quot; &quot;;[.F15];1)-1))&gt;VALUE(MID([.F14];6;FIND(&quot;:&quot;;[.F14];1)-FIND(&quot; &quot;;[.F14];1)-1));[.C14];[.C14]+1)" office:value-type="float" office:value="3">
            <text:p>003</text:p>
          </table:table-cell>
          <table:table-cell table:style-name="ce167" office:value-type="string">
            <text:p>KS/Answers/BBC</text:p>
          </table:table-cell>
          <table:table-cell table:style-name="ce167" office:value-type="string">
            <text:p>Check Underline tag effect</text:p>
          </table:table-cell>
          <table:table-cell table:style-name="ce167" office:value-type="string">
            <text:p>Step 3: Compose question with Underline tag</text:p>
          </table:table-cell>
          <table:table-cell table:style-name="ce167" office:value-type="string">
            <text:p>- Input text inside [u][/u] tag into text editor.</text:p>
            <text:p>For example: </text:p>
            <text:p>[u]Good Morning[/u]</text:p>
            <text:p/>
          </table:table-cell>
          <table:table-cell table:style-name="ce167" office:value-type="string">
            <text:p>- The question is shown with Underline effect like <text:span text:style-name="T26">Good Morning</text:span></text:p>
            <text:p><text:span text:style-name="T25"/></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16];6;FIND(&quot;:&quot;;[.F16];1)-FIND(&quot; &quot;;[.F16];1)-1))&gt;VALUE(MID([.F15];6;FIND(&quot;:&quot;;[.F15];1)-FIND(&quot; &quot;;[.F15];1)-1));&quot;&quot;;MAX([.A$7:.A15])+1)" office:value-type="float" office:value="4">
            <text:p>004</text:p>
          </table:table-cell>
          <table:table-cell table:style-name="ce291" office:value-type="string">
            <text:p>ANS_35</text:p>
          </table:table-cell>
          <table:table-cell table:style-name="ce164" table:formula="of:=IF(VALUE(MID([.F16];6;FIND(&quot;:&quot;;[.F16];1)-FIND(&quot; &quot;;[.F16];1)-1))&gt;VALUE(MID([.F15];6;FIND(&quot;:&quot;;[.F15];1)-FIND(&quot; &quot;;[.F15];1)-1));[.C15];[.C15]+1)" office:value-type="float" office:value="4">
            <text:p>004</text:p>
          </table:table-cell>
          <table:table-cell table:style-name="ce167" office:value-type="string">
            <text:p>KS/Answers/BBC</text:p>
          </table:table-cell>
          <table:table-cell table:style-name="ce68" office:value-type="string">
            <text:p>Check Size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17];6;FIND(&quot;:&quot;;[.F17];1)-FIND(&quot; &quot;;[.F17];1)-1))&gt;VALUE(MID([.F16];6;FIND(&quot;:&quot;;[.F16];1)-FIND(&quot; &quot;;[.F16];1)-1));&quot;&quot;;MAX([.A$7:.A16])+1)">
            <text:p/>
          </table:table-cell>
          <table:table-cell table:style-name="ce291" office:value-type="string">
            <text:p>ANS_35</text:p>
          </table:table-cell>
          <table:table-cell table:style-name="ce164" table:formula="of:=IF(VALUE(MID([.F17];6;FIND(&quot;:&quot;;[.F17];1)-FIND(&quot; &quot;;[.F17];1)-1))&gt;VALUE(MID([.F16];6;FIND(&quot;:&quot;;[.F16];1)-FIND(&quot; &quot;;[.F16];1)-1));[.C16];[.C16]+1)" office:value-type="float" office:value="4">
            <text:p>004</text:p>
          </table:table-cell>
          <table:table-cell table:style-name="ce167" office:value-type="string">
            <text:p>KS/Answers/BBC</text:p>
          </table:table-cell>
          <table:table-cell table:style-name="ce167" office:value-type="string">
            <text:p>Check Size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1">
          <table:table-cell table:style-name="ce149" table:formula="of:=IF(VALUE(MID([.F18];6;FIND(&quot;:&quot;;[.F18];1)-FIND(&quot; &quot;;[.F18];1)-1))&gt;VALUE(MID([.F17];6;FIND(&quot;:&quot;;[.F17];1)-FIND(&quot; &quot;;[.F17];1)-1));&quot;&quot;;MAX([.A$7:.A17])+1)">
            <text:p/>
          </table:table-cell>
          <table:table-cell table:style-name="ce291" office:value-type="string">
            <text:p>ANS_35</text:p>
          </table:table-cell>
          <table:table-cell table:style-name="ce164" table:formula="of:=IF(VALUE(MID([.F18];6;FIND(&quot;:&quot;;[.F18];1)-FIND(&quot; &quot;;[.F18];1)-1))&gt;VALUE(MID([.F17];6;FIND(&quot;:&quot;;[.F17];1)-FIND(&quot; &quot;;[.F17];1)-1));[.C17];[.C17]+1)" office:value-type="float" office:value="4">
            <text:p>004</text:p>
          </table:table-cell>
          <table:table-cell table:style-name="ce167" office:value-type="string">
            <text:p>KS/Answers/BBC</text:p>
          </table:table-cell>
          <table:table-cell table:style-name="ce167" office:value-type="string">
            <text:p>Check Size tag effect</text:p>
          </table:table-cell>
          <table:table-cell table:style-name="ce167" office:value-type="string">
            <text:p>Step 3: Compose question with Size tag</text:p>
          </table:table-cell>
          <table:table-cell table:style-name="ce167" office:value-type="string">
            <text:p>- Input text inside [size=][/size] tag into text editor.</text:p>
            <text:p>For example: </text:p>
            <text:p>[size=200]HUGE![/size]</text:p>
            <text:p/>
          </table:table-cell>
          <table:table-cell table:style-name="ce167" office:value-type="string">
            <text:p>- The question is shown with Underline effect like <text:span text:style-name="T27">HUGE!</text:span></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19];6;FIND(&quot;:&quot;;[.F19];1)-FIND(&quot; &quot;;[.F19];1)-1))&gt;VALUE(MID([.F18];6;FIND(&quot;:&quot;;[.F18];1)-FIND(&quot; &quot;;[.F18];1)-1));&quot;&quot;;MAX([.A$7:.A18])+1)" office:value-type="float" office:value="5">
            <text:p>005</text:p>
          </table:table-cell>
          <table:table-cell table:style-name="ce291" office:value-type="string">
            <text:p>ANS_35</text:p>
          </table:table-cell>
          <table:table-cell table:style-name="ce164" table:formula="of:=IF(VALUE(MID([.F19];6;FIND(&quot;:&quot;;[.F19];1)-FIND(&quot; &quot;;[.F19];1)-1))&gt;VALUE(MID([.F18];6;FIND(&quot;:&quot;;[.F18];1)-FIND(&quot; &quot;;[.F18];1)-1));[.C18];[.C18]+1)" office:value-type="float" office:value="5">
            <text:p>005</text:p>
          </table:table-cell>
          <table:table-cell table:style-name="ce167" office:value-type="string">
            <text:p>KS/Answers/BBC</text:p>
          </table:table-cell>
          <table:table-cell table:style-name="ce68" office:value-type="string">
            <text:p>Check Color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20];6;FIND(&quot;:&quot;;[.F20];1)-FIND(&quot; &quot;;[.F20];1)-1))&gt;VALUE(MID([.F19];6;FIND(&quot;:&quot;;[.F19];1)-FIND(&quot; &quot;;[.F19];1)-1));&quot;&quot;;MAX([.A$7:.A19])+1)">
            <text:p/>
          </table:table-cell>
          <table:table-cell table:style-name="ce291" office:value-type="string">
            <text:p>ANS_35</text:p>
          </table:table-cell>
          <table:table-cell table:style-name="ce164" table:formula="of:=IF(VALUE(MID([.F20];6;FIND(&quot;:&quot;;[.F20];1)-FIND(&quot; &quot;;[.F20];1)-1))&gt;VALUE(MID([.F19];6;FIND(&quot;:&quot;;[.F19];1)-FIND(&quot; &quot;;[.F19];1)-1));[.C19];[.C19]+1)" office:value-type="float" office:value="5">
            <text:p>005</text:p>
          </table:table-cell>
          <table:table-cell table:style-name="ce167" office:value-type="string">
            <text:p>KS/Answers/BBC</text:p>
          </table:table-cell>
          <table:table-cell table:style-name="ce167" office:value-type="string">
            <text:p>Check Color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39">
          <table:table-cell table:style-name="ce149" table:formula="of:=IF(VALUE(MID([.F21];6;FIND(&quot;:&quot;;[.F21];1)-FIND(&quot; &quot;;[.F21];1)-1))&gt;VALUE(MID([.F20];6;FIND(&quot;:&quot;;[.F20];1)-FIND(&quot; &quot;;[.F20];1)-1));&quot;&quot;;MAX([.A$7:.A20])+1)">
            <text:p/>
          </table:table-cell>
          <table:table-cell table:style-name="ce291" office:value-type="string">
            <text:p>ANS_35</text:p>
          </table:table-cell>
          <table:table-cell table:style-name="ce164" table:formula="of:=IF(VALUE(MID([.F21];6;FIND(&quot;:&quot;;[.F21];1)-FIND(&quot; &quot;;[.F21];1)-1))&gt;VALUE(MID([.F20];6;FIND(&quot;:&quot;;[.F20];1)-FIND(&quot; &quot;;[.F20];1)-1));[.C20];[.C20]+1)" office:value-type="float" office:value="5">
            <text:p>005</text:p>
          </table:table-cell>
          <table:table-cell table:style-name="ce167" office:value-type="string">
            <text:p>KS/Answers/BBC</text:p>
          </table:table-cell>
          <table:table-cell table:style-name="ce167" office:value-type="string">
            <text:p>Check Color tag effect</text:p>
          </table:table-cell>
          <table:table-cell table:style-name="ce167" office:value-type="string">
            <text:p>Step 3: Compose question with Color tag</text:p>
          </table:table-cell>
          <table:table-cell table:style-name="ce167" office:value-type="string">
            <text:p>- Input text inside [Color=][/color] tag text editor.</text:p>
            <text:p>For example: </text:p>
            <text:p>[color=red]Hello![/color]</text:p>
            <text:p>or</text:p>
            <text:p>[color=#FF0000]Hello![/color]</text:p>
            <text:p/>
            <text:p/>
          </table:table-cell>
          <table:table-cell table:style-name="ce167" office:value-type="string">
            <text:p>- The question is shown</text:p>
            <text:p>- Post content is shown with Color effect like <text:span text:style-name="T28">Hello! </text:span></text:p>
            <text:p><text:span text:style-name="T25"/></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22];6;FIND(&quot;:&quot;;[.F22];1)-FIND(&quot; &quot;;[.F22];1)-1))&gt;VALUE(MID([.F21];6;FIND(&quot;:&quot;;[.F21];1)-FIND(&quot; &quot;;[.F21];1)-1));&quot;&quot;;MAX([.A$7:.A21])+1)" office:value-type="float" office:value="6">
            <text:p>006</text:p>
          </table:table-cell>
          <table:table-cell table:style-name="ce291" office:value-type="string">
            <text:p>ANS_35</text:p>
          </table:table-cell>
          <table:table-cell table:style-name="ce164" table:formula="of:=IF(VALUE(MID([.F22];6;FIND(&quot;:&quot;;[.F22];1)-FIND(&quot; &quot;;[.F22];1)-1))&gt;VALUE(MID([.F21];6;FIND(&quot;:&quot;;[.F21];1)-FIND(&quot; &quot;;[.F21];1)-1));[.C21];[.C21]+1)" office:value-type="float" office:value="6">
            <text:p>006</text:p>
          </table:table-cell>
          <table:table-cell table:style-name="ce167" office:value-type="string">
            <text:p>KS/Answers/BBC</text:p>
          </table:table-cell>
          <table:table-cell table:style-name="ce68" office:value-type="string">
            <text:p>Check combined formatting tags</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23];6;FIND(&quot;:&quot;;[.F23];1)-FIND(&quot; &quot;;[.F23];1)-1))&gt;VALUE(MID([.F22];6;FIND(&quot;:&quot;;[.F22];1)-FIND(&quot; &quot;;[.F22];1)-1));&quot;&quot;;MAX([.A$7:.A22])+1)">
            <text:p/>
          </table:table-cell>
          <table:table-cell table:style-name="ce291" office:value-type="string">
            <text:p>ANS_35</text:p>
          </table:table-cell>
          <table:table-cell table:style-name="ce164" table:formula="of:=IF(VALUE(MID([.F23];6;FIND(&quot;:&quot;;[.F23];1)-FIND(&quot; &quot;;[.F23];1)-1))&gt;VALUE(MID([.F22];6;FIND(&quot;:&quot;;[.F22];1)-FIND(&quot; &quot;;[.F22];1)-1));[.C22];[.C22]+1)" office:value-type="float" office:value="6">
            <text:p>006</text:p>
          </table:table-cell>
          <table:table-cell table:style-name="ce167" office:value-type="string">
            <text:p>KS/Answers/BBC</text:p>
          </table:table-cell>
          <table:table-cell table:style-name="ce167" office:value-type="string">
            <text:p>Check combined formatting tags</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0">
          <table:table-cell table:style-name="ce149" table:formula="of:=IF(VALUE(MID([.F24];6;FIND(&quot;:&quot;;[.F24];1)-FIND(&quot; &quot;;[.F24];1)-1))&gt;VALUE(MID([.F23];6;FIND(&quot;:&quot;;[.F23];1)-FIND(&quot; &quot;;[.F23];1)-1));&quot;&quot;;MAX([.A$7:.A23])+1)">
            <text:p/>
          </table:table-cell>
          <table:table-cell table:style-name="ce291" office:value-type="string">
            <text:p>ANS_35</text:p>
          </table:table-cell>
          <table:table-cell table:style-name="ce164" table:formula="of:=IF(VALUE(MID([.F24];6;FIND(&quot;:&quot;;[.F24];1)-FIND(&quot; &quot;;[.F24];1)-1))&gt;VALUE(MID([.F23];6;FIND(&quot;:&quot;;[.F23];1)-FIND(&quot; &quot;;[.F23];1)-1));[.C23];[.C23]+1)" office:value-type="float" office:value="6">
            <text:p>006</text:p>
          </table:table-cell>
          <table:table-cell table:style-name="ce167" office:value-type="string">
            <text:p>KS/Answers/BBC</text:p>
          </table:table-cell>
          <table:table-cell table:style-name="ce167" office:value-type="string">
            <text:p>Check combined formatting tags</text:p>
          </table:table-cell>
          <table:table-cell table:style-name="ce167" office:value-type="string">
            <text:p>Step 3: Compose post with combined tags</text:p>
          </table:table-cell>
          <table:table-cell table:style-name="ce167" office:value-type="string">
            <text:p>- Input text inside some tags such as [size=][/size] [Color=][/color] [b][/b] into text editor.</text:p>
            <text:p>For example: </text:p>
            <text:p>[size=200][color=red][b]LOOK AT ME![/b][/color][/size]</text:p>
            <text:p/>
          </table:table-cell>
          <table:table-cell table:style-name="ce167" office:value-type="string">
            <text:p>- The question is shown with combined effect like <text:span text:style-name="T29">LOOK AT ME!</text:span></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25];6;FIND(&quot;:&quot;;[.F25];1)-FIND(&quot; &quot;;[.F25];1)-1))&gt;VALUE(MID([.F24];6;FIND(&quot;:&quot;;[.F24];1)-FIND(&quot; &quot;;[.F24];1)-1));&quot;&quot;;MAX([.A$7:.A24])+1)" office:value-type="float" office:value="7">
            <text:p>007</text:p>
          </table:table-cell>
          <table:table-cell table:style-name="ce291" office:value-type="string">
            <text:p>ANS_35</text:p>
          </table:table-cell>
          <table:table-cell table:style-name="ce164" table:formula="of:=IF(VALUE(MID([.F25];6;FIND(&quot;:&quot;;[.F25];1)-FIND(&quot; &quot;;[.F25];1)-1))&gt;VALUE(MID([.F24];6;FIND(&quot;:&quot;;[.F24];1)-FIND(&quot; &quot;;[.F24];1)-1));[.C24];[.C24]+1)" office:value-type="float" office:value="7">
            <text:p>007</text:p>
          </table:table-cell>
          <table:table-cell table:style-name="ce167" office:value-type="string">
            <text:p>KS/Answers/BBC</text:p>
          </table:table-cell>
          <table:table-cell table:style-name="ce68" office:value-type="string">
            <text:p>Check Quote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1">
          <table:table-cell table:style-name="ce149" table:formula="of:=IF(VALUE(MID([.F26];6;FIND(&quot;:&quot;;[.F26];1)-FIND(&quot; &quot;;[.F26];1)-1))&gt;VALUE(MID([.F25];6;FIND(&quot;:&quot;;[.F25];1)-FIND(&quot; &quot;;[.F25];1)-1));&quot;&quot;;MAX([.A$7:.A25])+1)">
            <text:p/>
          </table:table-cell>
          <table:table-cell table:style-name="ce291" office:value-type="string">
            <text:p>ANS_35</text:p>
          </table:table-cell>
          <table:table-cell table:style-name="ce164" table:formula="of:=IF(VALUE(MID([.F26];6;FIND(&quot;:&quot;;[.F26];1)-FIND(&quot; &quot;;[.F26];1)-1))&gt;VALUE(MID([.F25];6;FIND(&quot;:&quot;;[.F25];1)-FIND(&quot; &quot;;[.F25];1)-1));[.C25];[.C25]+1)" office:value-type="float" office:value="7">
            <text:p>007</text:p>
          </table:table-cell>
          <table:table-cell table:style-name="ce167" office:value-type="string">
            <text:p>KS/Answers/BBC</text:p>
          </table:table-cell>
          <table:table-cell table:style-name="ce167" office:value-type="string">
            <text:p>Check Quote tag effect</text:p>
          </table:table-cell>
          <table:table-cell table:style-name="ce167" office:value-type="string">
            <text:p>Step 2: Submit question</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0">
          <table:table-cell table:style-name="ce149" table:formula="of:=IF(VALUE(MID([.F27];6;FIND(&quot;:&quot;;[.F27];1)-FIND(&quot; &quot;;[.F27];1)-1))&gt;VALUE(MID([.F26];6;FIND(&quot;:&quot;;[.F26];1)-FIND(&quot; &quot;;[.F26];1)-1));&quot;&quot;;MAX([.A$7:.A26])+1)">
            <text:p/>
          </table:table-cell>
          <table:table-cell table:style-name="ce291" office:value-type="string">
            <text:p>ANS_35</text:p>
          </table:table-cell>
          <table:table-cell table:style-name="ce164" table:formula="of:=IF(VALUE(MID([.F27];6;FIND(&quot;:&quot;;[.F27];1)-FIND(&quot; &quot;;[.F27];1)-1))&gt;VALUE(MID([.F26];6;FIND(&quot;:&quot;;[.F26];1)-FIND(&quot; &quot;;[.F26];1)-1));[.C26];[.C26]+1)" office:value-type="float" office:value="7">
            <text:p>007</text:p>
          </table:table-cell>
          <table:table-cell table:style-name="ce167" office:value-type="string">
            <text:p>KS/Answers/BBC</text:p>
          </table:table-cell>
          <table:table-cell table:style-name="ce167" office:value-type="string">
            <text:p>Check Quote tag effect</text:p>
          </table:table-cell>
          <table:table-cell table:style-name="ce167" office:value-type="string">
            <text:p>Step 3: Compose question with Quote tag</text:p>
          </table:table-cell>
          <table:table-cell table:style-name="ce167" office:value-type="string">
            <text:p>- Input text inside [quote=][/quote] tag into text editor.</text:p>
            <text:p>For example: </text:p>
            <text:p>[quote=Mr. Bin]The text Mr. Bin wrote would go here[/quote]</text:p>
            <text:p/>
            <text:p/>
          </table:table-cell>
          <table:table-cell table:style-name="ce167" office:value-type="string">
            <text:p>- The question is shown with Quote effect with text added “Originally Posted by Mr. Bin” before the actual text and quote text will have gray background</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28];6;FIND(&quot;:&quot;;[.F28];1)-FIND(&quot; &quot;;[.F28];1)-1))&gt;VALUE(MID([.F27];6;FIND(&quot;:&quot;;[.F27];1)-FIND(&quot; &quot;;[.F27];1)-1));&quot;&quot;;MAX([.A$7:.A27])+1)" office:value-type="float" office:value="8">
            <text:p>008</text:p>
          </table:table-cell>
          <table:table-cell table:style-name="ce291" office:value-type="string">
            <text:p>ANS_35</text:p>
          </table:table-cell>
          <table:table-cell table:style-name="ce164" table:formula="of:=IF(VALUE(MID([.F28];6;FIND(&quot;:&quot;;[.F28];1)-FIND(&quot; &quot;;[.F28];1)-1))&gt;VALUE(MID([.F27];6;FIND(&quot;:&quot;;[.F27];1)-FIND(&quot; &quot;;[.F27];1)-1));[.C27];[.C27]+1)" office:value-type="float" office:value="8">
            <text:p>008</text:p>
          </table:table-cell>
          <table:table-cell table:style-name="ce167" office:value-type="string">
            <text:p>KS/Answers/BBC</text:p>
          </table:table-cell>
          <table:table-cell table:style-name="ce68" office:value-type="string">
            <text:p>Check Code tag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29];6;FIND(&quot;:&quot;;[.F29];1)-FIND(&quot; &quot;;[.F29];1)-1))&gt;VALUE(MID([.F28];6;FIND(&quot;:&quot;;[.F28];1)-FIND(&quot; &quot;;[.F28];1)-1));&quot;&quot;;MAX([.A$7:.A28])+1)">
            <text:p/>
          </table:table-cell>
          <table:table-cell table:style-name="ce291" office:value-type="string">
            <text:p>ANS_35</text:p>
          </table:table-cell>
          <table:table-cell table:style-name="ce164" table:formula="of:=IF(VALUE(MID([.F29];6;FIND(&quot;:&quot;;[.F29];1)-FIND(&quot; &quot;;[.F29];1)-1))&gt;VALUE(MID([.F28];6;FIND(&quot;:&quot;;[.F28];1)-FIND(&quot; &quot;;[.F28];1)-1));[.C28];[.C28]+1)" office:value-type="float" office:value="8">
            <text:p>008</text:p>
          </table:table-cell>
          <table:table-cell table:style-name="ce167" office:value-type="string">
            <text:p>KS/Answers/BBC</text:p>
          </table:table-cell>
          <table:table-cell table:style-name="ce167" office:value-type="string">
            <text:p>Check Code tag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0">
          <table:table-cell table:style-name="ce149" table:formula="of:=IF(VALUE(MID([.F30];6;FIND(&quot;:&quot;;[.F30];1)-FIND(&quot; &quot;;[.F30];1)-1))&gt;VALUE(MID([.F29];6;FIND(&quot;:&quot;;[.F29];1)-FIND(&quot; &quot;;[.F29];1)-1));&quot;&quot;;MAX([.A$7:.A29])+1)">
            <text:p/>
          </table:table-cell>
          <table:table-cell table:style-name="ce291" office:value-type="string">
            <text:p>ANS_35</text:p>
          </table:table-cell>
          <table:table-cell table:style-name="ce164" table:formula="of:=IF(VALUE(MID([.F30];6;FIND(&quot;:&quot;;[.F30];1)-FIND(&quot; &quot;;[.F30];1)-1))&gt;VALUE(MID([.F29];6;FIND(&quot;:&quot;;[.F29];1)-FIND(&quot; &quot;;[.F29];1)-1));[.C29];[.C29]+1)" office:value-type="float" office:value="8">
            <text:p>008</text:p>
          </table:table-cell>
          <table:table-cell table:style-name="ce167" office:value-type="string">
            <text:p>KS/Answers/BBC</text:p>
          </table:table-cell>
          <table:table-cell table:style-name="ce167" office:value-type="string">
            <text:p>Check Code tag effect</text:p>
          </table:table-cell>
          <table:table-cell table:style-name="ce167" office:value-type="string">
            <text:p>Step 3: Compose question with Code tag</text:p>
          </table:table-cell>
          <table:table-cell table:style-name="ce167" office:value-type="string">
            <text:p>- Input text inside [code][/code] tag into text editor.</text:p>
            <text:p>For example: </text:p>
            <text:p>[code]echo "This is some code";[/code]</text:p>
            <text:p/>
            <text:p/>
          </table:table-cell>
          <table:table-cell table:style-name="ce167" office:value-type="string">
            <text:p>- The question is shown with Code effect with different font style and background</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31];6;FIND(&quot;:&quot;;[.F31];1)-FIND(&quot; &quot;;[.F31];1)-1))&gt;VALUE(MID([.F30];6;FIND(&quot;:&quot;;[.F30];1)-FIND(&quot; &quot;;[.F30];1)-1));&quot;&quot;;MAX([.A$7:.A30])+1)" office:value-type="float" office:value="9">
            <text:p>009</text:p>
          </table:table-cell>
          <table:table-cell table:style-name="ce291" office:value-type="string">
            <text:p>ANS_35</text:p>
          </table:table-cell>
          <table:table-cell table:style-name="ce164" table:formula="of:=IF(VALUE(MID([.F31];6;FIND(&quot;:&quot;;[.F31];1)-FIND(&quot; &quot;;[.F31];1)-1))&gt;VALUE(MID([.F30];6;FIND(&quot;:&quot;;[.F30];1)-FIND(&quot; &quot;;[.F30];1)-1));[.C30];[.C30]+1)" office:value-type="float" office:value="9">
            <text:p>009</text:p>
          </table:table-cell>
          <table:table-cell table:style-name="ce167" office:value-type="string">
            <text:p>KS/Answers/BBC</text:p>
          </table:table-cell>
          <table:table-cell table:style-name="ce68" office:value-type="string">
            <text:p>Check Unordered list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32];6;FIND(&quot;:&quot;;[.F32];1)-FIND(&quot; &quot;;[.F32];1)-1))&gt;VALUE(MID([.F31];6;FIND(&quot;:&quot;;[.F31];1)-FIND(&quot; &quot;;[.F31];1)-1));&quot;&quot;;MAX([.A$7:.A31])+1)">
            <text:p/>
          </table:table-cell>
          <table:table-cell table:style-name="ce291" office:value-type="string">
            <text:p>ANS_35</text:p>
          </table:table-cell>
          <table:table-cell table:style-name="ce164" table:formula="of:=IF(VALUE(MID([.F32];6;FIND(&quot;:&quot;;[.F32];1)-FIND(&quot; &quot;;[.F32];1)-1))&gt;VALUE(MID([.F31];6;FIND(&quot;:&quot;;[.F31];1)-FIND(&quot; &quot;;[.F31];1)-1));[.C31];[.C31]+1)" office:value-type="float" office:value="9">
            <text:p>009</text:p>
          </table:table-cell>
          <table:table-cell table:style-name="ce167" office:value-type="string">
            <text:p>KS/Answers/BBC</text:p>
          </table:table-cell>
          <table:table-cell table:style-name="ce167" office:value-type="string">
            <text:p>Check Unordered list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102">
          <table:table-cell table:style-name="ce149" table:formula="of:=IF(VALUE(MID([.F33];6;FIND(&quot;:&quot;;[.F33];1)-FIND(&quot; &quot;;[.F33];1)-1))&gt;VALUE(MID([.F32];6;FIND(&quot;:&quot;;[.F32];1)-FIND(&quot; &quot;;[.F32];1)-1));&quot;&quot;;MAX([.A$7:.A32])+1)">
            <text:p/>
          </table:table-cell>
          <table:table-cell table:style-name="ce291" office:value-type="string">
            <text:p>ANS_35</text:p>
          </table:table-cell>
          <table:table-cell table:style-name="ce164" table:formula="of:=IF(VALUE(MID([.F33];6;FIND(&quot;:&quot;;[.F33];1)-FIND(&quot; &quot;;[.F33];1)-1))&gt;VALUE(MID([.F32];6;FIND(&quot;:&quot;;[.F32];1)-FIND(&quot; &quot;;[.F32];1)-1));[.C32];[.C32]+1)" office:value-type="float" office:value="9">
            <text:p>009</text:p>
          </table:table-cell>
          <table:table-cell table:style-name="ce167" office:value-type="string">
            <text:p>KS/Answers/BBC</text:p>
          </table:table-cell>
          <table:table-cell table:style-name="ce167" office:value-type="string">
            <text:p>Check Unordered list effect</text:p>
          </table:table-cell>
          <table:table-cell table:style-name="ce167" office:value-type="string">
            <text:p>Step 3: Compose question with Unordered list tag</text:p>
          </table:table-cell>
          <table:table-cell table:style-name="ce167" office:value-type="string">
            <text:p>- Input text inside [list][/list] tag with defined symbol [*] into text editor.</text:p>
            <text:p>For example:</text:p>
            <text:p>[list]</text:p>
            <text:p>[*]Red</text:p>
            <text:p>[*]Blue</text:p>
            <text:p>[*]Yellow</text:p>
            <text:p>[/list]</text:p>
            <text:p/>
            <text:p/>
          </table:table-cell>
          <table:table-cell table:style-name="ce167" office:value-type="string">
            <text:p>- The question t is shown with Unordered list effect like below:</text:p>
            <text:p><text:s text:c="4"/>* Red</text:p>
            <text:p><text:s text:c="4"/>* Blue</text:p>
            <text:p><text:s text:c="4"/>* Yellow</text:p>
            <text:p><text:span text:style-name="T25"/></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34];6;FIND(&quot;:&quot;;[.F34];1)-FIND(&quot; &quot;;[.F34];1)-1))&gt;VALUE(MID([.F33];6;FIND(&quot;:&quot;;[.F33];1)-FIND(&quot; &quot;;[.F33];1)-1));&quot;&quot;;MAX([.A$7:.A33])+1)" office:value-type="float" office:value="10">
            <text:p>010</text:p>
          </table:table-cell>
          <table:table-cell table:style-name="ce291" office:value-type="string">
            <text:p>ANS_35</text:p>
          </table:table-cell>
          <table:table-cell table:style-name="ce164" table:formula="of:=IF(VALUE(MID([.F34];6;FIND(&quot;:&quot;;[.F34];1)-FIND(&quot; &quot;;[.F34];1)-1))&gt;VALUE(MID([.F33];6;FIND(&quot;:&quot;;[.F33];1)-FIND(&quot; &quot;;[.F33];1)-1));[.C33];[.C33]+1)" office:value-type="float" office:value="10">
            <text:p>010</text:p>
          </table:table-cell>
          <table:table-cell table:style-name="ce167" office:value-type="string">
            <text:p>KS/Answers/BBC</text:p>
          </table:table-cell>
          <table:table-cell table:style-name="ce68" office:value-type="string">
            <text:p>Check Ordered list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35];6;FIND(&quot;:&quot;;[.F35];1)-FIND(&quot; &quot;;[.F35];1)-1))&gt;VALUE(MID([.F34];6;FIND(&quot;:&quot;;[.F34];1)-FIND(&quot; &quot;;[.F34];1)-1));&quot;&quot;;MAX([.A$7:.A34])+1)">
            <text:p/>
          </table:table-cell>
          <table:table-cell table:style-name="ce291" office:value-type="string">
            <text:p>ANS_35</text:p>
          </table:table-cell>
          <table:table-cell table:style-name="ce164" table:formula="of:=IF(VALUE(MID([.F35];6;FIND(&quot;:&quot;;[.F35];1)-FIND(&quot; &quot;;[.F35];1)-1))&gt;VALUE(MID([.F34];6;FIND(&quot;:&quot;;[.F34];1)-FIND(&quot; &quot;;[.F34];1)-1));[.C34];[.C34]+1)" office:value-type="float" office:value="10">
            <text:p>010</text:p>
          </table:table-cell>
          <table:table-cell table:style-name="ce167" office:value-type="string">
            <text:p>KS/Answers/BBC</text:p>
          </table:table-cell>
          <table:table-cell table:style-name="ce167" office:value-type="string">
            <text:p>Check Ordered list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100">
          <table:table-cell table:style-name="ce149" table:formula="of:=IF(VALUE(MID([.F36];6;FIND(&quot;:&quot;;[.F36];1)-FIND(&quot; &quot;;[.F36];1)-1))&gt;VALUE(MID([.F35];6;FIND(&quot;:&quot;;[.F35];1)-FIND(&quot; &quot;;[.F35];1)-1));&quot;&quot;;MAX([.A$7:.A35])+1)">
            <text:p/>
          </table:table-cell>
          <table:table-cell table:style-name="ce291" office:value-type="string">
            <text:p>ANS_35</text:p>
          </table:table-cell>
          <table:table-cell table:style-name="ce164" table:formula="of:=IF(VALUE(MID([.F36];6;FIND(&quot;:&quot;;[.F36];1)-FIND(&quot; &quot;;[.F36];1)-1))&gt;VALUE(MID([.F35];6;FIND(&quot;:&quot;;[.F35];1)-FIND(&quot; &quot;;[.F35];1)-1));[.C35];[.C35]+1)" office:value-type="float" office:value="10">
            <text:p>010</text:p>
          </table:table-cell>
          <table:table-cell table:style-name="ce167" office:value-type="string">
            <text:p>KS/Answers/BBC</text:p>
          </table:table-cell>
          <table:table-cell table:style-name="ce167" office:value-type="string">
            <text:p>Check Ordered list effect</text:p>
          </table:table-cell>
          <table:table-cell table:style-name="ce167" office:value-type="string">
            <text:p>Step 3: Compose question with Ordered list tag</text:p>
          </table:table-cell>
          <table:table-cell table:style-name="ce167"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67" office:value-type="string">
            <text:p>- The question is shown with Ordered list effect like below:</text:p>
            <text:p><text:s text:c="3"/>1. Go to the shops</text:p>
            <text:p><text:s text:c="3"/>2. Buy a new computer</text:p>
            <text:p><text:s text:c="3"/>3. Swear at computer when it crashes</text:p>
            <text:p>or</text:p>
            <text:p><text:span text:style-name="T30"><text:s text:c="3"/></text:span><text:span text:style-name="T30">a. The first possible answer</text:span></text:p>
            <text:p><text:span text:style-name="T30"><text:s text:c="3"/></text:span><text:span text:style-name="T30">b. The second possible answer</text:span></text:p>
            <text:p><text:span text:style-name="T30"><text:s text:c="3"/></text:span><text:span text:style-name="T30">c. The third possible answer</text:span></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37];6;FIND(&quot;:&quot;;[.F37];1)-FIND(&quot; &quot;;[.F37];1)-1))&gt;VALUE(MID([.F36];6;FIND(&quot;:&quot;;[.F36];1)-FIND(&quot; &quot;;[.F36];1)-1));&quot;&quot;;MAX([.A$7:.A36])+1)" office:value-type="float" office:value="11">
            <text:p>011</text:p>
          </table:table-cell>
          <table:table-cell table:style-name="ce291" office:value-type="string">
            <text:p>ANS_35</text:p>
          </table:table-cell>
          <table:table-cell table:style-name="ce164" table:formula="of:=IF(VALUE(MID([.F37];6;FIND(&quot;:&quot;;[.F37];1)-FIND(&quot; &quot;;[.F37];1)-1))&gt;VALUE(MID([.F36];6;FIND(&quot;:&quot;;[.F36];1)-FIND(&quot; &quot;;[.F36];1)-1));[.C36];[.C36]+1)" office:value-type="float" office:value="11">
            <text:p>011</text:p>
          </table:table-cell>
          <table:table-cell table:style-name="ce167" office:value-type="string">
            <text:p>KS/Answers/BBC</text:p>
          </table:table-cell>
          <table:table-cell table:style-name="ce68" office:value-type="string">
            <text:p>Check Link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38];6;FIND(&quot;:&quot;;[.F38];1)-FIND(&quot; &quot;;[.F38];1)-1))&gt;VALUE(MID([.F37];6;FIND(&quot;:&quot;;[.F37];1)-FIND(&quot; &quot;;[.F37];1)-1));&quot;&quot;;MAX([.A$7:.A37])+1)">
            <text:p/>
          </table:table-cell>
          <table:table-cell table:style-name="ce291" office:value-type="string">
            <text:p>ANS_35</text:p>
          </table:table-cell>
          <table:table-cell table:style-name="ce164" table:formula="of:=IF(VALUE(MID([.F38];6;FIND(&quot;:&quot;;[.F38];1)-FIND(&quot; &quot;;[.F38];1)-1))&gt;VALUE(MID([.F37];6;FIND(&quot;:&quot;;[.F37];1)-FIND(&quot; &quot;;[.F37];1)-1));[.C37];[.C37]+1)" office:value-type="float" office:value="11">
            <text:p>011</text:p>
          </table:table-cell>
          <table:table-cell table:style-name="ce167" office:value-type="string">
            <text:p>KS/Answers/BBC</text:p>
          </table:table-cell>
          <table:table-cell table:style-name="ce167" office:value-type="string">
            <text:p>Check Link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55">
          <table:table-cell table:style-name="ce149" table:formula="of:=IF(VALUE(MID([.F39];6;FIND(&quot;:&quot;;[.F39];1)-FIND(&quot; &quot;;[.F39];1)-1))&gt;VALUE(MID([.F38];6;FIND(&quot;:&quot;;[.F38];1)-FIND(&quot; &quot;;[.F38];1)-1));&quot;&quot;;MAX([.A$7:.A38])+1)">
            <text:p/>
          </table:table-cell>
          <table:table-cell table:style-name="ce291" office:value-type="string">
            <text:p>ANS_35</text:p>
          </table:table-cell>
          <table:table-cell table:style-name="ce164" table:formula="of:=IF(VALUE(MID([.F39];6;FIND(&quot;:&quot;;[.F39];1)-FIND(&quot; &quot;;[.F39];1)-1))&gt;VALUE(MID([.F38];6;FIND(&quot;:&quot;;[.F38];1)-FIND(&quot; &quot;;[.F38];1)-1));[.C38];[.C38]+1)" office:value-type="float" office:value="11">
            <text:p>011</text:p>
          </table:table-cell>
          <table:table-cell table:style-name="ce167" office:value-type="string">
            <text:p>KS/Answers/BBC</text:p>
          </table:table-cell>
          <table:table-cell table:style-name="ce167" office:value-type="string">
            <text:p>Check Link effect</text:p>
          </table:table-cell>
          <table:table-cell table:style-name="ce167" office:value-type="string">
            <text:p>Step 3: Compose question with Link tag</text:p>
          </table:table-cell>
          <table:table-cell table:style-name="ce167" office:value-type="string">
            <text:p>- Input text inside [url=][/url] tag <text:s/>into text editor</text:p>
            <text:p>For example:</text:p>
            <text:p>[url=http://www.phpbb.com/]Visit phpBB![/url]</text:p>
            <text:p>or</text:p>
            <text:p>[url]http://www.phpbb.com[/url]</text:p>
            <text:p/>
            <text:p/>
          </table:table-cell>
          <table:table-cell table:style-name="ce167"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40];6;FIND(&quot;:&quot;;[.F40];1)-FIND(&quot; &quot;;[.F40];1)-1))&gt;VALUE(MID([.F39];6;FIND(&quot;:&quot;;[.F39];1)-FIND(&quot; &quot;;[.F39];1)-1));&quot;&quot;;MAX([.A$7:.A39])+1)" office:value-type="float" office:value="12">
            <text:p>012</text:p>
          </table:table-cell>
          <table:table-cell table:style-name="ce291" office:value-type="string">
            <text:p>ANS_35</text:p>
          </table:table-cell>
          <table:table-cell table:style-name="ce164" table:formula="of:=IF(VALUE(MID([.F40];6;FIND(&quot;:&quot;;[.F40];1)-FIND(&quot; &quot;;[.F40];1)-1))&gt;VALUE(MID([.F39];6;FIND(&quot;:&quot;;[.F39];1)-FIND(&quot; &quot;;[.F39];1)-1));[.C39];[.C39]+1)" office:value-type="float" office:value="12">
            <text:p>012</text:p>
          </table:table-cell>
          <table:table-cell table:style-name="ce167" office:value-type="string">
            <text:p>KS/Answers/BBC</text:p>
          </table:table-cell>
          <table:table-cell table:style-name="ce68" office:value-type="string">
            <text:p>Check Email effec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41];6;FIND(&quot;:&quot;;[.F41];1)-FIND(&quot; &quot;;[.F41];1)-1))&gt;VALUE(MID([.F40];6;FIND(&quot;:&quot;;[.F40];1)-FIND(&quot; &quot;;[.F40];1)-1));&quot;&quot;;MAX([.A$7:.A40])+1)">
            <text:p/>
          </table:table-cell>
          <table:table-cell table:style-name="ce291" office:value-type="string">
            <text:p>ANS_35</text:p>
          </table:table-cell>
          <table:table-cell table:style-name="ce164" table:formula="of:=IF(VALUE(MID([.F41];6;FIND(&quot;:&quot;;[.F41];1)-FIND(&quot; &quot;;[.F41];1)-1))&gt;VALUE(MID([.F40];6;FIND(&quot;:&quot;;[.F40];1)-FIND(&quot; &quot;;[.F40];1)-1));[.C40];[.C40]+1)" office:value-type="float" office:value="12">
            <text:p>012</text:p>
          </table:table-cell>
          <table:table-cell table:style-name="ce167" office:value-type="string">
            <text:p>KS/Answers/BBC</text:p>
          </table:table-cell>
          <table:table-cell table:style-name="ce167" office:value-type="string">
            <text:p>Check Email effec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0">
          <table:table-cell table:style-name="ce149" table:formula="of:=IF(VALUE(MID([.F42];6;FIND(&quot;:&quot;;[.F42];1)-FIND(&quot; &quot;;[.F42];1)-1))&gt;VALUE(MID([.F41];6;FIND(&quot;:&quot;;[.F41];1)-FIND(&quot; &quot;;[.F41];1)-1));&quot;&quot;;MAX([.A$7:.A41])+1)">
            <text:p/>
          </table:table-cell>
          <table:table-cell table:style-name="ce291" office:value-type="string">
            <text:p>ANS_35</text:p>
          </table:table-cell>
          <table:table-cell table:style-name="ce164" table:formula="of:=IF(VALUE(MID([.F42];6;FIND(&quot;:&quot;;[.F42];1)-FIND(&quot; &quot;;[.F42];1)-1))&gt;VALUE(MID([.F41];6;FIND(&quot;:&quot;;[.F41];1)-FIND(&quot; &quot;;[.F41];1)-1));[.C41];[.C41]+1)" office:value-type="float" office:value="12">
            <text:p>012</text:p>
          </table:table-cell>
          <table:table-cell table:style-name="ce167" office:value-type="string">
            <text:p>KS/Answers/BBC</text:p>
          </table:table-cell>
          <table:table-cell table:style-name="ce167" office:value-type="string">
            <text:p>Check Email effect</text:p>
          </table:table-cell>
          <table:table-cell table:style-name="ce167" office:value-type="string">
            <text:p>Step 3: Compose question with Email tag</text:p>
          </table:table-cell>
          <table:table-cell table:style-name="ce167" office:value-type="string">
            <text:p>- Input text inside [email][/email] tag <text:s/><text:span text:style-name="T23">into text</text:span> editor</text:p>
            <text:p>For example:</text:p>
            <text:p>[email]<text:a xlink:href="mailto:th4nhc0n9@yahoo.com">th4nhc0n9@yahoo.com</text:a>[/email]</text:p>
            <text:p/>
            <text:p/>
          </table:table-cell>
          <table:table-cell table:style-name="ce167"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40" office:value-type="string">
            <text:p>High</text:p>
          </table:table-cell>
          <table:table-cell table:style-name="ce296"/>
          <table:table-cell table:style-name="ce299" table:number-columns-repeated="203"/>
        </table:table-row>
        <table:table-row table:style-name="ro32">
          <table:table-cell table:style-name="ce149" table:formula="of:=IF(VALUE(MID([.F43];6;FIND(&quot;:&quot;;[.F43];1)-FIND(&quot; &quot;;[.F43];1)-1))&gt;VALUE(MID([.F42];6;FIND(&quot;:&quot;;[.F42];1)-FIND(&quot; &quot;;[.F42];1)-1));&quot;&quot;;MAX([.A$7:.A42])+1)" office:value-type="float" office:value="13">
            <text:p>013</text:p>
          </table:table-cell>
          <table:table-cell table:style-name="ce291" office:value-type="string">
            <text:p>ANS_35</text:p>
          </table:table-cell>
          <table:table-cell table:style-name="ce164" table:formula="of:=IF(VALUE(MID([.F43];6;FIND(&quot;:&quot;;[.F43];1)-FIND(&quot; &quot;;[.F43];1)-1))&gt;VALUE(MID([.F42];6;FIND(&quot;:&quot;;[.F42];1)-FIND(&quot; &quot;;[.F42];1)-1));[.C42];[.C42]+1)" office:value-type="float" office:value="13">
            <text:p>013</text:p>
          </table:table-cell>
          <table:table-cell table:style-name="ce167" office:value-type="string">
            <text:p>KS/Answers/BBC</text:p>
          </table:table-cell>
          <table:table-cell table:style-name="ce68" office:value-type="string">
            <text:p>Check Adding image to a post</text:p>
          </table:table-cell>
          <table:table-cell table:style-name="ce167" office:value-type="string">
            <text:p>Step 1: Login and Open Answers application</text:p>
          </table:table-cell>
          <table:table-cell table:style-name="ce167" office:value-type="string">
            <text:p>- Login by User and goto Answers application</text:p>
            <text:p/>
          </table:table-cell>
          <table:table-cell table:style-name="ce167" office:value-type="string">
            <text:p>- Login successfully</text:p>
            <text:p>- Answers Application is displayed properly</text:p>
            <text:p/>
          </table:table-cell>
          <table:table-cell table:style-name="ce240" office:value-type="string">
            <text:p>High</text:p>
          </table:table-cell>
          <table:table-cell table:style-name="ce296"/>
          <table:table-cell table:style-name="ce299" table:number-columns-repeated="203"/>
        </table:table-row>
        <table:table-row table:style-name="ro5">
          <table:table-cell table:style-name="ce149" table:formula="of:=IF(VALUE(MID([.F44];6;FIND(&quot;:&quot;;[.F44];1)-FIND(&quot; &quot;;[.F44];1)-1))&gt;VALUE(MID([.F43];6;FIND(&quot;:&quot;;[.F43];1)-FIND(&quot; &quot;;[.F43];1)-1));&quot;&quot;;MAX([.A$7:.A43])+1)">
            <text:p/>
          </table:table-cell>
          <table:table-cell table:style-name="ce291" office:value-type="string">
            <text:p>ANS_35</text:p>
          </table:table-cell>
          <table:table-cell table:style-name="ce164" table:formula="of:=IF(VALUE(MID([.F44];6;FIND(&quot;:&quot;;[.F44];1)-FIND(&quot; &quot;;[.F44];1)-1))&gt;VALUE(MID([.F43];6;FIND(&quot;:&quot;;[.F43];1)-FIND(&quot; &quot;;[.F43];1)-1));[.C43];[.C43]+1)" office:value-type="float" office:value="13">
            <text:p>013</text:p>
          </table:table-cell>
          <table:table-cell table:style-name="ce167" office:value-type="string">
            <text:p>KS/Answers/BBC</text:p>
          </table:table-cell>
          <table:table-cell table:style-name="ce167" office:value-type="string">
            <text:p>Check Adding image to a post</text:p>
          </table:table-cell>
          <table:table-cell table:style-name="ce167" office:value-type="string">
            <text:p>Step 2: Open Submit question form</text:p>
          </table:table-cell>
          <table:table-cell table:style-name="ce167" office:value-type="string">
            <text:p>- Click on Submit question button</text:p>
          </table:table-cell>
          <table:table-cell table:style-name="ce167" office:value-type="string">
            <text:p>- Submit question form is shown.</text:p>
          </table:table-cell>
          <table:table-cell table:style-name="ce240" office:value-type="string">
            <text:p>High</text:p>
          </table:table-cell>
          <table:table-cell table:style-name="ce296"/>
          <table:table-cell table:style-name="ce299" table:number-columns-repeated="203"/>
        </table:table-row>
        <table:table-row table:style-name="ro40">
          <table:table-cell table:style-name="ce149" table:formula="of:=IF(VALUE(MID([.F45];6;FIND(&quot;:&quot;;[.F45];1)-FIND(&quot; &quot;;[.F45];1)-1))&gt;VALUE(MID([.F44];6;FIND(&quot;:&quot;;[.F44];1)-FIND(&quot; &quot;;[.F44];1)-1));&quot;&quot;;MAX([.A$7:.A44])+1)">
            <text:p/>
          </table:table-cell>
          <table:table-cell table:style-name="ce291" office:value-type="string">
            <text:p>ANS_35</text:p>
          </table:table-cell>
          <table:table-cell table:style-name="ce164" table:formula="of:=IF(VALUE(MID([.F45];6;FIND(&quot;:&quot;;[.F45];1)-FIND(&quot; &quot;;[.F45];1)-1))&gt;VALUE(MID([.F44];6;FIND(&quot;:&quot;;[.F44];1)-FIND(&quot; &quot;;[.F44];1)-1));[.C44];[.C44]+1)" office:value-type="float" office:value="13">
            <text:p>013</text:p>
          </table:table-cell>
          <table:table-cell table:style-name="ce167" office:value-type="string">
            <text:p>KS/Answers/BBC</text:p>
          </table:table-cell>
          <table:table-cell table:style-name="ce167" office:value-type="string">
            <text:p>Check Adding image to a post</text:p>
          </table:table-cell>
          <table:table-cell table:style-name="ce167" office:value-type="string">
            <text:p>Step 3: Compose question with Image tag</text:p>
          </table:table-cell>
          <table:table-cell table:style-name="ce167" office:value-type="string">
            <text:p>- Input text inside [img][/img] tag <text:s/>into text editor</text:p>
            <text:p>For example:</text:p>
            <text:p>[img]http://www.google.com/intl/en_ALL/images/logo.gif[/img]</text:p>
            <text:p/>
            <text:p/>
          </table:table-cell>
          <table:table-cell table:style-name="ce167" office:value-type="string">
            <text:p>- The question <text:s/>is shown with image. For example, logo.gif is shown.</text:p>
          </table:table-cell>
          <table:table-cell table:style-name="ce240" office:value-type="string">
            <text:p>High</text:p>
          </table:table-cell>
          <table:table-cell table:style-name="ce296"/>
          <table:table-cell table:style-name="ce299" table:number-columns-repeated="203"/>
        </table:table-row>
        <table:table-row table:style-name="ro1" table:number-rows-repeated="65490">
          <table:table-cell table:number-columns-repeated="213"/>
        </table:table-row>
        <table:table-row table:style-name="ro1">
          <table:table-cell table:number-columns-repeated="213"/>
        </table:table-row>
      </table:table>
      <table:table table:name="Answers_Porlet_Setting" table:style-name="ta2" table:print="false">
        <office:forms form:automatic-focus="false" form:apply-design-mode="false"/>
        <table:table-column table:style-name="co9" table:default-cell-style-name="ce301"/>
        <table:table-column table:style-name="co26" table:default-cell-style-name="ce309"/>
        <table:table-column table:style-name="co19" table:default-cell-style-name="ce301"/>
        <table:table-column table:style-name="co93" table:default-cell-style-name="ce314"/>
        <table:table-column table:style-name="co94" table:default-cell-style-name="ce314"/>
        <table:table-column table:style-name="co85" table:default-cell-style-name="ce314"/>
        <table:table-column table:style-name="co50" table:default-cell-style-name="ce314"/>
        <table:table-column table:style-name="co95" table:default-cell-style-name="ce314"/>
        <table:table-column table:style-name="co9" table:number-columns-repeated="248" table:default-cell-style-name="ce301"/>
        <table:table-row table:style-name="ro35">
          <table:table-cell/>
          <table:table-cell table:style-name="ce303" office:value-type="string">
            <text:p>TEST CASES</text:p>
          </table:table-cell>
          <table:table-cell table:style-name="ce303"/>
          <table:table-cell table:style-name="ce313" table:number-columns-repeated="2"/>
          <table:table-cell table:number-columns-repeated="2"/>
          <table:table-cell table:style-name="ce313"/>
          <table:table-cell table:style-name="ce323"/>
          <table:table-cell table:style-name="ce326"/>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style-name="ce330" table:number-columns-repeated="197"/>
          <table:table-cell table:number-columns-repeated="44"/>
        </table:table-row>
        <table:table-row table:style-name="ro35">
          <table:table-cell/>
          <table:table-cell table:style-name="ce304" table:number-columns-repeated="2"/>
          <table:table-cell table:style-name="ce313" table:number-columns-repeated="2"/>
          <table:table-cell table:number-columns-repeated="2"/>
          <table:table-cell table:style-name="ce313"/>
          <table:table-cell table:style-name="ce323"/>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style-name="Default"/>
          <table:table-cell table:style-name="ce330" table:number-columns-repeated="194"/>
          <table:table-cell table:number-columns-repeated="44"/>
        </table:table-row>
        <table:table-row table:style-name="ro103">
          <table:table-cell/>
          <table:table-cell table:style-name="ce305" office:value-type="string">
            <text:p>Functions List<text:span text:style-name="T8">:</text:span></text:p>
          </table:table-cell>
          <table:table-cell table:style-name="ce310" office:value-type="string" table:number-columns-spanned="3" table:number-rows-spanned="1">
            <text:p>Display mode, Email notification, Discussion and Category scoping</text:p>
          </table:table-cell>
          <table:covered-table-cell table:number-columns-repeated="2"/>
          <table:table-cell table:number-columns-repeated="2"/>
          <table:table-cell table:style-name="ce320"/>
          <table:table-cell table:style-name="ce324"/>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style-name="Default"/>
          <table:table-cell table:style-name="ce330" table:number-columns-repeated="194"/>
          <table:table-cell table:number-columns-repeated="44"/>
        </table:table-row>
        <table:table-row table:style-name="ro45">
          <table:table-cell/>
          <table:table-cell table:style-name="ce305" office:value-type="string">
            <text:p>Total main cases:</text:p>
          </table:table-cell>
          <table:table-cell table:style-name="ce311" table:formula="of:=MAX([.A7:.A996])" office:value-type="float" office:value="21" table:number-columns-spanned="3" table:number-rows-spanned="1">
            <text:p>21</text:p>
          </table:table-cell>
          <table:covered-table-cell table:number-columns-repeated="2"/>
          <table:table-cell table:number-columns-repeated="2"/>
          <table:table-cell table:style-name="ce320"/>
          <table:table-cell table:style-name="ce324"/>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style-name="Default"/>
          <table:table-cell table:style-name="ce330" table:number-columns-repeated="194"/>
          <table:table-cell table:number-columns-repeated="44"/>
        </table:table-row>
        <table:table-row table:style-name="ro35">
          <table:table-cell/>
          <table:table-cell table:style-name="ce306"/>
          <table:table-cell table:number-columns-repeated="6"/>
          <table:table-cell table:style-name="ce324"/>
          <table:table-cell table:style-name="ce191"/>
          <table:table-cell table:style-name="Default"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style-name="Default"/>
          <table:table-cell table:number-columns-repeated="238"/>
        </table:table-row>
        <table:table-row table:style-name="ro104">
          <table:table-cell table:style-name="ce302" office:value-type="string">
            <text:p>Case No</text:p>
          </table:table-cell>
          <table:table-cell table:style-name="ce307" office:value-type="string">
            <text:p>Related function</text:p>
          </table:table-cell>
          <table:table-cell table:style-name="ce312" office:value-type="string">
            <text:p>Case ID</text:p>
          </table:table-cell>
          <table:table-cell table:style-name="ce315" office:value-type="string">
            <text:p>Path</text:p>
          </table:table-cell>
          <table:table-cell table:style-name="ce315" office:value-type="string">
            <text:p>Case Name</text:p>
          </table:table-cell>
          <table:table-cell table:style-name="ce315" office:value-type="string">
            <text:p>Description</text:p>
          </table:table-cell>
          <table:table-cell table:style-name="ce315" office:value-type="string">
            <text:p>Steps</text:p>
          </table:table-cell>
          <table:table-cell table:style-name="ce315" office:value-type="string">
            <text:p>Expected Output</text:p>
          </table:table-cell>
          <table:table-cell table:style-name="ce307" office:value-type="string">
            <text:p>Priority</text:p>
          </table:table-cell>
          <table:table-cell table:style-name="ce327" office:value-type="string">
            <text:p>Affect</text:p>
          </table:table-cell>
          <table:table-cell table:style-name="ce329" table:number-columns-repeated="9"/>
          <table:table-cell table:style-name="ce330" table:number-columns-repeated="194"/>
          <table:table-cell table:number-columns-repeated="43"/>
        </table:table-row>
        <table:table-row table:style-name="ro38">
          <table:table-cell table:style-name="ce243" office:value-type="float" office:value="1">
            <text:p>001</text:p>
          </table:table-cell>
          <table:table-cell table:style-name="ce308" office:value-type="string">
            <text:p>ANS_36</text:p>
          </table:table-cell>
          <table:table-cell table:style-name="ce164" office:value-type="float" office:value="1">
            <text:p>001</text:p>
          </table:table-cell>
          <table:table-cell table:style-name="ce316" office:value-type="string">
            <text:p>KS\Answers\Answers Portlet Settings\Display mode</text:p>
          </table:table-cell>
          <table:table-cell table:style-name="ce78" office:value-type="string">
            <text:p>Setup to show all kinds of Question</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38">
          <table:table-cell table:style-name="ce149" table:formula="of:=IF(VALUE(MID([.F8];6;FIND(&quot;:&quot;;[.F8];1)-FIND(&quot; &quot;;[.F8];1)-1))&gt;VALUE(MID([.F7];6;FIND(&quot;:&quot;;[.F7];1)-FIND(&quot; &quot;;[.F7];1)-1));&quot;&quot;;MAX([.A$7:.A7])+1)">
            <text:p/>
          </table:table-cell>
          <table:table-cell table:style-name="ce308" office:value-type="string">
            <text:p>ANS_36</text:p>
          </table:table-cell>
          <table:table-cell table:style-name="ce164" table:formula="of:=IF(VALUE(MID([.F8];6;FIND(&quot;:&quot;;[.F8];1)-FIND(&quot; &quot;;[.F8];1)-1))&gt;VALUE(MID([.F7];6;FIND(&quot;:&quot;;[.F7];1)-FIND(&quot; &quot;;[.F7];1)-1));[.C7];[.C7]+1)" office:value-type="float" office:value="1">
            <text:p>001</text:p>
          </table:table-cell>
          <table:table-cell table:style-name="ce316" office:value-type="string">
            <text:p>KS\Answers\Answers Portlet Settings\Display mode</text:p>
          </table:table-cell>
          <table:table-cell table:style-name="ce317" office:value-type="string">
            <text:p>Setup to show all kinds of Question</text:p>
          </table:table-cell>
          <table:table-cell table:style-name="ce319" office:value-type="string">
            <text:p>Step 2: Set display mode is “All”</text:p>
          </table:table-cell>
          <table:table-cell table:style-name="ce319" office:value-type="string">
            <text:p>- Select 'All' option in <text:span text:style-name="T17">Display</text:span> combo box</text:p>
            <text:p>- Click <text:span text:style-name="T17">Save</text:span> button in tab</text:p>
            <text:p>- Click <text:span text:style-name="T17">Save</text:span> button in form</text:p>
            <text:p>- Click <text:span text:style-name="T17">Save</text:span> button in page</text:p>
            <text:p/>
          </table:table-cell>
          <table:table-cell table:style-name="ce321" office:value-type="string">
            <text:p>- All mode is set for Answers by default</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41">
          <table:table-cell table:style-name="ce149" table:formula="of:=IF(VALUE(MID([.F9];6;FIND(&quot;:&quot;;[.F9];1)-FIND(&quot; &quot;;[.F9];1)-1))&gt;VALUE(MID([.F8];6;FIND(&quot;:&quot;;[.F8];1)-FIND(&quot; &quot;;[.F8];1)-1));&quot;&quot;;MAX([.A$7:.A8])+1)">
            <text:p/>
          </table:table-cell>
          <table:table-cell table:style-name="ce308" office:value-type="string">
            <text:p>ANS_36</text:p>
          </table:table-cell>
          <table:table-cell table:style-name="ce164" table:formula="of:=IF(VALUE(MID([.F9];6;FIND(&quot;:&quot;;[.F9];1)-FIND(&quot; &quot;;[.F9];1)-1))&gt;VALUE(MID([.F8];6;FIND(&quot;:&quot;;[.F8];1)-FIND(&quot; &quot;;[.F8];1)-1));[.C8];[.C8]+1)" office:value-type="float" office:value="1">
            <text:p>001</text:p>
          </table:table-cell>
          <table:table-cell table:style-name="ce316" office:value-type="string">
            <text:p>KS\Answers\Answers Portlet Settings\Display mode</text:p>
          </table:table-cell>
          <table:table-cell table:style-name="ce317" office:value-type="string">
            <text:p>Setup to show all kinds of Question</text:p>
          </table:table-cell>
          <table:table-cell table:style-name="ce319" office:value-type="string">
            <text:p>Step 3: Check 'All' mode</text:p>
          </table:table-cell>
          <table:table-cell table:style-name="ce319" office:value-type="string">
            <text:p>- Add question to the category which does not require approval on new question</text:p>
            <text:p>- Add question to the category which requires approval on new question</text:p>
          </table:table-cell>
          <table:table-cell table:style-name="ce321" office:value-type="string">
            <text:p>- Both approved and unapproved questions are displayed to everyone.</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38">
          <table:table-cell table:style-name="ce149" table:formula="of:=IF(VALUE(MID([.F10];6;FIND(&quot;:&quot;;[.F10];1)-FIND(&quot; &quot;;[.F10];1)-1))&gt;VALUE(MID([.F9];6;FIND(&quot;:&quot;;[.F9];1)-FIND(&quot; &quot;;[.F9];1)-1));&quot;&quot;;MAX([.A$7:.A9])+1)" office:value-type="float" office:value="2">
            <text:p>002</text:p>
          </table:table-cell>
          <table:table-cell table:style-name="ce308" office:value-type="string">
            <text:p>ANS_36</text:p>
          </table:table-cell>
          <table:table-cell table:style-name="ce164" table:formula="of:=IF(VALUE(MID([.F10];6;FIND(&quot;:&quot;;[.F10];1)-FIND(&quot; &quot;;[.F10];1)-1))&gt;VALUE(MID([.F9];6;FIND(&quot;:&quot;;[.F9];1)-FIND(&quot; &quot;;[.F9];1)-1));[.C9];[.C9]+1)" office:value-type="float" office:value="2">
            <text:p>002</text:p>
          </table:table-cell>
          <table:table-cell table:style-name="ce316" office:value-type="string">
            <text:p>KS\Answers\Answers Portlet Settings\Display mode</text:p>
          </table:table-cell>
          <table:table-cell table:style-name="ce78" office:value-type="string">
            <text:p>Setup to show only Approved Question</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41">
          <table:table-cell table:style-name="ce149" table:formula="of:=IF(VALUE(MID([.F11];6;FIND(&quot;:&quot;;[.F11];1)-FIND(&quot; &quot;;[.F11];1)-1))&gt;VALUE(MID([.F10];6;FIND(&quot;:&quot;;[.F10];1)-FIND(&quot; &quot;;[.F10];1)-1));&quot;&quot;;MAX([.A$7:.A10])+1)">
            <text:p/>
          </table:table-cell>
          <table:table-cell table:style-name="ce308" office:value-type="string">
            <text:p>ANS_36</text:p>
          </table:table-cell>
          <table:table-cell table:style-name="ce164" table:formula="of:=IF(VALUE(MID([.F11];6;FIND(&quot;:&quot;;[.F11];1)-FIND(&quot; &quot;;[.F11];1)-1))&gt;VALUE(MID([.F10];6;FIND(&quot;:&quot;;[.F10];1)-FIND(&quot; &quot;;[.F10];1)-1));[.C10];[.C10]+1)" office:value-type="float" office:value="2">
            <text:p>002</text:p>
          </table:table-cell>
          <table:table-cell table:style-name="ce316" office:value-type="string">
            <text:p>KS\Answers\Answers Portlet Settings\Display mode</text:p>
          </table:table-cell>
          <table:table-cell table:style-name="ce317" office:value-type="string">
            <text:p>Setup to show only Approved Question</text:p>
          </table:table-cell>
          <table:table-cell table:style-name="ce319" office:value-type="string">
            <text:p>Step 2: Set display mode is “Approved”</text:p>
          </table:table-cell>
          <table:table-cell table:style-name="ce319" office:value-type="string">
            <text:p>- Select 'Approved' option in <text:span text:style-name="T17">Display</text:span> combo box</text:p>
            <text:p>- Click <text:span text:style-name="T17">Save</text:span> button in tab</text:p>
            <text:p>- Click <text:span text:style-name="T17">Save</text:span> button in form</text:p>
            <text:p>- Click <text:span text:style-name="T17">Save</text:span> button in page</text:p>
          </table:table-cell>
          <table:table-cell table:style-name="ce321" office:value-type="string">
            <text:p>Change is saved</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40">
          <table:table-cell table:style-name="ce149" table:formula="of:=IF(VALUE(MID([.F12];6;FIND(&quot;:&quot;;[.F12];1)-FIND(&quot; &quot;;[.F12];1)-1))&gt;VALUE(MID([.F11];6;FIND(&quot;:&quot;;[.F11];1)-FIND(&quot; &quot;;[.F11];1)-1));&quot;&quot;;MAX([.A$7:.A11])+1)">
            <text:p/>
          </table:table-cell>
          <table:table-cell table:style-name="ce308" office:value-type="string">
            <text:p>ANS_36</text:p>
          </table:table-cell>
          <table:table-cell table:style-name="ce164" table:formula="of:=IF(VALUE(MID([.F12];6;FIND(&quot;:&quot;;[.F12];1)-FIND(&quot; &quot;;[.F12];1)-1))&gt;VALUE(MID([.F11];6;FIND(&quot;:&quot;;[.F11];1)-FIND(&quot; &quot;;[.F11];1)-1));[.C11];[.C11]+1)" office:value-type="float" office:value="2">
            <text:p>002</text:p>
          </table:table-cell>
          <table:table-cell table:style-name="ce316" office:value-type="string">
            <text:p>KS\Answers\Answers Portlet Settings\Display mode</text:p>
          </table:table-cell>
          <table:table-cell table:style-name="ce317" office:value-type="string">
            <text:p>Setup to show only Approved Question</text:p>
          </table:table-cell>
          <table:table-cell table:style-name="ce319" office:value-type="string">
            <text:p>Step 3: Check 'Approved' mode</text:p>
          </table:table-cell>
          <table:table-cell table:style-name="ce319" office:value-type="string">
            <text:p>- Add question to the category which does not require approval on new question</text:p>
            <text:p>- Add question to the category which requires approval on new question</text:p>
          </table:table-cell>
          <table:table-cell table:style-name="ce321" office:value-type="string">
            <text:p>- Only approved questions are displayed.</text:p>
            <text:p>- Unapproved questions are invisible to everyone except the administrator or moderator can see them at Management questions form to mange.</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81">
          <table:table-cell table:style-name="ce149" table:formula="of:=IF(VALUE(MID([.F13];6;FIND(&quot;:&quot;;[.F13];1)-FIND(&quot; &quot;;[.F13];1)-1))&gt;VALUE(MID([.F12];6;FIND(&quot;:&quot;;[.F12];1)-FIND(&quot; &quot;;[.F12];1)-1));&quot;&quot;;MAX([.A$7:.A12])+1)" office:value-type="float" office:value="3">
            <text:p>003</text:p>
          </table:table-cell>
          <table:table-cell table:style-name="ce308" office:value-type="string">
            <text:p>ANS_36</text:p>
          </table:table-cell>
          <table:table-cell table:style-name="ce164" table:formula="of:=IF(VALUE(MID([.F13];6;FIND(&quot;:&quot;;[.F13];1)-FIND(&quot; &quot;;[.F13];1)-1))&gt;VALUE(MID([.F12];6;FIND(&quot;:&quot;;[.F12];1)-FIND(&quot; &quot;;[.F12];1)-1));[.C12];[.C12]+1)" office:value-type="float" office:value="3">
            <text:p>003</text:p>
          </table:table-cell>
          <table:table-cell table:style-name="ce316" office:value-type="string">
            <text:p>KS\Answers\Answers Portlet Settings\Display mode</text:p>
          </table:table-cell>
          <table:table-cell table:style-name="ce78" office:value-type="string">
            <text:p>Setting portlet to display categories and questions by created date in ascending order</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style-name="ce326"/>
          <table:table-cell table:style-name="ce330" table:number-columns-repeated="203"/>
          <table:table-cell table:number-columns-repeated="43"/>
        </table:table-row>
        <table:table-row table:style-name="ro52">
          <table:table-cell table:style-name="ce149" table:formula="of:=IF(VALUE(MID([.F14];6;FIND(&quot;:&quot;;[.F14];1)-FIND(&quot; &quot;;[.F14];1)-1))&gt;VALUE(MID([.F13];6;FIND(&quot;:&quot;;[.F13];1)-FIND(&quot; &quot;;[.F13];1)-1));&quot;&quot;;MAX([.A$7:.A13])+1)">
            <text:p/>
          </table:table-cell>
          <table:table-cell table:style-name="ce308" office:value-type="string">
            <text:p>ANS_36</text:p>
          </table:table-cell>
          <table:table-cell table:style-name="ce164" table:formula="of:=IF(VALUE(MID([.F14];6;FIND(&quot;:&quot;;[.F14];1)-FIND(&quot; &quot;;[.F14];1)-1))&gt;VALUE(MID([.F13];6;FIND(&quot;:&quot;;[.F13];1)-FIND(&quot; &quot;;[.F13];1)-1));[.C13];[.C13]+1)" office:value-type="float" office:value="3">
            <text:p>003</text:p>
          </table:table-cell>
          <table:table-cell table:style-name="ce316" office:value-type="string">
            <text:p>KS\Answers\Answers Portlet Settings\Display mode</text:p>
          </table:table-cell>
          <table:table-cell table:style-name="ce317" office:value-type="string">
            <text:p>Setting portlet to display categories and questions by created date in ascending order</text:p>
          </table:table-cell>
          <table:table-cell table:style-name="ce319" office:value-type="string">
            <text:p>Step 2: Set values in setting form</text:p>
          </table:table-cell>
          <table:table-cell table:style-name="ce319" office:value-type="string">
            <text:p>- Set values in Order is [Created <text:span text:style-name="T5">date] and [Ascending]</text:span></text:p>
            <text:p><text:span text:style-name="T5">- Click </text:span><text:span text:style-name="T31">Save</text:span><text:span text:style-name="T5"> button in tab</text:span></text:p>
            <text:p>- Click <text:span text:style-name="T17">Save</text:span> button in form</text:p>
            <text:p>- Click <text:span text:style-name="T17">Save</text:span> button in page</text:p>
          </table:table-cell>
          <table:table-cell table:style-name="ce322" office:value-type="string">
            <text:p>Change is saved</text:p>
          </table:table-cell>
          <table:table-cell table:style-name="ce325" office:value-type="string">
            <text:p>Medium</text:p>
          </table:table-cell>
          <table:table-cell table:number-columns-repeated="247"/>
        </table:table-row>
        <table:table-row table:style-name="ro105">
          <table:table-cell table:style-name="ce149" table:formula="of:=IF(VALUE(MID([.F15];6;FIND(&quot;:&quot;;[.F15];1)-FIND(&quot; &quot;;[.F15];1)-1))&gt;VALUE(MID([.F14];6;FIND(&quot;:&quot;;[.F14];1)-FIND(&quot; &quot;;[.F14];1)-1));&quot;&quot;;MAX([.A$7:.A14])+1)">
            <text:p/>
          </table:table-cell>
          <table:table-cell table:style-name="ce308" office:value-type="string">
            <text:p>ANS_36</text:p>
          </table:table-cell>
          <table:table-cell table:style-name="ce164" table:formula="of:=IF(VALUE(MID([.F15];6;FIND(&quot;:&quot;;[.F15];1)-FIND(&quot; &quot;;[.F15];1)-1))&gt;VALUE(MID([.F14];6;FIND(&quot;:&quot;;[.F14];1)-FIND(&quot; &quot;;[.F14];1)-1));[.C14];[.C14]+1)" office:value-type="float" office:value="3">
            <text:p>003</text:p>
          </table:table-cell>
          <table:table-cell table:style-name="ce316" office:value-type="string">
            <text:p>KS\Answers\Answers Portlet Settings\Display mode</text:p>
          </table:table-cell>
          <table:table-cell table:style-name="ce317" office:value-type="string">
            <text:p>Setting portlet to display categories and questions by created date in ascending order</text:p>
          </table:table-cell>
          <table:table-cell table:style-name="ce319" office:value-type="string">
            <text:p>Step 3: Check display mode</text:p>
          </table:table-cell>
          <table:table-cell office:value-type="string">
            <text:p>Add some categories and questions</text:p>
          </table:table-cell>
          <table:table-cell table:style-name="ce321" office:value-type="string">
            <text:p><text:span text:style-name="T12">-</text:span><text:span text:style-name="T15"> C</text:span>ategories a<text:span text:style-name="T5">nd questions are sorted by</text:span> created date in ascending order</text:p>
          </table:table-cell>
          <table:table-cell table:style-name="ce325" office:value-type="string">
            <text:p>Medium</text:p>
          </table:table-cell>
          <table:table-cell table:number-columns-repeated="247"/>
        </table:table-row>
        <table:table-row table:style-name="ro38">
          <table:table-cell table:style-name="ce149" table:formula="of:=IF(VALUE(MID([.F16];6;FIND(&quot;:&quot;;[.F16];1)-FIND(&quot; &quot;;[.F16];1)-1))&gt;VALUE(MID([.F15];6;FIND(&quot;:&quot;;[.F15];1)-FIND(&quot; &quot;;[.F15];1)-1));&quot;&quot;;MAX([.A$7:.A15])+1)" office:value-type="float" office:value="4">
            <text:p>004</text:p>
          </table:table-cell>
          <table:table-cell table:style-name="ce308" office:value-type="string">
            <text:p>ANS_36</text:p>
          </table:table-cell>
          <table:table-cell table:style-name="ce164" table:formula="of:=IF(VALUE(MID([.F16];6;FIND(&quot;:&quot;;[.F16];1)-FIND(&quot; &quot;;[.F16];1)-1))&gt;VALUE(MID([.F15];6;FIND(&quot;:&quot;;[.F15];1)-FIND(&quot; &quot;;[.F15];1)-1));[.C15];[.C15]+1)" office:value-type="float" office:value="4">
            <text:p>004</text:p>
          </table:table-cell>
          <table:table-cell table:style-name="ce316" office:value-type="string">
            <text:p>KS\Answers\Answers Portlet Settings\Display mode</text:p>
          </table:table-cell>
          <table:table-cell table:style-name="ce79" office:value-type="string">
            <text:p>Setting portlet to display categories and questions by created date in descending order</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number-columns-repeated="247"/>
        </table:table-row>
        <table:table-row table:style-name="ro112">
          <table:table-cell table:style-name="ce149" table:formula="of:=IF(VALUE(MID([.F17];6;FIND(&quot;:&quot;;[.F17];1)-FIND(&quot; &quot;;[.F17];1)-1))&gt;VALUE(MID([.F16];6;FIND(&quot;:&quot;;[.F16];1)-FIND(&quot; &quot;;[.F16];1)-1));&quot;&quot;;MAX([.A$7:.A16])+1)">
            <text:p/>
          </table:table-cell>
          <table:table-cell table:style-name="ce308" office:value-type="string">
            <text:p>ANS_36</text:p>
          </table:table-cell>
          <table:table-cell table:style-name="ce164" table:formula="of:=IF(VALUE(MID([.F17];6;FIND(&quot;:&quot;;[.F17];1)-FIND(&quot; &quot;;[.F17];1)-1))&gt;VALUE(MID([.F16];6;FIND(&quot;:&quot;;[.F16];1)-FIND(&quot; &quot;;[.F16];1)-1));[.C16];[.C16]+1)" office:value-type="float" office:value="4">
            <text:p>004</text:p>
          </table:table-cell>
          <table:table-cell table:style-name="ce316" office:value-type="string">
            <text:p>KS\Answers\Answers Portlet Settings\Display mode</text:p>
          </table:table-cell>
          <table:table-cell table:style-name="ce255" office:value-type="string">
            <text:p>Setting portlet to display categories and questions by created date in descending order</text:p>
          </table:table-cell>
          <table:table-cell table:style-name="ce319" office:value-type="string">
            <text:p>Step 2: Set values in setting form</text:p>
          </table:table-cell>
          <table:table-cell table:style-name="ce319" office:value-type="string">
            <text:p>- Set values in Order is [Created <text:span text:style-name="T5">date] and [Descending]</text:span></text:p>
            <text:p><text:span text:style-name="T5">- Click </text:span><text:span text:style-name="T31">Save</text:span><text:span text:style-name="T5"> button in tab</text:span></text:p>
            <text:p>- Click <text:span text:style-name="T17">Save</text:span> button in form</text:p>
            <text:p>- Click <text:span text:style-name="T17">Save</text:span> button in page</text:p>
          </table:table-cell>
          <table:table-cell table:style-name="ce322" office:value-type="string">
            <text:p>Change is saved</text:p>
          </table:table-cell>
          <table:table-cell table:style-name="ce325" office:value-type="string">
            <text:p>Medium</text:p>
          </table:table-cell>
          <table:table-cell table:number-columns-repeated="247"/>
        </table:table-row>
        <table:table-row table:style-name="ro113">
          <table:table-cell table:style-name="ce149" table:formula="of:=IF(VALUE(MID([.F18];6;FIND(&quot;:&quot;;[.F18];1)-FIND(&quot; &quot;;[.F18];1)-1))&gt;VALUE(MID([.F17];6;FIND(&quot;:&quot;;[.F17];1)-FIND(&quot; &quot;;[.F17];1)-1));&quot;&quot;;MAX([.A$7:.A17])+1)">
            <text:p/>
          </table:table-cell>
          <table:table-cell table:style-name="ce308" office:value-type="string">
            <text:p>ANS_36</text:p>
          </table:table-cell>
          <table:table-cell table:style-name="ce164" table:formula="of:=IF(VALUE(MID([.F18];6;FIND(&quot;:&quot;;[.F18];1)-FIND(&quot; &quot;;[.F18];1)-1))&gt;VALUE(MID([.F17];6;FIND(&quot;:&quot;;[.F17];1)-FIND(&quot; &quot;;[.F17];1)-1));[.C17];[.C17]+1)" office:value-type="float" office:value="4">
            <text:p>004</text:p>
          </table:table-cell>
          <table:table-cell table:style-name="ce316" office:value-type="string">
            <text:p>KS\Answers\Answers Portlet Settings\Display mode</text:p>
          </table:table-cell>
          <table:table-cell table:style-name="ce255" office:value-type="string">
            <text:p>Setting portlet to display categories and questions by created date in descending order</text:p>
          </table:table-cell>
          <table:table-cell table:style-name="ce319" office:value-type="string">
            <text:p>Step 3: Check display mode</text:p>
          </table:table-cell>
          <table:table-cell office:value-type="string">
            <text:p>Add some categories and questions</text:p>
          </table:table-cell>
          <table:table-cell table:style-name="ce321" office:value-type="string">
            <text:p><text:span text:style-name="T12">-</text:span><text:span text:style-name="T15"> C</text:span>ategories a<text:span text:style-name="T5">nd questions are sorted by</text:span> created date in Descending order</text:p>
          </table:table-cell>
          <table:table-cell table:style-name="ce325" office:value-type="string">
            <text:p>Medium</text:p>
          </table:table-cell>
          <table:table-cell table:number-columns-repeated="247"/>
        </table:table-row>
        <table:table-row table:style-name="ro114">
          <table:table-cell table:style-name="ce149" table:formula="of:=IF(VALUE(MID([.F19];6;FIND(&quot;:&quot;;[.F19];1)-FIND(&quot; &quot;;[.F19];1)-1))&gt;VALUE(MID([.F18];6;FIND(&quot;:&quot;;[.F18];1)-FIND(&quot; &quot;;[.F18];1)-1));&quot;&quot;;MAX([.A$7:.A18])+1)" office:value-type="float" office:value="5">
            <text:p>005</text:p>
          </table:table-cell>
          <table:table-cell table:style-name="ce308" office:value-type="string">
            <text:p>ANS_36</text:p>
          </table:table-cell>
          <table:table-cell table:style-name="ce164" table:formula="of:=IF(VALUE(MID([.F19];6;FIND(&quot;:&quot;;[.F19];1)-FIND(&quot; &quot;;[.F19];1)-1))&gt;VALUE(MID([.F18];6;FIND(&quot;:&quot;;[.F18];1)-FIND(&quot; &quot;;[.F18];1)-1));[.C18];[.C18]+1)" office:value-type="float" office:value="5">
            <text:p>005</text:p>
          </table:table-cell>
          <table:table-cell table:style-name="ce316" office:value-type="string">
            <text:p>KS\Answers\Answers Portlet Settings\Display mode</text:p>
          </table:table-cell>
          <table:table-cell table:style-name="ce79" office:value-type="string">
            <text:p>Setting portlet to display categories and questions by alphabet in ascending order</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number-columns-repeated="247"/>
        </table:table-row>
        <table:table-row table:style-name="ro41">
          <table:table-cell table:style-name="ce149" table:formula="of:=IF(VALUE(MID([.F20];6;FIND(&quot;:&quot;;[.F20];1)-FIND(&quot; &quot;;[.F20];1)-1))&gt;VALUE(MID([.F19];6;FIND(&quot;:&quot;;[.F19];1)-FIND(&quot; &quot;;[.F19];1)-1));&quot;&quot;;MAX([.A$7:.A19])+1)">
            <text:p/>
          </table:table-cell>
          <table:table-cell table:style-name="ce308" office:value-type="string">
            <text:p>ANS_36</text:p>
          </table:table-cell>
          <table:table-cell table:style-name="ce164" table:formula="of:=IF(VALUE(MID([.F20];6;FIND(&quot;:&quot;;[.F20];1)-FIND(&quot; &quot;;[.F20];1)-1))&gt;VALUE(MID([.F19];6;FIND(&quot;:&quot;;[.F19];1)-FIND(&quot; &quot;;[.F19];1)-1));[.C19];[.C19]+1)" office:value-type="float" office:value="5">
            <text:p>005</text:p>
          </table:table-cell>
          <table:table-cell table:style-name="ce316" office:value-type="string">
            <text:p>KS\Answers\Answers Portlet Settings\Display mode</text:p>
          </table:table-cell>
          <table:table-cell table:style-name="ce255" office:value-type="string">
            <text:p>Setting portlet to display categories and questions by alphabet in ascending order</text:p>
          </table:table-cell>
          <table:table-cell table:style-name="ce319" office:value-type="string">
            <text:p>Step 2: Set values in setting form</text:p>
          </table:table-cell>
          <table:table-cell table:style-name="ce319" office:value-type="string">
            <text:p>- Set values in Order is [Alphabet<text:span text:style-name="T5">] and [Ascending]</text:span></text:p>
            <text:p><text:span text:style-name="T5">- Click </text:span><text:span text:style-name="T31">Save</text:span><text:span text:style-name="T5"> button in tab</text:span></text:p>
            <text:p>- Click <text:span text:style-name="T17">Save</text:span> button in form</text:p>
            <text:p>- Click <text:span text:style-name="T17">Save</text:span> button in page</text:p>
          </table:table-cell>
          <table:table-cell table:style-name="ce322" office:value-type="string">
            <text:p>Change is saved</text:p>
          </table:table-cell>
          <table:table-cell table:style-name="ce325" office:value-type="string">
            <text:p>Medium</text:p>
          </table:table-cell>
          <table:table-cell table:number-columns-repeated="247"/>
        </table:table-row>
        <table:table-row table:style-name="ro51">
          <table:table-cell table:style-name="ce149" table:formula="of:=IF(VALUE(MID([.F21];6;FIND(&quot;:&quot;;[.F21];1)-FIND(&quot; &quot;;[.F21];1)-1))&gt;VALUE(MID([.F20];6;FIND(&quot;:&quot;;[.F20];1)-FIND(&quot; &quot;;[.F20];1)-1));&quot;&quot;;MAX([.A$7:.A20])+1)">
            <text:p/>
          </table:table-cell>
          <table:table-cell table:style-name="ce308" office:value-type="string">
            <text:p>ANS_36</text:p>
          </table:table-cell>
          <table:table-cell table:style-name="ce164" table:formula="of:=IF(VALUE(MID([.F21];6;FIND(&quot;:&quot;;[.F21];1)-FIND(&quot; &quot;;[.F21];1)-1))&gt;VALUE(MID([.F20];6;FIND(&quot;:&quot;;[.F20];1)-FIND(&quot; &quot;;[.F20];1)-1));[.C20];[.C20]+1)" office:value-type="float" office:value="5">
            <text:p>005</text:p>
          </table:table-cell>
          <table:table-cell table:style-name="ce316" office:value-type="string">
            <text:p>KS\Answers\Answers Portlet Settings\Display mode</text:p>
          </table:table-cell>
          <table:table-cell table:style-name="ce255" office:value-type="string">
            <text:p>Setting portlet to display categories and questions by alphabet in ascending order</text:p>
          </table:table-cell>
          <table:table-cell table:style-name="ce319" office:value-type="string">
            <text:p>Step 3: Check display mode</text:p>
          </table:table-cell>
          <table:table-cell office:value-type="string">
            <text:p>Add some categories and questions</text:p>
          </table:table-cell>
          <table:table-cell table:style-name="ce321" office:value-type="string">
            <text:p><text:span text:style-name="T12">-</text:span><text:span text:style-name="T15"> C</text:span>ategories a<text:span text:style-name="T5">nd questions are sorted by</text:span> alphabet in Ascending order</text:p>
          </table:table-cell>
          <table:table-cell table:style-name="ce325" office:value-type="string">
            <text:p>Medium</text:p>
          </table:table-cell>
          <table:table-cell table:number-columns-repeated="247"/>
        </table:table-row>
        <table:table-row table:style-name="ro52">
          <table:table-cell table:style-name="ce149" table:formula="of:=IF(VALUE(MID([.F22];6;FIND(&quot;:&quot;;[.F22];1)-FIND(&quot; &quot;;[.F22];1)-1))&gt;VALUE(MID([.F21];6;FIND(&quot;:&quot;;[.F21];1)-FIND(&quot; &quot;;[.F21];1)-1));&quot;&quot;;MAX([.A$7:.A21])+1)" office:value-type="float" office:value="6">
            <text:p>006</text:p>
          </table:table-cell>
          <table:table-cell table:style-name="ce308" office:value-type="string">
            <text:p>ANS_36</text:p>
          </table:table-cell>
          <table:table-cell table:style-name="ce164" table:formula="of:=IF(VALUE(MID([.F22];6;FIND(&quot;:&quot;;[.F22];1)-FIND(&quot; &quot;;[.F22];1)-1))&gt;VALUE(MID([.F21];6;FIND(&quot;:&quot;;[.F21];1)-FIND(&quot; &quot;;[.F21];1)-1));[.C21];[.C21]+1)" office:value-type="float" office:value="6">
            <text:p>006</text:p>
          </table:table-cell>
          <table:table-cell table:style-name="ce316" office:value-type="string">
            <text:p>KS\Answers\Answers Portlet Settings\Display mode</text:p>
          </table:table-cell>
          <table:table-cell table:style-name="ce79" office:value-type="string">
            <text:p>Setting porlet to display categories and questions by alphabet in Descending order</text:p>
          </table:table-cell>
          <table:table-cell table:style-name="ce319" office:value-type="string">
            <text:p>Step 1: Go to Edit mode</text:p>
          </table:table-cell>
          <table:table-cell table:style-name="ce319" office:value-type="string">
            <text:p>- Login by administrator</text:p>
            <text:p>- Go to eXo--&gt; Administration --&gt; Advanced ---&gt; Manage page ---&gt; Edit Answers page </text:p>
            <text:p>- Click Edit portlet icon</text:p>
            <text:p>- Choose Edit Mode/Display mode tab</text:p>
          </table:table-cell>
          <table:table-cell table:style-name="ce321" office:value-type="string">
            <text:p>- Edit mode tab is shown</text:p>
          </table:table-cell>
          <table:table-cell table:style-name="ce325" office:value-type="string">
            <text:p>Medium</text:p>
          </table:table-cell>
          <table:table-cell table:number-columns-repeated="247"/>
        </table:table-row>
        <table:table-row table:style-name="ro115">
          <table:table-cell table:style-name="ce149" table:formula="of:=IF(VALUE(MID([.F23];6;FIND(&quot;:&quot;;[.F23];1)-FIND(&quot; &quot;;[.F23];1)-1))&gt;VALUE(MID([.F22];6;FIND(&quot;:&quot;;[.F22];1)-FIND(&quot; &quot;;[.F22];1)-1));&quot;&quot;;MAX([.A$7:.A22])+1)">
            <text:p/>
          </table:table-cell>
          <table:table-cell table:style-name="ce308" office:value-type="string">
            <text:p>ANS_36</text:p>
          </table:table-cell>
          <table:table-cell table:style-name="ce164" table:formula="of:=IF(VALUE(MID([.F23];6;FIND(&quot;:&quot;;[.F23];1)-FIND(&quot; &quot;;[.F23];1)-1))&gt;VALUE(MID([.F22];6;FIND(&quot;:&quot;;[.F22];1)-FIND(&quot; &quot;;[.F22];1)-1));[.C22];[.C22]+1)" office:value-type="float" office:value="6">
            <text:p>006</text:p>
          </table:table-cell>
          <table:table-cell table:style-name="ce316" office:value-type="string">
            <text:p>KS\Answers\Answers Portlet Settings\Display mode</text:p>
          </table:table-cell>
          <table:table-cell table:style-name="ce255" office:value-type="string">
            <text:p>Setting porlet to display categories and questions by alphabet in Descending order</text:p>
          </table:table-cell>
          <table:table-cell table:style-name="ce319" office:value-type="string">
            <text:p>Step 2: Set values in setting form</text:p>
          </table:table-cell>
          <table:table-cell table:style-name="ce319" office:value-type="string">
            <text:p>- Set values in Order is [Alphabet<text:span text:style-name="T5">] and [Descending]</text:span></text:p>
            <text:p><text:span text:style-name="T5">- Click </text:span><text:span text:style-name="T31">Save</text:span><text:span text:style-name="T5"> button in tab</text:span></text:p>
            <text:p>- Click <text:span text:style-name="T17">Save</text:span> button in form</text:p>
            <text:p>- Click <text:span text:style-name="T17">Save</text:span> button in page</text:p>
          </table:table-cell>
          <table:table-cell table:style-name="ce322" office:value-type="string">
            <text:p>Change is saved</text:p>
          </table:table-cell>
          <table:table-cell table:style-name="ce325" office:value-type="string">
            <text:p>Medium</text:p>
          </table:table-cell>
          <table:table-cell table:number-columns-repeated="247"/>
        </table:table-row>
        <table:table-row table:style-name="ro116">
          <table:table-cell table:style-name="ce149" table:formula="of:=IF(VALUE(MID([.F24];6;FIND(&quot;:&quot;;[.F24];1)-FIND(&quot; &quot;;[.F24];1)-1))&gt;VALUE(MID([.F23];6;FIND(&quot;:&quot;;[.F23];1)-FIND(&quot; &quot;;[.F23];1)-1));&quot;&quot;;MAX([.A$7:.A23])+1)">
            <text:p/>
          </table:table-cell>
          <table:table-cell table:style-name="ce308" office:value-type="string">
            <text:p>ANS_36</text:p>
          </table:table-cell>
          <table:table-cell table:style-name="ce164" table:formula="of:=IF(VALUE(MID([.F24];6;FIND(&quot;:&quot;;[.F24];1)-FIND(&quot; &quot;;[.F24];1)-1))&gt;VALUE(MID([.F23];6;FIND(&quot;:&quot;;[.F23];1)-FIND(&quot; &quot;;[.F23];1)-1));[.C23];[.C23]+1)" office:value-type="float" office:value="6">
            <text:p>006</text:p>
          </table:table-cell>
          <table:table-cell table:style-name="ce316" office:value-type="string">
            <text:p>KS\Answers\Answers Portlet Settings\Display mode</text:p>
          </table:table-cell>
          <table:table-cell table:style-name="ce255" office:value-type="string">
            <text:p>Setting porlet to display categories and questions by alphabet in Descending order</text:p>
          </table:table-cell>
          <table:table-cell table:style-name="ce319" office:value-type="string">
            <text:p>Step 3: Check display mode</text:p>
          </table:table-cell>
          <table:table-cell office:value-type="string">
            <text:p>Add some categories and questions</text:p>
          </table:table-cell>
          <table:table-cell table:style-name="ce321" office:value-type="string">
            <text:p><text:span text:style-name="T12">-</text:span><text:span text:style-name="T15"> C</text:span>ategories a<text:span text:style-name="T5">nd questions are sorted by</text:span> alphabet in Descending order</text:p>
          </table:table-cell>
          <table:table-cell table:style-name="ce325" office:value-type="string">
            <text:p>Medium</text:p>
          </table:table-cell>
          <table:table-cell table:number-columns-repeated="247"/>
        </table:table-row>
        <table:table-row table:style-name="ro41">
          <table:table-cell table:style-name="ce149" table:formula="of:=IF(VALUE(MID([.F25];6;FIND(&quot;:&quot;;[.F25];1)-FIND(&quot; &quot;;[.F25];1)-1))&gt;VALUE(MID([.F24];6;FIND(&quot;:&quot;;[.F24];1)-FIND(&quot; &quot;;[.F24];1)-1));&quot;&quot;;MAX([.A$7:.A24])+1)" office:value-type="float" office:value="7">
            <text:p>007</text:p>
          </table:table-cell>
          <table:table-cell table:style-name="ce308" office:value-type="string">
            <text:p>ANS_36</text:p>
          </table:table-cell>
          <table:table-cell table:style-name="ce164" table:formula="of:=IF(VALUE(MID([.F25];6;FIND(&quot;:&quot;;[.F25];1)-FIND(&quot; &quot;;[.F25];1)-1))&gt;VALUE(MID([.F24];6;FIND(&quot;:&quot;;[.F24];1)-FIND(&quot; &quot;;[.F24];1)-1));[.C24];[.C24]+1)" office:value-type="float" office:value="7">
            <text:p>007</text:p>
          </table:table-cell>
          <table:table-cell table:style-name="ce316" office:value-type="string">
            <text:p>KS\Answers\Answers Portlet Settings\Display mode</text:p>
          </table:table-cell>
          <table:table-cell table:style-name="ce79" office:value-type="string">
            <text:p>Enable vote and comment function</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 Edit mode tab is shown</text:p>
          </table:table-cell>
          <table:table-cell table:style-name="ce325" office:value-type="string">
            <text:p>Medium</text:p>
          </table:table-cell>
          <table:table-cell table:style-name="ce328" table:number-columns-repeated="247"/>
        </table:table-row>
        <table:table-row table:style-name="ro41">
          <table:table-cell table:style-name="ce149" table:formula="of:=IF(VALUE(MID([.F26];6;FIND(&quot;:&quot;;[.F26];1)-FIND(&quot; &quot;;[.F26];1)-1))&gt;VALUE(MID([.F25];6;FIND(&quot;:&quot;;[.F25];1)-FIND(&quot; &quot;;[.F25];1)-1));&quot;&quot;;MAX([.A$7:.A25])+1)">
            <text:p/>
          </table:table-cell>
          <table:table-cell table:style-name="ce308" office:value-type="string">
            <text:p>ANS_36</text:p>
          </table:table-cell>
          <table:table-cell table:style-name="ce164" table:formula="of:=IF(VALUE(MID([.F26];6;FIND(&quot;:&quot;;[.F26];1)-FIND(&quot; &quot;;[.F26];1)-1))&gt;VALUE(MID([.F25];6;FIND(&quot;:&quot;;[.F25];1)-FIND(&quot; &quot;;[.F25];1)-1));[.C25];[.C25]+1)" office:value-type="float" office:value="7">
            <text:p>007</text:p>
          </table:table-cell>
          <table:table-cell table:style-name="ce316" office:value-type="string">
            <text:p>KS\Answers\Answers Portlet Settings\Display mode</text:p>
          </table:table-cell>
          <table:table-cell table:style-name="ce255" office:value-type="string">
            <text:p>Enable vote and comment function</text:p>
          </table:table-cell>
          <table:table-cell table:style-name="ce254" office:value-type="string">
            <text:p>Step 2: Enable Vote and comment function</text:p>
          </table:table-cell>
          <table:table-cell table:style-name="ce254" office:value-type="string">
            <text:p>- Tick Enable Vote and Comment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8" office:value-type="string">
            <text:p>Vote and Comment check box is ticked properly</text:p>
          </table:table-cell>
          <table:table-cell table:style-name="ce325" office:value-type="string">
            <text:p>Medium</text:p>
          </table:table-cell>
          <table:table-cell table:style-name="ce328" table:number-columns-repeated="247"/>
        </table:table-row>
        <table:table-row table:style-name="ro68">
          <table:table-cell table:style-name="ce149" table:formula="of:=IF(VALUE(MID([.F27];6;FIND(&quot;:&quot;;[.F27];1)-FIND(&quot; &quot;;[.F27];1)-1))&gt;VALUE(MID([.F26];6;FIND(&quot;:&quot;;[.F26];1)-FIND(&quot; &quot;;[.F26];1)-1));&quot;&quot;;MAX([.A$7:.A26])+1)">
            <text:p/>
          </table:table-cell>
          <table:table-cell table:style-name="ce308" office:value-type="string">
            <text:p>ANS_36</text:p>
          </table:table-cell>
          <table:table-cell table:style-name="ce164" table:formula="of:=IF(VALUE(MID([.F27];6;FIND(&quot;:&quot;;[.F27];1)-FIND(&quot; &quot;;[.F27];1)-1))&gt;VALUE(MID([.F26];6;FIND(&quot;:&quot;;[.F26];1)-FIND(&quot; &quot;;[.F26];1)-1));[.C26];[.C26]+1)" office:value-type="float" office:value="7">
            <text:p>007</text:p>
          </table:table-cell>
          <table:table-cell table:style-name="ce316" office:value-type="string">
            <text:p>KS\Answers\Answers Portlet Settings\Display mode</text:p>
          </table:table-cell>
          <table:table-cell table:style-name="ce255" office:value-type="string">
            <text:p>Enable vote and comment function</text:p>
          </table:table-cell>
          <table:table-cell table:style-name="ce254" office:value-type="string">
            <text:p>Step 3: Check enabling Vote and Comment function</text:p>
          </table:table-cell>
          <table:table-cell table:style-name="ce254" office:value-type="string">
            <text:p>- Login by user to view Answers</text:p>
            <text:p>- Click on specific question</text:p>
          </table:table-cell>
          <table:table-cell table:style-name="ce258" office:value-type="string">
            <text:p>Vote and Comment functions are available for user</text:p>
            <text:p/>
          </table:table-cell>
          <table:table-cell table:style-name="ce325" office:value-type="string">
            <text:p>Medium</text:p>
          </table:table-cell>
          <table:table-cell table:style-name="ce328" table:number-columns-repeated="247"/>
        </table:table-row>
        <table:table-row table:style-name="ro41">
          <table:table-cell table:style-name="ce149" table:formula="of:=IF(VALUE(MID([.F28];6;FIND(&quot;:&quot;;[.F28];1)-FIND(&quot; &quot;;[.F28];1)-1))&gt;VALUE(MID([.F27];6;FIND(&quot;:&quot;;[.F27];1)-FIND(&quot; &quot;;[.F27];1)-1));&quot;&quot;;MAX([.A$7:.A27])+1)" office:value-type="float" office:value="8">
            <text:p>008</text:p>
          </table:table-cell>
          <table:table-cell table:style-name="ce308" office:value-type="string">
            <text:p>ANS_36</text:p>
          </table:table-cell>
          <table:table-cell table:style-name="ce164" table:formula="of:=IF(VALUE(MID([.F28];6;FIND(&quot;:&quot;;[.F28];1)-FIND(&quot; &quot;;[.F28];1)-1))&gt;VALUE(MID([.F27];6;FIND(&quot;:&quot;;[.F27];1)-FIND(&quot; &quot;;[.F27];1)-1));[.C27];[.C27]+1)" office:value-type="float" office:value="8">
            <text:p>008</text:p>
          </table:table-cell>
          <table:table-cell table:style-name="ce316" office:value-type="string">
            <text:p>KS\Answers\Answers Portlet Settings\Display mode</text:p>
          </table:table-cell>
          <table:table-cell table:style-name="ce80" office:value-type="string">
            <text:p>Disable vote and comment function</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text:s/>Edit mode tab is shown</text:p>
          </table:table-cell>
          <table:table-cell table:style-name="ce325" office:value-type="string">
            <text:p>Medium</text:p>
          </table:table-cell>
          <table:table-cell table:style-name="ce328" table:number-columns-repeated="247"/>
        </table:table-row>
        <table:table-row table:style-name="ro41">
          <table:table-cell table:style-name="ce149" table:formula="of:=IF(VALUE(MID([.F29];6;FIND(&quot;:&quot;;[.F29];1)-FIND(&quot; &quot;;[.F29];1)-1))&gt;VALUE(MID([.F28];6;FIND(&quot;:&quot;;[.F28];1)-FIND(&quot; &quot;;[.F28];1)-1));&quot;&quot;;MAX([.A$7:.A28])+1)">
            <text:p/>
          </table:table-cell>
          <table:table-cell table:style-name="ce308" office:value-type="string">
            <text:p>ANS_36</text:p>
          </table:table-cell>
          <table:table-cell table:style-name="ce164" table:formula="of:=IF(VALUE(MID([.F29];6;FIND(&quot;:&quot;;[.F29];1)-FIND(&quot; &quot;;[.F29];1)-1))&gt;VALUE(MID([.F28];6;FIND(&quot;:&quot;;[.F28];1)-FIND(&quot; &quot;;[.F28];1)-1));[.C28];[.C28]+1)" office:value-type="float" office:value="8">
            <text:p>008</text:p>
          </table:table-cell>
          <table:table-cell table:style-name="ce316" office:value-type="string">
            <text:p>KS\Answers\Answers Portlet Settings\Display mode</text:p>
          </table:table-cell>
          <table:table-cell office:value-type="string">
            <text:p>Disable vote and comment function</text:p>
          </table:table-cell>
          <table:table-cell table:style-name="ce254" office:value-type="string">
            <text:p>Step 2: Enable Vote and comment function</text:p>
          </table:table-cell>
          <table:table-cell table:style-name="ce254" office:value-type="string">
            <text:p>- Untick on Enable Vote and Comment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8" office:value-type="string">
            <text:p>Enable Vote and Comment check box is unticked properly</text:p>
          </table:table-cell>
          <table:table-cell table:style-name="ce325" office:value-type="string">
            <text:p>Medium</text:p>
          </table:table-cell>
          <table:table-cell table:style-name="ce328" table:number-columns-repeated="247"/>
        </table:table-row>
        <table:table-row table:style-name="ro50">
          <table:table-cell table:style-name="ce149" table:formula="of:=IF(VALUE(MID([.F30];6;FIND(&quot;:&quot;;[.F30];1)-FIND(&quot; &quot;;[.F30];1)-1))&gt;VALUE(MID([.F29];6;FIND(&quot;:&quot;;[.F29];1)-FIND(&quot; &quot;;[.F29];1)-1));&quot;&quot;;MAX([.A$7:.A29])+1)">
            <text:p/>
          </table:table-cell>
          <table:table-cell table:style-name="ce308" office:value-type="string">
            <text:p>ANS_36</text:p>
          </table:table-cell>
          <table:table-cell table:style-name="ce164" table:formula="of:=IF(VALUE(MID([.F30];6;FIND(&quot;:&quot;;[.F30];1)-FIND(&quot; &quot;;[.F30];1)-1))&gt;VALUE(MID([.F29];6;FIND(&quot;:&quot;;[.F29];1)-FIND(&quot; &quot;;[.F29];1)-1));[.C29];[.C29]+1)" office:value-type="float" office:value="8">
            <text:p>008</text:p>
          </table:table-cell>
          <table:table-cell table:style-name="ce316" office:value-type="string">
            <text:p>KS\Answers\Answers Portlet Settings\Display mode</text:p>
          </table:table-cell>
          <table:table-cell office:value-type="string">
            <text:p>Disable vote and comment function</text:p>
          </table:table-cell>
          <table:table-cell table:style-name="ce254" office:value-type="string">
            <text:p>Step 3: Check disabling Vote and Comment function</text:p>
          </table:table-cell>
          <table:table-cell table:style-name="ce254" office:value-type="string">
            <text:p>- Login by user to view Answers</text:p>
            <text:p>- Click on specific question</text:p>
          </table:table-cell>
          <table:table-cell office:value-type="string">
            <text:p>Vote and Comment functions are not available for user</text:p>
          </table:table-cell>
          <table:table-cell table:style-name="ce325" office:value-type="string">
            <text:p>Medium</text:p>
          </table:table-cell>
          <table:table-cell table:style-name="ce328" table:number-columns-repeated="247"/>
        </table:table-row>
        <table:table-row table:style-name="ro50">
          <table:table-cell table:style-name="ce149" table:formula="of:=IF(VALUE(MID([.F31];6;FIND(&quot;:&quot;;[.F31];1)-FIND(&quot; &quot;;[.F31];1)-1))&gt;VALUE(MID([.F30];6;FIND(&quot;:&quot;;[.F30];1)-FIND(&quot; &quot;;[.F30];1)-1));&quot;&quot;;MAX([.A$7:.A30])+1)" office:value-type="float" office:value="9">
            <text:p>009</text:p>
          </table:table-cell>
          <table:table-cell table:style-name="ce308" office:value-type="string">
            <text:p>ANS_36</text:p>
          </table:table-cell>
          <table:table-cell table:style-name="ce164" table:formula="of:=IF(VALUE(MID([.F31];6;FIND(&quot;:&quot;;[.F31];1)-FIND(&quot; &quot;;[.F31];1)-1))&gt;VALUE(MID([.F30];6;FIND(&quot;:&quot;;[.F30];1)-FIND(&quot; &quot;;[.F30];1)-1));[.C30];[.C30]+1)" office:value-type="float" office:value="9">
            <text:p>009</text:p>
          </table:table-cell>
          <table:table-cell table:style-name="ce316" office:value-type="string">
            <text:p>KS\Answers\Answers Portlet Settings\Display mode</text:p>
          </table:table-cell>
          <table:table-cell table:style-name="ce80" office:value-type="string">
            <text:p>Allow anonymous user have submit question right</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text:s/>Edit mode tab is shown</text:p>
          </table:table-cell>
          <table:table-cell table:style-name="ce325"/>
          <table:table-cell table:style-name="ce328" table:number-columns-repeated="247"/>
        </table:table-row>
        <table:table-row table:style-name="ro65">
          <table:table-cell table:style-name="ce149" table:formula="of:=IF(VALUE(MID([.F32];6;FIND(&quot;:&quot;;[.F32];1)-FIND(&quot; &quot;;[.F32];1)-1))&gt;VALUE(MID([.F31];6;FIND(&quot;:&quot;;[.F31];1)-FIND(&quot; &quot;;[.F31];1)-1));&quot;&quot;;MAX([.A$7:.A31])+1)">
            <text:p/>
          </table:table-cell>
          <table:table-cell table:style-name="ce308" office:value-type="string">
            <text:p>ANS_36</text:p>
          </table:table-cell>
          <table:table-cell table:style-name="ce164" table:formula="of:=IF(VALUE(MID([.F32];6;FIND(&quot;:&quot;;[.F32];1)-FIND(&quot; &quot;;[.F32];1)-1))&gt;VALUE(MID([.F31];6;FIND(&quot;:&quot;;[.F31];1)-FIND(&quot; &quot;;[.F31];1)-1));[.C31];[.C31]+1)" office:value-type="float" office:value="9">
            <text:p>009</text:p>
          </table:table-cell>
          <table:table-cell table:style-name="ce316" office:value-type="string">
            <text:p>KS\Answers\Answers Portlet Settings\Display mode</text:p>
          </table:table-cell>
          <table:table-cell office:value-type="string">
            <text:p>Allow anonymous user have submit question right</text:p>
          </table:table-cell>
          <table:table-cell table:style-name="ce254" office:value-type="string">
            <text:p>Step 2: check <text:s/><text:span text:style-name="T18">Anonymous users may submit question option</text:span></text:p>
          </table:table-cell>
          <table:table-cell table:style-name="ce254" office:value-type="string">
            <text:p>- Tick on <text:span text:style-name="T17">Anonymous users may submit question</text:span>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8" office:value-type="string">
            <text:p>Anonymous users may submit question check box is ticked</text:p>
          </table:table-cell>
          <table:table-cell table:style-name="ce325"/>
          <table:table-cell table:style-name="ce328" table:number-columns-repeated="247"/>
        </table:table-row>
        <table:table-row table:style-name="ro50">
          <table:table-cell table:style-name="ce149" table:formula="of:=IF(VALUE(MID([.F33];6;FIND(&quot;:&quot;;[.F33];1)-FIND(&quot; &quot;;[.F33];1)-1))&gt;VALUE(MID([.F32];6;FIND(&quot;:&quot;;[.F32];1)-FIND(&quot; &quot;;[.F32];1)-1));&quot;&quot;;MAX([.A$7:.A32])+1)">
            <text:p/>
          </table:table-cell>
          <table:table-cell table:style-name="ce308" office:value-type="string">
            <text:p>ANS_36</text:p>
          </table:table-cell>
          <table:table-cell table:style-name="ce164" table:formula="of:=IF(VALUE(MID([.F33];6;FIND(&quot;:&quot;;[.F33];1)-FIND(&quot; &quot;;[.F33];1)-1))&gt;VALUE(MID([.F32];6;FIND(&quot;:&quot;;[.F32];1)-FIND(&quot; &quot;;[.F32];1)-1));[.C32];[.C32]+1)" office:value-type="float" office:value="9">
            <text:p>009</text:p>
          </table:table-cell>
          <table:table-cell table:style-name="ce316" office:value-type="string">
            <text:p>KS\Answers\Answers Portlet Settings\Display mode</text:p>
          </table:table-cell>
          <table:table-cell office:value-type="string">
            <text:p>Allow anonymous user have submit question right</text:p>
          </table:table-cell>
          <table:table-cell table:style-name="ce254" office:value-type="string">
            <text:p>Step 3: Check submit <text:s/>quesiton right by anonymous user</text:p>
          </table:table-cell>
          <table:table-cell table:style-name="ce254" office:value-type="string">
            <text:p>- Go to Answer porlet in Public mode</text:p>
            <text:p>- Submit new question</text:p>
          </table:table-cell>
          <table:table-cell office:value-type="string">
            <text:p>Submit new question is successful</text:p>
          </table:table-cell>
          <table:table-cell table:style-name="ce325"/>
          <table:table-cell table:style-name="ce328" table:number-columns-repeated="247"/>
        </table:table-row>
        <table:table-row table:style-name="ro117">
          <table:table-cell table:style-name="ce149" table:formula="of:=IF(VALUE(MID([.F34];6;FIND(&quot;:&quot;;[.F34];1)-FIND(&quot; &quot;;[.F34];1)-1))&gt;VALUE(MID([.F33];6;FIND(&quot;:&quot;;[.F33];1)-FIND(&quot; &quot;;[.F33];1)-1));&quot;&quot;;MAX([.A$7:.A33])+1)" office:value-type="float" office:value="10">
            <text:p>010</text:p>
          </table:table-cell>
          <table:table-cell table:style-name="ce308" office:value-type="string">
            <text:p>ANS_36</text:p>
          </table:table-cell>
          <table:table-cell table:style-name="ce164" table:formula="of:=IF(VALUE(MID([.F34];6;FIND(&quot;:&quot;;[.F34];1)-FIND(&quot; &quot;;[.F34];1)-1))&gt;VALUE(MID([.F33];6;FIND(&quot;:&quot;;[.F33];1)-FIND(&quot; &quot;;[.F33];1)-1));[.C33];[.C33]+1)" office:value-type="float" office:value="10">
            <text:p>010</text:p>
          </table:table-cell>
          <table:table-cell table:style-name="ce316" office:value-type="string">
            <text:p>KS\Answers\Answers Portlet Settings\Display mode</text:p>
          </table:table-cell>
          <table:table-cell table:style-name="ce80" office:value-type="string">
            <text:p>Don't allow anonymous user have submit question right</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text:s/>Edit mode tab is shown</text:p>
          </table:table-cell>
          <table:table-cell table:style-name="ce325"/>
          <table:table-cell table:style-name="ce328" table:number-columns-repeated="247"/>
        </table:table-row>
        <table:table-row table:style-name="ro118">
          <table:table-cell table:style-name="ce149" table:formula="of:=IF(VALUE(MID([.F35];6;FIND(&quot;:&quot;;[.F35];1)-FIND(&quot; &quot;;[.F35];1)-1))&gt;VALUE(MID([.F34];6;FIND(&quot;:&quot;;[.F34];1)-FIND(&quot; &quot;;[.F34];1)-1));&quot;&quot;;MAX([.A$7:.A34])+1)">
            <text:p/>
          </table:table-cell>
          <table:table-cell table:style-name="ce308" office:value-type="string">
            <text:p>ANS_36</text:p>
          </table:table-cell>
          <table:table-cell table:style-name="ce164" table:formula="of:=IF(VALUE(MID([.F35];6;FIND(&quot;:&quot;;[.F35];1)-FIND(&quot; &quot;;[.F35];1)-1))&gt;VALUE(MID([.F34];6;FIND(&quot;:&quot;;[.F34];1)-FIND(&quot; &quot;;[.F34];1)-1));[.C34];[.C34]+1)" office:value-type="float" office:value="10">
            <text:p>010</text:p>
          </table:table-cell>
          <table:table-cell table:style-name="ce316" office:value-type="string">
            <text:p>KS\Answers\Answers Portlet Settings\Display mode</text:p>
          </table:table-cell>
          <table:table-cell office:value-type="string">
            <text:p>Don't allow anonymous user have submit question right</text:p>
          </table:table-cell>
          <table:table-cell table:style-name="ce254" office:value-type="string">
            <text:p>Step 2: check <text:s/><text:span text:style-name="T18">Anonymous users may submit question option</text:span></text:p>
          </table:table-cell>
          <table:table-cell table:style-name="ce254" office:value-type="string">
            <text:p>- Untick on <text:span text:style-name="T17">Anonymous users may submit question</text:span> 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8" office:value-type="string">
            <text:p>Anonymous users may submit question check box is unticked</text:p>
          </table:table-cell>
          <table:table-cell table:style-name="ce325"/>
          <table:table-cell table:style-name="ce328" table:number-columns-repeated="247"/>
        </table:table-row>
        <table:table-row table:style-name="ro50">
          <table:table-cell table:style-name="ce149" table:formula="of:=IF(VALUE(MID([.F36];6;FIND(&quot;:&quot;;[.F36];1)-FIND(&quot; &quot;;[.F36];1)-1))&gt;VALUE(MID([.F35];6;FIND(&quot;:&quot;;[.F35];1)-FIND(&quot; &quot;;[.F35];1)-1));&quot;&quot;;MAX([.A$7:.A35])+1)">
            <text:p/>
          </table:table-cell>
          <table:table-cell table:style-name="ce308" office:value-type="string">
            <text:p>ANS_36</text:p>
          </table:table-cell>
          <table:table-cell table:style-name="ce164" table:formula="of:=IF(VALUE(MID([.F36];6;FIND(&quot;:&quot;;[.F36];1)-FIND(&quot; &quot;;[.F36];1)-1))&gt;VALUE(MID([.F35];6;FIND(&quot;:&quot;;[.F35];1)-FIND(&quot; &quot;;[.F35];1)-1));[.C35];[.C35]+1)" office:value-type="float" office:value="10">
            <text:p>010</text:p>
          </table:table-cell>
          <table:table-cell table:style-name="ce316" office:value-type="string">
            <text:p>KS\Answers\Answers Portlet Settings\Display mode</text:p>
          </table:table-cell>
          <table:table-cell office:value-type="string">
            <text:p>Don't allow anonymous user have submit question right</text:p>
          </table:table-cell>
          <table:table-cell table:style-name="ce254" office:value-type="string">
            <text:p>Step 3: Check submit <text:s/>quesiton right by anonymous user</text:p>
          </table:table-cell>
          <table:table-cell table:style-name="ce254" office:value-type="string">
            <text:p>- Go to Answer porlet in Public mode</text:p>
            <text:p/>
          </table:table-cell>
          <table:table-cell office:value-type="string">
            <text:p>Submit question function disappears</text:p>
          </table:table-cell>
          <table:table-cell table:style-name="ce325"/>
          <table:table-cell table:style-name="ce328" table:number-columns-repeated="247"/>
        </table:table-row>
        <table:table-row table:style-name="ro41">
          <table:table-cell table:style-name="ce149" table:formula="of:=IF(VALUE(MID([.F37];6;FIND(&quot;:&quot;;[.F37];1)-FIND(&quot; &quot;;[.F37];1)-1))&gt;VALUE(MID([.F36];6;FIND(&quot;:&quot;;[.F36];1)-FIND(&quot; &quot;;[.F36];1)-1));&quot;&quot;;MAX([.A$7:.A36])+1)" office:value-type="float" office:value="11">
            <text:p>011</text:p>
          </table:table-cell>
          <table:table-cell table:style-name="ce308" office:value-type="string">
            <text:p>ANS_36</text:p>
          </table:table-cell>
          <table:table-cell table:style-name="ce164" table:formula="of:=IF(VALUE(MID([.F37];6;FIND(&quot;:&quot;;[.F37];1)-FIND(&quot; &quot;;[.F37];1)-1))&gt;VALUE(MID([.F36];6;FIND(&quot;:&quot;;[.F36];1)-FIND(&quot; &quot;;[.F36];1)-1));[.C36];[.C36]+1)" office:value-type="float" office:value="11">
            <text:p>011</text:p>
          </table:table-cell>
          <table:table-cell table:style-name="ce316" office:value-type="string">
            <text:p>KS\Answers\Answers Portlet Settings\Display mode</text:p>
          </table:table-cell>
          <table:table-cell table:style-name="ce79" office:value-type="string">
            <text:p>Enable automatic RSS feeds function</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 Edit mode tab is shown</text:p>
          </table:table-cell>
          <table:table-cell table:style-name="ce325" office:value-type="string">
            <text:p>Medium</text:p>
          </table:table-cell>
          <table:table-cell table:style-name="ce328" table:number-columns-repeated="247"/>
        </table:table-row>
        <table:table-row table:style-name="ro113">
          <table:table-cell table:style-name="ce149" table:formula="of:=IF(VALUE(MID([.F38];6;FIND(&quot;:&quot;;[.F38];1)-FIND(&quot; &quot;;[.F38];1)-1))&gt;VALUE(MID([.F37];6;FIND(&quot;:&quot;;[.F37];1)-FIND(&quot; &quot;;[.F37];1)-1));&quot;&quot;;MAX([.A$7:.A37])+1)">
            <text:p/>
          </table:table-cell>
          <table:table-cell table:style-name="ce308" office:value-type="string">
            <text:p>ANS_36</text:p>
          </table:table-cell>
          <table:table-cell table:style-name="ce164" table:formula="of:=IF(VALUE(MID([.F38];6;FIND(&quot;:&quot;;[.F38];1)-FIND(&quot; &quot;;[.F38];1)-1))&gt;VALUE(MID([.F37];6;FIND(&quot;:&quot;;[.F37];1)-FIND(&quot; &quot;;[.F37];1)-1));[.C37];[.C37]+1)" office:value-type="float" office:value="11">
            <text:p>011</text:p>
          </table:table-cell>
          <table:table-cell table:style-name="ce316" office:value-type="string">
            <text:p>KS\Answers\Answers Portlet Settings\Display mode</text:p>
          </table:table-cell>
          <table:table-cell table:style-name="ce255" office:value-type="string">
            <text:p>Enable automatic RSS feeds function</text:p>
          </table:table-cell>
          <table:table-cell table:style-name="ce254" office:value-type="string">
            <text:p>Step 2: Enable automatic RSS feeds function</text:p>
          </table:table-cell>
          <table:table-cell table:style-name="ce254" office:value-type="string">
            <text:p>- Tick on Enable automatic RSS <text:s/>check box</text:p>
            <text:p><text:span text:style-name="T32">- Click </text:span><text:span text:style-name="T33">Save</text:span><text:span text:style-name="T32"> button in tab</text:span></text:p>
            <text:p><text:span text:style-name="T35">- Click </text:span><text:span text:style-name="T36">Save</text:span><text:span text:style-name="T35"> button in form</text:span></text:p>
            <text:p><text:span text:style-name="T35">- Click </text:span><text:span text:style-name="T36">Save</text:span><text:span text:style-name="T35"> button in page</text:span></text:p>
          </table:table-cell>
          <table:table-cell table:style-name="ce258" office:value-type="string">
            <text:p>Enable Automatic RSS feeds check box is ticked properly</text:p>
          </table:table-cell>
          <table:table-cell table:style-name="ce325" office:value-type="string">
            <text:p>Medium</text:p>
          </table:table-cell>
          <table:table-cell table:style-name="ce328" table:number-columns-repeated="247"/>
        </table:table-row>
        <table:table-row table:style-name="ro9">
          <table:table-cell table:style-name="ce149" table:formula="of:=IF(VALUE(MID([.F39];6;FIND(&quot;:&quot;;[.F39];1)-FIND(&quot; &quot;;[.F39];1)-1))&gt;VALUE(MID([.F38];6;FIND(&quot;:&quot;;[.F38];1)-FIND(&quot; &quot;;[.F38];1)-1));&quot;&quot;;MAX([.A$7:.A38])+1)">
            <text:p/>
          </table:table-cell>
          <table:table-cell table:style-name="ce308" office:value-type="string">
            <text:p>ANS_36</text:p>
          </table:table-cell>
          <table:table-cell table:style-name="ce164" table:formula="of:=IF(VALUE(MID([.F39];6;FIND(&quot;:&quot;;[.F39];1)-FIND(&quot; &quot;;[.F39];1)-1))&gt;VALUE(MID([.F38];6;FIND(&quot;:&quot;;[.F38];1)-FIND(&quot; &quot;;[.F38];1)-1));[.C38];[.C38]+1)" office:value-type="float" office:value="11">
            <text:p>011</text:p>
          </table:table-cell>
          <table:table-cell table:style-name="ce316" office:value-type="string">
            <text:p>KS\Answers\Answers Portlet Settings\Display mode</text:p>
          </table:table-cell>
          <table:table-cell table:style-name="ce255" office:value-type="string">
            <text:p>Enable automatic RSS feeds function</text:p>
          </table:table-cell>
          <table:table-cell table:style-name="ce254" office:value-type="string">
            <text:p>Step 3: Check <text:s/>enabling RSS feeds function</text:p>
          </table:table-cell>
          <table:table-cell table:style-name="ce254" office:value-type="string">
            <text:p>- Login by user to view Answers</text:p>
            <text:p/>
          </table:table-cell>
          <table:table-cell table:style-name="ce258" office:value-type="string">
            <text:p>RSS feeds function is available in Tool bar</text:p>
            <text:p/>
          </table:table-cell>
          <table:table-cell table:style-name="ce325" office:value-type="string">
            <text:p>Medium</text:p>
          </table:table-cell>
          <table:table-cell table:style-name="ce328" table:number-columns-repeated="247"/>
        </table:table-row>
        <table:table-row table:style-name="ro41">
          <table:table-cell table:style-name="ce149" table:formula="of:=IF(VALUE(MID([.F40];6;FIND(&quot;:&quot;;[.F40];1)-FIND(&quot; &quot;;[.F40];1)-1))&gt;VALUE(MID([.F39];6;FIND(&quot;:&quot;;[.F39];1)-FIND(&quot; &quot;;[.F39];1)-1));&quot;&quot;;MAX([.A$7:.A39])+1)" office:value-type="float" office:value="12">
            <text:p>012</text:p>
          </table:table-cell>
          <table:table-cell table:style-name="ce308" office:value-type="string">
            <text:p>ANS_36</text:p>
          </table:table-cell>
          <table:table-cell table:style-name="ce164" table:formula="of:=IF(VALUE(MID([.F40];6;FIND(&quot;:&quot;;[.F40];1)-FIND(&quot; &quot;;[.F40];1)-1))&gt;VALUE(MID([.F39];6;FIND(&quot;:&quot;;[.F39];1)-FIND(&quot; &quot;;[.F39];1)-1));[.C39];[.C39]+1)" office:value-type="float" office:value="12">
            <text:p>012</text:p>
          </table:table-cell>
          <table:table-cell table:style-name="ce316" office:value-type="string">
            <text:p>KS\Answers\Answers Portlet Settings\Display mode</text:p>
          </table:table-cell>
          <table:table-cell table:style-name="ce79" office:value-type="string">
            <text:p>Disable automatic RSS feeds function</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 Edit mode tab is shown</text:p>
          </table:table-cell>
          <table:table-cell table:style-name="ce325" office:value-type="string">
            <text:p>Medium</text:p>
          </table:table-cell>
          <table:table-cell table:style-name="ce328" table:number-columns-repeated="247"/>
        </table:table-row>
        <table:table-row table:style-name="ro41">
          <table:table-cell table:style-name="ce149" table:formula="of:=IF(VALUE(MID([.F41];6;FIND(&quot;:&quot;;[.F41];1)-FIND(&quot; &quot;;[.F41];1)-1))&gt;VALUE(MID([.F40];6;FIND(&quot;:&quot;;[.F40];1)-FIND(&quot; &quot;;[.F40];1)-1));&quot;&quot;;MAX([.A$7:.A40])+1)">
            <text:p/>
          </table:table-cell>
          <table:table-cell table:style-name="ce308" office:value-type="string">
            <text:p>ANS_36</text:p>
          </table:table-cell>
          <table:table-cell table:style-name="ce164" table:formula="of:=IF(VALUE(MID([.F41];6;FIND(&quot;:&quot;;[.F41];1)-FIND(&quot; &quot;;[.F41];1)-1))&gt;VALUE(MID([.F40];6;FIND(&quot;:&quot;;[.F40];1)-FIND(&quot; &quot;;[.F40];1)-1));[.C40];[.C40]+1)" office:value-type="float" office:value="12">
            <text:p>012</text:p>
          </table:table-cell>
          <table:table-cell table:style-name="ce316" office:value-type="string">
            <text:p>KS\Answers\Answers Portlet Settings\Display mode</text:p>
          </table:table-cell>
          <table:table-cell table:style-name="ce255" office:value-type="string">
            <text:p>Disable automatic RSS feeds function</text:p>
          </table:table-cell>
          <table:table-cell table:style-name="ce254" office:value-type="string">
            <text:p>Step 2: Disable automatic RSS feeds function</text:p>
          </table:table-cell>
          <table:table-cell table:style-name="ce254" office:value-type="string">
            <text:p>- Untick on Enable automatic RSS check box</text:p>
            <text:p>- Click save button in tab</text:p>
            <text:p>- Click save button in form</text:p>
            <text:p>- Click save button in page</text:p>
          </table:table-cell>
          <table:table-cell table:style-name="ce258" office:value-type="string">
            <text:p>- Enable Automatic RSS check box is unticked properly</text:p>
          </table:table-cell>
          <table:table-cell table:style-name="ce325" office:value-type="string">
            <text:p>Medium</text:p>
          </table:table-cell>
          <table:table-cell table:style-name="ce328" table:number-columns-repeated="247"/>
        </table:table-row>
        <table:table-row table:style-name="ro9">
          <table:table-cell table:style-name="ce149" table:formula="of:=IF(VALUE(MID([.F42];6;FIND(&quot;:&quot;;[.F42];1)-FIND(&quot; &quot;;[.F42];1)-1))&gt;VALUE(MID([.F41];6;FIND(&quot;:&quot;;[.F41];1)-FIND(&quot; &quot;;[.F41];1)-1));&quot;&quot;;MAX([.A$7:.A41])+1)">
            <text:p/>
          </table:table-cell>
          <table:table-cell table:style-name="ce308" office:value-type="string">
            <text:p>ANS_36</text:p>
          </table:table-cell>
          <table:table-cell table:style-name="ce164" table:formula="of:=IF(VALUE(MID([.F42];6;FIND(&quot;:&quot;;[.F42];1)-FIND(&quot; &quot;;[.F42];1)-1))&gt;VALUE(MID([.F41];6;FIND(&quot;:&quot;;[.F41];1)-FIND(&quot; &quot;;[.F41];1)-1));[.C41];[.C41]+1)" office:value-type="float" office:value="12">
            <text:p>012</text:p>
          </table:table-cell>
          <table:table-cell table:style-name="ce316" office:value-type="string">
            <text:p>KS\Answers\Answers Portlet Settings\Display mode</text:p>
          </table:table-cell>
          <table:table-cell table:style-name="ce255" office:value-type="string">
            <text:p>Disable automatic RSS feeds function</text:p>
          </table:table-cell>
          <table:table-cell table:style-name="ce254" office:value-type="string">
            <text:p>Step 3: Check disabling RSS feeds function</text:p>
          </table:table-cell>
          <table:table-cell table:style-name="ce254" office:value-type="string">
            <text:p>- Login by user to view Answers</text:p>
            <text:p/>
          </table:table-cell>
          <table:table-cell table:style-name="ce258" office:value-type="string">
            <text:p><text:s/>RSS feeds function is not available in tool bar</text:p>
          </table:table-cell>
          <table:table-cell table:style-name="ce325" office:value-type="string">
            <text:p>Medium</text:p>
          </table:table-cell>
          <table:table-cell table:style-name="ce328" table:number-columns-repeated="247"/>
        </table:table-row>
        <table:table-row table:style-name="ro41">
          <table:table-cell table:style-name="ce149" table:formula="of:=IF(VALUE(MID([.F43];6;FIND(&quot;:&quot;;[.F43];1)-FIND(&quot; &quot;;[.F43];1)-1))&gt;VALUE(MID([.F42];6;FIND(&quot;:&quot;;[.F42];1)-FIND(&quot; &quot;;[.F42];1)-1));&quot;&quot;;MAX([.A$7:.A42])+1)" office:value-type="float" office:value="13">
            <text:p>013</text:p>
          </table:table-cell>
          <table:table-cell table:style-name="ce308" office:value-type="string">
            <text:p>ANS_36</text:p>
          </table:table-cell>
          <table:table-cell table:style-name="ce164" table:formula="of:=IF(VALUE(MID([.F43];6;FIND(&quot;:&quot;;[.F43];1)-FIND(&quot; &quot;;[.F43];1)-1))&gt;VALUE(MID([.F42];6;FIND(&quot;:&quot;;[.F42];1)-FIND(&quot; &quot;;[.F42];1)-1));[.C42];[.C42]+1)" office:value-type="float" office:value="13">
            <text:p>013</text:p>
          </table:table-cell>
          <table:table-cell table:style-name="ce316" office:value-type="string">
            <text:p>KS\Answers\Answers Portlet Settings\Display mode</text:p>
          </table:table-cell>
          <table:table-cell table:style-name="ce79" office:value-type="string">
            <text:p>Enable view avatar</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 Edit mode tab is shown</text:p>
          </table:table-cell>
          <table:table-cell table:style-name="ce325" office:value-type="string">
            <text:p>Medium</text:p>
          </table:table-cell>
          <table:table-cell table:style-name="ce328" table:number-columns-repeated="247"/>
        </table:table-row>
        <table:table-row table:style-name="ro119">
          <table:table-cell table:style-name="ce149" table:formula="of:=IF(VALUE(MID([.F44];6;FIND(&quot;:&quot;;[.F44];1)-FIND(&quot; &quot;;[.F44];1)-1))&gt;VALUE(MID([.F43];6;FIND(&quot;:&quot;;[.F43];1)-FIND(&quot; &quot;;[.F43];1)-1));&quot;&quot;;MAX([.A$7:.A43])+1)">
            <text:p/>
          </table:table-cell>
          <table:table-cell table:style-name="ce308" office:value-type="string">
            <text:p>ANS_36</text:p>
          </table:table-cell>
          <table:table-cell table:style-name="ce164" table:formula="of:=IF(VALUE(MID([.F44];6;FIND(&quot;:&quot;;[.F44];1)-FIND(&quot; &quot;;[.F44];1)-1))&gt;VALUE(MID([.F43];6;FIND(&quot;:&quot;;[.F43];1)-FIND(&quot; &quot;;[.F43];1)-1));[.C43];[.C43]+1)" office:value-type="float" office:value="13">
            <text:p>013</text:p>
          </table:table-cell>
          <table:table-cell table:style-name="ce316" office:value-type="string">
            <text:p>KS\Answers\Answers Portlet Settings\Display mode</text:p>
          </table:table-cell>
          <table:table-cell table:style-name="ce255" office:value-type="string">
            <text:p>Enable view avatar</text:p>
          </table:table-cell>
          <table:table-cell table:style-name="ce254" office:value-type="string">
            <text:p>Step 2: Enable view avatar</text:p>
          </table:table-cell>
          <table:table-cell table:style-name="ce254" office:value-type="string">
            <text:p>- Tick on Enable view avatar check box</text:p>
            <text:p>- Click save button in tab</text:p>
            <text:p>- Click save button in form</text:p>
            <text:p>- Click save button in page</text:p>
          </table:table-cell>
          <table:table-cell table:style-name="ce258" office:value-type="string">
            <text:p>- Enable view avatar check box is ticked <text:s/>properly</text:p>
          </table:table-cell>
          <table:table-cell table:style-name="ce325" office:value-type="string">
            <text:p>Medium</text:p>
          </table:table-cell>
          <table:table-cell table:style-name="ce328" table:number-columns-repeated="247"/>
        </table:table-row>
        <table:table-row table:style-name="ro42">
          <table:table-cell table:style-name="ce149" table:formula="of:=IF(VALUE(MID([.F45];6;FIND(&quot;:&quot;;[.F45];1)-FIND(&quot; &quot;;[.F45];1)-1))&gt;VALUE(MID([.F44];6;FIND(&quot;:&quot;;[.F44];1)-FIND(&quot; &quot;;[.F44];1)-1));&quot;&quot;;MAX([.A$7:.A44])+1)">
            <text:p/>
          </table:table-cell>
          <table:table-cell table:style-name="ce308" office:value-type="string">
            <text:p>ANS_36</text:p>
          </table:table-cell>
          <table:table-cell table:style-name="ce164" table:formula="of:=IF(VALUE(MID([.F45];6;FIND(&quot;:&quot;;[.F45];1)-FIND(&quot; &quot;;[.F45];1)-1))&gt;VALUE(MID([.F44];6;FIND(&quot;:&quot;;[.F44];1)-FIND(&quot; &quot;;[.F44];1)-1));[.C44];[.C44]+1)" office:value-type="float" office:value="13">
            <text:p>013</text:p>
          </table:table-cell>
          <table:table-cell table:style-name="ce316" office:value-type="string">
            <text:p>KS\Answers\Answers Portlet Settings\Display mode</text:p>
          </table:table-cell>
          <table:table-cell table:style-name="ce255" office:value-type="string">
            <text:p>Enable view avatar</text:p>
          </table:table-cell>
          <table:table-cell table:style-name="ce254" office:value-type="string">
            <text:p>Step 3: Check enabling view avatar</text:p>
          </table:table-cell>
          <table:table-cell table:style-name="ce254" office:value-type="string">
            <text:p>- Login by user to view Answers</text:p>
            <text:p>- Click on specific question</text:p>
          </table:table-cell>
          <table:table-cell table:style-name="ce258" office:value-type="string">
            <text:p>Avatar of user is shown.</text:p>
            <text:p/>
          </table:table-cell>
          <table:table-cell table:style-name="ce325" office:value-type="string">
            <text:p>Medium</text:p>
          </table:table-cell>
          <table:table-cell table:number-columns-repeated="247"/>
        </table:table-row>
        <table:table-row table:style-name="ro41">
          <table:table-cell table:style-name="ce149" table:formula="of:=IF(VALUE(MID([.F46];6;FIND(&quot;:&quot;;[.F46];1)-FIND(&quot; &quot;;[.F46];1)-1))&gt;VALUE(MID([.F45];6;FIND(&quot;:&quot;;[.F45];1)-FIND(&quot; &quot;;[.F45];1)-1));&quot;&quot;;MAX([.A$7:.A45])+1)" office:value-type="float" office:value="14">
            <text:p>014</text:p>
          </table:table-cell>
          <table:table-cell table:style-name="ce308" office:value-type="string">
            <text:p>ANS_36</text:p>
          </table:table-cell>
          <table:table-cell table:style-name="ce164" table:formula="of:=IF(VALUE(MID([.F46];6;FIND(&quot;:&quot;;[.F46];1)-FIND(&quot; &quot;;[.F46];1)-1))&gt;VALUE(MID([.F45];6;FIND(&quot;:&quot;;[.F45];1)-FIND(&quot; &quot;;[.F45];1)-1));[.C45];[.C45]+1)" office:value-type="float" office:value="14">
            <text:p>014</text:p>
          </table:table-cell>
          <table:table-cell table:style-name="ce316" office:value-type="string">
            <text:p>KS\Answers\Answers Portlet Settings\Display mode</text:p>
          </table:table-cell>
          <table:table-cell table:style-name="ce79" office:value-type="string">
            <text:p>Disable view avatar</text:p>
          </table:table-cell>
          <table:table-cell table:style-name="ce254" office:value-type="string">
            <text:p>Step 1: Go to Edit mode</text:p>
          </table:table-cell>
          <table:table-cell table:style-name="ce319" office:value-type="string">
            <text:p>- Login by administrator</text:p>
            <text:p>- Go to eXo--&gt; Administration --&gt; Advanced ---&gt; Manage page ---&gt; Edit Answers ---&gt; Edit mode --&gt;Display mode</text:p>
          </table:table-cell>
          <table:table-cell table:style-name="ce258" office:value-type="string">
            <text:p>- Edit mode tab is shown</text:p>
          </table:table-cell>
          <table:table-cell table:style-name="ce325" office:value-type="string">
            <text:p>Medium</text:p>
          </table:table-cell>
          <table:table-cell table:number-columns-repeated="247"/>
        </table:table-row>
        <table:table-row table:style-name="ro41">
          <table:table-cell table:style-name="ce149" table:formula="of:=IF(VALUE(MID([.F47];6;FIND(&quot;:&quot;;[.F47];1)-FIND(&quot; &quot;;[.F47];1)-1))&gt;VALUE(MID([.F46];6;FIND(&quot;:&quot;;[.F46];1)-FIND(&quot; &quot;;[.F46];1)-1));&quot;&quot;;MAX([.A$7:.A46])+1)">
            <text:p/>
          </table:table-cell>
          <table:table-cell table:style-name="ce308" office:value-type="string">
            <text:p>ANS_36</text:p>
          </table:table-cell>
          <table:table-cell table:style-name="ce164" table:formula="of:=IF(VALUE(MID([.F47];6;FIND(&quot;:&quot;;[.F47];1)-FIND(&quot; &quot;;[.F47];1)-1))&gt;VALUE(MID([.F46];6;FIND(&quot;:&quot;;[.F46];1)-FIND(&quot; &quot;;[.F46];1)-1));[.C46];[.C46]+1)" office:value-type="float" office:value="14">
            <text:p>014</text:p>
          </table:table-cell>
          <table:table-cell table:style-name="ce316" office:value-type="string">
            <text:p>KS\Answers\Answers Portlet Settings\Display mode</text:p>
          </table:table-cell>
          <table:table-cell table:style-name="ce255" office:value-type="string">
            <text:p>Disable view avatar</text:p>
          </table:table-cell>
          <table:table-cell table:style-name="ce254" office:value-type="string">
            <text:p>Step 2: Disable view avatar</text:p>
          </table:table-cell>
          <table:table-cell table:style-name="ce254" office:value-type="string">
            <text:p>- Untick on Enable view avatar check box</text:p>
            <text:p>- Click save button in tab</text:p>
            <text:p>- Click save button in form</text:p>
            <text:p>- Click save button in page</text:p>
          </table:table-cell>
          <table:table-cell table:style-name="ce258" office:value-type="string">
            <text:p>- Enable view avatar check box is unticked properly</text:p>
          </table:table-cell>
          <table:table-cell table:style-name="ce325" office:value-type="string">
            <text:p>Medium</text:p>
          </table:table-cell>
          <table:table-cell table:number-columns-repeated="247"/>
        </table:table-row>
        <table:table-row table:style-name="ro31">
          <table:table-cell table:style-name="ce149" table:formula="of:=IF(VALUE(MID([.F48];6;FIND(&quot;:&quot;;[.F48];1)-FIND(&quot; &quot;;[.F48];1)-1))&gt;VALUE(MID([.F47];6;FIND(&quot;:&quot;;[.F47];1)-FIND(&quot; &quot;;[.F47];1)-1));&quot;&quot;;MAX([.A$7:.A47])+1)">
            <text:p/>
          </table:table-cell>
          <table:table-cell table:style-name="ce308" office:value-type="string">
            <text:p>ANS_36</text:p>
          </table:table-cell>
          <table:table-cell table:style-name="ce164" table:formula="of:=IF(VALUE(MID([.F48];6;FIND(&quot;:&quot;;[.F48];1)-FIND(&quot; &quot;;[.F48];1)-1))&gt;VALUE(MID([.F47];6;FIND(&quot;:&quot;;[.F47];1)-FIND(&quot; &quot;;[.F47];1)-1));[.C47];[.C47]+1)" office:value-type="float" office:value="14">
            <text:p>014</text:p>
          </table:table-cell>
          <table:table-cell table:style-name="ce316" office:value-type="string">
            <text:p>KS\Answers\Answers Portlet Settings\Display mode</text:p>
          </table:table-cell>
          <table:table-cell table:style-name="ce255" office:value-type="string">
            <text:p>Disable view avatar</text:p>
          </table:table-cell>
          <table:table-cell table:style-name="ce254" office:value-type="string">
            <text:p>Step 3: Check enabling view avatar</text:p>
          </table:table-cell>
          <table:table-cell table:style-name="ce254" office:value-type="string">
            <text:p>- Login by user to view Answers</text:p>
            <text:p>- Click on specific question</text:p>
          </table:table-cell>
          <table:table-cell table:style-name="ce258" office:value-type="string">
            <text:p>Avatar of user isn't shown.</text:p>
            <text:p/>
          </table:table-cell>
          <table:table-cell table:style-name="ce325" office:value-type="string">
            <text:p>Medium</text:p>
          </table:table-cell>
          <table:table-cell table:number-columns-repeated="247"/>
        </table:table-row>
        <table:table-row table:style-name="ro120">
          <table:table-cell table:style-name="ce149" table:formula="of:=IF(VALUE(MID([.F49];6;FIND(&quot;:&quot;;[.F49];1)-FIND(&quot; &quot;;[.F49];1)-1))&gt;VALUE(MID([.F48];6;FIND(&quot;:&quot;;[.F48];1)-FIND(&quot; &quot;;[.F48];1)-1));&quot;&quot;;MAX([.A$7:.A48])+1)" office:value-type="float" office:value="15">
            <text:p>015</text:p>
          </table:table-cell>
          <table:table-cell table:style-name="ce308" office:value-type="string">
            <text:p>ANS_37</text:p>
          </table:table-cell>
          <table:table-cell table:style-name="ce164" office:value-type="float" office:value="1">
            <text:p>001</text:p>
          </table:table-cell>
          <table:table-cell table:style-name="ce316" office:value-type="string">
            <text:p>KS\Answers\Answers Portlet Settings\Email Notifications</text:p>
          </table:table-cell>
          <table:table-cell table:style-name="ce79" office:value-type="string">
            <text:p>Set content of Email notification for new question</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 Email Notifications---&gt; New question</text:p>
          </table:table-cell>
          <table:table-cell table:style-name="ce258" office:value-type="string">
            <text:p>- Template of Email notifications for New question is shown with its content.</text:p>
          </table:table-cell>
          <table:table-cell table:style-name="ce325" office:value-type="string">
            <text:p>Medium</text:p>
          </table:table-cell>
          <table:table-cell table:number-columns-repeated="247"/>
        </table:table-row>
        <table:table-row table:style-name="ro38">
          <table:table-cell table:style-name="ce149" table:formula="of:=IF(VALUE(MID([.F50];6;FIND(&quot;:&quot;;[.F50];1)-FIND(&quot; &quot;;[.F50];1)-1))&gt;VALUE(MID([.F49];6;FIND(&quot;:&quot;;[.F49];1)-FIND(&quot; &quot;;[.F49];1)-1));&quot;&quot;;MAX([.A$7:.A49])+1)">
            <text:p/>
          </table:table-cell>
          <table:table-cell table:style-name="ce308" office:value-type="string">
            <text:p>ANS_37</text:p>
          </table:table-cell>
          <table:table-cell table:style-name="ce164" table:formula="of:=IF(VALUE(MID([.F50];6;FIND(&quot;:&quot;;[.F50];1)-FIND(&quot; &quot;;[.F50];1)-1))&gt;VALUE(MID([.F49];6;FIND(&quot;:&quot;;[.F49];1)-FIND(&quot; &quot;;[.F49];1)-1));[.C49];[.C49]+1)" office:value-type="float" office:value="1">
            <text:p>001</text:p>
          </table:table-cell>
          <table:table-cell table:style-name="ce316" office:value-type="string">
            <text:p>KS\Answers\Answers Portlet Settings\Email Notifications</text:p>
          </table:table-cell>
          <table:table-cell table:style-name="ce255" office:value-type="string">
            <text:p>Set content of Email notification for new question</text:p>
          </table:table-cell>
          <table:table-cell table:style-name="ce254" office:value-type="string">
            <text:p>Step 2: Set content of Email notification </text:p>
          </table:table-cell>
          <table:table-cell table:style-name="ce254" office:value-type="string">
            <text:p>- Edit the content of Email template for New question tab</text:p>
            <text:p>- Click save button in tab</text:p>
            <text:p>- Click save button in form</text:p>
            <text:p>- Click save button in page</text:p>
            <text:p/>
          </table:table-cell>
          <table:table-cell table:style-name="ce258" office:value-type="string">
            <text:p>- Changing in Email notification for new question is saved</text:p>
          </table:table-cell>
          <table:table-cell table:style-name="ce325" office:value-type="string">
            <text:p>Medium</text:p>
          </table:table-cell>
          <table:table-cell table:number-columns-repeated="247"/>
        </table:table-row>
        <table:table-row table:style-name="ro38">
          <table:table-cell table:style-name="ce149" table:formula="of:=IF(VALUE(MID([.F51];6;FIND(&quot;:&quot;;[.F51];1)-FIND(&quot; &quot;;[.F51];1)-1))&gt;VALUE(MID([.F50];6;FIND(&quot;:&quot;;[.F50];1)-FIND(&quot; &quot;;[.F50];1)-1));&quot;&quot;;MAX([.A$7:.A50])+1)">
            <text:p/>
          </table:table-cell>
          <table:table-cell table:style-name="ce308" office:value-type="string">
            <text:p>ANS_37</text:p>
          </table:table-cell>
          <table:table-cell table:style-name="ce164" table:formula="of:=IF(VALUE(MID([.F51];6;FIND(&quot;:&quot;;[.F51];1)-FIND(&quot; &quot;;[.F51];1)-1))&gt;VALUE(MID([.F50];6;FIND(&quot;:&quot;;[.F50];1)-FIND(&quot; &quot;;[.F50];1)-1));[.C50];[.C50]+1)" office:value-type="float" office:value="1">
            <text:p>001</text:p>
          </table:table-cell>
          <table:table-cell table:style-name="ce316" office:value-type="string">
            <text:p>KS\Answers\Answers Portlet Settings\Email Notifications</text:p>
          </table:table-cell>
          <table:table-cell table:style-name="ce255" office:value-type="string">
            <text:p>Set content of Email notification for new question</text:p>
          </table:table-cell>
          <table:table-cell table:style-name="ce254" office:value-type="string">
            <text:p>Step 3: Check set content of email notification for new question</text:p>
          </table:table-cell>
          <table:table-cell table:style-name="ce254" office:value-type="string">
            <text:p>- Login by administrator and create category</text:p>
            <text:p>- Add watch to the category above</text:p>
            <text:p>- Add question to the category which is being watched</text:p>
            <text:p/>
          </table:table-cell>
          <table:table-cell table:style-name="ce258" office:value-type="string">
            <text:p>- Notification email about new question is sent to registered email address for watching with the content like its definition at step 2.</text:p>
          </table:table-cell>
          <table:table-cell table:style-name="ce325" office:value-type="string">
            <text:p>Medium</text:p>
          </table:table-cell>
          <table:table-cell table:number-columns-repeated="247"/>
        </table:table-row>
        <table:table-row table:style-name="ro118">
          <table:table-cell table:style-name="ce149" table:formula="of:=IF(VALUE(MID([.F52];6;FIND(&quot;:&quot;;[.F52];1)-FIND(&quot; &quot;;[.F52];1)-1))&gt;VALUE(MID([.F51];6;FIND(&quot;:&quot;;[.F51];1)-FIND(&quot; &quot;;[.F51];1)-1));&quot;&quot;;MAX([.A$7:.A51])+1)" office:value-type="float" office:value="16">
            <text:p>016</text:p>
          </table:table-cell>
          <table:table-cell table:style-name="ce308" office:value-type="string">
            <text:p>ANS_37</text:p>
          </table:table-cell>
          <table:table-cell table:style-name="ce164" table:formula="of:=IF(VALUE(MID([.F52];6;FIND(&quot;:&quot;;[.F52];1)-FIND(&quot; &quot;;[.F52];1)-1))&gt;VALUE(MID([.F51];6;FIND(&quot;:&quot;;[.F51];1)-FIND(&quot; &quot;;[.F51];1)-1));[.C51];[.C51]+1)" office:value-type="float" office:value="2">
            <text:p>002</text:p>
          </table:table-cell>
          <table:table-cell table:style-name="ce316" office:value-type="string">
            <text:p>KS\Answers\Answers Portlet Settings\Email Notifications</text:p>
          </table:table-cell>
          <table:table-cell table:style-name="ce79" office:value-type="string">
            <text:p>Set content of Email notification for Edit and Answer question</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 Email Notifications---&gt; New question</text:p>
          </table:table-cell>
          <table:table-cell table:style-name="ce258" office:value-type="string">
            <text:p>- Template of Email notifications for New question is shown with its content.</text:p>
          </table:table-cell>
          <table:table-cell table:style-name="ce325" office:value-type="string">
            <text:p>Medium</text:p>
          </table:table-cell>
          <table:table-cell table:number-columns-repeated="247"/>
        </table:table-row>
        <table:table-row table:style-name="ro38">
          <table:table-cell table:style-name="ce149" table:formula="of:=IF(VALUE(MID([.F53];6;FIND(&quot;:&quot;;[.F53];1)-FIND(&quot; &quot;;[.F53];1)-1))&gt;VALUE(MID([.F52];6;FIND(&quot;:&quot;;[.F52];1)-FIND(&quot; &quot;;[.F52];1)-1));&quot;&quot;;MAX([.A$7:.A52])+1)">
            <text:p/>
          </table:table-cell>
          <table:table-cell table:style-name="ce308" office:value-type="string">
            <text:p>ANS_37</text:p>
          </table:table-cell>
          <table:table-cell table:style-name="ce164" table:formula="of:=IF(VALUE(MID([.F53];6;FIND(&quot;:&quot;;[.F53];1)-FIND(&quot; &quot;;[.F53];1)-1))&gt;VALUE(MID([.F52];6;FIND(&quot;:&quot;;[.F52];1)-FIND(&quot; &quot;;[.F52];1)-1));[.C52];[.C52]+1)" office:value-type="float" office:value="2">
            <text:p>002</text:p>
          </table:table-cell>
          <table:table-cell table:style-name="ce316" office:value-type="string">
            <text:p>KS\Answers\Answers Portlet Settings\Email Notifications</text:p>
          </table:table-cell>
          <table:table-cell table:style-name="ce255" office:value-type="string">
            <text:p>Set content of Email notification for Edit and Answer question</text:p>
          </table:table-cell>
          <table:table-cell table:style-name="ce254" office:value-type="string">
            <text:p>Step 2: Set content of Email notification </text:p>
          </table:table-cell>
          <table:table-cell table:style-name="ce254" office:value-type="string">
            <text:p>- Edit the content of Email template for Edit/Answer tab</text:p>
            <text:p>- Click save button in tab</text:p>
            <text:p>- Click save button in form</text:p>
            <text:p>- Click save button in page</text:p>
            <text:p/>
          </table:table-cell>
          <table:table-cell table:style-name="ce258" office:value-type="string">
            <text:p>- Changing in Email notification for Edit/Answer question is saved</text:p>
          </table:table-cell>
          <table:table-cell table:style-name="ce325" office:value-type="string">
            <text:p>Medium</text:p>
          </table:table-cell>
          <table:table-cell table:number-columns-repeated="247"/>
        </table:table-row>
        <table:table-row table:style-name="ro96">
          <table:table-cell table:style-name="ce149" table:formula="of:=IF(VALUE(MID([.F54];6;FIND(&quot;:&quot;;[.F54];1)-FIND(&quot; &quot;;[.F54];1)-1))&gt;VALUE(MID([.F53];6;FIND(&quot;:&quot;;[.F53];1)-FIND(&quot; &quot;;[.F53];1)-1));&quot;&quot;;MAX([.A$7:.A53])+1)">
            <text:p/>
          </table:table-cell>
          <table:table-cell table:style-name="ce308" office:value-type="string">
            <text:p>ANS_37</text:p>
          </table:table-cell>
          <table:table-cell table:style-name="ce164" table:formula="of:=IF(VALUE(MID([.F54];6;FIND(&quot;:&quot;;[.F54];1)-FIND(&quot; &quot;;[.F54];1)-1))&gt;VALUE(MID([.F53];6;FIND(&quot;:&quot;;[.F53];1)-FIND(&quot; &quot;;[.F53];1)-1));[.C53];[.C53]+1)" office:value-type="float" office:value="2">
            <text:p>002</text:p>
          </table:table-cell>
          <table:table-cell table:style-name="ce316" office:value-type="string">
            <text:p>KS\Answers\Answers Portlet Settings\Email Notifications</text:p>
          </table:table-cell>
          <table:table-cell table:style-name="ce255" office:value-type="string">
            <text:p>Set content of Email notification for Edit and Answer question</text:p>
          </table:table-cell>
          <table:table-cell table:style-name="ce254" office:value-type="string">
            <text:p>Step 3: Check set content of email notification for Edit/Answer question</text:p>
          </table:table-cell>
          <table:table-cell table:style-name="ce254" office:value-type="string">
            <text:p>- Login by administrator and create category and question</text:p>
            <text:p>- Add watch to the category above</text:p>
            <text:p>- Edit/Answer question to the category which is being watched</text:p>
            <text:p/>
          </table:table-cell>
          <table:table-cell table:style-name="ce258" office:value-type="string">
            <text:p>- Notification email about Edit/Answer question is sent to registered email address for watching with the content like its definition at step 2.</text:p>
          </table:table-cell>
          <table:table-cell table:style-name="ce325" office:value-type="string">
            <text:p>Medium</text:p>
          </table:table-cell>
          <table:table-cell table:number-columns-repeated="247"/>
        </table:table-row>
        <table:table-row table:style-name="ro121">
          <table:table-cell table:style-name="ce149" table:formula="of:=IF(VALUE(MID([.F55];6;FIND(&quot;:&quot;;[.F55];1)-FIND(&quot; &quot;;[.F55];1)-1))&gt;VALUE(MID([.F54];6;FIND(&quot;:&quot;;[.F54];1)-FIND(&quot; &quot;;[.F54];1)-1));&quot;&quot;;MAX([.A$7:.A54])+1)" office:value-type="float" office:value="17">
            <text:p>017</text:p>
          </table:table-cell>
          <table:table-cell table:style-name="ce308" office:value-type="string">
            <text:p>ANS_38</text:p>
          </table:table-cell>
          <table:table-cell table:style-name="ce164" office:value-type="float" office:value="1">
            <text:p>001</text:p>
          </table:table-cell>
          <table:table-cell table:style-name="ce316" office:value-type="string">
            <text:p>KS\Answers\Answers Portlet Settings\Discussion</text:p>
          </table:table-cell>
          <table:table-cell table:style-name="ce79" office:value-type="string">
            <text:p>Enable discussion function</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 Discussions</text:p>
          </table:table-cell>
          <table:table-cell table:style-name="ce258" office:value-type="string">
            <text:p>- Discussions tab is shown</text:p>
          </table:table-cell>
          <table:table-cell table:style-name="ce325" office:value-type="string">
            <text:p>Medium</text:p>
          </table:table-cell>
          <table:table-cell table:number-columns-repeated="247"/>
        </table:table-row>
        <table:table-row table:style-name="ro121">
          <table:table-cell table:style-name="ce149" table:formula="of:=IF(VALUE(MID([.F56];6;FIND(&quot;:&quot;;[.F56];1)-FIND(&quot; &quot;;[.F56];1)-1))&gt;VALUE(MID([.F55];6;FIND(&quot;:&quot;;[.F55];1)-FIND(&quot; &quot;;[.F55];1)-1));&quot;&quot;;MAX([.A$7:.A55])+1)">
            <text:p/>
          </table:table-cell>
          <table:table-cell table:style-name="ce308" office:value-type="string">
            <text:p>ANS_38</text:p>
          </table:table-cell>
          <table:table-cell table:style-name="ce164" table:formula="of:=IF(VALUE(MID([.F56];6;FIND(&quot;:&quot;;[.F56];1)-FIND(&quot; &quot;;[.F56];1)-1))&gt;VALUE(MID([.F55];6;FIND(&quot;:&quot;;[.F55];1)-FIND(&quot; &quot;;[.F55];1)-1));[.C55];[.C55]+1)" office:value-type="float" office:value="1">
            <text:p>001</text:p>
          </table:table-cell>
          <table:table-cell table:style-name="ce316" office:value-type="string">
            <text:p>KS\Answers\Answers Portlet Settings\Discussion</text:p>
          </table:table-cell>
          <table:table-cell table:style-name="ce255" office:value-type="string">
            <text:p>Enable discussion function</text:p>
          </table:table-cell>
          <table:table-cell table:style-name="ce254" office:value-type="string">
            <text:p>Step 2: Enable Forum discussion function</text:p>
          </table:table-cell>
          <table:table-cell table:style-name="ce254" office:value-type="string">
            <text:p>- Tick on Enable Discussions check box</text:p>
            <text:p>- Click save button in form</text:p>
            <text:p>- Click save button in page</text:p>
          </table:table-cell>
          <table:table-cell table:style-name="ce258" office:value-type="string">
            <text:p>- Enable Discussions check box is ticked properly</text:p>
          </table:table-cell>
          <table:table-cell table:style-name="ce325" office:value-type="string">
            <text:p>Medium</text:p>
          </table:table-cell>
          <table:table-cell table:number-columns-repeated="247"/>
        </table:table-row>
        <table:table-row table:style-name="ro44">
          <table:table-cell table:style-name="ce149" table:formula="of:=IF(VALUE(MID([.F57];6;FIND(&quot;:&quot;;[.F57];1)-FIND(&quot; &quot;;[.F57];1)-1))&gt;VALUE(MID([.F56];6;FIND(&quot;:&quot;;[.F56];1)-FIND(&quot; &quot;;[.F56];1)-1));&quot;&quot;;MAX([.A$7:.A56])+1)">
            <text:p/>
          </table:table-cell>
          <table:table-cell table:style-name="ce308" office:value-type="string">
            <text:p>ANS_38</text:p>
          </table:table-cell>
          <table:table-cell table:style-name="ce164" table:formula="of:=IF(VALUE(MID([.F57];6;FIND(&quot;:&quot;;[.F57];1)-FIND(&quot; &quot;;[.F57];1)-1))&gt;VALUE(MID([.F56];6;FIND(&quot;:&quot;;[.F56];1)-FIND(&quot; &quot;;[.F56];1)-1));[.C56];[.C56]+1)" office:value-type="float" office:value="1">
            <text:p>001</text:p>
          </table:table-cell>
          <table:table-cell table:style-name="ce316" office:value-type="string">
            <text:p>KS\Answers\Answers Portlet Settings\Discussion</text:p>
          </table:table-cell>
          <table:table-cell table:style-name="ce255" office:value-type="string">
            <text:p>Enable discussion function</text:p>
          </table:table-cell>
          <table:table-cell table:style-name="ce254" office:value-type="string">
            <text:p>Step 3: Check <text:s/>enabling Forum discussion function</text:p>
          </table:table-cell>
          <table:table-cell table:style-name="ce254" office:value-type="string">
            <text:p>- Login by user to view Answers</text:p>
            <text:p>- Right Click on a specific approved question</text:p>
          </table:table-cell>
          <table:table-cell table:style-name="ce258" office:value-type="string">
            <text:p>Discussion item are available in menu action</text:p>
            <text:p/>
          </table:table-cell>
          <table:table-cell table:style-name="ce325" office:value-type="string">
            <text:p>Medium</text:p>
          </table:table-cell>
          <table:table-cell table:number-columns-repeated="247"/>
        </table:table-row>
        <table:table-row table:style-name="ro58">
          <table:table-cell table:style-name="ce149" table:formula="of:=IF(VALUE(MID([.F58];6;FIND(&quot;:&quot;;[.F58];1)-FIND(&quot; &quot;;[.F58];1)-1))&gt;VALUE(MID([.F57];6;FIND(&quot;:&quot;;[.F57];1)-FIND(&quot; &quot;;[.F57];1)-1));&quot;&quot;;MAX([.A$7:.A57])+1)" office:value-type="float" office:value="18">
            <text:p>018</text:p>
          </table:table-cell>
          <table:table-cell table:style-name="ce308" office:value-type="string">
            <text:p>ANS_38</text:p>
          </table:table-cell>
          <table:table-cell table:style-name="ce164" table:formula="of:=IF(VALUE(MID([.F58];6;FIND(&quot;:&quot;;[.F58];1)-FIND(&quot; &quot;;[.F58];1)-1))&gt;VALUE(MID([.F57];6;FIND(&quot;:&quot;;[.F57];1)-FIND(&quot; &quot;;[.F57];1)-1));[.C57];[.C57]+1)" office:value-type="float" office:value="2">
            <text:p>002</text:p>
          </table:table-cell>
          <table:table-cell table:style-name="ce316" office:value-type="string">
            <text:p>KS\Answers\Answers Portlet Settings\Discussion</text:p>
          </table:table-cell>
          <table:table-cell table:style-name="ce79" office:value-type="string">
            <text:p>Disable discussion function</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 Discussions</text:p>
          </table:table-cell>
          <table:table-cell table:style-name="ce258" office:value-type="string">
            <text:p>- Discussions tab is shown</text:p>
          </table:table-cell>
          <table:table-cell table:style-name="ce325" office:value-type="string">
            <text:p>Medium</text:p>
          </table:table-cell>
          <table:table-cell table:number-columns-repeated="247"/>
        </table:table-row>
        <table:table-row table:style-name="ro122">
          <table:table-cell table:style-name="ce149" table:formula="of:=IF(VALUE(MID([.F59];6;FIND(&quot;:&quot;;[.F59];1)-FIND(&quot; &quot;;[.F59];1)-1))&gt;VALUE(MID([.F58];6;FIND(&quot;:&quot;;[.F58];1)-FIND(&quot; &quot;;[.F58];1)-1));&quot;&quot;;MAX([.A$7:.A58])+1)">
            <text:p/>
          </table:table-cell>
          <table:table-cell table:style-name="ce308" office:value-type="string">
            <text:p>ANS_38</text:p>
          </table:table-cell>
          <table:table-cell table:style-name="ce164" table:formula="of:=IF(VALUE(MID([.F59];6;FIND(&quot;:&quot;;[.F59];1)-FIND(&quot; &quot;;[.F59];1)-1))&gt;VALUE(MID([.F58];6;FIND(&quot;:&quot;;[.F58];1)-FIND(&quot; &quot;;[.F58];1)-1));[.C58];[.C58]+1)" office:value-type="float" office:value="2">
            <text:p>002</text:p>
          </table:table-cell>
          <table:table-cell table:style-name="ce316" office:value-type="string">
            <text:p>KS\Answers\Answers Portlet Settings\Discussion</text:p>
          </table:table-cell>
          <table:table-cell table:style-name="ce255" office:value-type="string">
            <text:p>Disable discussion function</text:p>
          </table:table-cell>
          <table:table-cell table:style-name="ce254" office:value-type="string">
            <text:p>Step 2: Enable/disable Forum discussion function</text:p>
          </table:table-cell>
          <table:table-cell table:style-name="ce254" office:value-type="string">
            <text:p>- Untick on Enable Discussions check box</text:p>
            <text:p>- Click save button in form</text:p>
            <text:p>- Click save button in page</text:p>
          </table:table-cell>
          <table:table-cell table:style-name="ce258" office:value-type="string">
            <text:p>- Enable Discussions check box is unticked properly</text:p>
          </table:table-cell>
          <table:table-cell table:style-name="ce325" office:value-type="string">
            <text:p>Medium</text:p>
          </table:table-cell>
          <table:table-cell table:number-columns-repeated="247"/>
        </table:table-row>
        <table:table-row table:style-name="ro66">
          <table:table-cell table:style-name="ce149" table:formula="of:=IF(VALUE(MID([.F60];6;FIND(&quot;:&quot;;[.F60];1)-FIND(&quot; &quot;;[.F60];1)-1))&gt;VALUE(MID([.F59];6;FIND(&quot;:&quot;;[.F59];1)-FIND(&quot; &quot;;[.F59];1)-1));&quot;&quot;;MAX([.A$7:.A59])+1)">
            <text:p/>
          </table:table-cell>
          <table:table-cell table:style-name="ce308" office:value-type="string">
            <text:p>ANS_38</text:p>
          </table:table-cell>
          <table:table-cell table:style-name="ce164" table:formula="of:=IF(VALUE(MID([.F60];6;FIND(&quot;:&quot;;[.F60];1)-FIND(&quot; &quot;;[.F60];1)-1))&gt;VALUE(MID([.F59];6;FIND(&quot;:&quot;;[.F59];1)-FIND(&quot; &quot;;[.F59];1)-1));[.C59];[.C59]+1)" office:value-type="float" office:value="2">
            <text:p>002</text:p>
          </table:table-cell>
          <table:table-cell table:style-name="ce316" office:value-type="string">
            <text:p>KS\Answers\Answers Portlet Settings\Discussion</text:p>
          </table:table-cell>
          <table:table-cell table:style-name="ce255" office:value-type="string">
            <text:p>Disable discussion function</text:p>
          </table:table-cell>
          <table:table-cell table:style-name="ce254" office:value-type="string">
            <text:p>Step 3: Check <text:s/>disabling Forum discussion function</text:p>
          </table:table-cell>
          <table:table-cell table:style-name="ce254" office:value-type="string">
            <text:p>- Login by user to view Answers</text:p>
            <text:p>- Right Click on a specific approved question</text:p>
          </table:table-cell>
          <table:table-cell table:style-name="ce258" office:value-type="string">
            <text:p>Discussion item are unavailable in menu action</text:p>
            <text:p/>
          </table:table-cell>
          <table:table-cell table:style-name="ce325" office:value-type="string">
            <text:p>Medium</text:p>
          </table:table-cell>
          <table:table-cell table:number-columns-repeated="247"/>
        </table:table-row>
        <table:table-row table:style-name="ro58">
          <table:table-cell table:style-name="ce149" table:formula="of:=IF(VALUE(MID([.F61];6;FIND(&quot;:&quot;;[.F61];1)-FIND(&quot; &quot;;[.F61];1)-1))&gt;VALUE(MID([.F60];6;FIND(&quot;:&quot;;[.F60];1)-FIND(&quot; &quot;;[.F60];1)-1));&quot;&quot;;MAX([.A$7:.A60])+1)" office:value-type="float" office:value="19">
            <text:p>019</text:p>
          </table:table-cell>
          <table:table-cell table:style-name="ce308" office:value-type="string">
            <text:p>ANS_38</text:p>
          </table:table-cell>
          <table:table-cell table:style-name="ce164" table:formula="of:=IF(VALUE(MID([.F61];6;FIND(&quot;:&quot;;[.F61];1)-FIND(&quot; &quot;;[.F61];1)-1))&gt;VALUE(MID([.F60];6;FIND(&quot;:&quot;;[.F60];1)-FIND(&quot; &quot;;[.F60];1)-1));[.C60];[.C60]+1)" office:value-type="float" office:value="3">
            <text:p>003</text:p>
          </table:table-cell>
          <table:table-cell table:style-name="ce316" office:value-type="string">
            <text:p>KS\Answers\Answers Portlet Settings\Discussion</text:p>
          </table:table-cell>
          <table:table-cell table:style-name="ce79" office:value-type="string">
            <text:p>Set default forum for discussions</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 Discussions</text:p>
          </table:table-cell>
          <table:table-cell table:style-name="ce258" office:value-type="string">
            <text:p>- Discussions tab is shown</text:p>
          </table:table-cell>
          <table:table-cell table:style-name="ce325" office:value-type="string">
            <text:p>Medium</text:p>
          </table:table-cell>
          <table:table-cell table:number-columns-repeated="247"/>
        </table:table-row>
        <table:table-row table:style-name="ro41">
          <table:table-cell table:style-name="ce149" table:formula="of:=IF(VALUE(MID([.F62];6;FIND(&quot;:&quot;;[.F62];1)-FIND(&quot; &quot;;[.F62];1)-1))&gt;VALUE(MID([.F61];6;FIND(&quot;:&quot;;[.F61];1)-FIND(&quot; &quot;;[.F61];1)-1));&quot;&quot;;MAX([.A$7:.A61])+1)">
            <text:p/>
          </table:table-cell>
          <table:table-cell table:style-name="ce308" office:value-type="string">
            <text:p>ANS_38</text:p>
          </table:table-cell>
          <table:table-cell table:style-name="ce164" table:formula="of:=IF(VALUE(MID([.F62];6;FIND(&quot;:&quot;;[.F62];1)-FIND(&quot; &quot;;[.F62];1)-1))&gt;VALUE(MID([.F61];6;FIND(&quot;:&quot;;[.F61];1)-FIND(&quot; &quot;;[.F61];1)-1));[.C61];[.C61]+1)" office:value-type="float" office:value="3">
            <text:p>003</text:p>
          </table:table-cell>
          <table:table-cell table:style-name="ce316" office:value-type="string">
            <text:p>KS\Answers\Answers Portlet Settings\Discussion</text:p>
          </table:table-cell>
          <table:table-cell table:style-name="ce256" office:value-type="string">
            <text:p>Set default forum for discussions</text:p>
          </table:table-cell>
          <table:table-cell table:style-name="ce254" office:value-type="string">
            <text:p>Step 2: Set default forum for discussion</text:p>
          </table:table-cell>
          <table:table-cell table:style-name="ce254" office:value-type="string">
            <text:p>- Tick Enable Forum Discussions</text:p>
            <text:p>- Click select icon to select default forum for discussion</text:p>
            <text:p>- Click save button in form</text:p>
            <text:p>- Click save button in page</text:p>
          </table:table-cell>
          <table:table-cell table:style-name="ce258" office:value-type="string">
            <text:p>- Enable Forum Discussions check box is ticked.</text:p>
            <text:p>- Selected forum for discussion is displayed in text box</text:p>
          </table:table-cell>
          <table:table-cell table:style-name="ce325" office:value-type="string">
            <text:p>Medium</text:p>
          </table:table-cell>
          <table:table-cell table:number-columns-repeated="247"/>
        </table:table-row>
        <table:table-row table:style-name="ro41">
          <table:table-cell table:style-name="ce149" table:formula="of:=IF(VALUE(MID([.F63];6;FIND(&quot;:&quot;;[.F63];1)-FIND(&quot; &quot;;[.F63];1)-1))&gt;VALUE(MID([.F62];6;FIND(&quot;:&quot;;[.F62];1)-FIND(&quot; &quot;;[.F62];1)-1));&quot;&quot;;MAX([.A$7:.A62])+1)">
            <text:p/>
          </table:table-cell>
          <table:table-cell table:style-name="ce308" office:value-type="string">
            <text:p>ANS_38</text:p>
          </table:table-cell>
          <table:table-cell table:style-name="ce164" table:formula="of:=IF(VALUE(MID([.F63];6;FIND(&quot;:&quot;;[.F63];1)-FIND(&quot; &quot;;[.F63];1)-1))&gt;VALUE(MID([.F62];6;FIND(&quot;:&quot;;[.F62];1)-FIND(&quot; &quot;;[.F62];1)-1));[.C62];[.C62]+1)" office:value-type="float" office:value="3">
            <text:p>003</text:p>
          </table:table-cell>
          <table:table-cell table:style-name="ce316" office:value-type="string">
            <text:p>KS\Answers\Answers Portlet Settings\Discussion</text:p>
          </table:table-cell>
          <table:table-cell table:style-name="ce256" office:value-type="string">
            <text:p>Set default forum for discussions</text:p>
          </table:table-cell>
          <table:table-cell table:style-name="ce254" office:value-type="string">
            <text:p>Step 3: Check discussion after setting default forum for discussion</text:p>
          </table:table-cell>
          <table:table-cell table:style-name="ce254" office:value-type="string">
            <text:p>- Login by user to view Answers</text:p>
            <text:p>- Right click on a specific approved question and select “Discuss forum” item</text:p>
            <text:p/>
          </table:table-cell>
          <table:table-cell table:style-name="ce258" office:value-type="string">
            <text:p>- Link discuss is displayed in new tab and The discussed question is created new topic in the default forum that is defined at step 2.</text:p>
          </table:table-cell>
          <table:table-cell table:style-name="ce325" office:value-type="string">
            <text:p>Medium</text:p>
          </table:table-cell>
          <table:table-cell table:number-columns-repeated="247"/>
        </table:table-row>
        <table:table-row table:style-name="ro115">
          <table:table-cell table:style-name="ce149" table:formula="of:=IF(VALUE(MID([.F64];6;FIND(&quot;:&quot;;[.F64];1)-FIND(&quot; &quot;;[.F64];1)-1))&gt;VALUE(MID([.F63];6;FIND(&quot;:&quot;;[.F63];1)-FIND(&quot; &quot;;[.F63];1)-1));&quot;&quot;;MAX([.A$7:.A63])+1)" office:value-type="float" office:value="20">
            <text:p>020</text:p>
          </table:table-cell>
          <table:table-cell table:style-name="ce308" office:value-type="string">
            <text:p>ANS_39</text:p>
          </table:table-cell>
          <table:table-cell table:style-name="ce164" office:value-type="float" office:value="1">
            <text:p>001</text:p>
          </table:table-cell>
          <table:table-cell table:style-name="ce316" office:value-type="string">
            <text:p>KS\Answers\Answers Portlet Settings\Category scoping</text:p>
          </table:table-cell>
          <table:table-cell table:style-name="ce80" office:value-type="string">
            <text:p>Hide Category in Answers porlet settings</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Category scoping</text:p>
          </table:table-cell>
          <table:table-cell table:style-name="ce258" office:value-type="string">
            <text:p>Category scoping tab is shown</text:p>
          </table:table-cell>
          <table:table-cell table:style-name="ce325" office:value-type="string">
            <text:p>High</text:p>
          </table:table-cell>
          <table:table-cell table:number-columns-repeated="247"/>
        </table:table-row>
        <table:table-row table:style-name="ro95">
          <table:table-cell table:style-name="ce149" table:formula="of:=IF(VALUE(MID([.F65];6;FIND(&quot;:&quot;;[.F65];1)-FIND(&quot; &quot;;[.F65];1)-1))&gt;VALUE(MID([.F64];6;FIND(&quot;:&quot;;[.F64];1)-FIND(&quot; &quot;;[.F64];1)-1));&quot;&quot;;MAX([.A$7:.A64])+1)">
            <text:p/>
          </table:table-cell>
          <table:table-cell table:style-name="ce308" office:value-type="string">
            <text:p>ANS_39</text:p>
          </table:table-cell>
          <table:table-cell table:style-name="ce164" table:formula="of:=IF(VALUE(MID([.F65];6;FIND(&quot;:&quot;;[.F65];1)-FIND(&quot; &quot;;[.F65];1)-1))&gt;VALUE(MID([.F64];6;FIND(&quot;:&quot;;[.F64];1)-FIND(&quot; &quot;;[.F64];1)-1));[.C64];[.C64]+1)" office:value-type="float" office:value="1">
            <text:p>001</text:p>
          </table:table-cell>
          <table:table-cell table:style-name="ce316" office:value-type="string">
            <text:p>KS\Answers\Answers Portlet Settings\Category scoping</text:p>
          </table:table-cell>
          <table:table-cell office:value-type="string">
            <text:p>Hide Category in Answers porlet settings</text:p>
          </table:table-cell>
          <table:table-cell table:style-name="ce254" office:value-type="string">
            <text:p>Step 2: Select category to hide</text:p>
          </table:table-cell>
          <table:table-cell table:style-name="ce254" office:value-type="string">
            <text:p>- Untick on a specific category</text:p>
            <text:p/>
          </table:table-cell>
          <table:table-cell table:style-name="ce258" office:value-type="string">
            <text:p>- The category in category list is unticked</text:p>
            <text:p>- The category tree is shown/hidden properly.</text:p>
          </table:table-cell>
          <table:table-cell table:style-name="ce325" office:value-type="string">
            <text:p>High</text:p>
          </table:table-cell>
          <table:table-cell table:number-columns-repeated="247"/>
        </table:table-row>
        <table:table-row table:style-name="ro83">
          <table:table-cell table:style-name="ce149" table:formula="of:=IF(VALUE(MID([.F66];6;FIND(&quot;:&quot;;[.F66];1)-FIND(&quot; &quot;;[.F66];1)-1))&gt;VALUE(MID([.F65];6;FIND(&quot;:&quot;;[.F65];1)-FIND(&quot; &quot;;[.F65];1)-1));&quot;&quot;;MAX([.A$7:.A65])+1)">
            <text:p/>
          </table:table-cell>
          <table:table-cell table:style-name="ce308" office:value-type="string">
            <text:p>ANS_39</text:p>
          </table:table-cell>
          <table:table-cell table:style-name="ce164" table:formula="of:=IF(VALUE(MID([.F66];6;FIND(&quot;:&quot;;[.F66];1)-FIND(&quot; &quot;;[.F66];1)-1))&gt;VALUE(MID([.F65];6;FIND(&quot;:&quot;;[.F65];1)-FIND(&quot; &quot;;[.F65];1)-1));[.C65];[.C65]+1)" office:value-type="float" office:value="1">
            <text:p>001</text:p>
          </table:table-cell>
          <table:table-cell table:style-name="ce316" office:value-type="string">
            <text:p>KS\Answers\Answers Portlet Settings\Category scoping</text:p>
          </table:table-cell>
          <table:table-cell office:value-type="string">
            <text:p>Hide Category in Answers porlet settings</text:p>
          </table:table-cell>
          <table:table-cell table:style-name="ce254" office:value-type="string">
            <text:p>Step 3: Hide the selected category </text:p>
          </table:table-cell>
          <table:table-cell table:style-name="ce254" office:value-type="string">
            <text:p>- Click Save button in tab</text:p>
            <text:p>- Click Close button in form</text:p>
            <text:p>- Click Save button in page</text:p>
          </table:table-cell>
          <table:table-cell table:style-name="ce258" office:value-type="string">
            <text:p>- Alert message is shown to inform new settings is updated.</text:p>
          </table:table-cell>
          <table:table-cell table:style-name="ce325" office:value-type="string">
            <text:p>High</text:p>
          </table:table-cell>
          <table:table-cell table:number-columns-repeated="247"/>
        </table:table-row>
        <table:table-row table:style-name="ro84">
          <table:table-cell table:style-name="ce149" table:formula="of:=IF(VALUE(MID([.F67];6;FIND(&quot;:&quot;;[.F67];1)-FIND(&quot; &quot;;[.F67];1)-1))&gt;VALUE(MID([.F66];6;FIND(&quot;:&quot;;[.F66];1)-FIND(&quot; &quot;;[.F66];1)-1));&quot;&quot;;MAX([.A$7:.A66])+1)">
            <text:p/>
          </table:table-cell>
          <table:table-cell table:style-name="ce308" office:value-type="string">
            <text:p>ANS_39</text:p>
          </table:table-cell>
          <table:table-cell table:style-name="ce164" table:formula="of:=IF(VALUE(MID([.F67];6;FIND(&quot;:&quot;;[.F67];1)-FIND(&quot; &quot;;[.F67];1)-1))&gt;VALUE(MID([.F66];6;FIND(&quot;:&quot;;[.F66];1)-FIND(&quot; &quot;;[.F66];1)-1));[.C66];[.C66]+1)" office:value-type="float" office:value="1">
            <text:p>001</text:p>
          </table:table-cell>
          <table:table-cell table:style-name="ce316" office:value-type="string">
            <text:p>KS\Answers\Answers Portlet Settings\Category scoping</text:p>
          </table:table-cell>
          <table:table-cell office:value-type="string">
            <text:p>Hide Category in Answers porlet settings</text:p>
          </table:table-cell>
          <table:table-cell table:style-name="ce254" office:value-type="string">
            <text:p>Step 4: Check Hiding category of Answers</text:p>
          </table:table-cell>
          <table:table-cell table:style-name="ce254" office:value-type="string">
            <text:p>- Login by an eXo account</text:p>
            <text:p>- Go to Answers application to view main screen</text:p>
            <text:p/>
          </table:table-cell>
          <table:table-cell table:style-name="ce258" office:value-type="string">
            <text:p>- Category are unticked to hide in step 2 are not displayed.</text:p>
            <text:p>- All questions belong hidden category is also hidden.</text:p>
          </table:table-cell>
          <table:table-cell table:style-name="ce325" office:value-type="string">
            <text:p>High</text:p>
          </table:table-cell>
          <table:table-cell table:number-columns-repeated="247"/>
        </table:table-row>
        <table:table-row table:style-name="ro41">
          <table:table-cell table:style-name="ce149" table:formula="of:=IF(VALUE(MID([.F68];6;FIND(&quot;:&quot;;[.F68];1)-FIND(&quot; &quot;;[.F68];1)-1))&gt;VALUE(MID([.F67];6;FIND(&quot;:&quot;;[.F67];1)-FIND(&quot; &quot;;[.F67];1)-1));&quot;&quot;;MAX([.A$7:.A67])+1)" office:value-type="float" office:value="21">
            <text:p>021</text:p>
          </table:table-cell>
          <table:table-cell table:style-name="ce308" office:value-type="string">
            <text:p>ANS_39</text:p>
          </table:table-cell>
          <table:table-cell table:style-name="ce164" table:formula="of:=IF(VALUE(MID([.F68];6;FIND(&quot;:&quot;;[.F68];1)-FIND(&quot; &quot;;[.F68];1)-1))&gt;VALUE(MID([.F67];6;FIND(&quot;:&quot;;[.F67];1)-FIND(&quot; &quot;;[.F67];1)-1));[.C67];[.C67]+1)" office:value-type="float" office:value="2">
            <text:p>002</text:p>
          </table:table-cell>
          <table:table-cell table:style-name="ce316" office:value-type="string">
            <text:p>KS\Answers\Answers Portlet Settings\Category scoping</text:p>
          </table:table-cell>
          <table:table-cell table:style-name="ce80" office:value-type="string">
            <text:p>Show Category in Answers porlet settings</text:p>
          </table:table-cell>
          <table:table-cell table:style-name="ce254" office:value-type="string">
            <text:p>Step 1: Go to Edit mode</text:p>
          </table:table-cell>
          <table:table-cell table:style-name="ce254" office:value-type="string">
            <text:p>- Login by administrator</text:p>
            <text:p>- Go to eXo--&gt; Administration --&gt; Advanced ---&gt; Manage page ---&gt; Edit Answers ---&gt; Edit mode --&gt;Category scoping</text:p>
          </table:table-cell>
          <table:table-cell table:style-name="ce258" office:value-type="string">
            <text:p>Category scoping tab is shown</text:p>
          </table:table-cell>
          <table:table-cell table:style-name="ce325" office:value-type="string">
            <text:p>High</text:p>
          </table:table-cell>
          <table:table-cell table:number-columns-repeated="247"/>
        </table:table-row>
        <table:table-row table:style-name="ro122">
          <table:table-cell table:style-name="ce149" table:formula="of:=IF(VALUE(MID([.F69];6;FIND(&quot;:&quot;;[.F69];1)-FIND(&quot; &quot;;[.F69];1)-1))&gt;VALUE(MID([.F68];6;FIND(&quot;:&quot;;[.F68];1)-FIND(&quot; &quot;;[.F68];1)-1));&quot;&quot;;MAX([.A$7:.A68])+1)">
            <text:p/>
          </table:table-cell>
          <table:table-cell table:style-name="ce308" office:value-type="string">
            <text:p>ANS_39</text:p>
          </table:table-cell>
          <table:table-cell table:style-name="ce164" table:formula="of:=IF(VALUE(MID([.F69];6;FIND(&quot;:&quot;;[.F69];1)-FIND(&quot; &quot;;[.F69];1)-1))&gt;VALUE(MID([.F68];6;FIND(&quot;:&quot;;[.F68];1)-FIND(&quot; &quot;;[.F68];1)-1));[.C68];[.C68]+1)" office:value-type="float" office:value="2">
            <text:p>002</text:p>
          </table:table-cell>
          <table:table-cell table:style-name="ce316" office:value-type="string">
            <text:p>KS\Answers\Answers Portlet Settings\Category scoping</text:p>
          </table:table-cell>
          <table:table-cell table:style-name="ce318" office:value-type="string">
            <text:p>Show Category in Answers porlet settings</text:p>
          </table:table-cell>
          <table:table-cell table:style-name="ce254" office:value-type="string">
            <text:p>Step 2: Select category to show</text:p>
          </table:table-cell>
          <table:table-cell table:style-name="ce254" office:value-type="string">
            <text:p>- Tick on a specific category</text:p>
            <text:p/>
          </table:table-cell>
          <table:table-cell table:style-name="ce258" office:value-type="string">
            <text:p>- The category in category list is ticked</text:p>
            <text:p>- The category tree is shown/hidden properly.</text:p>
          </table:table-cell>
          <table:table-cell table:style-name="ce325" office:value-type="string">
            <text:p>High</text:p>
          </table:table-cell>
          <table:table-cell table:number-columns-repeated="247"/>
        </table:table-row>
        <table:table-row table:style-name="ro31">
          <table:table-cell table:style-name="ce149" table:formula="of:=IF(VALUE(MID([.F70];6;FIND(&quot;:&quot;;[.F70];1)-FIND(&quot; &quot;;[.F70];1)-1))&gt;VALUE(MID([.F69];6;FIND(&quot;:&quot;;[.F69];1)-FIND(&quot; &quot;;[.F69];1)-1));&quot;&quot;;MAX([.A$7:.A69])+1)">
            <text:p/>
          </table:table-cell>
          <table:table-cell table:style-name="ce308" office:value-type="string">
            <text:p>ANS_39</text:p>
          </table:table-cell>
          <table:table-cell table:style-name="ce164" table:formula="of:=IF(VALUE(MID([.F70];6;FIND(&quot;:&quot;;[.F70];1)-FIND(&quot; &quot;;[.F70];1)-1))&gt;VALUE(MID([.F69];6;FIND(&quot;:&quot;;[.F69];1)-FIND(&quot; &quot;;[.F69];1)-1));[.C69];[.C69]+1)" office:value-type="float" office:value="2">
            <text:p>002</text:p>
          </table:table-cell>
          <table:table-cell table:style-name="ce316" office:value-type="string">
            <text:p>KS\Answers\Answers Portlet Settings\Category scoping</text:p>
          </table:table-cell>
          <table:table-cell table:style-name="ce318" office:value-type="string">
            <text:p>Show Category in Answers porlet settings</text:p>
          </table:table-cell>
          <table:table-cell table:style-name="ce254" office:value-type="string">
            <text:p>Step 3: show the selected category </text:p>
          </table:table-cell>
          <table:table-cell table:style-name="ce254" office:value-type="string">
            <text:p>- Click Save button in tab</text:p>
            <text:p>- Click Close button in form</text:p>
            <text:p>- Click Save button in page</text:p>
          </table:table-cell>
          <table:table-cell table:style-name="ce258" office:value-type="string">
            <text:p>- Alert message is shown to inform new settings is updated.</text:p>
          </table:table-cell>
          <table:table-cell table:style-name="ce325" office:value-type="string">
            <text:p>High</text:p>
          </table:table-cell>
          <table:table-cell table:number-columns-repeated="247"/>
        </table:table-row>
        <table:table-row table:style-name="ro32">
          <table:table-cell table:style-name="ce149" table:formula="of:=IF(VALUE(MID([.F71];6;FIND(&quot;:&quot;;[.F71];1)-FIND(&quot; &quot;;[.F71];1)-1))&gt;VALUE(MID([.F70];6;FIND(&quot;:&quot;;[.F70];1)-FIND(&quot; &quot;;[.F70];1)-1));&quot;&quot;;MAX([.A$7:.A70])+1)">
            <text:p/>
          </table:table-cell>
          <table:table-cell table:style-name="ce308" office:value-type="string">
            <text:p>ANS_39</text:p>
          </table:table-cell>
          <table:table-cell table:style-name="ce164" table:formula="of:=IF(VALUE(MID([.F71];6;FIND(&quot;:&quot;;[.F71];1)-FIND(&quot; &quot;;[.F71];1)-1))&gt;VALUE(MID([.F70];6;FIND(&quot;:&quot;;[.F70];1)-FIND(&quot; &quot;;[.F70];1)-1));[.C70];[.C70]+1)" office:value-type="float" office:value="2">
            <text:p>002</text:p>
          </table:table-cell>
          <table:table-cell table:style-name="ce316" office:value-type="string">
            <text:p>KS\Answers\Answers Portlet Settings\Category scoping</text:p>
          </table:table-cell>
          <table:table-cell table:style-name="ce318" office:value-type="string">
            <text:p>Show Category in Answers porlet settings</text:p>
          </table:table-cell>
          <table:table-cell table:style-name="ce254" office:value-type="string">
            <text:p>Step 4: Check showing category of Answers</text:p>
          </table:table-cell>
          <table:table-cell table:style-name="ce254" office:value-type="string">
            <text:p>- Login by an eXo account</text:p>
            <text:p>- Go to Answers application to view main screen</text:p>
            <text:p/>
          </table:table-cell>
          <table:table-cell table:style-name="ce258" office:value-type="string">
            <text:p>- Category are ticked to show in step 2 are displayed.</text:p>
            <text:p>- All questions belong showed category is also showed.</text:p>
          </table:table-cell>
          <table:table-cell table:style-name="ce325" office:value-type="string">
            <text:p>High</text:p>
          </table:table-cell>
          <table:table-cell table:number-columns-repeated="247"/>
        </table:table-row>
        <table:table-row table:style-name="ro1" table:number-rows-repeated="65464">
          <table:table-cell table:number-columns-repeated="256"/>
        </table:table-row>
        <table:table-row table:style-name="ro1">
          <table:table-cell table:number-columns-repeated="256"/>
        </table:table-row>
      </table:table>
      <table:table table:name="FAQ_Porlet" table:style-name="ta2" table:print="false">
        <office:forms form:automatic-focus="false" form:apply-design-mode="false"/>
        <table:table-column table:style-name="co9" table:default-cell-style-name="Default"/>
        <table:table-column table:style-name="co96" table:default-cell-style-name="Default"/>
        <table:table-column table:style-name="co66" table:default-cell-style-name="Default"/>
        <table:table-column table:style-name="co59" table:default-cell-style-name="Default"/>
        <table:table-column table:style-name="co97" table:default-cell-style-name="Default"/>
        <table:table-column table:style-name="co30" table:default-cell-style-name="Default"/>
        <table:table-column table:style-name="co68" table:default-cell-style-name="Default"/>
        <table:table-column table:style-name="co98" table:default-cell-style-name="Default"/>
        <table:table-column table:style-name="co9" table:default-cell-style-name="ce120"/>
        <table:table-column table:style-name="co9" table:number-columns-repeated="247" table:default-cell-style-name="Default"/>
        <table:table-row table:style-name="ro35">
          <table:table-cell table:style-name="ce301"/>
          <table:table-cell table:style-name="ce303" office:value-type="string">
            <text:p>TEST CASES</text:p>
          </table:table-cell>
          <table:table-cell table:style-name="ce303"/>
          <table:table-cell table:style-name="ce313" table:number-columns-repeated="2"/>
          <table:table-cell table:style-name="ce314" table:number-columns-repeated="2"/>
          <table:table-cell table:style-name="ce313"/>
          <table:table-cell table:style-name="ce323"/>
          <table:table-cell table:style-name="ce326"/>
          <table:table-cell table:style-name="ce190" office:value-type="string">
            <text:p>Passed</text:p>
          </table:table-cell>
          <table:table-cell table:style-name="ce190" table:formula="of:=COUNTIF([.L$7:.L$1008];[.$K1])" office:value-type="float" office:value="0">
            <text:p>0</text:p>
          </table:table-cell>
          <table:table-cell table:style-name="ce190" table:formula="of:=COUNTIF([.M$7:.M$1008];[.$K1])" office:value-type="float" office:value="0">
            <text:p>0</text:p>
          </table:table-cell>
          <table:table-cell table:style-name="ce190" table:formula="of:=COUNTIF([.N$7:.N$1008];[.$K1])" office:value-type="float" office:value="0">
            <text:p>0</text:p>
          </table:table-cell>
          <table:table-cell table:style-name="ce190" table:formula="of:=COUNTIF([.O$7:.O$1008];[.$K1])" office:value-type="float" office:value="0">
            <text:p>0</text:p>
          </table:table-cell>
          <table:table-cell table:number-columns-repeated="241"/>
        </table:table-row>
        <table:table-row table:style-name="ro35">
          <table:table-cell table:style-name="ce301"/>
          <table:table-cell table:style-name="ce304" table:number-columns-repeated="2"/>
          <table:table-cell table:style-name="ce313" table:number-columns-repeated="2"/>
          <table:table-cell table:style-name="ce314" table:number-columns-repeated="2"/>
          <table:table-cell table:style-name="ce313"/>
          <table:table-cell table:style-name="ce323"/>
          <table:table-cell table:style-name="ce190"/>
          <table:table-cell table:style-name="ce190" office:value-type="string">
            <text:p>Failed</text:p>
          </table:table-cell>
          <table:table-cell table:style-name="ce190" table:formula="of:=COUNTIF([.L$7:.L$1008];[.$K2])" office:value-type="float" office:value="0">
            <text:p>0</text:p>
          </table:table-cell>
          <table:table-cell table:style-name="ce190" table:formula="of:=COUNTIF([.M$7:.M$1008];[.$K2])" office:value-type="float" office:value="0">
            <text:p>0</text:p>
          </table:table-cell>
          <table:table-cell table:style-name="ce190" table:formula="of:=COUNTIF([.N$7:.N$1008];[.$K2])" office:value-type="float" office:value="0">
            <text:p>0</text:p>
          </table:table-cell>
          <table:table-cell table:style-name="ce190" table:formula="of:=COUNTIF([.O$7:.O$1008];[.$K2])" office:value-type="float" office:value="0">
            <text:p>0</text:p>
          </table:table-cell>
          <table:table-cell table:style-name="ce190" table:number-columns-repeated="2"/>
          <table:table-cell table:number-columns-repeated="239"/>
        </table:table-row>
        <table:table-row table:style-name="ro35">
          <table:table-cell table:style-name="ce301"/>
          <table:table-cell table:style-name="ce305" office:value-type="string">
            <text:p>Functions List<text:span text:style-name="T8">:</text:span></text:p>
          </table:table-cell>
          <table:table-cell table:style-name="ce310" table:number-columns-spanned="3" table:number-rows-spanned="1"/>
          <table:covered-table-cell table:style-name="ce314"/>
          <table:covered-table-cell table:style-name="ce314"/>
          <table:table-cell table:style-name="ce314" table:number-columns-repeated="2"/>
          <table:table-cell table:style-name="ce320"/>
          <table:table-cell table:style-name="ce333"/>
          <table:table-cell table:style-name="ce190"/>
          <table:table-cell table:style-name="ce190" office:value-type="string">
            <text:p>Blocked</text:p>
          </table:table-cell>
          <table:table-cell table:style-name="ce190" table:formula="of:=COUNTIF([.L$7:.L$1008];[.$K3])" office:value-type="float" office:value="0">
            <text:p>0</text:p>
          </table:table-cell>
          <table:table-cell table:style-name="ce190" table:formula="of:=COUNTIF([.M$7:.M$1008];[.$K3])" office:value-type="float" office:value="0">
            <text:p>0</text:p>
          </table:table-cell>
          <table:table-cell table:style-name="ce190" table:formula="of:=COUNTIF([.N$7:.N$1008];[.$K3])" office:value-type="float" office:value="0">
            <text:p>0</text:p>
          </table:table-cell>
          <table:table-cell table:style-name="ce190" table:formula="of:=COUNTIF([.O$7:.O$1008];[.$K3])" office:value-type="float" office:value="0">
            <text:p>0</text:p>
          </table:table-cell>
          <table:table-cell table:style-name="ce190" table:number-columns-repeated="2"/>
          <table:table-cell table:number-columns-repeated="239"/>
        </table:table-row>
        <table:table-row table:style-name="ro5">
          <table:table-cell table:style-name="ce301"/>
          <table:table-cell table:style-name="ce305" office:value-type="string">
            <text:p>Total main cases:</text:p>
          </table:table-cell>
          <table:table-cell table:style-name="ce311" table:formula="of:=MAX([.A7:.A992])" office:value-type="float" office:value="6" table:number-columns-spanned="3" table:number-rows-spanned="1">
            <text:p>6</text:p>
          </table:table-cell>
          <table:covered-table-cell table:style-name="ce314"/>
          <table:covered-table-cell table:style-name="ce314"/>
          <table:table-cell table:style-name="ce314" table:number-columns-repeated="2"/>
          <table:table-cell table:style-name="ce320"/>
          <table:table-cell table:style-name="ce333"/>
          <table:table-cell table:style-name="ce190"/>
          <table:table-cell table:style-name="ce191" office:value-type="string">
            <text:p>Untested</text:p>
          </table:table-cell>
          <table:table-cell table:style-name="ce190" table:formula="of:=COUNTIF([.L$7:.L$1008];[.$K4])" office:value-type="float" office:value="0">
            <text:p>0</text:p>
          </table:table-cell>
          <table:table-cell table:style-name="ce190" table:formula="of:=COUNTIF([.M$7:.M$1008];[.$K4])" office:value-type="float" office:value="0">
            <text:p>0</text:p>
          </table:table-cell>
          <table:table-cell table:style-name="ce190" table:formula="of:=COUNTIF([.N$7:.N$1008];[.$K4])" office:value-type="float" office:value="0">
            <text:p>0</text:p>
          </table:table-cell>
          <table:table-cell table:style-name="ce190" table:formula="of:=COUNTIF([.O$7:.O$1008];[.$K4])" office:value-type="float" office:value="0">
            <text:p>0</text:p>
          </table:table-cell>
          <table:table-cell table:style-name="ce190" table:number-columns-repeated="2"/>
          <table:table-cell table:number-columns-repeated="239"/>
        </table:table-row>
        <table:table-row table:style-name="ro35">
          <table:table-cell table:style-name="ce301"/>
          <table:table-cell table:style-name="ce306"/>
          <table:table-cell table:style-name="ce301"/>
          <table:table-cell table:style-name="ce314" table:number-columns-repeated="5"/>
          <table:table-cell table:style-name="ce333"/>
          <table:table-cell table:style-name="ce191"/>
          <table:table-cell office:value-type="string">
            <text:p>N/A</text:p>
          </table:table-cell>
          <table:table-cell table:style-name="ce190" table:formula="of:=COUNTIF([.L$7:.L$1008];[.$K5])" office:value-type="float" office:value="0">
            <text:p>0</text:p>
          </table:table-cell>
          <table:table-cell table:style-name="ce190" table:formula="of:=COUNTIF([.M$7:.M$1008];[.$K5])" office:value-type="float" office:value="0">
            <text:p>0</text:p>
          </table:table-cell>
          <table:table-cell table:style-name="ce190" table:formula="of:=COUNTIF([.N$7:.N$1008];[.$K5])" office:value-type="float" office:value="0">
            <text:p>0</text:p>
          </table:table-cell>
          <table:table-cell table:style-name="ce190" table:formula="of:=COUNTIF([.O$7:.O$1008];[.$K5])" office:value-type="float" office:value="0">
            <text:p>0</text:p>
          </table:table-cell>
          <table:table-cell table:style-name="ce190" table:number-columns-repeated="2"/>
          <table:table-cell table:number-columns-repeated="239"/>
        </table:table-row>
        <table:table-row table:style-name="ro1">
          <table:table-cell table:style-name="ce302" office:value-type="string">
            <text:p>Case No</text:p>
          </table:table-cell>
          <table:table-cell table:style-name="ce307" office:value-type="string">
            <text:p>Related function</text:p>
          </table:table-cell>
          <table:table-cell table:style-name="ce312" office:value-type="string">
            <text:p>Case ID</text:p>
          </table:table-cell>
          <table:table-cell table:style-name="ce315" office:value-type="string">
            <text:p>Path</text:p>
          </table:table-cell>
          <table:table-cell table:style-name="ce315" office:value-type="string">
            <text:p>Case Name</text:p>
          </table:table-cell>
          <table:table-cell table:style-name="ce315" office:value-type="string">
            <text:p>Description</text:p>
          </table:table-cell>
          <table:table-cell table:style-name="ce315" office:value-type="string">
            <text:p>Steps</text:p>
          </table:table-cell>
          <table:table-cell table:style-name="ce315" office:value-type="string">
            <text:p>Expected Output</text:p>
          </table:table-cell>
          <table:table-cell table:style-name="ce307" office:value-type="string">
            <text:p>Priority</text:p>
          </table:table-cell>
          <table:table-cell table:style-name="ce307" office:value-type="string">
            <text:p>Affect</text:p>
          </table:table-cell>
          <table:table-cell table:style-name="ce329" table:number-columns-repeated="8"/>
          <table:table-cell table:number-columns-repeated="238"/>
        </table:table-row>
        <table:table-row table:style-name="ro54">
          <table:table-cell table:style-name="ce243" office:value-type="float" office:value="1">
            <text:p>001</text:p>
          </table:table-cell>
          <table:table-cell table:style-name="ce308" office:value-type="string">
            <text:p>FAQ_01</text:p>
          </table:table-cell>
          <table:table-cell table:style-name="ce164" office:value-type="float" office:value="1">
            <text:p>001</text:p>
          </table:table-cell>
          <table:table-cell table:style-name="ce316" office:value-type="string">
            <text:p>KS\FAQ porlet</text:p>
          </table:table-cell>
          <table:table-cell table:style-name="ce78" office:value-type="string">
            <text:p>Browse single Category</text:p>
          </table:table-cell>
          <table:table-cell table:style-name="ce319" office:value-type="string">
            <text:p>Step 1: Create Categories, questions and answers</text:p>
          </table:table-cell>
          <table:table-cell table:style-name="ce319" office:value-type="string">
            <text:p>- Goto Answer porlet</text:p>
            <text:p>- Create categories, Questions and Answers</text:p>
          </table:table-cell>
          <table:table-cell table:style-name="ce321" office:value-type="string">
            <text:p>Categories, Question, Answer are added successful</text:p>
          </table:table-cell>
          <table:table-cell table:style-name="ce325" office:value-type="string">
            <text:p>High</text:p>
          </table:table-cell>
          <table:table-cell table:style-name="ce326"/>
          <table:table-cell table:style-name="ce330" table:number-columns-repeated="3"/>
          <table:table-cell table:number-columns-repeated="243"/>
        </table:table-row>
        <table:table-row table:style-name="ro51">
          <table:table-cell table:style-name="ce149" table:formula="of:=IF(VALUE(MID([.F8];6;FIND(&quot;:&quot;;[.F8];1)-FIND(&quot; &quot;;[.F8];1)-1))&gt;VALUE(MID([.F7];6;FIND(&quot;:&quot;;[.F7];1)-FIND(&quot; &quot;;[.F7];1)-1));&quot;&quot;;MAX([.A$7:.A7])+1)">
            <text:p/>
          </table:table-cell>
          <table:table-cell table:style-name="ce308" office:value-type="string">
            <text:p>FAQ_01</text:p>
          </table:table-cell>
          <table:table-cell table:style-name="ce164" table:formula="of:=IF(VALUE(MID([.F8];6;FIND(&quot;:&quot;;[.F8];1)-FIND(&quot; &quot;;[.F8];1)-1))&gt;VALUE(MID([.F7];6;FIND(&quot;:&quot;;[.F7];1)-FIND(&quot; &quot;;[.F7];1)-1));[.C7];[.C7]+1)" office:value-type="float" office:value="1">
            <text:p>001</text:p>
          </table:table-cell>
          <table:table-cell table:style-name="ce316" office:value-type="string">
            <text:p>KS\FAQ porlet</text:p>
          </table:table-cell>
          <table:table-cell table:style-name="ce317" office:value-type="string">
            <text:p>Browse single Category</text:p>
          </table:table-cell>
          <table:table-cell table:style-name="ce319" office:value-type="string">
            <text:p>Step 2: Browse category</text:p>
          </table:table-cell>
          <table:table-cell table:style-name="ce319" office:value-type="string">
            <text:p>- Goto FAQ porlet</text:p>
            <text:p>- Browse category by click on Category's name</text:p>
            <text:p/>
          </table:table-cell>
          <table:table-cell table:style-name="ce321" office:value-type="string">
            <text:p>- Added Categories in Answer porlet are displayed in bold text</text:p>
            <text:p>- Questions in category is <text:s/>displayed in link below that category</text:p>
          </table:table-cell>
          <table:table-cell table:style-name="ce325" office:value-type="string">
            <text:p>High</text:p>
          </table:table-cell>
          <table:table-cell table:style-name="ce326"/>
          <table:table-cell table:style-name="ce330" table:number-columns-repeated="3"/>
          <table:table-cell table:number-columns-repeated="243"/>
        </table:table-row>
        <table:table-row table:style-name="ro51">
          <table:table-cell table:style-name="ce149" table:formula="of:=IF(VALUE(MID([.F9];6;FIND(&quot;:&quot;;[.F9];1)-FIND(&quot; &quot;;[.F9];1)-1))&gt;VALUE(MID([.F8];6;FIND(&quot;:&quot;;[.F8];1)-FIND(&quot; &quot;;[.F8];1)-1));&quot;&quot;;MAX([.A$7:.A8])+1)" office:value-type="float" office:value="2">
            <text:p>002</text:p>
          </table:table-cell>
          <table:table-cell table:style-name="ce308" office:value-type="string">
            <text:p>FAQ_01</text:p>
          </table:table-cell>
          <table:table-cell table:style-name="ce164" table:formula="of:=IF(VALUE(MID([.F9];6;FIND(&quot;:&quot;;[.F9];1)-FIND(&quot; &quot;;[.F9];1)-1))&gt;VALUE(MID([.F8];6;FIND(&quot;:&quot;;[.F8];1)-FIND(&quot; &quot;;[.F8];1)-1));[.C8];[.C8]+1)" office:value-type="float" office:value="2">
            <text:p>002</text:p>
          </table:table-cell>
          <table:table-cell table:style-name="ce316" office:value-type="string">
            <text:p>KS\FAQ porlet</text:p>
          </table:table-cell>
          <table:table-cell table:style-name="ce78" office:value-type="string">
            <text:p>Browse sub-Category</text:p>
          </table:table-cell>
          <table:table-cell table:style-name="ce319" office:value-type="string">
            <text:p>Step 1: Create Categories, sub-category, questions and answers</text:p>
          </table:table-cell>
          <table:table-cell table:style-name="ce319" office:value-type="string">
            <text:p>- Goto Answer porlet</text:p>
            <text:p>- Create categories, sub-category, Questions and Answers</text:p>
          </table:table-cell>
          <table:table-cell table:style-name="ce321" office:value-type="string">
            <text:p>Categories, sub-category, Question, Answer are added successful</text:p>
          </table:table-cell>
          <table:table-cell table:style-name="ce325" office:value-type="string">
            <text:p>Low</text:p>
          </table:table-cell>
          <table:table-cell table:style-name="ce326"/>
          <table:table-cell table:style-name="ce330" table:number-columns-repeated="3"/>
          <table:table-cell table:number-columns-repeated="243"/>
        </table:table-row>
        <table:table-row table:style-name="ro123">
          <table:table-cell table:style-name="ce149" table:formula="of:=IF(VALUE(MID([.F10];6;FIND(&quot;:&quot;;[.F10];1)-FIND(&quot; &quot;;[.F10];1)-1))&gt;VALUE(MID([.F9];6;FIND(&quot;:&quot;;[.F9];1)-FIND(&quot; &quot;;[.F9];1)-1));&quot;&quot;;MAX([.A$7:.A9])+1)">
            <text:p/>
          </table:table-cell>
          <table:table-cell table:style-name="ce308" office:value-type="string">
            <text:p>FAQ_01</text:p>
          </table:table-cell>
          <table:table-cell table:style-name="ce164" table:formula="of:=IF(VALUE(MID([.F10];6;FIND(&quot;:&quot;;[.F10];1)-FIND(&quot; &quot;;[.F10];1)-1))&gt;VALUE(MID([.F9];6;FIND(&quot;:&quot;;[.F9];1)-FIND(&quot; &quot;;[.F9];1)-1));[.C9];[.C9]+1)" office:value-type="float" office:value="2">
            <text:p>002</text:p>
          </table:table-cell>
          <table:table-cell table:style-name="ce316" office:value-type="string">
            <text:p>KS\FAQ porlet</text:p>
          </table:table-cell>
          <table:table-cell table:style-name="ce317" office:value-type="string">
            <text:p>Browse sub-Category</text:p>
          </table:table-cell>
          <table:table-cell table:style-name="ce319" office:value-type="string">
            <text:p>Step 2: Browse sub-category</text:p>
          </table:table-cell>
          <table:table-cell table:style-name="ce319" office:value-type="string">
            <text:p>- Goto FAQ porlet</text:p>
            <text:p>- Browse parent category by click on Category's name</text:p>
            <text:p>- then Browse sub-category by click on category's name</text:p>
            <text:p/>
          </table:table-cell>
          <table:table-cell table:style-name="ce321"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25" office:value-type="string">
            <text:p>Low</text:p>
          </table:table-cell>
          <table:table-cell table:style-name="ce326"/>
          <table:table-cell table:style-name="ce330" table:number-columns-repeated="3"/>
          <table:table-cell table:number-columns-repeated="243"/>
        </table:table-row>
        <table:table-row table:style-name="ro63">
          <table:table-cell table:style-name="ce149" table:formula="of:=IF(VALUE(MID([.F11];6;FIND(&quot;:&quot;;[.F11];1)-FIND(&quot; &quot;;[.F11];1)-1))&gt;VALUE(MID([.F10];6;FIND(&quot;:&quot;;[.F10];1)-FIND(&quot; &quot;;[.F10];1)-1));&quot;&quot;;MAX([.A$7:.A10])+1)" office:value-type="float" office:value="3">
            <text:p>003</text:p>
          </table:table-cell>
          <table:table-cell table:style-name="ce308" office:value-type="string">
            <text:p>FAQ_01</text:p>
          </table:table-cell>
          <table:table-cell table:style-name="ce164" table:formula="of:=IF(VALUE(MID([.F11];6;FIND(&quot;:&quot;;[.F11];1)-FIND(&quot; &quot;;[.F11];1)-1))&gt;VALUE(MID([.F10];6;FIND(&quot;:&quot;;[.F10];1)-FIND(&quot; &quot;;[.F10];1)-1));[.C10];[.C10]+1)" office:value-type="float" office:value="3">
            <text:p>003</text:p>
          </table:table-cell>
          <table:table-cell table:style-name="ce316" office:value-type="string">
            <text:p>KS\FAQ porlet</text:p>
          </table:table-cell>
          <table:table-cell table:style-name="ce78" office:value-type="string">
            <text:p>Check view Question</text:p>
          </table:table-cell>
          <table:table-cell table:style-name="ce319" office:value-type="string">
            <text:p>Step 1: Create Categories, questions and answers</text:p>
          </table:table-cell>
          <table:table-cell table:style-name="ce319" office:value-type="string">
            <text:p>- Goto Answer porlet</text:p>
            <text:p>- Add categories, Questions and Answers</text:p>
          </table:table-cell>
          <table:table-cell table:style-name="ce321" office:value-type="string">
            <text:p>Categories, Questions, Anwers are added successful</text:p>
          </table:table-cell>
          <table:table-cell table:style-name="ce325" office:value-type="string">
            <text:p>High</text:p>
          </table:table-cell>
          <table:table-cell table:style-name="ce326"/>
          <table:table-cell table:style-name="ce330" table:number-columns-repeated="3"/>
          <table:table-cell table:number-columns-repeated="243"/>
        </table:table-row>
        <table:table-row table:style-name="ro73">
          <table:table-cell table:style-name="ce149" table:formula="of:=IF(VALUE(MID([.F12];6;FIND(&quot;:&quot;;[.F12];1)-FIND(&quot; &quot;;[.F12];1)-1))&gt;VALUE(MID([.F11];6;FIND(&quot;:&quot;;[.F11];1)-FIND(&quot; &quot;;[.F11];1)-1));&quot;&quot;;MAX([.A$7:.A11])+1)">
            <text:p/>
          </table:table-cell>
          <table:table-cell table:style-name="ce308" office:value-type="string">
            <text:p>FAQ_01</text:p>
          </table:table-cell>
          <table:table-cell table:style-name="ce164" table:formula="of:=IF(VALUE(MID([.F12];6;FIND(&quot;:&quot;;[.F12];1)-FIND(&quot; &quot;;[.F12];1)-1))&gt;VALUE(MID([.F11];6;FIND(&quot;:&quot;;[.F11];1)-FIND(&quot; &quot;;[.F11];1)-1));[.C11];[.C11]+1)" office:value-type="float" office:value="3">
            <text:p>003</text:p>
          </table:table-cell>
          <table:table-cell table:style-name="ce316" office:value-type="string">
            <text:p>KS\FAQ porlet</text:p>
          </table:table-cell>
          <table:table-cell table:style-name="ce317" office:value-type="string">
            <text:p>Check view Question</text:p>
          </table:table-cell>
          <table:table-cell table:style-name="ce332" office:value-type="string">
            <text:p>Step 2: View quesiton</text:p>
          </table:table-cell>
          <table:table-cell table:style-name="ce332" office:value-type="string">
            <text:p>- Goto FAQ porlet</text:p>
            <text:p>- Open Question by click on Question's title</text:p>
          </table:table-cell>
          <table:table-cell table:style-name="ce332" office:value-type="string">
            <text:p>- Selected question are displayed in link</text:p>
            <text:p>- Answer of question are on the same page below organized by category with an elegant banner to separate categories</text:p>
          </table:table-cell>
          <table:table-cell table:style-name="ce325" office:value-type="string">
            <text:p>High</text:p>
          </table:table-cell>
          <table:table-cell table:style-name="ce332" table:number-columns-repeated="247"/>
        </table:table-row>
        <table:table-row table:style-name="ro63">
          <table:table-cell table:style-name="ce149" table:formula="of:=IF(VALUE(MID([.F13];6;FIND(&quot;:&quot;;[.F13];1)-FIND(&quot; &quot;;[.F13];1)-1))&gt;VALUE(MID([.F12];6;FIND(&quot;:&quot;;[.F12];1)-FIND(&quot; &quot;;[.F12];1)-1));&quot;&quot;;MAX([.A$7:.A12])+1)" office:value-type="float" office:value="4">
            <text:p>004</text:p>
          </table:table-cell>
          <table:table-cell table:style-name="ce308" office:value-type="string">
            <text:p>FAQ_01</text:p>
          </table:table-cell>
          <table:table-cell table:style-name="ce164" table:formula="of:=IF(VALUE(MID([.F13];6;FIND(&quot;:&quot;;[.F13];1)-FIND(&quot; &quot;;[.F13];1)-1))&gt;VALUE(MID([.F12];6;FIND(&quot;:&quot;;[.F12];1)-FIND(&quot; &quot;;[.F12];1)-1));[.C12];[.C12]+1)" office:value-type="float" office:value="4">
            <text:p>004</text:p>
          </table:table-cell>
          <table:table-cell table:style-name="ce316" office:value-type="string">
            <text:p>KS\FAQ porlet</text:p>
          </table:table-cell>
          <table:table-cell table:style-name="ce81" office:value-type="string">
            <text:p>Check Hide category</text:p>
          </table:table-cell>
          <table:table-cell table:style-name="ce319" office:value-type="string">
            <text:p>Step 1: Create Categories, questions and answers</text:p>
          </table:table-cell>
          <table:table-cell table:style-name="ce319" office:value-type="string">
            <text:p>- Goto Answer porlet</text:p>
            <text:p>- Create categories, Questions and Answers</text:p>
          </table:table-cell>
          <table:table-cell table:style-name="ce321" office:value-type="string">
            <text:p>Categories, Question, Answer are added successful</text:p>
          </table:table-cell>
          <table:table-cell table:style-name="ce325" office:value-type="string">
            <text:p>Medium</text:p>
          </table:table-cell>
          <table:table-cell table:style-name="ce332" table:number-columns-repeated="247"/>
        </table:table-row>
        <table:table-row table:style-name="ro104">
          <table:table-cell table:style-name="ce149" table:formula="of:=IF(VALUE(MID([.F14];6;FIND(&quot;:&quot;;[.F14];1)-FIND(&quot; &quot;;[.F14];1)-1))&gt;VALUE(MID([.F13];6;FIND(&quot;:&quot;;[.F13];1)-FIND(&quot; &quot;;[.F13];1)-1));&quot;&quot;;MAX([.A$7:.A13])+1)">
            <text:p/>
          </table:table-cell>
          <table:table-cell table:style-name="ce308" office:value-type="string">
            <text:p>FAQ_01</text:p>
          </table:table-cell>
          <table:table-cell table:style-name="ce164" table:formula="of:=IF(VALUE(MID([.F14];6;FIND(&quot;:&quot;;[.F14];1)-FIND(&quot; &quot;;[.F14];1)-1))&gt;VALUE(MID([.F13];6;FIND(&quot;:&quot;;[.F13];1)-FIND(&quot; &quot;;[.F13];1)-1));[.C13];[.C13]+1)" office:value-type="float" office:value="4">
            <text:p>004</text:p>
          </table:table-cell>
          <table:table-cell table:style-name="ce316" office:value-type="string">
            <text:p>KS\FAQ porlet</text:p>
          </table:table-cell>
          <table:table-cell table:style-name="ce331" office:value-type="string">
            <text:p>Check Hide category</text:p>
          </table:table-cell>
          <table:table-cell table:style-name="ce332" office:value-type="string">
            <text:p>Step 2: Go to FAQ porlet</text:p>
          </table:table-cell>
          <table:table-cell table:style-name="ce332" office:value-type="string">
            <text:p>- Goto FAQ porlet </text:p>
          </table:table-cell>
          <table:table-cell table:style-name="ce332" office:value-type="string">
            <text:p>Categories in Anwer porlet are displayed </text:p>
          </table:table-cell>
          <table:table-cell table:style-name="ce325" office:value-type="string">
            <text:p>Medium</text:p>
          </table:table-cell>
          <table:table-cell table:style-name="ce332" table:number-columns-repeated="247"/>
        </table:table-row>
        <table:table-row table:style-name="ro124">
          <table:table-cell table:style-name="ce149" table:formula="of:=IF(VALUE(MID([.F15];6;FIND(&quot;:&quot;;[.F15];1)-FIND(&quot; &quot;;[.F15];1)-1))&gt;VALUE(MID([.F14];6;FIND(&quot;:&quot;;[.F14];1)-FIND(&quot; &quot;;[.F14];1)-1));&quot;&quot;;MAX([.A$7:.A14])+1)">
            <text:p/>
          </table:table-cell>
          <table:table-cell table:style-name="ce308" office:value-type="string">
            <text:p>FAQ_01</text:p>
          </table:table-cell>
          <table:table-cell table:style-name="ce164" table:formula="of:=IF(VALUE(MID([.F15];6;FIND(&quot;:&quot;;[.F15];1)-FIND(&quot; &quot;;[.F15];1)-1))&gt;VALUE(MID([.F14];6;FIND(&quot;:&quot;;[.F14];1)-FIND(&quot; &quot;;[.F14];1)-1));[.C14];[.C14]+1)" office:value-type="float" office:value="4">
            <text:p>004</text:p>
          </table:table-cell>
          <table:table-cell table:style-name="ce316" office:value-type="string">
            <text:p>KS\FAQ porlet</text:p>
          </table:table-cell>
          <table:table-cell table:style-name="ce331" office:value-type="string">
            <text:p>Check Hide category</text:p>
          </table:table-cell>
          <table:table-cell table:style-name="ce332" office:value-type="string">
            <text:p>Step 3: Hide category</text:p>
          </table:table-cell>
          <table:table-cell table:style-name="ce332" office:value-type="string">
            <text:p>- Goto edit mode of FAQ porlet</text:p>
            <text:p>- Uncheck on category check box which want to hide in Displaying category tab</text:p>
            <text:p>- click on Save button and <text:s/>then select View mode</text:p>
          </table:table-cell>
          <table:table-cell table:style-name="ce332" office:value-type="string">
            <text:p>Selected category is hidden in page</text:p>
          </table:table-cell>
          <table:table-cell table:style-name="ce325" office:value-type="string">
            <text:p>Medium</text:p>
          </table:table-cell>
          <table:table-cell table:style-name="ce332" table:number-columns-repeated="247"/>
        </table:table-row>
        <table:table-row table:style-name="ro66">
          <table:table-cell table:style-name="ce149" table:formula="of:=IF(VALUE(MID([.F16];6;FIND(&quot;:&quot;;[.F16];1)-FIND(&quot; &quot;;[.F16];1)-1))&gt;VALUE(MID([.F15];6;FIND(&quot;:&quot;;[.F15];1)-FIND(&quot; &quot;;[.F15];1)-1));&quot;&quot;;MAX([.A$7:.A15])+1)" office:value-type="float" office:value="5">
            <text:p>005</text:p>
          </table:table-cell>
          <table:table-cell table:style-name="ce308" office:value-type="string">
            <text:p>FAQ_01</text:p>
          </table:table-cell>
          <table:table-cell table:style-name="ce164" table:formula="of:=IF(VALUE(MID([.F16];6;FIND(&quot;:&quot;;[.F16];1)-FIND(&quot; &quot;;[.F16];1)-1))&gt;VALUE(MID([.F15];6;FIND(&quot;:&quot;;[.F15];1)-FIND(&quot; &quot;;[.F15];1)-1));[.C15];[.C15]+1)" office:value-type="float" office:value="5">
            <text:p>005</text:p>
          </table:table-cell>
          <table:table-cell table:style-name="ce316" office:value-type="string">
            <text:p>KS\FAQ porlet</text:p>
          </table:table-cell>
          <table:table-cell table:style-name="ce81" office:value-type="string">
            <text:p>Check Show category which hiding</text:p>
          </table:table-cell>
          <table:table-cell table:style-name="ce319" office:value-type="string">
            <text:p>Step 1: Create Categories, questions and answers</text:p>
          </table:table-cell>
          <table:table-cell table:style-name="ce319" office:value-type="string">
            <text:p>- Goto Answer porlet</text:p>
            <text:p>- Create categories, Questions and Answers</text:p>
          </table:table-cell>
          <table:table-cell table:style-name="ce321" office:value-type="string">
            <text:p>Categories, Question, Answer are added successful</text:p>
          </table:table-cell>
          <table:table-cell table:style-name="ce325" office:value-type="string">
            <text:p>Medium</text:p>
          </table:table-cell>
          <table:table-cell table:style-name="ce332" table:number-columns-repeated="247"/>
        </table:table-row>
        <table:table-row table:style-name="ro125">
          <table:table-cell table:style-name="ce149" table:formula="of:=IF(VALUE(MID([.F17];6;FIND(&quot;:&quot;;[.F17];1)-FIND(&quot; &quot;;[.F17];1)-1))&gt;VALUE(MID([.F16];6;FIND(&quot;:&quot;;[.F16];1)-FIND(&quot; &quot;;[.F16];1)-1));&quot;&quot;;MAX([.A$7:.A16])+1)">
            <text:p/>
          </table:table-cell>
          <table:table-cell table:style-name="ce308" office:value-type="string">
            <text:p>FAQ_01</text:p>
          </table:table-cell>
          <table:table-cell table:style-name="ce164" table:formula="of:=IF(VALUE(MID([.F17];6;FIND(&quot;:&quot;;[.F17];1)-FIND(&quot; &quot;;[.F17];1)-1))&gt;VALUE(MID([.F16];6;FIND(&quot;:&quot;;[.F16];1)-FIND(&quot; &quot;;[.F16];1)-1));[.C16];[.C16]+1)" office:value-type="float" office:value="5">
            <text:p>005</text:p>
          </table:table-cell>
          <table:table-cell table:style-name="ce316" office:value-type="string">
            <text:p>KS\FAQ porlet</text:p>
          </table:table-cell>
          <table:table-cell table:style-name="ce332" office:value-type="string">
            <text:p>Check Show category which hiding</text:p>
          </table:table-cell>
          <table:table-cell table:style-name="ce332" office:value-type="string">
            <text:p>Step 2: Go to FAQ porlet</text:p>
          </table:table-cell>
          <table:table-cell table:style-name="ce332" office:value-type="string">
            <text:p>- Goto FAQ porlet </text:p>
          </table:table-cell>
          <table:table-cell table:style-name="ce332" office:value-type="string">
            <text:p>Categories in Anwer porlet are displayed </text:p>
          </table:table-cell>
          <table:table-cell table:style-name="ce325" office:value-type="string">
            <text:p>Medium</text:p>
          </table:table-cell>
          <table:table-cell table:style-name="ce335" table:number-columns-repeated="247"/>
        </table:table-row>
        <table:table-row table:style-name="ro38">
          <table:table-cell table:style-name="ce149" table:formula="of:=IF(VALUE(MID([.F18];6;FIND(&quot;:&quot;;[.F18];1)-FIND(&quot; &quot;;[.F18];1)-1))&gt;VALUE(MID([.F17];6;FIND(&quot;:&quot;;[.F17];1)-FIND(&quot; &quot;;[.F17];1)-1));&quot;&quot;;MAX([.A$7:.A17])+1)">
            <text:p/>
          </table:table-cell>
          <table:table-cell table:style-name="ce308" office:value-type="string">
            <text:p>FAQ_01</text:p>
          </table:table-cell>
          <table:table-cell table:style-name="ce164" table:formula="of:=IF(VALUE(MID([.F18];6;FIND(&quot;:&quot;;[.F18];1)-FIND(&quot; &quot;;[.F18];1)-1))&gt;VALUE(MID([.F17];6;FIND(&quot;:&quot;;[.F17];1)-FIND(&quot; &quot;;[.F17];1)-1));[.C17];[.C17]+1)" office:value-type="float" office:value="5">
            <text:p>005</text:p>
          </table:table-cell>
          <table:table-cell table:style-name="ce316" office:value-type="string">
            <text:p>KS\FAQ porlet</text:p>
          </table:table-cell>
          <table:table-cell table:style-name="ce332" office:value-type="string">
            <text:p>Check Show category which hiding</text:p>
          </table:table-cell>
          <table:table-cell table:style-name="ce332" office:value-type="string">
            <text:p>Step 3: Hide category</text:p>
          </table:table-cell>
          <table:table-cell table:style-name="ce332" office:value-type="string">
            <text:p>- Goto edit mode of FAQ porlet</text:p>
            <text:p>- Uncheck on category check box which want to hide in Displaying category tab</text:p>
            <text:p>- click on Save button and <text:s/>then select View mode</text:p>
          </table:table-cell>
          <table:table-cell table:style-name="ce332" office:value-type="string">
            <text:p>Selected category is hidden in page</text:p>
          </table:table-cell>
          <table:table-cell table:style-name="ce325" office:value-type="string">
            <text:p>Medium</text:p>
          </table:table-cell>
          <table:table-cell table:style-name="ce332" table:number-columns-repeated="247"/>
        </table:table-row>
        <table:table-row table:style-name="ro43">
          <table:table-cell table:style-name="ce149" table:formula="of:=IF(VALUE(MID([.F19];6;FIND(&quot;:&quot;;[.F19];1)-FIND(&quot; &quot;;[.F19];1)-1))&gt;VALUE(MID([.F18];6;FIND(&quot;:&quot;;[.F18];1)-FIND(&quot; &quot;;[.F18];1)-1));&quot;&quot;;MAX([.A$7:.A18])+1)">
            <text:p/>
          </table:table-cell>
          <table:table-cell table:style-name="ce308" office:value-type="string">
            <text:p>FAQ_01</text:p>
          </table:table-cell>
          <table:table-cell table:style-name="ce164" table:formula="of:=IF(VALUE(MID([.F19];6;FIND(&quot;:&quot;;[.F19];1)-FIND(&quot; &quot;;[.F19];1)-1))&gt;VALUE(MID([.F18];6;FIND(&quot;:&quot;;[.F18];1)-FIND(&quot; &quot;;[.F18];1)-1));[.C18];[.C18]+1)" office:value-type="float" office:value="5">
            <text:p>005</text:p>
          </table:table-cell>
          <table:table-cell table:style-name="ce316" office:value-type="string">
            <text:p>KS\FAQ porlet</text:p>
          </table:table-cell>
          <table:table-cell table:style-name="ce332" office:value-type="string">
            <text:p>Check Show category which hiding</text:p>
          </table:table-cell>
          <table:table-cell table:style-name="ce332" office:value-type="string">
            <text:p>Step 4: Show category</text:p>
          </table:table-cell>
          <table:table-cell table:style-name="ce332" office:value-type="string">
            <text:p>- Goto Edit mode of FAQ porlet</text:p>
            <text:p>- Tick on category check box which unticking</text:p>
            <text:p>- Click on Save button and then select View mode</text:p>
            <text:p/>
          </table:table-cell>
          <table:table-cell table:style-name="ce332" office:value-type="string">
            <text:p>Selected category is shown in page</text:p>
          </table:table-cell>
          <table:table-cell table:style-name="ce325" office:value-type="string">
            <text:p>Medium</text:p>
          </table:table-cell>
          <table:table-cell table:style-name="ce332" table:number-columns-repeated="247"/>
        </table:table-row>
        <table:table-row table:style-name="ro5">
          <table:table-cell table:style-name="ce149" table:formula="of:=IF(VALUE(MID([.F20];6;FIND(&quot;:&quot;;[.F20];1)-FIND(&quot; &quot;;[.F20];1)-1))&gt;VALUE(MID([.F19];6;FIND(&quot;:&quot;;[.F19];1)-FIND(&quot; &quot;;[.F19];1)-1));&quot;&quot;;MAX([.A$7:.A19])+1)" office:value-type="float" office:value="6">
            <text:p>006</text:p>
          </table:table-cell>
          <table:table-cell table:style-name="ce308" office:value-type="string">
            <text:p>FAQ_01</text:p>
          </table:table-cell>
          <table:table-cell table:style-name="ce164" table:formula="of:=IF(VALUE(MID([.F20];6;FIND(&quot;:&quot;;[.F20];1)-FIND(&quot; &quot;;[.F20];1)-1))&gt;VALUE(MID([.F19];6;FIND(&quot;:&quot;;[.F19];1)-FIND(&quot; &quot;;[.F19];1)-1));[.C19];[.C19]+1)" office:value-type="float" office:value="6">
            <text:p>006</text:p>
          </table:table-cell>
          <table:table-cell table:style-name="ce316" office:value-type="string">
            <text:p>KS\FAQ porlet</text:p>
          </table:table-cell>
          <table:table-cell table:style-name="ce81" office:value-type="string">
            <text:p>Check Edit template of FAQ porlet</text:p>
          </table:table-cell>
          <table:table-cell table:style-name="ce332" office:value-type="string">
            <text:p>Step 1: Open Edit template form</text:p>
          </table:table-cell>
          <table:table-cell table:style-name="ce332" office:value-type="string">
            <text:p>- Goto Edit mode of FAQ porlet</text:p>
            <text:p>- Click on “Edit template” tab</text:p>
          </table:table-cell>
          <table:table-cell table:style-name="ce332" office:value-type="string">
            <text:p>Edit template form is shown properties</text:p>
          </table:table-cell>
          <table:table-cell table:style-name="ce334" office:value-type="string">
            <text:p>High</text:p>
          </table:table-cell>
          <table:table-cell table:style-name="ce332" table:number-columns-repeated="247"/>
        </table:table-row>
        <table:table-row table:style-name="ro32">
          <table:table-cell table:style-name="ce149" table:formula="of:=IF(VALUE(MID([.F21];6;FIND(&quot;:&quot;;[.F21];1)-FIND(&quot; &quot;;[.F21];1)-1))&gt;VALUE(MID([.F20];6;FIND(&quot;:&quot;;[.F20];1)-FIND(&quot; &quot;;[.F20];1)-1));&quot;&quot;;MAX([.A$7:.A20])+1)">
            <text:p/>
          </table:table-cell>
          <table:table-cell table:style-name="ce308" office:value-type="string">
            <text:p>FAQ_01</text:p>
          </table:table-cell>
          <table:table-cell table:style-name="ce164" table:formula="of:=IF(VALUE(MID([.F21];6;FIND(&quot;:&quot;;[.F21];1)-FIND(&quot; &quot;;[.F21];1)-1))&gt;VALUE(MID([.F20];6;FIND(&quot;:&quot;;[.F20];1)-FIND(&quot; &quot;;[.F20];1)-1));[.C20];[.C20]+1)" office:value-type="float" office:value="6">
            <text:p>006</text:p>
          </table:table-cell>
          <table:table-cell table:style-name="ce316" office:value-type="string">
            <text:p>KS\FAQ porlet</text:p>
          </table:table-cell>
          <table:table-cell table:style-name="ce332" office:value-type="string">
            <text:p>Check Edit template of FAQ porlet</text:p>
          </table:table-cell>
          <table:table-cell table:style-name="ce332" office:value-type="string">
            <text:p>Step 2: Edit template</text:p>
          </table:table-cell>
          <table:table-cell table:style-name="ce332" office:value-type="string">
            <text:p>- Input valid value in Edit template</text:p>
            <text:p>- click on Save button and then select View mode</text:p>
          </table:table-cell>
          <table:table-cell table:style-name="ce332" office:value-type="string">
            <text:p>Editing template is updated successful</text:p>
          </table:table-cell>
          <table:table-cell table:style-name="ce334" office:value-type="string">
            <text:p>High</text:p>
          </table:table-cell>
          <table:table-cell table:style-name="ce332" table:number-columns-repeated="247"/>
        </table:table-row>
        <table:table-row table:style-name="ro1" table:number-rows-repeated="65514">
          <table:table-cell table:number-columns-repeated="256"/>
        </table:table-row>
        <table:table-row table:style-name="ro1">
          <table:table-cell table:number-columns-repeated="256"/>
        </table:table-row>
      </table:table>
      <table:table table:name="Summary_Report" table:style-name="ta2" table:print="false">
        <table:table-column table:style-name="co88" table:default-cell-style-name="ce87"/>
        <table:table-column table:style-name="co36" table:default-cell-style-name="ce87"/>
        <table:table-column table:style-name="co40" table:default-cell-style-name="ce87"/>
        <table:table-column table:style-name="co77" table:default-cell-style-name="ce87"/>
        <table:table-column table:style-name="co89" table:default-cell-style-name="ce87"/>
        <table:table-column table:style-name="co9" table:number-columns-repeated="251" table:default-cell-style-name="ce87"/>
        <table:table-row table:style-name="ro42">
          <table:table-cell table:style-name="ce262" office:value-type="string" table:number-columns-spanned="5" table:number-rows-spanned="2">
            <text:p>Answers Functionality List</text:p>
            <text:p><text:span text:style-name="T34">Product version: KS 2.0.0-Alpha03</text:span></text:p>
          </table:table-cell>
          <table:covered-table-cell table:number-columns-repeated="4" table:style-name="ce267"/>
          <table:table-cell table:style-name="ce62" office:value-type="string" table:number-columns-spanned="1" table:number-rows-spanned="3">
            <text:p>Total cases</text:p>
          </table:table-cell>
          <table:table-cell table:number-columns-repeated="250"/>
        </table:table-row>
        <table:table-row table:style-name="ro48">
          <table:covered-table-cell table:style-name="ce263"/>
          <table:covered-table-cell table:number-columns-repeated="4" table:style-name="ce267"/>
          <table:covered-table-cell table:style-name="ce277"/>
          <table:table-cell table:number-columns-repeated="250"/>
        </table:table-row>
        <table:table-row table:style-name="ro106">
          <table:table-cell table:style-name="ce48" office:value-type="string">
            <text:p>Id</text:p>
          </table:table-cell>
          <table:table-cell table:style-name="ce62" office:value-type="string">
            <text:p>Portlet</text:p>
          </table:table-cell>
          <table:table-cell table:style-name="ce62" office:value-type="string">
            <text:p>Functional Group</text:p>
          </table:table-cell>
          <table:table-cell table:style-name="ce62" office:value-type="string">
            <text:p>Functionality</text:p>
          </table:table-cell>
          <table:table-cell table:style-name="ce62" office:value-type="string">
            <text:p>Functionality summary</text:p>
          </table:table-cell>
          <table:covered-table-cell table:style-name="ce277"/>
          <table:table-cell table:number-columns-repeated="250"/>
        </table:table-row>
        <table:table-row table:style-name="ro5">
          <table:table-cell table:style-name="ce264" office:value-type="string">
            <text:p>ANS_01</text:p>
          </table:table-cell>
          <table:table-cell table:style-name="ce268" office:value-type="string">
            <text:p>Answers</text:p>
          </table:table-cell>
          <table:table-cell table:style-name="ce270" office:value-type="string">
            <text:p>Category</text:p>
          </table:table-cell>
          <table:table-cell table:style-name="ce269" office:value-type="string">
            <text:p>Add</text:p>
          </table:table-cell>
          <table:table-cell table:style-name="ce269" office:value-type="string">
            <text:p>Add new category to store sub categories and questions</text:p>
          </table:table-cell>
          <table:table-cell table:style-name="ce278" table:formula="oooc:=SUMPRODUCT(([Category.B$5:Category.B$1016]=[.$A4])*([Category.A$5:Category.A$1016]&lt;&gt;&quot;&quot;))" office:value-type="float" office:value="18">
            <text:p>18</text:p>
          </table:table-cell>
          <table:table-cell table:number-columns-repeated="250"/>
        </table:table-row>
        <table:table-row table:style-name="ro1">
          <table:table-cell table:style-name="ce264" office:value-type="string">
            <text:p>ANS_02</text:p>
          </table:table-cell>
          <table:table-cell table:style-name="ce268" office:value-type="string">
            <text:p>Answers</text:p>
          </table:table-cell>
          <table:table-cell table:style-name="ce270" office:value-type="string">
            <text:p>Category</text:p>
          </table:table-cell>
          <table:table-cell table:style-name="ce269" office:value-type="string">
            <text:p>Edit</text:p>
          </table:table-cell>
          <table:table-cell table:style-name="ce269" office:value-type="string">
            <text:p>Change category information</text:p>
          </table:table-cell>
          <table:table-cell table:style-name="ce278" table:formula="oooc:=SUMPRODUCT(([Category.B$5:Category.B$1016]=[.$A5])*([Category.A$5:Category.A$1016]&lt;&gt;&quot;&quot;))" office:value-type="float" office:value="15">
            <text:p>15</text:p>
          </table:table-cell>
          <table:table-cell table:number-columns-repeated="250"/>
        </table:table-row>
        <table:table-row table:style-name="ro1">
          <table:table-cell table:style-name="ce264" office:value-type="string">
            <text:p>ANS_03</text:p>
          </table:table-cell>
          <table:table-cell table:style-name="ce268" office:value-type="string">
            <text:p>Answers</text:p>
          </table:table-cell>
          <table:table-cell table:style-name="ce270" office:value-type="string">
            <text:p>Category</text:p>
          </table:table-cell>
          <table:table-cell table:style-name="ce269" office:value-type="string">
            <text:p>Delete</text:p>
          </table:table-cell>
          <table:table-cell table:style-name="ce269" office:value-type="string">
            <text:p>Remove existing category</text:p>
          </table:table-cell>
          <table:table-cell table:style-name="ce278" table:formula="oooc:=SUMPRODUCT(([Category.B$5:Category.B$1016]=[.$A6])*([Category.A$5:Category.A$1016]&lt;&gt;&quot;&quot;))" office:value-type="float" office:value="2">
            <text:p>2</text:p>
          </table:table-cell>
          <table:table-cell table:number-columns-repeated="250"/>
        </table:table-row>
        <table:table-row table:style-name="ro9">
          <table:table-cell table:style-name="ce264" office:value-type="string">
            <text:p>ANS_04</text:p>
          </table:table-cell>
          <table:table-cell table:style-name="ce268" office:value-type="string">
            <text:p>Answers</text:p>
          </table:table-cell>
          <table:table-cell table:style-name="ce270" office:value-type="string">
            <text:p>Category</text:p>
          </table:table-cell>
          <table:table-cell table:style-name="ce269" office:value-type="string">
            <text:p>Move</text:p>
          </table:table-cell>
          <table:table-cell table:style-name="ce269" office:value-type="string">
            <text:p>Displace a category into another category by choosing specific destination or by dragging &amp; dropping</text:p>
          </table:table-cell>
          <table:table-cell table:style-name="ce278" table:formula="oooc:=SUMPRODUCT(([Category.B$5:Category.B$1016]=[.$A7])*([Category.A$5:Category.A$1016]&lt;&gt;&quot;&quot;))" office:value-type="float" office:value="3">
            <text:p>3</text:p>
          </table:table-cell>
          <table:table-cell table:number-columns-repeated="250"/>
        </table:table-row>
        <table:table-row table:style-name="ro9">
          <table:table-cell table:style-name="ce264" office:value-type="string">
            <text:p>ANS_05_01</text:p>
          </table:table-cell>
          <table:table-cell table:style-name="ce269" office:value-type="string">
            <text:p>Answers</text:p>
          </table:table-cell>
          <table:table-cell table:style-name="ce270" office:value-type="string">
            <text:p>Category</text:p>
          </table:table-cell>
          <table:table-cell table:style-name="ce269" office:value-type="string">
            <text:p>Add watch</text:p>
          </table:table-cell>
          <table:table-cell table:style-name="ce269" office:value-type="string">
            <text:p>Register email to receive notify mail for changes on category (add/edit/respond question)</text:p>
          </table:table-cell>
          <table:table-cell table:style-name="ce278" table:formula="oooc:=SUMPRODUCT(([Category.B$5:Category.B$1016]=[.$A8])*([Category.A$5:Category.A$1016]&lt;&gt;&quot;&quot;))" office:value-type="float" office:value="3">
            <text:p>3</text:p>
          </table:table-cell>
          <table:table-cell table:number-columns-repeated="250"/>
        </table:table-row>
        <table:table-row table:style-name="ro5">
          <table:table-cell table:style-name="ce264" office:value-type="string">
            <text:p>ANS_05_02</text:p>
          </table:table-cell>
          <table:table-cell table:style-name="ce269" office:value-type="string">
            <text:p>Answers</text:p>
          </table:table-cell>
          <table:table-cell table:style-name="ce270" office:value-type="string">
            <text:p>Category</text:p>
          </table:table-cell>
          <table:table-cell table:style-name="ce269" office:value-type="string">
            <text:p>Unwatch</text:p>
          </table:table-cell>
          <table:table-cell table:style-name="ce269" office:value-type="string">
            <text:p>Remove the watches of a specific category by the author of the watches.</text:p>
          </table:table-cell>
          <table:table-cell table:style-name="ce278" table:formula="oooc:=SUMPRODUCT(([Category.B$5:Category.B$1016]=[.$A9])*([Category.A$5:Category.A$1016]&lt;&gt;&quot;&quot;))" office:value-type="float" office:value="2">
            <text:p>2</text:p>
          </table:table-cell>
          <table:table-cell table:number-columns-repeated="250"/>
        </table:table-row>
        <table:table-row table:style-name="ro1">
          <table:table-cell table:style-name="ce264" office:value-type="string">
            <text:p>ANS_05_03</text:p>
          </table:table-cell>
          <table:table-cell table:style-name="ce269" office:value-type="string">
            <text:p>Answers</text:p>
          </table:table-cell>
          <table:table-cell table:style-name="ce270" office:value-type="string">
            <text:p>Category</text:p>
          </table:table-cell>
          <table:table-cell table:style-name="ce269" office:value-type="string">
            <text:p>Apply watch</text:p>
          </table:table-cell>
          <table:table-cell table:style-name="ce269" office:value-type="string">
            <text:p>The application in the watches in Answers.</text:p>
          </table:table-cell>
          <table:table-cell table:style-name="ce278" table:formula="oooc:=SUMPRODUCT(([Category.B$5:Category.B$1016]=[.$A10])*([Category.A$5:Category.A$1016]&lt;&gt;&quot;&quot;))" office:value-type="float" office:value="5">
            <text:p>5</text:p>
          </table:table-cell>
          <table:table-cell table:number-columns-repeated="250"/>
        </table:table-row>
        <table:table-row table:style-name="ro8">
          <table:table-cell table:style-name="ce264" office:value-type="string">
            <text:p>ANS_06_01</text:p>
          </table:table-cell>
          <table:table-cell table:style-name="ce269" office:value-type="string">
            <text:p>Answers</text:p>
          </table:table-cell>
          <table:table-cell table:style-name="ce270" office:value-type="string">
            <text:p>Category</text:p>
          </table:table-cell>
          <table:table-cell table:style-name="ce269" office:value-type="string">
            <text:p>Manage Watch\Link</text:p>
          </table:table-cell>
          <table:table-cell table:style-name="ce269" office:value-type="string">
            <text:p>Manage your current registered email address for being sent notification mail, allow registering new or remove registered email </text:p>
          </table:table-cell>
          <table:table-cell table:style-name="ce278" table:formula="oooc:=SUMPRODUCT(([Category.B$5:Category.B$1016]=[.$A11])*([Category.A$5:Category.A$1016]&lt;&gt;&quot;&quot;))" office:value-type="float" office:value="1">
            <text:p>1</text:p>
          </table:table-cell>
          <table:table-cell table:number-columns-repeated="250"/>
        </table:table-row>
        <table:table-row table:style-name="ro1">
          <table:table-cell table:style-name="ce264" office:value-type="string">
            <text:p>ANS_06_02</text:p>
          </table:table-cell>
          <table:table-cell table:style-name="ce269" office:value-type="string">
            <text:p>Answers</text:p>
          </table:table-cell>
          <table:table-cell table:style-name="ce270" office:value-type="string">
            <text:p>Category</text:p>
          </table:table-cell>
          <table:table-cell table:style-name="ce269" office:value-type="string">
            <text:p>Manage Watch\Edit</text:p>
          </table:table-cell>
          <table:table-cell table:style-name="ce269" office:value-type="string">
            <text:p>Edit the watches of a specific category</text:p>
          </table:table-cell>
          <table:table-cell table:style-name="ce278" table:formula="oooc:=SUMPRODUCT(([Category.B$5:Category.B$1016]=[.$A12])*([Category.A$5:Category.A$1016]&lt;&gt;&quot;&quot;))" office:value-type="float" office:value="1">
            <text:p>1</text:p>
          </table:table-cell>
          <table:table-cell table:number-columns-repeated="250"/>
        </table:table-row>
        <table:table-row table:style-name="ro5">
          <table:table-cell table:style-name="ce264" office:value-type="string">
            <text:p>ANS_06_03</text:p>
          </table:table-cell>
          <table:table-cell table:style-name="ce269" office:value-type="string">
            <text:p>Answers</text:p>
          </table:table-cell>
          <table:table-cell table:style-name="ce270" office:value-type="string">
            <text:p>Category</text:p>
          </table:table-cell>
          <table:table-cell table:style-name="ce269" office:value-type="string">
            <text:p>Manage Watch\Remove</text:p>
          </table:table-cell>
          <table:table-cell table:style-name="ce269" office:value-type="string">
            <text:p>Remove the watches of a specific category</text:p>
          </table:table-cell>
          <table:table-cell table:style-name="ce278" table:formula="oooc:=SUMPRODUCT(([Category.B$5:Category.B$1016]=[.$A13])*([Category.A$5:Category.A$1016]&lt;&gt;&quot;&quot;))" office:value-type="float" office:value="2">
            <text:p>2</text:p>
          </table:table-cell>
          <table:table-cell table:number-columns-repeated="250"/>
        </table:table-row>
        <table:table-row table:style-name="ro1">
          <table:table-cell table:style-name="ce264" office:value-type="string">
            <text:p>ANS_07</text:p>
          </table:table-cell>
          <table:table-cell table:style-name="ce269" office:value-type="string">
            <text:p>Answers</text:p>
          </table:table-cell>
          <table:table-cell table:style-name="ce270" office:value-type="string">
            <text:p>Category</text:p>
          </table:table-cell>
          <table:table-cell table:style-name="ce269" office:value-type="string">
            <text:p>Print</text:p>
          </table:table-cell>
          <table:table-cell table:style-name="ce269" office:value-type="string">
            <text:p>Print categories list or content of a category</text:p>
          </table:table-cell>
          <table:table-cell table:style-name="ce278" table:formula="oooc:=SUMPRODUCT(([Category.B$5:Category.B$1016]=[.$A14])*([Category.A$5:Category.A$1016]&lt;&gt;&quot;&quot;))" office:value-type="float" office:value="2">
            <text:p>2</text:p>
          </table:table-cell>
          <table:table-cell table:number-columns-repeated="250"/>
        </table:table-row>
        <table:table-row table:style-name="ro1">
          <table:table-cell table:style-name="ce264" office:value-type="string">
            <text:p>ANS_08</text:p>
          </table:table-cell>
          <table:table-cell table:style-name="ce268" office:value-type="string">
            <text:p>Answers</text:p>
          </table:table-cell>
          <table:table-cell table:style-name="ce270" office:value-type="string">
            <text:p>Question</text:p>
          </table:table-cell>
          <table:table-cell table:style-name="ce269" office:value-type="string">
            <text:p>Add</text:p>
          </table:table-cell>
          <table:table-cell table:style-name="ce269" office:value-type="string">
            <text:p>Add new question needing to be answered</text:p>
          </table:table-cell>
          <table:table-cell table:style-name="ce278" table:formula="oooc:=SUMPRODUCT(([Question.B$5:Question.B$1048]=[.$A15])*([Question.A$5:Question.A$1048]&lt;&gt;&quot;&quot;))" office:value-type="float" office:value="9">
            <text:p>9</text:p>
          </table:table-cell>
          <table:table-cell table:number-columns-repeated="250"/>
        </table:table-row>
        <table:table-row table:style-name="ro1">
          <table:table-cell table:style-name="ce264" office:value-type="string">
            <text:p>ANS_09</text:p>
          </table:table-cell>
          <table:table-cell table:style-name="ce268" office:value-type="string">
            <text:p>Answers</text:p>
          </table:table-cell>
          <table:table-cell table:style-name="ce270" office:value-type="string">
            <text:p>Question</text:p>
          </table:table-cell>
          <table:table-cell table:style-name="ce269" office:value-type="string">
            <text:p>View</text:p>
          </table:table-cell>
          <table:table-cell table:style-name="ce269" office:value-type="string">
            <text:p>View question details</text:p>
          </table:table-cell>
          <table:table-cell table:style-name="ce278" table:formula="oooc:=SUMPRODUCT(([Question.B$5:Question.B$1048]=[.$A16])*([Question.A$5:Question.A$1048]&lt;&gt;&quot;&quot;))" office:value-type="float" office:value="4">
            <text:p>4</text:p>
          </table:table-cell>
          <table:table-cell table:number-columns-repeated="250"/>
        </table:table-row>
        <table:table-row table:style-name="ro107">
          <table:table-cell table:style-name="ce264" office:value-type="string">
            <text:p>ANS_10</text:p>
          </table:table-cell>
          <table:table-cell table:style-name="ce268" office:value-type="string">
            <text:p>Answers</text:p>
          </table:table-cell>
          <table:table-cell table:style-name="ce270" office:value-type="string">
            <text:p>Question</text:p>
          </table:table-cell>
          <table:table-cell table:style-name="ce269" office:value-type="string">
            <text:p>Edit</text:p>
          </table:table-cell>
          <table:table-cell table:style-name="ce269" office:value-type="string">
            <text:p>Change question information after being added</text:p>
          </table:table-cell>
          <table:table-cell table:style-name="ce278" table:formula="oooc:=SUMPRODUCT(([Question.B$5:Question.B$1048]=[.$A17])*([Question.A$5:Question.A$1048]&lt;&gt;&quot;&quot;))" office:value-type="float" office:value="15">
            <text:p>15</text:p>
          </table:table-cell>
          <table:table-cell table:number-columns-repeated="250"/>
        </table:table-row>
        <table:table-row table:style-name="ro1">
          <table:table-cell table:style-name="ce264" office:value-type="string">
            <text:p>ANS_11_01</text:p>
          </table:table-cell>
          <table:table-cell table:style-name="ce268" office:value-type="string">
            <text:p>Answers</text:p>
          </table:table-cell>
          <table:table-cell table:style-name="ce270" office:value-type="string">
            <text:p>Question</text:p>
          </table:table-cell>
          <table:table-cell table:style-name="ce269" office:value-type="string">
            <text:p>Answer</text:p>
          </table:table-cell>
          <table:table-cell table:style-name="ce269" office:value-type="string">
            <text:p>Answer question</text:p>
          </table:table-cell>
          <table:table-cell table:style-name="ce278" table:formula="oooc:=SUMPRODUCT(([Question.B$5:Question.B$1048]=[.$A18])*([Question.A$5:Question.A$1048]&lt;&gt;&quot;&quot;))" office:value-type="float" office:value="6">
            <text:p>6</text:p>
          </table:table-cell>
          <table:table-cell table:number-columns-repeated="250"/>
        </table:table-row>
        <table:table-row table:style-name="ro1">
          <table:table-cell table:style-name="ce264" office:value-type="string">
            <text:p>ANS_11_02</text:p>
          </table:table-cell>
          <table:table-cell table:style-name="ce268" office:value-type="string">
            <text:p>Answers</text:p>
          </table:table-cell>
          <table:table-cell table:style-name="ce270" office:value-type="string">
            <text:p>Question</text:p>
          </table:table-cell>
          <table:table-cell table:style-name="ce269" office:value-type="string">
            <text:p>Add relation</text:p>
          </table:table-cell>
          <table:table-cell table:style-name="ce269" office:value-type="string">
            <text:p>Link to related question when answer</text:p>
          </table:table-cell>
          <table:table-cell table:style-name="ce278" table:formula="oooc:=SUMPRODUCT(([Question.B$5:Question.B$1048]=[.$A19])*([Question.A$5:Question.A$1048]&lt;&gt;&quot;&quot;))" office:value-type="float" office:value="12">
            <text:p>12</text:p>
          </table:table-cell>
          <table:table-cell table:number-columns-repeated="250"/>
        </table:table-row>
        <table:table-row table:style-name="ro1">
          <table:table-cell table:style-name="ce264" office:value-type="string">
            <text:p>ANS_11_03</text:p>
          </table:table-cell>
          <table:table-cell table:style-name="ce268" office:value-type="string">
            <text:p>Answers</text:p>
          </table:table-cell>
          <table:table-cell table:style-name="ce270" office:value-type="string">
            <text:p>Question</text:p>
          </table:table-cell>
          <table:table-cell table:style-name="ce269" office:value-type="string">
            <text:p>Edit answer</text:p>
          </table:table-cell>
          <table:table-cell table:style-name="ce269" office:value-type="string">
            <text:p>Change information of a specific answer</text:p>
          </table:table-cell>
          <table:table-cell table:style-name="ce278" table:formula="oooc:=SUMPRODUCT(([Question.B$5:Question.B$1048]=[.$A20])*([Question.A$5:Question.A$1048]&lt;&gt;&quot;&quot;))" office:value-type="float" office:value="6">
            <text:p>6</text:p>
          </table:table-cell>
          <table:table-cell table:number-columns-repeated="250"/>
        </table:table-row>
        <table:table-row table:style-name="ro5">
          <table:table-cell table:style-name="ce264" office:value-type="string">
            <text:p>ANS_11_04</text:p>
          </table:table-cell>
          <table:table-cell table:style-name="ce268" office:value-type="string">
            <text:p>Answers</text:p>
          </table:table-cell>
          <table:table-cell table:style-name="ce270" office:value-type="string">
            <text:p>Question</text:p>
          </table:table-cell>
          <table:table-cell table:style-name="ce269" office:value-type="string">
            <text:p>Answer status</text:p>
          </table:table-cell>
          <table:table-cell table:style-name="ce269" office:value-type="string">
            <text:p>Change answer status approve, unapproved, activated, inactivated.</text:p>
          </table:table-cell>
          <table:table-cell table:style-name="ce278" table:formula="oooc:=SUMPRODUCT(([Question.B$5:Question.B$1048]=[.$A21])*([Question.A$5:Question.A$1048]&lt;&gt;&quot;&quot;))" office:value-type="float" office:value="2">
            <text:p>2</text:p>
          </table:table-cell>
          <table:table-cell table:number-columns-repeated="250"/>
        </table:table-row>
        <table:table-row table:style-name="ro1">
          <table:table-cell table:style-name="ce264" office:value-type="string">
            <text:p>ANS_11_05</text:p>
          </table:table-cell>
          <table:table-cell table:style-name="ce268" office:value-type="string">
            <text:p>Answers</text:p>
          </table:table-cell>
          <table:table-cell table:style-name="ce270" office:value-type="string">
            <text:p>Question</text:p>
          </table:table-cell>
          <table:table-cell table:style-name="ce269" office:value-type="string">
            <text:p>Delete answer</text:p>
          </table:table-cell>
          <table:table-cell table:style-name="ce269" office:value-type="string">
            <text:p>Remove a specific answer of a question.</text:p>
          </table:table-cell>
          <table:table-cell table:style-name="ce278" table:formula="oooc:=SUMPRODUCT(([Question.B$5:Question.B$1048]=[.$A22])*([Question.A$5:Question.A$1048]&lt;&gt;&quot;&quot;))" office:value-type="float" office:value="1">
            <text:p>1</text:p>
          </table:table-cell>
          <table:table-cell table:number-columns-repeated="250"/>
        </table:table-row>
        <table:table-row table:style-name="ro1">
          <table:table-cell table:style-name="ce264" office:value-type="string">
            <text:p>ANS_12</text:p>
          </table:table-cell>
          <table:table-cell table:style-name="ce268" office:value-type="string">
            <text:p>Answers</text:p>
          </table:table-cell>
          <table:table-cell table:style-name="ce270" office:value-type="string">
            <text:p>Question</text:p>
          </table:table-cell>
          <table:table-cell table:style-name="ce269" office:value-type="string">
            <text:p>Move</text:p>
          </table:table-cell>
          <table:table-cell table:style-name="ce269" office:value-type="string">
            <text:p>Displace a question into another category</text:p>
          </table:table-cell>
          <table:table-cell table:style-name="ce278" table:formula="oooc:=SUMPRODUCT(([Question.B$5:Question.B$1048]=[.$A23])*([Question.A$5:Question.A$1048]&lt;&gt;&quot;&quot;))" office:value-type="float" office:value="2">
            <text:p>2</text:p>
          </table:table-cell>
          <table:table-cell table:number-columns-repeated="250"/>
        </table:table-row>
        <table:table-row table:style-name="ro106">
          <table:table-cell table:style-name="ce264" office:value-type="string">
            <text:p>ANS_13</text:p>
          </table:table-cell>
          <table:table-cell table:style-name="ce268" office:value-type="string">
            <text:p>Answers</text:p>
          </table:table-cell>
          <table:table-cell table:style-name="ce270" office:value-type="string">
            <text:p>Question</text:p>
          </table:table-cell>
          <table:table-cell table:style-name="ce269" office:value-type="string">
            <text:p>Send question</text:p>
          </table:table-cell>
          <table:table-cell table:style-name="ce269" office:value-type="string">
            <text:p>Send question content to your friend by email </text:p>
          </table:table-cell>
          <table:table-cell table:style-name="ce278" table:formula="oooc:=SUMPRODUCT(([Question.B$5:Question.B$1048]=[.$A24])*([Question.A$5:Question.A$1048]&lt;&gt;&quot;&quot;))" office:value-type="float" office:value="9">
            <text:p>9</text:p>
          </table:table-cell>
          <table:table-cell table:number-columns-repeated="250"/>
        </table:table-row>
        <table:table-row table:style-name="ro5">
          <table:table-cell table:style-name="ce264" office:value-type="string">
            <text:p>ANS_14</text:p>
          </table:table-cell>
          <table:table-cell table:style-name="ce268" office:value-type="string">
            <text:p>Answers</text:p>
          </table:table-cell>
          <table:table-cell table:style-name="ce270" office:value-type="string">
            <text:p>Question</text:p>
          </table:table-cell>
          <table:table-cell table:style-name="ce269" office:value-type="string">
            <text:p>Print</text:p>
          </table:table-cell>
          <table:table-cell table:style-name="ce269" office:value-type="string">
            <text:p>Print categories/questions list, question details</text:p>
          </table:table-cell>
          <table:table-cell table:style-name="ce278" table:formula="oooc:=SUMPRODUCT(([Question.B$5:Question.B$1048]=[.$A25])*([Question.A$5:Question.A$1048]&lt;&gt;&quot;&quot;))" office:value-type="float" office:value="1">
            <text:p>1</text:p>
          </table:table-cell>
          <table:table-cell table:number-columns-repeated="250"/>
        </table:table-row>
        <table:table-row table:style-name="ro5">
          <table:table-cell table:style-name="ce264" office:value-type="string">
            <text:p>ANS_15</text:p>
          </table:table-cell>
          <table:table-cell table:style-name="ce268" office:value-type="string">
            <text:p>Answers</text:p>
          </table:table-cell>
          <table:table-cell table:style-name="ce270" office:value-type="string">
            <text:p>Question</text:p>
          </table:table-cell>
          <table:table-cell table:style-name="ce269" office:value-type="string">
            <text:p>Delete</text:p>
          </table:table-cell>
          <table:table-cell table:style-name="ce269" office:value-type="string">
            <text:p>Remove a specific question when view content of a category</text:p>
          </table:table-cell>
          <table:table-cell table:style-name="ce278" table:formula="oooc:=SUMPRODUCT(([Question.B$5:Question.B$1048]=[.$A26])*([Question.A$5:Question.A$1048]&lt;&gt;&quot;&quot;))" office:value-type="float" office:value="1">
            <text:p>1</text:p>
          </table:table-cell>
          <table:table-cell table:number-columns-repeated="250"/>
        </table:table-row>
        <table:table-row table:style-name="ro1">
          <table:table-cell table:style-name="ce264" office:value-type="string">
            <text:p>ANS_16_001</text:p>
          </table:table-cell>
          <table:table-cell table:style-name="ce269" office:value-type="string">
            <text:p>Answers</text:p>
          </table:table-cell>
          <table:table-cell table:style-name="ce270" office:value-type="string">
            <text:p>Question</text:p>
          </table:table-cell>
          <table:table-cell table:style-name="ce269" office:value-type="string">
            <text:p>Comment question</text:p>
          </table:table-cell>
          <table:table-cell table:style-name="ce274" office:value-type="string">
            <text:p>Give comment on specific question</text:p>
          </table:table-cell>
          <table:table-cell table:style-name="ce278" table:formula="oooc:=SUMPRODUCT(([Question.B$5:Question.B$1048]=[.$A27])*([Question.A$5:Question.A$1048]&lt;&gt;&quot;&quot;))" office:value-type="float" office:value="6">
            <text:p>6</text:p>
          </table:table-cell>
          <table:table-cell table:number-columns-repeated="250"/>
        </table:table-row>
        <table:table-row table:style-name="ro1">
          <table:table-cell table:style-name="ce264" office:value-type="string">
            <text:p>ANS_16_002</text:p>
          </table:table-cell>
          <table:table-cell table:style-name="ce269" office:value-type="string">
            <text:p>Answers</text:p>
          </table:table-cell>
          <table:table-cell table:style-name="ce270" office:value-type="string">
            <text:p>Question</text:p>
          </table:table-cell>
          <table:table-cell table:style-name="ce269" office:value-type="string">
            <text:p>Edit comment</text:p>
          </table:table-cell>
          <table:table-cell table:style-name="ce274" office:value-type="string">
            <text:p>Change information of a specific comment</text:p>
          </table:table-cell>
          <table:table-cell table:style-name="ce278" table:formula="oooc:=SUMPRODUCT(([Question.B$5:Question.B$1048]=[.$A28])*([Question.A$5:Question.A$1048]&lt;&gt;&quot;&quot;))" office:value-type="float" office:value="3">
            <text:p>3</text:p>
          </table:table-cell>
          <table:table-cell table:number-columns-repeated="250"/>
        </table:table-row>
        <table:table-row table:style-name="ro1">
          <table:table-cell table:style-name="ce264" office:value-type="string">
            <text:p>ANS_16_003</text:p>
          </table:table-cell>
          <table:table-cell table:style-name="ce269" office:value-type="string">
            <text:p>Answers</text:p>
          </table:table-cell>
          <table:table-cell table:style-name="ce270" office:value-type="string">
            <text:p>Question</text:p>
          </table:table-cell>
          <table:table-cell table:style-name="ce269" office:value-type="string">
            <text:p>Delete comment</text:p>
          </table:table-cell>
          <table:table-cell table:style-name="ce274" office:value-type="string">
            <text:p>Remove a specific comment of a question</text:p>
          </table:table-cell>
          <table:table-cell table:style-name="ce278" table:formula="oooc:=SUMPRODUCT(([Question.B$5:Question.B$1048]=[.$A29])*([Question.A$5:Question.A$1048]&lt;&gt;&quot;&quot;))" office:value-type="float" office:value="1">
            <text:p>1</text:p>
          </table:table-cell>
          <table:table-cell table:number-columns-repeated="250"/>
        </table:table-row>
        <table:table-row table:style-name="ro108">
          <table:table-cell table:style-name="ce264" office:value-type="string">
            <text:p>ANS_17</text:p>
          </table:table-cell>
          <table:table-cell table:style-name="ce269" office:value-type="string">
            <text:p>Answers</text:p>
          </table:table-cell>
          <table:table-cell table:style-name="ce270" office:value-type="string">
            <text:p>Question</text:p>
          </table:table-cell>
          <table:table-cell table:style-name="ce269" office:value-type="string">
            <text:p>Promote comment</text:p>
          </table:table-cell>
          <table:table-cell table:style-name="ce274" office:value-type="string">
            <text:p>Promote a comment as a answer of a specific question</text:p>
          </table:table-cell>
          <table:table-cell table:style-name="ce278" table:formula="oooc:=SUMPRODUCT(([Question.B$5:Question.B$1048]=[.$A30])*([Question.A$5:Question.A$1048]&lt;&gt;&quot;&quot;))" office:value-type="float" office:value="1">
            <text:p>1</text:p>
          </table:table-cell>
          <table:table-cell table:number-columns-repeated="250"/>
        </table:table-row>
        <table:table-row table:style-name="ro108">
          <table:table-cell table:style-name="ce264" office:value-type="string">
            <text:p>ANS_18</text:p>
          </table:table-cell>
          <table:table-cell table:style-name="ce269" office:value-type="string">
            <text:p>Answers</text:p>
          </table:table-cell>
          <table:table-cell table:style-name="ce270" office:value-type="string">
            <text:p>Question</text:p>
          </table:table-cell>
          <table:table-cell table:style-name="ce269" office:value-type="string">
            <text:p>Vote question </text:p>
          </table:table-cell>
          <table:table-cell table:style-name="ce275" office:value-type="string">
            <text:p>Vote question/answer by rating star from 1 to 5</text:p>
            <text:p>Remove vote</text:p>
          </table:table-cell>
          <table:table-cell table:style-name="ce278" table:formula="oooc:=SUMPRODUCT(([Question.B$5:Question.B$1048]=[.$A31])*([Question.A$5:Question.A$1048]&lt;&gt;&quot;&quot;))" office:value-type="float" office:value="4">
            <text:p>4</text:p>
          </table:table-cell>
          <table:table-cell table:number-columns-repeated="250"/>
        </table:table-row>
        <table:table-row table:style-name="ro1">
          <table:table-cell table:style-name="ce264" office:value-type="string">
            <text:p>ANS_19</text:p>
          </table:table-cell>
          <table:table-cell table:style-name="ce269" office:value-type="string">
            <text:p>Answers</text:p>
          </table:table-cell>
          <table:table-cell table:style-name="ce270" office:value-type="string">
            <text:p>Question</text:p>
          </table:table-cell>
          <table:table-cell table:style-name="ce269" office:value-type="string">
            <text:p>Rate</text:p>
          </table:table-cell>
          <table:table-cell table:style-name="ce275" office:value-type="string">
            <text:p>Rate up/down for specific answer</text:p>
          </table:table-cell>
          <table:table-cell table:style-name="ce278" table:formula="oooc:=SUMPRODUCT(([Question.B$5:Question.B$1048]=[.$A32])*([Question.A$5:Question.A$1048]&lt;&gt;&quot;&quot;))" office:value-type="float" office:value="1">
            <text:p>1</text:p>
          </table:table-cell>
          <table:table-cell table:number-columns-repeated="250"/>
        </table:table-row>
        <table:table-row table:style-name="ro5">
          <table:table-cell table:style-name="ce264" office:value-type="string">
            <text:p>ANS_20</text:p>
          </table:table-cell>
          <table:table-cell table:style-name="ce268" office:value-type="string">
            <text:p>Answers</text:p>
          </table:table-cell>
          <table:table-cell table:style-name="ce270" office:value-type="string">
            <text:p>Question Management</text:p>
          </table:table-cell>
          <table:table-cell table:style-name="ce269" office:value-type="string">
            <text:p>List</text:p>
          </table:table-cell>
          <table:table-cell table:style-name="ce269" office:value-type="string">
            <text:p>Enumerate questions (all existing, pending for being answered)</text:p>
          </table:table-cell>
          <table:table-cell table:style-name="ce278" table:formula="oooc:=SUMPRODUCT(([Questions_Management.B$5:Questions_Management.B$1007]=[.$A33])*([Questions_Management.A$5:Questions_Management.A$1007]&lt;&gt;&quot;&quot;))" office:value-type="float" office:value="2">
            <text:p>2</text:p>
          </table:table-cell>
          <table:table-cell table:number-columns-repeated="250"/>
        </table:table-row>
        <table:table-row table:style-name="ro9">
          <table:table-cell table:style-name="ce264" office:value-type="string">
            <text:p>ANS_21</text:p>
          </table:table-cell>
          <table:table-cell table:style-name="ce268" office:value-type="string">
            <text:p>Answers</text:p>
          </table:table-cell>
          <table:table-cell table:style-name="ce270" office:value-type="string">
            <text:p>Question Management</text:p>
          </table:table-cell>
          <table:table-cell table:style-name="ce269" office:value-type="string">
            <text:p>Edit question</text:p>
          </table:table-cell>
          <table:table-cell table:style-name="ce269" office:value-type="string">
            <text:p>Change question information after being added. Activate/Inactivate or Approve/Disapprove question</text:p>
          </table:table-cell>
          <table:table-cell table:style-name="ce278" table:formula="oooc:=SUMPRODUCT(([Questions_Management.B$5:Questions_Management.B$1007]=[.$A34])*([Questions_Management.A$5:Questions_Management.A$1007]&lt;&gt;&quot;&quot;))" office:value-type="float" office:value="4">
            <text:p>4</text:p>
          </table:table-cell>
          <table:table-cell table:number-columns-repeated="250"/>
        </table:table-row>
        <table:table-row table:style-name="ro1">
          <table:table-cell table:style-name="ce264" office:value-type="string">
            <text:p>ANS_22</text:p>
          </table:table-cell>
          <table:table-cell table:style-name="ce268" office:value-type="string">
            <text:p>Answers</text:p>
          </table:table-cell>
          <table:table-cell table:style-name="ce270" office:value-type="string">
            <text:p>Question Management</text:p>
          </table:table-cell>
          <table:table-cell table:style-name="ce269" office:value-type="string">
            <text:p>Answer</text:p>
          </table:table-cell>
          <table:table-cell table:style-name="ce269" office:value-type="string">
            <text:p>Respond for added question</text:p>
          </table:table-cell>
          <table:table-cell table:style-name="ce278" table:formula="oooc:=SUMPRODUCT(([Questions_Management.B$5:Questions_Management.B$1007]=[.$A35])*([Questions_Management.A$5:Questions_Management.A$1007]&lt;&gt;&quot;&quot;))" office:value-type="float" office:value="2">
            <text:p>2</text:p>
          </table:table-cell>
          <table:table-cell table:number-columns-repeated="250"/>
        </table:table-row>
        <table:table-row table:style-name="ro9">
          <table:table-cell table:style-name="ce264" office:value-type="string">
            <text:p>ANS_23</text:p>
          </table:table-cell>
          <table:table-cell table:style-name="ce268" office:value-type="string">
            <text:p>Answers</text:p>
          </table:table-cell>
          <table:table-cell table:style-name="ce270" office:value-type="string">
            <text:p>Question Management</text:p>
          </table:table-cell>
          <table:table-cell table:style-name="ce269" office:value-type="string">
            <text:p>Delete</text:p>
          </table:table-cell>
          <table:table-cell table:style-name="ce269" office:value-type="string">
            <text:p>Remove a question from Existing questions or Pending questions list in Management form</text:p>
          </table:table-cell>
          <table:table-cell table:style-name="ce278" table:formula="oooc:=SUMPRODUCT(([Questions_Management.B$5:Questions_Management.B$1007]=[.$A36])*([Questions_Management.A$5:Questions_Management.A$1007]&lt;&gt;&quot;&quot;))" office:value-type="float" office:value="2">
            <text:p>2</text:p>
          </table:table-cell>
          <table:table-cell table:number-columns-repeated="250"/>
        </table:table-row>
        <table:table-row table:style-name="ro108">
          <table:table-cell table:style-name="ce264" office:value-type="string">
            <text:p>ANS_24</text:p>
          </table:table-cell>
          <table:table-cell table:style-name="ce268" office:value-type="string">
            <text:p>Answers</text:p>
          </table:table-cell>
          <table:table-cell table:style-name="ce270" office:value-type="string">
            <text:p>Search</text:p>
          </table:table-cell>
          <table:table-cell table:style-name="ce269" office:value-type="string">
            <text:p>Simple Search</text:p>
          </table:table-cell>
          <table:table-cell table:style-name="ce274" office:value-type="string">
            <text:p>Quick find category/question by specific keywords</text:p>
          </table:table-cell>
          <table:table-cell table:style-name="ce278" table:formula="oooc:=SUMPRODUCT(([Search.B$5:Search.B$1041]=[.$A37])*([Search.A$5:Search.A$1041]&lt;&gt;&quot;&quot;))" office:value-type="float" office:value="16">
            <text:p>16</text:p>
          </table:table-cell>
          <table:table-cell table:number-columns-repeated="250"/>
        </table:table-row>
        <table:table-row table:style-name="ro108">
          <table:table-cell table:style-name="ce264" office:value-type="string">
            <text:p>ANS_25</text:p>
          </table:table-cell>
          <table:table-cell table:style-name="ce269" office:value-type="string">
            <text:p>Answers</text:p>
          </table:table-cell>
          <table:table-cell table:style-name="ce270" office:value-type="string">
            <text:p>Search</text:p>
          </table:table-cell>
          <table:table-cell table:style-name="ce269" office:value-type="string">
            <text:p>Advanced search</text:p>
          </table:table-cell>
          <table:table-cell table:style-name="ce276" office:value-type="string">
            <text:p>Find category/question with advanced conditions. It allows searching in more detail</text:p>
          </table:table-cell>
          <table:table-cell table:style-name="ce278" table:formula="oooc:=SUMPRODUCT(([Search.B$5:Search.B$1041]=[.$A38])*([Search.A$5:Search.A$1041]&lt;&gt;&quot;&quot;))" office:value-type="float" office:value="28">
            <text:p>28</text:p>
          </table:table-cell>
          <table:table-cell table:number-columns-repeated="250"/>
        </table:table-row>
        <table:table-row table:style-name="ro5">
          <table:table-cell table:style-name="ce264" office:value-type="string">
            <text:p>ANS_26</text:p>
          </table:table-cell>
          <table:table-cell table:style-name="ce269" office:value-type="string">
            <text:p>Answers</text:p>
          </table:table-cell>
          <table:table-cell table:style-name="ce270" office:value-type="string">
            <text:p>Settings</text:p>
          </table:table-cell>
          <table:table-cell table:style-name="ce269" office:value-type="string">
            <text:p>User Settings</text:p>
          </table:table-cell>
          <table:table-cell table:style-name="ce269" office:value-type="string">
            <text:p>Setup some preferences for Answers and User</text:p>
          </table:table-cell>
          <table:table-cell table:style-name="ce278" table:formula="oooc:=SUMPRODUCT(([Settings.B$5:Settings.B$922]=[.$A39])*([Settings.A$5:Settings.A$922]&lt;&gt;&quot;&quot;))" office:value-type="float" office:value="10">
            <text:p>10</text:p>
          </table:table-cell>
          <table:table-cell table:number-columns-repeated="250"/>
        </table:table-row>
        <table:table-row table:style-name="ro9">
          <table:table-cell table:style-name="ce264" office:value-type="string">
            <text:p>ANS_27</text:p>
          </table:table-cell>
          <table:table-cell table:style-name="ce269" office:value-type="string">
            <text:p>Answers</text:p>
          </table:table-cell>
          <table:table-cell table:style-name="ce270" office:value-type="string">
            <text:p>Permission</text:p>
          </table:table-cell>
          <table:table-cell table:style-name="ce269" office:value-type="string">
            <text:p>User Permission</text:p>
          </table:table-cell>
          <table:table-cell table:style-name="ce269" office:value-type="string">
            <text:p>Check Permission of user in case administrator, moderator, normal user login or guest view</text:p>
          </table:table-cell>
          <table:table-cell table:style-name="ce278" table:formula="oooc:=SUMPRODUCT(([Permission.B$4:Permission.B$1006]=[.$A40])*([Permission.A$4:Permission.A$1006]&lt;&gt;&quot;&quot;))" office:value-type="float" office:value="4">
            <text:p>4</text:p>
          </table:table-cell>
          <table:table-cell table:number-columns-repeated="250"/>
        </table:table-row>
        <table:table-row table:style-name="ro108">
          <table:table-cell table:style-name="ce264" office:value-type="string">
            <text:p>ANS_28</text:p>
          </table:table-cell>
          <table:table-cell table:style-name="ce269" office:value-type="string">
            <text:p>Answers</text:p>
          </table:table-cell>
          <table:table-cell table:style-name="ce271" office:value-type="string">
            <text:p>Export/Import</text:p>
          </table:table-cell>
          <table:table-cell table:style-name="ce273" office:value-type="string">
            <text:p>Export</text:p>
          </table:table-cell>
          <table:table-cell table:style-name="ce274" office:value-type="string">
            <text:p>Export categories and questions from Answers in form of *zip file</text:p>
          </table:table-cell>
          <table:table-cell table:style-name="ce278" table:formula="oooc:=SUMPRODUCT(([Export_Import.B$5:Export_Import.B$1007]=[.$A41])*([Export_Import.A$5:Export_Import.A$1007]&lt;&gt;&quot;&quot;))" office:value-type="float" office:value="3">
            <text:p>3</text:p>
          </table:table-cell>
          <table:table-cell table:number-columns-repeated="250"/>
        </table:table-row>
        <table:table-row table:style-name="ro108">
          <table:table-cell table:style-name="ce264" office:value-type="string">
            <text:p>ANS_29</text:p>
          </table:table-cell>
          <table:table-cell table:style-name="ce269" office:value-type="string">
            <text:p>Answers</text:p>
          </table:table-cell>
          <table:table-cell table:style-name="ce271" office:value-type="string">
            <text:p>Export/Import</text:p>
          </table:table-cell>
          <table:table-cell table:style-name="ce269" office:value-type="string">
            <text:p>Import</text:p>
          </table:table-cell>
          <table:table-cell table:style-name="ce274" office:value-type="string">
            <text:p>Import categories and questions in form of *zip file into Answers system.</text:p>
          </table:table-cell>
          <table:table-cell table:style-name="ce278" table:formula="oooc:=SUMPRODUCT(([Export_Import.B$5:Export_Import.B$1007]=[.$A42])*([Export_Import.A$5:Export_Import.A$1007]&lt;&gt;&quot;&quot;))" office:value-type="float" office:value="6">
            <text:p>6</text:p>
          </table:table-cell>
          <table:table-cell table:number-columns-repeated="250"/>
        </table:table-row>
        <table:table-row table:style-name="ro108">
          <table:table-cell table:style-name="ce264" office:value-type="string">
            <text:p>ANS_30</text:p>
          </table:table-cell>
          <table:table-cell table:style-name="ce269" office:value-type="string">
            <text:p>Answers</text:p>
          </table:table-cell>
          <table:table-cell table:style-name="ce271" office:value-type="string">
            <text:p>Other action</text:p>
          </table:table-cell>
          <table:table-cell table:style-name="ce269" office:value-type="string">
            <text:p>Custom view</text:p>
          </table:table-cell>
          <table:table-cell table:style-name="ce274" office:value-type="string">
            <text:p>Personalize Answers view by show/hide left panel</text:p>
          </table:table-cell>
          <table:table-cell table:style-name="ce278" table:formula="oooc:=SUMPRODUCT(([Other_actions.B$5:Other_actions.B$1011]=[.$A43])*([Other_actions.A$5:Other_actions.A$1011]&lt;&gt;&quot;&quot;))" office:value-type="float" office:value="1">
            <text:p>1</text:p>
          </table:table-cell>
          <table:table-cell table:number-columns-repeated="250"/>
        </table:table-row>
        <table:table-row table:style-name="ro109">
          <table:table-cell table:style-name="ce264" office:value-type="string">
            <text:p>ANS_31</text:p>
          </table:table-cell>
          <table:table-cell table:style-name="ce269" office:value-type="string">
            <text:p>Answers</text:p>
          </table:table-cell>
          <table:table-cell table:style-name="ce271" office:value-type="string">
            <text:p>Other action</text:p>
          </table:table-cell>
          <table:table-cell table:style-name="ce269" office:value-type="string">
            <text:p>Elections</text:p>
          </table:table-cell>
          <table:table-cell table:style-name="ce274" office:value-type="string">
            <text:p>Answers statistic about total subcategories, questions, non-answered question, unapproved questions</text:p>
          </table:table-cell>
          <table:table-cell table:style-name="ce278" table:formula="oooc:=SUMPRODUCT(([Other_actions.B$5:Other_actions.B$1011]=[.$A44])*([Other_actions.A$5:Other_actions.A$1011]&lt;&gt;&quot;&quot;))" office:value-type="float" office:value="4">
            <text:p>4</text:p>
          </table:table-cell>
          <table:table-cell table:number-columns-repeated="250"/>
        </table:table-row>
        <table:table-row table:style-name="ro1">
          <table:table-cell table:style-name="ce264" office:value-type="string">
            <text:p>ANS_32</text:p>
          </table:table-cell>
          <table:table-cell table:style-name="ce269" office:value-type="string">
            <text:p>Answers</text:p>
          </table:table-cell>
          <table:table-cell table:style-name="ce271" office:value-type="string">
            <text:p>Other action</text:p>
          </table:table-cell>
          <table:table-cell table:style-name="ce269" office:value-type="string">
            <text:p>RSS feeds</text:p>
          </table:table-cell>
          <table:table-cell table:style-name="ce275" office:value-type="string">
            <text:p>Provide RSS feed to specific category</text:p>
          </table:table-cell>
          <table:table-cell table:style-name="ce278" table:formula="oooc:=SUMPRODUCT(([Other_actions.B$5:Other_actions.B$1011]=[.$A45])*([Other_actions.A$5:Other_actions.A$1011]&lt;&gt;&quot;&quot;))" office:value-type="float" office:value="1">
            <text:p>1</text:p>
          </table:table-cell>
          <table:table-cell table:number-columns-repeated="250"/>
        </table:table-row>
        <table:table-row table:style-name="ro108">
          <table:table-cell table:style-name="ce264" office:value-type="string">
            <text:p>ANS_33</text:p>
          </table:table-cell>
          <table:table-cell table:style-name="ce269" office:value-type="string">
            <text:p>Answers</text:p>
          </table:table-cell>
          <table:table-cell table:style-name="ce271" office:value-type="string">
            <text:p>Other action</text:p>
          </table:table-cell>
          <table:table-cell table:style-name="ce269" office:value-type="string">
            <text:p>View user profile</text:p>
          </table:table-cell>
          <table:table-cell table:style-name="ce274" office:value-type="string">
            <text:p>View profile of user who submits, answers or comments question</text:p>
          </table:table-cell>
          <table:table-cell table:style-name="ce278" table:formula="oooc:=SUMPRODUCT(([Other_actions.B$5:Other_actions.B$1011]=[.$A46])*([Other_actions.A$5:Other_actions.A$1011]&lt;&gt;&quot;&quot;))" office:value-type="float" office:value="1">
            <text:p>1</text:p>
          </table:table-cell>
          <table:table-cell table:number-columns-repeated="250"/>
        </table:table-row>
        <table:table-row table:style-name="ro110">
          <table:table-cell table:style-name="ce264" office:value-type="string">
            <text:p>ANS_34</text:p>
          </table:table-cell>
          <table:table-cell table:style-name="ce269" office:value-type="string">
            <text:p>Answers</text:p>
          </table:table-cell>
          <table:table-cell table:style-name="ce271" office:value-type="string">
            <text:p>Other action</text:p>
          </table:table-cell>
          <table:table-cell table:style-name="ce269" office:value-type="string">
            <text:p>Discuss forum</text:p>
          </table:table-cell>
          <table:table-cell table:style-name="ce275" office:value-type="string">
            <text:p>Allows discussing a Answers question in Forum application. When a question is discussed, it will become a new topic in Forum application. </text:p>
          </table:table-cell>
          <table:table-cell table:style-name="ce278" table:formula="oooc:=SUMPRODUCT(([Other_actions.B$5:Other_actions.B$1011]=[.$A47])*([Other_actions.A$5:Other_actions.A$1011]&lt;&gt;&quot;&quot;))" office:value-type="float" office:value="13">
            <text:p>13</text:p>
          </table:table-cell>
          <table:table-cell table:number-columns-repeated="250"/>
        </table:table-row>
        <table:table-row table:style-name="ro108">
          <table:table-cell table:style-name="ce264" office:value-type="string">
            <text:p>ANS_35</text:p>
          </table:table-cell>
          <table:table-cell table:style-name="ce269" office:value-type="string">
            <text:p>Answers</text:p>
          </table:table-cell>
          <table:table-cell table:style-name="ce271" office:value-type="string">
            <text:p>BBC</text:p>
          </table:table-cell>
          <table:table-cell table:style-name="ce269" office:value-type="string">
            <text:p>BBCode </text:p>
          </table:table-cell>
          <table:table-cell table:style-name="ce274" office:value-type="string">
            <text:p>Use BB code in Answers <text:s/>to create text, image and other effects</text:p>
          </table:table-cell>
          <table:table-cell table:style-name="ce278" table:formula="oooc:=SUMPRODUCT(([BB_Code.B$5:BB_Code.B$1007]=[.$A48])*([BB_Code.A$5:BB_Code.A$1007]&lt;&gt;&quot;&quot;))" office:value-type="float" office:value="13">
            <text:p>13</text:p>
          </table:table-cell>
          <table:table-cell table:number-columns-repeated="250"/>
        </table:table-row>
        <table:table-row table:style-name="ro108">
          <table:table-cell table:style-name="ce264" office:value-type="string">
            <text:p>ANS_36</text:p>
          </table:table-cell>
          <table:table-cell table:style-name="ce269" office:value-type="string">
            <text:p>Answers</text:p>
          </table:table-cell>
          <table:table-cell table:style-name="ce271" office:value-type="string">
            <text:p>Answers_ Portlet_ Setting</text:p>
          </table:table-cell>
          <table:table-cell table:style-name="ce269" office:value-type="string">
            <text:p>Display mode</text:p>
          </table:table-cell>
          <table:table-cell table:style-name="ce274" office:value-type="string">
            <text:p>Setup display mode of Answers</text:p>
          </table:table-cell>
          <table:table-cell table:style-name="ce278" table:formula="oooc:=SUMPRODUCT(([Answers_Porlet_Setting.B$5:Answers_Porlet_Setting.B$1013]=[.$A49])*([Answers_Porlet_Setting.A$5:Answers_Porlet_Setting.A$1013]&lt;&gt;&quot;&quot;))" office:value-type="float" office:value="14">
            <text:p>14</text:p>
          </table:table-cell>
          <table:table-cell table:number-columns-repeated="250"/>
        </table:table-row>
        <table:table-row table:style-name="ro108">
          <table:table-cell table:style-name="ce264" office:value-type="string">
            <text:p>ANS_37</text:p>
          </table:table-cell>
          <table:table-cell table:style-name="ce269" office:value-type="string">
            <text:p>Answers</text:p>
          </table:table-cell>
          <table:table-cell table:style-name="ce271" office:value-type="string">
            <text:p>Answers_ Portlet_ Setting</text:p>
          </table:table-cell>
          <table:table-cell table:style-name="ce269" office:value-type="string">
            <text:p>Email notifications</text:p>
          </table:table-cell>
          <table:table-cell table:style-name="ce274" office:value-type="string">
            <text:p>Setting template of email notifications</text:p>
          </table:table-cell>
          <table:table-cell table:style-name="ce278" table:formula="oooc:=SUMPRODUCT(([Answers_Porlet_Setting.B$5:Answers_Porlet_Setting.B$1013]=[.$A50])*([Answers_Porlet_Setting.A$5:Answers_Porlet_Setting.A$1013]&lt;&gt;&quot;&quot;))" office:value-type="float" office:value="2">
            <text:p>2</text:p>
          </table:table-cell>
          <table:table-cell table:number-columns-repeated="250"/>
        </table:table-row>
        <table:table-row table:style-name="ro108">
          <table:table-cell table:style-name="ce264" office:value-type="string">
            <text:p>ANS_38</text:p>
          </table:table-cell>
          <table:table-cell table:style-name="ce269" office:value-type="string">
            <text:p>Answers</text:p>
          </table:table-cell>
          <table:table-cell table:style-name="ce271" office:value-type="string">
            <text:p>Answers_ Portlet_ Setting</text:p>
          </table:table-cell>
          <table:table-cell table:style-name="ce269" office:value-type="string">
            <text:p>Discussion</text:p>
          </table:table-cell>
          <table:table-cell table:style-name="ce274" office:value-type="string">
            <text:p>Enable/Disable discussion question in forum</text:p>
          </table:table-cell>
          <table:table-cell table:style-name="ce278" table:formula="oooc:=SUMPRODUCT(([Answers_Porlet_Setting.B$5:Answers_Porlet_Setting.B$1013]=[.$A51])*([Answers_Porlet_Setting.A$5:Answers_Porlet_Setting.A$1013]&lt;&gt;&quot;&quot;))" office:value-type="float" office:value="3">
            <text:p>3</text:p>
          </table:table-cell>
          <table:table-cell table:number-columns-repeated="250"/>
        </table:table-row>
        <table:table-row table:style-name="ro108">
          <table:table-cell table:style-name="ce264" office:value-type="string">
            <text:p>ANS_39</text:p>
          </table:table-cell>
          <table:table-cell table:style-name="ce269" office:value-type="string">
            <text:p>Answers</text:p>
          </table:table-cell>
          <table:table-cell table:style-name="ce271" office:value-type="string">
            <text:p>Answers_ Portlet_ Setting</text:p>
          </table:table-cell>
          <table:table-cell table:style-name="ce269" office:value-type="string">
            <text:p>Category scoping</text:p>
          </table:table-cell>
          <table:table-cell table:style-name="ce274" office:value-type="string">
            <text:p>Show/Hide category</text:p>
          </table:table-cell>
          <table:table-cell table:style-name="ce278" table:formula="oooc:=SUMPRODUCT(([Answers_Porlet_Setting.B$5:Answers_Porlet_Setting.B$1013]=[.$A52])*([Answers_Porlet_Setting.A$5:Answers_Porlet_Setting.A$1013]&lt;&gt;&quot;&quot;))" office:value-type="float" office:value="2">
            <text:p>2</text:p>
          </table:table-cell>
          <table:table-cell table:number-columns-repeated="250"/>
        </table:table-row>
        <table:table-row table:style-name="ro108">
          <table:table-cell table:style-name="ce264" office:value-type="string">
            <text:p>FAQ_01</text:p>
          </table:table-cell>
          <table:table-cell table:style-name="ce269" office:value-type="string">
            <text:p>FAQ</text:p>
          </table:table-cell>
          <table:table-cell table:style-name="ce271" office:value-type="string">
            <text:p>FAQ Porlet</text:p>
          </table:table-cell>
          <table:table-cell table:style-name="ce269" office:value-type="string">
            <text:p>FAQ porlet</text:p>
          </table:table-cell>
          <table:table-cell table:style-name="ce274" office:value-type="string">
            <text:p>View category, question, answer which added into Answes porlet</text:p>
          </table:table-cell>
          <table:table-cell table:style-name="ce278" table:formula="oooc:=SUMPRODUCT(([FAQ_Porlet.B$5:FAQ_Porlet.B$1009]=[.$A53])*([FAQ_Porlet.A$5:FAQ_Porlet.A$1009]&lt;&gt;&quot;&quot;))" office:value-type="float" office:value="6">
            <text:p>6</text:p>
          </table:table-cell>
          <table:table-cell table:number-columns-repeated="250"/>
        </table:table-row>
        <table:table-row table:style-name="ro1">
          <table:table-cell table:style-name="ce265" office:value-type="string" table:number-columns-spanned="5" table:number-rows-spanned="1">
            <text:p>Total</text:p>
          </table:table-cell>
          <table:covered-table-cell table:style-name="ce268"/>
          <table:covered-table-cell table:number-columns-repeated="2" table:style-name="ce272"/>
          <table:covered-table-cell table:style-name="ce268"/>
          <table:table-cell table:style-name="ce279" table:formula="oooc:=SUM([.F4:.F53])" office:value-type="float" office:value="275">
            <text:p>275</text:p>
          </table:table-cell>
          <table:table-cell table:number-columns-repeated="250"/>
        </table:table-row>
        <table:table-row table:style-name="ro1">
          <table:table-cell table:style-name="ce266"/>
          <table:table-cell table:style-name="ce86"/>
          <table:table-cell table:number-columns-repeated="2"/>
          <table:table-cell table:style-name="ce86" table:number-columns-repeated="226"/>
          <table:table-cell table:number-columns-repeated="26"/>
        </table:table-row>
        <table:table-row table:style-name="ro1" table:number-rows-repeated="12">
          <table:table-cell table:style-name="ce266"/>
          <table:table-cell table:number-columns-repeated="255"/>
        </table:table-row>
        <table:table-row table:style-name="ro111">
          <table:table-cell table:style-name="ce266"/>
          <table:table-cell table:number-columns-repeated="255"/>
        </table:table-row>
        <table:table-row table:style-name="ro1" table:number-rows-repeated="11">
          <table:table-cell table:style-name="ce266"/>
          <table:table-cell table:number-columns-repeated="255"/>
        </table:table-row>
        <table:table-row table:style-name="ro1" table:number-rows-repeated="11">
          <table:table-cell table:style-name="ce266"/>
          <table:table-cell table:style-name="ce86" table:number-columns-repeated="229"/>
          <table:table-cell table:number-columns-repeated="26"/>
        </table:table-row>
        <table:table-row table:style-name="ro1" table:number-rows-repeated="65445">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39:.$H$49"/>
        <table:named-range table:name="FAQ_12" table:base-cell-address="$Question.$G$57" table:cell-range-address="$Question.$B$50:.$H$52"/>
        <table:named-range table:name="FAQ_13" table:base-cell-address="$Question.$G$133" table:cell-range-address="$Question.$B$98:.$H$163"/>
        <table:named-range table:name="FAQ_14" table:base-cell-address="$Question.$G$136" table:cell-range-address="$Question.$B$197:.$H$199"/>
        <table:named-range table:name="FAQ_15" table:base-cell-address="$Question.$G$158" table:cell-range-address="$Question.$B$201:.$H$213"/>
        <table:named-range table:name="FAQ_16" table:base-cell-address="$Question.$G$166" table:cell-range-address="$Question.$B$240:.$H$244"/>
        <table:named-range table:name="FAQ_17" table:base-cell-address="$Question.$G$170" table:cell-range-address="$Question.$B$245:$Question.$H$246"/>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Permission.$A$13" table:cell-range-address="$Search.$B$7:.$H$14"/>
        <table:named-range table:name="FAQ_23" table:base-cell-address="$Permission.$G$72" table:cell-range-address="$Search.$B$49:.$H$100"/>
        <table:named-range table:name="FAQ_24" table:base-cell-address="$Search.$G$55" table:cell-range-address="$Settings.$B$7:.$H$38"/>
        <table:named-range table:name="FAQ_25" table:base-cell-address="$Search.$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39:.$H$43"/>
        <table:named-range table:name="FAQ_11_010" table:base-cell-address="$Question.$G$46" table:cell-range-address="$Question.$B$44:.$H$46"/>
        <table:named-range table:name="FAQ_11_009" table:base-cell-address="$Question.$G$43" table:cell-range-address="$Question.$B$41:.$H$43"/>
        <table:named-range table:name="FAQ_11_011" table:base-cell-address="$Question.$G$49" table:cell-range-address="$Question.$B$47:.$H$49"/>
        <table:named-range table:name="FAQ_12_012" table:base-cell-address="$Question.$G$52" table:cell-range-address="$Question.$B$50:.$H$52"/>
        <table:named-range table:name="FAQ_13_013" table:base-cell-address="$Question.$G$55" table:cell-range-address="$Question.$B$98:.$H$100"/>
        <table:named-range table:name="FAQ_13_014" table:base-cell-address="$Question.$G$58" table:cell-range-address="$Question.$B$101:.$H$103"/>
        <table:named-range table:name="FAQ_13_015" table:base-cell-address="$Question.$G$61" table:cell-range-address="$Question.$B$104:.$H$106"/>
        <table:named-range table:name="FAQ_13_016" table:base-cell-address="$Question.$G$64" table:cell-range-address="$Question.$B$107:.$H$109"/>
        <table:named-range table:name="FAQ_13_017" table:base-cell-address="$Question.$G$67" table:cell-range-address="$Question.$B$110:.$H$112"/>
        <table:named-range table:name="FAQ_13_018" table:base-cell-address="$Question.$G$70" table:cell-range-address="$Question.$B$113:.$H$11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16:.$H$120"/>
        <table:named-range table:name="FAQ_13_022" table:base-cell-address="$Question.$G$86" table:cell-range-address="$Question.$B$121:.$H$122"/>
        <table:named-range table:name="FAQ_13_023" table:base-cell-address="$Question.$G$90" table:cell-range-address="$Question.$B$123:.$H$126"/>
        <table:named-range table:name="FAQ_13_024" table:base-cell-address="$Question.$G$92" table:cell-range-address="$Question.$B$127:.$H$128"/>
        <table:named-range table:name="FAQ_13_025" table:base-cell-address="$Question.$G$96" table:cell-range-address="$Question.$B$129:.$H$132"/>
        <table:named-range table:name="FAQ_13_026" table:base-cell-address="$Question.$G$100" table:cell-range-address="$Question.$B$133:.$H$136"/>
        <table:named-range table:name="FAQ_13_028" table:base-cell-address="$Question.$G$108" table:cell-range-address="$Question.$B$144:.$H$1182"/>
        <table:named-range table:name="FAQ_13_027" table:base-cell-address="$Question.$G$101" table:cell-range-address="$Question.$B$137:.$H$140"/>
        <table:named-range table:name="FAQ_13_029" table:base-cell-address="$Question.$G$112" table:cell-range-address="$Question.$B$145:.$H$148"/>
        <table:named-range table:name="FAQ_13_030" table:base-cell-address="$Question.$G$117" table:cell-range-address="$Question.$B$149:.$H$153"/>
        <table:named-range table:name="FAQ_13_031" table:base-cell-address="$Question.$G$122" table:cell-range-address="$Question.$B$154:.$H$158"/>
        <table:named-range table:name="FAQ_13_032" table:base-cell-address="$Question.$G$127" table:cell-range-address="$Question.$B$159:.$H$163"/>
        <table:named-range table:name="FAQ_15_034" table:base-cell-address="$Question.$G$133" table:cell-range-address="$Question.$B$201:.$H$203"/>
        <table:named-range table:name="FAQ_15_035" table:base-cell-address="$Question.$G$136" table:cell-range-address="$Question.$B$205:.$H$207"/>
        <table:named-range table:name="FAQ_15_036" table:base-cell-address="$Question.$G$139" table:cell-range-address="$Question.$B$208:.$H$210"/>
        <table:named-range table:name="FAQ_15_037" table:base-cell-address="$Question.$G$142" table:cell-range-address="$Question.$B$211:.$H$213"/>
        <table:named-range table:name="FAQ_16_038" table:base-cell-address="$Question.$G$147" table:cell-range-address="$Question.$B$240:.$H$244"/>
        <table:named-range table:name="FAQ_17_039" table:base-cell-address="$Question.$G$149" table:cell-range-address="$Question.$B$245:.$H$246"/>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Permission.$G$14" table:cell-range-address="$Search.$B$7:.$H$8"/>
        <table:named-range table:name="FAQ_22_002" table:base-cell-address="$Permission.$G$16" table:cell-range-address="$Search.$B$9:.$H$10"/>
        <table:named-range table:name="FAQ_22_003" table:base-cell-address="$Permission.$G$18" table:cell-range-address="$Search.$B$11:.$H$12"/>
        <table:named-range table:name="FAQ_22_004" table:base-cell-address="$Permission.$G$20" table:cell-range-address="$Search.$B$13:.$H$14"/>
        <table:named-range table:name="FAQ_23_005" table:base-cell-address="$Permission.$G$22" table:cell-range-address="$Search.$B$49:.$H$50"/>
        <table:named-range table:name="FAQ_23_006" table:base-cell-address="$Permission.$G$24" table:cell-range-address="$Search.$B$51:.$H$52"/>
        <table:named-range table:name="FAQ_23_007" table:base-cell-address="$Permission.$G$26" table:cell-range-address="$Search.$B$53:.$H$54"/>
        <table:named-range table:name="FAQ_23_008" table:base-cell-address="$Permission.$G$28" table:cell-range-address="$Search.$B$55:.$H$56"/>
        <table:named-range table:name="FAQ_23_009" table:base-cell-address="$Permission.$G$30" table:cell-range-address="$Search.$B$57:.$H$58"/>
        <table:named-range table:name="FAQ_23_010" table:base-cell-address="$Permission.$G$32" table:cell-range-address="$Search.$B$59:.$H$60"/>
        <table:named-range table:name="FAQ_23_011" table:base-cell-address="$Permission.$G$34" table:cell-range-address="$Search.$B$61:.$H$62"/>
        <table:named-range table:name="FAQ_23_012" table:base-cell-address="$Permission.$G$36" table:cell-range-address="$Search.$B$63:.$H$64"/>
        <table:named-range table:name="FAQ_23_013" table:base-cell-address="$Permission.$G$38" table:cell-range-address="$Search.$B$65:.$H$66"/>
        <table:named-range table:name="FAQ_23_014" table:base-cell-address="$Permission.$G$40" table:cell-range-address="$Search.$B$67:.$H$68"/>
        <table:named-range table:name="FAQ_23_015" table:base-cell-address="$Permission.$G$42" table:cell-range-address="$Search.$B$69:.$H$70"/>
        <table:named-range table:name="FAQ_23_016" table:base-cell-address="$Permission.$G$44" table:cell-range-address="$Search.$B$71:.$H$72"/>
        <table:named-range table:name="FAQ_23_017" table:base-cell-address="$Permission.$G$46" table:cell-range-address="$Search.$B$73:.$H$74"/>
        <table:named-range table:name="FAQ_23_018" table:base-cell-address="$Permission.$G$48" table:cell-range-address="$Search.$B$75:.$H$76"/>
        <table:named-range table:name="FAQ_23_019" table:base-cell-address="$Permission.$G$50" table:cell-range-address="$Search.$B$77:.$H$78"/>
        <table:named-range table:name="FAQ_23_020" table:base-cell-address="$Permission.$G$52" table:cell-range-address="$Search.$B$79:.$H$80"/>
        <table:named-range table:name="FAQ_23_021" table:base-cell-address="$Permission.$G$54" table:cell-range-address="$Search.$B$81:.$H$82"/>
        <table:named-range table:name="FAQ_23_022" table:base-cell-address="$Permission.$G$56" table:cell-range-address="$Search.$B$83:.$H$84"/>
        <table:named-range table:name="FAQ_23_023" table:base-cell-address="$Permission.$G$58" table:cell-range-address="$Search.$B$85:.$H$86"/>
        <table:named-range table:name="FAQ_23_024" table:base-cell-address="$Permission.$G$60" table:cell-range-address="$Search.$B$87:.$H$88"/>
        <table:named-range table:name="FAQ_23_025" table:base-cell-address="$Permission.$G$62" table:cell-range-address="$Search.$B$89:.$H$90"/>
        <table:named-range table:name="FAQ_23_026" table:base-cell-address="$Permission.$G$64" table:cell-range-address="$Search.$B$91:.$H$92"/>
        <table:named-range table:name="FAQ_23_027" table:base-cell-address="$Permission.$G$66" table:cell-range-address="$Search.$B$93:.$H$94"/>
        <table:named-range table:name="FAQ_23_028" table:base-cell-address="$Permission.$G$68" table:cell-range-address="$Search.$B$95:.$H$96"/>
        <table:named-range table:name="FAQ_23_029" table:base-cell-address="$Permission.$G$70" table:cell-range-address="$Search.$B$97:.$H$98"/>
        <table:named-range table:name="FAQ_23_030" table:base-cell-address="$Permission.$G$72" table:cell-range-address="$Search.$B$99:.$H$100"/>
        <table:named-range table:name="FAQ_24_001" table:base-cell-address="$Search.$G$15" table:cell-range-address="$Settings.$B$7:.$H$9"/>
        <table:named-range table:name="FAQ_24_002" table:base-cell-address="$Search.$G$18" table:cell-range-address="$Settings.$B$10:.$H$12"/>
        <table:named-range table:name="FAQ_24_003" table:base-cell-address="$Search.$A$21" table:cell-range-address="$Settings.$B$13:.$IM$15"/>
        <table:named-range table:name="FAQ_24_004" table:base-cell-address="$Search.$G$25" table:cell-range-address="$Settings.$B$16:.$H$18"/>
        <table:named-range table:name="FAQ_24_005" table:base-cell-address="$Search.$G$28" table:cell-range-address="$Settings.$B$29:.$H$31"/>
        <table:named-range table:name="FAQ_24_006" table:base-cell-address="$Search.$G$31" table:cell-range-address="$Settings.$B$32:.$H$34"/>
        <table:named-range table:name="FAQ_24_007" table:base-cell-address="$Search.$G$34" table:cell-range-address="$Settings.$B$35:.$H$37"/>
        <table:named-range table:name="FAQ_24_008" table:base-cell-address="$Search.$G$37" table:cell-range-address="$Settings.$B$38:.$H$38"/>
        <table:named-expression table:name="FAQ_24_009" table:base-cell-address="$Search.$G$40" table:expression="$user_settings.$b$#ref!:$h$#ref!"/>
        <table:named-range table:name="FAQ_25_001" table:base-cell-address="$Settings.$G$18" table:cell-range-address="$Permission.$B$7:.$H$12"/>
        <table:named-range table:name="FAQ_25_002" table:base-cell-address="$Settings.$G$24" table:cell-range-address="$Permission.$B$13:.$H$18"/>
        <table:named-range table:name="FAQ_25_003" table:base-cell-address="$Settings.$G$30" table:cell-range-address="$Permission.$B$19:.$H$24"/>
        <table:named-range table:name="FAQ_25_004" table:base-cell-address="$Settings.$G$36" table:cell-range-address="$Permission.$B$25:.$H$30"/>
        <table:named-range table:name="FAQ_14_033" table:base-cell-address="$Question.$G$130" table:cell-range-address="$Question.$B$197:.$H$199"/>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64:.$H$166"/>
        <table:named-range table:name="FAQ_13_041" table:base-cell-address="$Question.$G$159" table:cell-range-address="$Question.$B$182:.$H$187"/>
        <table:named-range table:name="FAQ_13_042" table:base-cell-address="$Question.$G$165" table:cell-range-address="$Question.$B$188:.$H$193"/>
        <table:named-range table:name="FAQ_13_043" table:base-cell-address="$Question.$G$168" table:cell-range-address="$Question.$B$194:.$H$196"/>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78:$Question.$H$280"/>
        <table:named-range table:name="FAQ_13_012" table:base-cell-address="$Other_actions.$G$62" table:cell-range-address="$Question.$B$274:$Question.$H$277"/>
        <table:named-range table:name="FAQ_33_012" table:base-cell-address="$Other_actions.$G$62" table:cell-range-address="$Question.$B$274:$Question.$H$277"/>
        <table:named-range table:name="FAQ_33_011" table:base-cell-address="$Other_actions.$G$58" table:cell-range-address="$Question.$B$253:$Question.$H$256"/>
        <table:named-range table:name="FAQ_33_010" table:base-cell-address="$Other_actions.$G$54" table:cell-range-address="$Question.$B$253:$Question.$H$256"/>
        <table:named-range table:name="FAQ_33_009" table:base-cell-address="$Other_actions.$G$50" table:cell-range-address="$Question.$B$250:$Question.$H$252"/>
        <table:named-range table:name="FAQ_33_008" table:base-cell-address="$Other_actions.$G$47" table:cell-range-address="$Question.$B$247:$Question.$H$249"/>
        <table:named-range table:name="FAQ_33_007" table:base-cell-address="$Other_actions.$G$44" table:cell-range-address="$Other_actions.$B$29:.$H$32"/>
        <table:named-range table:name="FAQ_34" table:base-cell-address="$Other_actions.$G$65" table:cell-range-address="$Question.$B$278:$Question.$H$280"/>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63:$Question.$H$266"/>
        <table:named-range table:name="FAQ_33" table:base-cell-address="$Other_actions.$G$62" table:cell-range-address="$Question.$B$247:$Question.$H$277"/>
        <table:named-expression table:name="FAQ_24_010" table:base-cell-address="$Search.$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arch.$G$46" table:expression="$user_settings.$b$#ref!:$h$#ref!"/>
        <table:named-expression table:name="FAQ_24_12" table:base-cell-address="$Search.$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1:$Question.$H$283"/>
        <table:named-expression table:name="FAQ_24_013" table:base-cell-address="$Search.$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1:$Question.$H$286"/>
        <table:named-range table:name="FAQ_37" table:base-cell-address="$Other_actions.$A$107" table:cell-range-address="$Question.$B$281:$Question.$H$286"/>
        <table:named-range table:name="FAQ_38" table:base-cell-address="$Other_actions.$G$119" table:cell-range-address="$Question.$B$289:$Question.$H$293"/>
        <table:named-range table:name="FAQ_39" table:base-cell-address="$Other_actions.$G$126" table:cell-range-address="$Question.$B$294:$Question.$H$300"/>
        <table:named-range table:name="FAQ_40" table:base-cell-address="$Other_actions.$G$131" table:cell-range-address="$Question.$B$301:$Question.$H$305"/>
        <table:named-range table:name="FAQ_38_026" table:base-cell-address="$Other_actions.$G$119" table:cell-range-address="$Question.$B$289:$Question.$H$293"/>
        <table:named-range table:name="FAQ_40_028" table:base-cell-address="$Other_actions.$G$131" table:cell-range-address="$Question.$B$301:$Question.$H$305"/>
        <table:named-expression table:name="FAQ_24_014" table:base-cell-address="$Search.$G$55" table:expression="$user_settings.$b$#ref!:$h$#ref!"/>
        <table:named-expression table:name="FAQ_26_015" table:base-cell-address="$Search.$G$58" table:expression="$user_settings.$b$#ref!:$h$#ref!"/>
        <table:named-expression table:name="FAQ_24_015" table:base-cell-address="$Search.$G$58" table:expression="$user_settings.$b$#ref!:$h$#ref!"/>
        <table:named-expression table:name="FAQ_24_016" table:base-cell-address="$Search.$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A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7">05/27/2010</text:date>, <text:time>13:44:5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creator>minh nguyen</dc:creator>
    <dc:date>2010-05-27T13:44:53</dc:date>
    <meta:editing-cycles>427</meta:editing-cycles>
    <meta:editing-duration>PT215H09M57S</meta:editing-duration>
    <meta:document-statistic meta:table-count="14" meta:cell-count="9664" meta:object-count="1"/>
    <meta:user-defined meta:name="Info 1"/>
    <meta:user-defined meta:name="Info 2"/>
    <meta:user-defined meta:name="Info 3"/>
    <meta:user-defined meta:name="Info 4"/>
  </office:meta>
</office:document-meta>
</file>